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134in"/>
    </style:style>
    <style:style style:name="co12" style:family="table-column">
      <style:table-column-properties fo:break-before="auto" style:column-width="0.769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673in"/>
    </style:style>
    <style:style style:name="co15" style:family="table-column">
      <style:table-column-properties fo:break-before="auto" style:column-width="0.7362in"/>
    </style:style>
    <style:style style:name="co16" style:family="table-column">
      <style:table-column-properties fo:break-before="auto" style:column-width="0.7575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1.189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2.5882in"/>
    </style:style>
    <style:style style:name="co22" style:family="table-column">
      <style:table-column-properties fo:break-before="auto" style:column-width="0.828in"/>
    </style:style>
    <style:style style:name="co23" style:family="table-column">
      <style:table-column-properties fo:break-before="auto" style:column-width="0.7083in"/>
    </style:style>
    <style:style style:name="co24" style:family="table-column">
      <style:table-column-properties fo:break-before="auto" style:column-width="3.75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2.2902in"/>
    </style:style>
    <style:style style:name="co27" style:family="table-column">
      <style:table-column-properties fo:break-before="auto" style:column-width="1.0425in"/>
    </style:style>
    <style:style style:name="co28" style:family="table-column">
      <style:table-column-properties fo:break-before="auto" style:column-width="2.0799in"/>
    </style:style>
    <style:style style:name="co29" style:family="table-column">
      <style:table-column-properties fo:break-before="auto" style:column-width="1.1362in"/>
    </style:style>
    <style:style style:name="co30" style:family="table-column">
      <style:table-column-properties fo:break-before="auto" style:column-width="2.7874in"/>
    </style:style>
    <style:style style:name="co31" style:family="table-column">
      <style:table-column-properties fo:break-before="auto" style:column-width="1.1209in"/>
    </style:style>
    <style:style style:name="co32" style:family="table-column">
      <style:table-column-properties fo:break-before="auto" style:column-width="4.4965in"/>
    </style:style>
    <style:style style:name="co33" style:family="table-column">
      <style:table-column-properties fo:break-before="auto" style:column-width="0.7154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8693in"/>
    </style:style>
    <style:style style:name="co36" style:family="table-column">
      <style:table-column-properties fo:break-before="auto" style:column-width="0.8346in"/>
    </style:style>
    <style:style style:name="co37" style:family="table-column">
      <style:table-column-properties fo:break-before="auto" style:column-width="1.3055in"/>
    </style:style>
    <style:style style:name="co38" style:family="table-column">
      <style:table-column-properties fo:break-before="auto" style:column-width="4.1807in"/>
    </style:style>
    <style:style style:name="co39" style:family="table-column">
      <style:table-column-properties fo:break-before="auto" style:column-width="1.1693in"/>
    </style:style>
    <style:style style:name="co40" style:family="table-column">
      <style:table-column-properties fo:break-before="auto" style:column-width="1.9492in"/>
    </style:style>
    <style:style style:name="co41" style:family="table-column">
      <style:table-column-properties fo:break-before="auto" style:column-width="1.2374in"/>
    </style:style>
    <style:style style:name="co42" style:family="table-column">
      <style:table-column-properties fo:break-before="auto" style:column-width="1.2665in"/>
    </style:style>
    <style:style style:name="co43" style:family="table-column">
      <style:table-column-properties fo:break-before="auto" style:column-width="2.1445in"/>
    </style:style>
    <style:style style:name="co44" style:family="table-column">
      <style:table-column-properties fo:break-before="auto" style:column-width="1.2862in"/>
    </style:style>
    <style:style style:name="co45" style:family="table-column">
      <style:table-column-properties fo:break-before="auto" style:column-width="1.1665in"/>
    </style:style>
    <style:style style:name="co46" style:family="table-column">
      <style:table-column-properties fo:break-before="auto" style:column-width="1.4638in"/>
    </style:style>
    <style:style style:name="co47" style:family="table-column">
      <style:table-column-properties fo:break-before="auto" style:column-width="0.7043in"/>
    </style:style>
    <style:style style:name="co48" style:family="table-column">
      <style:table-column-properties fo:break-before="auto" style:column-width="1.1598in"/>
    </style:style>
    <style:style style:name="co49" style:family="table-column">
      <style:table-column-properties fo:break-before="auto" style:column-width="3.3319in"/>
    </style:style>
    <style:style style:name="co50" style:family="table-column">
      <style:table-column-properties fo:break-before="auto" style:column-width="0.8134in"/>
    </style:style>
    <style:style style:name="co51" style:family="table-column">
      <style:table-column-properties fo:break-before="auto" style:column-width="1.0661in"/>
    </style:style>
    <style:style style:name="co52" style:family="table-column">
      <style:table-column-properties fo:break-before="auto" style:column-width="0.5071in"/>
    </style:style>
    <style:style style:name="co53" style:family="table-column">
      <style:table-column-properties fo:break-before="auto" style:column-width="0.2756in"/>
    </style:style>
    <style:style style:name="co54" style:family="table-column">
      <style:table-column-properties fo:break-before="auto" style:column-width="0.1984in"/>
    </style:style>
    <style:style style:name="co55" style:family="table-column">
      <style:table-column-properties fo:break-before="auto" style:column-width="0.948in"/>
    </style:style>
    <style:style style:name="co56" style:family="table-column">
      <style:table-column-properties fo:break-before="auto" style:column-width="0.6945in"/>
    </style:style>
    <style:style style:name="co57" style:family="table-column">
      <style:table-column-properties fo:break-before="auto" style:column-width="0.6283in"/>
    </style:style>
    <style:style style:name="co58" style:family="table-column">
      <style:table-column-properties fo:break-before="auto" style:column-width="0.7055in"/>
    </style:style>
    <style:style style:name="co59" style:family="table-column">
      <style:table-column-properties fo:break-before="auto" style:column-width="0.7492in"/>
    </style:style>
    <style:style style:name="co60" style:family="table-column">
      <style:table-column-properties fo:break-before="auto" style:column-width="1.0472in"/>
    </style:style>
    <style:style style:name="co61" style:family="table-column">
      <style:table-column-properties fo:break-before="auto" style:column-width="0.661in"/>
    </style:style>
    <style:style style:name="co62" style:family="table-column">
      <style:table-column-properties fo:break-before="auto" style:column-width="1.2764in"/>
    </style:style>
    <style:style style:name="co63" style:family="table-column">
      <style:table-column-properties fo:break-before="auto" style:column-width="1.3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598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1854in" fo:break-before="auto" style:use-optimal-row-height="false"/>
    </style:style>
    <style:style style:name="ro11" style:family="table-row">
      <style:table-row-properties style:row-height="0.2193in" fo:break-before="auto" style:use-optimal-row-height="true"/>
    </style:style>
    <style:style style:name="ro12" style:family="table-row">
      <style:table-row-properties style:row-height="0.5075in" fo:break-before="auto" style:use-optimal-row-height="true"/>
    </style:style>
    <style:style style:name="ro13" style:family="table-row">
      <style:table-row-properties style:row-height="0.2898in" fo:break-before="auto" style:use-optimal-row-height="true"/>
    </style:style>
    <style:style style:name="ro14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1874in" fo:break-before="auto" style:use-optimal-row-height="false"/>
    </style:style>
    <style:style style:name="ro16" style:family="table-row">
      <style:table-row-properties style:row-height="0.196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25in" fo:break-before="auto" style:use-optimal-row-height="false"/>
    </style:style>
    <style:style style:name="ro20" style:family="table-row">
      <style:table-row-properties style:row-height="0.2362in" fo:break-before="auto" style:use-optimal-row-height="true"/>
    </style:style>
    <style:style style:name="ro21" style:family="table-row">
      <style:table-row-properties style:row-height="0.1866in" fo:break-before="auto" style:use-optimal-row-height="true"/>
    </style:style>
    <style:style style:name="ro22" style:family="table-row">
      <style:table-row-properties style:row-height="0.2035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3646in" fo:break-before="auto" style:use-optimal-row-height="false"/>
    </style:style>
    <style:style style:name="ro25" style:family="table-row">
      <style:table-row-properties style:row-height="0.4583in" fo:break-before="auto" style:use-optimal-row-height="false"/>
    </style:style>
    <style:style style:name="ro26" style:family="table-row">
      <style:table-row-properties style:row-height="0.448in" fo:break-before="auto" style:use-optimal-row-height="false"/>
    </style:style>
    <style:style style:name="ro27" style:family="table-row">
      <style:table-row-properties style:row-height="0.2291in" fo:break-before="auto" style:use-optimal-row-height="false"/>
    </style:style>
    <style:style style:name="ro28" style:family="table-row">
      <style:table-row-properties style:row-height="0.5102in" fo:break-before="auto" style:use-optimal-row-height="false"/>
    </style:style>
    <style:style style:name="ro29" style:family="table-row">
      <style:table-row-properties style:row-height="0.5102in" fo:break-before="page" style:use-optimal-row-height="false"/>
    </style:style>
    <style:style style:name="ro30" style:family="table-row">
      <style:table-row-properties style:row-height="0.3335in" fo:break-before="auto" style:use-optimal-row-height="false"/>
    </style:style>
    <style:style style:name="ro31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6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6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6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6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6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6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6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6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6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 style:data-style-name="N28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 style:data-style-name="N3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 style:data-style-name="N212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/>
    <style:style style:name="ce110" style:family="table-cell" style:parent-style-name="Default" style:data-style-name="N11"/>
    <style:style style:name="ce111" style:family="table-cell" style:parent-style-name="Default" style:data-style-name="N3"/>
    <style:style style:name="ce112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5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rotation-align="none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8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3" style:family="table-cell" style:parent-style-name="Default" style:data-style-name="N177">
      <style:table-cell-properties style:rotation-align="none"/>
    </style:style>
    <style:style style:name="ce134" style:family="table-cell" style:parent-style-name="Default">
      <style:table-cell-properties fo:background-color="#ffffff" style:rotation-align="none"/>
    </style:style>
    <style:style style:name="ce1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6" style:family="table-cell" style:parent-style-name="Default" style:data-style-name="N177"/>
    <style:style style:name="ce137" style:family="table-cell" style:parent-style-name="Default" style:data-style-name="N1"/>
    <style:style style:name="ce138" style:family="table-cell" style:parent-style-name="Default" style:data-style-name="N99"/>
    <style:style style:name="ce139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2063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fo:background-color="#c6d9f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Default" style:data-style-name="N3">
      <style:table-cell-properties style:rotation-align="none"/>
    </style:style>
    <style:style style:name="ce159" style:family="table-cell" style:parent-style-name="Default" style:data-style-name="N1"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Default" style:data-style-name="N4">
      <style:table-cell-properties style:rotation-align="none"/>
    </style:style>
    <style:style style:name="ce176" style:family="table-cell" style:parent-style-name="Default">
      <style:table-cell-properties style:diagonal-bl-tr="none" style:diagonal-tl-br="none" fo:border="none" style:rotation-align="none"/>
    </style:style>
    <style:style style:name="ce177" style:family="table-cell" style:parent-style-name="Default" style:data-style-name="N4">
      <style:table-cell-properties style:diagonal-bl-tr="none" style:diagonal-tl-br="none" fo:border="none" style:rotation-align="non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 style:data-style-name="N3">
      <style:table-cell-properties style:diagonal-bl-tr="none" style:diagonal-tl-br="none" fo:border="none" style:rotation-align="none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4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5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4" style:family="table-cell" style:parent-style-name="Default" style:data-style-name="N3">
      <style:text-properties fo:font-weight="bold" style:font-weight-asian="bold" style:font-weight-complex="bold"/>
    </style:style>
    <style:style style:name="ce605" style:family="table-cell" style:parent-style-name="Default" style:data-style-name="N292">
      <style:text-properties fo:font-weight="bold" style:font-weight-asian="bold" style:font-weight-complex="bold"/>
    </style:style>
    <style:style style:name="ce606" style:family="table-cell" style:parent-style-name="Default" style:data-style-name="N292"/>
    <style:style style:name="ce607" style:family="table-cell" style:parent-style-name="Default" style:data-style-name="N3">
      <style:text-properties fo:font-weight="normal" style:font-weight-asian="normal" style:font-weight-complex="normal"/>
    </style:style>
    <style:style style:name="ce206" style:family="table-cell" style:parent-style-name="Default" style:data-style-name="N160"/>
    <style:style style:name="ce2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8" style:family="table-cell" style:parent-style-name="Default" style:data-style-name="N10"/>
    <style:style style:name="ce209" style:family="table-cell" style:parent-style-name="Default" style:data-style-name="N212">
      <style:table-cell-properties style:diagonal-bl-tr="none" style:diagonal-tl-br="none" fo:border="none" style:rotation-align="none"/>
    </style:style>
    <style:style style:name="ce210" style:family="table-cell" style:parent-style-name="Default">
      <style:table-cell-properties fo:background-color="#0033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4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1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Excel_20_Built-in_20_Comma" style:data-style-name="N20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Excel_20_Built-in_20_Comma" style:data-style-name="N20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5" style:family="table-cell" style:parent-style-name="Excel_20_Built-in_20_Comma" style:data-style-name="N20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6" style:family="table-cell" style:parent-style-name="Excel_20_Built-in_20_Comma" style:data-style-name="N20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7" style:family="table-cell" style:parent-style-name="Excel_20_Built-in_20_Comma" style:data-style-name="N20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8" style:family="table-cell" style:parent-style-name="Excel_20_Built-in_20_Comma" style:data-style-name="N20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9" style:family="table-cell" style:parent-style-name="Excel_20_Built-in_20_Comma" style:data-style-name="N20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3" style:family="table-cell" style:parent-style-name="Default" style:data-style-name="N21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4" style:family="table-cell" style:parent-style-name="Default" style:data-style-name="N17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9" style:family="table-cell" style:parent-style-name="Excel_20_Built-in_20_Comma" style:data-style-name="N20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Excel_20_Built-in_20_Comma" style:data-style-name="N20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1" style:family="table-cell" style:parent-style-name="Excel_20_Built-in_20_Comma" style:data-style-name="N20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Excel_20_Built-in_20_Comma" style:data-style-name="N20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3" style:family="table-cell" style:parent-style-name="Excel_20_Built-in_20_Comma" style:data-style-name="N206">
      <style:table-cell-properties fo:background-color="#c6d9f1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Excel_20_Built-in_20_Comma" style:data-style-name="N20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5" style:family="table-cell" style:parent-style-name="Excel_20_Built-in_20_Comma" style:data-style-name="N20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6" style:family="table-cell" style:parent-style-name="Default" style:data-style-name="N206">
      <style:table-cell-properties style:rotation-align="none"/>
    </style:style>
    <style:style style:name="ce247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5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3" style:family="table-cell" style:parent-style-name="Excel_20_Built-in_20_Comma" style:data-style-name="N20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4" style:family="table-cell" style:parent-style-name="Excel_20_Built-in_20_Comma" style:data-style-name="N20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Excel_20_Built-in_20_Comma" style:data-style-name="N20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6" style:family="table-cell" style:parent-style-name="Excel_20_Built-in_20_Comma" style:data-style-name="N20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Excel_20_Built-in_20_Comma" style:data-style-name="N20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8" style:family="table-cell" style:parent-style-name="Excel_20_Built-in_20_Comma" style:data-style-name="N20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9" style:family="table-cell" style:parent-style-name="Excel_20_Built-in_20_Comma" style:data-style-name="N20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_25__20_4" style:data-style-name="N2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 style:data-style-name="N20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1" style:family="table-cell" style:parent-style-name="Default" style:data-style-name="N217">
      <style:table-cell-properties style:rotation-align="none"/>
    </style:style>
    <style:style style:name="ce2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 style:data-style-name="N11">
      <style:table-cell-properties style:rotation-align="none"/>
    </style:style>
    <style:style style:name="ce19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7" style:family="table-cell" style:parent-style-name="Default">
      <style:text-properties fo:color="#1f1c1b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17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9" style:family="table-cell" style:parent-style-name="Default" style:data-style-name="N17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8" style:family="table-cell" style:parent-style-name="Default" style:data-style-name="N17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4" style:family="table-cell" style:parent-style-name="Default" style:data-style-name="N295">
      <style:table-cell-properties fo:padding="0.028in"/>
    </style:style>
    <style:style style:name="ce305" style:family="table-cell" style:parent-style-name="Default">
      <style:table-cell-properties fo:padding="0.028in"/>
    </style:style>
    <style:style style:name="ce30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7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5" style:family="table-cell" style:parent-style-name="Default" style:data-style-name="N177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6" style:family="table-cell" style:parent-style-name="Default" style:data-style-name="N177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7" style:family="table-cell" style:parent-style-name="Default" style:data-style-name="N177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18" style:family="table-cell" style:parent-style-name="Default" style:data-style-name="N161">
      <style:table-cell-properties style:rotation-align="none"/>
    </style:style>
    <style:style style:name="ce319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1" style:family="table-cell" style:parent-style-name="Default" style:data-style-name="N17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2" style:family="table-cell" style:parent-style-name="Default" style:data-style-name="N17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Default" style:data-style-name="N177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24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6" style:family="table-cell" style:parent-style-name="Default" style:data-style-name="N177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7" style:family="table-cell" style:parent-style-name="Default" style:data-style-name="N177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8" style:family="table-cell" style:parent-style-name="Default" style:data-style-name="N177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29" style:family="table-cell" style:parent-style-name="Excel_20_Built-in_20_Percent" style:data-style-name="N17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1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Excel_20_Built-in_20_Percent" style:data-style-name="N177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6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 style:data-style-name="N16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2" style:family="table-cell" style:parent-style-name="Default" style:data-style-name="N1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3" style:family="table-cell" style:parent-style-name="Default" style:data-style-name="N16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4" style:family="table-cell" style:parent-style-name="Default" style:data-style-name="N16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5" style:family="table-cell" style:parent-style-name="Default" style:data-style-name="N16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16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16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16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Excel_20_Built-in_20_Percent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Comma" style:data-style-name="N20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6" style:family="table-cell" style:parent-style-name="Excel_20_Built-in_20_Comma" style:data-style-name="N20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Comma" style:data-style-name="N20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6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9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2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4" style:family="table-cell" style:parent-style-name="Excel_20_Built-in_20_Comma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Excel_20_Built-in_20_Percent" style:data-style-name="N20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Excel_20_Built-in_20_Percent" style:data-style-name="N21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Excel_20_Built-in_20_Percent" style:data-style-name="N20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2" style:family="table-cell" style:parent-style-name="Percent_20_4" style:data-style-name="N17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Percent_20_4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Percent_20_4" style:data-style-name="N17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 style:data-style-name="N16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6" style:family="table-cell" style:parent-style-name="Default" style:data-style-name="N17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418" style:family="table-cell" style:parent-style-name="Default" style:data-style-name="N17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161"/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style:use-window-font-color="true" style:text-outline="false" fo:font-style="italic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name="Arial" style:font-weight-complex="normal" style:font-weight-asian="normal" style:font-size-complex="10pt" style:font-size-asian="10pt" style:font-name-complex="Arial" style:text-position="0% 100%" style:use-window-font-color="true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7" style:family="text">
      <style:text-properties style:use-window-font-color="true" style:font-name="Arial" fo:font-size="10pt" fo:font-weight="bold" style:text-underline-style="none" style:text-underline-color="font-color" style:text-line-through-type="none" fo:font-style="italic" style:text-outline="false" fo:text-shadow="none" style:text-position="33% 58%" style:font-name-complex="Arial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30062020 deflator upda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53" table:default-cell-style-name="ce6"/>
        <table:table-column table:style-name="co7" table:number-columns-repeated="960" table:default-cell-style-name="Default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53"/>
          <table:table-cell table:number-columns-repeated="960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53"/>
          <table:table-cell table:number-columns-repeated="960"/>
        </table:table-row>
        <table:table-row table:style-name="ro3">
          <table:table-cell table:style-name="ce2"/>
          <table:table-cell table:style-name="ce72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1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1">
          <table:table-cell table:style-name="ce3"/>
          <table:table-cell table:style-name="ce11"/>
          <table:table-cell table:style-name="ce422" office:value-type="string" calcext:value-type="string" table:number-columns-spanned="2" table:number-rows-spanned="1">
            <text:p>GDP deflator at market prices </text:p>
          </table:table-cell>
          <table:covered-table-cell table:style-name="ce422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472" office:value-type="string" calcext:value-type="string" table:number-columns-spanned="2" table:number-rows-spanned="1">
            <text:p>GDP deflator at market prices </text:p>
          </table:table-cell>
          <table:covered-table-cell table:style-name="ce472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53"/>
          <table:table-cell table:number-columns-repeated="960"/>
        </table:table-row>
        <table:table-row table:style-name="ro4">
          <table:table-cell table:style-name="ce22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53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5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22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22"/>
          <table:table-cell table:number-columns-repeated="101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2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22"/>
          <table:table-cell table:number-columns-repeated="101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7">
          <table:table-cell table:style-name="ce2"/>
          <table:table-cell table:style-name="ce17"/>
          <table:table-cell table:style-name="ce429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4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8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22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2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2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2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7">
          <table:table-cell table:style-name="ce2"/>
          <table:table-cell table:style-name="ce17"/>
          <table:table-cell table:style-name="ce429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4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9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431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431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432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4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9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432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4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9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432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4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0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72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72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MYE4 - pop" table:style-name="ta1">
        <table:table-column table:style-name="co8" table:default-cell-style-name="ce85"/>
        <table:table-column table:style-name="co9" table:number-columns-repeated="9" table:default-cell-style-name="ce85"/>
        <table:table-column table:style-name="co10" table:default-cell-style-name="ce85"/>
        <table:table-column table:style-name="co8" table:number-columns-repeated="246" table:default-cell-style-name="ce85"/>
        <table:table-column table:style-name="co8" table:number-columns-repeated="767" table:default-cell-style-name="Default"/>
        <table:table-row table:style-name="ro11">
          <table:table-cell table:style-name="ce84" office:value-type="string" calcext:value-type="string">
            <text:p><text:span text:style-name="T3"><text:a xlink:href="#Contents .A1" xlink:type="simple">Contents</text:a></text:span></text:p>
          </table:table-cell>
          <table:table-cell table:number-columns-repeated="7"/>
          <table:table-cell table:style-name="ce100"/>
          <table:table-cell table:style-name="ce96" table:number-columns-repeated="2"/>
          <table:table-cell table:number-columns-repeated="1013"/>
        </table:table-row>
        <table:table-row table:style-name="ro11"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1023"/>
        </table:table-row>
        <table:table-row table:style-name="ro12">
          <table:table-cell table:style-name="ce86" office:value-type="string" calcext:value-type="string" table:number-columns-spanned="5" table:number-rows-spanned="1">
            <text:p>MYE4: Population estimates: Summary for the UK, mid-1971 to mid-2019</text:p>
          </table:table-cell>
          <table:covered-table-cell table:number-columns-repeated="4" table:style-name="ce92"/>
          <table:table-cell table:style-name="ce97"/>
          <table:table-cell table:style-name="ce98" office:value-type="string" calcext:value-type="string">
            <text:p>Please click to </text:p>
            <text:p>e-mail us your opinion: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meets%20needs" xlink:type="simple">This met my needs, please produce it next year</text:a></text:span>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need%20something%20slightly%20different" xlink:type="simple">I need something slightly different (please specify)</text:a></text:span></text:p>
          </table:table-cell>
          <table:table-cell table:style-name="ce102" office:value-type="string" calcext:value-type="string">
            <text:p><text:span text:style-name="T3"><text:a xlink:href="mailto:population.estimates.unit@ons.gov.uk?subject=MYE4%20mid-2019(June)%202020LADs%20-this%20is%20not%20what%20I%20need%20at%20all" xlink:type="simple">This is not what I need at all (please specify)</text:a></text:span></text:p>
          </table:table-cell>
          <table:table-cell table:style-name="ce104" table:number-columns-repeated="2"/>
          <table:table-cell table:style-name="ce105" table:number-columns-repeated="244"/>
          <table:table-cell table:number-columns-repeated="768"/>
        </table:table-row>
        <table:table-row table:style-name="ro11">
          <table:table-cell table:style-name="ce87"/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1">
          <table:table-cell table:style-name="ce88" office:value-type="string" calcext:value-type="string" table:number-columns-spanned="1" table:number-rows-spanned="2">
            <text:p>Country Code/Year</text:p>
          </table:table-cell>
          <table:table-cell table:style-name="ce93" office:value-type="string" calcext:value-type="string">
            <text:p>K02000001</text:p>
          </table:table-cell>
          <table:table-cell table:style-name="ce93" office:value-type="string" calcext:value-type="string">
            <text:p>K03000001</text:p>
          </table:table-cell>
          <table:table-cell table:style-name="ce93" office:value-type="string" calcext:value-type="string">
            <text:p>K04000001</text:p>
          </table:table-cell>
          <table:table-cell table:style-name="ce93" office:value-type="string" calcext:value-type="string">
            <text:p>E92000001</text:p>
          </table:table-cell>
          <table:table-cell table:style-name="ce93" office:value-type="string" calcext:value-type="string">
            <text:p>W92000004</text:p>
          </table:table-cell>
          <table:table-cell table:style-name="ce93" office:value-type="string" calcext:value-type="string">
            <text:p>S92000003</text:p>
          </table:table-cell>
          <table:table-cell table:style-name="ce93" office:value-type="string" calcext:value-type="string">
            <text:p>N92000002</text:p>
          </table:table-cell>
          <table:table-cell table:style-name="ce96"/>
          <table:table-cell table:style-name="ce100"/>
          <table:table-cell table:style-name="ce100" office:value-type="string" calcext:value-type="string">
            <text:p>Scotland as % of</text:p>
          </table:table-cell>
          <table:table-cell table:style-name="ce100"/>
          <table:table-cell table:style-name="ce96" table:number-columns-repeated="244"/>
          <table:table-cell table:number-columns-repeated="768"/>
        </table:table-row>
        <table:table-row table:style-name="ro13">
          <table:covered-table-cell table:style-name="ce89"/>
          <table:table-cell table:style-name="ce94" office:value-type="string" calcext:value-type="string">
            <text:p>UNITED KINGDOM</text:p>
          </table:table-cell>
          <table:table-cell table:style-name="ce94" office:value-type="string" calcext:value-type="string">
            <text:p>GREAT BRITAIN</text:p>
          </table:table-cell>
          <table:table-cell table:style-name="ce94" office:value-type="string" calcext:value-type="string">
            <text:p>ENGLAND AND WALES</text:p>
          </table:table-cell>
          <table:table-cell table:style-name="ce94" office:value-type="string" calcext:value-type="string">
            <text:p>ENGLAND</text:p>
          </table:table-cell>
          <table:table-cell table:style-name="ce94" office:value-type="string" calcext:value-type="string">
            <text:p>WALES</text:p>
          </table:table-cell>
          <table:table-cell table:style-name="ce94" office:value-type="string" calcext:value-type="string">
            <text:p>SCOTLAND</text:p>
          </table:table-cell>
          <table:table-cell table:style-name="ce94" office:value-type="string" calcext:value-type="string">
            <text:p>NORTHERN IRELAND</text:p>
          </table:table-cell>
          <table:table-cell table:style-name="ce100" office:value-type="string" calcext:value-type="string">
            <text:p>rUK</text:p>
          </table:table-cell>
          <table:table-cell table:style-name="ce100" office:value-type="string" calcext:value-type="string">
            <text:p>UK</text:p>
          </table:table-cell>
          <table:table-cell table:style-name="ce100" office:value-type="string" calcext:value-type="string">
            <text:p>GB</text:p>
          </table:table-cell>
          <table:table-cell table:style-name="ce100" office:value-type="string" calcext:value-type="string">
            <text:p>England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8</text:p>
          </table:table-cell>
          <table:table-cell table:style-name="ce95" office:value-type="float" office:value="58474900" calcext:value-type="float">
            <text:p>58,474,900 </text:p>
          </table:table-cell>
          <table:table-cell table:style-name="ce95" office:value-type="float" office:value="56797200" calcext:value-type="float">
            <text:p>56,797,200 </text:p>
          </table:table-cell>
          <table:table-cell table:style-name="ce95" office:value-type="float" office:value="51720100" calcext:value-type="float">
            <text:p>51,720,100 </text:p>
          </table:table-cell>
          <table:table-cell table:style-name="ce95" office:value-type="float" office:value="48820600" calcext:value-type="float">
            <text:p>48,820,600 </text:p>
          </table:table-cell>
          <table:table-cell table:style-name="ce95" office:value-type="float" office:value="2899500" calcext:value-type="float">
            <text:p>2,899,500 </text:p>
          </table:table-cell>
          <table:table-cell table:style-name="ce95" office:value-type="float" office:value="5077100" calcext:value-type="float">
            <text:p>5,077,100 </text:p>
          </table:table-cell>
          <table:table-cell table:style-name="ce95" office:value-type="float" office:value="1677800" calcext:value-type="float">
            <text:p>1,677,800 </text:p>
          </table:table-cell>
          <table:table-cell table:style-name="ce101" table:formula="of:=[.B7]-[.G7]" office:value-type="float" office:value="53397800" calcext:value-type="float">
            <text:p>53,397,800</text:p>
          </table:table-cell>
          <table:table-cell table:style-name="ce103" table:formula="of:=[.G7]/[.B7]" office:value-type="percentage" office:value="0.0868252874310174" calcext:value-type="percentage">
            <text:p>8.68%</text:p>
          </table:table-cell>
          <table:table-cell table:style-name="ce103" table:formula="of:=[.G7]/[.C7]" office:value-type="percentage" office:value="0.089389969928095" calcext:value-type="percentage">
            <text:p>8.94%</text:p>
          </table:table-cell>
          <table:table-cell table:style-name="ce103" table:formula="of:=[.G7]/[.E7]" office:value-type="percentage" office:value="0.103995034882816" calcext:value-type="percentage">
            <text:p>10.40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9</text:p>
          </table:table-cell>
          <table:table-cell table:style-name="ce95" office:value-type="float" office:value="58684400" calcext:value-type="float">
            <text:p>58,684,400 </text:p>
          </table:table-cell>
          <table:table-cell table:style-name="ce95" office:value-type="float" office:value="57005400" calcext:value-type="float">
            <text:p>57,005,400 </text:p>
          </table:table-cell>
          <table:table-cell table:style-name="ce95" office:value-type="float" office:value="51933500" calcext:value-type="float">
            <text:p>51,933,500 </text:p>
          </table:table-cell>
          <table:table-cell table:style-name="ce95" office:value-type="float" office:value="49032900" calcext:value-type="float">
            <text:p>49,032,900 </text:p>
          </table:table-cell>
          <table:table-cell table:style-name="ce95" office:value-type="float" office:value="2900600" calcext:value-type="float">
            <text:p>2,900,600 </text:p>
          </table:table-cell>
          <table:table-cell table:style-name="ce95" office:value-type="float" office:value="5072000" calcext:value-type="float">
            <text:p>5,072,000 </text:p>
          </table:table-cell>
          <table:table-cell table:style-name="ce95" office:value-type="float" office:value="1679000" calcext:value-type="float">
            <text:p>1,679,000 </text:p>
          </table:table-cell>
          <table:table-cell table:style-name="ce101" table:formula="of:=[.B8]-[.G8]" office:value-type="float" office:value="53612400" calcext:value-type="float">
            <text:p>53,612,400</text:p>
          </table:table-cell>
          <table:table-cell table:style-name="ce103" table:formula="of:=[.G8]/[.B8]" office:value-type="percentage" office:value="0.086428420500167" calcext:value-type="percentage">
            <text:p>8.64%</text:p>
          </table:table-cell>
          <table:table-cell table:style-name="ce103" table:formula="of:=[.G8]/[.C8]" office:value-type="percentage" office:value="0.0889740270220014" calcext:value-type="percentage">
            <text:p>8.90%</text:p>
          </table:table-cell>
          <table:table-cell table:style-name="ce103" table:formula="of:=[.G8]/[.E8]" office:value-type="percentage" office:value="0.103440751005957" calcext:value-type="percentage">
            <text:p>10.34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0</text:p>
          </table:table-cell>
          <table:table-cell table:style-name="ce95" office:value-type="float" office:value="58886100" calcext:value-type="float">
            <text:p>58,886,100 </text:p>
          </table:table-cell>
          <table:table-cell table:style-name="ce95" office:value-type="float" office:value="57203100" calcext:value-type="float">
            <text:p>57,203,100 </text:p>
          </table:table-cell>
          <table:table-cell table:style-name="ce95" office:value-type="float" office:value="52140200" calcext:value-type="float">
            <text:p>52,140,200 </text:p>
          </table:table-cell>
          <table:table-cell table:style-name="ce95" office:value-type="float" office:value="49233300" calcext:value-type="float">
            <text:p>49,233,300 </text:p>
          </table:table-cell>
          <table:table-cell table:style-name="ce95" office:value-type="float" office:value="2906900" calcext:value-type="float">
            <text:p>2,906,900 </text:p>
          </table:table-cell>
          <table:table-cell table:style-name="ce95" office:value-type="float" office:value="5062900" calcext:value-type="float">
            <text:p>5,062,900 </text:p>
          </table:table-cell>
          <table:table-cell table:style-name="ce95" office:value-type="float" office:value="1682900" calcext:value-type="float">
            <text:p>1,682,900 </text:p>
          </table:table-cell>
          <table:table-cell table:style-name="ce101" table:formula="of:=[.B9]-[.G9]" office:value-type="float" office:value="53823200" calcext:value-type="float">
            <text:p>53,823,200</text:p>
          </table:table-cell>
          <table:table-cell table:style-name="ce103" table:formula="of:=[.G9]/[.B9]" office:value-type="percentage" office:value="0.0859778453658843" calcext:value-type="percentage">
            <text:p>8.60%</text:p>
          </table:table-cell>
          <table:table-cell table:style-name="ce103" table:formula="of:=[.G9]/[.C9]" office:value-type="percentage" office:value="0.0885074410302938" calcext:value-type="percentage">
            <text:p>8.85%</text:p>
          </table:table-cell>
          <table:table-cell table:style-name="ce103" table:formula="of:=[.G9]/[.E9]" office:value-type="percentage" office:value="0.102834869894969" calcext:value-type="percentage">
            <text:p>10.28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1</text:p>
          </table:table-cell>
          <table:table-cell table:style-name="ce95" office:value-type="float" office:value="59113000" calcext:value-type="float">
            <text:p>59,113,000 </text:p>
          </table:table-cell>
          <table:table-cell table:style-name="ce95" office:value-type="float" office:value="57424200" calcext:value-type="float">
            <text:p>57,424,200 </text:p>
          </table:table-cell>
          <table:table-cell table:style-name="ce95" office:value-type="float" office:value="52360000" calcext:value-type="float">
            <text:p>52,360,000 </text:p>
          </table:table-cell>
          <table:table-cell table:style-name="ce95" office:value-type="float" office:value="49449700" calcext:value-type="float">
            <text:p>49,449,700 </text:p>
          </table:table-cell>
          <table:table-cell table:style-name="ce95" office:value-type="float" office:value="2910200" calcext:value-type="float">
            <text:p>2,910,200 </text:p>
          </table:table-cell>
          <table:table-cell table:style-name="ce95" office:value-type="float" office:value="5064200" calcext:value-type="float">
            <text:p>5,064,200 </text:p>
          </table:table-cell>
          <table:table-cell table:style-name="ce95" office:value-type="float" office:value="1688800" calcext:value-type="float">
            <text:p>1,688,800 </text:p>
          </table:table-cell>
          <table:table-cell table:style-name="ce101" table:formula="of:=[.B10]-[.G10]" office:value-type="float" office:value="54048800" calcext:value-type="float">
            <text:p>54,048,800</text:p>
          </table:table-cell>
          <table:table-cell table:style-name="ce103" table:formula="of:=[.G10]/[.B10]" office:value-type="percentage" office:value="0.085669818821579" calcext:value-type="percentage">
            <text:p>8.57%</text:p>
          </table:table-cell>
          <table:table-cell table:style-name="ce103" table:formula="of:=[.G10]/[.C10]" office:value-type="percentage" office:value="0.0881892999815409" calcext:value-type="percentage">
            <text:p>8.82%</text:p>
          </table:table-cell>
          <table:table-cell table:style-name="ce103" table:formula="of:=[.G10]/[.E10]" office:value-type="percentage" office:value="0.102411136973531" calcext:value-type="percentage">
            <text:p>10.24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2</text:p>
          </table:table-cell>
          <table:table-cell table:style-name="ce95" office:value-type="float" office:value="59365700" calcext:value-type="float">
            <text:p>59,365,700 </text:p>
          </table:table-cell>
          <table:table-cell table:style-name="ce95" office:value-type="float" office:value="57668100" calcext:value-type="float">
            <text:p>57,668,100 </text:p>
          </table:table-cell>
          <table:table-cell table:style-name="ce95" office:value-type="float" office:value="52602100" calcext:value-type="float">
            <text:p>52,602,100 </text:p>
          </table:table-cell>
          <table:table-cell table:style-name="ce95" office:value-type="float" office:value="49679300" calcext:value-type="float">
            <text:p>49,679,300 </text:p>
          </table:table-cell>
          <table:table-cell table:style-name="ce95" office:value-type="float" office:value="2922900" calcext:value-type="float">
            <text:p>2,922,900 </text:p>
          </table:table-cell>
          <table:table-cell table:style-name="ce95" office:value-type="float" office:value="5066000" calcext:value-type="float">
            <text:p>5,066,000 </text:p>
          </table:table-cell>
          <table:table-cell table:style-name="ce95" office:value-type="float" office:value="1697500" calcext:value-type="float">
            <text:p>1,697,500 </text:p>
          </table:table-cell>
          <table:table-cell table:style-name="ce101" table:formula="of:=[.B11]-[.G11]" office:value-type="float" office:value="54299700" calcext:value-type="float">
            <text:p>54,299,700</text:p>
          </table:table-cell>
          <table:table-cell table:style-name="ce103" table:formula="of:=[.G11]/[.B11]" office:value-type="percentage" office:value="0.085335471492798" calcext:value-type="percentage">
            <text:p>8.53%</text:p>
          </table:table-cell>
          <table:table-cell table:style-name="ce103" table:formula="of:=[.G11]/[.C11]" office:value-type="percentage" office:value="0.0878475274892011" calcext:value-type="percentage">
            <text:p>8.78%</text:p>
          </table:table-cell>
          <table:table-cell table:style-name="ce103" table:formula="of:=[.G11]/[.E11]" office:value-type="percentage" office:value="0.101974061631303" calcext:value-type="percentage">
            <text:p>10.20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3</text:p>
          </table:table-cell>
          <table:table-cell table:style-name="ce95" office:value-type="float" office:value="59636700" calcext:value-type="float">
            <text:p>59,636,700 </text:p>
          </table:table-cell>
          <table:table-cell table:style-name="ce95" office:value-type="float" office:value="57931700" calcext:value-type="float">
            <text:p>57,931,700 </text:p>
          </table:table-cell>
          <table:table-cell table:style-name="ce95" office:value-type="float" office:value="52863200" calcext:value-type="float">
            <text:p>52,863,200 </text:p>
          </table:table-cell>
          <table:table-cell table:style-name="ce95" office:value-type="float" office:value="49925500" calcext:value-type="float">
            <text:p>49,925,500 </text:p>
          </table:table-cell>
          <table:table-cell table:style-name="ce95" office:value-type="float" office:value="2937700" calcext:value-type="float">
            <text:p>2,937,700 </text:p>
          </table:table-cell>
          <table:table-cell table:style-name="ce95" office:value-type="float" office:value="5068500" calcext:value-type="float">
            <text:p>5,068,500 </text:p>
          </table:table-cell>
          <table:table-cell table:style-name="ce95" office:value-type="float" office:value="1704900" calcext:value-type="float">
            <text:p>1,704,900 </text:p>
          </table:table-cell>
          <table:table-cell table:style-name="ce101" table:formula="of:=[.B12]-[.G12]" office:value-type="float" office:value="54568200" calcext:value-type="float">
            <text:p>54,568,200</text:p>
          </table:table-cell>
          <table:table-cell table:style-name="ce103" table:formula="of:=[.G12]/[.B12]" office:value-type="percentage" office:value="0.0849896121012732" calcext:value-type="percentage">
            <text:p>8.50%</text:p>
          </table:table-cell>
          <table:table-cell table:style-name="ce103" table:formula="of:=[.G12]/[.C12]" office:value-type="percentage" office:value="0.0874909591812427" calcext:value-type="percentage">
            <text:p>8.75%</text:p>
          </table:table-cell>
          <table:table-cell table:style-name="ce103" table:formula="of:=[.G12]/[.E12]" office:value-type="percentage" office:value="0.101521266687364" calcext:value-type="percentage">
            <text:p>10.15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4</text:p>
          </table:table-cell>
          <table:table-cell table:style-name="ce95" office:value-type="float" office:value="59950400" calcext:value-type="float">
            <text:p>59,950,400 </text:p>
          </table:table-cell>
          <table:table-cell table:style-name="ce95" office:value-type="float" office:value="58236300" calcext:value-type="float">
            <text:p>58,236,300 </text:p>
          </table:table-cell>
          <table:table-cell table:style-name="ce95" office:value-type="float" office:value="53152000" calcext:value-type="float">
            <text:p>53,152,000 </text:p>
          </table:table-cell>
          <table:table-cell table:style-name="ce95" office:value-type="float" office:value="50194600" calcext:value-type="float">
            <text:p>50,194,600 </text:p>
          </table:table-cell>
          <table:table-cell table:style-name="ce95" office:value-type="float" office:value="2957400" calcext:value-type="float">
            <text:p>2,957,400 </text:p>
          </table:table-cell>
          <table:table-cell table:style-name="ce95" office:value-type="float" office:value="5084300" calcext:value-type="float">
            <text:p>5,084,300 </text:p>
          </table:table-cell>
          <table:table-cell table:style-name="ce95" office:value-type="float" office:value="1714000" calcext:value-type="float">
            <text:p>1,714,000 </text:p>
          </table:table-cell>
          <table:table-cell table:style-name="ce101" table:formula="of:=[.B13]-[.G13]" office:value-type="float" office:value="54866100" calcext:value-type="float">
            <text:p>54,866,100</text:p>
          </table:table-cell>
          <table:table-cell table:style-name="ce103" table:formula="of:=[.G13]/[.B13]" office:value-type="percentage" office:value="0.0848084416450933" calcext:value-type="percentage">
            <text:p>8.48%</text:p>
          </table:table-cell>
          <table:table-cell table:style-name="ce103" table:formula="of:=[.G13]/[.C13]" office:value-type="percentage" office:value="0.0873046536266899" calcext:value-type="percentage">
            <text:p>8.73%</text:p>
          </table:table-cell>
          <table:table-cell table:style-name="ce103" table:formula="of:=[.G13]/[.E13]" office:value-type="percentage" office:value="0.101291772421735" calcext:value-type="percentage">
            <text:p>10.1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5</text:p>
          </table:table-cell>
          <table:table-cell table:style-name="ce95" office:value-type="float" office:value="60413300" calcext:value-type="float">
            <text:p>60,413,300 </text:p>
          </table:table-cell>
          <table:table-cell table:style-name="ce95" office:value-type="float" office:value="58685500" calcext:value-type="float">
            <text:p>58,685,500 </text:p>
          </table:table-cell>
          <table:table-cell table:style-name="ce95" office:value-type="float" office:value="53575300" calcext:value-type="float">
            <text:p>53,575,300 </text:p>
          </table:table-cell>
          <table:table-cell table:style-name="ce95" office:value-type="float" office:value="50606000" calcext:value-type="float">
            <text:p>50,606,000 </text:p>
          </table:table-cell>
          <table:table-cell table:style-name="ce95" office:value-type="float" office:value="2969300" calcext:value-type="float">
            <text:p>2,969,300 </text:p>
          </table:table-cell>
          <table:table-cell table:style-name="ce95" office:value-type="float" office:value="5110200" calcext:value-type="float">
            <text:p>5,110,200 </text:p>
          </table:table-cell>
          <table:table-cell table:style-name="ce95" office:value-type="float" office:value="1727700" calcext:value-type="float">
            <text:p>1,727,700 </text:p>
          </table:table-cell>
          <table:table-cell table:style-name="ce101" table:formula="of:=[.B14]-[.G14]" office:value-type="float" office:value="55303100" calcext:value-type="float">
            <text:p>55,303,100</text:p>
          </table:table-cell>
          <table:table-cell table:style-name="ce103" table:formula="of:=[.G14]/[.B14]" office:value-type="percentage" office:value="0.0845873342459359" calcext:value-type="percentage">
            <text:p>8.46%</text:p>
          </table:table-cell>
          <table:table-cell table:style-name="ce103" table:formula="of:=[.G14]/[.C14]" office:value-type="percentage" office:value="0.0870777278884903" calcext:value-type="percentage">
            <text:p>8.71%</text:p>
          </table:table-cell>
          <table:table-cell table:style-name="ce103" table:formula="of:=[.G14]/[.E14]" office:value-type="percentage" office:value="0.100980120934277" calcext:value-type="percentage">
            <text:p>10.1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6</text:p>
          </table:table-cell>
          <table:table-cell table:style-name="ce95" office:value-type="float" office:value="60827100" calcext:value-type="float">
            <text:p>60,827,100 </text:p>
          </table:table-cell>
          <table:table-cell table:style-name="ce95" office:value-type="float" office:value="59084000" calcext:value-type="float">
            <text:p>59,084,000 </text:p>
          </table:table-cell>
          <table:table-cell table:style-name="ce95" office:value-type="float" office:value="53950900" calcext:value-type="float">
            <text:p>53,950,900 </text:p>
          </table:table-cell>
          <table:table-cell table:style-name="ce95" office:value-type="float" office:value="50965200" calcext:value-type="float">
            <text:p>50,965,200 </text:p>
          </table:table-cell>
          <table:table-cell table:style-name="ce95" office:value-type="float" office:value="2985700" calcext:value-type="float">
            <text:p>2,985,700 </text:p>
          </table:table-cell>
          <table:table-cell table:style-name="ce95" office:value-type="float" office:value="5133100" calcext:value-type="float">
            <text:p>5,133,100 </text:p>
          </table:table-cell>
          <table:table-cell table:style-name="ce95" office:value-type="float" office:value="1743100" calcext:value-type="float">
            <text:p>1,743,100 </text:p>
          </table:table-cell>
          <table:table-cell table:style-name="ce101" table:formula="of:=[.B15]-[.G15]" office:value-type="float" office:value="55694000" calcext:value-type="float">
            <text:p>55,694,000</text:p>
          </table:table-cell>
          <table:table-cell table:style-name="ce103" table:formula="of:=[.G15]/[.B15]" office:value-type="percentage" office:value="0.0843883729456114" calcext:value-type="percentage">
            <text:p>8.44%</text:p>
          </table:table-cell>
          <table:table-cell table:style-name="ce103" table:formula="of:=[.G15]/[.C15]" office:value-type="percentage" office:value="0.0868780041974139" calcext:value-type="percentage">
            <text:p>8.69%</text:p>
          </table:table-cell>
          <table:table-cell table:style-name="ce103" table:formula="of:=[.G15]/[.E15]" office:value-type="percentage" office:value="0.100717744657139" calcext:value-type="percentage">
            <text:p>10.07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7</text:p>
          </table:table-cell>
          <table:table-cell table:style-name="ce95" office:value-type="float" office:value="61319100" calcext:value-type="float">
            <text:p>61,319,100 </text:p>
          </table:table-cell>
          <table:table-cell table:style-name="ce95" office:value-type="float" office:value="59557400" calcext:value-type="float">
            <text:p>59,557,400 </text:p>
          </table:table-cell>
          <table:table-cell table:style-name="ce95" office:value-type="float" office:value="54387400" calcext:value-type="float">
            <text:p>54,387,400 </text:p>
          </table:table-cell>
          <table:table-cell table:style-name="ce95" office:value-type="float" office:value="51381100" calcext:value-type="float">
            <text:p>51,381,100 </text:p>
          </table:table-cell>
          <table:table-cell table:style-name="ce95" office:value-type="float" office:value="3006300" calcext:value-type="float">
            <text:p>3,006,300 </text:p>
          </table:table-cell>
          <table:table-cell table:style-name="ce95" office:value-type="float" office:value="5170000" calcext:value-type="float">
            <text:p>5,170,000 </text:p>
          </table:table-cell>
          <table:table-cell table:style-name="ce95" office:value-type="float" office:value="1761700" calcext:value-type="float">
            <text:p>1,761,700 </text:p>
          </table:table-cell>
          <table:table-cell table:style-name="ce101" table:formula="of:=[.B16]-[.G16]" office:value-type="float" office:value="56149100" calcext:value-type="float">
            <text:p>56,149,100</text:p>
          </table:table-cell>
          <table:table-cell table:style-name="ce103" table:formula="of:=[.G16]/[.B16]" office:value-type="percentage" office:value="0.0843130443858439" calcext:value-type="percentage">
            <text:p>8.43%</text:p>
          </table:table-cell>
          <table:table-cell table:style-name="ce103" table:formula="of:=[.G16]/[.C16]" office:value-type="percentage" office:value="0.0868070130663864" calcext:value-type="percentage">
            <text:p>8.68%</text:p>
          </table:table-cell>
          <table:table-cell table:style-name="ce103" table:formula="of:=[.G16]/[.E16]" office:value-type="percentage" office:value="0.100620656233518" calcext:value-type="percentage">
            <text:p>10.06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8</text:p>
          </table:table-cell>
          <table:table-cell table:style-name="ce95" office:value-type="float" office:value="61823800" calcext:value-type="float">
            <text:p>61,823,800 </text:p>
          </table:table-cell>
          <table:table-cell table:style-name="ce95" office:value-type="float" office:value="60044600" calcext:value-type="float">
            <text:p>60,044,600 </text:p>
          </table:table-cell>
          <table:table-cell table:style-name="ce95" office:value-type="float" office:value="54841700" calcext:value-type="float">
            <text:p>54,841,700 </text:p>
          </table:table-cell>
          <table:table-cell table:style-name="ce95" office:value-type="float" office:value="51815900" calcext:value-type="float">
            <text:p>51,815,900 </text:p>
          </table:table-cell>
          <table:table-cell table:style-name="ce95" office:value-type="float" office:value="3025900" calcext:value-type="float">
            <text:p>3,025,900 </text:p>
          </table:table-cell>
          <table:table-cell table:style-name="ce95" office:value-type="float" office:value="5202900" calcext:value-type="float">
            <text:p>5,202,900 </text:p>
          </table:table-cell>
          <table:table-cell table:style-name="ce95" office:value-type="float" office:value="1779200" calcext:value-type="float">
            <text:p>1,779,200 </text:p>
          </table:table-cell>
          <table:table-cell table:style-name="ce101" table:formula="of:=[.B17]-[.G17]" office:value-type="float" office:value="56620900" calcext:value-type="float">
            <text:p>56,620,900</text:p>
          </table:table-cell>
          <table:table-cell table:style-name="ce103" table:formula="of:=[.G17]/[.B17]" office:value-type="percentage" office:value="0.0841569104454919" calcext:value-type="percentage">
            <text:p>8.42%</text:p>
          </table:table-cell>
          <table:table-cell table:style-name="ce103" table:formula="of:=[.G17]/[.C17]" office:value-type="percentage" office:value="0.086650589728302" calcext:value-type="percentage">
            <text:p>8.67%</text:p>
          </table:table-cell>
          <table:table-cell table:style-name="ce103" table:formula="of:=[.G17]/[.E17]" office:value-type="percentage" office:value="0.100411263724069" calcext:value-type="percentage">
            <text:p>10.04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09</text:p>
          </table:table-cell>
          <table:table-cell table:style-name="ce95" office:value-type="float" office:value="62260500" calcext:value-type="float">
            <text:p>62,260,500 </text:p>
          </table:table-cell>
          <table:table-cell table:style-name="ce95" office:value-type="float" office:value="60467200" calcext:value-type="float">
            <text:p>60,467,200 </text:p>
          </table:table-cell>
          <table:table-cell table:style-name="ce95" office:value-type="float" office:value="55235300" calcext:value-type="float">
            <text:p>55,235,300 </text:p>
          </table:table-cell>
          <table:table-cell table:style-name="ce95" office:value-type="float" office:value="52196400" calcext:value-type="float">
            <text:p>52,196,400 </text:p>
          </table:table-cell>
          <table:table-cell table:style-name="ce95" office:value-type="float" office:value="3038900" calcext:value-type="float">
            <text:p>3,038,900 </text:p>
          </table:table-cell>
          <table:table-cell table:style-name="ce95" office:value-type="float" office:value="5231900" calcext:value-type="float">
            <text:p>5,231,900 </text:p>
          </table:table-cell>
          <table:table-cell table:style-name="ce95" office:value-type="float" office:value="1793300" calcext:value-type="float">
            <text:p>1,793,300 </text:p>
          </table:table-cell>
          <table:table-cell table:style-name="ce101" table:formula="of:=[.B18]-[.G18]" office:value-type="float" office:value="57028600" calcext:value-type="float">
            <text:p>57,028,600</text:p>
          </table:table-cell>
          <table:table-cell table:style-name="ce103" table:formula="of:=[.G18]/[.B18]" office:value-type="percentage" office:value="0.084032412203564" calcext:value-type="percentage">
            <text:p>8.40%</text:p>
          </table:table-cell>
          <table:table-cell table:style-name="ce103" table:formula="of:=[.G18]/[.C18]" office:value-type="percentage" office:value="0.0865245951524132" calcext:value-type="percentage">
            <text:p>8.65%</text:p>
          </table:table-cell>
          <table:table-cell table:style-name="ce103" table:formula="of:=[.G18]/[.E18]" office:value-type="percentage" office:value="0.100234882099149" calcext:value-type="percentage">
            <text:p>10.02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10</text:p>
          </table:table-cell>
          <table:table-cell table:style-name="ce95" office:value-type="float" office:value="62759500" calcext:value-type="float">
            <text:p>62,759,500 </text:p>
          </table:table-cell>
          <table:table-cell table:style-name="ce95" office:value-type="float" office:value="60954600" calcext:value-type="float">
            <text:p>60,954,600 </text:p>
          </table:table-cell>
          <table:table-cell table:style-name="ce95" office:value-type="float" office:value="55692400" calcext:value-type="float">
            <text:p>55,692,400 </text:p>
          </table:table-cell>
          <table:table-cell table:style-name="ce95" office:value-type="float" office:value="52642500" calcext:value-type="float">
            <text:p>52,642,500 </text:p>
          </table:table-cell>
          <table:table-cell table:style-name="ce95" office:value-type="float" office:value="3050000" calcext:value-type="float">
            <text:p>3,050,000 </text:p>
          </table:table-cell>
          <table:table-cell table:style-name="ce95" office:value-type="float" office:value="5262200" calcext:value-type="float">
            <text:p>5,262,200 </text:p>
          </table:table-cell>
          <table:table-cell table:style-name="ce95" office:value-type="float" office:value="1804800" calcext:value-type="float">
            <text:p>1,804,800 </text:p>
          </table:table-cell>
          <table:table-cell table:style-name="ce101" table:formula="of:=[.B19]-[.G19]" office:value-type="float" office:value="57497300" calcext:value-type="float">
            <text:p>57,497,300</text:p>
          </table:table-cell>
          <table:table-cell table:style-name="ce103" table:formula="of:=[.G19]/[.B19]" office:value-type="percentage" office:value="0.0838470669779077" calcext:value-type="percentage">
            <text:p>8.38%</text:p>
          </table:table-cell>
          <table:table-cell table:style-name="ce103" table:formula="of:=[.G19]/[.C19]" office:value-type="percentage" office:value="0.0863298258047793" calcext:value-type="percentage">
            <text:p>8.63%</text:p>
          </table:table-cell>
          <table:table-cell table:style-name="ce103" table:formula="of:=[.G19]/[.E19]" office:value-type="percentage" office:value="0.0999610580804483" calcext:value-type="percentage">
            <text:p>10.0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11</text:p>
          </table:table-cell>
          <table:table-cell table:style-name="ce95" office:value-type="float" office:value="63285100" calcext:value-type="float">
            <text:p>63,285,100 </text:p>
          </table:table-cell>
          <table:table-cell table:style-name="ce95" office:value-type="float" office:value="61470800" calcext:value-type="float">
            <text:p>61,470,800 </text:p>
          </table:table-cell>
          <table:table-cell table:style-name="ce95" office:value-type="float" office:value="56170900" calcext:value-type="float">
            <text:p>56,170,900 </text:p>
          </table:table-cell>
          <table:table-cell table:style-name="ce95" office:value-type="float" office:value="53107200" calcext:value-type="float">
            <text:p>53,107,200 </text:p>
          </table:table-cell>
          <table:table-cell table:style-name="ce95" office:value-type="float" office:value="3063800" calcext:value-type="float">
            <text:p>3,063,800 </text:p>
          </table:table-cell>
          <table:table-cell table:style-name="ce95" office:value-type="float" office:value="5299900" calcext:value-type="float">
            <text:p>5,299,900 </text:p>
          </table:table-cell>
          <table:table-cell table:style-name="ce95" office:value-type="float" office:value="1814300" calcext:value-type="float">
            <text:p>1,814,300 </text:p>
          </table:table-cell>
          <table:table-cell table:style-name="ce101" table:formula="of:=[.B20]-[.G20]" office:value-type="float" office:value="57985200" calcext:value-type="float">
            <text:p>57,985,200</text:p>
          </table:table-cell>
          <table:table-cell table:style-name="ce103" table:formula="of:=[.G20]/[.B20]" office:value-type="percentage" office:value="0.0837464110825455" calcext:value-type="percentage">
            <text:p>8.37%</text:p>
          </table:table-cell>
          <table:table-cell table:style-name="ce103" table:formula="of:=[.G20]/[.C20]" office:value-type="percentage" office:value="0.086218171879982" calcext:value-type="percentage">
            <text:p>8.62%</text:p>
          </table:table-cell>
          <table:table-cell table:style-name="ce103" table:formula="of:=[.G20]/[.E20]" office:value-type="percentage" office:value="0.0997962611472644" calcext:value-type="percentage">
            <text:p>9.98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12</text:p>
          </table:table-cell>
          <table:table-cell table:style-name="ce95" office:value-type="float" office:value="63705000" calcext:value-type="float">
            <text:p>63,705,000 </text:p>
          </table:table-cell>
          <table:table-cell table:style-name="ce95" office:value-type="float" office:value="61881400" calcext:value-type="float">
            <text:p>61,881,400 </text:p>
          </table:table-cell>
          <table:table-cell table:style-name="ce95" office:value-type="float" office:value="56567800" calcext:value-type="float">
            <text:p>56,567,800 </text:p>
          </table:table-cell>
          <table:table-cell table:style-name="ce95" office:value-type="float" office:value="53493700" calcext:value-type="float">
            <text:p>53,493,700 </text:p>
          </table:table-cell>
          <table:table-cell table:style-name="ce95" office:value-type="float" office:value="3074100" calcext:value-type="float">
            <text:p>3,074,100 </text:p>
          </table:table-cell>
          <table:table-cell table:style-name="ce95" office:value-type="float" office:value="5313600" calcext:value-type="float">
            <text:p>5,313,600 </text:p>
          </table:table-cell>
          <table:table-cell table:style-name="ce95" office:value-type="float" office:value="1823600" calcext:value-type="float">
            <text:p>1,823,600 </text:p>
          </table:table-cell>
          <table:table-cell table:style-name="ce101" table:formula="of:=[.B21]-[.G21]" office:value-type="float" office:value="58391400" calcext:value-type="float">
            <text:p>58,391,400</text:p>
          </table:table-cell>
          <table:table-cell table:style-name="ce103" table:formula="of:=[.G21]/[.B21]" office:value-type="percentage" office:value="0.0834094655050624" calcext:value-type="percentage">
            <text:p>8.34%</text:p>
          </table:table-cell>
          <table:table-cell table:style-name="ce103" table:formula="of:=[.G21]/[.C21]" office:value-type="percentage" office:value="0.0858674819897417" calcext:value-type="percentage">
            <text:p>8.59%</text:p>
          </table:table-cell>
          <table:table-cell table:style-name="ce103" table:formula="of:=[.G21]/[.E21]" office:value-type="percentage" office:value="0.0993313231277702" calcext:value-type="percentage">
            <text:p>9.9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13</text:p>
          </table:table-cell>
          <table:table-cell table:style-name="ce95" office:value-type="float" office:value="64105700" calcext:value-type="float">
            <text:p>64,105,700 </text:p>
          </table:table-cell>
          <table:table-cell table:style-name="ce95" office:value-type="float" office:value="62275900" calcext:value-type="float">
            <text:p>62,275,900 </text:p>
          </table:table-cell>
          <table:table-cell table:style-name="ce95" office:value-type="float" office:value="56948200" calcext:value-type="float">
            <text:p>56,948,200 </text:p>
          </table:table-cell>
          <table:table-cell table:style-name="ce95" office:value-type="float" office:value="53865800" calcext:value-type="float">
            <text:p>53,865,800 </text:p>
          </table:table-cell>
          <table:table-cell table:style-name="ce95" office:value-type="float" office:value="3082400" calcext:value-type="float">
            <text:p>3,082,400 </text:p>
          </table:table-cell>
          <table:table-cell table:style-name="ce95" office:value-type="float" office:value="5327700" calcext:value-type="float">
            <text:p>5,327,700 </text:p>
          </table:table-cell>
          <table:table-cell table:style-name="ce95" office:value-type="float" office:value="1829700" calcext:value-type="float">
            <text:p>1,829,700 </text:p>
          </table:table-cell>
          <table:table-cell table:style-name="ce101" table:formula="of:=[.B22]-[.G22]" office:value-type="float" office:value="58778000" calcext:value-type="float">
            <text:p>58,778,000</text:p>
          </table:table-cell>
          <table:table-cell table:style-name="ce103" table:formula="of:=[.G22]/[.B22]" office:value-type="percentage" office:value="0.083108054353981" calcext:value-type="percentage">
            <text:p>8.31%</text:p>
          </table:table-cell>
          <table:table-cell table:style-name="ce103" table:formula="of:=[.G22]/[.C22]" office:value-type="percentage" office:value="0.0855499478931657" calcext:value-type="percentage">
            <text:p>8.55%</text:p>
          </table:table-cell>
          <table:table-cell table:style-name="ce103" table:formula="of:=[.G22]/[.E22]" office:value-type="percentage" office:value="0.0989069131062752" calcext:value-type="percentage">
            <text:p>9.89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14</text:p>
          </table:table-cell>
          <table:table-cell table:style-name="ce95" office:value-type="float" office:value="64596800" calcext:value-type="float">
            <text:p>64,596,800 </text:p>
          </table:table-cell>
          <table:table-cell table:style-name="ce95" office:value-type="float" office:value="62756300" calcext:value-type="float">
            <text:p>62,756,300 </text:p>
          </table:table-cell>
          <table:table-cell table:style-name="ce95" office:value-type="float" office:value="57408700" calcext:value-type="float">
            <text:p>57,408,700 </text:p>
          </table:table-cell>
          <table:table-cell table:style-name="ce95" office:value-type="float" office:value="54316600" calcext:value-type="float">
            <text:p>54,316,600 </text:p>
          </table:table-cell>
          <table:table-cell table:style-name="ce95" office:value-type="float" office:value="3092000" calcext:value-type="float">
            <text:p>3,092,000 </text:p>
          </table:table-cell>
          <table:table-cell table:style-name="ce95" office:value-type="float" office:value="5347600" calcext:value-type="float">
            <text:p>5,347,600 </text:p>
          </table:table-cell>
          <table:table-cell table:style-name="ce95" office:value-type="float" office:value="1840500" calcext:value-type="float">
            <text:p>1,840,500 </text:p>
          </table:table-cell>
          <table:table-cell table:style-name="ce101" table:formula="of:=[.B23]-[.G23]" office:value-type="float" office:value="59249200" calcext:value-type="float">
            <text:p>59,249,200</text:p>
          </table:table-cell>
          <table:table-cell table:style-name="ce103" table:formula="of:=[.G23]/[.B23]" office:value-type="percentage" office:value="0.0827842865281252" calcext:value-type="percentage">
            <text:p>8.28%</text:p>
          </table:table-cell>
          <table:table-cell table:style-name="ce103" table:formula="of:=[.G23]/[.C23]" office:value-type="percentage" office:value="0.085212161966209" calcext:value-type="percentage">
            <text:p>8.52%</text:p>
          </table:table-cell>
          <table:table-cell table:style-name="ce103" table:formula="of:=[.G23]/[.E23]" office:value-type="percentage" office:value="0.0984524068148595" calcext:value-type="percentage">
            <text:p>9.85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2015</text:p>
          </table:table-cell>
          <table:table-cell table:style-name="ce95" office:value-type="float" office:value="65110000" calcext:value-type="float">
            <text:p>65,110,000 </text:p>
          </table:table-cell>
          <table:table-cell table:style-name="ce95" office:value-type="float" office:value="63258400" calcext:value-type="float">
            <text:p>63,258,400 </text:p>
          </table:table-cell>
          <table:table-cell table:style-name="ce95" office:value-type="float" office:value="57885400" calcext:value-type="float">
            <text:p>57,885,400 </text:p>
          </table:table-cell>
          <table:table-cell table:style-name="ce95" office:value-type="float" office:value="54786300" calcext:value-type="float">
            <text:p>54,786,300 </text:p>
          </table:table-cell>
          <table:table-cell table:style-name="ce95" office:value-type="float" office:value="3099100" calcext:value-type="float">
            <text:p>3,099,100 </text:p>
          </table:table-cell>
          <table:table-cell table:style-name="ce95" office:value-type="float" office:value="5373000" calcext:value-type="float">
            <text:p>5,373,000 </text:p>
          </table:table-cell>
          <table:table-cell table:style-name="ce95" office:value-type="float" office:value="1851600" calcext:value-type="float">
            <text:p>1,851,600 </text:p>
          </table:table-cell>
          <table:table-cell table:style-name="ce101" table:formula="of:=[.B24]-[.G24]" office:value-type="float" office:value="59737000" calcext:value-type="float">
            <text:p>59,737,000</text:p>
          </table:table-cell>
          <table:table-cell table:style-name="ce103" table:formula="of:=[.G24]/[.B24]" office:value-type="percentage" office:value="0.0825218860390109" calcext:value-type="percentage">
            <text:p>8.25%</text:p>
          </table:table-cell>
          <table:table-cell table:style-name="ce103" table:formula="of:=[.G24]/[.C24]" office:value-type="percentage" office:value="0.0849373363853654" calcext:value-type="percentage">
            <text:p>8.49%</text:p>
          </table:table-cell>
          <table:table-cell table:style-name="ce103" table:formula="of:=[.G24]/[.E24]" office:value-type="percentage" office:value="0.098071963246286" calcext:value-type="percentage">
            <text:p>9.81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-2016</text:p>
          </table:table-cell>
          <table:table-cell table:style-name="ce95" office:value-type="float" office:value="65648100" calcext:value-type="float">
            <text:p>65,648,100 </text:p>
          </table:table-cell>
          <table:table-cell table:style-name="ce95" office:value-type="float" office:value="63785900" calcext:value-type="float">
            <text:p>63,785,900 </text:p>
          </table:table-cell>
          <table:table-cell table:style-name="ce95" office:value-type="float" office:value="58381200" calcext:value-type="float">
            <text:p>58,381,200 </text:p>
          </table:table-cell>
          <table:table-cell table:style-name="ce95" office:value-type="float" office:value="55268100" calcext:value-type="float">
            <text:p>55,268,100 </text:p>
          </table:table-cell>
          <table:table-cell table:style-name="ce95" office:value-type="float" office:value="3113200" calcext:value-type="float">
            <text:p>3,113,200 </text:p>
          </table:table-cell>
          <table:table-cell table:style-name="ce95" office:value-type="float" office:value="5404700" calcext:value-type="float">
            <text:p>5,404,700 </text:p>
          </table:table-cell>
          <table:table-cell table:style-name="ce95" office:value-type="float" office:value="1862100" calcext:value-type="float">
            <text:p>1,862,100 </text:p>
          </table:table-cell>
          <table:table-cell table:style-name="ce101" table:formula="of:=[.B25]-[.G25]" office:value-type="float" office:value="60243400" calcext:value-type="float">
            <text:p>60,243,400</text:p>
          </table:table-cell>
          <table:table-cell table:style-name="ce103" table:formula="of:=[.G25]/[.B25]" office:value-type="percentage" office:value="0.0823283537528124" calcext:value-type="percentage">
            <text:p>8.23%</text:p>
          </table:table-cell>
          <table:table-cell table:style-name="ce103" table:formula="of:=[.G25]/[.C25]" office:value-type="percentage" office:value="0.0847318921579848" calcext:value-type="percentage">
            <text:p>8.47%</text:p>
          </table:table-cell>
          <table:table-cell table:style-name="ce103" table:formula="of:=[.G25]/[.E25]" office:value-type="percentage" office:value="0.0977905880607439" calcext:value-type="percentage">
            <text:p>9.78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-2017</text:p>
          </table:table-cell>
          <table:table-cell table:style-name="ce95" office:value-type="float" office:value="66040200" calcext:value-type="float">
            <text:p>66,040,200 </text:p>
          </table:table-cell>
          <table:table-cell table:style-name="ce95" office:value-type="float" office:value="64169400" calcext:value-type="float">
            <text:p>64,169,400 </text:p>
          </table:table-cell>
          <table:table-cell table:style-name="ce95" office:value-type="float" office:value="58744600" calcext:value-type="float">
            <text:p>58,744,600 </text:p>
          </table:table-cell>
          <table:table-cell table:style-name="ce95" office:value-type="float" office:value="55619400" calcext:value-type="float">
            <text:p>55,619,400 </text:p>
          </table:table-cell>
          <table:table-cell table:style-name="ce95" office:value-type="float" office:value="3125200" calcext:value-type="float">
            <text:p>3,125,200 </text:p>
          </table:table-cell>
          <table:table-cell table:style-name="ce95" office:value-type="float" office:value="5424800" calcext:value-type="float">
            <text:p>5,424,800 </text:p>
          </table:table-cell>
          <table:table-cell table:style-name="ce95" office:value-type="float" office:value="1870800" calcext:value-type="float">
            <text:p>1,870,800 </text:p>
          </table:table-cell>
          <table:table-cell table:style-name="ce101" table:formula="of:=[.B26]-[.G26]" office:value-type="float" office:value="60615400" calcext:value-type="float">
            <text:p>60,615,400</text:p>
          </table:table-cell>
          <table:table-cell table:style-name="ce103" table:formula="of:=[.G26]/[.B26]" office:value-type="percentage" office:value="0.0821439062873825" calcext:value-type="percentage">
            <text:p>8.21%</text:p>
          </table:table-cell>
          <table:table-cell table:style-name="ce103" table:formula="of:=[.G26]/[.C26]" office:value-type="percentage" office:value="0.0845387365317425" calcext:value-type="percentage">
            <text:p>8.45%</text:p>
          </table:table-cell>
          <table:table-cell table:style-name="ce103" table:formula="of:=[.G26]/[.E26]" office:value-type="percentage" office:value="0.097534313566849" calcext:value-type="percentage">
            <text:p>9.75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-2018</text:p>
          </table:table-cell>
          <table:table-cell table:style-name="ce95" office:value-type="float" office:value="66435600" calcext:value-type="float">
            <text:p>66,435,600 </text:p>
          </table:table-cell>
          <table:table-cell table:style-name="ce95" office:value-type="float" office:value="64553900" calcext:value-type="float">
            <text:p>64,553,900 </text:p>
          </table:table-cell>
          <table:table-cell table:style-name="ce95" office:value-type="float" office:value="59115800" calcext:value-type="float">
            <text:p>59,115,800 </text:p>
          </table:table-cell>
          <table:table-cell table:style-name="ce95" office:value-type="float" office:value="55977200" calcext:value-type="float">
            <text:p>55,977,200 </text:p>
          </table:table-cell>
          <table:table-cell table:style-name="ce95" office:value-type="float" office:value="3138600" calcext:value-type="float">
            <text:p>3,138,600 </text:p>
          </table:table-cell>
          <table:table-cell table:style-name="ce95" office:value-type="float" office:value="5438100" calcext:value-type="float">
            <text:p>5,438,100 </text:p>
          </table:table-cell>
          <table:table-cell table:style-name="ce95" office:value-type="float" office:value="1881600" calcext:value-type="float">
            <text:p>1,881,600 </text:p>
          </table:table-cell>
          <table:table-cell table:style-name="ce101" table:formula="of:=[.B27]-[.G27]" office:value-type="float" office:value="60997500" calcext:value-type="float">
            <text:p>60,997,500</text:p>
          </table:table-cell>
          <table:table-cell table:style-name="ce103" table:formula="of:=[.G27]/[.B27]" office:value-type="percentage" office:value="0.0818552101584091" calcext:value-type="percentage">
            <text:p>8.19%</text:p>
          </table:table-cell>
          <table:table-cell table:style-name="ce103" table:formula="of:=[.G27]/[.C27]" office:value-type="percentage" office:value="0.0842412309713278" calcext:value-type="percentage">
            <text:p>8.42%</text:p>
          </table:table-cell>
          <table:table-cell table:style-name="ce103" table:formula="of:=[.G27]/[.E27]" office:value-type="percentage" office:value="0.0971484818819091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-2019</text:p>
          </table:table-cell>
          <table:table-cell table:style-name="ce95" office:value-type="float" office:value="66796800" calcext:value-type="float">
            <text:p>66,796,800 </text:p>
          </table:table-cell>
          <table:table-cell table:style-name="ce95" office:value-type="float" office:value="64903100" calcext:value-type="float">
            <text:p>64,903,100 </text:p>
          </table:table-cell>
          <table:table-cell table:style-name="ce95" office:value-type="float" office:value="59439800" calcext:value-type="float">
            <text:p>59,439,800 </text:p>
          </table:table-cell>
          <table:table-cell table:style-name="ce95" office:value-type="float" office:value="56287000" calcext:value-type="float">
            <text:p>56,287,000 </text:p>
          </table:table-cell>
          <table:table-cell table:style-name="ce95" office:value-type="float" office:value="3152900" calcext:value-type="float">
            <text:p>3,152,900 </text:p>
          </table:table-cell>
          <table:table-cell table:style-name="ce95" office:value-type="float" office:value="5463300" calcext:value-type="float">
            <text:p>5,463,300 </text:p>
          </table:table-cell>
          <table:table-cell table:style-name="ce95" office:value-type="float" office:value="1893700" calcext:value-type="float">
            <text:p>1,893,700 </text:p>
          </table:table-cell>
          <table:table-cell table:style-name="ce101" table:formula="of:=[.B28]-[.G28]" office:value-type="float" office:value="61333500" calcext:value-type="float">
            <text:p>61,333,500</text:p>
          </table:table-cell>
          <table:table-cell table:style-name="ce103" table:formula="of:=[.G28]/[.B28]" office:value-type="percentage" office:value="0.0817898462201782" calcext:value-type="percentage">
            <text:p>8.18%</text:p>
          </table:table-cell>
          <table:table-cell table:style-name="ce103" table:formula="of:=[.G28]/[.C28]" office:value-type="percentage" office:value="0.0841762566040759" calcext:value-type="percentage">
            <text:p>8.42%</text:p>
          </table:table-cell>
          <table:table-cell table:style-name="ce103" table:formula="of:=[.G28]/[.E28]" office:value-type="percentage" office:value="0.0970614884431574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/>
          <table:table-cell table:style-name="ce95" table:number-columns-repeated="7"/>
          <table:table-cell table:style-name="ce101"/>
          <table:table-cell table:style-name="ce103" table:number-columns-repeated="3"/>
          <table:table-cell table:style-name="ce96" table:number-columns-repeated="244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7</text:p>
          </table:table-cell>
          <table:table-cell table:style-name="ce95" office:value-type="float" office:value="58314200" calcext:value-type="float">
            <text:p>58,314,200 </text:p>
          </table:table-cell>
          <table:table-cell table:style-name="ce95" office:value-type="float" office:value="56643000" calcext:value-type="float">
            <text:p>56,643,000 </text:p>
          </table:table-cell>
          <table:table-cell table:style-name="ce95" office:value-type="float" office:value="51559600" calcext:value-type="float">
            <text:p>51,559,600 </text:p>
          </table:table-cell>
          <table:table-cell table:style-name="ce95" office:value-type="float" office:value="48664800" calcext:value-type="float">
            <text:p>48,664,800 </text:p>
          </table:table-cell>
          <table:table-cell table:style-name="ce95" office:value-type="float" office:value="2894900" calcext:value-type="float">
            <text:p>2,894,9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71300" calcext:value-type="float">
            <text:p>1,671,3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6</text:p>
          </table:table-cell>
          <table:table-cell table:style-name="ce95" office:value-type="float" office:value="58164400" calcext:value-type="float">
            <text:p>58,164,400 </text:p>
          </table:table-cell>
          <table:table-cell table:style-name="ce95" office:value-type="float" office:value="56502600" calcext:value-type="float">
            <text:p>56,502,600 </text:p>
          </table:table-cell>
          <table:table-cell table:style-name="ce95" office:value-type="float" office:value="51410400" calcext:value-type="float">
            <text:p>51,410,400 </text:p>
          </table:table-cell>
          <table:table-cell table:style-name="ce95" office:value-type="float" office:value="48519100" calcext:value-type="float">
            <text:p>48,519,100 </text:p>
          </table:table-cell>
          <table:table-cell table:style-name="ce95" office:value-type="float" office:value="2891300" calcext:value-type="float">
            <text:p>2,891,300 </text:p>
          </table:table-cell>
          <table:table-cell table:style-name="ce95" office:value-type="float" office:value="5092200" calcext:value-type="float">
            <text:p>5,092,200 </text:p>
          </table:table-cell>
          <table:table-cell table:style-name="ce95" office:value-type="float" office:value="1661800" calcext:value-type="float">
            <text:p>1,661,8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5</text:p>
          </table:table-cell>
          <table:table-cell table:style-name="ce95" office:value-type="float" office:value="58024800" calcext:value-type="float">
            <text:p>58,024,800 </text:p>
          </table:table-cell>
          <table:table-cell table:style-name="ce95" office:value-type="float" office:value="56375700" calcext:value-type="float">
            <text:p>56,375,700 </text:p>
          </table:table-cell>
          <table:table-cell table:style-name="ce95" office:value-type="float" office:value="51272000" calcext:value-type="float">
            <text:p>51,272,000 </text:p>
          </table:table-cell>
          <table:table-cell table:style-name="ce95" office:value-type="float" office:value="48383500" calcext:value-type="float">
            <text:p>48,383,500 </text:p>
          </table:table-cell>
          <table:table-cell table:style-name="ce95" office:value-type="float" office:value="2888500" calcext:value-type="float">
            <text:p>2,888,500 </text:p>
          </table:table-cell>
          <table:table-cell table:style-name="ce95" office:value-type="float" office:value="5103700" calcext:value-type="float">
            <text:p>5,103,700 </text:p>
          </table:table-cell>
          <table:table-cell table:style-name="ce95" office:value-type="float" office:value="1649100" calcext:value-type="float">
            <text:p>1,649,1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4</text:p>
          </table:table-cell>
          <table:table-cell table:style-name="ce95" office:value-type="float" office:value="57862100" calcext:value-type="float">
            <text:p>57,862,100 </text:p>
          </table:table-cell>
          <table:table-cell table:style-name="ce95" office:value-type="float" office:value="56218400" calcext:value-type="float">
            <text:p>56,218,400 </text:p>
          </table:table-cell>
          <table:table-cell table:style-name="ce95" office:value-type="float" office:value="51116200" calcext:value-type="float">
            <text:p>51,116,200 </text:p>
          </table:table-cell>
          <table:table-cell table:style-name="ce95" office:value-type="float" office:value="48228800" calcext:value-type="float">
            <text:p>48,228,800 </text:p>
          </table:table-cell>
          <table:table-cell table:style-name="ce95" office:value-type="float" office:value="2887400" calcext:value-type="float">
            <text:p>2,887,400 </text:p>
          </table:table-cell>
          <table:table-cell table:style-name="ce95" office:value-type="float" office:value="5102200" calcext:value-type="float">
            <text:p>5,102,200 </text:p>
          </table:table-cell>
          <table:table-cell table:style-name="ce95" office:value-type="float" office:value="1643700" calcext:value-type="float">
            <text:p>1,643,7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3</text:p>
          </table:table-cell>
          <table:table-cell table:style-name="ce95" office:value-type="float" office:value="57713900" calcext:value-type="float">
            <text:p>57,713,900 </text:p>
          </table:table-cell>
          <table:table-cell table:style-name="ce95" office:value-type="float" office:value="56078300" calcext:value-type="float">
            <text:p>56,078,300 </text:p>
          </table:table-cell>
          <table:table-cell table:style-name="ce95" office:value-type="float" office:value="50985900" calcext:value-type="float">
            <text:p>50,985,900 </text:p>
          </table:table-cell>
          <table:table-cell table:style-name="ce95" office:value-type="float" office:value="48102300" calcext:value-type="float">
            <text:p>48,102,300 </text:p>
          </table:table-cell>
          <table:table-cell table:style-name="ce95" office:value-type="float" office:value="2883600" calcext:value-type="float">
            <text:p>2,883,600 </text:p>
          </table:table-cell>
          <table:table-cell table:style-name="ce95" office:value-type="float" office:value="5092500" calcext:value-type="float">
            <text:p>5,092,500 </text:p>
          </table:table-cell>
          <table:table-cell table:style-name="ce95" office:value-type="float" office:value="1635600" calcext:value-type="float">
            <text:p>1,635,6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2</text:p>
          </table:table-cell>
          <table:table-cell table:style-name="ce95" office:value-type="float" office:value="57584500" calcext:value-type="float">
            <text:p>57,584,500 </text:p>
          </table:table-cell>
          <table:table-cell table:style-name="ce95" office:value-type="float" office:value="55961300" calcext:value-type="float">
            <text:p>55,961,300 </text:p>
          </table:table-cell>
          <table:table-cell table:style-name="ce95" office:value-type="float" office:value="50875600" calcext:value-type="float">
            <text:p>50,875,600 </text:p>
          </table:table-cell>
          <table:table-cell table:style-name="ce95" office:value-type="float" office:value="47998000" calcext:value-type="float">
            <text:p>47,998,000 </text:p>
          </table:table-cell>
          <table:table-cell table:style-name="ce95" office:value-type="float" office:value="2877700" calcext:value-type="float">
            <text:p>2,877,700 </text:p>
          </table:table-cell>
          <table:table-cell table:style-name="ce95" office:value-type="float" office:value="5085600" calcext:value-type="float">
            <text:p>5,085,600 </text:p>
          </table:table-cell>
          <table:table-cell table:style-name="ce95" office:value-type="float" office:value="1623300" calcext:value-type="float">
            <text:p>1,623,3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1</text:p>
          </table:table-cell>
          <table:table-cell table:style-name="ce95" office:value-type="float" office:value="57438700" calcext:value-type="float">
            <text:p>57,438,700 </text:p>
          </table:table-cell>
          <table:table-cell table:style-name="ce95" office:value-type="float" office:value="55831400" calcext:value-type="float">
            <text:p>55,831,400 </text:p>
          </table:table-cell>
          <table:table-cell table:style-name="ce95" office:value-type="float" office:value="50748000" calcext:value-type="float">
            <text:p>50,748,000 </text:p>
          </table:table-cell>
          <table:table-cell table:style-name="ce95" office:value-type="float" office:value="47875000" calcext:value-type="float">
            <text:p>47,875,000 </text:p>
          </table:table-cell>
          <table:table-cell table:style-name="ce95" office:value-type="float" office:value="2873000" calcext:value-type="float">
            <text:p>2,873,0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07300" calcext:value-type="float">
            <text:p>1,607,3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90</text:p>
          </table:table-cell>
          <table:table-cell table:style-name="ce95" office:value-type="float" office:value="57237500" calcext:value-type="float">
            <text:p>57,237,500 </text:p>
          </table:table-cell>
          <table:table-cell table:style-name="ce95" office:value-type="float" office:value="55641900" calcext:value-type="float">
            <text:p>55,641,900 </text:p>
          </table:table-cell>
          <table:table-cell table:style-name="ce95" office:value-type="float" office:value="50560600" calcext:value-type="float">
            <text:p>50,560,600 </text:p>
          </table:table-cell>
          <table:table-cell table:style-name="ce95" office:value-type="float" office:value="47699100" calcext:value-type="float">
            <text:p>47,699,100 </text:p>
          </table:table-cell>
          <table:table-cell table:style-name="ce95" office:value-type="float" office:value="2861500" calcext:value-type="float">
            <text:p>2,861,500 </text:p>
          </table:table-cell>
          <table:table-cell table:style-name="ce95" office:value-type="float" office:value="5081300" calcext:value-type="float">
            <text:p>5,081,300 </text:p>
          </table:table-cell>
          <table:table-cell table:style-name="ce95" office:value-type="float" office:value="1595600" calcext:value-type="float">
            <text:p>1,595,6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9</text:p>
          </table:table-cell>
          <table:table-cell table:style-name="ce95" office:value-type="float" office:value="57076500" calcext:value-type="float">
            <text:p>57,076,500 </text:p>
          </table:table-cell>
          <table:table-cell table:style-name="ce95" office:value-type="float" office:value="55486000" calcext:value-type="float">
            <text:p>55,486,000 </text:p>
          </table:table-cell>
          <table:table-cell table:style-name="ce95" office:value-type="float" office:value="50407800" calcext:value-type="float">
            <text:p>50,407,800 </text:p>
          </table:table-cell>
          <table:table-cell table:style-name="ce95" office:value-type="float" office:value="47552700" calcext:value-type="float">
            <text:p>47,552,700 </text:p>
          </table:table-cell>
          <table:table-cell table:style-name="ce95" office:value-type="float" office:value="2855200" calcext:value-type="float">
            <text:p>2,855,200 </text:p>
          </table:table-cell>
          <table:table-cell table:style-name="ce95" office:value-type="float" office:value="5078200" calcext:value-type="float">
            <text:p>5,078,200 </text:p>
          </table:table-cell>
          <table:table-cell table:style-name="ce95" office:value-type="float" office:value="1590400" calcext:value-type="float">
            <text:p>1,590,4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8</text:p>
          </table:table-cell>
          <table:table-cell table:style-name="ce95" office:value-type="float" office:value="56916400" calcext:value-type="float">
            <text:p>56,916,400 </text:p>
          </table:table-cell>
          <table:table-cell table:style-name="ce95" office:value-type="float" office:value="55331000" calcext:value-type="float">
            <text:p>55,331,000 </text:p>
          </table:table-cell>
          <table:table-cell table:style-name="ce95" office:value-type="float" office:value="50253600" calcext:value-type="float">
            <text:p>50,253,600 </text:p>
          </table:table-cell>
          <table:table-cell table:style-name="ce95" office:value-type="float" office:value="47412300" calcext:value-type="float">
            <text:p>47,412,300 </text:p>
          </table:table-cell>
          <table:table-cell table:style-name="ce95" office:value-type="float" office:value="2841200" calcext:value-type="float">
            <text:p>2,841,200 </text:p>
          </table:table-cell>
          <table:table-cell table:style-name="ce95" office:value-type="float" office:value="5077400" calcext:value-type="float">
            <text:p>5,077,400 </text:p>
          </table:table-cell>
          <table:table-cell table:style-name="ce95" office:value-type="float" office:value="1585400" calcext:value-type="float">
            <text:p>1,585,4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7</text:p>
          </table:table-cell>
          <table:table-cell table:style-name="ce95" office:value-type="float" office:value="56804000" calcext:value-type="float">
            <text:p>56,804,000 </text:p>
          </table:table-cell>
          <table:table-cell table:style-name="ce95" office:value-type="float" office:value="55222000" calcext:value-type="float">
            <text:p>55,222,000 </text:p>
          </table:table-cell>
          <table:table-cell table:style-name="ce95" office:value-type="float" office:value="50123000" calcext:value-type="float">
            <text:p>50,123,000 </text:p>
          </table:table-cell>
          <table:table-cell table:style-name="ce95" office:value-type="float" office:value="47300400" calcext:value-type="float">
            <text:p>47,300,400 </text:p>
          </table:table-cell>
          <table:table-cell table:style-name="ce95" office:value-type="float" office:value="2822600" calcext:value-type="float">
            <text:p>2,822,600 </text:p>
          </table:table-cell>
          <table:table-cell table:style-name="ce95" office:value-type="float" office:value="5099000" calcext:value-type="float">
            <text:p>5,099,000 </text:p>
          </table:table-cell>
          <table:table-cell table:style-name="ce95" office:value-type="float" office:value="1582000" calcext:value-type="float">
            <text:p>1,582,0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6</text:p>
          </table:table-cell>
          <table:table-cell table:style-name="ce95" office:value-type="float" office:value="56683800" calcext:value-type="float">
            <text:p>56,683,800 </text:p>
          </table:table-cell>
          <table:table-cell table:style-name="ce95" office:value-type="float" office:value="55110300" calcext:value-type="float">
            <text:p>55,110,300 </text:p>
          </table:table-cell>
          <table:table-cell table:style-name="ce95" office:value-type="float" office:value="49998600" calcext:value-type="float">
            <text:p>49,998,600 </text:p>
          </table:table-cell>
          <table:table-cell table:style-name="ce95" office:value-type="float" office:value="47187600" calcext:value-type="float">
            <text:p>47,187,600 </text:p>
          </table:table-cell>
          <table:table-cell table:style-name="ce95" office:value-type="float" office:value="2810900" calcext:value-type="float">
            <text:p>2,810,900 </text:p>
          </table:table-cell>
          <table:table-cell table:style-name="ce95" office:value-type="float" office:value="5111800" calcext:value-type="float">
            <text:p>5,111,800 </text:p>
          </table:table-cell>
          <table:table-cell table:style-name="ce95" office:value-type="float" office:value="1573500" calcext:value-type="float">
            <text:p>1,573,5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5</text:p>
          </table:table-cell>
          <table:table-cell table:style-name="ce95" office:value-type="float" office:value="56554000" calcext:value-type="float">
            <text:p>56,554,000 </text:p>
          </table:table-cell>
          <table:table-cell table:style-name="ce95" office:value-type="float" office:value="54988600" calcext:value-type="float">
            <text:p>54,988,600 </text:p>
          </table:table-cell>
          <table:table-cell table:style-name="ce95" office:value-type="float" office:value="49860700" calcext:value-type="float">
            <text:p>49,860,700 </text:p>
          </table:table-cell>
          <table:table-cell table:style-name="ce95" office:value-type="float" office:value="47057400" calcext:value-type="float">
            <text:p>47,057,400 </text:p>
          </table:table-cell>
          <table:table-cell table:style-name="ce95" office:value-type="float" office:value="2803400" calcext:value-type="float">
            <text:p>2,803,400 </text:p>
          </table:table-cell>
          <table:table-cell table:style-name="ce95" office:value-type="float" office:value="5127900" calcext:value-type="float">
            <text:p>5,127,900 </text:p>
          </table:table-cell>
          <table:table-cell table:style-name="ce95" office:value-type="float" office:value="1565400" calcext:value-type="float">
            <text:p>1,565,4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4</text:p>
          </table:table-cell>
          <table:table-cell table:style-name="ce95" office:value-type="float" office:value="56409300" calcext:value-type="float">
            <text:p>56,409,300 </text:p>
          </table:table-cell>
          <table:table-cell table:style-name="ce95" office:value-type="float" office:value="54852000" calcext:value-type="float">
            <text:p>54,852,000 </text:p>
          </table:table-cell>
          <table:table-cell table:style-name="ce95" office:value-type="float" office:value="49713100" calcext:value-type="float">
            <text:p>49,713,100 </text:p>
          </table:table-cell>
          <table:table-cell table:style-name="ce95" office:value-type="float" office:value="46912400" calcext:value-type="float">
            <text:p>46,912,400 </text:p>
          </table:table-cell>
          <table:table-cell table:style-name="ce95" office:value-type="float" office:value="2800700" calcext:value-type="float">
            <text:p>2,800,700 </text:p>
          </table:table-cell>
          <table:table-cell table:style-name="ce95" office:value-type="float" office:value="5138900" calcext:value-type="float">
            <text:p>5,138,900 </text:p>
          </table:table-cell>
          <table:table-cell table:style-name="ce95" office:value-type="float" office:value="1557300" calcext:value-type="float">
            <text:p>1,557,3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3</text:p>
          </table:table-cell>
          <table:table-cell table:style-name="ce95" office:value-type="float" office:value="56315700" calcext:value-type="float">
            <text:p>56,315,700 </text:p>
          </table:table-cell>
          <table:table-cell table:style-name="ce95" office:value-type="float" office:value="54765100" calcext:value-type="float">
            <text:p>54,765,100 </text:p>
          </table:table-cell>
          <table:table-cell table:style-name="ce95" office:value-type="float" office:value="49617000" calcext:value-type="float">
            <text:p>49,617,000 </text:p>
          </table:table-cell>
          <table:table-cell table:style-name="ce95" office:value-type="float" office:value="46813700" calcext:value-type="float">
            <text:p>46,813,700 </text:p>
          </table:table-cell>
          <table:table-cell table:style-name="ce95" office:value-type="float" office:value="2803300" calcext:value-type="float">
            <text:p>2,803,300 </text:p>
          </table:table-cell>
          <table:table-cell table:style-name="ce95" office:value-type="float" office:value="5148100" calcext:value-type="float">
            <text:p>5,148,100 </text:p>
          </table:table-cell>
          <table:table-cell table:style-name="ce95" office:value-type="float" office:value="1550600" calcext:value-type="float">
            <text:p>1,550,6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2</text:p>
          </table:table-cell>
          <table:table-cell table:style-name="ce95" office:value-type="float" office:value="56290700" calcext:value-type="float">
            <text:p>56,290,700 </text:p>
          </table:table-cell>
          <table:table-cell table:style-name="ce95" office:value-type="float" office:value="54746200" calcext:value-type="float">
            <text:p>54,746,200 </text:p>
          </table:table-cell>
          <table:table-cell table:style-name="ce95" office:value-type="float" office:value="49581600" calcext:value-type="float">
            <text:p>49,581,600 </text:p>
          </table:table-cell>
          <table:table-cell table:style-name="ce95" office:value-type="float" office:value="46777300" calcext:value-type="float">
            <text:p>46,777,3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164500" calcext:value-type="float">
            <text:p>5,164,500 </text:p>
          </table:table-cell>
          <table:table-cell table:style-name="ce95" office:value-type="float" office:value="1544500" calcext:value-type="float">
            <text:p>1,544,5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1</text:p>
          </table:table-cell>
          <table:table-cell table:style-name="ce95" office:value-type="float" office:value="56357500" calcext:value-type="float">
            <text:p>56,357,500 </text:p>
          </table:table-cell>
          <table:table-cell table:style-name="ce95" office:value-type="float" office:value="54814500" calcext:value-type="float">
            <text:p>54,814,500 </text:p>
          </table:table-cell>
          <table:table-cell table:style-name="ce95" office:value-type="float" office:value="49634300" calcext:value-type="float">
            <text:p>49,634,300 </text:p>
          </table:table-cell>
          <table:table-cell table:style-name="ce95" office:value-type="float" office:value="46820800" calcext:value-type="float">
            <text:p>46,820,800 </text:p>
          </table:table-cell>
          <table:table-cell table:style-name="ce95" office:value-type="float" office:value="2813500" calcext:value-type="float">
            <text:p>2,813,500 </text:p>
          </table:table-cell>
          <table:table-cell table:style-name="ce95" office:value-type="float" office:value="5180200" calcext:value-type="float">
            <text:p>5,180,200 </text:p>
          </table:table-cell>
          <table:table-cell table:style-name="ce95" office:value-type="float" office:value="1543000" calcext:value-type="float">
            <text:p>1,543,0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80</text:p>
          </table:table-cell>
          <table:table-cell table:style-name="ce95" office:value-type="float" office:value="56329700" calcext:value-type="float">
            <text:p>56,329,700 </text:p>
          </table:table-cell>
          <table:table-cell table:style-name="ce95" office:value-type="float" office:value="54796900" calcext:value-type="float">
            <text:p>54,796,900 </text:p>
          </table:table-cell>
          <table:table-cell table:style-name="ce95" office:value-type="float" office:value="49603000" calcext:value-type="float">
            <text:p>49,603,000 </text:p>
          </table:table-cell>
          <table:table-cell table:style-name="ce95" office:value-type="float" office:value="46787200" calcext:value-type="float">
            <text:p>46,787,200 </text:p>
          </table:table-cell>
          <table:table-cell table:style-name="ce95" office:value-type="float" office:value="2815800" calcext:value-type="float">
            <text:p>2,815,800 </text:p>
          </table:table-cell>
          <table:table-cell table:style-name="ce95" office:value-type="float" office:value="5193900" calcext:value-type="float">
            <text:p>5,193,900 </text:p>
          </table:table-cell>
          <table:table-cell table:style-name="ce95" office:value-type="float" office:value="1532800" calcext:value-type="float">
            <text:p>1,532,8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9</text:p>
          </table:table-cell>
          <table:table-cell table:style-name="ce95" office:value-type="float" office:value="56240100" calcext:value-type="float">
            <text:p>56,240,100 </text:p>
          </table:table-cell>
          <table:table-cell table:style-name="ce95" office:value-type="float" office:value="54711800" calcext:value-type="float">
            <text:p>54,711,800 </text:p>
          </table:table-cell>
          <table:table-cell table:style-name="ce95" office:value-type="float" office:value="49508200" calcext:value-type="float">
            <text:p>49,508,200 </text:p>
          </table:table-cell>
          <table:table-cell table:style-name="ce95" office:value-type="float" office:value="46698100" calcext:value-type="float">
            <text:p>46,698,100 </text:p>
          </table:table-cell>
          <table:table-cell table:style-name="ce95" office:value-type="float" office:value="2810100" calcext:value-type="float">
            <text:p>2,810,100 </text:p>
          </table:table-cell>
          <table:table-cell table:style-name="ce95" office:value-type="float" office:value="5203600" calcext:value-type="float">
            <text:p>5,203,600 </text:p>
          </table:table-cell>
          <table:table-cell table:style-name="ce95" office:value-type="float" office:value="1528300" calcext:value-type="float">
            <text:p>1,528,3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8</text:p>
          </table:table-cell>
          <table:table-cell table:style-name="ce95" office:value-type="float" office:value="56178000" calcext:value-type="float">
            <text:p>56,178,000 </text:p>
          </table:table-cell>
          <table:table-cell table:style-name="ce95" office:value-type="float" office:value="54654800" calcext:value-type="float">
            <text:p>54,654,800 </text:p>
          </table:table-cell>
          <table:table-cell table:style-name="ce95" office:value-type="float" office:value="49442500" calcext:value-type="float">
            <text:p>49,442,500 </text:p>
          </table:table-cell>
          <table:table-cell table:style-name="ce95" office:value-type="float" office:value="46638200" calcext:value-type="float">
            <text:p>46,638,2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212300" calcext:value-type="float">
            <text:p>5,212,300 </text:p>
          </table:table-cell>
          <table:table-cell table:style-name="ce95" office:value-type="float" office:value="1523200" calcext:value-type="float">
            <text:p>1,523,2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7</text:p>
          </table:table-cell>
          <table:table-cell table:style-name="ce95" office:value-type="float" office:value="56189900" calcext:value-type="float">
            <text:p>56,189,900 </text:p>
          </table:table-cell>
          <table:table-cell table:style-name="ce95" office:value-type="float" office:value="54666600" calcext:value-type="float">
            <text:p>54,666,600 </text:p>
          </table:table-cell>
          <table:table-cell table:style-name="ce95" office:value-type="float" office:value="49440400" calcext:value-type="float">
            <text:p>49,440,400 </text:p>
          </table:table-cell>
          <table:table-cell table:style-name="ce95" office:value-type="float" office:value="46639800" calcext:value-type="float">
            <text:p>46,639,800 </text:p>
          </table:table-cell>
          <table:table-cell table:style-name="ce95" office:value-type="float" office:value="2800600" calcext:value-type="float">
            <text:p>2,800,600 </text:p>
          </table:table-cell>
          <table:table-cell table:style-name="ce95" office:value-type="float" office:value="5226200" calcext:value-type="float">
            <text:p>5,226,200 </text:p>
          </table:table-cell>
          <table:table-cell table:style-name="ce95" office:value-type="float" office:value="1523300" calcext:value-type="float">
            <text:p>1,523,3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6</text:p>
          </table:table-cell>
          <table:table-cell table:style-name="ce95" office:value-type="float" office:value="56216100" calcext:value-type="float">
            <text:p>56,216,100 </text:p>
          </table:table-cell>
          <table:table-cell table:style-name="ce95" office:value-type="float" office:value="54692600" calcext:value-type="float">
            <text:p>54,692,600 </text:p>
          </table:table-cell>
          <table:table-cell table:style-name="ce95" office:value-type="float" office:value="49459200" calcext:value-type="float">
            <text:p>49,459,200 </text:p>
          </table:table-cell>
          <table:table-cell table:style-name="ce95" office:value-type="float" office:value="46659900" calcext:value-type="float">
            <text:p>46,659,900 </text:p>
          </table:table-cell>
          <table:table-cell table:style-name="ce95" office:value-type="float" office:value="2799300" calcext:value-type="float">
            <text:p>2,799,300 </text:p>
          </table:table-cell>
          <table:table-cell table:style-name="ce95" office:value-type="float" office:value="5233400" calcext:value-type="float">
            <text:p>5,233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5</text:p>
          </table:table-cell>
          <table:table-cell table:style-name="ce95" office:value-type="float" office:value="56225700" calcext:value-type="float">
            <text:p>56,225,700 </text:p>
          </table:table-cell>
          <table:table-cell table:style-name="ce95" office:value-type="float" office:value="54702200" calcext:value-type="float">
            <text:p>54,702,200 </text:p>
          </table:table-cell>
          <table:table-cell table:style-name="ce95" office:value-type="float" office:value="49469800" calcext:value-type="float">
            <text:p>49,469,800 </text:p>
          </table:table-cell>
          <table:table-cell table:style-name="ce95" office:value-type="float" office:value="46674400" calcext:value-type="float">
            <text:p>46,674,400 </text:p>
          </table:table-cell>
          <table:table-cell table:style-name="ce95" office:value-type="float" office:value="2795400" calcext:value-type="float">
            <text:p>2,795,400 </text:p>
          </table:table-cell>
          <table:table-cell table:style-name="ce95" office:value-type="float" office:value="5232400" calcext:value-type="float">
            <text:p>5,232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4</text:p>
          </table:table-cell>
          <table:table-cell table:style-name="ce95" office:value-type="float" office:value="56235600" calcext:value-type="float">
            <text:p>56,235,600 </text:p>
          </table:table-cell>
          <table:table-cell table:style-name="ce95" office:value-type="float" office:value="54708700" calcext:value-type="float">
            <text:p>54,708,700 </text:p>
          </table:table-cell>
          <table:table-cell table:style-name="ce95" office:value-type="float" office:value="49467900" calcext:value-type="float">
            <text:p>49,467,900 </text:p>
          </table:table-cell>
          <table:table-cell table:style-name="ce95" office:value-type="float" office:value="46682700" calcext:value-type="float">
            <text:p>46,682,700 </text:p>
          </table:table-cell>
          <table:table-cell table:style-name="ce95" office:value-type="float" office:value="2785200" calcext:value-type="float">
            <text:p>2,785,200 </text:p>
          </table:table-cell>
          <table:table-cell table:style-name="ce95" office:value-type="float" office:value="5240800" calcext:value-type="float">
            <text:p>5,240,800 </text:p>
          </table:table-cell>
          <table:table-cell table:style-name="ce95" office:value-type="float" office:value="1526900" calcext:value-type="float">
            <text:p>1,526,9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3</text:p>
          </table:table-cell>
          <table:table-cell table:style-name="ce95" office:value-type="float" office:value="56222900" calcext:value-type="float">
            <text:p>56,222,900 </text:p>
          </table:table-cell>
          <table:table-cell table:style-name="ce95" office:value-type="float" office:value="54692900" calcext:value-type="float">
            <text:p>54,692,900 </text:p>
          </table:table-cell>
          <table:table-cell table:style-name="ce95" office:value-type="float" office:value="49459000" calcext:value-type="float">
            <text:p>49,459,000 </text:p>
          </table:table-cell>
          <table:table-cell table:style-name="ce95" office:value-type="float" office:value="46686200" calcext:value-type="float">
            <text:p>46,686,200 </text:p>
          </table:table-cell>
          <table:table-cell table:style-name="ce95" office:value-type="float" office:value="2772800" calcext:value-type="float">
            <text:p>2,772,800 </text:p>
          </table:table-cell>
          <table:table-cell table:style-name="ce95" office:value-type="float" office:value="5233900" calcext:value-type="float">
            <text:p>5,233,900 </text:p>
          </table:table-cell>
          <table:table-cell table:style-name="ce95" office:value-type="float" office:value="1530000" calcext:value-type="float">
            <text:p>1,530,0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2</text:p>
          </table:table-cell>
          <table:table-cell table:style-name="ce95" office:value-type="float" office:value="56096700" calcext:value-type="float">
            <text:p>56,096,700 </text:p>
          </table:table-cell>
          <table:table-cell table:style-name="ce95" office:value-type="float" office:value="54557700" calcext:value-type="float">
            <text:p>54,557,700 </text:p>
          </table:table-cell>
          <table:table-cell table:style-name="ce95" office:value-type="float" office:value="49327100" calcext:value-type="float">
            <text:p>49,327,100 </text:p>
          </table:table-cell>
          <table:table-cell table:style-name="ce95" office:value-type="float" office:value="46571900" calcext:value-type="float">
            <text:p>46,571,900 </text:p>
          </table:table-cell>
          <table:table-cell table:style-name="ce95" office:value-type="float" office:value="2755200" calcext:value-type="float">
            <text:p>2,755,200 </text:p>
          </table:table-cell>
          <table:table-cell table:style-name="ce95" office:value-type="float" office:value="5230600" calcext:value-type="float">
            <text:p>5,230,600 </text:p>
          </table:table-cell>
          <table:table-cell table:style-name="ce95" office:value-type="float" office:value="1539000" calcext:value-type="float">
            <text:p>1,539,0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Mid 1971</text:p>
          </table:table-cell>
          <table:table-cell table:style-name="ce95" office:value-type="float" office:value="55928000" calcext:value-type="float">
            <text:p>55,928,000 </text:p>
          </table:table-cell>
          <table:table-cell table:style-name="ce95" office:value-type="float" office:value="54387600" calcext:value-type="float">
            <text:p>54,387,600 </text:p>
          </table:table-cell>
          <table:table-cell table:style-name="ce95" office:value-type="float" office:value="49152000" calcext:value-type="float">
            <text:p>49,152,000 </text:p>
          </table:table-cell>
          <table:table-cell table:style-name="ce95" office:value-type="float" office:value="46411700" calcext:value-type="float">
            <text:p>46,411,700 </text:p>
          </table:table-cell>
          <table:table-cell table:style-name="ce95" office:value-type="float" office:value="2740300" calcext:value-type="float">
            <text:p>2,740,300 </text:p>
          </table:table-cell>
          <table:table-cell table:style-name="ce95" office:value-type="float" office:value="5235600" calcext:value-type="float">
            <text:p>5,235,600 </text:p>
          </table:table-cell>
          <table:table-cell table:style-name="ce95" office:value-type="float" office:value="1540400" calcext:value-type="float">
            <text:p>1,540,400 </text:p>
          </table:table-cell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1" table:number-columns-repeated="8"/>
          <table:table-cell table:style-name="ce96" table:number-columns-repeated="248"/>
          <table:table-cell table:number-columns-repeated="768"/>
        </table:table-row>
        <table:table-row table:style-name="ro11">
          <table:table-cell table:style-name="ce90" office:value-type="string" calcext:value-type="string">
            <text:p>Figures may not add exactly due to rounding.</text:p>
          </table:table-cell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1">
          <table:table-cell table:style-name="ce90" table:number-columns-repeated="2"/>
          <table:table-cell table:style-name="ce96" table:number-columns-repeated="6"/>
          <table:table-cell table:number-columns-repeated="1016"/>
        </table:table-row>
        <table:table-row table:style-name="ro11" table:number-rows-repeated="104851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GDP deflator etc" table:style-name="ta1"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number-columns-repeated="44" table:default-cell-style-name="Default"/>
        <table:table-row table:style-name="ro1">
          <table:table-cell/>
          <table:table-cell table:style-name="ce108" office:value-type="string" calcext:value-type="string">
            <text:p>1998-99</text:p>
          </table:table-cell>
          <table:table-cell table:style-name="ce108" office:value-type="string" calcext:value-type="string">
            <text:p>1999-00</text:p>
          </table:table-cell>
          <table:table-cell table:style-name="ce108" office:value-type="string" calcext:value-type="string">
            <text:p>2000-01</text:p>
          </table:table-cell>
          <table:table-cell table:style-name="ce108" office:value-type="string" calcext:value-type="string">
            <text:p>2001-02</text:p>
          </table:table-cell>
          <table:table-cell table:style-name="ce108" office:value-type="string" calcext:value-type="string">
            <text:p>2002-03</text:p>
          </table:table-cell>
          <table:table-cell table:style-name="ce108" office:value-type="string" calcext:value-type="string">
            <text:p>2003-04</text:p>
          </table:table-cell>
          <table:table-cell table:style-name="ce108" office:value-type="string" calcext:value-type="string">
            <text:p>2004-05</text:p>
          </table:table-cell>
          <table:table-cell table:style-name="ce108" office:value-type="string" calcext:value-type="string">
            <text:p>2005-06</text:p>
          </table:table-cell>
          <table:table-cell table:style-name="ce108" office:value-type="string" calcext:value-type="string">
            <text:p>2006-07</text:p>
          </table:table-cell>
          <table:table-cell table:style-name="ce108" office:value-type="string" calcext:value-type="string">
            <text:p>2007-08</text:p>
          </table:table-cell>
          <table:table-cell table:style-name="ce108" office:value-type="string" calcext:value-type="string">
            <text:p>2008-09</text:p>
          </table:table-cell>
          <table:table-cell table:style-name="ce108" office:value-type="string" calcext:value-type="string">
            <text:p>2009-10</text:p>
          </table:table-cell>
          <table:table-cell table:style-name="ce108" office:value-type="string" calcext:value-type="string">
            <text:p>2010-11</text:p>
          </table:table-cell>
          <table:table-cell table:style-name="ce108" office:value-type="string" calcext:value-type="string">
            <text:p>2011-12</text:p>
          </table:table-cell>
          <table:table-cell table:style-name="ce108" office:value-type="string" calcext:value-type="string">
            <text:p>2012-13</text:p>
          </table:table-cell>
          <table:table-cell table:style-name="ce108" office:value-type="string" calcext:value-type="string">
            <text:p>2013-14</text:p>
          </table:table-cell>
          <table:table-cell table:style-name="ce108" office:value-type="string" calcext:value-type="string">
            <text:p>2014-15</text:p>
          </table:table-cell>
          <table:table-cell table:style-name="ce108" office:value-type="string" calcext:value-type="string">
            <text:p>2015-16</text:p>
          </table:table-cell>
          <table:table-cell table:style-name="ce108" office:value-type="string" calcext:value-type="string">
            <text:p>2016-17</text:p>
          </table:table-cell>
          <table:table-cell table:style-name="ce108" office:value-type="string" calcext:value-type="string">
            <text:p>2017-18</text:p>
          </table:table-cell>
          <table:table-cell table:style-name="ce108" office:value-type="string" calcext:value-type="string">
            <text:p>2018-19</text:p>
          </table:table-cell>
          <table:table-cell table:style-name="ce108" office:value-type="string" calcext:value-type="string">
            <text:p>2019-20</text:p>
          </table:table-cell>
          <table:table-cell table:number-columns-repeated="41"/>
        </table:table-row>
        <table:table-row table:style-name="ro1">
          <table:table-cell table:style-name="ce107" office:value-type="string" calcext:value-type="string">
            <text:p>Deflator</text:p>
          </table:table-cell>
          <table:table-cell table:style-name="ce107" table:number-matrix-columns-spanned="22" table:number-matrix-rows-spanned="1" table:formula="of:=TRANSPOSE([$'30062020 deflator update'.C51:$'30062020 deflator update'.C72])" office:value-type="float" office:value="66.9549" calcext:value-type="float">
            <text:p>67.0</text:p>
          </table:table-cell>
          <table:table-cell table:style-name="ce107" office:value-type="float" office:value="67.2201" calcext:value-type="float">
            <text:p>67.2</text:p>
          </table:table-cell>
          <table:table-cell table:style-name="ce107" office:value-type="float" office:value="68.529125" calcext:value-type="float">
            <text:p>68.5</text:p>
          </table:table-cell>
          <table:table-cell table:style-name="ce107" office:value-type="float" office:value="69.38345" calcext:value-type="float">
            <text:p>69.4</text:p>
          </table:table-cell>
          <table:table-cell table:style-name="ce107" office:value-type="float" office:value="70.994175" calcext:value-type="float">
            <text:p>71.0</text:p>
          </table:table-cell>
          <table:table-cell table:style-name="ce107" office:value-type="float" office:value="72.4219" calcext:value-type="float">
            <text:p>72.4</text:p>
          </table:table-cell>
          <table:table-cell table:style-name="ce107" office:value-type="float" office:value="74.471325" calcext:value-type="float">
            <text:p>74.5</text:p>
          </table:table-cell>
          <table:table-cell table:style-name="ce107" office:value-type="float" office:value="76.28685" calcext:value-type="float">
            <text:p>76.3</text:p>
          </table:table-cell>
          <table:table-cell table:style-name="ce107" office:value-type="float" office:value="78.453125" calcext:value-type="float">
            <text:p>78.5</text:p>
          </table:table-cell>
          <table:table-cell table:style-name="ce107" office:value-type="float" office:value="80.539675" calcext:value-type="float">
            <text:p>80.5</text:p>
          </table:table-cell>
          <table:table-cell table:style-name="ce107" office:value-type="float" office:value="82.59495" calcext:value-type="float">
            <text:p>82.6</text:p>
          </table:table-cell>
          <table:table-cell table:style-name="ce107" office:value-type="float" office:value="83.9567" calcext:value-type="float">
            <text:p>84.0</text:p>
          </table:table-cell>
          <table:table-cell table:style-name="ce107" office:value-type="float" office:value="85.394625" calcext:value-type="float">
            <text:p>85.4</text:p>
          </table:table-cell>
          <table:table-cell table:style-name="ce107" office:value-type="float" office:value="86.69795" calcext:value-type="float">
            <text:p>86.7</text:p>
          </table:table-cell>
          <table:table-cell table:style-name="ce107" office:value-type="float" office:value="88.48365" calcext:value-type="float">
            <text:p>88.5</text:p>
          </table:table-cell>
          <table:table-cell table:style-name="ce107" office:value-type="float" office:value="90.19085" calcext:value-type="float">
            <text:p>90.2</text:p>
          </table:table-cell>
          <table:table-cell table:style-name="ce107" office:value-type="float" office:value="91.4503" calcext:value-type="float">
            <text:p>91.5</text:p>
          </table:table-cell>
          <table:table-cell table:style-name="ce107" office:value-type="float" office:value="92.2379" calcext:value-type="float">
            <text:p>92.2</text:p>
          </table:table-cell>
          <table:table-cell table:style-name="ce107" office:value-type="float" office:value="94.421775" calcext:value-type="float">
            <text:p>94.4</text:p>
          </table:table-cell>
          <table:table-cell table:style-name="ce107" office:value-type="float" office:value="96.05305" calcext:value-type="float">
            <text:p>96.1</text:p>
          </table:table-cell>
          <table:table-cell table:style-name="ce107" office:value-type="float" office:value="98.10155" calcext:value-type="float">
            <text:p>98.1</text:p>
          </table:table-cell>
          <table:table-cell table:style-name="ce107" office:value-type="float" office:value="100.000025" calcext:value-type="float">
            <text:p>100.0</text:p>
          </table:table-cell>
          <table:table-cell table:style-name="ce107" table:number-columns-repeated="41"/>
        </table:table-row>
        <table:table-row table:style-name="ro1">
          <table:table-cell office:value-type="string" calcext:value-type="string">
            <text:p>Factor</text:p>
          </table:table-cell>
          <table:table-cell table:style-name="ce109" table:formula="of:=[.$W2]/[.B2]" office:value-type="float" office:value="1.49354304165939" calcext:value-type="float">
            <text:p>1.49</text:p>
          </table:table-cell>
          <table:table-cell table:style-name="ce109" table:formula="of:=[.$W2]/[.C2]" office:value-type="float" office:value="1.48765064318559" calcext:value-type="float">
            <text:p>1.49</text:p>
          </table:table-cell>
          <table:table-cell table:style-name="ce109" table:formula="of:=[.$W2]/[.D2]" office:value-type="float" office:value="1.45923393885447" calcext:value-type="float">
            <text:p>1.46</text:p>
          </table:table-cell>
          <table:table-cell table:style-name="ce109" table:formula="of:=[.$W2]/[.E2]" office:value-type="float" office:value="1.44126625297531" calcext:value-type="float">
            <text:p>1.44</text:p>
          </table:table-cell>
          <table:table-cell table:style-name="ce109" table:formula="of:=[.$W2]/[.F2]" office:value-type="float" office:value="1.40856661831763" calcext:value-type="float">
            <text:p>1.41</text:p>
          </table:table-cell>
          <table:table-cell table:style-name="ce109" table:formula="of:=[.$W2]/[.G2]" office:value-type="float" office:value="1.3807981425508" calcext:value-type="float">
            <text:p>1.38</text:p>
          </table:table-cell>
          <table:table-cell table:style-name="ce109" table:formula="of:=[.$W2]/[.H2]" office:value-type="float" office:value="1.34279905722102" calcext:value-type="float">
            <text:p>1.34</text:p>
          </table:table-cell>
          <table:table-cell table:style-name="ce109" table:formula="of:=[.$W2]/[.I2]" office:value-type="float" office:value="1.31084223558844" calcext:value-type="float">
            <text:p>1.31</text:p>
          </table:table-cell>
          <table:table-cell table:style-name="ce109" table:formula="of:=[.$W2]/[.J2]" office:value-type="float" office:value="1.27464680342561" calcext:value-type="float">
            <text:p>1.27</text:p>
          </table:table-cell>
          <table:table-cell table:style-name="ce109" table:formula="of:=[.$W2]/[.K2]" office:value-type="float" office:value="1.24162439195341" calcext:value-type="float">
            <text:p>1.24</text:p>
          </table:table-cell>
          <table:table-cell table:style-name="ce109" table:formula="of:=[.$W2]/[.L2]" office:value-type="float" office:value="1.21072807720085" calcext:value-type="float">
            <text:p>1.21</text:p>
          </table:table-cell>
          <table:table-cell table:style-name="ce109" table:formula="of:=[.$W2]/[.M2]" office:value-type="float" office:value="1.19109046687161" calcext:value-type="float">
            <text:p>1.19</text:p>
          </table:table-cell>
          <table:table-cell table:style-name="ce109" table:formula="of:=[.$W2]/[.N2]" office:value-type="float" office:value="1.17103418394308" calcext:value-type="float">
            <text:p>1.17</text:p>
          </table:table-cell>
          <table:table-cell table:style-name="ce109" table:formula="of:=[.$W2]/[.O2]" office:value-type="float" office:value="1.15343009840486" calcext:value-type="float">
            <text:p>1.15</text:p>
          </table:table-cell>
          <table:table-cell table:style-name="ce109" table:formula="of:=[.$W2]/[.P2]" office:value-type="float" office:value="1.13015257621041" calcext:value-type="float">
            <text:p>1.13</text:p>
          </table:table-cell>
          <table:table-cell table:style-name="ce109" table:formula="of:=[.$W2]/[.Q2]" office:value-type="float" office:value="1.10876020128428" calcext:value-type="float">
            <text:p>1.11</text:p>
          </table:table-cell>
          <table:table-cell table:style-name="ce109" table:formula="of:=[.$W2]/[.R2]" office:value-type="float" office:value="1.09349039860996" calcext:value-type="float">
            <text:p>1.09</text:p>
          </table:table-cell>
          <table:table-cell table:style-name="ce109" table:formula="of:=[.$W2]/[.S2]" office:value-type="float" office:value="1.08415331441848" calcext:value-type="float">
            <text:p>1.08</text:p>
          </table:table-cell>
          <table:table-cell table:style-name="ce109" table:formula="of:=[.$W2]/[.T2]" office:value-type="float" office:value="1.05907800398796" calcext:value-type="float">
            <text:p>1.06</text:p>
          </table:table-cell>
          <table:table-cell table:style-name="ce109" table:formula="of:=[.$W2]/[.U2]" office:value-type="float" office:value="1.04109161551872" calcext:value-type="float">
            <text:p>1.04</text:p>
          </table:table-cell>
          <table:table-cell table:style-name="ce109" table:formula="of:=[.$W2]/[.V2]" office:value-type="float" office:value="1.01935214071541" calcext:value-type="float">
            <text:p>1.02</text:p>
          </table:table-cell>
          <table:table-cell table:style-name="ce109" table:formula="of:=[.$W2]/[.W2]" office:value-type="float" office:value="1" calcext:value-type="float">
            <text:p>1.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 population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f UK</text:p>
          </table:table-cell>
          <table:table-cell table:style-name="ce110" table:number-matrix-columns-spanned="22" table:number-matrix-rows-spanned="3" table:formula="of:=TRANSPOSE([$'MYE4 - pop'.J7:$'MYE4 - pop'.L28])" office:value-type="percentage" office:value="0.0868252874310174" calcext:value-type="percentage">
            <text:p>8.68%</text:p>
          </table:table-cell>
          <table:table-cell table:style-name="ce110" office:value-type="percentage" office:value="0.086428420500167" calcext:value-type="percentage">
            <text:p>8.64%</text:p>
          </table:table-cell>
          <table:table-cell table:style-name="ce110" office:value-type="percentage" office:value="0.0859778453658843" calcext:value-type="percentage">
            <text:p>8.60%</text:p>
          </table:table-cell>
          <table:table-cell table:style-name="ce110" office:value-type="percentage" office:value="0.085669818821579" calcext:value-type="percentage">
            <text:p>8.57%</text:p>
          </table:table-cell>
          <table:table-cell table:style-name="ce110" office:value-type="percentage" office:value="0.085335471492798" calcext:value-type="percentage">
            <text:p>8.53%</text:p>
          </table:table-cell>
          <table:table-cell table:style-name="ce110" office:value-type="percentage" office:value="0.0849896121012732" calcext:value-type="percentage">
            <text:p>8.50%</text:p>
          </table:table-cell>
          <table:table-cell table:style-name="ce110" office:value-type="percentage" office:value="0.0848084416450933" calcext:value-type="percentage">
            <text:p>8.48%</text:p>
          </table:table-cell>
          <table:table-cell table:style-name="ce110" office:value-type="percentage" office:value="0.0845873342459359" calcext:value-type="percentage">
            <text:p>8.46%</text:p>
          </table:table-cell>
          <table:table-cell table:style-name="ce110" office:value-type="percentage" office:value="0.0843883729456114" calcext:value-type="percentage">
            <text:p>8.44%</text:p>
          </table:table-cell>
          <table:table-cell table:style-name="ce110" office:value-type="percentage" office:value="0.0843130443858439" calcext:value-type="percentage">
            <text:p>8.43%</text:p>
          </table:table-cell>
          <table:table-cell table:style-name="ce110" office:value-type="percentage" office:value="0.0841569104454919" calcext:value-type="percentage">
            <text:p>8.42%</text:p>
          </table:table-cell>
          <table:table-cell table:style-name="ce110" office:value-type="percentage" office:value="0.084032412203564" calcext:value-type="percentage">
            <text:p>8.40%</text:p>
          </table:table-cell>
          <table:table-cell table:style-name="ce110" office:value-type="percentage" office:value="0.0838470669779077" calcext:value-type="percentage">
            <text:p>8.38%</text:p>
          </table:table-cell>
          <table:table-cell table:style-name="ce110" office:value-type="percentage" office:value="0.0837464110825455" calcext:value-type="percentage">
            <text:p>8.37%</text:p>
          </table:table-cell>
          <table:table-cell table:style-name="ce110" office:value-type="percentage" office:value="0.0834094655050624" calcext:value-type="percentage">
            <text:p>8.34%</text:p>
          </table:table-cell>
          <table:table-cell table:style-name="ce110" office:value-type="percentage" office:value="0.083108054353981" calcext:value-type="percentage">
            <text:p>8.31%</text:p>
          </table:table-cell>
          <table:table-cell table:style-name="ce110" office:value-type="percentage" office:value="0.0827842865281252" calcext:value-type="percentage">
            <text:p>8.28%</text:p>
          </table:table-cell>
          <table:table-cell table:style-name="ce110" office:value-type="percentage" office:value="0.0825218860390109" calcext:value-type="percentage">
            <text:p>8.25%</text:p>
          </table:table-cell>
          <table:table-cell table:style-name="ce110" office:value-type="percentage" office:value="0.0823283537528124" calcext:value-type="percentage">
            <text:p>8.23%</text:p>
          </table:table-cell>
          <table:table-cell table:style-name="ce110" office:value-type="percentage" office:value="0.0821439062873825" calcext:value-type="percentage">
            <text:p>8.21%</text:p>
          </table:table-cell>
          <table:table-cell table:style-name="ce110" office:value-type="percentage" office:value="0.0818552101584091" calcext:value-type="percentage">
            <text:p>8.19%</text:p>
          </table:table-cell>
          <table:table-cell table:style-name="ce110" office:value-type="percentage" office:value="0.0817898462201782" calcext:value-type="percentage">
            <text:p>8.1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GB</text:p>
          </table:table-cell>
          <table:table-cell table:style-name="ce110" office:value-type="percentage" office:value="0.089389969928095" calcext:value-type="percentage">
            <text:p>8.94%</text:p>
          </table:table-cell>
          <table:table-cell table:style-name="ce110" office:value-type="percentage" office:value="0.0889740270220014" calcext:value-type="percentage">
            <text:p>8.90%</text:p>
          </table:table-cell>
          <table:table-cell table:style-name="ce110" office:value-type="percentage" office:value="0.0885074410302938" calcext:value-type="percentage">
            <text:p>8.85%</text:p>
          </table:table-cell>
          <table:table-cell table:style-name="ce110" office:value-type="percentage" office:value="0.0881892999815409" calcext:value-type="percentage">
            <text:p>8.82%</text:p>
          </table:table-cell>
          <table:table-cell table:style-name="ce110" office:value-type="percentage" office:value="0.0878475274892011" calcext:value-type="percentage">
            <text:p>8.78%</text:p>
          </table:table-cell>
          <table:table-cell table:style-name="ce110" office:value-type="percentage" office:value="0.0874909591812427" calcext:value-type="percentage">
            <text:p>8.75%</text:p>
          </table:table-cell>
          <table:table-cell table:style-name="ce110" office:value-type="percentage" office:value="0.0873046536266899" calcext:value-type="percentage">
            <text:p>8.73%</text:p>
          </table:table-cell>
          <table:table-cell table:style-name="ce110" office:value-type="percentage" office:value="0.0870777278884903" calcext:value-type="percentage">
            <text:p>8.71%</text:p>
          </table:table-cell>
          <table:table-cell table:style-name="ce110" office:value-type="percentage" office:value="0.0868780041974139" calcext:value-type="percentage">
            <text:p>8.69%</text:p>
          </table:table-cell>
          <table:table-cell table:style-name="ce110" office:value-type="percentage" office:value="0.0868070130663864" calcext:value-type="percentage">
            <text:p>8.68%</text:p>
          </table:table-cell>
          <table:table-cell table:style-name="ce110" office:value-type="percentage" office:value="0.086650589728302" calcext:value-type="percentage">
            <text:p>8.67%</text:p>
          </table:table-cell>
          <table:table-cell table:style-name="ce110" office:value-type="percentage" office:value="0.0865245951524132" calcext:value-type="percentage">
            <text:p>8.65%</text:p>
          </table:table-cell>
          <table:table-cell table:style-name="ce110" office:value-type="percentage" office:value="0.0863298258047793" calcext:value-type="percentage">
            <text:p>8.63%</text:p>
          </table:table-cell>
          <table:table-cell table:style-name="ce110" office:value-type="percentage" office:value="0.086218171879982" calcext:value-type="percentage">
            <text:p>8.62%</text:p>
          </table:table-cell>
          <table:table-cell table:style-name="ce110" office:value-type="percentage" office:value="0.0858674819897417" calcext:value-type="percentage">
            <text:p>8.59%</text:p>
          </table:table-cell>
          <table:table-cell table:style-name="ce110" office:value-type="percentage" office:value="0.0855499478931657" calcext:value-type="percentage">
            <text:p>8.55%</text:p>
          </table:table-cell>
          <table:table-cell table:style-name="ce110" office:value-type="percentage" office:value="0.085212161966209" calcext:value-type="percentage">
            <text:p>8.52%</text:p>
          </table:table-cell>
          <table:table-cell table:style-name="ce110" office:value-type="percentage" office:value="0.0849373363853654" calcext:value-type="percentage">
            <text:p>8.49%</text:p>
          </table:table-cell>
          <table:table-cell table:style-name="ce110" office:value-type="percentage" office:value="0.0847318921579848" calcext:value-type="percentage">
            <text:p>8.47%</text:p>
          </table:table-cell>
          <table:table-cell table:style-name="ce110" office:value-type="percentage" office:value="0.0845387365317425" calcext:value-type="percentage">
            <text:p>8.45%</text:p>
          </table:table-cell>
          <table:table-cell table:style-name="ce110" office:value-type="percentage" office:value="0.0842412309713278" calcext:value-type="percentage">
            <text:p>8.42%</text:p>
          </table:table-cell>
          <table:table-cell table:style-name="ce110" office:value-type="percentage" office:value="0.0841762566040759" calcext:value-type="percentage">
            <text:p>8.42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England</text:p>
          </table:table-cell>
          <table:table-cell table:style-name="ce110" office:value-type="percentage" office:value="0.103995034882816" calcext:value-type="percentage">
            <text:p>10.40%</text:p>
          </table:table-cell>
          <table:table-cell table:style-name="ce110" office:value-type="percentage" office:value="0.103440751005957" calcext:value-type="percentage">
            <text:p>10.34%</text:p>
          </table:table-cell>
          <table:table-cell table:style-name="ce110" office:value-type="percentage" office:value="0.102834869894969" calcext:value-type="percentage">
            <text:p>10.28%</text:p>
          </table:table-cell>
          <table:table-cell table:style-name="ce110" office:value-type="percentage" office:value="0.102411136973531" calcext:value-type="percentage">
            <text:p>10.24%</text:p>
          </table:table-cell>
          <table:table-cell table:style-name="ce110" office:value-type="percentage" office:value="0.101974061631303" calcext:value-type="percentage">
            <text:p>10.20%</text:p>
          </table:table-cell>
          <table:table-cell table:style-name="ce110" office:value-type="percentage" office:value="0.101521266687364" calcext:value-type="percentage">
            <text:p>10.15%</text:p>
          </table:table-cell>
          <table:table-cell table:style-name="ce110" office:value-type="percentage" office:value="0.101291772421735" calcext:value-type="percentage">
            <text:p>10.13%</text:p>
          </table:table-cell>
          <table:table-cell table:style-name="ce110" office:value-type="percentage" office:value="0.100980120934277" calcext:value-type="percentage">
            <text:p>10.10%</text:p>
          </table:table-cell>
          <table:table-cell table:style-name="ce110" office:value-type="percentage" office:value="0.100717744657139" calcext:value-type="percentage">
            <text:p>10.07%</text:p>
          </table:table-cell>
          <table:table-cell table:style-name="ce110" office:value-type="percentage" office:value="0.100620656233518" calcext:value-type="percentage">
            <text:p>10.06%</text:p>
          </table:table-cell>
          <table:table-cell table:style-name="ce110" office:value-type="percentage" office:value="0.100411263724069" calcext:value-type="percentage">
            <text:p>10.04%</text:p>
          </table:table-cell>
          <table:table-cell table:style-name="ce110" office:value-type="percentage" office:value="0.100234882099149" calcext:value-type="percentage">
            <text:p>10.02%</text:p>
          </table:table-cell>
          <table:table-cell table:style-name="ce110" office:value-type="percentage" office:value="0.0999610580804483" calcext:value-type="percentage">
            <text:p>10.00%</text:p>
          </table:table-cell>
          <table:table-cell table:style-name="ce110" office:value-type="percentage" office:value="0.0997962611472644" calcext:value-type="percentage">
            <text:p>9.98%</text:p>
          </table:table-cell>
          <table:table-cell table:style-name="ce110" office:value-type="percentage" office:value="0.0993313231277702" calcext:value-type="percentage">
            <text:p>9.93%</text:p>
          </table:table-cell>
          <table:table-cell table:style-name="ce110" office:value-type="percentage" office:value="0.0989069131062752" calcext:value-type="percentage">
            <text:p>9.89%</text:p>
          </table:table-cell>
          <table:table-cell table:style-name="ce110" office:value-type="percentage" office:value="0.0984524068148595" calcext:value-type="percentage">
            <text:p>9.85%</text:p>
          </table:table-cell>
          <table:table-cell table:style-name="ce110" office:value-type="percentage" office:value="0.098071963246286" calcext:value-type="percentage">
            <text:p>9.81%</text:p>
          </table:table-cell>
          <table:table-cell table:style-name="ce110" office:value-type="percentage" office:value="0.0977905880607439" calcext:value-type="percentage">
            <text:p>9.78%</text:p>
          </table:table-cell>
          <table:table-cell table:style-name="ce110" office:value-type="percentage" office:value="0.097534313566849" calcext:value-type="percentage">
            <text:p>9.75%</text:p>
          </table:table-cell>
          <table:table-cell table:style-name="ce110" office:value-type="percentage" office:value="0.0971484818819091" calcext:value-type="percentage">
            <text:p>9.71%</text:p>
          </table:table-cell>
          <table:table-cell table:style-name="ce110" office:value-type="percentage" office:value="0.0970614884431574" calcext:value-type="percentage">
            <text:p>9.71%</text:p>
          </table:table-cell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11" table:number-matrix-columns-spanned="22" table:number-matrix-rows-spanned="1" table:formula="of:=TRANSPOSE([$'MYE4 - pop'.G7:$'MYE4 - pop'.G28])" office:value-type="float" office:value="5077100" calcext:value-type="float">
            <text:p>5,077,100</text:p>
          </table:table-cell>
          <table:table-cell table:style-name="ce111" office:value-type="float" office:value="5072000" calcext:value-type="float">
            <text:p>5,072,000</text:p>
          </table:table-cell>
          <table:table-cell table:style-name="ce111" office:value-type="float" office:value="5062900" calcext:value-type="float">
            <text:p>5,062,900</text:p>
          </table:table-cell>
          <table:table-cell table:style-name="ce111" office:value-type="float" office:value="5064200" calcext:value-type="float">
            <text:p>5,064,200</text:p>
          </table:table-cell>
          <table:table-cell table:style-name="ce111" office:value-type="float" office:value="5066000" calcext:value-type="float">
            <text:p>5,066,000</text:p>
          </table:table-cell>
          <table:table-cell table:style-name="ce111" office:value-type="float" office:value="5068500" calcext:value-type="float">
            <text:p>5,068,500</text:p>
          </table:table-cell>
          <table:table-cell table:style-name="ce111" office:value-type="float" office:value="5084300" calcext:value-type="float">
            <text:p>5,084,300</text:p>
          </table:table-cell>
          <table:table-cell table:style-name="ce111" office:value-type="float" office:value="5110200" calcext:value-type="float">
            <text:p>5,110,200</text:p>
          </table:table-cell>
          <table:table-cell table:style-name="ce111" office:value-type="float" office:value="5133100" calcext:value-type="float">
            <text:p>5,133,100</text:p>
          </table:table-cell>
          <table:table-cell table:style-name="ce111" office:value-type="float" office:value="5170000" calcext:value-type="float">
            <text:p>5,170,000</text:p>
          </table:table-cell>
          <table:table-cell table:style-name="ce111" office:value-type="float" office:value="5202900" calcext:value-type="float">
            <text:p>5,202,900</text:p>
          </table:table-cell>
          <table:table-cell table:style-name="ce111" office:value-type="float" office:value="5231900" calcext:value-type="float">
            <text:p>5,231,900</text:p>
          </table:table-cell>
          <table:table-cell table:style-name="ce111" office:value-type="float" office:value="5262200" calcext:value-type="float">
            <text:p>5,262,200</text:p>
          </table:table-cell>
          <table:table-cell table:style-name="ce111" office:value-type="float" office:value="5299900" calcext:value-type="float">
            <text:p>5,299,900</text:p>
          </table:table-cell>
          <table:table-cell table:style-name="ce111" office:value-type="float" office:value="5313600" calcext:value-type="float">
            <text:p>5,313,600</text:p>
          </table:table-cell>
          <table:table-cell table:style-name="ce111" office:value-type="float" office:value="5327700" calcext:value-type="float">
            <text:p>5,327,700</text:p>
          </table:table-cell>
          <table:table-cell table:style-name="ce111" office:value-type="float" office:value="5347600" calcext:value-type="float">
            <text:p>5,347,600</text:p>
          </table:table-cell>
          <table:table-cell table:style-name="ce111" office:value-type="float" office:value="5373000" calcext:value-type="float">
            <text:p>5,373,000</text:p>
          </table:table-cell>
          <table:table-cell table:style-name="ce111" office:value-type="float" office:value="5404700" calcext:value-type="float">
            <text:p>5,404,700</text:p>
          </table:table-cell>
          <table:table-cell table:style-name="ce111" office:value-type="float" office:value="5424800" calcext:value-type="float">
            <text:p>5,424,800</text:p>
          </table:table-cell>
          <table:table-cell table:style-name="ce111" office:value-type="float" office:value="5438100" calcext:value-type="float">
            <text:p>5,438,100</text:p>
          </table:table-cell>
          <table:table-cell table:style-name="ce111" office:value-type="float" office:value="5463300" calcext:value-type="float">
            <text:p>5,463,300</text:p>
          </table:table-cell>
          <table:table-cell table:style-name="ce110" table:formula="of:=([.W11]-[.B11])/[.B11]" office:value-type="percentage" office:value="0.0760670461483918" calcext:value-type="percentage">
            <text:p>7.61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UK</text:p>
          </table:table-cell>
          <table:table-cell table:style-name="ce111" table:number-matrix-columns-spanned="22" table:number-matrix-rows-spanned="1" table:formula="of:=TRANSPOSE([$'MYE4 - pop'.B7:$'MYE4 - pop'.B28])" office:value-type="float" office:value="58474900" calcext:value-type="float">
            <text:p>58,474,900</text:p>
          </table:table-cell>
          <table:table-cell table:style-name="ce111" office:value-type="float" office:value="58684400" calcext:value-type="float">
            <text:p>58,684,400</text:p>
          </table:table-cell>
          <table:table-cell table:style-name="ce111" office:value-type="float" office:value="58886100" calcext:value-type="float">
            <text:p>58,886,100</text:p>
          </table:table-cell>
          <table:table-cell table:style-name="ce111" office:value-type="float" office:value="59113000" calcext:value-type="float">
            <text:p>59,113,000</text:p>
          </table:table-cell>
          <table:table-cell table:style-name="ce111" office:value-type="float" office:value="59365700" calcext:value-type="float">
            <text:p>59,365,700</text:p>
          </table:table-cell>
          <table:table-cell table:style-name="ce111" office:value-type="float" office:value="59636700" calcext:value-type="float">
            <text:p>59,636,700</text:p>
          </table:table-cell>
          <table:table-cell table:style-name="ce111" office:value-type="float" office:value="59950400" calcext:value-type="float">
            <text:p>59,950,400</text:p>
          </table:table-cell>
          <table:table-cell table:style-name="ce111" office:value-type="float" office:value="60413300" calcext:value-type="float">
            <text:p>60,413,300</text:p>
          </table:table-cell>
          <table:table-cell table:style-name="ce111" office:value-type="float" office:value="60827100" calcext:value-type="float">
            <text:p>60,827,100</text:p>
          </table:table-cell>
          <table:table-cell table:style-name="ce111" office:value-type="float" office:value="61319100" calcext:value-type="float">
            <text:p>61,319,100</text:p>
          </table:table-cell>
          <table:table-cell table:style-name="ce111" office:value-type="float" office:value="61823800" calcext:value-type="float">
            <text:p>61,823,800</text:p>
          </table:table-cell>
          <table:table-cell table:style-name="ce111" office:value-type="float" office:value="62260500" calcext:value-type="float">
            <text:p>62,260,500</text:p>
          </table:table-cell>
          <table:table-cell table:style-name="ce111" office:value-type="float" office:value="62759500" calcext:value-type="float">
            <text:p>62,759,500</text:p>
          </table:table-cell>
          <table:table-cell table:style-name="ce111" office:value-type="float" office:value="63285100" calcext:value-type="float">
            <text:p>63,285,100</text:p>
          </table:table-cell>
          <table:table-cell table:style-name="ce111" office:value-type="float" office:value="63705000" calcext:value-type="float">
            <text:p>63,705,000</text:p>
          </table:table-cell>
          <table:table-cell table:style-name="ce111" office:value-type="float" office:value="64105700" calcext:value-type="float">
            <text:p>64,105,700</text:p>
          </table:table-cell>
          <table:table-cell table:style-name="ce111" office:value-type="float" office:value="64596800" calcext:value-type="float">
            <text:p>64,596,800</text:p>
          </table:table-cell>
          <table:table-cell table:style-name="ce111" office:value-type="float" office:value="65110000" calcext:value-type="float">
            <text:p>65,110,000</text:p>
          </table:table-cell>
          <table:table-cell table:style-name="ce111" office:value-type="float" office:value="65648100" calcext:value-type="float">
            <text:p>65,648,100</text:p>
          </table:table-cell>
          <table:table-cell table:style-name="ce111" office:value-type="float" office:value="66040200" calcext:value-type="float">
            <text:p>66,040,200</text:p>
          </table:table-cell>
          <table:table-cell table:style-name="ce111" office:value-type="float" office:value="66435600" calcext:value-type="float">
            <text:p>66,435,600</text:p>
          </table:table-cell>
          <table:table-cell table:style-name="ce111" office:value-type="float" office:value="66796800" calcext:value-type="float">
            <text:p>66,796,800</text:p>
          </table:table-cell>
          <table:table-cell table:style-name="ce110" table:formula="of:=([.W12]-[.B12])/[.B12]" office:value-type="percentage" office:value="0.142315762831574" calcext:value-type="percentage">
            <text:p>14.23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number-matrix-columns-spanned="22" table:number-matrix-rows-spanned="1" table:formula="of:=TRANSPOSE([$'MYE4 - pop'.I7:$'MYE4 - pop'.I28])" office:value-type="float" office:value="53397800" calcext:value-type="float">
            <text:p>53,397,800</text:p>
          </table:table-cell>
          <table:table-cell table:style-name="ce111" office:value-type="float" office:value="53612400" calcext:value-type="float">
            <text:p>53,612,400</text:p>
          </table:table-cell>
          <table:table-cell table:style-name="ce111" office:value-type="float" office:value="53823200" calcext:value-type="float">
            <text:p>53,823,200</text:p>
          </table:table-cell>
          <table:table-cell table:style-name="ce111" office:value-type="float" office:value="54048800" calcext:value-type="float">
            <text:p>54,048,800</text:p>
          </table:table-cell>
          <table:table-cell table:style-name="ce111" office:value-type="float" office:value="54299700" calcext:value-type="float">
            <text:p>54,299,700</text:p>
          </table:table-cell>
          <table:table-cell table:style-name="ce111" office:value-type="float" office:value="54568200" calcext:value-type="float">
            <text:p>54,568,200</text:p>
          </table:table-cell>
          <table:table-cell table:style-name="ce111" office:value-type="float" office:value="54866100" calcext:value-type="float">
            <text:p>54,866,100</text:p>
          </table:table-cell>
          <table:table-cell table:style-name="ce111" office:value-type="float" office:value="55303100" calcext:value-type="float">
            <text:p>55,303,100</text:p>
          </table:table-cell>
          <table:table-cell table:style-name="ce111" office:value-type="float" office:value="55694000" calcext:value-type="float">
            <text:p>55,694,000</text:p>
          </table:table-cell>
          <table:table-cell table:style-name="ce111" office:value-type="float" office:value="56149100" calcext:value-type="float">
            <text:p>56,149,100</text:p>
          </table:table-cell>
          <table:table-cell table:style-name="ce111" office:value-type="float" office:value="56620900" calcext:value-type="float">
            <text:p>56,620,900</text:p>
          </table:table-cell>
          <table:table-cell table:style-name="ce111" office:value-type="float" office:value="57028600" calcext:value-type="float">
            <text:p>57,028,600</text:p>
          </table:table-cell>
          <table:table-cell table:style-name="ce111" office:value-type="float" office:value="57497300" calcext:value-type="float">
            <text:p>57,497,300</text:p>
          </table:table-cell>
          <table:table-cell table:style-name="ce111" office:value-type="float" office:value="57985200" calcext:value-type="float">
            <text:p>57,985,200</text:p>
          </table:table-cell>
          <table:table-cell table:style-name="ce111" office:value-type="float" office:value="58391400" calcext:value-type="float">
            <text:p>58,391,400</text:p>
          </table:table-cell>
          <table:table-cell table:style-name="ce111" office:value-type="float" office:value="58778000" calcext:value-type="float">
            <text:p>58,778,000</text:p>
          </table:table-cell>
          <table:table-cell table:style-name="ce111" office:value-type="float" office:value="59249200" calcext:value-type="float">
            <text:p>59,249,200</text:p>
          </table:table-cell>
          <table:table-cell table:style-name="ce111" office:value-type="float" office:value="59737000" calcext:value-type="float">
            <text:p>59,737,000</text:p>
          </table:table-cell>
          <table:table-cell table:style-name="ce111" office:value-type="float" office:value="60243400" calcext:value-type="float">
            <text:p>60,243,400</text:p>
          </table:table-cell>
          <table:table-cell table:style-name="ce111" office:value-type="float" office:value="60615400" calcext:value-type="float">
            <text:p>60,615,400</text:p>
          </table:table-cell>
          <table:table-cell table:style-name="ce111" office:value-type="float" office:value="60997500" calcext:value-type="float">
            <text:p>60,997,500</text:p>
          </table:table-cell>
          <table:table-cell table:style-name="ce111" office:value-type="float" office:value="61333500" calcext:value-type="float">
            <text:p>61,333,500</text:p>
          </table:table-cell>
          <table:table-cell table:style-name="ce110" table:formula="of:=([.W13]-[.B13])/[.B13]" office:value-type="percentage" office:value="0.148614736936728" calcext:value-type="percentage">
            <text:p>14.86%</text:p>
          </table:table-cell>
          <table:table-cell table:number-columns-repeated="40"/>
        </table:table-row>
        <table:table-row table:style-name="ro11">
          <table:table-cell office:value-type="string" calcext:value-type="string">
            <text:p>Source</text:p>
          </table:table-cell>
          <table:table-cell table:style-name="ce85"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62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/>
          <table:table-cell office:value-type="string" calcext:value-type="string">
            <text:p>'GDP deflator etc'.B3=B5*/1000</text:p>
          </table:table-cell>
          <table:table-cell table:number-columns-repeated="62"/>
        </table:table-row>
      </table:table>
      <table:table table:name="Table S.6" table:style-name="ta1">
        <table:table-column table:style-name="co14" table:default-cell-style-name="Default"/>
        <table:table-column table:style-name="co15" table:number-columns-repeated="21" table:default-cell-style-name="Default"/>
        <table:table-column table:style-name="co16" table:default-cell-style-name="Default"/>
        <table:table-column table:style-name="co17" table:number-columns-repeated="1001" table:default-cell-style-name="Default"/>
        <table:table-row table:style-name="ro14">
          <table:table-cell table:style-name="ce112" office:value-type="string" calcext:value-type="string" table:number-columns-spanned="23" table:number-rows-spanned="1">
            <text:p>Table S.6: Total Expenditur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5">
          <table:table-cell table:style-name="ce113"/>
          <table:table-cell table:style-name="ce120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127"/>
          <table:covered-table-cell table:style-name="ce129"/>
          <table:table-cell table:style-name="ce134" table:number-columns-repeated="1001"/>
        </table:table-row>
        <table:table-row table:style-name="ro1">
          <table:table-cell table:style-name="ce114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number-columns-repeated="1001"/>
        </table:table-row>
        <table:table-row table:style-name="ro1">
          <table:table-cell table:style-name="ce115" office:value-type="string" calcext:value-type="string">
            <text:p>Scotland</text:p>
          </table:table-cell>
          <table:table-cell table:style-name="ce122" office:value-type="float" office:value="6682.26" calcext:value-type="float">
            <text:p>6,682</text:p>
          </table:table-cell>
          <table:table-cell table:style-name="ce122" office:value-type="float" office:value="6930.96" calcext:value-type="float">
            <text:p>6,931</text:p>
          </table:table-cell>
          <table:table-cell table:style-name="ce122" office:value-type="float" office:value="7337.93" calcext:value-type="float">
            <text:p>7,338</text:p>
          </table:table-cell>
          <table:table-cell table:style-name="ce122" office:value-type="float" office:value="7912.82" calcext:value-type="float">
            <text:p>7,913</text:p>
          </table:table-cell>
          <table:table-cell table:style-name="ce122" office:value-type="float" office:value="8504.74" calcext:value-type="float">
            <text:p>8,505</text:p>
          </table:table-cell>
          <table:table-cell table:style-name="ce122" office:value-type="float" office:value="9308.62" calcext:value-type="float">
            <text:p>9,309</text:p>
          </table:table-cell>
          <table:table-cell table:style-name="ce122" office:value-type="float" office:value="9888.51" calcext:value-type="float">
            <text:p>9,889</text:p>
          </table:table-cell>
          <table:table-cell table:style-name="ce122" office:value-type="float" office:value="10470.96" calcext:value-type="float">
            <text:p>10,471</text:p>
          </table:table-cell>
          <table:table-cell table:style-name="ce122" office:value-type="float" office:value="10967.79" calcext:value-type="float">
            <text:p>10,968</text:p>
          </table:table-cell>
          <table:table-cell table:style-name="ce122" office:value-type="float" office:value="11645.7" calcext:value-type="float">
            <text:p>11,646</text:p>
          </table:table-cell>
          <table:table-cell table:style-name="ce122" office:value-type="float" office:value="12227.14" calcext:value-type="float">
            <text:p>12,227</text:p>
          </table:table-cell>
          <table:table-cell table:style-name="ce122" office:value-type="float" office:value="12650.58" calcext:value-type="float">
            <text:p>12,651</text:p>
          </table:table-cell>
          <table:table-cell table:style-name="ce122" office:value-type="float" office:value="13051.56" calcext:value-type="float">
            <text:p>13,052</text:p>
          </table:table-cell>
          <table:table-cell table:style-name="ce122" office:value-type="float" office:value="13051.53" calcext:value-type="float">
            <text:p>13,052</text:p>
          </table:table-cell>
          <table:table-cell table:style-name="ce122" office:value-type="float" office:value="13323.5" calcext:value-type="float">
            <text:p>13,324</text:p>
          </table:table-cell>
          <table:table-cell table:style-name="ce122" office:value-type="float" office:value="13241.29" calcext:value-type="float">
            <text:p>13,241</text:p>
          </table:table-cell>
          <table:table-cell table:style-name="ce122" office:value-type="float" office:value="13359.57" calcext:value-type="float">
            <text:p>13,360</text:p>
          </table:table-cell>
          <table:table-cell table:style-name="ce122" office:value-type="float" office:value="13492.67" calcext:value-type="float">
            <text:p>13,493</text:p>
          </table:table-cell>
          <table:table-cell table:style-name="ce122" office:value-type="float" office:value="13864.18" calcext:value-type="float">
            <text:p>13,864</text:p>
          </table:table-cell>
          <table:table-cell table:style-name="ce122" office:value-type="float" office:value="14152.79" calcext:value-type="float">
            <text:p>14,153</text:p>
          </table:table-cell>
          <table:table-cell table:style-name="ce122" office:value-type="float" office:value="14436.43" calcext:value-type="float">
            <text:p>14,436</text:p>
          </table:table-cell>
          <table:table-cell table:style-name="ce131" office:value-type="float" office:value="14828.9" calcext:value-type="float">
            <text:p>14,829</text:p>
          </table:table-cell>
          <table:table-cell table:style-name="ce125"/>
          <table:table-cell table:number-columns-repeated="1000"/>
        </table:table-row>
        <table:table-row table:style-name="ro1">
          <table:table-cell table:style-name="ce115" office:value-type="string" calcext:value-type="string">
            <text:p>UK</text:p>
          </table:table-cell>
          <table:table-cell table:style-name="ce123" office:value-type="float" office:value="6052.32" calcext:value-type="float">
            <text:p>6,052</text:p>
          </table:table-cell>
          <table:table-cell table:style-name="ce123" office:value-type="float" office:value="6262.09" calcext:value-type="float">
            <text:p>6,262</text:p>
          </table:table-cell>
          <table:table-cell table:style-name="ce123" office:value-type="float" office:value="6625.06" calcext:value-type="float">
            <text:p>6,625</text:p>
          </table:table-cell>
          <table:table-cell table:style-name="ce123" office:value-type="float" office:value="7045.57" calcext:value-type="float">
            <text:p>7,046</text:p>
          </table:table-cell>
          <table:table-cell table:style-name="ce123" office:value-type="float" office:value="7587.68" calcext:value-type="float">
            <text:p>7,588</text:p>
          </table:table-cell>
          <table:table-cell table:style-name="ce123" office:value-type="float" office:value="8259.45" calcext:value-type="float">
            <text:p>8,259</text:p>
          </table:table-cell>
          <table:table-cell table:style-name="ce123" office:value-type="float" office:value="8875.25" calcext:value-type="float">
            <text:p>8,875</text:p>
          </table:table-cell>
          <table:table-cell table:style-name="ce123" office:value-type="float" office:value="9340.65" calcext:value-type="float">
            <text:p>9,341</text:p>
          </table:table-cell>
          <table:table-cell table:style-name="ce123" office:value-type="float" office:value="9704.81" calcext:value-type="float">
            <text:p>9,705</text:p>
          </table:table-cell>
          <table:table-cell table:style-name="ce123" office:value-type="float" office:value="10221.91" calcext:value-type="float">
            <text:p>10,222</text:p>
          </table:table-cell>
          <table:table-cell table:style-name="ce123" office:value-type="float" office:value="11068.01" calcext:value-type="float">
            <text:p>11,068</text:p>
          </table:table-cell>
          <table:table-cell table:style-name="ce123" office:value-type="float" office:value="11556.98" calcext:value-type="float">
            <text:p>11,557</text:p>
          </table:table-cell>
          <table:table-cell table:style-name="ce123" office:value-type="float" office:value="11809.01" calcext:value-type="float">
            <text:p>11,809</text:p>
          </table:table-cell>
          <table:table-cell table:style-name="ce123" office:value-type="float" office:value="11755.22" calcext:value-type="float">
            <text:p>11,755</text:p>
          </table:table-cell>
          <table:table-cell table:style-name="ce123" office:value-type="float" office:value="11914.72" calcext:value-type="float">
            <text:p>11,915</text:p>
          </table:table-cell>
          <table:table-cell table:style-name="ce123" office:value-type="float" office:value="11938.82" calcext:value-type="float">
            <text:p>11,939</text:p>
          </table:table-cell>
          <table:table-cell table:style-name="ce123" office:value-type="float" office:value="12128.7" calcext:value-type="float">
            <text:p>12,129</text:p>
          </table:table-cell>
          <table:table-cell table:style-name="ce123" office:value-type="float" office:value="12161.86" calcext:value-type="float">
            <text:p>12,162</text:p>
          </table:table-cell>
          <table:table-cell table:style-name="ce123" office:value-type="float" office:value="12360.14" calcext:value-type="float">
            <text:p>12,360</text:p>
          </table:table-cell>
          <table:table-cell table:style-name="ce123" office:value-type="float" office:value="12625.72" calcext:value-type="float">
            <text:p>12,626</text:p>
          </table:table-cell>
          <table:table-cell table:style-name="ce123" office:value-type="float" office:value="12802.49" calcext:value-type="float">
            <text:p>12,802</text:p>
          </table:table-cell>
          <table:table-cell table:style-name="ce131" office:value-type="float" office:value="13195.71" calcext:value-type="float">
            <text:p>13,196</text:p>
          </table:table-cell>
          <table:table-cell table:style-name="ce125"/>
          <table:table-cell table:number-columns-repeated="1000"/>
        </table:table-row>
        <table:table-row table:style-name="ro1">
          <table:table-cell table:style-name="ce116" office:value-type="string" calcext:value-type="string">
            <text:p>Difference (Scotland minus UK)</text:p>
          </table:table-cell>
          <table:table-cell table:style-name="ce124" office:value-type="float" office:value="629.93" calcext:value-type="float">
            <text:p>630</text:p>
          </table:table-cell>
          <table:table-cell table:style-name="ce124" office:value-type="float" office:value="668.87" calcext:value-type="float">
            <text:p>669</text:p>
          </table:table-cell>
          <table:table-cell table:style-name="ce124" office:value-type="float" office:value="712.87" calcext:value-type="float">
            <text:p>713</text:p>
          </table:table-cell>
          <table:table-cell table:style-name="ce124" office:value-type="float" office:value="867.25" calcext:value-type="float">
            <text:p>867</text:p>
          </table:table-cell>
          <table:table-cell table:style-name="ce124" office:value-type="float" office:value="917.06" calcext:value-type="float">
            <text:p>917</text:p>
          </table:table-cell>
          <table:table-cell table:style-name="ce124" office:value-type="float" office:value="1049.17" calcext:value-type="float">
            <text:p>1,049</text:p>
          </table:table-cell>
          <table:table-cell table:style-name="ce124" office:value-type="float" office:value="1013.25" calcext:value-type="float">
            <text:p>1,013</text:p>
          </table:table-cell>
          <table:table-cell table:style-name="ce124" office:value-type="float" office:value="1130.3" calcext:value-type="float">
            <text:p>1,130</text:p>
          </table:table-cell>
          <table:table-cell table:style-name="ce124" office:value-type="float" office:value="1262.99" calcext:value-type="float">
            <text:p>1,263</text:p>
          </table:table-cell>
          <table:table-cell table:style-name="ce124" office:value-type="float" office:value="1423.79" calcext:value-type="float">
            <text:p>1,424</text:p>
          </table:table-cell>
          <table:table-cell table:style-name="ce124" office:value-type="float" office:value="1159.13" calcext:value-type="float">
            <text:p>1,159</text:p>
          </table:table-cell>
          <table:table-cell table:style-name="ce124" office:value-type="float" office:value="1093.6" calcext:value-type="float">
            <text:p>1,094</text:p>
          </table:table-cell>
          <table:table-cell table:style-name="ce124" office:value-type="float" office:value="1242.56" calcext:value-type="float">
            <text:p>1,243</text:p>
          </table:table-cell>
          <table:table-cell table:style-name="ce124" office:value-type="float" office:value="1296.32" calcext:value-type="float">
            <text:p>1,296</text:p>
          </table:table-cell>
          <table:table-cell table:style-name="ce124" office:value-type="float" office:value="1408.78" calcext:value-type="float">
            <text:p>1,409</text:p>
          </table:table-cell>
          <table:table-cell table:style-name="ce124" office:value-type="float" office:value="1302.48" calcext:value-type="float">
            <text:p>1,302</text:p>
          </table:table-cell>
          <table:table-cell table:style-name="ce124" office:value-type="float" office:value="1230.88" calcext:value-type="float">
            <text:p>1,231</text:p>
          </table:table-cell>
          <table:table-cell table:style-name="ce124" office:value-type="float" office:value="1330.8" calcext:value-type="float">
            <text:p>1,331</text:p>
          </table:table-cell>
          <table:table-cell table:style-name="ce124" office:value-type="float" office:value="1504.04" calcext:value-type="float">
            <text:p>1,504</text:p>
          </table:table-cell>
          <table:table-cell table:style-name="ce124" office:value-type="float" office:value="1527.07" calcext:value-type="float">
            <text:p>1,527</text:p>
          </table:table-cell>
          <table:table-cell table:style-name="ce124" office:value-type="float" office:value="1633.94" calcext:value-type="float">
            <text:p>1,634</text:p>
          </table:table-cell>
          <table:table-cell table:style-name="ce132" office:value-type="float" office:value="1633.19" calcext:value-type="float">
            <text:p>1,633</text:p>
          </table:table-cell>
          <table:table-cell table:style-name="ce135" table:number-columns-repeated="1001"/>
        </table:table-row>
        <table:table-row table:style-name="ro1">
          <table:table-cell table:style-name="ce117"/>
          <table:table-cell table:style-name="ce125" table:number-columns-repeated="21"/>
          <table:table-cell table:style-name="ce13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Real 2019-20 prices</text:p>
          </table:table-cell>
          <table:table-cell table:number-columns-repeated="22"/>
          <table:table-cell office:value-type="string" calcext:value-type="string">
            <text:p>Growth</text:p>
          </table:table-cell>
          <table:table-cell office:value-type="string" calcext:value-type="string">
            <text:p>Since peak</text:p>
          </table:table-cell>
          <table:table-cell table:number-columns-repeated="999"/>
        </table:table-row>
        <table:table-row table:style-name="ro1">
          <table:table-cell table:formula="of:=[.A4]" office:value-type="string" office:string-value="Scotland" calcext:value-type="string">
            <text:p>Scotland</text:p>
          </table:table-cell>
          <table:table-cell table:style-name="ce126" table:formula="of:=[.B4]*['GDP deflator etc'.B3]" office:value-type="float" office:value="9980.24292555885" calcext:value-type="float">
            <text:p>9980</text:p>
          </table:table-cell>
          <table:table-cell table:style-name="ce126" table:formula="of:=[.C4]*['GDP deflator etc'.C3]" office:value-type="float" office:value="10310.8471018936" calcext:value-type="float">
            <text:p>10311</text:p>
          </table:table-cell>
          <table:table-cell table:style-name="ce126" table:formula="of:=[.D4]*['GDP deflator etc'.D3]" office:value-type="float" office:value="10707.7564969383" calcext:value-type="float">
            <text:p>10708</text:p>
          </table:table-cell>
          <table:table-cell table:style-name="ce126" table:formula="of:=[.E4]*['GDP deflator etc'.E3]" office:value-type="float" office:value="11404.4804318681" calcext:value-type="float">
            <text:p>11404</text:p>
          </table:table-cell>
          <table:table-cell table:style-name="ce126" table:formula="of:=[.F4]*['GDP deflator etc'.F3]" office:value-type="float" office:value="11979.4928614707" calcext:value-type="float">
            <text:p>11979</text:p>
          </table:table-cell>
          <table:table-cell table:style-name="ce126" table:formula="of:=[.G4]*['GDP deflator etc'.G3]" office:value-type="float" office:value="12853.3252057113" calcext:value-type="float">
            <text:p>12853</text:p>
          </table:table-cell>
          <table:table-cell table:style-name="ce126" table:formula="of:=[.H4]*['GDP deflator etc'.H3]" office:value-type="float" office:value="13278.2819053206" calcext:value-type="float">
            <text:p>13278</text:p>
          </table:table-cell>
          <table:table-cell table:style-name="ce126" table:formula="of:=[.I4]*['GDP deflator etc'.I3]" office:value-type="float" office:value="13725.7766151571" calcext:value-type="float">
            <text:p>13726</text:p>
          </table:table-cell>
          <table:table-cell table:style-name="ce126" table:formula="of:=[.J4]*['GDP deflator etc'.J3]" office:value-type="float" office:value="13980.0584641434" calcext:value-type="float">
            <text:p>13980</text:p>
          </table:table-cell>
          <table:table-cell table:style-name="ce126" table:formula="of:=[.K4]*['GDP deflator etc'.K3]" office:value-type="float" office:value="14459.5851813718" calcext:value-type="float">
            <text:p>14460</text:p>
          </table:table-cell>
          <table:table-cell table:style-name="ce126" table:formula="of:=[.L4]*['GDP deflator etc'.L3]" office:value-type="float" office:value="14803.7417018656" calcext:value-type="float">
            <text:p>14804</text:p>
          </table:table-cell>
          <table:table-cell table:style-name="ce126" table:formula="of:=[.M4]*['GDP deflator etc'.M3]" office:value-type="float" office:value="15067.9852383967" calcext:value-type="float">
            <text:p>15068</text:p>
          </table:table-cell>
          <table:table-cell table:style-name="ce126" table:formula="of:=[.N4]*['GDP deflator etc'.N3]" office:value-type="float" office:value="15283.8229137841" calcext:value-type="float">
            <text:p>15284</text:p>
          </table:table-cell>
          <table:table-cell table:style-name="ce126" table:formula="of:=[.O4]*['GDP deflator etc'.O3]" office:value-type="float" office:value="15054.027532234" calcext:value-type="float">
            <text:p>15054</text:p>
          </table:table-cell>
          <table:table-cell table:style-name="ce126" table:formula="of:=[.P4]*['GDP deflator etc'.P3]" office:value-type="float" office:value="15057.5878491394" calcext:value-type="float">
            <text:p>15058</text:p>
          </table:table-cell>
          <table:table-cell table:style-name="ce126" table:formula="of:=[.Q4]*['GDP deflator etc'.Q3]" office:value-type="float" office:value="14681.4153656635" calcext:value-type="float">
            <text:p>14681</text:p>
          </table:table-cell>
          <table:table-cell table:style-name="ce126" table:formula="of:=[.R4]*['GDP deflator etc'.R3]" office:value-type="float" office:value="14608.5615245576" calcext:value-type="float">
            <text:p>14609</text:p>
          </table:table-cell>
          <table:table-cell table:style-name="ce126" table:formula="of:=[.S4]*['GDP deflator etc'.S3]" office:value-type="float" office:value="14628.1229008547" calcext:value-type="float">
            <text:p>14628</text:p>
          </table:table-cell>
          <table:table-cell table:style-name="ce126" table:formula="of:=[.T4]*['GDP deflator etc'.T3]" office:value-type="float" office:value="14683.2480813298" calcext:value-type="float">
            <text:p>14683</text:p>
          </table:table-cell>
          <table:table-cell table:style-name="ce126" table:formula="of:=[.U4]*['GDP deflator etc'.U3]" office:value-type="float" office:value="14734.3510051971" calcext:value-type="float">
            <text:p>14734</text:p>
          </table:table-cell>
          <table:table-cell table:style-name="ce126" table:formula="of:=[.V4]*['GDP deflator etc'.V3]" office:value-type="float" office:value="14715.8058247882" calcext:value-type="float">
            <text:p>14716</text:p>
          </table:table-cell>
          <table:table-cell table:style-name="ce126" table:formula="of:=[.W4]*['GDP deflator etc'.W3]" office:value-type="float" office:value="14828.9" calcext:value-type="float">
            <text:p>14829</text:p>
          </table:table-cell>
          <table:table-cell table:style-name="ce136" table:formula="of:=([.W11]-[.B11])/[.B11]" office:value-type="percentage" office:value="0.485825556612857" calcext:value-type="percentage">
            <text:p>48.6%</text:p>
          </table:table-cell>
          <table:table-cell table:style-name="ce136" table:formula="of:=([.W11]-[.N11])/[.N11]" office:value-type="percentage" office:value="-0.0297649950768409" calcext:value-type="percentage">
            <text:p>-3.0%</text:p>
          </table:table-cell>
          <table:table-cell table:number-columns-repeated="999"/>
        </table:table-row>
        <table:table-row table:style-name="ro1">
          <table:table-cell table:formula="of:=[.A5]" office:value-type="string" office:string-value="UK" calcext:value-type="string">
            <text:p>UK</text:p>
          </table:table-cell>
          <table:table-cell table:style-name="ce126" table:formula="of:=[.B5]*['GDP deflator etc'.B3]" office:value-type="float" office:value="9039.40042189593" calcext:value-type="float">
            <text:p>9039</text:p>
          </table:table-cell>
          <table:table-cell table:style-name="ce126" table:formula="of:=[.C5]*['GDP deflator etc'.C3]" office:value-type="float" office:value="9315.80221618608" calcext:value-type="float">
            <text:p>9316</text:p>
          </table:table-cell>
          <table:table-cell table:style-name="ce126" table:formula="of:=[.D5]*['GDP deflator etc'.D3]" office:value-type="float" office:value="9667.51239894717" calcext:value-type="float">
            <text:p>9668</text:p>
          </table:table-cell>
          <table:table-cell table:style-name="ce126" table:formula="of:=[.E5]*['GDP deflator etc'.E3]" office:value-type="float" office:value="10154.5422739753" calcext:value-type="float">
            <text:p>10155</text:p>
          </table:table-cell>
          <table:table-cell table:style-name="ce126" table:formula="of:=[.F5]*['GDP deflator etc'.F3]" office:value-type="float" office:value="10687.7527584763" calcext:value-type="float">
            <text:p>10688</text:p>
          </table:table-cell>
          <table:table-cell table:style-name="ce126" table:formula="of:=[.G5]*['GDP deflator etc'.G3]" office:value-type="float" office:value="11404.6332184912" calcext:value-type="float">
            <text:p>11405</text:p>
          </table:table-cell>
          <table:table-cell table:style-name="ce126" table:formula="of:=[.H5]*['GDP deflator etc'.H3]" office:value-type="float" office:value="11917.6773326008" calcext:value-type="float">
            <text:p>11918</text:p>
          </table:table-cell>
          <table:table-cell table:style-name="ce126" table:formula="of:=[.I5]*['GDP deflator etc'.I3]" office:value-type="float" office:value="12244.1185278492" calcext:value-type="float">
            <text:p>12244</text:p>
          </table:table-cell>
          <table:table-cell table:style-name="ce126" table:formula="of:=[.J5]*['GDP deflator etc'.J3]" office:value-type="float" office:value="12370.2050443529" calcext:value-type="float">
            <text:p>12370</text:p>
          </table:table-cell>
          <table:table-cell table:style-name="ce126" table:formula="of:=[.K5]*['GDP deflator etc'.K3]" office:value-type="float" office:value="12691.7727883524" calcext:value-type="float">
            <text:p>12692</text:p>
          </table:table-cell>
          <table:table-cell table:style-name="ce126" table:formula="of:=[.L5]*['GDP deflator etc'.L3]" office:value-type="float" office:value="13400.3504657397" calcext:value-type="float">
            <text:p>13400</text:p>
          </table:table-cell>
          <table:table-cell table:style-name="ce126" table:formula="of:=[.M5]*['GDP deflator etc'.M3]" office:value-type="float" office:value="13765.4087038259" calcext:value-type="float">
            <text:p>13765</text:p>
          </table:table-cell>
          <table:table-cell table:style-name="ce126" table:formula="of:=[.N5]*['GDP deflator etc'.N3]" office:value-type="float" office:value="13828.7543885256" calcext:value-type="float">
            <text:p>13829</text:p>
          </table:table-cell>
          <table:table-cell table:style-name="ce126" table:formula="of:=[.O5]*['GDP deflator etc'.O3]" office:value-type="float" office:value="13558.8245613708" calcext:value-type="float">
            <text:p>13559</text:p>
          </table:table-cell>
          <table:table-cell table:style-name="ce126" table:formula="of:=[.P5]*['GDP deflator etc'.P3]" office:value-type="float" office:value="13465.4515028257" calcext:value-type="float">
            <text:p>13465</text:p>
          </table:table-cell>
          <table:table-cell table:style-name="ce126" table:formula="of:=[.Q5]*['GDP deflator etc'.Q3]" office:value-type="float" office:value="13237.2884662967" calcext:value-type="float">
            <text:p>13237</text:p>
          </table:table-cell>
          <table:table-cell table:style-name="ce126" table:formula="of:=[.R5]*['GDP deflator etc'.R3]" office:value-type="float" office:value="13262.6169976206" calcext:value-type="float">
            <text:p>13263</text:p>
          </table:table-cell>
          <table:table-cell table:style-name="ce126" table:formula="of:=[.S5]*['GDP deflator etc'.S3]" office:value-type="float" office:value="13185.3208284935" calcext:value-type="float">
            <text:p>13185</text:p>
          </table:table-cell>
          <table:table-cell table:style-name="ce126" table:formula="of:=[.T5]*['GDP deflator etc'.T3]" office:value-type="float" office:value="13090.3524002117" calcext:value-type="float">
            <text:p>13090</text:p>
          </table:table-cell>
          <table:table-cell table:style-name="ce126" table:formula="of:=[.U5]*['GDP deflator etc'.U3]" office:value-type="float" office:value="13144.531231887" calcext:value-type="float">
            <text:p>13145</text:p>
          </table:table-cell>
          <table:table-cell table:style-name="ce126" table:formula="of:=[.V5]*['GDP deflator etc'.V3]" office:value-type="float" office:value="13050.2455879876" calcext:value-type="float">
            <text:p>13050</text:p>
          </table:table-cell>
          <table:table-cell table:style-name="ce126" table:formula="of:=[.W5]*['GDP deflator etc'.W3]" office:value-type="float" office:value="13195.71" calcext:value-type="float">
            <text:p>13196</text:p>
          </table:table-cell>
          <table:table-cell table:style-name="ce136" table:formula="of:=([.W12]-[.B12])/[.B12]" office:value-type="percentage" office:value="0.4597992548307" calcext:value-type="percentage">
            <text:p>46.0%</text:p>
          </table:table-cell>
          <table:table-cell table:style-name="ce136" table:formula="of:=([.W12]-[.N12])/[.N12]" office:value-type="percentage" office:value="-0.0457773976411709" calcext:value-type="percentage">
            <text:p>-4.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fference</text:p>
          </table:table-cell>
          <table:table-cell table:style-name="ce126" table:formula="of:=[.B6]*['GDP deflator etc'.B3]" office:value-type="float" office:value="940.827568232497" calcext:value-type="float">
            <text:p>941</text:p>
          </table:table-cell>
          <table:table-cell table:style-name="ce126" table:formula="of:=[.C6]*['GDP deflator etc'.C3]" office:value-type="float" office:value="995.044885707549" calcext:value-type="float">
            <text:p>995</text:p>
          </table:table-cell>
          <table:table-cell table:style-name="ce126" table:formula="of:=[.D6]*['GDP deflator etc'.D3]" office:value-type="float" office:value="1040.24409799118" calcext:value-type="float">
            <text:p>1040</text:p>
          </table:table-cell>
          <table:table-cell table:style-name="ce126" table:formula="of:=[.E6]*['GDP deflator etc'.E3]" office:value-type="float" office:value="1249.93815789284" calcext:value-type="float">
            <text:p>1250</text:p>
          </table:table-cell>
          <table:table-cell table:style-name="ce126" table:formula="of:=[.F6]*['GDP deflator etc'.F3]" office:value-type="float" office:value="1291.74010299437" calcext:value-type="float">
            <text:p>1292</text:p>
          </table:table-cell>
          <table:table-cell table:style-name="ce126" table:formula="of:=[.G6]*['GDP deflator etc'.G3]" office:value-type="float" office:value="1448.69198722003" calcext:value-type="float">
            <text:p>1449</text:p>
          </table:table-cell>
          <table:table-cell table:style-name="ce126" table:formula="of:=[.H6]*['GDP deflator etc'.H3]" office:value-type="float" office:value="1360.5911447292" calcext:value-type="float">
            <text:p>1361</text:p>
          </table:table-cell>
          <table:table-cell table:style-name="ce126" table:formula="of:=[.I6]*['GDP deflator etc'.I3]" office:value-type="float" office:value="1481.64497888561" calcext:value-type="float">
            <text:p>1482</text:p>
          </table:table-cell>
          <table:table-cell table:style-name="ce126" table:formula="of:=[.J6]*['GDP deflator etc'.J3]" office:value-type="float" office:value="1609.86616625851" calcext:value-type="float">
            <text:p>1610</text:p>
          </table:table-cell>
          <table:table-cell table:style-name="ce126" table:formula="of:=[.K6]*['GDP deflator etc'.K3]" office:value-type="float" office:value="1767.81239301934" calcext:value-type="float">
            <text:p>1768</text:p>
          </table:table-cell>
          <table:table-cell table:style-name="ce126" table:formula="of:=[.L6]*['GDP deflator etc'.L3]" office:value-type="float" office:value="1403.39123612582" calcext:value-type="float">
            <text:p>1403</text:p>
          </table:table-cell>
          <table:table-cell table:style-name="ce126" table:formula="of:=[.M6]*['GDP deflator etc'.M3]" office:value-type="float" office:value="1302.5765345708" calcext:value-type="float">
            <text:p>1303</text:p>
          </table:table-cell>
          <table:table-cell table:style-name="ce126" table:formula="of:=[.N6]*['GDP deflator etc'.N3]" office:value-type="float" office:value="1455.08023560031" calcext:value-type="float">
            <text:p>1455</text:p>
          </table:table-cell>
          <table:table-cell table:style-name="ce126" table:formula="of:=[.O6]*['GDP deflator etc'.O3]" office:value-type="float" office:value="1495.21450516419" calcext:value-type="float">
            <text:p>1495</text:p>
          </table:table-cell>
          <table:table-cell table:style-name="ce126" table:formula="of:=[.P6]*['GDP deflator etc'.P3]" office:value-type="float" office:value="1592.1363463137" calcext:value-type="float">
            <text:p>1592</text:p>
          </table:table-cell>
          <table:table-cell table:style-name="ce126" table:formula="of:=[.Q6]*['GDP deflator etc'.Q3]" office:value-type="float" office:value="1444.13798696874" calcext:value-type="float">
            <text:p>1444</text:p>
          </table:table-cell>
          <table:table-cell table:style-name="ce126" table:formula="of:=[.R6]*['GDP deflator etc'.R3]" office:value-type="float" office:value="1345.95546184102" calcext:value-type="float">
            <text:p>1346</text:p>
          </table:table-cell>
          <table:table-cell table:style-name="ce126" table:formula="of:=[.S6]*['GDP deflator etc'.S3]" office:value-type="float" office:value="1442.79123082811" calcext:value-type="float">
            <text:p>1443</text:p>
          </table:table-cell>
          <table:table-cell table:style-name="ce126" table:formula="of:=[.T6]*['GDP deflator etc'.T3]" office:value-type="float" office:value="1592.89568111805" calcext:value-type="float">
            <text:p>1593</text:p>
          </table:table-cell>
          <table:table-cell table:style-name="ce126" table:formula="of:=[.U6]*['GDP deflator etc'.U3]" office:value-type="float" office:value="1589.81977331017" calcext:value-type="float">
            <text:p>1590</text:p>
          </table:table-cell>
          <table:table-cell table:style-name="ce126" table:formula="of:=[.V6]*['GDP deflator etc'.V3]" office:value-type="float" office:value="1665.56023680054" calcext:value-type="float">
            <text:p>1666</text:p>
          </table:table-cell>
          <table:table-cell table:style-name="ce126" table:formula="of:=[.W6]*['GDP deflator etc'.W3]" office:value-type="float" office:value="1633.19" calcext:value-type="float">
            <text:p>1633</text:p>
          </table:table-cell>
          <table:table-cell table:style-name="ce136" table:formula="of:=([.W13]-[.B13])/[.B13]" office:value-type="percentage" office:value="0.73590789124964" calcext:value-type="percentage">
            <text:p>73.6%</text:p>
          </table:table-cell>
          <table:table-cell table:style-name="ce136" table:formula="of:=([.W13]-[.N13])/[.N13]" office:value-type="percentage" office:value="0.122405459191885" calcext:value-type="percentage">
            <text:p>12.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tio</text:p>
          </table:table-cell>
          <table:table-cell table:style-name="ce109" table:formula="of:=[.B11]/[.B12]" office:value-type="float" office:value="1.10408240145928" calcext:value-type="float">
            <text:p>1.10</text:p>
          </table:table-cell>
          <table:table-cell table:style-name="ce109" table:formula="of:=[.C11]/[.C12]" office:value-type="float" office:value="1.10681258174188" calcext:value-type="float">
            <text:p>1.11</text:p>
          </table:table-cell>
          <table:table-cell table:style-name="ce109" table:formula="of:=[.D11]/[.D12]" office:value-type="float" office:value="1.10760204435884" calcext:value-type="float">
            <text:p>1.11</text:p>
          </table:table-cell>
          <table:table-cell table:style-name="ce109" table:formula="of:=[.E11]/[.E12]" office:value-type="float" office:value="1.12309153127426" calcext:value-type="float">
            <text:p>1.12</text:p>
          </table:table-cell>
          <table:table-cell table:style-name="ce109" table:formula="of:=[.F11]/[.F12]" office:value-type="float" office:value="1.12086171267107" calcext:value-type="float">
            <text:p>1.12</text:p>
          </table:table-cell>
          <table:table-cell table:style-name="ce109" table:formula="of:=[.G11]/[.G12]" office:value-type="float" office:value="1.12702661799515" calcext:value-type="float">
            <text:p>1.13</text:p>
          </table:table-cell>
          <table:table-cell table:style-name="ce109" table:formula="of:=[.H11]/[.H12]" office:value-type="float" office:value="1.11416692487536" calcext:value-type="float">
            <text:p>1.11</text:p>
          </table:table-cell>
          <table:table-cell table:style-name="ce109" table:formula="of:=[.I11]/[.I12]" office:value-type="float" office:value="1.12100977983331" calcext:value-type="float">
            <text:p>1.12</text:p>
          </table:table-cell>
          <table:table-cell table:style-name="ce109" table:formula="of:=[.J11]/[.J12]" office:value-type="float" office:value="1.13013959057416" calcext:value-type="float">
            <text:p>1.13</text:p>
          </table:table-cell>
          <table:table-cell table:style-name="ce109" table:formula="of:=[.K11]/[.K12]" office:value-type="float" office:value="1.13928805868962" calcext:value-type="float">
            <text:p>1.14</text:p>
          </table:table-cell>
          <table:table-cell table:style-name="ce109" table:formula="of:=[.L11]/[.L12]" office:value-type="float" office:value="1.10472795019159" calcext:value-type="float">
            <text:p>1.10</text:p>
          </table:table-cell>
          <table:table-cell table:style-name="ce109" table:formula="of:=[.M11]/[.M12]" office:value-type="float" office:value="1.09462679696599" calcext:value-type="float">
            <text:p>1.09</text:p>
          </table:table-cell>
          <table:table-cell table:style-name="ce109" table:formula="of:=[.N11]/[.N12]" office:value-type="float" office:value="1.10522050535989" calcext:value-type="float">
            <text:p>1.11</text:p>
          </table:table-cell>
          <table:table-cell table:style-name="ce109" table:formula="of:=[.O11]/[.O12]" office:value-type="float" office:value="1.11027526494613" calcext:value-type="float">
            <text:p>1.11</text:p>
          </table:table-cell>
          <table:table-cell table:style-name="ce109" table:formula="of:=[.P11]/[.P12]" office:value-type="float" office:value="1.11823861576269" calcext:value-type="float">
            <text:p>1.12</text:p>
          </table:table-cell>
          <table:table-cell table:style-name="ce109" table:formula="of:=[.Q11]/[.Q12]" office:value-type="float" office:value="1.10909537123434" calcext:value-type="float">
            <text:p>1.11</text:p>
          </table:table-cell>
          <table:table-cell table:style-name="ce109" table:formula="of:=[.R11]/[.R12]" office:value-type="float" office:value="1.1014840832076" calcext:value-type="float">
            <text:p>1.10</text:p>
          </table:table-cell>
          <table:table-cell table:style-name="ce109" table:formula="of:=[.S11]/[.S12]" office:value-type="float" office:value="1.10942487415576" calcext:value-type="float">
            <text:p>1.11</text:p>
          </table:table-cell>
          <table:table-cell table:style-name="ce109" table:formula="of:=[.T11]/[.T12]" office:value-type="float" office:value="1.12168470583667" calcext:value-type="float">
            <text:p>1.12</text:p>
          </table:table-cell>
          <table:table-cell table:style-name="ce109" table:formula="of:=[.U11]/[.U12]" office:value-type="float" office:value="1.12094914191032" calcext:value-type="float">
            <text:p>1.12</text:p>
          </table:table-cell>
          <table:table-cell table:style-name="ce109" table:formula="of:=[.V11]/[.V12]" office:value-type="float" office:value="1.12762673511169" calcext:value-type="float">
            <text:p>1.13</text:p>
          </table:table-cell>
          <table:table-cell table:style-name="ce109" table:formula="of:=[.W11]/[.W12]" office:value-type="float" office:value="1.1237667393418" calcext:value-type="float">
            <text:p>1.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formula="of:=([.B12]*['GDP deflator etc'.B12]-[.B11]*['GDP deflator etc'.B11])/(['GDP deflator etc'.B13])" office:value-type="float" office:value="8949.94446162515" calcext:value-type="float">
            <text:p>8,950</text:p>
          </table:table-cell>
          <table:table-cell table:style-name="ce111" table:formula="of:=([.C12]*['GDP deflator etc'.C12]-[.C11]*['GDP deflator etc'.C11])/(['GDP deflator etc'.C13])" office:value-type="float" office:value="9221.66601522681" calcext:value-type="float">
            <text:p>9,222</text:p>
          </table:table-cell>
          <table:table-cell table:style-name="ce111" table:formula="of:=([.D12]*['GDP deflator etc'.D12]-[.D11]*['GDP deflator etc'.D11])/(['GDP deflator etc'.D13])" office:value-type="float" office:value="9569.66143795414" calcext:value-type="float">
            <text:p>9,570</text:p>
          </table:table-cell>
          <table:table-cell table:style-name="ce111" table:formula="of:=([.E12]*['GDP deflator etc'.E12]-[.E11]*['GDP deflator etc'.E11])/(['GDP deflator etc'.E13])" office:value-type="float" office:value="10037.4270592212" calcext:value-type="float">
            <text:p>10,037</text:p>
          </table:table-cell>
          <table:table-cell table:style-name="ce111" table:formula="of:=([.F12]*['GDP deflator etc'.F12]-[.F11]*['GDP deflator etc'.F11])/(['GDP deflator etc'.F13])" office:value-type="float" office:value="10567.2372609364" calcext:value-type="float">
            <text:p>10,567</text:p>
          </table:table-cell>
          <table:table-cell table:style-name="ce111" table:formula="of:=([.G12]*['GDP deflator etc'.G12]-[.G11]*['GDP deflator etc'.G11])/(['GDP deflator etc'.G13])" office:value-type="float" office:value="11270.0732488161" calcext:value-type="float">
            <text:p>11,270</text:p>
          </table:table-cell>
          <table:table-cell table:style-name="ce111" table:formula="of:=([.H12]*['GDP deflator etc'.H12]-[.H11]*['GDP deflator etc'.H11])/(['GDP deflator etc'.H13])" office:value-type="float" office:value="11791.5936155318" calcext:value-type="float">
            <text:p>11,792</text:p>
          </table:table-cell>
          <table:table-cell table:style-name="ce111" table:formula="of:=([.I12]*['GDP deflator etc'.I12]-[.I11]*['GDP deflator etc'.I11])/(['GDP deflator etc'.I13])" office:value-type="float" office:value="12107.2081348014" calcext:value-type="float">
            <text:p>12,107</text:p>
          </table:table-cell>
          <table:table-cell table:style-name="ce111" table:formula="of:=([.J12]*['GDP deflator etc'.J12]-[.J11]*['GDP deflator etc'.J11])/(['GDP deflator etc'.J13])" office:value-type="float" office:value="12221.8310976239" calcext:value-type="float">
            <text:p>12,222</text:p>
          </table:table-cell>
          <table:table-cell table:style-name="ce111" table:formula="of:=([.K12]*['GDP deflator etc'.K12]-[.K11]*['GDP deflator etc'.K11])/(['GDP deflator etc'.K13])" office:value-type="float" office:value="12528.9992074418" calcext:value-type="float">
            <text:p>12,529</text:p>
          </table:table-cell>
          <table:table-cell table:style-name="ce111" table:formula="of:=([.L12]*['GDP deflator etc'.L12]-[.L11]*['GDP deflator etc'.L11])/(['GDP deflator etc'.L13])" office:value-type="float" office:value="13271.3927087553" calcext:value-type="float">
            <text:p>13,271</text:p>
          </table:table-cell>
          <table:table-cell table:style-name="ce111" table:formula="of:=([.M12]*['GDP deflator etc'.M12]-[.M11]*['GDP deflator etc'.M11])/(['GDP deflator etc'.M13])" office:value-type="float" office:value="13645.908134441" calcext:value-type="float">
            <text:p>13,646</text:p>
          </table:table-cell>
          <table:table-cell table:style-name="ce111" table:formula="of:=([.N12]*['GDP deflator etc'.N12]-[.N11]*['GDP deflator etc'.N11])/(['GDP deflator etc'.N13])" office:value-type="float" office:value="13695.5853250459" calcext:value-type="float">
            <text:p>13,696</text:p>
          </table:table-cell>
          <table:table-cell table:style-name="ce111" table:formula="of:=([.O12]*['GDP deflator etc'.O12]-[.O11]*['GDP deflator etc'.O11])/(['GDP deflator etc'.O13])" office:value-type="float" office:value="13422.1616503991" calcext:value-type="float">
            <text:p>13,422</text:p>
          </table:table-cell>
          <table:table-cell table:style-name="ce111" table:formula="of:=([.P12]*['GDP deflator etc'.P12]-[.P11]*['GDP deflator etc'.P11])/(['GDP deflator etc'.P13])" office:value-type="float" office:value="13320.5675697504" calcext:value-type="float">
            <text:p>13,321</text:p>
          </table:table-cell>
          <table:table-cell table:style-name="ce111" table:formula="of:=([.Q12]*['GDP deflator etc'.Q12]-[.Q11]*['GDP deflator etc'.Q11])/(['GDP deflator etc'.Q13])" office:value-type="float" office:value="13106.3912788838" calcext:value-type="float">
            <text:p>13,106</text:p>
          </table:table-cell>
          <table:table-cell table:style-name="ce111" table:formula="of:=([.R12]*['GDP deflator etc'.R12]-[.R11]*['GDP deflator etc'.R11])/(['GDP deflator etc'.R13])" office:value-type="float" office:value="13141.1373328783" calcext:value-type="float">
            <text:p>13,141</text:p>
          </table:table-cell>
          <table:table-cell table:style-name="ce111" table:formula="of:=([.S12]*['GDP deflator etc'.S12]-[.S11]*['GDP deflator etc'.S11])/(['GDP deflator etc'.S13])" office:value-type="float" office:value="13055.549070039" calcext:value-type="float">
            <text:p>13,056</text:p>
          </table:table-cell>
          <table:table-cell table:style-name="ce111" table:formula="of:=([.T12]*['GDP deflator etc'.T12]-[.T11]*['GDP deflator etc'.T11])/(['GDP deflator etc'.T13])" office:value-type="float" office:value="12947.4467327404" calcext:value-type="float">
            <text:p>12,947</text:p>
          </table:table-cell>
          <table:table-cell table:style-name="ce111" table:formula="of:=([.U12]*['GDP deflator etc'.U12]-[.U11]*['GDP deflator etc'.U11])/(['GDP deflator etc'.U13])" office:value-type="float" office:value="13002.2496614238" calcext:value-type="float">
            <text:p>13,002</text:p>
          </table:table-cell>
          <table:table-cell table:style-name="ce111" table:formula="of:=([.V12]*['GDP deflator etc'.V12]-[.V11]*['GDP deflator etc'.V11])/(['GDP deflator etc'.V13])" office:value-type="float" office:value="12901.7561724584" calcext:value-type="float">
            <text:p>12,902</text:p>
          </table:table-cell>
          <table:table-cell table:style-name="ce111" table:formula="of:=([.W12]*['GDP deflator etc'.W12]-[.W11]*['GDP deflator etc'.W11])/(['GDP deflator etc'.W13])" office:value-type="float" office:value="13050.2331084644" calcext:value-type="float">
            <text:p>13,0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</text:p>
          </table:table-cell>
          <table:table-cell table:style-name="ce111" table:formula="of:=[.B11]-[.B15]" office:value-type="float" office:value="1030.29846393369" calcext:value-type="float">
            <text:p>1,030</text:p>
          </table:table-cell>
          <table:table-cell table:style-name="ce111" table:formula="of:=[.C11]-[.C15]" office:value-type="float" office:value="1089.18108666682" calcext:value-type="float">
            <text:p>1,089</text:p>
          </table:table-cell>
          <table:table-cell table:style-name="ce111" table:formula="of:=[.D11]-[.D15]" office:value-type="float" office:value="1138.0950589842" calcext:value-type="float">
            <text:p>1,138</text:p>
          </table:table-cell>
          <table:table-cell table:style-name="ce111" table:formula="of:=[.E11]-[.E15]" office:value-type="float" office:value="1367.05337264693" calcext:value-type="float">
            <text:p>1,367</text:p>
          </table:table-cell>
          <table:table-cell table:style-name="ce111" table:formula="of:=[.F11]-[.F15]" office:value-type="float" office:value="1412.25560053431" calcext:value-type="float">
            <text:p>1,412</text:p>
          </table:table-cell>
          <table:table-cell table:style-name="ce111" table:formula="of:=[.G11]-[.G15]" office:value-type="float" office:value="1583.25195689512" calcext:value-type="float">
            <text:p>1,583</text:p>
          </table:table-cell>
          <table:table-cell table:style-name="ce111" table:formula="of:=[.H11]-[.H15]" office:value-type="float" office:value="1486.68828978876" calcext:value-type="float">
            <text:p>1,487</text:p>
          </table:table-cell>
          <table:table-cell table:style-name="ce111" table:formula="of:=[.I11]-[.I15]" office:value-type="float" office:value="1618.56848035576" calcext:value-type="float">
            <text:p>1,619</text:p>
          </table:table-cell>
          <table:table-cell table:style-name="ce111" table:formula="of:=[.J11]-[.J15]" office:value-type="float" office:value="1758.22736651951" calcext:value-type="float">
            <text:p>1,758</text:p>
          </table:table-cell>
          <table:table-cell table:style-name="ce111" table:formula="of:=[.K11]-[.K15]" office:value-type="float" office:value="1930.58597392999" calcext:value-type="float">
            <text:p>1,931</text:p>
          </table:table-cell>
          <table:table-cell table:style-name="ce111" table:formula="of:=[.L11]-[.L15]" office:value-type="float" office:value="1532.34899311023" calcext:value-type="float">
            <text:p>1,532</text:p>
          </table:table-cell>
          <table:table-cell table:style-name="ce111" table:formula="of:=[.M11]-[.M15]" office:value-type="float" office:value="1422.07710395565" calcext:value-type="float">
            <text:p>1,422</text:p>
          </table:table-cell>
          <table:table-cell table:style-name="ce111" table:formula="of:=[.N11]-[.N15]" office:value-type="float" office:value="1588.23758873824" calcext:value-type="float">
            <text:p>1,588</text:p>
          </table:table-cell>
          <table:table-cell table:style-name="ce111" table:formula="of:=[.O11]-[.O15]" office:value-type="float" office:value="1631.86588183494" calcext:value-type="float">
            <text:p>1,632</text:p>
          </table:table-cell>
          <table:table-cell table:style-name="ce111" table:formula="of:=[.P11]-[.P15]" office:value-type="float" office:value="1737.02027938899" calcext:value-type="float">
            <text:p>1,737</text:p>
          </table:table-cell>
          <table:table-cell table:style-name="ce111" table:formula="of:=[.Q11]-[.Q15]" office:value-type="float" office:value="1575.02408677965" calcext:value-type="float">
            <text:p>1,575</text:p>
          </table:table-cell>
          <table:table-cell table:style-name="ce111" table:formula="of:=[.R11]-[.R15]" office:value-type="float" office:value="1467.42419167932" calcext:value-type="float">
            <text:p>1,467</text:p>
          </table:table-cell>
          <table:table-cell table:style-name="ce111" table:formula="of:=[.S11]-[.S15]" office:value-type="float" office:value="1572.57383081576" calcext:value-type="float">
            <text:p>1,573</text:p>
          </table:table-cell>
          <table:table-cell table:style-name="ce111" table:formula="of:=[.T11]-[.T15]" office:value-type="float" office:value="1735.80134858932" calcext:value-type="float">
            <text:p>1,736</text:p>
          </table:table-cell>
          <table:table-cell table:style-name="ce111" table:formula="of:=[.U11]-[.U15]" office:value-type="float" office:value="1732.10134377333" calcext:value-type="float">
            <text:p>1,732</text:p>
          </table:table-cell>
          <table:table-cell table:style-name="ce111" table:formula="of:=[.V11]-[.V15]" office:value-type="float" office:value="1814.04965232978" calcext:value-type="float">
            <text:p>1,814</text:p>
          </table:table-cell>
          <table:table-cell table:style-name="ce111" table:formula="of:=[.W11]-[.W15]" office:value-type="float" office:value="1778.66689153562" calcext:value-type="float">
            <text:p>1,7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 total / £bn</text:p>
          </table:table-cell>
          <table:table-cell table:style-name="ce109" table:formula="of:=[.B16]*['GDP deflator etc'.B11]/1000000000" office:value-type="float" office:value="5.23092833123775" calcext:value-type="float">
            <text:p>5.23</text:p>
          </table:table-cell>
          <table:table-cell table:style-name="ce109" table:formula="of:=[.C16]*['GDP deflator etc'.C11]/1000000000" office:value-type="float" office:value="5.52432647157409" calcext:value-type="float">
            <text:p>5.52</text:p>
          </table:table-cell>
          <table:table-cell table:style-name="ce109" table:formula="of:=[.D16]*['GDP deflator etc'.D11]/1000000000" office:value-type="float" office:value="5.76206147413112" calcext:value-type="float">
            <text:p>5.76</text:p>
          </table:table-cell>
          <table:table-cell table:style-name="ce109" table:formula="of:=[.E16]*['GDP deflator etc'.E11]/1000000000" office:value-type="float" office:value="6.92303168975859" calcext:value-type="float">
            <text:p>6.92</text:p>
          </table:table-cell>
          <table:table-cell table:style-name="ce109" table:formula="of:=[.F16]*['GDP deflator etc'.F11]/1000000000" office:value-type="float" office:value="7.15448687230679" calcext:value-type="float">
            <text:p>7.15</text:p>
          </table:table-cell>
          <table:table-cell table:style-name="ce109" table:formula="of:=[.G16]*['GDP deflator etc'.G11]/1000000000" office:value-type="float" office:value="8.02471254352294" calcext:value-type="float">
            <text:p>8.02</text:p>
          </table:table-cell>
          <table:table-cell table:style-name="ce109" table:formula="of:=[.H16]*['GDP deflator etc'.H11]/1000000000" office:value-type="float" office:value="7.55876927177299" calcext:value-type="float">
            <text:p>7.56</text:p>
          </table:table-cell>
          <table:table-cell table:style-name="ce109" table:formula="of:=[.I16]*['GDP deflator etc'.I11]/1000000000" office:value-type="float" office:value="8.27120864831399" calcext:value-type="float">
            <text:p>8.27</text:p>
          </table:table-cell>
          <table:table-cell table:style-name="ce109" table:formula="of:=[.J16]*['GDP deflator etc'.J11]/1000000000" office:value-type="float" office:value="9.0251568950813" calcext:value-type="float">
            <text:p>9.03</text:p>
          </table:table-cell>
          <table:table-cell table:style-name="ce109" table:formula="of:=[.K16]*['GDP deflator etc'.K11]/1000000000" office:value-type="float" office:value="9.98112948521804" calcext:value-type="float">
            <text:p>9.98</text:p>
          </table:table-cell>
          <table:table-cell table:style-name="ce109" table:formula="of:=[.L16]*['GDP deflator etc'.L11]/1000000000" office:value-type="float" office:value="7.97265857625323" calcext:value-type="float">
            <text:p>7.97</text:p>
          </table:table-cell>
          <table:table-cell table:style-name="ce109" table:formula="of:=[.M16]*['GDP deflator etc'.M11]/1000000000" office:value-type="float" office:value="7.44016520018556" calcext:value-type="float">
            <text:p>7.44</text:p>
          </table:table-cell>
          <table:table-cell table:style-name="ce109" table:formula="of:=[.N16]*['GDP deflator etc'.N11]/1000000000" office:value-type="float" office:value="8.35762383945834" calcext:value-type="float">
            <text:p>8.36</text:p>
          </table:table-cell>
          <table:table-cell table:style-name="ce109" table:formula="of:=[.O16]*['GDP deflator etc'.O11]/1000000000" office:value-type="float" office:value="8.64872598713701" calcext:value-type="float">
            <text:p>8.65</text:p>
          </table:table-cell>
          <table:table-cell table:style-name="ce109" table:formula="of:=[.P16]*['GDP deflator etc'.P11]/1000000000" office:value-type="float" office:value="9.22983095656131" calcext:value-type="float">
            <text:p>9.23</text:p>
          </table:table-cell>
          <table:table-cell table:style-name="ce109" table:formula="of:=[.Q16]*['GDP deflator etc'.Q11]/1000000000" office:value-type="float" office:value="8.39125582713592" calcext:value-type="float">
            <text:p>8.39</text:p>
          </table:table-cell>
          <table:table-cell table:style-name="ce109" table:formula="of:=[.R16]*['GDP deflator etc'.R11]/1000000000" office:value-type="float" office:value="7.84719760742433" calcext:value-type="float">
            <text:p>7.85</text:p>
          </table:table-cell>
          <table:table-cell table:style-name="ce109" table:formula="of:=[.S16]*['GDP deflator etc'.S11]/1000000000" office:value-type="float" office:value="8.4494391929731" calcext:value-type="float">
            <text:p>8.45</text:p>
          </table:table-cell>
          <table:table-cell table:style-name="ce109" table:formula="of:=[.T16]*['GDP deflator etc'.T11]/1000000000" office:value-type="float" office:value="9.38148554872068" calcext:value-type="float">
            <text:p>9.38</text:p>
          </table:table-cell>
          <table:table-cell table:style-name="ce109" table:formula="of:=[.U16]*['GDP deflator etc'.U11]/1000000000" office:value-type="float" office:value="9.39630336970157" calcext:value-type="float">
            <text:p>9.40</text:p>
          </table:table-cell>
          <table:table-cell table:style-name="ce109" table:formula="of:=[.V16]*['GDP deflator etc'.V11]/1000000000" office:value-type="float" office:value="9.86498341433459" calcext:value-type="float">
            <text:p>9.86</text:p>
          </table:table-cell>
          <table:table-cell table:style-name="ce109" table:formula="of:=[.W16]*['GDP deflator etc'.W11]/1000000000" office:value-type="float" office:value="9.71739082852655" calcext:value-type="float">
            <text:p>9.72</text:p>
          </table:table-cell>
          <table:table-cell table:number-columns-repeated="1001"/>
        </table:table-row>
      </table:table>
      <table:table table:name="CSV gers_expenditure_person" table:style-name="ta1">
        <table:table-column table:style-name="co18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ce111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2" table:number-matrix-rows-spanned="22" table:formula="of:=TRANSPOSE([$'Table S.6'.B11:$'Table S.6'.W12])" office:value-type="float" office:value="9980.24292555885" calcext:value-type="float">
            <text:p>9980</text:p>
          </table:table-cell>
          <table:table-cell office:value-type="float" office:value="9039.40042189593" calcext:value-type="float">
            <text:p>9039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310.8471018936" calcext:value-type="float">
            <text:p>10311</text:p>
          </table:table-cell>
          <table:table-cell office:value-type="float" office:value="9315.80221618608" calcext:value-type="float">
            <text:p>931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707.7564969383" calcext:value-type="float">
            <text:p>10708</text:p>
          </table:table-cell>
          <table:table-cell office:value-type="float" office:value="9667.51239894717" calcext:value-type="float">
            <text:p>9668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404.4804318681" calcext:value-type="float">
            <text:p>11404</text:p>
          </table:table-cell>
          <table:table-cell office:value-type="float" office:value="10154.5422739753" calcext:value-type="float">
            <text:p>1015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979.4928614707" calcext:value-type="float">
            <text:p>11979</text:p>
          </table:table-cell>
          <table:table-cell office:value-type="float" office:value="10687.7527584763" calcext:value-type="float">
            <text:p>10688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2853.3252057113" calcext:value-type="float">
            <text:p>12853</text:p>
          </table:table-cell>
          <table:table-cell office:value-type="float" office:value="11404.6332184912" calcext:value-type="float">
            <text:p>1140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3278.2819053206" calcext:value-type="float">
            <text:p>13278</text:p>
          </table:table-cell>
          <table:table-cell office:value-type="float" office:value="11917.6773326008" calcext:value-type="float">
            <text:p>11918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3725.7766151571" calcext:value-type="float">
            <text:p>13726</text:p>
          </table:table-cell>
          <table:table-cell office:value-type="float" office:value="12244.1185278492" calcext:value-type="float">
            <text:p>12244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980.0584641434" calcext:value-type="float">
            <text:p>13980</text:p>
          </table:table-cell>
          <table:table-cell office:value-type="float" office:value="12370.2050443529" calcext:value-type="float">
            <text:p>1237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459.5851813718" calcext:value-type="float">
            <text:p>14460</text:p>
          </table:table-cell>
          <table:table-cell office:value-type="float" office:value="12691.7727883524" calcext:value-type="float">
            <text:p>1269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4803.7417018656" calcext:value-type="float">
            <text:p>14804</text:p>
          </table:table-cell>
          <table:table-cell office:value-type="float" office:value="13400.3504657397" calcext:value-type="float">
            <text:p>1340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5067.9852383967" calcext:value-type="float">
            <text:p>15068</text:p>
          </table:table-cell>
          <table:table-cell office:value-type="float" office:value="13765.4087038259" calcext:value-type="float">
            <text:p>1376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5283.8229137841" calcext:value-type="float">
            <text:p>15284</text:p>
          </table:table-cell>
          <table:table-cell office:value-type="float" office:value="13828.7543885256" calcext:value-type="float">
            <text:p>13829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5054.027532234" calcext:value-type="float">
            <text:p>15054</text:p>
          </table:table-cell>
          <table:table-cell office:value-type="float" office:value="13558.8245613708" calcext:value-type="float">
            <text:p>1355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5057.5878491394" calcext:value-type="float">
            <text:p>15058</text:p>
          </table:table-cell>
          <table:table-cell office:value-type="float" office:value="13465.4515028257" calcext:value-type="float">
            <text:p>1346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4681.4153656635" calcext:value-type="float">
            <text:p>14681</text:p>
          </table:table-cell>
          <table:table-cell office:value-type="float" office:value="13237.2884662967" calcext:value-type="float">
            <text:p>13237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4608.5615245576" calcext:value-type="float">
            <text:p>14609</text:p>
          </table:table-cell>
          <table:table-cell office:value-type="float" office:value="13262.6169976206" calcext:value-type="float">
            <text:p>1326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4628.1229008547" calcext:value-type="float">
            <text:p>14628</text:p>
          </table:table-cell>
          <table:table-cell office:value-type="float" office:value="13185.3208284935" calcext:value-type="float">
            <text:p>131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4683.2480813298" calcext:value-type="float">
            <text:p>14683</text:p>
          </table:table-cell>
          <table:table-cell office:value-type="float" office:value="13090.3524002117" calcext:value-type="float">
            <text:p>13090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4734.3510051971" calcext:value-type="float">
            <text:p>14734</text:p>
          </table:table-cell>
          <table:table-cell office:value-type="float" office:value="13144.531231887" calcext:value-type="float">
            <text:p>131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4715.8058247882" calcext:value-type="float">
            <text:p>14716</text:p>
          </table:table-cell>
          <table:table-cell office:value-type="float" office:value="13050.2455879876" calcext:value-type="float">
            <text:p>13050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4828.9" calcext:value-type="float">
            <text:p>14829</text:p>
          </table:table-cell>
          <table:table-cell office:value-type="float" office:value="13195.71" calcext:value-type="float">
            <text:p>13196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/ £ (real 2019-20 pric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Table 3.6" table:style-name="ta1">
        <table:table-column table:style-name="co19" table:default-cell-style-name="ce145"/>
        <table:table-column table:style-name="co17" table:number-columns-repeated="22" table:default-cell-style-name="ce137"/>
        <table:table-column table:style-name="co17" table:number-columns-repeated="43" table:default-cell-style-name="Default"/>
        <table:table-column table:style-name="co20" table:number-columns-repeated="2" table:default-cell-style-name="Default"/>
        <table:table-column table:style-name="co17" table:number-columns-repeated="956" table:default-cell-style-name="Default"/>
        <table:table-row table:style-name="ro16">
          <table:table-cell table:style-name="ce139" office:value-type="string" calcext:value-type="string" table:number-columns-spanned="67" table:number-rows-spanned="1">
            <text:p>Table 3.6: Total Expenditure: Scotland 1998-99 to 2019-20</text:p>
          </table:table-cell>
          <table:covered-table-cell table:number-columns-repeated="65" table:style-name="ce152"/>
          <table:covered-table-cell table:style-name="ce185"/>
          <table:table-cell table:style-name="ce188"/>
          <table:table-cell table:number-columns-repeated="956"/>
        </table:table-row>
        <table:table-row table:style-name="ro1">
          <table:table-cell table:style-name="ce140" table:number-columns-spanned="1" table:number-rows-spanned="3"/>
          <table:table-cell table:style-name="ce5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1">
          <table:covered-table-cell table:style-name="ce141"/>
          <table:table-cell table:style-name="ce5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5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60"/>
          <table:table-cell table:style-name="ce183" office:value-type="string" calcext:value-type="string" table:number-columns-spanned="21" table:number-rows-spanned="1">
            <text:p>Total</text:p>
          </table:table-cell>
          <table:covered-table-cell table:number-columns-repeated="19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1">
          <table:covered-table-cell table:style-name="ce142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66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173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0" office:value-type="string" calcext:value-type="string">
            <text:p>2014-15</text:p>
          </table:table-cell>
          <table:table-cell table:style-name="ce170" office:value-type="string" calcext:value-type="string">
            <text:p>2015-16</text:p>
          </table:table-cell>
          <table:table-cell table:style-name="ce170" office:value-type="string" calcext:value-type="string">
            <text:p>2016-17</text:p>
          </table:table-cell>
          <table:table-cell table:style-name="ce170" office:value-type="string" calcext:value-type="string">
            <text:p>2017-18</text:p>
          </table:table-cell>
          <table:table-cell table:style-name="ce170" office:value-type="string" calcext:value-type="string">
            <text:p>2018-19</text:p>
          </table:table-cell>
          <table:table-cell table:style-name="ce186" office:value-type="string" calcext:value-type="string">
            <text:p>2019-20</text:p>
          </table:table-cell>
          <table:table-cell table:style-name="ce189"/>
          <table:table-cell table:number-columns-repeated="956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54" table:number-columns-repeated="21"/>
          <table:table-cell table:style-name="ce162"/>
          <table:table-cell table:style-name="ce167"/>
          <table:table-cell table:style-name="ce171" table:number-columns-repeated="15"/>
          <table:table-cell table:style-name="ce174" table:number-columns-repeated="5"/>
          <table:table-cell table:style-name="ce179"/>
          <table:table-cell table:style-name="ce174"/>
          <table:table-cell table:style-name="ce171" table:number-columns-repeated="20"/>
          <table:table-cell table:style-name="ce187"/>
          <table:table-cell table:style-name="ce190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55" office:value-type="float" office:value="684.83" calcext:value-type="float">
            <text:p>685</text:p>
          </table:table-cell>
          <table:table-cell table:style-name="ce155" office:value-type="float" office:value="766.96" calcext:value-type="float">
            <text:p>767</text:p>
          </table:table-cell>
          <table:table-cell table:style-name="ce155" office:value-type="float" office:value="807.11" calcext:value-type="float">
            <text:p>807</text:p>
          </table:table-cell>
          <table:table-cell table:style-name="ce155" office:value-type="float" office:value="921.36" calcext:value-type="float">
            <text:p>921</text:p>
          </table:table-cell>
          <table:table-cell table:style-name="ce155" office:value-type="float" office:value="975.26" calcext:value-type="float">
            <text:p>975</text:p>
          </table:table-cell>
          <table:table-cell table:style-name="ce155" office:value-type="float" office:value="1053.76" calcext:value-type="float">
            <text:p>1,054</text:p>
          </table:table-cell>
          <table:table-cell table:style-name="ce155" office:value-type="float" office:value="1116.27" calcext:value-type="float">
            <text:p>1,116</text:p>
          </table:table-cell>
          <table:table-cell table:style-name="ce155" office:value-type="float" office:value="1386.81" calcext:value-type="float">
            <text:p>1,387</text:p>
          </table:table-cell>
          <table:table-cell table:style-name="ce155" office:value-type="float" office:value="1241.67" calcext:value-type="float">
            <text:p>1,242</text:p>
          </table:table-cell>
          <table:table-cell table:style-name="ce155" office:value-type="float" office:value="1317.25" calcext:value-type="float">
            <text:p>1,317</text:p>
          </table:table-cell>
          <table:table-cell table:style-name="ce155" office:value-type="float" office:value="1301.41" calcext:value-type="float">
            <text:p>1,301</text:p>
          </table:table-cell>
          <table:table-cell table:style-name="ce155" office:value-type="float" office:value="1528.79" calcext:value-type="float">
            <text:p>1,529</text:p>
          </table:table-cell>
          <table:table-cell table:style-name="ce155" office:value-type="float" office:value="1425.22" calcext:value-type="float">
            <text:p>1,425</text:p>
          </table:table-cell>
          <table:table-cell table:style-name="ce155" office:value-type="float" office:value="1284.39" calcext:value-type="float">
            <text:p>1,284</text:p>
          </table:table-cell>
          <table:table-cell table:style-name="ce155" office:value-type="float" office:value="1132.15" calcext:value-type="float">
            <text:p>1,132</text:p>
          </table:table-cell>
          <table:table-cell table:style-name="ce155" office:value-type="float" office:value="1244.78" calcext:value-type="float">
            <text:p>1,245</text:p>
          </table:table-cell>
          <table:table-cell table:style-name="ce155" office:value-type="float" office:value="1269.08" calcext:value-type="float">
            <text:p>1,269</text:p>
          </table:table-cell>
          <table:table-cell table:style-name="ce155" office:value-type="float" office:value="1295.18" calcext:value-type="float">
            <text:p>1,295</text:p>
          </table:table-cell>
          <table:table-cell table:style-name="ce155" office:value-type="float" office:value="1250.2" calcext:value-type="float">
            <text:p>1,250</text:p>
          </table:table-cell>
          <table:table-cell table:style-name="ce155" office:value-type="float" office:value="1296.62" calcext:value-type="float">
            <text:p>1,297</text:p>
          </table:table-cell>
          <table:table-cell table:style-name="ce155" office:value-type="float" office:value="1347.27" calcext:value-type="float">
            <text:p>1,347</text:p>
          </table:table-cell>
          <table:table-cell table:style-name="ce163" office:value-type="float" office:value="1445.99" calcext:value-type="float">
            <text:p>1,446</text:p>
          </table:table-cell>
          <table:table-cell table:style-name="ce168" office:value-type="float" office:value="95.94" calcext:value-type="float">
            <text:p>96</text:p>
          </table:table-cell>
          <table:table-cell table:style-name="ce172" office:value-type="float" office:value="120.43" calcext:value-type="float">
            <text:p>120</text:p>
          </table:table-cell>
          <table:table-cell table:style-name="ce172" office:value-type="float" office:value="97.47" calcext:value-type="float">
            <text:p>97</text:p>
          </table:table-cell>
          <table:table-cell table:style-name="ce172" office:value-type="float" office:value="151.77" calcext:value-type="float">
            <text:p>152</text:p>
          </table:table-cell>
          <table:table-cell table:style-name="ce172" office:value-type="float" office:value="199.74" calcext:value-type="float">
            <text:p>200</text:p>
          </table:table-cell>
          <table:table-cell table:style-name="ce172" office:value-type="float" office:value="263.28" calcext:value-type="float">
            <text:p>263</text:p>
          </table:table-cell>
          <table:table-cell table:style-name="ce172" office:value-type="float" office:value="277.09" calcext:value-type="float">
            <text:p>277</text:p>
          </table:table-cell>
          <table:table-cell table:style-name="ce172" office:value-type="float" office:value="197.66" calcext:value-type="float">
            <text:p>198</text:p>
          </table:table-cell>
          <table:table-cell table:style-name="ce172" office:value-type="float" office:value="155.12" calcext:value-type="float">
            <text:p>155</text:p>
          </table:table-cell>
          <table:table-cell table:style-name="ce172" office:value-type="float" office:value="53.93" calcext:value-type="float">
            <text:p>54</text:p>
          </table:table-cell>
          <table:table-cell table:style-name="ce172" office:value-type="float" office:value="307.5" calcext:value-type="float">
            <text:p>308</text:p>
          </table:table-cell>
          <table:table-cell table:style-name="ce172" office:value-type="float" office:value="98.93" calcext:value-type="float">
            <text:p>99</text:p>
          </table:table-cell>
          <table:table-cell table:style-name="ce172" office:value-type="float" office:value="222.35" calcext:value-type="float">
            <text:p>222</text:p>
          </table:table-cell>
          <table:table-cell table:style-name="ce172" office:value-type="float" office:value="199.35" calcext:value-type="float">
            <text:p>199</text:p>
          </table:table-cell>
          <table:table-cell table:style-name="ce172" office:value-type="float" office:value="169.19" calcext:value-type="float">
            <text:p>169</text:p>
          </table:table-cell>
          <table:table-cell table:style-name="ce172" office:value-type="float" office:value="232.36" calcext:value-type="float">
            <text:p>232</text:p>
          </table:table-cell>
          <table:table-cell table:style-name="ce172" office:value-type="float" office:value="232.77" calcext:value-type="float">
            <text:p>233</text:p>
          </table:table-cell>
          <table:table-cell table:style-name="ce172" office:value-type="float" office:value="256.12" calcext:value-type="float">
            <text:p>256</text:p>
          </table:table-cell>
          <table:table-cell table:style-name="ce172" office:value-type="float" office:value="246.27" calcext:value-type="float">
            <text:p>246</text:p>
          </table:table-cell>
          <table:table-cell table:style-name="ce172" office:value-type="float" office:value="349.52" calcext:value-type="float">
            <text:p>350</text:p>
          </table:table-cell>
          <table:table-cell table:style-name="ce172" office:value-type="float" office:value="263.29" calcext:value-type="float">
            <text:p>263</text:p>
          </table:table-cell>
          <table:table-cell table:style-name="ce163" office:value-type="float" office:value="363.08" calcext:value-type="float">
            <text:p>363</text:p>
          </table:table-cell>
          <table:table-cell table:style-name="ce172" office:value-type="float" office:value="780.77" calcext:value-type="float">
            <text:p>781</text:p>
          </table:table-cell>
          <table:table-cell table:style-name="ce172" office:value-type="float" office:value="887.39" calcext:value-type="float">
            <text:p>887</text:p>
          </table:table-cell>
          <table:table-cell table:style-name="ce172" office:value-type="float" office:value="904.58" calcext:value-type="float">
            <text:p>905</text:p>
          </table:table-cell>
          <table:table-cell table:style-name="ce172" office:value-type="float" office:value="1073.13" calcext:value-type="float">
            <text:p>1,073</text:p>
          </table:table-cell>
          <table:table-cell table:style-name="ce172" office:value-type="float" office:value="1175" calcext:value-type="float">
            <text:p>1,175</text:p>
          </table:table-cell>
          <table:table-cell table:style-name="ce172" office:value-type="float" office:value="1317.04" calcext:value-type="float">
            <text:p>1,317</text:p>
          </table:table-cell>
          <table:table-cell table:style-name="ce172" office:value-type="float" office:value="1393.36" calcext:value-type="float">
            <text:p>1,393</text:p>
          </table:table-cell>
          <table:table-cell table:style-name="ce172" office:value-type="float" office:value="1584.47" calcext:value-type="float">
            <text:p>1,584</text:p>
          </table:table-cell>
          <table:table-cell table:style-name="ce172" office:value-type="float" office:value="1396.79" calcext:value-type="float">
            <text:p>1,397</text:p>
          </table:table-cell>
          <table:table-cell table:style-name="ce172" office:value-type="float" office:value="1371.18" calcext:value-type="float">
            <text:p>1,371</text:p>
          </table:table-cell>
          <table:table-cell table:style-name="ce172" office:value-type="float" office:value="1608.91" calcext:value-type="float">
            <text:p>1,609</text:p>
          </table:table-cell>
          <table:table-cell table:style-name="ce172" office:value-type="float" office:value="1627.72" calcext:value-type="float">
            <text:p>1,628</text:p>
          </table:table-cell>
          <table:table-cell table:style-name="ce172" office:value-type="float" office:value="1647.57" calcext:value-type="float">
            <text:p>1,648</text:p>
          </table:table-cell>
          <table:table-cell table:style-name="ce172" office:value-type="float" office:value="1483.74" calcext:value-type="float">
            <text:p>1,484</text:p>
          </table:table-cell>
          <table:table-cell table:style-name="ce155" office:value-type="float" office:value="1301.33" calcext:value-type="float">
            <text:p>1,301</text:p>
          </table:table-cell>
          <table:table-cell table:style-name="ce155" office:value-type="float" office:value="1477.15" calcext:value-type="float">
            <text:p>1,477</text:p>
          </table:table-cell>
          <table:table-cell table:style-name="ce155" office:value-type="float" office:value="1501.86" calcext:value-type="float">
            <text:p>1,502</text:p>
          </table:table-cell>
          <table:table-cell table:style-name="ce155" office:value-type="float" office:value="1551.3" calcext:value-type="float">
            <text:p>1,551</text:p>
          </table:table-cell>
          <table:table-cell table:style-name="ce155" office:value-type="float" office:value="1496.47" calcext:value-type="float">
            <text:p>1,496</text:p>
          </table:table-cell>
          <table:table-cell table:style-name="ce155" office:value-type="float" office:value="1646.14" calcext:value-type="float">
            <text:p>1,646</text:p>
          </table:table-cell>
          <table:table-cell table:style-name="ce155" office:value-type="float" office:value="1610.56" calcext:value-type="float">
            <text:p>1,611</text:p>
          </table:table-cell>
          <table:table-cell table:style-name="ce163" office:value-type="float" office:value="1809.07" calcext:value-type="float">
            <text:p>1,809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55" office:value-type="float" office:value="267.86" calcext:value-type="float">
            <text:p>268</text:p>
          </table:table-cell>
          <table:table-cell table:style-name="ce155" office:value-type="float" office:value="309.13" calcext:value-type="float">
            <text:p>309</text:p>
          </table:table-cell>
          <table:table-cell table:style-name="ce155" office:value-type="float" office:value="347.82" calcext:value-type="float">
            <text:p>348</text:p>
          </table:table-cell>
          <table:table-cell table:style-name="ce155" office:value-type="float" office:value="354.98" calcext:value-type="float">
            <text:p>355</text:p>
          </table:table-cell>
          <table:table-cell table:style-name="ce155" office:value-type="float" office:value="368" calcext:value-type="float">
            <text:p>368</text:p>
          </table:table-cell>
          <table:table-cell table:style-name="ce155" office:value-type="float" office:value="415.03" calcext:value-type="float">
            <text:p>415</text:p>
          </table:table-cell>
          <table:table-cell table:style-name="ce155" office:value-type="float" office:value="449.46" calcext:value-type="float">
            <text:p>449</text:p>
          </table:table-cell>
          <table:table-cell table:style-name="ce155" office:value-type="float" office:value="494.8" calcext:value-type="float">
            <text:p>495</text:p>
          </table:table-cell>
          <table:table-cell table:style-name="ce155" office:value-type="float" office:value="499.17" calcext:value-type="float">
            <text:p>499</text:p>
          </table:table-cell>
          <table:table-cell table:style-name="ce155" office:value-type="float" office:value="529.23" calcext:value-type="float">
            <text:p>529</text:p>
          </table:table-cell>
          <table:table-cell table:style-name="ce155" office:value-type="float" office:value="501.58" calcext:value-type="float">
            <text:p>502</text:p>
          </table:table-cell>
          <table:table-cell table:style-name="ce155" office:value-type="float" office:value="545.92" calcext:value-type="float">
            <text:p>546</text:p>
          </table:table-cell>
          <table:table-cell table:style-name="ce155" office:value-type="float" office:value="591.46" calcext:value-type="float">
            <text:p>591</text:p>
          </table:table-cell>
          <table:table-cell table:style-name="ce155" office:value-type="float" office:value="597.81" calcext:value-type="float">
            <text:p>598</text:p>
          </table:table-cell>
          <table:table-cell table:style-name="ce155" office:value-type="float" office:value="598.4" calcext:value-type="float">
            <text:p>598</text:p>
          </table:table-cell>
          <table:table-cell table:style-name="ce155" office:value-type="float" office:value="762.42" calcext:value-type="float">
            <text:p>762</text:p>
          </table:table-cell>
          <table:table-cell table:style-name="ce155" office:value-type="float" office:value="692.21" calcext:value-type="float">
            <text:p>692</text:p>
          </table:table-cell>
          <table:table-cell table:style-name="ce155" office:value-type="float" office:value="681.63" calcext:value-type="float">
            <text:p>682</text:p>
          </table:table-cell>
          <table:table-cell table:style-name="ce155" office:value-type="float" office:value="734.62" calcext:value-type="float">
            <text:p>735</text:p>
          </table:table-cell>
          <table:table-cell table:style-name="ce155" office:value-type="float" office:value="761.65" calcext:value-type="float">
            <text:p>762</text:p>
          </table:table-cell>
          <table:table-cell table:style-name="ce155" office:value-type="float" office:value="744.41" calcext:value-type="float">
            <text:p>744</text:p>
          </table:table-cell>
          <table:table-cell table:style-name="ce163" office:value-type="float" office:value="822.42" calcext:value-type="float">
            <text:p>822</text:p>
          </table:table-cell>
          <table:table-cell table:style-name="ce168" office:value-type="float" office:value="9.72" calcext:value-type="float">
            <text:p>10</text:p>
          </table:table-cell>
          <table:table-cell table:style-name="ce172" office:value-type="float" office:value="10.25" calcext:value-type="float">
            <text:p>10</text:p>
          </table:table-cell>
          <table:table-cell table:style-name="ce172" office:value-type="float" office:value="12.95" calcext:value-type="float">
            <text:p>13</text:p>
          </table:table-cell>
          <table:table-cell table:style-name="ce172" office:value-type="float" office:value="11.21" calcext:value-type="float">
            <text:p>11</text:p>
          </table:table-cell>
          <table:table-cell table:style-name="ce172" office:value-type="float" office:value="15.51" calcext:value-type="float">
            <text:p>16</text:p>
          </table:table-cell>
          <table:table-cell table:style-name="ce172" office:value-type="float" office:value="16.38" calcext:value-type="float">
            <text:p>16</text:p>
          </table:table-cell>
          <table:table-cell table:style-name="ce172" office:value-type="float" office:value="15.7" calcext:value-type="float">
            <text:p>16</text:p>
          </table:table-cell>
          <table:table-cell table:style-name="ce172" office:value-type="float" office:value="28.29" calcext:value-type="float">
            <text:p>28</text:p>
          </table:table-cell>
          <table:table-cell table:style-name="ce172" office:value-type="float" office:value="32.11" calcext:value-type="float">
            <text:p>32</text:p>
          </table:table-cell>
          <table:table-cell table:style-name="ce172" office:value-type="float" office:value="33.8" calcext:value-type="float">
            <text:p>34</text:p>
          </table:table-cell>
          <table:table-cell table:style-name="ce172" office:value-type="float" office:value="36.87" calcext:value-type="float">
            <text:p>37</text:p>
          </table:table-cell>
          <table:table-cell table:style-name="ce172" office:value-type="float" office:value="50.06" calcext:value-type="float">
            <text:p>50</text:p>
          </table:table-cell>
          <table:table-cell table:style-name="ce172" office:value-type="float" office:value="62.27" calcext:value-type="float">
            <text:p>62</text:p>
          </table:table-cell>
          <table:table-cell table:style-name="ce172" office:value-type="float" office:value="49.62" calcext:value-type="float">
            <text:p>50</text:p>
          </table:table-cell>
          <table:table-cell table:style-name="ce172" office:value-type="float" office:value="45.56" calcext:value-type="float">
            <text:p>46</text:p>
          </table:table-cell>
          <table:table-cell table:style-name="ce172" office:value-type="float" office:value="51.62" calcext:value-type="float">
            <text:p>52</text:p>
          </table:table-cell>
          <table:table-cell table:style-name="ce172" office:value-type="float" office:value="176.56" calcext:value-type="float">
            <text:p>177</text:p>
          </table:table-cell>
          <table:table-cell table:style-name="ce172" office:value-type="float" office:value="163.72" calcext:value-type="float">
            <text:p>164</text:p>
          </table:table-cell>
          <table:table-cell table:style-name="ce172" office:value-type="float" office:value="157.91" calcext:value-type="float">
            <text:p>158</text:p>
          </table:table-cell>
          <table:table-cell table:style-name="ce172" office:value-type="float" office:value="100.71" calcext:value-type="float">
            <text:p>101</text:p>
          </table:table-cell>
          <table:table-cell table:style-name="ce172" office:value-type="float" office:value="234.6" calcext:value-type="float">
            <text:p>235</text:p>
          </table:table-cell>
          <table:table-cell table:style-name="ce163" office:value-type="float" office:value="143.17" calcext:value-type="float">
            <text:p>143</text:p>
          </table:table-cell>
          <table:table-cell table:style-name="ce172" office:value-type="float" office:value="277.58" calcext:value-type="float">
            <text:p>278</text:p>
          </table:table-cell>
          <table:table-cell table:style-name="ce172" office:value-type="float" office:value="319.38" calcext:value-type="float">
            <text:p>319</text:p>
          </table:table-cell>
          <table:table-cell table:style-name="ce172" office:value-type="float" office:value="360.77" calcext:value-type="float">
            <text:p>361</text:p>
          </table:table-cell>
          <table:table-cell table:style-name="ce172" office:value-type="float" office:value="366.19" calcext:value-type="float">
            <text:p>366</text:p>
          </table:table-cell>
          <table:table-cell table:style-name="ce172" office:value-type="float" office:value="383.51" calcext:value-type="float">
            <text:p>384</text:p>
          </table:table-cell>
          <table:table-cell table:style-name="ce172" office:value-type="float" office:value="431.41" calcext:value-type="float">
            <text:p>431</text:p>
          </table:table-cell>
          <table:table-cell table:style-name="ce172" office:value-type="float" office:value="465.16" calcext:value-type="float">
            <text:p>465</text:p>
          </table:table-cell>
          <table:table-cell table:style-name="ce172" office:value-type="float" office:value="523.1" calcext:value-type="float">
            <text:p>523</text:p>
          </table:table-cell>
          <table:table-cell table:style-name="ce172" office:value-type="float" office:value="531.28" calcext:value-type="float">
            <text:p>531</text:p>
          </table:table-cell>
          <table:table-cell table:style-name="ce172" office:value-type="float" office:value="563.02" calcext:value-type="float">
            <text:p>563</text:p>
          </table:table-cell>
          <table:table-cell table:style-name="ce172" office:value-type="float" office:value="538.45" calcext:value-type="float">
            <text:p>538</text:p>
          </table:table-cell>
          <table:table-cell table:style-name="ce172" office:value-type="float" office:value="595.98" calcext:value-type="float">
            <text:p>596</text:p>
          </table:table-cell>
          <table:table-cell table:style-name="ce172" office:value-type="float" office:value="653.72" calcext:value-type="float">
            <text:p>654</text:p>
          </table:table-cell>
          <table:table-cell table:style-name="ce172" office:value-type="float" office:value="647.44" calcext:value-type="float">
            <text:p>647</text:p>
          </table:table-cell>
          <table:table-cell table:style-name="ce155" office:value-type="float" office:value="643.96" calcext:value-type="float">
            <text:p>644</text:p>
          </table:table-cell>
          <table:table-cell table:style-name="ce155" office:value-type="float" office:value="814.04" calcext:value-type="float">
            <text:p>814</text:p>
          </table:table-cell>
          <table:table-cell table:style-name="ce155" office:value-type="float" office:value="868.78" calcext:value-type="float">
            <text:p>869</text:p>
          </table:table-cell>
          <table:table-cell table:style-name="ce155" office:value-type="float" office:value="845.35" calcext:value-type="float">
            <text:p>845</text:p>
          </table:table-cell>
          <table:table-cell table:style-name="ce155" office:value-type="float" office:value="892.52" calcext:value-type="float">
            <text:p>893</text:p>
          </table:table-cell>
          <table:table-cell table:style-name="ce155" office:value-type="float" office:value="862.36" calcext:value-type="float">
            <text:p>862</text:p>
          </table:table-cell>
          <table:table-cell table:style-name="ce155" office:value-type="float" office:value="979.01" calcext:value-type="float">
            <text:p>979</text:p>
          </table:table-cell>
          <table:table-cell table:style-name="ce163" office:value-type="float" office:value="965.59" calcext:value-type="float">
            <text:p>966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55" office:value-type="float" office:value="2541.31" calcext:value-type="float">
            <text:p>2,541</text:p>
          </table:table-cell>
          <table:table-cell table:style-name="ce155" office:value-type="float" office:value="2200.98" calcext:value-type="float">
            <text:p>2,201</text:p>
          </table:table-cell>
          <table:table-cell table:style-name="ce155" office:value-type="float" office:value="2284.66" calcext:value-type="float">
            <text:p>2,285</text:p>
          </table:table-cell>
          <table:table-cell table:style-name="ce155" office:value-type="float" office:value="1934.47" calcext:value-type="float">
            <text:p>1,934</text:p>
          </table:table-cell>
          <table:table-cell table:style-name="ce155" office:value-type="float" office:value="1728.89" calcext:value-type="float">
            <text:p>1,729</text:p>
          </table:table-cell>
          <table:table-cell table:style-name="ce155" office:value-type="float" office:value="1927.24" calcext:value-type="float">
            <text:p>1,927</text:p>
          </table:table-cell>
          <table:table-cell table:style-name="ce155" office:value-type="float" office:value="2153.61" calcext:value-type="float">
            <text:p>2,154</text:p>
          </table:table-cell>
          <table:table-cell table:style-name="ce155" office:value-type="float" office:value="2290.48" calcext:value-type="float">
            <text:p>2,290</text:p>
          </table:table-cell>
          <table:table-cell table:style-name="ce155" office:value-type="float" office:value="2491.21" calcext:value-type="float">
            <text:p>2,491</text:p>
          </table:table-cell>
          <table:table-cell table:style-name="ce155" office:value-type="float" office:value="2716.5" calcext:value-type="float">
            <text:p>2,717</text:p>
          </table:table-cell>
          <table:table-cell table:style-name="ce155" office:value-type="float" office:value="2822.59" calcext:value-type="float">
            <text:p>2,823</text:p>
          </table:table-cell>
          <table:table-cell table:style-name="ce155" office:value-type="float" office:value="2302.89" calcext:value-type="float">
            <text:p>2,303</text:p>
          </table:table-cell>
          <table:table-cell table:style-name="ce155" office:value-type="float" office:value="3372.06" calcext:value-type="float">
            <text:p>3,372</text:p>
          </table:table-cell>
          <table:table-cell table:style-name="ce155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68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541.31" calcext:value-type="float">
            <text:p>2,541</text:p>
          </table:table-cell>
          <table:table-cell table:style-name="ce172" office:value-type="float" office:value="2200.98" calcext:value-type="float">
            <text:p>2,201</text:p>
          </table:table-cell>
          <table:table-cell table:style-name="ce172" office:value-type="float" office:value="2284.66" calcext:value-type="float">
            <text:p>2,285</text:p>
          </table:table-cell>
          <table:table-cell table:style-name="ce172" office:value-type="float" office:value="1934.47" calcext:value-type="float">
            <text:p>1,934</text:p>
          </table:table-cell>
          <table:table-cell table:style-name="ce172" office:value-type="float" office:value="1728.89" calcext:value-type="float">
            <text:p>1,729</text:p>
          </table:table-cell>
          <table:table-cell table:style-name="ce172" office:value-type="float" office:value="1927.24" calcext:value-type="float">
            <text:p>1,927</text:p>
          </table:table-cell>
          <table:table-cell table:style-name="ce172" office:value-type="float" office:value="2153.61" calcext:value-type="float">
            <text:p>2,154</text:p>
          </table:table-cell>
          <table:table-cell table:style-name="ce172" office:value-type="float" office:value="2290.48" calcext:value-type="float">
            <text:p>2,290</text:p>
          </table:table-cell>
          <table:table-cell table:style-name="ce172" office:value-type="float" office:value="2491.21" calcext:value-type="float">
            <text:p>2,491</text:p>
          </table:table-cell>
          <table:table-cell table:style-name="ce172" office:value-type="float" office:value="2716.5" calcext:value-type="float">
            <text:p>2,717</text:p>
          </table:table-cell>
          <table:table-cell table:style-name="ce172" office:value-type="float" office:value="2822.59" calcext:value-type="float">
            <text:p>2,823</text:p>
          </table:table-cell>
          <table:table-cell table:style-name="ce172" office:value-type="float" office:value="2302.89" calcext:value-type="float">
            <text:p>2,303</text:p>
          </table:table-cell>
          <table:table-cell table:style-name="ce172" office:value-type="float" office:value="3372.06" calcext:value-type="float">
            <text:p>3,372</text:p>
          </table:table-cell>
          <table:table-cell table:style-name="ce172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Defence</text:p>
          </table:table-cell>
          <table:table-cell table:style-name="ce155" office:value-type="float" office:value="1585.11" calcext:value-type="float">
            <text:p>1,585</text:p>
          </table:table-cell>
          <table:table-cell table:style-name="ce155" office:value-type="float" office:value="1871.96" calcext:value-type="float">
            <text:p>1,872</text:p>
          </table:table-cell>
          <table:table-cell table:style-name="ce155" office:value-type="float" office:value="2035.45" calcext:value-type="float">
            <text:p>2,035</text:p>
          </table:table-cell>
          <table:table-cell table:style-name="ce155" office:value-type="float" office:value="1990.26" calcext:value-type="float">
            <text:p>1,990</text:p>
          </table:table-cell>
          <table:table-cell table:style-name="ce155" office:value-type="float" office:value="2063.78" calcext:value-type="float">
            <text:p>2,064</text:p>
          </table:table-cell>
          <table:table-cell table:style-name="ce155" office:value-type="float" office:value="2177.58" calcext:value-type="float">
            <text:p>2,178</text:p>
          </table:table-cell>
          <table:table-cell table:style-name="ce155" office:value-type="float" office:value="2269.82" calcext:value-type="float">
            <text:p>2,270</text:p>
          </table:table-cell>
          <table:table-cell table:style-name="ce155" office:value-type="float" office:value="2486.97" calcext:value-type="float">
            <text:p>2,487</text:p>
          </table:table-cell>
          <table:table-cell table:style-name="ce155" office:value-type="float" office:value="2599.06" calcext:value-type="float">
            <text:p>2,599</text:p>
          </table:table-cell>
          <table:table-cell table:style-name="ce155" office:value-type="float" office:value="2350.59" calcext:value-type="float">
            <text:p>2,351</text:p>
          </table:table-cell>
          <table:table-cell table:style-name="ce155" office:value-type="float" office:value="2392.76" calcext:value-type="float">
            <text:p>2,393</text:p>
          </table:table-cell>
          <table:table-cell table:style-name="ce155" office:value-type="float" office:value="2270.51" calcext:value-type="float">
            <text:p>2,271</text:p>
          </table:table-cell>
          <table:table-cell table:style-name="ce155" office:value-type="float" office:value="2475.2" calcext:value-type="float">
            <text:p>2,475</text:p>
          </table:table-cell>
          <table:table-cell table:style-name="ce155" office:value-type="float" office:value="2415.47" calcext:value-type="float">
            <text:p>2,415</text:p>
          </table:table-cell>
          <table:table-cell table:style-name="ce155" office:value-type="float" office:value="2259.24" calcext:value-type="float">
            <text:p>2,259</text:p>
          </table:table-cell>
          <table:table-cell table:style-name="ce155" office:value-type="float" office:value="2290.24" calcext:value-type="float">
            <text:p>2,290</text:p>
          </table:table-cell>
          <table:table-cell table:style-name="ce155" office:value-type="float" office:value="2270.83" calcext:value-type="float">
            <text:p>2,271</text:p>
          </table:table-cell>
          <table:table-cell table:style-name="ce155" office:value-type="float" office:value="2293.98" calcext:value-type="float">
            <text:p>2,294</text:p>
          </table:table-cell>
          <table:table-cell table:style-name="ce155" office:value-type="float" office:value="2295.69" calcext:value-type="float">
            <text:p>2,296</text:p>
          </table:table-cell>
          <table:table-cell table:style-name="ce155" office:value-type="float" office:value="2332.35" calcext:value-type="float">
            <text:p>2,332</text:p>
          </table:table-cell>
          <table:table-cell table:style-name="ce155" office:value-type="float" office:value="2407.99" calcext:value-type="float">
            <text:p>2,408</text:p>
          </table:table-cell>
          <table:table-cell table:style-name="ce163" office:value-type="float" office:value="2564.25" calcext:value-type="float">
            <text:p>2,564</text:p>
          </table:table-cell>
          <table:table-cell table:style-name="ce168" office:value-type="float" office:value="544.2" calcext:value-type="float">
            <text:p>544</text:p>
          </table:table-cell>
          <table:table-cell table:style-name="ce172" office:value-type="float" office:value="300.03" calcext:value-type="float">
            <text:p>300</text:p>
          </table:table-cell>
          <table:table-cell table:style-name="ce172" office:value-type="float" office:value="176.73" calcext:value-type="float">
            <text:p>177</text:p>
          </table:table-cell>
          <table:table-cell table:style-name="ce172" office:value-type="float" office:value="185.93" calcext:value-type="float">
            <text:p>186</text:p>
          </table:table-cell>
          <table:table-cell table:style-name="ce172" office:value-type="float" office:value="238.76" calcext:value-type="float">
            <text:p>239</text:p>
          </table:table-cell>
          <table:table-cell table:style-name="ce172" office:value-type="float" office:value="259.65" calcext:value-type="float">
            <text:p>260</text:p>
          </table:table-cell>
          <table:table-cell table:style-name="ce172" office:value-type="float" office:value="256.47" calcext:value-type="float">
            <text:p>256</text:p>
          </table:table-cell>
          <table:table-cell table:style-name="ce172" office:value-type="float" office:value="132.78" calcext:value-type="float">
            <text:p>133</text:p>
          </table:table-cell>
          <table:table-cell table:style-name="ce172" office:value-type="float" office:value="119.82" calcext:value-type="float">
            <text:p>120</text:p>
          </table:table-cell>
          <table:table-cell table:style-name="ce172" office:value-type="float" office:value="491.81" calcext:value-type="float">
            <text:p>492</text:p>
          </table:table-cell>
          <table:table-cell table:style-name="ce172" office:value-type="float" office:value="704.35" calcext:value-type="float">
            <text:p>704</text:p>
          </table:table-cell>
          <table:table-cell table:style-name="ce172" office:value-type="float" office:value="894.23" calcext:value-type="float">
            <text:p>894</text:p>
          </table:table-cell>
          <table:table-cell table:style-name="ce172" office:value-type="float" office:value="817.57" calcext:value-type="float">
            <text:p>818</text:p>
          </table:table-cell>
          <table:table-cell table:style-name="ce172" office:value-type="float" office:value="820.81" calcext:value-type="float">
            <text:p>821</text:p>
          </table:table-cell>
          <table:table-cell table:style-name="ce172" office:value-type="float" office:value="770.51" calcext:value-type="float">
            <text:p>771</text:p>
          </table:table-cell>
          <table:table-cell table:style-name="ce172" office:value-type="float" office:value="734.18" calcext:value-type="float">
            <text:p>734</text:p>
          </table:table-cell>
          <table:table-cell table:style-name="ce172" office:value-type="float" office:value="765.65" calcext:value-type="float">
            <text:p>766</text:p>
          </table:table-cell>
          <table:table-cell table:style-name="ce172" office:value-type="float" office:value="728.75" calcext:value-type="float">
            <text:p>729</text:p>
          </table:table-cell>
          <table:table-cell table:style-name="ce172" office:value-type="float" office:value="761.54" calcext:value-type="float">
            <text:p>762</text:p>
          </table:table-cell>
          <table:table-cell table:style-name="ce172" office:value-type="float" office:value="843.7" calcext:value-type="float">
            <text:p>844</text:p>
          </table:table-cell>
          <table:table-cell table:style-name="ce172" office:value-type="float" office:value="885.35" calcext:value-type="float">
            <text:p>885</text:p>
          </table:table-cell>
          <table:table-cell table:style-name="ce163" office:value-type="float" office:value="886.9" calcext:value-type="float">
            <text:p>887</text:p>
          </table:table-cell>
          <table:table-cell table:style-name="ce172" office:value-type="float" office:value="2129.31" calcext:value-type="float">
            <text:p>2,129</text:p>
          </table:table-cell>
          <table:table-cell table:style-name="ce172" office:value-type="float" office:value="2171.99" calcext:value-type="float">
            <text:p>2,172</text:p>
          </table:table-cell>
          <table:table-cell table:style-name="ce172" office:value-type="float" office:value="2212.18" calcext:value-type="float">
            <text:p>2,212</text:p>
          </table:table-cell>
          <table:table-cell table:style-name="ce172" office:value-type="float" office:value="2176.19" calcext:value-type="float">
            <text:p>2,176</text:p>
          </table:table-cell>
          <table:table-cell table:style-name="ce172" office:value-type="float" office:value="2302.54" calcext:value-type="float">
            <text:p>2,303</text:p>
          </table:table-cell>
          <table:table-cell table:style-name="ce172" office:value-type="float" office:value="2437.23" calcext:value-type="float">
            <text:p>2,437</text:p>
          </table:table-cell>
          <table:table-cell table:style-name="ce172" office:value-type="float" office:value="2526.3" calcext:value-type="float">
            <text:p>2,526</text:p>
          </table:table-cell>
          <table:table-cell table:style-name="ce172" office:value-type="float" office:value="2619.75" calcext:value-type="float">
            <text:p>2,620</text:p>
          </table:table-cell>
          <table:table-cell table:style-name="ce172" office:value-type="float" office:value="2718.88" calcext:value-type="float">
            <text:p>2,719</text:p>
          </table:table-cell>
          <table:table-cell table:style-name="ce172" office:value-type="float" office:value="2842.4" calcext:value-type="float">
            <text:p>2,842</text:p>
          </table:table-cell>
          <table:table-cell table:style-name="ce172" office:value-type="float" office:value="3097.11" calcext:value-type="float">
            <text:p>3,097</text:p>
          </table:table-cell>
          <table:table-cell table:style-name="ce172" office:value-type="float" office:value="3164.74" calcext:value-type="float">
            <text:p>3,165</text:p>
          </table:table-cell>
          <table:table-cell table:style-name="ce172" office:value-type="float" office:value="3292.77" calcext:value-type="float">
            <text:p>3,293</text:p>
          </table:table-cell>
          <table:table-cell table:style-name="ce172" office:value-type="float" office:value="3236.28" calcext:value-type="float">
            <text:p>3,236</text:p>
          </table:table-cell>
          <table:table-cell table:style-name="ce155" office:value-type="float" office:value="3029.75" calcext:value-type="float">
            <text:p>3,030</text:p>
          </table:table-cell>
          <table:table-cell table:style-name="ce155" office:value-type="float" office:value="3024.42" calcext:value-type="float">
            <text:p>3,024</text:p>
          </table:table-cell>
          <table:table-cell table:style-name="ce155" office:value-type="float" office:value="3036.47" calcext:value-type="float">
            <text:p>3,036</text:p>
          </table:table-cell>
          <table:table-cell table:style-name="ce155" office:value-type="float" office:value="3022.73" calcext:value-type="float">
            <text:p>3,023</text:p>
          </table:table-cell>
          <table:table-cell table:style-name="ce155" office:value-type="float" office:value="3057.23" calcext:value-type="float">
            <text:p>3,057</text:p>
          </table:table-cell>
          <table:table-cell table:style-name="ce155" office:value-type="float" office:value="3176.05" calcext:value-type="float">
            <text:p>3,176</text:p>
          </table:table-cell>
          <table:table-cell table:style-name="ce155" office:value-type="float" office:value="3293.33" calcext:value-type="float">
            <text:p>3,293</text:p>
          </table:table-cell>
          <table:table-cell table:style-name="ce163" office:value-type="float" office:value="3451.15" calcext:value-type="float">
            <text:p>3,45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Public order and safety</text:p>
          </table:table-cell>
          <table:table-cell table:style-name="ce155" office:value-type="float" office:value="1246.25" calcext:value-type="float">
            <text:p>1,246</text:p>
          </table:table-cell>
          <table:table-cell table:style-name="ce155" office:value-type="float" office:value="1351.26" calcext:value-type="float">
            <text:p>1,351</text:p>
          </table:table-cell>
          <table:table-cell table:style-name="ce155" office:value-type="float" office:value="1463.36" calcext:value-type="float">
            <text:p>1,463</text:p>
          </table:table-cell>
          <table:table-cell table:style-name="ce155" office:value-type="float" office:value="1605.92" calcext:value-type="float">
            <text:p>1,606</text:p>
          </table:table-cell>
          <table:table-cell table:style-name="ce155" office:value-type="float" office:value="1670.5" calcext:value-type="float">
            <text:p>1,671</text:p>
          </table:table-cell>
          <table:table-cell table:style-name="ce155" office:value-type="float" office:value="1822.17" calcext:value-type="float">
            <text:p>1,822</text:p>
          </table:table-cell>
          <table:table-cell table:style-name="ce155" office:value-type="float" office:value="1955.55" calcext:value-type="float">
            <text:p>1,956</text:p>
          </table:table-cell>
          <table:table-cell table:style-name="ce155" office:value-type="float" office:value="2117.5" calcext:value-type="float">
            <text:p>2,118</text:p>
          </table:table-cell>
          <table:table-cell table:style-name="ce155" office:value-type="float" office:value="2101.59" calcext:value-type="float">
            <text:p>2,102</text:p>
          </table:table-cell>
          <table:table-cell table:style-name="ce155" office:value-type="float" office:value="2236.66" calcext:value-type="float">
            <text:p>2,237</text:p>
          </table:table-cell>
          <table:table-cell table:style-name="ce155" office:value-type="float" office:value="2325.85" calcext:value-type="float">
            <text:p>2,326</text:p>
          </table:table-cell>
          <table:table-cell table:style-name="ce155" office:value-type="float" office:value="2439.95" calcext:value-type="float">
            <text:p>2,440</text:p>
          </table:table-cell>
          <table:table-cell table:style-name="ce155" office:value-type="float" office:value="2578.66" calcext:value-type="float">
            <text:p>2,579</text:p>
          </table:table-cell>
          <table:table-cell table:style-name="ce155" office:value-type="float" office:value="2661.18" calcext:value-type="float">
            <text:p>2,661</text:p>
          </table:table-cell>
          <table:table-cell table:style-name="ce155" office:value-type="float" office:value="2644.8" calcext:value-type="float">
            <text:p>2,645</text:p>
          </table:table-cell>
          <table:table-cell table:style-name="ce155" office:value-type="float" office:value="2408.65" calcext:value-type="float">
            <text:p>2,409</text:p>
          </table:table-cell>
          <table:table-cell table:style-name="ce155" office:value-type="float" office:value="2706.79" calcext:value-type="float">
            <text:p>2,707</text:p>
          </table:table-cell>
          <table:table-cell table:style-name="ce155" office:value-type="float" office:value="2745.53" calcext:value-type="float">
            <text:p>2,746</text:p>
          </table:table-cell>
          <table:table-cell table:style-name="ce155" office:value-type="float" office:value="2660.21" calcext:value-type="float">
            <text:p>2,660</text:p>
          </table:table-cell>
          <table:table-cell table:style-name="ce155" office:value-type="float" office:value="2715.69" calcext:value-type="float">
            <text:p>2,716</text:p>
          </table:table-cell>
          <table:table-cell table:style-name="ce155" office:value-type="float" office:value="2844.32" calcext:value-type="float">
            <text:p>2,844</text:p>
          </table:table-cell>
          <table:table-cell table:style-name="ce163" office:value-type="float" office:value="3003.93" calcext:value-type="float">
            <text:p>3,004</text:p>
          </table:table-cell>
          <table:table-cell table:style-name="ce168" office:value-type="float" office:value="80.84" calcext:value-type="float">
            <text:p>81</text:p>
          </table:table-cell>
          <table:table-cell table:style-name="ce172" office:value-type="float" office:value="89.44" calcext:value-type="float">
            <text:p>89</text:p>
          </table:table-cell>
          <table:table-cell table:style-name="ce172" office:value-type="float" office:value="76.95" calcext:value-type="float">
            <text:p>77</text:p>
          </table:table-cell>
          <table:table-cell table:style-name="ce172" office:value-type="float" office:value="124.29" calcext:value-type="float">
            <text:p>124</text:p>
          </table:table-cell>
          <table:table-cell table:style-name="ce172" office:value-type="float" office:value="119.75" calcext:value-type="float">
            <text:p>120</text:p>
          </table:table-cell>
          <table:table-cell table:style-name="ce172" office:value-type="float" office:value="161.92" calcext:value-type="float">
            <text:p>162</text:p>
          </table:table-cell>
          <table:table-cell table:style-name="ce172" office:value-type="float" office:value="180.12" calcext:value-type="float">
            <text:p>180</text:p>
          </table:table-cell>
          <table:table-cell table:style-name="ce172" office:value-type="float" office:value="167.61" calcext:value-type="float">
            <text:p>168</text:p>
          </table:table-cell>
          <table:table-cell table:style-name="ce172" office:value-type="float" office:value="182.95" calcext:value-type="float">
            <text:p>183</text:p>
          </table:table-cell>
          <table:table-cell table:style-name="ce172" office:value-type="float" office:value="164.64" calcext:value-type="float">
            <text:p>165</text:p>
          </table:table-cell>
          <table:table-cell table:style-name="ce172" office:value-type="float" office:value="225.74" calcext:value-type="float">
            <text:p>226</text:p>
          </table:table-cell>
          <table:table-cell table:style-name="ce172" office:value-type="float" office:value="257.36" calcext:value-type="float">
            <text:p>257</text:p>
          </table:table-cell>
          <table:table-cell table:style-name="ce172" office:value-type="float" office:value="261.49" calcext:value-type="float">
            <text:p>261</text:p>
          </table:table-cell>
          <table:table-cell table:style-name="ce172" office:value-type="float" office:value="213.91" calcext:value-type="float">
            <text:p>214</text:p>
          </table:table-cell>
          <table:table-cell table:style-name="ce172" office:value-type="float" office:value="203.39" calcext:value-type="float">
            <text:p>203</text:p>
          </table:table-cell>
          <table:table-cell table:style-name="ce172" office:value-type="float" office:value="136.8" calcext:value-type="float">
            <text:p>137</text:p>
          </table:table-cell>
          <table:table-cell table:style-name="ce172" office:value-type="float" office:value="120.42" calcext:value-type="float">
            <text:p>120</text:p>
          </table:table-cell>
          <table:table-cell table:style-name="ce172" office:value-type="float" office:value="72.68" calcext:value-type="float">
            <text:p>73</text:p>
          </table:table-cell>
          <table:table-cell table:style-name="ce172" office:value-type="float" office:value="78.21" calcext:value-type="float">
            <text:p>78</text:p>
          </table:table-cell>
          <table:table-cell table:style-name="ce172" office:value-type="float" office:value="129.79" calcext:value-type="float">
            <text:p>130</text:p>
          </table:table-cell>
          <table:table-cell table:style-name="ce172" office:value-type="float" office:value="139.81" calcext:value-type="float">
            <text:p>140</text:p>
          </table:table-cell>
          <table:table-cell table:style-name="ce163" office:value-type="float" office:value="149.29" calcext:value-type="float">
            <text:p>149</text:p>
          </table:table-cell>
          <table:table-cell table:style-name="ce172" office:value-type="float" office:value="1327.1" calcext:value-type="float">
            <text:p>1,327</text:p>
          </table:table-cell>
          <table:table-cell table:style-name="ce172" office:value-type="float" office:value="1440.7" calcext:value-type="float">
            <text:p>1,441</text:p>
          </table:table-cell>
          <table:table-cell table:style-name="ce172" office:value-type="float" office:value="1540.31" calcext:value-type="float">
            <text:p>1,540</text:p>
          </table:table-cell>
          <table:table-cell table:style-name="ce172" office:value-type="float" office:value="1730.21" calcext:value-type="float">
            <text:p>1,730</text:p>
          </table:table-cell>
          <table:table-cell table:style-name="ce172" office:value-type="float" office:value="1790.26" calcext:value-type="float">
            <text:p>1,790</text:p>
          </table:table-cell>
          <table:table-cell table:style-name="ce172" office:value-type="float" office:value="1984.09" calcext:value-type="float">
            <text:p>1,984</text:p>
          </table:table-cell>
          <table:table-cell table:style-name="ce172" office:value-type="float" office:value="2135.67" calcext:value-type="float">
            <text:p>2,136</text:p>
          </table:table-cell>
          <table:table-cell table:style-name="ce172" office:value-type="float" office:value="2285.11" calcext:value-type="float">
            <text:p>2,285</text:p>
          </table:table-cell>
          <table:table-cell table:style-name="ce172" office:value-type="float" office:value="2284.54" calcext:value-type="float">
            <text:p>2,285</text:p>
          </table:table-cell>
          <table:table-cell table:style-name="ce172" office:value-type="float" office:value="2401.3" calcext:value-type="float">
            <text:p>2,401</text:p>
          </table:table-cell>
          <table:table-cell table:style-name="ce172" office:value-type="float" office:value="2551.59" calcext:value-type="float">
            <text:p>2,552</text:p>
          </table:table-cell>
          <table:table-cell table:style-name="ce172" office:value-type="float" office:value="2697.31" calcext:value-type="float">
            <text:p>2,697</text:p>
          </table:table-cell>
          <table:table-cell table:style-name="ce172" office:value-type="float" office:value="2840.15" calcext:value-type="float">
            <text:p>2,840</text:p>
          </table:table-cell>
          <table:table-cell table:style-name="ce172" office:value-type="float" office:value="2875.08" calcext:value-type="float">
            <text:p>2,875</text:p>
          </table:table-cell>
          <table:table-cell table:style-name="ce155" office:value-type="float" office:value="2848.19" calcext:value-type="float">
            <text:p>2,848</text:p>
          </table:table-cell>
          <table:table-cell table:style-name="ce155" office:value-type="float" office:value="2545.45" calcext:value-type="float">
            <text:p>2,545</text:p>
          </table:table-cell>
          <table:table-cell table:style-name="ce155" office:value-type="float" office:value="2827.2" calcext:value-type="float">
            <text:p>2,827</text:p>
          </table:table-cell>
          <table:table-cell table:style-name="ce155" office:value-type="float" office:value="2818.2" calcext:value-type="float">
            <text:p>2,818</text:p>
          </table:table-cell>
          <table:table-cell table:style-name="ce155" office:value-type="float" office:value="2738.42" calcext:value-type="float">
            <text:p>2,738</text:p>
          </table:table-cell>
          <table:table-cell table:style-name="ce155" office:value-type="float" office:value="2845.49" calcext:value-type="float">
            <text:p>2,845</text:p>
          </table:table-cell>
          <table:table-cell table:style-name="ce155" office:value-type="float" office:value="2984.13" calcext:value-type="float">
            <text:p>2,984</text:p>
          </table:table-cell>
          <table:table-cell table:style-name="ce163" office:value-type="float" office:value="3153.22" calcext:value-type="float">
            <text:p>3,15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Economic affairs</text:p>
          </table:table-cell>
          <table:table-cell table:style-name="ce155" table:number-columns-repeated="21"/>
          <table:table-cell table:style-name="ce163"/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14" table:style-name="ce172" office:value-type="string" calcext:value-type="string">
            <text:p><text:s/></text:p>
          </table:table-cell>
          <table:table-cell table:number-columns-repeated="7" table:style-name="ce155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55" office:value-type="float" office:value="552.93" calcext:value-type="float">
            <text:p>553</text:p>
          </table:table-cell>
          <table:table-cell table:style-name="ce155" office:value-type="float" office:value="604.75" calcext:value-type="float">
            <text:p>605</text:p>
          </table:table-cell>
          <table:table-cell table:style-name="ce155" office:value-type="float" office:value="665.49" calcext:value-type="float">
            <text:p>665</text:p>
          </table:table-cell>
          <table:table-cell table:style-name="ce155" office:value-type="float" office:value="692.53" calcext:value-type="float">
            <text:p>693</text:p>
          </table:table-cell>
          <table:table-cell table:style-name="ce155" office:value-type="float" office:value="592.91" calcext:value-type="float">
            <text:p>593</text:p>
          </table:table-cell>
          <table:table-cell table:style-name="ce155" office:value-type="float" office:value="760.31" calcext:value-type="float">
            <text:p>760</text:p>
          </table:table-cell>
          <table:table-cell table:style-name="ce155" office:value-type="float" office:value="755.91" calcext:value-type="float">
            <text:p>756</text:p>
          </table:table-cell>
          <table:table-cell table:style-name="ce155" office:value-type="float" office:value="706.72" calcext:value-type="float">
            <text:p>707</text:p>
          </table:table-cell>
          <table:table-cell table:style-name="ce155" office:value-type="float" office:value="677.65" calcext:value-type="float">
            <text:p>678</text:p>
          </table:table-cell>
          <table:table-cell table:style-name="ce155" office:value-type="float" office:value="817.2" calcext:value-type="float">
            <text:p>817</text:p>
          </table:table-cell>
          <table:table-cell table:style-name="ce155" office:value-type="float" office:value="596.26" calcext:value-type="float">
            <text:p>596</text:p>
          </table:table-cell>
          <table:table-cell table:style-name="ce155" office:value-type="float" office:value="684.58" calcext:value-type="float">
            <text:p>685</text:p>
          </table:table-cell>
          <table:table-cell table:style-name="ce155" office:value-type="float" office:value="455.95" calcext:value-type="float">
            <text:p>456</text:p>
          </table:table-cell>
          <table:table-cell table:style-name="ce155" office:value-type="float" office:value="607.17" calcext:value-type="float">
            <text:p>607</text:p>
          </table:table-cell>
          <table:table-cell table:style-name="ce155" office:value-type="float" office:value="690.37" calcext:value-type="float">
            <text:p>690</text:p>
          </table:table-cell>
          <table:table-cell table:style-name="ce155" office:value-type="float" office:value="863.39" calcext:value-type="float">
            <text:p>863</text:p>
          </table:table-cell>
          <table:table-cell table:style-name="ce155" office:value-type="float" office:value="849.93" calcext:value-type="float">
            <text:p>850</text:p>
          </table:table-cell>
          <table:table-cell table:style-name="ce155" office:value-type="float" office:value="910.42" calcext:value-type="float">
            <text:p>910</text:p>
          </table:table-cell>
          <table:table-cell table:style-name="ce155" office:value-type="float" office:value="906.44" calcext:value-type="float">
            <text:p>906</text:p>
          </table:table-cell>
          <table:table-cell table:style-name="ce155" office:value-type="float" office:value="959.4" calcext:value-type="float">
            <text:p>959</text:p>
          </table:table-cell>
          <table:table-cell table:style-name="ce155" office:value-type="float" office:value="1112.04" calcext:value-type="float">
            <text:p>1,112</text:p>
          </table:table-cell>
          <table:table-cell table:style-name="ce163" office:value-type="float" office:value="1324.22" calcext:value-type="float">
            <text:p>1,324</text:p>
          </table:table-cell>
          <table:table-cell table:style-name="ce168" office:value-type="float" office:value="164.26" calcext:value-type="float">
            <text:p>164</text:p>
          </table:table-cell>
          <table:table-cell table:style-name="ce172" office:value-type="float" office:value="206.4" calcext:value-type="float">
            <text:p>206</text:p>
          </table:table-cell>
          <table:table-cell table:style-name="ce172" office:value-type="float" office:value="242.93" calcext:value-type="float">
            <text:p>243</text:p>
          </table:table-cell>
          <table:table-cell table:style-name="ce172" office:value-type="float" office:value="206.42" calcext:value-type="float">
            <text:p>206</text:p>
          </table:table-cell>
          <table:table-cell table:style-name="ce172" office:value-type="float" office:value="124.56" calcext:value-type="float">
            <text:p>125</text:p>
          </table:table-cell>
          <table:table-cell table:style-name="ce172" office:value-type="float" office:value="115.15" calcext:value-type="float">
            <text:p>115</text:p>
          </table:table-cell>
          <table:table-cell table:style-name="ce172" office:value-type="float" office:value="128.58" calcext:value-type="float">
            <text:p>129</text:p>
          </table:table-cell>
          <table:table-cell table:style-name="ce172" office:value-type="float" office:value="146.64" calcext:value-type="float">
            <text:p>147</text:p>
          </table:table-cell>
          <table:table-cell table:style-name="ce172" office:value-type="float" office:value="204.63" calcext:value-type="float">
            <text:p>205</text:p>
          </table:table-cell>
          <table:table-cell table:style-name="ce172" office:value-type="float" office:value="235.85" calcext:value-type="float">
            <text:p>236</text:p>
          </table:table-cell>
          <table:table-cell table:style-name="ce172" office:value-type="float" office:value="1043.83" calcext:value-type="float">
            <text:p>1,044</text:p>
          </table:table-cell>
          <table:table-cell table:style-name="ce172" office:value-type="float" office:value="698.54" calcext:value-type="float">
            <text:p>699</text:p>
          </table:table-cell>
          <table:table-cell table:style-name="ce172" office:value-type="float" office:value="276.26" calcext:value-type="float">
            <text:p>276</text:p>
          </table:table-cell>
          <table:table-cell table:style-name="ce172" office:value-type="float" office:value="252.09" calcext:value-type="float">
            <text:p>252</text:p>
          </table:table-cell>
          <table:table-cell table:style-name="ce172" office:value-type="float" office:value="246.53" calcext:value-type="float">
            <text:p>247</text:p>
          </table:table-cell>
          <table:table-cell table:style-name="ce172" office:value-type="float" office:value="194.13" calcext:value-type="float">
            <text:p>194</text:p>
          </table:table-cell>
          <table:table-cell table:style-name="ce172" office:value-type="float" office:value="186.91" calcext:value-type="float">
            <text:p>187</text:p>
          </table:table-cell>
          <table:table-cell table:style-name="ce172" office:value-type="float" office:value="140.47" calcext:value-type="float">
            <text:p>140</text:p>
          </table:table-cell>
          <table:table-cell table:style-name="ce172" office:value-type="float" office:value="342.08" calcext:value-type="float">
            <text:p>342</text:p>
          </table:table-cell>
          <table:table-cell table:style-name="ce172" office:value-type="float" office:value="366.13" calcext:value-type="float">
            <text:p>366</text:p>
          </table:table-cell>
          <table:table-cell table:style-name="ce172" office:value-type="float" office:value="499.5" calcext:value-type="float">
            <text:p>500</text:p>
          </table:table-cell>
          <table:table-cell table:style-name="ce163" office:value-type="float" office:value="470.72" calcext:value-type="float">
            <text:p>471</text:p>
          </table:table-cell>
          <table:table-cell table:style-name="ce172" office:value-type="float" office:value="717.19" calcext:value-type="float">
            <text:p>717</text:p>
          </table:table-cell>
          <table:table-cell table:style-name="ce172" office:value-type="float" office:value="811.15" calcext:value-type="float">
            <text:p>811</text:p>
          </table:table-cell>
          <table:table-cell table:style-name="ce172" office:value-type="float" office:value="908.42" calcext:value-type="float">
            <text:p>908</text:p>
          </table:table-cell>
          <table:table-cell table:style-name="ce172" office:value-type="float" office:value="898.95" calcext:value-type="float">
            <text:p>899</text:p>
          </table:table-cell>
          <table:table-cell table:style-name="ce172" office:value-type="float" office:value="717.46" calcext:value-type="float">
            <text:p>717</text:p>
          </table:table-cell>
          <table:table-cell table:style-name="ce172" office:value-type="float" office:value="875.46" calcext:value-type="float">
            <text:p>875</text:p>
          </table:table-cell>
          <table:table-cell table:style-name="ce172" office:value-type="float" office:value="884.49" calcext:value-type="float">
            <text:p>884</text:p>
          </table:table-cell>
          <table:table-cell table:style-name="ce172" office:value-type="float" office:value="853.36" calcext:value-type="float">
            <text:p>853</text:p>
          </table:table-cell>
          <table:table-cell table:style-name="ce172" office:value-type="float" office:value="882.27" calcext:value-type="float">
            <text:p>882</text:p>
          </table:table-cell>
          <table:table-cell table:style-name="ce172" office:value-type="float" office:value="1053.05" calcext:value-type="float">
            <text:p>1,053</text:p>
          </table:table-cell>
          <table:table-cell table:style-name="ce172" office:value-type="float" office:value="1640.09" calcext:value-type="float">
            <text:p>1,640</text:p>
          </table:table-cell>
          <table:table-cell table:style-name="ce172" office:value-type="float" office:value="1383.13" calcext:value-type="float">
            <text:p>1,383</text:p>
          </table:table-cell>
          <table:table-cell table:style-name="ce172" office:value-type="float" office:value="732.21" calcext:value-type="float">
            <text:p>732</text:p>
          </table:table-cell>
          <table:table-cell table:style-name="ce172" office:value-type="float" office:value="859.26" calcext:value-type="float">
            <text:p>859</text:p>
          </table:table-cell>
          <table:table-cell table:style-name="ce155" office:value-type="float" office:value="936.9" calcext:value-type="float">
            <text:p>937</text:p>
          </table:table-cell>
          <table:table-cell table:style-name="ce155" office:value-type="float" office:value="1057.52" calcext:value-type="float">
            <text:p>1,058</text:p>
          </table:table-cell>
          <table:table-cell table:style-name="ce155" office:value-type="float" office:value="1036.83" calcext:value-type="float">
            <text:p>1,037</text:p>
          </table:table-cell>
          <table:table-cell table:style-name="ce155" office:value-type="float" office:value="1050.89" calcext:value-type="float">
            <text:p>1,051</text:p>
          </table:table-cell>
          <table:table-cell table:style-name="ce155" office:value-type="float" office:value="1248.52" calcext:value-type="float">
            <text:p>1,249</text:p>
          </table:table-cell>
          <table:table-cell table:style-name="ce155" office:value-type="float" office:value="1325.53" calcext:value-type="float">
            <text:p>1,326</text:p>
          </table:table-cell>
          <table:table-cell table:style-name="ce155" office:value-type="float" office:value="1611.53" calcext:value-type="float">
            <text:p>1,612</text:p>
          </table:table-cell>
          <table:table-cell table:style-name="ce163" office:value-type="float" office:value="1794.93" calcext:value-type="float">
            <text:p>1,795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55" office:value-type="float" office:value="12.38" calcext:value-type="float">
            <text:p>12</text:p>
          </table:table-cell>
          <table:table-cell table:style-name="ce155" office:value-type="float" office:value="11.94" calcext:value-type="float">
            <text:p>12</text:p>
          </table:table-cell>
          <table:table-cell table:style-name="ce155" office:value-type="float" office:value="12.21" calcext:value-type="float">
            <text:p>12</text:p>
          </table:table-cell>
          <table:table-cell table:style-name="ce155" office:value-type="float" office:value="14.03" calcext:value-type="float">
            <text:p>14</text:p>
          </table:table-cell>
          <table:table-cell table:style-name="ce155" office:value-type="float" office:value="6.7" calcext:value-type="float">
            <text:p>7</text:p>
          </table:table-cell>
          <table:table-cell table:style-name="ce155" office:value-type="float" office:value="4.3" calcext:value-type="float">
            <text:p>4</text:p>
          </table:table-cell>
          <table:table-cell table:style-name="ce155" office:value-type="float" office:value="5.63" calcext:value-type="float">
            <text:p>6</text:p>
          </table:table-cell>
          <table:table-cell table:style-name="ce155" office:value-type="float" office:value="0.69" calcext:value-type="float">
            <text:p>1</text:p>
          </table:table-cell>
          <table:table-cell table:style-name="ce155" office:value-type="float" office:value="1.69" calcext:value-type="float">
            <text:p>2</text:p>
          </table:table-cell>
          <table:table-cell table:style-name="ce155" office:value-type="float" office:value="8.19" calcext:value-type="float">
            <text:p>8</text:p>
          </table:table-cell>
          <table:table-cell table:style-name="ce155" office:value-type="float" office:value="7.99" calcext:value-type="float">
            <text:p>8</text:p>
          </table:table-cell>
          <table:table-cell table:style-name="ce155" office:value-type="float" office:value="70.98" calcext:value-type="float">
            <text:p>71</text:p>
          </table:table-cell>
          <table:table-cell table:style-name="ce155" office:value-type="float" office:value="53.58" calcext:value-type="float">
            <text:p>54</text:p>
          </table:table-cell>
          <table:table-cell table:style-name="ce155" office:value-type="float" office:value="37.26" calcext:value-type="float">
            <text:p>37</text:p>
          </table:table-cell>
          <table:table-cell table:style-name="ce155" office:value-type="float" office:value="23.23" calcext:value-type="float">
            <text:p>23</text:p>
          </table:table-cell>
          <table:table-cell table:style-name="ce155" office:value-type="float" office:value="25.93" calcext:value-type="float">
            <text:p>26</text:p>
          </table:table-cell>
          <table:table-cell table:style-name="ce155" office:value-type="float" office:value="51.64" calcext:value-type="float">
            <text:p>52</text:p>
          </table:table-cell>
          <table:table-cell table:style-name="ce155" office:value-type="float" office:value="101.43" calcext:value-type="float">
            <text:p>101</text:p>
          </table:table-cell>
          <table:table-cell table:style-name="ce155" office:value-type="float" office:value="145.64" calcext:value-type="float">
            <text:p>146</text:p>
          </table:table-cell>
          <table:table-cell table:style-name="ce155" office:value-type="float" office:value="181.17" calcext:value-type="float">
            <text:p>181</text:p>
          </table:table-cell>
          <table:table-cell table:style-name="ce155" office:value-type="float" office:value="186.35" calcext:value-type="float">
            <text:p>186</text:p>
          </table:table-cell>
          <table:table-cell table:style-name="ce163" office:value-type="float" office:value="188.87" calcext:value-type="float">
            <text:p>189</text:p>
          </table:table-cell>
          <table:table-cell table:style-name="ce168" office:value-type="float" office:value="198.33" calcext:value-type="float">
            <text:p>198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193.96" calcext:value-type="float">
            <text:p>194</text:p>
          </table:table-cell>
          <table:table-cell table:style-name="ce172" office:value-type="float" office:value="230.23" calcext:value-type="float">
            <text:p>230</text:p>
          </table:table-cell>
          <table:table-cell table:style-name="ce172" office:value-type="float" office:value="196.62" calcext:value-type="float">
            <text:p>197</text:p>
          </table:table-cell>
          <table:table-cell table:style-name="ce172" office:value-type="float" office:value="258.64" calcext:value-type="float">
            <text:p>259</text:p>
          </table:table-cell>
          <table:table-cell table:style-name="ce172" office:value-type="float" office:value="285.79" calcext:value-type="float">
            <text:p>286</text:p>
          </table:table-cell>
          <table:table-cell table:style-name="ce172" office:value-type="float" office:value="373.98" calcext:value-type="float">
            <text:p>374</text:p>
          </table:table-cell>
          <table:table-cell table:style-name="ce172" office:value-type="float" office:value="330.72" calcext:value-type="float">
            <text:p>331</text:p>
          </table:table-cell>
          <table:table-cell table:style-name="ce172" office:value-type="float" office:value="435.96" calcext:value-type="float">
            <text:p>436</text:p>
          </table:table-cell>
          <table:table-cell table:style-name="ce172" office:value-type="float" office:value="402.75" calcext:value-type="float">
            <text:p>403</text:p>
          </table:table-cell>
          <table:table-cell table:style-name="ce172" office:value-type="float" office:value="289.46" calcext:value-type="float">
            <text:p>289</text:p>
          </table:table-cell>
          <table:table-cell table:style-name="ce172" office:value-type="float" office:value="284.23" calcext:value-type="float">
            <text:p>284</text:p>
          </table:table-cell>
          <table:table-cell table:style-name="ce172" office:value-type="float" office:value="326.15" calcext:value-type="float">
            <text:p>326</text:p>
          </table:table-cell>
          <table:table-cell table:style-name="ce172" office:value-type="float" office:value="302.61" calcext:value-type="float">
            <text:p>303</text:p>
          </table:table-cell>
          <table:table-cell table:style-name="ce172" office:value-type="float" office:value="374.95" calcext:value-type="float">
            <text:p>375</text:p>
          </table:table-cell>
          <table:table-cell table:style-name="ce172" office:value-type="float" office:value="360.63" calcext:value-type="float">
            <text:p>361</text:p>
          </table:table-cell>
          <table:table-cell table:style-name="ce172" office:value-type="float" office:value="376.87" calcext:value-type="float">
            <text:p>377</text:p>
          </table:table-cell>
          <table:table-cell table:style-name="ce172" office:value-type="float" office:value="348.78" calcext:value-type="float">
            <text:p>349</text:p>
          </table:table-cell>
          <table:table-cell table:style-name="ce172" office:value-type="float" office:value="383.23" calcext:value-type="float">
            <text:p>383</text:p>
          </table:table-cell>
          <table:table-cell table:style-name="ce172" office:value-type="float" office:value="533.34" calcext:value-type="float">
            <text:p>533</text:p>
          </table:table-cell>
          <table:table-cell table:style-name="ce163" office:value-type="float" office:value="565.48" calcext:value-type="float">
            <text:p>565</text:p>
          </table:table-cell>
          <table:table-cell table:style-name="ce172" office:value-type="float" office:value="210.71" calcext:value-type="float">
            <text:p>211</text:p>
          </table:table-cell>
          <table:table-cell table:style-name="ce172" office:value-type="float" office:value="202.98" calcext:value-type="float">
            <text:p>203</text:p>
          </table:table-cell>
          <table:table-cell table:style-name="ce172" office:value-type="float" office:value="206.17" calcext:value-type="float">
            <text:p>206</text:p>
          </table:table-cell>
          <table:table-cell table:style-name="ce172" office:value-type="float" office:value="244.26" calcext:value-type="float">
            <text:p>244</text:p>
          </table:table-cell>
          <table:table-cell table:style-name="ce172" office:value-type="float" office:value="203.32" calcext:value-type="float">
            <text:p>203</text:p>
          </table:table-cell>
          <table:table-cell table:style-name="ce172" office:value-type="float" office:value="262.94" calcext:value-type="float">
            <text:p>263</text:p>
          </table:table-cell>
          <table:table-cell table:style-name="ce172" office:value-type="float" office:value="291.42" calcext:value-type="float">
            <text:p>291</text:p>
          </table:table-cell>
          <table:table-cell table:style-name="ce172" office:value-type="float" office:value="374.67" calcext:value-type="float">
            <text:p>375</text:p>
          </table:table-cell>
          <table:table-cell table:style-name="ce172" office:value-type="float" office:value="332.42" calcext:value-type="float">
            <text:p>332</text:p>
          </table:table-cell>
          <table:table-cell table:style-name="ce172" office:value-type="float" office:value="444.15" calcext:value-type="float">
            <text:p>444</text:p>
          </table:table-cell>
          <table:table-cell table:style-name="ce172" office:value-type="float" office:value="410.75" calcext:value-type="float">
            <text:p>411</text:p>
          </table:table-cell>
          <table:table-cell table:style-name="ce172" office:value-type="float" office:value="360.44" calcext:value-type="float">
            <text:p>360</text:p>
          </table:table-cell>
          <table:table-cell table:style-name="ce172" office:value-type="float" office:value="337.81" calcext:value-type="float">
            <text:p>338</text:p>
          </table:table-cell>
          <table:table-cell table:style-name="ce172" office:value-type="float" office:value="363.42" calcext:value-type="float">
            <text:p>363</text:p>
          </table:table-cell>
          <table:table-cell table:style-name="ce155" office:value-type="float" office:value="325.83" calcext:value-type="float">
            <text:p>326</text:p>
          </table:table-cell>
          <table:table-cell table:style-name="ce155" office:value-type="float" office:value="400.88" calcext:value-type="float">
            <text:p>401</text:p>
          </table:table-cell>
          <table:table-cell table:style-name="ce155" office:value-type="float" office:value="412.28" calcext:value-type="float">
            <text:p>412</text:p>
          </table:table-cell>
          <table:table-cell table:style-name="ce155" office:value-type="float" office:value="478.3" calcext:value-type="float">
            <text:p>478</text:p>
          </table:table-cell>
          <table:table-cell table:style-name="ce155" office:value-type="float" office:value="494.42" calcext:value-type="float">
            <text:p>494</text:p>
          </table:table-cell>
          <table:table-cell table:style-name="ce155" office:value-type="float" office:value="564.4" calcext:value-type="float">
            <text:p>564</text:p>
          </table:table-cell>
          <table:table-cell table:style-name="ce155" office:value-type="float" office:value="719.69" calcext:value-type="float">
            <text:p>720</text:p>
          </table:table-cell>
          <table:table-cell table:style-name="ce163" office:value-type="float" office:value="754.34" calcext:value-type="float">
            <text:p>754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55" office:value-type="float" office:value="202.33" calcext:value-type="float">
            <text:p>202</text:p>
          </table:table-cell>
          <table:table-cell table:style-name="ce155" office:value-type="float" office:value="208.74" calcext:value-type="float">
            <text:p>209</text:p>
          </table:table-cell>
          <table:table-cell table:style-name="ce155" office:value-type="float" office:value="221.99" calcext:value-type="float">
            <text:p>222</text:p>
          </table:table-cell>
          <table:table-cell table:style-name="ce155" office:value-type="float" office:value="186.46" calcext:value-type="float">
            <text:p>186</text:p>
          </table:table-cell>
          <table:table-cell table:style-name="ce155" office:value-type="float" office:value="251.26" calcext:value-type="float">
            <text:p>251</text:p>
          </table:table-cell>
          <table:table-cell table:style-name="ce155" office:value-type="float" office:value="247.88" calcext:value-type="float">
            <text:p>248</text:p>
          </table:table-cell>
          <table:table-cell table:style-name="ce155" office:value-type="float" office:value="278.66" calcext:value-type="float">
            <text:p>279</text:p>
          </table:table-cell>
          <table:table-cell table:style-name="ce155" office:value-type="float" office:value="237.61" calcext:value-type="float">
            <text:p>238</text:p>
          </table:table-cell>
          <table:table-cell table:style-name="ce155" office:value-type="float" office:value="241.82" calcext:value-type="float">
            <text:p>242</text:p>
          </table:table-cell>
          <table:table-cell table:style-name="ce155" office:value-type="float" office:value="134.41" calcext:value-type="float">
            <text:p>134</text:p>
          </table:table-cell>
          <table:table-cell table:style-name="ce155" office:value-type="float" office:value="265.33" calcext:value-type="float">
            <text:p>265</text:p>
          </table:table-cell>
          <table:table-cell table:style-name="ce155" office:value-type="float" office:value="332.09" calcext:value-type="float">
            <text:p>332</text:p>
          </table:table-cell>
          <table:table-cell table:style-name="ce155" office:value-type="float" office:value="427" calcext:value-type="float">
            <text:p>427</text:p>
          </table:table-cell>
          <table:table-cell table:style-name="ce155" office:value-type="float" office:value="271.16" calcext:value-type="float">
            <text:p>271</text:p>
          </table:table-cell>
          <table:table-cell table:style-name="ce155" office:value-type="float" office:value="240.73" calcext:value-type="float">
            <text:p>241</text:p>
          </table:table-cell>
          <table:table-cell table:style-name="ce155" office:value-type="float" office:value="320.13" calcext:value-type="float">
            <text:p>320</text:p>
          </table:table-cell>
          <table:table-cell table:style-name="ce155" office:value-type="float" office:value="255.47" calcext:value-type="float">
            <text:p>255</text:p>
          </table:table-cell>
          <table:table-cell table:style-name="ce155" office:value-type="float" office:value="217.02" calcext:value-type="float">
            <text:p>217</text:p>
          </table:table-cell>
          <table:table-cell table:style-name="ce155" office:value-type="float" office:value="213.78" calcext:value-type="float">
            <text:p>214</text:p>
          </table:table-cell>
          <table:table-cell table:style-name="ce155" office:value-type="float" office:value="230.35" calcext:value-type="float">
            <text:p>230</text:p>
          </table:table-cell>
          <table:table-cell table:style-name="ce155" office:value-type="float" office:value="246.38" calcext:value-type="float">
            <text:p>246</text:p>
          </table:table-cell>
          <table:table-cell table:style-name="ce163" office:value-type="float" office:value="209.38" calcext:value-type="float">
            <text:p>209</text:p>
          </table:table-cell>
          <table:table-cell table:style-name="ce168" office:value-type="float" office:value="-0.93" calcext:value-type="float">
            <text:p>-1</text:p>
          </table:table-cell>
          <table:table-cell table:style-name="ce172" office:value-type="float" office:value="1.87" calcext:value-type="float">
            <text:p>2</text:p>
          </table:table-cell>
          <table:table-cell table:style-name="ce172" office:value-type="float" office:value="0.93" calcext:value-type="float">
            <text:p>1</text:p>
          </table:table-cell>
          <table:table-cell table:style-name="ce172" office:value-type="float" office:value="2.8" calcext:value-type="float">
            <text:p>3</text:p>
          </table:table-cell>
          <table:table-cell table:style-name="ce172" office:value-type="float" office:value="8.06" calcext:value-type="float">
            <text:p>8</text:p>
          </table:table-cell>
          <table:table-cell table:style-name="ce172" office:value-type="float" office:value="36.15" calcext:value-type="float">
            <text:p>36</text:p>
          </table:table-cell>
          <table:table-cell table:style-name="ce172" office:value-type="float" office:value="12.54" calcext:value-type="float">
            <text:p>13</text:p>
          </table:table-cell>
          <table:table-cell table:style-name="ce172" office:value-type="float" office:value="32.87" calcext:value-type="float">
            <text:p>33</text:p>
          </table:table-cell>
          <table:table-cell table:style-name="ce172" office:value-type="float" office:value="13.11" calcext:value-type="float">
            <text:p>13</text:p>
          </table:table-cell>
          <table:table-cell table:style-name="ce172" office:value-type="float" office:value="-0.58" calcext:value-type="float">
            <text:p>-1</text:p>
          </table:table-cell>
          <table:table-cell table:style-name="ce172" office:value-type="float" office:value="0.12" calcext:value-type="float">
            <text:p>0</text:p>
          </table:table-cell>
          <table:table-cell table:number-columns-repeated="2" table:style-name="ce172" office:value-type="float" office:value="8.91" calcext:value-type="float">
            <text:p>9</text:p>
          </table:table-cell>
          <table:table-cell table:style-name="ce172" office:value-type="float" office:value="7.21" calcext:value-type="float">
            <text:p>7</text:p>
          </table:table-cell>
          <table:table-cell table:style-name="ce172" office:value-type="float" office:value="6.59" calcext:value-type="float">
            <text:p>7</text:p>
          </table:table-cell>
          <table:table-cell table:style-name="ce172" office:value-type="float" office:value="6.45" calcext:value-type="float">
            <text:p>6</text:p>
          </table:table-cell>
          <table:table-cell table:style-name="ce172" office:value-type="float" office:value="2.69" calcext:value-type="float">
            <text:p>3</text:p>
          </table:table-cell>
          <table:table-cell table:style-name="ce172" office:value-type="float" office:value="1.82" calcext:value-type="float">
            <text:p>2</text:p>
          </table:table-cell>
          <table:table-cell table:style-name="ce172" office:value-type="float" office:value="4.94" calcext:value-type="float">
            <text:p>5</text:p>
          </table:table-cell>
          <table:table-cell table:style-name="ce172" office:value-type="float" office:value="8.63" calcext:value-type="float">
            <text:p>9</text:p>
          </table:table-cell>
          <table:table-cell table:style-name="ce172" office:value-type="float" office:value="3.69" calcext:value-type="float">
            <text:p>4</text:p>
          </table:table-cell>
          <table:table-cell table:style-name="ce163" office:value-type="float" office:value="0.08" calcext:value-type="float">
            <text:p>0</text:p>
          </table:table-cell>
          <table:table-cell table:style-name="ce172" office:value-type="float" office:value="201.39" calcext:value-type="float">
            <text:p>201</text:p>
          </table:table-cell>
          <table:table-cell table:style-name="ce172" office:value-type="float" office:value="210.6" calcext:value-type="float">
            <text:p>211</text:p>
          </table:table-cell>
          <table:table-cell table:style-name="ce172" office:value-type="float" office:value="222.92" calcext:value-type="float">
            <text:p>223</text:p>
          </table:table-cell>
          <table:table-cell table:style-name="ce172" office:value-type="float" office:value="189.26" calcext:value-type="float">
            <text:p>189</text:p>
          </table:table-cell>
          <table:table-cell table:style-name="ce172" office:value-type="float" office:value="259.32" calcext:value-type="float">
            <text:p>259</text:p>
          </table:table-cell>
          <table:table-cell table:style-name="ce172" office:value-type="float" office:value="284.03" calcext:value-type="float">
            <text:p>284</text:p>
          </table:table-cell>
          <table:table-cell table:style-name="ce172" office:value-type="float" office:value="291.21" calcext:value-type="float">
            <text:p>291</text:p>
          </table:table-cell>
          <table:table-cell table:style-name="ce172" office:value-type="float" office:value="270.48" calcext:value-type="float">
            <text:p>270</text:p>
          </table:table-cell>
          <table:table-cell table:style-name="ce172" office:value-type="float" office:value="254.93" calcext:value-type="float">
            <text:p>255</text:p>
          </table:table-cell>
          <table:table-cell table:style-name="ce172" office:value-type="float" office:value="133.83" calcext:value-type="float">
            <text:p>134</text:p>
          </table:table-cell>
          <table:table-cell table:style-name="ce172" office:value-type="float" office:value="265.45" calcext:value-type="float">
            <text:p>265</text:p>
          </table:table-cell>
          <table:table-cell table:style-name="ce172" office:value-type="float" office:value="341.01" calcext:value-type="float">
            <text:p>341</text:p>
          </table:table-cell>
          <table:table-cell table:style-name="ce172" office:value-type="float" office:value="435.91" calcext:value-type="float">
            <text:p>436</text:p>
          </table:table-cell>
          <table:table-cell table:style-name="ce172" office:value-type="float" office:value="278.37" calcext:value-type="float">
            <text:p>278</text:p>
          </table:table-cell>
          <table:table-cell table:style-name="ce155" office:value-type="float" office:value="247.33" calcext:value-type="float">
            <text:p>247</text:p>
          </table:table-cell>
          <table:table-cell table:style-name="ce155" office:value-type="float" office:value="326.58" calcext:value-type="float">
            <text:p>327</text:p>
          </table:table-cell>
          <table:table-cell table:style-name="ce155" office:value-type="float" office:value="258.15" calcext:value-type="float">
            <text:p>258</text:p>
          </table:table-cell>
          <table:table-cell table:style-name="ce155" office:value-type="float" office:value="218.85" calcext:value-type="float">
            <text:p>219</text:p>
          </table:table-cell>
          <table:table-cell table:style-name="ce155" office:value-type="float" office:value="218.72" calcext:value-type="float">
            <text:p>219</text:p>
          </table:table-cell>
          <table:table-cell table:style-name="ce155" office:value-type="float" office:value="238.97" calcext:value-type="float">
            <text:p>239</text:p>
          </table:table-cell>
          <table:table-cell table:style-name="ce155" office:value-type="float" office:value="250.07" calcext:value-type="float">
            <text:p>250</text:p>
          </table:table-cell>
          <table:table-cell table:style-name="ce163" office:value-type="float" office:value="209.46" calcext:value-type="float">
            <text:p>209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55" office:value-type="float" office:value="454.3" calcext:value-type="float">
            <text:p>454</text:p>
          </table:table-cell>
          <table:table-cell table:style-name="ce155" office:value-type="float" office:value="445.43" calcext:value-type="float">
            <text:p>445</text:p>
          </table:table-cell>
          <table:table-cell table:style-name="ce155" office:value-type="float" office:value="475.46" calcext:value-type="float">
            <text:p>475</text:p>
          </table:table-cell>
          <table:table-cell table:style-name="ce155" office:value-type="float" office:value="510.16" calcext:value-type="float">
            <text:p>510</text:p>
          </table:table-cell>
          <table:table-cell table:style-name="ce155" office:value-type="float" office:value="546.78" calcext:value-type="float">
            <text:p>547</text:p>
          </table:table-cell>
          <table:table-cell table:style-name="ce155" office:value-type="float" office:value="604.22" calcext:value-type="float">
            <text:p>604</text:p>
          </table:table-cell>
          <table:table-cell table:style-name="ce155" office:value-type="float" office:value="602.35" calcext:value-type="float">
            <text:p>602</text:p>
          </table:table-cell>
          <table:table-cell table:style-name="ce155" office:value-type="float" office:value="605.17" calcext:value-type="float">
            <text:p>605</text:p>
          </table:table-cell>
          <table:table-cell table:style-name="ce155" office:value-type="float" office:value="592" calcext:value-type="float">
            <text:p>592</text:p>
          </table:table-cell>
          <table:table-cell table:style-name="ce155" office:value-type="float" office:value="700.35" calcext:value-type="float">
            <text:p>700</text:p>
          </table:table-cell>
          <table:table-cell table:style-name="ce155" office:value-type="float" office:value="719.63" calcext:value-type="float">
            <text:p>720</text:p>
          </table:table-cell>
          <table:table-cell table:style-name="ce155" office:value-type="float" office:value="778.6" calcext:value-type="float">
            <text:p>779</text:p>
          </table:table-cell>
          <table:table-cell table:style-name="ce155" office:value-type="float" office:value="794.66" calcext:value-type="float">
            <text:p>795</text:p>
          </table:table-cell>
          <table:table-cell table:style-name="ce155" office:value-type="float" office:value="815.46" calcext:value-type="float">
            <text:p>815</text:p>
          </table:table-cell>
          <table:table-cell table:style-name="ce155" office:value-type="float" office:value="767.47" calcext:value-type="float">
            <text:p>767</text:p>
          </table:table-cell>
          <table:table-cell table:style-name="ce155" office:value-type="float" office:value="789.65" calcext:value-type="float">
            <text:p>790</text:p>
          </table:table-cell>
          <table:table-cell table:style-name="ce155" office:value-type="float" office:value="735.36" calcext:value-type="float">
            <text:p>735</text:p>
          </table:table-cell>
          <table:table-cell table:style-name="ce155" office:value-type="float" office:value="692.22" calcext:value-type="float">
            <text:p>692</text:p>
          </table:table-cell>
          <table:table-cell table:style-name="ce155" office:value-type="float" office:value="816.1" calcext:value-type="float">
            <text:p>816</text:p>
          </table:table-cell>
          <table:table-cell table:style-name="ce155" office:value-type="float" office:value="789.6" calcext:value-type="float">
            <text:p>790</text:p>
          </table:table-cell>
          <table:table-cell table:style-name="ce155" office:value-type="float" office:value="810.53" calcext:value-type="float">
            <text:p>811</text:p>
          </table:table-cell>
          <table:table-cell table:style-name="ce163" office:value-type="float" office:value="738.2" calcext:value-type="float">
            <text:p>738</text:p>
          </table:table-cell>
          <table:table-cell table:style-name="ce168" office:value-type="float" office:value="32.05" calcext:value-type="float">
            <text:p>32</text:p>
          </table:table-cell>
          <table:table-cell table:style-name="ce172" office:value-type="float" office:value="35.89" calcext:value-type="float">
            <text:p>36</text:p>
          </table:table-cell>
          <table:table-cell table:style-name="ce172" office:value-type="float" office:value="30.76" calcext:value-type="float">
            <text:p>31</text:p>
          </table:table-cell>
          <table:table-cell table:style-name="ce172" office:value-type="float" office:value="73.06" calcext:value-type="float">
            <text:p>73</text:p>
          </table:table-cell>
          <table:table-cell table:style-name="ce172" office:value-type="float" office:value="35.83" calcext:value-type="float">
            <text:p>36</text:p>
          </table:table-cell>
          <table:table-cell table:style-name="ce172" office:value-type="float" office:value="39.2" calcext:value-type="float">
            <text:p>39</text:p>
          </table:table-cell>
          <table:table-cell table:style-name="ce172" office:value-type="float" office:value="44.99" calcext:value-type="float">
            <text:p>45</text:p>
          </table:table-cell>
          <table:table-cell table:style-name="ce172" office:value-type="float" office:value="44.59" calcext:value-type="float">
            <text:p>45</text:p>
          </table:table-cell>
          <table:table-cell table:style-name="ce172" office:value-type="float" office:value="73.16" calcext:value-type="float">
            <text:p>73</text:p>
          </table:table-cell>
          <table:table-cell table:style-name="ce172" office:value-type="float" office:value="70.62" calcext:value-type="float">
            <text:p>71</text:p>
          </table:table-cell>
          <table:table-cell table:style-name="ce172" office:value-type="float" office:value="99.7" calcext:value-type="float">
            <text:p>100</text:p>
          </table:table-cell>
          <table:table-cell table:style-name="ce172" office:value-type="float" office:value="112.44" calcext:value-type="float">
            <text:p>112</text:p>
          </table:table-cell>
          <table:table-cell table:style-name="ce172" office:value-type="float" office:value="151.92" calcext:value-type="float">
            <text:p>152</text:p>
          </table:table-cell>
          <table:table-cell table:style-name="ce172" office:value-type="float" office:value="150.35" calcext:value-type="float">
            <text:p>150</text:p>
          </table:table-cell>
          <table:table-cell table:style-name="ce172" office:value-type="float" office:value="151.87" calcext:value-type="float">
            <text:p>152</text:p>
          </table:table-cell>
          <table:table-cell table:style-name="ce172" office:value-type="float" office:value="167.04" calcext:value-type="float">
            <text:p>167</text:p>
          </table:table-cell>
          <table:table-cell table:style-name="ce172" office:value-type="float" office:value="189.85" calcext:value-type="float">
            <text:p>190</text:p>
          </table:table-cell>
          <table:table-cell table:style-name="ce172" office:value-type="float" office:value="119.99" calcext:value-type="float">
            <text:p>120</text:p>
          </table:table-cell>
          <table:table-cell table:style-name="ce172" office:value-type="float" office:value="116.11" calcext:value-type="float">
            <text:p>116</text:p>
          </table:table-cell>
          <table:table-cell table:style-name="ce172" office:value-type="float" office:value="121.56" calcext:value-type="float">
            <text:p>122</text:p>
          </table:table-cell>
          <table:table-cell table:style-name="ce172" office:value-type="float" office:value="112.06" calcext:value-type="float">
            <text:p>112</text:p>
          </table:table-cell>
          <table:table-cell table:style-name="ce163" office:value-type="float" office:value="125.61" calcext:value-type="float">
            <text:p>126</text:p>
          </table:table-cell>
          <table:table-cell table:style-name="ce172" office:value-type="float" office:value="486.35" calcext:value-type="float">
            <text:p>486</text:p>
          </table:table-cell>
          <table:table-cell table:style-name="ce172" office:value-type="float" office:value="481.32" calcext:value-type="float">
            <text:p>481</text:p>
          </table:table-cell>
          <table:table-cell table:style-name="ce172" office:value-type="float" office:value="506.22" calcext:value-type="float">
            <text:p>506</text:p>
          </table:table-cell>
          <table:table-cell table:style-name="ce172" office:value-type="float" office:value="583.22" calcext:value-type="float">
            <text:p>583</text:p>
          </table:table-cell>
          <table:table-cell table:style-name="ce172" office:value-type="float" office:value="582.62" calcext:value-type="float">
            <text:p>583</text:p>
          </table:table-cell>
          <table:table-cell table:style-name="ce172" office:value-type="float" office:value="643.42" calcext:value-type="float">
            <text:p>643</text:p>
          </table:table-cell>
          <table:table-cell table:style-name="ce172" office:value-type="float" office:value="647.34" calcext:value-type="float">
            <text:p>647</text:p>
          </table:table-cell>
          <table:table-cell table:style-name="ce172" office:value-type="float" office:value="649.76" calcext:value-type="float">
            <text:p>650</text:p>
          </table:table-cell>
          <table:table-cell table:style-name="ce172" office:value-type="float" office:value="665.16" calcext:value-type="float">
            <text:p>665</text:p>
          </table:table-cell>
          <table:table-cell table:style-name="ce172" office:value-type="float" office:value="770.96" calcext:value-type="float">
            <text:p>771</text:p>
          </table:table-cell>
          <table:table-cell table:style-name="ce172" office:value-type="float" office:value="819.33" calcext:value-type="float">
            <text:p>819</text:p>
          </table:table-cell>
          <table:table-cell table:style-name="ce172" office:value-type="float" office:value="891.04" calcext:value-type="float">
            <text:p>891</text:p>
          </table:table-cell>
          <table:table-cell table:style-name="ce172" office:value-type="float" office:value="946.58" calcext:value-type="float">
            <text:p>947</text:p>
          </table:table-cell>
          <table:table-cell table:style-name="ce172" office:value-type="float" office:value="965.81" calcext:value-type="float">
            <text:p>966</text:p>
          </table:table-cell>
          <table:table-cell table:style-name="ce155" office:value-type="float" office:value="919.34" calcext:value-type="float">
            <text:p>919</text:p>
          </table:table-cell>
          <table:table-cell table:style-name="ce155" office:value-type="float" office:value="956.68" calcext:value-type="float">
            <text:p>957</text:p>
          </table:table-cell>
          <table:table-cell table:style-name="ce155" office:value-type="float" office:value="925.2" calcext:value-type="float">
            <text:p>925</text:p>
          </table:table-cell>
          <table:table-cell table:style-name="ce155" office:value-type="float" office:value="812.21" calcext:value-type="float">
            <text:p>812</text:p>
          </table:table-cell>
          <table:table-cell table:style-name="ce155" office:value-type="float" office:value="932.21" calcext:value-type="float">
            <text:p>932</text:p>
          </table:table-cell>
          <table:table-cell table:style-name="ce155" office:value-type="float" office:value="911.17" calcext:value-type="float">
            <text:p>911</text:p>
          </table:table-cell>
          <table:table-cell table:style-name="ce155" office:value-type="float" office:value="922.58" calcext:value-type="float">
            <text:p>923</text:p>
          </table:table-cell>
          <table:table-cell table:style-name="ce163" office:value-type="float" office:value="863.81" calcext:value-type="float">
            <text:p>864</text:p>
          </table:table-cell>
          <table:table-cell table:number-columns-repeated="957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55" office:value-type="float" office:value="637.34" calcext:value-type="float">
            <text:p>637</text:p>
          </table:table-cell>
          <table:table-cell table:style-name="ce155" office:value-type="float" office:value="640.99" calcext:value-type="float">
            <text:p>641</text:p>
          </table:table-cell>
          <table:table-cell table:style-name="ce155" office:value-type="float" office:value="768.52" calcext:value-type="float">
            <text:p>769</text:p>
          </table:table-cell>
          <table:table-cell table:style-name="ce155" office:value-type="float" office:value="756.99" calcext:value-type="float">
            <text:p>757</text:p>
          </table:table-cell>
          <table:table-cell table:style-name="ce155" office:value-type="float" office:value="919.12" calcext:value-type="float">
            <text:p>919</text:p>
          </table:table-cell>
          <table:table-cell table:style-name="ce155" office:value-type="float" office:value="986.29" calcext:value-type="float">
            <text:p>986</text:p>
          </table:table-cell>
          <table:table-cell table:style-name="ce155" office:value-type="float" office:value="883.37" calcext:value-type="float">
            <text:p>883</text:p>
          </table:table-cell>
          <table:table-cell table:style-name="ce155" office:value-type="float" office:value="926.21" calcext:value-type="float">
            <text:p>926</text:p>
          </table:table-cell>
          <table:table-cell table:style-name="ce155" office:value-type="float" office:value="1448.14" calcext:value-type="float">
            <text:p>1,448</text:p>
          </table:table-cell>
          <table:table-cell table:style-name="ce155" office:value-type="float" office:value="1533.67" calcext:value-type="float">
            <text:p>1,534</text:p>
          </table:table-cell>
          <table:table-cell table:style-name="ce155" office:value-type="float" office:value="1509.84" calcext:value-type="float">
            <text:p>1,510</text:p>
          </table:table-cell>
          <table:table-cell table:style-name="ce155" office:value-type="float" office:value="1511.99" calcext:value-type="float">
            <text:p>1,512</text:p>
          </table:table-cell>
          <table:table-cell table:style-name="ce155" office:value-type="float" office:value="1569.55" calcext:value-type="float">
            <text:p>1,570</text:p>
          </table:table-cell>
          <table:table-cell table:style-name="ce155" office:value-type="float" office:value="1458.65" calcext:value-type="float">
            <text:p>1,459</text:p>
          </table:table-cell>
          <table:table-cell table:style-name="ce155" office:value-type="float" office:value="1544.62" calcext:value-type="float">
            <text:p>1,545</text:p>
          </table:table-cell>
          <table:table-cell table:style-name="ce155" office:value-type="float" office:value="1567.58" calcext:value-type="float">
            <text:p>1,568</text:p>
          </table:table-cell>
          <table:table-cell table:style-name="ce155" office:value-type="float" office:value="1340.98" calcext:value-type="float">
            <text:p>1,341</text:p>
          </table:table-cell>
          <table:table-cell table:style-name="ce155" office:value-type="float" office:value="1650.25" calcext:value-type="float">
            <text:p>1,650</text:p>
          </table:table-cell>
          <table:table-cell table:style-name="ce155" office:value-type="float" office:value="1645.74" calcext:value-type="float">
            <text:p>1,646</text:p>
          </table:table-cell>
          <table:table-cell table:style-name="ce155" office:value-type="float" office:value="1666.62" calcext:value-type="float">
            <text:p>1,667</text:p>
          </table:table-cell>
          <table:table-cell table:style-name="ce155" office:value-type="float" office:value="1718.92" calcext:value-type="float">
            <text:p>1,719</text:p>
          </table:table-cell>
          <table:table-cell table:style-name="ce163" office:value-type="float" office:value="1779.63" calcext:value-type="float">
            <text:p>1,780</text:p>
          </table:table-cell>
          <table:table-cell table:style-name="ce168" office:value-type="float" office:value="203.26" calcext:value-type="float">
            <text:p>203</text:p>
          </table:table-cell>
          <table:table-cell table:style-name="ce172" office:value-type="float" office:value="176.34" calcext:value-type="float">
            <text:p>176</text:p>
          </table:table-cell>
          <table:table-cell table:style-name="ce172" office:value-type="float" office:value="189.45" calcext:value-type="float">
            <text:p>189</text:p>
          </table:table-cell>
          <table:table-cell table:style-name="ce172" office:value-type="float" office:value="325.46" calcext:value-type="float">
            <text:p>325</text:p>
          </table:table-cell>
          <table:table-cell table:style-name="ce172" office:value-type="float" office:value="521.45" calcext:value-type="float">
            <text:p>521</text:p>
          </table:table-cell>
          <table:table-cell table:style-name="ce172" office:value-type="float" office:value="679.22" calcext:value-type="float">
            <text:p>679</text:p>
          </table:table-cell>
          <table:table-cell table:style-name="ce172" office:value-type="float" office:value="745.77" calcext:value-type="float">
            <text:p>746</text:p>
          </table:table-cell>
          <table:table-cell table:style-name="ce172" office:value-type="float" office:value="912.74" calcext:value-type="float">
            <text:p>913</text:p>
          </table:table-cell>
          <table:table-cell table:style-name="ce172" office:value-type="float" office:value="1278.15" calcext:value-type="float">
            <text:p>1,278</text:p>
          </table:table-cell>
          <table:table-cell table:style-name="ce172" office:value-type="float" office:value="1318.74" calcext:value-type="float">
            <text:p>1,319</text:p>
          </table:table-cell>
          <table:table-cell table:style-name="ce172" office:value-type="float" office:value="1231.59" calcext:value-type="float">
            <text:p>1,232</text:p>
          </table:table-cell>
          <table:table-cell table:style-name="ce172" office:value-type="float" office:value="1450.21" calcext:value-type="float">
            <text:p>1,450</text:p>
          </table:table-cell>
          <table:table-cell table:style-name="ce172" office:value-type="float" office:value="1190.63" calcext:value-type="float">
            <text:p>1,191</text:p>
          </table:table-cell>
          <table:table-cell table:style-name="ce172" office:value-type="float" office:value="1266.77" calcext:value-type="float">
            <text:p>1,267</text:p>
          </table:table-cell>
          <table:table-cell table:style-name="ce172" office:value-type="float" office:value="1427.41" calcext:value-type="float">
            <text:p>1,427</text:p>
          </table:table-cell>
          <table:table-cell table:style-name="ce172" office:value-type="float" office:value="1353.7" calcext:value-type="float">
            <text:p>1,354</text:p>
          </table:table-cell>
          <table:table-cell table:style-name="ce172" office:value-type="float" office:value="1473.69" calcext:value-type="float">
            <text:p>1,474</text:p>
          </table:table-cell>
          <table:table-cell table:style-name="ce172" office:value-type="float" office:value="1511.38" calcext:value-type="float">
            <text:p>1,511</text:p>
          </table:table-cell>
          <table:table-cell table:style-name="ce172" office:value-type="float" office:value="1765.09" calcext:value-type="float">
            <text:p>1,765</text:p>
          </table:table-cell>
          <table:table-cell table:style-name="ce172" office:value-type="float" office:value="1925.08" calcext:value-type="float">
            <text:p>1,925</text:p>
          </table:table-cell>
          <table:table-cell table:style-name="ce172" office:value-type="float" office:value="1785.66" calcext:value-type="float">
            <text:p>1,786</text:p>
          </table:table-cell>
          <table:table-cell table:style-name="ce163" office:value-type="float" office:value="2190.41" calcext:value-type="float">
            <text:p>2,190</text:p>
          </table:table-cell>
          <table:table-cell table:style-name="ce172" office:value-type="float" office:value="840.6" calcext:value-type="float">
            <text:p>841</text:p>
          </table:table-cell>
          <table:table-cell table:style-name="ce172" office:value-type="float" office:value="817.34" calcext:value-type="float">
            <text:p>817</text:p>
          </table:table-cell>
          <table:table-cell table:style-name="ce172" office:value-type="float" office:value="957.97" calcext:value-type="float">
            <text:p>958</text:p>
          </table:table-cell>
          <table:table-cell table:style-name="ce172" office:value-type="float" office:value="1082.46" calcext:value-type="float">
            <text:p>1,082</text:p>
          </table:table-cell>
          <table:table-cell table:style-name="ce172" office:value-type="float" office:value="1440.58" calcext:value-type="float">
            <text:p>1,441</text:p>
          </table:table-cell>
          <table:table-cell table:style-name="ce172" office:value-type="float" office:value="1665.51" calcext:value-type="float">
            <text:p>1,666</text:p>
          </table:table-cell>
          <table:table-cell table:style-name="ce172" office:value-type="float" office:value="1629.14" calcext:value-type="float">
            <text:p>1,629</text:p>
          </table:table-cell>
          <table:table-cell table:style-name="ce172" office:value-type="float" office:value="1838.94" calcext:value-type="float">
            <text:p>1,839</text:p>
          </table:table-cell>
          <table:table-cell table:style-name="ce172" office:value-type="float" office:value="2726.29" calcext:value-type="float">
            <text:p>2,726</text:p>
          </table:table-cell>
          <table:table-cell table:style-name="ce172" office:value-type="float" office:value="2852.41" calcext:value-type="float">
            <text:p>2,852</text:p>
          </table:table-cell>
          <table:table-cell table:style-name="ce172" office:value-type="float" office:value="2741.43" calcext:value-type="float">
            <text:p>2,741</text:p>
          </table:table-cell>
          <table:table-cell table:style-name="ce172" office:value-type="float" office:value="2962.19" calcext:value-type="float">
            <text:p>2,962</text:p>
          </table:table-cell>
          <table:table-cell table:style-name="ce172" office:value-type="float" office:value="2760.18" calcext:value-type="float">
            <text:p>2,760</text:p>
          </table:table-cell>
          <table:table-cell table:style-name="ce172" office:value-type="float" office:value="2725.42" calcext:value-type="float">
            <text:p>2,725</text:p>
          </table:table-cell>
          <table:table-cell table:style-name="ce155" office:value-type="float" office:value="2972.03" calcext:value-type="float">
            <text:p>2,972</text:p>
          </table:table-cell>
          <table:table-cell table:style-name="ce155" office:value-type="float" office:value="2921.29" calcext:value-type="float">
            <text:p>2,921</text:p>
          </table:table-cell>
          <table:table-cell table:style-name="ce155" office:value-type="float" office:value="2814.66" calcext:value-type="float">
            <text:p>2,815</text:p>
          </table:table-cell>
          <table:table-cell table:style-name="ce155" office:value-type="float" office:value="3161.63" calcext:value-type="float">
            <text:p>3,162</text:p>
          </table:table-cell>
          <table:table-cell table:style-name="ce155" office:value-type="float" office:value="3410.84" calcext:value-type="float">
            <text:p>3,411</text:p>
          </table:table-cell>
          <table:table-cell table:style-name="ce155" office:value-type="float" office:value="3591.7" calcext:value-type="float">
            <text:p>3,592</text:p>
          </table:table-cell>
          <table:table-cell table:style-name="ce155" office:value-type="float" office:value="3504.58" calcext:value-type="float">
            <text:p>3,505</text:p>
          </table:table-cell>
          <table:table-cell table:style-name="ce163" office:value-type="float" office:value="3970.04" calcext:value-type="float">
            <text:p>3,97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Environment protection</text:p>
          </table:table-cell>
          <table:table-cell table:style-name="ce155" office:value-type="float" office:value="380.88" calcext:value-type="float">
            <text:p>381</text:p>
          </table:table-cell>
          <table:table-cell table:style-name="ce155" office:value-type="float" office:value="397.65" calcext:value-type="float">
            <text:p>398</text:p>
          </table:table-cell>
          <table:table-cell table:style-name="ce155" office:value-type="float" office:value="411.57" calcext:value-type="float">
            <text:p>412</text:p>
          </table:table-cell>
          <table:table-cell table:style-name="ce155" office:value-type="float" office:value="476.09" calcext:value-type="float">
            <text:p>476</text:p>
          </table:table-cell>
          <table:table-cell table:style-name="ce155" office:value-type="float" office:value="528.3" calcext:value-type="float">
            <text:p>528</text:p>
          </table:table-cell>
          <table:table-cell table:style-name="ce155" office:value-type="float" office:value="562.62" calcext:value-type="float">
            <text:p>563</text:p>
          </table:table-cell>
          <table:table-cell table:style-name="ce155" office:value-type="float" office:value="612.6" calcext:value-type="float">
            <text:p>613</text:p>
          </table:table-cell>
          <table:table-cell table:style-name="ce155" office:value-type="float" office:value="698.13" calcext:value-type="float">
            <text:p>698</text:p>
          </table:table-cell>
          <table:table-cell table:style-name="ce155" office:value-type="float" office:value="806.86" calcext:value-type="float">
            <text:p>807</text:p>
          </table:table-cell>
          <table:table-cell table:style-name="ce155" office:value-type="float" office:value="806.27" calcext:value-type="float">
            <text:p>806</text:p>
          </table:table-cell>
          <table:table-cell table:style-name="ce155" office:value-type="float" office:value="785.28" calcext:value-type="float">
            <text:p>785</text:p>
          </table:table-cell>
          <table:table-cell table:style-name="ce155" office:value-type="float" office:value="943.08" calcext:value-type="float">
            <text:p>943</text:p>
          </table:table-cell>
          <table:table-cell table:style-name="ce155" office:value-type="float" office:value="950.49" calcext:value-type="float">
            <text:p>950</text:p>
          </table:table-cell>
          <table:table-cell table:style-name="ce155" office:value-type="float" office:value="916.72" calcext:value-type="float">
            <text:p>917</text:p>
          </table:table-cell>
          <table:table-cell table:style-name="ce155" office:value-type="float" office:value="887.83" calcext:value-type="float">
            <text:p>888</text:p>
          </table:table-cell>
          <table:table-cell table:style-name="ce155" office:value-type="float" office:value="916.01" calcext:value-type="float">
            <text:p>916</text:p>
          </table:table-cell>
          <table:table-cell table:style-name="ce155" office:value-type="float" office:value="940.01" calcext:value-type="float">
            <text:p>940</text:p>
          </table:table-cell>
          <table:table-cell table:style-name="ce155" office:value-type="float" office:value="932.28" calcext:value-type="float">
            <text:p>932</text:p>
          </table:table-cell>
          <table:table-cell table:style-name="ce155" office:value-type="float" office:value="872.65" calcext:value-type="float">
            <text:p>873</text:p>
          </table:table-cell>
          <table:table-cell table:style-name="ce155" office:value-type="float" office:value="891.11" calcext:value-type="float">
            <text:p>891</text:p>
          </table:table-cell>
          <table:table-cell table:style-name="ce155" office:value-type="float" office:value="905.3" calcext:value-type="float">
            <text:p>905</text:p>
          </table:table-cell>
          <table:table-cell table:style-name="ce163" office:value-type="float" office:value="928.93" calcext:value-type="float">
            <text:p>929</text:p>
          </table:table-cell>
          <table:table-cell table:style-name="ce168" office:value-type="float" office:value="16.1" calcext:value-type="float">
            <text:p>16</text:p>
          </table:table-cell>
          <table:table-cell table:style-name="ce172" office:value-type="float" office:value="37.77" calcext:value-type="float">
            <text:p>38</text:p>
          </table:table-cell>
          <table:table-cell table:style-name="ce172" office:value-type="float" office:value="40.69" calcext:value-type="float">
            <text:p>41</text:p>
          </table:table-cell>
          <table:table-cell table:style-name="ce172" office:value-type="float" office:value="48.26" calcext:value-type="float">
            <text:p>48</text:p>
          </table:table-cell>
          <table:table-cell table:style-name="ce172" office:value-type="float" office:value="46.54" calcext:value-type="float">
            <text:p>47</text:p>
          </table:table-cell>
          <table:table-cell table:style-name="ce172" office:value-type="float" office:value="85.87" calcext:value-type="float">
            <text:p>86</text:p>
          </table:table-cell>
          <table:table-cell table:style-name="ce172" office:value-type="float" office:value="124.85" calcext:value-type="float">
            <text:p>125</text:p>
          </table:table-cell>
          <table:table-cell table:style-name="ce172" office:value-type="float" office:value="235.31" calcext:value-type="float">
            <text:p>235</text:p>
          </table:table-cell>
          <table:table-cell table:style-name="ce172" office:value-type="float" office:value="192.25" calcext:value-type="float">
            <text:p>192</text:p>
          </table:table-cell>
          <table:table-cell table:style-name="ce172" office:value-type="float" office:value="217.84" calcext:value-type="float">
            <text:p>218</text:p>
          </table:table-cell>
          <table:table-cell table:style-name="ce172" office:value-type="float" office:value="232.24" calcext:value-type="float">
            <text:p>232</text:p>
          </table:table-cell>
          <table:table-cell table:style-name="ce172" office:value-type="float" office:value="222.07" calcext:value-type="float">
            <text:p>222</text:p>
          </table:table-cell>
          <table:table-cell table:style-name="ce172" office:value-type="float" office:value="268.75" calcext:value-type="float">
            <text:p>269</text:p>
          </table:table-cell>
          <table:table-cell table:style-name="ce172" office:value-type="float" office:value="239.35" calcext:value-type="float">
            <text:p>239</text:p>
          </table:table-cell>
          <table:table-cell table:style-name="ce172" office:value-type="float" office:value="298.64" calcext:value-type="float">
            <text:p>299</text:p>
          </table:table-cell>
          <table:table-cell table:style-name="ce172" office:value-type="float" office:value="366.03" calcext:value-type="float">
            <text:p>366</text:p>
          </table:table-cell>
          <table:table-cell table:style-name="ce172" office:value-type="float" office:value="307" calcext:value-type="float">
            <text:p>307</text:p>
          </table:table-cell>
          <table:table-cell table:style-name="ce172" office:value-type="float" office:value="311.45" calcext:value-type="float">
            <text:p>311</text:p>
          </table:table-cell>
          <table:table-cell table:style-name="ce172" office:value-type="float" office:value="329.98" calcext:value-type="float">
            <text:p>330</text:p>
          </table:table-cell>
          <table:table-cell table:style-name="ce172" office:value-type="float" office:value="321.79" calcext:value-type="float">
            <text:p>322</text:p>
          </table:table-cell>
          <table:table-cell table:style-name="ce172" office:value-type="float" office:value="351.51" calcext:value-type="float">
            <text:p>352</text:p>
          </table:table-cell>
          <table:table-cell table:style-name="ce163" office:value-type="float" office:value="429" calcext:value-type="float">
            <text:p>429</text:p>
          </table:table-cell>
          <table:table-cell table:style-name="ce172" office:value-type="float" office:value="396.98" calcext:value-type="float">
            <text:p>397</text:p>
          </table:table-cell>
          <table:table-cell table:style-name="ce172" office:value-type="float" office:value="435.42" calcext:value-type="float">
            <text:p>435</text:p>
          </table:table-cell>
          <table:table-cell table:style-name="ce172" office:value-type="float" office:value="452.26" calcext:value-type="float">
            <text:p>452</text:p>
          </table:table-cell>
          <table:table-cell table:style-name="ce172" office:value-type="float" office:value="524.34" calcext:value-type="float">
            <text:p>524</text:p>
          </table:table-cell>
          <table:table-cell table:style-name="ce172" office:value-type="float" office:value="574.84" calcext:value-type="float">
            <text:p>575</text:p>
          </table:table-cell>
          <table:table-cell table:style-name="ce172" office:value-type="float" office:value="648.49" calcext:value-type="float">
            <text:p>648</text:p>
          </table:table-cell>
          <table:table-cell table:style-name="ce172" office:value-type="float" office:value="737.45" calcext:value-type="float">
            <text:p>737</text:p>
          </table:table-cell>
          <table:table-cell table:style-name="ce172" office:value-type="float" office:value="933.43" calcext:value-type="float">
            <text:p>933</text:p>
          </table:table-cell>
          <table:table-cell table:style-name="ce172" office:value-type="float" office:value="999.11" calcext:value-type="float">
            <text:p>999</text:p>
          </table:table-cell>
          <table:table-cell table:style-name="ce172" office:value-type="float" office:value="1024.11" calcext:value-type="float">
            <text:p>1,024</text:p>
          </table:table-cell>
          <table:table-cell table:style-name="ce172" office:value-type="float" office:value="1017.52" calcext:value-type="float">
            <text:p>1,018</text:p>
          </table:table-cell>
          <table:table-cell table:style-name="ce172" office:value-type="float" office:value="1165.15" calcext:value-type="float">
            <text:p>1,165</text:p>
          </table:table-cell>
          <table:table-cell table:style-name="ce172" office:value-type="float" office:value="1219.24" calcext:value-type="float">
            <text:p>1,219</text:p>
          </table:table-cell>
          <table:table-cell table:style-name="ce172" office:value-type="float" office:value="1156.07" calcext:value-type="float">
            <text:p>1,156</text:p>
          </table:table-cell>
          <table:table-cell table:style-name="ce155" office:value-type="float" office:value="1186.47" calcext:value-type="float">
            <text:p>1,186</text:p>
          </table:table-cell>
          <table:table-cell table:style-name="ce155" office:value-type="float" office:value="1282.05" calcext:value-type="float">
            <text:p>1,282</text:p>
          </table:table-cell>
          <table:table-cell table:style-name="ce155" office:value-type="float" office:value="1247.01" calcext:value-type="float">
            <text:p>1,247</text:p>
          </table:table-cell>
          <table:table-cell table:style-name="ce155" office:value-type="float" office:value="1243.73" calcext:value-type="float">
            <text:p>1,244</text:p>
          </table:table-cell>
          <table:table-cell table:style-name="ce155" office:value-type="float" office:value="1202.63" calcext:value-type="float">
            <text:p>1,203</text:p>
          </table:table-cell>
          <table:table-cell table:style-name="ce155" office:value-type="float" office:value="1212.9" calcext:value-type="float">
            <text:p>1,213</text:p>
          </table:table-cell>
          <table:table-cell table:style-name="ce155" office:value-type="float" office:value="1256.81" calcext:value-type="float">
            <text:p>1,257</text:p>
          </table:table-cell>
          <table:table-cell table:style-name="ce163" office:value-type="float" office:value="1357.93" calcext:value-type="float">
            <text:p>1,358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table:style-name="ce155" office:value-type="float" office:value="482.72" calcext:value-type="float">
            <text:p>483</text:p>
          </table:table-cell>
          <table:table-cell table:style-name="ce155" office:value-type="float" office:value="391.26" calcext:value-type="float">
            <text:p>391</text:p>
          </table:table-cell>
          <table:table-cell table:style-name="ce155" office:value-type="float" office:value="411.58" calcext:value-type="float">
            <text:p>412</text:p>
          </table:table-cell>
          <table:table-cell table:style-name="ce155" office:value-type="float" office:value="468.75" calcext:value-type="float">
            <text:p>469</text:p>
          </table:table-cell>
          <table:table-cell table:style-name="ce155" office:value-type="float" office:value="456.3" calcext:value-type="float">
            <text:p>456</text:p>
          </table:table-cell>
          <table:table-cell table:style-name="ce155" office:value-type="float" office:value="731.73" calcext:value-type="float">
            <text:p>732</text:p>
          </table:table-cell>
          <table:table-cell table:style-name="ce155" office:value-type="float" office:value="264.6" calcext:value-type="float">
            <text:p>265</text:p>
          </table:table-cell>
          <table:table-cell table:style-name="ce155" office:value-type="float" office:value="154.68" calcext:value-type="float">
            <text:p>155</text:p>
          </table:table-cell>
          <table:table-cell table:style-name="ce155" office:value-type="float" office:value="175.58" calcext:value-type="float">
            <text:p>176</text:p>
          </table:table-cell>
          <table:table-cell table:style-name="ce155" office:value-type="float" office:value="319.67" calcext:value-type="float">
            <text:p>320</text:p>
          </table:table-cell>
          <table:table-cell table:style-name="ce155" office:value-type="float" office:value="275.54" calcext:value-type="float">
            <text:p>276</text:p>
          </table:table-cell>
          <table:table-cell table:style-name="ce155" office:value-type="float" office:value="256.4" calcext:value-type="float">
            <text:p>256</text:p>
          </table:table-cell>
          <table:table-cell table:style-name="ce155" office:value-type="float" office:value="292.18" calcext:value-type="float">
            <text:p>292</text:p>
          </table:table-cell>
          <table:table-cell table:style-name="ce155" office:value-type="float" office:value="217.97" calcext:value-type="float">
            <text:p>218</text:p>
          </table:table-cell>
          <table:table-cell table:style-name="ce155" office:value-type="float" office:value="86.15" calcext:value-type="float">
            <text:p>86</text:p>
          </table:table-cell>
          <table:table-cell table:style-name="ce155" office:value-type="float" office:value="122.67" calcext:value-type="float">
            <text:p>123</text:p>
          </table:table-cell>
          <table:table-cell table:style-name="ce155" office:value-type="float" office:value="124.99" calcext:value-type="float">
            <text:p>125</text:p>
          </table:table-cell>
          <table:table-cell table:style-name="ce155" office:value-type="float" office:value="160.38" calcext:value-type="float">
            <text:p>160</text:p>
          </table:table-cell>
          <table:table-cell table:style-name="ce155" office:value-type="float" office:value="111.63" calcext:value-type="float">
            <text:p>112</text:p>
          </table:table-cell>
          <table:table-cell table:style-name="ce155" office:value-type="float" office:value="158.81" calcext:value-type="float">
            <text:p>159</text:p>
          </table:table-cell>
          <table:table-cell table:style-name="ce155" office:value-type="float" office:value="213.26" calcext:value-type="float">
            <text:p>213</text:p>
          </table:table-cell>
          <table:table-cell table:style-name="ce163" office:value-type="float" office:value="226.59" calcext:value-type="float">
            <text:p>227</text:p>
          </table:table-cell>
          <table:table-cell table:style-name="ce168" office:value-type="float" office:value="268.11" calcext:value-type="float">
            <text:p>268</text:p>
          </table:table-cell>
          <table:table-cell table:style-name="ce172" office:value-type="float" office:value="225.5" calcext:value-type="float">
            <text:p>226</text:p>
          </table:table-cell>
          <table:table-cell table:style-name="ce172" office:value-type="float" office:value="441.07" calcext:value-type="float">
            <text:p>441</text:p>
          </table:table-cell>
          <table:table-cell table:style-name="ce172" office:value-type="float" office:value="735.04" calcext:value-type="float">
            <text:p>735</text:p>
          </table:table-cell>
          <table:table-cell table:style-name="ce172" office:value-type="float" office:value="677.74" calcext:value-type="float">
            <text:p>678</text:p>
          </table:table-cell>
          <table:table-cell table:style-name="ce172" office:value-type="float" office:value="701.24" calcext:value-type="float">
            <text:p>701</text:p>
          </table:table-cell>
          <table:table-cell table:style-name="ce172" office:value-type="float" office:value="1055.58" calcext:value-type="float">
            <text:p>1,056</text:p>
          </table:table-cell>
          <table:table-cell table:style-name="ce172" office:value-type="float" office:value="1371.3" calcext:value-type="float">
            <text:p>1,371</text:p>
          </table:table-cell>
          <table:table-cell table:style-name="ce172" office:value-type="float" office:value="1499.73" calcext:value-type="float">
            <text:p>1,500</text:p>
          </table:table-cell>
          <table:table-cell table:style-name="ce172" office:value-type="float" office:value="1420.24" calcext:value-type="float">
            <text:p>1,420</text:p>
          </table:table-cell>
          <table:table-cell table:style-name="ce172" office:value-type="float" office:value="1532.32" calcext:value-type="float">
            <text:p>1,532</text:p>
          </table:table-cell>
          <table:table-cell table:style-name="ce172" office:value-type="float" office:value="1709.7" calcext:value-type="float">
            <text:p>1,710</text:p>
          </table:table-cell>
          <table:table-cell table:style-name="ce172" office:value-type="float" office:value="1455.57" calcext:value-type="float">
            <text:p>1,456</text:p>
          </table:table-cell>
          <table:table-cell table:style-name="ce172" office:value-type="float" office:value="1363.64" calcext:value-type="float">
            <text:p>1,364</text:p>
          </table:table-cell>
          <table:table-cell table:style-name="ce172" office:value-type="float" office:value="1437.33" calcext:value-type="float">
            <text:p>1,437</text:p>
          </table:table-cell>
          <table:table-cell table:style-name="ce172" office:value-type="float" office:value="1406.38" calcext:value-type="float">
            <text:p>1,406</text:p>
          </table:table-cell>
          <table:table-cell table:style-name="ce172" office:value-type="float" office:value="1416.99" calcext:value-type="float">
            <text:p>1,417</text:p>
          </table:table-cell>
          <table:table-cell table:style-name="ce172" office:value-type="float" office:value="1409.52" calcext:value-type="float">
            <text:p>1,410</text:p>
          </table:table-cell>
          <table:table-cell table:style-name="ce172" office:value-type="float" office:value="1476.16" calcext:value-type="float">
            <text:p>1,476</text:p>
          </table:table-cell>
          <table:table-cell table:style-name="ce172" office:value-type="float" office:value="1689.45" calcext:value-type="float">
            <text:p>1,689</text:p>
          </table:table-cell>
          <table:table-cell table:style-name="ce172" office:value-type="float" office:value="2028.54" calcext:value-type="float">
            <text:p>2,029</text:p>
          </table:table-cell>
          <table:table-cell table:style-name="ce163" office:value-type="float" office:value="2216.04" calcext:value-type="float">
            <text:p>2,216</text:p>
          </table:table-cell>
          <table:table-cell table:style-name="ce172" office:value-type="float" office:value="750.83" calcext:value-type="float">
            <text:p>751</text:p>
          </table:table-cell>
          <table:table-cell table:style-name="ce172" office:value-type="float" office:value="616.75" calcext:value-type="float">
            <text:p>617</text:p>
          </table:table-cell>
          <table:table-cell table:style-name="ce172" office:value-type="float" office:value="852.65" calcext:value-type="float">
            <text:p>853</text:p>
          </table:table-cell>
          <table:table-cell table:style-name="ce172" office:value-type="float" office:value="1203.79" calcext:value-type="float">
            <text:p>1,204</text:p>
          </table:table-cell>
          <table:table-cell table:style-name="ce172" office:value-type="float" office:value="1134.04" calcext:value-type="float">
            <text:p>1,134</text:p>
          </table:table-cell>
          <table:table-cell table:style-name="ce172" office:value-type="float" office:value="1432.97" calcext:value-type="float">
            <text:p>1,433</text:p>
          </table:table-cell>
          <table:table-cell table:style-name="ce172" office:value-type="float" office:value="1320.18" calcext:value-type="float">
            <text:p>1,320</text:p>
          </table:table-cell>
          <table:table-cell table:style-name="ce172" office:value-type="float" office:value="1525.98" calcext:value-type="float">
            <text:p>1,526</text:p>
          </table:table-cell>
          <table:table-cell table:style-name="ce172" office:value-type="float" office:value="1675.31" calcext:value-type="float">
            <text:p>1,675</text:p>
          </table:table-cell>
          <table:table-cell table:style-name="ce172" office:value-type="float" office:value="1739.9" calcext:value-type="float">
            <text:p>1,740</text:p>
          </table:table-cell>
          <table:table-cell table:style-name="ce172" office:value-type="float" office:value="1807.85" calcext:value-type="float">
            <text:p>1,808</text:p>
          </table:table-cell>
          <table:table-cell table:style-name="ce172" office:value-type="float" office:value="1966.1" calcext:value-type="float">
            <text:p>1,966</text:p>
          </table:table-cell>
          <table:table-cell table:style-name="ce172" office:value-type="float" office:value="1747.75" calcext:value-type="float">
            <text:p>1,748</text:p>
          </table:table-cell>
          <table:table-cell table:style-name="ce172" office:value-type="float" office:value="1581.61" calcext:value-type="float">
            <text:p>1,582</text:p>
          </table:table-cell>
          <table:table-cell table:style-name="ce155" office:value-type="float" office:value="1523.48" calcext:value-type="float">
            <text:p>1,523</text:p>
          </table:table-cell>
          <table:table-cell table:style-name="ce155" office:value-type="float" office:value="1529.05" calcext:value-type="float">
            <text:p>1,529</text:p>
          </table:table-cell>
          <table:table-cell table:style-name="ce155" office:value-type="float" office:value="1541.98" calcext:value-type="float">
            <text:p>1,542</text:p>
          </table:table-cell>
          <table:table-cell table:style-name="ce155" office:value-type="float" office:value="1569.9" calcext:value-type="float">
            <text:p>1,570</text:p>
          </table:table-cell>
          <table:table-cell table:style-name="ce155" office:value-type="float" office:value="1587.78" calcext:value-type="float">
            <text:p>1,588</text:p>
          </table:table-cell>
          <table:table-cell table:style-name="ce155" office:value-type="float" office:value="1848.26" calcext:value-type="float">
            <text:p>1,848</text:p>
          </table:table-cell>
          <table:table-cell table:style-name="ce155" office:value-type="float" office:value="2241.81" calcext:value-type="float">
            <text:p>2,242</text:p>
          </table:table-cell>
          <table:table-cell table:style-name="ce163" office:value-type="float" office:value="2442.62" calcext:value-type="float">
            <text:p>2,44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Health</text:p>
          </table:table-cell>
          <table:table-cell table:style-name="ce155" office:value-type="float" office:value="4639.19" calcext:value-type="float">
            <text:p>4,639</text:p>
          </table:table-cell>
          <table:table-cell table:style-name="ce155" office:value-type="float" office:value="4840.62" calcext:value-type="float">
            <text:p>4,841</text:p>
          </table:table-cell>
          <table:table-cell table:style-name="ce155" office:value-type="float" office:value="5182.94" calcext:value-type="float">
            <text:p>5,183</text:p>
          </table:table-cell>
          <table:table-cell table:style-name="ce155" office:value-type="float" office:value="5400.42" calcext:value-type="float">
            <text:p>5,400</text:p>
          </table:table-cell>
          <table:table-cell table:style-name="ce155" office:value-type="float" office:value="6218.32" calcext:value-type="float">
            <text:p>6,218</text:p>
          </table:table-cell>
          <table:table-cell table:style-name="ce155" office:value-type="float" office:value="7049.35" calcext:value-type="float">
            <text:p>7,049</text:p>
          </table:table-cell>
          <table:table-cell table:style-name="ce155" office:value-type="float" office:value="7298.39" calcext:value-type="float">
            <text:p>7,298</text:p>
          </table:table-cell>
          <table:table-cell table:style-name="ce155" office:value-type="float" office:value="8373.32" calcext:value-type="float">
            <text:p>8,373</text:p>
          </table:table-cell>
          <table:table-cell table:style-name="ce155" office:value-type="float" office:value="8820.32" calcext:value-type="float">
            <text:p>8,820</text:p>
          </table:table-cell>
          <table:table-cell table:style-name="ce155" office:value-type="float" office:value="9215.17" calcext:value-type="float">
            <text:p>9,215</text:p>
          </table:table-cell>
          <table:table-cell table:style-name="ce155" office:value-type="float" office:value="9580.66" calcext:value-type="float">
            <text:p>9,581</text:p>
          </table:table-cell>
          <table:table-cell table:style-name="ce155" office:value-type="float" office:value="10085.32" calcext:value-type="float">
            <text:p>10,085</text:p>
          </table:table-cell>
          <table:table-cell table:style-name="ce155" office:value-type="float" office:value="10291.39" calcext:value-type="float">
            <text:p>10,291</text:p>
          </table:table-cell>
          <table:table-cell table:style-name="ce155" office:value-type="float" office:value="10469.12" calcext:value-type="float">
            <text:p>10,469</text:p>
          </table:table-cell>
          <table:table-cell table:style-name="ce155" office:value-type="float" office:value="10657.71" calcext:value-type="float">
            <text:p>10,658</text:p>
          </table:table-cell>
          <table:table-cell table:style-name="ce155" office:value-type="float" office:value="10866.95" calcext:value-type="float">
            <text:p>10,867</text:p>
          </table:table-cell>
          <table:table-cell table:style-name="ce155" office:value-type="float" office:value="11143.88" calcext:value-type="float">
            <text:p>11,144</text:p>
          </table:table-cell>
          <table:table-cell table:style-name="ce155" office:value-type="float" office:value="11585.31" calcext:value-type="float">
            <text:p>11,585</text:p>
          </table:table-cell>
          <table:table-cell table:style-name="ce155" office:value-type="float" office:value="12036.38" calcext:value-type="float">
            <text:p>12,036</text:p>
          </table:table-cell>
          <table:table-cell table:style-name="ce155" office:value-type="float" office:value="12327.9" calcext:value-type="float">
            <text:p>12,328</text:p>
          </table:table-cell>
          <table:table-cell table:style-name="ce155" office:value-type="float" office:value="12595.62" calcext:value-type="float">
            <text:p>12,596</text:p>
          </table:table-cell>
          <table:table-cell table:style-name="ce163" office:value-type="float" office:value="13299.96" calcext:value-type="float">
            <text:p>13,300</text:p>
          </table:table-cell>
          <table:table-cell table:style-name="ce168" office:value-type="float" office:value="105.12" calcext:value-type="float">
            <text:p>105</text:p>
          </table:table-cell>
          <table:table-cell table:style-name="ce172" office:value-type="float" office:value="188.7" calcext:value-type="float">
            <text:p>189</text:p>
          </table:table-cell>
          <table:table-cell table:style-name="ce172" office:value-type="float" office:value="227.55" calcext:value-type="float">
            <text:p>228</text:p>
          </table:table-cell>
          <table:table-cell table:style-name="ce172" office:value-type="float" office:value="329.28" calcext:value-type="float">
            <text:p>329</text:p>
          </table:table-cell>
          <table:table-cell table:style-name="ce172" office:value-type="float" office:value="489.05" calcext:value-type="float">
            <text:p>489</text:p>
          </table:table-cell>
          <table:table-cell table:style-name="ce172" office:value-type="float" office:value="349.07" calcext:value-type="float">
            <text:p>349</text:p>
          </table:table-cell>
          <table:table-cell table:style-name="ce172" office:value-type="float" office:value="455.57" calcext:value-type="float">
            <text:p>456</text:p>
          </table:table-cell>
          <table:table-cell table:style-name="ce172" office:value-type="float" office:value="251.48" calcext:value-type="float">
            <text:p>251</text:p>
          </table:table-cell>
          <table:table-cell table:style-name="ce172" office:value-type="float" office:value="297.46" calcext:value-type="float">
            <text:p>297</text:p>
          </table:table-cell>
          <table:table-cell table:style-name="ce172" office:value-type="float" office:value="485.41" calcext:value-type="float">
            <text:p>485</text:p>
          </table:table-cell>
          <table:table-cell table:style-name="ce172" office:value-type="float" office:value="566.34" calcext:value-type="float">
            <text:p>566</text:p>
          </table:table-cell>
          <table:table-cell table:style-name="ce172" office:value-type="float" office:value="583.47" calcext:value-type="float">
            <text:p>583</text:p>
          </table:table-cell>
          <table:table-cell table:style-name="ce172" office:value-type="float" office:value="659.92" calcext:value-type="float">
            <text:p>660</text:p>
          </table:table-cell>
          <table:table-cell table:style-name="ce172" office:value-type="float" office:value="643.58" calcext:value-type="float">
            <text:p>644</text:p>
          </table:table-cell>
          <table:table-cell table:style-name="ce172" office:value-type="float" office:value="684.74" calcext:value-type="float">
            <text:p>685</text:p>
          </table:table-cell>
          <table:table-cell table:style-name="ce172" office:value-type="float" office:value="636.71" calcext:value-type="float">
            <text:p>637</text:p>
          </table:table-cell>
          <table:table-cell table:style-name="ce172" office:value-type="float" office:value="488.62" calcext:value-type="float">
            <text:p>489</text:p>
          </table:table-cell>
          <table:table-cell table:style-name="ce172" office:value-type="float" office:value="568.66" calcext:value-type="float">
            <text:p>569</text:p>
          </table:table-cell>
          <table:table-cell table:style-name="ce172" office:value-type="float" office:value="625.92" calcext:value-type="float">
            <text:p>626</text:p>
          </table:table-cell>
          <table:table-cell table:style-name="ce172" office:value-type="float" office:value="499.18" calcext:value-type="float">
            <text:p>499</text:p>
          </table:table-cell>
          <table:table-cell table:style-name="ce172" office:value-type="float" office:value="493.65" calcext:value-type="float">
            <text:p>494</text:p>
          </table:table-cell>
          <table:table-cell table:style-name="ce163" office:value-type="float" office:value="464.79" calcext:value-type="float">
            <text:p>465</text:p>
          </table:table-cell>
          <table:table-cell table:style-name="ce172" office:value-type="float" office:value="4744.31" calcext:value-type="float">
            <text:p>4,744</text:p>
          </table:table-cell>
          <table:table-cell table:style-name="ce172" office:value-type="float" office:value="5029.33" calcext:value-type="float">
            <text:p>5,029</text:p>
          </table:table-cell>
          <table:table-cell table:style-name="ce172" office:value-type="float" office:value="5410.49" calcext:value-type="float">
            <text:p>5,410</text:p>
          </table:table-cell>
          <table:table-cell table:style-name="ce172" office:value-type="float" office:value="5729.7" calcext:value-type="float">
            <text:p>5,730</text:p>
          </table:table-cell>
          <table:table-cell table:style-name="ce172" office:value-type="float" office:value="6707.37" calcext:value-type="float">
            <text:p>6,707</text:p>
          </table:table-cell>
          <table:table-cell table:style-name="ce172" office:value-type="float" office:value="7398.43" calcext:value-type="float">
            <text:p>7,398</text:p>
          </table:table-cell>
          <table:table-cell table:style-name="ce172" office:value-type="float" office:value="7753.96" calcext:value-type="float">
            <text:p>7,754</text:p>
          </table:table-cell>
          <table:table-cell table:style-name="ce172" office:value-type="float" office:value="8624.81" calcext:value-type="float">
            <text:p>8,625</text:p>
          </table:table-cell>
          <table:table-cell table:style-name="ce172" office:value-type="float" office:value="9117.78" calcext:value-type="float">
            <text:p>9,118</text:p>
          </table:table-cell>
          <table:table-cell table:style-name="ce172" office:value-type="float" office:value="9700.58" calcext:value-type="float">
            <text:p>9,701</text:p>
          </table:table-cell>
          <table:table-cell table:style-name="ce172" office:value-type="float" office:value="10147" calcext:value-type="float">
            <text:p>10,147</text:p>
          </table:table-cell>
          <table:table-cell table:style-name="ce172" office:value-type="float" office:value="10668.79" calcext:value-type="float">
            <text:p>10,669</text:p>
          </table:table-cell>
          <table:table-cell table:style-name="ce172" office:value-type="float" office:value="10951.31" calcext:value-type="float">
            <text:p>10,951</text:p>
          </table:table-cell>
          <table:table-cell table:style-name="ce172" office:value-type="float" office:value="11112.7" calcext:value-type="float">
            <text:p>11,113</text:p>
          </table:table-cell>
          <table:table-cell table:style-name="ce155" office:value-type="float" office:value="11342.44" calcext:value-type="float">
            <text:p>11,342</text:p>
          </table:table-cell>
          <table:table-cell table:style-name="ce155" office:value-type="float" office:value="11503.67" calcext:value-type="float">
            <text:p>11,504</text:p>
          </table:table-cell>
          <table:table-cell table:style-name="ce155" office:value-type="float" office:value="11632.5" calcext:value-type="float">
            <text:p>11,633</text:p>
          </table:table-cell>
          <table:table-cell table:style-name="ce155" office:value-type="float" office:value="12153.96" calcext:value-type="float">
            <text:p>12,154</text:p>
          </table:table-cell>
          <table:table-cell table:style-name="ce155" office:value-type="float" office:value="12662.3" calcext:value-type="float">
            <text:p>12,662</text:p>
          </table:table-cell>
          <table:table-cell table:style-name="ce155" office:value-type="float" office:value="12827.08" calcext:value-type="float">
            <text:p>12,827</text:p>
          </table:table-cell>
          <table:table-cell table:style-name="ce155" office:value-type="float" office:value="13089.27" calcext:value-type="float">
            <text:p>13,089</text:p>
          </table:table-cell>
          <table:table-cell table:style-name="ce163" office:value-type="float" office:value="13764.74" calcext:value-type="float">
            <text:p>13,765</text:p>
          </table:table-cell>
          <table:table-cell table:style-name="ce191"/>
          <table:table-cell table:number-columns-repeated="956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table:style-name="ce155" office:value-type="float" office:value="667.11" calcext:value-type="float">
            <text:p>667</text:p>
          </table:table-cell>
          <table:table-cell table:style-name="ce155" office:value-type="float" office:value="664.36" calcext:value-type="float">
            <text:p>664</text:p>
          </table:table-cell>
          <table:table-cell table:style-name="ce155" office:value-type="float" office:value="714.03" calcext:value-type="float">
            <text:p>714</text:p>
          </table:table-cell>
          <table:table-cell table:style-name="ce155" office:value-type="float" office:value="840.25" calcext:value-type="float">
            <text:p>840</text:p>
          </table:table-cell>
          <table:table-cell table:style-name="ce155" office:value-type="float" office:value="894.82" calcext:value-type="float">
            <text:p>895</text:p>
          </table:table-cell>
          <table:table-cell table:style-name="ce155" office:value-type="float" office:value="944.78" calcext:value-type="float">
            <text:p>945</text:p>
          </table:table-cell>
          <table:table-cell table:style-name="ce155" office:value-type="float" office:value="1005.06" calcext:value-type="float">
            <text:p>1,005</text:p>
          </table:table-cell>
          <table:table-cell table:style-name="ce155" office:value-type="float" office:value="1050.41" calcext:value-type="float">
            <text:p>1,050</text:p>
          </table:table-cell>
          <table:table-cell table:style-name="ce155" office:value-type="float" office:value="1099.47" calcext:value-type="float">
            <text:p>1,099</text:p>
          </table:table-cell>
          <table:table-cell table:style-name="ce155" office:value-type="float" office:value="1106.37" calcext:value-type="float">
            <text:p>1,106</text:p>
          </table:table-cell>
          <table:table-cell table:style-name="ce155" office:value-type="float" office:value="1111.37" calcext:value-type="float">
            <text:p>1,111</text:p>
          </table:table-cell>
          <table:table-cell table:style-name="ce155" office:value-type="float" office:value="1216.55" calcext:value-type="float">
            <text:p>1,217</text:p>
          </table:table-cell>
          <table:table-cell table:style-name="ce155" office:value-type="float" office:value="1192.29" calcext:value-type="float">
            <text:p>1,192</text:p>
          </table:table-cell>
          <table:table-cell table:style-name="ce155" office:value-type="float" office:value="1174.31" calcext:value-type="float">
            <text:p>1,174</text:p>
          </table:table-cell>
          <table:table-cell table:style-name="ce155" office:value-type="float" office:value="1282.87" calcext:value-type="float">
            <text:p>1,283</text:p>
          </table:table-cell>
          <table:table-cell table:style-name="ce155" office:value-type="float" office:value="1210.94" calcext:value-type="float">
            <text:p>1,211</text:p>
          </table:table-cell>
          <table:table-cell table:style-name="ce155" office:value-type="float" office:value="1369.7" calcext:value-type="float">
            <text:p>1,370</text:p>
          </table:table-cell>
          <table:table-cell table:style-name="ce155" office:value-type="float" office:value="1140.15" calcext:value-type="float">
            <text:p>1,140</text:p>
          </table:table-cell>
          <table:table-cell table:style-name="ce155" office:value-type="float" office:value="1092.25" calcext:value-type="float">
            <text:p>1,092</text:p>
          </table:table-cell>
          <table:table-cell table:style-name="ce155" office:value-type="float" office:value="1061.39" calcext:value-type="float">
            <text:p>1,061</text:p>
          </table:table-cell>
          <table:table-cell table:style-name="ce155" office:value-type="float" office:value="1168.94" calcext:value-type="float">
            <text:p>1,169</text:p>
          </table:table-cell>
          <table:table-cell table:style-name="ce163" office:value-type="float" office:value="1122.62" calcext:value-type="float">
            <text:p>1,123</text:p>
          </table:table-cell>
          <table:table-cell table:style-name="ce168" office:value-type="float" office:value="193.92" calcext:value-type="float">
            <text:p>194</text:p>
          </table:table-cell>
          <table:table-cell table:style-name="ce172" office:value-type="float" office:value="202.99" calcext:value-type="float">
            <text:p>203</text:p>
          </table:table-cell>
          <table:table-cell table:style-name="ce172" office:value-type="float" office:value="158.31" calcext:value-type="float">
            <text:p>158</text:p>
          </table:table-cell>
          <table:table-cell table:style-name="ce172" office:value-type="float" office:value="148.97" calcext:value-type="float">
            <text:p>149</text:p>
          </table:table-cell>
          <table:table-cell table:style-name="ce172" office:value-type="float" office:value="140.54" calcext:value-type="float">
            <text:p>141</text:p>
          </table:table-cell>
          <table:table-cell table:style-name="ce172" office:value-type="float" office:value="162.95" calcext:value-type="float">
            <text:p>163</text:p>
          </table:table-cell>
          <table:table-cell table:style-name="ce172" office:value-type="float" office:value="173.19" calcext:value-type="float">
            <text:p>173</text:p>
          </table:table-cell>
          <table:table-cell table:style-name="ce172" office:value-type="float" office:value="195.65" calcext:value-type="float">
            <text:p>196</text:p>
          </table:table-cell>
          <table:table-cell table:style-name="ce172" office:value-type="float" office:value="209.41" calcext:value-type="float">
            <text:p>209</text:p>
          </table:table-cell>
          <table:table-cell table:style-name="ce172" office:value-type="float" office:value="249.36" calcext:value-type="float">
            <text:p>249</text:p>
          </table:table-cell>
          <table:table-cell table:style-name="ce172" office:value-type="float" office:value="286.86" calcext:value-type="float">
            <text:p>287</text:p>
          </table:table-cell>
          <table:table-cell table:style-name="ce172" office:value-type="float" office:value="296.31" calcext:value-type="float">
            <text:p>296</text:p>
          </table:table-cell>
          <table:table-cell table:style-name="ce172" office:value-type="float" office:value="277.03" calcext:value-type="float">
            <text:p>277</text:p>
          </table:table-cell>
          <table:table-cell table:style-name="ce172" office:value-type="float" office:value="340.84" calcext:value-type="float">
            <text:p>341</text:p>
          </table:table-cell>
          <table:table-cell table:style-name="ce172" office:value-type="float" office:value="335.89" calcext:value-type="float">
            <text:p>336</text:p>
          </table:table-cell>
          <table:table-cell table:style-name="ce172" office:value-type="float" office:value="249.39" calcext:value-type="float">
            <text:p>249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263.49" calcext:value-type="float">
            <text:p>263</text:p>
          </table:table-cell>
          <table:table-cell table:style-name="ce172" office:value-type="float" office:value="310.39" calcext:value-type="float">
            <text:p>310</text:p>
          </table:table-cell>
          <table:table-cell table:style-name="ce172" office:value-type="float" office:value="258.12" calcext:value-type="float">
            <text:p>258</text:p>
          </table:table-cell>
          <table:table-cell table:style-name="ce172" office:value-type="float" office:value="236.08" calcext:value-type="float">
            <text:p>236</text:p>
          </table:table-cell>
          <table:table-cell table:style-name="ce163" office:value-type="float" office:value="200.6" calcext:value-type="float">
            <text:p>201</text:p>
          </table:table-cell>
          <table:table-cell table:style-name="ce172" office:value-type="float" office:value="861.03" calcext:value-type="float">
            <text:p>861</text:p>
          </table:table-cell>
          <table:table-cell table:style-name="ce172" office:value-type="float" office:value="867.36" calcext:value-type="float">
            <text:p>867</text:p>
          </table:table-cell>
          <table:table-cell table:style-name="ce172" office:value-type="float" office:value="872.34" calcext:value-type="float">
            <text:p>872</text:p>
          </table:table-cell>
          <table:table-cell table:style-name="ce172" office:value-type="float" office:value="989.21" calcext:value-type="float">
            <text:p>989</text:p>
          </table:table-cell>
          <table:table-cell table:style-name="ce172" office:value-type="float" office:value="1035.36" calcext:value-type="float">
            <text:p>1,035</text:p>
          </table:table-cell>
          <table:table-cell table:style-name="ce172" office:value-type="float" office:value="1107.73" calcext:value-type="float">
            <text:p>1,108</text:p>
          </table:table-cell>
          <table:table-cell table:style-name="ce172" office:value-type="float" office:value="1178.25" calcext:value-type="float">
            <text:p>1,178</text:p>
          </table:table-cell>
          <table:table-cell table:style-name="ce172" office:value-type="float" office:value="1246.05" calcext:value-type="float">
            <text:p>1,246</text:p>
          </table:table-cell>
          <table:table-cell table:style-name="ce172" office:value-type="float" office:value="1308.89" calcext:value-type="float">
            <text:p>1,309</text:p>
          </table:table-cell>
          <table:table-cell table:style-name="ce172" office:value-type="float" office:value="1355.74" calcext:value-type="float">
            <text:p>1,356</text:p>
          </table:table-cell>
          <table:table-cell table:style-name="ce172" office:value-type="float" office:value="1398.23" calcext:value-type="float">
            <text:p>1,398</text:p>
          </table:table-cell>
          <table:table-cell table:style-name="ce172" office:value-type="float" office:value="1512.85" calcext:value-type="float">
            <text:p>1,513</text:p>
          </table:table-cell>
          <table:table-cell table:style-name="ce172" office:value-type="float" office:value="1469.31" calcext:value-type="float">
            <text:p>1,469</text:p>
          </table:table-cell>
          <table:table-cell table:style-name="ce172" office:value-type="float" office:value="1515.15" calcext:value-type="float">
            <text:p>1,515</text:p>
          </table:table-cell>
          <table:table-cell table:style-name="ce155" office:value-type="float" office:value="1618.76" calcext:value-type="float">
            <text:p>1,619</text:p>
          </table:table-cell>
          <table:table-cell table:style-name="ce155" office:value-type="float" office:value="1460.33" calcext:value-type="float">
            <text:p>1,460</text:p>
          </table:table-cell>
          <table:table-cell table:style-name="ce155" office:value-type="float" office:value="1560.73" calcext:value-type="float">
            <text:p>1,561</text:p>
          </table:table-cell>
          <table:table-cell table:style-name="ce155" office:value-type="float" office:value="1403.65" calcext:value-type="float">
            <text:p>1,404</text:p>
          </table:table-cell>
          <table:table-cell table:style-name="ce155" office:value-type="float" office:value="1402.64" calcext:value-type="float">
            <text:p>1,403</text:p>
          </table:table-cell>
          <table:table-cell table:style-name="ce155" office:value-type="float" office:value="1319.51" calcext:value-type="float">
            <text:p>1,320</text:p>
          </table:table-cell>
          <table:table-cell table:style-name="ce155" office:value-type="float" office:value="1405.02" calcext:value-type="float">
            <text:p>1,405</text:p>
          </table:table-cell>
          <table:table-cell table:style-name="ce163" office:value-type="float" office:value="1323.22" calcext:value-type="float">
            <text:p>1,323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Education and training</text:p>
          </table:table-cell>
          <table:table-cell table:style-name="ce155" office:value-type="float" office:value="4007.16" calcext:value-type="float">
            <text:p>4,007</text:p>
          </table:table-cell>
          <table:table-cell table:style-name="ce155" office:value-type="float" office:value="4306.36" calcext:value-type="float">
            <text:p>4,306</text:p>
          </table:table-cell>
          <table:table-cell table:style-name="ce155" office:value-type="float" office:value="4601.07" calcext:value-type="float">
            <text:p>4,601</text:p>
          </table:table-cell>
          <table:table-cell table:style-name="ce155" office:value-type="float" office:value="5006.1" calcext:value-type="float">
            <text:p>5,006</text:p>
          </table:table-cell>
          <table:table-cell table:style-name="ce155" office:value-type="float" office:value="5132.33" calcext:value-type="float">
            <text:p>5,132</text:p>
          </table:table-cell>
          <table:table-cell table:style-name="ce155" office:value-type="float" office:value="5348.61" calcext:value-type="float">
            <text:p>5,349</text:p>
          </table:table-cell>
          <table:table-cell table:style-name="ce155" office:value-type="float" office:value="5817.05" calcext:value-type="float">
            <text:p>5,817</text:p>
          </table:table-cell>
          <table:table-cell table:style-name="ce155" office:value-type="float" office:value="6078.21" calcext:value-type="float">
            <text:p>6,078</text:p>
          </table:table-cell>
          <table:table-cell table:style-name="ce155" office:value-type="float" office:value="6396.08" calcext:value-type="float">
            <text:p>6,396</text:p>
          </table:table-cell>
          <table:table-cell table:style-name="ce155" office:value-type="float" office:value="6660.91" calcext:value-type="float">
            <text:p>6,661</text:p>
          </table:table-cell>
          <table:table-cell table:style-name="ce155" office:value-type="float" office:value="6935.76" calcext:value-type="float">
            <text:p>6,936</text:p>
          </table:table-cell>
          <table:table-cell table:style-name="ce155" office:value-type="float" office:value="7067.12" calcext:value-type="float">
            <text:p>7,067</text:p>
          </table:table-cell>
          <table:table-cell table:style-name="ce155" office:value-type="float" office:value="7131.22" calcext:value-type="float">
            <text:p>7,131</text:p>
          </table:table-cell>
          <table:table-cell table:style-name="ce155" office:value-type="float" office:value="6853.52" calcext:value-type="float">
            <text:p>6,854</text:p>
          </table:table-cell>
          <table:table-cell table:style-name="ce155" office:value-type="float" office:value="6866.41" calcext:value-type="float">
            <text:p>6,866</text:p>
          </table:table-cell>
          <table:table-cell table:style-name="ce155" office:value-type="float" office:value="6922.13" calcext:value-type="float">
            <text:p>6,922</text:p>
          </table:table-cell>
          <table:table-cell table:style-name="ce155" office:value-type="float" office:value="6977.8" calcext:value-type="float">
            <text:p>6,978</text:p>
          </table:table-cell>
          <table:table-cell table:style-name="ce155" office:value-type="float" office:value="7105.52" calcext:value-type="float">
            <text:p>7,106</text:p>
          </table:table-cell>
          <table:table-cell table:style-name="ce155" office:value-type="float" office:value="7299.45" calcext:value-type="float">
            <text:p>7,299</text:p>
          </table:table-cell>
          <table:table-cell table:style-name="ce155" office:value-type="float" office:value="7498.72" calcext:value-type="float">
            <text:p>7,499</text:p>
          </table:table-cell>
          <table:table-cell table:style-name="ce155" office:value-type="float" office:value="7882.68" calcext:value-type="float">
            <text:p>7,883</text:p>
          </table:table-cell>
          <table:table-cell table:style-name="ce163" office:value-type="float" office:value="8361.77" calcext:value-type="float">
            <text:p>8,362</text:p>
          </table:table-cell>
          <table:table-cell table:style-name="ce168" office:value-type="float" office:value="108.3" calcext:value-type="float">
            <text:p>108</text:p>
          </table:table-cell>
          <table:table-cell table:style-name="ce172" office:value-type="float" office:value="123.07" calcext:value-type="float">
            <text:p>123</text:p>
          </table:table-cell>
          <table:table-cell table:style-name="ce172" office:value-type="float" office:value="119.13" calcext:value-type="float">
            <text:p>119</text:p>
          </table:table-cell>
          <table:table-cell table:style-name="ce172" office:value-type="float" office:value="207.75" calcext:value-type="float">
            <text:p>208</text:p>
          </table:table-cell>
          <table:table-cell table:style-name="ce172" office:value-type="float" office:value="230.6" calcext:value-type="float">
            <text:p>231</text:p>
          </table:table-cell>
          <table:table-cell table:style-name="ce172" office:value-type="float" office:value="340.36" calcext:value-type="float">
            <text:p>340</text:p>
          </table:table-cell>
          <table:table-cell table:style-name="ce172" office:value-type="float" office:value="321.55" calcext:value-type="float">
            <text:p>322</text:p>
          </table:table-cell>
          <table:table-cell table:style-name="ce172" office:value-type="float" office:value="497.97" calcext:value-type="float">
            <text:p>498</text:p>
          </table:table-cell>
          <table:table-cell table:style-name="ce172" office:value-type="float" office:value="743.89" calcext:value-type="float">
            <text:p>744</text:p>
          </table:table-cell>
          <table:table-cell table:style-name="ce172" office:value-type="float" office:value="715.06" calcext:value-type="float">
            <text:p>715</text:p>
          </table:table-cell>
          <table:table-cell table:style-name="ce172" office:value-type="float" office:value="649.1" calcext:value-type="float">
            <text:p>649</text:p>
          </table:table-cell>
          <table:table-cell table:style-name="ce172" office:value-type="float" office:value="661.51" calcext:value-type="float">
            <text:p>662</text:p>
          </table:table-cell>
          <table:table-cell table:style-name="ce172" office:value-type="float" office:value="600.9" calcext:value-type="float">
            <text:p>601</text:p>
          </table:table-cell>
          <table:table-cell table:style-name="ce172" office:value-type="float" office:value="687.49" calcext:value-type="float">
            <text:p>687</text:p>
          </table:table-cell>
          <table:table-cell table:style-name="ce172" office:value-type="float" office:value="655.71" calcext:value-type="float">
            <text:p>656</text:p>
          </table:table-cell>
          <table:table-cell table:style-name="ce172" office:value-type="float" office:value="635.71" calcext:value-type="float">
            <text:p>636</text:p>
          </table:table-cell>
          <table:table-cell table:style-name="ce172" office:value-type="float" office:value="633.96" calcext:value-type="float">
            <text:p>634</text:p>
          </table:table-cell>
          <table:table-cell table:style-name="ce172" office:value-type="float" office:value="731.62" calcext:value-type="float">
            <text:p>732</text:p>
          </table:table-cell>
          <table:table-cell table:style-name="ce172" office:value-type="float" office:value="972.05" calcext:value-type="float">
            <text:p>972</text:p>
          </table:table-cell>
          <table:table-cell table:style-name="ce172" office:value-type="float" office:value="994.94" calcext:value-type="float">
            <text:p>995</text:p>
          </table:table-cell>
          <table:table-cell table:style-name="ce172" office:value-type="float" office:value="764.84" calcext:value-type="float">
            <text:p>765</text:p>
          </table:table-cell>
          <table:table-cell table:style-name="ce163" office:value-type="float" office:value="838.92" calcext:value-type="float">
            <text:p>839</text:p>
          </table:table-cell>
          <table:table-cell table:style-name="ce172" office:value-type="float" office:value="4115.47" calcext:value-type="float">
            <text:p>4,115</text:p>
          </table:table-cell>
          <table:table-cell table:style-name="ce172" office:value-type="float" office:value="4429.44" calcext:value-type="float">
            <text:p>4,429</text:p>
          </table:table-cell>
          <table:table-cell table:style-name="ce172" office:value-type="float" office:value="4720.21" calcext:value-type="float">
            <text:p>4,720</text:p>
          </table:table-cell>
          <table:table-cell table:style-name="ce172" office:value-type="float" office:value="5213.85" calcext:value-type="float">
            <text:p>5,214</text:p>
          </table:table-cell>
          <table:table-cell table:style-name="ce172" office:value-type="float" office:value="5362.93" calcext:value-type="float">
            <text:p>5,363</text:p>
          </table:table-cell>
          <table:table-cell table:style-name="ce172" office:value-type="float" office:value="5688.97" calcext:value-type="float">
            <text:p>5,689</text:p>
          </table:table-cell>
          <table:table-cell table:style-name="ce172" office:value-type="float" office:value="6138.6" calcext:value-type="float">
            <text:p>6,139</text:p>
          </table:table-cell>
          <table:table-cell table:style-name="ce172" office:value-type="float" office:value="6576.17" calcext:value-type="float">
            <text:p>6,576</text:p>
          </table:table-cell>
          <table:table-cell table:style-name="ce172" office:value-type="float" office:value="7139.97" calcext:value-type="float">
            <text:p>7,140</text:p>
          </table:table-cell>
          <table:table-cell table:style-name="ce172" office:value-type="float" office:value="7375.97" calcext:value-type="float">
            <text:p>7,376</text:p>
          </table:table-cell>
          <table:table-cell table:style-name="ce172" office:value-type="float" office:value="7584.86" calcext:value-type="float">
            <text:p>7,585</text:p>
          </table:table-cell>
          <table:table-cell table:style-name="ce172" office:value-type="float" office:value="7728.64" calcext:value-type="float">
            <text:p>7,729</text:p>
          </table:table-cell>
          <table:table-cell table:style-name="ce172" office:value-type="float" office:value="7732.13" calcext:value-type="float">
            <text:p>7,732</text:p>
          </table:table-cell>
          <table:table-cell table:style-name="ce172" office:value-type="float" office:value="7541.01" calcext:value-type="float">
            <text:p>7,541</text:p>
          </table:table-cell>
          <table:table-cell table:style-name="ce155" office:value-type="float" office:value="7522.12" calcext:value-type="float">
            <text:p>7,522</text:p>
          </table:table-cell>
          <table:table-cell table:style-name="ce155" office:value-type="float" office:value="7557.83" calcext:value-type="float">
            <text:p>7,558</text:p>
          </table:table-cell>
          <table:table-cell table:style-name="ce155" office:value-type="float" office:value="7611.76" calcext:value-type="float">
            <text:p>7,612</text:p>
          </table:table-cell>
          <table:table-cell table:style-name="ce155" office:value-type="float" office:value="7837.15" calcext:value-type="float">
            <text:p>7,837</text:p>
          </table:table-cell>
          <table:table-cell table:style-name="ce155" office:value-type="float" office:value="8271.5" calcext:value-type="float">
            <text:p>8,272</text:p>
          </table:table-cell>
          <table:table-cell table:style-name="ce155" office:value-type="float" office:value="8493.66" calcext:value-type="float">
            <text:p>8,494</text:p>
          </table:table-cell>
          <table:table-cell table:style-name="ce155" office:value-type="float" office:value="8647.52" calcext:value-type="float">
            <text:p>8,648</text:p>
          </table:table-cell>
          <table:table-cell table:style-name="ce163" office:value-type="float" office:value="9200.69" calcext:value-type="float">
            <text:p>9,20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ocial protection</text:p>
          </table:table-cell>
          <table:table-cell table:style-name="ce155" office:value-type="float" office:value="10691.73" calcext:value-type="float">
            <text:p>10,692</text:p>
          </table:table-cell>
          <table:table-cell table:style-name="ce155" office:value-type="float" office:value="11330.13" calcext:value-type="float">
            <text:p>11,330</text:p>
          </table:table-cell>
          <table:table-cell table:style-name="ce155" office:value-type="float" office:value="11660.72" calcext:value-type="float">
            <text:p>11,661</text:p>
          </table:table-cell>
          <table:table-cell table:style-name="ce155" office:value-type="float" office:value="12991.23" calcext:value-type="float">
            <text:p>12,991</text:p>
          </table:table-cell>
          <table:table-cell table:style-name="ce155" office:value-type="float" office:value="13593.68" calcext:value-type="float">
            <text:p>13,594</text:p>
          </table:table-cell>
          <table:table-cell table:style-name="ce155" office:value-type="float" office:value="14602.85" calcext:value-type="float">
            <text:p>14,603</text:p>
          </table:table-cell>
          <table:table-cell table:style-name="ce155" office:value-type="float" office:value="15361.65" calcext:value-type="float">
            <text:p>15,362</text:p>
          </table:table-cell>
          <table:table-cell table:style-name="ce155" office:value-type="float" office:value="15838.8" calcext:value-type="float">
            <text:p>15,839</text:p>
          </table:table-cell>
          <table:table-cell table:style-name="ce155" office:value-type="float" office:value="16077.75" calcext:value-type="float">
            <text:p>16,078</text:p>
          </table:table-cell>
          <table:table-cell table:style-name="ce155" office:value-type="float" office:value="17223.94" calcext:value-type="float">
            <text:p>17,224</text:p>
          </table:table-cell>
          <table:table-cell table:style-name="ce155" office:value-type="float" office:value="18420.43" calcext:value-type="float">
            <text:p>18,420</text:p>
          </table:table-cell>
          <table:table-cell table:style-name="ce155" office:value-type="float" office:value="19893.9" calcext:value-type="float">
            <text:p>19,894</text:p>
          </table:table-cell>
          <table:table-cell table:style-name="ce155" office:value-type="float" office:value="20945.86" calcext:value-type="float">
            <text:p>20,946</text:p>
          </table:table-cell>
          <table:table-cell table:style-name="ce155" office:value-type="float" office:value="21588.43" calcext:value-type="float">
            <text:p>21,588</text:p>
          </table:table-cell>
          <table:table-cell table:style-name="ce155" office:value-type="float" office:value="22306.5" calcext:value-type="float">
            <text:p>22,307</text:p>
          </table:table-cell>
          <table:table-cell table:style-name="ce155" office:value-type="float" office:value="22295.01" calcext:value-type="float">
            <text:p>22,295</text:p>
          </table:table-cell>
          <table:table-cell table:style-name="ce155" office:value-type="float" office:value="22856.73" calcext:value-type="float">
            <text:p>22,857</text:p>
          </table:table-cell>
          <table:table-cell table:style-name="ce155" office:value-type="float" office:value="23233.97" calcext:value-type="float">
            <text:p>23,234</text:p>
          </table:table-cell>
          <table:table-cell table:style-name="ce155" office:value-type="float" office:value="23011.97" calcext:value-type="float">
            <text:p>23,012</text:p>
          </table:table-cell>
          <table:table-cell table:style-name="ce155" office:value-type="float" office:value="23223.09" calcext:value-type="float">
            <text:p>23,223</text:p>
          </table:table-cell>
          <table:table-cell table:style-name="ce155" office:value-type="float" office:value="24114.96" calcext:value-type="float">
            <text:p>24,115</text:p>
          </table:table-cell>
          <table:table-cell table:style-name="ce163" office:value-type="float" office:value="24169.58" calcext:value-type="float">
            <text:p>24,170</text:p>
          </table:table-cell>
          <table:table-cell table:style-name="ce168" office:value-type="float" office:value="-11.27" calcext:value-type="float">
            <text:p>-11</text:p>
          </table:table-cell>
          <table:table-cell table:style-name="ce172" office:value-type="float" office:value="18.21" calcext:value-type="float">
            <text:p>18</text:p>
          </table:table-cell>
          <table:table-cell table:style-name="ce172" office:value-type="float" office:value="15.61" calcext:value-type="float">
            <text:p>16</text:p>
          </table:table-cell>
          <table:table-cell table:style-name="ce172" office:value-type="float" office:value="31.22" calcext:value-type="float">
            <text:p>31</text:p>
          </table:table-cell>
          <table:table-cell table:style-name="ce172" office:value-type="float" office:value="53.36" calcext:value-type="float">
            <text:p>53</text:p>
          </table:table-cell>
          <table:table-cell table:style-name="ce172" office:value-type="float" office:value="44.49" calcext:value-type="float">
            <text:p>44</text:p>
          </table:table-cell>
          <table:table-cell table:style-name="ce172" office:value-type="float" office:value="56.89" calcext:value-type="float">
            <text:p>57</text:p>
          </table:table-cell>
          <table:table-cell table:style-name="ce172" office:value-type="float" office:value="100.58" calcext:value-type="float">
            <text:p>101</text:p>
          </table:table-cell>
          <table:table-cell table:style-name="ce172" office:value-type="float" office:value="103.4" calcext:value-type="float">
            <text:p>103</text:p>
          </table:table-cell>
          <table:table-cell table:style-name="ce172" office:value-type="float" office:value="92.85" calcext:value-type="float">
            <text:p>93</text:p>
          </table:table-cell>
          <table:table-cell table:style-name="ce172" office:value-type="float" office:value="98.23" calcext:value-type="float">
            <text:p>98</text:p>
          </table:table-cell>
          <table:table-cell table:style-name="ce172" office:value-type="float" office:value="110.82" calcext:value-type="float">
            <text:p>111</text:p>
          </table:table-cell>
          <table:table-cell table:style-name="ce172" office:value-type="float" office:value="94.21" calcext:value-type="float">
            <text:p>94</text:p>
          </table:table-cell>
          <table:table-cell table:style-name="ce172" office:value-type="float" office:value="64.67" calcext:value-type="float">
            <text:p>65</text:p>
          </table:table-cell>
          <table:table-cell table:style-name="ce172" office:value-type="float" office:value="87.15" calcext:value-type="float">
            <text:p>87</text:p>
          </table:table-cell>
          <table:table-cell table:style-name="ce172" office:value-type="float" office:value="26.11" calcext:value-type="float">
            <text:p>26</text:p>
          </table:table-cell>
          <table:table-cell table:style-name="ce172" office:value-type="float" office:value="34.36" calcext:value-type="float">
            <text:p>34</text:p>
          </table:table-cell>
          <table:table-cell table:style-name="ce172" office:value-type="float" office:value="67.85" calcext:value-type="float">
            <text:p>68</text:p>
          </table:table-cell>
          <table:table-cell table:style-name="ce172" office:value-type="float" office:value="70.5" calcext:value-type="float">
            <text:p>71</text:p>
          </table:table-cell>
          <table:table-cell table:style-name="ce172" office:value-type="float" office:value="58.34" calcext:value-type="float">
            <text:p>58</text:p>
          </table:table-cell>
          <table:table-cell table:style-name="ce172" office:value-type="float" office:value="85.92" calcext:value-type="float">
            <text:p>86</text:p>
          </table:table-cell>
          <table:table-cell table:style-name="ce163" office:value-type="float" office:value="105.4" calcext:value-type="float">
            <text:p>105</text:p>
          </table:table-cell>
          <table:table-cell table:style-name="ce172" office:value-type="float" office:value="10680.45" calcext:value-type="float">
            <text:p>10,680</text:p>
          </table:table-cell>
          <table:table-cell table:style-name="ce172" office:value-type="float" office:value="11348.34" calcext:value-type="float">
            <text:p>11,348</text:p>
          </table:table-cell>
          <table:table-cell table:style-name="ce172" office:value-type="float" office:value="11676.33" calcext:value-type="float">
            <text:p>11,676</text:p>
          </table:table-cell>
          <table:table-cell table:style-name="ce172" office:value-type="float" office:value="13022.45" calcext:value-type="float">
            <text:p>13,022</text:p>
          </table:table-cell>
          <table:table-cell table:style-name="ce172" office:value-type="float" office:value="13647.04" calcext:value-type="float">
            <text:p>13,647</text:p>
          </table:table-cell>
          <table:table-cell table:style-name="ce172" office:value-type="float" office:value="14647.34" calcext:value-type="float">
            <text:p>14,647</text:p>
          </table:table-cell>
          <table:table-cell table:style-name="ce172" office:value-type="float" office:value="15418.54" calcext:value-type="float">
            <text:p>15,419</text:p>
          </table:table-cell>
          <table:table-cell table:style-name="ce172" office:value-type="float" office:value="15939.38" calcext:value-type="float">
            <text:p>15,939</text:p>
          </table:table-cell>
          <table:table-cell table:style-name="ce172" office:value-type="float" office:value="16181.16" calcext:value-type="float">
            <text:p>16,181</text:p>
          </table:table-cell>
          <table:table-cell table:style-name="ce172" office:value-type="float" office:value="17316.79" calcext:value-type="float">
            <text:p>17,317</text:p>
          </table:table-cell>
          <table:table-cell table:style-name="ce172" office:value-type="float" office:value="18518.66" calcext:value-type="float">
            <text:p>18,519</text:p>
          </table:table-cell>
          <table:table-cell table:style-name="ce172" office:value-type="float" office:value="20004.73" calcext:value-type="float">
            <text:p>20,005</text:p>
          </table:table-cell>
          <table:table-cell table:style-name="ce172" office:value-type="float" office:value="21040.08" calcext:value-type="float">
            <text:p>21,040</text:p>
          </table:table-cell>
          <table:table-cell table:style-name="ce172" office:value-type="float" office:value="21653.1" calcext:value-type="float">
            <text:p>21,653</text:p>
          </table:table-cell>
          <table:table-cell table:style-name="ce155" office:value-type="float" office:value="22393.65" calcext:value-type="float">
            <text:p>22,394</text:p>
          </table:table-cell>
          <table:table-cell table:style-name="ce155" office:value-type="float" office:value="22321.12" calcext:value-type="float">
            <text:p>22,321</text:p>
          </table:table-cell>
          <table:table-cell table:style-name="ce155" office:value-type="float" office:value="22891.09" calcext:value-type="float">
            <text:p>22,891</text:p>
          </table:table-cell>
          <table:table-cell table:style-name="ce155" office:value-type="float" office:value="23301.82" calcext:value-type="float">
            <text:p>23,302</text:p>
          </table:table-cell>
          <table:table-cell table:style-name="ce155" office:value-type="float" office:value="23082.47" calcext:value-type="float">
            <text:p>23,082</text:p>
          </table:table-cell>
          <table:table-cell table:style-name="ce155" office:value-type="float" office:value="23281.43" calcext:value-type="float">
            <text:p>23,281</text:p>
          </table:table-cell>
          <table:table-cell table:style-name="ce155" office:value-type="float" office:value="24200.88" calcext:value-type="float">
            <text:p>24,201</text:p>
          </table:table-cell>
          <table:table-cell table:style-name="ce163" office:value-type="float" office:value="24274.98" calcext:value-type="float">
            <text:p>24,275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EU Transactions</text:p>
          </table:table-cell>
          <table:table-cell table:style-name="ce155" office:value-type="float" office:value="-438.41" calcext:value-type="float">
            <text:p>-438</text:p>
          </table:table-cell>
          <table:table-cell table:style-name="ce155" office:value-type="float" office:value="-484.03" calcext:value-type="float">
            <text:p>-484</text:p>
          </table:table-cell>
          <table:table-cell table:style-name="ce155" office:value-type="float" office:value="-399.93" calcext:value-type="float">
            <text:p>-400</text:p>
          </table:table-cell>
          <table:table-cell table:style-name="ce155" office:value-type="float" office:value="-653.88" calcext:value-type="float">
            <text:p>-654</text:p>
          </table:table-cell>
          <table:table-cell table:style-name="ce155" office:value-type="float" office:value="-377.32" calcext:value-type="float">
            <text:p>-377</text:p>
          </table:table-cell>
          <table:table-cell table:style-name="ce155" office:value-type="float" office:value="-463.08" calcext:value-type="float">
            <text:p>-463</text:p>
          </table:table-cell>
          <table:table-cell table:style-name="ce155" office:value-type="float" office:value="-348.78" calcext:value-type="float">
            <text:p>-349</text:p>
          </table:table-cell>
          <table:table-cell table:style-name="ce155" office:value-type="float" office:value="-376.26" calcext:value-type="float">
            <text:p>-376</text:p>
          </table:table-cell>
          <table:table-cell table:style-name="ce155" office:value-type="float" office:value="-362.55" calcext:value-type="float">
            <text:p>-363</text:p>
          </table:table-cell>
          <table:table-cell table:style-name="ce155" office:value-type="float" office:value="-238.48" calcext:value-type="float">
            <text:p>-238</text:p>
          </table:table-cell>
          <table:table-cell table:style-name="ce155" office:value-type="float" office:value="-478.96" calcext:value-type="float">
            <text:p>-479</text:p>
          </table:table-cell>
          <table:table-cell table:style-name="ce155" office:value-type="float" office:value="-329.6" calcext:value-type="float">
            <text:p>-330</text:p>
          </table:table-cell>
          <table:table-cell table:style-name="ce155" office:value-type="float" office:value="-783.41" calcext:value-type="float">
            <text:p>-783</text:p>
          </table:table-cell>
          <table:table-cell table:style-name="ce155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438.41" calcext:value-type="float">
            <text:p>-438</text:p>
          </table:table-cell>
          <table:table-cell table:style-name="ce172" office:value-type="float" office:value="-484.03" calcext:value-type="float">
            <text:p>-484</text:p>
          </table:table-cell>
          <table:table-cell table:style-name="ce172" office:value-type="float" office:value="-399.93" calcext:value-type="float">
            <text:p>-400</text:p>
          </table:table-cell>
          <table:table-cell table:style-name="ce172" office:value-type="float" office:value="-653.88" calcext:value-type="float">
            <text:p>-654</text:p>
          </table:table-cell>
          <table:table-cell table:style-name="ce172" office:value-type="float" office:value="-377.32" calcext:value-type="float">
            <text:p>-377</text:p>
          </table:table-cell>
          <table:table-cell table:style-name="ce172" office:value-type="float" office:value="-463.08" calcext:value-type="float">
            <text:p>-463</text:p>
          </table:table-cell>
          <table:table-cell table:style-name="ce172" office:value-type="float" office:value="-348.78" calcext:value-type="float">
            <text:p>-349</text:p>
          </table:table-cell>
          <table:table-cell table:style-name="ce172" office:value-type="float" office:value="-376.26" calcext:value-type="float">
            <text:p>-376</text:p>
          </table:table-cell>
          <table:table-cell table:style-name="ce172" office:value-type="float" office:value="-362.55" calcext:value-type="float">
            <text:p>-363</text:p>
          </table:table-cell>
          <table:table-cell table:style-name="ce172" office:value-type="float" office:value="-238.48" calcext:value-type="float">
            <text:p>-238</text:p>
          </table:table-cell>
          <table:table-cell table:style-name="ce172" office:value-type="float" office:value="-478.96" calcext:value-type="float">
            <text:p>-479</text:p>
          </table:table-cell>
          <table:table-cell table:style-name="ce172" office:value-type="float" office:value="-329.6" calcext:value-type="float">
            <text:p>-330</text:p>
          </table:table-cell>
          <table:table-cell table:style-name="ce172" office:value-type="float" office:value="-783.41" calcext:value-type="float">
            <text:p>-783</text:p>
          </table:table-cell>
          <table:table-cell table:style-name="ce172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number-columns-repeated="957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56" office:value-type="float" office:value="2878.13" calcext:value-type="float">
            <text:p>2,878</text:p>
          </table:table-cell>
          <table:table-cell table:style-name="ce156" office:value-type="float" office:value="2652.07" calcext:value-type="float">
            <text:p>2,652</text:p>
          </table:table-cell>
          <table:table-cell table:style-name="ce156" office:value-type="float" office:value="2652.27" calcext:value-type="float">
            <text:p>2,652</text:p>
          </table:table-cell>
          <table:table-cell table:style-name="ce156" office:value-type="float" office:value="2641.08" calcext:value-type="float">
            <text:p>2,641</text:p>
          </table:table-cell>
          <table:table-cell table:style-name="ce156" office:value-type="float" office:value="3199.59" calcext:value-type="float">
            <text:p>3,200</text:p>
          </table:table-cell>
          <table:table-cell table:style-name="ce156" office:value-type="float" office:value="3579.82" calcext:value-type="float">
            <text:p>3,580</text:p>
          </table:table-cell>
          <table:table-cell table:style-name="ce156" office:value-type="float" office:value="4067.16" calcext:value-type="float">
            <text:p>4,067</text:p>
          </table:table-cell>
          <table:table-cell table:style-name="ce156" office:value-type="float" office:value="4363.93" calcext:value-type="float">
            <text:p>4,364</text:p>
          </table:table-cell>
          <table:table-cell table:style-name="ce156" office:value-type="float" office:value="4736.34" calcext:value-type="float">
            <text:p>4,736</text:p>
          </table:table-cell>
          <table:table-cell table:style-name="ce156" office:value-type="float" office:value="5670.65" calcext:value-type="float">
            <text:p>5,671</text:p>
          </table:table-cell>
          <table:table-cell table:style-name="ce156" office:value-type="float" office:value="6178.88" calcext:value-type="float">
            <text:p>6,179</text:p>
          </table:table-cell>
          <table:table-cell table:style-name="ce156" office:value-type="float" office:value="6207.8" calcext:value-type="float">
            <text:p>6,208</text:p>
          </table:table-cell>
          <table:table-cell table:style-name="ce156" office:value-type="float" office:value="7089.5" calcext:value-type="float">
            <text:p>7,090</text:p>
          </table:table-cell>
          <table:table-cell table:style-name="ce156" office:value-type="float" office:value="6301.34" calcext:value-type="float">
            <text:p>6,301</text:p>
          </table:table-cell>
          <table:table-cell table:style-name="ce156" office:value-type="float" office:value="6815.17" calcext:value-type="float">
            <text:p>6,815</text:p>
          </table:table-cell>
          <table:table-cell table:style-name="ce156" office:value-type="float" office:value="7006.15" calcext:value-type="float">
            <text:p>7,006</text:p>
          </table:table-cell>
          <table:table-cell table:style-name="ce156" office:value-type="float" office:value="5920.01" calcext:value-type="float">
            <text:p>5,920</text:p>
          </table:table-cell>
          <table:table-cell table:style-name="ce156" office:value-type="float" office:value="5770.52" calcext:value-type="float">
            <text:p>5,771</text:p>
          </table:table-cell>
          <table:table-cell table:style-name="ce156" office:value-type="float" office:value="6338.01" calcext:value-type="float">
            <text:p>6,338</text:p>
          </table:table-cell>
          <table:table-cell table:style-name="ce156" office:value-type="float" office:value="6362.54" calcext:value-type="float">
            <text:p>6,363</text:p>
          </table:table-cell>
          <table:table-cell table:style-name="ce156" office:value-type="float" office:value="6413.99" calcext:value-type="float">
            <text:p>6,414</text:p>
          </table:table-cell>
          <table:table-cell table:style-name="ce164" office:value-type="float" office:value="6609.91" calcext:value-type="float">
            <text:p>6,610</text:p>
          </table:table-cell>
          <table:table-cell table:style-name="ce168" office:value-type="float" office:value="416.89" calcext:value-type="float">
            <text:p>417</text:p>
          </table:table-cell>
          <table:table-cell table:style-name="ce172" office:value-type="float" office:value="699.56" calcext:value-type="float">
            <text:p>700</text:p>
          </table:table-cell>
          <table:table-cell table:style-name="ce172" office:value-type="float" office:value="812.79" calcext:value-type="float">
            <text:p>813</text:p>
          </table:table-cell>
          <table:table-cell table:style-name="ce172" office:value-type="float" office:value="1126.79" calcext:value-type="float">
            <text:p>1,127</text:p>
          </table:table-cell>
          <table:table-cell table:style-name="ce172" office:value-type="float" office:value="1222.97" calcext:value-type="float">
            <text:p>1,223</text:p>
          </table:table-cell>
          <table:table-cell table:style-name="ce172" office:value-type="float" office:value="1348.47" calcext:value-type="float">
            <text:p>1,348</text:p>
          </table:table-cell>
          <table:table-cell table:style-name="ce172" office:value-type="float" office:value="1657.11" calcext:value-type="float">
            <text:p>1,657</text:p>
          </table:table-cell>
          <table:table-cell table:style-name="ce172" office:value-type="float" office:value="1445.03" calcext:value-type="float">
            <text:p>1,445</text:p>
          </table:table-cell>
          <table:table-cell table:style-name="ce172" office:value-type="float" office:value="1320.19" calcext:value-type="float">
            <text:p>1,320</text:p>
          </table:table-cell>
          <table:table-cell table:style-name="ce172" office:value-type="float" office:value="1209.96" calcext:value-type="float">
            <text:p>1,210</text:p>
          </table:table-cell>
          <table:table-cell table:style-name="ce172" office:value-type="float" office:value="1035.49" calcext:value-type="float">
            <text:p>1,035</text:p>
          </table:table-cell>
          <table:table-cell table:style-name="ce172" office:value-type="float" office:value="1031.51" calcext:value-type="float">
            <text:p>1,032</text:p>
          </table:table-cell>
          <table:table-cell table:style-name="ce172" office:value-type="float" office:value="1318.07" calcext:value-type="float">
            <text:p>1,318</text:p>
          </table:table-cell>
          <table:table-cell table:style-name="ce172" office:value-type="float" office:value="1281.41" calcext:value-type="float">
            <text:p>1,281</text:p>
          </table:table-cell>
          <table:table-cell table:style-name="ce172" office:value-type="float" office:value="1695.19" calcext:value-type="float">
            <text:p>1,695</text:p>
          </table:table-cell>
          <table:table-cell table:style-name="ce172" office:value-type="float" office:value="895.69" calcext:value-type="float">
            <text:p>896</text:p>
          </table:table-cell>
          <table:table-cell table:style-name="ce172" office:value-type="float" office:value="816.67" calcext:value-type="float">
            <text:p>817</text:p>
          </table:table-cell>
          <table:table-cell table:style-name="ce172" office:value-type="float" office:value="608.7" calcext:value-type="float">
            <text:p>609</text:p>
          </table:table-cell>
          <table:table-cell table:style-name="ce172" office:value-type="float" office:value="1145.79" calcext:value-type="float">
            <text:p>1,146</text:p>
          </table:table-cell>
          <table:table-cell table:style-name="ce172" office:value-type="float" office:value="999.38" calcext:value-type="float">
            <text:p>999</text:p>
          </table:table-cell>
          <table:table-cell table:style-name="ce172" office:value-type="float" office:value="553.67" calcext:value-type="float">
            <text:p>554</text:p>
          </table:table-cell>
          <table:table-cell table:style-name="ce163" office:value-type="float" office:value="325.67" calcext:value-type="float">
            <text:p>326</text:p>
          </table:table-cell>
          <table:table-cell table:style-name="ce172" office:value-type="float" office:value="3295.02" calcext:value-type="float">
            <text:p>3,295</text:p>
          </table:table-cell>
          <table:table-cell table:style-name="ce172" office:value-type="float" office:value="3351.64" calcext:value-type="float">
            <text:p>3,352</text:p>
          </table:table-cell>
          <table:table-cell table:style-name="ce172" office:value-type="float" office:value="3465.06" calcext:value-type="float">
            <text:p>3,465</text:p>
          </table:table-cell>
          <table:table-cell table:style-name="ce172" office:value-type="float" office:value="3767.86" calcext:value-type="float">
            <text:p>3,768</text:p>
          </table:table-cell>
          <table:table-cell table:style-name="ce172" office:value-type="float" office:value="4422.56" calcext:value-type="float">
            <text:p>4,423</text:p>
          </table:table-cell>
          <table:table-cell table:style-name="ce172" office:value-type="float" office:value="4928.29" calcext:value-type="float">
            <text:p>4,928</text:p>
          </table:table-cell>
          <table:table-cell table:style-name="ce172" office:value-type="float" office:value="5724.26" calcext:value-type="float">
            <text:p>5,724</text:p>
          </table:table-cell>
          <table:table-cell table:style-name="ce172" office:value-type="float" office:value="5808.96" calcext:value-type="float">
            <text:p>5,809</text:p>
          </table:table-cell>
          <table:table-cell table:style-name="ce172" office:value-type="float" office:value="6056.53" calcext:value-type="float">
            <text:p>6,057</text:p>
          </table:table-cell>
          <table:table-cell table:style-name="ce172" office:value-type="float" office:value="6880.61" calcext:value-type="float">
            <text:p>6,881</text:p>
          </table:table-cell>
          <table:table-cell table:style-name="ce172" office:value-type="float" office:value="7214.37" calcext:value-type="float">
            <text:p>7,214</text:p>
          </table:table-cell>
          <table:table-cell table:style-name="ce172" office:value-type="float" office:value="7239.3" calcext:value-type="float">
            <text:p>7,239</text:p>
          </table:table-cell>
          <table:table-cell table:style-name="ce172" office:value-type="float" office:value="8407.57" calcext:value-type="float">
            <text:p>8,408</text:p>
          </table:table-cell>
          <table:table-cell table:style-name="ce172" office:value-type="float" office:value="7582.75" calcext:value-type="float">
            <text:p>7,583</text:p>
          </table:table-cell>
          <table:table-cell table:style-name="ce172" office:value-type="float" office:value="8510.37" calcext:value-type="float">
            <text:p>8,510</text:p>
          </table:table-cell>
          <table:table-cell table:style-name="ce172" office:value-type="float" office:value="7901.84" calcext:value-type="float">
            <text:p>7,902</text:p>
          </table:table-cell>
          <table:table-cell table:style-name="ce172" office:value-type="float" office:value="6736.68" calcext:value-type="float">
            <text:p>6,737</text:p>
          </table:table-cell>
          <table:table-cell table:style-name="ce172" office:value-type="float" office:value="6379.22" calcext:value-type="float">
            <text:p>6,379</text:p>
          </table:table-cell>
          <table:table-cell table:style-name="ce172" office:value-type="float" office:value="7483.8" calcext:value-type="float">
            <text:p>7,484</text:p>
          </table:table-cell>
          <table:table-cell table:style-name="ce172" office:value-type="float" office:value="7361.92" calcext:value-type="float">
            <text:p>7,362</text:p>
          </table:table-cell>
          <table:table-cell table:style-name="ce172" office:value-type="float" office:value="6967.66" calcext:value-type="float">
            <text:p>6,968</text:p>
          </table:table-cell>
          <table:table-cell table:style-name="ce163" office:value-type="float" office:value="6935.57" calcext:value-type="float">
            <text:p>6,936</text:p>
          </table:table-cell>
          <table:table-cell table:number-columns-repeated="957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7" office:value-type="float" office:value="31493.15" calcext:value-type="float">
            <text:p>31,493</text:p>
          </table:table-cell>
          <table:table-cell table:style-name="ce157" office:value-type="float" office:value="32510.57" calcext:value-type="float">
            <text:p>32,511</text:p>
          </table:table-cell>
          <table:table-cell table:style-name="ce157" office:value-type="float" office:value="34316.31" calcext:value-type="float">
            <text:p>34,316</text:p>
          </table:table-cell>
          <table:table-cell table:style-name="ce157" office:value-type="float" office:value="36137.18" calcext:value-type="float">
            <text:p>36,137</text:p>
          </table:table-cell>
          <table:table-cell table:style-name="ce157" office:value-type="float" office:value="38769.23" calcext:value-type="float">
            <text:p>38,769</text:p>
          </table:table-cell>
          <table:table-cell table:style-name="ce157" office:value-type="float" office:value="42355.48" calcext:value-type="float">
            <text:p>42,355</text:p>
          </table:table-cell>
          <table:table-cell table:style-name="ce157" office:value-type="float" office:value="44548.36" calcext:value-type="float">
            <text:p>44,548</text:p>
          </table:table-cell>
          <table:table-cell table:style-name="ce157" office:value-type="float" office:value="47434.17" calcext:value-type="float">
            <text:p>47,434</text:p>
          </table:table-cell>
          <table:table-cell table:style-name="ce157" office:value-type="float" office:value="49643.84" calcext:value-type="float">
            <text:p>49,644</text:p>
          </table:table-cell>
          <table:table-cell table:style-name="ce157" office:value-type="float" office:value="53108.55" calcext:value-type="float">
            <text:p>53,109</text:p>
          </table:table-cell>
          <table:table-cell table:style-name="ce157" office:value-type="float" office:value="55252.19" calcext:value-type="float">
            <text:p>55,252</text:p>
          </table:table-cell>
          <table:table-cell table:style-name="ce157" office:value-type="float" office:value="57806.88" calcext:value-type="float">
            <text:p>57,807</text:p>
          </table:table-cell>
          <table:table-cell table:style-name="ce157" office:value-type="float" office:value="60852.87" calcext:value-type="float">
            <text:p>60,853</text:p>
          </table:table-cell>
          <table:table-cell table:style-name="ce157" office:value-type="float" office:value="61309.28" calcext:value-type="float">
            <text:p>61,309</text:p>
          </table:table-cell>
          <table:table-cell table:style-name="ce157" office:value-type="float" office:value="62324.41" calcext:value-type="float">
            <text:p>62,324</text:p>
          </table:table-cell>
          <table:table-cell table:style-name="ce157" office:value-type="float" office:value="63144.26" calcext:value-type="float">
            <text:p>63,144</text:p>
          </table:table-cell>
          <table:table-cell table:style-name="ce157" office:value-type="float" office:value="64128.69" calcext:value-type="float">
            <text:p>64,129</text:p>
          </table:table-cell>
          <table:table-cell table:style-name="ce157" office:value-type="float" office:value="65269.93" calcext:value-type="float">
            <text:p>65,270</text:p>
          </table:table-cell>
          <table:table-cell table:style-name="ce157" office:value-type="float" office:value="66249.67" calcext:value-type="float">
            <text:p>66,250</text:p>
          </table:table-cell>
          <table:table-cell table:style-name="ce157" office:value-type="float" office:value="67773.58" calcext:value-type="float">
            <text:p>67,774</text:p>
          </table:table-cell>
          <table:table-cell table:style-name="ce157" office:value-type="float" office:value="69626.2" calcext:value-type="float">
            <text:p>69,626</text:p>
          </table:table-cell>
          <table:table-cell table:style-name="ce165" office:value-type="float" office:value="71539.58" calcext:value-type="float">
            <text:p>71,540</text:p>
          </table:table-cell>
          <table:table-cell table:style-name="ce169" office:value-type="float" office:value="2424.83" calcext:value-type="float">
            <text:p>2,425</text:p>
          </table:table-cell>
          <table:table-cell table:style-name="ce157" office:value-type="float" office:value="2627.49" calcext:value-type="float">
            <text:p>2,627</text:p>
          </table:table-cell>
          <table:table-cell table:style-name="ce157" office:value-type="float" office:value="2837.3" calcext:value-type="float">
            <text:p>2,837</text:p>
          </table:table-cell>
          <table:table-cell table:style-name="ce157" office:value-type="float" office:value="3938.48" calcext:value-type="float">
            <text:p>3,938</text:p>
          </table:table-cell>
          <table:table-cell table:style-name="ce157" office:value-type="float" office:value="4321.09" calcext:value-type="float">
            <text:p>4,321</text:p>
          </table:table-cell>
          <table:table-cell table:style-name="ce157" office:value-type="float" office:value="4862.04" calcext:value-type="float">
            <text:p>4,862</text:p>
          </table:table-cell>
          <table:table-cell table:style-name="ce157" office:value-type="float" office:value="5791.81" calcext:value-type="float">
            <text:p>5,792</text:p>
          </table:table-cell>
          <table:table-cell table:style-name="ce157" office:value-type="float" office:value="6134.47" calcext:value-type="float">
            <text:p>6,134</text:p>
          </table:table-cell>
          <table:table-cell table:style-name="ce157" office:value-type="float" office:value="6756.12" calcext:value-type="float">
            <text:p>6,756</text:p>
          </table:table-cell>
          <table:table-cell table:style-name="ce157" office:value-type="float" office:value="7195.49" calcext:value-type="float">
            <text:p>7,195</text:p>
          </table:table-cell>
          <table:table-cell table:style-name="ce157" office:value-type="float" office:value="8453.03" calcext:value-type="float">
            <text:p>8,453</text:p>
          </table:table-cell>
          <table:table-cell table:style-name="ce157" office:value-type="float" office:value="8475.52" calcext:value-type="float">
            <text:p>8,476</text:p>
          </table:table-cell>
          <table:table-cell table:style-name="ce157" office:value-type="float" office:value="7950.08" calcext:value-type="float">
            <text:p>7,950</text:p>
          </table:table-cell>
          <table:table-cell table:style-name="ce157" office:value-type="float" office:value="7907.24" calcext:value-type="float">
            <text:p>7,907</text:p>
          </table:table-cell>
          <table:table-cell table:style-name="ce157" office:value-type="float" office:value="8518.32" calcext:value-type="float">
            <text:p>8,518</text:p>
          </table:table-cell>
          <table:table-cell table:style-name="ce157" office:value-type="float" office:value="7467.26" calcext:value-type="float">
            <text:p>7,467</text:p>
          </table:table-cell>
          <table:table-cell table:style-name="ce157" office:value-type="float" office:value="7397.79" calcext:value-type="float">
            <text:p>7,398</text:p>
          </table:table-cell>
          <table:table-cell table:style-name="ce157" office:value-type="float" office:value="7333.1" calcext:value-type="float">
            <text:p>7,333</text:p>
          </table:table-cell>
          <table:table-cell table:style-name="ce157" office:value-type="float" office:value="8751.72" calcext:value-type="float">
            <text:p>8,752</text:p>
          </table:table-cell>
          <table:table-cell table:style-name="ce157" office:value-type="float" office:value="9049.54" calcext:value-type="float">
            <text:p>9,050</text:p>
          </table:table-cell>
          <table:table-cell table:style-name="ce157" office:value-type="float" office:value="8971.5" calcext:value-type="float">
            <text:p>8,972</text:p>
          </table:table-cell>
          <table:table-cell table:style-name="ce165" office:value-type="float" office:value="9475.14" calcext:value-type="float">
            <text:p>9,475</text:p>
          </table:table-cell>
          <table:table-cell table:style-name="ce157" office:value-type="float" office:value="33917.97" calcext:value-type="float">
            <text:p>33,918</text:p>
          </table:table-cell>
          <table:table-cell table:style-name="ce157" office:value-type="float" office:value="35138.06" calcext:value-type="float">
            <text:p>35,138</text:p>
          </table:table-cell>
          <table:table-cell table:style-name="ce157" office:value-type="float" office:value="37153.61" calcext:value-type="float">
            <text:p>37,154</text:p>
          </table:table-cell>
          <table:table-cell table:style-name="ce157" office:value-type="float" office:value="40075.66" calcext:value-type="float">
            <text:p>40,076</text:p>
          </table:table-cell>
          <table:table-cell table:style-name="ce157" office:value-type="float" office:value="43090.32" calcext:value-type="float">
            <text:p>43,090</text:p>
          </table:table-cell>
          <table:table-cell table:style-name="ce157" office:value-type="float" office:value="47217.52" calcext:value-type="float">
            <text:p>47,218</text:p>
          </table:table-cell>
          <table:table-cell table:style-name="ce157" office:value-type="float" office:value="50340.16" calcext:value-type="float">
            <text:p>50,340</text:p>
          </table:table-cell>
          <table:table-cell table:style-name="ce157" office:value-type="float" office:value="53568.64" calcext:value-type="float">
            <text:p>53,569</text:p>
          </table:table-cell>
          <table:table-cell table:style-name="ce157" office:value-type="float" office:value="56399.96" calcext:value-type="float">
            <text:p>56,400</text:p>
          </table:table-cell>
          <table:table-cell table:style-name="ce157" office:value-type="float" office:value="60304.04" calcext:value-type="float">
            <text:p>60,304</text:p>
          </table:table-cell>
          <table:table-cell table:style-name="ce157" office:value-type="float" office:value="63705.23" calcext:value-type="float">
            <text:p>63,705</text:p>
          </table:table-cell>
          <table:table-cell table:style-name="ce157" office:value-type="float" office:value="66282.4" calcext:value-type="float">
            <text:p>66,282</text:p>
          </table:table-cell>
          <table:table-cell table:style-name="ce157" office:value-type="float" office:value="68802.95" calcext:value-type="float">
            <text:p>68,803</text:p>
          </table:table-cell>
          <table:table-cell table:style-name="ce157" office:value-type="float" office:value="69216.52" calcext:value-type="float">
            <text:p>69,217</text:p>
          </table:table-cell>
          <table:table-cell table:style-name="ce157" office:value-type="float" office:value="70842.73" calcext:value-type="float">
            <text:p>70,843</text:p>
          </table:table-cell>
          <table:table-cell table:style-name="ce157" office:value-type="float" office:value="70611.51" calcext:value-type="float">
            <text:p>70,612</text:p>
          </table:table-cell>
          <table:table-cell table:style-name="ce157" office:value-type="float" office:value="71526.48" calcext:value-type="float">
            <text:p>71,526</text:p>
          </table:table-cell>
          <table:table-cell table:style-name="ce157" office:value-type="float" office:value="72603.03" calcext:value-type="float">
            <text:p>72,603</text:p>
          </table:table-cell>
          <table:table-cell table:style-name="ce157" office:value-type="float" office:value="75001.39" calcext:value-type="float">
            <text:p>75,001</text:p>
          </table:table-cell>
          <table:table-cell table:style-name="ce157" office:value-type="float" office:value="76823.12" calcext:value-type="float">
            <text:p>76,823</text:p>
          </table:table-cell>
          <table:table-cell table:style-name="ce157" office:value-type="float" office:value="78597.7" calcext:value-type="float">
            <text:p>78,598</text:p>
          </table:table-cell>
          <table:table-cell table:style-name="ce165" office:value-type="float" office:value="81014.72" calcext:value-type="float">
            <text:p>81,015</text:p>
          </table:table-cell>
          <table:table-cell table:style-name="ce192"/>
          <table:table-cell table:number-columns-repeated="956"/>
        </table:table-row>
        <table:table-row table:style-name="ro1">
          <table:table-cell table:style-name="Default" table:number-columns-repeated="23"/>
          <table:table-cell table:number-columns-repeated="21"/>
          <table:table-cell table:style-name="ce125" table:number-columns-repeated="2"/>
          <table:table-cell table:number-columns-repeated="11"/>
          <table:table-cell table:style-name="ce158" table:number-columns-repeated="5"/>
          <table:table-cell table:number-columns-repeated="962"/>
        </table:table-row>
        <table:table-row table:style-name="ro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Default" table:number-columns-repeated="17"/>
          <table:table-cell table:style-name="ce125" table:number-columns-repeated="5"/>
          <table:table-cell table:number-columns-repeated="17"/>
          <table:table-cell table:style-name="ce176"/>
          <table:table-cell table:number-columns-repeated="3"/>
          <table:table-cell table:style-name="ce125" table:number-columns-repeated="2"/>
          <table:table-cell table:number-columns-repeated="15"/>
          <table:table-cell table:style-name="ce184"/>
          <table:table-cell table:style-name="ce158" table:number-columns-repeated="5"/>
          <table:table-cell table:number-columns-repeated="957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style-name="ce158" table:number-columns-repeated="66"/>
          <table:table-cell table:number-columns-repeated="957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/>
          <table:table-cell table:style-name="Default" table:number-columns-repeated="21"/>
          <table:table-cell table:number-columns-repeated="17"/>
          <table:table-cell table:style-name="ce176" table:number-columns-repeated="4"/>
          <table:table-cell table:style-name="ce125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formula="of:=[.AT6]*[$'GDP deflator etc'.B$3]" office:value-type="float" office:value="1166.1136006364" calcext:value-type="float">
            <text:p>1166</text:p>
          </table:table-cell>
          <table:table-cell table:formula="of:=[.AU6]*[$'GDP deflator etc'.C$3]" office:value-type="float" office:value="1320.12630425646" calcext:value-type="float">
            <text:p>1320</text:p>
          </table:table-cell>
          <table:table-cell table:formula="of:=[.AV6]*[$'GDP deflator etc'.D$3]" office:value-type="float" office:value="1319.99383640897" calcext:value-type="float">
            <text:p>1320</text:p>
          </table:table-cell>
          <table:table-cell table:formula="of:=[.AW6]*[$'GDP deflator etc'.E$3]" office:value-type="float" office:value="1546.6660540554" calcext:value-type="float">
            <text:p>1547</text:p>
          </table:table-cell>
          <table:table-cell table:formula="of:=[.AX6]*[$'GDP deflator etc'.F$3]" office:value-type="float" office:value="1655.06577652321" calcext:value-type="float">
            <text:p>1655</text:p>
          </table:table-cell>
          <table:table-cell table:formula="of:=[.AY6]*[$'GDP deflator etc'.G$3]" office:value-type="float" office:value="1818.56638566511" calcext:value-type="float">
            <text:p>1819</text:p>
          </table:table-cell>
          <table:table-cell table:formula="of:=[.AZ6]*[$'GDP deflator etc'.H$3]" office:value-type="float" office:value="1871.00249436948" calcext:value-type="float">
            <text:p>1871</text:p>
          </table:table-cell>
          <table:table-cell table:formula="of:=[.BA6]*[$'GDP deflator etc'.I$3]" office:value-type="float" office:value="2076.99019702282" calcext:value-type="float">
            <text:p>2077</text:p>
          </table:table-cell>
          <table:table-cell table:formula="of:=[.BB6]*[$'GDP deflator etc'.J$3]" office:value-type="float" office:value="1780.41390855686" calcext:value-type="float">
            <text:p>1780</text:p>
          </table:table-cell>
          <table:table-cell table:formula="of:=[.BC6]*[$'GDP deflator etc'.K$3]" office:value-type="float" office:value="1702.49053375867" calcext:value-type="float">
            <text:p>1702</text:p>
          </table:table-cell>
          <table:table-cell table:formula="of:=[.BD6]*[$'GDP deflator etc'.L$3]" office:value-type="float" office:value="1947.95251068921" calcext:value-type="float">
            <text:p>1948</text:p>
          </table:table-cell>
          <table:table-cell table:formula="of:=[.BE6]*[$'GDP deflator etc'.M$3]" office:value-type="float" office:value="1938.76177473626" calcext:value-type="float">
            <text:p>1939</text:p>
          </table:table-cell>
          <table:table-cell table:formula="of:=[.BF6]*[$'GDP deflator etc'.N$3]" office:value-type="float" office:value="1929.36079043909" calcext:value-type="float">
            <text:p>1929</text:p>
          </table:table-cell>
          <table:table-cell table:formula="of:=[.BG6]*[$'GDP deflator etc'.O$3]" office:value-type="float" office:value="1711.39037420723" calcext:value-type="float">
            <text:p>1711</text:p>
          </table:table-cell>
          <table:table-cell table:formula="of:=[.BH6]*[$'GDP deflator etc'.P$3]" office:value-type="float" office:value="1470.70145199989" calcext:value-type="float">
            <text:p>1471</text:p>
          </table:table-cell>
          <table:table-cell table:formula="of:=[.BI6]*[$'GDP deflator etc'.Q$3]" office:value-type="float" office:value="1637.80513132707" calcext:value-type="float">
            <text:p>1638</text:p>
          </table:table-cell>
          <table:table-cell table:formula="of:=[.BJ6]*[$'GDP deflator etc'.R$3]" office:value-type="float" office:value="1642.26949005635" calcext:value-type="float">
            <text:p>1642</text:p>
          </table:table-cell>
          <table:table-cell table:formula="of:=[.BK6]*[$'GDP deflator etc'.S$3]" office:value-type="float" office:value="1681.84703665738" calcext:value-type="float">
            <text:p>1682</text:p>
          </table:table-cell>
          <table:table-cell table:formula="of:=[.BL6]*[$'GDP deflator etc'.T$3]" office:value-type="float" office:value="1584.87846062786" calcext:value-type="float">
            <text:p>1585</text:p>
          </table:table-cell>
          <table:table-cell table:formula="of:=[.BM6]*[$'GDP deflator etc'.U$3]" office:value-type="float" office:value="1713.78255196998" calcext:value-type="float">
            <text:p>1714</text:p>
          </table:table-cell>
          <table:table-cell table:formula="of:=[.BN6]*[$'GDP deflator etc'.V$3]" office:value-type="float" office:value="1641.72778375061" calcext:value-type="float">
            <text:p>1642</text:p>
          </table:table-cell>
          <table:table-cell table:formula="of:=[.BO6]*[$'GDP deflator etc'.W$3]" office:value-type="float" office:value="1809.07" calcext:value-type="float">
            <text:p>1809</text:p>
          </table:table-cell>
          <table:table-cell table:style-name="ce158" table:number-columns-repeated="16"/>
          <table:table-cell/>
          <table:table-cell table:style-name="ce176" table:number-columns-repeated="4"/>
          <table:table-cell table:style-name="ce180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formula="of:=[.AT7]*[$'GDP deflator etc'.B$3]" office:value-type="float" office:value="414.577677503812" calcext:value-type="float">
            <text:p>415</text:p>
          </table:table-cell>
          <table:table-cell table:formula="of:=[.AU7]*[$'GDP deflator etc'.C$3]" office:value-type="float" office:value="475.125862420615" calcext:value-type="float">
            <text:p>475</text:p>
          </table:table-cell>
          <table:table-cell table:formula="of:=[.AV7]*[$'GDP deflator etc'.D$3]" office:value-type="float" office:value="526.447828120525" calcext:value-type="float">
            <text:p>526</text:p>
          </table:table-cell>
          <table:table-cell table:formula="of:=[.AW7]*[$'GDP deflator etc'.E$3]" office:value-type="float" office:value="527.77728917703" calcext:value-type="float">
            <text:p>528</text:p>
          </table:table-cell>
          <table:table-cell table:formula="of:=[.AX7]*[$'GDP deflator etc'.F$3]" office:value-type="float" office:value="540.199383790994" calcext:value-type="float">
            <text:p>540</text:p>
          </table:table-cell>
          <table:table-cell table:formula="of:=[.AY7]*[$'GDP deflator etc'.G$3]" office:value-type="float" office:value="595.690126677842" calcext:value-type="float">
            <text:p>596</text:p>
          </table:table-cell>
          <table:table-cell table:formula="of:=[.AZ7]*[$'GDP deflator etc'.H$3]" office:value-type="float" office:value="624.616409456929" calcext:value-type="float">
            <text:p>625</text:p>
          </table:table-cell>
          <table:table-cell table:formula="of:=[.BA7]*[$'GDP deflator etc'.I$3]" office:value-type="float" office:value="685.701573436313" calcext:value-type="float">
            <text:p>686</text:p>
          </table:table-cell>
          <table:table-cell table:formula="of:=[.BB7]*[$'GDP deflator etc'.J$3]" office:value-type="float" office:value="677.194353723959" calcext:value-type="float">
            <text:p>677</text:p>
          </table:table-cell>
          <table:table-cell table:formula="of:=[.BC7]*[$'GDP deflator etc'.K$3]" office:value-type="float" office:value="699.059365157607" calcext:value-type="float">
            <text:p>699</text:p>
          </table:table-cell>
          <table:table-cell table:formula="of:=[.BD7]*[$'GDP deflator etc'.L$3]" office:value-type="float" office:value="651.916533168795" calcext:value-type="float">
            <text:p>652</text:p>
          </table:table-cell>
          <table:table-cell table:formula="of:=[.BE7]*[$'GDP deflator etc'.M$3]" office:value-type="float" office:value="709.866096446144" calcext:value-type="float">
            <text:p>710</text:p>
          </table:table-cell>
          <table:table-cell table:formula="of:=[.BF7]*[$'GDP deflator etc'.N$3]" office:value-type="float" office:value="765.528466727268" calcext:value-type="float">
            <text:p>766</text:p>
          </table:table-cell>
          <table:table-cell table:formula="of:=[.BG7]*[$'GDP deflator etc'.O$3]" office:value-type="float" office:value="746.776782911245" calcext:value-type="float">
            <text:p>747</text:p>
          </table:table-cell>
          <table:table-cell table:formula="of:=[.BH7]*[$'GDP deflator etc'.P$3]" office:value-type="float" office:value="727.773052976454" calcext:value-type="float">
            <text:p>728</text:p>
          </table:table-cell>
          <table:table-cell table:formula="of:=[.BI7]*[$'GDP deflator etc'.Q$3]" office:value-type="float" office:value="902.575154253452" calcext:value-type="float">
            <text:p>903</text:p>
          </table:table-cell>
          <table:table-cell table:formula="of:=[.BJ7]*[$'GDP deflator etc'.R$3]" office:value-type="float" office:value="950.002588504357" calcext:value-type="float">
            <text:p>950</text:p>
          </table:table-cell>
          <table:table-cell table:formula="of:=[.BK7]*[$'GDP deflator etc'.S$3]" office:value-type="float" office:value="916.489004343659" calcext:value-type="float">
            <text:p>916</text:p>
          </table:table-cell>
          <table:table-cell table:formula="of:=[.BL7]*[$'GDP deflator etc'.T$3]" office:value-type="float" office:value="945.248300119332" calcext:value-type="float">
            <text:p>945</text:p>
          </table:table-cell>
          <table:table-cell table:formula="of:=[.BM7]*[$'GDP deflator etc'.U$3]" office:value-type="float" office:value="897.79576555872" calcext:value-type="float">
            <text:p>898</text:p>
          </table:table-cell>
          <table:table-cell table:formula="of:=[.BN7]*[$'GDP deflator etc'.V$3]" office:value-type="float" office:value="997.955939281795" calcext:value-type="float">
            <text:p>998</text:p>
          </table:table-cell>
          <table:table-cell table:formula="of:=[.BO7]*[$'GDP deflator etc'.W$3]" office:value-type="float" office:value="965.59" calcext:value-type="float">
            <text:p>96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formula="of:=[.AT8]*[$'GDP deflator etc'.B$3]" office:value-type="float" office:value="3795.55586719941" calcext:value-type="float">
            <text:p>3796</text:p>
          </table:table-cell>
          <table:table-cell table:formula="of:=[.AU8]*[$'GDP deflator etc'.C$3]" office:value-type="float" office:value="3274.28931263863" calcext:value-type="float">
            <text:p>3274</text:p>
          </table:table-cell>
          <table:table-cell table:formula="of:=[.AV8]*[$'GDP deflator etc'.D$3]" office:value-type="float" office:value="3333.85341074324" calcext:value-type="float">
            <text:p>3334</text:p>
          </table:table-cell>
          <table:table-cell table:formula="of:=[.AW8]*[$'GDP deflator etc'.E$3]" office:value-type="float" office:value="2788.08632839315" calcext:value-type="float">
            <text:p>2788</text:p>
          </table:table-cell>
          <table:table-cell table:formula="of:=[.AX8]*[$'GDP deflator etc'.F$3]" office:value-type="float" office:value="2435.25674074317" calcext:value-type="float">
            <text:p>2435</text:p>
          </table:table-cell>
          <table:table-cell table:formula="of:=[.AY8]*[$'GDP deflator etc'.G$3]" office:value-type="float" office:value="2661.12941224961" calcext:value-type="float">
            <text:p>2661</text:p>
          </table:table-cell>
          <table:table-cell table:formula="of:=[.AZ8]*[$'GDP deflator etc'.H$3]" office:value-type="float" office:value="2891.86547762176" calcext:value-type="float">
            <text:p>2892</text:p>
          </table:table-cell>
          <table:table-cell table:formula="of:=[.BA8]*[$'GDP deflator etc'.I$3]" office:value-type="float" office:value="3002.45792377061" calcext:value-type="float">
            <text:p>3002</text:p>
          </table:table-cell>
          <table:table-cell table:formula="of:=[.BB8]*[$'GDP deflator etc'.J$3]" office:value-type="float" office:value="3175.41286316192" calcext:value-type="float">
            <text:p>3175</text:p>
          </table:table-cell>
          <table:table-cell table:formula="of:=[.BC8]*[$'GDP deflator etc'.K$3]" office:value-type="float" office:value="3372.87266074143" calcext:value-type="float">
            <text:p>3373</text:p>
          </table:table-cell>
          <table:table-cell table:formula="of:=[.BD8]*[$'GDP deflator etc'.L$3]" office:value-type="float" office:value="3417.38896342634" calcext:value-type="float">
            <text:p>3417</text:p>
          </table:table-cell>
          <table:table-cell table:formula="of:=[.BE8]*[$'GDP deflator etc'.M$3]" office:value-type="float" office:value="2742.95032525397" calcext:value-type="float">
            <text:p>2743</text:p>
          </table:table-cell>
          <table:table-cell table:formula="of:=[.BF8]*[$'GDP deflator etc'.N$3]" office:value-type="float" office:value="3948.79753030709" calcext:value-type="float">
            <text:p>3949</text:p>
          </table:table-cell>
          <table:table-cell table:formula="of:=[.BG8]*[$'GDP deflator etc'.O$3]" office:value-type="float" office:value="4290.48314284248" calcext:value-type="float">
            <text:p>4290</text:p>
          </table:table-cell>
          <table:table-cell table:formula="of:=[.BH8]*[$'GDP deflator etc'.P$3]" office:value-type="float" office:value="3829.43159228287" calcext:value-type="float">
            <text:p>3829</text:p>
          </table:table-cell>
          <table:table-cell table:formula="of:=[.BI8]*[$'GDP deflator etc'.Q$3]" office:value-type="float" office:value="3695.83037894088" calcext:value-type="float">
            <text:p>3696</text:p>
          </table:table-cell>
          <table:table-cell table:formula="of:=[.BJ8]*[$'GDP deflator etc'.R$3]" office:value-type="float" office:value="4738.65157728023" calcext:value-type="float">
            <text:p>4739</text:p>
          </table:table-cell>
          <table:table-cell table:formula="of:=[.BK8]*[$'GDP deflator etc'.S$3]" office:value-type="float" office:value="4812.22047517615" calcext:value-type="float">
            <text:p>4812</text:p>
          </table:table-cell>
          <table:table-cell table:formula="of:=[.BL8]*[$'GDP deflator etc'.T$3]" office:value-type="float" office:value="4938.7349113168" calcext:value-type="float">
            <text:p>4939</text:p>
          </table:table-cell>
          <table:table-cell table:formula="of:=[.BM8]*[$'GDP deflator etc'.U$3]" office:value-type="float" office:value="5319.81158064216" calcext:value-type="float">
            <text:p>5320</text:p>
          </table:table-cell>
          <table:table-cell table:formula="of:=[.BN8]*[$'GDP deflator etc'.V$3]" office:value-type="float" office:value="4733.3412783692" calcext:value-type="float">
            <text:p>4733</text:p>
          </table:table-cell>
          <table:table-cell table:formula="of:=[.BO8]*[$'GDP deflator etc'.W$3]" office:value-type="float" office:value="4533.27" calcext:value-type="float">
            <text:p>453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25"/>
          <table:table-cell table:number-columns-repeated="957"/>
        </table:table-row>
        <table:table-row table:style-name="ro1">
          <table:table-cell office:value-type="string" calcext:value-type="string">
            <text:p>Defence</text:p>
          </table:table-cell>
          <table:table-cell table:formula="of:=[.AT9]*[$'GDP deflator etc'.B$3]" office:value-type="float" office:value="3180.21613403575" calcext:value-type="float">
            <text:p>3180</text:p>
          </table:table-cell>
          <table:table-cell table:formula="of:=[.AU9]*[$'GDP deflator etc'.C$3]" office:value-type="float" office:value="3231.16232049268" calcext:value-type="float">
            <text:p>3231</text:p>
          </table:table-cell>
          <table:table-cell table:formula="of:=[.AV9]*[$'GDP deflator etc'.D$3]" office:value-type="float" office:value="3228.08813485507" calcext:value-type="float">
            <text:p>3228</text:p>
          </table:table-cell>
          <table:table-cell table:formula="of:=[.AW9]*[$'GDP deflator etc'.E$3]" office:value-type="float" office:value="3136.46920706235" calcext:value-type="float">
            <text:p>3136</text:p>
          </table:table-cell>
          <table:table-cell table:formula="of:=[.AX9]*[$'GDP deflator etc'.F$3]" office:value-type="float" office:value="3243.28098134107" calcext:value-type="float">
            <text:p>3243</text:p>
          </table:table-cell>
          <table:table-cell table:formula="of:=[.AY9]*[$'GDP deflator etc'.G$3]" office:value-type="float" office:value="3365.32265696909" calcext:value-type="float">
            <text:p>3365</text:p>
          </table:table-cell>
          <table:table-cell table:formula="of:=[.AZ9]*[$'GDP deflator etc'.H$3]" office:value-type="float" office:value="3392.31325825746" calcext:value-type="float">
            <text:p>3392</text:p>
          </table:table-cell>
          <table:table-cell table:formula="of:=[.BA9]*[$'GDP deflator etc'.I$3]" office:value-type="float" office:value="3434.07894668282" calcext:value-type="float">
            <text:p>3434</text:p>
          </table:table-cell>
          <table:table-cell table:formula="of:=[.BB9]*[$'GDP deflator etc'.J$3]" office:value-type="float" office:value="3465.61170089783" calcext:value-type="float">
            <text:p>3466</text:p>
          </table:table-cell>
          <table:table-cell table:formula="of:=[.BC9]*[$'GDP deflator etc'.K$3]" office:value-type="float" office:value="3529.19317168836" calcext:value-type="float">
            <text:p>3529</text:p>
          </table:table-cell>
          <table:table-cell table:formula="of:=[.BD9]*[$'GDP deflator etc'.L$3]" office:value-type="float" office:value="3749.75803517951" calcext:value-type="float">
            <text:p>3750</text:p>
          </table:table-cell>
          <table:table-cell table:formula="of:=[.BE9]*[$'GDP deflator etc'.M$3]" office:value-type="float" office:value="3769.49164412727" calcext:value-type="float">
            <text:p>3769</text:p>
          </table:table-cell>
          <table:table-cell table:formula="of:=[.BF9]*[$'GDP deflator etc'.N$3]" office:value-type="float" office:value="3855.94622986224" calcext:value-type="float">
            <text:p>3856</text:p>
          </table:table-cell>
          <table:table-cell table:formula="of:=[.BG9]*[$'GDP deflator etc'.O$3]" office:value-type="float" office:value="3732.82275886569" calcext:value-type="float">
            <text:p>3733</text:p>
          </table:table-cell>
          <table:table-cell table:formula="of:=[.BH9]*[$'GDP deflator etc'.P$3]" office:value-type="float" office:value="3424.07976777348" calcext:value-type="float">
            <text:p>3424</text:p>
          </table:table-cell>
          <table:table-cell table:formula="of:=[.BI9]*[$'GDP deflator etc'.Q$3]" office:value-type="float" office:value="3353.35652796819" calcext:value-type="float">
            <text:p>3353</text:p>
          </table:table-cell>
          <table:table-cell table:formula="of:=[.BJ9]*[$'GDP deflator etc'.R$3]" office:value-type="float" office:value="3320.35079066717" calcext:value-type="float">
            <text:p>3320</text:p>
          </table:table-cell>
          <table:table-cell table:formula="of:=[.BK9]*[$'GDP deflator etc'.S$3]" office:value-type="float" office:value="3277.10274809216" calcext:value-type="float">
            <text:p>3277</text:p>
          </table:table-cell>
          <table:table-cell table:formula="of:=[.BL9]*[$'GDP deflator etc'.T$3]" office:value-type="float" office:value="3237.8450461321" calcext:value-type="float">
            <text:p>3238</text:p>
          </table:table-cell>
          <table:table-cell table:formula="of:=[.BM9]*[$'GDP deflator etc'.U$3]" office:value-type="float" office:value="3306.55902546822" calcext:value-type="float">
            <text:p>3307</text:p>
          </table:table-cell>
          <table:table-cell table:formula="of:=[.BN9]*[$'GDP deflator etc'.V$3]" office:value-type="float" office:value="3357.06298558229" calcext:value-type="float">
            <text:p>3357</text:p>
          </table:table-cell>
          <table:table-cell table:formula="of:=[.BO9]*[$'GDP deflator etc'.W$3]" office:value-type="float" office:value="3451.15" calcext:value-type="float">
            <text:p>345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Public order and safety</text:p>
          </table:table-cell>
          <table:table-cell table:formula="of:=[.AT10]*[$'GDP deflator etc'.B$3]" office:value-type="float" office:value="1982.08097058617" calcext:value-type="float">
            <text:p>1982</text:p>
          </table:table-cell>
          <table:table-cell table:formula="of:=[.AU10]*[$'GDP deflator etc'.C$3]" office:value-type="float" office:value="2143.25828163749" calcext:value-type="float">
            <text:p>2143</text:p>
          </table:table-cell>
          <table:table-cell table:formula="of:=[.AV10]*[$'GDP deflator etc'.D$3]" office:value-type="float" office:value="2247.67262835692" calcext:value-type="float">
            <text:p>2248</text:p>
          </table:table-cell>
          <table:table-cell table:formula="of:=[.AW10]*[$'GDP deflator etc'.E$3]" office:value-type="float" office:value="2493.69328356042" calcext:value-type="float">
            <text:p>2494</text:p>
          </table:table-cell>
          <table:table-cell table:formula="of:=[.AX10]*[$'GDP deflator etc'.F$3]" office:value-type="float" office:value="2521.70047410932" calcext:value-type="float">
            <text:p>2522</text:p>
          </table:table-cell>
          <table:table-cell table:formula="of:=[.AY10]*[$'GDP deflator etc'.G$3]" office:value-type="float" office:value="2739.62778665362" calcext:value-type="float">
            <text:p>2740</text:p>
          </table:table-cell>
          <table:table-cell table:formula="of:=[.AZ10]*[$'GDP deflator etc'.H$3]" office:value-type="float" office:value="2867.77566253521" calcext:value-type="float">
            <text:p>2868</text:p>
          </table:table-cell>
          <table:table-cell table:formula="of:=[.BA10]*[$'GDP deflator etc'.I$3]" office:value-type="float" office:value="2995.4187009655" calcext:value-type="float">
            <text:p>2995</text:p>
          </table:table-cell>
          <table:table-cell table:formula="of:=[.BB10]*[$'GDP deflator etc'.J$3]" office:value-type="float" office:value="2911.98160829795" calcext:value-type="float">
            <text:p>2912</text:p>
          </table:table-cell>
          <table:table-cell table:formula="of:=[.BC10]*[$'GDP deflator etc'.K$3]" office:value-type="float" office:value="2981.51265239772" calcext:value-type="float">
            <text:p>2982</text:p>
          </table:table-cell>
          <table:table-cell table:formula="of:=[.BD10]*[$'GDP deflator etc'.L$3]" office:value-type="float" office:value="3089.28165450491" calcext:value-type="float">
            <text:p>3089</text:p>
          </table:table-cell>
          <table:table-cell table:formula="of:=[.BE10]*[$'GDP deflator etc'.M$3]" office:value-type="float" office:value="3212.74022719747" calcext:value-type="float">
            <text:p>3213</text:p>
          </table:table-cell>
          <table:table-cell table:formula="of:=[.BF10]*[$'GDP deflator etc'.N$3]" office:value-type="float" office:value="3325.91273752593" calcext:value-type="float">
            <text:p>3326</text:p>
          </table:table-cell>
          <table:table-cell table:formula="of:=[.BG10]*[$'GDP deflator etc'.O$3]" office:value-type="float" office:value="3316.20380732186" calcext:value-type="float">
            <text:p>3316</text:p>
          </table:table-cell>
          <table:table-cell table:formula="of:=[.BH10]*[$'GDP deflator etc'.P$3]" office:value-type="float" office:value="3218.88926603672" calcext:value-type="float">
            <text:p>3219</text:p>
          </table:table-cell>
          <table:table-cell table:formula="of:=[.BI10]*[$'GDP deflator etc'.Q$3]" office:value-type="float" office:value="2822.29365435906" calcext:value-type="float">
            <text:p>2822</text:p>
          </table:table-cell>
          <table:table-cell table:formula="of:=[.BJ10]*[$'GDP deflator etc'.R$3]" office:value-type="float" office:value="3091.51605495007" calcext:value-type="float">
            <text:p>3092</text:p>
          </table:table-cell>
          <table:table-cell table:formula="of:=[.BK10]*[$'GDP deflator etc'.S$3]" office:value-type="float" office:value="3055.36087069415" calcext:value-type="float">
            <text:p>3055</text:p>
          </table:table-cell>
          <table:table-cell table:formula="of:=[.BL10]*[$'GDP deflator etc'.T$3]" office:value-type="float" office:value="2900.2003876807" calcext:value-type="float">
            <text:p>2900</text:p>
          </table:table-cell>
          <table:table-cell table:formula="of:=[.BM10]*[$'GDP deflator etc'.U$3]" office:value-type="float" office:value="2962.41578104235" calcext:value-type="float">
            <text:p>2962</text:p>
          </table:table-cell>
          <table:table-cell table:formula="of:=[.BN10]*[$'GDP deflator etc'.V$3]" office:value-type="float" office:value="3041.87930367308" calcext:value-type="float">
            <text:p>3042</text:p>
          </table:table-cell>
          <table:table-cell table:formula="of:=[.BO10]*[$'GDP deflator etc'.W$3]" office:value-type="float" office:value="3153.22" calcext:value-type="float">
            <text:p>315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39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formula="of:=[.AT12]*[$'GDP deflator etc'.B$3]" office:value-type="float" office:value="1071.15413404769" calcext:value-type="float">
            <text:p>1071</text:p>
          </table:table-cell>
          <table:table-cell table:formula="of:=[.AU12]*[$'GDP deflator etc'.C$3]" office:value-type="float" office:value="1206.70781922" calcext:value-type="float">
            <text:p>1207</text:p>
          </table:table-cell>
          <table:table-cell table:formula="of:=[.AV12]*[$'GDP deflator etc'.D$3]" office:value-type="float" office:value="1325.59729473417" calcext:value-type="float">
            <text:p>1326</text:p>
          </table:table-cell>
          <table:table-cell table:formula="of:=[.AW12]*[$'GDP deflator etc'.E$3]" office:value-type="float" office:value="1295.62629811216" calcext:value-type="float">
            <text:p>1296</text:p>
          </table:table-cell>
          <table:table-cell table:formula="of:=[.AX12]*[$'GDP deflator etc'.F$3]" office:value-type="float" office:value="1010.59020597817" calcext:value-type="float">
            <text:p>1011</text:p>
          </table:table-cell>
          <table:table-cell table:formula="of:=[.AY12]*[$'GDP deflator etc'.G$3]" office:value-type="float" office:value="1208.83354187753" calcext:value-type="float">
            <text:p>1209</text:p>
          </table:table-cell>
          <table:table-cell table:formula="of:=[.AZ12]*[$'GDP deflator etc'.H$3]" office:value-type="float" office:value="1187.69233812142" calcext:value-type="float">
            <text:p>1188</text:p>
          </table:table-cell>
          <table:table-cell table:formula="of:=[.BA12]*[$'GDP deflator etc'.I$3]" office:value-type="float" office:value="1118.62033016175" calcext:value-type="float">
            <text:p>1119</text:p>
          </table:table-cell>
          <table:table-cell table:formula="of:=[.BB12]*[$'GDP deflator etc'.J$3]" office:value-type="float" office:value="1124.58263525832" calcext:value-type="float">
            <text:p>1125</text:p>
          </table:table-cell>
          <table:table-cell table:formula="of:=[.BC12]*[$'GDP deflator etc'.K$3]" office:value-type="float" office:value="1307.49256594653" calcext:value-type="float">
            <text:p>1307</text:p>
          </table:table-cell>
          <table:table-cell table:formula="of:=[.BD12]*[$'GDP deflator etc'.L$3]" office:value-type="float" office:value="1985.70301213634" calcext:value-type="float">
            <text:p>1986</text:p>
          </table:table-cell>
          <table:table-cell table:formula="of:=[.BE12]*[$'GDP deflator etc'.M$3]" office:value-type="float" office:value="1647.43295744414" calcext:value-type="float">
            <text:p>1647</text:p>
          </table:table-cell>
          <table:table-cell table:formula="of:=[.BF12]*[$'GDP deflator etc'.N$3]" office:value-type="float" office:value="857.44293982496" calcext:value-type="float">
            <text:p>857</text:p>
          </table:table-cell>
          <table:table-cell table:formula="of:=[.BG12]*[$'GDP deflator etc'.O$3]" office:value-type="float" office:value="991.096346355363" calcext:value-type="float">
            <text:p>991</text:p>
          </table:table-cell>
          <table:table-cell table:formula="of:=[.BH12]*[$'GDP deflator etc'.P$3]" office:value-type="float" office:value="1058.83994865153" calcext:value-type="float">
            <text:p>1059</text:p>
          </table:table-cell>
          <table:table-cell table:formula="of:=[.BI12]*[$'GDP deflator etc'.Q$3]" office:value-type="float" office:value="1172.53608806215" calcext:value-type="float">
            <text:p>1173</text:p>
          </table:table-cell>
          <table:table-cell table:formula="of:=[.BJ12]*[$'GDP deflator etc'.R$3]" office:value-type="float" office:value="1133.76364999076" calcext:value-type="float">
            <text:p>1134</text:p>
          </table:table-cell>
          <table:table-cell table:formula="of:=[.BK12]*[$'GDP deflator etc'.S$3]" office:value-type="float" office:value="1139.32587658923" calcext:value-type="float">
            <text:p>1139</text:p>
          </table:table-cell>
          <table:table-cell table:formula="of:=[.BL12]*[$'GDP deflator etc'.T$3]" office:value-type="float" office:value="1322.28006953904" calcext:value-type="float">
            <text:p>1322</text:p>
          </table:table-cell>
          <table:table-cell table:formula="of:=[.BM12]*[$'GDP deflator etc'.U$3]" office:value-type="float" office:value="1379.99816911852" calcext:value-type="float">
            <text:p>1380</text:p>
          </table:table-cell>
          <table:table-cell table:formula="of:=[.BN12]*[$'GDP deflator etc'.V$3]" office:value-type="float" office:value="1642.71655532711" calcext:value-type="float">
            <text:p>1643</text:p>
          </table:table-cell>
          <table:table-cell table:formula="of:=[.BO12]*[$'GDP deflator etc'.W$3]" office:value-type="float" office:value="1794.93" calcext:value-type="float">
            <text:p>179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formula="of:=[.AT13]*[$'GDP deflator etc'.B$3]" office:value-type="float" office:value="314.704454308049" calcext:value-type="float">
            <text:p>315</text:p>
          </table:table-cell>
          <table:table-cell table:formula="of:=[.AU13]*[$'GDP deflator etc'.C$3]" office:value-type="float" office:value="301.963327553812" calcext:value-type="float">
            <text:p>302</text:p>
          </table:table-cell>
          <table:table-cell table:formula="of:=[.AV13]*[$'GDP deflator etc'.D$3]" office:value-type="float" office:value="300.850261173625" calcext:value-type="float">
            <text:p>301</text:p>
          </table:table-cell>
          <table:table-cell table:formula="of:=[.AW13]*[$'GDP deflator etc'.E$3]" office:value-type="float" office:value="352.04369495175" calcext:value-type="float">
            <text:p>352</text:p>
          </table:table-cell>
          <table:table-cell table:formula="of:=[.AX13]*[$'GDP deflator etc'.F$3]" office:value-type="float" office:value="286.38976483634" calcext:value-type="float">
            <text:p>286</text:p>
          </table:table-cell>
          <table:table-cell table:formula="of:=[.AY13]*[$'GDP deflator etc'.G$3]" office:value-type="float" office:value="363.067063602308" calcext:value-type="float">
            <text:p>363</text:p>
          </table:table-cell>
          <table:table-cell table:formula="of:=[.AZ13]*[$'GDP deflator etc'.H$3]" office:value-type="float" office:value="391.318501255349" calcext:value-type="float">
            <text:p>391</text:p>
          </table:table-cell>
          <table:table-cell table:formula="of:=[.BA13]*[$'GDP deflator etc'.I$3]" office:value-type="float" office:value="491.133260407921" calcext:value-type="float">
            <text:p>491</text:p>
          </table:table-cell>
          <table:table-cell table:formula="of:=[.BB13]*[$'GDP deflator etc'.J$3]" office:value-type="float" office:value="423.718090394742" calcext:value-type="float">
            <text:p>424</text:p>
          </table:table-cell>
          <table:table-cell table:formula="of:=[.BC13]*[$'GDP deflator etc'.K$3]" office:value-type="float" office:value="551.467473686106" calcext:value-type="float">
            <text:p>551</text:p>
          </table:table-cell>
          <table:table-cell table:formula="of:=[.BD13]*[$'GDP deflator etc'.L$3]" office:value-type="float" office:value="497.306557710247" calcext:value-type="float">
            <text:p>497</text:p>
          </table:table-cell>
          <table:table-cell table:formula="of:=[.BE13]*[$'GDP deflator etc'.M$3]" office:value-type="float" office:value="429.316647879204" calcext:value-type="float">
            <text:p>429</text:p>
          </table:table-cell>
          <table:table-cell table:formula="of:=[.BF13]*[$'GDP deflator etc'.N$3]" office:value-type="float" office:value="395.58705767781" calcext:value-type="float">
            <text:p>396</text:p>
          </table:table-cell>
          <table:table-cell table:formula="of:=[.BG13]*[$'GDP deflator etc'.O$3]" office:value-type="float" office:value="419.179566362296" calcext:value-type="float">
            <text:p>419</text:p>
          </table:table-cell>
          <table:table-cell table:formula="of:=[.BH13]*[$'GDP deflator etc'.P$3]" office:value-type="float" office:value="368.237613906637" calcext:value-type="float">
            <text:p>368</text:p>
          </table:table-cell>
          <table:table-cell table:formula="of:=[.BI13]*[$'GDP deflator etc'.Q$3]" office:value-type="float" office:value="444.479789490841" calcext:value-type="float">
            <text:p>444</text:p>
          </table:table-cell>
          <table:table-cell table:formula="of:=[.BJ13]*[$'GDP deflator etc'.R$3]" office:value-type="float" office:value="450.824221538912" calcext:value-type="float">
            <text:p>451</text:p>
          </table:table-cell>
          <table:table-cell table:formula="of:=[.BK13]*[$'GDP deflator etc'.S$3]" office:value-type="float" office:value="518.550530286357" calcext:value-type="float">
            <text:p>519</text:p>
          </table:table-cell>
          <table:table-cell table:formula="of:=[.BL13]*[$'GDP deflator etc'.T$3]" office:value-type="float" office:value="523.629346731726" calcext:value-type="float">
            <text:p>524</text:p>
          </table:table-cell>
          <table:table-cell table:formula="of:=[.BM13]*[$'GDP deflator etc'.U$3]" office:value-type="float" office:value="587.592107798763" calcext:value-type="float">
            <text:p>588</text:p>
          </table:table-cell>
          <table:table-cell table:formula="of:=[.BN13]*[$'GDP deflator etc'.V$3]" office:value-type="float" office:value="733.617542151475" calcext:value-type="float">
            <text:p>734</text:p>
          </table:table-cell>
          <table:table-cell table:formula="of:=[.BO13]*[$'GDP deflator etc'.W$3]" office:value-type="float" office:value="754.34" calcext:value-type="float">
            <text:p>754</text:p>
          </table:table-cell>
          <table:table-cell table:number-columns-repeated="16"/>
          <table:table-cell table:style-name="ce175"/>
          <table:table-cell table:style-name="ce177"/>
          <table:table-cell table:style-name="ce176" table:number-columns-repeated="3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formula="of:=[.AT14]*[$'GDP deflator etc'.B$3]" office:value-type="float" office:value="300.784633159784" calcext:value-type="float">
            <text:p>301</text:p>
          </table:table-cell>
          <table:table-cell table:formula="of:=[.AU14]*[$'GDP deflator etc'.C$3]" office:value-type="float" office:value="313.299225454886" calcext:value-type="float">
            <text:p>313</text:p>
          </table:table-cell>
          <table:table-cell table:formula="of:=[.AV14]*[$'GDP deflator etc'.D$3]" office:value-type="float" office:value="325.292429649437" calcext:value-type="float">
            <text:p>325</text:p>
          </table:table-cell>
          <table:table-cell table:formula="of:=[.AW14]*[$'GDP deflator etc'.E$3]" office:value-type="float" office:value="272.774051038108" calcext:value-type="float">
            <text:p>273</text:p>
          </table:table-cell>
          <table:table-cell table:formula="of:=[.AX14]*[$'GDP deflator etc'.F$3]" office:value-type="float" office:value="365.269495462128" calcext:value-type="float">
            <text:p>365</text:p>
          </table:table-cell>
          <table:table-cell table:formula="of:=[.AY14]*[$'GDP deflator etc'.G$3]" office:value-type="float" office:value="392.188096428705" calcext:value-type="float">
            <text:p>392</text:p>
          </table:table-cell>
          <table:table-cell table:formula="of:=[.AZ14]*[$'GDP deflator etc'.H$3]" office:value-type="float" office:value="391.036513453332" calcext:value-type="float">
            <text:p>391</text:p>
          </table:table-cell>
          <table:table-cell table:formula="of:=[.BA14]*[$'GDP deflator etc'.I$3]" office:value-type="float" office:value="354.556607881961" calcext:value-type="float">
            <text:p>355</text:p>
          </table:table-cell>
          <table:table-cell table:formula="of:=[.BB14]*[$'GDP deflator etc'.J$3]" office:value-type="float" office:value="324.945709597291" calcext:value-type="float">
            <text:p>325</text:p>
          </table:table-cell>
          <table:table-cell table:formula="of:=[.BC14]*[$'GDP deflator etc'.K$3]" office:value-type="float" office:value="166.166592375124" calcext:value-type="float">
            <text:p>166</text:p>
          </table:table-cell>
          <table:table-cell table:formula="of:=[.BD14]*[$'GDP deflator etc'.L$3]" office:value-type="float" office:value="321.387768092965" calcext:value-type="float">
            <text:p>321</text:p>
          </table:table-cell>
          <table:table-cell table:formula="of:=[.BE14]*[$'GDP deflator etc'.M$3]" office:value-type="float" office:value="406.173760107889" calcext:value-type="float">
            <text:p>406</text:p>
          </table:table-cell>
          <table:table-cell table:formula="of:=[.BF14]*[$'GDP deflator etc'.N$3]" office:value-type="float" office:value="510.465511122626" calcext:value-type="float">
            <text:p>510</text:p>
          </table:table-cell>
          <table:table-cell table:formula="of:=[.BG14]*[$'GDP deflator etc'.O$3]" office:value-type="float" office:value="321.080336492962" calcext:value-type="float">
            <text:p>321</text:p>
          </table:table-cell>
          <table:table-cell table:formula="of:=[.BH14]*[$'GDP deflator etc'.P$3]" office:value-type="float" office:value="279.52063667412" calcext:value-type="float">
            <text:p>280</text:p>
          </table:table-cell>
          <table:table-cell table:formula="of:=[.BI14]*[$'GDP deflator etc'.Q$3]" office:value-type="float" office:value="362.098906535419" calcext:value-type="float">
            <text:p>362</text:p>
          </table:table-cell>
          <table:table-cell table:formula="of:=[.BJ14]*[$'GDP deflator etc'.R$3]" office:value-type="float" office:value="282.28454640116" calcext:value-type="float">
            <text:p>282</text:p>
          </table:table-cell>
          <table:table-cell table:formula="of:=[.BK14]*[$'GDP deflator etc'.S$3]" office:value-type="float" office:value="237.266952860484" calcext:value-type="float">
            <text:p>237</text:p>
          </table:table-cell>
          <table:table-cell table:formula="of:=[.BL14]*[$'GDP deflator etc'.T$3]" office:value-type="float" office:value="231.641541032246" calcext:value-type="float">
            <text:p>232</text:p>
          </table:table-cell>
          <table:table-cell table:formula="of:=[.BM14]*[$'GDP deflator etc'.U$3]" office:value-type="float" office:value="248.789663360508" calcext:value-type="float">
            <text:p>249</text:p>
          </table:table-cell>
          <table:table-cell table:formula="of:=[.BN14]*[$'GDP deflator etc'.V$3]" office:value-type="float" office:value="254.909389828703" calcext:value-type="float">
            <text:p>255</text:p>
          </table:table-cell>
          <table:table-cell table:formula="of:=[.BO14]*[$'GDP deflator etc'.W$3]" office:value-type="float" office:value="209.46" calcext:value-type="float">
            <text:p>209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formula="of:=[.AT15]*[$'GDP deflator etc'.B$3]" office:value-type="float" office:value="726.384658311042" calcext:value-type="float">
            <text:p>726</text:p>
          </table:table-cell>
          <table:table-cell table:formula="of:=[.AU15]*[$'GDP deflator etc'.C$3]" office:value-type="float" office:value="716.03600757809" calcext:value-type="float">
            <text:p>716</text:p>
          </table:table-cell>
          <table:table-cell table:formula="of:=[.AV15]*[$'GDP deflator etc'.D$3]" office:value-type="float" office:value="738.693404526908" calcext:value-type="float">
            <text:p>739</text:p>
          </table:table-cell>
          <table:table-cell table:formula="of:=[.AW15]*[$'GDP deflator etc'.E$3]" office:value-type="float" office:value="840.575304060262" calcext:value-type="float">
            <text:p>841</text:p>
          </table:table-cell>
          <table:table-cell table:formula="of:=[.AX15]*[$'GDP deflator etc'.F$3]" office:value-type="float" office:value="820.659083164217" calcext:value-type="float">
            <text:p>821</text:p>
          </table:table-cell>
          <table:table-cell table:formula="of:=[.AY15]*[$'GDP deflator etc'.G$3]" office:value-type="float" office:value="888.433140880038" calcext:value-type="float">
            <text:p>888</text:p>
          </table:table-cell>
          <table:table-cell table:formula="of:=[.AZ15]*[$'GDP deflator etc'.H$3]" office:value-type="float" office:value="869.247541701454" calcext:value-type="float">
            <text:p>869</text:p>
          </table:table-cell>
          <table:table-cell table:formula="of:=[.BA15]*[$'GDP deflator etc'.I$3]" office:value-type="float" office:value="851.732850995945" calcext:value-type="float">
            <text:p>852</text:p>
          </table:table-cell>
          <table:table-cell table:formula="of:=[.BB15]*[$'GDP deflator etc'.J$3]" office:value-type="float" office:value="847.84406776658" calcext:value-type="float">
            <text:p>848</text:p>
          </table:table-cell>
          <table:table-cell table:formula="of:=[.BC15]*[$'GDP deflator etc'.K$3]" office:value-type="float" office:value="957.242741220398" calcext:value-type="float">
            <text:p>957</text:p>
          </table:table-cell>
          <table:table-cell table:formula="of:=[.BD15]*[$'GDP deflator etc'.L$3]" office:value-type="float" office:value="991.985835492969" calcext:value-type="float">
            <text:p>992</text:p>
          </table:table-cell>
          <table:table-cell table:formula="of:=[.BE15]*[$'GDP deflator etc'.M$3]" office:value-type="float" office:value="1061.30924960128" calcext:value-type="float">
            <text:p>1061</text:p>
          </table:table-cell>
          <table:table-cell table:formula="of:=[.BF15]*[$'GDP deflator etc'.N$3]" office:value-type="float" office:value="1108.47753783684" calcext:value-type="float">
            <text:p>1108</text:p>
          </table:table-cell>
          <table:table-cell table:formula="of:=[.BG15]*[$'GDP deflator etc'.O$3]" office:value-type="float" office:value="1113.9943233404" calcext:value-type="float">
            <text:p>1114</text:p>
          </table:table-cell>
          <table:table-cell table:formula="of:=[.BH15]*[$'GDP deflator etc'.P$3]" office:value-type="float" office:value="1038.99446941328" calcext:value-type="float">
            <text:p>1039</text:p>
          </table:table-cell>
          <table:table-cell table:formula="of:=[.BI15]*[$'GDP deflator etc'.Q$3]" office:value-type="float" office:value="1060.72870936464" calcext:value-type="float">
            <text:p>1061</text:p>
          </table:table-cell>
          <table:table-cell table:formula="of:=[.BJ15]*[$'GDP deflator etc'.R$3]" office:value-type="float" office:value="1011.69731679393" calcext:value-type="float">
            <text:p>1012</text:p>
          </table:table-cell>
          <table:table-cell table:formula="of:=[.BK15]*[$'GDP deflator etc'.S$3]" office:value-type="float" office:value="880.560163503831" calcext:value-type="float">
            <text:p>881</text:p>
          </table:table-cell>
          <table:table-cell table:formula="of:=[.BL15]*[$'GDP deflator etc'.T$3]" office:value-type="float" office:value="987.283106097614" calcext:value-type="float">
            <text:p>987</text:p>
          </table:table-cell>
          <table:table-cell table:formula="of:=[.BM15]*[$'GDP deflator etc'.U$3]" office:value-type="float" office:value="948.611447312188" calcext:value-type="float">
            <text:p>949</text:p>
          </table:table-cell>
          <table:table-cell table:formula="of:=[.BN15]*[$'GDP deflator etc'.V$3]" office:value-type="float" office:value="940.433897981225" calcext:value-type="float">
            <text:p>940</text:p>
          </table:table-cell>
          <table:table-cell table:formula="of:=[.BO15]*[$'GDP deflator etc'.W$3]" office:value-type="float" office:value="863.81" calcext:value-type="float">
            <text:p>864</text:p>
          </table:table-cell>
          <table:table-cell table:number-columns-repeated="17"/>
          <table:table-cell table:style-name="ce176"/>
          <table:table-cell table:style-name="ce177" table:number-columns-repeated="3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formula="of:=[.AT16]*[$'GDP deflator etc'.B$3]" office:value-type="float" office:value="1255.47228081888" calcext:value-type="float">
            <text:p>1255</text:p>
          </table:table-cell>
          <table:table-cell table:formula="of:=[.AU16]*[$'GDP deflator etc'.C$3]" office:value-type="float" office:value="1215.91637670131" calcext:value-type="float">
            <text:p>1216</text:p>
          </table:table-cell>
          <table:table-cell table:formula="of:=[.AV16]*[$'GDP deflator etc'.D$3]" office:value-type="float" office:value="1397.90233640441" calcext:value-type="float">
            <text:p>1398</text:p>
          </table:table-cell>
          <table:table-cell table:formula="of:=[.AW16]*[$'GDP deflator etc'.E$3]" office:value-type="float" office:value="1560.11306819566" calcext:value-type="float">
            <text:p>1560</text:p>
          </table:table-cell>
          <table:table-cell table:formula="of:=[.AX16]*[$'GDP deflator etc'.F$3]" office:value-type="float" office:value="2029.15289901601" calcext:value-type="float">
            <text:p>2029</text:p>
          </table:table-cell>
          <table:table-cell table:formula="of:=[.AY16]*[$'GDP deflator etc'.G$3]" office:value-type="float" office:value="2299.73311439979" calcext:value-type="float">
            <text:p>2300</text:p>
          </table:table-cell>
          <table:table-cell table:formula="of:=[.AZ16]*[$'GDP deflator etc'.H$3]" office:value-type="float" office:value="2187.60765608105" calcext:value-type="float">
            <text:p>2188</text:p>
          </table:table-cell>
          <table:table-cell table:formula="of:=[.BA16]*[$'GDP deflator etc'.I$3]" office:value-type="float" office:value="2410.56022071301" calcext:value-type="float">
            <text:p>2411</text:p>
          </table:table-cell>
          <table:table-cell table:formula="of:=[.BB16]*[$'GDP deflator etc'.J$3]" office:value-type="float" office:value="3475.05683371121" calcext:value-type="float">
            <text:p>3475</text:p>
          </table:table-cell>
          <table:table-cell table:formula="of:=[.BC16]*[$'GDP deflator etc'.K$3]" office:value-type="float" office:value="3541.62183185182" calcext:value-type="float">
            <text:p>3542</text:p>
          </table:table-cell>
          <table:table-cell table:formula="of:=[.BD16]*[$'GDP deflator etc'.L$3]" office:value-type="float" office:value="3319.12627268071" calcext:value-type="float">
            <text:p>3319</text:p>
          </table:table-cell>
          <table:table-cell table:formula="of:=[.BE16]*[$'GDP deflator etc'.M$3]" office:value-type="float" office:value="3528.23627006242" calcext:value-type="float">
            <text:p>3528</text:p>
          </table:table-cell>
          <table:table-cell table:formula="of:=[.BF16]*[$'GDP deflator etc'.N$3]" office:value-type="float" office:value="3232.265133836" calcext:value-type="float">
            <text:p>3232</text:p>
          </table:table-cell>
          <table:table-cell table:formula="of:=[.BG16]*[$'GDP deflator etc'.O$3]" office:value-type="float" office:value="3143.58145879458" calcext:value-type="float">
            <text:p>3144</text:p>
          </table:table-cell>
          <table:table-cell table:formula="of:=[.BH16]*[$'GDP deflator etc'.P$3]" office:value-type="float" office:value="3358.84736107462" calcext:value-type="float">
            <text:p>3359</text:p>
          </table:table-cell>
          <table:table-cell table:formula="of:=[.BI16]*[$'GDP deflator etc'.Q$3]" office:value-type="float" office:value="3239.01008840974" calcext:value-type="float">
            <text:p>3239</text:p>
          </table:table-cell>
          <table:table-cell table:formula="of:=[.BJ16]*[$'GDP deflator etc'.R$3]" office:value-type="float" office:value="3077.8036853515" calcext:value-type="float">
            <text:p>3078</text:p>
          </table:table-cell>
          <table:table-cell table:formula="of:=[.BK16]*[$'GDP deflator etc'.S$3]" office:value-type="float" office:value="3427.69164346489" calcext:value-type="float">
            <text:p>3428</text:p>
          </table:table-cell>
          <table:table-cell table:formula="of:=[.BL16]*[$'GDP deflator etc'.T$3]" office:value-type="float" office:value="3612.34561912228" calcext:value-type="float">
            <text:p>3612</text:p>
          </table:table-cell>
          <table:table-cell table:formula="of:=[.BM16]*[$'GDP deflator etc'.U$3]" office:value-type="float" office:value="3739.28875545857" calcext:value-type="float">
            <text:p>3739</text:p>
          </table:table-cell>
          <table:table-cell table:formula="of:=[.BN16]*[$'GDP deflator etc'.V$3]" office:value-type="float" office:value="3572.40112530842" calcext:value-type="float">
            <text:p>3572</text:p>
          </table:table-cell>
          <table:table-cell table:formula="of:=[.BO16]*[$'GDP deflator etc'.W$3]" office:value-type="float" office:value="3970.04" calcext:value-type="float">
            <text:p>397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Environment protection</text:p>
          </table:table-cell>
          <table:table-cell table:formula="of:=[.AT17]*[$'GDP deflator etc'.B$3]" office:value-type="float" office:value="592.906716677943" calcext:value-type="float">
            <text:p>593</text:p>
          </table:table-cell>
          <table:table-cell table:formula="of:=[.AU17]*[$'GDP deflator etc'.C$3]" office:value-type="float" office:value="647.752843055872" calcext:value-type="float">
            <text:p>648</text:p>
          </table:table-cell>
          <table:table-cell table:formula="of:=[.AV17]*[$'GDP deflator etc'.D$3]" office:value-type="float" office:value="659.95314118632" calcext:value-type="float">
            <text:p>660</text:p>
          </table:table-cell>
          <table:table-cell table:formula="of:=[.AW17]*[$'GDP deflator etc'.E$3]" office:value-type="float" office:value="755.713547085076" calcext:value-type="float">
            <text:p>756</text:p>
          </table:table-cell>
          <table:table-cell table:formula="of:=[.AX17]*[$'GDP deflator etc'.F$3]" office:value-type="float" office:value="809.700434873706" calcext:value-type="float">
            <text:p>810</text:p>
          </table:table-cell>
          <table:table-cell table:formula="of:=[.AY17]*[$'GDP deflator etc'.G$3]" office:value-type="float" office:value="895.43378746277" calcext:value-type="float">
            <text:p>895</text:p>
          </table:table-cell>
          <table:table-cell table:formula="of:=[.AZ17]*[$'GDP deflator etc'.H$3]" office:value-type="float" office:value="990.247164747639" calcext:value-type="float">
            <text:p>990</text:p>
          </table:table-cell>
          <table:table-cell table:formula="of:=[.BA17]*[$'GDP deflator etc'.I$3]" office:value-type="float" office:value="1223.57946796532" calcext:value-type="float">
            <text:p>1224</text:p>
          </table:table-cell>
          <table:table-cell table:formula="of:=[.BB17]*[$'GDP deflator etc'.J$3]" office:value-type="float" office:value="1273.51236777056" calcext:value-type="float">
            <text:p>1274</text:p>
          </table:table-cell>
          <table:table-cell table:formula="of:=[.BC17]*[$'GDP deflator etc'.K$3]" office:value-type="float" office:value="1271.5599560434" calcext:value-type="float">
            <text:p>1272</text:p>
          </table:table-cell>
          <table:table-cell table:formula="of:=[.BD17]*[$'GDP deflator etc'.L$3]" office:value-type="float" office:value="1231.9400331134" calcext:value-type="float">
            <text:p>1232</text:p>
          </table:table-cell>
          <table:table-cell table:formula="of:=[.BE17]*[$'GDP deflator etc'.M$3]" office:value-type="float" office:value="1387.79905747546" calcext:value-type="float">
            <text:p>1388</text:p>
          </table:table-cell>
          <table:table-cell table:formula="of:=[.BF17]*[$'GDP deflator etc'.N$3]" office:value-type="float" office:value="1427.77171843076" calcext:value-type="float">
            <text:p>1428</text:p>
          </table:table-cell>
          <table:table-cell table:formula="of:=[.BG17]*[$'GDP deflator etc'.O$3]" office:value-type="float" office:value="1333.44593386291" calcext:value-type="float">
            <text:p>1333</text:p>
          </table:table-cell>
          <table:table-cell table:formula="of:=[.BH17]*[$'GDP deflator etc'.P$3]" office:value-type="float" office:value="1340.89212709636" calcext:value-type="float">
            <text:p>1341</text:p>
          </table:table-cell>
          <table:table-cell table:formula="of:=[.BI17]*[$'GDP deflator etc'.Q$3]" office:value-type="float" office:value="1421.48601605651" calcext:value-type="float">
            <text:p>1421</text:p>
          </table:table-cell>
          <table:table-cell table:formula="of:=[.BJ17]*[$'GDP deflator etc'.R$3]" office:value-type="float" office:value="1363.5934619706" calcext:value-type="float">
            <text:p>1364</text:p>
          </table:table-cell>
          <table:table-cell table:formula="of:=[.BK17]*[$'GDP deflator etc'.S$3]" office:value-type="float" office:value="1348.39400174169" calcext:value-type="float">
            <text:p>1348</text:p>
          </table:table-cell>
          <table:table-cell table:formula="of:=[.BL17]*[$'GDP deflator etc'.T$3]" office:value-type="float" office:value="1273.67897993604" calcext:value-type="float">
            <text:p>1274</text:p>
          </table:table-cell>
          <table:table-cell table:formula="of:=[.BM17]*[$'GDP deflator etc'.U$3]" office:value-type="float" office:value="1262.74002046265" calcext:value-type="float">
            <text:p>1263</text:p>
          </table:table-cell>
          <table:table-cell table:formula="of:=[.BN17]*[$'GDP deflator etc'.V$3]" office:value-type="float" office:value="1281.13196397254" calcext:value-type="float">
            <text:p>1281</text:p>
          </table:table-cell>
          <table:table-cell table:formula="of:=[.BO17]*[$'GDP deflator etc'.W$3]" office:value-type="float" office:value="1357.93" calcext:value-type="float">
            <text:p>1358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table:formula="of:=[.AT18]*[$'GDP deflator etc'.B$3]" office:value-type="float" office:value="1121.39692196912" calcext:value-type="float">
            <text:p>1121</text:p>
          </table:table-cell>
          <table:table-cell table:formula="of:=[.AU18]*[$'GDP deflator etc'.C$3]" office:value-type="float" office:value="917.508534184716" calcext:value-type="float">
            <text:p>918</text:p>
          </table:table-cell>
          <table:table-cell table:formula="of:=[.AV18]*[$'GDP deflator etc'.D$3]" office:value-type="float" office:value="1244.21581796426" calcext:value-type="float">
            <text:p>1244</text:p>
          </table:table-cell>
          <table:table-cell table:formula="of:=[.AW18]*[$'GDP deflator etc'.E$3]" office:value-type="float" office:value="1734.98190266915" calcext:value-type="float">
            <text:p>1735</text:p>
          </table:table-cell>
          <table:table-cell table:formula="of:=[.AX18]*[$'GDP deflator etc'.F$3]" office:value-type="float" office:value="1597.37088783692" calcext:value-type="float">
            <text:p>1597</text:p>
          </table:table-cell>
          <table:table-cell table:formula="of:=[.AY18]*[$'GDP deflator etc'.G$3]" office:value-type="float" office:value="1978.64231433102" calcext:value-type="float">
            <text:p>1979</text:p>
          </table:table-cell>
          <table:table-cell table:formula="of:=[.AZ18]*[$'GDP deflator etc'.H$3]" office:value-type="float" office:value="1772.73645936204" calcext:value-type="float">
            <text:p>1773</text:p>
          </table:table-cell>
          <table:table-cell table:formula="of:=[.BA18]*[$'GDP deflator etc'.I$3]" office:value-type="float" office:value="2000.31903466325" calcext:value-type="float">
            <text:p>2000</text:p>
          </table:table-cell>
          <table:table-cell table:formula="of:=[.BB18]*[$'GDP deflator etc'.J$3]" office:value-type="float" office:value="2135.42853624696" calcext:value-type="float">
            <text:p>2135</text:p>
          </table:table-cell>
          <table:table-cell table:formula="of:=[.BC18]*[$'GDP deflator etc'.K$3]" office:value-type="float" office:value="2160.30227955973" calcext:value-type="float">
            <text:p>2160</text:p>
          </table:table-cell>
          <table:table-cell table:formula="of:=[.BD18]*[$'GDP deflator etc'.L$3]" office:value-type="float" office:value="2188.81475436755" calcext:value-type="float">
            <text:p>2189</text:p>
          </table:table-cell>
          <table:table-cell table:formula="of:=[.BE18]*[$'GDP deflator etc'.M$3]" office:value-type="float" office:value="2341.80296691628" calcext:value-type="float">
            <text:p>2342</text:p>
          </table:table-cell>
          <table:table-cell table:formula="of:=[.BF18]*[$'GDP deflator etc'.N$3]" office:value-type="float" office:value="2046.67499498651" calcext:value-type="float">
            <text:p>2047</text:p>
          </table:table-cell>
          <table:table-cell table:formula="of:=[.BG18]*[$'GDP deflator etc'.O$3]" office:value-type="float" office:value="1824.27657793812" calcext:value-type="float">
            <text:p>1824</text:p>
          </table:table-cell>
          <table:table-cell table:formula="of:=[.BH18]*[$'GDP deflator etc'.P$3]" office:value-type="float" office:value="1721.76484680503" calcext:value-type="float">
            <text:p>1722</text:p>
          </table:table-cell>
          <table:table-cell table:formula="of:=[.BI18]*[$'GDP deflator etc'.Q$3]" office:value-type="float" office:value="1695.34978577372" calcext:value-type="float">
            <text:p>1695</text:p>
          </table:table-cell>
          <table:table-cell table:formula="of:=[.BJ18]*[$'GDP deflator etc'.R$3]" office:value-type="float" office:value="1686.14032484858" calcext:value-type="float">
            <text:p>1686</text:p>
          </table:table-cell>
          <table:table-cell table:formula="of:=[.BK18]*[$'GDP deflator etc'.S$3]" office:value-type="float" office:value="1702.01228830557" calcext:value-type="float">
            <text:p>1702</text:p>
          </table:table-cell>
          <table:table-cell table:formula="of:=[.BL18]*[$'GDP deflator etc'.T$3]" office:value-type="float" office:value="1681.582873172" calcext:value-type="float">
            <text:p>1682</text:p>
          </table:table-cell>
          <table:table-cell table:formula="of:=[.BM18]*[$'GDP deflator etc'.U$3]" office:value-type="float" office:value="1924.20798929862" calcext:value-type="float">
            <text:p>1924</text:p>
          </table:table-cell>
          <table:table-cell table:formula="of:=[.BN18]*[$'GDP deflator etc'.V$3]" office:value-type="float" office:value="2285.19382257722" calcext:value-type="float">
            <text:p>2285</text:p>
          </table:table-cell>
          <table:table-cell table:formula="of:=[.BO18]*[$'GDP deflator etc'.W$3]" office:value-type="float" office:value="2442.62" calcext:value-type="float">
            <text:p>244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Health</text:p>
          </table:table-cell>
          <table:table-cell table:formula="of:=[.AT19]*[$'GDP deflator etc'.B$3]" office:value-type="float" office:value="7085.83118797504" calcext:value-type="float">
            <text:p>7086</text:p>
          </table:table-cell>
          <table:table-cell table:formula="of:=[.AU19]*[$'GDP deflator etc'.C$3]" office:value-type="float" office:value="7481.88600929261" calcext:value-type="float">
            <text:p>7482</text:p>
          </table:table-cell>
          <table:table-cell table:formula="of:=[.AV19]*[$'GDP deflator etc'.D$3]" office:value-type="float" office:value="7895.1706338327" calcext:value-type="float">
            <text:p>7895</text:p>
          </table:table-cell>
          <table:table-cell table:formula="of:=[.AW19]*[$'GDP deflator etc'.E$3]" office:value-type="float" office:value="8258.02324967265" calcext:value-type="float">
            <text:p>8258</text:p>
          </table:table-cell>
          <table:table-cell table:formula="of:=[.AX19]*[$'GDP deflator etc'.F$3]" office:value-type="float" office:value="9447.77747870512" calcext:value-type="float">
            <text:p>9448</text:p>
          </table:table-cell>
          <table:table-cell table:formula="of:=[.AY19]*[$'GDP deflator etc'.G$3]" office:value-type="float" office:value="10215.7384017921" calcext:value-type="float">
            <text:p>10216</text:p>
          </table:table-cell>
          <table:table-cell table:formula="of:=[.AZ19]*[$'GDP deflator etc'.H$3]" office:value-type="float" office:value="10412.0101777295" calcext:value-type="float">
            <text:p>10412</text:p>
          </table:table-cell>
          <table:table-cell table:formula="of:=[.BA19]*[$'GDP deflator etc'.I$3]" office:value-type="float" office:value="11305.7652219255" calcext:value-type="float">
            <text:p>11306</text:p>
          </table:table-cell>
          <table:table-cell table:formula="of:=[.BB19]*[$'GDP deflator etc'.J$3]" office:value-type="float" office:value="11621.949131338" calcext:value-type="float">
            <text:p>11622</text:p>
          </table:table-cell>
          <table:table-cell table:formula="of:=[.BC19]*[$'GDP deflator etc'.K$3]" office:value-type="float" office:value="12044.4767440954" calcext:value-type="float">
            <text:p>12044</text:p>
          </table:table-cell>
          <table:table-cell table:formula="of:=[.BD19]*[$'GDP deflator etc'.L$3]" office:value-type="float" office:value="12285.257799357" calcext:value-type="float">
            <text:p>12285</text:p>
          </table:table-cell>
          <table:table-cell table:formula="of:=[.BE19]*[$'GDP deflator etc'.M$3]" office:value-type="float" office:value="12707.4940620552" calcext:value-type="float">
            <text:p>12707</text:p>
          </table:table-cell>
          <table:table-cell table:formula="of:=[.BF19]*[$'GDP deflator etc'.N$3]" office:value-type="float" office:value="12824.3583689577" calcext:value-type="float">
            <text:p>12824</text:p>
          </table:table-cell>
          <table:table-cell table:formula="of:=[.BG19]*[$'GDP deflator etc'.O$3]" office:value-type="float" office:value="12817.7226545437" calcext:value-type="float">
            <text:p>12818</text:p>
          </table:table-cell>
          <table:table-cell table:formula="of:=[.BH19]*[$'GDP deflator etc'.P$3]" office:value-type="float" office:value="12818.687786512" calcext:value-type="float">
            <text:p>12819</text:p>
          </table:table-cell>
          <table:table-cell table:formula="of:=[.BI19]*[$'GDP deflator etc'.Q$3]" office:value-type="float" office:value="12754.8114647079" calcext:value-type="float">
            <text:p>12755</text:p>
          </table:table-cell>
          <table:table-cell table:formula="of:=[.BJ19]*[$'GDP deflator etc'.R$3]" office:value-type="float" office:value="12720.0270618303" calcext:value-type="float">
            <text:p>12720</text:p>
          </table:table-cell>
          <table:table-cell table:formula="of:=[.BK19]*[$'GDP deflator etc'.S$3]" office:value-type="float" office:value="13176.7560173096" calcext:value-type="float">
            <text:p>13177</text:p>
          </table:table-cell>
          <table:table-cell table:formula="of:=[.BL19]*[$'GDP deflator etc'.T$3]" office:value-type="float" office:value="13410.3634098967" calcext:value-type="float">
            <text:p>13410</text:p>
          </table:table-cell>
          <table:table-cell table:formula="of:=[.BM19]*[$'GDP deflator etc'.U$3]" office:value-type="float" office:value="13354.1654395878" calcext:value-type="float">
            <text:p>13354</text:p>
          </table:table-cell>
          <table:table-cell table:formula="of:=[.BN19]*[$'GDP deflator etc'.V$3]" office:value-type="float" office:value="13342.575394902" calcext:value-type="float">
            <text:p>13343</text:p>
          </table:table-cell>
          <table:table-cell table:formula="of:=[.BO19]*[$'GDP deflator etc'.W$3]" office:value-type="float" office:value="13764.74" calcext:value-type="float">
            <text:p>1376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table:formula="of:=[.AT20]*[$'GDP deflator etc'.B$3]" office:value-type="float" office:value="1285.98536515998" calcext:value-type="float">
            <text:p>1286</text:p>
          </table:table-cell>
          <table:table-cell table:formula="of:=[.AU20]*[$'GDP deflator etc'.C$3]" office:value-type="float" office:value="1290.32866187346" calcext:value-type="float">
            <text:p>1290</text:p>
          </table:table-cell>
          <table:table-cell table:formula="of:=[.AV20]*[$'GDP deflator etc'.D$3]" office:value-type="float" office:value="1272.9481342203" calcext:value-type="float">
            <text:p>1273</text:p>
          </table:table-cell>
          <table:table-cell table:formula="of:=[.AW20]*[$'GDP deflator etc'.E$3]" office:value-type="float" office:value="1425.71499010571" calcext:value-type="float">
            <text:p>1426</text:p>
          </table:table-cell>
          <table:table-cell table:formula="of:=[.AX20]*[$'GDP deflator etc'.F$3]" office:value-type="float" office:value="1458.37353394134" calcext:value-type="float">
            <text:p>1458</text:p>
          </table:table-cell>
          <table:table-cell table:formula="of:=[.AY20]*[$'GDP deflator etc'.G$3]" office:value-type="float" office:value="1529.5515264478" calcext:value-type="float">
            <text:p>1530</text:p>
          </table:table-cell>
          <table:table-cell table:formula="of:=[.AZ20]*[$'GDP deflator etc'.H$3]" office:value-type="float" office:value="1582.15298917066" calcext:value-type="float">
            <text:p>1582</text:p>
          </table:table-cell>
          <table:table-cell table:formula="of:=[.BA20]*[$'GDP deflator etc'.I$3]" office:value-type="float" office:value="1633.37496765498" calcext:value-type="float">
            <text:p>1633</text:p>
          </table:table-cell>
          <table:table-cell table:formula="of:=[.BB20]*[$'GDP deflator etc'.J$3]" office:value-type="float" office:value="1668.37245453575" calcext:value-type="float">
            <text:p>1668</text:p>
          </table:table-cell>
          <table:table-cell table:formula="of:=[.BC20]*[$'GDP deflator etc'.K$3]" office:value-type="float" office:value="1683.31985314691" calcext:value-type="float">
            <text:p>1683</text:p>
          </table:table-cell>
          <table:table-cell table:formula="of:=[.BD20]*[$'GDP deflator etc'.L$3]" office:value-type="float" office:value="1692.87631938454" calcext:value-type="float">
            <text:p>1693</text:p>
          </table:table-cell>
          <table:table-cell table:formula="of:=[.BE20]*[$'GDP deflator etc'.M$3]" office:value-type="float" office:value="1801.94121280672" calcext:value-type="float">
            <text:p>1802</text:p>
          </table:table-cell>
          <table:table-cell table:formula="of:=[.BF20]*[$'GDP deflator etc'.N$3]" office:value-type="float" office:value="1720.6122368094" calcext:value-type="float">
            <text:p>1721</text:p>
          </table:table-cell>
          <table:table-cell table:formula="of:=[.BG20]*[$'GDP deflator etc'.O$3]" office:value-type="float" office:value="1747.61961359813" calcext:value-type="float">
            <text:p>1748</text:p>
          </table:table-cell>
          <table:table-cell table:formula="of:=[.BH20]*[$'GDP deflator etc'.P$3]" office:value-type="float" office:value="1829.44578426636" calcext:value-type="float">
            <text:p>1829</text:p>
          </table:table-cell>
          <table:table-cell table:formula="of:=[.BI20]*[$'GDP deflator etc'.Q$3]" office:value-type="float" office:value="1619.15578474147" calcext:value-type="float">
            <text:p>1619</text:p>
          </table:table-cell>
          <table:table-cell table:formula="of:=[.BJ20]*[$'GDP deflator etc'.R$3]" office:value-type="float" office:value="1706.64326982252" calcext:value-type="float">
            <text:p>1707</text:p>
          </table:table-cell>
          <table:table-cell table:formula="of:=[.BK20]*[$'GDP deflator etc'.S$3]" office:value-type="float" office:value="1521.77179978349" calcext:value-type="float">
            <text:p>1522</text:p>
          </table:table-cell>
          <table:table-cell table:formula="of:=[.BL20]*[$'GDP deflator etc'.T$3]" office:value-type="float" office:value="1485.50517151367" calcext:value-type="float">
            <text:p>1486</text:p>
          </table:table-cell>
          <table:table-cell table:formula="of:=[.BM20]*[$'GDP deflator etc'.U$3]" office:value-type="float" office:value="1373.7307975931" calcext:value-type="float">
            <text:p>1374</text:p>
          </table:table-cell>
          <table:table-cell table:formula="of:=[.BN20]*[$'GDP deflator etc'.V$3]" office:value-type="float" office:value="1432.21014474797" calcext:value-type="float">
            <text:p>1432</text:p>
          </table:table-cell>
          <table:table-cell table:formula="of:=[.BO20]*[$'GDP deflator etc'.W$3]" office:value-type="float" office:value="1323.22" calcext:value-type="float">
            <text:p>132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Education and training</text:p>
          </table:table-cell>
          <table:table-cell table:formula="of:=[.AT21]*[$'GDP deflator etc'.B$3]" office:value-type="float" office:value="6146.63158165795" calcext:value-type="float">
            <text:p>6147</text:p>
          </table:table-cell>
          <table:table-cell table:formula="of:=[.AU21]*[$'GDP deflator etc'.C$3]" office:value-type="float" office:value="6589.459264952" calcext:value-type="float">
            <text:p>6589</text:p>
          </table:table-cell>
          <table:table-cell table:formula="of:=[.AV21]*[$'GDP deflator etc'.D$3]" office:value-type="float" office:value="6887.89063052024" calcext:value-type="float">
            <text:p>6888</text:p>
          </table:table-cell>
          <table:table-cell table:formula="of:=[.AW21]*[$'GDP deflator etc'.E$3]" office:value-type="float" office:value="7514.54605307534" calcext:value-type="float">
            <text:p>7515</text:p>
          </table:table-cell>
          <table:table-cell table:formula="of:=[.AX21]*[$'GDP deflator etc'.F$3]" office:value-type="float" office:value="7554.04417437417" calcext:value-type="float">
            <text:p>7554</text:p>
          </table:table-cell>
          <table:table-cell table:formula="of:=[.AY21]*[$'GDP deflator etc'.G$3]" office:value-type="float" office:value="7855.31920902724" calcext:value-type="float">
            <text:p>7855</text:p>
          </table:table-cell>
          <table:table-cell table:formula="of:=[.AZ21]*[$'GDP deflator etc'.H$3]" office:value-type="float" office:value="8242.90629265694" calcext:value-type="float">
            <text:p>8243</text:p>
          </table:table-cell>
          <table:table-cell table:formula="of:=[.BA21]*[$'GDP deflator etc'.I$3]" office:value-type="float" office:value="8620.32138440963" calcext:value-type="float">
            <text:p>8620</text:p>
          </table:table-cell>
          <table:table-cell table:formula="of:=[.BB21]*[$'GDP deflator etc'.J$3]" office:value-type="float" office:value="9100.93993705477" calcext:value-type="float">
            <text:p>9101</text:p>
          </table:table-cell>
          <table:table-cell table:formula="of:=[.BC21]*[$'GDP deflator etc'.K$3]" office:value-type="float" office:value="9158.18426631657" calcext:value-type="float">
            <text:p>9158</text:p>
          </table:table-cell>
          <table:table-cell table:formula="of:=[.BD21]*[$'GDP deflator etc'.L$3]" office:value-type="float" office:value="9183.20296363761" calcext:value-type="float">
            <text:p>9183</text:p>
          </table:table-cell>
          <table:table-cell table:formula="of:=[.BE21]*[$'GDP deflator etc'.M$3]" office:value-type="float" office:value="9205.50942588263" calcext:value-type="float">
            <text:p>9206</text:p>
          </table:table-cell>
          <table:table-cell table:formula="of:=[.BF21]*[$'GDP deflator etc'.N$3]" office:value-type="float" office:value="9054.58854469178" calcext:value-type="float">
            <text:p>9055</text:p>
          </table:table-cell>
          <table:table-cell table:formula="of:=[.BG21]*[$'GDP deflator etc'.O$3]" office:value-type="float" office:value="8698.02790637207" calcext:value-type="float">
            <text:p>8698</text:p>
          </table:table-cell>
          <table:table-cell table:formula="of:=[.BH21]*[$'GDP deflator etc'.P$3]" office:value-type="float" office:value="8501.14329656383" calcext:value-type="float">
            <text:p>8501</text:p>
          </table:table-cell>
          <table:table-cell table:formula="of:=[.BI21]*[$'GDP deflator etc'.Q$3]" office:value-type="float" office:value="8379.82111207234" calcext:value-type="float">
            <text:p>8380</text:p>
          </table:table-cell>
          <table:table-cell table:formula="of:=[.BJ21]*[$'GDP deflator etc'.R$3]" office:value-type="float" office:value="8323.38647652331" calcext:value-type="float">
            <text:p>8323</text:p>
          </table:table-cell>
          <table:table-cell table:formula="of:=[.BK21]*[$'GDP deflator etc'.S$3]" office:value-type="float" office:value="8496.67214809476" calcext:value-type="float">
            <text:p>8497</text:p>
          </table:table-cell>
          <table:table-cell table:formula="of:=[.BL21]*[$'GDP deflator etc'.T$3]" office:value-type="float" office:value="8760.16370998639" calcext:value-type="float">
            <text:p>8760</text:p>
          </table:table-cell>
          <table:table-cell table:formula="of:=[.BM21]*[$'GDP deflator etc'.U$3]" office:value-type="float" office:value="8842.6782110667" calcext:value-type="float">
            <text:p>8843</text:p>
          </table:table-cell>
          <table:table-cell table:formula="of:=[.BN21]*[$'GDP deflator etc'.V$3]" office:value-type="float" office:value="8814.86802387934" calcext:value-type="float">
            <text:p>8815</text:p>
          </table:table-cell>
          <table:table-cell table:formula="of:=[.BO21]*[$'GDP deflator etc'.W$3]" office:value-type="float" office:value="9200.69" calcext:value-type="float">
            <text:p>920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Social protection</text:p>
          </table:table-cell>
          <table:table-cell table:formula="of:=[.AT22]*[$'GDP deflator etc'.B$3]" office:value-type="float" office:value="15951.711779291" calcext:value-type="float">
            <text:p>15952</text:p>
          </table:table-cell>
          <table:table-cell table:formula="of:=[.AU22]*[$'GDP deflator etc'.C$3]" office:value-type="float" office:value="16882.3653000888" calcext:value-type="float">
            <text:p>16882</text:p>
          </table:table-cell>
          <table:table-cell table:formula="of:=[.AV22]*[$'GDP deflator etc'.D$3]" office:value-type="float" office:value="17038.4970172646" calcext:value-type="float">
            <text:p>17038</text:p>
          </table:table-cell>
          <table:table-cell table:formula="of:=[.AW22]*[$'GDP deflator etc'.E$3]" office:value-type="float" office:value="18768.8177160584" calcext:value-type="float">
            <text:p>18769</text:p>
          </table:table-cell>
          <table:table-cell table:formula="of:=[.AX22]*[$'GDP deflator etc'.F$3]" office:value-type="float" office:value="19222.7649828454" calcext:value-type="float">
            <text:p>19223</text:p>
          </table:table-cell>
          <table:table-cell table:formula="of:=[.AY22]*[$'GDP deflator etc'.G$3]" office:value-type="float" office:value="20225.0198653101" calcext:value-type="float">
            <text:p>20225</text:p>
          </table:table-cell>
          <table:table-cell table:formula="of:=[.AZ22]*[$'GDP deflator etc'.H$3]" office:value-type="float" office:value="20704.0009757245" calcext:value-type="float">
            <text:p>20704</text:p>
          </table:table-cell>
          <table:table-cell table:formula="of:=[.BA22]*[$'GDP deflator etc'.I$3]" office:value-type="float" office:value="20894.0125130937" calcext:value-type="float">
            <text:p>20894</text:p>
          </table:table-cell>
          <table:table-cell table:formula="of:=[.BB22]*[$'GDP deflator etc'.J$3]" office:value-type="float" office:value="20625.2638697184" calcext:value-type="float">
            <text:p>20625</text:p>
          </table:table-cell>
          <table:table-cell table:formula="of:=[.BC22]*[$'GDP deflator etc'.K$3]" office:value-type="float" office:value="21500.9488543348" calcext:value-type="float">
            <text:p>21501</text:p>
          </table:table-cell>
          <table:table-cell table:formula="of:=[.BD22]*[$'GDP deflator etc'.L$3]" office:value-type="float" office:value="22421.0616141362" calcext:value-type="float">
            <text:p>22421</text:p>
          </table:table-cell>
          <table:table-cell table:formula="of:=[.BE22]*[$'GDP deflator etc'.M$3]" office:value-type="float" office:value="23827.4431953406" calcext:value-type="float">
            <text:p>23827</text:p>
          </table:table-cell>
          <table:table-cell table:formula="of:=[.BF22]*[$'GDP deflator etc'.N$3]" office:value-type="float" office:value="24638.652912897" calcext:value-type="float">
            <text:p>24639</text:p>
          </table:table-cell>
          <table:table-cell table:formula="of:=[.BG22]*[$'GDP deflator etc'.O$3]" office:value-type="float" office:value="24975.3372637704" calcext:value-type="float">
            <text:p>24975</text:p>
          </table:table-cell>
          <table:table-cell table:formula="of:=[.BH22]*[$'GDP deflator etc'.P$3]" office:value-type="float" office:value="25308.2412382542" calcext:value-type="float">
            <text:p>25308</text:p>
          </table:table-cell>
          <table:table-cell table:formula="of:=[.BI22]*[$'GDP deflator etc'.Q$3]" office:value-type="float" office:value="24748.7695040905" calcext:value-type="float">
            <text:p>24749</text:p>
          </table:table-cell>
          <table:table-cell table:formula="of:=[.BJ22]*[$'GDP deflator etc'.R$3]" office:value-type="float" office:value="25031.1871287164" calcext:value-type="float">
            <text:p>25031</text:p>
          </table:table-cell>
          <table:table-cell table:formula="of:=[.BK22]*[$'GDP deflator etc'.S$3]" office:value-type="float" office:value="25262.7453849827" calcext:value-type="float">
            <text:p>25263</text:p>
          </table:table-cell>
          <table:table-cell table:formula="of:=[.BL22]*[$'GDP deflator etc'.T$3]" office:value-type="float" office:value="24446.1362547119" calcext:value-type="float">
            <text:p>24446</text:p>
          </table:table-cell>
          <table:table-cell table:formula="of:=[.BM22]*[$'GDP deflator etc'.U$3]" office:value-type="float" office:value="24238.1015702859" calcext:value-type="float">
            <text:p>24238</text:p>
          </table:table-cell>
          <table:table-cell table:formula="of:=[.BN22]*[$'GDP deflator etc'.V$3]" office:value-type="float" office:value="24669.2188351968" calcext:value-type="float">
            <text:p>24669</text:p>
          </table:table-cell>
          <table:table-cell table:formula="of:=[.BO22]*[$'GDP deflator etc'.W$3]" office:value-type="float" office:value="24274.98" calcext:value-type="float">
            <text:p>2427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office:value-type="string" calcext:value-type="string">
            <text:p>EU Transactions</text:p>
          </table:table-cell>
          <table:table-cell table:formula="of:=[.AT23]*[$'GDP deflator etc'.B$3]" office:value-type="float" office:value="-654.784204893891" calcext:value-type="float">
            <text:p>-655</text:p>
          </table:table-cell>
          <table:table-cell table:formula="of:=[.AU23]*[$'GDP deflator etc'.C$3]" office:value-type="float" office:value="-720.067540821123" calcext:value-type="float">
            <text:p>-720</text:p>
          </table:table-cell>
          <table:table-cell table:formula="of:=[.AV23]*[$'GDP deflator etc'.D$3]" office:value-type="float" office:value="-583.591429166066" calcext:value-type="float">
            <text:p>-584</text:p>
          </table:table-cell>
          <table:table-cell table:formula="of:=[.AW23]*[$'GDP deflator etc'.E$3]" office:value-type="float" office:value="-942.415177495498" calcext:value-type="float">
            <text:p>-942</text:p>
          </table:table-cell>
          <table:table-cell table:formula="of:=[.AX23]*[$'GDP deflator etc'.F$3]" office:value-type="float" office:value="-531.480356423608" calcext:value-type="float">
            <text:p>-531</text:p>
          </table:table-cell>
          <table:table-cell table:formula="of:=[.AY23]*[$'GDP deflator etc'.G$3]" office:value-type="float" office:value="-639.420003852426" calcext:value-type="float">
            <text:p>-639</text:p>
          </table:table-cell>
          <table:table-cell table:formula="of:=[.AZ23]*[$'GDP deflator etc'.H$3]" office:value-type="float" office:value="-468.341455177547" calcext:value-type="float">
            <text:p>-468</text:p>
          </table:table-cell>
          <table:table-cell table:formula="of:=[.BA23]*[$'GDP deflator etc'.I$3]" office:value-type="float" office:value="-493.217499562507" calcext:value-type="float">
            <text:p>-493</text:p>
          </table:table-cell>
          <table:table-cell table:formula="of:=[.BB23]*[$'GDP deflator etc'.J$3]" office:value-type="float" office:value="-462.123198581956" calcext:value-type="float">
            <text:p>-462</text:p>
          </table:table-cell>
          <table:table-cell table:formula="of:=[.BC23]*[$'GDP deflator etc'.K$3]" office:value-type="float" office:value="-296.102584993048" calcext:value-type="float">
            <text:p>-296</text:p>
          </table:table-cell>
          <table:table-cell table:formula="of:=[.BD23]*[$'GDP deflator etc'.L$3]" office:value-type="float" office:value="-579.890319856117" calcext:value-type="float">
            <text:p>-580</text:p>
          </table:table-cell>
          <table:table-cell table:formula="of:=[.BE23]*[$'GDP deflator etc'.M$3]" office:value-type="float" office:value="-392.583417880884" calcext:value-type="float">
            <text:p>-393</text:p>
          </table:table-cell>
          <table:table-cell table:formula="of:=[.BF23]*[$'GDP deflator etc'.N$3]" office:value-type="float" office:value="-917.399890042845" calcext:value-type="float">
            <text:p>-917</text:p>
          </table:table-cell>
          <table:table-cell table:formula="of:=[.BG23]*[$'GDP deflator etc'.O$3]" office:value-type="float" office:value="-92.8049857176554" calcext:value-type="float">
            <text:p>-93</text:p>
          </table:table-cell>
          <table:table-cell table:formula="of:=[.BH23]*[$'GDP deflator etc'.P$3]" office:value-type="float" office:value="149.575693461447" calcext:value-type="float">
            <text:p>150</text:p>
          </table:table-cell>
          <table:table-cell table:formula="of:=[.BI23]*[$'GDP deflator etc'.Q$3]" office:value-type="float" office:value="219.889323118698" calcext:value-type="float">
            <text:p>220</text:p>
          </table:table-cell>
          <table:table-cell table:formula="of:=[.BJ23]*[$'GDP deflator etc'.R$3]" office:value-type="float" office:value="316.882582613179" calcext:value-type="float">
            <text:p>317</text:p>
          </table:table-cell>
          <table:table-cell table:formula="of:=[.BK23]*[$'GDP deflator etc'.S$3]" office:value-type="float" office:value="341.996163033308" calcext:value-type="float">
            <text:p>342</text:p>
          </table:table-cell>
          <table:table-cell table:formula="of:=[.BL23]*[$'GDP deflator etc'.T$3]" office:value-type="float" office:value="164.866672880805" calcext:value-type="float">
            <text:p>165</text:p>
          </table:table-cell>
          <table:table-cell table:formula="of:=[.BM23]*[$'GDP deflator etc'.U$3]" office:value-type="float" office:value="215.183226011563" calcext:value-type="float">
            <text:p>215</text:p>
          </table:table-cell>
          <table:table-cell table:formula="of:=[.BN23]*[$'GDP deflator etc'.V$3]" office:value-type="float" office:value="274.970239957982" calcext:value-type="float">
            <text:p>275</text:p>
          </table:table-cell>
          <table:table-cell table:formula="of:=[.BO23]*[$'GDP deflator etc'.W$3]" office:value-type="float" office:value="210.08" calcext:value-type="float">
            <text:p>21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formula="of:=[.AT24]*[$'GDP deflator etc'.B$3]" office:value-type="float" office:value="4921.25419312851" calcext:value-type="float">
            <text:p>4921</text:p>
          </table:table-cell>
          <table:table-cell table:formula="of:=[.AU24]*[$'GDP deflator etc'.C$3]" office:value-type="float" office:value="4986.06940172657" calcext:value-type="float">
            <text:p>4986</text:p>
          </table:table-cell>
          <table:table-cell table:formula="of:=[.AV24]*[$'GDP deflator etc'.D$3]" office:value-type="float" office:value="5056.33315216705" calcext:value-type="float">
            <text:p>5056</text:p>
          </table:table-cell>
          <table:table-cell table:formula="of:=[.AW24]*[$'GDP deflator etc'.E$3]" office:value-type="float" office:value="5430.48946393556" calcext:value-type="float">
            <text:p>5430</text:p>
          </table:table-cell>
          <table:table-cell table:formula="of:=[.AX24]*[$'GDP deflator etc'.F$3]" office:value-type="float" office:value="6229.47038350682" calcext:value-type="float">
            <text:p>6229</text:p>
          </table:table-cell>
          <table:table-cell table:formula="of:=[.AY24]*[$'GDP deflator etc'.G$3]" office:value-type="float" office:value="6804.9736779517" calcext:value-type="float">
            <text:p>6805</text:p>
          </table:table-cell>
          <table:table-cell table:formula="of:=[.AZ24]*[$'GDP deflator etc'.H$3]" office:value-type="float" office:value="7686.53093128798" calcext:value-type="float">
            <text:p>7687</text:p>
          </table:table-cell>
          <table:table-cell table:formula="of:=[.BA24]*[$'GDP deflator etc'.I$3]" office:value-type="float" office:value="7614.63011284383" calcext:value-type="float">
            <text:p>7615</text:p>
          </table:table-cell>
          <table:table-cell table:formula="of:=[.BB24]*[$'GDP deflator etc'.J$3]" office:value-type="float" office:value="7719.93660435132" calcext:value-type="float">
            <text:p>7720</text:p>
          </table:table-cell>
          <table:table-cell table:formula="of:=[.BC24]*[$'GDP deflator etc'.K$3]" office:value-type="float" office:value="8543.13320751853" calcext:value-type="float">
            <text:p>8543</text:p>
          </table:table-cell>
          <table:table-cell table:formula="of:=[.BD24]*[$'GDP deflator etc'.L$3]" office:value-type="float" office:value="8734.64031831547" calcext:value-type="float">
            <text:p>8735</text:p>
          </table:table-cell>
          <table:table-cell table:formula="of:=[.BE24]*[$'GDP deflator etc'.M$3]" office:value-type="float" office:value="8622.66121682367" calcext:value-type="float">
            <text:p>8623</text:p>
          </table:table-cell>
          <table:table-cell table:formula="of:=[.BF24]*[$'GDP deflator etc'.N$3]" office:value-type="float" office:value="9845.55187389429" calcext:value-type="float">
            <text:p>9846</text:p>
          </table:table-cell>
          <table:table-cell table:formula="of:=[.BG24]*[$'GDP deflator etc'.O$3]" office:value-type="float" office:value="8746.17207867948" calcext:value-type="float">
            <text:p>8746</text:p>
          </table:table-cell>
          <table:table-cell table:formula="of:=[.BH24]*[$'GDP deflator etc'.P$3]" office:value-type="float" office:value="9618.01658000377" calcext:value-type="float">
            <text:p>9618</text:p>
          </table:table-cell>
          <table:table-cell table:formula="of:=[.BI24]*[$'GDP deflator etc'.Q$3]" office:value-type="float" office:value="8761.24570891615" calcext:value-type="float">
            <text:p>8761</text:p>
          </table:table-cell>
          <table:table-cell table:formula="of:=[.BJ24]*[$'GDP deflator etc'.R$3]" office:value-type="float" office:value="7366.49489850772" calcext:value-type="float">
            <text:p>7366</text:p>
          </table:table-cell>
          <table:table-cell table:formula="of:=[.BK24]*[$'GDP deflator etc'.S$3]" office:value-type="float" office:value="6916.05250640463" calcext:value-type="float">
            <text:p>6916</text:p>
          </table:table-cell>
          <table:table-cell table:formula="of:=[.BL24]*[$'GDP deflator etc'.T$3]" office:value-type="float" office:value="7925.92796624508" calcext:value-type="float">
            <text:p>7926</text:p>
          </table:table-cell>
          <table:table-cell table:formula="of:=[.BM24]*[$'GDP deflator etc'.U$3]" office:value-type="float" office:value="7664.43318611955" calcext:value-type="float">
            <text:p>7664</text:p>
          </table:table-cell>
          <table:table-cell table:formula="of:=[.BN24]*[$'GDP deflator etc'.V$3]" office:value-type="float" office:value="7102.49913677714" calcext:value-type="float">
            <text:p>7102</text:p>
          </table:table-cell>
          <table:table-cell table:formula="of:=[.BO24]*[$'GDP deflator etc'.W$3]" office:value-type="float" office:value="6935.57" calcext:value-type="float">
            <text:p>693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0657.9480807118" calcext:value-type="float">
            <text:p>50658</text:p>
          </table:table-cell>
          <table:table-cell table:style-name="ce159" table:formula="of:=[.AU25]*[$'GDP deflator etc'.C$3]" office:value-type="float" office:value="52273.157559294" calcext:value-type="float">
            <text:p>52273</text:p>
          </table:table-cell>
          <table:table-cell table:style-name="ce159" table:formula="of:=[.AV25]*[$'GDP deflator etc'.D$3]" office:value-type="float" office:value="54215.8086629626" calcext:value-type="float">
            <text:p>54216</text:p>
          </table:table-cell>
          <table:table-cell table:style-name="ce159" table:formula="of:=[.AW25]*[$'GDP deflator etc'.E$3]" office:value-type="float" office:value="57759.6963237126" calcext:value-type="float">
            <text:p>57760</text:p>
          </table:table-cell>
          <table:table-cell table:style-name="ce159" table:formula="of:=[.AX25]*[$'GDP deflator etc'.F$3]" office:value-type="float" office:value="60695.5863246245" calcext:value-type="float">
            <text:p>60696</text:p>
          </table:table-cell>
          <table:table-cell table:style-name="ce159" table:formula="of:=[.AY25]*[$'GDP deflator etc'.G$3]" office:value-type="float" office:value="65197.8639118554" calcext:value-type="float">
            <text:p>65198</text:p>
          </table:table-cell>
          <table:table-cell table:style-name="ce159" table:formula="of:=[.AZ25]*[$'GDP deflator etc'.H$3]" office:value-type="float" office:value="67596.7193883552" calcext:value-type="float">
            <text:p>67597</text:p>
          </table:table-cell>
          <table:table-cell table:style-name="ce159" table:formula="of:=[.BA25]*[$'GDP deflator etc'.I$3]" office:value-type="float" office:value="70220.0358150323" calcext:value-type="float">
            <text:p>70220</text:p>
          </table:table-cell>
          <table:table-cell table:style-name="ce159" table:formula="of:=[.BB25]*[$'GDP deflator etc'.J$3]" office:value-type="float" office:value="71890.0287273324" calcext:value-type="float">
            <text:p>71890</text:p>
          </table:table-cell>
          <table:table-cell table:style-name="ce159" table:formula="of:=[.BC25]*[$'GDP deflator etc'.K$3]" office:value-type="float" office:value="74874.9669973339" calcext:value-type="float">
            <text:p>74875</text:p>
          </table:table-cell>
          <table:table-cell table:style-name="ce159" table:formula="of:=[.BD25]*[$'GDP deflator etc'.L$3]" office:value-type="float" office:value="77129.7106255376" calcext:value-type="float">
            <text:p>77130</text:p>
          </table:table-cell>
          <table:table-cell table:style-name="ce159" table:formula="of:=[.BE25]*[$'GDP deflator etc'.M$3]" office:value-type="float" office:value="78948.334761371" calcext:value-type="float">
            <text:p>78948</text:p>
          </table:table-cell>
          <table:table-cell table:style-name="ce159" table:formula="of:=[.BF25]*[$'GDP deflator etc'.N$3]" office:value-type="float" office:value="80570.6064061263" calcext:value-type="float">
            <text:p>80571</text:p>
          </table:table-cell>
          <table:table-cell table:style-name="ce159" table:formula="of:=[.BG25]*[$'GDP deflator etc'.O$3]" office:value-type="float" office:value="79836.4174748422" calcext:value-type="float">
            <text:p>79836</text:p>
          </table:table-cell>
          <table:table-cell table:style-name="ce159" table:formula="of:=[.BH25]*[$'GDP deflator etc'.P$3]" office:value-type="float" office:value="80063.0938152783" calcext:value-type="float">
            <text:p>80063</text:p>
          </table:table-cell>
          <table:table-cell table:style-name="ce159" table:formula="of:=[.BI25]*[$'GDP deflator etc'.Q$3]" office:value-type="float" office:value="78291.2320405867" calcext:value-type="float">
            <text:p>78291</text:p>
          </table:table-cell>
          <table:table-cell table:style-name="ce159" table:formula="of:=[.BJ25]*[$'GDP deflator etc'.R$3]" office:value-type="float" office:value="78213.519126367" calcext:value-type="float">
            <text:p>78214</text:p>
          </table:table-cell>
          <table:table-cell table:style-name="ce159" table:formula="of:=[.BK25]*[$'GDP deflator etc'.S$3]" office:value-type="float" office:value="78712.8156113241" calcext:value-type="float">
            <text:p>78713</text:p>
          </table:table-cell>
          <table:table-cell table:style-name="ce159" table:formula="of:=[.BL25]*[$'GDP deflator etc'.T$3]" office:value-type="float" office:value="79432.3224175223" calcext:value-type="float">
            <text:p>79432</text:p>
          </table:table-cell>
          <table:table-cell table:style-name="ce159" table:formula="of:=[.BM25]*[$'GDP deflator etc'.U$3]" office:value-type="float" office:value="79979.9061099882" calcext:value-type="float">
            <text:p>79980</text:p>
          </table:table-cell>
          <table:table-cell table:style-name="ce159" table:formula="of:=[.BN25]*[$'GDP deflator etc'.V$3]" office:value-type="float" office:value="80118.7337503077" calcext:value-type="float">
            <text:p>80119</text:p>
          </table:table-cell>
          <table:table-cell table:style-name="ce159" table:formula="of:=[.BO25]*[$'GDP deflator etc'.W$3]" office:value-type="float" office:value="81014.72" calcext:value-type="float">
            <text:p>8101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8"/>
          <table:table-cell table:style-name="ce176" table:number-columns-repeated="3"/>
          <table:table-cell table:style-name="ce181"/>
          <table:table-cell table:style-name="ce182" table:number-columns-repeated="21"/>
          <table:table-cell table:style-name="ce158"/>
          <table:table-cell table:number-columns-repeated="957"/>
        </table:table-row>
        <table:table-row table:style-name="ro1">
          <table:table-cell table:style-name="ce149" office:value-type="string" calcext:value-type="string">
            <text:p>SORTED</text:p>
          </table:table-cell>
          <table:table-cell table:style-name="ce126" table:number-columns-repeated="22"/>
          <table:table-cell office:value-type="string" calcext:value-type="string">
            <text:p>per person</text:p>
          </table:table-cell>
          <table:table-cell table:number-columns-repeated="17"/>
          <table:table-cell table:style-name="ce176" table:number-columns-repeated="5"/>
          <table:table-cell table:style-name="ce182" table:number-columns-repeated="2"/>
          <table:table-cell table:style-name="ce158" table:number-columns-repeated="19"/>
          <table:table-cell table:number-columns-repeated="957"/>
        </table:table-row>
        <table:table-row table:style-name="ro1">
          <table:table-cell office:value-type="string" calcext:value-type="string">
            <text:p>Social protection</text:p>
          </table:table-cell>
          <table:table-cell office:value-type="float" office:value="15951.711779291" calcext:value-type="float">
            <text:p>15952</text:p>
          </table:table-cell>
          <table:table-cell office:value-type="float" office:value="16882.3653000888" calcext:value-type="float">
            <text:p>16882</text:p>
          </table:table-cell>
          <table:table-cell office:value-type="float" office:value="17038.4970172646" calcext:value-type="float">
            <text:p>17038</text:p>
          </table:table-cell>
          <table:table-cell office:value-type="float" office:value="18768.8177160584" calcext:value-type="float">
            <text:p>18769</text:p>
          </table:table-cell>
          <table:table-cell office:value-type="float" office:value="19222.7649828454" calcext:value-type="float">
            <text:p>19223</text:p>
          </table:table-cell>
          <table:table-cell office:value-type="float" office:value="20225.0198653101" calcext:value-type="float">
            <text:p>20225</text:p>
          </table:table-cell>
          <table:table-cell office:value-type="float" office:value="20704.0009757245" calcext:value-type="float">
            <text:p>20704</text:p>
          </table:table-cell>
          <table:table-cell office:value-type="float" office:value="20894.0125130937" calcext:value-type="float">
            <text:p>20894</text:p>
          </table:table-cell>
          <table:table-cell office:value-type="float" office:value="20625.2638697184" calcext:value-type="float">
            <text:p>20625</text:p>
          </table:table-cell>
          <table:table-cell office:value-type="float" office:value="21500.9488543348" calcext:value-type="float">
            <text:p>21501</text:p>
          </table:table-cell>
          <table:table-cell office:value-type="float" office:value="22421.0616141362" calcext:value-type="float">
            <text:p>22421</text:p>
          </table:table-cell>
          <table:table-cell office:value-type="float" office:value="23827.4431953406" calcext:value-type="float">
            <text:p>23827</text:p>
          </table:table-cell>
          <table:table-cell office:value-type="float" office:value="24638.652912897" calcext:value-type="float">
            <text:p>24639</text:p>
          </table:table-cell>
          <table:table-cell office:value-type="float" office:value="24975.3372637704" calcext:value-type="float">
            <text:p>24975</text:p>
          </table:table-cell>
          <table:table-cell office:value-type="float" office:value="25308.2412382542" calcext:value-type="float">
            <text:p>25308</text:p>
          </table:table-cell>
          <table:table-cell office:value-type="float" office:value="24748.7695040905" calcext:value-type="float">
            <text:p>24749</text:p>
          </table:table-cell>
          <table:table-cell office:value-type="float" office:value="25031.1871287164" calcext:value-type="float">
            <text:p>25031</text:p>
          </table:table-cell>
          <table:table-cell office:value-type="float" office:value="25262.7453849827" calcext:value-type="float">
            <text:p>25263</text:p>
          </table:table-cell>
          <table:table-cell office:value-type="float" office:value="24446.1362547119" calcext:value-type="float">
            <text:p>24446</text:p>
          </table:table-cell>
          <table:table-cell office:value-type="float" office:value="24238.1015702859" calcext:value-type="float">
            <text:p>24238</text:p>
          </table:table-cell>
          <table:table-cell office:value-type="float" office:value="24669.2188351968" calcext:value-type="float">
            <text:p>24669</text:p>
          </table:table-cell>
          <table:table-cell office:value-type="float" office:value="24274.98" calcext:value-type="float">
            <text:p>24275</text:p>
          </table:table-cell>
          <table:table-cell table:style-name="ce111" table:formula="of:=[.W52]*1000000/[$'GDP deflator etc'.W$11]" office:value-type="float" office:value="4443.28153313931" calcext:value-type="float">
            <text:p>4,443</text:p>
          </table:table-cell>
          <table:table-cell table:number-columns-repeated="22"/>
          <table:table-cell table:style-name="ce158" table:number-columns-repeated="21"/>
          <table:table-cell table:number-columns-repeated="957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7085.83118797504" calcext:value-type="float">
            <text:p>7086</text:p>
          </table:table-cell>
          <table:table-cell office:value-type="float" office:value="7481.88600929261" calcext:value-type="float">
            <text:p>7482</text:p>
          </table:table-cell>
          <table:table-cell office:value-type="float" office:value="7895.1706338327" calcext:value-type="float">
            <text:p>7895</text:p>
          </table:table-cell>
          <table:table-cell office:value-type="float" office:value="8258.02324967265" calcext:value-type="float">
            <text:p>8258</text:p>
          </table:table-cell>
          <table:table-cell office:value-type="float" office:value="9447.77747870512" calcext:value-type="float">
            <text:p>9448</text:p>
          </table:table-cell>
          <table:table-cell office:value-type="float" office:value="10215.7384017921" calcext:value-type="float">
            <text:p>10216</text:p>
          </table:table-cell>
          <table:table-cell office:value-type="float" office:value="10412.0101777295" calcext:value-type="float">
            <text:p>10412</text:p>
          </table:table-cell>
          <table:table-cell office:value-type="float" office:value="11305.7652219255" calcext:value-type="float">
            <text:p>11306</text:p>
          </table:table-cell>
          <table:table-cell office:value-type="float" office:value="11621.949131338" calcext:value-type="float">
            <text:p>11622</text:p>
          </table:table-cell>
          <table:table-cell office:value-type="float" office:value="12044.4767440954" calcext:value-type="float">
            <text:p>12044</text:p>
          </table:table-cell>
          <table:table-cell office:value-type="float" office:value="12285.257799357" calcext:value-type="float">
            <text:p>12285</text:p>
          </table:table-cell>
          <table:table-cell office:value-type="float" office:value="12707.4940620552" calcext:value-type="float">
            <text:p>12707</text:p>
          </table:table-cell>
          <table:table-cell office:value-type="float" office:value="12824.3583689577" calcext:value-type="float">
            <text:p>12824</text:p>
          </table:table-cell>
          <table:table-cell office:value-type="float" office:value="12817.7226545437" calcext:value-type="float">
            <text:p>12818</text:p>
          </table:table-cell>
          <table:table-cell office:value-type="float" office:value="12818.687786512" calcext:value-type="float">
            <text:p>12819</text:p>
          </table:table-cell>
          <table:table-cell office:value-type="float" office:value="12754.8114647079" calcext:value-type="float">
            <text:p>12755</text:p>
          </table:table-cell>
          <table:table-cell office:value-type="float" office:value="12720.0270618303" calcext:value-type="float">
            <text:p>12720</text:p>
          </table:table-cell>
          <table:table-cell office:value-type="float" office:value="13176.7560173096" calcext:value-type="float">
            <text:p>13177</text:p>
          </table:table-cell>
          <table:table-cell office:value-type="float" office:value="13410.3634098967" calcext:value-type="float">
            <text:p>13410</text:p>
          </table:table-cell>
          <table:table-cell office:value-type="float" office:value="13354.1654395878" calcext:value-type="float">
            <text:p>13354</text:p>
          </table:table-cell>
          <table:table-cell office:value-type="float" office:value="13342.575394902" calcext:value-type="float">
            <text:p>13343</text:p>
          </table:table-cell>
          <table:table-cell office:value-type="float" office:value="13764.74" calcext:value-type="float">
            <text:p>13765</text:p>
          </table:table-cell>
          <table:table-cell table:style-name="ce111" table:formula="of:=[.W53]*1000000/[$'GDP deflator etc'.W$11]" office:value-type="float" office:value="2519.49188219574" calcext:value-type="float">
            <text:p>2,519</text:p>
          </table:table-cell>
          <table:table-cell table:number-columns-repeated="22"/>
          <table:table-cell table:style-name="ce158" table:number-columns-repeated="21"/>
          <table:table-cell table:number-columns-repeated="957"/>
        </table:table-row>
        <table:table-row table:style-name="ro1">
          <table:table-cell office:value-type="string" calcext:value-type="string">
            <text:p>Education and training</text:p>
          </table:table-cell>
          <table:table-cell office:value-type="float" office:value="6146.63158165795" calcext:value-type="float">
            <text:p>6147</text:p>
          </table:table-cell>
          <table:table-cell office:value-type="float" office:value="6589.459264952" calcext:value-type="float">
            <text:p>6589</text:p>
          </table:table-cell>
          <table:table-cell office:value-type="float" office:value="6887.89063052024" calcext:value-type="float">
            <text:p>6888</text:p>
          </table:table-cell>
          <table:table-cell office:value-type="float" office:value="7514.54605307534" calcext:value-type="float">
            <text:p>7515</text:p>
          </table:table-cell>
          <table:table-cell office:value-type="float" office:value="7554.04417437417" calcext:value-type="float">
            <text:p>7554</text:p>
          </table:table-cell>
          <table:table-cell office:value-type="float" office:value="7855.31920902724" calcext:value-type="float">
            <text:p>7855</text:p>
          </table:table-cell>
          <table:table-cell office:value-type="float" office:value="8242.90629265694" calcext:value-type="float">
            <text:p>8243</text:p>
          </table:table-cell>
          <table:table-cell office:value-type="float" office:value="8620.32138440963" calcext:value-type="float">
            <text:p>8620</text:p>
          </table:table-cell>
          <table:table-cell office:value-type="float" office:value="9100.93993705477" calcext:value-type="float">
            <text:p>9101</text:p>
          </table:table-cell>
          <table:table-cell office:value-type="float" office:value="9158.18426631657" calcext:value-type="float">
            <text:p>9158</text:p>
          </table:table-cell>
          <table:table-cell office:value-type="float" office:value="9183.20296363761" calcext:value-type="float">
            <text:p>9183</text:p>
          </table:table-cell>
          <table:table-cell office:value-type="float" office:value="9205.50942588263" calcext:value-type="float">
            <text:p>9206</text:p>
          </table:table-cell>
          <table:table-cell office:value-type="float" office:value="9054.58854469178" calcext:value-type="float">
            <text:p>9055</text:p>
          </table:table-cell>
          <table:table-cell office:value-type="float" office:value="8698.02790637207" calcext:value-type="float">
            <text:p>8698</text:p>
          </table:table-cell>
          <table:table-cell office:value-type="float" office:value="8501.14329656383" calcext:value-type="float">
            <text:p>8501</text:p>
          </table:table-cell>
          <table:table-cell office:value-type="float" office:value="8379.82111207234" calcext:value-type="float">
            <text:p>8380</text:p>
          </table:table-cell>
          <table:table-cell office:value-type="float" office:value="8323.38647652331" calcext:value-type="float">
            <text:p>8323</text:p>
          </table:table-cell>
          <table:table-cell office:value-type="float" office:value="8496.67214809476" calcext:value-type="float">
            <text:p>8497</text:p>
          </table:table-cell>
          <table:table-cell office:value-type="float" office:value="8760.16370998639" calcext:value-type="float">
            <text:p>8760</text:p>
          </table:table-cell>
          <table:table-cell office:value-type="float" office:value="8842.6782110667" calcext:value-type="float">
            <text:p>8843</text:p>
          </table:table-cell>
          <table:table-cell office:value-type="float" office:value="8814.86802387934" calcext:value-type="float">
            <text:p>8815</text:p>
          </table:table-cell>
          <table:table-cell office:value-type="float" office:value="9200.69" calcext:value-type="float">
            <text:p>9201</text:p>
          </table:table-cell>
          <table:table-cell table:style-name="ce111" table:formula="of:=[.W54]*1000000/[$'GDP deflator etc'.W$11]" office:value-type="float" office:value="1684.09020189263" calcext:value-type="float">
            <text:p>1,684</text:p>
          </table:table-cell>
          <table:table-cell table:number-columns-repeated="22"/>
          <table:table-cell table:style-name="ce158" table:number-columns-repeated="21"/>
          <table:table-cell table:number-columns-repeated="957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office:value-type="float" office:value="4921.25419312851" calcext:value-type="float">
            <text:p>4921</text:p>
          </table:table-cell>
          <table:table-cell office:value-type="float" office:value="4986.06940172657" calcext:value-type="float">
            <text:p>4986</text:p>
          </table:table-cell>
          <table:table-cell office:value-type="float" office:value="5056.33315216705" calcext:value-type="float">
            <text:p>5056</text:p>
          </table:table-cell>
          <table:table-cell office:value-type="float" office:value="5430.48946393556" calcext:value-type="float">
            <text:p>5430</text:p>
          </table:table-cell>
          <table:table-cell office:value-type="float" office:value="6229.47038350682" calcext:value-type="float">
            <text:p>6229</text:p>
          </table:table-cell>
          <table:table-cell office:value-type="float" office:value="6804.9736779517" calcext:value-type="float">
            <text:p>6805</text:p>
          </table:table-cell>
          <table:table-cell office:value-type="float" office:value="7686.53093128798" calcext:value-type="float">
            <text:p>7687</text:p>
          </table:table-cell>
          <table:table-cell office:value-type="float" office:value="7614.63011284383" calcext:value-type="float">
            <text:p>7615</text:p>
          </table:table-cell>
          <table:table-cell office:value-type="float" office:value="7719.93660435132" calcext:value-type="float">
            <text:p>7720</text:p>
          </table:table-cell>
          <table:table-cell office:value-type="float" office:value="8543.13320751853" calcext:value-type="float">
            <text:p>8543</text:p>
          </table:table-cell>
          <table:table-cell office:value-type="float" office:value="8734.64031831546" calcext:value-type="float">
            <text:p>8735</text:p>
          </table:table-cell>
          <table:table-cell office:value-type="float" office:value="8622.66121682367" calcext:value-type="float">
            <text:p>8623</text:p>
          </table:table-cell>
          <table:table-cell office:value-type="float" office:value="9845.55187389429" calcext:value-type="float">
            <text:p>9846</text:p>
          </table:table-cell>
          <table:table-cell office:value-type="float" office:value="8746.17207867949" calcext:value-type="float">
            <text:p>8746</text:p>
          </table:table-cell>
          <table:table-cell office:value-type="float" office:value="9618.01658000377" calcext:value-type="float">
            <text:p>9618</text:p>
          </table:table-cell>
          <table:table-cell office:value-type="float" office:value="8761.24570891615" calcext:value-type="float">
            <text:p>8761</text:p>
          </table:table-cell>
          <table:table-cell office:value-type="float" office:value="7366.49489850772" calcext:value-type="float">
            <text:p>7366</text:p>
          </table:table-cell>
          <table:table-cell office:value-type="float" office:value="6916.05250640463" calcext:value-type="float">
            <text:p>6916</text:p>
          </table:table-cell>
          <table:table-cell office:value-type="float" office:value="7925.92796624508" calcext:value-type="float">
            <text:p>7926</text:p>
          </table:table-cell>
          <table:table-cell office:value-type="float" office:value="7664.43318611955" calcext:value-type="float">
            <text:p>7664</text:p>
          </table:table-cell>
          <table:table-cell office:value-type="float" office:value="7102.49913677715" calcext:value-type="float">
            <text:p>7102</text:p>
          </table:table-cell>
          <table:table-cell office:value-type="float" office:value="6935.57" calcext:value-type="float">
            <text:p>6936</text:p>
          </table:table-cell>
          <table:table-cell table:style-name="ce111" table:formula="of:=[.W55]*1000000/[$'GDP deflator etc'.W$11]" office:value-type="float" office:value="1269.48364541577" calcext:value-type="float">
            <text:p>1,269</text:p>
          </table:table-cell>
          <table:table-cell table:number-columns-repeated="22"/>
          <table:table-cell table:style-name="ce158" table:number-columns-repeated="21"/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office:value-type="float" office:value="3795.55586719941" calcext:value-type="float">
            <text:p>3796</text:p>
          </table:table-cell>
          <table:table-cell office:value-type="float" office:value="3274.28931263863" calcext:value-type="float">
            <text:p>3274</text:p>
          </table:table-cell>
          <table:table-cell office:value-type="float" office:value="3333.85341074324" calcext:value-type="float">
            <text:p>3334</text:p>
          </table:table-cell>
          <table:table-cell office:value-type="float" office:value="2788.08632839315" calcext:value-type="float">
            <text:p>2788</text:p>
          </table:table-cell>
          <table:table-cell office:value-type="float" office:value="2435.25674074317" calcext:value-type="float">
            <text:p>2435</text:p>
          </table:table-cell>
          <table:table-cell office:value-type="float" office:value="2661.12941224961" calcext:value-type="float">
            <text:p>2661</text:p>
          </table:table-cell>
          <table:table-cell office:value-type="float" office:value="2891.86547762176" calcext:value-type="float">
            <text:p>2892</text:p>
          </table:table-cell>
          <table:table-cell office:value-type="float" office:value="3002.45792377061" calcext:value-type="float">
            <text:p>3002</text:p>
          </table:table-cell>
          <table:table-cell office:value-type="float" office:value="3175.41286316192" calcext:value-type="float">
            <text:p>3175</text:p>
          </table:table-cell>
          <table:table-cell office:value-type="float" office:value="3372.87266074143" calcext:value-type="float">
            <text:p>3373</text:p>
          </table:table-cell>
          <table:table-cell office:value-type="float" office:value="3417.38896342633" calcext:value-type="float">
            <text:p>3417</text:p>
          </table:table-cell>
          <table:table-cell office:value-type="float" office:value="2742.95032525397" calcext:value-type="float">
            <text:p>2743</text:p>
          </table:table-cell>
          <table:table-cell office:value-type="float" office:value="3948.79753030709" calcext:value-type="float">
            <text:p>3949</text:p>
          </table:table-cell>
          <table:table-cell office:value-type="float" office:value="4290.48314284248" calcext:value-type="float">
            <text:p>4290</text:p>
          </table:table-cell>
          <table:table-cell office:value-type="float" office:value="3829.43159228287" calcext:value-type="float">
            <text:p>3829</text:p>
          </table:table-cell>
          <table:table-cell office:value-type="float" office:value="3695.83037894088" calcext:value-type="float">
            <text:p>3696</text:p>
          </table:table-cell>
          <table:table-cell office:value-type="float" office:value="4738.65157728023" calcext:value-type="float">
            <text:p>4739</text:p>
          </table:table-cell>
          <table:table-cell office:value-type="float" office:value="4812.22047517615" calcext:value-type="float">
            <text:p>4812</text:p>
          </table:table-cell>
          <table:table-cell office:value-type="float" office:value="4938.7349113168" calcext:value-type="float">
            <text:p>4939</text:p>
          </table:table-cell>
          <table:table-cell office:value-type="float" office:value="5319.81158064216" calcext:value-type="float">
            <text:p>5320</text:p>
          </table:table-cell>
          <table:table-cell office:value-type="float" office:value="4733.3412783692" calcext:value-type="float">
            <text:p>4733</text:p>
          </table:table-cell>
          <table:table-cell office:value-type="float" office:value="4533.27" calcext:value-type="float">
            <text:p>4533</text:p>
          </table:table-cell>
          <table:table-cell table:style-name="ce111" table:formula="of:=[.W56]*1000000/[$'GDP deflator etc'.W$11]" office:value-type="float" office:value="829.767722804898" calcext:value-type="float">
            <text:p>830</text:p>
          </table:table-cell>
          <table:table-cell table:number-columns-repeated="22"/>
          <table:table-cell table:style-name="ce158" table:number-columns-repeated="21"/>
          <table:table-cell table:number-columns-repeated="957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office:value-type="float" office:value="1255.47228081888" calcext:value-type="float">
            <text:p>1255</text:p>
          </table:table-cell>
          <table:table-cell office:value-type="float" office:value="1215.91637670131" calcext:value-type="float">
            <text:p>1216</text:p>
          </table:table-cell>
          <table:table-cell office:value-type="float" office:value="1397.90233640441" calcext:value-type="float">
            <text:p>1398</text:p>
          </table:table-cell>
          <table:table-cell office:value-type="float" office:value="1560.11306819566" calcext:value-type="float">
            <text:p>1560</text:p>
          </table:table-cell>
          <table:table-cell office:value-type="float" office:value="2029.15289901601" calcext:value-type="float">
            <text:p>2029</text:p>
          </table:table-cell>
          <table:table-cell office:value-type="float" office:value="2299.73311439979" calcext:value-type="float">
            <text:p>2300</text:p>
          </table:table-cell>
          <table:table-cell office:value-type="float" office:value="2187.60765608105" calcext:value-type="float">
            <text:p>2188</text:p>
          </table:table-cell>
          <table:table-cell office:value-type="float" office:value="2410.56022071301" calcext:value-type="float">
            <text:p>2411</text:p>
          </table:table-cell>
          <table:table-cell office:value-type="float" office:value="3475.05683371121" calcext:value-type="float">
            <text:p>3475</text:p>
          </table:table-cell>
          <table:table-cell office:value-type="float" office:value="3541.62183185182" calcext:value-type="float">
            <text:p>3542</text:p>
          </table:table-cell>
          <table:table-cell office:value-type="float" office:value="3319.12627268071" calcext:value-type="float">
            <text:p>3319</text:p>
          </table:table-cell>
          <table:table-cell office:value-type="float" office:value="3528.23627006242" calcext:value-type="float">
            <text:p>3528</text:p>
          </table:table-cell>
          <table:table-cell office:value-type="float" office:value="3232.265133836" calcext:value-type="float">
            <text:p>3232</text:p>
          </table:table-cell>
          <table:table-cell office:value-type="float" office:value="3143.58145879459" calcext:value-type="float">
            <text:p>3144</text:p>
          </table:table-cell>
          <table:table-cell office:value-type="float" office:value="3358.84736107462" calcext:value-type="float">
            <text:p>3359</text:p>
          </table:table-cell>
          <table:table-cell office:value-type="float" office:value="3239.01008840974" calcext:value-type="float">
            <text:p>3239</text:p>
          </table:table-cell>
          <table:table-cell office:value-type="float" office:value="3077.8036853515" calcext:value-type="float">
            <text:p>3078</text:p>
          </table:table-cell>
          <table:table-cell office:value-type="float" office:value="3427.69164346489" calcext:value-type="float">
            <text:p>3428</text:p>
          </table:table-cell>
          <table:table-cell office:value-type="float" office:value="3612.34561912228" calcext:value-type="float">
            <text:p>3612</text:p>
          </table:table-cell>
          <table:table-cell office:value-type="float" office:value="3739.28875545857" calcext:value-type="float">
            <text:p>3739</text:p>
          </table:table-cell>
          <table:table-cell office:value-type="float" office:value="3572.40112530842" calcext:value-type="float">
            <text:p>3572</text:p>
          </table:table-cell>
          <table:table-cell office:value-type="float" office:value="3970.04" calcext:value-type="float">
            <text:p>3970</text:p>
          </table:table-cell>
          <table:table-cell table:style-name="ce111" table:formula="of:=[.W57]*1000000/[$'GDP deflator etc'.W$11]" office:value-type="float" office:value="726.67435432797" calcext:value-type="float">
            <text:p>727</text:p>
          </table:table-cell>
          <table:table-cell table:number-columns-repeated="22"/>
          <table:table-cell table:style-name="ce158" table:number-columns-repeated="21"/>
          <table:table-cell table:number-columns-repeated="957"/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3180.21613403575" calcext:value-type="float">
            <text:p>3180</text:p>
          </table:table-cell>
          <table:table-cell office:value-type="float" office:value="3231.16232049268" calcext:value-type="float">
            <text:p>3231</text:p>
          </table:table-cell>
          <table:table-cell office:value-type="float" office:value="3228.08813485507" calcext:value-type="float">
            <text:p>3228</text:p>
          </table:table-cell>
          <table:table-cell office:value-type="float" office:value="3136.46920706235" calcext:value-type="float">
            <text:p>3136</text:p>
          </table:table-cell>
          <table:table-cell office:value-type="float" office:value="3243.28098134107" calcext:value-type="float">
            <text:p>3243</text:p>
          </table:table-cell>
          <table:table-cell office:value-type="float" office:value="3365.32265696909" calcext:value-type="float">
            <text:p>3365</text:p>
          </table:table-cell>
          <table:table-cell office:value-type="float" office:value="3392.31325825746" calcext:value-type="float">
            <text:p>3392</text:p>
          </table:table-cell>
          <table:table-cell office:value-type="float" office:value="3434.07894668282" calcext:value-type="float">
            <text:p>3434</text:p>
          </table:table-cell>
          <table:table-cell office:value-type="float" office:value="3465.61170089783" calcext:value-type="float">
            <text:p>3466</text:p>
          </table:table-cell>
          <table:table-cell office:value-type="float" office:value="3529.19317168836" calcext:value-type="float">
            <text:p>3529</text:p>
          </table:table-cell>
          <table:table-cell office:value-type="float" office:value="3749.75803517951" calcext:value-type="float">
            <text:p>3750</text:p>
          </table:table-cell>
          <table:table-cell office:value-type="float" office:value="3769.49164412727" calcext:value-type="float">
            <text:p>3769</text:p>
          </table:table-cell>
          <table:table-cell office:value-type="float" office:value="3855.94622986224" calcext:value-type="float">
            <text:p>3856</text:p>
          </table:table-cell>
          <table:table-cell office:value-type="float" office:value="3732.82275886569" calcext:value-type="float">
            <text:p>3733</text:p>
          </table:table-cell>
          <table:table-cell office:value-type="float" office:value="3424.07976777348" calcext:value-type="float">
            <text:p>3424</text:p>
          </table:table-cell>
          <table:table-cell office:value-type="float" office:value="3353.35652796819" calcext:value-type="float">
            <text:p>3353</text:p>
          </table:table-cell>
          <table:table-cell office:value-type="float" office:value="3320.35079066717" calcext:value-type="float">
            <text:p>3320</text:p>
          </table:table-cell>
          <table:table-cell office:value-type="float" office:value="3277.10274809216" calcext:value-type="float">
            <text:p>3277</text:p>
          </table:table-cell>
          <table:table-cell office:value-type="float" office:value="3237.8450461321" calcext:value-type="float">
            <text:p>3238</text:p>
          </table:table-cell>
          <table:table-cell office:value-type="float" office:value="3306.55902546822" calcext:value-type="float">
            <text:p>3307</text:p>
          </table:table-cell>
          <table:table-cell office:value-type="float" office:value="3357.06298558229" calcext:value-type="float">
            <text:p>3357</text:p>
          </table:table-cell>
          <table:table-cell office:value-type="float" office:value="3451.15" calcext:value-type="float">
            <text:p>3451</text:p>
          </table:table-cell>
          <table:table-cell table:style-name="ce111" table:formula="of:=[.W58]*1000000/[$'GDP deflator etc'.W$11]" office:value-type="float" office:value="631.696959712994" calcext:value-type="float">
            <text:p>6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ublic order and safety</text:p>
          </table:table-cell>
          <table:table-cell office:value-type="float" office:value="1982.08097058617" calcext:value-type="float">
            <text:p>1982</text:p>
          </table:table-cell>
          <table:table-cell office:value-type="float" office:value="2143.25828163749" calcext:value-type="float">
            <text:p>2143</text:p>
          </table:table-cell>
          <table:table-cell office:value-type="float" office:value="2247.67262835692" calcext:value-type="float">
            <text:p>2248</text:p>
          </table:table-cell>
          <table:table-cell office:value-type="float" office:value="2493.69328356042" calcext:value-type="float">
            <text:p>2494</text:p>
          </table:table-cell>
          <table:table-cell office:value-type="float" office:value="2521.70047410932" calcext:value-type="float">
            <text:p>2522</text:p>
          </table:table-cell>
          <table:table-cell office:value-type="float" office:value="2739.62778665362" calcext:value-type="float">
            <text:p>2740</text:p>
          </table:table-cell>
          <table:table-cell office:value-type="float" office:value="2867.77566253521" calcext:value-type="float">
            <text:p>2868</text:p>
          </table:table-cell>
          <table:table-cell office:value-type="float" office:value="2995.4187009655" calcext:value-type="float">
            <text:p>2995</text:p>
          </table:table-cell>
          <table:table-cell office:value-type="float" office:value="2911.98160829795" calcext:value-type="float">
            <text:p>2912</text:p>
          </table:table-cell>
          <table:table-cell office:value-type="float" office:value="2981.51265239772" calcext:value-type="float">
            <text:p>2982</text:p>
          </table:table-cell>
          <table:table-cell office:value-type="float" office:value="3089.28165450491" calcext:value-type="float">
            <text:p>3089</text:p>
          </table:table-cell>
          <table:table-cell office:value-type="float" office:value="3212.74022719747" calcext:value-type="float">
            <text:p>3213</text:p>
          </table:table-cell>
          <table:table-cell office:value-type="float" office:value="3325.91273752593" calcext:value-type="float">
            <text:p>3326</text:p>
          </table:table-cell>
          <table:table-cell office:value-type="float" office:value="3316.20380732186" calcext:value-type="float">
            <text:p>3316</text:p>
          </table:table-cell>
          <table:table-cell office:value-type="float" office:value="3218.88926603672" calcext:value-type="float">
            <text:p>3219</text:p>
          </table:table-cell>
          <table:table-cell office:value-type="float" office:value="2822.29365435906" calcext:value-type="float">
            <text:p>2822</text:p>
          </table:table-cell>
          <table:table-cell office:value-type="float" office:value="3091.51605495007" calcext:value-type="float">
            <text:p>3092</text:p>
          </table:table-cell>
          <table:table-cell office:value-type="float" office:value="3055.36087069415" calcext:value-type="float">
            <text:p>3055</text:p>
          </table:table-cell>
          <table:table-cell office:value-type="float" office:value="2900.2003876807" calcext:value-type="float">
            <text:p>2900</text:p>
          </table:table-cell>
          <table:table-cell office:value-type="float" office:value="2962.41578104235" calcext:value-type="float">
            <text:p>2962</text:p>
          </table:table-cell>
          <table:table-cell office:value-type="float" office:value="3041.87930367308" calcext:value-type="float">
            <text:p>3042</text:p>
          </table:table-cell>
          <table:table-cell office:value-type="float" office:value="3153.22" calcext:value-type="float">
            <text:p>3153</text:p>
          </table:table-cell>
          <table:table-cell table:style-name="ce111" table:formula="of:=[.W59]*1000000/[$'GDP deflator etc'.W$11]" office:value-type="float" office:value="577.163985137188" calcext:value-type="float">
            <text:p>5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SUM([.B62:.B73])" office:value-type="float" office:value="6339.22395687993" calcext:value-type="float">
            <text:p>6339</text:p>
          </table:table-cell>
          <table:table-cell table:formula="of:=SUM([.C62:.C73])" office:value-type="float" office:value="6468.78104477679" calcext:value-type="float">
            <text:p>6469</text:p>
          </table:table-cell>
          <table:table-cell table:formula="of:=SUM([.D62:.D73])" office:value-type="float" office:value="7130.40071881845" calcext:value-type="float">
            <text:p>7130</text:p>
          </table:table-cell>
          <table:table-cell table:formula="of:=SUM([.E62:.E73])" office:value-type="float" office:value="7809.45795375915" calcext:value-type="float">
            <text:p>7809</text:p>
          </table:table-cell>
          <table:table-cell table:formula="of:=SUM([.F62:.F73])" office:value-type="float" office:value="8012.13820998342" calcext:value-type="float">
            <text:p>8012</text:p>
          </table:table-cell>
          <table:table-cell table:formula="of:=SUM([.G62:.G73])" office:value-type="float" office:value="9030.9859795207" calcext:value-type="float">
            <text:p>9031</text:p>
          </table:table-cell>
          <table:table-cell table:formula="of:=SUM([.H62:.H73])" office:value-type="float" office:value="9211.70895646076" calcext:value-type="float">
            <text:p>9212</text:p>
          </table:table-cell>
          <table:table-cell table:formula="of:=SUM([.I62:.I73])" office:value-type="float" office:value="9942.79079062775" calcext:value-type="float">
            <text:p>9943</text:p>
          </table:table-cell>
          <table:table-cell table:formula="of:=SUM([.J62:.J73])" office:value-type="float" office:value="9793.88892526907" calcext:value-type="float">
            <text:p>9794</text:p>
          </table:table-cell>
          <table:table-cell table:formula="of:=SUM([.K62:.K73])" office:value-type="float" office:value="10202.9987759014" calcext:value-type="float">
            <text:p>10203</text:p>
          </table:table-cell>
          <table:table-cell table:formula="of:=SUM([.L62:.L73])" office:value-type="float" office:value="10929.9930042999" calcext:value-type="float">
            <text:p>10930</text:p>
          </table:table-cell>
          <table:table-cell table:formula="of:=SUM([.M62:.M73])" office:value-type="float" office:value="11331.8203055325" calcext:value-type="float">
            <text:p>11332</text:p>
          </table:table-cell>
          <table:table-cell table:formula="of:=SUM([.N62:.N73])" office:value-type="float" office:value="9844.52136381242" calcext:value-type="float">
            <text:p>9845</text:p>
          </table:table-cell>
          <table:table-cell table:formula="of:=SUM([.O62:.O73])" office:value-type="float" office:value="10116.054869351" calcext:value-type="float">
            <text:p>10116</text:p>
          </table:table-cell>
          <table:table-cell table:formula="of:=SUM([.P62:.P73])" office:value-type="float" office:value="9985.74562525111" calcext:value-type="float">
            <text:p>9986</text:p>
          </table:table-cell>
          <table:table-cell table:formula="of:=SUM([.Q62:.Q73])" office:value-type="float" office:value="10536.104688724" calcext:value-type="float">
            <text:p>10536</text:p>
          </table:table-cell>
          <table:table-cell table:formula="of:=SUM([.R62:.R73])" office:value-type="float" office:value="10544.1014525403" calcext:value-type="float">
            <text:p>10544</text:p>
          </table:table-cell>
          <table:table-cell table:formula="of:=SUM([.S62:.S73])" office:value-type="float" office:value="10288.213817105" calcext:value-type="float">
            <text:p>10288</text:p>
          </table:table-cell>
          <table:table-cell table:formula="of:=SUM([.T62:.T73])" office:value-type="float" office:value="10200.5945216503" calcext:value-type="float">
            <text:p>10201</text:p>
          </table:table-cell>
          <table:table-cell table:formula="of:=SUM([.U62:.U73])" office:value-type="float" office:value="10552.4317384846" calcext:value-type="float">
            <text:p>10552</text:p>
          </table:table-cell>
          <table:table-cell table:formula="of:=SUM([.V62:.V73])" office:value-type="float" office:value="11484.8672795766" calcext:value-type="float">
            <text:p>11485</text:p>
          </table:table-cell>
          <table:table-cell table:formula="of:=SUM([.W62:.W73])" office:value-type="float" office:value="11731.05" calcext:value-type="float">
            <text:p>11731</text:p>
          </table:table-cell>
          <table:table-cell table:style-name="ce111" table:formula="of:=[.W60]*1000000/[$'GDP deflator etc'.W$11]" office:value-type="float" office:value="2147.24616989731" calcext:value-type="float">
            <text:p>2,147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office:value-type="float" office:value="1121.39692196912" calcext:value-type="float">
            <text:p>1121</text:p>
          </table:table-cell>
          <table:table-cell office:value-type="float" office:value="917.508534184716" calcext:value-type="float">
            <text:p>918</text:p>
          </table:table-cell>
          <table:table-cell office:value-type="float" office:value="1244.21581796426" calcext:value-type="float">
            <text:p>1244</text:p>
          </table:table-cell>
          <table:table-cell office:value-type="float" office:value="1734.98190266915" calcext:value-type="float">
            <text:p>1735</text:p>
          </table:table-cell>
          <table:table-cell office:value-type="float" office:value="1597.37088783692" calcext:value-type="float">
            <text:p>1597</text:p>
          </table:table-cell>
          <table:table-cell office:value-type="float" office:value="1978.64231433102" calcext:value-type="float">
            <text:p>1979</text:p>
          </table:table-cell>
          <table:table-cell office:value-type="float" office:value="1772.73645936204" calcext:value-type="float">
            <text:p>1773</text:p>
          </table:table-cell>
          <table:table-cell office:value-type="float" office:value="2000.31903466325" calcext:value-type="float">
            <text:p>2000</text:p>
          </table:table-cell>
          <table:table-cell office:value-type="float" office:value="2135.42853624696" calcext:value-type="float">
            <text:p>2135</text:p>
          </table:table-cell>
          <table:table-cell office:value-type="float" office:value="2160.30227955973" calcext:value-type="float">
            <text:p>2160</text:p>
          </table:table-cell>
          <table:table-cell office:value-type="float" office:value="2188.81475436755" calcext:value-type="float">
            <text:p>2189</text:p>
          </table:table-cell>
          <table:table-cell office:value-type="float" office:value="2341.80296691628" calcext:value-type="float">
            <text:p>2342</text:p>
          </table:table-cell>
          <table:table-cell office:value-type="float" office:value="2046.67499498651" calcext:value-type="float">
            <text:p>2047</text:p>
          </table:table-cell>
          <table:table-cell office:value-type="float" office:value="1824.27657793812" calcext:value-type="float">
            <text:p>1824</text:p>
          </table:table-cell>
          <table:table-cell office:value-type="float" office:value="1721.76484680503" calcext:value-type="float">
            <text:p>1722</text:p>
          </table:table-cell>
          <table:table-cell office:value-type="float" office:value="1695.34978577372" calcext:value-type="float">
            <text:p>1695</text:p>
          </table:table-cell>
          <table:table-cell office:value-type="float" office:value="1686.14032484858" calcext:value-type="float">
            <text:p>1686</text:p>
          </table:table-cell>
          <table:table-cell office:value-type="float" office:value="1702.01228830557" calcext:value-type="float">
            <text:p>1702</text:p>
          </table:table-cell>
          <table:table-cell office:value-type="float" office:value="1681.582873172" calcext:value-type="float">
            <text:p>1682</text:p>
          </table:table-cell>
          <table:table-cell office:value-type="float" office:value="1924.20798929862" calcext:value-type="float">
            <text:p>1924</text:p>
          </table:table-cell>
          <table:table-cell office:value-type="float" office:value="2285.19382257722" calcext:value-type="float">
            <text:p>2285</text:p>
          </table:table-cell>
          <table:table-cell office:value-type="float" office:value="2442.62" calcext:value-type="float">
            <text:p>244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office:value-type="float" office:value="1166.1136006364" calcext:value-type="float">
            <text:p>1166</text:p>
          </table:table-cell>
          <table:table-cell office:value-type="float" office:value="1320.12630425646" calcext:value-type="float">
            <text:p>1320</text:p>
          </table:table-cell>
          <table:table-cell office:value-type="float" office:value="1319.99383640897" calcext:value-type="float">
            <text:p>1320</text:p>
          </table:table-cell>
          <table:table-cell office:value-type="float" office:value="1546.6660540554" calcext:value-type="float">
            <text:p>1547</text:p>
          </table:table-cell>
          <table:table-cell office:value-type="float" office:value="1655.06577652321" calcext:value-type="float">
            <text:p>1655</text:p>
          </table:table-cell>
          <table:table-cell office:value-type="float" office:value="1818.56638566511" calcext:value-type="float">
            <text:p>1819</text:p>
          </table:table-cell>
          <table:table-cell office:value-type="float" office:value="1871.00249436948" calcext:value-type="float">
            <text:p>1871</text:p>
          </table:table-cell>
          <table:table-cell office:value-type="float" office:value="2076.99019702282" calcext:value-type="float">
            <text:p>2077</text:p>
          </table:table-cell>
          <table:table-cell office:value-type="float" office:value="1780.41390855686" calcext:value-type="float">
            <text:p>1780</text:p>
          </table:table-cell>
          <table:table-cell office:value-type="float" office:value="1702.49053375867" calcext:value-type="float">
            <text:p>1702</text:p>
          </table:table-cell>
          <table:table-cell office:value-type="float" office:value="1947.95251068921" calcext:value-type="float">
            <text:p>1948</text:p>
          </table:table-cell>
          <table:table-cell office:value-type="float" office:value="1938.76177473626" calcext:value-type="float">
            <text:p>1939</text:p>
          </table:table-cell>
          <table:table-cell office:value-type="float" office:value="1929.36079043909" calcext:value-type="float">
            <text:p>1929</text:p>
          </table:table-cell>
          <table:table-cell office:value-type="float" office:value="1711.39037420723" calcext:value-type="float">
            <text:p>1711</text:p>
          </table:table-cell>
          <table:table-cell office:value-type="float" office:value="1470.70145199989" calcext:value-type="float">
            <text:p>1471</text:p>
          </table:table-cell>
          <table:table-cell office:value-type="float" office:value="1637.80513132707" calcext:value-type="float">
            <text:p>1638</text:p>
          </table:table-cell>
          <table:table-cell office:value-type="float" office:value="1642.26949005635" calcext:value-type="float">
            <text:p>1642</text:p>
          </table:table-cell>
          <table:table-cell office:value-type="float" office:value="1681.84703665738" calcext:value-type="float">
            <text:p>1682</text:p>
          </table:table-cell>
          <table:table-cell office:value-type="float" office:value="1584.87846062786" calcext:value-type="float">
            <text:p>1585</text:p>
          </table:table-cell>
          <table:table-cell office:value-type="float" office:value="1713.78255196998" calcext:value-type="float">
            <text:p>1714</text:p>
          </table:table-cell>
          <table:table-cell office:value-type="float" office:value="1641.72778375061" calcext:value-type="float">
            <text:p>1642</text:p>
          </table:table-cell>
          <table:table-cell office:value-type="float" office:value="1809.07" calcext:value-type="float">
            <text:p>180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office:value-type="float" office:value="1071.15413404769" calcext:value-type="float">
            <text:p>1071</text:p>
          </table:table-cell>
          <table:table-cell office:value-type="float" office:value="1206.70781922" calcext:value-type="float">
            <text:p>1207</text:p>
          </table:table-cell>
          <table:table-cell office:value-type="float" office:value="1325.59729473417" calcext:value-type="float">
            <text:p>1326</text:p>
          </table:table-cell>
          <table:table-cell office:value-type="float" office:value="1295.62629811216" calcext:value-type="float">
            <text:p>1296</text:p>
          </table:table-cell>
          <table:table-cell office:value-type="float" office:value="1010.59020597817" calcext:value-type="float">
            <text:p>1011</text:p>
          </table:table-cell>
          <table:table-cell office:value-type="float" office:value="1208.83354187753" calcext:value-type="float">
            <text:p>1209</text:p>
          </table:table-cell>
          <table:table-cell office:value-type="float" office:value="1187.69233812142" calcext:value-type="float">
            <text:p>1188</text:p>
          </table:table-cell>
          <table:table-cell office:value-type="float" office:value="1118.62033016175" calcext:value-type="float">
            <text:p>1119</text:p>
          </table:table-cell>
          <table:table-cell office:value-type="float" office:value="1124.58263525832" calcext:value-type="float">
            <text:p>1125</text:p>
          </table:table-cell>
          <table:table-cell office:value-type="float" office:value="1307.49256594654" calcext:value-type="float">
            <text:p>1307</text:p>
          </table:table-cell>
          <table:table-cell office:value-type="float" office:value="1985.70301213633" calcext:value-type="float">
            <text:p>1986</text:p>
          </table:table-cell>
          <table:table-cell office:value-type="float" office:value="1647.43295744414" calcext:value-type="float">
            <text:p>1647</text:p>
          </table:table-cell>
          <table:table-cell office:value-type="float" office:value="857.44293982496" calcext:value-type="float">
            <text:p>857</text:p>
          </table:table-cell>
          <table:table-cell office:value-type="float" office:value="991.096346355364" calcext:value-type="float">
            <text:p>991</text:p>
          </table:table-cell>
          <table:table-cell office:value-type="float" office:value="1058.83994865153" calcext:value-type="float">
            <text:p>1059</text:p>
          </table:table-cell>
          <table:table-cell office:value-type="float" office:value="1172.53608806215" calcext:value-type="float">
            <text:p>1173</text:p>
          </table:table-cell>
          <table:table-cell office:value-type="float" office:value="1133.76364999076" calcext:value-type="float">
            <text:p>1134</text:p>
          </table:table-cell>
          <table:table-cell office:value-type="float" office:value="1139.32587658923" calcext:value-type="float">
            <text:p>1139</text:p>
          </table:table-cell>
          <table:table-cell office:value-type="float" office:value="1322.28006953904" calcext:value-type="float">
            <text:p>1322</text:p>
          </table:table-cell>
          <table:table-cell office:value-type="float" office:value="1379.99816911852" calcext:value-type="float">
            <text:p>1380</text:p>
          </table:table-cell>
          <table:table-cell office:value-type="float" office:value="1642.71655532711" calcext:value-type="float">
            <text:p>1643</text:p>
          </table:table-cell>
          <table:table-cell office:value-type="float" office:value="1794.93" calcext:value-type="float">
            <text:p>17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nvironment protection</text:p>
          </table:table-cell>
          <table:table-cell office:value-type="float" office:value="592.906716677943" calcext:value-type="float">
            <text:p>593</text:p>
          </table:table-cell>
          <table:table-cell office:value-type="float" office:value="647.752843055872" calcext:value-type="float">
            <text:p>648</text:p>
          </table:table-cell>
          <table:table-cell office:value-type="float" office:value="659.95314118632" calcext:value-type="float">
            <text:p>660</text:p>
          </table:table-cell>
          <table:table-cell office:value-type="float" office:value="755.713547085076" calcext:value-type="float">
            <text:p>756</text:p>
          </table:table-cell>
          <table:table-cell office:value-type="float" office:value="809.700434873706" calcext:value-type="float">
            <text:p>810</text:p>
          </table:table-cell>
          <table:table-cell office:value-type="float" office:value="895.43378746277" calcext:value-type="float">
            <text:p>895</text:p>
          </table:table-cell>
          <table:table-cell office:value-type="float" office:value="990.247164747639" calcext:value-type="float">
            <text:p>990</text:p>
          </table:table-cell>
          <table:table-cell office:value-type="float" office:value="1223.57946796532" calcext:value-type="float">
            <text:p>1224</text:p>
          </table:table-cell>
          <table:table-cell office:value-type="float" office:value="1273.51236777056" calcext:value-type="float">
            <text:p>1274</text:p>
          </table:table-cell>
          <table:table-cell office:value-type="float" office:value="1271.5599560434" calcext:value-type="float">
            <text:p>1272</text:p>
          </table:table-cell>
          <table:table-cell office:value-type="float" office:value="1231.9400331134" calcext:value-type="float">
            <text:p>1232</text:p>
          </table:table-cell>
          <table:table-cell office:value-type="float" office:value="1387.79905747546" calcext:value-type="float">
            <text:p>1388</text:p>
          </table:table-cell>
          <table:table-cell office:value-type="float" office:value="1427.77171843076" calcext:value-type="float">
            <text:p>1428</text:p>
          </table:table-cell>
          <table:table-cell office:value-type="float" office:value="1333.44593386291" calcext:value-type="float">
            <text:p>1333</text:p>
          </table:table-cell>
          <table:table-cell office:value-type="float" office:value="1340.89212709636" calcext:value-type="float">
            <text:p>1341</text:p>
          </table:table-cell>
          <table:table-cell office:value-type="float" office:value="1421.48601605651" calcext:value-type="float">
            <text:p>1421</text:p>
          </table:table-cell>
          <table:table-cell office:value-type="float" office:value="1363.5934619706" calcext:value-type="float">
            <text:p>1364</text:p>
          </table:table-cell>
          <table:table-cell office:value-type="float" office:value="1348.39400174169" calcext:value-type="float">
            <text:p>1348</text:p>
          </table:table-cell>
          <table:table-cell office:value-type="float" office:value="1273.67897993604" calcext:value-type="float">
            <text:p>1274</text:p>
          </table:table-cell>
          <table:table-cell office:value-type="float" office:value="1262.74002046265" calcext:value-type="float">
            <text:p>1263</text:p>
          </table:table-cell>
          <table:table-cell office:value-type="float" office:value="1281.13196397254" calcext:value-type="float">
            <text:p>1281</text:p>
          </table:table-cell>
          <table:table-cell office:value-type="float" office:value="1357.93" calcext:value-type="float">
            <text:p>13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office:value-type="float" office:value="1285.98536515998" calcext:value-type="float">
            <text:p>1286</text:p>
          </table:table-cell>
          <table:table-cell office:value-type="float" office:value="1290.32866187346" calcext:value-type="float">
            <text:p>1290</text:p>
          </table:table-cell>
          <table:table-cell office:value-type="float" office:value="1272.9481342203" calcext:value-type="float">
            <text:p>1273</text:p>
          </table:table-cell>
          <table:table-cell office:value-type="float" office:value="1425.71499010571" calcext:value-type="float">
            <text:p>1426</text:p>
          </table:table-cell>
          <table:table-cell office:value-type="float" office:value="1458.37353394134" calcext:value-type="float">
            <text:p>1458</text:p>
          </table:table-cell>
          <table:table-cell office:value-type="float" office:value="1529.5515264478" calcext:value-type="float">
            <text:p>1530</text:p>
          </table:table-cell>
          <table:table-cell office:value-type="float" office:value="1582.15298917066" calcext:value-type="float">
            <text:p>1582</text:p>
          </table:table-cell>
          <table:table-cell office:value-type="float" office:value="1633.37496765498" calcext:value-type="float">
            <text:p>1633</text:p>
          </table:table-cell>
          <table:table-cell office:value-type="float" office:value="1668.37245453575" calcext:value-type="float">
            <text:p>1668</text:p>
          </table:table-cell>
          <table:table-cell office:value-type="float" office:value="1683.31985314691" calcext:value-type="float">
            <text:p>1683</text:p>
          </table:table-cell>
          <table:table-cell office:value-type="float" office:value="1692.87631938454" calcext:value-type="float">
            <text:p>1693</text:p>
          </table:table-cell>
          <table:table-cell office:value-type="float" office:value="1801.94121280672" calcext:value-type="float">
            <text:p>1802</text:p>
          </table:table-cell>
          <table:table-cell office:value-type="float" office:value="1720.6122368094" calcext:value-type="float">
            <text:p>1721</text:p>
          </table:table-cell>
          <table:table-cell office:value-type="float" office:value="1747.61961359813" calcext:value-type="float">
            <text:p>1748</text:p>
          </table:table-cell>
          <table:table-cell office:value-type="float" office:value="1829.44578426636" calcext:value-type="float">
            <text:p>1829</text:p>
          </table:table-cell>
          <table:table-cell office:value-type="float" office:value="1619.15578474147" calcext:value-type="float">
            <text:p>1619</text:p>
          </table:table-cell>
          <table:table-cell office:value-type="float" office:value="1706.64326982252" calcext:value-type="float">
            <text:p>1707</text:p>
          </table:table-cell>
          <table:table-cell office:value-type="float" office:value="1521.77179978349" calcext:value-type="float">
            <text:p>1522</text:p>
          </table:table-cell>
          <table:table-cell office:value-type="float" office:value="1485.50517151367" calcext:value-type="float">
            <text:p>1486</text:p>
          </table:table-cell>
          <table:table-cell office:value-type="float" office:value="1373.7307975931" calcext:value-type="float">
            <text:p>1374</text:p>
          </table:table-cell>
          <table:table-cell office:value-type="float" office:value="1432.21014474797" calcext:value-type="float">
            <text:p>1432</text:p>
          </table:table-cell>
          <table:table-cell office:value-type="float" office:value="1323.22" calcext:value-type="float">
            <text:p>132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office:value-type="float" office:value="414.577677503812" calcext:value-type="float">
            <text:p>415</text:p>
          </table:table-cell>
          <table:table-cell office:value-type="float" office:value="475.125862420615" calcext:value-type="float">
            <text:p>475</text:p>
          </table:table-cell>
          <table:table-cell office:value-type="float" office:value="526.447828120525" calcext:value-type="float">
            <text:p>526</text:p>
          </table:table-cell>
          <table:table-cell office:value-type="float" office:value="527.77728917703" calcext:value-type="float">
            <text:p>528</text:p>
          </table:table-cell>
          <table:table-cell office:value-type="float" office:value="540.199383790994" calcext:value-type="float">
            <text:p>540</text:p>
          </table:table-cell>
          <table:table-cell office:value-type="float" office:value="595.690126677842" calcext:value-type="float">
            <text:p>596</text:p>
          </table:table-cell>
          <table:table-cell office:value-type="float" office:value="624.616409456929" calcext:value-type="float">
            <text:p>625</text:p>
          </table:table-cell>
          <table:table-cell office:value-type="float" office:value="685.701573436313" calcext:value-type="float">
            <text:p>686</text:p>
          </table:table-cell>
          <table:table-cell office:value-type="float" office:value="677.194353723959" calcext:value-type="float">
            <text:p>677</text:p>
          </table:table-cell>
          <table:table-cell office:value-type="float" office:value="699.059365157607" calcext:value-type="float">
            <text:p>699</text:p>
          </table:table-cell>
          <table:table-cell office:value-type="float" office:value="651.916533168795" calcext:value-type="float">
            <text:p>652</text:p>
          </table:table-cell>
          <table:table-cell office:value-type="float" office:value="709.866096446144" calcext:value-type="float">
            <text:p>710</text:p>
          </table:table-cell>
          <table:table-cell office:value-type="float" office:value="765.528466727268" calcext:value-type="float">
            <text:p>766</text:p>
          </table:table-cell>
          <table:table-cell office:value-type="float" office:value="746.776782911245" calcext:value-type="float">
            <text:p>747</text:p>
          </table:table-cell>
          <table:table-cell office:value-type="float" office:value="727.773052976454" calcext:value-type="float">
            <text:p>728</text:p>
          </table:table-cell>
          <table:table-cell office:value-type="float" office:value="902.575154253452" calcext:value-type="float">
            <text:p>903</text:p>
          </table:table-cell>
          <table:table-cell office:value-type="float" office:value="950.002588504357" calcext:value-type="float">
            <text:p>950</text:p>
          </table:table-cell>
          <table:table-cell office:value-type="float" office:value="916.489004343659" calcext:value-type="float">
            <text:p>916</text:p>
          </table:table-cell>
          <table:table-cell office:value-type="float" office:value="945.248300119332" calcext:value-type="float">
            <text:p>945</text:p>
          </table:table-cell>
          <table:table-cell office:value-type="float" office:value="897.79576555872" calcext:value-type="float">
            <text:p>898</text:p>
          </table:table-cell>
          <table:table-cell office:value-type="float" office:value="997.955939281795" calcext:value-type="float">
            <text:p>998</text:p>
          </table:table-cell>
          <table:table-cell office:value-type="float" office:value="965.59" calcext:value-type="float">
            <text:p>96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office:value-type="float" office:value="726.384658311042" calcext:value-type="float">
            <text:p>726</text:p>
          </table:table-cell>
          <table:table-cell office:value-type="float" office:value="716.03600757809" calcext:value-type="float">
            <text:p>716</text:p>
          </table:table-cell>
          <table:table-cell office:value-type="float" office:value="738.693404526908" calcext:value-type="float">
            <text:p>739</text:p>
          </table:table-cell>
          <table:table-cell office:value-type="float" office:value="840.575304060262" calcext:value-type="float">
            <text:p>841</text:p>
          </table:table-cell>
          <table:table-cell office:value-type="float" office:value="820.659083164217" calcext:value-type="float">
            <text:p>821</text:p>
          </table:table-cell>
          <table:table-cell office:value-type="float" office:value="888.433140880037" calcext:value-type="float">
            <text:p>888</text:p>
          </table:table-cell>
          <table:table-cell office:value-type="float" office:value="869.247541701454" calcext:value-type="float">
            <text:p>869</text:p>
          </table:table-cell>
          <table:table-cell office:value-type="float" office:value="851.732850995945" calcext:value-type="float">
            <text:p>852</text:p>
          </table:table-cell>
          <table:table-cell office:value-type="float" office:value="847.84406776658" calcext:value-type="float">
            <text:p>848</text:p>
          </table:table-cell>
          <table:table-cell office:value-type="float" office:value="957.242741220399" calcext:value-type="float">
            <text:p>957</text:p>
          </table:table-cell>
          <table:table-cell office:value-type="float" office:value="991.985835492969" calcext:value-type="float">
            <text:p>992</text:p>
          </table:table-cell>
          <table:table-cell office:value-type="float" office:value="1061.30924960128" calcext:value-type="float">
            <text:p>1061</text:p>
          </table:table-cell>
          <table:table-cell office:value-type="float" office:value="1108.47753783684" calcext:value-type="float">
            <text:p>1108</text:p>
          </table:table-cell>
          <table:table-cell office:value-type="float" office:value="1113.9943233404" calcext:value-type="float">
            <text:p>1114</text:p>
          </table:table-cell>
          <table:table-cell office:value-type="float" office:value="1038.99446941328" calcext:value-type="float">
            <text:p>1039</text:p>
          </table:table-cell>
          <table:table-cell office:value-type="float" office:value="1060.72870936464" calcext:value-type="float">
            <text:p>1061</text:p>
          </table:table-cell>
          <table:table-cell office:value-type="float" office:value="1011.69731679393" calcext:value-type="float">
            <text:p>1012</text:p>
          </table:table-cell>
          <table:table-cell office:value-type="float" office:value="880.560163503831" calcext:value-type="float">
            <text:p>881</text:p>
          </table:table-cell>
          <table:table-cell office:value-type="float" office:value="987.283106097614" calcext:value-type="float">
            <text:p>987</text:p>
          </table:table-cell>
          <table:table-cell office:value-type="float" office:value="948.611447312188" calcext:value-type="float">
            <text:p>949</text:p>
          </table:table-cell>
          <table:table-cell office:value-type="float" office:value="940.433897981225" calcext:value-type="float">
            <text:p>940</text:p>
          </table:table-cell>
          <table:table-cell office:value-type="float" office:value="863.81" calcext:value-type="float">
            <text:p>864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office:value-type="float" office:value="314.704454308049" calcext:value-type="float">
            <text:p>315</text:p>
          </table:table-cell>
          <table:table-cell office:value-type="float" office:value="301.963327553812" calcext:value-type="float">
            <text:p>302</text:p>
          </table:table-cell>
          <table:table-cell office:value-type="float" office:value="300.850261173625" calcext:value-type="float">
            <text:p>301</text:p>
          </table:table-cell>
          <table:table-cell office:value-type="float" office:value="352.04369495175" calcext:value-type="float">
            <text:p>352</text:p>
          </table:table-cell>
          <table:table-cell office:value-type="float" office:value="286.38976483634" calcext:value-type="float">
            <text:p>286</text:p>
          </table:table-cell>
          <table:table-cell office:value-type="float" office:value="363.067063602308" calcext:value-type="float">
            <text:p>363</text:p>
          </table:table-cell>
          <table:table-cell office:value-type="float" office:value="391.318501255349" calcext:value-type="float">
            <text:p>391</text:p>
          </table:table-cell>
          <table:table-cell office:value-type="float" office:value="491.133260407921" calcext:value-type="float">
            <text:p>491</text:p>
          </table:table-cell>
          <table:table-cell office:value-type="float" office:value="423.718090394742" calcext:value-type="float">
            <text:p>424</text:p>
          </table:table-cell>
          <table:table-cell office:value-type="float" office:value="551.467473686106" calcext:value-type="float">
            <text:p>551</text:p>
          </table:table-cell>
          <table:table-cell office:value-type="float" office:value="497.306557710247" calcext:value-type="float">
            <text:p>497</text:p>
          </table:table-cell>
          <table:table-cell office:value-type="float" office:value="429.316647879204" calcext:value-type="float">
            <text:p>429</text:p>
          </table:table-cell>
          <table:table-cell office:value-type="float" office:value="395.58705767781" calcext:value-type="float">
            <text:p>396</text:p>
          </table:table-cell>
          <table:table-cell office:value-type="float" office:value="419.179566362296" calcext:value-type="float">
            <text:p>419</text:p>
          </table:table-cell>
          <table:table-cell office:value-type="float" office:value="368.237613906637" calcext:value-type="float">
            <text:p>368</text:p>
          </table:table-cell>
          <table:table-cell office:value-type="float" office:value="444.479789490841" calcext:value-type="float">
            <text:p>444</text:p>
          </table:table-cell>
          <table:table-cell office:value-type="float" office:value="450.824221538912" calcext:value-type="float">
            <text:p>451</text:p>
          </table:table-cell>
          <table:table-cell office:value-type="float" office:value="518.550530286357" calcext:value-type="float">
            <text:p>519</text:p>
          </table:table-cell>
          <table:table-cell office:value-type="float" office:value="523.629346731726" calcext:value-type="float">
            <text:p>524</text:p>
          </table:table-cell>
          <table:table-cell office:value-type="float" office:value="587.592107798763" calcext:value-type="float">
            <text:p>588</text:p>
          </table:table-cell>
          <table:table-cell office:value-type="float" office:value="733.617542151475" calcext:value-type="float">
            <text:p>734</text:p>
          </table:table-cell>
          <table:table-cell office:value-type="float" office:value="754.34" calcext:value-type="float">
            <text:p>7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U Transactions</text:p>
          </table:table-cell>
          <table:table-cell office:value-type="float" office:value="-654.784204893891" calcext:value-type="float">
            <text:p>-655</text:p>
          </table:table-cell>
          <table:table-cell office:value-type="float" office:value="-720.067540821123" calcext:value-type="float">
            <text:p>-720</text:p>
          </table:table-cell>
          <table:table-cell office:value-type="float" office:value="-583.591429166066" calcext:value-type="float">
            <text:p>-584</text:p>
          </table:table-cell>
          <table:table-cell office:value-type="float" office:value="-942.415177495498" calcext:value-type="float">
            <text:p>-942</text:p>
          </table:table-cell>
          <table:table-cell office:value-type="float" office:value="-531.480356423608" calcext:value-type="float">
            <text:p>-531</text:p>
          </table:table-cell>
          <table:table-cell office:value-type="float" office:value="-639.420003852426" calcext:value-type="float">
            <text:p>-639</text:p>
          </table:table-cell>
          <table:table-cell office:value-type="float" office:value="-468.341455177547" calcext:value-type="float">
            <text:p>-468</text:p>
          </table:table-cell>
          <table:table-cell office:value-type="float" office:value="-493.217499562507" calcext:value-type="float">
            <text:p>-493</text:p>
          </table:table-cell>
          <table:table-cell office:value-type="float" office:value="-462.123198581956" calcext:value-type="float">
            <text:p>-462</text:p>
          </table:table-cell>
          <table:table-cell office:value-type="float" office:value="-296.102584993048" calcext:value-type="float">
            <text:p>-296</text:p>
          </table:table-cell>
          <table:table-cell office:value-type="float" office:value="-579.890319856117" calcext:value-type="float">
            <text:p>-580</text:p>
          </table:table-cell>
          <table:table-cell office:value-type="float" office:value="-392.583417880884" calcext:value-type="float">
            <text:p>-393</text:p>
          </table:table-cell>
          <table:table-cell office:value-type="float" office:value="-917.399890042845" calcext:value-type="float">
            <text:p>-917</text:p>
          </table:table-cell>
          <table:table-cell office:value-type="float" office:value="-92.8049857176554" calcext:value-type="float">
            <text:p>-93</text:p>
          </table:table-cell>
          <table:table-cell office:value-type="float" office:value="149.575693461447" calcext:value-type="float">
            <text:p>150</text:p>
          </table:table-cell>
          <table:table-cell office:value-type="float" office:value="219.889323118698" calcext:value-type="float">
            <text:p>220</text:p>
          </table:table-cell>
          <table:table-cell office:value-type="float" office:value="316.882582613179" calcext:value-type="float">
            <text:p>317</text:p>
          </table:table-cell>
          <table:table-cell office:value-type="float" office:value="341.996163033308" calcext:value-type="float">
            <text:p>342</text:p>
          </table:table-cell>
          <table:table-cell office:value-type="float" office:value="164.866672880805" calcext:value-type="float">
            <text:p>165</text:p>
          </table:table-cell>
          <table:table-cell office:value-type="float" office:value="215.183226011563" calcext:value-type="float">
            <text:p>215</text:p>
          </table:table-cell>
          <table:table-cell office:value-type="float" office:value="274.970239957982" calcext:value-type="float">
            <text:p>275</text:p>
          </table:table-cell>
          <table:table-cell office:value-type="float" office:value="210.08" calcext:value-type="float">
            <text:p>210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office:value-type="float" office:value="300.784633159784" calcext:value-type="float">
            <text:p>301</text:p>
          </table:table-cell>
          <table:table-cell office:value-type="float" office:value="313.299225454886" calcext:value-type="float">
            <text:p>313</text:p>
          </table:table-cell>
          <table:table-cell office:value-type="float" office:value="325.292429649437" calcext:value-type="float">
            <text:p>325</text:p>
          </table:table-cell>
          <table:table-cell office:value-type="float" office:value="272.774051038108" calcext:value-type="float">
            <text:p>273</text:p>
          </table:table-cell>
          <table:table-cell office:value-type="float" office:value="365.269495462128" calcext:value-type="float">
            <text:p>365</text:p>
          </table:table-cell>
          <table:table-cell office:value-type="float" office:value="392.188096428704" calcext:value-type="float">
            <text:p>392</text:p>
          </table:table-cell>
          <table:table-cell office:value-type="float" office:value="391.036513453332" calcext:value-type="float">
            <text:p>391</text:p>
          </table:table-cell>
          <table:table-cell office:value-type="float" office:value="354.556607881961" calcext:value-type="float">
            <text:p>355</text:p>
          </table:table-cell>
          <table:table-cell office:value-type="float" office:value="324.945709597291" calcext:value-type="float">
            <text:p>325</text:p>
          </table:table-cell>
          <table:table-cell office:value-type="float" office:value="166.166592375124" calcext:value-type="float">
            <text:p>166</text:p>
          </table:table-cell>
          <table:table-cell office:value-type="float" office:value="321.387768092964" calcext:value-type="float">
            <text:p>321</text:p>
          </table:table-cell>
          <table:table-cell office:value-type="float" office:value="406.173760107889" calcext:value-type="float">
            <text:p>406</text:p>
          </table:table-cell>
          <table:table-cell office:value-type="float" office:value="510.465511122626" calcext:value-type="float">
            <text:p>510</text:p>
          </table:table-cell>
          <table:table-cell office:value-type="float" office:value="321.080336492962" calcext:value-type="float">
            <text:p>321</text:p>
          </table:table-cell>
          <table:table-cell office:value-type="float" office:value="279.52063667412" calcext:value-type="float">
            <text:p>280</text:p>
          </table:table-cell>
          <table:table-cell office:value-type="float" office:value="362.098906535419" calcext:value-type="float">
            <text:p>362</text:p>
          </table:table-cell>
          <table:table-cell office:value-type="float" office:value="282.28454640116" calcext:value-type="float">
            <text:p>282</text:p>
          </table:table-cell>
          <table:table-cell office:value-type="float" office:value="237.266952860484" calcext:value-type="float">
            <text:p>237</text:p>
          </table:table-cell>
          <table:table-cell office:value-type="float" office:value="231.641541032246" calcext:value-type="float">
            <text:p>232</text:p>
          </table:table-cell>
          <table:table-cell office:value-type="float" office:value="248.789663360508" calcext:value-type="float">
            <text:p>249</text:p>
          </table:table-cell>
          <table:table-cell office:value-type="float" office:value="254.909389828703" calcext:value-type="float">
            <text:p>255</text:p>
          </table:table-cell>
          <table:table-cell office:value-type="float" office:value="209.46" calcext:value-type="float">
            <text:p>209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/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1023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1">
          <table:table-cell table:style-name="ce150"/>
          <table:table-cell table:style-name="ce126" table:number-columns-repeated="22"/>
          <table:table-cell table:number-columns-repeated="1001"/>
        </table:table-row>
        <table:table-row table:style-name="ro1" table:number-rows-repeated="3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151"/>
          <table:table-cell table:style-name="Default" table:number-columns-repeated="22"/>
          <table:table-cell table:number-columns-repeated="1001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001"/>
        </table:table-row>
      </table:table>
      <table:table table:name="Table 3.7" table:style-name="ta1">
        <table:table-column table:style-name="co21" table:default-cell-style-name="ce145"/>
        <table:table-column table:style-name="co17" table:number-columns-repeated="22" table:default-cell-style-name="ce137"/>
        <table:table-column table:style-name="co17" table:number-columns-repeated="21" table:default-cell-style-name="Default"/>
        <table:table-column table:style-name="co22" table:number-columns-repeated="14" table:default-cell-style-name="Default"/>
        <table:table-column table:style-name="co17" table:number-columns-repeated="10" table:default-cell-style-name="Default"/>
        <table:table-column table:style-name="co23" table:default-cell-style-name="Default"/>
        <table:table-column table:style-name="co17" table:number-columns-repeated="955" table:default-cell-style-name="Default"/>
        <table:table-row table:style-name="ro16">
          <table:table-cell table:style-name="ce195" office:value-type="string" calcext:value-type="string" table:number-columns-spanned="67" table:number-rows-spanned="1">
            <text:p>Table 3.7: Total Expenditure: UK 1998-99 to 2019-20</text:p>
          </table:table-cell>
          <table:covered-table-cell table:number-columns-repeated="65" table:style-name="ce197"/>
          <table:covered-table-cell table:style-name="ce203"/>
          <table:table-cell table:number-columns-repeated="957"/>
        </table:table-row>
        <table:table-row table:style-name="ro1">
          <table:table-cell table:style-name="ce140" table:number-columns-spanned="1" table:number-rows-spanned="3"/>
          <table:table-cell table:style-name="ce5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number-columns-repeated="957"/>
        </table:table-row>
        <table:table-row table:style-name="ro1">
          <table:covered-table-cell table:style-name="ce141"/>
          <table:table-cell table:style-name="ce5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5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553" office:value-type="string" calcext:value-type="string" table:number-columns-spanned="22" table:number-rows-spanned="1">
            <text:p>Total</text:p>
          </table:table-cell>
          <table:covered-table-cell table:number-columns-repeated="20" table:style-name="ce160"/>
          <table:covered-table-cell table:style-name="ce161"/>
          <table:table-cell/>
          <table:table-cell table:style-name="ce6" table:number-columns-repeated="5"/>
          <table:table-cell table:number-columns-repeated="951"/>
        </table:table-row>
        <table:table-row table:style-name="ro1">
          <table:covered-table-cell table:style-name="ce142"/>
          <table:table-cell table:style-name="ce198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/>
          <table:table-cell table:style-name="ce6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General public services </text:p>
          </table:table-cell>
          <table:table-cell table:style-name="ce167"/>
          <table:table-cell table:style-name="ce171" table:number-columns-repeated="20"/>
          <table:table-cell table:style-name="ce162"/>
          <table:table-cell table:style-name="ce171" table:number-columns-repeated="21"/>
          <table:table-cell table:style-name="ce162"/>
          <table:table-cell table:style-name="ce171" table:number-columns-repeated="21"/>
          <table:table-cell table:style-name="ce162"/>
          <table:table-cell/>
          <table:table-cell table:style-name="ce6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68" office:value-type="float" office:value="6573.79" calcext:value-type="float">
            <text:p>6,574</text:p>
          </table:table-cell>
          <table:table-cell table:style-name="ce172" office:value-type="float" office:value="7460.86" calcext:value-type="float">
            <text:p>7,461</text:p>
          </table:table-cell>
          <table:table-cell table:style-name="ce172" office:value-type="float" office:value="7523.77" calcext:value-type="float">
            <text:p>7,524</text:p>
          </table:table-cell>
          <table:table-cell table:style-name="ce172" office:value-type="float" office:value="8411.42" calcext:value-type="float">
            <text:p>8,411</text:p>
          </table:table-cell>
          <table:table-cell table:style-name="ce172" office:value-type="float" office:value="8814.96" calcext:value-type="float">
            <text:p>8,815</text:p>
          </table:table-cell>
          <table:table-cell table:style-name="ce172" office:value-type="float" office:value="9840.73" calcext:value-type="float">
            <text:p>9,841</text:p>
          </table:table-cell>
          <table:table-cell table:style-name="ce172" office:value-type="float" office:value="10411.31" calcext:value-type="float">
            <text:p>10,411</text:p>
          </table:table-cell>
          <table:table-cell table:style-name="ce172" office:value-type="float" office:value="11167.06" calcext:value-type="float">
            <text:p>11,167</text:p>
          </table:table-cell>
          <table:table-cell table:style-name="ce172" office:value-type="float" office:value="11479.46" calcext:value-type="float">
            <text:p>11,479</text:p>
          </table:table-cell>
          <table:table-cell table:style-name="ce172" office:value-type="float" office:value="11376.65" calcext:value-type="float">
            <text:p>11,377</text:p>
          </table:table-cell>
          <table:table-cell table:style-name="ce172" office:value-type="float" office:value="11966.82" calcext:value-type="float">
            <text:p>11,967</text:p>
          </table:table-cell>
          <table:table-cell table:style-name="ce172" office:value-type="float" office:value="11960.56" calcext:value-type="float">
            <text:p>11,961</text:p>
          </table:table-cell>
          <table:table-cell table:style-name="ce172" office:value-type="float" office:value="11141.45" calcext:value-type="float">
            <text:p>11,141</text:p>
          </table:table-cell>
          <table:table-cell table:style-name="ce172" office:value-type="float" office:value="10040.13" calcext:value-type="float">
            <text:p>10,040</text:p>
          </table:table-cell>
          <table:table-cell table:style-name="ce172" office:value-type="float" office:value="9551.47" calcext:value-type="float">
            <text:p>9,551</text:p>
          </table:table-cell>
          <table:table-cell table:style-name="ce172" office:value-type="float" office:value="9312.12" calcext:value-type="float">
            <text:p>9,312</text:p>
          </table:table-cell>
          <table:table-cell table:style-name="ce172" office:value-type="float" office:value="9617.92" calcext:value-type="float">
            <text:p>9,618</text:p>
          </table:table-cell>
          <table:table-cell table:style-name="ce172" office:value-type="float" office:value="9778.01" calcext:value-type="float">
            <text:p>9,778</text:p>
          </table:table-cell>
          <table:table-cell table:style-name="ce172" office:value-type="float" office:value="9656" calcext:value-type="float">
            <text:p>9,656</text:p>
          </table:table-cell>
          <table:table-cell table:style-name="ce172" office:value-type="float" office:value="10092" calcext:value-type="float">
            <text:p>10,092</text:p>
          </table:table-cell>
          <table:table-cell table:style-name="ce172" office:value-type="float" office:value="10204.01" calcext:value-type="float">
            <text:p>10,204</text:p>
          </table:table-cell>
          <table:table-cell table:style-name="ce163" office:value-type="float" office:value="11340.82" calcext:value-type="float">
            <text:p>11,341</text:p>
          </table:table-cell>
          <table:table-cell table:style-name="ce155" office:value-type="float" office:value="626.21" calcext:value-type="float">
            <text:p>626</text:p>
          </table:table-cell>
          <table:table-cell table:style-name="ce155" office:value-type="float" office:value="539.14" calcext:value-type="float">
            <text:p>539</text:p>
          </table:table-cell>
          <table:table-cell table:style-name="ce155" office:value-type="float" office:value="376.22" calcext:value-type="float">
            <text:p>376</text:p>
          </table:table-cell>
          <table:table-cell table:style-name="ce155" office:value-type="float" office:value="788.58" calcext:value-type="float">
            <text:p>789</text:p>
          </table:table-cell>
          <table:table-cell table:style-name="ce155" office:value-type="float" office:value="985.04" calcext:value-type="float">
            <text:p>985</text:p>
          </table:table-cell>
          <table:table-cell table:style-name="ce155" office:value-type="float" office:value="1059.28" calcext:value-type="float">
            <text:p>1,059</text:p>
          </table:table-cell>
          <table:table-cell table:style-name="ce155" office:value-type="float" office:value="1688.7" calcext:value-type="float">
            <text:p>1,689</text:p>
          </table:table-cell>
          <table:table-cell table:style-name="ce155" office:value-type="float" office:value="1632.93" calcext:value-type="float">
            <text:p>1,633</text:p>
          </table:table-cell>
          <table:table-cell table:style-name="ce155" office:value-type="float" office:value="1220.54" calcext:value-type="float">
            <text:p>1,221</text:p>
          </table:table-cell>
          <table:table-cell table:style-name="ce155" office:value-type="float" office:value="1123.35" calcext:value-type="float">
            <text:p>1,123</text:p>
          </table:table-cell>
          <table:table-cell table:style-name="ce155" office:value-type="float" office:value="2033.18" calcext:value-type="float">
            <text:p>2,033</text:p>
          </table:table-cell>
          <table:table-cell table:style-name="ce155" office:value-type="float" office:value="1839.45" calcext:value-type="float">
            <text:p>1,839</text:p>
          </table:table-cell>
          <table:table-cell table:style-name="ce172" office:value-type="float" office:value="1657.55" calcext:value-type="float">
            <text:p>1,658</text:p>
          </table:table-cell>
          <table:table-cell table:style-name="ce172" office:value-type="float" office:value="1414.95" calcext:value-type="float">
            <text:p>1,415</text:p>
          </table:table-cell>
          <table:table-cell table:style-name="ce172" office:value-type="float" office:value="1574.63" calcext:value-type="float">
            <text:p>1,575</text:p>
          </table:table-cell>
          <table:table-cell table:style-name="ce172" office:value-type="float" office:value="1808.72" calcext:value-type="float">
            <text:p>1,809</text:p>
          </table:table-cell>
          <table:table-cell table:style-name="ce172" office:value-type="float" office:value="1827.15" calcext:value-type="float">
            <text:p>1,827</text:p>
          </table:table-cell>
          <table:table-cell table:style-name="ce172" office:value-type="float" office:value="1432.99" calcext:value-type="float">
            <text:p>1,433</text:p>
          </table:table-cell>
          <table:table-cell table:style-name="ce172" office:value-type="float" office:value="2827" calcext:value-type="float">
            <text:p>2,827</text:p>
          </table:table-cell>
          <table:table-cell table:style-name="ce172" office:value-type="float" office:value="2381" calcext:value-type="float">
            <text:p>2,381</text:p>
          </table:table-cell>
          <table:table-cell table:style-name="ce172" office:value-type="float" office:value="2575.99" calcext:value-type="float">
            <text:p>2,576</text:p>
          </table:table-cell>
          <table:table-cell table:style-name="ce163" office:value-type="float" office:value="3140.11" calcext:value-type="float">
            <text:p>3,140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9800" calcext:value-type="float">
            <text:p>9,8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2100" calcext:value-type="float">
            <text:p>12,100</text:p>
          </table:table-cell>
          <table:table-cell table:style-name="ce172" office:value-type="float" office:value="12800" calcext:value-type="float">
            <text:p>12,800</text:p>
          </table:table-cell>
          <table:table-cell table:style-name="ce172" office:value-type="float" office:value="12700" calcext:value-type="float">
            <text:p>12,700</text:p>
          </table:table-cell>
          <table:table-cell table:style-name="ce172" office:value-type="float" office:value="12500" calcext:value-type="float">
            <text:p>12,500</text:p>
          </table:table-cell>
          <table:table-cell table:style-name="ce172" office:value-type="float" office:value="14000" calcext:value-type="float">
            <text:p>14,000</text:p>
          </table:table-cell>
          <table:table-cell table:style-name="ce172" office:value-type="float" office:value="13800" calcext:value-type="float">
            <text:p>13,800</text:p>
          </table:table-cell>
          <table:table-cell table:style-name="ce172" office:value-type="float" office:value="12799" calcext:value-type="float">
            <text:p>12,799</text:p>
          </table:table-cell>
          <table:table-cell table:style-name="ce172" office:value-type="float" office:value="11455.08" calcext:value-type="float">
            <text:p>11,455</text:p>
          </table:table-cell>
          <table:table-cell table:style-name="ce172" office:value-type="float" office:value="11126.09" calcext:value-type="float">
            <text:p>11,126</text:p>
          </table:table-cell>
          <table:table-cell table:style-name="ce172" office:value-type="float" office:value="11120.84" calcext:value-type="float">
            <text:p>11,121</text:p>
          </table:table-cell>
          <table:table-cell table:style-name="ce172" office:value-type="float" office:value="11445.07" calcext:value-type="float">
            <text:p>11,445</text:p>
          </table:table-cell>
          <table:table-cell table:style-name="ce172" office:value-type="float" office:value="11211" calcext:value-type="float">
            <text:p>11,211</text:p>
          </table:table-cell>
          <table:table-cell table:style-name="ce172" office:value-type="float" office:value="12483" calcext:value-type="float">
            <text:p>12,483</text:p>
          </table:table-cell>
          <table:table-cell table:style-name="ce172" office:value-type="float" office:value="12473" calcext:value-type="float">
            <text:p>12,473</text:p>
          </table:table-cell>
          <table:table-cell table:style-name="ce172" office:value-type="float" office:value="12780" calcext:value-type="float">
            <text:p>12,780</text:p>
          </table:table-cell>
          <table:table-cell table:style-name="ce163" office:value-type="float" office:value="14480.93" calcext:value-type="float">
            <text:p>14,481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68" office:value-type="float" office:value="3087.9" calcext:value-type="float">
            <text:p>3,088</text:p>
          </table:table-cell>
          <table:table-cell table:style-name="ce172" office:value-type="float" office:value="3581.23" calcext:value-type="float">
            <text:p>3,581</text:p>
          </table:table-cell>
          <table:table-cell table:style-name="ce172" office:value-type="float" office:value="4049.19" calcext:value-type="float">
            <text:p>4,049</text:p>
          </table:table-cell>
          <table:table-cell table:style-name="ce172" office:value-type="float" office:value="4153.3" calcext:value-type="float">
            <text:p>4,153</text:p>
          </table:table-cell>
          <table:table-cell table:style-name="ce172" office:value-type="float" office:value="4317.95" calcext:value-type="float">
            <text:p>4,318</text:p>
          </table:table-cell>
          <table:table-cell table:style-name="ce172" office:value-type="float" office:value="4895.43" calcext:value-type="float">
            <text:p>4,895</text:p>
          </table:table-cell>
          <table:table-cell table:style-name="ce172" office:value-type="float" office:value="5306.05" calcext:value-type="float">
            <text:p>5,306</text:p>
          </table:table-cell>
          <table:table-cell table:style-name="ce172" office:value-type="float" office:value="5859.23" calcext:value-type="float">
            <text:p>5,859</text:p>
          </table:table-cell>
          <table:table-cell table:style-name="ce172" office:value-type="float" office:value="5912" calcext:value-type="float">
            <text:p>5,912</text:p>
          </table:table-cell>
          <table:table-cell table:style-name="ce172" office:value-type="float" office:value="6278.25" calcext:value-type="float">
            <text:p>6,278</text:p>
          </table:table-cell>
          <table:table-cell table:style-name="ce172" office:value-type="float" office:value="5959.32" calcext:value-type="float">
            <text:p>5,959</text:p>
          </table:table-cell>
          <table:table-cell table:style-name="ce172" office:value-type="float" office:value="6503.9" calcext:value-type="float">
            <text:p>6,504</text:p>
          </table:table-cell>
          <table:table-cell table:style-name="ce172" office:value-type="float" office:value="7057.15" calcext:value-type="float">
            <text:p>7,057</text:p>
          </table:table-cell>
          <table:table-cell table:style-name="ce172" office:value-type="float" office:value="7138.38" calcext:value-type="float">
            <text:p>7,138</text:p>
          </table:table-cell>
          <table:table-cell table:style-name="ce172" office:value-type="float" office:value="7174.23" calcext:value-type="float">
            <text:p>7,174</text:p>
          </table:table-cell>
          <table:table-cell table:style-name="ce172" office:value-type="float" office:value="9173.83" calcext:value-type="float">
            <text:p>9,174</text:p>
          </table:table-cell>
          <table:table-cell table:style-name="ce172" office:value-type="float" office:value="8361.69" calcext:value-type="float">
            <text:p>8,362</text:p>
          </table:table-cell>
          <table:table-cell table:style-name="ce172" office:value-type="float" office:value="8260" calcext:value-type="float">
            <text:p>8,260</text:p>
          </table:table-cell>
          <table:table-cell table:style-name="ce172" office:value-type="float" office:value="8923" calcext:value-type="float">
            <text:p>8,923</text:p>
          </table:table-cell>
          <table:table-cell table:style-name="ce172" office:value-type="float" office:value="9261" calcext:value-type="float">
            <text:p>9,261</text:p>
          </table:table-cell>
          <table:table-cell table:style-name="ce172" office:value-type="float" office:value="9083" calcext:value-type="float">
            <text:p>9,083</text:p>
          </table:table-cell>
          <table:table-cell table:style-name="ce163" office:value-type="float" office:value="10039.68" calcext:value-type="float">
            <text:p>10,040</text:p>
          </table:table-cell>
          <table:table-cell table:style-name="ce155" office:value-type="float" office:value="112.09" calcext:value-type="float">
            <text:p>112</text:p>
          </table:table-cell>
          <table:table-cell table:style-name="ce172" office:value-type="float" office:value="118.77" calcext:value-type="float">
            <text:p>119</text:p>
          </table:table-cell>
          <table:table-cell table:style-name="ce172" office:value-type="float" office:value="150.81" calcext:value-type="float">
            <text:p>151</text:p>
          </table:table-cell>
          <table:table-cell table:style-name="ce172" office:value-type="float" office:value="146.7" calcext:value-type="float">
            <text:p>147</text:p>
          </table:table-cell>
          <table:table-cell table:style-name="ce172" office:value-type="float" office:value="182.05" calcext:value-type="float">
            <text:p>182</text:p>
          </table:table-cell>
          <table:table-cell table:style-name="ce172" office:value-type="float" office:value="204.57" calcext:value-type="float">
            <text:p>205</text:p>
          </table:table-cell>
          <table:table-cell table:style-name="ce172" office:value-type="float" office:value="193.95" calcext:value-type="float">
            <text:p>194</text:p>
          </table:table-cell>
          <table:table-cell table:style-name="ce172" office:value-type="float" office:value="340.77" calcext:value-type="float">
            <text:p>341</text:p>
          </table:table-cell>
          <table:table-cell table:style-name="ce172" office:value-type="float" office:value="388" calcext:value-type="float">
            <text:p>388</text:p>
          </table:table-cell>
          <table:table-cell table:style-name="ce172" office:value-type="float" office:value="421.76" calcext:value-type="float">
            <text:p>422</text:p>
          </table:table-cell>
          <table:table-cell table:style-name="ce172" office:value-type="float" office:value="440.68" calcext:value-type="float">
            <text:p>441</text:p>
          </table:table-cell>
          <table:table-cell table:style-name="ce172" office:value-type="float" office:value="596.1" calcext:value-type="float">
            <text:p>596</text:p>
          </table:table-cell>
          <table:table-cell table:style-name="ce172" office:value-type="float" office:value="742.85" calcext:value-type="float">
            <text:p>743</text:p>
          </table:table-cell>
          <table:table-cell table:style-name="ce172" office:value-type="float" office:value="592.53" calcext:value-type="float">
            <text:p>593</text:p>
          </table:table-cell>
          <table:table-cell table:style-name="ce172" office:value-type="float" office:value="546.21" calcext:value-type="float">
            <text:p>546</text:p>
          </table:table-cell>
          <table:table-cell table:style-name="ce172" office:value-type="float" office:value="621.14" calcext:value-type="float">
            <text:p>621</text:p>
          </table:table-cell>
          <table:table-cell table:style-name="ce172" office:value-type="float" office:value="2132.83" calcext:value-type="float">
            <text:p>2,133</text:p>
          </table:table-cell>
          <table:table-cell table:style-name="ce172" office:value-type="float" office:value="1984" calcext:value-type="float">
            <text:p>1,984</text:p>
          </table:table-cell>
          <table:table-cell table:style-name="ce172" office:value-type="float" office:value="1918" calcext:value-type="float">
            <text:p>1,918</text:p>
          </table:table-cell>
          <table:table-cell table:style-name="ce172" office:value-type="float" office:value="1226" calcext:value-type="float">
            <text:p>1,226</text:p>
          </table:table-cell>
          <table:table-cell table:style-name="ce172" office:value-type="float" office:value="2866" calcext:value-type="float">
            <text:p>2,866</text:p>
          </table:table-cell>
          <table:table-cell table:style-name="ce163" office:value-type="float" office:value="1749" calcext:value-type="float">
            <text:p>1,749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700" calcext:value-type="float">
            <text:p>3,700</text:p>
          </table:table-cell>
          <table:table-cell table:style-name="ce172" office:value-type="float" office:value="4200" calcext:value-type="float">
            <text:p>4,2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500" calcext:value-type="float">
            <text:p>4,5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730.91" calcext:value-type="float">
            <text:p>7,731</text:p>
          </table:table-cell>
          <table:table-cell table:style-name="ce172" office:value-type="float" office:value="7720.44" calcext:value-type="float">
            <text:p>7,720</text:p>
          </table:table-cell>
          <table:table-cell table:style-name="ce172" office:value-type="float" office:value="9794.96" calcext:value-type="float">
            <text:p>9,795</text:p>
          </table:table-cell>
          <table:table-cell table:style-name="ce172" office:value-type="float" office:value="10494.52" calcext:value-type="float">
            <text:p>10,495</text:p>
          </table:table-cell>
          <table:table-cell table:style-name="ce172" office:value-type="float" office:value="10244" calcext:value-type="float">
            <text:p>10,244</text:p>
          </table:table-cell>
          <table:table-cell table:style-name="ce172" office:value-type="float" office:value="10841" calcext:value-type="float">
            <text:p>10,841</text:p>
          </table:table-cell>
          <table:table-cell table:style-name="ce172" office:value-type="float" office:value="10487" calcext:value-type="float">
            <text:p>10,487</text:p>
          </table:table-cell>
          <table:table-cell table:style-name="ce172" office:value-type="float" office:value="11949" calcext:value-type="float">
            <text:p>11,949</text:p>
          </table:table-cell>
          <table:table-cell table:style-name="ce163" office:value-type="float" office:value="11788.68" calcext:value-type="float">
            <text:p>11,789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68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5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Defence</text:p>
          </table:table-cell>
          <table:table-cell table:style-name="ce168" office:value-type="float" office:value="18225.77" calcext:value-type="float">
            <text:p>18,226</text:p>
          </table:table-cell>
          <table:table-cell table:style-name="ce172" office:value-type="float" office:value="21623.89" calcext:value-type="float">
            <text:p>21,624</text:p>
          </table:table-cell>
          <table:table-cell table:style-name="ce172" office:value-type="float" office:value="23642.32" calcext:value-type="float">
            <text:p>23,642</text:p>
          </table:table-cell>
          <table:table-cell table:style-name="ce172" office:value-type="float" office:value="23227.87" calcext:value-type="float">
            <text:p>23,228</text:p>
          </table:table-cell>
          <table:table-cell table:style-name="ce172" office:value-type="float" office:value="24197.97" calcext:value-type="float">
            <text:p>24,198</text:p>
          </table:table-cell>
          <table:table-cell table:style-name="ce172" office:value-type="float" office:value="25664.21" calcext:value-type="float">
            <text:p>25,664</text:p>
          </table:table-cell>
          <table:table-cell table:style-name="ce172" office:value-type="float" office:value="26749.6" calcext:value-type="float">
            <text:p>26,750</text:p>
          </table:table-cell>
          <table:table-cell table:style-name="ce172" office:value-type="float" office:value="29422.32" calcext:value-type="float">
            <text:p>29,422</text:p>
          </table:table-cell>
          <table:table-cell table:style-name="ce172" office:value-type="float" office:value="30772.82" calcext:value-type="float">
            <text:p>30,773</text:p>
          </table:table-cell>
          <table:table-cell table:style-name="ce172" office:value-type="float" office:value="27867.56" calcext:value-type="float">
            <text:p>27,868</text:p>
          </table:table-cell>
          <table:table-cell table:style-name="ce172" office:value-type="float" office:value="28434.51" calcext:value-type="float">
            <text:p>28,435</text:p>
          </table:table-cell>
          <table:table-cell table:style-name="ce172" office:value-type="float" office:value="27051.13" calcext:value-type="float">
            <text:p>27,051</text:p>
          </table:table-cell>
          <table:table-cell table:style-name="ce172" office:value-type="float" office:value="29545.28" calcext:value-type="float">
            <text:p>29,545</text:p>
          </table:table-cell>
          <table:table-cell table:style-name="ce172" office:value-type="float" office:value="28853.94" calcext:value-type="float">
            <text:p>28,854</text:p>
          </table:table-cell>
          <table:table-cell table:style-name="ce172" office:value-type="float" office:value="27102.33" calcext:value-type="float">
            <text:p>27,102</text:p>
          </table:table-cell>
          <table:table-cell table:style-name="ce172" office:value-type="float" office:value="27571.89" calcext:value-type="float">
            <text:p>27,572</text:p>
          </table:table-cell>
          <table:table-cell table:style-name="ce172" office:value-type="float" office:value="27448.21" calcext:value-type="float">
            <text:p>27,448</text:p>
          </table:table-cell>
          <table:table-cell table:style-name="ce172" office:value-type="float" office:value="27796" calcext:value-type="float">
            <text:p>27,796</text:p>
          </table:table-cell>
          <table:table-cell table:style-name="ce172" office:value-type="float" office:value="27881" calcext:value-type="float">
            <text:p>27,881</text:p>
          </table:table-cell>
          <table:table-cell table:style-name="ce172" office:value-type="float" office:value="28399" calcext:value-type="float">
            <text:p>28,399</text:p>
          </table:table-cell>
          <table:table-cell table:style-name="ce172" office:value-type="float" office:value="29422.01" calcext:value-type="float">
            <text:p>29,422</text:p>
          </table:table-cell>
          <table:table-cell table:style-name="ce163" office:value-type="float" office:value="31336" calcext:value-type="float">
            <text:p>31,336</text:p>
          </table:table-cell>
          <table:table-cell table:style-name="ce155" office:value-type="float" office:value="6274.23" calcext:value-type="float">
            <text:p>6,274</text:p>
          </table:table-cell>
          <table:table-cell table:style-name="ce172" office:value-type="float" office:value="3476.11" calcext:value-type="float">
            <text:p>3,476</text:p>
          </table:table-cell>
          <table:table-cell table:style-name="ce172" office:value-type="float" office:value="2057.68" calcext:value-type="float">
            <text:p>2,058</text:p>
          </table:table-cell>
          <table:table-cell table:style-name="ce172" office:value-type="float" office:value="2172.13" calcext:value-type="float">
            <text:p>2,172</text:p>
          </table:table-cell>
          <table:table-cell table:style-name="ce172" office:value-type="float" office:value="2802.04" calcext:value-type="float">
            <text:p>2,802</text:p>
          </table:table-cell>
          <table:table-cell table:style-name="ce172" office:value-type="float" office:value="3135.78" calcext:value-type="float">
            <text:p>3,136</text:p>
          </table:table-cell>
          <table:table-cell table:style-name="ce172" office:value-type="float" office:value="3050.4" calcext:value-type="float">
            <text:p>3,050</text:p>
          </table:table-cell>
          <table:table-cell table:style-name="ce172" office:value-type="float" office:value="1577.68" calcext:value-type="float">
            <text:p>1,578</text:p>
          </table:table-cell>
          <table:table-cell table:style-name="ce172" office:value-type="float" office:value="1427.18" calcext:value-type="float">
            <text:p>1,427</text:p>
          </table:table-cell>
          <table:table-cell table:style-name="ce172" office:value-type="float" office:value="5832.44" calcext:value-type="float">
            <text:p>5,832</text:p>
          </table:table-cell>
          <table:table-cell table:style-name="ce172" office:value-type="float" office:value="8365.49" calcext:value-type="float">
            <text:p>8,365</text:p>
          </table:table-cell>
          <table:table-cell table:style-name="ce172" office:value-type="float" office:value="10648.87" calcext:value-type="float">
            <text:p>10,649</text:p>
          </table:table-cell>
          <table:table-cell table:style-name="ce172" office:value-type="float" office:value="9754.72" calcext:value-type="float">
            <text:p>9,755</text:p>
          </table:table-cell>
          <table:table-cell table:style-name="ce172" office:value-type="float" office:value="9801.15" calcext:value-type="float">
            <text:p>9,801</text:p>
          </table:table-cell>
          <table:table-cell table:style-name="ce172" office:value-type="float" office:value="9237.73" calcext:value-type="float">
            <text:p>9,238</text:p>
          </table:table-cell>
          <table:table-cell table:style-name="ce172" office:value-type="float" office:value="8834.02" calcext:value-type="float">
            <text:p>8,834</text:p>
          </table:table-cell>
          <table:table-cell table:style-name="ce172" office:value-type="float" office:value="9248.68" calcext:value-type="float">
            <text:p>9,249</text:p>
          </table:table-cell>
          <table:table-cell table:style-name="ce172" office:value-type="float" office:value="8831" calcext:value-type="float">
            <text:p>8,831</text:p>
          </table:table-cell>
          <table:table-cell table:style-name="ce172" office:value-type="float" office:value="9250" calcext:value-type="float">
            <text:p>9,250</text:p>
          </table:table-cell>
          <table:table-cell table:style-name="ce172" office:value-type="float" office:value="10271" calcext:value-type="float">
            <text:p>10,271</text:p>
          </table:table-cell>
          <table:table-cell table:style-name="ce172" office:value-type="float" office:value="10816" calcext:value-type="float">
            <text:p>10,816</text:p>
          </table:table-cell>
          <table:table-cell table:style-name="ce163" office:value-type="float" office:value="10835" calcext:value-type="float">
            <text:p>10,835</text:p>
          </table:table-cell>
          <table:table-cell table:style-name="ce172" office:value-type="float" office:value="24500" calcext:value-type="float">
            <text:p>24,500</text:p>
          </table:table-cell>
          <table:table-cell table:style-name="ce172" office:value-type="float" office:value="25100" calcext:value-type="float">
            <text:p>25,100</text:p>
          </table:table-cell>
          <table:table-cell table:style-name="ce172" office:value-type="float" office:value="25700" calcext:value-type="float">
            <text:p>25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000" calcext:value-type="float">
            <text:p>27,000</text:p>
          </table:table-cell>
          <table:table-cell table:style-name="ce172" office:value-type="float" office:value="28800" calcext:value-type="float">
            <text:p>28,800</text:p>
          </table:table-cell>
          <table:table-cell table:style-name="ce172" office:value-type="float" office:value="29800" calcext:value-type="float">
            <text:p>29,800</text:p>
          </table:table-cell>
          <table:table-cell table:style-name="ce172" office:value-type="float" office:value="31000" calcext:value-type="float">
            <text:p>31,0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6800" calcext:value-type="float">
            <text:p>36,800</text:p>
          </table:table-cell>
          <table:table-cell table:style-name="ce172" office:value-type="float" office:value="37700" calcext:value-type="float">
            <text:p>37,700</text:p>
          </table:table-cell>
          <table:table-cell table:style-name="ce172" office:value-type="float" office:value="39300" calcext:value-type="float">
            <text:p>39,300</text:p>
          </table:table-cell>
          <table:table-cell table:style-name="ce172" office:value-type="float" office:value="38655.09" calcext:value-type="float">
            <text:p>38,655</text:p>
          </table:table-cell>
          <table:table-cell table:style-name="ce172" office:value-type="float" office:value="36340.06" calcext:value-type="float">
            <text:p>36,340</text:p>
          </table:table-cell>
          <table:table-cell table:style-name="ce172" office:value-type="float" office:value="36405.91" calcext:value-type="float">
            <text:p>36,406</text:p>
          </table:table-cell>
          <table:table-cell table:style-name="ce172" office:value-type="float" office:value="36696.89" calcext:value-type="float">
            <text:p>36,697</text:p>
          </table:table-cell>
          <table:table-cell table:style-name="ce172" office:value-type="float" office:value="36627" calcext:value-type="float">
            <text:p>36,627</text:p>
          </table:table-cell>
          <table:table-cell table:style-name="ce172" office:value-type="float" office:value="37131" calcext:value-type="float">
            <text:p>37,131</text:p>
          </table:table-cell>
          <table:table-cell table:style-name="ce172" office:value-type="float" office:value="38670" calcext:value-type="float">
            <text:p>38,670</text:p>
          </table:table-cell>
          <table:table-cell table:style-name="ce172" office:value-type="float" office:value="40238" calcext:value-type="float">
            <text:p>40,238</text:p>
          </table:table-cell>
          <table:table-cell table:style-name="ce163" office:value-type="float" office:value="42171" calcext:value-type="float">
            <text:p>42,171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Public order and safety</text:p>
          </table:table-cell>
          <table:table-cell table:style-name="ce168" office:value-type="float" office:value="17327.67" calcext:value-type="float">
            <text:p>17,328</text:p>
          </table:table-cell>
          <table:table-cell table:style-name="ce172" office:value-type="float" office:value="17738.37" calcext:value-type="float">
            <text:p>17,738</text:p>
          </table:table-cell>
          <table:table-cell table:style-name="ce172" office:value-type="float" office:value="19708.39" calcext:value-type="float">
            <text:p>19,708</text:p>
          </table:table-cell>
          <table:table-cell table:style-name="ce172" office:value-type="float" office:value="21867.53" calcext:value-type="float">
            <text:p>21,868</text:p>
          </table:table-cell>
          <table:table-cell table:style-name="ce172" office:value-type="float" office:value="23073.14" calcext:value-type="float">
            <text:p>23,073</text:p>
          </table:table-cell>
          <table:table-cell table:style-name="ce172" office:value-type="float" office:value="24976.4" calcext:value-type="float">
            <text:p>24,976</text:p>
          </table:table-cell>
          <table:table-cell table:style-name="ce172" office:value-type="float" office:value="26754.78" calcext:value-type="float">
            <text:p>26,755</text:p>
          </table:table-cell>
          <table:table-cell table:style-name="ce172" office:value-type="float" office:value="27668.87" calcext:value-type="float">
            <text:p>27,669</text:p>
          </table:table-cell>
          <table:table-cell table:style-name="ce172" office:value-type="float" office:value="28569.97" calcext:value-type="float">
            <text:p>28,570</text:p>
          </table:table-cell>
          <table:table-cell table:style-name="ce172" office:value-type="float" office:value="29658.13" calcext:value-type="float">
            <text:p>29,658</text:p>
          </table:table-cell>
          <table:table-cell table:style-name="ce172" office:value-type="float" office:value="30936.94" calcext:value-type="float">
            <text:p>30,937</text:p>
          </table:table-cell>
          <table:table-cell table:style-name="ce172" office:value-type="float" office:value="31391.18" calcext:value-type="float">
            <text:p>31,391</text:p>
          </table:table-cell>
          <table:table-cell table:style-name="ce172" office:value-type="float" office:value="31072.44" calcext:value-type="float">
            <text:p>31,072</text:p>
          </table:table-cell>
          <table:table-cell table:style-name="ce172" office:value-type="float" office:value="30508.95" calcext:value-type="float">
            <text:p>30,509</text:p>
          </table:table-cell>
          <table:table-cell table:style-name="ce172" office:value-type="float" office:value="29896.29" calcext:value-type="float">
            <text:p>29,896</text:p>
          </table:table-cell>
          <table:table-cell table:style-name="ce172" office:value-type="float" office:value="28344.73" calcext:value-type="float">
            <text:p>28,345</text:p>
          </table:table-cell>
          <table:table-cell table:style-name="ce172" office:value-type="float" office:value="29235.01" calcext:value-type="float">
            <text:p>29,235</text:p>
          </table:table-cell>
          <table:table-cell table:style-name="ce172" office:value-type="float" office:value="28928" calcext:value-type="float">
            <text:p>28,928</text:p>
          </table:table-cell>
          <table:table-cell table:style-name="ce172" office:value-type="float" office:value="28953.98" calcext:value-type="float">
            <text:p>28,954</text:p>
          </table:table-cell>
          <table:table-cell table:style-name="ce172" office:value-type="float" office:value="29437" calcext:value-type="float">
            <text:p>29,437</text:p>
          </table:table-cell>
          <table:table-cell table:style-name="ce172" office:value-type="float" office:value="30437.99" calcext:value-type="float">
            <text:p>30,438</text:p>
          </table:table-cell>
          <table:table-cell table:style-name="ce163" office:value-type="float" office:value="32209.37" calcext:value-type="float">
            <text:p>32,209</text:p>
          </table:table-cell>
          <table:table-cell table:style-name="ce155" office:value-type="float" office:value="672.32" calcext:value-type="float">
            <text:p>672</text:p>
          </table:table-cell>
          <table:table-cell table:style-name="ce172" office:value-type="float" office:value="661.63" calcext:value-type="float">
            <text:p>662</text:p>
          </table:table-cell>
          <table:table-cell table:style-name="ce172" office:value-type="float" office:value="691.61" calcext:value-type="float">
            <text:p>692</text:p>
          </table:table-cell>
          <table:table-cell table:style-name="ce172" office:value-type="float" office:value="1232.48" calcext:value-type="float">
            <text:p>1,232</text:p>
          </table:table-cell>
          <table:table-cell table:style-name="ce172" office:value-type="float" office:value="1326.87" calcext:value-type="float">
            <text:p>1,327</text:p>
          </table:table-cell>
          <table:table-cell table:style-name="ce172" office:value-type="float" office:value="1423.6" calcext:value-type="float">
            <text:p>1,424</text:p>
          </table:table-cell>
          <table:table-cell table:style-name="ce172" office:value-type="float" office:value="1745.21" calcext:value-type="float">
            <text:p>1,745</text:p>
          </table:table-cell>
          <table:table-cell table:style-name="ce172" office:value-type="float" office:value="1631.12" calcext:value-type="float">
            <text:p>1,631</text:p>
          </table:table-cell>
          <table:table-cell table:style-name="ce172" office:value-type="float" office:value="1830.03" calcext:value-type="float">
            <text:p>1,830</text:p>
          </table:table-cell>
          <table:table-cell table:style-name="ce172" office:value-type="float" office:value="2041.87" calcext:value-type="float">
            <text:p>2,042</text:p>
          </table:table-cell>
          <table:table-cell table:style-name="ce172" office:value-type="float" office:value="2763.06" calcext:value-type="float">
            <text:p>2,763</text:p>
          </table:table-cell>
          <table:table-cell table:style-name="ce172" office:value-type="float" office:value="2708.81" calcext:value-type="float">
            <text:p>2,709</text:p>
          </table:table-cell>
          <table:table-cell table:style-name="ce172" office:value-type="float" office:value="2027.56" calcext:value-type="float">
            <text:p>2,028</text:p>
          </table:table-cell>
          <table:table-cell table:style-name="ce172" office:value-type="float" office:value="1561.52" calcext:value-type="float">
            <text:p>1,562</text:p>
          </table:table-cell>
          <table:table-cell table:style-name="ce172" office:value-type="float" office:value="1410.28" calcext:value-type="float">
            <text:p>1,410</text:p>
          </table:table-cell>
          <table:table-cell table:style-name="ce172" office:value-type="float" office:value="1257.9" calcext:value-type="float">
            <text:p>1,258</text:p>
          </table:table-cell>
          <table:table-cell table:style-name="ce172" office:value-type="float" office:value="1251.65" calcext:value-type="float">
            <text:p>1,252</text:p>
          </table:table-cell>
          <table:table-cell table:style-name="ce172" office:value-type="float" office:value="1279" calcext:value-type="float">
            <text:p>1,279</text:p>
          </table:table-cell>
          <table:table-cell table:style-name="ce172" office:value-type="float" office:value="1116" calcext:value-type="float">
            <text:p>1,116</text:p>
          </table:table-cell>
          <table:table-cell table:style-name="ce172" office:value-type="float" office:value="2030" calcext:value-type="float">
            <text:p>2,030</text:p>
          </table:table-cell>
          <table:table-cell table:style-name="ce172" office:value-type="float" office:value="1971.99" calcext:value-type="float">
            <text:p>1,972</text:p>
          </table:table-cell>
          <table:table-cell table:style-name="ce163" office:value-type="float" office:value="2245.88" calcext:value-type="float">
            <text:p>2,246</text:p>
          </table:table-cell>
          <table:table-cell table:style-name="ce172" office:value-type="float" office:value="18000" calcext:value-type="float">
            <text:p>18,000</text:p>
          </table:table-cell>
          <table:table-cell table:style-name="ce172" office:value-type="float" office:value="18400" calcext:value-type="float">
            <text:p>18,400</text:p>
          </table:table-cell>
          <table:table-cell table:style-name="ce172" office:value-type="float" office:value="20400" calcext:value-type="float">
            <text:p>20,400</text:p>
          </table:table-cell>
          <table:table-cell table:style-name="ce172" office:value-type="float" office:value="23100" calcext:value-type="float">
            <text:p>23,100</text:p>
          </table:table-cell>
          <table:table-cell table:style-name="ce172" office:value-type="float" office:value="24400.01" calcext:value-type="float">
            <text:p>24,400</text:p>
          </table:table-cell>
          <table:table-cell table:style-name="ce172" office:value-type="float" office:value="26400" calcext:value-type="float">
            <text:p>26,400</text:p>
          </table:table-cell>
          <table:table-cell table:style-name="ce172" office:value-type="float" office:value="28500" calcext:value-type="float">
            <text:p>28,500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30400" calcext:value-type="float">
            <text:p>30,400</text:p>
          </table:table-cell>
          <table:table-cell table:style-name="ce172" office:value-type="float" office:value="31700" calcext:value-type="float">
            <text:p>31,7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4100" calcext:value-type="float">
            <text:p>34,100</text:p>
          </table:table-cell>
          <table:table-cell table:style-name="ce172" office:value-type="float" office:value="33100" calcext:value-type="float">
            <text:p>33,100</text:p>
          </table:table-cell>
          <table:table-cell table:style-name="ce172" office:value-type="float" office:value="32070.47" calcext:value-type="float">
            <text:p>32,070</text:p>
          </table:table-cell>
          <table:table-cell table:style-name="ce172" office:value-type="float" office:value="31306.56" calcext:value-type="float">
            <text:p>31,307</text:p>
          </table:table-cell>
          <table:table-cell table:style-name="ce172" office:value-type="float" office:value="29602.62" calcext:value-type="float">
            <text:p>29,603</text:p>
          </table:table-cell>
          <table:table-cell table:style-name="ce172" office:value-type="float" office:value="30486.66" calcext:value-type="float">
            <text:p>30,487</text:p>
          </table:table-cell>
          <table:table-cell table:style-name="ce172" office:value-type="float" office:value="30207" calcext:value-type="float">
            <text:p>30,207</text:p>
          </table:table-cell>
          <table:table-cell table:style-name="ce172" office:value-type="float" office:value="30069.99" calcext:value-type="float">
            <text:p>30,070</text:p>
          </table:table-cell>
          <table:table-cell table:style-name="ce172" office:value-type="float" office:value="31467" calcext:value-type="float">
            <text:p>31,467</text:p>
          </table:table-cell>
          <table:table-cell table:style-name="ce172" office:value-type="float" office:value="32409.98" calcext:value-type="float">
            <text:p>32,410</text:p>
          </table:table-cell>
          <table:table-cell table:style-name="ce163" office:value-type="float" office:value="34455.25" calcext:value-type="float">
            <text:p>34,455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Economic affairs</text:p>
          </table:table-cell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5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21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68" office:value-type="float" office:value="1621.59" calcext:value-type="float">
            <text:p>1,622</text:p>
          </table:table-cell>
          <table:table-cell table:style-name="ce172" office:value-type="float" office:value="2572.87" calcext:value-type="float">
            <text:p>2,573</text:p>
          </table:table-cell>
          <table:table-cell table:style-name="ce172" office:value-type="float" office:value="2979.37" calcext:value-type="float">
            <text:p>2,979</text:p>
          </table:table-cell>
          <table:table-cell table:style-name="ce172" office:value-type="float" office:value="3198.34" calcext:value-type="float">
            <text:p>3,198</text:p>
          </table:table-cell>
          <table:table-cell table:style-name="ce172" office:value-type="float" office:value="4333.39" calcext:value-type="float">
            <text:p>4,333</text:p>
          </table:table-cell>
          <table:table-cell table:style-name="ce172" office:value-type="float" office:value="4725.29" calcext:value-type="float">
            <text:p>4,725</text:p>
          </table:table-cell>
          <table:table-cell table:style-name="ce172" office:value-type="float" office:value="5025.68" calcext:value-type="float">
            <text:p>5,026</text:p>
          </table:table-cell>
          <table:table-cell table:style-name="ce172" office:value-type="float" office:value="5078.27" calcext:value-type="float">
            <text:p>5,078</text:p>
          </table:table-cell>
          <table:table-cell table:style-name="ce172" office:value-type="float" office:value="4766.37" calcext:value-type="float">
            <text:p>4,766</text:p>
          </table:table-cell>
          <table:table-cell table:style-name="ce172" office:value-type="float" office:value="5829.01" calcext:value-type="float">
            <text:p>5,829</text:p>
          </table:table-cell>
          <table:table-cell table:style-name="ce172" office:value-type="float" office:value="4863.17" calcext:value-type="float">
            <text:p>4,863</text:p>
          </table:table-cell>
          <table:table-cell table:style-name="ce172" office:value-type="float" office:value="5089.93" calcext:value-type="float">
            <text:p>5,090</text:p>
          </table:table-cell>
          <table:table-cell table:style-name="ce172" office:value-type="float" office:value="2865.29" calcext:value-type="float">
            <text:p>2,865</text:p>
          </table:table-cell>
          <table:table-cell table:style-name="ce172" office:value-type="float" office:value="3395.47" calcext:value-type="float">
            <text:p>3,395</text:p>
          </table:table-cell>
          <table:table-cell table:style-name="ce172" office:value-type="float" office:value="4056.8" calcext:value-type="float">
            <text:p>4,057</text:p>
          </table:table-cell>
          <table:table-cell table:style-name="ce172" office:value-type="float" office:value="5544.44" calcext:value-type="float">
            <text:p>5,544</text:p>
          </table:table-cell>
          <table:table-cell table:style-name="ce172" office:value-type="float" office:value="5720.23" calcext:value-type="float">
            <text:p>5,720</text:p>
          </table:table-cell>
          <table:table-cell table:style-name="ce172" office:value-type="float" office:value="6733" calcext:value-type="float">
            <text:p>6,733</text:p>
          </table:table-cell>
          <table:table-cell table:style-name="ce172" office:value-type="float" office:value="6589" calcext:value-type="float">
            <text:p>6,589</text:p>
          </table:table-cell>
          <table:table-cell table:style-name="ce172" office:value-type="float" office:value="7306" calcext:value-type="float">
            <text:p>7,306</text:p>
          </table:table-cell>
          <table:table-cell table:style-name="ce172" office:value-type="float" office:value="9398" calcext:value-type="float">
            <text:p>9,398</text:p>
          </table:table-cell>
          <table:table-cell table:style-name="ce163" office:value-type="float" office:value="12593.19" calcext:value-type="float">
            <text:p>12,593</text:p>
          </table:table-cell>
          <table:table-cell table:style-name="ce155" office:value-type="float" office:value="1478.41" calcext:value-type="float">
            <text:p>1,478</text:p>
          </table:table-cell>
          <table:table-cell table:style-name="ce172" office:value-type="float" office:value="1827.13" calcext:value-type="float">
            <text:p>1,827</text:p>
          </table:table-cell>
          <table:table-cell table:style-name="ce172" office:value-type="float" office:value="1920.63" calcext:value-type="float">
            <text:p>1,921</text:p>
          </table:table-cell>
          <table:table-cell table:style-name="ce172" office:value-type="float" office:value="1901.66" calcext:value-type="float">
            <text:p>1,902</text:p>
          </table:table-cell>
          <table:table-cell table:style-name="ce172" office:value-type="float" office:value="1566.6" calcext:value-type="float">
            <text:p>1,567</text:p>
          </table:table-cell>
          <table:table-cell table:style-name="ce172" office:value-type="float" office:value="1274.72" calcext:value-type="float">
            <text:p>1,275</text:p>
          </table:table-cell>
          <table:table-cell table:style-name="ce172" office:value-type="float" office:value="1474.32" calcext:value-type="float">
            <text:p>1,474</text:p>
          </table:table-cell>
          <table:table-cell table:style-name="ce172" office:value-type="float" office:value="1321.73" calcext:value-type="float">
            <text:p>1,322</text:p>
          </table:table-cell>
          <table:table-cell table:style-name="ce172" office:value-type="float" office:value="1533.63" calcext:value-type="float">
            <text:p>1,534</text:p>
          </table:table-cell>
          <table:table-cell table:style-name="ce172" office:value-type="float" office:value="1270.99" calcext:value-type="float">
            <text:p>1,271</text:p>
          </table:table-cell>
          <table:table-cell table:style-name="ce172" office:value-type="float" office:value="11336.82" calcext:value-type="float">
            <text:p>11,337</text:p>
          </table:table-cell>
          <table:table-cell table:style-name="ce172" office:value-type="float" office:value="7110.08" calcext:value-type="float">
            <text:p>7,110</text:p>
          </table:table-cell>
          <table:table-cell table:style-name="ce172" office:value-type="float" office:value="2034.71" calcext:value-type="float">
            <text:p>2,035</text:p>
          </table:table-cell>
          <table:table-cell table:style-name="ce172" office:value-type="float" office:value="1375.59" calcext:value-type="float">
            <text:p>1,376</text:p>
          </table:table-cell>
          <table:table-cell table:style-name="ce172" office:value-type="float" office:value="941.97" calcext:value-type="float">
            <text:p>942</text:p>
          </table:table-cell>
          <table:table-cell table:style-name="ce172" office:value-type="float" office:value="1177.8" calcext:value-type="float">
            <text:p>1,178</text:p>
          </table:table-cell>
          <table:table-cell table:style-name="ce172" office:value-type="float" office:value="861.8" calcext:value-type="float">
            <text:p>862</text:p>
          </table:table-cell>
          <table:table-cell table:style-name="ce172" office:value-type="float" office:value="733" calcext:value-type="float">
            <text:p>733</text:p>
          </table:table-cell>
          <table:table-cell table:style-name="ce172" office:value-type="float" office:value="1678" calcext:value-type="float">
            <text:p>1,678</text:p>
          </table:table-cell>
          <table:table-cell table:style-name="ce172" office:value-type="float" office:value="2687.99" calcext:value-type="float">
            <text:p>2,688</text:p>
          </table:table-cell>
          <table:table-cell table:style-name="ce172" office:value-type="float" office:value="3776.99" calcext:value-type="float">
            <text:p>3,777</text:p>
          </table:table-cell>
          <table:table-cell table:style-name="ce163" office:value-type="float" office:value="3123.49" calcext:value-type="float">
            <text:p>3,123</text:p>
          </table:table-cell>
          <table:table-cell table:style-name="ce172" office:value-type="float" office:value="3100" calcext:value-type="float">
            <text:p>3,100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900" calcext:value-type="float">
            <text:p>5,9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500" calcext:value-type="float">
            <text:p>6,5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16200" calcext:value-type="float">
            <text:p>16,200</text:p>
          </table:table-cell>
          <table:table-cell table:style-name="ce172" office:value-type="float" office:value="12200" calcext:value-type="float">
            <text:p>12,2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4771.06" calcext:value-type="float">
            <text:p>4,771</text:p>
          </table:table-cell>
          <table:table-cell table:style-name="ce172" office:value-type="float" office:value="4998.77" calcext:value-type="float">
            <text:p>4,999</text:p>
          </table:table-cell>
          <table:table-cell table:style-name="ce172" office:value-type="float" office:value="6722.24" calcext:value-type="float">
            <text:p>6,722</text:p>
          </table:table-cell>
          <table:table-cell table:style-name="ce172" office:value-type="float" office:value="6582.03" calcext:value-type="float">
            <text:p>6,582</text:p>
          </table:table-cell>
          <table:table-cell table:style-name="ce172" office:value-type="float" office:value="7466" calcext:value-type="float">
            <text:p>7,466</text:p>
          </table:table-cell>
          <table:table-cell table:style-name="ce172" office:value-type="float" office:value="8267" calcext:value-type="float">
            <text:p>8,267</text:p>
          </table:table-cell>
          <table:table-cell table:style-name="ce172" office:value-type="float" office:value="9993.99" calcext:value-type="float">
            <text:p>9,994</text:p>
          </table:table-cell>
          <table:table-cell table:style-name="ce172" office:value-type="float" office:value="13174.99" calcext:value-type="float">
            <text:p>13,175</text:p>
          </table:table-cell>
          <table:table-cell table:style-name="ce163" office:value-type="float" office:value="15716.68" calcext:value-type="float">
            <text:p>15,717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68" office:value-type="float" office:value="178.82" calcext:value-type="float">
            <text:p>179</text:p>
          </table:table-cell>
          <table:table-cell table:style-name="ce172" office:value-type="float" office:value="172.77" calcext:value-type="float">
            <text:p>173</text:p>
          </table:table-cell>
          <table:table-cell table:style-name="ce172" office:value-type="float" office:value="178.23" calcext:value-type="float">
            <text:p>178</text:p>
          </table:table-cell>
          <table:table-cell table:style-name="ce172" office:value-type="float" office:value="203.71" calcext:value-type="float">
            <text:p>204</text:p>
          </table:table-cell>
          <table:table-cell table:style-name="ce172" office:value-type="float" office:value="103.31" calcext:value-type="float">
            <text:p>103</text:p>
          </table:table-cell>
          <table:table-cell table:style-name="ce172" office:value-type="float" office:value="84.17" calcext:value-type="float">
            <text:p>84</text:p>
          </table:table-cell>
          <table:table-cell table:style-name="ce172" office:value-type="float" office:value="93.46" calcext:value-type="float">
            <text:p>93</text:p>
          </table:table-cell>
          <table:table-cell table:style-name="ce172" office:value-type="float" office:value="8.6" calcext:value-type="float">
            <text:p>9</text:p>
          </table:table-cell>
          <table:table-cell table:style-name="ce172" office:value-type="float" office:value="20.97" calcext:value-type="float">
            <text:p>21</text:p>
          </table:table-cell>
          <table:table-cell table:style-name="ce172" office:value-type="float" office:value="102.39" calcext:value-type="float">
            <text:p>102</text:p>
          </table:table-cell>
          <table:table-cell table:style-name="ce172" office:value-type="float" office:value="99.31" calcext:value-type="float">
            <text:p>99</text:p>
          </table:table-cell>
          <table:table-cell table:style-name="ce172" office:value-type="float" office:value="775.59" calcext:value-type="float">
            <text:p>776</text:p>
          </table:table-cell>
          <table:table-cell table:style-name="ce172" office:value-type="float" office:value="692.72" calcext:value-type="float">
            <text:p>693</text:p>
          </table:table-cell>
          <table:table-cell table:style-name="ce172" office:value-type="float" office:value="370.31" calcext:value-type="float">
            <text:p>370</text:p>
          </table:table-cell>
          <table:table-cell table:style-name="ce172" office:value-type="float" office:value="271.71" calcext:value-type="float">
            <text:p>272</text:p>
          </table:table-cell>
          <table:table-cell table:style-name="ce172" office:value-type="float" office:value="362.71" calcext:value-type="float">
            <text:p>363</text:p>
          </table:table-cell>
          <table:table-cell table:style-name="ce172" office:value-type="float" office:value="496.03" calcext:value-type="float">
            <text:p>496</text:p>
          </table:table-cell>
          <table:table-cell table:style-name="ce172" office:value-type="float" office:value="875" calcext:value-type="float">
            <text:p>875</text:p>
          </table:table-cell>
          <table:table-cell table:style-name="ce172" office:value-type="float" office:value="978" calcext:value-type="float">
            <text:p>978</text:p>
          </table:table-cell>
          <table:table-cell table:style-name="ce172" office:value-type="float" office:value="1126" calcext:value-type="float">
            <text:p>1,126</text:p>
          </table:table-cell>
          <table:table-cell table:style-name="ce172" office:value-type="float" office:value="1011" calcext:value-type="float">
            <text:p>1,011</text:p>
          </table:table-cell>
          <table:table-cell table:style-name="ce163" office:value-type="float" office:value="1019.62" calcext:value-type="float">
            <text:p>1,020</text:p>
          </table:table-cell>
          <table:table-cell table:style-name="ce155" office:value-type="float" office:value="1221.18" calcext:value-type="float">
            <text:p>1,221</text:p>
          </table:table-cell>
          <table:table-cell table:style-name="ce172" office:value-type="float" office:value="1227.24" calcext:value-type="float">
            <text:p>1,227</text:p>
          </table:table-cell>
          <table:table-cell table:style-name="ce172" office:value-type="float" office:value="1221.78" calcext:value-type="float">
            <text:p>1,222</text:p>
          </table:table-cell>
          <table:table-cell table:style-name="ce172" office:value-type="float" office:value="1496.3" calcext:value-type="float">
            <text:p>1,496</text:p>
          </table:table-cell>
          <table:table-cell table:style-name="ce172" office:value-type="float" office:value="1996.69" calcext:value-type="float">
            <text:p>1,997</text:p>
          </table:table-cell>
          <table:table-cell table:style-name="ce172" office:value-type="float" office:value="2215.83" calcext:value-type="float">
            <text:p>2,216</text:p>
          </table:table-cell>
          <table:table-cell table:style-name="ce172" office:value-type="float" office:value="2406.53" calcext:value-type="float">
            <text:p>2,407</text:p>
          </table:table-cell>
          <table:table-cell table:style-name="ce172" office:value-type="float" office:value="2991.4" calcext:value-type="float">
            <text:p>2,991</text:p>
          </table:table-cell>
          <table:table-cell table:style-name="ce172" office:value-type="float" office:value="2879.03" calcext:value-type="float">
            <text:p>2,879</text:p>
          </table:table-cell>
          <table:table-cell table:style-name="ce172" office:value-type="float" office:value="3197.61" calcext:value-type="float">
            <text:p>3,198</text:p>
          </table:table-cell>
          <table:table-cell table:style-name="ce172" office:value-type="float" office:value="3100.68" calcext:value-type="float">
            <text:p>3,101</text:p>
          </table:table-cell>
          <table:table-cell table:style-name="ce172" office:value-type="float" office:value="2824.41" calcext:value-type="float">
            <text:p>2,824</text:p>
          </table:table-cell>
          <table:table-cell table:style-name="ce172" office:value-type="float" office:value="2747.59" calcext:value-type="float">
            <text:p>2,748</text:p>
          </table:table-cell>
          <table:table-cell table:style-name="ce172" office:value-type="float" office:value="3248.37" calcext:value-type="float">
            <text:p>3,248</text:p>
          </table:table-cell>
          <table:table-cell table:style-name="ce172" office:value-type="float" office:value="3053.75" calcext:value-type="float">
            <text:p>3,054</text:p>
          </table:table-cell>
          <table:table-cell table:style-name="ce172" office:value-type="float" office:value="3831.14" calcext:value-type="float">
            <text:p>3,831</text:p>
          </table:table-cell>
          <table:table-cell table:style-name="ce172" office:value-type="float" office:value="3900.21" calcext:value-type="float">
            <text:p>3,900</text:p>
          </table:table-cell>
          <table:table-cell table:style-name="ce172" office:value-type="float" office:value="3868" calcext:value-type="float">
            <text:p>3,868</text:p>
          </table:table-cell>
          <table:table-cell table:style-name="ce172" office:value-type="float" office:value="3510" calcext:value-type="float">
            <text:p>3,510</text:p>
          </table:table-cell>
          <table:table-cell table:style-name="ce172" office:value-type="float" office:value="3920" calcext:value-type="float">
            <text:p>3,920</text:p>
          </table:table-cell>
          <table:table-cell table:style-name="ce172" office:value-type="float" office:value="5422" calcext:value-type="float">
            <text:p>5,422</text:p>
          </table:table-cell>
          <table:table-cell table:style-name="ce163" office:value-type="float" office:value="5786" calcext:value-type="float">
            <text:p>5,786</text:p>
          </table:table-cell>
          <table:table-cell table:number-columns-repeated="3" table:style-name="ce172" office:value-type="float" office:value="1400" calcext:value-type="float">
            <text:p>1,400</text:p>
          </table:table-cell>
          <table:table-cell table:style-name="ce172" office:value-type="float" office:value="1700" calcext:value-type="float">
            <text:p>1,7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2300" calcext:value-type="float">
            <text:p>2,300</text:p>
          </table:table-cell>
          <table:table-cell table:style-name="ce172" office:value-type="float" office:value="2500" calcext:value-type="float">
            <text:p>2,500</text:p>
          </table:table-cell>
          <table:table-cell table:style-name="ce172" office:value-type="float" office:value="3000" calcext:value-type="float">
            <text:p>3,000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600" calcext:value-type="float">
            <text:p>3,600</text:p>
          </table:table-cell>
          <table:table-cell table:style-name="ce172" office:value-type="float" office:value="3440.31" calcext:value-type="float">
            <text:p>3,440</text:p>
          </table:table-cell>
          <table:table-cell table:style-name="ce172" office:value-type="float" office:value="3618.68" calcext:value-type="float">
            <text:p>3,619</text:p>
          </table:table-cell>
          <table:table-cell table:style-name="ce172" office:value-type="float" office:value="3325.46" calcext:value-type="float">
            <text:p>3,325</text:p>
          </table:table-cell>
          <table:table-cell table:style-name="ce172" office:value-type="float" office:value="4193.85" calcext:value-type="float">
            <text:p>4,194</text:p>
          </table:table-cell>
          <table:table-cell table:style-name="ce172" office:value-type="float" office:value="4396.24" calcext:value-type="float">
            <text:p>4,396</text:p>
          </table:table-cell>
          <table:table-cell table:style-name="ce172" office:value-type="float" office:value="4743" calcext:value-type="float">
            <text:p>4,743</text:p>
          </table:table-cell>
          <table:table-cell table:style-name="ce172" office:value-type="float" office:value="4488" calcext:value-type="float">
            <text:p>4,488</text:p>
          </table:table-cell>
          <table:table-cell table:style-name="ce172" office:value-type="float" office:value="5046" calcext:value-type="float">
            <text:p>5,046</text:p>
          </table:table-cell>
          <table:table-cell table:style-name="ce172" office:value-type="float" office:value="6433" calcext:value-type="float">
            <text:p>6,433</text:p>
          </table:table-cell>
          <table:table-cell table:style-name="ce163" office:value-type="float" office:value="6805.62" calcext:value-type="float">
            <text:p>6,806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68" office:value-type="float" office:value="2892.68" calcext:value-type="float">
            <text:p>2,893</text:p>
          </table:table-cell>
          <table:table-cell table:style-name="ce172" office:value-type="float" office:value="3482.81" calcext:value-type="float">
            <text:p>3,483</text:p>
          </table:table-cell>
          <table:table-cell table:style-name="ce172" office:value-type="float" office:value="3787.28" calcext:value-type="float">
            <text:p>3,787</text:p>
          </table:table-cell>
          <table:table-cell table:style-name="ce172" office:value-type="float" office:value="3258.29" calcext:value-type="float">
            <text:p>3,258</text:p>
          </table:table-cell>
          <table:table-cell table:style-name="ce172" office:value-type="float" office:value="2933.51" calcext:value-type="float">
            <text:p>2,934</text:p>
          </table:table-cell>
          <table:table-cell table:style-name="ce172" office:value-type="float" office:value="2887.09" calcext:value-type="float">
            <text:p>2,887</text:p>
          </table:table-cell>
          <table:table-cell table:style-name="ce172" office:value-type="float" office:value="3043.14" calcext:value-type="float">
            <text:p>3,043</text:p>
          </table:table-cell>
          <table:table-cell table:style-name="ce172" office:value-type="float" office:value="2944.79" calcext:value-type="float">
            <text:p>2,945</text:p>
          </table:table-cell>
          <table:table-cell table:style-name="ce172" office:value-type="float" office:value="3105.4" calcext:value-type="float">
            <text:p>3,105</text:p>
          </table:table-cell>
          <table:table-cell table:style-name="ce172" office:value-type="float" office:value="1762.28" calcext:value-type="float">
            <text:p>1,762</text:p>
          </table:table-cell>
          <table:table-cell table:style-name="ce172" office:value-type="float" office:value="3074.96" calcext:value-type="float">
            <text:p>3,075</text:p>
          </table:table-cell>
          <table:table-cell table:style-name="ce172" office:value-type="float" office:value="3956.3" calcext:value-type="float">
            <text:p>3,956</text:p>
          </table:table-cell>
          <table:table-cell table:style-name="ce172" office:value-type="float" office:value="4606.1" calcext:value-type="float">
            <text:p>4,606</text:p>
          </table:table-cell>
          <table:table-cell table:style-name="ce172" office:value-type="float" office:value="3143.2" calcext:value-type="float">
            <text:p>3,143</text:p>
          </table:table-cell>
          <table:table-cell table:style-name="ce172" office:value-type="float" office:value="2799.04" calcext:value-type="float">
            <text:p>2,799</text:p>
          </table:table-cell>
          <table:table-cell table:style-name="ce172" office:value-type="float" office:value="3718.21" calcext:value-type="float">
            <text:p>3,718</text:p>
          </table:table-cell>
          <table:table-cell table:style-name="ce172" office:value-type="float" office:value="2824.8" calcext:value-type="float">
            <text:p>2,825</text:p>
          </table:table-cell>
          <table:table-cell table:style-name="ce172" office:value-type="float" office:value="2379" calcext:value-type="float">
            <text:p>2,379</text:p>
          </table:table-cell>
          <table:table-cell table:style-name="ce172" office:value-type="float" office:value="2347" calcext:value-type="float">
            <text:p>2,347</text:p>
          </table:table-cell>
          <table:table-cell table:style-name="ce172" office:value-type="float" office:value="2512" calcext:value-type="float">
            <text:p>2,512</text:p>
          </table:table-cell>
          <table:table-cell table:style-name="ce172" office:value-type="float" office:value="2632" calcext:value-type="float">
            <text:p>2,632</text:p>
          </table:table-cell>
          <table:table-cell table:style-name="ce163" office:value-type="float" office:value="2251" calcext:value-type="float">
            <text:p>2,251</text:p>
          </table:table-cell>
          <table:table-cell table:style-name="ce155" office:value-type="float" office:value="7.32" calcext:value-type="float">
            <text:p>7</text:p>
          </table:table-cell>
          <table:table-cell table:style-name="ce172" office:value-type="float" office:value="17.19" calcext:value-type="float">
            <text:p>17</text:p>
          </table:table-cell>
          <table:table-cell table:style-name="ce172" office:value-type="float" office:value="12.72" calcext:value-type="float">
            <text:p>13</text:p>
          </table:table-cell>
          <table:table-cell table:style-name="ce172" office:value-type="float" office:value="41.71" calcext:value-type="float">
            <text:p>42</text:p>
          </table:table-cell>
          <table:table-cell table:style-name="ce172" office:value-type="float" office:value="66.49" calcext:value-type="float">
            <text:p>66</text:p>
          </table:table-cell>
          <table:table-cell table:style-name="ce172" office:value-type="float" office:value="312.91" calcext:value-type="float">
            <text:p>313</text:p>
          </table:table-cell>
          <table:table-cell table:style-name="ce172" office:value-type="float" office:value="156.86" calcext:value-type="float">
            <text:p>157</text:p>
          </table:table-cell>
          <table:table-cell table:style-name="ce172" office:value-type="float" office:value="355.22" calcext:value-type="float">
            <text:p>355</text:p>
          </table:table-cell>
          <table:table-cell table:style-name="ce172" office:value-type="float" office:value="194.6" calcext:value-type="float">
            <text:p>195</text:p>
          </table:table-cell>
          <table:table-cell table:style-name="ce172" office:value-type="float" office:value="337.72" calcext:value-type="float">
            <text:p>338</text:p>
          </table:table-cell>
          <table:table-cell table:style-name="ce172" office:value-type="float" office:value="425.04" calcext:value-type="float">
            <text:p>425</text:p>
          </table:table-cell>
          <table:table-cell table:style-name="ce172" office:value-type="float" office:value="143.7" calcext:value-type="float">
            <text:p>144</text:p>
          </table:table-cell>
          <table:table-cell table:style-name="ce172" office:value-type="float" office:value="93.89" calcext:value-type="float">
            <text:p>94</text:p>
          </table:table-cell>
          <table:table-cell table:style-name="ce172" office:value-type="float" office:value="84.01" calcext:value-type="float">
            <text:p>84</text:p>
          </table:table-cell>
          <table:table-cell table:style-name="ce172" office:value-type="float" office:value="78.68" calcext:value-type="float">
            <text:p>79</text:p>
          </table:table-cell>
          <table:table-cell table:style-name="ce172" office:value-type="float" office:value="77.25" calcext:value-type="float">
            <text:p>77</text:p>
          </table:table-cell>
          <table:table-cell table:style-name="ce172" office:value-type="float" office:value="32.23" calcext:value-type="float">
            <text:p>32</text:p>
          </table:table-cell>
          <table:table-cell table:style-name="ce172" office:value-type="float" office:value="22" calcext:value-type="float">
            <text:p>22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float" office:value="105" calcext:value-type="float">
            <text:p>105</text:p>
          </table:table-cell>
          <table:table-cell table:style-name="ce172" office:value-type="float" office:value="47" calcext:value-type="float">
            <text:p>47</text:p>
          </table:table-cell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3800" calcext:value-type="float">
            <text:p>3,8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000" calcext:value-type="float">
            <text:p>3,000</text:p>
          </table:table-cell>
          <table:table-cell table:number-columns-repeated="2" table:style-name="ce172" office:value-type="float" office:value="3200" calcext:value-type="float">
            <text:p>3,200</text:p>
          </table:table-cell>
          <table:table-cell table:number-columns-repeated="2" table:style-name="ce172" office:value-type="float" office:value="3300" calcext:value-type="float">
            <text:p>3,3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4100" calcext:value-type="float">
            <text:p>4,1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3227.22" calcext:value-type="float">
            <text:p>3,227</text:p>
          </table:table-cell>
          <table:table-cell table:style-name="ce172" office:value-type="float" office:value="2877.72" calcext:value-type="float">
            <text:p>2,878</text:p>
          </table:table-cell>
          <table:table-cell table:style-name="ce172" office:value-type="float" office:value="3795.46" calcext:value-type="float">
            <text:p>3,795</text:p>
          </table:table-cell>
          <table:table-cell table:style-name="ce172" office:value-type="float" office:value="2857.03" calcext:value-type="float">
            <text:p>2,857</text:p>
          </table:table-cell>
          <table:table-cell table:style-name="ce172" office:value-type="float" office:value="2401" calcext:value-type="float">
            <text:p>2,401</text:p>
          </table:table-cell>
          <table:table-cell table:style-name="ce172" office:value-type="float" office:value="2407" calcext:value-type="float">
            <text:p>2,407</text:p>
          </table:table-cell>
          <table:table-cell table:style-name="ce172" office:value-type="float" office:value="2617" calcext:value-type="float">
            <text:p>2,617</text:p>
          </table:table-cell>
          <table:table-cell table:style-name="ce172" office:value-type="float" office:value="2679" calcext:value-type="float">
            <text:p>2,679</text:p>
          </table:table-cell>
          <table:table-cell table:style-name="ce163" office:value-type="float" office:value="2253" calcext:value-type="float">
            <text:p>2,253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68" office:value-type="float" office:value="4303.58" calcext:value-type="float">
            <text:p>4,304</text:p>
          </table:table-cell>
          <table:table-cell table:style-name="ce172" office:value-type="float" office:value="4177.39" calcext:value-type="float">
            <text:p>4,177</text:p>
          </table:table-cell>
          <table:table-cell table:style-name="ce172" office:value-type="float" office:value="4587.31" calcext:value-type="float">
            <text:p>4,587</text:p>
          </table:table-cell>
          <table:table-cell table:style-name="ce172" office:value-type="float" office:value="6102.44" calcext:value-type="float">
            <text:p>6,102</text:p>
          </table:table-cell>
          <table:table-cell table:style-name="ce172" office:value-type="float" office:value="4702" calcext:value-type="float">
            <text:p>4,702</text:p>
          </table:table-cell>
          <table:table-cell table:style-name="ce172" office:value-type="float" office:value="5038.59" calcext:value-type="float">
            <text:p>5,039</text:p>
          </table:table-cell>
          <table:table-cell table:style-name="ce172" office:value-type="float" office:value="5161.44" calcext:value-type="float">
            <text:p>5,161</text:p>
          </table:table-cell>
          <table:table-cell table:style-name="ce172" office:value-type="float" office:value="5317.77" calcext:value-type="float">
            <text:p>5,318</text:p>
          </table:table-cell>
          <table:table-cell table:style-name="ce172" office:value-type="float" office:value="4778.57" calcext:value-type="float">
            <text:p>4,779</text:p>
          </table:table-cell>
          <table:table-cell table:style-name="ce172" office:value-type="float" office:value="4007.81" calcext:value-type="float">
            <text:p>4,008</text:p>
          </table:table-cell>
          <table:table-cell table:style-name="ce172" office:value-type="float" office:value="5421.45" calcext:value-type="float">
            <text:p>5,421</text:p>
          </table:table-cell>
          <table:table-cell table:style-name="ce172" office:value-type="float" office:value="5526.77" calcext:value-type="float">
            <text:p>5,527</text:p>
          </table:table-cell>
          <table:table-cell table:style-name="ce172" office:value-type="float" office:value="5170.79" calcext:value-type="float">
            <text:p>5,171</text:p>
          </table:table-cell>
          <table:table-cell table:style-name="ce172" office:value-type="float" office:value="5504.82" calcext:value-type="float">
            <text:p>5,505</text:p>
          </table:table-cell>
          <table:table-cell table:style-name="ce172" office:value-type="float" office:value="4977.16" calcext:value-type="float">
            <text:p>4,977</text:p>
          </table:table-cell>
          <table:table-cell table:style-name="ce172" office:value-type="float" office:value="4965.5" calcext:value-type="float">
            <text:p>4,966</text:p>
          </table:table-cell>
          <table:table-cell table:style-name="ce172" office:value-type="float" office:value="4692.34" calcext:value-type="float">
            <text:p>4,692</text:p>
          </table:table-cell>
          <table:table-cell table:style-name="ce172" office:value-type="float" office:value="4090" calcext:value-type="float">
            <text:p>4,090</text:p>
          </table:table-cell>
          <table:table-cell table:style-name="ce172" office:value-type="float" office:value="4769" calcext:value-type="float">
            <text:p>4,769</text:p>
          </table:table-cell>
          <table:table-cell table:style-name="ce172" office:value-type="float" office:value="4774.01" calcext:value-type="float">
            <text:p>4,774</text:p>
          </table:table-cell>
          <table:table-cell table:style-name="ce172" office:value-type="float" office:value="5319.99" calcext:value-type="float">
            <text:p>5,320</text:p>
          </table:table-cell>
          <table:table-cell table:style-name="ce163" office:value-type="float" office:value="5354.3" calcext:value-type="float">
            <text:p>5,354</text:p>
          </table:table-cell>
          <table:table-cell table:style-name="ce155" office:value-type="float" office:value="96.42" calcext:value-type="float">
            <text:p>96</text:p>
          </table:table-cell>
          <table:table-cell table:style-name="ce172" office:value-type="float" office:value="122.61" calcext:value-type="float">
            <text:p>123</text:p>
          </table:table-cell>
          <table:table-cell table:style-name="ce172" office:value-type="float" office:value="112.7" calcext:value-type="float">
            <text:p>113</text:p>
          </table:table-cell>
          <table:table-cell table:style-name="ce172" office:value-type="float" office:value="197.56" calcext:value-type="float">
            <text:p>198</text:p>
          </table:table-cell>
          <table:table-cell table:style-name="ce172" office:value-type="float" office:value="198" calcext:value-type="float">
            <text:p>198</text:p>
          </table:table-cell>
          <table:table-cell table:style-name="ce172" office:value-type="float" office:value="261.41" calcext:value-type="float">
            <text:p>261</text:p>
          </table:table-cell>
          <table:table-cell table:style-name="ce172" office:value-type="float" office:value="238.56" calcext:value-type="float">
            <text:p>239</text:p>
          </table:table-cell>
          <table:table-cell table:style-name="ce172" office:value-type="float" office:value="282.23" calcext:value-type="float">
            <text:p>282</text:p>
          </table:table-cell>
          <table:table-cell table:style-name="ce172" office:value-type="float" office:value="321.43" calcext:value-type="float">
            <text:p>321</text:p>
          </table:table-cell>
          <table:table-cell table:style-name="ce172" office:value-type="float" office:value="291.95" calcext:value-type="float">
            <text:p>292</text:p>
          </table:table-cell>
          <table:table-cell table:style-name="ce172" office:value-type="float" office:value="377.95" calcext:value-type="float">
            <text:p>378</text:p>
          </table:table-cell>
          <table:table-cell table:style-name="ce172" office:value-type="float" office:value="273.23" calcext:value-type="float">
            <text:p>273</text:p>
          </table:table-cell>
          <table:table-cell table:style-name="ce172" office:value-type="float" office:value="329.21" calcext:value-type="float">
            <text:p>329</text:p>
          </table:table-cell>
          <table:table-cell table:style-name="ce172" office:value-type="float" office:value="274.29" calcext:value-type="float">
            <text:p>274</text:p>
          </table:table-cell>
          <table:table-cell table:style-name="ce172" office:value-type="float" office:value="307.06" calcext:value-type="float">
            <text:p>307</text:p>
          </table:table-cell>
          <table:table-cell table:style-name="ce172" office:value-type="float" office:value="412.76" calcext:value-type="float">
            <text:p>413</text:p>
          </table:table-cell>
          <table:table-cell table:style-name="ce172" office:value-type="float" office:value="514.13" calcext:value-type="float">
            <text:p>514</text:p>
          </table:table-cell>
          <table:table-cell table:style-name="ce172" office:value-type="float" office:value="381" calcext:value-type="float">
            <text:p>381</text:p>
          </table:table-cell>
          <table:table-cell table:style-name="ce172" office:value-type="float" office:value="434.01" calcext:value-type="float">
            <text:p>434</text:p>
          </table:table-cell>
          <table:table-cell table:style-name="ce172" office:value-type="float" office:value="403" calcext:value-type="float">
            <text:p>403</text:p>
          </table:table-cell>
          <table:table-cell table:style-name="ce172" office:value-type="float" office:value="414.01" calcext:value-type="float">
            <text:p>414</text:p>
          </table:table-cell>
          <table:table-cell table:style-name="ce163" office:value-type="float" office:value="513.61" calcext:value-type="float">
            <text:p>514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300" calcext:value-type="float">
            <text:p>5,3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5600" calcext:value-type="float">
            <text:p>5,6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4299.75" calcext:value-type="float">
            <text:p>4,300</text:p>
          </table:table-cell>
          <table:table-cell table:style-name="ce172" office:value-type="float" office:value="5799.4" calcext:value-type="float">
            <text:p>5,799</text:p>
          </table:table-cell>
          <table:table-cell table:style-name="ce172" office:value-type="float" office:value="5800" calcext:value-type="float">
            <text:p>5,8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5779.11" calcext:value-type="float">
            <text:p>5,779</text:p>
          </table:table-cell>
          <table:table-cell table:style-name="ce172" office:value-type="float" office:value="5284.22" calcext:value-type="float">
            <text:p>5,284</text:p>
          </table:table-cell>
          <table:table-cell table:style-name="ce172" office:value-type="float" office:value="5378.26" calcext:value-type="float">
            <text:p>5,378</text:p>
          </table:table-cell>
          <table:table-cell table:style-name="ce172" office:value-type="float" office:value="5206.48" calcext:value-type="float">
            <text:p>5,206</text:p>
          </table:table-cell>
          <table:table-cell table:style-name="ce172" office:value-type="float" office:value="4471" calcext:value-type="float">
            <text:p>4,471</text:p>
          </table:table-cell>
          <table:table-cell table:style-name="ce172" office:value-type="float" office:value="5203" calcext:value-type="float">
            <text:p>5,203</text:p>
          </table:table-cell>
          <table:table-cell table:style-name="ce172" office:value-type="float" office:value="5177.01" calcext:value-type="float">
            <text:p>5,177</text:p>
          </table:table-cell>
          <table:table-cell table:style-name="ce172" office:value-type="float" office:value="5734" calcext:value-type="float">
            <text:p>5,734</text:p>
          </table:table-cell>
          <table:table-cell table:style-name="ce163" office:value-type="float" office:value="5867.91" calcext:value-type="float">
            <text:p>5,868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68" office:value-type="float" office:value="5056.69" calcext:value-type="float">
            <text:p>5,057</text:p>
          </table:table-cell>
          <table:table-cell table:style-name="ce172" office:value-type="float" office:value="4939.07" calcext:value-type="float">
            <text:p>4,939</text:p>
          </table:table-cell>
          <table:table-cell table:style-name="ce172" office:value-type="float" office:value="6089.03" calcext:value-type="float">
            <text:p>6,089</text:p>
          </table:table-cell>
          <table:table-cell table:style-name="ce172" office:value-type="float" office:value="6705.75" calcext:value-type="float">
            <text:p>6,706</text:p>
          </table:table-cell>
          <table:table-cell table:style-name="ce172" office:value-type="float" office:value="6931.6" calcext:value-type="float">
            <text:p>6,932</text:p>
          </table:table-cell>
          <table:table-cell table:style-name="ce172" office:value-type="float" office:value="8676.9" calcext:value-type="float">
            <text:p>8,677</text:p>
          </table:table-cell>
          <table:table-cell table:style-name="ce172" office:value-type="float" office:value="8005.76" calcext:value-type="float">
            <text:p>8,006</text:p>
          </table:table-cell>
          <table:table-cell table:style-name="ce172" office:value-type="float" office:value="8420.23" calcext:value-type="float">
            <text:p>8,420</text:p>
          </table:table-cell>
          <table:table-cell table:style-name="ce172" office:value-type="float" office:value="9439.57" calcext:value-type="float">
            <text:p>9,440</text:p>
          </table:table-cell>
          <table:table-cell table:style-name="ce172" office:value-type="float" office:value="9861.61" calcext:value-type="float">
            <text:p>9,862</text:p>
          </table:table-cell>
          <table:table-cell table:style-name="ce172" office:value-type="float" office:value="9019.27" calcext:value-type="float">
            <text:p>9,019</text:p>
          </table:table-cell>
          <table:table-cell table:style-name="ce172" office:value-type="float" office:value="9796.3" calcext:value-type="float">
            <text:p>9,796</text:p>
          </table:table-cell>
          <table:table-cell table:style-name="ce172" office:value-type="float" office:value="8821.38" calcext:value-type="float">
            <text:p>8,821</text:p>
          </table:table-cell>
          <table:table-cell table:style-name="ce172" office:value-type="float" office:value="8184.09" calcext:value-type="float">
            <text:p>8,184</text:p>
          </table:table-cell>
          <table:table-cell table:style-name="ce172" office:value-type="float" office:value="7674.83" calcext:value-type="float">
            <text:p>7,675</text:p>
          </table:table-cell>
          <table:table-cell table:style-name="ce172" office:value-type="float" office:value="7665.56" calcext:value-type="float">
            <text:p>7,666</text:p>
          </table:table-cell>
          <table:table-cell table:style-name="ce172" office:value-type="float" office:value="6617.97" calcext:value-type="float">
            <text:p>6,618</text:p>
          </table:table-cell>
          <table:table-cell table:style-name="ce172" office:value-type="float" office:value="9765.01" calcext:value-type="float">
            <text:p>9,765</text:p>
          </table:table-cell>
          <table:table-cell table:style-name="ce172" office:value-type="float" office:value="9868" calcext:value-type="float">
            <text:p>9,868</text:p>
          </table:table-cell>
          <table:table-cell table:style-name="ce172" office:value-type="float" office:value="9967" calcext:value-type="float">
            <text:p>9,967</text:p>
          </table:table-cell>
          <table:table-cell table:style-name="ce172" office:value-type="float" office:value="11963.01" calcext:value-type="float">
            <text:p>11,963</text:p>
          </table:table-cell>
          <table:table-cell table:style-name="ce163" office:value-type="float" office:value="13406.7" calcext:value-type="float">
            <text:p>13,407</text:p>
          </table:table-cell>
          <table:table-cell table:style-name="ce155" office:value-type="float" office:value="2743.31" calcext:value-type="float">
            <text:p>2,743</text:p>
          </table:table-cell>
          <table:table-cell table:style-name="ce172" office:value-type="float" office:value="2960.93" calcext:value-type="float">
            <text:p>2,961</text:p>
          </table:table-cell>
          <table:table-cell table:style-name="ce172" office:value-type="float" office:value="2910.97" calcext:value-type="float">
            <text:p>2,911</text:p>
          </table:table-cell>
          <table:table-cell table:style-name="ce172" office:value-type="float" office:value="4594.25" calcext:value-type="float">
            <text:p>4,594</text:p>
          </table:table-cell>
          <table:table-cell table:style-name="ce172" office:value-type="float" office:value="7868.39" calcext:value-type="float">
            <text:p>7,868</text:p>
          </table:table-cell>
          <table:table-cell table:style-name="ce172" office:value-type="float" office:value="7623.1" calcext:value-type="float">
            <text:p>7,623</text:p>
          </table:table-cell>
          <table:table-cell table:style-name="ce172" office:value-type="float" office:value="7994.24" calcext:value-type="float">
            <text:p>7,994</text:p>
          </table:table-cell>
          <table:table-cell table:style-name="ce172" office:value-type="float" office:value="8579.77" calcext:value-type="float">
            <text:p>8,580</text:p>
          </table:table-cell>
          <table:table-cell table:style-name="ce172" office:value-type="float" office:value="10460.43" calcext:value-type="float">
            <text:p>10,460</text:p>
          </table:table-cell>
          <table:table-cell table:style-name="ce172" office:value-type="float" office:value="10738.64" calcext:value-type="float">
            <text:p>10,739</text:p>
          </table:table-cell>
          <table:table-cell table:style-name="ce172" office:value-type="float" office:value="11981.33" calcext:value-type="float">
            <text:p>11,981</text:p>
          </table:table-cell>
          <table:table-cell table:style-name="ce172" office:value-type="float" office:value="13203.7" calcext:value-type="float">
            <text:p>13,204</text:p>
          </table:table-cell>
          <table:table-cell table:style-name="ce172" office:value-type="float" office:value="12678.62" calcext:value-type="float">
            <text:p>12,679</text:p>
          </table:table-cell>
          <table:table-cell table:style-name="ce172" office:value-type="float" office:value="12221.59" calcext:value-type="float">
            <text:p>12,222</text:p>
          </table:table-cell>
          <table:table-cell table:style-name="ce172" office:value-type="float" office:value="12548.88" calcext:value-type="float">
            <text:p>12,549</text:p>
          </table:table-cell>
          <table:table-cell table:style-name="ce172" office:value-type="float" office:value="13128.91" calcext:value-type="float">
            <text:p>13,129</text:p>
          </table:table-cell>
          <table:table-cell table:style-name="ce172" office:value-type="float" office:value="15362.7" calcext:value-type="float">
            <text:p>15,363</text:p>
          </table:table-cell>
          <table:table-cell table:style-name="ce172" office:value-type="float" office:value="18143" calcext:value-type="float">
            <text:p>18,143</text:p>
          </table:table-cell>
          <table:table-cell table:style-name="ce172" office:value-type="float" office:value="18953" calcext:value-type="float">
            <text:p>18,953</text:p>
          </table:table-cell>
          <table:table-cell table:style-name="ce172" office:value-type="float" office:value="20464.01" calcext:value-type="float">
            <text:p>20,464</text:p>
          </table:table-cell>
          <table:table-cell table:style-name="ce172" office:value-type="float" office:value="20741.12" calcext:value-type="float">
            <text:p>20,741</text:p>
          </table:table-cell>
          <table:table-cell table:style-name="ce163" office:value-type="float" office:value="21294.62" calcext:value-type="float">
            <text:p>21,295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000" calcext:value-type="float">
            <text:p>9,000</text:p>
          </table:table-cell>
          <table:table-cell table:style-name="ce172" office:value-type="float" office:value="11300" calcext:value-type="float">
            <text:p>11,300</text:p>
          </table:table-cell>
          <table:table-cell table:style-name="ce172" office:value-type="float" office:value="14800" calcext:value-type="float">
            <text:p>14,8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6000" calcext:value-type="float">
            <text:p>16,000</text:p>
          </table:table-cell>
          <table:table-cell table:style-name="ce172" office:value-type="float" office:value="17000" calcext:value-type="float">
            <text:p>17,000</text:p>
          </table:table-cell>
          <table:table-cell table:style-name="ce172" office:value-type="float" office:value="19900" calcext:value-type="float">
            <text:p>19,900</text:p>
          </table:table-cell>
          <table:table-cell table:style-name="ce172" office:value-type="float" office:value="20600.25" calcext:value-type="float">
            <text:p>20,600</text:p>
          </table:table-cell>
          <table:table-cell table:style-name="ce172" office:value-type="float" office:value="21000.6" calcext:value-type="float">
            <text:p>21,001</text:p>
          </table:table-cell>
          <table:table-cell table:style-name="ce172" office:value-type="float" office:value="23000" calcext:value-type="float">
            <text:p>23,000</text:p>
          </table:table-cell>
          <table:table-cell table:style-name="ce172" office:value-type="float" office:value="21500" calcext:value-type="float">
            <text:p>21,500</text:p>
          </table:table-cell>
          <table:table-cell table:style-name="ce172" office:value-type="float" office:value="20405.68" calcext:value-type="float">
            <text:p>20,406</text:p>
          </table:table-cell>
          <table:table-cell table:style-name="ce172" office:value-type="float" office:value="20223.7" calcext:value-type="float">
            <text:p>20,224</text:p>
          </table:table-cell>
          <table:table-cell table:style-name="ce172" office:value-type="float" office:value="20794.47" calcext:value-type="float">
            <text:p>20,794</text:p>
          </table:table-cell>
          <table:table-cell table:style-name="ce172" office:value-type="float" office:value="21980.68" calcext:value-type="float">
            <text:p>21,981</text:p>
          </table:table-cell>
          <table:table-cell table:style-name="ce172" office:value-type="float" office:value="27908.01" calcext:value-type="float">
            <text:p>27,908</text:p>
          </table:table-cell>
          <table:table-cell table:style-name="ce172" office:value-type="float" office:value="28821" calcext:value-type="float">
            <text:p>28,821</text:p>
          </table:table-cell>
          <table:table-cell table:style-name="ce172" office:value-type="float" office:value="30431.01" calcext:value-type="float">
            <text:p>30,431</text:p>
          </table:table-cell>
          <table:table-cell table:style-name="ce172" office:value-type="float" office:value="32704.13" calcext:value-type="float">
            <text:p>32,704</text:p>
          </table:table-cell>
          <table:table-cell table:style-name="ce163" office:value-type="float" office:value="34701.32" calcext:value-type="float">
            <text:p>34,701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Environment protection</text:p>
          </table:table-cell>
          <table:table-cell table:style-name="ce168" office:value-type="float" office:value="3930.15" calcext:value-type="float">
            <text:p>3,930</text:p>
          </table:table-cell>
          <table:table-cell table:style-name="ce172" office:value-type="float" office:value="4334.81" calcext:value-type="float">
            <text:p>4,335</text:p>
          </table:table-cell>
          <table:table-cell table:style-name="ce172" office:value-type="float" office:value="4501.68" calcext:value-type="float">
            <text:p>4,502</text:p>
          </table:table-cell>
          <table:table-cell table:style-name="ce172" office:value-type="float" office:value="4694.06" calcext:value-type="float">
            <text:p>4,694</text:p>
          </table:table-cell>
          <table:table-cell table:style-name="ce172" office:value-type="float" office:value="5398.94" calcext:value-type="float">
            <text:p>5,399</text:p>
          </table:table-cell>
          <table:table-cell table:style-name="ce172" office:value-type="float" office:value="5199.98" calcext:value-type="float">
            <text:p>5,200</text:p>
          </table:table-cell>
          <table:table-cell table:style-name="ce172" office:value-type="float" office:value="5854.94" calcext:value-type="float">
            <text:p>5,855</text:p>
          </table:table-cell>
          <table:table-cell table:style-name="ce172" office:value-type="float" office:value="6004.87" calcext:value-type="float">
            <text:p>6,005</text:p>
          </table:table-cell>
          <table:table-cell table:style-name="ce172" office:value-type="float" office:value="6855.63" calcext:value-type="float">
            <text:p>6,856</text:p>
          </table:table-cell>
          <table:table-cell table:style-name="ce172" office:value-type="float" office:value="7023.06" calcext:value-type="float">
            <text:p>7,023</text:p>
          </table:table-cell>
          <table:table-cell table:style-name="ce172" office:value-type="float" office:value="6290.31" calcext:value-type="float">
            <text:p>6,290</text:p>
          </table:table-cell>
          <table:table-cell table:style-name="ce172" office:value-type="float" office:value="7853.75" calcext:value-type="float">
            <text:p>7,854</text:p>
          </table:table-cell>
          <table:table-cell table:style-name="ce172" office:value-type="float" office:value="7742.1" calcext:value-type="float">
            <text:p>7,742</text:p>
          </table:table-cell>
          <table:table-cell table:style-name="ce172" office:value-type="float" office:value="7738.71" calcext:value-type="float">
            <text:p>7,739</text:p>
          </table:table-cell>
          <table:table-cell table:style-name="ce172" office:value-type="float" office:value="7375.83" calcext:value-type="float">
            <text:p>7,376</text:p>
          </table:table-cell>
          <table:table-cell table:style-name="ce172" office:value-type="float" office:value="7637.12" calcext:value-type="float">
            <text:p>7,637</text:p>
          </table:table-cell>
          <table:table-cell table:style-name="ce172" office:value-type="float" office:value="7839.22" calcext:value-type="float">
            <text:p>7,839</text:p>
          </table:table-cell>
          <table:table-cell table:style-name="ce172" office:value-type="float" office:value="7936.99" calcext:value-type="float">
            <text:p>7,937</text:p>
          </table:table-cell>
          <table:table-cell table:style-name="ce172" office:value-type="float" office:value="7264" calcext:value-type="float">
            <text:p>7,264</text:p>
          </table:table-cell>
          <table:table-cell table:style-name="ce172" office:value-type="float" office:value="7260.01" calcext:value-type="float">
            <text:p>7,260</text:p>
          </table:table-cell>
          <table:table-cell table:style-name="ce172" office:value-type="float" office:value="7365" calcext:value-type="float">
            <text:p>7,365</text:p>
          </table:table-cell>
          <table:table-cell table:style-name="ce163" office:value-type="float" office:value="7792.92" calcext:value-type="float">
            <text:p>7,793</text:p>
          </table:table-cell>
          <table:table-cell table:style-name="ce155" office:value-type="float" office:value="369.85" calcext:value-type="float">
            <text:p>370</text:p>
          </table:table-cell>
          <table:table-cell table:style-name="ce172" office:value-type="float" office:value="565.19" calcext:value-type="float">
            <text:p>565</text:p>
          </table:table-cell>
          <table:table-cell table:style-name="ce172" office:value-type="float" office:value="598.33" calcext:value-type="float">
            <text:p>598</text:p>
          </table:table-cell>
          <table:table-cell table:style-name="ce172" office:value-type="float" office:value="705.93" calcext:value-type="float">
            <text:p>706</text:p>
          </table:table-cell>
          <table:table-cell table:style-name="ce172" office:value-type="float" office:value="601.07" calcext:value-type="float">
            <text:p>601</text:p>
          </table:table-cell>
          <table:table-cell table:style-name="ce172" office:value-type="float" office:value="1000.01" calcext:value-type="float">
            <text:p>1,000</text:p>
          </table:table-cell>
          <table:table-cell table:style-name="ce172" office:value-type="float" office:value="1145.06" calcext:value-type="float">
            <text:p>1,145</text:p>
          </table:table-cell>
          <table:table-cell table:style-name="ce172" office:value-type="float" office:value="2495.14" calcext:value-type="float">
            <text:p>2,495</text:p>
          </table:table-cell>
          <table:table-cell table:style-name="ce172" office:value-type="float" office:value="2544.37" calcext:value-type="float">
            <text:p>2,544</text:p>
          </table:table-cell>
          <table:table-cell table:style-name="ce172" office:value-type="float" office:value="2576.94" calcext:value-type="float">
            <text:p>2,577</text:p>
          </table:table-cell>
          <table:table-cell table:style-name="ce172" office:value-type="float" office:value="2909.69" calcext:value-type="float">
            <text:p>2,910</text:p>
          </table:table-cell>
          <table:table-cell table:style-name="ce172" office:value-type="float" office:value="2546.26" calcext:value-type="float">
            <text:p>2,546</text:p>
          </table:table-cell>
          <table:table-cell table:style-name="ce172" office:value-type="float" office:value="3157.91" calcext:value-type="float">
            <text:p>3,158</text:p>
          </table:table-cell>
          <table:table-cell table:style-name="ce172" office:value-type="float" office:value="2761.58" calcext:value-type="float">
            <text:p>2,762</text:p>
          </table:table-cell>
          <table:table-cell table:style-name="ce172" office:value-type="float" office:value="3288.05" calcext:value-type="float">
            <text:p>3,288</text:p>
          </table:table-cell>
          <table:table-cell table:style-name="ce172" office:value-type="float" office:value="3571.76" calcext:value-type="float">
            <text:p>3,572</text:p>
          </table:table-cell>
          <table:table-cell table:style-name="ce172" office:value-type="float" office:value="3749.7" calcext:value-type="float">
            <text:p>3,750</text:p>
          </table:table-cell>
          <table:table-cell table:style-name="ce172" office:value-type="float" office:value="3676" calcext:value-type="float">
            <text:p>3,676</text:p>
          </table:table-cell>
          <table:table-cell table:style-name="ce172" office:value-type="float" office:value="3782" calcext:value-type="float">
            <text:p>3,782</text:p>
          </table:table-cell>
          <table:table-cell table:style-name="ce172" office:value-type="float" office:value="4529" calcext:value-type="float">
            <text:p>4,529</text:p>
          </table:table-cell>
          <table:table-cell table:style-name="ce172" office:value-type="float" office:value="3685" calcext:value-type="float">
            <text:p>3,685</text:p>
          </table:table-cell>
          <table:table-cell table:style-name="ce163" office:value-type="float" office:value="3860" calcext:value-type="float">
            <text:p>3,86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7000" calcext:value-type="float">
            <text:p>7,000</text:p>
          </table:table-cell>
          <table:table-cell table:style-name="ce172" office:value-type="float" office:value="8500" calcext:value-type="float">
            <text:p>8,500</text:p>
          </table:table-cell>
          <table:table-cell table:style-name="ce172" office:value-type="float" office:value="9400" calcext:value-type="float">
            <text:p>9,400</text:p>
          </table:table-cell>
          <table:table-cell table:style-name="ce172" office:value-type="float" office:value="9600" calcext:value-type="float">
            <text:p>9,6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10400" calcext:value-type="float">
            <text:p>10,4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0500.3" calcext:value-type="float">
            <text:p>10,500</text:p>
          </table:table-cell>
          <table:table-cell table:style-name="ce172" office:value-type="float" office:value="10663.87" calcext:value-type="float">
            <text:p>10,664</text:p>
          </table:table-cell>
          <table:table-cell table:style-name="ce172" office:value-type="float" office:value="11208.88" calcext:value-type="float">
            <text:p>11,209</text:p>
          </table:table-cell>
          <table:table-cell table:style-name="ce172" office:value-type="float" office:value="11588.92" calcext:value-type="float">
            <text:p>11,589</text:p>
          </table:table-cell>
          <table:table-cell table:style-name="ce172" office:value-type="float" office:value="11612.99" calcext:value-type="float">
            <text:p>11,613</text:p>
          </table:table-cell>
          <table:table-cell table:style-name="ce172" office:value-type="float" office:value="11046" calcext:value-type="float">
            <text:p>11,046</text:p>
          </table:table-cell>
          <table:table-cell table:style-name="ce172" office:value-type="float" office:value="11789.01" calcext:value-type="float">
            <text:p>11,789</text:p>
          </table:table-cell>
          <table:table-cell table:style-name="ce172" office:value-type="float" office:value="11050" calcext:value-type="float">
            <text:p>11,050</text:p>
          </table:table-cell>
          <table:table-cell table:style-name="ce163" office:value-type="float" office:value="11652.92" calcext:value-type="float">
            <text:p>11,653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table:style-name="ce168" office:value-type="float" office:value="2083.46" calcext:value-type="float">
            <text:p>2,083</text:p>
          </table:table-cell>
          <table:table-cell table:style-name="ce172" office:value-type="float" office:value="1988.61" calcext:value-type="float">
            <text:p>1,989</text:p>
          </table:table-cell>
          <table:table-cell table:style-name="ce172" office:value-type="float" office:value="2358.36" calcext:value-type="float">
            <text:p>2,358</text:p>
          </table:table-cell>
          <table:table-cell table:style-name="ce172" office:value-type="float" office:value="3055.14" calcext:value-type="float">
            <text:p>3,055</text:p>
          </table:table-cell>
          <table:table-cell table:style-name="ce172" office:value-type="float" office:value="3014.31" calcext:value-type="float">
            <text:p>3,014</text:p>
          </table:table-cell>
          <table:table-cell table:style-name="ce172" office:value-type="float" office:value="3802.54" calcext:value-type="float">
            <text:p>3,803</text:p>
          </table:table-cell>
          <table:table-cell table:style-name="ce172" office:value-type="float" office:value="3247.64" calcext:value-type="float">
            <text:p>3,248</text:p>
          </table:table-cell>
          <table:table-cell table:style-name="ce172" office:value-type="float" office:value="3551.23" calcext:value-type="float">
            <text:p>3,551</text:p>
          </table:table-cell>
          <table:table-cell table:style-name="ce172" office:value-type="float" office:value="3594.39" calcext:value-type="float">
            <text:p>3,594</text:p>
          </table:table-cell>
          <table:table-cell table:style-name="ce172" office:value-type="float" office:value="3887.75" calcext:value-type="float">
            <text:p>3,888</text:p>
          </table:table-cell>
          <table:table-cell table:style-name="ce172" office:value-type="float" office:value="3829.83" calcext:value-type="float">
            <text:p>3,830</text:p>
          </table:table-cell>
          <table:table-cell table:style-name="ce172" office:value-type="float" office:value="4013.54" calcext:value-type="float">
            <text:p>4,014</text:p>
          </table:table-cell>
          <table:table-cell table:style-name="ce172" office:value-type="float" office:value="3220.2" calcext:value-type="float">
            <text:p>3,220</text:p>
          </table:table-cell>
          <table:table-cell table:style-name="ce172" office:value-type="float" office:value="2724.53" calcext:value-type="float">
            <text:p>2,725</text:p>
          </table:table-cell>
          <table:table-cell table:style-name="ce172" office:value-type="float" office:value="3220.85" calcext:value-type="float">
            <text:p>3,221</text:p>
          </table:table-cell>
          <table:table-cell table:style-name="ce172" office:value-type="float" office:value="3136.4" calcext:value-type="float">
            <text:p>3,136</text:p>
          </table:table-cell>
          <table:table-cell table:style-name="ce172" office:value-type="float" office:value="3062.29" calcext:value-type="float">
            <text:p>3,062</text:p>
          </table:table-cell>
          <table:table-cell table:style-name="ce172" office:value-type="float" office:value="2988" calcext:value-type="float">
            <text:p>2,988</text:p>
          </table:table-cell>
          <table:table-cell table:style-name="ce172" office:value-type="float" office:value="2943" calcext:value-type="float">
            <text:p>2,943</text:p>
          </table:table-cell>
          <table:table-cell table:style-name="ce172" office:value-type="float" office:value="2979" calcext:value-type="float">
            <text:p>2,979</text:p>
          </table:table-cell>
          <table:table-cell table:style-name="ce172" office:value-type="float" office:value="3086" calcext:value-type="float">
            <text:p>3,086</text:p>
          </table:table-cell>
          <table:table-cell table:style-name="ce163" office:value-type="float" office:value="3285.59" calcext:value-type="float">
            <text:p>3,286</text:p>
          </table:table-cell>
          <table:table-cell table:style-name="ce155" office:value-type="float" office:value="3416.54" calcext:value-type="float">
            <text:p>3,417</text:p>
          </table:table-cell>
          <table:table-cell table:style-name="ce172" office:value-type="float" office:value="2711.39" calcext:value-type="float">
            <text:p>2,711</text:p>
          </table:table-cell>
          <table:table-cell table:style-name="ce172" office:value-type="float" office:value="3141.65" calcext:value-type="float">
            <text:p>3,142</text:p>
          </table:table-cell>
          <table:table-cell table:style-name="ce172" office:value-type="float" office:value="3144.86" calcext:value-type="float">
            <text:p>3,145</text:p>
          </table:table-cell>
          <table:table-cell table:style-name="ce172" office:value-type="float" office:value="2385.69" calcext:value-type="float">
            <text:p>2,386</text:p>
          </table:table-cell>
          <table:table-cell table:style-name="ce172" office:value-type="float" office:value="2897.46" calcext:value-type="float">
            <text:p>2,897</text:p>
          </table:table-cell>
          <table:table-cell table:style-name="ce172" office:value-type="float" office:value="4752.36" calcext:value-type="float">
            <text:p>4,752</text:p>
          </table:table-cell>
          <table:table-cell table:style-name="ce172" office:value-type="float" office:value="7148.77" calcext:value-type="float">
            <text:p>7,149</text:p>
          </table:table-cell>
          <table:table-cell table:style-name="ce172" office:value-type="float" office:value="7905.61" calcext:value-type="float">
            <text:p>7,906</text:p>
          </table:table-cell>
          <table:table-cell table:style-name="ce172" office:value-type="float" office:value="9112.25" calcext:value-type="float">
            <text:p>9,112</text:p>
          </table:table-cell>
          <table:table-cell table:style-name="ce172" office:value-type="float" office:value="11470.17" calcext:value-type="float">
            <text:p>11,470</text:p>
          </table:table-cell>
          <table:table-cell table:style-name="ce172" office:value-type="float" office:value="12286.46" calcext:value-type="float">
            <text:p>12,286</text:p>
          </table:table-cell>
          <table:table-cell table:style-name="ce172" office:value-type="float" office:value="10079.81" calcext:value-type="float">
            <text:p>10,080</text:p>
          </table:table-cell>
          <table:table-cell table:style-name="ce172" office:value-type="float" office:value="7285.05" calcext:value-type="float">
            <text:p>7,285</text:p>
          </table:table-cell>
          <table:table-cell table:style-name="ce172" office:value-type="float" office:value="6774.42" calcext:value-type="float">
            <text:p>6,774</text:p>
          </table:table-cell>
          <table:table-cell table:style-name="ce172" office:value-type="float" office:value="6718.76" calcext:value-type="float">
            <text:p>6,719</text:p>
          </table:table-cell>
          <table:table-cell table:style-name="ce172" office:value-type="float" office:value="7209.2" calcext:value-type="float">
            <text:p>7,209</text:p>
          </table:table-cell>
          <table:table-cell table:style-name="ce172" office:value-type="float" office:value="6847.03" calcext:value-type="float">
            <text:p>6,847</text:p>
          </table:table-cell>
          <table:table-cell table:style-name="ce172" office:value-type="float" office:value="7358.52" calcext:value-type="float">
            <text:p>7,359</text:p>
          </table:table-cell>
          <table:table-cell table:style-name="ce172" office:value-type="float" office:value="8377.48" calcext:value-type="float">
            <text:p>8,377</text:p>
          </table:table-cell>
          <table:table-cell table:style-name="ce172" office:value-type="float" office:value="8961.06" calcext:value-type="float">
            <text:p>8,961</text:p>
          </table:table-cell>
          <table:table-cell table:style-name="ce163" office:value-type="float" office:value="11179.04" calcext:value-type="float">
            <text:p>11,179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10700" calcext:value-type="float">
            <text:p>10,700</text:p>
          </table:table-cell>
          <table:table-cell table:style-name="ce172" office:value-type="float" office:value="11500" calcext:value-type="float">
            <text:p>11,5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5300" calcext:value-type="float">
            <text:p>15,3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3300" calcext:value-type="float">
            <text:p>13,300</text:p>
          </table:table-cell>
          <table:table-cell table:style-name="ce172" office:value-type="float" office:value="10009.58" calcext:value-type="float">
            <text:p>10,010</text:p>
          </table:table-cell>
          <table:table-cell table:style-name="ce172" office:value-type="float" office:value="9995.27" calcext:value-type="float">
            <text:p>9,995</text:p>
          </table:table-cell>
          <table:table-cell table:style-name="ce172" office:value-type="float" office:value="9855.16" calcext:value-type="float">
            <text:p>9,855</text:p>
          </table:table-cell>
          <table:table-cell table:style-name="ce172" office:value-type="float" office:value="10271.49" calcext:value-type="float">
            <text:p>10,271</text:p>
          </table:table-cell>
          <table:table-cell table:style-name="ce172" office:value-type="float" office:value="9835.03" calcext:value-type="float">
            <text:p>9,835</text:p>
          </table:table-cell>
          <table:table-cell table:style-name="ce172" office:value-type="float" office:value="10301.51" calcext:value-type="float">
            <text:p>10,302</text:p>
          </table:table-cell>
          <table:table-cell table:style-name="ce172" office:value-type="float" office:value="11356.49" calcext:value-type="float">
            <text:p>11,356</text:p>
          </table:table-cell>
          <table:table-cell table:style-name="ce172" office:value-type="float" office:value="12047.06" calcext:value-type="float">
            <text:p>12,047</text:p>
          </table:table-cell>
          <table:table-cell table:style-name="ce163" office:value-type="float" office:value="14464.62" calcext:value-type="float">
            <text:p>14,465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Health</text:p>
          </table:table-cell>
          <table:table-cell table:style-name="ce168" office:value-type="float" office:value="45740.13" calcext:value-type="float">
            <text:p>45,740</text:p>
          </table:table-cell>
          <table:table-cell table:style-name="ce172" office:value-type="float" office:value="47867.36" calcext:value-type="float">
            <text:p>47,867</text:p>
          </table:table-cell>
          <table:table-cell table:style-name="ce172" office:value-type="float" office:value="52322.2" calcext:value-type="float">
            <text:p>52,322</text:p>
          </table:table-cell>
          <table:table-cell table:style-name="ce172" office:value-type="float" office:value="57357.66" calcext:value-type="float">
            <text:p>57,358</text:p>
          </table:table-cell>
          <table:table-cell table:style-name="ce172" office:value-type="float" office:value="63208.93" calcext:value-type="float">
            <text:p>63,209</text:p>
          </table:table-cell>
          <table:table-cell table:style-name="ce172" office:value-type="float" office:value="71223.03" calcext:value-type="float">
            <text:p>71,223</text:p>
          </table:table-cell>
          <table:table-cell table:style-name="ce172" office:value-type="float" office:value="78820.21" calcext:value-type="float">
            <text:p>78,820</text:p>
          </table:table-cell>
          <table:table-cell table:style-name="ce172" office:value-type="float" office:value="86685.11" calcext:value-type="float">
            <text:p>86,685</text:p>
          </table:table-cell>
          <table:table-cell table:style-name="ce172" office:value-type="float" office:value="90811.06" calcext:value-type="float">
            <text:p>90,811</text:p>
          </table:table-cell>
          <table:table-cell table:style-name="ce172" office:value-type="float" office:value="95987.03" calcext:value-type="float">
            <text:p>95,987</text:p>
          </table:table-cell>
          <table:table-cell table:style-name="ce172" office:value-type="float" office:value="102859.38" calcext:value-type="float">
            <text:p>102,859</text:p>
          </table:table-cell>
          <table:table-cell table:style-name="ce172" office:value-type="float" office:value="110189.28" calcext:value-type="float">
            <text:p>110,189</text:p>
          </table:table-cell>
          <table:table-cell table:style-name="ce172" office:value-type="float" office:value="113029.11" calcext:value-type="float">
            <text:p>113,029</text:p>
          </table:table-cell>
          <table:table-cell table:style-name="ce172" office:value-type="float" office:value="115346.68" calcext:value-type="float">
            <text:p>115,347</text:p>
          </table:table-cell>
          <table:table-cell table:style-name="ce172" office:value-type="float" office:value="117775.71" calcext:value-type="float">
            <text:p>117,776</text:p>
          </table:table-cell>
          <table:table-cell table:style-name="ce172" office:value-type="float" office:value="121967.79" calcext:value-type="float">
            <text:p>121,968</text:p>
          </table:table-cell>
          <table:table-cell table:style-name="ce172" office:value-type="float" office:value="127651.41" calcext:value-type="float">
            <text:p>127,651</text:p>
          </table:table-cell>
          <table:table-cell table:style-name="ce172" office:value-type="float" office:value="132663" calcext:value-type="float">
            <text:p>132,663</text:p>
          </table:table-cell>
          <table:table-cell table:style-name="ce172" office:value-type="float" office:value="136978" calcext:value-type="float">
            <text:p>136,978</text:p>
          </table:table-cell>
          <table:table-cell table:style-name="ce172" office:value-type="float" office:value="141033" calcext:value-type="float">
            <text:p>141,033</text:p>
          </table:table-cell>
          <table:table-cell table:style-name="ce172" office:value-type="float" office:value="145899.01" calcext:value-type="float">
            <text:p>145,899</text:p>
          </table:table-cell>
          <table:table-cell table:style-name="ce163" office:value-type="float" office:value="156500.56" calcext:value-type="float">
            <text:p>156,501</text:p>
          </table:table-cell>
          <table:table-cell table:style-name="ce155" office:value-type="float" office:value="1159.88" calcext:value-type="float">
            <text:p>1,160</text:p>
          </table:table-cell>
          <table:table-cell table:style-name="ce172" office:value-type="float" office:value="1532.64" calcext:value-type="float">
            <text:p>1,533</text:p>
          </table:table-cell>
          <table:table-cell table:style-name="ce172" office:value-type="float" office:value="1877.79" calcext:value-type="float">
            <text:p>1,878</text:p>
          </table:table-cell>
          <table:table-cell table:style-name="ce172" office:value-type="float" office:value="2442.33" calcext:value-type="float">
            <text:p>2,442</text:p>
          </table:table-cell>
          <table:table-cell table:style-name="ce172" office:value-type="float" office:value="2991.07" calcext:value-type="float">
            <text:p>2,991</text:p>
          </table:table-cell>
          <table:table-cell table:style-name="ce172" office:value-type="float" office:value="3676.97" calcext:value-type="float">
            <text:p>3,677</text:p>
          </table:table-cell>
          <table:table-cell table:style-name="ce172" office:value-type="float" office:value="4079.79" calcext:value-type="float">
            <text:p>4,080</text:p>
          </table:table-cell>
          <table:table-cell table:style-name="ce172" office:value-type="float" office:value="3114.89" calcext:value-type="float">
            <text:p>3,115</text:p>
          </table:table-cell>
          <table:table-cell table:style-name="ce172" office:value-type="float" office:value="3888.95" calcext:value-type="float">
            <text:p>3,889</text:p>
          </table:table-cell>
          <table:table-cell table:style-name="ce172" office:value-type="float" office:value="5112.97" calcext:value-type="float">
            <text:p>5,113</text:p>
          </table:table-cell>
          <table:table-cell table:style-name="ce172" office:value-type="float" office:value="5840.62" calcext:value-type="float">
            <text:p>5,841</text:p>
          </table:table-cell>
          <table:table-cell table:style-name="ce172" office:value-type="float" office:value="6710.73" calcext:value-type="float">
            <text:p>6,711</text:p>
          </table:table-cell>
          <table:table-cell table:style-name="ce172" office:value-type="float" office:value="6870.9" calcext:value-type="float">
            <text:p>6,871</text:p>
          </table:table-cell>
          <table:table-cell table:style-name="ce172" office:value-type="float" office:value="5907" calcext:value-type="float">
            <text:p>5,907</text:p>
          </table:table-cell>
          <table:table-cell table:style-name="ce172" office:value-type="float" office:value="6526.51" calcext:value-type="float">
            <text:p>6,527</text:p>
          </table:table-cell>
          <table:table-cell table:style-name="ce172" office:value-type="float" office:value="7421.21" calcext:value-type="float">
            <text:p>7,421</text:p>
          </table:table-cell>
          <table:table-cell table:style-name="ce172" office:value-type="float" office:value="6401.69" calcext:value-type="float">
            <text:p>6,402</text:p>
          </table:table-cell>
          <table:table-cell table:style-name="ce172" office:value-type="float" office:value="5836" calcext:value-type="float">
            <text:p>5,836</text:p>
          </table:table-cell>
          <table:table-cell table:style-name="ce172" office:value-type="float" office:value="5611.01" calcext:value-type="float">
            <text:p>5,611</text:p>
          </table:table-cell>
          <table:table-cell table:style-name="ce172" office:value-type="float" office:value="6304.01" calcext:value-type="float">
            <text:p>6,304</text:p>
          </table:table-cell>
          <table:table-cell table:style-name="ce172" office:value-type="float" office:value="7019" calcext:value-type="float">
            <text:p>7,019</text:p>
          </table:table-cell>
          <table:table-cell table:style-name="ce163" office:value-type="float" office:value="7629.04" calcext:value-type="float">
            <text:p>7,629</text:p>
          </table:table-cell>
          <table:table-cell table:style-name="ce172" office:value-type="float" office:value="46900" calcext:value-type="float">
            <text:p>46,900</text:p>
          </table:table-cell>
          <table:table-cell table:style-name="ce172" office:value-type="float" office:value="49400" calcext:value-type="float">
            <text:p>49,400</text:p>
          </table:table-cell>
          <table:table-cell table:style-name="ce172" office:value-type="float" office:value="54200" calcext:value-type="float">
            <text:p>54,200</text:p>
          </table:table-cell>
          <table:table-cell table:style-name="ce172" office:value-type="float" office:value="59800" calcext:value-type="float">
            <text:p>59,800</text:p>
          </table:table-cell>
          <table:table-cell table:style-name="ce172" office:value-type="float" office:value="66200" calcext:value-type="float">
            <text:p>66,200</text:p>
          </table:table-cell>
          <table:table-cell table:style-name="ce172" office:value-type="float" office:value="74900" calcext:value-type="float">
            <text:p>74,900</text:p>
          </table:table-cell>
          <table:table-cell table:style-name="ce172" office:value-type="float" office:value="82900" calcext:value-type="float">
            <text:p>82,900</text:p>
          </table:table-cell>
          <table:table-cell table:style-name="ce172" office:value-type="float" office:value="89800" calcext:value-type="float">
            <text:p>89,800</text:p>
          </table:table-cell>
          <table:table-cell table:style-name="ce172" office:value-type="float" office:value="94700" calcext:value-type="float">
            <text:p>94,700</text:p>
          </table:table-cell>
          <table:table-cell table:style-name="ce172" office:value-type="float" office:value="101100" calcext:value-type="float">
            <text:p>101,100</text:p>
          </table:table-cell>
          <table:table-cell table:style-name="ce172" office:value-type="float" office:value="108700" calcext:value-type="float">
            <text:p>108,700</text:p>
          </table:table-cell>
          <table:table-cell table:style-name="ce172" office:value-type="float" office:value="116900" calcext:value-type="float">
            <text:p>116,900</text:p>
          </table:table-cell>
          <table:table-cell table:style-name="ce172" office:value-type="float" office:value="119900" calcext:value-type="float">
            <text:p>119,900</text:p>
          </table:table-cell>
          <table:table-cell table:style-name="ce172" office:value-type="float" office:value="121253.69" calcext:value-type="float">
            <text:p>121,254</text:p>
          </table:table-cell>
          <table:table-cell table:style-name="ce172" office:value-type="float" office:value="124302.22" calcext:value-type="float">
            <text:p>124,302</text:p>
          </table:table-cell>
          <table:table-cell table:style-name="ce172" office:value-type="float" office:value="129388.99" calcext:value-type="float">
            <text:p>129,389</text:p>
          </table:table-cell>
          <table:table-cell table:style-name="ce172" office:value-type="float" office:value="134053.1" calcext:value-type="float">
            <text:p>134,053</text:p>
          </table:table-cell>
          <table:table-cell table:style-name="ce172" office:value-type="float" office:value="138499" calcext:value-type="float">
            <text:p>138,499</text:p>
          </table:table-cell>
          <table:table-cell table:style-name="ce172" office:value-type="float" office:value="142589" calcext:value-type="float">
            <text:p>142,589</text:p>
          </table:table-cell>
          <table:table-cell table:style-name="ce172" office:value-type="float" office:value="147337" calcext:value-type="float">
            <text:p>147,337</text:p>
          </table:table-cell>
          <table:table-cell table:style-name="ce172" office:value-type="float" office:value="152918.01" calcext:value-type="float">
            <text:p>152,918</text:p>
          </table:table-cell>
          <table:table-cell table:style-name="ce163" office:value-type="float" office:value="164129.6" calcext:value-type="float">
            <text:p>164,130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table:style-name="ce168" office:value-type="float" office:value="4911.56" calcext:value-type="float">
            <text:p>4,912</text:p>
          </table:table-cell>
          <table:table-cell table:style-name="ce172" office:value-type="float" office:value="4813.98" calcext:value-type="float">
            <text:p>4,814</text:p>
          </table:table-cell>
          <table:table-cell table:style-name="ce172" office:value-type="float" office:value="5707.94" calcext:value-type="float">
            <text:p>5,708</text:p>
          </table:table-cell>
          <table:table-cell table:style-name="ce172" office:value-type="float" office:value="6940.63" calcext:value-type="float">
            <text:p>6,941</text:p>
          </table:table-cell>
          <table:table-cell table:style-name="ce172" office:value-type="float" office:value="7843.53" calcext:value-type="float">
            <text:p>7,844</text:p>
          </table:table-cell>
          <table:table-cell table:style-name="ce172" office:value-type="float" office:value="8197.42" calcext:value-type="float">
            <text:p>8,197</text:p>
          </table:table-cell>
          <table:table-cell table:style-name="ce172" office:value-type="float" office:value="8532.63" calcext:value-type="float">
            <text:p>8,533</text:p>
          </table:table-cell>
          <table:table-cell table:style-name="ce172" office:value-type="float" office:value="9019.64" calcext:value-type="float">
            <text:p>9,020</text:p>
          </table:table-cell>
          <table:table-cell table:style-name="ce172" office:value-type="float" office:value="9505.35" calcext:value-type="float">
            <text:p>9,505</text:p>
          </table:table-cell>
          <table:table-cell table:style-name="ce172" office:value-type="float" office:value="9729.02" calcext:value-type="float">
            <text:p>9,729</text:p>
          </table:table-cell>
          <table:table-cell table:style-name="ce172" office:value-type="float" office:value="9866.46" calcext:value-type="float">
            <text:p>9,866</text:p>
          </table:table-cell>
          <table:table-cell table:style-name="ce172" office:value-type="float" office:value="10273.98" calcext:value-type="float">
            <text:p>10,274</text:p>
          </table:table-cell>
          <table:table-cell table:style-name="ce172" office:value-type="float" office:value="10281.36" calcext:value-type="float">
            <text:p>10,281</text:p>
          </table:table-cell>
          <table:table-cell table:style-name="ce172" office:value-type="float" office:value="9579.42" calcext:value-type="float">
            <text:p>9,579</text:p>
          </table:table-cell>
          <table:table-cell table:style-name="ce172" office:value-type="float" office:value="10666.02" calcext:value-type="float">
            <text:p>10,666</text:p>
          </table:table-cell>
          <table:table-cell table:style-name="ce172" office:value-type="float" office:value="9753.86" calcext:value-type="float">
            <text:p>9,754</text:p>
          </table:table-cell>
          <table:table-cell table:style-name="ce172" office:value-type="float" office:value="10428.02" calcext:value-type="float">
            <text:p>10,428</text:p>
          </table:table-cell>
          <table:table-cell table:style-name="ce172" office:value-type="float" office:value="9325.99" calcext:value-type="float">
            <text:p>9,326</text:p>
          </table:table-cell>
          <table:table-cell table:style-name="ce172" office:value-type="float" office:value="9382" calcext:value-type="float">
            <text:p>9,382</text:p>
          </table:table-cell>
          <table:table-cell table:style-name="ce172" office:value-type="float" office:value="9306.01" calcext:value-type="float">
            <text:p>9,306</text:p>
          </table:table-cell>
          <table:table-cell table:style-name="ce172" office:value-type="float" office:value="9267" calcext:value-type="float">
            <text:p>9,267</text:p>
          </table:table-cell>
          <table:table-cell table:style-name="ce163" office:value-type="float" office:value="9144.38" calcext:value-type="float">
            <text:p>9,144</text:p>
          </table:table-cell>
          <table:table-cell table:style-name="ce155" office:value-type="float" office:value="2288.44" calcext:value-type="float">
            <text:p>2,288</text:p>
          </table:table-cell>
          <table:table-cell table:style-name="ce172" office:value-type="float" office:value="2886.02" calcext:value-type="float">
            <text:p>2,886</text:p>
          </table:table-cell>
          <table:table-cell table:style-name="ce172" office:value-type="float" office:value="2092.06" calcext:value-type="float">
            <text:p>2,092</text:p>
          </table:table-cell>
          <table:table-cell table:style-name="ce172" office:value-type="float" office:value="1659.37" calcext:value-type="float">
            <text:p>1,659</text:p>
          </table:table-cell>
          <table:table-cell table:style-name="ce172" office:value-type="float" office:value="1456.47" calcext:value-type="float">
            <text:p>1,456</text:p>
          </table:table-cell>
          <table:table-cell table:style-name="ce172" office:value-type="float" office:value="1502.58" calcext:value-type="float">
            <text:p>1,503</text:p>
          </table:table-cell>
          <table:table-cell table:style-name="ce172" office:value-type="float" office:value="1467.37" calcext:value-type="float">
            <text:p>1,467</text:p>
          </table:table-cell>
          <table:table-cell table:style-name="ce172" office:value-type="float" office:value="1780.36" calcext:value-type="float">
            <text:p>1,780</text:p>
          </table:table-cell>
          <table:table-cell table:style-name="ce172" office:value-type="float" office:value="1894.65" calcext:value-type="float">
            <text:p>1,895</text:p>
          </table:table-cell>
          <table:table-cell table:style-name="ce172" office:value-type="float" office:value="2170.98" calcext:value-type="float">
            <text:p>2,171</text:p>
          </table:table-cell>
          <table:table-cell table:style-name="ce172" office:value-type="float" office:value="2533.54" calcext:value-type="float">
            <text:p>2,534</text:p>
          </table:table-cell>
          <table:table-cell table:style-name="ce172" office:value-type="float" office:value="2926.02" calcext:value-type="float">
            <text:p>2,926</text:p>
          </table:table-cell>
          <table:table-cell table:style-name="ce172" office:value-type="float" office:value="2718.64" calcext:value-type="float">
            <text:p>2,719</text:p>
          </table:table-cell>
          <table:table-cell table:style-name="ce172" office:value-type="float" office:value="2852.22" calcext:value-type="float">
            <text:p>2,852</text:p>
          </table:table-cell>
          <table:table-cell table:style-name="ce172" office:value-type="float" office:value="2044.48" calcext:value-type="float">
            <text:p>2,044</text:p>
          </table:table-cell>
          <table:table-cell table:style-name="ce172" office:value-type="float" office:value="1853.82" calcext:value-type="float">
            <text:p>1,854</text:p>
          </table:table-cell>
          <table:table-cell table:style-name="ce172" office:value-type="float" office:value="2021.8" calcext:value-type="float">
            <text:p>2,022</text:p>
          </table:table-cell>
          <table:table-cell table:style-name="ce172" office:value-type="float" office:value="2040.99" calcext:value-type="float">
            <text:p>2,041</text:p>
          </table:table-cell>
          <table:table-cell table:style-name="ce172" office:value-type="float" office:value="2223.99" calcext:value-type="float">
            <text:p>2,224</text:p>
          </table:table-cell>
          <table:table-cell table:style-name="ce172" office:value-type="float" office:value="2173" calcext:value-type="float">
            <text:p>2,173</text:p>
          </table:table-cell>
          <table:table-cell table:style-name="ce172" office:value-type="float" office:value="2120" calcext:value-type="float">
            <text:p>2,120</text:p>
          </table:table-cell>
          <table:table-cell table:style-name="ce163" office:value-type="float" office:value="2416.78" calcext:value-type="float">
            <text:p>2,417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7700" calcext:value-type="float">
            <text:p>7,7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8600" calcext:value-type="float">
            <text:p>8,600</text:p>
          </table:table-cell>
          <table:table-cell table:style-name="ce172" office:value-type="float" office:value="9300" calcext:value-type="float">
            <text:p>9,300</text:p>
          </table:table-cell>
          <table:table-cell table:style-name="ce172" office:value-type="float" office:value="9700" calcext:value-type="float">
            <text:p>9,700</text:p>
          </table:table-cell>
          <table:table-cell table:style-name="ce172" office:value-type="float" office:value="10000" calcext:value-type="float">
            <text:p>10,000</text:p>
          </table:table-cell>
          <table:table-cell table:style-name="ce172" office:value-type="float" office:value="10800" calcext:value-type="float">
            <text:p>10,800</text:p>
          </table:table-cell>
          <table:table-cell table:style-name="ce172" office:value-type="float" office:value="11400" calcext:value-type="float">
            <text:p>11,400</text:p>
          </table:table-cell>
          <table:table-cell table:style-name="ce172" office:value-type="float" office:value="11900" calcext:value-type="float">
            <text:p>11,900</text:p>
          </table:table-cell>
          <table:table-cell table:style-name="ce172" office:value-type="float" office:value="12400" calcext:value-type="float">
            <text:p>12,400</text:p>
          </table:table-cell>
          <table:table-cell table:style-name="ce172" office:value-type="float" office:value="13200" calcext:value-type="float">
            <text:p>13,2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2431.65" calcext:value-type="float">
            <text:p>12,432</text:p>
          </table:table-cell>
          <table:table-cell table:style-name="ce172" office:value-type="float" office:value="12710.5" calcext:value-type="float">
            <text:p>12,711</text:p>
          </table:table-cell>
          <table:table-cell table:style-name="ce172" office:value-type="float" office:value="11607.68" calcext:value-type="float">
            <text:p>11,608</text:p>
          </table:table-cell>
          <table:table-cell table:style-name="ce172" office:value-type="float" office:value="12449.82" calcext:value-type="float">
            <text:p>12,450</text:p>
          </table:table-cell>
          <table:table-cell table:style-name="ce172" office:value-type="float" office:value="11366.99" calcext:value-type="float">
            <text:p>11,367</text:p>
          </table:table-cell>
          <table:table-cell table:style-name="ce172" office:value-type="float" office:value="11606" calcext:value-type="float">
            <text:p>11,606</text:p>
          </table:table-cell>
          <table:table-cell table:style-name="ce172" office:value-type="float" office:value="11479" calcext:value-type="float">
            <text:p>11,479</text:p>
          </table:table-cell>
          <table:table-cell table:style-name="ce172" office:value-type="float" office:value="11387.01" calcext:value-type="float">
            <text:p>11,387</text:p>
          </table:table-cell>
          <table:table-cell table:style-name="ce163" office:value-type="float" office:value="11561.16" calcext:value-type="float">
            <text:p>11,561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Education and training</text:p>
          </table:table-cell>
          <table:table-cell table:style-name="ce168" office:value-type="float" office:value="38363.49" calcext:value-type="float">
            <text:p>38,363</text:p>
          </table:table-cell>
          <table:table-cell table:style-name="ce172" office:value-type="float" office:value="40342.54" calcext:value-type="float">
            <text:p>40,343</text:p>
          </table:table-cell>
          <table:table-cell table:style-name="ce172" office:value-type="float" office:value="43558.54" calcext:value-type="float">
            <text:p>43,559</text:p>
          </table:table-cell>
          <table:table-cell table:style-name="ce172" office:value-type="float" office:value="48082.22" calcext:value-type="float">
            <text:p>48,082</text:p>
          </table:table-cell>
          <table:table-cell table:style-name="ce172" office:value-type="float" office:value="50800.04" calcext:value-type="float">
            <text:p>50,800</text:p>
          </table:table-cell>
          <table:table-cell table:style-name="ce172" office:value-type="float" office:value="56168.45" calcext:value-type="float">
            <text:p>56,168</text:p>
          </table:table-cell>
          <table:table-cell table:style-name="ce172" office:value-type="float" office:value="59565.54" calcext:value-type="float">
            <text:p>59,566</text:p>
          </table:table-cell>
          <table:table-cell table:style-name="ce172" office:value-type="float" office:value="63317.05" calcext:value-type="float">
            <text:p>63,317</text:p>
          </table:table-cell>
          <table:table-cell table:style-name="ce172" office:value-type="float" office:value="66299.63" calcext:value-type="float">
            <text:p>66,300</text:p>
          </table:table-cell>
          <table:table-cell table:style-name="ce172" office:value-type="float" office:value="71741.86" calcext:value-type="float">
            <text:p>71,742</text:p>
          </table:table-cell>
          <table:table-cell table:style-name="ce172" office:value-type="float" office:value="74686.44" calcext:value-type="float">
            <text:p>74,686</text:p>
          </table:table-cell>
          <table:table-cell table:style-name="ce172" office:value-type="float" office:value="78551.57" calcext:value-type="float">
            <text:p>78,552</text:p>
          </table:table-cell>
          <table:table-cell table:style-name="ce172" office:value-type="float" office:value="76511.15" calcext:value-type="float">
            <text:p>76,511</text:p>
          </table:table-cell>
          <table:table-cell table:style-name="ce172" office:value-type="float" office:value="77120.42" calcext:value-type="float">
            <text:p>77,120</text:p>
          </table:table-cell>
          <table:table-cell table:style-name="ce172" office:value-type="float" office:value="75885.01" calcext:value-type="float">
            <text:p>75,885</text:p>
          </table:table-cell>
          <table:table-cell table:style-name="ce172" office:value-type="float" office:value="75859.46" calcext:value-type="float">
            <text:p>75,859</text:p>
          </table:table-cell>
          <table:table-cell table:style-name="ce172" office:value-type="float" office:value="75604.12" calcext:value-type="float">
            <text:p>75,604</text:p>
          </table:table-cell>
          <table:table-cell table:style-name="ce172" office:value-type="float" office:value="75595" calcext:value-type="float">
            <text:p>75,595</text:p>
          </table:table-cell>
          <table:table-cell table:style-name="ce172" office:value-type="float" office:value="77319" calcext:value-type="float">
            <text:p>77,319</text:p>
          </table:table-cell>
          <table:table-cell table:style-name="ce172" office:value-type="float" office:value="77088.01" calcext:value-type="float">
            <text:p>77,088</text:p>
          </table:table-cell>
          <table:table-cell table:style-name="ce172" office:value-type="float" office:value="79051" calcext:value-type="float">
            <text:p>79,051</text:p>
          </table:table-cell>
          <table:table-cell table:style-name="ce163" office:value-type="float" office:value="83799.67" calcext:value-type="float">
            <text:p>83,800</text:p>
          </table:table-cell>
          <table:table-cell table:style-name="ce155" office:value-type="float" office:value="1636.51" calcext:value-type="float">
            <text:p>1,637</text:p>
          </table:table-cell>
          <table:table-cell table:style-name="ce172" office:value-type="float" office:value="1857.46" calcext:value-type="float">
            <text:p>1,857</text:p>
          </table:table-cell>
          <table:table-cell table:style-name="ce172" office:value-type="float" office:value="2341.47" calcext:value-type="float">
            <text:p>2,341</text:p>
          </table:table-cell>
          <table:table-cell table:style-name="ce172" office:value-type="float" office:value="3117.78" calcext:value-type="float">
            <text:p>3,118</text:p>
          </table:table-cell>
          <table:table-cell table:style-name="ce172" office:value-type="float" office:value="3899.96" calcext:value-type="float">
            <text:p>3,900</text:p>
          </table:table-cell>
          <table:table-cell table:style-name="ce172" office:value-type="float" office:value="4831.54" calcext:value-type="float">
            <text:p>4,832</text:p>
          </table:table-cell>
          <table:table-cell table:style-name="ce172" office:value-type="float" office:value="5534.46" calcext:value-type="float">
            <text:p>5,534</text:p>
          </table:table-cell>
          <table:table-cell table:style-name="ce172" office:value-type="float" office:value="6482.95" calcext:value-type="float">
            <text:p>6,483</text:p>
          </table:table-cell>
          <table:table-cell table:style-name="ce172" office:value-type="float" office:value="6700.36" calcext:value-type="float">
            <text:p>6,700</text:p>
          </table:table-cell>
          <table:table-cell table:style-name="ce172" office:value-type="float" office:value="6958.14" calcext:value-type="float">
            <text:p>6,958</text:p>
          </table:table-cell>
          <table:table-cell table:style-name="ce172" office:value-type="float" office:value="8313.56" calcext:value-type="float">
            <text:p>8,314</text:p>
          </table:table-cell>
          <table:table-cell table:style-name="ce172" office:value-type="float" office:value="9948.43" calcext:value-type="float">
            <text:p>9,948</text:p>
          </table:table-cell>
          <table:table-cell table:style-name="ce172" office:value-type="float" office:value="10768.25" calcext:value-type="float">
            <text:p>10,768</text:p>
          </table:table-cell>
          <table:table-cell table:style-name="ce172" office:value-type="float" office:value="9358.51" calcext:value-type="float">
            <text:p>9,359</text:p>
          </table:table-cell>
          <table:table-cell table:style-name="ce172" office:value-type="float" office:value="8218.69" calcext:value-type="float">
            <text:p>8,219</text:p>
          </table:table-cell>
          <table:table-cell table:style-name="ce172" office:value-type="float" office:value="8821.02" calcext:value-type="float">
            <text:p>8,821</text:p>
          </table:table-cell>
          <table:table-cell table:style-name="ce172" office:value-type="float" office:value="9450.37" calcext:value-type="float">
            <text:p>9,450</text:p>
          </table:table-cell>
          <table:table-cell table:style-name="ce172" office:value-type="float" office:value="9319" calcext:value-type="float">
            <text:p>9,319</text:p>
          </table:table-cell>
          <table:table-cell table:style-name="ce172" office:value-type="float" office:value="7585.99" calcext:value-type="float">
            <text:p>7,586</text:p>
          </table:table-cell>
          <table:table-cell table:style-name="ce172" office:value-type="float" office:value="8966.99" calcext:value-type="float">
            <text:p>8,967</text:p>
          </table:table-cell>
          <table:table-cell table:style-name="ce172" office:value-type="float" office:value="8998.99" calcext:value-type="float">
            <text:p>8,999</text:p>
          </table:table-cell>
          <table:table-cell table:style-name="ce163" office:value-type="float" office:value="8595.56" calcext:value-type="float">
            <text:p>8,596</text:p>
          </table:table-cell>
          <table:table-cell table:style-name="ce172" office:value-type="float" office:value="40000" calcext:value-type="float">
            <text:p>40,000</text:p>
          </table:table-cell>
          <table:table-cell table:style-name="ce172" office:value-type="float" office:value="42200" calcext:value-type="float">
            <text:p>42,200</text:p>
          </table:table-cell>
          <table:table-cell table:style-name="ce172" office:value-type="float" office:value="45900" calcext:value-type="float">
            <text:p>45,900</text:p>
          </table:table-cell>
          <table:table-cell table:style-name="ce172" office:value-type="float" office:value="51200" calcext:value-type="float">
            <text:p>51,200</text:p>
          </table:table-cell>
          <table:table-cell table:style-name="ce172" office:value-type="float" office:value="54700" calcext:value-type="float">
            <text:p>54,700</text:p>
          </table:table-cell>
          <table:table-cell table:style-name="ce172" office:value-type="float" office:value="61000" calcext:value-type="float">
            <text:p>61,000</text:p>
          </table:table-cell>
          <table:table-cell table:style-name="ce172" office:value-type="float" office:value="65100" calcext:value-type="float">
            <text:p>65,100</text:p>
          </table:table-cell>
          <table:table-cell table:style-name="ce172" office:value-type="float" office:value="69800" calcext:value-type="float">
            <text:p>69,800</text:p>
          </table:table-cell>
          <table:table-cell table:style-name="ce172" office:value-type="float" office:value="73000" calcext:value-type="float">
            <text:p>73,000</text:p>
          </table:table-cell>
          <table:table-cell table:style-name="ce172" office:value-type="float" office:value="78700" calcext:value-type="float">
            <text:p>78,700</text:p>
          </table:table-cell>
          <table:table-cell table:style-name="ce172" office:value-type="float" office:value="83000" calcext:value-type="float">
            <text:p>83,000</text:p>
          </table:table-cell>
          <table:table-cell table:style-name="ce172" office:value-type="float" office:value="88500" calcext:value-type="float">
            <text:p>88,500</text:p>
          </table:table-cell>
          <table:table-cell table:style-name="ce172" office:value-type="float" office:value="87279.41" calcext:value-type="float">
            <text:p>87,279</text:p>
          </table:table-cell>
          <table:table-cell table:style-name="ce172" office:value-type="float" office:value="86478.92" calcext:value-type="float">
            <text:p>86,479</text:p>
          </table:table-cell>
          <table:table-cell table:style-name="ce172" office:value-type="float" office:value="84103.7" calcext:value-type="float">
            <text:p>84,104</text:p>
          </table:table-cell>
          <table:table-cell table:style-name="ce172" office:value-type="float" office:value="84680.48" calcext:value-type="float">
            <text:p>84,680</text:p>
          </table:table-cell>
          <table:table-cell table:style-name="ce172" office:value-type="float" office:value="85054.49" calcext:value-type="float">
            <text:p>85,054</text:p>
          </table:table-cell>
          <table:table-cell table:style-name="ce172" office:value-type="float" office:value="84914" calcext:value-type="float">
            <text:p>84,914</text:p>
          </table:table-cell>
          <table:table-cell table:style-name="ce172" office:value-type="float" office:value="84904.99" calcext:value-type="float">
            <text:p>84,905</text:p>
          </table:table-cell>
          <table:table-cell table:style-name="ce172" office:value-type="float" office:value="86055" calcext:value-type="float">
            <text:p>86,055</text:p>
          </table:table-cell>
          <table:table-cell table:style-name="ce172" office:value-type="float" office:value="88050" calcext:value-type="float">
            <text:p>88,050</text:p>
          </table:table-cell>
          <table:table-cell table:style-name="ce163" office:value-type="float" office:value="92395.23" calcext:value-type="float">
            <text:p>92,395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Social protection</text:p>
          </table:table-cell>
          <table:table-cell table:style-name="ce168" office:value-type="float" office:value="115392.58" calcext:value-type="float">
            <text:p>115,393</text:p>
          </table:table-cell>
          <table:table-cell table:style-name="ce172" office:value-type="float" office:value="122852.93" calcext:value-type="float">
            <text:p>122,853</text:p>
          </table:table-cell>
          <table:table-cell table:style-name="ce172" office:value-type="float" office:value="128346.34" calcext:value-type="float">
            <text:p>128,346</text:p>
          </table:table-cell>
          <table:table-cell table:style-name="ce172" office:value-type="float" office:value="137100.04" calcext:value-type="float">
            <text:p>137,100</text:p>
          </table:table-cell>
          <table:table-cell table:style-name="ce172" office:value-type="float" office:value="144614.48" calcext:value-type="float">
            <text:p>144,614</text:p>
          </table:table-cell>
          <table:table-cell table:style-name="ce172" office:value-type="float" office:value="155115.88" calcext:value-type="float">
            <text:p>155,116</text:p>
          </table:table-cell>
          <table:table-cell table:style-name="ce172" office:value-type="float" office:value="163621.62" calcext:value-type="float">
            <text:p>163,622</text:p>
          </table:table-cell>
          <table:table-cell table:style-name="ce172" office:value-type="float" office:value="170022.49" calcext:value-type="float">
            <text:p>170,022</text:p>
          </table:table-cell>
          <table:table-cell table:style-name="ce172" office:value-type="float" office:value="176196.27" calcext:value-type="float">
            <text:p>176,196</text:p>
          </table:table-cell>
          <table:table-cell table:style-name="ce172" office:value-type="float" office:value="187805.56" calcext:value-type="float">
            <text:p>187,806</text:p>
          </table:table-cell>
          <table:table-cell table:style-name="ce172" office:value-type="float" office:value="202624.44" calcext:value-type="float">
            <text:p>202,624</text:p>
          </table:table-cell>
          <table:table-cell table:style-name="ce172" office:value-type="float" office:value="221947.48" calcext:value-type="float">
            <text:p>221,947</text:p>
          </table:table-cell>
          <table:table-cell table:style-name="ce172" office:value-type="float" office:value="235015.26" calcext:value-type="float">
            <text:p>235,015</text:p>
          </table:table-cell>
          <table:table-cell table:style-name="ce172" office:value-type="float" office:value="244229.54" calcext:value-type="float">
            <text:p>244,230</text:p>
          </table:table-cell>
          <table:table-cell table:style-name="ce172" office:value-type="float" office:value="252998.74" calcext:value-type="float">
            <text:p>252,999</text:p>
          </table:table-cell>
          <table:table-cell table:style-name="ce172" office:value-type="float" office:value="254228.07" calcext:value-type="float">
            <text:p>254,228</text:p>
          </table:table-cell>
          <table:table-cell table:style-name="ce172" office:value-type="float" office:value="261230.48" calcext:value-type="float">
            <text:p>261,230</text:p>
          </table:table-cell>
          <table:table-cell table:style-name="ce172" office:value-type="float" office:value="264585" calcext:value-type="float">
            <text:p>264,585</text:p>
          </table:table-cell>
          <table:table-cell table:style-name="ce172" office:value-type="float" office:value="264974.99" calcext:value-type="float">
            <text:p>264,975</text:p>
          </table:table-cell>
          <table:table-cell table:style-name="ce172" office:value-type="float" office:value="268245" calcext:value-type="float">
            <text:p>268,245</text:p>
          </table:table-cell>
          <table:table-cell table:style-name="ce172" office:value-type="float" office:value="274261" calcext:value-type="float">
            <text:p>274,261</text:p>
          </table:table-cell>
          <table:table-cell table:style-name="ce163" office:value-type="float" office:value="274875.59" calcext:value-type="float">
            <text:p>274,876</text:p>
          </table:table-cell>
          <table:table-cell table:style-name="ce155" office:value-type="float" office:value="-192.58" calcext:value-type="float">
            <text:p>-193</text:p>
          </table:table-cell>
          <table:table-cell table:style-name="ce172" office:value-type="float" office:value="147.06" calcext:value-type="float">
            <text:p>147</text:p>
          </table:table-cell>
          <table:table-cell table:style-name="ce172" office:value-type="float" office:value="153.66" calcext:value-type="float">
            <text:p>154</text:p>
          </table:table-cell>
          <table:table-cell table:style-name="ce172" office:value-type="float" office:value="299.97" calcext:value-type="float">
            <text:p>300</text:p>
          </table:table-cell>
          <table:table-cell table:style-name="ce172" office:value-type="float" office:value="685.51" calcext:value-type="float">
            <text:p>686</text:p>
          </table:table-cell>
          <table:table-cell table:style-name="ce172" office:value-type="float" office:value="484.13" calcext:value-type="float">
            <text:p>484</text:p>
          </table:table-cell>
          <table:table-cell table:style-name="ce172" office:value-type="float" office:value="478.38" calcext:value-type="float">
            <text:p>478</text:p>
          </table:table-cell>
          <table:table-cell table:style-name="ce172" office:value-type="float" office:value="977.51" calcext:value-type="float">
            <text:p>978</text:p>
          </table:table-cell>
          <table:table-cell table:style-name="ce172" office:value-type="float" office:value="803.73" calcext:value-type="float">
            <text:p>804</text:p>
          </table:table-cell>
          <table:table-cell table:style-name="ce172" office:value-type="float" office:value="794.45" calcext:value-type="float">
            <text:p>794</text:p>
          </table:table-cell>
          <table:table-cell table:style-name="ce172" office:value-type="float" office:value="775.57" calcext:value-type="float">
            <text:p>776</text:p>
          </table:table-cell>
          <table:table-cell table:style-name="ce172" office:value-type="float" office:value="1052.52" calcext:value-type="float">
            <text:p>1,053</text:p>
          </table:table-cell>
          <table:table-cell table:style-name="ce172" office:value-type="float" office:value="1018.71" calcext:value-type="float">
            <text:p>1,019</text:p>
          </table:table-cell>
          <table:table-cell table:style-name="ce172" office:value-type="float" office:value="595.71" calcext:value-type="float">
            <text:p>596</text:p>
          </table:table-cell>
          <table:table-cell table:style-name="ce172" office:value-type="float" office:value="449.77" calcext:value-type="float">
            <text:p>450</text:p>
          </table:table-cell>
          <table:table-cell table:style-name="ce172" office:value-type="float" office:value="-283.36" calcext:value-type="float">
            <text:p>-283</text:p>
          </table:table-cell>
          <table:table-cell table:style-name="ce172" office:value-type="float" office:value="-111.71" calcext:value-type="float">
            <text:p>-112</text:p>
          </table:table-cell>
          <table:table-cell table:style-name="ce172" office:value-type="float" office:value="317" calcext:value-type="float">
            <text:p>317</text:p>
          </table:table-cell>
          <table:table-cell table:style-name="ce172" office:value-type="float" office:value="451" calcext:value-type="float">
            <text:p>451</text:p>
          </table:table-cell>
          <table:table-cell table:style-name="ce172" office:value-type="float" office:value="483" calcext:value-type="float">
            <text:p>483</text:p>
          </table:table-cell>
          <table:table-cell table:style-name="ce172" office:value-type="float" office:value="551" calcext:value-type="float">
            <text:p>551</text:p>
          </table:table-cell>
          <table:table-cell table:style-name="ce163" office:value-type="float" office:value="469.99" calcext:value-type="float">
            <text:p>470</text:p>
          </table:table-cell>
          <table:table-cell table:style-name="ce172" office:value-type="float" office:value="115200" calcext:value-type="float">
            <text:p>115,200</text:p>
          </table:table-cell>
          <table:table-cell table:style-name="ce172" office:value-type="float" office:value="123000" calcext:value-type="float">
            <text:p>123,000</text:p>
          </table:table-cell>
          <table:table-cell table:style-name="ce172" office:value-type="float" office:value="128500" calcext:value-type="float">
            <text:p>128,500</text:p>
          </table:table-cell>
          <table:table-cell table:style-name="ce172" office:value-type="float" office:value="137400" calcext:value-type="float">
            <text:p>137,400</text:p>
          </table:table-cell>
          <table:table-cell table:style-name="ce172" office:value-type="float" office:value="145300" calcext:value-type="float">
            <text:p>145,300</text:p>
          </table:table-cell>
          <table:table-cell table:style-name="ce172" office:value-type="float" office:value="155600" calcext:value-type="float">
            <text:p>155,600</text:p>
          </table:table-cell>
          <table:table-cell table:style-name="ce172" office:value-type="float" office:value="164100" calcext:value-type="float">
            <text:p>164,100</text:p>
          </table:table-cell>
          <table:table-cell table:style-name="ce172" office:value-type="float" office:value="171000" calcext:value-type="float">
            <text:p>171,000</text:p>
          </table:table-cell>
          <table:table-cell table:style-name="ce172" office:value-type="float" office:value="177000" calcext:value-type="float">
            <text:p>177,000</text:p>
          </table:table-cell>
          <table:table-cell table:style-name="ce172" office:value-type="float" office:value="188600" calcext:value-type="float">
            <text:p>188,600</text:p>
          </table:table-cell>
          <table:table-cell table:style-name="ce172" office:value-type="float" office:value="203400" calcext:value-type="float">
            <text:p>203,400</text:p>
          </table:table-cell>
          <table:table-cell table:style-name="ce172" office:value-type="float" office:value="223000" calcext:value-type="float">
            <text:p>223,000</text:p>
          </table:table-cell>
          <table:table-cell table:style-name="ce172" office:value-type="float" office:value="236033.97" calcext:value-type="float">
            <text:p>236,034</text:p>
          </table:table-cell>
          <table:table-cell table:style-name="ce172" office:value-type="float" office:value="244825.25" calcext:value-type="float">
            <text:p>244,825</text:p>
          </table:table-cell>
          <table:table-cell table:style-name="ce172" office:value-type="float" office:value="253448.51" calcext:value-type="float">
            <text:p>253,449</text:p>
          </table:table-cell>
          <table:table-cell table:style-name="ce172" office:value-type="float" office:value="253944.71" calcext:value-type="float">
            <text:p>253,945</text:p>
          </table:table-cell>
          <table:table-cell table:style-name="ce172" office:value-type="float" office:value="261118.77" calcext:value-type="float">
            <text:p>261,119</text:p>
          </table:table-cell>
          <table:table-cell table:style-name="ce172" office:value-type="float" office:value="264902" calcext:value-type="float">
            <text:p>264,902</text:p>
          </table:table-cell>
          <table:table-cell table:style-name="ce172" office:value-type="float" office:value="265425.99" calcext:value-type="float">
            <text:p>265,426</text:p>
          </table:table-cell>
          <table:table-cell table:style-name="ce172" office:value-type="float" office:value="268728" calcext:value-type="float">
            <text:p>268,728</text:p>
          </table:table-cell>
          <table:table-cell table:style-name="ce172" office:value-type="float" office:value="274812" calcext:value-type="float">
            <text:p>274,812</text:p>
          </table:table-cell>
          <table:table-cell table:style-name="ce163" office:value-type="float" office:value="275345.58" calcext:value-type="float">
            <text:p>275,346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office:value-type="string" calcext:value-type="string">
            <text:p>EU Transactions</text:p>
          </table:table-cell>
          <table:table-cell table:style-name="ce168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99" office:value-type="float" office:value="31160.15" calcext:value-type="float">
            <text:p>31,160</text:p>
          </table:table-cell>
          <table:table-cell table:style-name="ce156" office:value-type="float" office:value="28337.51" calcext:value-type="float">
            <text:p>28,338</text:p>
          </table:table-cell>
          <table:table-cell table:style-name="ce156" office:value-type="float" office:value="28112.07" calcext:value-type="float">
            <text:p>28,112</text:p>
          </table:table-cell>
          <table:table-cell table:style-name="ce156" office:value-type="float" office:value="27773.6" calcext:value-type="float">
            <text:p>27,774</text:p>
          </table:table-cell>
          <table:table-cell table:style-name="ce156" office:value-type="float" office:value="34181.94" calcext:value-type="float">
            <text:p>34,182</text:p>
          </table:table-cell>
          <table:table-cell table:style-name="ce156" office:value-type="float" office:value="38496.88" calcext:value-type="float">
            <text:p>38,497</text:p>
          </table:table-cell>
          <table:table-cell table:style-name="ce156" office:value-type="float" office:value="43912.21" calcext:value-type="float">
            <text:p>43,912</text:p>
          </table:table-cell>
          <table:table-cell table:style-name="ce156" office:value-type="float" office:value="46963.47" calcext:value-type="float">
            <text:p>46,963</text:p>
          </table:table-cell>
          <table:table-cell table:style-name="ce156" office:value-type="float" office:value="52168.55" calcext:value-type="float">
            <text:p>52,169</text:p>
          </table:table-cell>
          <table:table-cell table:style-name="ce156" office:value-type="float" office:value="61286.04" calcext:value-type="float">
            <text:p>61,286</text:p>
          </table:table-cell>
          <table:table-cell table:style-name="ce156" office:value-type="float" office:value="67306.4" calcext:value-type="float">
            <text:p>67,306</text:p>
          </table:table-cell>
          <table:table-cell table:style-name="ce156" office:value-type="float" office:value="68482.76" calcext:value-type="float">
            <text:p>68,483</text:p>
          </table:table-cell>
          <table:table-cell table:style-name="ce156" office:value-type="float" office:value="77537.18" calcext:value-type="float">
            <text:p>77,537</text:p>
          </table:table-cell>
          <table:table-cell table:style-name="ce156" office:value-type="float" office:value="67405.76" calcext:value-type="float">
            <text:p>67,406</text:p>
          </table:table-cell>
          <table:table-cell table:style-name="ce156" office:value-type="float" office:value="72936.19" calcext:value-type="float">
            <text:p>72,936</text:p>
          </table:table-cell>
          <table:table-cell table:style-name="ce156" office:value-type="float" office:value="75495.89" calcext:value-type="float">
            <text:p>75,496</text:p>
          </table:table-cell>
          <table:table-cell table:style-name="ce156" office:value-type="float" office:value="63021.94" calcext:value-type="float">
            <text:p>63,022</text:p>
          </table:table-cell>
          <table:table-cell table:style-name="ce156" office:value-type="float" office:value="59951.09" calcext:value-type="float">
            <text:p>59,951</text:p>
          </table:table-cell>
          <table:table-cell table:style-name="ce156" office:value-type="float" office:value="65148.47" calcext:value-type="float">
            <text:p>65,148</text:p>
          </table:table-cell>
          <table:table-cell table:style-name="ce156" office:value-type="float" office:value="65385.88" calcext:value-type="float">
            <text:p>65,386</text:p>
          </table:table-cell>
          <table:table-cell table:style-name="ce156" office:value-type="float" office:value="65719.97" calcext:value-type="float">
            <text:p>65,720</text:p>
          </table:table-cell>
          <table:table-cell table:style-name="ce164" office:value-type="float" office:value="67956.62" calcext:value-type="float">
            <text:p>67,957</text:p>
          </table:table-cell>
          <table:table-cell table:style-name="ce155" office:value-type="float" office:value="4765.87" calcext:value-type="float">
            <text:p>4,766</text:p>
          </table:table-cell>
          <table:table-cell table:style-name="ce172" office:value-type="float" office:value="8065.48" calcext:value-type="float">
            <text:p>8,065</text:p>
          </table:table-cell>
          <table:table-cell table:style-name="ce172" office:value-type="float" office:value="9387.92" calcext:value-type="float">
            <text:p>9,388</text:p>
          </table:table-cell>
          <table:table-cell table:style-name="ce172" office:value-type="float" office:value="13056.39" calcext:value-type="float">
            <text:p>13,056</text:p>
          </table:table-cell>
          <table:table-cell table:style-name="ce172" office:value-type="float" office:value="14180.05" calcext:value-type="float">
            <text:p>14,180</text:p>
          </table:table-cell>
          <table:table-cell table:style-name="ce172" office:value-type="float" office:value="15717.12" calcext:value-type="float">
            <text:p>15,717</text:p>
          </table:table-cell>
          <table:table-cell table:style-name="ce172" office:value-type="float" office:value="18089.79" calcext:value-type="float">
            <text:p>18,090</text:p>
          </table:table-cell>
          <table:table-cell table:style-name="ce172" office:value-type="float" office:value="16602.53" calcext:value-type="float">
            <text:p>16,603</text:p>
          </table:table-cell>
          <table:table-cell table:style-name="ce172" office:value-type="float" office:value="15540.48" calcext:value-type="float">
            <text:p>15,540</text:p>
          </table:table-cell>
          <table:table-cell table:style-name="ce172" office:value-type="float" office:value="11201.95" calcext:value-type="float">
            <text:p>11,202</text:p>
          </table:table-cell>
          <table:table-cell table:style-name="ce172" office:value-type="float" office:value="13468.61" calcext:value-type="float">
            <text:p>13,469</text:p>
          </table:table-cell>
          <table:table-cell table:style-name="ce172" office:value-type="float" office:value="12402.24" calcext:value-type="float">
            <text:p>12,402</text:p>
          </table:table-cell>
          <table:table-cell table:style-name="ce172" office:value-type="float" office:value="14500.09" calcext:value-type="float">
            <text:p>14,500</text:p>
          </table:table-cell>
          <table:table-cell table:style-name="ce172" office:value-type="float" office:value="15817.92" calcext:value-type="float">
            <text:p>15,818</text:p>
          </table:table-cell>
          <table:table-cell table:style-name="ce172" office:value-type="float" office:value="21528.91" calcext:value-type="float">
            <text:p>21,529</text:p>
          </table:table-cell>
          <table:table-cell table:style-name="ce172" office:value-type="float" office:value="15503.15" calcext:value-type="float">
            <text:p>15,503</text:p>
          </table:table-cell>
          <table:table-cell table:style-name="ce172" office:value-type="float" office:value="18754.59" calcext:value-type="float">
            <text:p>18,755</text:p>
          </table:table-cell>
          <table:table-cell table:style-name="ce172" office:value-type="float" office:value="15677" calcext:value-type="float">
            <text:p>15,677</text:p>
          </table:table-cell>
          <table:table-cell table:style-name="ce172" office:value-type="float" office:value="20533.5" calcext:value-type="float">
            <text:p>20,534</text:p>
          </table:table-cell>
          <table:table-cell table:style-name="ce172" office:value-type="float" office:value="18994.53" calcext:value-type="float">
            <text:p>18,995</text:p>
          </table:table-cell>
          <table:table-cell table:style-name="ce172" office:value-type="float" office:value="13008.84" calcext:value-type="float">
            <text:p>13,009</text:p>
          </table:table-cell>
          <table:table-cell table:style-name="ce163" office:value-type="float" office:value="14170.88" calcext:value-type="float">
            <text:p>14,171</text:p>
          </table:table-cell>
          <table:table-cell table:style-name="ce156" office:value-type="float" office:value="35926.02" calcext:value-type="float">
            <text:p>35,926</text:p>
          </table:table-cell>
          <table:table-cell table:style-name="ce156" office:value-type="float" office:value="36402.99" calcext:value-type="float">
            <text:p>36,403</text:p>
          </table:table-cell>
          <table:table-cell table:style-name="ce156" office:value-type="float" office:value="37499.99" calcext:value-type="float">
            <text:p>37,500</text:p>
          </table:table-cell>
          <table:table-cell table:style-name="ce156" office:value-type="float" office:value="40829.99" calcext:value-type="float">
            <text:p>40,830</text:p>
          </table:table-cell>
          <table:table-cell table:style-name="ce156" office:value-type="float" office:value="48362" calcext:value-type="float">
            <text:p>48,362</text:p>
          </table:table-cell>
          <table:table-cell table:style-name="ce156" office:value-type="float" office:value="54214.01" calcext:value-type="float">
            <text:p>54,214</text:p>
          </table:table-cell>
          <table:table-cell table:style-name="ce156" office:value-type="float" office:value="62002.01" calcext:value-type="float">
            <text:p>62,002</text:p>
          </table:table-cell>
          <table:table-cell table:style-name="ce156" office:value-type="float" office:value="63566.01" calcext:value-type="float">
            <text:p>63,566</text:p>
          </table:table-cell>
          <table:table-cell table:style-name="ce156" office:value-type="float" office:value="67709.02" calcext:value-type="float">
            <text:p>67,709</text:p>
          </table:table-cell>
          <table:table-cell table:style-name="ce156" office:value-type="float" office:value="72487.98" calcext:value-type="float">
            <text:p>72,488</text:p>
          </table:table-cell>
          <table:table-cell table:style-name="ce156" office:value-type="float" office:value="80775.01" calcext:value-type="float">
            <text:p>80,775</text:p>
          </table:table-cell>
          <table:table-cell table:style-name="ce156" office:value-type="float" office:value="80885" calcext:value-type="float">
            <text:p>80,885</text:p>
          </table:table-cell>
          <table:table-cell table:style-name="ce156" office:value-type="float" office:value="92037.27" calcext:value-type="float">
            <text:p>92,037</text:p>
          </table:table-cell>
          <table:table-cell table:style-name="ce156" office:value-type="float" office:value="83223.68" calcext:value-type="float">
            <text:p>83,224</text:p>
          </table:table-cell>
          <table:table-cell table:style-name="ce156" office:value-type="float" office:value="94465.1" calcext:value-type="float">
            <text:p>94,465</text:p>
          </table:table-cell>
          <table:table-cell table:style-name="ce156" office:value-type="float" office:value="90999.04" calcext:value-type="float">
            <text:p>90,999</text:p>
          </table:table-cell>
          <table:table-cell table:style-name="ce156" office:value-type="float" office:value="81776.53" calcext:value-type="float">
            <text:p>81,777</text:p>
          </table:table-cell>
          <table:table-cell table:style-name="ce156" office:value-type="float" office:value="75628.09" calcext:value-type="float">
            <text:p>75,628</text:p>
          </table:table-cell>
          <table:table-cell table:style-name="ce156" office:value-type="float" office:value="85681.96" calcext:value-type="float">
            <text:p>85,682</text:p>
          </table:table-cell>
          <table:table-cell table:style-name="ce156" office:value-type="float" office:value="84380.41" calcext:value-type="float">
            <text:p>84,380</text:p>
          </table:table-cell>
          <table:table-cell table:style-name="ce156" office:value-type="float" office:value="78728.81" calcext:value-type="float">
            <text:p>78,729</text:p>
          </table:table-cell>
          <table:table-cell table:style-name="ce164" office:value-type="float" office:value="82127.5" calcext:value-type="float">
            <text:p>82,128</text:p>
          </table:table-cell>
          <table:table-cell/>
          <table:table-cell table:style-name="ce204" table:number-columns-repeated="5"/>
          <table:table-cell table:number-columns-repeated="951"/>
        </table:table-row>
        <table:table-row table:style-name="ro1">
          <table:table-cell table:style-name="ce196" office:value-type="string" calcext:value-type="string">
            <text:p>Total </text:p>
          </table:table-cell>
          <table:table-cell table:style-name="ce200" office:value-type="float" office:value="327550" calcext:value-type="float">
            <text:p>327,550</text:p>
          </table:table-cell>
          <table:table-cell table:style-name="ce201" office:value-type="float" office:value="339087" calcext:value-type="float">
            <text:p>339,087</text:p>
          </table:table-cell>
          <table:table-cell table:style-name="ce201" office:value-type="float" office:value="361452" calcext:value-type="float">
            <text:p>361,452</text:p>
          </table:table-cell>
          <table:table-cell table:style-name="ce201" office:value-type="float" office:value="379932" calcext:value-type="float">
            <text:p>379,932</text:p>
          </table:table-cell>
          <table:table-cell table:style-name="ce201" office:value-type="float" office:value="407770" calcext:value-type="float">
            <text:p>407,770</text:p>
          </table:table-cell>
          <table:table-cell table:style-name="ce201" office:value-type="float" office:value="445593" calcext:value-type="float">
            <text:p>445,593</text:p>
          </table:table-cell>
          <table:table-cell table:style-name="ce201" office:value-type="float" office:value="478606" calcext:value-type="float">
            <text:p>478,606</text:p>
          </table:table-cell>
          <table:table-cell table:style-name="ce201" office:value-type="float" office:value="507951" calcext:value-type="float">
            <text:p>507,951</text:p>
          </table:table-cell>
          <table:table-cell table:style-name="ce201" office:value-type="float" office:value="531976" calcext:value-type="float">
            <text:p>531,976</text:p>
          </table:table-cell>
          <table:table-cell table:style-name="ce201" office:value-type="float" office:value="564904" calcext:value-type="float">
            <text:p>564,904</text:p>
          </table:table-cell>
          <table:table-cell table:style-name="ce201" office:value-type="float" office:value="599339" calcext:value-type="float">
            <text:p>599,339</text:p>
          </table:table-cell>
          <table:table-cell table:style-name="ce201" office:value-type="float" office:value="633764" calcext:value-type="float">
            <text:p>633,764</text:p>
          </table:table-cell>
          <table:table-cell table:style-name="ce201" office:value-type="float" office:value="661498" calcext:value-type="float">
            <text:p>661,498</text:p>
          </table:table-cell>
          <table:table-cell table:style-name="ce201" office:value-type="float" office:value="670012" calcext:value-type="float">
            <text:p>670,012</text:p>
          </table:table-cell>
          <table:table-cell table:style-name="ce201" office:value-type="float" office:value="681691" calcext:value-type="float">
            <text:p>681,691</text:p>
          </table:table-cell>
          <table:table-cell table:style-name="ce201" office:value-type="float" office:value="692056" calcext:value-type="float">
            <text:p>692,056</text:p>
          </table:table-cell>
          <table:table-cell table:style-name="ce201" office:value-type="float" office:value="702424" calcext:value-type="float">
            <text:p>702,424</text:p>
          </table:table-cell>
          <table:table-cell table:style-name="ce201" office:value-type="float" office:value="713108" calcext:value-type="float">
            <text:p>713,108</text:p>
          </table:table-cell>
          <table:table-cell table:style-name="ce201" office:value-type="float" office:value="725339" calcext:value-type="float">
            <text:p>725,339</text:p>
          </table:table-cell>
          <table:table-cell table:style-name="ce201" office:value-type="float" office:value="741737" calcext:value-type="float">
            <text:p>741,737</text:p>
          </table:table-cell>
          <table:table-cell table:style-name="ce201" office:value-type="float" office:value="758722" calcext:value-type="float">
            <text:p>758,722</text:p>
          </table:table-cell>
          <table:table-cell table:style-name="ce202" office:value-type="float" office:value="784420" calcext:value-type="float">
            <text:p>784,420</text:p>
          </table:table-cell>
          <table:table-cell table:style-name="ce169" office:value-type="float" office:value="26676" calcext:value-type="float">
            <text:p>26,676</text:p>
          </table:table-cell>
          <table:table-cell table:style-name="ce157" office:value-type="float" office:value="28716" calcext:value-type="float">
            <text:p>28,716</text:p>
          </table:table-cell>
          <table:table-cell table:style-name="ce157" office:value-type="float" office:value="29048" calcext:value-type="float">
            <text:p>29,048</text:p>
          </table:table-cell>
          <table:table-cell table:style-name="ce157" office:value-type="float" office:value="36998" calcext:value-type="float">
            <text:p>36,998</text:p>
          </table:table-cell>
          <table:table-cell table:style-name="ce157" office:value-type="float" office:value="43192" calcext:value-type="float">
            <text:p>43,192</text:p>
          </table:table-cell>
          <table:table-cell table:style-name="ce157" office:value-type="float" office:value="47621" calcext:value-type="float">
            <text:p>47,621</text:p>
          </table:table-cell>
          <table:table-cell table:style-name="ce157" office:value-type="float" office:value="54496" calcext:value-type="float">
            <text:p>54,496</text:p>
          </table:table-cell>
          <table:table-cell table:style-name="ce157" office:value-type="float" office:value="57315" calcext:value-type="float">
            <text:p>57,315</text:p>
          </table:table-cell>
          <table:table-cell table:style-name="ce157" office:value-type="float" office:value="59533" calcext:value-type="float">
            <text:p>59,533</text:p>
          </table:table-cell>
          <table:table-cell table:style-name="ce157" office:value-type="float" office:value="63184" calcext:value-type="float">
            <text:p>63,184</text:p>
          </table:table-cell>
          <table:table-cell table:style-name="ce157" office:value-type="float" office:value="86136" calcext:value-type="float">
            <text:p>86,136</text:p>
          </table:table-cell>
          <table:table-cell table:style-name="ce157" office:value-type="float" office:value="87221" calcext:value-type="float">
            <text:p>87,221</text:p>
          </table:table-cell>
          <table:table-cell table:style-name="ce157" office:value-type="float" office:value="81181" calcext:value-type="float">
            <text:p>81,181</text:p>
          </table:table-cell>
          <table:table-cell table:style-name="ce157" office:value-type="float" office:value="75152" calcext:value-type="float">
            <text:p>75,152</text:p>
          </table:table-cell>
          <table:table-cell table:style-name="ce157" office:value-type="float" office:value="78530" calcext:value-type="float">
            <text:p>78,530</text:p>
          </table:table-cell>
          <table:table-cell table:style-name="ce157" office:value-type="float" office:value="74756" calcext:value-type="float">
            <text:p>74,756</text:p>
          </table:table-cell>
          <table:table-cell table:style-name="ce157" office:value-type="float" office:value="82607" calcext:value-type="float">
            <text:p>82,607</text:p>
          </table:table-cell>
          <table:table-cell table:style-name="ce157" office:value-type="float" office:value="80387" calcext:value-type="float">
            <text:p>80,387</text:p>
          </table:table-cell>
          <table:table-cell table:style-name="ce157" office:value-type="float" office:value="87292" calcext:value-type="float">
            <text:p>87,292</text:p>
          </table:table-cell>
          <table:table-cell table:style-name="ce157" office:value-type="float" office:value="93316" calcext:value-type="float">
            <text:p>93,316</text:p>
          </table:table-cell>
          <table:table-cell table:style-name="ce157" office:value-type="float" office:value="92975" calcext:value-type="float">
            <text:p>92,975</text:p>
          </table:table-cell>
          <table:table-cell table:style-name="ce165" office:value-type="float" office:value="97011" calcext:value-type="float">
            <text:p>97,011</text:p>
          </table:table-cell>
          <table:table-cell table:style-name="ce201" office:value-type="float" office:value="354226" calcext:value-type="float">
            <text:p>354,226</text:p>
          </table:table-cell>
          <table:table-cell table:style-name="ce201" office:value-type="float" office:value="367803" calcext:value-type="float">
            <text:p>367,803</text:p>
          </table:table-cell>
          <table:table-cell table:style-name="ce201" office:value-type="float" office:value="390500" calcext:value-type="float">
            <text:p>390,500</text:p>
          </table:table-cell>
          <table:table-cell table:style-name="ce201" office:value-type="float" office:value="416930" calcext:value-type="float">
            <text:p>416,930</text:p>
          </table:table-cell>
          <table:table-cell table:style-name="ce201" office:value-type="float" office:value="450962" calcext:value-type="float">
            <text:p>450,962</text:p>
          </table:table-cell>
          <table:table-cell table:style-name="ce201" office:value-type="float" office:value="493214" calcext:value-type="float">
            <text:p>493,214</text:p>
          </table:table-cell>
          <table:table-cell table:style-name="ce201" office:value-type="float" office:value="533102" calcext:value-type="float">
            <text:p>533,102</text:p>
          </table:table-cell>
          <table:table-cell table:style-name="ce201" office:value-type="float" office:value="565266" calcext:value-type="float">
            <text:p>565,266</text:p>
          </table:table-cell>
          <table:table-cell table:style-name="ce201" office:value-type="float" office:value="591509" calcext:value-type="float">
            <text:p>591,509</text:p>
          </table:table-cell>
          <table:table-cell table:style-name="ce201" office:value-type="float" office:value="628088" calcext:value-type="float">
            <text:p>628,088</text:p>
          </table:table-cell>
          <table:table-cell table:style-name="ce201" office:value-type="float" office:value="685475" calcext:value-type="float">
            <text:p>685,475</text:p>
          </table:table-cell>
          <table:table-cell table:style-name="ce201" office:value-type="float" office:value="720985" calcext:value-type="float">
            <text:p>720,985</text:p>
          </table:table-cell>
          <table:table-cell table:style-name="ce201" office:value-type="float" office:value="742679" calcext:value-type="float">
            <text:p>742,679</text:p>
          </table:table-cell>
          <table:table-cell table:style-name="ce201" office:value-type="float" office:value="745164" calcext:value-type="float">
            <text:p>745,164</text:p>
          </table:table-cell>
          <table:table-cell table:style-name="ce201" office:value-type="float" office:value="760221" calcext:value-type="float">
            <text:p>760,221</text:p>
          </table:table-cell>
          <table:table-cell table:style-name="ce201" office:value-type="float" office:value="766812" calcext:value-type="float">
            <text:p>766,812</text:p>
          </table:table-cell>
          <table:table-cell table:style-name="ce201" office:value-type="float" office:value="785031" calcext:value-type="float">
            <text:p>785,031</text:p>
          </table:table-cell>
          <table:table-cell table:style-name="ce201" office:value-type="float" office:value="793495" calcext:value-type="float">
            <text:p>793,495</text:p>
          </table:table-cell>
          <table:table-cell table:style-name="ce201" office:value-type="float" office:value="812631" calcext:value-type="float">
            <text:p>812,631</text:p>
          </table:table-cell>
          <table:table-cell table:style-name="ce201" office:value-type="float" office:value="835053" calcext:value-type="float">
            <text:p>835,053</text:p>
          </table:table-cell>
          <table:table-cell table:style-name="ce201" office:value-type="float" office:value="851697" calcext:value-type="float">
            <text:p>851,697</text:p>
          </table:table-cell>
          <table:table-cell table:style-name="ce202" office:value-type="float" office:value="881431" calcext:value-type="float">
            <text:p>881,431</text:p>
          </table:table-cell>
          <table:table-cell/>
          <table:table-cell table:style-name="ce205"/>
          <table:table-cell table:number-columns-repeated="955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Default" table:number-columns-repeated="16"/>
          <table:table-cell table:style-name="ce158"/>
          <table:table-cell table:style-name="Default" table:number-columns-repeated="5"/>
          <table:table-cell table:number-columns-repeated="37"/>
          <table:table-cell table:style-name="ce184"/>
          <table:table-cell table:style-name="ce158" table:number-columns-repeated="5"/>
          <table:table-cell table:number-columns-repeated="958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style-name="Default" table:number-columns-repeated="21"/>
          <table:table-cell table:style-name="ce125"/>
          <table:table-cell table:number-columns-repeated="21"/>
          <table:table-cell table:style-name="ce125"/>
          <table:table-cell table:number-columns-repeated="15"/>
          <table:table-cell table:style-name="ce6"/>
          <table:table-cell table:number-columns-repeated="963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/>
          <table:table-cell table:style-name="Default" table:number-columns-repeated="21"/>
          <table:table-cell table:number-columns-repeated="21"/>
          <table:table-cell table:style-name="ce6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formula="of:=[.AT6]*[$'GDP deflator etc'.B$3]" office:value-type="float" office:value="10753.5098999476" calcext:value-type="float">
            <text:p>10754</text:p>
          </table:table-cell>
          <table:table-cell table:formula="of:=[.AU6]*[$'GDP deflator etc'.C$3]" office:value-type="float" office:value="11901.2051454848" calcext:value-type="float">
            <text:p>11901</text:p>
          </table:table-cell>
          <table:table-cell table:formula="of:=[.AV6]*[$'GDP deflator etc'.D$3]" office:value-type="float" office:value="11527.9481169503" calcext:value-type="float">
            <text:p>11528</text:p>
          </table:table-cell>
          <table:table-cell table:formula="of:=[.AW6]*[$'GDP deflator etc'.E$3]" office:value-type="float" office:value="13259.6495273729" calcext:value-type="float">
            <text:p>13260</text:p>
          </table:table-cell>
          <table:table-cell table:formula="of:=[.AX6]*[$'GDP deflator etc'.F$3]" office:value-type="float" office:value="13803.9528595128" calcext:value-type="float">
            <text:p>13804</text:p>
          </table:table-cell>
          <table:table-cell table:formula="of:=[.AY6]*[$'GDP deflator etc'.G$3]" office:value-type="float" office:value="15050.6997538038" calcext:value-type="float">
            <text:p>15051</text:p>
          </table:table-cell>
          <table:table-cell table:formula="of:=[.AZ6]*[$'GDP deflator etc'.H$3]" office:value-type="float" office:value="16247.8685923743" calcext:value-type="float">
            <text:p>16248</text:p>
          </table:table-cell>
          <table:table-cell table:formula="of:=[.BA6]*[$'GDP deflator etc'.I$3]" office:value-type="float" office:value="16778.780615532" calcext:value-type="float">
            <text:p>16779</text:p>
          </table:table-cell>
          <table:table-cell table:formula="of:=[.BB6]*[$'GDP deflator etc'.J$3]" office:value-type="float" office:value="16188.0144035053" calcext:value-type="float">
            <text:p>16188</text:p>
          </table:table-cell>
          <table:table-cell table:formula="of:=[.BC6]*[$'GDP deflator etc'.K$3]" office:value-type="float" office:value="15520.3048994176" calcext:value-type="float">
            <text:p>15520</text:p>
          </table:table-cell>
          <table:table-cell table:formula="of:=[.BD6]*[$'GDP deflator etc'.L$3]" office:value-type="float" office:value="16950.1930808118" calcext:value-type="float">
            <text:p>16950</text:p>
          </table:table-cell>
          <table:table-cell table:formula="of:=[.BE6]*[$'GDP deflator etc'.M$3]" office:value-type="float" office:value="16437.0484428283" calcext:value-type="float">
            <text:p>16437</text:p>
          </table:table-cell>
          <table:table-cell table:formula="of:=[.BF6]*[$'GDP deflator etc'.N$3]" office:value-type="float" office:value="14988.0665202874" calcext:value-type="float">
            <text:p>14988</text:p>
          </table:table-cell>
          <table:table-cell table:formula="of:=[.BG6]*[$'GDP deflator etc'.O$3]" office:value-type="float" office:value="13212.6340516356" calcext:value-type="float">
            <text:p>13213</text:p>
          </table:table-cell>
          <table:table-cell table:formula="of:=[.BH6]*[$'GDP deflator etc'.P$3]" office:value-type="float" office:value="12574.1792766489" calcext:value-type="float">
            <text:p>12574</text:p>
          </table:table-cell>
          <table:table-cell table:formula="of:=[.BI6]*[$'GDP deflator etc'.Q$3]" office:value-type="float" office:value="12330.3447968502" calcext:value-type="float">
            <text:p>12330</text:p>
          </table:table-cell>
          <table:table-cell table:formula="of:=[.BJ6]*[$'GDP deflator etc'.R$3]" office:value-type="float" office:value="12515.0741564188" calcext:value-type="float">
            <text:p>12515</text:p>
          </table:table-cell>
          <table:table-cell table:formula="of:=[.BK6]*[$'GDP deflator etc'.S$3]" office:value-type="float" office:value="12154.4428079455" calcext:value-type="float">
            <text:p>12154</text:p>
          </table:table-cell>
          <table:table-cell table:formula="of:=[.BL6]*[$'GDP deflator etc'.T$3]" office:value-type="float" office:value="13220.4707237817" calcext:value-type="float">
            <text:p>13220</text:p>
          </table:table-cell>
          <table:table-cell table:formula="of:=[.BM6]*[$'GDP deflator etc'.U$3]" office:value-type="float" office:value="12985.5357203649" calcext:value-type="float">
            <text:p>12986</text:p>
          </table:table-cell>
          <table:table-cell table:formula="of:=[.BN6]*[$'GDP deflator etc'.V$3]" office:value-type="float" office:value="13027.320358343" calcext:value-type="float">
            <text:p>13027</text:p>
          </table:table-cell>
          <table:table-cell table:formula="of:=[.BO6]*[$'GDP deflator etc'.W$3]" office:value-type="float" office:value="14480.93" calcext:value-type="float">
            <text:p>14481</text:p>
          </table:table-cell>
          <table:table-cell table:number-columns-repeated="22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formula="of:=[.AT7]*[$'GDP deflator etc'.B$3]" office:value-type="float" office:value="4779.33773331003" calcext:value-type="float">
            <text:p>4779</text:p>
          </table:table-cell>
          <table:table-cell table:formula="of:=[.AU7]*[$'GDP deflator etc'.C$3]" office:value-type="float" office:value="5504.3073797867" calcext:value-type="float">
            <text:p>5504</text:p>
          </table:table-cell>
          <table:table-cell table:formula="of:=[.AV7]*[$'GDP deflator etc'.D$3]" office:value-type="float" office:value="6128.78254318875" calcext:value-type="float">
            <text:p>6129</text:p>
          </table:table-cell>
          <table:table-cell table:formula="of:=[.AW7]*[$'GDP deflator etc'.E$3]" office:value-type="float" office:value="6197.44488779385" calcext:value-type="float">
            <text:p>6197</text:p>
          </table:table-cell>
          <table:table-cell table:formula="of:=[.AX7]*[$'GDP deflator etc'.F$3]" office:value-type="float" office:value="6338.54978242933" calcext:value-type="float">
            <text:p>6339</text:p>
          </table:table-cell>
          <table:table-cell table:formula="of:=[.AY7]*[$'GDP deflator etc'.G$3]" office:value-type="float" office:value="7042.0705270091" calcext:value-type="float">
            <text:p>7042</text:p>
          </table:table-cell>
          <table:table-cell table:formula="of:=[.AZ7]*[$'GDP deflator etc'.H$3]" office:value-type="float" office:value="7385.3948147156" calcext:value-type="float">
            <text:p>7385</text:p>
          </table:table-cell>
          <table:table-cell table:formula="of:=[.BA7]*[$'GDP deflator etc'.I$3]" office:value-type="float" office:value="8127.22186064833" calcext:value-type="float">
            <text:p>8127</text:p>
          </table:table-cell>
          <table:table-cell table:formula="of:=[.BB7]*[$'GDP deflator etc'.J$3]" office:value-type="float" office:value="8030.27486158136" calcext:value-type="float">
            <text:p>8030</text:p>
          </table:table-cell>
          <table:table-cell table:formula="of:=[.BC7]*[$'GDP deflator etc'.K$3]" office:value-type="float" office:value="8318.88342608782" calcext:value-type="float">
            <text:p>8319</text:p>
          </table:table-cell>
          <table:table-cell table:formula="of:=[.BD7]*[$'GDP deflator etc'.L$3]" office:value-type="float" office:value="7748.65969408541" calcext:value-type="float">
            <text:p>7749</text:p>
          </table:table-cell>
          <table:table-cell table:formula="of:=[.BE7]*[$'GDP deflator etc'.M$3]" office:value-type="float" office:value="8456.74231478846" calcext:value-type="float">
            <text:p>8457</text:p>
          </table:table-cell>
          <table:table-cell table:formula="of:=[.BF7]*[$'GDP deflator etc'.N$3]" office:value-type="float" office:value="9134.06663475599" calcext:value-type="float">
            <text:p>9134</text:p>
          </table:table-cell>
          <table:table-cell table:formula="of:=[.BG7]*[$'GDP deflator etc'.O$3]" office:value-type="float" office:value="8917.06428205915" calcext:value-type="float">
            <text:p>8917</text:p>
          </table:table-cell>
          <table:table-cell table:formula="of:=[.BH7]*[$'GDP deflator etc'.P$3]" office:value-type="float" office:value="8725.27515547788" calcext:value-type="float">
            <text:p>8725</text:p>
          </table:table-cell>
          <table:table-cell table:formula="of:=[.BI7]*[$'GDP deflator etc'.Q$3]" office:value-type="float" office:value="10860.2618211714" calcext:value-type="float">
            <text:p>10860</text:p>
          </table:table-cell>
          <table:table-cell table:formula="of:=[.BJ7]*[$'GDP deflator etc'.R$3]" office:value-type="float" office:value="11475.6568580202" calcext:value-type="float">
            <text:p>11476</text:p>
          </table:table-cell>
          <table:table-cell table:formula="of:=[.BK7]*[$'GDP deflator etc'.S$3]" office:value-type="float" office:value="11106.0665529029" calcext:value-type="float">
            <text:p>11106</text:p>
          </table:table-cell>
          <table:table-cell table:formula="of:=[.BL7]*[$'GDP deflator etc'.T$3]" office:value-type="float" office:value="11481.4646412334" calcext:value-type="float">
            <text:p>11481</text:p>
          </table:table-cell>
          <table:table-cell table:formula="of:=[.BM7]*[$'GDP deflator etc'.U$3]" office:value-type="float" office:value="10917.9277719448" calcext:value-type="float">
            <text:p>10918</text:p>
          </table:table-cell>
          <table:table-cell table:formula="of:=[.BN7]*[$'GDP deflator etc'.V$3]" office:value-type="float" office:value="12180.2387294085" calcext:value-type="float">
            <text:p>12180</text:p>
          </table:table-cell>
          <table:table-cell table:formula="of:=[.BO7]*[$'GDP deflator etc'.W$3]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formula="of:=[.AT8]*[$'GDP deflator etc'.B$3]" office:value-type="float" office:value="43760.81112062" calcext:value-type="float">
            <text:p>43761</text:p>
          </table:table-cell>
          <table:table-cell table:formula="of:=[.AU8]*[$'GDP deflator etc'.C$3]" office:value-type="float" office:value="37935.0914012327" calcext:value-type="float">
            <text:p>37935</text:p>
          </table:table-cell>
          <table:table-cell table:formula="of:=[.AV8]*[$'GDP deflator etc'.D$3]" office:value-type="float" office:value="38815.6227735288" calcext:value-type="float">
            <text:p>38816</text:p>
          </table:table-cell>
          <table:table-cell table:formula="of:=[.AW8]*[$'GDP deflator etc'.E$3]" office:value-type="float" office:value="32572.6173172421" calcext:value-type="float">
            <text:p>32573</text:p>
          </table:table-cell>
          <table:table-cell table:formula="of:=[.AX8]*[$'GDP deflator etc'.F$3]" office:value-type="float" office:value="29861.6123083337" calcext:value-type="float">
            <text:p>29862</text:p>
          </table:table-cell>
          <table:table-cell table:formula="of:=[.AY8]*[$'GDP deflator etc'.G$3]" office:value-type="float" office:value="31344.1178359032" calcext:value-type="float">
            <text:p>31344</text:p>
          </table:table-cell>
          <table:table-cell table:formula="of:=[.AZ8]*[$'GDP deflator etc'.H$3]" office:value-type="float" office:value="34107.0960534138" calcext:value-type="float">
            <text:p>34107</text:p>
          </table:table-cell>
          <table:table-cell table:formula="of:=[.BA8]*[$'GDP deflator etc'.I$3]" office:value-type="float" office:value="35523.8245844467" calcext:value-type="float">
            <text:p>35524</text:p>
          </table:table-cell>
          <table:table-cell table:formula="of:=[.BB8]*[$'GDP deflator etc'.J$3]" office:value-type="float" office:value="37602.0807010556" calcext:value-type="float">
            <text:p>37602</text:p>
          </table:table-cell>
          <table:table-cell table:formula="of:=[.BC8]*[$'GDP deflator etc'.K$3]" office:value-type="float" office:value="39980.3054208997" calcext:value-type="float">
            <text:p>39980</text:p>
          </table:table-cell>
          <table:table-cell table:formula="of:=[.BD8]*[$'GDP deflator etc'.L$3]" office:value-type="float" office:value="42375.4827020296" calcext:value-type="float">
            <text:p>42375</text:p>
          </table:table-cell>
          <table:table-cell table:formula="of:=[.BE8]*[$'GDP deflator etc'.M$3]" office:value-type="float" office:value="35137.1687727126" calcext:value-type="float">
            <text:p>35137</text:p>
          </table:table-cell>
          <table:table-cell table:formula="of:=[.BF8]*[$'GDP deflator etc'.N$3]" office:value-type="float" office:value="49635.4549206112" calcext:value-type="float">
            <text:p>49635</text:p>
          </table:table-cell>
          <table:table-cell table:formula="of:=[.BG8]*[$'GDP deflator etc'.O$3]" office:value-type="float" office:value="51231.9046808488" calcext:value-type="float">
            <text:p>51232</text:p>
          </table:table-cell>
          <table:table-cell table:formula="of:=[.BH8]*[$'GDP deflator etc'.P$3]" office:value-type="float" office:value="45911.3182559716" calcext:value-type="float">
            <text:p>45911</text:p>
          </table:table-cell>
          <table:table-cell table:formula="of:=[.BI8]*[$'GDP deflator etc'.Q$3]" office:value-type="float" office:value="44470.1541531098" calcext:value-type="float">
            <text:p>44470</text:p>
          </table:table-cell>
          <table:table-cell table:formula="of:=[.BJ8]*[$'GDP deflator etc'.R$3]" office:value-type="float" office:value="57240.9418960353" calcext:value-type="float">
            <text:p>57241</text:p>
          </table:table-cell>
          <table:table-cell table:formula="of:=[.BK8]*[$'GDP deflator etc'.S$3]" office:value-type="float" office:value="58314.438475941" calcext:value-type="float">
            <text:p>58314</text:p>
          </table:table-cell>
          <table:table-cell table:formula="of:=[.BL8]*[$'GDP deflator etc'.T$3]" office:value-type="float" office:value="59988.2963018859" calcext:value-type="float">
            <text:p>59988</text:p>
          </table:table-cell>
          <table:table-cell table:formula="of:=[.BM8]*[$'GDP deflator etc'.U$3]" office:value-type="float" office:value="64762.1450349573" calcext:value-type="float">
            <text:p>64762</text:p>
          </table:table-cell>
          <table:table-cell table:formula="of:=[.BN8]*[$'GDP deflator etc'.V$3]" office:value-type="float" office:value="57825.8082385039" calcext:value-type="float">
            <text:p>57826</text:p>
          </table:table-cell>
          <table:table-cell table:formula="of:=[.BO8]*[$'GDP deflator etc'.W$3]" office:value-type="float" office:value="55382" calcext:value-type="float">
            <text:p>5538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fence</text:p>
          </table:table-cell>
          <table:table-cell table:formula="of:=[.AT9]*[$'GDP deflator etc'.B$3]" office:value-type="float" office:value="36591.8045206549" calcext:value-type="float">
            <text:p>36592</text:p>
          </table:table-cell>
          <table:table-cell table:formula="of:=[.AU9]*[$'GDP deflator etc'.C$3]" office:value-type="float" office:value="37340.0311439584" calcext:value-type="float">
            <text:p>37340</text:p>
          </table:table-cell>
          <table:table-cell table:formula="of:=[.AV9]*[$'GDP deflator etc'.D$3]" office:value-type="float" office:value="37502.3122285598" calcext:value-type="float">
            <text:p>37502</text:p>
          </table:table-cell>
          <table:table-cell table:formula="of:=[.AW9]*[$'GDP deflator etc'.E$3]" office:value-type="float" office:value="36608.162825573" calcext:value-type="float">
            <text:p>36608</text:p>
          </table:table-cell>
          <table:table-cell table:formula="of:=[.AX9]*[$'GDP deflator etc'.F$3]" office:value-type="float" office:value="38031.298694576" calcext:value-type="float">
            <text:p>38031</text:p>
          </table:table-cell>
          <table:table-cell table:formula="of:=[.AY9]*[$'GDP deflator etc'.G$3]" office:value-type="float" office:value="39766.9865054631" calcext:value-type="float">
            <text:p>39767</text:p>
          </table:table-cell>
          <table:table-cell table:formula="of:=[.AZ9]*[$'GDP deflator etc'.H$3]" office:value-type="float" office:value="40015.4119051863" calcext:value-type="float">
            <text:p>40015</text:p>
          </table:table-cell>
          <table:table-cell table:formula="of:=[.BA9]*[$'GDP deflator etc'.I$3]" office:value-type="float" office:value="40636.1093032417" calcext:value-type="float">
            <text:p>40636</text:p>
          </table:table-cell>
          <table:table-cell table:formula="of:=[.BB9]*[$'GDP deflator etc'.J$3]" office:value-type="float" office:value="41043.6270703047" calcext:value-type="float">
            <text:p>41044</text:p>
          </table:table-cell>
          <table:table-cell table:formula="of:=[.BC9]*[$'GDP deflator etc'.K$3]" office:value-type="float" office:value="41842.7420088298" calcext:value-type="float">
            <text:p>41843</text:p>
          </table:table-cell>
          <table:table-cell table:formula="of:=[.BD9]*[$'GDP deflator etc'.L$3]" office:value-type="float" office:value="44554.7932409911" calcext:value-type="float">
            <text:p>44555</text:p>
          </table:table-cell>
          <table:table-cell table:formula="of:=[.BE9]*[$'GDP deflator etc'.M$3]" office:value-type="float" office:value="44904.1106010598" calcext:value-type="float">
            <text:p>44904</text:p>
          </table:table-cell>
          <table:table-cell table:formula="of:=[.BF9]*[$'GDP deflator etc'.N$3]" office:value-type="float" office:value="46021.6434289629" calcext:value-type="float">
            <text:p>46022</text:p>
          </table:table-cell>
          <table:table-cell table:formula="of:=[.BG9]*[$'GDP deflator etc'.O$3]" office:value-type="float" office:value="44585.9442625489" calcext:value-type="float">
            <text:p>44586</text:p>
          </table:table-cell>
          <table:table-cell table:formula="of:=[.BH9]*[$'GDP deflator etc'.P$3]" office:value-type="float" office:value="41069.8124286408" calcext:value-type="float">
            <text:p>41070</text:p>
          </table:table-cell>
          <table:table-cell table:formula="of:=[.BI9]*[$'GDP deflator etc'.Q$3]" office:value-type="float" office:value="40365.4240995373" calcext:value-type="float">
            <text:p>40365</text:p>
          </table:table-cell>
          <table:table-cell table:formula="of:=[.BJ9]*[$'GDP deflator etc'.R$3]" office:value-type="float" office:value="40127.6968738457" calcext:value-type="float">
            <text:p>40128</text:p>
          </table:table-cell>
          <table:table-cell table:formula="of:=[.BK9]*[$'GDP deflator etc'.S$3]" office:value-type="float" office:value="39709.2834472055" calcext:value-type="float">
            <text:p>39709</text:p>
          </table:table-cell>
          <table:table-cell table:formula="of:=[.BL9]*[$'GDP deflator etc'.T$3]" office:value-type="float" office:value="39324.6253660768" calcext:value-type="float">
            <text:p>39325</text:p>
          </table:table-cell>
          <table:table-cell table:formula="of:=[.BM9]*[$'GDP deflator etc'.U$3]" office:value-type="float" office:value="40259.0127721088" calcext:value-type="float">
            <text:p>40259</text:p>
          </table:table-cell>
          <table:table-cell table:formula="of:=[.BN9]*[$'GDP deflator etc'.V$3]" office:value-type="float" office:value="41016.6914381067" calcext:value-type="float">
            <text:p>41017</text:p>
          </table:table-cell>
          <table:table-cell table:formula="of:=[.BO9]*[$'GDP deflator etc'.W$3]" office:value-type="float" office:value="42171" calcext:value-type="float">
            <text:p>421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blic order and safety</text:p>
          </table:table-cell>
          <table:table-cell table:formula="of:=[.AT10]*[$'GDP deflator etc'.B$3]" office:value-type="float" office:value="26883.7747498689" calcext:value-type="float">
            <text:p>26884</text:p>
          </table:table-cell>
          <table:table-cell table:formula="of:=[.AU10]*[$'GDP deflator etc'.C$3]" office:value-type="float" office:value="27372.7718346149" calcext:value-type="float">
            <text:p>27373</text:p>
          </table:table-cell>
          <table:table-cell table:formula="of:=[.AV10]*[$'GDP deflator etc'.D$3]" office:value-type="float" office:value="29768.3723526311" calcext:value-type="float">
            <text:p>29768</text:p>
          </table:table-cell>
          <table:table-cell table:formula="of:=[.AW10]*[$'GDP deflator etc'.E$3]" office:value-type="float" office:value="33293.2504437297" calcext:value-type="float">
            <text:p>33293</text:p>
          </table:table-cell>
          <table:table-cell table:formula="of:=[.AX10]*[$'GDP deflator etc'.F$3]" office:value-type="float" office:value="34369.0395726163" calcext:value-type="float">
            <text:p>34369</text:p>
          </table:table-cell>
          <table:table-cell table:formula="of:=[.AY10]*[$'GDP deflator etc'.G$3]" office:value-type="float" office:value="36453.0709633412" calcext:value-type="float">
            <text:p>36453</text:p>
          </table:table-cell>
          <table:table-cell table:formula="of:=[.AZ10]*[$'GDP deflator etc'.H$3]" office:value-type="float" office:value="38269.773130799" calcext:value-type="float">
            <text:p>38270</text:p>
          </table:table-cell>
          <table:table-cell table:formula="of:=[.BA10]*[$'GDP deflator etc'.I$3]" office:value-type="float" office:value="38407.6775027413" calcext:value-type="float">
            <text:p>38408</text:p>
          </table:table-cell>
          <table:table-cell table:formula="of:=[.BB10]*[$'GDP deflator etc'.J$3]" office:value-type="float" office:value="38749.2628241386" calcext:value-type="float">
            <text:p>38749</text:p>
          </table:table-cell>
          <table:table-cell table:formula="of:=[.BC10]*[$'GDP deflator etc'.K$3]" office:value-type="float" office:value="39359.493224923" calcext:value-type="float">
            <text:p>39359</text:p>
          </table:table-cell>
          <table:table-cell table:formula="of:=[.BD10]*[$'GDP deflator etc'.L$3]" office:value-type="float" office:value="40801.5362016685" calcext:value-type="float">
            <text:p>40802</text:p>
          </table:table-cell>
          <table:table-cell table:formula="of:=[.BE10]*[$'GDP deflator etc'.M$3]" office:value-type="float" office:value="40616.184920322" calcext:value-type="float">
            <text:p>40616</text:p>
          </table:table-cell>
          <table:table-cell table:formula="of:=[.BF10]*[$'GDP deflator etc'.N$3]" office:value-type="float" office:value="38761.2314885158" calcext:value-type="float">
            <text:p>38761</text:p>
          </table:table-cell>
          <table:table-cell table:formula="of:=[.BG10]*[$'GDP deflator etc'.O$3]" office:value-type="float" office:value="36991.0453679902" calcext:value-type="float">
            <text:p>36991</text:p>
          </table:table-cell>
          <table:table-cell table:formula="of:=[.BH10]*[$'GDP deflator etc'.P$3]" office:value-type="float" office:value="35381.1894362857" calcext:value-type="float">
            <text:p>35381</text:p>
          </table:table-cell>
          <table:table-cell table:formula="of:=[.BI10]*[$'GDP deflator etc'.Q$3]" office:value-type="float" office:value="32822.206909742" calcext:value-type="float">
            <text:p>32822</text:p>
          </table:table-cell>
          <table:table-cell table:formula="of:=[.BJ10]*[$'GDP deflator etc'.R$3]" office:value-type="float" office:value="33336.8699956862" calcext:value-type="float">
            <text:p>33337</text:p>
          </table:table-cell>
          <table:table-cell table:formula="of:=[.BK10]*[$'GDP deflator etc'.S$3]" office:value-type="float" office:value="32749.0191686389" calcext:value-type="float">
            <text:p>32749</text:p>
          </table:table-cell>
          <table:table-cell table:formula="of:=[.BL10]*[$'GDP deflator etc'.T$3]" office:value-type="float" office:value="31846.4649891378" calcext:value-type="float">
            <text:p>31846</text:p>
          </table:table-cell>
          <table:table-cell table:formula="of:=[.BM10]*[$'GDP deflator etc'.U$3]" office:value-type="float" office:value="32760.0298655274" calcext:value-type="float">
            <text:p>32760</text:p>
          </table:table-cell>
          <table:table-cell table:formula="of:=[.BN10]*[$'GDP deflator etc'.V$3]" office:value-type="float" office:value="33037.1824935437" calcext:value-type="float">
            <text:p>33037</text:p>
          </table:table-cell>
          <table:table-cell table:formula="of:=[.BO10]*[$'GDP deflator etc'.W$3]" office:value-type="float" office:value="34455.25" calcext:value-type="float">
            <text:p>344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1023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formula="of:=[.AT12]*[$'GDP deflator etc'.B$3]" office:value-type="float" office:value="4629.9834291441" calcext:value-type="float">
            <text:p>4630</text:p>
          </table:table-cell>
          <table:table-cell table:formula="of:=[.AU12]*[$'GDP deflator etc'.C$3]" office:value-type="float" office:value="6545.66283001662" calcext:value-type="float">
            <text:p>6546</text:p>
          </table:table-cell>
          <table:table-cell table:formula="of:=[.AV12]*[$'GDP deflator etc'.D$3]" office:value-type="float" office:value="7150.24630038688" calcext:value-type="float">
            <text:p>7150</text:p>
          </table:table-cell>
          <table:table-cell table:formula="of:=[.AW12]*[$'GDP deflator etc'.E$3]" office:value-type="float" office:value="7350.4578901741" calcext:value-type="float">
            <text:p>7350</text:p>
          </table:table-cell>
          <table:table-cell table:formula="of:=[.AX12]*[$'GDP deflator etc'.F$3]" office:value-type="float" office:value="8310.54304807402" calcext:value-type="float">
            <text:p>8311</text:p>
          </table:table-cell>
          <table:table-cell table:formula="of:=[.AY12]*[$'GDP deflator etc'.G$3]" office:value-type="float" office:value="8284.78885530482" calcext:value-type="float">
            <text:p>8285</text:p>
          </table:table-cell>
          <table:table-cell table:formula="of:=[.AZ12]*[$'GDP deflator etc'.H$3]" office:value-type="float" office:value="8728.19387193661" calcext:value-type="float">
            <text:p>8728</text:p>
          </table:table-cell>
          <table:table-cell table:formula="of:=[.BA12]*[$'GDP deflator etc'.I$3]" office:value-type="float" office:value="8389.39030776602" calcext:value-type="float">
            <text:p>8389</text:p>
          </table:table-cell>
          <table:table-cell table:formula="of:=[.BB12]*[$'GDP deflator etc'.J$3]" office:value-type="float" office:value="8030.27486158136" calcext:value-type="float">
            <text:p>8030</text:p>
          </table:table-cell>
          <table:table-cell table:formula="of:=[.BC12]*[$'GDP deflator etc'.K$3]" office:value-type="float" office:value="8815.53318286919" calcext:value-type="float">
            <text:p>8816</text:p>
          </table:table-cell>
          <table:table-cell table:formula="of:=[.BD12]*[$'GDP deflator etc'.L$3]" office:value-type="float" office:value="19613.7948506537" calcext:value-type="float">
            <text:p>19614</text:p>
          </table:table-cell>
          <table:table-cell table:formula="of:=[.BE12]*[$'GDP deflator etc'.M$3]" office:value-type="float" office:value="14531.3036958337" calcext:value-type="float">
            <text:p>14531</text:p>
          </table:table-cell>
          <table:table-cell table:formula="of:=[.BF12]*[$'GDP deflator etc'.N$3]" office:value-type="float" office:value="5738.06750132107" calcext:value-type="float">
            <text:p>5738</text:p>
          </table:table-cell>
          <table:table-cell table:formula="of:=[.BG12]*[$'GDP deflator etc'.O$3]" office:value-type="float" office:value="5503.08420529551" calcext:value-type="float">
            <text:p>5503</text:p>
          </table:table-cell>
          <table:table-cell table:formula="of:=[.BH12]*[$'GDP deflator etc'.P$3]" office:value-type="float" office:value="5649.3727933833" calcext:value-type="float">
            <text:p>5649</text:p>
          </table:table-cell>
          <table:table-cell table:formula="of:=[.BI12]*[$'GDP deflator etc'.Q$3]" office:value-type="float" office:value="7453.35217548121" calcext:value-type="float">
            <text:p>7453</text:p>
          </table:table-cell>
          <table:table-cell table:formula="of:=[.BJ12]*[$'GDP deflator etc'.R$3]" office:value-type="float" office:value="7197.38660836268" calcext:value-type="float">
            <text:p>7197</text:p>
          </table:table-cell>
          <table:table-cell table:formula="of:=[.BK12]*[$'GDP deflator etc'.S$3]" office:value-type="float" office:value="8094.28864544835" calcext:value-type="float">
            <text:p>8094</text:p>
          </table:table-cell>
          <table:table-cell table:formula="of:=[.BL12]*[$'GDP deflator etc'.T$3]" office:value-type="float" office:value="8755.39785896844" calcext:value-type="float">
            <text:p>8755</text:p>
          </table:table-cell>
          <table:table-cell table:formula="of:=[.BM12]*[$'GDP deflator etc'.U$3]" office:value-type="float" office:value="10404.6591945779" calcext:value-type="float">
            <text:p>10405</text:p>
          </table:table-cell>
          <table:table-cell table:formula="of:=[.BN12]*[$'GDP deflator etc'.V$3]" office:value-type="float" office:value="13429.9542604041" calcext:value-type="float">
            <text:p>13430</text:p>
          </table:table-cell>
          <table:table-cell table:formula="of:=[.BO12]*[$'GDP deflator etc'.W$3]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formula="of:=[.AT13]*[$'GDP deflator etc'.B$3]" office:value-type="float" office:value="2090.96025832314" calcext:value-type="float">
            <text:p>2091</text:p>
          </table:table-cell>
          <table:table-cell table:formula="of:=[.AU13]*[$'GDP deflator etc'.C$3]" office:value-type="float" office:value="2082.71090045983" calcext:value-type="float">
            <text:p>2083</text:p>
          </table:table-cell>
          <table:table-cell table:formula="of:=[.AV13]*[$'GDP deflator etc'.D$3]" office:value-type="float" office:value="2042.92751439625" calcext:value-type="float">
            <text:p>2043</text:p>
          </table:table-cell>
          <table:table-cell table:formula="of:=[.AW13]*[$'GDP deflator etc'.E$3]" office:value-type="float" office:value="2450.15263005803" calcext:value-type="float">
            <text:p>2450</text:p>
          </table:table-cell>
          <table:table-cell table:formula="of:=[.AX13]*[$'GDP deflator etc'.F$3]" office:value-type="float" office:value="2957.98989846702" calcext:value-type="float">
            <text:p>2958</text:p>
          </table:table-cell>
          <table:table-cell table:formula="of:=[.AY13]*[$'GDP deflator etc'.G$3]" office:value-type="float" office:value="3175.83572786685" calcext:value-type="float">
            <text:p>3176</text:p>
          </table:table-cell>
          <table:table-cell table:formula="of:=[.AZ13]*[$'GDP deflator etc'.H$3]" office:value-type="float" office:value="3356.99764305254" calcext:value-type="float">
            <text:p>3357</text:p>
          </table:table-cell>
          <table:table-cell table:formula="of:=[.BA13]*[$'GDP deflator etc'.I$3]" office:value-type="float" office:value="3932.52670676532" calcext:value-type="float">
            <text:p>3933</text:p>
          </table:table-cell>
          <table:table-cell table:formula="of:=[.BB13]*[$'GDP deflator etc'.J$3]" office:value-type="float" office:value="3696.47572993428" calcext:value-type="float">
            <text:p>3696</text:p>
          </table:table-cell>
          <table:table-cell table:formula="of:=[.BC13]*[$'GDP deflator etc'.K$3]" office:value-type="float" office:value="4097.36049344624" calcext:value-type="float">
            <text:p>4097</text:p>
          </table:table-cell>
          <table:table-cell table:formula="of:=[.BD13]*[$'GDP deflator etc'.L$3]" office:value-type="float" office:value="3874.32984704271" calcext:value-type="float">
            <text:p>3874</text:p>
          </table:table-cell>
          <table:table-cell table:formula="of:=[.BE13]*[$'GDP deflator etc'.M$3]" office:value-type="float" office:value="4287.92568073781" calcext:value-type="float">
            <text:p>4288</text:p>
          </table:table-cell>
          <table:table-cell table:formula="of:=[.BF13]*[$'GDP deflator etc'.N$3]" office:value-type="float" office:value="4028.7206133612" calcext:value-type="float">
            <text:p>4029</text:p>
          </table:table-cell>
          <table:table-cell table:formula="of:=[.BG13]*[$'GDP deflator etc'.O$3]" office:value-type="float" office:value="4173.89442849571" calcext:value-type="float">
            <text:p>4174</text:p>
          </table:table-cell>
          <table:table-cell table:formula="of:=[.BH13]*[$'GDP deflator etc'.P$3]" office:value-type="float" office:value="3758.27718608466" calcext:value-type="float">
            <text:p>3758</text:p>
          </table:table-cell>
          <table:table-cell table:formula="of:=[.BI13]*[$'GDP deflator etc'.Q$3]" office:value-type="float" office:value="4649.97397015606" calcext:value-type="float">
            <text:p>4650</text:p>
          </table:table-cell>
          <table:table-cell table:formula="of:=[.BJ13]*[$'GDP deflator etc'.R$3]" office:value-type="float" office:value="4807.24622998503" calcext:value-type="float">
            <text:p>4807</text:p>
          </table:table-cell>
          <table:table-cell table:formula="of:=[.BK13]*[$'GDP deflator etc'.S$3]" office:value-type="float" office:value="5142.13917028683" calcext:value-type="float">
            <text:p>5142</text:p>
          </table:table-cell>
          <table:table-cell table:formula="of:=[.BL13]*[$'GDP deflator etc'.T$3]" office:value-type="float" office:value="4753.14208189795" calcext:value-type="float">
            <text:p>4753</text:p>
          </table:table-cell>
          <table:table-cell table:formula="of:=[.BM13]*[$'GDP deflator etc'.U$3]" office:value-type="float" office:value="5253.34829190744" calcext:value-type="float">
            <text:p>5253</text:p>
          </table:table-cell>
          <table:table-cell table:formula="of:=[.BN13]*[$'GDP deflator etc'.V$3]" office:value-type="float" office:value="6557.49232122224" calcext:value-type="float">
            <text:p>6557</text:p>
          </table:table-cell>
          <table:table-cell table:formula="of:=[.BO13]*[$'GDP deflator etc'.W$3]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formula="of:=[.AT14]*[$'GDP deflator etc'.B$3]" office:value-type="float" office:value="4331.27482081222" calcext:value-type="float">
            <text:p>4331</text:p>
          </table:table-cell>
          <table:table-cell table:formula="of:=[.AU14]*[$'GDP deflator etc'.C$3]" office:value-type="float" office:value="5206.77725114958" calcext:value-type="float">
            <text:p>5207</text:p>
          </table:table-cell>
          <table:table-cell table:formula="of:=[.AV14]*[$'GDP deflator etc'.D$3]" office:value-type="float" office:value="5545.08896764697" calcext:value-type="float">
            <text:p>5545</text:p>
          </table:table-cell>
          <table:table-cell table:formula="of:=[.AW14]*[$'GDP deflator etc'.E$3]" office:value-type="float" office:value="4756.17863481853" calcext:value-type="float">
            <text:p>4756</text:p>
          </table:table-cell>
          <table:table-cell table:formula="of:=[.AX14]*[$'GDP deflator etc'.F$3]" office:value-type="float" office:value="4225.69985495289" calcext:value-type="float">
            <text:p>4226</text:p>
          </table:table-cell>
          <table:table-cell table:formula="of:=[.AY14]*[$'GDP deflator etc'.G$3]" office:value-type="float" office:value="4418.55405616257" calcext:value-type="float">
            <text:p>4419</text:p>
          </table:table-cell>
          <table:table-cell table:formula="of:=[.AZ14]*[$'GDP deflator etc'.H$3]" office:value-type="float" office:value="4296.95698310726" calcext:value-type="float">
            <text:p>4297</text:p>
          </table:table-cell>
          <table:table-cell table:formula="of:=[.BA14]*[$'GDP deflator etc'.I$3]" office:value-type="float" office:value="4325.77937744185" calcext:value-type="float">
            <text:p>4326</text:p>
          </table:table-cell>
          <table:table-cell table:formula="of:=[.BB14]*[$'GDP deflator etc'.J$3]" office:value-type="float" office:value="4206.33445130452" calcext:value-type="float">
            <text:p>4206</text:p>
          </table:table-cell>
          <table:table-cell table:formula="of:=[.BC14]*[$'GDP deflator etc'.K$3]" office:value-type="float" office:value="2607.41122310215" calcext:value-type="float">
            <text:p>2607</text:p>
          </table:table-cell>
          <table:table-cell table:formula="of:=[.BD14]*[$'GDP deflator etc'.L$3]" office:value-type="float" office:value="4237.54827020296" calcext:value-type="float">
            <text:p>4238</text:p>
          </table:table-cell>
          <table:table-cell table:formula="of:=[.BE14]*[$'GDP deflator etc'.M$3]" office:value-type="float" office:value="4883.47091417362" calcext:value-type="float">
            <text:p>4883</text:p>
          </table:table-cell>
          <table:table-cell table:formula="of:=[.BF14]*[$'GDP deflator etc'.N$3]" office:value-type="float" office:value="5503.86066453246" calcext:value-type="float">
            <text:p>5504</text:p>
          </table:table-cell>
          <table:table-cell table:formula="of:=[.BG14]*[$'GDP deflator etc'.O$3]" office:value-type="float" office:value="3722.37268217414" calcext:value-type="float">
            <text:p>3722</text:p>
          </table:table-cell>
          <table:table-cell table:formula="of:=[.BH14]*[$'GDP deflator etc'.P$3]" office:value-type="float" office:value="3252.26267161221" calcext:value-type="float">
            <text:p>3252</text:p>
          </table:table-cell>
          <table:table-cell table:formula="of:=[.BI14]*[$'GDP deflator etc'.Q$3]" office:value-type="float" office:value="4208.25499356642" calcext:value-type="float">
            <text:p>4208</text:p>
          </table:table-cell>
          <table:table-cell table:formula="of:=[.BJ14]*[$'GDP deflator etc'.R$3]" office:value-type="float" office:value="3124.1348735406" calcext:value-type="float">
            <text:p>3124</text:p>
          </table:table-cell>
          <table:table-cell table:formula="of:=[.BK14]*[$'GDP deflator etc'.S$3]" office:value-type="float" office:value="2603.05210791876" calcext:value-type="float">
            <text:p>2603</text:p>
          </table:table-cell>
          <table:table-cell table:formula="of:=[.BL14]*[$'GDP deflator etc'.T$3]" office:value-type="float" office:value="2549.20075559901" calcext:value-type="float">
            <text:p>2549</text:p>
          </table:table-cell>
          <table:table-cell table:formula="of:=[.BM14]*[$'GDP deflator etc'.U$3]" office:value-type="float" office:value="2724.53675781248" calcext:value-type="float">
            <text:p>2725</text:p>
          </table:table-cell>
          <table:table-cell table:formula="of:=[.BN14]*[$'GDP deflator etc'.V$3]" office:value-type="float" office:value="2730.84438497659" calcext:value-type="float">
            <text:p>2731</text:p>
          </table:table-cell>
          <table:table-cell table:formula="of:=[.BO14]*[$'GDP deflator etc'.W$3]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formula="of:=[.AT15]*[$'GDP deflator etc'.B$3]" office:value-type="float" office:value="6571.5893833013" calcext:value-type="float">
            <text:p>6572</text:p>
          </table:table-cell>
          <table:table-cell table:formula="of:=[.AU15]*[$'GDP deflator etc'.C$3]" office:value-type="float" office:value="6396.89776569806" calcext:value-type="float">
            <text:p>6397</text:p>
          </table:table-cell>
          <table:table-cell table:formula="of:=[.AV15]*[$'GDP deflator etc'.D$3]" office:value-type="float" office:value="6858.39951261599" calcext:value-type="float">
            <text:p>6858</text:p>
          </table:table-cell>
          <table:table-cell table:formula="of:=[.AW15]*[$'GDP deflator etc'.E$3]" office:value-type="float" office:value="9079.97739374447" calcext:value-type="float">
            <text:p>9080</text:p>
          </table:table-cell>
          <table:table-cell table:formula="of:=[.AX15]*[$'GDP deflator etc'.F$3]" office:value-type="float" office:value="6901.97642975638" calcext:value-type="float">
            <text:p>6902</text:p>
          </table:table-cell>
          <table:table-cell table:formula="of:=[.AY15]*[$'GDP deflator etc'.G$3]" office:value-type="float" office:value="7318.23015551926" calcext:value-type="float">
            <text:p>7318</text:p>
          </table:table-cell>
          <table:table-cell table:formula="of:=[.AZ15]*[$'GDP deflator etc'.H$3]" office:value-type="float" office:value="7251.1149089935" calcext:value-type="float">
            <text:p>7251</text:p>
          </table:table-cell>
          <table:table-cell table:formula="of:=[.BA15]*[$'GDP deflator etc'.I$3]" office:value-type="float" office:value="7340.71651929527" calcext:value-type="float">
            <text:p>7341</text:p>
          </table:table-cell>
          <table:table-cell table:formula="of:=[.BB15]*[$'GDP deflator etc'.J$3]" office:value-type="float" office:value="6500.69869747062" calcext:value-type="float">
            <text:p>6501</text:p>
          </table:table-cell>
          <table:table-cell table:formula="of:=[.BC15]*[$'GDP deflator etc'.K$3]" office:value-type="float" office:value="5338.67447930166" calcext:value-type="float">
            <text:p>5339</text:p>
          </table:table-cell>
          <table:table-cell table:formula="of:=[.BD15]*[$'GDP deflator etc'.L$3]" office:value-type="float" office:value="7021.49641091858" calcext:value-type="float">
            <text:p>7021</text:p>
          </table:table-cell>
          <table:table-cell table:formula="of:=[.BE15]*[$'GDP deflator etc'.M$3]" office:value-type="float" office:value="6908.32470785536" calcext:value-type="float">
            <text:p>6908</text:p>
          </table:table-cell>
          <table:table-cell table:formula="of:=[.BF15]*[$'GDP deflator etc'.N$3]" office:value-type="float" office:value="6440.68801168692" calcext:value-type="float">
            <text:p>6441</text:p>
          </table:table-cell>
          <table:table-cell table:formula="of:=[.BG15]*[$'GDP deflator etc'.O$3]" office:value-type="float" office:value="6665.79941599253" calcext:value-type="float">
            <text:p>6666</text:p>
          </table:table-cell>
          <table:table-cell table:formula="of:=[.BH15]*[$'GDP deflator etc'.P$3]" office:value-type="float" office:value="5971.97484626256" calcext:value-type="float">
            <text:p>5972</text:p>
          </table:table-cell>
          <table:table-cell table:formula="of:=[.BI15]*[$'GDP deflator etc'.Q$3]" office:value-type="float" office:value="5963.20064015917" calcext:value-type="float">
            <text:p>5963</text:p>
          </table:table-cell>
          <table:table-cell table:formula="of:=[.BJ15]*[$'GDP deflator etc'.R$3]" office:value-type="float" office:value="5693.23589055476" calcext:value-type="float">
            <text:p>5693</text:p>
          </table:table-cell>
          <table:table-cell table:formula="of:=[.BK15]*[$'GDP deflator etc'.S$3]" office:value-type="float" office:value="4847.24946876501" calcext:value-type="float">
            <text:p>4847</text:p>
          </table:table-cell>
          <table:table-cell table:formula="of:=[.BL15]*[$'GDP deflator etc'.T$3]" office:value-type="float" office:value="5510.38285474934" calcext:value-type="float">
            <text:p>5510</text:p>
          </table:table-cell>
          <table:table-cell table:formula="of:=[.BM15]*[$'GDP deflator etc'.U$3]" office:value-type="float" office:value="5389.74170445655" calcext:value-type="float">
            <text:p>5390</text:p>
          </table:table-cell>
          <table:table-cell table:formula="of:=[.BN15]*[$'GDP deflator etc'.V$3]" office:value-type="float" office:value="5844.96517486217" calcext:value-type="float">
            <text:p>5845</text:p>
          </table:table-cell>
          <table:table-cell table:formula="of:=[.BO15]*[$'GDP deflator etc'.W$3]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formula="of:=[.AT16]*[$'GDP deflator etc'.B$3]" office:value-type="float" office:value="11649.6357249432" calcext:value-type="float">
            <text:p>11650</text:p>
          </table:table-cell>
          <table:table-cell table:formula="of:=[.AU16]*[$'GDP deflator etc'.C$3]" office:value-type="float" office:value="11752.4400811662" calcext:value-type="float">
            <text:p>11752</text:p>
          </table:table-cell>
          <table:table-cell table:formula="of:=[.AV16]*[$'GDP deflator etc'.D$3]" office:value-type="float" office:value="13133.1054496902" calcext:value-type="float">
            <text:p>13133</text:p>
          </table:table-cell>
          <table:table-cell table:formula="of:=[.AW16]*[$'GDP deflator etc'.E$3]" office:value-type="float" office:value="16286.308658621" calcext:value-type="float">
            <text:p>16286</text:p>
          </table:table-cell>
          <table:table-cell table:formula="of:=[.AX16]*[$'GDP deflator etc'.F$3]" office:value-type="float" office:value="20846.7859511009" calcext:value-type="float">
            <text:p>20847</text:p>
          </table:table-cell>
          <table:table-cell table:formula="of:=[.AY16]*[$'GDP deflator etc'.G$3]" office:value-type="float" office:value="22507.0097235781" calcext:value-type="float">
            <text:p>22507</text:p>
          </table:table-cell>
          <table:table-cell table:formula="of:=[.AZ16]*[$'GDP deflator etc'.H$3]" office:value-type="float" office:value="21484.7849155363" calcext:value-type="float">
            <text:p>21485</text:p>
          </table:table-cell>
          <table:table-cell table:formula="of:=[.BA16]*[$'GDP deflator etc'.I$3]" office:value-type="float" office:value="22284.3180050035" calcext:value-type="float">
            <text:p>22284</text:p>
          </table:table-cell>
          <table:table-cell table:formula="of:=[.BB16]*[$'GDP deflator etc'.J$3]" office:value-type="float" office:value="25365.4713881697" calcext:value-type="float">
            <text:p>25365</text:p>
          </table:table-cell>
          <table:table-cell table:formula="of:=[.BC16]*[$'GDP deflator etc'.K$3]" office:value-type="float" office:value="25577.7728803382" calcext:value-type="float">
            <text:p>25578</text:p>
          </table:table-cell>
          <table:table-cell table:formula="of:=[.BD16]*[$'GDP deflator etc'.L$3]" office:value-type="float" office:value="25426.0160580641" calcext:value-type="float">
            <text:p>25426</text:p>
          </table:table-cell>
          <table:table-cell table:formula="of:=[.BE16]*[$'GDP deflator etc'.M$3]" office:value-type="float" office:value="27395.0807380471" calcext:value-type="float">
            <text:p>27395</text:p>
          </table:table-cell>
          <table:table-cell table:formula="of:=[.BF16]*[$'GDP deflator etc'.N$3]" office:value-type="float" office:value="25177.2349547761" calcext:value-type="float">
            <text:p>25177</text:p>
          </table:table-cell>
          <table:table-cell table:formula="of:=[.BG16]*[$'GDP deflator etc'.O$3]" office:value-type="float" office:value="23536.5254904182" calcext:value-type="float">
            <text:p>23537</text:p>
          </table:table-cell>
          <table:table-cell table:formula="of:=[.BH16]*[$'GDP deflator etc'.P$3]" office:value-type="float" office:value="22855.8666555064" calcext:value-type="float">
            <text:p>22856</text:p>
          </table:table-cell>
          <table:table-cell table:formula="of:=[.BI16]*[$'GDP deflator etc'.Q$3]" office:value-type="float" office:value="23056.0807427999" calcext:value-type="float">
            <text:p>23056</text:p>
          </table:table-cell>
          <table:table-cell table:formula="of:=[.BJ16]*[$'GDP deflator etc'.R$3]" office:value-type="float" office:value="24035.6625349179" calcext:value-type="float">
            <text:p>24036</text:p>
          </table:table-cell>
          <table:table-cell table:formula="of:=[.BK16]*[$'GDP deflator etc'.S$3]" office:value-type="float" office:value="30256.561540324" calcext:value-type="float">
            <text:p>30257</text:p>
          </table:table-cell>
          <table:table-cell table:formula="of:=[.BL16]*[$'GDP deflator etc'.T$3]" office:value-type="float" office:value="30523.6871529369" calcext:value-type="float">
            <text:p>30524</text:p>
          </table:table-cell>
          <table:table-cell table:formula="of:=[.BM16]*[$'GDP deflator etc'.U$3]" office:value-type="float" office:value="31681.4693627662" calcext:value-type="float">
            <text:p>31681</text:p>
          </table:table-cell>
          <table:table-cell table:formula="of:=[.BN16]*[$'GDP deflator etc'.V$3]" office:value-type="float" office:value="33337.0249257351" calcext:value-type="float">
            <text:p>33337</text:p>
          </table:table-cell>
          <table:table-cell table:formula="of:=[.BO16]*[$'GDP deflator etc'.W$3]" office:value-type="float" office:value="34701.32" calcext:value-type="float">
            <text:p>34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nvironment protection</text:p>
          </table:table-cell>
          <table:table-cell table:formula="of:=[.AT17]*[$'GDP deflator etc'.B$3]" office:value-type="float" office:value="6422.23507913536" calcext:value-type="float">
            <text:p>6422</text:p>
          </table:table-cell>
          <table:table-cell table:formula="of:=[.AU17]*[$'GDP deflator etc'.C$3]" office:value-type="float" office:value="7289.48815160941" calcext:value-type="float">
            <text:p>7289</text:p>
          </table:table-cell>
          <table:table-cell table:formula="of:=[.AV17]*[$'GDP deflator etc'.D$3]" office:value-type="float" office:value="7442.09308815777" calcext:value-type="float">
            <text:p>7442</text:p>
          </table:table-cell>
          <table:table-cell table:formula="of:=[.AW17]*[$'GDP deflator etc'.E$3]" office:value-type="float" office:value="7782.83776606669" calcext:value-type="float">
            <text:p>7783</text:p>
          </table:table-cell>
          <table:table-cell table:formula="of:=[.AX17]*[$'GDP deflator etc'.F$3]" office:value-type="float" office:value="8451.39970990578" calcext:value-type="float">
            <text:p>8451</text:p>
          </table:table-cell>
          <table:table-cell table:formula="of:=[.AY17]*[$'GDP deflator etc'.G$3]" office:value-type="float" office:value="8560.94848381498" calcext:value-type="float">
            <text:p>8561</text:p>
          </table:table-cell>
          <table:table-cell table:formula="of:=[.AZ17]*[$'GDP deflator etc'.H$3]" office:value-type="float" office:value="9399.59340054712" calcext:value-type="float">
            <text:p>9400</text:p>
          </table:table-cell>
          <table:table-cell table:formula="of:=[.BA17]*[$'GDP deflator etc'.I$3]" office:value-type="float" office:value="11142.1590025017" calcext:value-type="float">
            <text:p>11142</text:p>
          </table:table-cell>
          <table:table-cell table:formula="of:=[.BB17]*[$'GDP deflator etc'.J$3]" office:value-type="float" office:value="11981.6799522008" calcext:value-type="float">
            <text:p>11982</text:p>
          </table:table-cell>
          <table:table-cell table:formula="of:=[.BC17]*[$'GDP deflator etc'.K$3]" office:value-type="float" office:value="11919.5941627527" calcext:value-type="float">
            <text:p>11920</text:p>
          </table:table-cell>
          <table:table-cell table:formula="of:=[.BD17]*[$'GDP deflator etc'.L$3]" office:value-type="float" office:value="11138.6983102478" calcext:value-type="float">
            <text:p>11139</text:p>
          </table:table-cell>
          <table:table-cell table:formula="of:=[.BE17]*[$'GDP deflator etc'.M$3]" office:value-type="float" office:value="12387.3408554648" calcext:value-type="float">
            <text:p>12387</text:p>
          </table:table-cell>
          <table:table-cell table:formula="of:=[.BF17]*[$'GDP deflator etc'.N$3]" office:value-type="float" office:value="12764.2726049795" calcext:value-type="float">
            <text:p>12764</text:p>
          </table:table-cell>
          <table:table-cell table:formula="of:=[.BG17]*[$'GDP deflator etc'.O$3]" office:value-type="float" office:value="12111.3620622806" calcext:value-type="float">
            <text:p>12111</text:p>
          </table:table-cell>
          <table:table-cell table:formula="of:=[.BH17]*[$'GDP deflator etc'.P$3]" office:value-type="float" office:value="12051.8001528729" calcext:value-type="float">
            <text:p>12052</text:p>
          </table:table-cell>
          <table:table-cell table:formula="of:=[.BI17]*[$'GDP deflator etc'.Q$3]" office:value-type="float" office:value="12427.9600449713" calcext:value-type="float">
            <text:p>12428</text:p>
          </table:table-cell>
          <table:table-cell table:formula="of:=[.BJ17]*[$'GDP deflator etc'.R$3]" office:value-type="float" office:value="12672.3727502589" calcext:value-type="float">
            <text:p>12672</text:p>
          </table:table-cell>
          <table:table-cell table:formula="of:=[.BK17]*[$'GDP deflator etc'.S$3]" office:value-type="float" office:value="12590.2615988086" calcext:value-type="float">
            <text:p>12590</text:p>
          </table:table-cell>
          <table:table-cell table:formula="of:=[.BL17]*[$'GDP deflator etc'.T$3]" office:value-type="float" office:value="11698.575632051" calcext:value-type="float">
            <text:p>11699</text:p>
          </table:table-cell>
          <table:table-cell table:formula="of:=[.BM17]*[$'GDP deflator etc'.U$3]" office:value-type="float" office:value="12273.4394662663" calcext:value-type="float">
            <text:p>12273</text:p>
          </table:table-cell>
          <table:table-cell table:formula="of:=[.BN17]*[$'GDP deflator etc'.V$3]" office:value-type="float" office:value="11263.8411549053" calcext:value-type="float">
            <text:p>11264</text:p>
          </table:table-cell>
          <table:table-cell table:formula="of:=[.BO17]*[$'GDP deflator etc'.W$3]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table:formula="of:=[.AT18]*[$'GDP deflator etc'.B$3]" office:value-type="float" office:value="8214.48672912662" calcext:value-type="float">
            <text:p>8214</text:p>
          </table:table-cell>
          <table:table-cell table:formula="of:=[.AU18]*[$'GDP deflator etc'.C$3]" office:value-type="float" office:value="6991.9580229723" calcext:value-type="float">
            <text:p>6992</text:p>
          </table:table-cell>
          <table:table-cell table:formula="of:=[.AV18]*[$'GDP deflator etc'.D$3]" office:value-type="float" office:value="8025.78666369956" calcext:value-type="float">
            <text:p>8026</text:p>
          </table:table-cell>
          <table:table-cell table:formula="of:=[.AW18]*[$'GDP deflator etc'.E$3]" office:value-type="float" office:value="8935.85076844694" calcext:value-type="float">
            <text:p>8936</text:p>
          </table:table-cell>
          <table:table-cell table:formula="of:=[.AX18]*[$'GDP deflator etc'.F$3]" office:value-type="float" office:value="7606.2597389152" calcext:value-type="float">
            <text:p>7606</text:p>
          </table:table-cell>
          <table:table-cell table:formula="of:=[.AY18]*[$'GDP deflator etc'.G$3]" office:value-type="float" office:value="9251.34755509038" calcext:value-type="float">
            <text:p>9251</text:p>
          </table:table-cell>
          <table:table-cell table:formula="of:=[.AZ18]*[$'GDP deflator etc'.H$3]" office:value-type="float" office:value="10742.3924577681" calcext:value-type="float">
            <text:p>10742</text:p>
          </table:table-cell>
          <table:table-cell table:formula="of:=[.BA18]*[$'GDP deflator etc'.I$3]" office:value-type="float" office:value="14026.0119207963" calcext:value-type="float">
            <text:p>14026</text:p>
          </table:table-cell>
          <table:table-cell table:formula="of:=[.BB18]*[$'GDP deflator etc'.J$3]" office:value-type="float" office:value="14658.4382393945" calcext:value-type="float">
            <text:p>14658</text:p>
          </table:table-cell>
          <table:table-cell table:formula="of:=[.BC18]*[$'GDP deflator etc'.K$3]" office:value-type="float" office:value="16141.1170953943" calcext:value-type="float">
            <text:p>16141</text:p>
          </table:table-cell>
          <table:table-cell table:formula="of:=[.BD18]*[$'GDP deflator etc'.L$3]" office:value-type="float" office:value="18524.1395811729" calcext:value-type="float">
            <text:p>18524</text:p>
          </table:table-cell>
          <table:table-cell table:formula="of:=[.BE18]*[$'GDP deflator etc'.M$3]" office:value-type="float" office:value="19414.7746100073" calcext:value-type="float">
            <text:p>19415</text:p>
          </table:table-cell>
          <table:table-cell table:formula="of:=[.BF18]*[$'GDP deflator etc'.N$3]" office:value-type="float" office:value="15574.7546464429" calcext:value-type="float">
            <text:p>15575</text:p>
          </table:table-cell>
          <table:table-cell table:formula="of:=[.BG18]*[$'GDP deflator etc'.O$3]" office:value-type="float" office:value="11545.3508443914" calcext:value-type="float">
            <text:p>11545</text:p>
          </table:table-cell>
          <table:table-cell table:formula="of:=[.BH18]*[$'GDP deflator etc'.P$3]" office:value-type="float" office:value="11296.1801404186" calcext:value-type="float">
            <text:p>11296</text:p>
          </table:table-cell>
          <table:table-cell table:formula="of:=[.BI18]*[$'GDP deflator etc'.Q$3]" office:value-type="float" office:value="10927.0091852888" calcext:value-type="float">
            <text:p>10927</text:p>
          </table:table-cell>
          <table:table-cell table:formula="of:=[.BJ18]*[$'GDP deflator etc'.R$3]" office:value-type="float" office:value="11231.7756944182" calcext:value-type="float">
            <text:p>11232</text:p>
          </table:table-cell>
          <table:table-cell table:formula="of:=[.BK18]*[$'GDP deflator etc'.S$3]" office:value-type="float" office:value="10662.6803719051" calcext:value-type="float">
            <text:p>10663</text:p>
          </table:table-cell>
          <table:table-cell table:formula="of:=[.BL18]*[$'GDP deflator etc'.T$3]" office:value-type="float" office:value="10910.102648862" calcext:value-type="float">
            <text:p>10910</text:p>
          </table:table-cell>
          <table:table-cell table:formula="of:=[.BM18]*[$'GDP deflator etc'.U$3]" office:value-type="float" office:value="11823.1465207221" calcext:value-type="float">
            <text:p>11823</text:p>
          </table:table-cell>
          <table:table-cell table:formula="of:=[.BN18]*[$'GDP deflator etc'.V$3]" office:value-type="float" office:value="12280.196400327" calcext:value-type="float">
            <text:p>12280</text:p>
          </table:table-cell>
          <table:table-cell table:formula="of:=[.BO18]*[$'GDP deflator etc'.W$3]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alth</text:p>
          </table:table-cell>
          <table:table-cell table:formula="of:=[.AT19]*[$'GDP deflator etc'.B$3]" office:value-type="float" office:value="70047.1686538252" calcext:value-type="float">
            <text:p>70047</text:p>
          </table:table-cell>
          <table:table-cell table:formula="of:=[.AU19]*[$'GDP deflator etc'.C$3]" office:value-type="float" office:value="73489.9417733684" calcext:value-type="float">
            <text:p>73490</text:p>
          </table:table-cell>
          <table:table-cell table:formula="of:=[.AV19]*[$'GDP deflator etc'.D$3]" office:value-type="float" office:value="79090.479485912" calcext:value-type="float">
            <text:p>79090</text:p>
          </table:table-cell>
          <table:table-cell table:formula="of:=[.AW19]*[$'GDP deflator etc'.E$3]" office:value-type="float" office:value="86187.7219279237" calcext:value-type="float">
            <text:p>86188</text:p>
          </table:table-cell>
          <table:table-cell table:formula="of:=[.AX19]*[$'GDP deflator etc'.F$3]" office:value-type="float" office:value="93247.1101326271" calcext:value-type="float">
            <text:p>93247</text:p>
          </table:table-cell>
          <table:table-cell table:formula="of:=[.AY19]*[$'GDP deflator etc'.G$3]" office:value-type="float" office:value="103421.780877055" calcext:value-type="float">
            <text:p>103422</text:p>
          </table:table-cell>
          <table:table-cell table:formula="of:=[.AZ19]*[$'GDP deflator etc'.H$3]" office:value-type="float" office:value="111318.041843622" calcext:value-type="float">
            <text:p>111318</text:p>
          </table:table-cell>
          <table:table-cell table:formula="of:=[.BA19]*[$'GDP deflator etc'.I$3]" office:value-type="float" office:value="117713.632755842" calcext:value-type="float">
            <text:p>117714</text:p>
          </table:table-cell>
          <table:table-cell table:formula="of:=[.BB19]*[$'GDP deflator etc'.J$3]" office:value-type="float" office:value="120709.052284406" calcext:value-type="float">
            <text:p>120709</text:p>
          </table:table-cell>
          <table:table-cell table:formula="of:=[.BC19]*[$'GDP deflator etc'.K$3]" office:value-type="float" office:value="125528.226026489" calcext:value-type="float">
            <text:p>125528</text:p>
          </table:table-cell>
          <table:table-cell table:formula="of:=[.BD19]*[$'GDP deflator etc'.L$3]" office:value-type="float" office:value="131606.141991732" calcext:value-type="float">
            <text:p>131606</text:p>
          </table:table-cell>
          <table:table-cell table:formula="of:=[.BE19]*[$'GDP deflator etc'.M$3]" office:value-type="float" office:value="139238.475577292" calcext:value-type="float">
            <text:p>139238</text:p>
          </table:table-cell>
          <table:table-cell table:formula="of:=[.BF19]*[$'GDP deflator etc'.N$3]" office:value-type="float" office:value="140406.998654775" calcext:value-type="float">
            <text:p>140407</text:p>
          </table:table-cell>
          <table:table-cell table:formula="of:=[.BG19]*[$'GDP deflator etc'.O$3]" office:value-type="float" office:value="139857.655588653" calcext:value-type="float">
            <text:p>139858</text:p>
          </table:table-cell>
          <table:table-cell table:formula="of:=[.BH19]*[$'GDP deflator etc'.P$3]" office:value-type="float" office:value="140480.474161673" calcext:value-type="float">
            <text:p>140480</text:p>
          </table:table-cell>
          <table:table-cell table:formula="of:=[.BI19]*[$'GDP deflator etc'.Q$3]" office:value-type="float" office:value="143461.362596369" calcext:value-type="float">
            <text:p>143461</text:p>
          </table:table-cell>
          <table:table-cell table:formula="of:=[.BJ19]*[$'GDP deflator etc'.R$3]" office:value-type="float" office:value="146585.7777539" calcext:value-type="float">
            <text:p>146586</text:p>
          </table:table-cell>
          <table:table-cell table:formula="of:=[.BK19]*[$'GDP deflator etc'.S$3]" office:value-type="float" office:value="150154.149893645" calcext:value-type="float">
            <text:p>150154</text:p>
          </table:table-cell>
          <table:table-cell table:formula="of:=[.BL19]*[$'GDP deflator etc'.T$3]" office:value-type="float" office:value="151012.873510639" calcext:value-type="float">
            <text:p>151013</text:p>
          </table:table-cell>
          <table:table-cell table:formula="of:=[.BM19]*[$'GDP deflator etc'.U$3]" office:value-type="float" office:value="153391.315355681" calcext:value-type="float">
            <text:p>153391</text:p>
          </table:table-cell>
          <table:table-cell table:formula="of:=[.BN19]*[$'GDP deflator etc'.V$3]" office:value-type="float" office:value="155877.300847441" calcext:value-type="float">
            <text:p>155877</text:p>
          </table:table-cell>
          <table:table-cell table:formula="of:=[.BO19]*[$'GDP deflator etc'.W$3]" office:value-type="float" office:value="164129.6" calcext:value-type="float">
            <text:p>1641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table:formula="of:=[.AT20]*[$'GDP deflator etc'.B$3]" office:value-type="float" office:value="10753.5098999476" calcext:value-type="float">
            <text:p>10754</text:p>
          </table:table-cell>
          <table:table-cell table:formula="of:=[.AU20]*[$'GDP deflator etc'.C$3]" office:value-type="float" office:value="11454.9099525291" calcext:value-type="float">
            <text:p>11455</text:p>
          </table:table-cell>
          <table:table-cell table:formula="of:=[.AV20]*[$'GDP deflator etc'.D$3]" office:value-type="float" office:value="11382.0247230648" calcext:value-type="float">
            <text:p>11382</text:p>
          </table:table-cell>
          <table:table-cell table:formula="of:=[.AW20]*[$'GDP deflator etc'.E$3]" office:value-type="float" office:value="12394.8897755877" calcext:value-type="float">
            <text:p>12395</text:p>
          </table:table-cell>
          <table:table-cell table:formula="of:=[.AX20]*[$'GDP deflator etc'.F$3]" office:value-type="float" office:value="13099.669550354" calcext:value-type="float">
            <text:p>13100</text:p>
          </table:table-cell>
          <table:table-cell table:formula="of:=[.AY20]*[$'GDP deflator etc'.G$3]" office:value-type="float" office:value="13393.7419827428" calcext:value-type="float">
            <text:p>13394</text:p>
          </table:table-cell>
          <table:table-cell table:formula="of:=[.AZ20]*[$'GDP deflator etc'.H$3]" office:value-type="float" office:value="13427.9905722102" calcext:value-type="float">
            <text:p>13428</text:p>
          </table:table-cell>
          <table:table-cell table:formula="of:=[.BA20]*[$'GDP deflator etc'.I$3]" office:value-type="float" office:value="14157.0961443552" calcext:value-type="float">
            <text:p>14157</text:p>
          </table:table-cell>
          <table:table-cell table:formula="of:=[.BB20]*[$'GDP deflator etc'.J$3]" office:value-type="float" office:value="14530.973559052" calcext:value-type="float">
            <text:p>14531</text:p>
          </table:table-cell>
          <table:table-cell table:formula="of:=[.BC20]*[$'GDP deflator etc'.K$3]" office:value-type="float" office:value="14775.3302642455" calcext:value-type="float">
            <text:p>14775</text:p>
          </table:table-cell>
          <table:table-cell table:formula="of:=[.BD20]*[$'GDP deflator etc'.L$3]" office:value-type="float" office:value="15013.0281572905" calcext:value-type="float">
            <text:p>15013</text:p>
          </table:table-cell>
          <table:table-cell table:formula="of:=[.BE20]*[$'GDP deflator etc'.M$3]" office:value-type="float" office:value="15722.3941627053" calcext:value-type="float">
            <text:p>15722</text:p>
          </table:table-cell>
          <table:table-cell table:formula="of:=[.BF20]*[$'GDP deflator etc'.N$3]" office:value-type="float" office:value="15223.44439126" calcext:value-type="float">
            <text:p>15223</text:p>
          </table:table-cell>
          <table:table-cell table:formula="of:=[.BG20]*[$'GDP deflator etc'.O$3]" office:value-type="float" office:value="14339.0392828348" calcext:value-type="float">
            <text:p>14339</text:p>
          </table:table-cell>
          <table:table-cell table:formula="of:=[.BH20]*[$'GDP deflator etc'.P$3]" office:value-type="float" office:value="14364.8043199224" calcext:value-type="float">
            <text:p>14365</text:p>
          </table:table-cell>
          <table:table-cell table:formula="of:=[.BI20]*[$'GDP deflator etc'.Q$3]" office:value-type="float" office:value="12870.1336132435" calcext:value-type="float">
            <text:p>12870</text:p>
          </table:table-cell>
          <table:table-cell table:formula="of:=[.BJ20]*[$'GDP deflator etc'.R$3]" office:value-type="float" office:value="13613.7586344222" calcext:value-type="float">
            <text:p>13614</text:p>
          </table:table-cell>
          <table:table-cell table:formula="of:=[.BK20]*[$'GDP deflator etc'.S$3]" office:value-type="float" office:value="12323.5598834617" calcext:value-type="float">
            <text:p>12324</text:p>
          </table:table-cell>
          <table:table-cell table:formula="of:=[.BL20]*[$'GDP deflator etc'.T$3]" office:value-type="float" office:value="12291.6593142842" calcext:value-type="float">
            <text:p>12292</text:p>
          </table:table-cell>
          <table:table-cell table:formula="of:=[.BM20]*[$'GDP deflator etc'.U$3]" office:value-type="float" office:value="11950.6906545393" calcext:value-type="float">
            <text:p>11951</text:p>
          </table:table-cell>
          <table:table-cell table:formula="of:=[.BN20]*[$'GDP deflator etc'.V$3]" office:value-type="float" office:value="11607.3730198478" calcext:value-type="float">
            <text:p>11607</text:p>
          </table:table-cell>
          <table:table-cell table:formula="of:=[.BO20]*[$'GDP deflator etc'.W$3]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ducation and training</text:p>
          </table:table-cell>
          <table:table-cell table:formula="of:=[.AT21]*[$'GDP deflator etc'.B$3]" office:value-type="float" office:value="59741.7216663754" calcext:value-type="float">
            <text:p>59742</text:p>
          </table:table-cell>
          <table:table-cell table:formula="of:=[.AU21]*[$'GDP deflator etc'.C$3]" office:value-type="float" office:value="62778.8571424321" calcext:value-type="float">
            <text:p>62779</text:p>
          </table:table-cell>
          <table:table-cell table:formula="of:=[.AV21]*[$'GDP deflator etc'.D$3]" office:value-type="float" office:value="66978.83779342" calcext:value-type="float">
            <text:p>66979</text:p>
          </table:table-cell>
          <table:table-cell table:formula="of:=[.AW21]*[$'GDP deflator etc'.E$3]" office:value-type="float" office:value="73792.832152336" calcext:value-type="float">
            <text:p>73793</text:p>
          </table:table-cell>
          <table:table-cell table:formula="of:=[.AX21]*[$'GDP deflator etc'.F$3]" office:value-type="float" office:value="77048.5940219743" calcext:value-type="float">
            <text:p>77049</text:p>
          </table:table-cell>
          <table:table-cell table:formula="of:=[.AY21]*[$'GDP deflator etc'.G$3]" office:value-type="float" office:value="84228.686695599" calcext:value-type="float">
            <text:p>84229</text:p>
          </table:table-cell>
          <table:table-cell table:formula="of:=[.AZ21]*[$'GDP deflator etc'.H$3]" office:value-type="float" office:value="87416.2186250882" calcext:value-type="float">
            <text:p>87416</text:p>
          </table:table-cell>
          <table:table-cell table:formula="of:=[.BA21]*[$'GDP deflator etc'.I$3]" office:value-type="float" office:value="91496.7880440731" calcext:value-type="float">
            <text:p>91497</text:p>
          </table:table-cell>
          <table:table-cell table:formula="of:=[.BB21]*[$'GDP deflator etc'.J$3]" office:value-type="float" office:value="93049.2166500697" calcext:value-type="float">
            <text:p>93049</text:p>
          </table:table-cell>
          <table:table-cell table:formula="of:=[.BC21]*[$'GDP deflator etc'.K$3]" office:value-type="float" office:value="97715.8396467331" calcext:value-type="float">
            <text:p>97716</text:p>
          </table:table-cell>
          <table:table-cell table:formula="of:=[.BD21]*[$'GDP deflator etc'.L$3]" office:value-type="float" office:value="100490.43040767" calcext:value-type="float">
            <text:p>100490</text:p>
          </table:table-cell>
          <table:table-cell table:formula="of:=[.BE21]*[$'GDP deflator etc'.M$3]" office:value-type="float" office:value="105411.506318138" calcext:value-type="float">
            <text:p>105412</text:p>
          </table:table-cell>
          <table:table-cell table:formula="of:=[.BF21]*[$'GDP deflator etc'.N$3]" office:value-type="float" office:value="102207.172664383" calcext:value-type="float">
            <text:p>102207</text:p>
          </table:table-cell>
          <table:table-cell table:formula="of:=[.BG21]*[$'GDP deflator etc'.O$3]" office:value-type="float" office:value="99747.3892055464" calcext:value-type="float">
            <text:p>99747</text:p>
          </table:table-cell>
          <table:table-cell table:formula="of:=[.BH21]*[$'GDP deflator etc'.P$3]" office:value-type="float" office:value="95050.0132238272" calcext:value-type="float">
            <text:p>95050</text:p>
          </table:table-cell>
          <table:table-cell table:formula="of:=[.BI21]*[$'GDP deflator etc'.Q$3]" office:value-type="float" office:value="93890.3460496491" calcext:value-type="float">
            <text:p>93890</text:p>
          </table:table-cell>
          <table:table-cell table:formula="of:=[.BJ21]*[$'GDP deflator etc'.R$3]" office:value-type="float" office:value="93006.2681736665" calcext:value-type="float">
            <text:p>93006</text:p>
          </table:table-cell>
          <table:table-cell table:formula="of:=[.BK21]*[$'GDP deflator etc'.S$3]" office:value-type="float" office:value="92059.7945405305" calcext:value-type="float">
            <text:p>92060</text:p>
          </table:table-cell>
          <table:table-cell table:formula="of:=[.BL21]*[$'GDP deflator etc'.T$3]" office:value-type="float" office:value="89921.0073378175" calcext:value-type="float">
            <text:p>89921</text:p>
          </table:table-cell>
          <table:table-cell table:formula="of:=[.BM21]*[$'GDP deflator etc'.U$3]" office:value-type="float" office:value="89591.1389734631" calcext:value-type="float">
            <text:p>89591</text:p>
          </table:table-cell>
          <table:table-cell table:formula="of:=[.BN21]*[$'GDP deflator etc'.V$3]" office:value-type="float" office:value="89753.955989992" calcext:value-type="float">
            <text:p>89754</text:p>
          </table:table-cell>
          <table:table-cell table:formula="of:=[.BO21]*[$'GDP deflator etc'.W$3]" office:value-type="float" office:value="92395.23" calcext:value-type="float">
            <text:p>92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cial protection</text:p>
          </table:table-cell>
          <table:table-cell table:formula="of:=[.AT22]*[$'GDP deflator etc'.B$3]" office:value-type="float" office:value="172056.158399161" calcext:value-type="float">
            <text:p>172056</text:p>
          </table:table-cell>
          <table:table-cell table:formula="of:=[.AU22]*[$'GDP deflator etc'.C$3]" office:value-type="float" office:value="182981.029111828" calcext:value-type="float">
            <text:p>182981</text:p>
          </table:table-cell>
          <table:table-cell table:formula="of:=[.AV22]*[$'GDP deflator etc'.D$3]" office:value-type="float" office:value="187511.561142799" calcext:value-type="float">
            <text:p>187512</text:p>
          </table:table-cell>
          <table:table-cell table:formula="of:=[.AW22]*[$'GDP deflator etc'.E$3]" office:value-type="float" office:value="198029.983158808" calcext:value-type="float">
            <text:p>198030</text:p>
          </table:table-cell>
          <table:table-cell table:formula="of:=[.AX22]*[$'GDP deflator etc'.F$3]" office:value-type="float" office:value="204664.729641552" calcext:value-type="float">
            <text:p>204665</text:p>
          </table:table-cell>
          <table:table-cell table:formula="of:=[.AY22]*[$'GDP deflator etc'.G$3]" office:value-type="float" office:value="214852.190980905" calcext:value-type="float">
            <text:p>214852</text:p>
          </table:table-cell>
          <table:table-cell table:formula="of:=[.AZ22]*[$'GDP deflator etc'.H$3]" office:value-type="float" office:value="220353.325289969" calcext:value-type="float">
            <text:p>220353</text:p>
          </table:table-cell>
          <table:table-cell table:formula="of:=[.BA22]*[$'GDP deflator etc'.I$3]" office:value-type="float" office:value="224154.022285623" calcext:value-type="float">
            <text:p>224154</text:p>
          </table:table-cell>
          <table:table-cell table:formula="of:=[.BB22]*[$'GDP deflator etc'.J$3]" office:value-type="float" office:value="225612.484206333" calcext:value-type="float">
            <text:p>225612</text:p>
          </table:table-cell>
          <table:table-cell table:formula="of:=[.BC22]*[$'GDP deflator etc'.K$3]" office:value-type="float" office:value="234170.360322413" calcext:value-type="float">
            <text:p>234170</text:p>
          </table:table-cell>
          <table:table-cell table:formula="of:=[.BD22]*[$'GDP deflator etc'.L$3]" office:value-type="float" office:value="246262.090902652" calcext:value-type="float">
            <text:p>246262</text:p>
          </table:table-cell>
          <table:table-cell table:formula="of:=[.BE22]*[$'GDP deflator etc'.M$3]" office:value-type="float" office:value="265613.17411237" calcext:value-type="float">
            <text:p>265613</text:p>
          </table:table-cell>
          <table:table-cell table:formula="of:=[.BF22]*[$'GDP deflator etc'.N$3]" office:value-type="float" office:value="276403.847441794" calcext:value-type="float">
            <text:p>276404</text:p>
          </table:table-cell>
          <table:table-cell table:formula="of:=[.BG22]*[$'GDP deflator etc'.O$3]" office:value-type="float" office:value="282388.812199495" calcext:value-type="float">
            <text:p>282389</text:p>
          </table:table-cell>
          <table:table-cell table:formula="of:=[.BH22]*[$'GDP deflator etc'.P$3]" office:value-type="float" office:value="286435.486513189" calcext:value-type="float">
            <text:p>286435</text:p>
          </table:table-cell>
          <table:table-cell table:formula="of:=[.BI22]*[$'GDP deflator etc'.Q$3]" office:value-type="float" office:value="281563.787774677" calcext:value-type="float">
            <text:p>281564</text:p>
          </table:table-cell>
          <table:table-cell table:formula="of:=[.BJ22]*[$'GDP deflator etc'.R$3]" office:value-type="float" office:value="285530.867891841" calcext:value-type="float">
            <text:p>285531</text:p>
          </table:table-cell>
          <table:table-cell table:formula="of:=[.BK22]*[$'GDP deflator etc'.S$3]" office:value-type="float" office:value="287194.381296083" calcext:value-type="float">
            <text:p>287194</text:p>
          </table:table-cell>
          <table:table-cell table:formula="of:=[.BL22]*[$'GDP deflator etc'.T$3]" office:value-type="float" office:value="281106.827695727" calcext:value-type="float">
            <text:p>281107</text:p>
          </table:table-cell>
          <table:table-cell table:formula="of:=[.BM22]*[$'GDP deflator etc'.U$3]" office:value-type="float" office:value="279770.467655113" calcext:value-type="float">
            <text:p>279770</text:p>
          </table:table-cell>
          <table:table-cell table:formula="of:=[.BN22]*[$'GDP deflator etc'.V$3]" office:value-type="float" office:value="280130.200494284" calcext:value-type="float">
            <text:p>280130</text:p>
          </table:table-cell>
          <table:table-cell table:formula="of:=[.BO22]*[$'GDP deflator etc'.W$3]" office:value-type="float" office:value="275345.58" calcext:value-type="float">
            <text:p>2753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U Transactions</text:p>
          </table:table-cell>
          <table:table-cell table:formula="of:=[.AT23]*[$'GDP deflator etc'.B$3]" office:value-type="float" office:value="-3883.2119083144" calcext:value-type="float">
            <text:p>-3883</text:p>
          </table:table-cell>
          <table:table-cell table:formula="of:=[.AU23]*[$'GDP deflator etc'.C$3]" office:value-type="float" office:value="-4016.65673660111" calcext:value-type="float">
            <text:p>-4017</text:p>
          </table:table-cell>
          <table:table-cell table:formula="of:=[.AV23]*[$'GDP deflator etc'.D$3]" office:value-type="float" office:value="-3794.00824102161" calcext:value-type="float">
            <text:p>-3794</text:p>
          </table:table-cell>
          <table:table-cell table:formula="of:=[.AW23]*[$'GDP deflator etc'.E$3]" office:value-type="float" office:value="-6918.0780142815" calcext:value-type="float">
            <text:p>-6918</text:p>
          </table:table-cell>
          <table:table-cell table:formula="of:=[.AX23]*[$'GDP deflator etc'.F$3]" office:value-type="float" office:value="-2676.2765748035" calcext:value-type="float">
            <text:p>-2676</text:p>
          </table:table-cell>
          <table:table-cell table:formula="of:=[.AY23]*[$'GDP deflator etc'.G$3]" office:value-type="float" office:value="-2899.67609935669" calcext:value-type="float">
            <text:p>-2900</text:p>
          </table:table-cell>
          <table:table-cell table:formula="of:=[.AZ23]*[$'GDP deflator etc'.H$3]" office:value-type="float" office:value="-1208.51915149892" calcext:value-type="float">
            <text:p>-1209</text:p>
          </table:table-cell>
          <table:table-cell table:formula="of:=[.BA23]*[$'GDP deflator etc'.I$3]" office:value-type="float" office:value="-786.505341353064" calcext:value-type="float">
            <text:p>-787</text:p>
          </table:table-cell>
          <table:table-cell table:formula="of:=[.BB23]*[$'GDP deflator etc'.J$3]" office:value-type="float" office:value="-2294.3642461661" calcext:value-type="float">
            <text:p>-2294</text:p>
          </table:table-cell>
          <table:table-cell table:formula="of:=[.BC23]*[$'GDP deflator etc'.K$3]" office:value-type="float" office:value="-1862.43658793011" calcext:value-type="float">
            <text:p>-1862</text:p>
          </table:table-cell>
          <table:table-cell table:formula="of:=[.BD23]*[$'GDP deflator etc'.L$3]" office:value-type="float" office:value="-3511.11142388245" calcext:value-type="float">
            <text:p>-3511</text:p>
          </table:table-cell>
          <table:table-cell table:formula="of:=[.BE23]*[$'GDP deflator etc'.M$3]" office:value-type="float" office:value="1071.98142018445" calcext:value-type="float">
            <text:p>1072</text:p>
          </table:table-cell>
          <table:table-cell table:formula="of:=[.BF23]*[$'GDP deflator etc'.N$3]" office:value-type="float" office:value="-6085.80610224297" calcext:value-type="float">
            <text:p>-6086</text:p>
          </table:table-cell>
          <table:table-cell table:formula="of:=[.BG23]*[$'GDP deflator etc'.O$3]" office:value-type="float" office:value="4972.02191938794" calcext:value-type="float">
            <text:p>4972</text:p>
          </table:table-cell>
          <table:table-cell table:formula="of:=[.BH23]*[$'GDP deflator etc'.P$3]" office:value-type="float" office:value="7577.43569144978" calcext:value-type="float">
            <text:p>7577</text:p>
          </table:table-cell>
          <table:table-cell table:formula="of:=[.BI23]*[$'GDP deflator etc'.Q$3]" office:value-type="float" office:value="7994.63781814619" calcext:value-type="float">
            <text:p>7995</text:p>
          </table:table-cell>
          <table:table-cell table:formula="of:=[.BJ23]*[$'GDP deflator etc'.R$3]" office:value-type="float" office:value="6807.32764827453" calcext:value-type="float">
            <text:p>6807</text:p>
          </table:table-cell>
          <table:table-cell table:formula="of:=[.BK23]*[$'GDP deflator etc'.S$3]" office:value-type="float" office:value="8316.45334263898" calcext:value-type="float">
            <text:p>8316</text:p>
          </table:table-cell>
          <table:table-cell table:formula="of:=[.BL23]*[$'GDP deflator etc'.T$3]" office:value-type="float" office:value="5001.57000929341" calcext:value-type="float">
            <text:p>5002</text:p>
          </table:table-cell>
          <table:table-cell table:formula="of:=[.BM23]*[$'GDP deflator etc'.U$3]" office:value-type="float" office:value="5580.35516834187" calcext:value-type="float">
            <text:p>5580</text:p>
          </table:table-cell>
          <table:table-cell table:formula="of:=[.BN23]*[$'GDP deflator etc'.V$3]" office:value-type="float" office:value="8026.38894951456" calcext:value-type="float">
            <text:p>8026</text:p>
          </table:table-cell>
          <table:table-cell table:formula="of:=[.BO23]*[$'GDP deflator etc'.W$3]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formula="of:=[.AT24]*[$'GDP deflator etc'.B$3]" office:value-type="float" office:value="53657.0571855159" calcext:value-type="float">
            <text:p>53657</text:p>
          </table:table-cell>
          <table:table-cell table:formula="of:=[.AU24]*[$'GDP deflator etc'.C$3]" office:value-type="float" office:value="54154.9314873788" calcext:value-type="float">
            <text:p>54155</text:p>
          </table:table-cell>
          <table:table-cell table:formula="of:=[.AV24]*[$'GDP deflator etc'.D$3]" office:value-type="float" office:value="54721.2581147031" calcext:value-type="float">
            <text:p>54721</text:p>
          </table:table-cell>
          <table:table-cell table:formula="of:=[.AW24]*[$'GDP deflator etc'.E$3]" office:value-type="float" office:value="58846.8866963195" calcext:value-type="float">
            <text:p>58847</text:p>
          </table:table-cell>
          <table:table-cell table:formula="of:=[.AX24]*[$'GDP deflator etc'.F$3]" office:value-type="float" office:value="68121.0987950772" calcext:value-type="float">
            <text:p>68121</text:p>
          </table:table-cell>
          <table:table-cell table:formula="of:=[.AY24]*[$'GDP deflator etc'.G$3]" office:value-type="float" office:value="74858.6043082307" calcext:value-type="float">
            <text:p>74859</text:p>
          </table:table-cell>
          <table:table-cell table:formula="of:=[.AZ24]*[$'GDP deflator etc'.H$3]" office:value-type="float" office:value="83256.2405738081" calcext:value-type="float">
            <text:p>83256</text:p>
          </table:table-cell>
          <table:table-cell table:formula="of:=[.BA24]*[$'GDP deflator etc'.I$3]" office:value-type="float" office:value="83325.0106558372" calcext:value-type="float">
            <text:p>83325</text:p>
          </table:table-cell>
          <table:table-cell table:formula="of:=[.BB24]*[$'GDP deflator etc'.J$3]" office:value-type="float" office:value="86305.0859060809" calcext:value-type="float">
            <text:p>86305</text:p>
          </table:table-cell>
          <table:table-cell table:formula="of:=[.BC24]*[$'GDP deflator etc'.K$3]" office:value-type="float" office:value="90002.8440914307" calcext:value-type="float">
            <text:p>90003</text:p>
          </table:table-cell>
          <table:table-cell table:formula="of:=[.BD24]*[$'GDP deflator etc'.L$3]" office:value-type="float" office:value="97796.5725431791" calcext:value-type="float">
            <text:p>97797</text:p>
          </table:table-cell>
          <table:table-cell table:formula="of:=[.BE24]*[$'GDP deflator etc'.M$3]" office:value-type="float" office:value="96341.3524129105" calcext:value-type="float">
            <text:p>96341</text:p>
          </table:table-cell>
          <table:table-cell table:formula="of:=[.BF24]*[$'GDP deflator etc'.N$3]" office:value-type="float" office:value="107778.789366799" calcext:value-type="float">
            <text:p>107779</text:p>
          </table:table-cell>
          <table:table-cell table:formula="of:=[.BG24]*[$'GDP deflator etc'.O$3]" office:value-type="float" office:value="95992.6974120149" calcext:value-type="float">
            <text:p>95993</text:p>
          </table:table-cell>
          <table:table-cell table:formula="of:=[.BH24]*[$'GDP deflator etc'.P$3]" office:value-type="float" office:value="106759.976126974" calcext:value-type="float">
            <text:p>106760</text:p>
          </table:table-cell>
          <table:table-cell table:formula="of:=[.BI24]*[$'GDP deflator etc'.Q$3]" office:value-type="float" office:value="100896.113907076" calcext:value-type="float">
            <text:p>100896</text:p>
          </table:table-cell>
          <table:table-cell table:formula="of:=[.BJ24]*[$'GDP deflator etc'.R$3]" office:value-type="float" office:value="89421.850386639" calcext:value-type="float">
            <text:p>89422</text:p>
          </table:table-cell>
          <table:table-cell table:formula="of:=[.BK24]*[$'GDP deflator etc'.S$3]" office:value-type="float" office:value="81992.4444366388" calcext:value-type="float">
            <text:p>81992</text:p>
          </table:table-cell>
          <table:table-cell table:formula="of:=[.BL24]*[$'GDP deflator etc'.T$3]" office:value-type="float" office:value="90743.879174576" calcext:value-type="float">
            <text:p>90744</text:p>
          </table:table-cell>
          <table:table-cell table:formula="of:=[.BM24]*[$'GDP deflator etc'.U$3]" office:value-type="float" office:value="87847.7373650316" calcext:value-type="float">
            <text:p>87848</text:p>
          </table:table-cell>
          <table:table-cell table:formula="of:=[.BN24]*[$'GDP deflator etc'.V$3]" office:value-type="float" office:value="80252.3810094769" calcext:value-type="float">
            <text:p>80252</text:p>
          </table:table-cell>
          <table:table-cell table:formula="of:=[.BO24]*[$'GDP deflator etc'.W$3]" office:value-type="float" office:value="82127.5" calcext:value-type="float">
            <text:p>82128</text:p>
          </table:table-cell>
          <table:table-cell table:number-columns-repeated="1001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29051.777474838" calcext:value-type="float">
            <text:p>529052</text:p>
          </table:table-cell>
          <table:table-cell table:style-name="ce159" table:formula="of:=[.AU25]*[$'GDP deflator etc'.C$3]" office:value-type="float" office:value="547162.369515591" calcext:value-type="float">
            <text:p>547162</text:p>
          </table:table-cell>
          <table:table-cell table:style-name="ce159" table:formula="of:=[.AV25]*[$'GDP deflator etc'.D$3]" office:value-type="float" office:value="569830.853122669" calcext:value-type="float">
            <text:p>569831</text:p>
          </table:table-cell>
          <table:table-cell table:style-name="ce159" table:formula="of:=[.AW25]*[$'GDP deflator etc'.E$3]" office:value-type="float" office:value="600907.138852997" calcext:value-type="float">
            <text:p>600907</text:p>
          </table:table-cell>
          <table:table-cell table:style-name="ce159" table:formula="of:=[.AX25]*[$'GDP deflator etc'.F$3]" office:value-type="float" office:value="635210.019329755" calcext:value-type="float">
            <text:p>635210</text:p>
          </table:table-cell>
          <table:table-cell table:style-name="ce159" table:formula="of:=[.AY25]*[$'GDP deflator etc'.G$3]" office:value-type="float" office:value="681028.975080052" calcext:value-type="float">
            <text:p>681029</text:p>
          </table:table-cell>
          <table:table-cell table:style-name="ce159" table:formula="of:=[.AZ25]*[$'GDP deflator etc'.H$3]" office:value-type="float" office:value="715848.863002639" calcext:value-type="float">
            <text:p>715849</text:p>
          </table:table-cell>
          <table:table-cell table:style-name="ce159" table:formula="of:=[.BA25]*[$'GDP deflator etc'.I$3]" office:value-type="float" office:value="740974.547142135" calcext:value-type="float">
            <text:p>740975</text:p>
          </table:table-cell>
          <table:table-cell table:style-name="ce159" table:formula="of:=[.BB25]*[$'GDP deflator etc'.J$3]" office:value-type="float" office:value="753965.056047481" calcext:value-type="float">
            <text:p>753965</text:p>
          </table:table-cell>
          <table:table-cell table:style-name="ce159" table:formula="of:=[.BC25]*[$'GDP deflator etc'.K$3]" office:value-type="float" office:value="779849.381093231" calcext:value-type="float">
            <text:p>779849</text:p>
          </table:table-cell>
          <table:table-cell table:style-name="ce159" table:formula="of:=[.BD25]*[$'GDP deflator etc'.L$3]" office:value-type="float" office:value="829923.82871925" calcext:value-type="float">
            <text:p>829924</text:p>
          </table:table-cell>
          <table:table-cell table:style-name="ce159" table:formula="of:=[.BE25]*[$'GDP deflator etc'.M$3]" office:value-type="float" office:value="858758.36025743" calcext:value-type="float">
            <text:p>858758</text:p>
          </table:table-cell>
          <table:table-cell table:style-name="ce159" table:formula="of:=[.BF25]*[$'GDP deflator etc'.N$3]" office:value-type="float" office:value="869702.49669666" calcext:value-type="float">
            <text:p>869702</text:p>
          </table:table-cell>
          <table:table-cell table:style-name="ce159" table:formula="of:=[.BG25]*[$'GDP deflator etc'.O$3]" office:value-type="float" office:value="859494.585847762" calcext:value-type="float">
            <text:p>859495</text:p>
          </table:table-cell>
          <table:table-cell table:style-name="ce159" table:formula="of:=[.BH25]*[$'GDP deflator etc'.P$3]" office:value-type="float" office:value="859165.721639252" calcext:value-type="float">
            <text:p>859166</text:p>
          </table:table-cell>
          <table:table-cell table:style-name="ce159" table:formula="of:=[.BI25]*[$'GDP deflator etc'.Q$3]" office:value-type="float" office:value="850210.627467199" calcext:value-type="float">
            <text:p>850211</text:p>
          </table:table-cell>
          <table:table-cell table:style-name="ce159" table:formula="of:=[.BJ25]*[$'GDP deflator etc'.R$3]" office:value-type="float" office:value="858423.861111172" calcext:value-type="float">
            <text:p>858424</text:p>
          </table:table-cell>
          <table:table-cell table:style-name="ce159" table:formula="of:=[.BK25]*[$'GDP deflator etc'.S$3]" office:value-type="float" office:value="860270.234224489" calcext:value-type="float">
            <text:p>860270</text:p>
          </table:table-cell>
          <table:table-cell table:style-name="ce159" table:formula="of:=[.BL25]*[$'GDP deflator etc'.T$3]" office:value-type="float" office:value="860639.617458738" calcext:value-type="float">
            <text:p>860640</text:p>
          </table:table-cell>
          <table:table-cell table:style-name="ce159" table:formula="of:=[.BM25]*[$'GDP deflator etc'.U$3]" office:value-type="float" office:value="869366.67681375" calcext:value-type="float">
            <text:p>869367</text:p>
          </table:table-cell>
          <table:table-cell table:style-name="ce159" table:formula="of:=[.BN25]*[$'GDP deflator etc'.V$3]" office:value-type="float" office:value="868179.160190894" calcext:value-type="float">
            <text:p>868179</text:p>
          </table:table-cell>
          <table:table-cell table:style-name="ce159" table:formula="of:=[.BO25]*[$'GDP deflator etc'.W$3]" office:value-type="float" office:value="881431" calcext:value-type="float">
            <text:p>881431</text:p>
          </table:table-cell>
          <table:table-cell table:number-columns-repeated="1001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3"/>
          <table:table-cell office:value-type="string" calcext:value-type="string">
            <text:p>rUK</text:p>
          </table:table-cell>
          <table:table-cell office:value-type="string" calcext:value-type="string">
            <text:p>per pers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cial protection</text:p>
          </table:table-cell>
          <table:table-cell office:value-type="float" office:value="172056.158399161" calcext:value-type="float">
            <text:p>172056</text:p>
          </table:table-cell>
          <table:table-cell office:value-type="float" office:value="182981.029111828" calcext:value-type="float">
            <text:p>182981</text:p>
          </table:table-cell>
          <table:table-cell office:value-type="float" office:value="187511.561142799" calcext:value-type="float">
            <text:p>187512</text:p>
          </table:table-cell>
          <table:table-cell office:value-type="float" office:value="198029.983158808" calcext:value-type="float">
            <text:p>198030</text:p>
          </table:table-cell>
          <table:table-cell office:value-type="float" office:value="204664.729641552" calcext:value-type="float">
            <text:p>204665</text:p>
          </table:table-cell>
          <table:table-cell office:value-type="float" office:value="214852.190980905" calcext:value-type="float">
            <text:p>214852</text:p>
          </table:table-cell>
          <table:table-cell office:value-type="float" office:value="220353.325289969" calcext:value-type="float">
            <text:p>220353</text:p>
          </table:table-cell>
          <table:table-cell office:value-type="float" office:value="224154.022285623" calcext:value-type="float">
            <text:p>224154</text:p>
          </table:table-cell>
          <table:table-cell office:value-type="float" office:value="225612.484206333" calcext:value-type="float">
            <text:p>225612</text:p>
          </table:table-cell>
          <table:table-cell office:value-type="float" office:value="234170.360322413" calcext:value-type="float">
            <text:p>234170</text:p>
          </table:table-cell>
          <table:table-cell office:value-type="float" office:value="246262.090902652" calcext:value-type="float">
            <text:p>246262</text:p>
          </table:table-cell>
          <table:table-cell office:value-type="float" office:value="265613.17411237" calcext:value-type="float">
            <text:p>265613</text:p>
          </table:table-cell>
          <table:table-cell office:value-type="float" office:value="276403.847441794" calcext:value-type="float">
            <text:p>276404</text:p>
          </table:table-cell>
          <table:table-cell office:value-type="float" office:value="282388.812199496" calcext:value-type="float">
            <text:p>282389</text:p>
          </table:table-cell>
          <table:table-cell office:value-type="float" office:value="286435.486513189" calcext:value-type="float">
            <text:p>286435</text:p>
          </table:table-cell>
          <table:table-cell office:value-type="float" office:value="281563.787774677" calcext:value-type="float">
            <text:p>281564</text:p>
          </table:table-cell>
          <table:table-cell office:value-type="float" office:value="285530.867891841" calcext:value-type="float">
            <text:p>285531</text:p>
          </table:table-cell>
          <table:table-cell office:value-type="float" office:value="287194.381296083" calcext:value-type="float">
            <text:p>287194</text:p>
          </table:table-cell>
          <table:table-cell office:value-type="float" office:value="281106.827695727" calcext:value-type="float">
            <text:p>281107</text:p>
          </table:table-cell>
          <table:table-cell office:value-type="float" office:value="279770.467655113" calcext:value-type="float">
            <text:p>279770</text:p>
          </table:table-cell>
          <table:table-cell office:value-type="float" office:value="280130.200494284" calcext:value-type="float">
            <text:p>280130</text:p>
          </table:table-cell>
          <table:table-cell office:value-type="float" office:value="275345.58" calcext:value-type="float">
            <text:p>275346</text:p>
          </table:table-cell>
          <table:table-cell table:style-name="ce111" table:formula="of:=[.W52]-[$'Table 3.6'.W52]" office:value-type="float" office:value="251070.6" calcext:value-type="float">
            <text:p>251,071</text:p>
          </table:table-cell>
          <table:table-cell table:style-name="ce137" table:formula="of:=[.X52]/[$'GDP deflator etc'.W$13]*1000000" office:value-type="float" office:value="4093.53126757808" calcext:value-type="float">
            <text:p>40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70047.1686538252" calcext:value-type="float">
            <text:p>70047</text:p>
          </table:table-cell>
          <table:table-cell office:value-type="float" office:value="73489.9417733684" calcext:value-type="float">
            <text:p>73490</text:p>
          </table:table-cell>
          <table:table-cell office:value-type="float" office:value="79090.479485912" calcext:value-type="float">
            <text:p>79090</text:p>
          </table:table-cell>
          <table:table-cell office:value-type="float" office:value="86187.7219279237" calcext:value-type="float">
            <text:p>86188</text:p>
          </table:table-cell>
          <table:table-cell office:value-type="float" office:value="93247.1101326271" calcext:value-type="float">
            <text:p>93247</text:p>
          </table:table-cell>
          <table:table-cell office:value-type="float" office:value="103421.780877055" calcext:value-type="float">
            <text:p>103422</text:p>
          </table:table-cell>
          <table:table-cell office:value-type="float" office:value="111318.041843622" calcext:value-type="float">
            <text:p>111318</text:p>
          </table:table-cell>
          <table:table-cell office:value-type="float" office:value="117713.632755842" calcext:value-type="float">
            <text:p>117714</text:p>
          </table:table-cell>
          <table:table-cell office:value-type="float" office:value="120709.052284406" calcext:value-type="float">
            <text:p>120709</text:p>
          </table:table-cell>
          <table:table-cell office:value-type="float" office:value="125528.226026489" calcext:value-type="float">
            <text:p>125528</text:p>
          </table:table-cell>
          <table:table-cell office:value-type="float" office:value="131606.141991732" calcext:value-type="float">
            <text:p>131606</text:p>
          </table:table-cell>
          <table:table-cell office:value-type="float" office:value="139238.475577292" calcext:value-type="float">
            <text:p>139238</text:p>
          </table:table-cell>
          <table:table-cell office:value-type="float" office:value="140406.998654775" calcext:value-type="float">
            <text:p>140407</text:p>
          </table:table-cell>
          <table:table-cell office:value-type="float" office:value="139857.655588653" calcext:value-type="float">
            <text:p>139858</text:p>
          </table:table-cell>
          <table:table-cell office:value-type="float" office:value="140480.474161673" calcext:value-type="float">
            <text:p>140480</text:p>
          </table:table-cell>
          <table:table-cell office:value-type="float" office:value="143461.362596369" calcext:value-type="float">
            <text:p>143461</text:p>
          </table:table-cell>
          <table:table-cell office:value-type="float" office:value="146585.7777539" calcext:value-type="float">
            <text:p>146586</text:p>
          </table:table-cell>
          <table:table-cell office:value-type="float" office:value="150154.149893645" calcext:value-type="float">
            <text:p>150154</text:p>
          </table:table-cell>
          <table:table-cell office:value-type="float" office:value="151012.873510639" calcext:value-type="float">
            <text:p>151013</text:p>
          </table:table-cell>
          <table:table-cell office:value-type="float" office:value="153391.315355681" calcext:value-type="float">
            <text:p>153391</text:p>
          </table:table-cell>
          <table:table-cell office:value-type="float" office:value="155877.300847441" calcext:value-type="float">
            <text:p>155877</text:p>
          </table:table-cell>
          <table:table-cell office:value-type="float" office:value="164129.6" calcext:value-type="float">
            <text:p>164130</text:p>
          </table:table-cell>
          <table:table-cell table:style-name="ce111" table:formula="of:=[.W53]-[$'Table 3.6'.W53]" office:value-type="float" office:value="150364.86" calcext:value-type="float">
            <text:p>150,365</text:p>
          </table:table-cell>
          <table:table-cell table:style-name="ce137" table:formula="of:=[.X53]/[$'GDP deflator etc'.W$13]*1000000" office:value-type="float" office:value="2451.59431631979" calcext:value-type="float">
            <text:p>24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ucation and training</text:p>
          </table:table-cell>
          <table:table-cell office:value-type="float" office:value="59741.7216663754" calcext:value-type="float">
            <text:p>59742</text:p>
          </table:table-cell>
          <table:table-cell office:value-type="float" office:value="62778.8571424321" calcext:value-type="float">
            <text:p>62779</text:p>
          </table:table-cell>
          <table:table-cell office:value-type="float" office:value="66978.83779342" calcext:value-type="float">
            <text:p>66979</text:p>
          </table:table-cell>
          <table:table-cell office:value-type="float" office:value="73792.832152336" calcext:value-type="float">
            <text:p>73793</text:p>
          </table:table-cell>
          <table:table-cell office:value-type="float" office:value="77048.5940219743" calcext:value-type="float">
            <text:p>77049</text:p>
          </table:table-cell>
          <table:table-cell office:value-type="float" office:value="84228.686695599" calcext:value-type="float">
            <text:p>84229</text:p>
          </table:table-cell>
          <table:table-cell office:value-type="float" office:value="87416.2186250882" calcext:value-type="float">
            <text:p>87416</text:p>
          </table:table-cell>
          <table:table-cell office:value-type="float" office:value="91496.7880440731" calcext:value-type="float">
            <text:p>91497</text:p>
          </table:table-cell>
          <table:table-cell office:value-type="float" office:value="93049.2166500697" calcext:value-type="float">
            <text:p>93049</text:p>
          </table:table-cell>
          <table:table-cell office:value-type="float" office:value="97715.8396467331" calcext:value-type="float">
            <text:p>97716</text:p>
          </table:table-cell>
          <table:table-cell office:value-type="float" office:value="100490.43040767" calcext:value-type="float">
            <text:p>100490</text:p>
          </table:table-cell>
          <table:table-cell office:value-type="float" office:value="105411.506318138" calcext:value-type="float">
            <text:p>105412</text:p>
          </table:table-cell>
          <table:table-cell office:value-type="float" office:value="102207.172664383" calcext:value-type="float">
            <text:p>102207</text:p>
          </table:table-cell>
          <table:table-cell office:value-type="float" office:value="99747.3892055464" calcext:value-type="float">
            <text:p>99747</text:p>
          </table:table-cell>
          <table:table-cell office:value-type="float" office:value="95050.0132238272" calcext:value-type="float">
            <text:p>95050</text:p>
          </table:table-cell>
          <table:table-cell office:value-type="float" office:value="93890.3460496491" calcext:value-type="float">
            <text:p>93890</text:p>
          </table:table-cell>
          <table:table-cell office:value-type="float" office:value="93006.2681736665" calcext:value-type="float">
            <text:p>93006</text:p>
          </table:table-cell>
          <table:table-cell office:value-type="float" office:value="92059.7945405305" calcext:value-type="float">
            <text:p>92060</text:p>
          </table:table-cell>
          <table:table-cell office:value-type="float" office:value="89921.0073378175" calcext:value-type="float">
            <text:p>89921</text:p>
          </table:table-cell>
          <table:table-cell office:value-type="float" office:value="89591.1389734631" calcext:value-type="float">
            <text:p>89591</text:p>
          </table:table-cell>
          <table:table-cell office:value-type="float" office:value="89753.955989992" calcext:value-type="float">
            <text:p>89754</text:p>
          </table:table-cell>
          <table:table-cell office:value-type="float" office:value="92395.23" calcext:value-type="float">
            <text:p>92395</text:p>
          </table:table-cell>
          <table:table-cell table:style-name="ce111" table:formula="of:=[.W54]-[$'Table 3.6'.W54]" office:value-type="float" office:value="83194.54" calcext:value-type="float">
            <text:p>83,195</text:p>
          </table:table-cell>
          <table:table-cell table:style-name="ce137" table:formula="of:=[.X54]/[$'GDP deflator etc'.W$13]*1000000" office:value-type="float" office:value="1356.42903144285" calcext:value-type="float">
            <text:p>1356</text:p>
          </table:table-cell>
          <table:table-cell table:number-columns-repeated="999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office:value-type="float" office:value="53657.0571855159" calcext:value-type="float">
            <text:p>53657</text:p>
          </table:table-cell>
          <table:table-cell office:value-type="float" office:value="54154.9314873788" calcext:value-type="float">
            <text:p>54155</text:p>
          </table:table-cell>
          <table:table-cell office:value-type="float" office:value="54721.2581147031" calcext:value-type="float">
            <text:p>54721</text:p>
          </table:table-cell>
          <table:table-cell office:value-type="float" office:value="58846.8866963195" calcext:value-type="float">
            <text:p>58847</text:p>
          </table:table-cell>
          <table:table-cell office:value-type="float" office:value="68121.0987950772" calcext:value-type="float">
            <text:p>68121</text:p>
          </table:table-cell>
          <table:table-cell office:value-type="float" office:value="74858.6043082306" calcext:value-type="float">
            <text:p>74859</text:p>
          </table:table-cell>
          <table:table-cell office:value-type="float" office:value="83256.2405738081" calcext:value-type="float">
            <text:p>83256</text:p>
          </table:table-cell>
          <table:table-cell office:value-type="float" office:value="83325.0106558372" calcext:value-type="float">
            <text:p>83325</text:p>
          </table:table-cell>
          <table:table-cell office:value-type="float" office:value="86305.0859060809" calcext:value-type="float">
            <text:p>86305</text:p>
          </table:table-cell>
          <table:table-cell office:value-type="float" office:value="90002.8440914307" calcext:value-type="float">
            <text:p>90003</text:p>
          </table:table-cell>
          <table:table-cell office:value-type="float" office:value="97796.5725431791" calcext:value-type="float">
            <text:p>97797</text:p>
          </table:table-cell>
          <table:table-cell office:value-type="float" office:value="96341.3524129105" calcext:value-type="float">
            <text:p>96341</text:p>
          </table:table-cell>
          <table:table-cell office:value-type="float" office:value="107778.789366799" calcext:value-type="float">
            <text:p>107779</text:p>
          </table:table-cell>
          <table:table-cell office:value-type="float" office:value="95992.6974120149" calcext:value-type="float">
            <text:p>95993</text:p>
          </table:table-cell>
          <table:table-cell office:value-type="float" office:value="106759.976126974" calcext:value-type="float">
            <text:p>106760</text:p>
          </table:table-cell>
          <table:table-cell office:value-type="float" office:value="100896.113907076" calcext:value-type="float">
            <text:p>100896</text:p>
          </table:table-cell>
          <table:table-cell office:value-type="float" office:value="89421.850386639" calcext:value-type="float">
            <text:p>89422</text:p>
          </table:table-cell>
          <table:table-cell office:value-type="float" office:value="81992.4444366388" calcext:value-type="float">
            <text:p>81992</text:p>
          </table:table-cell>
          <table:table-cell office:value-type="float" office:value="90743.879174576" calcext:value-type="float">
            <text:p>90744</text:p>
          </table:table-cell>
          <table:table-cell office:value-type="float" office:value="87847.7373650316" calcext:value-type="float">
            <text:p>87848</text:p>
          </table:table-cell>
          <table:table-cell office:value-type="float" office:value="80252.3810094769" calcext:value-type="float">
            <text:p>80252</text:p>
          </table:table-cell>
          <table:table-cell office:value-type="float" office:value="82127.5" calcext:value-type="float">
            <text:p>82128</text:p>
          </table:table-cell>
          <table:table-cell table:style-name="ce111" table:formula="of:=[.W55]-[$'Table 3.6'.W55]" office:value-type="float" office:value="75191.93" calcext:value-type="float">
            <text:p>75,192</text:p>
          </table:table-cell>
          <table:table-cell table:style-name="ce137" table:formula="of:=[.X55]/[$'GDP deflator etc'.W$13]*1000000" office:value-type="float" office:value="1225.95204904334" calcext:value-type="float">
            <text:p>1226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office:value-type="float" office:value="43760.81112062" calcext:value-type="float">
            <text:p>43761</text:p>
          </table:table-cell>
          <table:table-cell office:value-type="float" office:value="37935.0914012327" calcext:value-type="float">
            <text:p>37935</text:p>
          </table:table-cell>
          <table:table-cell office:value-type="float" office:value="38815.6227735288" calcext:value-type="float">
            <text:p>38816</text:p>
          </table:table-cell>
          <table:table-cell office:value-type="float" office:value="32572.6173172421" calcext:value-type="float">
            <text:p>32573</text:p>
          </table:table-cell>
          <table:table-cell office:value-type="float" office:value="29861.6123083337" calcext:value-type="float">
            <text:p>29862</text:p>
          </table:table-cell>
          <table:table-cell office:value-type="float" office:value="31344.1178359032" calcext:value-type="float">
            <text:p>31344</text:p>
          </table:table-cell>
          <table:table-cell office:value-type="float" office:value="34107.0960534138" calcext:value-type="float">
            <text:p>34107</text:p>
          </table:table-cell>
          <table:table-cell office:value-type="float" office:value="35523.8245844467" calcext:value-type="float">
            <text:p>35524</text:p>
          </table:table-cell>
          <table:table-cell office:value-type="float" office:value="37602.0807010556" calcext:value-type="float">
            <text:p>37602</text:p>
          </table:table-cell>
          <table:table-cell office:value-type="float" office:value="39980.3054208997" calcext:value-type="float">
            <text:p>39980</text:p>
          </table:table-cell>
          <table:table-cell office:value-type="float" office:value="42375.4827020296" calcext:value-type="float">
            <text:p>42375</text:p>
          </table:table-cell>
          <table:table-cell office:value-type="float" office:value="35137.1687727126" calcext:value-type="float">
            <text:p>35137</text:p>
          </table:table-cell>
          <table:table-cell office:value-type="float" office:value="49635.4549206112" calcext:value-type="float">
            <text:p>49635</text:p>
          </table:table-cell>
          <table:table-cell office:value-type="float" office:value="51231.9046808489" calcext:value-type="float">
            <text:p>51232</text:p>
          </table:table-cell>
          <table:table-cell office:value-type="float" office:value="45911.3182559716" calcext:value-type="float">
            <text:p>45911</text:p>
          </table:table-cell>
          <table:table-cell office:value-type="float" office:value="44470.1541531098" calcext:value-type="float">
            <text:p>44470</text:p>
          </table:table-cell>
          <table:table-cell office:value-type="float" office:value="57240.9418960353" calcext:value-type="float">
            <text:p>57241</text:p>
          </table:table-cell>
          <table:table-cell office:value-type="float" office:value="58314.438475941" calcext:value-type="float">
            <text:p>58314</text:p>
          </table:table-cell>
          <table:table-cell office:value-type="float" office:value="59988.2963018859" calcext:value-type="float">
            <text:p>59988</text:p>
          </table:table-cell>
          <table:table-cell office:value-type="float" office:value="64762.1450349573" calcext:value-type="float">
            <text:p>64762</text:p>
          </table:table-cell>
          <table:table-cell office:value-type="float" office:value="57825.8082385039" calcext:value-type="float">
            <text:p>57826</text:p>
          </table:table-cell>
          <table:table-cell office:value-type="float" office:value="55382" calcext:value-type="float">
            <text:p>55382</text:p>
          </table:table-cell>
          <table:table-cell table:style-name="ce111" table:formula="of:=[.W56]-[$'Table 3.6'.W56]" office:value-type="float" office:value="50848.73" calcext:value-type="float">
            <text:p>50,849</text:p>
          </table:table-cell>
          <table:table-cell table:style-name="ce137" table:formula="of:=[.X56]/[$'GDP deflator etc'.W$13]*1000000" office:value-type="float" office:value="829.053127573023" calcext:value-type="float">
            <text:p>829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office:value-type="float" office:value="11649.6357249432" calcext:value-type="float">
            <text:p>11650</text:p>
          </table:table-cell>
          <table:table-cell office:value-type="float" office:value="11752.4400811662" calcext:value-type="float">
            <text:p>11752</text:p>
          </table:table-cell>
          <table:table-cell office:value-type="float" office:value="13133.1054496902" calcext:value-type="float">
            <text:p>13133</text:p>
          </table:table-cell>
          <table:table-cell office:value-type="float" office:value="16286.308658621" calcext:value-type="float">
            <text:p>16286</text:p>
          </table:table-cell>
          <table:table-cell office:value-type="float" office:value="20846.7859511009" calcext:value-type="float">
            <text:p>20847</text:p>
          </table:table-cell>
          <table:table-cell office:value-type="float" office:value="22507.0097235781" calcext:value-type="float">
            <text:p>22507</text:p>
          </table:table-cell>
          <table:table-cell office:value-type="float" office:value="21484.7849155363" calcext:value-type="float">
            <text:p>21485</text:p>
          </table:table-cell>
          <table:table-cell office:value-type="float" office:value="22284.3180050035" calcext:value-type="float">
            <text:p>22284</text:p>
          </table:table-cell>
          <table:table-cell office:value-type="float" office:value="25365.4713881697" calcext:value-type="float">
            <text:p>25365</text:p>
          </table:table-cell>
          <table:table-cell office:value-type="float" office:value="25577.7728803382" calcext:value-type="float">
            <text:p>25578</text:p>
          </table:table-cell>
          <table:table-cell office:value-type="float" office:value="25426.0160580641" calcext:value-type="float">
            <text:p>25426</text:p>
          </table:table-cell>
          <table:table-cell office:value-type="float" office:value="27395.0807380471" calcext:value-type="float">
            <text:p>27395</text:p>
          </table:table-cell>
          <table:table-cell office:value-type="float" office:value="25177.2349547761" calcext:value-type="float">
            <text:p>25177</text:p>
          </table:table-cell>
          <table:table-cell office:value-type="float" office:value="23536.5254904182" calcext:value-type="float">
            <text:p>23537</text:p>
          </table:table-cell>
          <table:table-cell office:value-type="float" office:value="22855.8666555064" calcext:value-type="float">
            <text:p>22856</text:p>
          </table:table-cell>
          <table:table-cell office:value-type="float" office:value="23056.0807427999" calcext:value-type="float">
            <text:p>23056</text:p>
          </table:table-cell>
          <table:table-cell office:value-type="float" office:value="24035.6625349179" calcext:value-type="float">
            <text:p>24036</text:p>
          </table:table-cell>
          <table:table-cell office:value-type="float" office:value="30256.561540324" calcext:value-type="float">
            <text:p>30257</text:p>
          </table:table-cell>
          <table:table-cell office:value-type="float" office:value="30523.6871529369" calcext:value-type="float">
            <text:p>30524</text:p>
          </table:table-cell>
          <table:table-cell office:value-type="float" office:value="31681.4693627662" calcext:value-type="float">
            <text:p>31681</text:p>
          </table:table-cell>
          <table:table-cell office:value-type="float" office:value="33337.0249257351" calcext:value-type="float">
            <text:p>33337</text:p>
          </table:table-cell>
          <table:table-cell office:value-type="float" office:value="34701.32" calcext:value-type="float">
            <text:p>34701</text:p>
          </table:table-cell>
          <table:table-cell table:style-name="ce111" table:formula="of:=[.W57]-[$'Table 3.6'.W57]" office:value-type="float" office:value="30731.28" calcext:value-type="float">
            <text:p>30,731</text:p>
          </table:table-cell>
          <table:table-cell table:style-name="ce137" table:formula="of:=[.X57]/[$'GDP deflator etc'.W$13]*1000000" office:value-type="float" office:value="501.052116706205" calcext:value-type="float">
            <text:p>50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36591.8045206549" calcext:value-type="float">
            <text:p>36592</text:p>
          </table:table-cell>
          <table:table-cell office:value-type="float" office:value="37340.0311439584" calcext:value-type="float">
            <text:p>37340</text:p>
          </table:table-cell>
          <table:table-cell office:value-type="float" office:value="37502.3122285598" calcext:value-type="float">
            <text:p>37502</text:p>
          </table:table-cell>
          <table:table-cell office:value-type="float" office:value="36608.162825573" calcext:value-type="float">
            <text:p>36608</text:p>
          </table:table-cell>
          <table:table-cell office:value-type="float" office:value="38031.298694576" calcext:value-type="float">
            <text:p>38031</text:p>
          </table:table-cell>
          <table:table-cell office:value-type="float" office:value="39766.9865054631" calcext:value-type="float">
            <text:p>39767</text:p>
          </table:table-cell>
          <table:table-cell office:value-type="float" office:value="40015.4119051863" calcext:value-type="float">
            <text:p>40015</text:p>
          </table:table-cell>
          <table:table-cell office:value-type="float" office:value="40636.1093032417" calcext:value-type="float">
            <text:p>40636</text:p>
          </table:table-cell>
          <table:table-cell office:value-type="float" office:value="41043.6270703047" calcext:value-type="float">
            <text:p>41044</text:p>
          </table:table-cell>
          <table:table-cell office:value-type="float" office:value="41842.7420088298" calcext:value-type="float">
            <text:p>41843</text:p>
          </table:table-cell>
          <table:table-cell office:value-type="float" office:value="44554.7932409911" calcext:value-type="float">
            <text:p>44555</text:p>
          </table:table-cell>
          <table:table-cell office:value-type="float" office:value="44904.1106010598" calcext:value-type="float">
            <text:p>44904</text:p>
          </table:table-cell>
          <table:table-cell office:value-type="float" office:value="46021.6434289629" calcext:value-type="float">
            <text:p>46022</text:p>
          </table:table-cell>
          <table:table-cell office:value-type="float" office:value="44585.9442625489" calcext:value-type="float">
            <text:p>44586</text:p>
          </table:table-cell>
          <table:table-cell office:value-type="float" office:value="41069.8124286408" calcext:value-type="float">
            <text:p>41070</text:p>
          </table:table-cell>
          <table:table-cell office:value-type="float" office:value="40365.4240995373" calcext:value-type="float">
            <text:p>40365</text:p>
          </table:table-cell>
          <table:table-cell office:value-type="float" office:value="40127.6968738457" calcext:value-type="float">
            <text:p>40128</text:p>
          </table:table-cell>
          <table:table-cell office:value-type="float" office:value="39709.2834472055" calcext:value-type="float">
            <text:p>39709</text:p>
          </table:table-cell>
          <table:table-cell office:value-type="float" office:value="39324.6253660768" calcext:value-type="float">
            <text:p>39325</text:p>
          </table:table-cell>
          <table:table-cell office:value-type="float" office:value="40259.0127721088" calcext:value-type="float">
            <text:p>40259</text:p>
          </table:table-cell>
          <table:table-cell office:value-type="float" office:value="41016.6914381067" calcext:value-type="float">
            <text:p>41017</text:p>
          </table:table-cell>
          <table:table-cell office:value-type="float" office:value="42171" calcext:value-type="float">
            <text:p>42171</text:p>
          </table:table-cell>
          <table:table-cell table:style-name="ce111" table:formula="of:=[.W58]-[$'Table 3.6'.W58]" office:value-type="float" office:value="38719.85" calcext:value-type="float">
            <text:p>38,720</text:p>
          </table:table-cell>
          <table:table-cell table:style-name="ce137" table:formula="of:=[.X58]/[$'GDP deflator etc'.W$13]*1000000" office:value-type="float" office:value="631.300186684275" calcext:value-type="float">
            <text:p>6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blic order and safety</text:p>
          </table:table-cell>
          <table:table-cell office:value-type="float" office:value="26883.7747498689" calcext:value-type="float">
            <text:p>26884</text:p>
          </table:table-cell>
          <table:table-cell office:value-type="float" office:value="27372.7718346149" calcext:value-type="float">
            <text:p>27373</text:p>
          </table:table-cell>
          <table:table-cell office:value-type="float" office:value="29768.3723526311" calcext:value-type="float">
            <text:p>29768</text:p>
          </table:table-cell>
          <table:table-cell office:value-type="float" office:value="33293.2504437297" calcext:value-type="float">
            <text:p>33293</text:p>
          </table:table-cell>
          <table:table-cell office:value-type="float" office:value="34369.0395726163" calcext:value-type="float">
            <text:p>34369</text:p>
          </table:table-cell>
          <table:table-cell office:value-type="float" office:value="36453.0709633412" calcext:value-type="float">
            <text:p>36453</text:p>
          </table:table-cell>
          <table:table-cell office:value-type="float" office:value="38269.773130799" calcext:value-type="float">
            <text:p>38270</text:p>
          </table:table-cell>
          <table:table-cell office:value-type="float" office:value="38407.6775027413" calcext:value-type="float">
            <text:p>38408</text:p>
          </table:table-cell>
          <table:table-cell office:value-type="float" office:value="38749.2628241386" calcext:value-type="float">
            <text:p>38749</text:p>
          </table:table-cell>
          <table:table-cell office:value-type="float" office:value="39359.493224923" calcext:value-type="float">
            <text:p>39359</text:p>
          </table:table-cell>
          <table:table-cell office:value-type="float" office:value="40801.5362016685" calcext:value-type="float">
            <text:p>40802</text:p>
          </table:table-cell>
          <table:table-cell office:value-type="float" office:value="40616.184920322" calcext:value-type="float">
            <text:p>40616</text:p>
          </table:table-cell>
          <table:table-cell office:value-type="float" office:value="38761.2314885158" calcext:value-type="float">
            <text:p>38761</text:p>
          </table:table-cell>
          <table:table-cell office:value-type="float" office:value="36991.0453679902" calcext:value-type="float">
            <text:p>36991</text:p>
          </table:table-cell>
          <table:table-cell office:value-type="float" office:value="35381.1894362857" calcext:value-type="float">
            <text:p>35381</text:p>
          </table:table-cell>
          <table:table-cell office:value-type="float" office:value="32822.206909742" calcext:value-type="float">
            <text:p>32822</text:p>
          </table:table-cell>
          <table:table-cell office:value-type="float" office:value="33336.8699956862" calcext:value-type="float">
            <text:p>33337</text:p>
          </table:table-cell>
          <table:table-cell office:value-type="float" office:value="32749.0191686389" calcext:value-type="float">
            <text:p>32749</text:p>
          </table:table-cell>
          <table:table-cell office:value-type="float" office:value="31846.4649891378" calcext:value-type="float">
            <text:p>31846</text:p>
          </table:table-cell>
          <table:table-cell office:value-type="float" office:value="32760.0298655274" calcext:value-type="float">
            <text:p>32760</text:p>
          </table:table-cell>
          <table:table-cell office:value-type="float" office:value="33037.1824935437" calcext:value-type="float">
            <text:p>33037</text:p>
          </table:table-cell>
          <table:table-cell office:value-type="float" office:value="34455.25" calcext:value-type="float">
            <text:p>34455</text:p>
          </table:table-cell>
          <table:table-cell table:style-name="ce111" table:formula="of:=[.W59]-[$'Table 3.6'.W59]" office:value-type="float" office:value="31302.03" calcext:value-type="float">
            <text:p>31,302</text:p>
          </table:table-cell>
          <table:table-cell table:style-name="ce137" table:formula="of:=[.X59]/[$'GDP deflator etc'.W$13]*1000000" office:value-type="float" office:value="510.357797940766" calcext:value-type="float">
            <text:p>5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SUM([.B62:.B73])" office:value-type="float" office:value="54663.6753247336" calcext:value-type="float">
            <text:p>54664</text:p>
          </table:table-cell>
          <table:table-cell table:formula="of:=SUM([.C62:.C73])" office:value-type="float" office:value="59357.2606631053" calcext:value-type="float">
            <text:p>59357</text:p>
          </table:table-cell>
          <table:table-cell table:formula="of:=SUM([.D62:.D73])" office:value-type="float" office:value="62309.2891890857" calcext:value-type="float">
            <text:p>62309</text:p>
          </table:table-cell>
          <table:table-cell table:formula="of:=SUM([.E62:.E73])" office:value-type="float" office:value="65289.3612597817" calcext:value-type="float">
            <text:p>65289</text:p>
          </table:table-cell>
          <table:table-cell table:formula="of:=SUM([.F62:.F73])" office:value-type="float" office:value="69019.7642975639" calcext:value-type="float">
            <text:p>69020</text:p>
          </table:table-cell>
          <table:table-cell table:formula="of:=SUM([.G62:.G73])" office:value-type="float" office:value="73596.5409979578" calcext:value-type="float">
            <text:p>73597</text:p>
          </table:table-cell>
          <table:table-cell table:formula="of:=SUM([.H62:.H73])" office:value-type="float" office:value="79627.9840932063" calcext:value-type="float">
            <text:p>79628</text:p>
          </table:table-cell>
          <table:table-cell table:formula="of:=SUM([.I62:.I73])" office:value-type="float" office:value="87433.1771137489" calcext:value-type="float">
            <text:p>87433</text:p>
          </table:table-cell>
          <table:table-cell table:formula="of:=SUM([.J62:.J73])" office:value-type="float" office:value="85528.8005098586" calcext:value-type="float">
            <text:p>85529</text:p>
          </table:table-cell>
          <table:table-cell table:formula="of:=SUM([.K62:.K73])" office:value-type="float" office:value="85671.7726386871" calcext:value-type="float">
            <text:p>85672</text:p>
          </table:table-cell>
          <table:table-cell table:formula="of:=SUM([.L62:.L73])" office:value-type="float" office:value="100610.776778544" calcext:value-type="float">
            <text:p>100611</text:p>
          </table:table-cell>
          <table:table-cell table:formula="of:=SUM([.M62:.M73])" office:value-type="float" office:value="104101.306804579" calcext:value-type="float">
            <text:p>104101</text:p>
          </table:table-cell>
          <table:table-cell table:formula="of:=SUM([.N62:.N73])" office:value-type="float" office:value="83310.1354863845" calcext:value-type="float">
            <text:p>83310</text:p>
          </table:table-cell>
          <table:table-cell table:formula="of:=SUM([.O62:.O73])" office:value-type="float" office:value="85162.6231745474" calcext:value-type="float">
            <text:p>85163</text:p>
          </table:table-cell>
          <table:table-cell table:formula="of:=SUM([.P62:.P73])" office:value-type="float" office:value="85221.5622341332" calcext:value-type="float">
            <text:p>85222</text:p>
          </table:table-cell>
          <table:table-cell table:formula="of:=SUM([.Q62:.Q73])" office:value-type="float" office:value="89685.1290590343" calcext:value-type="float">
            <text:p>89685</text:p>
          </table:table-cell>
          <table:table-cell table:formula="of:=SUM([.R62:.R73])" office:value-type="float" office:value="89137.9693442559" calcext:value-type="float">
            <text:p>89138</text:p>
          </table:table-cell>
          <table:table-cell table:formula="of:=SUM([.S62:.S73])" office:value-type="float" office:value="87840.1939500817" calcext:value-type="float">
            <text:p>87840</text:p>
          </table:table-cell>
          <table:table-cell table:formula="of:=SUM([.T62:.T73])" office:value-type="float" office:value="86171.9665207205" calcext:value-type="float">
            <text:p>86172</text:p>
          </table:table-cell>
          <table:table-cell table:formula="of:=SUM([.U62:.U73])" office:value-type="float" office:value="89303.3812509337" calcext:value-type="float">
            <text:p>89303</text:p>
          </table:table-cell>
          <table:table-cell table:formula="of:=SUM([.V62:.V73])" office:value-type="float" office:value="96948.6147538113" calcext:value-type="float">
            <text:p>96949</text:p>
          </table:table-cell>
          <table:table-cell table:formula="of:=SUM([.W62:.W73])" office:value-type="float" office:value="100723.52" calcext:value-type="float">
            <text:p>100724</text:p>
          </table:table-cell>
          <table:table-cell table:style-name="ce111" table:formula="of:=[.W60]-[$'Table 3.6'.W60]" office:value-type="float" office:value="88992.47" calcext:value-type="float">
            <text:p>88,992</text:p>
          </table:table-cell>
          <table:table-cell table:style-name="ce137" table:formula="of:=[.X60]/[$'GDP deflator etc'.W$13]*1000000" office:value-type="float" office:value="1450.96024195586" calcext:value-type="float">
            <text:p>145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office:value-type="float" office:value="4629.98342914409" calcext:value-type="float">
            <text:p>4630</text:p>
          </table:table-cell>
          <table:table-cell office:value-type="float" office:value="6545.66283001662" calcext:value-type="float">
            <text:p>6546</text:p>
          </table:table-cell>
          <table:table-cell office:value-type="float" office:value="7150.24630038688" calcext:value-type="float">
            <text:p>7150</text:p>
          </table:table-cell>
          <table:table-cell office:value-type="float" office:value="7350.4578901741" calcext:value-type="float">
            <text:p>7350</text:p>
          </table:table-cell>
          <table:table-cell office:value-type="float" office:value="8310.54304807402" calcext:value-type="float">
            <text:p>8311</text:p>
          </table:table-cell>
          <table:table-cell office:value-type="float" office:value="8284.78885530482" calcext:value-type="float">
            <text:p>8285</text:p>
          </table:table-cell>
          <table:table-cell office:value-type="float" office:value="8728.19387193661" calcext:value-type="float">
            <text:p>8728</text:p>
          </table:table-cell>
          <table:table-cell office:value-type="float" office:value="8389.39030776602" calcext:value-type="float">
            <text:p>8389</text:p>
          </table:table-cell>
          <table:table-cell office:value-type="float" office:value="8030.27486158136" calcext:value-type="float">
            <text:p>8030</text:p>
          </table:table-cell>
          <table:table-cell office:value-type="float" office:value="8815.53318286919" calcext:value-type="float">
            <text:p>8816</text:p>
          </table:table-cell>
          <table:table-cell office:value-type="float" office:value="19613.7948506537" calcext:value-type="float">
            <text:p>19614</text:p>
          </table:table-cell>
          <table:table-cell office:value-type="float" office:value="14531.3036958337" calcext:value-type="float">
            <text:p>14531</text:p>
          </table:table-cell>
          <table:table-cell office:value-type="float" office:value="5738.06750132107" calcext:value-type="float">
            <text:p>5738</text:p>
          </table:table-cell>
          <table:table-cell office:value-type="float" office:value="5503.08420529551" calcext:value-type="float">
            <text:p>5503</text:p>
          </table:table-cell>
          <table:table-cell office:value-type="float" office:value="5649.3727933833" calcext:value-type="float">
            <text:p>5649</text:p>
          </table:table-cell>
          <table:table-cell office:value-type="float" office:value="7453.35217548121" calcext:value-type="float">
            <text:p>7453</text:p>
          </table:table-cell>
          <table:table-cell office:value-type="float" office:value="7197.38660836268" calcext:value-type="float">
            <text:p>7197</text:p>
          </table:table-cell>
          <table:table-cell office:value-type="float" office:value="8094.28864544835" calcext:value-type="float">
            <text:p>8094</text:p>
          </table:table-cell>
          <table:table-cell office:value-type="float" office:value="8755.39785896844" calcext:value-type="float">
            <text:p>8755</text:p>
          </table:table-cell>
          <table:table-cell office:value-type="float" office:value="10404.6591945779" calcext:value-type="float">
            <text:p>10405</text:p>
          </table:table-cell>
          <table:table-cell office:value-type="float" office:value="13429.9542604041" calcext:value-type="float">
            <text:p>13430</text:p>
          </table:table-cell>
          <table:table-cell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office:value-type="float" office:value="10753.5098999476" calcext:value-type="float">
            <text:p>10754</text:p>
          </table:table-cell>
          <table:table-cell office:value-type="float" office:value="11901.2051454848" calcext:value-type="float">
            <text:p>11901</text:p>
          </table:table-cell>
          <table:table-cell office:value-type="float" office:value="11527.9481169503" calcext:value-type="float">
            <text:p>11528</text:p>
          </table:table-cell>
          <table:table-cell office:value-type="float" office:value="13259.6495273729" calcext:value-type="float">
            <text:p>13260</text:p>
          </table:table-cell>
          <table:table-cell office:value-type="float" office:value="13803.9528595128" calcext:value-type="float">
            <text:p>13804</text:p>
          </table:table-cell>
          <table:table-cell office:value-type="float" office:value="15050.6997538037" calcext:value-type="float">
            <text:p>15051</text:p>
          </table:table-cell>
          <table:table-cell office:value-type="float" office:value="16247.8685923743" calcext:value-type="float">
            <text:p>16248</text:p>
          </table:table-cell>
          <table:table-cell office:value-type="float" office:value="16778.780615532" calcext:value-type="float">
            <text:p>16779</text:p>
          </table:table-cell>
          <table:table-cell office:value-type="float" office:value="16188.0144035053" calcext:value-type="float">
            <text:p>16188</text:p>
          </table:table-cell>
          <table:table-cell office:value-type="float" office:value="15520.3048994176" calcext:value-type="float">
            <text:p>15520</text:p>
          </table:table-cell>
          <table:table-cell office:value-type="float" office:value="16950.1930808118" calcext:value-type="float">
            <text:p>16950</text:p>
          </table:table-cell>
          <table:table-cell office:value-type="float" office:value="16437.0484428283" calcext:value-type="float">
            <text:p>16437</text:p>
          </table:table-cell>
          <table:table-cell office:value-type="float" office:value="14988.0665202874" calcext:value-type="float">
            <text:p>14988</text:p>
          </table:table-cell>
          <table:table-cell office:value-type="float" office:value="13212.6340516356" calcext:value-type="float">
            <text:p>13213</text:p>
          </table:table-cell>
          <table:table-cell office:value-type="float" office:value="12574.1792766489" calcext:value-type="float">
            <text:p>12574</text:p>
          </table:table-cell>
          <table:table-cell office:value-type="float" office:value="12330.3447968502" calcext:value-type="float">
            <text:p>12330</text:p>
          </table:table-cell>
          <table:table-cell office:value-type="float" office:value="12515.0741564188" calcext:value-type="float">
            <text:p>12515</text:p>
          </table:table-cell>
          <table:table-cell office:value-type="float" office:value="12154.4428079455" calcext:value-type="float">
            <text:p>12154</text:p>
          </table:table-cell>
          <table:table-cell office:value-type="float" office:value="13220.4707237817" calcext:value-type="float">
            <text:p>13220</text:p>
          </table:table-cell>
          <table:table-cell office:value-type="float" office:value="12985.5357203649" calcext:value-type="float">
            <text:p>12986</text:p>
          </table:table-cell>
          <table:table-cell office:value-type="float" office:value="13027.320358343" calcext:value-type="float">
            <text:p>13027</text:p>
          </table:table-cell>
          <table:table-cell office:value-type="float" office:value="14480.93" calcext:value-type="float">
            <text:p>144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office:value-type="float" office:value="8214.48672912662" calcext:value-type="float">
            <text:p>8214</text:p>
          </table:table-cell>
          <table:table-cell office:value-type="float" office:value="6991.9580229723" calcext:value-type="float">
            <text:p>6992</text:p>
          </table:table-cell>
          <table:table-cell office:value-type="float" office:value="8025.78666369956" calcext:value-type="float">
            <text:p>8026</text:p>
          </table:table-cell>
          <table:table-cell office:value-type="float" office:value="8935.85076844694" calcext:value-type="float">
            <text:p>8936</text:p>
          </table:table-cell>
          <table:table-cell office:value-type="float" office:value="7606.2597389152" calcext:value-type="float">
            <text:p>7606</text:p>
          </table:table-cell>
          <table:table-cell office:value-type="float" office:value="9251.34755509038" calcext:value-type="float">
            <text:p>9251</text:p>
          </table:table-cell>
          <table:table-cell office:value-type="float" office:value="10742.3924577681" calcext:value-type="float">
            <text:p>10742</text:p>
          </table:table-cell>
          <table:table-cell office:value-type="float" office:value="14026.0119207963" calcext:value-type="float">
            <text:p>14026</text:p>
          </table:table-cell>
          <table:table-cell office:value-type="float" office:value="14658.4382393945" calcext:value-type="float">
            <text:p>14658</text:p>
          </table:table-cell>
          <table:table-cell office:value-type="float" office:value="16141.1170953943" calcext:value-type="float">
            <text:p>16141</text:p>
          </table:table-cell>
          <table:table-cell office:value-type="float" office:value="18524.1395811729" calcext:value-type="float">
            <text:p>18524</text:p>
          </table:table-cell>
          <table:table-cell office:value-type="float" office:value="19414.7746100073" calcext:value-type="float">
            <text:p>19415</text:p>
          </table:table-cell>
          <table:table-cell office:value-type="float" office:value="15574.7546464429" calcext:value-type="float">
            <text:p>15575</text:p>
          </table:table-cell>
          <table:table-cell office:value-type="float" office:value="11545.3508443914" calcext:value-type="float">
            <text:p>11545</text:p>
          </table:table-cell>
          <table:table-cell office:value-type="float" office:value="11296.1801404186" calcext:value-type="float">
            <text:p>11296</text:p>
          </table:table-cell>
          <table:table-cell office:value-type="float" office:value="10927.0091852888" calcext:value-type="float">
            <text:p>10927</text:p>
          </table:table-cell>
          <table:table-cell office:value-type="float" office:value="11231.7756944182" calcext:value-type="float">
            <text:p>11232</text:p>
          </table:table-cell>
          <table:table-cell office:value-type="float" office:value="10662.6803719051" calcext:value-type="float">
            <text:p>10663</text:p>
          </table:table-cell>
          <table:table-cell office:value-type="float" office:value="10910.102648862" calcext:value-type="float">
            <text:p>10910</text:p>
          </table:table-cell>
          <table:table-cell office:value-type="float" office:value="11823.1465207221" calcext:value-type="float">
            <text:p>11823</text:p>
          </table:table-cell>
          <table:table-cell office:value-type="float" office:value="12280.196400327" calcext:value-type="float">
            <text:p>12280</text:p>
          </table:table-cell>
          <table:table-cell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office:value-type="float" office:value="4779.33773331003" calcext:value-type="float">
            <text:p>4779</text:p>
          </table:table-cell>
          <table:table-cell office:value-type="float" office:value="5504.3073797867" calcext:value-type="float">
            <text:p>5504</text:p>
          </table:table-cell>
          <table:table-cell office:value-type="float" office:value="6128.78254318875" calcext:value-type="float">
            <text:p>6129</text:p>
          </table:table-cell>
          <table:table-cell office:value-type="float" office:value="6197.44488779385" calcext:value-type="float">
            <text:p>6197</text:p>
          </table:table-cell>
          <table:table-cell office:value-type="float" office:value="6338.54978242933" calcext:value-type="float">
            <text:p>6339</text:p>
          </table:table-cell>
          <table:table-cell office:value-type="float" office:value="7042.07052700909" calcext:value-type="float">
            <text:p>7042</text:p>
          </table:table-cell>
          <table:table-cell office:value-type="float" office:value="7385.3948147156" calcext:value-type="float">
            <text:p>7385</text:p>
          </table:table-cell>
          <table:table-cell office:value-type="float" office:value="8127.22186064833" calcext:value-type="float">
            <text:p>8127</text:p>
          </table:table-cell>
          <table:table-cell office:value-type="float" office:value="8030.27486158136" calcext:value-type="float">
            <text:p>8030</text:p>
          </table:table-cell>
          <table:table-cell office:value-type="float" office:value="8318.88342608783" calcext:value-type="float">
            <text:p>8319</text:p>
          </table:table-cell>
          <table:table-cell office:value-type="float" office:value="7748.65969408541" calcext:value-type="float">
            <text:p>7749</text:p>
          </table:table-cell>
          <table:table-cell office:value-type="float" office:value="8456.74231478846" calcext:value-type="float">
            <text:p>8457</text:p>
          </table:table-cell>
          <table:table-cell office:value-type="float" office:value="9134.06663475599" calcext:value-type="float">
            <text:p>9134</text:p>
          </table:table-cell>
          <table:table-cell office:value-type="float" office:value="8917.06428205915" calcext:value-type="float">
            <text:p>8917</text:p>
          </table:table-cell>
          <table:table-cell office:value-type="float" office:value="8725.27515547788" calcext:value-type="float">
            <text:p>8725</text:p>
          </table:table-cell>
          <table:table-cell office:value-type="float" office:value="10860.2618211714" calcext:value-type="float">
            <text:p>10860</text:p>
          </table:table-cell>
          <table:table-cell office:value-type="float" office:value="11475.6568580202" calcext:value-type="float">
            <text:p>11476</text:p>
          </table:table-cell>
          <table:table-cell office:value-type="float" office:value="11106.0665529029" calcext:value-type="float">
            <text:p>11106</text:p>
          </table:table-cell>
          <table:table-cell office:value-type="float" office:value="11481.4646412334" calcext:value-type="float">
            <text:p>11481</text:p>
          </table:table-cell>
          <table:table-cell office:value-type="float" office:value="10917.9277719448" calcext:value-type="float">
            <text:p>10918</text:p>
          </table:table-cell>
          <table:table-cell office:value-type="float" office:value="12180.2387294085" calcext:value-type="float">
            <text:p>12180</text:p>
          </table:table-cell>
          <table:table-cell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nvironment protection</text:p>
          </table:table-cell>
          <table:table-cell office:value-type="float" office:value="6422.23507913536" calcext:value-type="float">
            <text:p>6422</text:p>
          </table:table-cell>
          <table:table-cell office:value-type="float" office:value="7289.48815160941" calcext:value-type="float">
            <text:p>7289</text:p>
          </table:table-cell>
          <table:table-cell office:value-type="float" office:value="7442.09308815777" calcext:value-type="float">
            <text:p>7442</text:p>
          </table:table-cell>
          <table:table-cell office:value-type="float" office:value="7782.83776606669" calcext:value-type="float">
            <text:p>7783</text:p>
          </table:table-cell>
          <table:table-cell office:value-type="float" office:value="8451.39970990578" calcext:value-type="float">
            <text:p>8451</text:p>
          </table:table-cell>
          <table:table-cell office:value-type="float" office:value="8560.94848381498" calcext:value-type="float">
            <text:p>8561</text:p>
          </table:table-cell>
          <table:table-cell office:value-type="float" office:value="9399.59340054712" calcext:value-type="float">
            <text:p>9400</text:p>
          </table:table-cell>
          <table:table-cell office:value-type="float" office:value="11142.1590025017" calcext:value-type="float">
            <text:p>11142</text:p>
          </table:table-cell>
          <table:table-cell office:value-type="float" office:value="11981.6799522008" calcext:value-type="float">
            <text:p>11982</text:p>
          </table:table-cell>
          <table:table-cell office:value-type="float" office:value="11919.5941627527" calcext:value-type="float">
            <text:p>11920</text:p>
          </table:table-cell>
          <table:table-cell office:value-type="float" office:value="11138.6983102478" calcext:value-type="float">
            <text:p>11139</text:p>
          </table:table-cell>
          <table:table-cell office:value-type="float" office:value="12387.3408554648" calcext:value-type="float">
            <text:p>12387</text:p>
          </table:table-cell>
          <table:table-cell office:value-type="float" office:value="12764.2726049795" calcext:value-type="float">
            <text:p>12764</text:p>
          </table:table-cell>
          <table:table-cell office:value-type="float" office:value="12111.3620622806" calcext:value-type="float">
            <text:p>12111</text:p>
          </table:table-cell>
          <table:table-cell office:value-type="float" office:value="12051.8001528729" calcext:value-type="float">
            <text:p>12052</text:p>
          </table:table-cell>
          <table:table-cell office:value-type="float" office:value="12427.9600449713" calcext:value-type="float">
            <text:p>12428</text:p>
          </table:table-cell>
          <table:table-cell office:value-type="float" office:value="12672.3727502589" calcext:value-type="float">
            <text:p>12672</text:p>
          </table:table-cell>
          <table:table-cell office:value-type="float" office:value="12590.2615988086" calcext:value-type="float">
            <text:p>12590</text:p>
          </table:table-cell>
          <table:table-cell office:value-type="float" office:value="11698.575632051" calcext:value-type="float">
            <text:p>11699</text:p>
          </table:table-cell>
          <table:table-cell office:value-type="float" office:value="12273.4394662663" calcext:value-type="float">
            <text:p>12273</text:p>
          </table:table-cell>
          <table:table-cell office:value-type="float" office:value="11263.8411549053" calcext:value-type="float">
            <text:p>11264</text:p>
          </table:table-cell>
          <table:table-cell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office:value-type="float" office:value="10753.5098999476" calcext:value-type="float">
            <text:p>10754</text:p>
          </table:table-cell>
          <table:table-cell office:value-type="float" office:value="11454.9099525291" calcext:value-type="float">
            <text:p>11455</text:p>
          </table:table-cell>
          <table:table-cell office:value-type="float" office:value="11382.0247230648" calcext:value-type="float">
            <text:p>11382</text:p>
          </table:table-cell>
          <table:table-cell office:value-type="float" office:value="12394.8897755877" calcext:value-type="float">
            <text:p>12395</text:p>
          </table:table-cell>
          <table:table-cell office:value-type="float" office:value="13099.669550354" calcext:value-type="float">
            <text:p>13100</text:p>
          </table:table-cell>
          <table:table-cell office:value-type="float" office:value="13393.7419827428" calcext:value-type="float">
            <text:p>13394</text:p>
          </table:table-cell>
          <table:table-cell office:value-type="float" office:value="13427.9905722102" calcext:value-type="float">
            <text:p>13428</text:p>
          </table:table-cell>
          <table:table-cell office:value-type="float" office:value="14157.0961443552" calcext:value-type="float">
            <text:p>14157</text:p>
          </table:table-cell>
          <table:table-cell office:value-type="float" office:value="14530.973559052" calcext:value-type="float">
            <text:p>14531</text:p>
          </table:table-cell>
          <table:table-cell office:value-type="float" office:value="14775.3302642455" calcext:value-type="float">
            <text:p>14775</text:p>
          </table:table-cell>
          <table:table-cell office:value-type="float" office:value="15013.0281572905" calcext:value-type="float">
            <text:p>15013</text:p>
          </table:table-cell>
          <table:table-cell office:value-type="float" office:value="15722.3941627053" calcext:value-type="float">
            <text:p>15722</text:p>
          </table:table-cell>
          <table:table-cell office:value-type="float" office:value="15223.44439126" calcext:value-type="float">
            <text:p>15223</text:p>
          </table:table-cell>
          <table:table-cell office:value-type="float" office:value="14339.0392828348" calcext:value-type="float">
            <text:p>14339</text:p>
          </table:table-cell>
          <table:table-cell office:value-type="float" office:value="14364.8043199224" calcext:value-type="float">
            <text:p>14365</text:p>
          </table:table-cell>
          <table:table-cell office:value-type="float" office:value="12870.1336132435" calcext:value-type="float">
            <text:p>12870</text:p>
          </table:table-cell>
          <table:table-cell office:value-type="float" office:value="13613.7586344222" calcext:value-type="float">
            <text:p>13614</text:p>
          </table:table-cell>
          <table:table-cell office:value-type="float" office:value="12323.5598834617" calcext:value-type="float">
            <text:p>12324</text:p>
          </table:table-cell>
          <table:table-cell office:value-type="float" office:value="12291.6593142842" calcext:value-type="float">
            <text:p>12292</text:p>
          </table:table-cell>
          <table:table-cell office:value-type="float" office:value="11950.6906545393" calcext:value-type="float">
            <text:p>11951</text:p>
          </table:table-cell>
          <table:table-cell office:value-type="float" office:value="11607.3730198478" calcext:value-type="float">
            <text:p>11607</text:p>
          </table:table-cell>
          <table:table-cell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office:value-type="float" office:value="2090.96025832314" calcext:value-type="float">
            <text:p>2091</text:p>
          </table:table-cell>
          <table:table-cell office:value-type="float" office:value="2082.71090045983" calcext:value-type="float">
            <text:p>2083</text:p>
          </table:table-cell>
          <table:table-cell office:value-type="float" office:value="2042.92751439625" calcext:value-type="float">
            <text:p>2043</text:p>
          </table:table-cell>
          <table:table-cell office:value-type="float" office:value="2450.15263005803" calcext:value-type="float">
            <text:p>2450</text:p>
          </table:table-cell>
          <table:table-cell office:value-type="float" office:value="2957.98989846702" calcext:value-type="float">
            <text:p>2958</text:p>
          </table:table-cell>
          <table:table-cell office:value-type="float" office:value="3175.83572786685" calcext:value-type="float">
            <text:p>3176</text:p>
          </table:table-cell>
          <table:table-cell office:value-type="float" office:value="3356.99764305254" calcext:value-type="float">
            <text:p>3357</text:p>
          </table:table-cell>
          <table:table-cell office:value-type="float" office:value="3932.52670676532" calcext:value-type="float">
            <text:p>3933</text:p>
          </table:table-cell>
          <table:table-cell office:value-type="float" office:value="3696.47572993428" calcext:value-type="float">
            <text:p>3696</text:p>
          </table:table-cell>
          <table:table-cell office:value-type="float" office:value="4097.36049344624" calcext:value-type="float">
            <text:p>4097</text:p>
          </table:table-cell>
          <table:table-cell office:value-type="float" office:value="3874.32984704271" calcext:value-type="float">
            <text:p>3874</text:p>
          </table:table-cell>
          <table:table-cell office:value-type="float" office:value="4287.92568073781" calcext:value-type="float">
            <text:p>4288</text:p>
          </table:table-cell>
          <table:table-cell office:value-type="float" office:value="4028.7206133612" calcext:value-type="float">
            <text:p>4029</text:p>
          </table:table-cell>
          <table:table-cell office:value-type="float" office:value="4173.89442849571" calcext:value-type="float">
            <text:p>4174</text:p>
          </table:table-cell>
          <table:table-cell office:value-type="float" office:value="3758.27718608466" calcext:value-type="float">
            <text:p>3758</text:p>
          </table:table-cell>
          <table:table-cell office:value-type="float" office:value="4649.97397015606" calcext:value-type="float">
            <text:p>4650</text:p>
          </table:table-cell>
          <table:table-cell office:value-type="float" office:value="4807.24622998503" calcext:value-type="float">
            <text:p>4807</text:p>
          </table:table-cell>
          <table:table-cell office:value-type="float" office:value="5142.13917028683" calcext:value-type="float">
            <text:p>5142</text:p>
          </table:table-cell>
          <table:table-cell office:value-type="float" office:value="4753.14208189795" calcext:value-type="float">
            <text:p>4753</text:p>
          </table:table-cell>
          <table:table-cell office:value-type="float" office:value="5253.34829190744" calcext:value-type="float">
            <text:p>5253</text:p>
          </table:table-cell>
          <table:table-cell office:value-type="float" office:value="6557.49232122224" calcext:value-type="float">
            <text:p>6557</text:p>
          </table:table-cell>
          <table:table-cell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U Transactions</text:p>
          </table:table-cell>
          <table:table-cell office:value-type="float" office:value="-3883.2119083144" calcext:value-type="float">
            <text:p>-3883</text:p>
          </table:table-cell>
          <table:table-cell office:value-type="float" office:value="-4016.65673660111" calcext:value-type="float">
            <text:p>-4017</text:p>
          </table:table-cell>
          <table:table-cell office:value-type="float" office:value="-3794.00824102161" calcext:value-type="float">
            <text:p>-3794</text:p>
          </table:table-cell>
          <table:table-cell office:value-type="float" office:value="-6918.0780142815" calcext:value-type="float">
            <text:p>-6918</text:p>
          </table:table-cell>
          <table:table-cell office:value-type="float" office:value="-2676.2765748035" calcext:value-type="float">
            <text:p>-2676</text:p>
          </table:table-cell>
          <table:table-cell office:value-type="float" office:value="-2899.67609935669" calcext:value-type="float">
            <text:p>-2900</text:p>
          </table:table-cell>
          <table:table-cell office:value-type="float" office:value="-1208.51915149892" calcext:value-type="float">
            <text:p>-1209</text:p>
          </table:table-cell>
          <table:table-cell office:value-type="float" office:value="-786.505341353064" calcext:value-type="float">
            <text:p>-787</text:p>
          </table:table-cell>
          <table:table-cell office:value-type="float" office:value="-2294.3642461661" calcext:value-type="float">
            <text:p>-2294</text:p>
          </table:table-cell>
          <table:table-cell office:value-type="float" office:value="-1862.43658793011" calcext:value-type="float">
            <text:p>-1862</text:p>
          </table:table-cell>
          <table:table-cell office:value-type="float" office:value="-3511.11142388245" calcext:value-type="float">
            <text:p>-3511</text:p>
          </table:table-cell>
          <table:table-cell office:value-type="float" office:value="1071.98142018445" calcext:value-type="float">
            <text:p>1072</text:p>
          </table:table-cell>
          <table:table-cell office:value-type="float" office:value="-6085.80610224297" calcext:value-type="float">
            <text:p>-6086</text:p>
          </table:table-cell>
          <table:table-cell office:value-type="float" office:value="4972.02191938794" calcext:value-type="float">
            <text:p>4972</text:p>
          </table:table-cell>
          <table:table-cell office:value-type="float" office:value="7577.43569144978" calcext:value-type="float">
            <text:p>7577</text:p>
          </table:table-cell>
          <table:table-cell office:value-type="float" office:value="7994.63781814619" calcext:value-type="float">
            <text:p>7995</text:p>
          </table:table-cell>
          <table:table-cell office:value-type="float" office:value="6807.32764827453" calcext:value-type="float">
            <text:p>6807</text:p>
          </table:table-cell>
          <table:table-cell office:value-type="float" office:value="8316.45334263898" calcext:value-type="float">
            <text:p>8316</text:p>
          </table:table-cell>
          <table:table-cell office:value-type="float" office:value="5001.57000929341" calcext:value-type="float">
            <text:p>5002</text:p>
          </table:table-cell>
          <table:table-cell office:value-type="float" office:value="5580.35516834187" calcext:value-type="float">
            <text:p>5580</text:p>
          </table:table-cell>
          <table:table-cell office:value-type="float" office:value="8026.38894951456" calcext:value-type="float">
            <text:p>8026</text:p>
          </table:table-cell>
          <table:table-cell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office:value-type="float" office:value="6571.5893833013" calcext:value-type="float">
            <text:p>6572</text:p>
          </table:table-cell>
          <table:table-cell office:value-type="float" office:value="6396.89776569806" calcext:value-type="float">
            <text:p>6397</text:p>
          </table:table-cell>
          <table:table-cell office:value-type="float" office:value="6858.39951261599" calcext:value-type="float">
            <text:p>6858</text:p>
          </table:table-cell>
          <table:table-cell office:value-type="float" office:value="9079.97739374447" calcext:value-type="float">
            <text:p>9080</text:p>
          </table:table-cell>
          <table:table-cell office:value-type="float" office:value="6901.97642975638" calcext:value-type="float">
            <text:p>6902</text:p>
          </table:table-cell>
          <table:table-cell office:value-type="float" office:value="7318.23015551925" calcext:value-type="float">
            <text:p>7318</text:p>
          </table:table-cell>
          <table:table-cell office:value-type="float" office:value="7251.1149089935" calcext:value-type="float">
            <text:p>7251</text:p>
          </table:table-cell>
          <table:table-cell office:value-type="float" office:value="7340.71651929527" calcext:value-type="float">
            <text:p>7341</text:p>
          </table:table-cell>
          <table:table-cell office:value-type="float" office:value="6500.69869747062" calcext:value-type="float">
            <text:p>6501</text:p>
          </table:table-cell>
          <table:table-cell office:value-type="float" office:value="5338.67447930166" calcext:value-type="float">
            <text:p>5339</text:p>
          </table:table-cell>
          <table:table-cell office:value-type="float" office:value="7021.49641091858" calcext:value-type="float">
            <text:p>7021</text:p>
          </table:table-cell>
          <table:table-cell office:value-type="float" office:value="6908.32470785536" calcext:value-type="float">
            <text:p>6908</text:p>
          </table:table-cell>
          <table:table-cell office:value-type="float" office:value="6440.68801168692" calcext:value-type="float">
            <text:p>6441</text:p>
          </table:table-cell>
          <table:table-cell office:value-type="float" office:value="6665.79941599253" calcext:value-type="float">
            <text:p>6666</text:p>
          </table:table-cell>
          <table:table-cell office:value-type="float" office:value="5971.97484626256" calcext:value-type="float">
            <text:p>5972</text:p>
          </table:table-cell>
          <table:table-cell office:value-type="float" office:value="5963.20064015917" calcext:value-type="float">
            <text:p>5963</text:p>
          </table:table-cell>
          <table:table-cell office:value-type="float" office:value="5693.23589055476" calcext:value-type="float">
            <text:p>5693</text:p>
          </table:table-cell>
          <table:table-cell office:value-type="float" office:value="4847.24946876501" calcext:value-type="float">
            <text:p>4847</text:p>
          </table:table-cell>
          <table:table-cell office:value-type="float" office:value="5510.38285474934" calcext:value-type="float">
            <text:p>5510</text:p>
          </table:table-cell>
          <table:table-cell office:value-type="float" office:value="5389.74170445655" calcext:value-type="float">
            <text:p>5390</text:p>
          </table:table-cell>
          <table:table-cell office:value-type="float" office:value="5844.96517486217" calcext:value-type="float">
            <text:p>5845</text:p>
          </table:table-cell>
          <table:table-cell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office:value-type="float" office:value="4331.27482081222" calcext:value-type="float">
            <text:p>4331</text:p>
          </table:table-cell>
          <table:table-cell office:value-type="float" office:value="5206.77725114958" calcext:value-type="float">
            <text:p>5207</text:p>
          </table:table-cell>
          <table:table-cell office:value-type="float" office:value="5545.08896764697" calcext:value-type="float">
            <text:p>5545</text:p>
          </table:table-cell>
          <table:table-cell office:value-type="float" office:value="4756.17863481853" calcext:value-type="float">
            <text:p>4756</text:p>
          </table:table-cell>
          <table:table-cell office:value-type="float" office:value="4225.69985495289" calcext:value-type="float">
            <text:p>4226</text:p>
          </table:table-cell>
          <table:table-cell office:value-type="float" office:value="4418.55405616257" calcext:value-type="float">
            <text:p>4419</text:p>
          </table:table-cell>
          <table:table-cell office:value-type="float" office:value="4296.95698310726" calcext:value-type="float">
            <text:p>4297</text:p>
          </table:table-cell>
          <table:table-cell office:value-type="float" office:value="4325.77937744185" calcext:value-type="float">
            <text:p>4326</text:p>
          </table:table-cell>
          <table:table-cell office:value-type="float" office:value="4206.33445130452" calcext:value-type="float">
            <text:p>4206</text:p>
          </table:table-cell>
          <table:table-cell office:value-type="float" office:value="2607.41122310215" calcext:value-type="float">
            <text:p>2607</text:p>
          </table:table-cell>
          <table:table-cell office:value-type="float" office:value="4237.54827020296" calcext:value-type="float">
            <text:p>4238</text:p>
          </table:table-cell>
          <table:table-cell office:value-type="float" office:value="4883.47091417362" calcext:value-type="float">
            <text:p>4883</text:p>
          </table:table-cell>
          <table:table-cell office:value-type="float" office:value="5503.86066453246" calcext:value-type="float">
            <text:p>5504</text:p>
          </table:table-cell>
          <table:table-cell office:value-type="float" office:value="3722.37268217415" calcext:value-type="float">
            <text:p>3722</text:p>
          </table:table-cell>
          <table:table-cell office:value-type="float" office:value="3252.26267161221" calcext:value-type="float">
            <text:p>3252</text:p>
          </table:table-cell>
          <table:table-cell office:value-type="float" office:value="4208.25499356642" calcext:value-type="float">
            <text:p>4208</text:p>
          </table:table-cell>
          <table:table-cell office:value-type="float" office:value="3124.1348735406" calcext:value-type="float">
            <text:p>3124</text:p>
          </table:table-cell>
          <table:table-cell office:value-type="float" office:value="2603.05210791876" calcext:value-type="float">
            <text:p>2603</text:p>
          </table:table-cell>
          <table:table-cell office:value-type="float" office:value="2549.20075559901" calcext:value-type="float">
            <text:p>2549</text:p>
          </table:table-cell>
          <table:table-cell office:value-type="float" office:value="2724.53675781248" calcext:value-type="float">
            <text:p>2725</text:p>
          </table:table-cell>
          <table:table-cell office:value-type="float" office:value="2730.84438497659" calcext:value-type="float">
            <text:p>2731</text:p>
          </table:table-cell>
          <table:table-cell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/>
          <table:table-cell table:style-name="Default" table:number-columns-repeated="21"/>
          <table:table-cell table:number-columns-repeated="1001"/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1023"/>
        </table:table-row>
      </table:table>
      <table:table table:name="TAB exp_devolution" table:style-name="ta1">
        <table:table-column table:style-name="co24" table:default-cell-style-name="Default"/>
        <table:table-column table:style-name="co13" table:number-columns-repeated="3" table:default-cell-style-name="ce111"/>
        <table:table-column table:style-name="co25" table:default-cell-style-name="Default"/>
        <table:table-column table:style-name="co13" table:number-columns-repeated="3" table:default-cell-style-name="ce111"/>
        <table:table-column table:style-name="co13" table:number-columns-repeated="1016" table:default-cell-style-name="Default"/>
        <table:table-row table:style-name="ro1">
          <table:table-cell office:value-type="string" calcext:value-type="string">
            <text:p>Change 1998-99 to 2019-20 real per person / £</text:p>
          </table:table-cell>
          <table:table-cell table:style-name="ce108" office:value-type="string" calcext:value-type="string">
            <text:p>Scotland</text:p>
          </table:table-cell>
          <table:table-cell table:style-name="ce108" office:value-type="string" calcext:value-type="string">
            <text:p>UK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Since 2006-07</text:p>
          </table:table-cell>
          <table:table-cell table:style-name="ce108" office:value-type="string" calcext:value-type="string">
            <text:p>Scotland</text:p>
          </table:table-cell>
          <table:table-cell table:style-name="ce108" office:value-type="string" calcext:value-type="string">
            <text:p>UK</text:p>
          </table:table-cell>
          <table:table-cell table:style-name="Default"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style-name="ce108" table:formula="of:=[$'Table 3.6'.A29]" office:value-type="string" office:string-value="General public services " calcext:value-type="string">
            <text:p>General public services 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formula="of:=[$'Table 3.6'.A30]" office:value-type="string" office:string-value="Public and common services" calcext:value-type="string">
            <text:p>Public and common services</text:p>
          </table:table-cell>
          <table:table-cell table:formula="of:=([$'Table 3.6'.W30]/[$'GDP deflator etc'.W$11]-[$'Table 3.6'.B30]/[$'GDP deflator etc'.B$11])*1000000" office:value-type="float" office:value="101.450328975111" calcext:value-type="float">
            <text:p>101</text:p>
          </table:table-cell>
          <table:table-cell table:formula="of:=([$'Table 3.7'.W30]/[$'GDP deflator etc'.W$12]-[$'Table 3.7'.B30]/[$'GDP deflator etc'.B$12])*1000000" office:value-type="float" office:value="32.8911884330462" calcext:value-type="float">
            <text:p>33</text:p>
          </table:table-cell>
          <table:table-cell table:formula="of:=[.B3]-[.C3]" office:value-type="float" office:value="68.559140542065" calcext:value-type="float">
            <text:p>69</text:p>
          </table:table-cell>
          <table:table-cell/>
          <table:table-cell table:formula="of:=([$'Table 3.6'.W30]/[$'GDP deflator etc'.W$11]-[$'Table 3.6'.J30]/[$'GDP deflator etc'.J$11])*1000000" office:value-type="float" office:value="-15.7182766947008" calcext:value-type="float">
            <text:p>-16</text:p>
          </table:table-cell>
          <table:table-cell table:formula="of:=([$'Table 3.7'.W30]/[$'GDP deflator etc'.W$12]-[$'Table 3.7'.J30]/[$'GDP deflator etc'.J$12])*1000000" office:value-type="float" office:value="-49.3408413271525" calcext:value-type="float">
            <text:p>-49</text:p>
          </table:table-cell>
          <table:table-cell table:formula="of:=[.F3]-[.G3]" office:value-type="float" office:value="33.6225646324517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[$'Table 3.6'.A31]" office:value-type="string" office:string-value="International services" calcext:value-type="string">
            <text:p>International services</text:p>
          </table:table-cell>
          <table:table-cell table:formula="of:=([$'Table 3.6'.W31]/[$'GDP deflator etc'.W$11]-[$'Table 3.6'.B31]/[$'GDP deflator etc'.B$11])*1000000" office:value-type="float" office:value="95.0847698587689" calcext:value-type="float">
            <text:p>95</text:p>
          </table:table-cell>
          <table:table-cell table:formula="of:=([$'Table 3.7'.W31]/[$'GDP deflator etc'.W$12]-[$'Table 3.7'.B31]/[$'GDP deflator etc'.B$12])*1000000" office:value-type="float" office:value="94.7525505914089" calcext:value-type="float">
            <text:p>95</text:p>
          </table:table-cell>
          <table:table-cell table:formula="of:=[.B4]-[.C4]" office:value-type="float" office:value="0.332219267360003" calcext:value-type="float">
            <text:p>0</text:p>
          </table:table-cell>
          <table:table-cell/>
          <table:table-cell table:formula="of:=([$'Table 3.6'.W31]/[$'GDP deflator etc'.W$11]-[$'Table 3.6'.J31]/[$'GDP deflator etc'.J$11])*1000000" office:value-type="float" office:value="44.8141890866486" calcext:value-type="float">
            <text:p>45</text:p>
          </table:table-cell>
          <table:table-cell table:formula="of:=([$'Table 3.7'.W31]/[$'GDP deflator etc'.W$12]-[$'Table 3.7'.J31]/[$'GDP deflator etc'.J$12])*1000000" office:value-type="float" office:value="44.4676543126899" calcext:value-type="float">
            <text:p>44</text:p>
          </table:table-cell>
          <table:table-cell table:formula="of:=[.F4]-[.G4]" office:value-type="float" office:value="0.34653477395873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$'Table 3.6'.A32]" office:value-type="string" office:string-value="Public sector debt interest" calcext:value-type="string">
            <text:p>Public sector debt interest</text:p>
          </table:table-cell>
          <table:table-cell table:formula="of:=([$'Table 3.6'.W32]/[$'GDP deflator etc'.W$11]-[$'Table 3.6'.B32]/[$'GDP deflator etc'.B$11])*1000000" office:value-type="float" office:value="82.1842859611463" calcext:value-type="float">
            <text:p>82</text:p>
          </table:table-cell>
          <table:table-cell table:formula="of:=([$'Table 3.7'.W32]/[$'GDP deflator etc'.W$12]-[$'Table 3.7'.B32]/[$'GDP deflator etc'.B$12])*1000000" office:value-type="float" office:value="80.7424257242943" calcext:value-type="float">
            <text:p>81</text:p>
          </table:table-cell>
          <table:table-cell table:formula="of:=[.B5]-[.C5]" office:value-type="float" office:value="1.44186023685195" calcext:value-type="float">
            <text:p>1</text:p>
          </table:table-cell>
          <table:table-cell/>
          <table:table-cell table:formula="of:=([$'Table 3.6'.W32]/[$'GDP deflator etc'.W$11]-[$'Table 3.6'.J32]/[$'GDP deflator etc'.J$11])*1000000" office:value-type="float" office:value="211.152682544253" calcext:value-type="float">
            <text:p>211</text:p>
          </table:table-cell>
          <table:table-cell table:formula="of:=([$'Table 3.7'.W32]/[$'GDP deflator etc'.W$12]-[$'Table 3.7'.J32]/[$'GDP deflator etc'.J$12])*1000000" office:value-type="float" office:value="210.931836868765" calcext:value-type="float">
            <text:p>211</text:p>
          </table:table-cell>
          <table:table-cell table:formula="of:=[.F5]-[.G5]" office:value-type="float" office:value="0.220845675488079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$'Table 3.6'.A33]" office:value-type="string" office:string-value="Defence" calcext:value-type="string">
            <text:p>Defence</text:p>
          </table:table-cell>
          <table:table-cell table:formula="of:=([$'Table 3.6'.W33]/[$'GDP deflator etc'.W$11]-[$'Table 3.6'.B33]/[$'GDP deflator etc'.B$11])*1000000" office:value-type="float" office:value="5.3125800403963" calcext:value-type="float">
            <text:p>5</text:p>
          </table:table-cell>
          <table:table-cell table:formula="of:=([$'Table 3.7'.W33]/[$'GDP deflator etc'.W$12]-[$'Table 3.7'.B33]/[$'GDP deflator etc'.B$12])*1000000" office:value-type="float" office:value="5.56321418996436" calcext:value-type="float">
            <text:p>6</text:p>
          </table:table-cell>
          <table:table-cell table:formula="of:=[.B6]-[.C6]" office:value-type="float" office:value="-0.250634149568068" calcext:value-type="float">
            <text:p>0</text:p>
          </table:table-cell>
          <table:table-cell/>
          <table:table-cell table:formula="of:=([$'Table 3.6'.W33]/[$'GDP deflator etc'.W$11]-[$'Table 3.6'.J33]/[$'GDP deflator etc'.J$11])*1000000" office:value-type="float" office:value="-43.4528914291675" calcext:value-type="float">
            <text:p>-43</text:p>
          </table:table-cell>
          <table:table-cell table:formula="of:=([$'Table 3.7'.W33]/[$'GDP deflator etc'.W$12]-[$'Table 3.7'.J33]/[$'GDP deflator etc'.J$12])*1000000" office:value-type="float" office:value="-43.4262610495668" calcext:value-type="float">
            <text:p>-43</text:p>
          </table:table-cell>
          <table:table-cell table:formula="of:=[.F6]-[.G6]" office:value-type="float" office:value="-0.0266303796007108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$'Table 3.6'.A34]" office:value-type="string" office:string-value="Public order and safety" calcext:value-type="string">
            <text:p>Public order and safety</text:p>
          </table:table-cell>
          <table:table-cell table:formula="of:=([$'Table 3.6'.W34]/[$'GDP deflator etc'.W$11]-[$'Table 3.6'.B34]/[$'GDP deflator etc'.B$11])*1000000" office:value-type="float" office:value="186.767701710395" calcext:value-type="float">
            <text:p>187</text:p>
          </table:table-cell>
          <table:table-cell table:formula="of:=([$'Table 3.7'.W34]/[$'GDP deflator etc'.W$12]-[$'Table 3.7'.B34]/[$'GDP deflator etc'.B$12])*1000000" office:value-type="float" office:value="56.0729007798467" calcext:value-type="float">
            <text:p>56</text:p>
          </table:table-cell>
          <table:table-cell table:formula="of:=[.B7]-[.C7]" office:value-type="float" office:value="130.694800930549" calcext:value-type="float">
            <text:p>131</text:p>
          </table:table-cell>
          <table:table-cell/>
          <table:table-cell table:formula="of:=([$'Table 3.6'.W34]/[$'GDP deflator etc'.W$11]-[$'Table 3.6'.J34]/[$'GDP deflator etc'.J$11])*1000000" office:value-type="float" office:value="9.86905453035226" calcext:value-type="float">
            <text:p>10</text:p>
          </table:table-cell>
          <table:table-cell table:formula="of:=([$'Table 3.7'.W34]/[$'GDP deflator etc'.W$12]-[$'Table 3.7'.J34]/[$'GDP deflator etc'.J$12])*1000000" office:value-type="float" office:value="-121.217592420419" calcext:value-type="float">
            <text:p>-121</text:p>
          </table:table-cell>
          <table:table-cell table:formula="of:=[.F7]-[.G7]" office:value-type="float" office:value="131.08664695077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108" table:formula="of:=[$'Table 3.6'.A35]" office:value-type="string" office:string-value="Economic affairs" calcext:value-type="string">
            <text:p>Economic affairs</text:p>
          </table:table-cell>
          <table:table-cell table:formula="of:=([$'Table 3.6'.W35]/[$'GDP deflator etc'.W$11]-[$'Table 3.6'.B35]/[$'GDP deflator etc'.B$11])*1000000" office:value-type="float" office:value="0" calcext:value-type="float">
            <text:p>0</text:p>
          </table:table-cell>
          <table:table-cell table:formula="of:=([$'Table 3.7'.W35]/[$'GDP deflator etc'.W$12]-[$'Table 3.7'.B35]/[$'GDP deflator etc'.B$12])*1000000" office:value-type="float" office:value="0" calcext:value-type="float">
            <text:p>0</text:p>
          </table:table-cell>
          <table:table-cell table:number-columns-repeated="2"/>
          <table:table-cell table:formula="of:=([$'Table 3.6'.W35]/[$'GDP deflator etc'.W$11]-[$'Table 3.6'.J35]/[$'GDP deflator etc'.J$11])*1000000" office:value-type="float" office:value="0" calcext:value-type="float">
            <text:p>0</text:p>
          </table:table-cell>
          <table:table-cell table:formula="of:=([$'Table 3.7'.W35]/[$'GDP deflator etc'.W$12]-[$'Table 3.7'.J35]/[$'GDP deflator etc'.J$12])*10000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$'Table 3.6'.A36]" office:value-type="string" office:string-value="Enterprise and economic development " calcext:value-type="string">
            <text:p>Enterprise and economic development </text:p>
          </table:table-cell>
          <table:table-cell table:formula="of:=([$'Table 3.6'.W36]/[$'GDP deflator etc'.W$11]-[$'Table 3.6'.B36]/[$'GDP deflator etc'.B$11])*1000000" office:value-type="float" office:value="117.565635239811" calcext:value-type="float">
            <text:p>118</text:p>
          </table:table-cell>
          <table:table-cell table:formula="of:=([$'Table 3.7'.W36]/[$'GDP deflator etc'.W$12]-[$'Table 3.7'.B36]/[$'GDP deflator etc'.B$12])*1000000" office:value-type="float" office:value="156.111923733468" calcext:value-type="float">
            <text:p>156</text:p>
          </table:table-cell>
          <table:table-cell table:formula="of:=[.B9]-[.C9]" office:value-type="float" office:value="-38.5462884936572" calcext:value-type="float">
            <text:p>-39</text:p>
          </table:table-cell>
          <table:table-cell/>
          <table:table-cell table:formula="of:=([$'Table 3.6'.W36]/[$'GDP deflator etc'.W$11]-[$'Table 3.6'.J36]/[$'GDP deflator etc'.J$11])*1000000" office:value-type="float" office:value="109.458690460671" calcext:value-type="float">
            <text:p>109</text:p>
          </table:table-cell>
          <table:table-cell table:formula="of:=([$'Table 3.7'.W36]/[$'GDP deflator etc'.W$12]-[$'Table 3.7'.J36]/[$'GDP deflator etc'.J$12])*1000000" office:value-type="float" office:value="103.272866538425" calcext:value-type="float">
            <text:p>103</text:p>
          </table:table-cell>
          <table:table-cell table:formula="of:=[.F9]-[.G9]" office:value-type="float" office:value="6.18582392224562" calcext:value-type="float">
            <text:p>6</text:p>
          </table:table-cell>
          <table:table-cell table:number-columns-repeated="1016"/>
        </table:table-row>
        <table:table-row table:style-name="ro1">
          <table:table-cell table:formula="of:=[$'Table 3.6'.A37]" office:value-type="string" office:string-value="Science and technology" calcext:value-type="string">
            <text:p>Science and technology</text:p>
          </table:table-cell>
          <table:table-cell table:formula="of:=([$'Table 3.6'.W37]/[$'GDP deflator etc'.W$11]-[$'Table 3.6'.B37]/[$'GDP deflator etc'.B$11])*1000000" office:value-type="float" office:value="76.0889768899742" calcext:value-type="float">
            <text:p>76</text:p>
          </table:table-cell>
          <table:table-cell table:formula="of:=([$'Table 3.7'.W37]/[$'GDP deflator etc'.W$12]-[$'Table 3.7'.B37]/[$'GDP deflator etc'.B$12])*1000000" office:value-type="float" office:value="66.1271668322898" calcext:value-type="float">
            <text:p>66</text:p>
          </table:table-cell>
          <table:table-cell table:formula="of:=[.B10]-[.C10]" office:value-type="float" office:value="9.96181005768433" calcext:value-type="float">
            <text:p>10</text:p>
          </table:table-cell>
          <table:table-cell/>
          <table:table-cell table:formula="of:=([$'Table 3.6'.W37]/[$'GDP deflator etc'.W$11]-[$'Table 3.6'.J37]/[$'GDP deflator etc'.J$11])*1000000" office:value-type="float" office:value="55.5278205603657" calcext:value-type="float">
            <text:p>56</text:p>
          </table:table-cell>
          <table:table-cell table:formula="of:=([$'Table 3.7'.W37]/[$'GDP deflator etc'.W$12]-[$'Table 3.7'.J37]/[$'GDP deflator etc'.J$12])*1000000" office:value-type="float" office:value="41.115208193659" calcext:value-type="float">
            <text:p>41</text:p>
          </table:table-cell>
          <table:table-cell table:formula="of:=[.F10]-[.G10]" office:value-type="float" office:value="14.4126123667067" calcext:value-type="float">
            <text:p>14</text:p>
          </table:table-cell>
          <table:table-cell table:number-columns-repeated="1016"/>
        </table:table-row>
        <table:table-row table:style-name="ro1">
          <table:table-cell table:formula="of:=[$'Table 3.6'.A38]" office:value-type="string" office:string-value="Employment policies" calcext:value-type="string">
            <text:p>Employment policies</text:p>
          </table:table-cell>
          <table:table-cell table:formula="of:=([$'Table 3.6'.W38]/[$'GDP deflator etc'.W$11]-[$'Table 3.6'.B38]/[$'GDP deflator etc'.B$11])*1000000" office:value-type="float" office:value="-20.9039283457024" calcext:value-type="float">
            <text:p>-21</text:p>
          </table:table-cell>
          <table:table-cell table:formula="of:=([$'Table 3.7'.W38]/[$'GDP deflator etc'.W$12]-[$'Table 3.7'.B38]/[$'GDP deflator etc'.B$12])*1000000" office:value-type="float" office:value="-40.3415058950324" calcext:value-type="float">
            <text:p>-40</text:p>
          </table:table-cell>
          <table:table-cell table:formula="of:=[.B11]-[.C11]" office:value-type="float" office:value="19.4375775493299" calcext:value-type="float">
            <text:p>19</text:p>
          </table:table-cell>
          <table:table-cell/>
          <table:table-cell table:formula="of:=([$'Table 3.6'.W38]/[$'GDP deflator etc'.W$11]-[$'Table 3.6'.J38]/[$'GDP deflator etc'.J$11])*1000000" office:value-type="float" office:value="-24.9645245548698" calcext:value-type="float">
            <text:p>-25</text:p>
          </table:table-cell>
          <table:table-cell table:formula="of:=([$'Table 3.7'.W38]/[$'GDP deflator etc'.W$12]-[$'Table 3.7'.J38]/[$'GDP deflator etc'.J$12])*1000000" office:value-type="float" office:value="-35.4231489222091" calcext:value-type="float">
            <text:p>-35</text:p>
          </table:table-cell>
          <table:table-cell table:formula="of:=[.F11]-[.G11]" office:value-type="float" office:value="10.4586243673393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$'Table 3.6'.A39]" office:value-type="string" office:string-value="Agriculture, forestry and fisheries" calcext:value-type="string">
            <text:p>Agriculture, forestry and fisheries</text:p>
          </table:table-cell>
          <table:table-cell table:formula="of:=([$'Table 3.6'.W39]/[$'GDP deflator etc'.W$11]-[$'Table 3.6'.B39]/[$'GDP deflator etc'.B$11])*1000000" office:value-type="float" office:value="15.0406176420346" calcext:value-type="float">
            <text:p>15</text:p>
          </table:table-cell>
          <table:table-cell table:formula="of:=([$'Table 3.7'.W39]/[$'GDP deflator etc'.W$12]-[$'Table 3.7'.B39]/[$'GDP deflator etc'.B$12])*1000000" office:value-type="float" office:value="-24.5359079986121" calcext:value-type="float">
            <text:p>-25</text:p>
          </table:table-cell>
          <table:table-cell table:formula="of:=[.B12]-[.C12]" office:value-type="float" office:value="39.5765256406467" calcext:value-type="float">
            <text:p>40</text:p>
          </table:table-cell>
          <table:table-cell/>
          <table:table-cell table:formula="of:=([$'Table 3.6'.W39]/[$'GDP deflator etc'.W$11]-[$'Table 3.6'.J39]/[$'GDP deflator etc'.J$11])*1000000" office:value-type="float" office:value="-7.06053872791715" calcext:value-type="float">
            <text:p>-7</text:p>
          </table:table-cell>
          <table:table-cell table:formula="of:=([$'Table 3.7'.W39]/[$'GDP deflator etc'.W$12]-[$'Table 3.7'.J39]/[$'GDP deflator etc'.J$12])*1000000" office:value-type="float" office:value="-19.0245788812409" calcext:value-type="float">
            <text:p>-19</text:p>
          </table:table-cell>
          <table:table-cell table:formula="of:=[.F12]-[.G12]" office:value-type="float" office:value="11.9640401533238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[$'Table 3.6'.A40]" office:value-type="string" office:string-value="Transport" calcext:value-type="string">
            <text:p>Transport</text:p>
          </table:table-cell>
          <table:table-cell table:formula="of:=([$'Table 3.6'.W40]/[$'GDP deflator etc'.W$11]-[$'Table 3.6'.B40]/[$'GDP deflator etc'.B$11])*1000000" office:value-type="float" office:value="479.392977002552" calcext:value-type="float">
            <text:p>479</text:p>
          </table:table-cell>
          <table:table-cell table:formula="of:=([$'Table 3.7'.W40]/[$'GDP deflator etc'.W$12]-[$'Table 3.7'.B40]/[$'GDP deflator etc'.B$12])*1000000" office:value-type="float" office:value="320.28117335189" calcext:value-type="float">
            <text:p>320</text:p>
          </table:table-cell>
          <table:table-cell table:formula="of:=[.B13]-[.C13]" office:value-type="float" office:value="159.111803650662" calcext:value-type="float">
            <text:p>159</text:p>
          </table:table-cell>
          <table:table-cell/>
          <table:table-cell table:formula="of:=([$'Table 3.6'.W40]/[$'GDP deflator etc'.W$11]-[$'Table 3.6'.J40]/[$'GDP deflator etc'.J$11])*1000000" office:value-type="float" office:value="49.6844586097468" calcext:value-type="float">
            <text:p>50</text:p>
          </table:table-cell>
          <table:table-cell table:formula="of:=([$'Table 3.7'.W40]/[$'GDP deflator etc'.W$12]-[$'Table 3.7'.J40]/[$'GDP deflator etc'.J$12])*1000000" office:value-type="float" office:value="102.496342688401" calcext:value-type="float">
            <text:p>102</text:p>
          </table:table-cell>
          <table:table-cell table:formula="of:=[.F13]-[.G13]" office:value-type="float" office:value="-52.8118840786547" calcext:value-type="float">
            <text:p>-53</text:p>
          </table:table-cell>
          <table:table-cell table:number-columns-repeated="1016"/>
        </table:table-row>
        <table:table-row table:style-name="ro1">
          <table:table-cell table:formula="of:=[$'Table 3.6'.A41]" office:value-type="string" office:string-value="Environment protection" calcext:value-type="string">
            <text:p>Environment protection</text:p>
          </table:table-cell>
          <table:table-cell table:formula="of:=([$'Table 3.6'.W41]/[$'GDP deflator etc'.W$11]-[$'Table 3.6'.B41]/[$'GDP deflator etc'.B$11])*1000000" office:value-type="float" office:value="131.77431602563" calcext:value-type="float">
            <text:p>132</text:p>
          </table:table-cell>
          <table:table-cell table:formula="of:=([$'Table 3.7'.W41]/[$'GDP deflator etc'.W$12]-[$'Table 3.7'.B41]/[$'GDP deflator etc'.B$12])*1000000" office:value-type="float" office:value="64.6243478204615" calcext:value-type="float">
            <text:p>65</text:p>
          </table:table-cell>
          <table:table-cell table:formula="of:=[.B14]-[.C14]" office:value-type="float" office:value="67.1499682051686" calcext:value-type="float">
            <text:p>67</text:p>
          </table:table-cell>
          <table:table-cell/>
          <table:table-cell table:formula="of:=([$'Table 3.6'.W41]/[$'GDP deflator etc'.W$11]-[$'Table 3.6'.J41]/[$'GDP deflator etc'.J$11])*1000000" office:value-type="float" office:value="0.456800637649031" calcext:value-type="float">
            <text:p>0</text:p>
          </table:table-cell>
          <table:table-cell table:formula="of:=([$'Table 3.7'.W41]/[$'GDP deflator etc'.W$12]-[$'Table 3.7'.J41]/[$'GDP deflator etc'.J$12])*1000000" office:value-type="float" office:value="-22.5260389125605" calcext:value-type="float">
            <text:p>-23</text:p>
          </table:table-cell>
          <table:table-cell table:formula="of:=[.F14]-[.G14]" office:value-type="float" office:value="22.9828395502096" calcext:value-type="float">
            <text:p>23</text:p>
          </table:table-cell>
          <table:table-cell table:number-columns-repeated="1016"/>
        </table:table-row>
        <table:table-row table:style-name="ro1">
          <table:table-cell table:formula="of:=[$'Table 3.6'.A42]" office:value-type="string" office:string-value="Housing and community amenities" calcext:value-type="string">
            <text:p>Housing and community amenities</text:p>
          </table:table-cell>
          <table:table-cell table:formula="of:=([$'Table 3.6'.W42]/[$'GDP deflator etc'.W$11]-[$'Table 3.6'.B42]/[$'GDP deflator etc'.B$11])*1000000" office:value-type="float" office:value="226.222562666666" calcext:value-type="float">
            <text:p>226</text:p>
          </table:table-cell>
          <table:table-cell table:formula="of:=([$'Table 3.7'.W42]/[$'GDP deflator etc'.W$12]-[$'Table 3.7'.B42]/[$'GDP deflator etc'.B$12])*1000000" office:value-type="float" office:value="76.0677506369749" calcext:value-type="float">
            <text:p>76</text:p>
          </table:table-cell>
          <table:table-cell table:formula="of:=[.B15]-[.C15]" office:value-type="float" office:value="150.154812029691" calcext:value-type="float">
            <text:p>150</text:p>
          </table:table-cell>
          <table:table-cell/>
          <table:table-cell table:formula="of:=([$'Table 3.6'.W42]/[$'GDP deflator etc'.W$11]-[$'Table 3.6'.J42]/[$'GDP deflator etc'.J$11])*1000000" office:value-type="float" office:value="31.0845958533776" calcext:value-type="float">
            <text:p>31</text:p>
          </table:table-cell>
          <table:table-cell table:formula="of:=([$'Table 3.7'.W42]/[$'GDP deflator etc'.W$12]-[$'Table 3.7'.J42]/[$'GDP deflator etc'.J$12])*1000000" office:value-type="float" office:value="-24.4387203005218" calcext:value-type="float">
            <text:p>-24</text:p>
          </table:table-cell>
          <table:table-cell table:formula="of:=[.F15]-[.G15]" office:value-type="float" office:value="55.5233161538994" calcext:value-type="float">
            <text:p>56</text:p>
          </table:table-cell>
          <table:table-cell table:number-columns-repeated="1016"/>
        </table:table-row>
        <table:table-row table:style-name="ro1">
          <table:table-cell table:formula="of:=[$'Table 3.6'.A43]" office:value-type="string" office:string-value="Health" calcext:value-type="string">
            <text:p>Health</text:p>
          </table:table-cell>
          <table:table-cell table:formula="of:=([$'Table 3.6'.W43]/[$'GDP deflator etc'.W$11]-[$'Table 3.6'.B43]/[$'GDP deflator etc'.B$11])*1000000" office:value-type="float" office:value="1123.84649644895" calcext:value-type="float">
            <text:p>1,124</text:p>
          </table:table-cell>
          <table:table-cell table:formula="of:=([$'Table 3.7'.W43]/[$'GDP deflator etc'.W$12]-[$'Table 3.7'.B43]/[$'GDP deflator etc'.B$12])*1000000" office:value-type="float" office:value="1259.24617803568" calcext:value-type="float">
            <text:p>1,259</text:p>
          </table:table-cell>
          <table:table-cell table:formula="of:=[.B16]-[.C16]" office:value-type="float" office:value="-135.399681586731" calcext:value-type="float">
            <text:p>-135</text:p>
          </table:table-cell>
          <table:table-cell/>
          <table:table-cell table:formula="of:=([$'Table 3.6'.W43]/[$'GDP deflator etc'.W$11]-[$'Table 3.6'.J43]/[$'GDP deflator etc'.J$11])*1000000" office:value-type="float" office:value="255.372903150335" calcext:value-type="float">
            <text:p>255</text:p>
          </table:table-cell>
          <table:table-cell table:formula="of:=([$'Table 3.7'.W43]/[$'GDP deflator etc'.W$12]-[$'Table 3.7'.J43]/[$'GDP deflator etc'.J$12])*1000000" office:value-type="float" office:value="472.685914708634" calcext:value-type="float">
            <text:p>473</text:p>
          </table:table-cell>
          <table:table-cell table:formula="of:=[.F16]-[.G16]" office:value-type="float" office:value="-217.313011558299" calcext:value-type="float">
            <text:p>-217</text:p>
          </table:table-cell>
          <table:table-cell table:number-columns-repeated="1016"/>
        </table:table-row>
        <table:table-row table:style-name="ro1">
          <table:table-cell table:formula="of:=[$'Table 3.6'.A44]" office:value-type="string" office:string-value="Recreation, culture and religion" calcext:value-type="string">
            <text:p>Recreation, culture and religion</text:p>
          </table:table-cell>
          <table:table-cell table:formula="of:=([$'Table 3.6'.W44]/[$'GDP deflator etc'.W$11]-[$'Table 3.6'.B44]/[$'GDP deflator etc'.B$11])*1000000" office:value-type="float" office:value="-11.0897210985598" calcext:value-type="float">
            <text:p>-11</text:p>
          </table:table-cell>
          <table:table-cell table:formula="of:=([$'Table 3.7'.W44]/[$'GDP deflator etc'.W$12]-[$'Table 3.7'.B44]/[$'GDP deflator etc'.B$12])*1000000" office:value-type="float" office:value="-10.8200372544118" calcext:value-type="float">
            <text:p>-11</text:p>
          </table:table-cell>
          <table:table-cell table:formula="of:=[.B17]-[.C17]" office:value-type="float" office:value="-0.269683844147929" calcext:value-type="float">
            <text:p>0</text:p>
          </table:table-cell>
          <table:table-cell/>
          <table:table-cell table:formula="of:=([$'Table 3.6'.W44]/[$'GDP deflator etc'.W$11]-[$'Table 3.6'.J44]/[$'GDP deflator etc'.J$11])*1000000" office:value-type="float" office:value="-82.8207949929647" calcext:value-type="float">
            <text:p>-83</text:p>
          </table:table-cell>
          <table:table-cell table:formula="of:=([$'Table 3.7'.W44]/[$'GDP deflator etc'.W$12]-[$'Table 3.7'.J44]/[$'GDP deflator etc'.J$12])*1000000" office:value-type="float" office:value="-65.8102480810546" calcext:value-type="float">
            <text:p>-66</text:p>
          </table:table-cell>
          <table:table-cell table:formula="of:=[.F17]-[.G17]" office:value-type="float" office:value="-17.0105469119101" calcext:value-type="float">
            <text:p>-17</text:p>
          </table:table-cell>
          <table:table-cell table:number-columns-repeated="1016"/>
        </table:table-row>
        <table:table-row table:style-name="ro1">
          <table:table-cell table:formula="of:=[$'Table 3.6'.A45]" office:value-type="string" office:string-value="Education and training" calcext:value-type="string">
            <text:p>Education and training</text:p>
          </table:table-cell>
          <table:table-cell table:formula="of:=([$'Table 3.6'.W45]/[$'GDP deflator etc'.W$11]-[$'Table 3.6'.B45]/[$'GDP deflator etc'.B$11])*1000000" office:value-type="float" office:value="473.432231465032" calcext:value-type="float">
            <text:p>473</text:p>
          </table:table-cell>
          <table:table-cell table:formula="of:=([$'Table 3.7'.W45]/[$'GDP deflator etc'.W$12]-[$'Table 3.7'.B45]/[$'GDP deflator etc'.B$12])*1000000" office:value-type="float" office:value="361.564021656768" calcext:value-type="float">
            <text:p>362</text:p>
          </table:table-cell>
          <table:table-cell table:formula="of:=[.B18]-[.C18]" office:value-type="float" office:value="111.868209808264" calcext:value-type="float">
            <text:p>112</text:p>
          </table:table-cell>
          <table:table-cell/>
          <table:table-cell table:formula="of:=([$'Table 3.6'.W45]/[$'GDP deflator etc'.W$11]-[$'Table 3.6'.J45]/[$'GDP deflator etc'.J$11])*1000000" office:value-type="float" office:value="-88.9007659542415" calcext:value-type="float">
            <text:p>-89</text:p>
          </table:table-cell>
          <table:table-cell table:formula="of:=([$'Table 3.7'.W45]/[$'GDP deflator etc'.W$12]-[$'Table 3.7'.J45]/[$'GDP deflator etc'.J$12])*1000000" office:value-type="float" office:value="-146.504521159569" calcext:value-type="float">
            <text:p>-147</text:p>
          </table:table-cell>
          <table:table-cell table:formula="of:=[.F18]-[.G18]" office:value-type="float" office:value="57.6037552053278" calcext:value-type="float">
            <text:p>58</text:p>
          </table:table-cell>
          <table:table-cell table:number-columns-repeated="1016"/>
        </table:table-row>
        <table:table-row table:style-name="ro1">
          <table:table-cell table:formula="of:=[$'Table 3.6'.A46]" office:value-type="string" office:string-value="Social protection" calcext:value-type="string">
            <text:p>Social protection</text:p>
          </table:table-cell>
          <table:table-cell table:formula="of:=([$'Table 3.6'.W46]/[$'GDP deflator etc'.W$11]-[$'Table 3.6'.B46]/[$'GDP deflator etc'.B$11])*1000000" office:value-type="float" office:value="1301.3871880819" calcext:value-type="float">
            <text:p>1,301</text:p>
          </table:table-cell>
          <table:table-cell table:formula="of:=([$'Table 3.7'.W46]/[$'GDP deflator etc'.W$12]-[$'Table 3.7'.B46]/[$'GDP deflator etc'.B$12])*1000000" office:value-type="float" office:value="1179.74391240886" calcext:value-type="float">
            <text:p>1,180</text:p>
          </table:table-cell>
          <table:table-cell table:formula="of:=[.B19]-[.C19]" office:value-type="float" office:value="121.643275673041" calcext:value-type="float">
            <text:p>122</text:p>
          </table:table-cell>
          <table:table-cell/>
          <table:table-cell table:formula="of:=([$'Table 3.6'.W46]/[$'GDP deflator etc'.W$11]-[$'Table 3.6'.J46]/[$'GDP deflator etc'.J$11])*1000000" office:value-type="float" office:value="425.190346581796" calcext:value-type="float">
            <text:p>425</text:p>
          </table:table-cell>
          <table:table-cell table:formula="of:=([$'Table 3.7'.W46]/[$'GDP deflator etc'.W$12]-[$'Table 3.7'.J46]/[$'GDP deflator etc'.J$12])*1000000" office:value-type="float" office:value="413.058863983498" calcext:value-type="float">
            <text:p>413</text:p>
          </table:table-cell>
          <table:table-cell table:formula="of:=[.F19]-[.G19]" office:value-type="float" office:value="12.1314825982976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[$'Table 3.6'.A47]" office:value-type="string" office:string-value="EU Transactions" calcext:value-type="string">
            <text:p>EU Transactions</text:p>
          </table:table-cell>
          <table:table-cell table:formula="of:=([$'Table 3.6'.W47]/[$'GDP deflator etc'.W$11]-[$'Table 3.6'.B47]/[$'GDP deflator etc'.B$11])*1000000" office:value-type="float" office:value="167.421101756227" calcext:value-type="float">
            <text:p>167</text:p>
          </table:table-cell>
          <table:table-cell table:formula="of:=([$'Table 3.7'.W47]/[$'GDP deflator etc'.W$12]-[$'Table 3.7'.B47]/[$'GDP deflator etc'.B$12])*1000000" office:value-type="float" office:value="158.208988653391" calcext:value-type="float">
            <text:p>158</text:p>
          </table:table-cell>
          <table:table-cell table:formula="of:=[.B20]-[.C20]" office:value-type="float" office:value="9.21211310283576" calcext:value-type="float">
            <text:p>9</text:p>
          </table:table-cell>
          <table:table-cell/>
          <table:table-cell table:formula="of:=([$'Table 3.6'.W47]/[$'GDP deflator etc'.W$11]-[$'Table 3.6'.J47]/[$'GDP deflator etc'.J$11])*1000000" office:value-type="float" office:value="128.48104159218" calcext:value-type="float">
            <text:p>128</text:p>
          </table:table-cell>
          <table:table-cell table:formula="of:=([$'Table 3.7'.W47]/[$'GDP deflator etc'.W$12]-[$'Table 3.7'.J47]/[$'GDP deflator etc'.J$12])*1000000" office:value-type="float" office:value="129.520246429282" calcext:value-type="float">
            <text:p>130</text:p>
          </table:table-cell>
          <table:table-cell table:formula="of:=[.F20]-[.G20]" office:value-type="float" office:value="-1.03920483710206" calcext:value-type="float">
            <text:p>-1</text:p>
          </table:table-cell>
          <table:table-cell table:number-columns-repeated="1016"/>
        </table:table-row>
        <table:table-row table:style-name="ro1">
          <table:table-cell table:formula="of:=[$'Table 3.6'.A48]" office:value-type="string" office:string-value="Accounting adjustments" calcext:value-type="string">
            <text:p>Accounting adjustments</text:p>
          </table:table-cell>
          <table:table-cell table:formula="of:=([$'Table 3.6'.W48]/[$'GDP deflator etc'.W$11]-[$'Table 3.6'.B48]/[$'GDP deflator etc'.B$11])*1000000" office:value-type="float" office:value="300.179477066026" calcext:value-type="float">
            <text:p>300</text:p>
          </table:table-cell>
          <table:table-cell table:formula="of:=([$'Table 3.7'.W48]/[$'GDP deflator etc'.W$12]-[$'Table 3.7'.B48]/[$'GDP deflator etc'.B$12])*1000000" office:value-type="float" office:value="311.904129985718" calcext:value-type="float">
            <text:p>312</text:p>
          </table:table-cell>
          <table:table-cell table:formula="of:=[.B21]-[.C21]" office:value-type="float" office:value="-11.7246529196923" calcext:value-type="float">
            <text:p>-12</text:p>
          </table:table-cell>
          <table:table-cell/>
          <table:table-cell table:formula="of:=([$'Table 3.6'.W48]/[$'GDP deflator etc'.W$11]-[$'Table 3.6'.J48]/[$'GDP deflator etc'.J$11])*1000000" office:value-type="float" office:value="-234.468470138437" calcext:value-type="float">
            <text:p>-234</text:p>
          </table:table-cell>
          <table:table-cell table:formula="of:=([$'Table 3.7'.W48]/[$'GDP deflator etc'.W$12]-[$'Table 3.7'.J48]/[$'GDP deflator etc'.J$12])*1000000" office:value-type="float" office:value="-189.346633774799" calcext:value-type="float">
            <text:p>-189</text:p>
          </table:table-cell>
          <table:table-cell table:formula="of:=[.F21]-[.G21]" office:value-type="float" office:value="-45.1218363636382" calcext:value-type="float">
            <text:p>-45</text:p>
          </table:table-cell>
          <table:table-cell table:number-columns-repeated="1016"/>
        </table:table-row>
        <table:table-row table:style-name="ro1">
          <table:table-cell table:style-name="ce108" table:formula="of:=[$'Table 3.6'.A49]" office:value-type="string" office:string-value="Total " calcext:value-type="string">
            <text:p>Total </text:p>
          </table:table-cell>
          <table:table-cell table:style-name="ce604" table:formula="of:=([$'Table 3.6'.W49]/[$'GDP deflator etc'.W$11]-[$'Table 3.6'.B49]/[$'GDP deflator etc'.B$11])*1000000" office:value-type="float" office:value="4851.16531123128" calcext:value-type="float">
            <text:p>4,851</text:p>
          </table:table-cell>
          <table:table-cell table:style-name="ce604" table:formula="of:=([$'Table 3.7'.W49]/[$'GDP deflator etc'.W$12]-[$'Table 3.7'.B49]/[$'GDP deflator etc'.B$12])*1000000" office:value-type="float" office:value="4148.20493251819" calcext:value-type="float">
            <text:p>4,148</text:p>
          </table:table-cell>
          <table:table-cell table:style-name="ce604" table:formula="of:=[.B22]-[.C22]" office:value-type="float" office:value="702.960378713095" calcext:value-type="float">
            <text:p>703</text:p>
          </table:table-cell>
          <table:table-cell table:style-name="ce108"/>
          <table:table-cell table:style-name="ce604" table:formula="of:=([$'Table 3.6'.W49]/[$'GDP deflator etc'.W$11]-[$'Table 3.6'.J49]/[$'GDP deflator etc'.J$11])*1000000" office:value-type="float" office:value="823.710634701686" calcext:value-type="float">
            <text:p>824</text:p>
          </table:table-cell>
          <table:table-cell table:style-name="ce604" table:formula="of:=([$'Table 3.7'.W49]/[$'GDP deflator etc'.W$12]-[$'Table 3.7'.J49]/[$'GDP deflator etc'.J$12])*1000000" office:value-type="float" office:value="800.490767999167" calcext:value-type="float">
            <text:p>800</text:p>
          </table:table-cell>
          <table:table-cell table:style-name="ce604" table:formula="of:=[.F22]-[.G22]" office:value-type="float" office:value="23.2198667025185" calcext:value-type="float">
            <text:p>23</text:p>
          </table:table-cell>
          <table:table-cell table:style-name="ce108" table:number-columns-repeated="1016"/>
        </table:table-row>
        <table:table-row table:style-name="ro1">
          <table:table-cell office:value-type="string" calcext:value-type="string">
            <text:p>Check2</text:p>
          </table:table-cell>
          <table:table-cell table:formula="of:=[$'Table S.6'.W11]-[$'Table S.6'.B11]-[.B22]" office:value-type="float" office:value="-2.50823679013047" calcext:value-type="float">
            <text:p>-3</text:p>
          </table:table-cell>
          <table:table-cell table:formula="of:=[$'Table S.6'.W12]-[$'Table S.6'.B12]-[.C22]" office:value-type="float" office:value="8.10464558587773" calcext:value-type="float">
            <text:p>8</text:p>
          </table:table-cell>
          <table:table-cell table:style-name="ce607" table:formula="of:=[.B23]-[.C23]" office:value-type="float" office:value="-10.6128823760082" calcext:value-type="float">
            <text:p>-11</text:p>
          </table:table-cell>
          <table:table-cell/>
          <table:table-cell table:formula="of:=[$'Table S.6'.W11]-[$'Table S.6'.J11]-[.F22]" office:value-type="float" office:value="25.1309011549145" calcext:value-type="float">
            <text:p>25</text:p>
          </table:table-cell>
          <table:table-cell table:formula="of:=[$'Table S.6'.W12]-[$'Table S.6'.J12]-[.G22]" office:value-type="float" office:value="25.0141876479153" calcext:value-type="float">
            <text:p>25</text:p>
          </table:table-cell>
          <table:table-cell table:style-name="ce607" table:formula="of:=[.F23]-[.G23]" office:value-type="float" office:value="0.11671350699919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ck2</text:p>
          </table:table-cell>
          <table:table-cell table:style-name="ce109" table:formula="of:=SUM([.B3:.B21])-[.B22]" office:value-type="float" office:value="-0.00771384492600191" calcext:value-type="float">
            <text:p>-0.01</text:p>
          </table:table-cell>
          <table:table-cell table:style-name="ce109" table:formula="of:=SUM([.C3:.C21])-[.C22]" office:value-type="float" office:value="-0.000510832183863386" calcext:value-type="float">
            <text:p>0.00</text:p>
          </table:table-cell>
          <table:table-cell table:style-name="ce109" table:formula="of:=SUM([.D3:.D21])-[.D22]" office:value-type="float" office:value="-0.00720301274191115" calcext:value-type="float">
            <text:p>-0.01</text:p>
          </table:table-cell>
          <table:table-cell table:style-name="ce109"/>
          <table:table-cell table:style-name="ce109" table:formula="of:=SUM([.F3:.F21])-[.F22]" office:value-type="float" office:value="-0.00431358661012382" calcext:value-type="float">
            <text:p>0.00</text:p>
          </table:table-cell>
          <table:table-cell table:style-name="ce109" table:formula="of:=SUM([.G3:.G21])-[.G22]" office:value-type="float" office:value="-0.000419104905972745" calcext:value-type="float">
            <text:p>0.00</text:p>
          </table:table-cell>
          <table:table-cell table:style-name="ce109" table:formula="of:=SUM([.H3:.H21])-[.H22]" office:value-type="float" office:value="-0.0038944817041368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ORTED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8" office:value-type="string" calcext:value-type="string">
            <text:p>Total </text:p>
          </table:table-cell>
          <table:table-cell table:style-name="ce605" office:value-type="currency" office:currency="GBP" office:value="4851.16531123128" calcext:value-type="currency">
            <text:p>£4,851</text:p>
          </table:table-cell>
          <table:table-cell table:style-name="ce605" office:value-type="currency" office:currency="GBP" office:value="4148.20493251819" calcext:value-type="currency">
            <text:p>£4,148</text:p>
          </table:table-cell>
          <table:table-cell table:style-name="ce605" office:value-type="currency" office:currency="GBP" office:value="702.960378713095" calcext:value-type="currency">
            <text:p>£703</text:p>
          </table:table-cell>
          <table:table-cell table:style-name="ce605"/>
          <table:table-cell table:style-name="ce605" office:value-type="currency" office:currency="GBP" office:value="823.710634701686" calcext:value-type="currency">
            <text:p>£824</text:p>
          </table:table-cell>
          <table:table-cell table:style-name="ce605" office:value-type="currency" office:currency="GBP" office:value="800.490767999167" calcext:value-type="currency">
            <text:p>£800</text:p>
          </table:table-cell>
          <table:table-cell table:style-name="ce605" office:value-type="currency" office:currency="GBP" office:value="23.2198667025185" calcext:value-type="currency">
            <text:p>£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cial protection</text:p>
          </table:table-cell>
          <table:table-cell table:style-name="ce606" office:value-type="currency" office:currency="GBP" office:value="1301.3871880819" calcext:value-type="currency">
            <text:p>£1,301</text:p>
          </table:table-cell>
          <table:table-cell table:style-name="ce606" office:value-type="currency" office:currency="GBP" office:value="1179.74391240886" calcext:value-type="currency">
            <text:p>£1,180</text:p>
          </table:table-cell>
          <table:table-cell table:style-name="ce606" office:value-type="currency" office:currency="GBP" office:value="121.643275673041" calcext:value-type="currency">
            <text:p>£122</text:p>
          </table:table-cell>
          <table:table-cell table:style-name="ce606"/>
          <table:table-cell table:style-name="ce606" office:value-type="currency" office:currency="GBP" office:value="425.190346581796" calcext:value-type="currency">
            <text:p>£425</text:p>
          </table:table-cell>
          <table:table-cell table:style-name="ce606" office:value-type="currency" office:currency="GBP" office:value="413.058863983498" calcext:value-type="currency">
            <text:p>£413</text:p>
          </table:table-cell>
          <table:table-cell table:style-name="ce606" office:value-type="currency" office:currency="GBP" office:value="12.1314825982976" calcext:value-type="currency">
            <text:p>£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lth</text:p>
          </table:table-cell>
          <table:table-cell table:style-name="ce606" office:value-type="currency" office:currency="GBP" office:value="1123.84649644895" calcext:value-type="currency">
            <text:p>£1,124</text:p>
          </table:table-cell>
          <table:table-cell table:style-name="ce606" office:value-type="currency" office:currency="GBP" office:value="1259.24617803568" calcext:value-type="currency">
            <text:p>£1,259</text:p>
          </table:table-cell>
          <table:table-cell table:style-name="ce606" office:value-type="currency" office:currency="GBP" office:value="-135.399681586731" calcext:value-type="currency">
            <text:p>-£135</text:p>
          </table:table-cell>
          <table:table-cell table:style-name="ce606"/>
          <table:table-cell table:style-name="ce606" office:value-type="currency" office:currency="GBP" office:value="255.372903150335" calcext:value-type="currency">
            <text:p>£255</text:p>
          </table:table-cell>
          <table:table-cell table:style-name="ce606" office:value-type="currency" office:currency="GBP" office:value="472.685914708634" calcext:value-type="currency">
            <text:p>£473</text:p>
          </table:table-cell>
          <table:table-cell table:style-name="ce606" office:value-type="currency" office:currency="GBP" office:value="-217.313011558299" calcext:value-type="currency">
            <text:p>-£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port</text:p>
          </table:table-cell>
          <table:table-cell table:style-name="ce606" office:value-type="currency" office:currency="GBP" office:value="479.392977002552" calcext:value-type="currency">
            <text:p>£479</text:p>
          </table:table-cell>
          <table:table-cell table:style-name="ce606" office:value-type="currency" office:currency="GBP" office:value="320.28117335189" calcext:value-type="currency">
            <text:p>£320</text:p>
          </table:table-cell>
          <table:table-cell table:style-name="ce606" office:value-type="currency" office:currency="GBP" office:value="159.111803650662" calcext:value-type="currency">
            <text:p>£159</text:p>
          </table:table-cell>
          <table:table-cell table:style-name="ce606"/>
          <table:table-cell table:style-name="ce606" office:value-type="currency" office:currency="GBP" office:value="49.6844586097468" calcext:value-type="currency">
            <text:p>£50</text:p>
          </table:table-cell>
          <table:table-cell table:style-name="ce606" office:value-type="currency" office:currency="GBP" office:value="102.496342688401" calcext:value-type="currency">
            <text:p>£102</text:p>
          </table:table-cell>
          <table:table-cell table:style-name="ce606" office:value-type="currency" office:currency="GBP" office:value="-52.8118840786547" calcext:value-type="currency">
            <text:p>-£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ucation and training</text:p>
          </table:table-cell>
          <table:table-cell table:style-name="ce606" office:value-type="currency" office:currency="GBP" office:value="473.432231465032" calcext:value-type="currency">
            <text:p>£473</text:p>
          </table:table-cell>
          <table:table-cell table:style-name="ce606" office:value-type="currency" office:currency="GBP" office:value="361.564021656768" calcext:value-type="currency">
            <text:p>£362</text:p>
          </table:table-cell>
          <table:table-cell table:style-name="ce606" office:value-type="currency" office:currency="GBP" office:value="111.868209808264" calcext:value-type="currency">
            <text:p>£112</text:p>
          </table:table-cell>
          <table:table-cell table:style-name="ce606"/>
          <table:table-cell table:style-name="ce606" office:value-type="currency" office:currency="GBP" office:value="-88.9007659542415" calcext:value-type="currency">
            <text:p>-£89</text:p>
          </table:table-cell>
          <table:table-cell table:style-name="ce606" office:value-type="currency" office:currency="GBP" office:value="-146.504521159569" calcext:value-type="currency">
            <text:p>-£147</text:p>
          </table:table-cell>
          <table:table-cell table:style-name="ce606" office:value-type="currency" office:currency="GBP" office:value="57.6037552053278" calcext:value-type="currency">
            <text:p>£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ounting adjustments</text:p>
          </table:table-cell>
          <table:table-cell table:style-name="ce606" office:value-type="currency" office:currency="GBP" office:value="300.179477066026" calcext:value-type="currency">
            <text:p>£300</text:p>
          </table:table-cell>
          <table:table-cell table:style-name="ce606" office:value-type="currency" office:currency="GBP" office:value="311.904129985718" calcext:value-type="currency">
            <text:p>£312</text:p>
          </table:table-cell>
          <table:table-cell table:style-name="ce606" office:value-type="currency" office:currency="GBP" office:value="-11.7246529196923" calcext:value-type="currency">
            <text:p>-£12</text:p>
          </table:table-cell>
          <table:table-cell table:style-name="ce606"/>
          <table:table-cell table:style-name="ce606" office:value-type="currency" office:currency="GBP" office:value="-234.468470138437" calcext:value-type="currency">
            <text:p>-£234</text:p>
          </table:table-cell>
          <table:table-cell table:style-name="ce606" office:value-type="currency" office:currency="GBP" office:value="-189.346633774799" calcext:value-type="currency">
            <text:p>-£189</text:p>
          </table:table-cell>
          <table:table-cell table:style-name="ce606" office:value-type="currency" office:currency="GBP" office:value="-45.1218363636382" calcext:value-type="currency">
            <text:p>-£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table:style-name="ce606" office:value-type="currency" office:currency="GBP" office:value="226.222562666666" calcext:value-type="currency">
            <text:p>£226</text:p>
          </table:table-cell>
          <table:table-cell table:style-name="ce606" office:value-type="currency" office:currency="GBP" office:value="76.0677506369749" calcext:value-type="currency">
            <text:p>£76</text:p>
          </table:table-cell>
          <table:table-cell table:style-name="ce606" office:value-type="currency" office:currency="GBP" office:value="150.154812029691" calcext:value-type="currency">
            <text:p>£150</text:p>
          </table:table-cell>
          <table:table-cell table:style-name="ce606"/>
          <table:table-cell table:style-name="ce606" office:value-type="currency" office:currency="GBP" office:value="31.0845958533776" calcext:value-type="currency">
            <text:p>£31</text:p>
          </table:table-cell>
          <table:table-cell table:style-name="ce606" office:value-type="currency" office:currency="GBP" office:value="-24.4387203005218" calcext:value-type="currency">
            <text:p>-£24</text:p>
          </table:table-cell>
          <table:table-cell table:style-name="ce606" office:value-type="currency" office:currency="GBP" office:value="55.5233161538994" calcext:value-type="currency">
            <text:p>£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 order and safety</text:p>
          </table:table-cell>
          <table:table-cell table:style-name="ce606" office:value-type="currency" office:currency="GBP" office:value="186.767701710395" calcext:value-type="currency">
            <text:p>£187</text:p>
          </table:table-cell>
          <table:table-cell table:style-name="ce606" office:value-type="currency" office:currency="GBP" office:value="56.0729007798467" calcext:value-type="currency">
            <text:p>£56</text:p>
          </table:table-cell>
          <table:table-cell table:style-name="ce606" office:value-type="currency" office:currency="GBP" office:value="130.694800930549" calcext:value-type="currency">
            <text:p>£131</text:p>
          </table:table-cell>
          <table:table-cell table:style-name="ce606"/>
          <table:table-cell table:style-name="ce606" office:value-type="currency" office:currency="GBP" office:value="9.86905453035226" calcext:value-type="currency">
            <text:p>£10</text:p>
          </table:table-cell>
          <table:table-cell table:style-name="ce606" office:value-type="currency" office:currency="GBP" office:value="-121.217592420419" calcext:value-type="currency">
            <text:p>-£121</text:p>
          </table:table-cell>
          <table:table-cell table:style-name="ce606" office:value-type="currency" office:currency="GBP" office:value="131.086646950771" calcext:value-type="currency">
            <text:p>£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 Transactions</text:p>
          </table:table-cell>
          <table:table-cell table:style-name="ce606" office:value-type="currency" office:currency="GBP" office:value="167.421101756227" calcext:value-type="currency">
            <text:p>£167</text:p>
          </table:table-cell>
          <table:table-cell table:style-name="ce606" office:value-type="currency" office:currency="GBP" office:value="158.208988653391" calcext:value-type="currency">
            <text:p>£158</text:p>
          </table:table-cell>
          <table:table-cell table:style-name="ce606" office:value-type="currency" office:currency="GBP" office:value="9.21211310283576" calcext:value-type="currency">
            <text:p>£9</text:p>
          </table:table-cell>
          <table:table-cell table:style-name="ce606"/>
          <table:table-cell table:style-name="ce606" office:value-type="currency" office:currency="GBP" office:value="128.48104159218" calcext:value-type="currency">
            <text:p>£128</text:p>
          </table:table-cell>
          <table:table-cell table:style-name="ce606" office:value-type="currency" office:currency="GBP" office:value="129.520246429282" calcext:value-type="currency">
            <text:p>£130</text:p>
          </table:table-cell>
          <table:table-cell table:style-name="ce606" office:value-type="currency" office:currency="GBP" office:value="-1.03920483710206" calcext:value-type="currency">
            <text:p>-£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vironment protection</text:p>
          </table:table-cell>
          <table:table-cell table:style-name="ce606" office:value-type="currency" office:currency="GBP" office:value="131.77431602563" calcext:value-type="currency">
            <text:p>£132</text:p>
          </table:table-cell>
          <table:table-cell table:style-name="ce606" office:value-type="currency" office:currency="GBP" office:value="64.6243478204615" calcext:value-type="currency">
            <text:p>£65</text:p>
          </table:table-cell>
          <table:table-cell table:style-name="ce606" office:value-type="currency" office:currency="GBP" office:value="67.1499682051686" calcext:value-type="currency">
            <text:p>£67</text:p>
          </table:table-cell>
          <table:table-cell table:style-name="ce606"/>
          <table:table-cell table:style-name="ce606" office:value-type="currency" office:currency="GBP" office:value="0.456800637649031" calcext:value-type="currency">
            <text:p>£0</text:p>
          </table:table-cell>
          <table:table-cell table:style-name="ce606" office:value-type="currency" office:currency="GBP" office:value="-22.5260389125605" calcext:value-type="currency">
            <text:p>-£23</text:p>
          </table:table-cell>
          <table:table-cell table:style-name="ce606" office:value-type="currency" office:currency="GBP" office:value="22.9828395502096" calcext:value-type="currency">
            <text:p>£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prise and economic development </text:p>
          </table:table-cell>
          <table:table-cell table:style-name="ce606" office:value-type="currency" office:currency="GBP" office:value="117.565635239811" calcext:value-type="currency">
            <text:p>£118</text:p>
          </table:table-cell>
          <table:table-cell table:style-name="ce606" office:value-type="currency" office:currency="GBP" office:value="156.111923733468" calcext:value-type="currency">
            <text:p>£156</text:p>
          </table:table-cell>
          <table:table-cell table:style-name="ce606" office:value-type="currency" office:currency="GBP" office:value="-38.5462884936572" calcext:value-type="currency">
            <text:p>-£39</text:p>
          </table:table-cell>
          <table:table-cell table:style-name="ce606"/>
          <table:table-cell table:style-name="ce606" office:value-type="currency" office:currency="GBP" office:value="109.458690460671" calcext:value-type="currency">
            <text:p>£109</text:p>
          </table:table-cell>
          <table:table-cell table:style-name="ce606" office:value-type="currency" office:currency="GBP" office:value="103.272866538425" calcext:value-type="currency">
            <text:p>£103</text:p>
          </table:table-cell>
          <table:table-cell table:style-name="ce606" office:value-type="currency" office:currency="GBP" office:value="6.18582392224562" calcext:value-type="currency">
            <text:p>£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 and common services</text:p>
          </table:table-cell>
          <table:table-cell table:style-name="ce606" office:value-type="currency" office:currency="GBP" office:value="101.450328975111" calcext:value-type="currency">
            <text:p>£101</text:p>
          </table:table-cell>
          <table:table-cell table:style-name="ce606" office:value-type="currency" office:currency="GBP" office:value="32.8911884330462" calcext:value-type="currency">
            <text:p>£33</text:p>
          </table:table-cell>
          <table:table-cell table:style-name="ce606" office:value-type="currency" office:currency="GBP" office:value="68.559140542065" calcext:value-type="currency">
            <text:p>£69</text:p>
          </table:table-cell>
          <table:table-cell table:style-name="ce606"/>
          <table:table-cell table:style-name="ce606" office:value-type="currency" office:currency="GBP" office:value="-15.7182766947008" calcext:value-type="currency">
            <text:p>-£16</text:p>
          </table:table-cell>
          <table:table-cell table:style-name="ce606" office:value-type="currency" office:currency="GBP" office:value="-49.3408413271525" calcext:value-type="currency">
            <text:p>-£49</text:p>
          </table:table-cell>
          <table:table-cell table:style-name="ce606" office:value-type="currency" office:currency="GBP" office:value="33.6225646324517" calcext:value-type="currency">
            <text:p>£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national services</text:p>
          </table:table-cell>
          <table:table-cell table:style-name="ce606" office:value-type="currency" office:currency="GBP" office:value="95.0847698587689" calcext:value-type="currency">
            <text:p>£95</text:p>
          </table:table-cell>
          <table:table-cell table:style-name="ce606" office:value-type="currency" office:currency="GBP" office:value="94.7525505914089" calcext:value-type="currency">
            <text:p>£95</text:p>
          </table:table-cell>
          <table:table-cell table:style-name="ce606" office:value-type="currency" office:currency="GBP" office:value="0.332219267360003" calcext:value-type="currency">
            <text:p>£0</text:p>
          </table:table-cell>
          <table:table-cell table:style-name="ce606"/>
          <table:table-cell table:style-name="ce606" office:value-type="currency" office:currency="GBP" office:value="44.8141890866486" calcext:value-type="currency">
            <text:p>£45</text:p>
          </table:table-cell>
          <table:table-cell table:style-name="ce606" office:value-type="currency" office:currency="GBP" office:value="44.4676543126899" calcext:value-type="currency">
            <text:p>£44</text:p>
          </table:table-cell>
          <table:table-cell table:style-name="ce606" office:value-type="currency" office:currency="GBP" office:value="0.34653477395873" calcext:value-type="currency">
            <text:p>£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 sector debt interest</text:p>
          </table:table-cell>
          <table:table-cell table:style-name="ce606" office:value-type="currency" office:currency="GBP" office:value="82.1842859611463" calcext:value-type="currency">
            <text:p>£82</text:p>
          </table:table-cell>
          <table:table-cell table:style-name="ce606" office:value-type="currency" office:currency="GBP" office:value="80.7424257242943" calcext:value-type="currency">
            <text:p>£81</text:p>
          </table:table-cell>
          <table:table-cell table:style-name="ce606" office:value-type="currency" office:currency="GBP" office:value="1.44186023685195" calcext:value-type="currency">
            <text:p>£1</text:p>
          </table:table-cell>
          <table:table-cell table:style-name="ce606"/>
          <table:table-cell table:style-name="ce606" office:value-type="currency" office:currency="GBP" office:value="211.152682544253" calcext:value-type="currency">
            <text:p>£211</text:p>
          </table:table-cell>
          <table:table-cell table:style-name="ce606" office:value-type="currency" office:currency="GBP" office:value="210.931836868765" calcext:value-type="currency">
            <text:p>£211</text:p>
          </table:table-cell>
          <table:table-cell table:style-name="ce606" office:value-type="currency" office:currency="GBP" office:value="0.220845675488079" calcext:value-type="currency">
            <text:p>£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ence and technology</text:p>
          </table:table-cell>
          <table:table-cell table:style-name="ce606" office:value-type="currency" office:currency="GBP" office:value="76.0889768899742" calcext:value-type="currency">
            <text:p>£76</text:p>
          </table:table-cell>
          <table:table-cell table:style-name="ce606" office:value-type="currency" office:currency="GBP" office:value="66.1271668322898" calcext:value-type="currency">
            <text:p>£66</text:p>
          </table:table-cell>
          <table:table-cell table:style-name="ce606" office:value-type="currency" office:currency="GBP" office:value="9.96181005768433" calcext:value-type="currency">
            <text:p>£10</text:p>
          </table:table-cell>
          <table:table-cell table:style-name="ce606"/>
          <table:table-cell table:style-name="ce606" office:value-type="currency" office:currency="GBP" office:value="55.5278205603657" calcext:value-type="currency">
            <text:p>£56</text:p>
          </table:table-cell>
          <table:table-cell table:style-name="ce606" office:value-type="currency" office:currency="GBP" office:value="41.115208193659" calcext:value-type="currency">
            <text:p>£41</text:p>
          </table:table-cell>
          <table:table-cell table:style-name="ce606" office:value-type="currency" office:currency="GBP" office:value="14.4126123667067" calcext:value-type="currency">
            <text:p>£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iculture, forestry and fisheries</text:p>
          </table:table-cell>
          <table:table-cell table:style-name="ce606" office:value-type="currency" office:currency="GBP" office:value="15.0406176420346" calcext:value-type="currency">
            <text:p>£15</text:p>
          </table:table-cell>
          <table:table-cell table:style-name="ce606" office:value-type="currency" office:currency="GBP" office:value="-24.5359079986121" calcext:value-type="currency">
            <text:p>-£25</text:p>
          </table:table-cell>
          <table:table-cell table:style-name="ce606" office:value-type="currency" office:currency="GBP" office:value="39.5765256406467" calcext:value-type="currency">
            <text:p>£40</text:p>
          </table:table-cell>
          <table:table-cell table:style-name="ce606"/>
          <table:table-cell table:style-name="ce606" office:value-type="currency" office:currency="GBP" office:value="-7.06053872791715" calcext:value-type="currency">
            <text:p>-£7</text:p>
          </table:table-cell>
          <table:table-cell table:style-name="ce606" office:value-type="currency" office:currency="GBP" office:value="-19.0245788812409" calcext:value-type="currency">
            <text:p>-£19</text:p>
          </table:table-cell>
          <table:table-cell table:style-name="ce606" office:value-type="currency" office:currency="GBP" office:value="11.9640401533238" calcext:value-type="currency">
            <text:p>£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ence</text:p>
          </table:table-cell>
          <table:table-cell table:style-name="ce606" office:value-type="currency" office:currency="GBP" office:value="5.3125800403963" calcext:value-type="currency">
            <text:p>£5</text:p>
          </table:table-cell>
          <table:table-cell table:style-name="ce606" office:value-type="currency" office:currency="GBP" office:value="5.56321418996436" calcext:value-type="currency">
            <text:p>£6</text:p>
          </table:table-cell>
          <table:table-cell table:style-name="ce606" office:value-type="currency" office:currency="GBP" office:value="-0.250634149568068" calcext:value-type="currency">
            <text:p>-£0</text:p>
          </table:table-cell>
          <table:table-cell table:style-name="ce606"/>
          <table:table-cell table:style-name="ce606" office:value-type="currency" office:currency="GBP" office:value="-43.4528914291675" calcext:value-type="currency">
            <text:p>-£43</text:p>
          </table:table-cell>
          <table:table-cell table:style-name="ce606" office:value-type="currency" office:currency="GBP" office:value="-43.4262610495668" calcext:value-type="currency">
            <text:p>-£43</text:p>
          </table:table-cell>
          <table:table-cell table:style-name="ce606" office:value-type="currency" office:currency="GBP" office:value="-0.0266303796007108" calcext:value-type="currency">
            <text:p>-£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table:style-name="ce606" office:value-type="currency" office:currency="GBP" office:value="-11.0897210985598" calcext:value-type="currency">
            <text:p>-£11</text:p>
          </table:table-cell>
          <table:table-cell table:style-name="ce606" office:value-type="currency" office:currency="GBP" office:value="-10.8200372544118" calcext:value-type="currency">
            <text:p>-£11</text:p>
          </table:table-cell>
          <table:table-cell table:style-name="ce606" office:value-type="currency" office:currency="GBP" office:value="-0.269683844147929" calcext:value-type="currency">
            <text:p>-£0</text:p>
          </table:table-cell>
          <table:table-cell table:style-name="ce606"/>
          <table:table-cell table:style-name="ce606" office:value-type="currency" office:currency="GBP" office:value="-82.8207949929647" calcext:value-type="currency">
            <text:p>-£83</text:p>
          </table:table-cell>
          <table:table-cell table:style-name="ce606" office:value-type="currency" office:currency="GBP" office:value="-65.8102480810546" calcext:value-type="currency">
            <text:p>-£66</text:p>
          </table:table-cell>
          <table:table-cell table:style-name="ce606" office:value-type="currency" office:currency="GBP" office:value="-17.0105469119101" calcext:value-type="currency">
            <text:p>-£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loyment policies</text:p>
          </table:table-cell>
          <table:table-cell table:style-name="ce606" office:value-type="currency" office:currency="GBP" office:value="-20.9039283457024" calcext:value-type="currency">
            <text:p>-£21</text:p>
          </table:table-cell>
          <table:table-cell table:style-name="ce606" office:value-type="currency" office:currency="GBP" office:value="-40.3415058950324" calcext:value-type="currency">
            <text:p>-£40</text:p>
          </table:table-cell>
          <table:table-cell table:style-name="ce606" office:value-type="currency" office:currency="GBP" office:value="19.4375775493299" calcext:value-type="currency">
            <text:p>£19</text:p>
          </table:table-cell>
          <table:table-cell table:style-name="ce606"/>
          <table:table-cell table:style-name="ce606" office:value-type="currency" office:currency="GBP" office:value="-24.9645245548698" calcext:value-type="currency">
            <text:p>-£25</text:p>
          </table:table-cell>
          <table:table-cell table:style-name="ce606" office:value-type="currency" office:currency="GBP" office:value="-35.4231489222091" calcext:value-type="currency">
            <text:p>-£35</text:p>
          </table:table-cell>
          <table:table-cell table:style-name="ce606" office:value-type="currency" office:currency="GBP" office:value="10.4586243673393" calcext:value-type="currency">
            <text:p>£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gers_expenditure_top8" table:style-name="ta1">
        <table:table-column table:style-name="co26" table:default-cell-style-name="Default"/>
        <table:table-column table:style-name="co13" table:default-cell-style-name="ce137"/>
        <table:table-column table:style-name="co27" table:default-cell-style-name="ce137"/>
        <table:table-row table:style-name="ro1">
          <table:table-cell/>
          <table:table-cell table:style-name="ce107" office:value-type="string" calcext:value-type="string">
            <text:p>Scotland</text:p>
          </table:table-cell>
          <table:table-cell table:style-name="ce107" office:value-type="string" calcext:value-type="string">
            <text:p>Rest of the UK</text:p>
          </table:table-cell>
        </table:table-row>
        <table:table-row table:style-name="ro1">
          <table:table-cell office:value-type="string" calcext:value-type="string">
            <text:p>Social protection</text:p>
          </table:table-cell>
          <table:table-cell table:formula="of:=[$'Table 3.6'.X52]" office:value-type="float" office:value="4443.28153313931" calcext:value-type="float">
            <text:p>4443</text:p>
          </table:table-cell>
          <table:table-cell table:formula="of:=[$'Table 3.7'.Y52]" office:value-type="float" office:value="4093.53126757808" calcext:value-type="float">
            <text:p>4094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table:formula="of:=[$'Table 3.6'.X53]" office:value-type="float" office:value="2519.49188219574" calcext:value-type="float">
            <text:p>2519</text:p>
          </table:table-cell>
          <table:table-cell table:formula="of:=[$'Table 3.7'.Y53]" office:value-type="float" office:value="2451.59431631979" calcext:value-type="float">
            <text:p>2452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table:formula="of:=[$'Table 3.6'.X54]" office:value-type="float" office:value="1684.09020189263" calcext:value-type="float">
            <text:p>1684</text:p>
          </table:table-cell>
          <table:table-cell table:formula="of:=[$'Table 3.7'.Y54]" office:value-type="float" office:value="1356.42903144285" calcext:value-type="float">
            <text:p>1356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table:formula="of:=[$'Table 3.6'.X55]" office:value-type="float" office:value="1269.48364541577" calcext:value-type="float">
            <text:p>1269</text:p>
          </table:table-cell>
          <table:table-cell table:formula="of:=[$'Table 3.7'.Y55]" office:value-type="float" office:value="1225.95204904334" calcext:value-type="float">
            <text:p>1226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table:formula="of:=[$'Table 3.6'.X56]" office:value-type="float" office:value="829.767722804898" calcext:value-type="float">
            <text:p>830</text:p>
          </table:table-cell>
          <table:table-cell table:formula="of:=[$'Table 3.7'.Y56]" office:value-type="float" office:value="829.053127573023" calcext:value-type="float">
            <text:p>829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[$'Table 3.6'.X57]" office:value-type="float" office:value="726.67435432797" calcext:value-type="float">
            <text:p>727</text:p>
          </table:table-cell>
          <table:table-cell table:formula="of:=[$'Table 3.7'.Y57]" office:value-type="float" office:value="501.052116706205" calcext:value-type="float">
            <text:p>501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table:formula="of:=[$'Table 3.6'.X58]" office:value-type="float" office:value="631.696959712994" calcext:value-type="float">
            <text:p>632</text:p>
          </table:table-cell>
          <table:table-cell table:formula="of:=[$'Table 3.7'.Y58]" office:value-type="float" office:value="631.300186684275" calcext:value-type="float">
            <text:p>631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table:formula="of:=[$'Table 3.6'.X59]" office:value-type="float" office:value="577.163985137188" calcext:value-type="float">
            <text:p>577</text:p>
          </table:table-cell>
          <table:table-cell table:formula="of:=[$'Table 3.7'.Y59]" office:value-type="float" office:value="510.357797940766" calcext:value-type="float">
            <text:p>510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[$'Table 3.6'.X60]" office:value-type="float" office:value="2147.24616989731" calcext:value-type="float">
            <text:p>2147</text:p>
          </table:table-cell>
          <table:table-cell table:formula="of:=[$'Table 3.7'.Y60]" office:value-type="float" office:value="1450.96024195586" calcext:value-type="float">
            <text:p>145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206"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Diff" table:style-name="ta1">
        <table:table-column table:style-name="co28" table:default-cell-style-name="Default"/>
        <table:table-column table:style-name="co29" table:default-cell-style-name="ce111"/>
        <table:table-column table:style-name="co13" table:default-cell-style-name="ce111"/>
        <table:table-column table:style-name="co13" table:default-cell-style-name="ce137"/>
        <table:table-column table:style-name="co13" table:default-cell-style-name="ce110"/>
        <table:table-row table:style-name="ro17">
          <table:table-cell/>
          <table:table-cell table:style-name="ce207" office:value-type="string" calcext:value-type="string">
            <text:p>Scot per person</text:p>
          </table:table-cell>
          <table:table-cell table:style-name="ce207" office:value-type="string" calcext:value-type="string">
            <text:p>rUK per person</text:p>
          </table:table-cell>
          <table:table-cell table:style-name="ce207" office:value-type="string" calcext:value-type="string">
            <text:p>Diff</text:p>
          </table:table-cell>
          <table:table-cell table:style-name="ce108" office:value-type="string" calcext:value-type="string">
            <text:p>%</text:p>
          </table:table-cell>
        </table:table-row>
        <table:table-row table:style-name="ro1">
          <table:table-cell table:formula="of:=[$'Table 3.6'.A30]" office:value-type="string" office:string-value="Public and common services" calcext:value-type="string">
            <text:p>Public and common services</text:p>
          </table:table-cell>
          <table:table-cell table:formula="of:=[$'Table 3.6'.W30]*1000000/[$'GDP deflator etc'.W$11]" office:value-type="float" office:value="331.131367488514" calcext:value-type="float">
            <text:p>331</text:p>
          </table:table-cell>
          <table:table-cell table:formula="of:=([$'Table 3.7'.W30]-[$'Table 3.6'.W30])*1000000/[$'GDP deflator etc'.W$13]" office:value-type="float" office:value="206.605851614534" calcext:value-type="float">
            <text:p>207</text:p>
          </table:table-cell>
          <table:table-cell table:formula="of:=[.B2]-[.C2]" office:value-type="float" office:value="124.525515873981" calcext:value-type="float">
            <text:p>125</text:p>
          </table:table-cell>
          <table:table-cell table:formula="of:=[.D2]/[.D$21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'Table 3.6'.A31]" office:value-type="string" office:string-value="International services" calcext:value-type="string">
            <text:p>International services</text:p>
          </table:table-cell>
          <table:table-cell table:formula="of:=[$'Table 3.6'.W31]*1000000/[$'GDP deflator etc'.W$11]" office:value-type="float" office:value="176.74116376549" calcext:value-type="float">
            <text:p>177</text:p>
          </table:table-cell>
          <table:table-cell table:formula="of:=([$'Table 3.7'.W31]-[$'Table 3.6'.W31])*1000000/[$'GDP deflator etc'.W$13]" office:value-type="float" office:value="176.462944394173" calcext:value-type="float">
            <text:p>176</text:p>
          </table:table-cell>
          <table:table-cell table:formula="of:=[.B3]-[.C3]" office:value-type="float" office:value="0.278219371316879" calcext:value-type="float">
            <text:p>0</text:p>
          </table:table-cell>
          <table:table-cell table:formula="of:=[.D3]/[.D$21]" office:value-type="percentage" office:value="0.000156420041515046" calcext:value-type="percentage">
            <text:p>0.02%</text:p>
          </table:table-cell>
        </table:table-row>
        <table:table-row table:style-name="ro1">
          <table:table-cell table:formula="of:=[$'Table 3.6'.A32]" office:value-type="string" office:string-value="Public sector debt interest" calcext:value-type="string">
            <text:p>Public sector debt interest</text:p>
          </table:table-cell>
          <table:table-cell table:formula="of:=[$'Table 3.6'.W32]*1000000/[$'GDP deflator etc'.W$11]" office:value-type="float" office:value="829.767722804898" calcext:value-type="float">
            <text:p>830</text:p>
          </table:table-cell>
          <table:table-cell table:formula="of:=([$'Table 3.7'.W32]-[$'Table 3.6'.W32])*1000000/[$'GDP deflator etc'.W$13]" office:value-type="float" office:value="829.053127573023" calcext:value-type="float">
            <text:p>829</text:p>
          </table:table-cell>
          <table:table-cell table:formula="of:=[.B4]-[.C4]" office:value-type="float" office:value="0.714595231875364" calcext:value-type="float">
            <text:p>1</text:p>
          </table:table-cell>
          <table:table-cell table:formula="of:=[.D4]/[.D$21]" office:value-type="percentage" office:value="0.000401758566656703" calcext:value-type="percentage">
            <text:p>0.04%</text:p>
          </table:table-cell>
        </table:table-row>
        <table:table-row table:style-name="ro1">
          <table:table-cell table:formula="of:=[$'Table 3.6'.A33]" office:value-type="string" office:string-value="Defence" calcext:value-type="string">
            <text:p>Defence</text:p>
          </table:table-cell>
          <table:table-cell table:formula="of:=[$'Table 3.6'.W33]*1000000/[$'GDP deflator etc'.W$11]" office:value-type="float" office:value="631.696959712994" calcext:value-type="float">
            <text:p>632</text:p>
          </table:table-cell>
          <table:table-cell table:formula="of:=([$'Table 3.7'.W33]-[$'Table 3.6'.W33])*1000000/[$'GDP deflator etc'.W$13]" office:value-type="float" office:value="631.300186684275" calcext:value-type="float">
            <text:p>631</text:p>
          </table:table-cell>
          <table:table-cell table:formula="of:=[.B5]-[.C5]" office:value-type="float" office:value="0.396773028718599" calcext:value-type="float">
            <text:p>0</text:p>
          </table:table-cell>
          <table:table-cell table:formula="of:=[.D5]/[.D$21]" office:value-type="percentage" office:value="0.000223073085567168" calcext:value-type="percentage">
            <text:p>0.02%</text:p>
          </table:table-cell>
        </table:table-row>
        <table:table-row table:style-name="ro1">
          <table:table-cell table:formula="of:=[$'Table 3.6'.A34]" office:value-type="string" office:string-value="Public order and safety" calcext:value-type="string">
            <text:p>Public order and safety</text:p>
          </table:table-cell>
          <table:table-cell table:formula="of:=[$'Table 3.6'.W34]*1000000/[$'GDP deflator etc'.W$11]" office:value-type="float" office:value="577.163985137188" calcext:value-type="float">
            <text:p>577</text:p>
          </table:table-cell>
          <table:table-cell table:formula="of:=([$'Table 3.7'.W34]-[$'Table 3.6'.W34])*1000000/[$'GDP deflator etc'.W$13]" office:value-type="float" office:value="510.357797940767" calcext:value-type="float">
            <text:p>510</text:p>
          </table:table-cell>
          <table:table-cell table:formula="of:=[.B6]-[.C6]" office:value-type="float" office:value="66.8061871964216" calcext:value-type="float">
            <text:p>67</text:p>
          </table:table-cell>
          <table:table-cell table:formula="of:=[.D6]/[.D$21]" office:value-type="percentage" office:value="0.0375596656884985" calcext:value-type="percentage">
            <text:p>3.76%</text:p>
          </table:table-cell>
        </table:table-row>
        <table:table-row table:style-name="ro1">
          <table:table-cell table:formula="of:=[$'Table 3.6'.A35]" office:value-type="string" office:string-value="Economic affairs" calcext:value-type="string">
            <text:p>Economic affairs</text:p>
          </table:table-cell>
          <table:table-cell table:formula="of:=[$'Table 3.6'.W35]*1000000/[$'GDP deflator etc'.W$11]" office:value-type="float" office:value="0" calcext:value-type="float">
            <text:p>0</text:p>
          </table:table-cell>
          <table:table-cell table:formula="of:=([$'Table 3.7'.W35]-[$'Table 3.6'.W35])*1000000/[$'GDP deflator etc'.W$13]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table:formula="of:=[.D7]/[.D$21]" office:value-type="percentage" office:value="0" calcext:value-type="percentage">
            <text:p>0.00%</text:p>
          </table:table-cell>
        </table:table-row>
        <table:table-row table:style-name="ro1">
          <table:table-cell table:formula="of:=[$'Table 3.6'.A36]" office:value-type="string" office:string-value="Enterprise and economic development " calcext:value-type="string">
            <text:p>Enterprise and economic development </text:p>
          </table:table-cell>
          <table:table-cell table:formula="of:=[$'Table 3.6'.W36]*1000000/[$'GDP deflator etc'.W$11]" office:value-type="float" office:value="328.543188182966" calcext:value-type="float">
            <text:p>329</text:p>
          </table:table-cell>
          <table:table-cell table:formula="of:=([$'Table 3.7'.W36]-[$'Table 3.6'.W36])*1000000/[$'GDP deflator etc'.W$13]" office:value-type="float" office:value="226.984437542289" calcext:value-type="float">
            <text:p>227</text:p>
          </table:table-cell>
          <table:table-cell table:formula="of:=[.B8]-[.C8]" office:value-type="float" office:value="101.558750640677" calcext:value-type="float">
            <text:p>102</text:p>
          </table:table-cell>
          <table:table-cell table:formula="of:=[.D8]/[.D$21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'Table 3.6'.A37]" office:value-type="string" office:string-value="Science and technology" calcext:value-type="string">
            <text:p>Science and technology</text:p>
          </table:table-cell>
          <table:table-cell table:formula="of:=[$'Table 3.6'.W37]*1000000/[$'GDP deflator etc'.W$11]" office:value-type="float" office:value="138.074057803891" calcext:value-type="float">
            <text:p>138</text:p>
          </table:table-cell>
          <table:table-cell table:formula="of:=([$'Table 3.7'.W37]-[$'Table 3.6'.W37])*1000000/[$'GDP deflator etc'.W$13]" office:value-type="float" office:value="98.6619058100386" calcext:value-type="float">
            <text:p>99</text:p>
          </table:table-cell>
          <table:table-cell table:formula="of:=[.B9]-[.C9]" office:value-type="float" office:value="39.4121519938529" calcext:value-type="float">
            <text:p>39</text:p>
          </table:table-cell>
          <table:table-cell table:formula="of:=[.D9]/[.D$21]" office:value-type="percentage" office:value="0.0221582358622121" calcext:value-type="percentage">
            <text:p>2.22%</text:p>
          </table:table-cell>
        </table:table-row>
        <table:table-row table:style-name="ro1">
          <table:table-cell table:formula="of:=[$'Table 3.6'.A38]" office:value-type="string" office:string-value="Employment policies" calcext:value-type="string">
            <text:p>Employment policies</text:p>
          </table:table-cell>
          <table:table-cell table:formula="of:=[$'Table 3.6'.W38]*1000000/[$'GDP deflator etc'.W$11]" office:value-type="float" office:value="38.3394651584207" calcext:value-type="float">
            <text:p>38</text:p>
          </table:table-cell>
          <table:table-cell table:formula="of:=([$'Table 3.7'.W38]-[$'Table 3.6'.W38])*1000000/[$'GDP deflator etc'.W$13]" office:value-type="float" office:value="33.3184964171293" calcext:value-type="float">
            <text:p>33</text:p>
          </table:table-cell>
          <table:table-cell table:formula="of:=[.B10]-[.C10]" office:value-type="float" office:value="5.02096874129143" calcext:value-type="float">
            <text:p>5</text:p>
          </table:table-cell>
          <table:table-cell table:formula="of:=[.D10]/[.D$21]" office:value-type="percentage" office:value="0.00282288086282836" calcext:value-type="percentage">
            <text:p>0.28%</text:p>
          </table:table-cell>
        </table:table-row>
        <table:table-row table:style-name="ro1">
          <table:table-cell table:formula="of:=[$'Table 3.6'.A39]" office:value-type="string" office:string-value="Agriculture, forestry and fisheries" calcext:value-type="string">
            <text:p>Agriculture, forestry and fisheries</text:p>
          </table:table-cell>
          <table:table-cell table:formula="of:=[$'Table 3.6'.W39]*1000000/[$'GDP deflator etc'.W$11]" office:value-type="float" office:value="158.11139787308" calcext:value-type="float">
            <text:p>158</text:p>
          </table:table-cell>
          <table:table-cell table:formula="of:=([$'Table 3.7'.W39]-[$'Table 3.6'.W39])*1000000/[$'GDP deflator etc'.W$13]" office:value-type="float" office:value="81.5883652490075" calcext:value-type="float">
            <text:p>82</text:p>
          </table:table-cell>
          <table:table-cell table:formula="of:=[.B11]-[.C11]" office:value-type="float" office:value="76.5230326240729" calcext:value-type="float">
            <text:p>77</text:p>
          </table:table-cell>
          <table:table-cell table:formula="of:=[.D11]/[.D$21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'Table 3.6'.A40]" office:value-type="string" office:string-value="Transport" calcext:value-type="string">
            <text:p>Transport</text:p>
          </table:table-cell>
          <table:table-cell table:formula="of:=[$'Table 3.6'.W40]*1000000/[$'GDP deflator etc'.W$11]" office:value-type="float" office:value="726.67435432797" calcext:value-type="float">
            <text:p>727</text:p>
          </table:table-cell>
          <table:table-cell table:formula="of:=([$'Table 3.7'.W40]-[$'Table 3.6'.W40])*1000000/[$'GDP deflator etc'.W$13]" office:value-type="float" office:value="501.052116706205" calcext:value-type="float">
            <text:p>501</text:p>
          </table:table-cell>
          <table:table-cell table:formula="of:=[.B12]-[.C12]" office:value-type="float" office:value="225.622237621766" calcext:value-type="float">
            <text:p>226</text:p>
          </table:table-cell>
          <table:table-cell table:formula="of:=[.D12]/[.D$21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'Table 3.6'.A41]" office:value-type="string" office:string-value="Environment protection" calcext:value-type="string">
            <text:p>Environment protection</text:p>
          </table:table-cell>
          <table:table-cell table:formula="of:=[$'Table 3.6'.W41]*1000000/[$'GDP deflator etc'.W$11]" office:value-type="float" office:value="248.554902714477" calcext:value-type="float">
            <text:p>249</text:p>
          </table:table-cell>
          <table:table-cell table:formula="of:=([$'Table 3.7'.W41]-[$'Table 3.6'.W41])*1000000/[$'GDP deflator etc'.W$13]" office:value-type="float" office:value="167.852641704778" calcext:value-type="float">
            <text:p>168</text:p>
          </table:table-cell>
          <table:table-cell table:formula="of:=[.B13]-[.C13]" office:value-type="float" office:value="80.7022610096987" calcext:value-type="float">
            <text:p>81</text:p>
          </table:table-cell>
          <table:table-cell table:formula="of:=[.D13]/[.D$2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'Table 3.6'.A42]" office:value-type="string" office:string-value="Housing and community amenities" calcext:value-type="string">
            <text:p>Housing and community amenities</text:p>
          </table:table-cell>
          <table:table-cell table:formula="of:=[$'Table 3.6'.W42]*1000000/[$'GDP deflator etc'.W$11]" office:value-type="float" office:value="447.09607746234" calcext:value-type="float">
            <text:p>447</text:p>
          </table:table-cell>
          <table:table-cell table:formula="of:=([$'Table 3.7'.W42]-[$'Table 3.6'.W42])*1000000/[$'GDP deflator etc'.W$13]" office:value-type="float" office:value="196.010336928432" calcext:value-type="float">
            <text:p>196</text:p>
          </table:table-cell>
          <table:table-cell table:formula="of:=[.B14]-[.C14]" office:value-type="float" office:value="251.085740533907" calcext:value-type="float">
            <text:p>251</text:p>
          </table:table-cell>
          <table:table-cell table:formula="of:=[.D14]/[.D$21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'Table 3.6'.A43]" office:value-type="string" office:string-value="Health" calcext:value-type="string">
            <text:p>Health</text:p>
          </table:table-cell>
          <table:table-cell table:formula="of:=[$'Table 3.6'.W43]*1000000/[$'GDP deflator etc'.W$11]" office:value-type="float" office:value="2519.49188219574" calcext:value-type="float">
            <text:p>2,519</text:p>
          </table:table-cell>
          <table:table-cell table:formula="of:=([$'Table 3.7'.W43]-[$'Table 3.6'.W43])*1000000/[$'GDP deflator etc'.W$13]" office:value-type="float" office:value="2451.59431631979" calcext:value-type="float">
            <text:p>2,452</text:p>
          </table:table-cell>
          <table:table-cell table:formula="of:=[.B15]-[.C15]" office:value-type="float" office:value="67.89756587595" calcext:value-type="float">
            <text:p>68</text:p>
          </table:table-cell>
          <table:table-cell table:formula="of:=[.D15]/[.D$21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'Table 3.6'.A44]" office:value-type="string" office:string-value="Recreation, culture and religion" calcext:value-type="string">
            <text:p>Recreation, culture and religion</text:p>
          </table:table-cell>
          <table:table-cell table:formula="of:=[$'Table 3.6'.W44]*1000000/[$'GDP deflator etc'.W$11]" office:value-type="float" office:value="242.201599765709" calcext:value-type="float">
            <text:p>242</text:p>
          </table:table-cell>
          <table:table-cell table:formula="of:=([$'Table 3.7'.W44]-[$'Table 3.6'.W44])*1000000/[$'GDP deflator etc'.W$13]" office:value-type="float" office:value="166.92248118891" calcext:value-type="float">
            <text:p>167</text:p>
          </table:table-cell>
          <table:table-cell table:formula="of:=[.B16]-[.C16]" office:value-type="float" office:value="75.2791185767996" calcext:value-type="float">
            <text:p>75</text:p>
          </table:table-cell>
          <table:table-cell table:formula="of:=[.D16]/[.D$21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'Table 3.6'.A45]" office:value-type="string" office:string-value="Education and training" calcext:value-type="string">
            <text:p>Education and training</text:p>
          </table:table-cell>
          <table:table-cell table:formula="of:=[$'Table 3.6'.W45]*1000000/[$'GDP deflator etc'.W$11]" office:value-type="float" office:value="1684.09020189263" calcext:value-type="float">
            <text:p>1,684</text:p>
          </table:table-cell>
          <table:table-cell table:formula="of:=([$'Table 3.7'.W45]-[$'Table 3.6'.W45])*1000000/[$'GDP deflator etc'.W$13]" office:value-type="float" office:value="1356.42903144285" calcext:value-type="float">
            <text:p>1,356</text:p>
          </table:table-cell>
          <table:table-cell table:formula="of:=[.B17]-[.C17]" office:value-type="float" office:value="327.66117044978" calcext:value-type="float">
            <text:p>328</text:p>
          </table:table-cell>
          <table:table-cell table:formula="of:=[.D17]/[.D$21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'Table 3.6'.A46]" office:value-type="string" office:string-value="Social protection" calcext:value-type="string">
            <text:p>Social protection</text:p>
          </table:table-cell>
          <table:table-cell table:formula="of:=[$'Table 3.6'.W46]*1000000/[$'GDP deflator etc'.W$11]" office:value-type="float" office:value="4443.28153313931" calcext:value-type="float">
            <text:p>4,443</text:p>
          </table:table-cell>
          <table:table-cell table:formula="of:=([$'Table 3.7'.W46]-[$'Table 3.6'.W46])*1000000/[$'GDP deflator etc'.W$13]" office:value-type="float" office:value="4093.53126757808" calcext:value-type="float">
            <text:p>4,094</text:p>
          </table:table-cell>
          <table:table-cell table:formula="of:=[.B18]-[.C18]" office:value-type="float" office:value="349.750265561234" calcext:value-type="float">
            <text:p>350</text:p>
          </table:table-cell>
          <table:table-cell table:formula="of:=[.D18]/[.D$21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'Table 3.6'.A47]" office:value-type="string" office:string-value="EU Transactions" calcext:value-type="string">
            <text:p>EU Transactions</text:p>
          </table:table-cell>
          <table:table-cell table:formula="of:=[$'Table 3.6'.W47]*1000000/[$'GDP deflator etc'.W$11]" office:value-type="float" office:value="38.4529496824264" calcext:value-type="float">
            <text:p>38</text:p>
          </table:table-cell>
          <table:table-cell table:formula="of:=([$'Table 3.7'.W47]-[$'Table 3.6'.W47])*1000000/[$'GDP deflator etc'.W$13]" office:value-type="float" office:value="96.5527811065731" calcext:value-type="float">
            <text:p>97</text:p>
          </table:table-cell>
          <table:table-cell table:formula="of:=[.B19]-[.C19]" office:value-type="float" office:value="-58.0998314241467" calcext:value-type="float">
            <text:p>-58</text:p>
          </table:table-cell>
          <table:table-cell table:formula="of:=[.D19]/[.D$21]" office:value-type="percentage" office:value="-0.032664792535353" calcext:value-type="percentage">
            <text:p>-3.27%</text:p>
          </table:table-cell>
        </table:table-row>
        <table:table-row table:style-name="ro1">
          <table:table-cell table:formula="of:=[$'Table 3.6'.A48]" office:value-type="string" office:string-value="Accounting adjustments" calcext:value-type="string">
            <text:p>Accounting adjustments</text:p>
          </table:table-cell>
          <table:table-cell table:formula="of:=[$'Table 3.6'.W48]*1000000/[$'GDP deflator etc'.W$11]" office:value-type="float" office:value="1269.48364541577" calcext:value-type="float">
            <text:p>1,269</text:p>
          </table:table-cell>
          <table:table-cell table:formula="of:=([$'Table 3.7'.W48]-[$'Table 3.6'.W48])*1000000/[$'GDP deflator etc'.W$13]" office:value-type="float" office:value="1225.95204904334" calcext:value-type="float">
            <text:p>1,226</text:p>
          </table:table-cell>
          <table:table-cell table:formula="of:=[.B20]-[.C20]" office:value-type="float" office:value="43.5315963724295" calcext:value-type="float">
            <text:p>44</text:p>
          </table:table-cell>
          <table:table-cell table:formula="of:=[.D20]/[.D$21]" office:value-type="percentage" office:value="0.0244742631670901" calcext:value-type="percentage">
            <text:p>2.45%</text:p>
          </table:table-cell>
        </table:table-row>
        <table:table-row table:style-name="ro1">
          <table:table-cell table:formula="of:=[$'Table 3.6'.A49]" office:value-type="string" office:string-value="Total " calcext:value-type="string">
            <text:p>Total </text:p>
          </table:table-cell>
          <table:table-cell table:formula="of:=[$'Table 3.6'.W49]*1000000/[$'GDP deflator etc'.W$11]" office:value-type="float" office:value="14828.8982849194" calcext:value-type="float">
            <text:p>14,829</text:p>
          </table:table-cell>
          <table:table-cell table:formula="of:=([$'Table 3.7'.W49]-[$'Table 3.6'.W49])*1000000/[$'GDP deflator etc'.W$13]" office:value-type="float" office:value="13050.2299722012" calcext:value-type="float">
            <text:p>13,050</text:p>
          </table:table-cell>
          <table:table-cell table:formula="of:=[.B21]-[.C21]" office:value-type="float" office:value="1778.66831271821" calcext:value-type="float">
            <text:p>1779</text:p>
          </table:table-cell>
          <table:table-cell table:formula="of:=[.D21]/[.D$21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formula="of:=SUM([.B2:.B20])" office:value-type="float" office:value="14828.8964545238" calcext:value-type="float">
            <text:p>14,829</text:p>
          </table:table-cell>
          <table:table-cell table:formula="of:=SUM([.C2:.C20])" office:value-type="float" office:value="13050.2301352442" calcext:value-type="float">
            <text:p>13,050</text:p>
          </table:table-cell>
          <table:table-cell table:style-name="ce111" table:formula="of:=SUM([.D2:.D20])" office:value-type="float" office:value="1778.66631927963" calcext:value-type="float">
            <text:p>1,779</text:p>
          </table:table-cell>
          <table:table-cell table:formula="of:=[.D22]/[.D$21]" office:value-type="percentage" office:value="0.999998879252209" calcext:value-type="percentage">
            <text:p>100.0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08" office:value-type="string" calcext:value-type="string">
            <text:p>SOR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cial protection</text:p>
          </table:table-cell>
          <table:table-cell office:value-type="float" office:value="4443.28153313931" calcext:value-type="float">
            <text:p>4,443</text:p>
          </table:table-cell>
          <table:table-cell office:value-type="float" office:value="4093.53126757808" calcext:value-type="float">
            <text:p>4,094</text:p>
          </table:table-cell>
          <table:table-cell office:value-type="float" office:value="349.750265561234" calcext:value-type="float">
            <text:p>350</text:p>
          </table:table-cell>
          <table:table-cell office:value-type="percentage" office:value="0.196636024299964" calcext:value-type="percentage">
            <text:p>19.66%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office:value-type="float" office:value="1684.09020189263" calcext:value-type="float">
            <text:p>1,684</text:p>
          </table:table-cell>
          <table:table-cell office:value-type="float" office:value="1356.42903144285" calcext:value-type="float">
            <text:p>1,356</text:p>
          </table:table-cell>
          <table:table-cell office:value-type="float" office:value="327.66117044978" calcext:value-type="float">
            <text:p>328</text:p>
          </table:table-cell>
          <table:table-cell office:value-type="percentage" office:value="0.184217129246003" calcext:value-type="percentage">
            <text:p>18.42%</text:p>
          </table:table-cell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office:value-type="float" office:value="447.09607746234" calcext:value-type="float">
            <text:p>447</text:p>
          </table:table-cell>
          <table:table-cell office:value-type="float" office:value="196.010336928432" calcext:value-type="float">
            <text:p>196</text:p>
          </table:table-cell>
          <table:table-cell office:value-type="float" office:value="251.085740533907" calcext:value-type="float">
            <text:p>251</text:p>
          </table:table-cell>
          <table:table-cell office:value-type="percentage" office:value="0.141165015837153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726.67435432797" calcext:value-type="float">
            <text:p>727</text:p>
          </table:table-cell>
          <table:table-cell office:value-type="float" office:value="501.052116706205" calcext:value-type="float">
            <text:p>501</text:p>
          </table:table-cell>
          <table:table-cell office:value-type="float" office:value="225.622237621766" calcext:value-type="float">
            <text:p>226</text:p>
          </table:table-cell>
          <table:table-cell office:value-type="percentage" office:value="0.126848966728914" calcext:value-type="percentage">
            <text:p>12.68%</text:p>
          </table:table-cell>
        </table:table-row>
        <table:table-row table:style-name="ro1">
          <table:table-cell office:value-type="string" calcext:value-type="string">
            <text:p>Public and common services</text:p>
          </table:table-cell>
          <table:table-cell office:value-type="float" office:value="331.131367488514" calcext:value-type="float">
            <text:p>331</text:p>
          </table:table-cell>
          <table:table-cell office:value-type="float" office:value="206.605851614534" calcext:value-type="float">
            <text:p>207</text:p>
          </table:table-cell>
          <table:table-cell office:value-type="float" office:value="124.525515873981" calcext:value-type="float">
            <text:p>125</text:p>
          </table:table-cell>
          <table:table-cell office:value-type="percentage" office:value="0.0700105325897876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Enterprise and economic development </text:p>
          </table:table-cell>
          <table:table-cell office:value-type="float" office:value="328.543188182966" calcext:value-type="float">
            <text:p>329</text:p>
          </table:table-cell>
          <table:table-cell office:value-type="float" office:value="226.984437542289" calcext:value-type="float">
            <text:p>227</text:p>
          </table:table-cell>
          <table:table-cell office:value-type="float" office:value="101.558750640677" calcext:value-type="float">
            <text:p>102</text:p>
          </table:table-cell>
          <table:table-cell office:value-type="percentage" office:value="0.0570981952702988" calcext:value-type="percentage">
            <text:p>5.71%</text:p>
          </table:table-cell>
        </table:table-row>
        <table:table-row table:style-name="ro1">
          <table:table-cell office:value-type="string" calcext:value-type="string">
            <text:p>Environment protection</text:p>
          </table:table-cell>
          <table:table-cell office:value-type="float" office:value="248.554902714477" calcext:value-type="float">
            <text:p>249</text:p>
          </table:table-cell>
          <table:table-cell office:value-type="float" office:value="167.852641704778" calcext:value-type="float">
            <text:p>168</text:p>
          </table:table-cell>
          <table:table-cell office:value-type="float" office:value="80.7022610096987" calcext:value-type="float">
            <text:p>81</text:p>
          </table:table-cell>
          <table:table-cell office:value-type="percentage" office:value="0.0453722936607373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Agriculture, forestry and fisheries</text:p>
          </table:table-cell>
          <table:table-cell office:value-type="float" office:value="158.11139787308" calcext:value-type="float">
            <text:p>158</text:p>
          </table:table-cell>
          <table:table-cell office:value-type="float" office:value="81.5883652490075" calcext:value-type="float">
            <text:p>82</text:p>
          </table:table-cell>
          <table:table-cell office:value-type="float" office:value="76.5230326240729" calcext:value-type="float">
            <text:p>77</text:p>
          </table:table-cell>
          <table:table-cell office:value-type="percentage" office:value="0.0430226546888489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office:value-type="float" office:value="242.201599765709" calcext:value-type="float">
            <text:p>242</text:p>
          </table:table-cell>
          <table:table-cell office:value-type="float" office:value="166.92248118891" calcext:value-type="float">
            <text:p>167</text:p>
          </table:table-cell>
          <table:table-cell office:value-type="float" office:value="75.2791185767996" calcext:value-type="float">
            <text:p>75</text:p>
          </table:table-cell>
          <table:table-cell office:value-type="percentage" office:value="0.042323303360454" calcext:value-type="percentage">
            <text:p>4.23%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519.49188219574" calcext:value-type="float">
            <text:p>2,519</text:p>
          </table:table-cell>
          <table:table-cell office:value-type="float" office:value="2451.59431631979" calcext:value-type="float">
            <text:p>2,452</text:p>
          </table:table-cell>
          <table:table-cell office:value-type="float" office:value="67.89756587595" calcext:value-type="float">
            <text:p>68</text:p>
          </table:table-cell>
          <table:table-cell office:value-type="percentage" office:value="0.0381732588310336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office:value-type="float" office:value="577.163985137188" calcext:value-type="float">
            <text:p>577</text:p>
          </table:table-cell>
          <table:table-cell office:value-type="float" office:value="510.357797940767" calcext:value-type="float">
            <text:p>510</text:p>
          </table:table-cell>
          <table:table-cell office:value-type="float" office:value="66.8061871964216" calcext:value-type="float">
            <text:p>67</text:p>
          </table:table-cell>
          <table:table-cell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office:value-type="float" office:value="1269.48364541577" calcext:value-type="float">
            <text:p>1,269</text:p>
          </table:table-cell>
          <table:table-cell office:value-type="float" office:value="1225.95204904334" calcext:value-type="float">
            <text:p>1,226</text:p>
          </table:table-cell>
          <table:table-cell office:value-type="float" office:value="43.5315963724295" calcext:value-type="float">
            <text:p>44</text:p>
          </table:table-cell>
          <table:table-cell office:value-type="percentage" office:value="0.0244742631670901" calcext:value-type="percentage">
            <text:p>2.45%</text:p>
          </table:table-cell>
        </table:table-row>
        <table:table-row table:style-name="ro1">
          <table:table-cell office:value-type="string" calcext:value-type="string">
            <text:p>Science and technology</text:p>
          </table:table-cell>
          <table:table-cell office:value-type="float" office:value="138.074057803891" calcext:value-type="float">
            <text:p>138</text:p>
          </table:table-cell>
          <table:table-cell office:value-type="float" office:value="98.6619058100386" calcext:value-type="float">
            <text:p>99</text:p>
          </table:table-cell>
          <table:table-cell office:value-type="float" office:value="39.4121519938529" calcext:value-type="float">
            <text:p>39</text:p>
          </table:table-cell>
          <table:table-cell office:value-type="percentage" office:value="0.0221582358622121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Employment policies</text:p>
          </table:table-cell>
          <table:table-cell office:value-type="float" office:value="38.3394651584207" calcext:value-type="float">
            <text:p>38</text:p>
          </table:table-cell>
          <table:table-cell office:value-type="float" office:value="33.3184964171293" calcext:value-type="float">
            <text:p>33</text:p>
          </table:table-cell>
          <table:table-cell office:value-type="float" office:value="5.02096874129143" calcext:value-type="float">
            <text:p>5</text:p>
          </table:table-cell>
          <table:table-cell office:value-type="percentage" office:value="0.00282288086282836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office:value-type="float" office:value="829.767722804898" calcext:value-type="float">
            <text:p>830</text:p>
          </table:table-cell>
          <table:table-cell office:value-type="float" office:value="829.053127573023" calcext:value-type="float">
            <text:p>829</text:p>
          </table:table-cell>
          <table:table-cell office:value-type="float" office:value="0.714595231875364" calcext:value-type="float">
            <text:p>1</text:p>
          </table:table-cell>
          <table:table-cell office:value-type="percentage" office:value="0.00040175856665670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631.696959712994" calcext:value-type="float">
            <text:p>632</text:p>
          </table:table-cell>
          <table:table-cell office:value-type="float" office:value="631.300186684275" calcext:value-type="float">
            <text:p>631</text:p>
          </table:table-cell>
          <table:table-cell office:value-type="float" office:value="0.396773028718599" calcext:value-type="float">
            <text:p>0</text:p>
          </table:table-cell>
          <table:table-cell office:value-type="percentage" office:value="0.00022307308556716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International services</text:p>
          </table:table-cell>
          <table:table-cell office:value-type="float" office:value="176.74116376549" calcext:value-type="float">
            <text:p>177</text:p>
          </table:table-cell>
          <table:table-cell office:value-type="float" office:value="176.462944394173" calcext:value-type="float">
            <text:p>176</text:p>
          </table:table-cell>
          <table:table-cell office:value-type="float" office:value="0.278219371316879" calcext:value-type="float">
            <text:p>0</text:p>
          </table:table-cell>
          <table:table-cell office:value-type="percentage" office:value="0.000156420041515046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U Transactions</text:p>
          </table:table-cell>
          <table:table-cell office:value-type="float" office:value="38.4529496824264" calcext:value-type="float">
            <text:p>38</text:p>
          </table:table-cell>
          <table:table-cell office:value-type="float" office:value="96.5527811065731" calcext:value-type="float">
            <text:p>97</text:p>
          </table:table-cell>
          <table:table-cell office:value-type="float" office:value="-58.0998314241467" calcext:value-type="float">
            <text:p>-58</text:p>
          </table:table-cell>
          <table:table-cell office:value-type="percentage" office:value="-0.032664792535353" calcext:value-type="percentage">
            <text:p>-3.27%</text:p>
          </table:table-cell>
        </table:table-row>
      </table:table>
      <table:table table:name="CSV gers_uk_scot_diff" table:style-name="ta1">
        <table:table-column table:style-name="co30" table:default-cell-style-name="Default"/>
        <table:table-column table:style-name="co13" table:default-cell-style-name="ce110"/>
        <table:table-row table:style-name="ro1">
          <table:table-cell/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table:formula="of:=[$Diff.A25]" office:value-type="string" office:string-value="Social protection" calcext:value-type="string">
            <text:p>Social protection</text:p>
          </table:table-cell>
          <table:table-cell table:formula="of:=[$Diff.E25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Diff.A26]" office:value-type="string" office:string-value="Education and training" calcext:value-type="string">
            <text:p>Education and training</text:p>
          </table:table-cell>
          <table:table-cell table:formula="of:=[$Diff.E26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Diff.A27]" office:value-type="string" office:string-value="Housing and community amenities" calcext:value-type="string">
            <text:p>Housing and community amenities</text:p>
          </table:table-cell>
          <table:table-cell table:formula="of:=[$Diff.E27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Diff.A28]" office:value-type="string" office:string-value="Transport" calcext:value-type="string">
            <text:p>Transport</text:p>
          </table:table-cell>
          <table:table-cell table:formula="of:=[$Diff.E28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Diff.A29]" office:value-type="string" office:string-value="Public and common services" calcext:value-type="string">
            <text:p>Public and common services</text:p>
          </table:table-cell>
          <table:table-cell table:formula="of:=[$Diff.E29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Diff.A30]" office:value-type="string" office:string-value="Enterprise and economic development " calcext:value-type="string">
            <text:p>Enterprise and economic development </text:p>
          </table:table-cell>
          <table:table-cell table:formula="of:=[$Diff.E30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Diff.A31]" office:value-type="string" office:string-value="Environment protection" calcext:value-type="string">
            <text:p>Environment protection</text:p>
          </table:table-cell>
          <table:table-cell table:formula="of:=[$Diff.E3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Diff.A32]" office:value-type="string" office:string-value="Agriculture, forestry and fisheries" calcext:value-type="string">
            <text:p>Agriculture, forestry and fisheries</text:p>
          </table:table-cell>
          <table:table-cell table:formula="of:=[$Diff.E32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Diff.A33]" office:value-type="string" office:string-value="Recreation, culture and religion" calcext:value-type="string">
            <text:p>Recreation, culture and religion</text:p>
          </table:table-cell>
          <table:table-cell table:formula="of:=[$Diff.E33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Diff.A34]" office:value-type="string" office:string-value="Health" calcext:value-type="string">
            <text:p>Health</text:p>
          </table:table-cell>
          <table:table-cell table:formula="of:=[$Diff.E34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Diff.A35]" office:value-type="string" office:string-value="Public order and safety" calcext:value-type="string">
            <text:p>Public order and safety</text:p>
          </table:table-cell>
          <table:table-cell table:formula="of:=[$Diff.E35]"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13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136" office:value-type="string" calcext:value-type="string">
            <text:p>% of Scotland’s “extra” expenditure 2019-2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/>
          <table:table-cell table:style-name="ce136"/>
        </table:table-row>
        <table:table-row table:style-name="ro1">
          <table:table-cell/>
          <table:table-cell table:style-name="ce208"/>
        </table:table-row>
      </table:table>
      <table:table table:name="CSV gers_expenditure_top3_time" table:style-name="ta1">
        <table:table-column table:style-name="co31" table:default-cell-style-name="Default"/>
        <table:table-column table:style-name="co13" table:number-columns-repeated="3" table:default-cell-style-name="ce209"/>
        <table:table-row table:style-name="ro1">
          <table:table-cell/>
          <table:table-cell table:style-name="Default" office:value-type="string" calcext:value-type="string">
            <text:p>Social protection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Education and training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3.6'.B46:$'Table 3.6'.W46])/1000" office:value-type="float" office:value="15.951711779291" calcext:value-type="float">
            <text:p>16.0</text:p>
          </table:table-cell>
          <table:table-cell table:number-matrix-columns-spanned="1" table:number-matrix-rows-spanned="22" table:formula="of:=TRANSPOSE([$'Table 3.6'.B43:$'Table 3.6'.W43])/1000" office:value-type="float" office:value="7.08583118797504" calcext:value-type="float">
            <text:p>7.1</text:p>
          </table:table-cell>
          <table:table-cell table:number-matrix-columns-spanned="1" table:number-matrix-rows-spanned="22" table:formula="of:=TRANSPOSE([$'Table 3.6'.B45:$'Table 3.6'.W45])/1000" office:value-type="float" office:value="6.14663158165795" calcext:value-type="float">
            <text:p>6.1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6.8823653000888" calcext:value-type="float">
            <text:p>16.9</text:p>
          </table:table-cell>
          <table:table-cell office:value-type="float" office:value="7.48188600929261" calcext:value-type="float">
            <text:p>7.5</text:p>
          </table:table-cell>
          <table:table-cell office:value-type="float" office:value="6.589459264952" calcext:value-type="float">
            <text:p>6.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7.0384970172646" calcext:value-type="float">
            <text:p>17.0</text:p>
          </table:table-cell>
          <table:table-cell office:value-type="float" office:value="7.8951706338327" calcext:value-type="float">
            <text:p>7.9</text:p>
          </table:table-cell>
          <table:table-cell office:value-type="float" office:value="6.88789063052024" calcext:value-type="float">
            <text:p>6.9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8.7688177160584" calcext:value-type="float">
            <text:p>18.8</text:p>
          </table:table-cell>
          <table:table-cell office:value-type="float" office:value="8.25802324967265" calcext:value-type="float">
            <text:p>8.3</text:p>
          </table:table-cell>
          <table:table-cell office:value-type="float" office:value="7.51454605307534" calcext:value-type="float">
            <text:p>7.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9.2227649828454" calcext:value-type="float">
            <text:p>19.2</text:p>
          </table:table-cell>
          <table:table-cell office:value-type="float" office:value="9.44777747870512" calcext:value-type="float">
            <text:p>9.4</text:p>
          </table:table-cell>
          <table:table-cell office:value-type="float" office:value="7.55404417437417" calcext:value-type="float">
            <text:p>7.6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20.2250198653101" calcext:value-type="float">
            <text:p>20.2</text:p>
          </table:table-cell>
          <table:table-cell office:value-type="float" office:value="10.2157384017921" calcext:value-type="float">
            <text:p>10.2</text:p>
          </table:table-cell>
          <table:table-cell office:value-type="float" office:value="7.85531920902724" calcext:value-type="float">
            <text:p>7.9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0.7040009757246" calcext:value-type="float">
            <text:p>20.7</text:p>
          </table:table-cell>
          <table:table-cell office:value-type="float" office:value="10.4120101777295" calcext:value-type="float">
            <text:p>10.4</text:p>
          </table:table-cell>
          <table:table-cell office:value-type="float" office:value="8.24290629265694" calcext:value-type="float">
            <text:p>8.2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0.8940125130937" calcext:value-type="float">
            <text:p>20.9</text:p>
          </table:table-cell>
          <table:table-cell office:value-type="float" office:value="11.3057652219255" calcext:value-type="float">
            <text:p>11.3</text:p>
          </table:table-cell>
          <table:table-cell office:value-type="float" office:value="8.62032138440963" calcext:value-type="float">
            <text:p>8.6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0.6252638697184" calcext:value-type="float">
            <text:p>20.6</text:p>
          </table:table-cell>
          <table:table-cell office:value-type="float" office:value="11.621949131338" calcext:value-type="float">
            <text:p>11.6</text:p>
          </table:table-cell>
          <table:table-cell office:value-type="float" office:value="9.10093993705477" calcext:value-type="float">
            <text:p>9.1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1.5009488543348" calcext:value-type="float">
            <text:p>21.5</text:p>
          </table:table-cell>
          <table:table-cell office:value-type="float" office:value="12.0444767440954" calcext:value-type="float">
            <text:p>12.0</text:p>
          </table:table-cell>
          <table:table-cell office:value-type="float" office:value="9.15818426631657" calcext:value-type="float">
            <text:p>9.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.4210616141362" calcext:value-type="float">
            <text:p>22.4</text:p>
          </table:table-cell>
          <table:table-cell office:value-type="float" office:value="12.285257799357" calcext:value-type="float">
            <text:p>12.3</text:p>
          </table:table-cell>
          <table:table-cell office:value-type="float" office:value="9.18320296363761" calcext:value-type="float">
            <text:p>9.2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3.8274431953406" calcext:value-type="float">
            <text:p>23.8</text:p>
          </table:table-cell>
          <table:table-cell office:value-type="float" office:value="12.7074940620552" calcext:value-type="float">
            <text:p>12.7</text:p>
          </table:table-cell>
          <table:table-cell office:value-type="float" office:value="9.20550942588263" calcext:value-type="float">
            <text:p>9.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4.638652912897" calcext:value-type="float">
            <text:p>24.6</text:p>
          </table:table-cell>
          <table:table-cell office:value-type="float" office:value="12.8243583689577" calcext:value-type="float">
            <text:p>12.8</text:p>
          </table:table-cell>
          <table:table-cell office:value-type="float" office:value="9.05458854469178" calcext:value-type="float">
            <text:p>9.1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4.9753372637704" calcext:value-type="float">
            <text:p>25.0</text:p>
          </table:table-cell>
          <table:table-cell office:value-type="float" office:value="12.8177226545437" calcext:value-type="float">
            <text:p>12.8</text:p>
          </table:table-cell>
          <table:table-cell office:value-type="float" office:value="8.69802790637207" calcext:value-type="float">
            <text:p>8.7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25.3082412382542" calcext:value-type="float">
            <text:p>25.3</text:p>
          </table:table-cell>
          <table:table-cell office:value-type="float" office:value="12.818687786512" calcext:value-type="float">
            <text:p>12.8</text:p>
          </table:table-cell>
          <table:table-cell office:value-type="float" office:value="8.50114329656383" calcext:value-type="float">
            <text:p>8.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24.7487695040905" calcext:value-type="float">
            <text:p>24.7</text:p>
          </table:table-cell>
          <table:table-cell office:value-type="float" office:value="12.7548114647079" calcext:value-type="float">
            <text:p>12.8</text:p>
          </table:table-cell>
          <table:table-cell office:value-type="float" office:value="8.37982111207234" calcext:value-type="float">
            <text:p>8.4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25.0311871287164" calcext:value-type="float">
            <text:p>25.0</text:p>
          </table:table-cell>
          <table:table-cell office:value-type="float" office:value="12.7200270618303" calcext:value-type="float">
            <text:p>12.7</text:p>
          </table:table-cell>
          <table:table-cell office:value-type="float" office:value="8.32338647652331" calcext:value-type="float">
            <text:p>8.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25.2627453849827" calcext:value-type="float">
            <text:p>25.3</text:p>
          </table:table-cell>
          <table:table-cell office:value-type="float" office:value="13.1767560173096" calcext:value-type="float">
            <text:p>13.2</text:p>
          </table:table-cell>
          <table:table-cell office:value-type="float" office:value="8.49667214809476" calcext:value-type="float">
            <text:p>8.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24.4461362547119" calcext:value-type="float">
            <text:p>24.4</text:p>
          </table:table-cell>
          <table:table-cell office:value-type="float" office:value="13.4103634098967" calcext:value-type="float">
            <text:p>13.4</text:p>
          </table:table-cell>
          <table:table-cell office:value-type="float" office:value="8.76016370998639" calcext:value-type="float">
            <text:p>8.8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24.2381015702859" calcext:value-type="float">
            <text:p>24.2</text:p>
          </table:table-cell>
          <table:table-cell office:value-type="float" office:value="13.3541654395878" calcext:value-type="float">
            <text:p>13.4</text:p>
          </table:table-cell>
          <table:table-cell office:value-type="float" office:value="8.8426782110667" calcext:value-type="float">
            <text:p>8.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24.6692188351968" calcext:value-type="float">
            <text:p>24.7</text:p>
          </table:table-cell>
          <table:table-cell office:value-type="float" office:value="13.342575394902" calcext:value-type="float">
            <text:p>13.3</text:p>
          </table:table-cell>
          <table:table-cell office:value-type="float" office:value="8.81486802387934" calcext:value-type="float">
            <text:p>8.8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24.27498" calcext:value-type="float">
            <text:p>24.3</text:p>
          </table:table-cell>
          <table:table-cell office:value-type="float" office:value="13.76474" calcext:value-type="float">
            <text:p>13.8</text:p>
          </table:table-cell>
          <table:table-cell office:value-type="float" office:value="9.20069" calcext:value-type="float">
            <text:p>9.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/ 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</table:table>
      <table:table table:name="Table 1.4" table:style-name="ta1">
        <table:table-column table:style-name="co32" table:default-cell-style-name="Default"/>
        <table:table-column table:style-name="co33" table:number-columns-repeated="13" table:default-cell-style-name="ce230"/>
        <table:table-column table:style-name="co34" table:number-columns-repeated="3" table:default-cell-style-name="ce230"/>
        <table:table-column table:style-name="co33" table:number-columns-repeated="5" table:default-cell-style-name="ce230"/>
        <table:table-column table:style-name="co34" table:default-cell-style-name="ce230"/>
        <table:table-column table:style-name="co33" table:number-columns-repeated="13" table:default-cell-style-name="ce230"/>
        <table:table-column table:style-name="co15" table:number-columns-repeated="3" table:default-cell-style-name="ce230"/>
        <table:table-column table:style-name="co35" table:default-cell-style-name="ce230"/>
        <table:table-column table:style-name="co15" table:number-columns-repeated="4" table:default-cell-style-name="ce230"/>
        <table:table-column table:style-name="co36" table:default-cell-style-name="ce230"/>
        <table:table-column table:style-name="co17" table:number-columns-repeated="979" table:default-cell-style-name="Default"/>
        <table:table-row table:style-name="ro18">
          <table:table-cell table:style-name="ce210" office:value-type="string" calcext:value-type="string" table:number-columns-spanned="45" table:number-rows-spanned="1">
            <text:p>Table 1.4: Revenue: Scotland and UK 1998-99 to 2019-20</text:p>
          </table:table-cell>
          <table:covered-table-cell table:number-columns-repeated="43" table:style-name="ce218"/>
          <table:covered-table-cell table:style-name="ce267"/>
          <table:table-cell table:number-columns-repeated="4"/>
          <table:table-cell table:style-name="ce125"/>
          <table:table-cell table:number-columns-repeated="974"/>
        </table:table-row>
        <table:table-row table:style-name="ro1">
          <table:table-cell table:style-name="ce211"/>
          <table:table-cell table:style-name="ce621" office:value-type="string" calcext:value-type="string" table:number-columns-spanned="44" table:number-rows-spanned="1">
            <text:p>£ million</text:p>
          </table:table-cell>
          <table:covered-table-cell table:number-columns-repeated="42" table:style-name="ce236"/>
          <table:covered-table-cell table:style-name="ce250"/>
          <table:table-cell/>
          <table:table-cell table:style-name="ce125" table:number-columns-repeated="2"/>
          <table:table-cell table:style-name="ce275"/>
          <table:table-cell table:number-columns-repeated="975"/>
        </table:table-row>
        <table:table-row table:style-name="ro1">
          <table:table-cell table:style-name="ce212"/>
          <table:table-cell table:style-name="ce219" office:value-type="string" calcext:value-type="string" table:number-columns-spanned="22" table:number-rows-spanned="1">
            <text:p>Scotland</text:p>
          </table:table-cell>
          <table:covered-table-cell table:number-columns-repeated="20" table:style-name="ce236"/>
          <table:covered-table-cell table:style-name="ce250"/>
          <table:table-cell table:style-name="ce219" office:value-type="string" calcext:value-type="string" table:number-columns-spanned="22" table:number-rows-spanned="1">
            <text:p>UK</text:p>
          </table:table-cell>
          <table:covered-table-cell table:number-columns-repeated="20" table:style-name="ce262"/>
          <table:covered-table-cell table:style-name="ce268"/>
          <table:table-cell/>
          <table:table-cell table:style-name="ce151"/>
          <table:table-cell table:number-columns-repeated="4"/>
          <table:table-cell table:style-name="ce151"/>
          <table:table-cell table:style-name="ce6"/>
          <table:table-cell table:number-columns-repeated="2"/>
          <table:table-cell table:style-name="ce6"/>
          <table:table-cell table:number-columns-repeated="968"/>
        </table:table-row>
        <table:table-row table:style-name="ro1">
          <table:table-cell table:style-name="ce114"/>
          <table:table-cell table:style-name="ce220" office:value-type="string" calcext:value-type="string">
            <text:p>1998-99</text:p>
          </table:table-cell>
          <table:table-cell table:style-name="ce173" office:value-type="string" calcext:value-type="string">
            <text:p>1999-00</text:p>
          </table:table-cell>
          <table:table-cell table:style-name="ce173" office:value-type="string" calcext:value-type="string">
            <text:p>2000-01</text:p>
          </table:table-cell>
          <table:table-cell table:style-name="ce173" office:value-type="string" calcext:value-type="string">
            <text:p>2001-02</text:p>
          </table:table-cell>
          <table:table-cell table:style-name="ce173" office:value-type="string" calcext:value-type="string">
            <text:p>2002-03</text:p>
          </table:table-cell>
          <table:table-cell table:style-name="ce173" office:value-type="string" calcext:value-type="string">
            <text:p>2003-04</text:p>
          </table:table-cell>
          <table:table-cell table:style-name="ce173" office:value-type="string" calcext:value-type="string">
            <text:p>2004-05</text:p>
          </table:table-cell>
          <table:table-cell table:style-name="ce173" office:value-type="string" calcext:value-type="string">
            <text:p>2005-06</text:p>
          </table:table-cell>
          <table:table-cell table:style-name="ce173" office:value-type="string" calcext:value-type="string">
            <text:p>2006-07</text:p>
          </table:table-cell>
          <table:table-cell table:style-name="ce173" office:value-type="string" calcext:value-type="string">
            <text:p>2007-08</text:p>
          </table:table-cell>
          <table:table-cell table:style-name="ce173" office:value-type="string" calcext:value-type="string">
            <text:p>2008-09</text:p>
          </table:table-cell>
          <table:table-cell table:style-name="ce173" office:value-type="string" calcext:value-type="string">
            <text:p>2009-10</text:p>
          </table:table-cell>
          <table:table-cell table:style-name="ce173" office:value-type="string" calcext:value-type="string">
            <text:p>2010-11</text:p>
          </table:table-cell>
          <table:table-cell table:style-name="ce173" office:value-type="string" calcext:value-type="string">
            <text:p>2011-12</text:p>
          </table:table-cell>
          <table:table-cell table:style-name="ce173" office:value-type="string" calcext:value-type="string">
            <text:p>2012-13</text:p>
          </table:table-cell>
          <table:table-cell table:style-name="ce173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260" office:value-type="string" calcext:value-type="string">
            <text:p>1998-99</text:p>
          </table:table-cell>
          <table:table-cell table:style-name="ce260" office:value-type="string" calcext:value-type="string">
            <text:p>1999-00</text:p>
          </table:table-cell>
          <table:table-cell table:style-name="ce260" office:value-type="string" calcext:value-type="string">
            <text:p>2000-01</text:p>
          </table:table-cell>
          <table:table-cell table:style-name="ce260" office:value-type="string" calcext:value-type="string">
            <text:p>2001-02</text:p>
          </table:table-cell>
          <table:table-cell table:style-name="ce260" office:value-type="string" calcext:value-type="string">
            <text:p>2002-03</text:p>
          </table:table-cell>
          <table:table-cell table:style-name="ce260" office:value-type="string" calcext:value-type="string">
            <text:p>2003-04</text:p>
          </table:table-cell>
          <table:table-cell table:style-name="ce260" office:value-type="string" calcext:value-type="string">
            <text:p>2004-05</text:p>
          </table:table-cell>
          <table:table-cell table:style-name="ce260" office:value-type="string" calcext:value-type="string">
            <text:p>2005-06</text:p>
          </table:table-cell>
          <table:table-cell table:style-name="ce260" office:value-type="string" calcext:value-type="string">
            <text:p>2006-07</text:p>
          </table:table-cell>
          <table:table-cell table:style-name="ce260" office:value-type="string" calcext:value-type="string">
            <text:p>2007-08</text:p>
          </table:table-cell>
          <table:table-cell table:style-name="ce260" office:value-type="string" calcext:value-type="string">
            <text:p>2008-09</text:p>
          </table:table-cell>
          <table:table-cell table:style-name="ce260" office:value-type="string" calcext:value-type="string">
            <text:p>2009-10</text:p>
          </table:table-cell>
          <table:table-cell table:style-name="ce260" office:value-type="string" calcext:value-type="string">
            <text:p>2010-11</text:p>
          </table:table-cell>
          <table:table-cell table:style-name="ce260" office:value-type="string" calcext:value-type="string">
            <text:p>2011-12</text:p>
          </table:table-cell>
          <table:table-cell table:style-name="ce260" office:value-type="string" calcext:value-type="string">
            <text:p>2012-13</text:p>
          </table:table-cell>
          <table:table-cell table:style-name="ce260" office:value-type="string" calcext:value-type="string">
            <text:p>2013-14</text:p>
          </table:table-cell>
          <table:table-cell table:style-name="ce260" office:value-type="string" calcext:value-type="string">
            <text:p>2014-15</text:p>
          </table:table-cell>
          <table:table-cell table:style-name="ce260" office:value-type="string" calcext:value-type="string">
            <text:p>2015-16</text:p>
          </table:table-cell>
          <table:table-cell table:style-name="ce260" office:value-type="string" calcext:value-type="string">
            <text:p>2016-17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string" calcext:value-type="string">
            <text:p>2018-19</text:p>
          </table:table-cell>
          <table:table-cell table:style-name="ce269" office:value-type="string" calcext:value-type="string">
            <text:p>2019-20</text:p>
          </table:table-cell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number-columns-repeated="967"/>
        </table:table-row>
        <table:table-row table:style-name="ro1">
          <table:table-cell table:style-name="ce213" office:value-type="string" calcext:value-type="string">
            <text:p>Income tax (gross of tax credits)</text:p>
          </table:table-cell>
          <table:table-cell table:style-name="ce221" office:value-type="float" office:value="6589.8" calcext:value-type="float">
            <text:p>6,590</text:p>
          </table:table-cell>
          <table:table-cell table:style-name="ce237" office:value-type="float" office:value="6799.89" calcext:value-type="float">
            <text:p>6,800</text:p>
          </table:table-cell>
          <table:table-cell table:style-name="ce237" office:value-type="float" office:value="7470.06" calcext:value-type="float">
            <text:p>7,470</text:p>
          </table:table-cell>
          <table:table-cell table:style-name="ce237" office:value-type="float" office:value="7741.75" calcext:value-type="float">
            <text:p>7,742</text:p>
          </table:table-cell>
          <table:table-cell table:style-name="ce237" office:value-type="float" office:value="7957.78" calcext:value-type="float">
            <text:p>7,958</text:p>
          </table:table-cell>
          <table:table-cell table:style-name="ce237" office:value-type="float" office:value="8566.37" calcext:value-type="float">
            <text:p>8,566</text:p>
          </table:table-cell>
          <table:table-cell table:style-name="ce237" office:value-type="float" office:value="9158.91" calcext:value-type="float">
            <text:p>9,159</text:p>
          </table:table-cell>
          <table:table-cell table:style-name="ce237" office:value-type="float" office:value="9895.7" calcext:value-type="float">
            <text:p>9,896</text:p>
          </table:table-cell>
          <table:table-cell table:style-name="ce237" office:value-type="float" office:value="10807.49" calcext:value-type="float">
            <text:p>10,807</text:p>
          </table:table-cell>
          <table:table-cell table:style-name="ce237" office:value-type="float" office:value="11638.46" calcext:value-type="float">
            <text:p>11,638</text:p>
          </table:table-cell>
          <table:table-cell table:style-name="ce237" office:value-type="float" office:value="11120.16" calcext:value-type="float">
            <text:p>11,120</text:p>
          </table:table-cell>
          <table:table-cell table:style-name="ce237" office:value-type="float" office:value="10785.59" calcext:value-type="float">
            <text:p>10,786</text:p>
          </table:table-cell>
          <table:table-cell table:style-name="ce237" office:value-type="float" office:value="11287.83" calcext:value-type="float">
            <text:p>11,288</text:p>
          </table:table-cell>
          <table:table-cell table:style-name="ce237" office:value-type="float" office:value="11248.8" calcext:value-type="float">
            <text:p>11,249</text:p>
          </table:table-cell>
          <table:table-cell table:style-name="ce237" office:value-type="float" office:value="11144.03" calcext:value-type="float">
            <text:p>11,144</text:p>
          </table:table-cell>
          <table:table-cell table:style-name="ce237" office:value-type="float" office:value="11392.44" calcext:value-type="float">
            <text:p>11,392</text:p>
          </table:table-cell>
          <table:table-cell table:style-name="ce237" office:value-type="float" office:value="11864.64" calcext:value-type="float">
            <text:p>11,865</text:p>
          </table:table-cell>
          <table:table-cell table:style-name="ce237" office:value-type="float" office:value="11725.1" calcext:value-type="float">
            <text:p>11,725</text:p>
          </table:table-cell>
          <table:table-cell table:style-name="ce237" office:value-type="float" office:value="11835.56" calcext:value-type="float">
            <text:p>11,836</text:p>
          </table:table-cell>
          <table:table-cell table:style-name="ce237" office:value-type="float" office:value="11963.99" calcext:value-type="float">
            <text:p>11,964</text:p>
          </table:table-cell>
          <table:table-cell table:style-name="ce237" office:value-type="float" office:value="12829.81" calcext:value-type="float">
            <text:p>12,830</text:p>
          </table:table-cell>
          <table:table-cell table:style-name="ce251" office:value-type="float" office:value="13017.67" calcext:value-type="float">
            <text:p>13,018</text:p>
          </table:table-cell>
          <table:table-cell table:style-name="ce261" office:value-type="float" office:value="89025" calcext:value-type="float">
            <text:p>89,025</text:p>
          </table:table-cell>
          <table:table-cell table:style-name="ce263" office:value-type="float" office:value="96690" calcext:value-type="float">
            <text:p>96,690</text:p>
          </table:table-cell>
          <table:table-cell table:style-name="ce263" office:value-type="float" office:value="107088" calcext:value-type="float">
            <text:p>107,088</text:p>
          </table:table-cell>
          <table:table-cell table:style-name="ce263" office:value-type="float" office:value="108640" calcext:value-type="float">
            <text:p>108,640</text:p>
          </table:table-cell>
          <table:table-cell table:style-name="ce263" office:value-type="float" office:value="110777" calcext:value-type="float">
            <text:p>110,777</text:p>
          </table:table-cell>
          <table:table-cell table:style-name="ce263" office:value-type="float" office:value="116921" calcext:value-type="float">
            <text:p>116,921</text:p>
          </table:table-cell>
          <table:table-cell table:style-name="ce263" office:value-type="float" office:value="126436" calcext:value-type="float">
            <text:p>126,436</text:p>
          </table:table-cell>
          <table:table-cell table:style-name="ce263" office:value-type="float" office:value="136075" calcext:value-type="float">
            <text:p>136,075</text:p>
          </table:table-cell>
          <table:table-cell table:style-name="ce263" office:value-type="float" office:value="146513" calcext:value-type="float">
            <text:p>146,513</text:p>
          </table:table-cell>
          <table:table-cell table:style-name="ce263" office:value-type="float" office:value="157093" calcext:value-type="float">
            <text:p>157,093</text:p>
          </table:table-cell>
          <table:table-cell table:style-name="ce263" office:value-type="float" office:value="150840" calcext:value-type="float">
            <text:p>150,840</text:p>
          </table:table-cell>
          <table:table-cell table:style-name="ce263" office:value-type="float" office:value="147135" calcext:value-type="float">
            <text:p>147,135</text:p>
          </table:table-cell>
          <table:table-cell table:style-name="ce263" office:value-type="float" office:value="153257" calcext:value-type="float">
            <text:p>153,257</text:p>
          </table:table-cell>
          <table:table-cell table:style-name="ce263" office:value-type="float" office:value="152703" calcext:value-type="float">
            <text:p>152,703</text:p>
          </table:table-cell>
          <table:table-cell table:style-name="ce263" office:value-type="float" office:value="152292" calcext:value-type="float">
            <text:p>152,292</text:p>
          </table:table-cell>
          <table:table-cell table:style-name="ce263" office:value-type="float" office:value="157619" calcext:value-type="float">
            <text:p>157,619</text:p>
          </table:table-cell>
          <table:table-cell table:style-name="ce263" office:value-type="float" office:value="163619" calcext:value-type="float">
            <text:p>163,619</text:p>
          </table:table-cell>
          <table:table-cell table:style-name="ce263" office:value-type="float" office:value="168874" calcext:value-type="float">
            <text:p>168,874</text:p>
          </table:table-cell>
          <table:table-cell table:style-name="ce263" office:value-type="float" office:value="177247" calcext:value-type="float">
            <text:p>177,247</text:p>
          </table:table-cell>
          <table:table-cell table:style-name="ce263" office:value-type="float" office:value="180593" calcext:value-type="float">
            <text:p>180,593</text:p>
          </table:table-cell>
          <table:table-cell table:style-name="ce263" office:value-type="float" office:value="192528" calcext:value-type="float">
            <text:p>192,528</text:p>
          </table:table-cell>
          <table:table-cell table:style-name="ce251" office:value-type="float" office:value="195330" calcext:value-type="float">
            <text:p>195,3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1">
          <table:table-cell table:style-name="ce212" office:value-type="string" calcext:value-type="string">
            <text:p>National insurance contributions</text:p>
          </table:table-cell>
          <table:table-cell table:style-name="ce222" office:value-type="float" office:value="4580.25" calcext:value-type="float">
            <text:p>4,580</text:p>
          </table:table-cell>
          <table:table-cell table:style-name="ce238" office:value-type="float" office:value="4663.24" calcext:value-type="float">
            <text:p>4,663</text:p>
          </table:table-cell>
          <table:table-cell table:style-name="ce238" office:value-type="float" office:value="5033.32" calcext:value-type="float">
            <text:p>5,033</text:p>
          </table:table-cell>
          <table:table-cell table:style-name="ce238" office:value-type="float" office:value="5144.67" calcext:value-type="float">
            <text:p>5,145</text:p>
          </table:table-cell>
          <table:table-cell table:style-name="ce238" office:value-type="float" office:value="5168.27" calcext:value-type="float">
            <text:p>5,168</text:p>
          </table:table-cell>
          <table:table-cell table:style-name="ce238" office:value-type="float" office:value="6082.99" calcext:value-type="float">
            <text:p>6,083</text:p>
          </table:table-cell>
          <table:table-cell table:style-name="ce238" office:value-type="float" office:value="6533.85" calcext:value-type="float">
            <text:p>6,534</text:p>
          </table:table-cell>
          <table:table-cell table:style-name="ce238" office:value-type="float" office:value="6925.46" calcext:value-type="float">
            <text:p>6,925</text:p>
          </table:table-cell>
          <table:table-cell table:style-name="ce238" office:value-type="float" office:value="7302.95" calcext:value-type="float">
            <text:p>7,303</text:p>
          </table:table-cell>
          <table:table-cell table:style-name="ce238" office:value-type="float" office:value="7838.77" calcext:value-type="float">
            <text:p>7,839</text:p>
          </table:table-cell>
          <table:table-cell table:style-name="ce238" office:value-type="float" office:value="7986.08" calcext:value-type="float">
            <text:p>7,986</text:p>
          </table:table-cell>
          <table:table-cell table:style-name="ce238" office:value-type="float" office:value="7911.16" calcext:value-type="float">
            <text:p>7,911</text:p>
          </table:table-cell>
          <table:table-cell table:style-name="ce238" office:value-type="float" office:value="7967.12" calcext:value-type="float">
            <text:p>7,967</text:p>
          </table:table-cell>
          <table:table-cell table:style-name="ce238" office:value-type="float" office:value="8270.4" calcext:value-type="float">
            <text:p>8,270</text:p>
          </table:table-cell>
          <table:table-cell table:style-name="ce238" office:value-type="float" office:value="8580.63" calcext:value-type="float">
            <text:p>8,581</text:p>
          </table:table-cell>
          <table:table-cell table:style-name="ce238" office:value-type="float" office:value="8797.61" calcext:value-type="float">
            <text:p>8,798</text:p>
          </table:table-cell>
          <table:table-cell table:style-name="ce238" office:value-type="float" office:value="9069.63" calcext:value-type="float">
            <text:p>9,070</text:p>
          </table:table-cell>
          <table:table-cell table:style-name="ce238" office:value-type="float" office:value="9065.83" calcext:value-type="float">
            <text:p>9,066</text:p>
          </table:table-cell>
          <table:table-cell table:style-name="ce238" office:value-type="float" office:value="10042.09" calcext:value-type="float">
            <text:p>10,042</text:p>
          </table:table-cell>
          <table:table-cell table:style-name="ce238" office:value-type="float" office:value="10460.01" calcext:value-type="float">
            <text:p>10,460</text:p>
          </table:table-cell>
          <table:table-cell table:style-name="ce238" office:value-type="float" office:value="10913.08" calcext:value-type="float">
            <text:p>10,913</text:p>
          </table:table-cell>
          <table:table-cell table:style-name="ce252" office:value-type="float" office:value="11459.86" calcext:value-type="float">
            <text:p>11,460</text:p>
          </table:table-cell>
          <table:table-cell table:style-name="ce222" office:value-type="float" office:value="54746" calcext:value-type="float">
            <text:p>54,746</text:p>
          </table:table-cell>
          <table:table-cell table:style-name="ce238" office:value-type="float" office:value="56935" calcext:value-type="float">
            <text:p>56,935</text:p>
          </table:table-cell>
          <table:table-cell table:style-name="ce238" office:value-type="float" office:value="62068" calcext:value-type="float">
            <text:p>62,068</text:p>
          </table:table-cell>
          <table:table-cell table:style-name="ce238" office:value-type="float" office:value="63162" calcext:value-type="float">
            <text:p>63,162</text:p>
          </table:table-cell>
          <table:table-cell table:style-name="ce238" office:value-type="float" office:value="63529" calcext:value-type="float">
            <text:p>63,529</text:p>
          </table:table-cell>
          <table:table-cell table:style-name="ce238" office:value-type="float" office:value="75148" calcext:value-type="float">
            <text:p>75,148</text:p>
          </table:table-cell>
          <table:table-cell table:style-name="ce238" office:value-type="float" office:value="80923" calcext:value-type="float">
            <text:p>80,923</text:p>
          </table:table-cell>
          <table:table-cell table:style-name="ce238" office:value-type="float" office:value="85559" calcext:value-type="float">
            <text:p>85,559</text:p>
          </table:table-cell>
          <table:table-cell table:style-name="ce238" office:value-type="float" office:value="90916" calcext:value-type="float">
            <text:p>90,916</text:p>
          </table:table-cell>
          <table:table-cell table:style-name="ce238" office:value-type="float" office:value="95437" calcext:value-type="float">
            <text:p>95,437</text:p>
          </table:table-cell>
          <table:table-cell table:style-name="ce238" office:value-type="float" office:value="96613" calcext:value-type="float">
            <text:p>96,613</text:p>
          </table:table-cell>
          <table:table-cell table:style-name="ce238" office:value-type="float" office:value="96638" calcext:value-type="float">
            <text:p>96,638</text:p>
          </table:table-cell>
          <table:table-cell table:style-name="ce238" office:value-type="float" office:value="97747" calcext:value-type="float">
            <text:p>97,747</text:p>
          </table:table-cell>
          <table:table-cell table:style-name="ce204" office:value-type="float" office:value="101597" calcext:value-type="float">
            <text:p>101,597</text:p>
          </table:table-cell>
          <table:table-cell table:style-name="ce204" office:value-type="float" office:value="104483" calcext:value-type="float">
            <text:p>104,483</text:p>
          </table:table-cell>
          <table:table-cell table:style-name="ce204" office:value-type="float" office:value="107306" calcext:value-type="float">
            <text:p>107,306</text:p>
          </table:table-cell>
          <table:table-cell table:style-name="ce204" office:value-type="float" office:value="110260" calcext:value-type="float">
            <text:p>110,260</text:p>
          </table:table-cell>
          <table:table-cell table:style-name="ce204" office:value-type="float" office:value="114061" calcext:value-type="float">
            <text:p>114,061</text:p>
          </table:table-cell>
          <table:table-cell table:style-name="ce204" office:value-type="float" office:value="126241" calcext:value-type="float">
            <text:p>126,241</text:p>
          </table:table-cell>
          <table:table-cell table:style-name="ce204" office:value-type="float" office:value="131547" calcext:value-type="float">
            <text:p>131,547</text:p>
          </table:table-cell>
          <table:table-cell table:style-name="ce204" office:value-type="float" office:value="137257" calcext:value-type="float">
            <text:p>137,257</text:p>
          </table:table-cell>
          <table:table-cell table:style-name="ce270" office:value-type="float" office:value="144245" calcext:value-type="float">
            <text:p>144,24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Value added tax</text:p>
          </table:table-cell>
          <table:table-cell table:style-name="ce222" office:value-type="float" office:value="4505.55" calcext:value-type="float">
            <text:p>4,506</text:p>
          </table:table-cell>
          <table:table-cell table:style-name="ce238" office:value-type="float" office:value="4757.65" calcext:value-type="float">
            <text:p>4,758</text:p>
          </table:table-cell>
          <table:table-cell table:style-name="ce238" office:value-type="float" office:value="4946.26" calcext:value-type="float">
            <text:p>4,946</text:p>
          </table:table-cell>
          <table:table-cell table:style-name="ce238" office:value-type="float" office:value="5119.52" calcext:value-type="float">
            <text:p>5,120</text:p>
          </table:table-cell>
          <table:table-cell table:style-name="ce238" office:value-type="float" office:value="5098.74" calcext:value-type="float">
            <text:p>5,099</text:p>
          </table:table-cell>
          <table:table-cell table:style-name="ce238" office:value-type="float" office:value="5679.04" calcext:value-type="float">
            <text:p>5,679</text:p>
          </table:table-cell>
          <table:table-cell table:style-name="ce238" office:value-type="float" office:value="5890.28" calcext:value-type="float">
            <text:p>5,890</text:p>
          </table:table-cell>
          <table:table-cell table:style-name="ce238" office:value-type="float" office:value="6130.19" calcext:value-type="float">
            <text:p>6,130</text:p>
          </table:table-cell>
          <table:table-cell table:style-name="ce238" office:value-type="float" office:value="6759.81" calcext:value-type="float">
            <text:p>6,760</text:p>
          </table:table-cell>
          <table:table-cell table:style-name="ce238" office:value-type="float" office:value="6997.62" calcext:value-type="float">
            <text:p>6,998</text:p>
          </table:table-cell>
          <table:table-cell table:style-name="ce238" office:value-type="float" office:value="6546.49" calcext:value-type="float">
            <text:p>6,546</text:p>
          </table:table-cell>
          <table:table-cell table:style-name="ce238" office:value-type="float" office:value="6328.49" calcext:value-type="float">
            <text:p>6,328</text:p>
          </table:table-cell>
          <table:table-cell table:style-name="ce238" office:value-type="float" office:value="7461.04" calcext:value-type="float">
            <text:p>7,461</text:p>
          </table:table-cell>
          <table:table-cell table:style-name="ce238" office:value-type="float" office:value="8271.97" calcext:value-type="float">
            <text:p>8,272</text:p>
          </table:table-cell>
          <table:table-cell table:style-name="ce238" office:value-type="float" office:value="8518.78" calcext:value-type="float">
            <text:p>8,519</text:p>
          </table:table-cell>
          <table:table-cell table:style-name="ce238" office:value-type="float" office:value="9037.16" calcext:value-type="float">
            <text:p>9,037</text:p>
          </table:table-cell>
          <table:table-cell table:style-name="ce238" office:value-type="float" office:value="9117.74" calcext:value-type="float">
            <text:p>9,118</text:p>
          </table:table-cell>
          <table:table-cell table:style-name="ce238" office:value-type="float" office:value="9616.24" calcext:value-type="float">
            <text:p>9,616</text:p>
          </table:table-cell>
          <table:table-cell table:style-name="ce238" office:value-type="float" office:value="9645.37" calcext:value-type="float">
            <text:p>9,645</text:p>
          </table:table-cell>
          <table:table-cell table:style-name="ce238" office:value-type="float" office:value="10535.96" calcext:value-type="float">
            <text:p>10,536</text:p>
          </table:table-cell>
          <table:table-cell table:style-name="ce238" office:value-type="float" office:value="11133.61" calcext:value-type="float">
            <text:p>11,134</text:p>
          </table:table-cell>
          <table:table-cell table:style-name="ce252" office:value-type="float" office:value="11014.88" calcext:value-type="float">
            <text:p>11,015</text:p>
          </table:table-cell>
          <table:table-cell table:style-name="ce222" office:value-type="float" office:value="53098" calcext:value-type="float">
            <text:p>53,098</text:p>
          </table:table-cell>
          <table:table-cell table:style-name="ce238" office:value-type="float" office:value="56979" calcext:value-type="float">
            <text:p>56,979</text:p>
          </table:table-cell>
          <table:table-cell table:style-name="ce238" office:value-type="float" office:value="59094" calcext:value-type="float">
            <text:p>59,094</text:p>
          </table:table-cell>
          <table:table-cell table:style-name="ce238" office:value-type="float" office:value="61792" calcext:value-type="float">
            <text:p>61,792</text:p>
          </table:table-cell>
          <table:table-cell table:style-name="ce238" office:value-type="float" office:value="64042" calcext:value-type="float">
            <text:p>64,042</text:p>
          </table:table-cell>
          <table:table-cell table:style-name="ce238" office:value-type="float" office:value="70510" calcext:value-type="float">
            <text:p>70,510</text:p>
          </table:table-cell>
          <table:table-cell table:style-name="ce238" office:value-type="float" office:value="72376" calcext:value-type="float">
            <text:p>72,376</text:p>
          </table:table-cell>
          <table:table-cell table:style-name="ce238" office:value-type="float" office:value="73381" calcext:value-type="float">
            <text:p>73,381</text:p>
          </table:table-cell>
          <table:table-cell table:style-name="ce238" office:value-type="float" office:value="78970" calcext:value-type="float">
            <text:p>78,970</text:p>
          </table:table-cell>
          <table:table-cell table:style-name="ce238" office:value-type="float" office:value="80949" calcext:value-type="float">
            <text:p>80,949</text:p>
          </table:table-cell>
          <table:table-cell table:style-name="ce238" office:value-type="float" office:value="75907" calcext:value-type="float">
            <text:p>75,907</text:p>
          </table:table-cell>
          <table:table-cell table:style-name="ce238" office:value-type="float" office:value="73630" calcext:value-type="float">
            <text:p>73,630</text:p>
          </table:table-cell>
          <table:table-cell table:style-name="ce238" office:value-type="float" office:value="86364" calcext:value-type="float">
            <text:p>86,364</text:p>
          </table:table-cell>
          <table:table-cell table:style-name="ce204" office:value-type="float" office:value="98172" calcext:value-type="float">
            <text:p>98,172</text:p>
          </table:table-cell>
          <table:table-cell table:style-name="ce204" office:value-type="float" office:value="100769" calcext:value-type="float">
            <text:p>100,769</text:p>
          </table:table-cell>
          <table:table-cell table:style-name="ce204" office:value-type="float" office:value="106521" calcext:value-type="float">
            <text:p>106,521</text:p>
          </table:table-cell>
          <table:table-cell table:style-name="ce204" office:value-type="float" office:value="111244" calcext:value-type="float">
            <text:p>111,244</text:p>
          </table:table-cell>
          <table:table-cell table:style-name="ce204" office:value-type="float" office:value="116703" calcext:value-type="float">
            <text:p>116,703</text:p>
          </table:table-cell>
          <table:table-cell table:style-name="ce204" office:value-type="float" office:value="121855" calcext:value-type="float">
            <text:p>121,855</text:p>
          </table:table-cell>
          <table:table-cell table:style-name="ce204" office:value-type="float" office:value="125494" calcext:value-type="float">
            <text:p>125,494</text:p>
          </table:table-cell>
          <table:table-cell table:style-name="ce204" office:value-type="float" office:value="133201" calcext:value-type="float">
            <text:p>133,201</text:p>
          </table:table-cell>
          <table:table-cell table:style-name="ce270" office:value-type="float" office:value="133819" calcext:value-type="float">
            <text:p>133,8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1">
          <table:table-cell table:style-name="ce212" office:value-type="string" calcext:value-type="string">
            <text:p>Onshore Corporation tax</text:p>
          </table:table-cell>
          <table:table-cell table:style-name="ce222" office:value-type="float" office:value="2290.83" calcext:value-type="float">
            <text:p>2,291</text:p>
          </table:table-cell>
          <table:table-cell table:style-name="ce238" office:value-type="float" office:value="2568.42" calcext:value-type="float">
            <text:p>2,568</text:p>
          </table:table-cell>
          <table:table-cell table:style-name="ce238" office:value-type="float" office:value="2499.85" calcext:value-type="float">
            <text:p>2,500</text:p>
          </table:table-cell>
          <table:table-cell table:style-name="ce238" office:value-type="float" office:value="2260.38" calcext:value-type="float">
            <text:p>2,260</text:p>
          </table:table-cell>
          <table:table-cell table:style-name="ce238" office:value-type="float" office:value="2078.62" calcext:value-type="float">
            <text:p>2,079</text:p>
          </table:table-cell>
          <table:table-cell table:style-name="ce238" office:value-type="float" office:value="2127.01" calcext:value-type="float">
            <text:p>2,127</text:p>
          </table:table-cell>
          <table:table-cell table:style-name="ce238" office:value-type="float" office:value="2595.4" calcext:value-type="float">
            <text:p>2,595</text:p>
          </table:table-cell>
          <table:table-cell table:style-name="ce238" office:value-type="float" office:value="2939.43" calcext:value-type="float">
            <text:p>2,939</text:p>
          </table:table-cell>
          <table:table-cell table:style-name="ce238" office:value-type="float" office:value="2868.98" calcext:value-type="float">
            <text:p>2,869</text:p>
          </table:table-cell>
          <table:table-cell table:style-name="ce238" office:value-type="float" office:value="2833.01" calcext:value-type="float">
            <text:p>2,833</text:p>
          </table:table-cell>
          <table:table-cell table:style-name="ce238" office:value-type="float" office:value="2278.56" calcext:value-type="float">
            <text:p>2,279</text:p>
          </table:table-cell>
          <table:table-cell table:style-name="ce238" office:value-type="float" office:value="2535.27" calcext:value-type="float">
            <text:p>2,535</text:p>
          </table:table-cell>
          <table:table-cell table:style-name="ce238" office:value-type="float" office:value="2548.57" calcext:value-type="float">
            <text:p>2,549</text:p>
          </table:table-cell>
          <table:table-cell table:style-name="ce238" office:value-type="float" office:value="2362.83" calcext:value-type="float">
            <text:p>2,363</text:p>
          </table:table-cell>
          <table:table-cell table:style-name="ce238" office:value-type="float" office:value="2569.08" calcext:value-type="float">
            <text:p>2,569</text:p>
          </table:table-cell>
          <table:table-cell table:style-name="ce238" office:value-type="float" office:value="2556.32" calcext:value-type="float">
            <text:p>2,556</text:p>
          </table:table-cell>
          <table:table-cell table:style-name="ce238" office:value-type="float" office:value="3094.57" calcext:value-type="float">
            <text:p>3,095</text:p>
          </table:table-cell>
          <table:table-cell table:style-name="ce238" office:value-type="float" office:value="2764.93" calcext:value-type="float">
            <text:p>2,765</text:p>
          </table:table-cell>
          <table:table-cell table:style-name="ce238" office:value-type="float" office:value="3484.91" calcext:value-type="float">
            <text:p>3,485</text:p>
          </table:table-cell>
          <table:table-cell table:style-name="ce238" office:value-type="float" office:value="3314.54" calcext:value-type="float">
            <text:p>3,315</text:p>
          </table:table-cell>
          <table:table-cell table:style-name="ce238" office:value-type="float" office:value="3485.26" calcext:value-type="float">
            <text:p>3,485</text:p>
          </table:table-cell>
          <table:table-cell table:style-name="ce252" office:value-type="float" office:value="3179.57" calcext:value-type="float">
            <text:p>3,180</text:p>
          </table:table-cell>
          <table:table-cell table:style-name="ce222" office:value-type="float" office:value="29080" calcext:value-type="float">
            <text:p>29,080</text:p>
          </table:table-cell>
          <table:table-cell table:style-name="ce238" office:value-type="float" office:value="33142" calcext:value-type="float">
            <text:p>33,142</text:p>
          </table:table-cell>
          <table:table-cell table:style-name="ce238" office:value-type="float" office:value="32228" calcext:value-type="float">
            <text:p>32,228</text:p>
          </table:table-cell>
          <table:table-cell table:style-name="ce238" office:value-type="float" office:value="29152" calcext:value-type="float">
            <text:p>29,152</text:p>
          </table:table-cell>
          <table:table-cell table:style-name="ce238" office:value-type="float" office:value="26390" calcext:value-type="float">
            <text:p>26,390</text:p>
          </table:table-cell>
          <table:table-cell table:style-name="ce238" office:value-type="float" office:value="27629" calcext:value-type="float">
            <text:p>27,629</text:p>
          </table:table-cell>
          <table:table-cell table:style-name="ce238" office:value-type="float" office:value="33723" calcext:value-type="float">
            <text:p>33,723</text:p>
          </table:table-cell>
          <table:table-cell table:style-name="ce238" office:value-type="float" office:value="37998" calcext:value-type="float">
            <text:p>37,998</text:p>
          </table:table-cell>
          <table:table-cell table:style-name="ce238" office:value-type="float" office:value="40668" calcext:value-type="float">
            <text:p>40,668</text:p>
          </table:table-cell>
          <table:table-cell table:style-name="ce238" office:value-type="float" office:value="39714" calcext:value-type="float">
            <text:p>39,714</text:p>
          </table:table-cell>
          <table:table-cell table:style-name="ce238" office:value-type="float" office:value="30128" calcext:value-type="float">
            <text:p>30,128</text:p>
          </table:table-cell>
          <table:table-cell table:style-name="ce238" office:value-type="float" office:value="34405" calcext:value-type="float">
            <text:p>34,405</text:p>
          </table:table-cell>
          <table:table-cell table:style-name="ce238" office:value-type="float" office:value="36287" calcext:value-type="float">
            <text:p>36,287</text:p>
          </table:table-cell>
          <table:table-cell table:style-name="ce204" office:value-type="float" office:value="34160" calcext:value-type="float">
            <text:p>34,160</text:p>
          </table:table-cell>
          <table:table-cell table:style-name="ce204" office:value-type="float" office:value="36464" calcext:value-type="float">
            <text:p>36,464</text:p>
          </table:table-cell>
          <table:table-cell table:style-name="ce204" office:value-type="float" office:value="37282" calcext:value-type="float">
            <text:p>37,282</text:p>
          </table:table-cell>
          <table:table-cell table:style-name="ce204" office:value-type="float" office:value="42546" calcext:value-type="float">
            <text:p>42,546</text:p>
          </table:table-cell>
          <table:table-cell table:style-name="ce204" office:value-type="float" office:value="44100" calcext:value-type="float">
            <text:p>44,100</text:p>
          </table:table-cell>
          <table:table-cell table:style-name="ce204" office:value-type="float" office:value="52659" calcext:value-type="float">
            <text:p>52,659</text:p>
          </table:table-cell>
          <table:table-cell table:style-name="ce204" office:value-type="float" office:value="53140" calcext:value-type="float">
            <text:p>53,140</text:p>
          </table:table-cell>
          <table:table-cell table:style-name="ce204" office:value-type="float" office:value="55911" calcext:value-type="float">
            <text:p>55,911</text:p>
          </table:table-cell>
          <table:table-cell table:style-name="ce270" office:value-type="float" office:value="50992" calcext:value-type="float">
            <text:p>50,9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Fuel duties</text:p>
          </table:table-cell>
          <table:table-cell table:style-name="ce222" office:value-type="float" office:value="1773.86" calcext:value-type="float">
            <text:p>1,774</text:p>
          </table:table-cell>
          <table:table-cell table:style-name="ce238" office:value-type="float" office:value="1779.21" calcext:value-type="float">
            <text:p>1,779</text:p>
          </table:table-cell>
          <table:table-cell table:style-name="ce238" office:value-type="float" office:value="1810.12" calcext:value-type="float">
            <text:p>1,810</text:p>
          </table:table-cell>
          <table:table-cell table:style-name="ce238" office:value-type="float" office:value="1779.01" calcext:value-type="float">
            <text:p>1,779</text:p>
          </table:table-cell>
          <table:table-cell table:style-name="ce238" office:value-type="float" office:value="1787.8" calcext:value-type="float">
            <text:p>1,788</text:p>
          </table:table-cell>
          <table:table-cell table:style-name="ce238" office:value-type="float" office:value="1866.53" calcext:value-type="float">
            <text:p>1,867</text:p>
          </table:table-cell>
          <table:table-cell table:style-name="ce238" office:value-type="float" office:value="1914.25" calcext:value-type="float">
            <text:p>1,914</text:p>
          </table:table-cell>
          <table:table-cell table:style-name="ce238" office:value-type="float" office:value="1911.94" calcext:value-type="float">
            <text:p>1,912</text:p>
          </table:table-cell>
          <table:table-cell table:style-name="ce238" office:value-type="float" office:value="1943.42" calcext:value-type="float">
            <text:p>1,943</text:p>
          </table:table-cell>
          <table:table-cell table:style-name="ce238" office:value-type="float" office:value="2063.82" calcext:value-type="float">
            <text:p>2,064</text:p>
          </table:table-cell>
          <table:table-cell table:style-name="ce238" office:value-type="float" office:value="2055.04" calcext:value-type="float">
            <text:p>2,055</text:p>
          </table:table-cell>
          <table:table-cell table:style-name="ce238" office:value-type="float" office:value="2194.11" calcext:value-type="float">
            <text:p>2,194</text:p>
          </table:table-cell>
          <table:table-cell table:style-name="ce238" office:value-type="float" office:value="2278.16" calcext:value-type="float">
            <text:p>2,278</text:p>
          </table:table-cell>
          <table:table-cell table:style-name="ce238" office:value-type="float" office:value="2237.51" calcext:value-type="float">
            <text:p>2,238</text:p>
          </table:table-cell>
          <table:table-cell table:style-name="ce238" office:value-type="float" office:value="2238.69" calcext:value-type="float">
            <text:p>2,239</text:p>
          </table:table-cell>
          <table:table-cell table:style-name="ce238" office:value-type="float" office:value="2269.36" calcext:value-type="float">
            <text:p>2,269</text:p>
          </table:table-cell>
          <table:table-cell table:style-name="ce238" office:value-type="float" office:value="2293.92" calcext:value-type="float">
            <text:p>2,294</text:p>
          </table:table-cell>
          <table:table-cell table:style-name="ce238" office:value-type="float" office:value="2318.39" calcext:value-type="float">
            <text:p>2,318</text:p>
          </table:table-cell>
          <table:table-cell table:style-name="ce238" office:value-type="float" office:value="2372.9" calcext:value-type="float">
            <text:p>2,373</text:p>
          </table:table-cell>
          <table:table-cell table:style-name="ce238" office:value-type="float" office:value="2426.16" calcext:value-type="float">
            <text:p>2,426</text:p>
          </table:table-cell>
          <table:table-cell table:style-name="ce238" office:value-type="float" office:value="2427.78" calcext:value-type="float">
            <text:p>2,428</text:p>
          </table:table-cell>
          <table:table-cell table:style-name="ce252" office:value-type="float" office:value="2392.11" calcext:value-type="float">
            <text:p>2,392</text:p>
          </table:table-cell>
          <table:table-cell table:style-name="ce222" office:value-type="float" office:value="21553" calcext:value-type="float">
            <text:p>21,553</text:p>
          </table:table-cell>
          <table:table-cell table:style-name="ce238" office:value-type="float" office:value="22510" calcext:value-type="float">
            <text:p>22,510</text:p>
          </table:table-cell>
          <table:table-cell table:style-name="ce238" office:value-type="float" office:value="22630" calcext:value-type="float">
            <text:p>22,630</text:p>
          </table:table-cell>
          <table:table-cell table:style-name="ce238" office:value-type="float" office:value="21916" calcext:value-type="float">
            <text:p>21,916</text:p>
          </table:table-cell>
          <table:table-cell table:style-name="ce238" office:value-type="float" office:value="22147" calcext:value-type="float">
            <text:p>22,147</text:p>
          </table:table-cell>
          <table:table-cell table:style-name="ce238" office:value-type="float" office:value="22786" calcext:value-type="float">
            <text:p>22,786</text:p>
          </table:table-cell>
          <table:table-cell table:style-name="ce238" office:value-type="float" office:value="23313" calcext:value-type="float">
            <text:p>23,313</text:p>
          </table:table-cell>
          <table:table-cell table:style-name="ce238" office:value-type="float" office:value="23438" calcext:value-type="float">
            <text:p>23,438</text:p>
          </table:table-cell>
          <table:table-cell table:style-name="ce238" office:value-type="float" office:value="23585" calcext:value-type="float">
            <text:p>23,585</text:p>
          </table:table-cell>
          <table:table-cell table:style-name="ce238" office:value-type="float" office:value="24905" calcext:value-type="float">
            <text:p>24,905</text:p>
          </table:table-cell>
          <table:table-cell table:style-name="ce238" office:value-type="float" office:value="24615" calcext:value-type="float">
            <text:p>24,615</text:p>
          </table:table-cell>
          <table:table-cell table:style-name="ce238" office:value-type="float" office:value="26197" calcext:value-type="float">
            <text:p>26,197</text:p>
          </table:table-cell>
          <table:table-cell table:style-name="ce238" office:value-type="float" office:value="27256" calcext:value-type="float">
            <text:p>27,256</text:p>
          </table:table-cell>
          <table:table-cell table:style-name="ce204" office:value-type="float" office:value="26798" calcext:value-type="float">
            <text:p>26,798</text:p>
          </table:table-cell>
          <table:table-cell table:style-name="ce204" office:value-type="float" office:value="26571" calcext:value-type="float">
            <text:p>26,571</text:p>
          </table:table-cell>
          <table:table-cell table:style-name="ce204" office:value-type="float" office:value="26881" calcext:value-type="float">
            <text:p>26,881</text:p>
          </table:table-cell>
          <table:table-cell table:style-name="ce204" office:value-type="float" office:value="27155" calcext:value-type="float">
            <text:p>27,155</text:p>
          </table:table-cell>
          <table:table-cell table:style-name="ce204" office:value-type="float" office:value="27621" calcext:value-type="float">
            <text:p>27,621</text:p>
          </table:table-cell>
          <table:table-cell table:style-name="ce204" office:value-type="float" office:value="27937" calcext:value-type="float">
            <text:p>27,937</text:p>
          </table:table-cell>
          <table:table-cell table:style-name="ce204" office:value-type="float" office:value="27878" calcext:value-type="float">
            <text:p>27,878</text:p>
          </table:table-cell>
          <table:table-cell table:style-name="ce204" office:value-type="float" office:value="27993" calcext:value-type="float">
            <text:p>27,993</text:p>
          </table:table-cell>
          <table:table-cell table:style-name="ce270" office:value-type="float" office:value="27572" calcext:value-type="float">
            <text:p>27,57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Non-domestic rates</text:p>
          </table:table-cell>
          <table:table-cell table:style-name="ce222" office:value-type="float" office:value="1435.94" calcext:value-type="float">
            <text:p>1,436</text:p>
          </table:table-cell>
          <table:table-cell table:style-name="ce238" office:value-type="float" office:value="1496.65" calcext:value-type="float">
            <text:p>1,497</text:p>
          </table:table-cell>
          <table:table-cell table:style-name="ce238" office:value-type="float" office:value="1578" calcext:value-type="float">
            <text:p>1,578</text:p>
          </table:table-cell>
          <table:table-cell table:style-name="ce238" office:value-type="float" office:value="1670" calcext:value-type="float">
            <text:p>1,670</text:p>
          </table:table-cell>
          <table:table-cell table:style-name="ce238" office:value-type="float" office:value="1705" calcext:value-type="float">
            <text:p>1,705</text:p>
          </table:table-cell>
          <table:table-cell table:style-name="ce238" office:value-type="float" office:value="1706" calcext:value-type="float">
            <text:p>1,706</text:p>
          </table:table-cell>
          <table:table-cell table:style-name="ce238" office:value-type="float" office:value="1813" calcext:value-type="float">
            <text:p>1,813</text:p>
          </table:table-cell>
          <table:table-cell table:number-columns-repeated="2" table:style-name="ce238" office:value-type="float" office:value="1933" calcext:value-type="float">
            <text:p>1,933</text:p>
          </table:table-cell>
          <table:table-cell table:style-name="ce238" office:value-type="float" office:value="1928" calcext:value-type="float">
            <text:p>1,928</text:p>
          </table:table-cell>
          <table:table-cell table:style-name="ce238" office:value-type="float" office:value="1924" calcext:value-type="float">
            <text:p>1,924</text:p>
          </table:table-cell>
          <table:table-cell table:style-name="ce238" office:value-type="float" office:value="2010" calcext:value-type="float">
            <text:p>2,010</text:p>
          </table:table-cell>
          <table:table-cell table:style-name="ce238" office:value-type="float" office:value="2138" calcext:value-type="float">
            <text:p>2,138</text:p>
          </table:table-cell>
          <table:table-cell table:style-name="ce238" office:value-type="float" office:value="2251" calcext:value-type="float">
            <text:p>2,251</text:p>
          </table:table-cell>
          <table:table-cell table:style-name="ce238" office:value-type="float" office:value="2347" calcext:value-type="float">
            <text:p>2,347</text:p>
          </table:table-cell>
          <table:table-cell table:style-name="ce238" office:value-type="float" office:value="2367" calcext:value-type="float">
            <text:p>2,367</text:p>
          </table:table-cell>
          <table:table-cell table:style-name="ce238" office:value-type="float" office:value="2511" calcext:value-type="float">
            <text:p>2,511</text:p>
          </table:table-cell>
          <table:table-cell table:style-name="ce238" office:value-type="float" office:value="2579" calcext:value-type="float">
            <text:p>2,579</text:p>
          </table:table-cell>
          <table:table-cell table:style-name="ce238" office:value-type="float" office:value="2731.51" calcext:value-type="float">
            <text:p>2,732</text:p>
          </table:table-cell>
          <table:table-cell table:style-name="ce238" office:value-type="float" office:value="2762" calcext:value-type="float">
            <text:p>2,762</text:p>
          </table:table-cell>
          <table:table-cell table:style-name="ce238" office:value-type="float" office:value="2847" calcext:value-type="float">
            <text:p>2,847</text:p>
          </table:table-cell>
          <table:table-cell table:style-name="ce252" office:value-type="float" office:value="2761" calcext:value-type="float">
            <text:p>2,761</text:p>
          </table:table-cell>
          <table:table-cell table:style-name="ce222" office:value-type="float" office:value="14300" calcext:value-type="float">
            <text:p>14,300</text:p>
          </table:table-cell>
          <table:table-cell table:style-name="ce238" office:value-type="float" office:value="15113" calcext:value-type="float">
            <text:p>15,113</text:p>
          </table:table-cell>
          <table:table-cell table:style-name="ce238" office:value-type="float" office:value="16204" calcext:value-type="float">
            <text:p>16,204</text:p>
          </table:table-cell>
          <table:table-cell table:style-name="ce238" office:value-type="float" office:value="17446" calcext:value-type="float">
            <text:p>17,446</text:p>
          </table:table-cell>
          <table:table-cell table:style-name="ce238" office:value-type="float" office:value="17988" calcext:value-type="float">
            <text:p>17,988</text:p>
          </table:table-cell>
          <table:table-cell table:style-name="ce238" office:value-type="float" office:value="17922" calcext:value-type="float">
            <text:p>17,922</text:p>
          </table:table-cell>
          <table:table-cell table:style-name="ce238" office:value-type="float" office:value="18345" calcext:value-type="float">
            <text:p>18,345</text:p>
          </table:table-cell>
          <table:table-cell table:style-name="ce238" office:value-type="float" office:value="19457" calcext:value-type="float">
            <text:p>19,457</text:p>
          </table:table-cell>
          <table:table-cell table:style-name="ce238" office:value-type="float" office:value="20504" calcext:value-type="float">
            <text:p>20,504</text:p>
          </table:table-cell>
          <table:table-cell table:style-name="ce238" office:value-type="float" office:value="21087" calcext:value-type="float">
            <text:p>21,087</text:p>
          </table:table-cell>
          <table:table-cell table:style-name="ce238" office:value-type="float" office:value="22583" calcext:value-type="float">
            <text:p>22,583</text:p>
          </table:table-cell>
          <table:table-cell table:style-name="ce238" office:value-type="float" office:value="23285" calcext:value-type="float">
            <text:p>23,285</text:p>
          </table:table-cell>
          <table:table-cell table:style-name="ce238" office:value-type="float" office:value="23917" calcext:value-type="float">
            <text:p>23,917</text:p>
          </table:table-cell>
          <table:table-cell table:style-name="ce204" office:value-type="float" office:value="25314" calcext:value-type="float">
            <text:p>25,314</text:p>
          </table:table-cell>
          <table:table-cell table:style-name="ce204" office:value-type="float" office:value="26552" calcext:value-type="float">
            <text:p>26,552</text:p>
          </table:table-cell>
          <table:table-cell table:style-name="ce204" office:value-type="float" office:value="27336" calcext:value-type="float">
            <text:p>27,336</text:p>
          </table:table-cell>
          <table:table-cell table:style-name="ce204" office:value-type="float" office:value="27885" calcext:value-type="float">
            <text:p>27,885</text:p>
          </table:table-cell>
          <table:table-cell table:style-name="ce204" office:value-type="float" office:value="28607" calcext:value-type="float">
            <text:p>28,607</text:p>
          </table:table-cell>
          <table:table-cell table:style-name="ce204" office:value-type="float" office:value="29464" calcext:value-type="float">
            <text:p>29,464</text:p>
          </table:table-cell>
          <table:table-cell table:style-name="ce204" office:value-type="float" office:value="30277" calcext:value-type="float">
            <text:p>30,277</text:p>
          </table:table-cell>
          <table:table-cell table:style-name="ce204" office:value-type="float" office:value="31296" calcext:value-type="float">
            <text:p>31,296</text:p>
          </table:table-cell>
          <table:table-cell table:style-name="ce270" office:value-type="float" office:value="32142" calcext:value-type="float">
            <text:p>32,142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Council tax</text:p>
          </table:table-cell>
          <table:table-cell table:style-name="ce222" office:value-type="float" office:value="1155" calcext:value-type="float">
            <text:p>1,155</text:p>
          </table:table-cell>
          <table:table-cell table:style-name="ce238" office:value-type="float" office:value="1208" calcext:value-type="float">
            <text:p>1,208</text:p>
          </table:table-cell>
          <table:table-cell table:style-name="ce238" office:value-type="float" office:value="1285" calcext:value-type="float">
            <text:p>1,285</text:p>
          </table:table-cell>
          <table:table-cell table:style-name="ce238" office:value-type="float" office:value="1372" calcext:value-type="float">
            <text:p>1,372</text:p>
          </table:table-cell>
          <table:table-cell table:style-name="ce238" office:value-type="float" office:value="1455" calcext:value-type="float">
            <text:p>1,455</text:p>
          </table:table-cell>
          <table:table-cell table:style-name="ce238" office:value-type="float" office:value="1529" calcext:value-type="float">
            <text:p>1,529</text:p>
          </table:table-cell>
          <table:table-cell table:style-name="ce238" office:value-type="float" office:value="1615" calcext:value-type="float">
            <text:p>1,615</text:p>
          </table:table-cell>
          <table:table-cell table:style-name="ce238" office:value-type="float" office:value="1720" calcext:value-type="float">
            <text:p>1,720</text:p>
          </table:table-cell>
          <table:table-cell table:style-name="ce238" office:value-type="float" office:value="1807" calcext:value-type="float">
            <text:p>1,807</text:p>
          </table:table-cell>
          <table:table-cell table:style-name="ce238" office:value-type="float" office:value="1878" calcext:value-type="float">
            <text:p>1,878</text:p>
          </table:table-cell>
          <table:table-cell table:style-name="ce238" office:value-type="float" office:value="1900" calcext:value-type="float">
            <text:p>1,900</text:p>
          </table:table-cell>
          <table:table-cell table:style-name="ce238" office:value-type="float" office:value="1904" calcext:value-type="float">
            <text:p>1,904</text:p>
          </table:table-cell>
          <table:table-cell table:style-name="ce238" office:value-type="float" office:value="1913" calcext:value-type="float">
            <text:p>1,913</text:p>
          </table:table-cell>
          <table:table-cell table:style-name="ce238" office:value-type="float" office:value="1928" calcext:value-type="float">
            <text:p>1,928</text:p>
          </table:table-cell>
          <table:table-cell table:style-name="ce238" office:value-type="float" office:value="1949" calcext:value-type="float">
            <text:p>1,949</text:p>
          </table:table-cell>
          <table:table-cell table:style-name="ce238" office:value-type="float" office:value="1978" calcext:value-type="float">
            <text:p>1,978</text:p>
          </table:table-cell>
          <table:table-cell table:style-name="ce238" office:value-type="float" office:value="2014" calcext:value-type="float">
            <text:p>2,014</text:p>
          </table:table-cell>
          <table:table-cell table:style-name="ce238" office:value-type="float" office:value="2045" calcext:value-type="float">
            <text:p>2,045</text:p>
          </table:table-cell>
          <table:table-cell table:style-name="ce238" office:value-type="float" office:value="2074" calcext:value-type="float">
            <text:p>2,074</text:p>
          </table:table-cell>
          <table:table-cell table:style-name="ce238" office:value-type="float" office:value="2253" calcext:value-type="float">
            <text:p>2,253</text:p>
          </table:table-cell>
          <table:table-cell table:style-name="ce238" office:value-type="float" office:value="2359" calcext:value-type="float">
            <text:p>2,359</text:p>
          </table:table-cell>
          <table:table-cell table:style-name="ce252" office:value-type="float" office:value="2487" calcext:value-type="float">
            <text:p>2,487</text:p>
          </table:table-cell>
          <table:table-cell table:style-name="ce222" office:value-type="float" office:value="12146" calcext:value-type="float">
            <text:p>12,146</text:p>
          </table:table-cell>
          <table:table-cell table:style-name="ce238" office:value-type="float" office:value="13031" calcext:value-type="float">
            <text:p>13,031</text:p>
          </table:table-cell>
          <table:table-cell table:style-name="ce238" office:value-type="float" office:value="14314" calcext:value-type="float">
            <text:p>14,314</text:p>
          </table:table-cell>
          <table:table-cell table:style-name="ce238" office:value-type="float" office:value="15391" calcext:value-type="float">
            <text:p>15,391</text:p>
          </table:table-cell>
          <table:table-cell table:style-name="ce238" office:value-type="float" office:value="16797" calcext:value-type="float">
            <text:p>16,797</text:p>
          </table:table-cell>
          <table:table-cell table:style-name="ce238" office:value-type="float" office:value="18898" calcext:value-type="float">
            <text:p>18,898</text:p>
          </table:table-cell>
          <table:table-cell table:style-name="ce238" office:value-type="float" office:value="20049" calcext:value-type="float">
            <text:p>20,049</text:p>
          </table:table-cell>
          <table:table-cell table:style-name="ce238" office:value-type="float" office:value="21219" calcext:value-type="float">
            <text:p>21,219</text:p>
          </table:table-cell>
          <table:table-cell table:style-name="ce238" office:value-type="float" office:value="22333" calcext:value-type="float">
            <text:p>22,333</text:p>
          </table:table-cell>
          <table:table-cell table:style-name="ce238" office:value-type="float" office:value="23514" calcext:value-type="float">
            <text:p>23,514</text:p>
          </table:table-cell>
          <table:table-cell table:style-name="ce238" office:value-type="float" office:value="24516" calcext:value-type="float">
            <text:p>24,516</text:p>
          </table:table-cell>
          <table:table-cell table:style-name="ce238" office:value-type="float" office:value="25061" calcext:value-type="float">
            <text:p>25,061</text:p>
          </table:table-cell>
          <table:table-cell table:style-name="ce238" office:value-type="float" office:value="25563" calcext:value-type="float">
            <text:p>25,563</text:p>
          </table:table-cell>
          <table:table-cell table:style-name="ce204" office:value-type="float" office:value="25777" calcext:value-type="float">
            <text:p>25,777</text:p>
          </table:table-cell>
          <table:table-cell table:style-name="ce204" office:value-type="float" office:value="26146" calcext:value-type="float">
            <text:p>26,146</text:p>
          </table:table-cell>
          <table:table-cell table:style-name="ce204" office:value-type="float" office:value="27364" calcext:value-type="float">
            <text:p>27,364</text:p>
          </table:table-cell>
          <table:table-cell table:style-name="ce204" office:value-type="float" office:value="28144" calcext:value-type="float">
            <text:p>28,144</text:p>
          </table:table-cell>
          <table:table-cell table:style-name="ce204" office:value-type="float" office:value="28986" calcext:value-type="float">
            <text:p>28,986</text:p>
          </table:table-cell>
          <table:table-cell table:style-name="ce204" office:value-type="float" office:value="30361" calcext:value-type="float">
            <text:p>30,361</text:p>
          </table:table-cell>
          <table:table-cell table:style-name="ce204" office:value-type="float" office:value="32131" calcext:value-type="float">
            <text:p>32,131</text:p>
          </table:table-cell>
          <table:table-cell table:style-name="ce204" office:value-type="float" office:value="34831" calcext:value-type="float">
            <text:p>34,831</text:p>
          </table:table-cell>
          <table:table-cell table:style-name="ce270" office:value-type="float" office:value="36575" calcext:value-type="float">
            <text:p>36,57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VAT refunds</text:p>
          </table:table-cell>
          <table:table-cell table:style-name="ce222" office:value-type="float" office:value="489.39" calcext:value-type="float">
            <text:p>489</text:p>
          </table:table-cell>
          <table:table-cell table:style-name="ce238" office:value-type="float" office:value="540.07" calcext:value-type="float">
            <text:p>540</text:p>
          </table:table-cell>
          <table:table-cell table:style-name="ce238" office:value-type="float" office:value="585.03" calcext:value-type="float">
            <text:p>585</text:p>
          </table:table-cell>
          <table:table-cell table:style-name="ce238" office:value-type="float" office:value="699.85" calcext:value-type="float">
            <text:p>700</text:p>
          </table:table-cell>
          <table:table-cell table:style-name="ce238" office:value-type="float" office:value="802.93" calcext:value-type="float">
            <text:p>803</text:p>
          </table:table-cell>
          <table:table-cell table:style-name="ce238" office:value-type="float" office:value="908.83" calcext:value-type="float">
            <text:p>909</text:p>
          </table:table-cell>
          <table:table-cell table:style-name="ce238" office:value-type="float" office:value="962.23" calcext:value-type="float">
            <text:p>962</text:p>
          </table:table-cell>
          <table:table-cell table:style-name="ce238" office:value-type="float" office:value="1084.1" calcext:value-type="float">
            <text:p>1,084</text:p>
          </table:table-cell>
          <table:table-cell table:style-name="ce238" office:value-type="float" office:value="1139.66" calcext:value-type="float">
            <text:p>1,140</text:p>
          </table:table-cell>
          <table:table-cell table:style-name="ce238" office:value-type="float" office:value="1195.13" calcext:value-type="float">
            <text:p>1,195</text:p>
          </table:table-cell>
          <table:table-cell table:style-name="ce238" office:value-type="float" office:value="1225.11" calcext:value-type="float">
            <text:p>1,225</text:p>
          </table:table-cell>
          <table:table-cell table:style-name="ce238" office:value-type="float" office:value="1142.55" calcext:value-type="float">
            <text:p>1,143</text:p>
          </table:table-cell>
          <table:table-cell table:style-name="ce238" office:value-type="float" office:value="1383.45" calcext:value-type="float">
            <text:p>1,383</text:p>
          </table:table-cell>
          <table:table-cell table:style-name="ce238" office:value-type="float" office:value="1481.05" calcext:value-type="float">
            <text:p>1,481</text:p>
          </table:table-cell>
          <table:table-cell table:style-name="ce238" office:value-type="float" office:value="1546.59" calcext:value-type="float">
            <text:p>1,547</text:p>
          </table:table-cell>
          <table:table-cell table:style-name="ce238" office:value-type="float" office:value="1517.59" calcext:value-type="float">
            <text:p>1,518</text:p>
          </table:table-cell>
          <table:table-cell table:style-name="ce238" office:value-type="float" office:value="1506.82" calcext:value-type="float">
            <text:p>1,507</text:p>
          </table:table-cell>
          <table:table-cell table:style-name="ce238" office:value-type="float" office:value="1594.97" calcext:value-type="float">
            <text:p>1,595</text:p>
          </table:table-cell>
          <table:table-cell table:style-name="ce238" office:value-type="float" office:value="1582.46" calcext:value-type="float">
            <text:p>1,582</text:p>
          </table:table-cell>
          <table:table-cell table:style-name="ce238" office:value-type="float" office:value="1570.6" calcext:value-type="float">
            <text:p>1,571</text:p>
          </table:table-cell>
          <table:table-cell table:style-name="ce238" office:value-type="float" office:value="1675.85" calcext:value-type="float">
            <text:p>1,676</text:p>
          </table:table-cell>
          <table:table-cell table:style-name="ce252" office:value-type="float" office:value="1726.94" calcext:value-type="float">
            <text:p>1,727</text:p>
          </table:table-cell>
          <table:table-cell table:style-name="ce222" office:value-type="float" office:value="5313" calcext:value-type="float">
            <text:p>5,313</text:p>
          </table:table-cell>
          <table:table-cell table:style-name="ce238" office:value-type="float" office:value="5828" calcext:value-type="float">
            <text:p>5,828</text:p>
          </table:table-cell>
          <table:table-cell table:style-name="ce238" office:value-type="float" office:value="6385" calcext:value-type="float">
            <text:p>6,385</text:p>
          </table:table-cell>
          <table:table-cell table:style-name="ce238" office:value-type="float" office:value="7557" calcext:value-type="float">
            <text:p>7,557</text:p>
          </table:table-cell>
          <table:table-cell table:style-name="ce238" office:value-type="float" office:value="8562" calcext:value-type="float">
            <text:p>8,562</text:p>
          </table:table-cell>
          <table:table-cell table:style-name="ce238" office:value-type="float" office:value="9780" calcext:value-type="float">
            <text:p>9,780</text:p>
          </table:table-cell>
          <table:table-cell table:style-name="ce238" office:value-type="float" office:value="10415" calcext:value-type="float">
            <text:p>10,415</text:p>
          </table:table-cell>
          <table:table-cell table:style-name="ce238" office:value-type="float" office:value="11522" calcext:value-type="float">
            <text:p>11,522</text:p>
          </table:table-cell>
          <table:table-cell table:style-name="ce238" office:value-type="float" office:value="12359" calcext:value-type="float">
            <text:p>12,359</text:p>
          </table:table-cell>
          <table:table-cell table:style-name="ce238" office:value-type="float" office:value="12851" calcext:value-type="float">
            <text:p>12,851</text:p>
          </table:table-cell>
          <table:table-cell table:style-name="ce238" office:value-type="float" office:value="13320" calcext:value-type="float">
            <text:p>13,320</text:p>
          </table:table-cell>
          <table:table-cell table:style-name="ce238" office:value-type="float" office:value="12614" calcext:value-type="float">
            <text:p>12,614</text:p>
          </table:table-cell>
          <table:table-cell table:style-name="ce238" office:value-type="float" office:value="14922" calcext:value-type="float">
            <text:p>14,922</text:p>
          </table:table-cell>
          <table:table-cell table:style-name="ce204" office:value-type="float" office:value="16032" calcext:value-type="float">
            <text:p>16,032</text:p>
          </table:table-cell>
          <table:table-cell table:style-name="ce204" office:value-type="float" office:value="16543" calcext:value-type="float">
            <text:p>16,543</text:p>
          </table:table-cell>
          <table:table-cell table:style-name="ce204" office:value-type="float" office:value="17071" calcext:value-type="float">
            <text:p>17,071</text:p>
          </table:table-cell>
          <table:table-cell table:style-name="ce204" office:value-type="float" office:value="17072" calcext:value-type="float">
            <text:p>17,072</text:p>
          </table:table-cell>
          <table:table-cell table:style-name="ce204" office:value-type="float" office:value="17724" calcext:value-type="float">
            <text:p>17,724</text:p>
          </table:table-cell>
          <table:table-cell table:style-name="ce204" office:value-type="float" office:value="17448" calcext:value-type="float">
            <text:p>17,448</text:p>
          </table:table-cell>
          <table:table-cell table:style-name="ce204" office:value-type="float" office:value="17272" calcext:value-type="float">
            <text:p>17,272</text:p>
          </table:table-cell>
          <table:table-cell table:style-name="ce204" office:value-type="float" office:value="18211" calcext:value-type="float">
            <text:p>18,211</text:p>
          </table:table-cell>
          <table:table-cell table:style-name="ce270" office:value-type="float" office:value="18820" calcext:value-type="float">
            <text:p>18,82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Capital gains tax</text:p>
          </table:table-cell>
          <table:table-cell table:style-name="ce222" office:value-type="float" office:value="134.07" calcext:value-type="float">
            <text:p>134</text:p>
          </table:table-cell>
          <table:table-cell table:style-name="ce238" office:value-type="float" office:value="143" calcext:value-type="float">
            <text:p>143</text:p>
          </table:table-cell>
          <table:table-cell table:style-name="ce238" office:value-type="float" office:value="217" calcext:value-type="float">
            <text:p>217</text:p>
          </table:table-cell>
          <table:table-cell table:style-name="ce238" office:value-type="float" office:value="204" calcext:value-type="float">
            <text:p>204</text:p>
          </table:table-cell>
          <table:table-cell table:style-name="ce238" office:value-type="float" office:value="107" calcext:value-type="float">
            <text:p>107</text:p>
          </table:table-cell>
          <table:table-cell table:style-name="ce238" office:value-type="float" office:value="149" calcext:value-type="float">
            <text:p>149</text:p>
          </table:table-cell>
          <table:table-cell table:style-name="ce238" office:value-type="float" office:value="153" calcext:value-type="float">
            <text:p>153</text:p>
          </table:table-cell>
          <table:table-cell table:style-name="ce238" office:value-type="float" office:value="204" calcext:value-type="float">
            <text:p>204</text:p>
          </table:table-cell>
          <table:table-cell table:style-name="ce238" office:value-type="float" office:value="255" calcext:value-type="float">
            <text:p>255</text:p>
          </table:table-cell>
          <table:table-cell table:style-name="ce238" office:value-type="float" office:value="353" calcext:value-type="float">
            <text:p>353</text:p>
          </table:table-cell>
          <table:table-cell table:style-name="ce238" office:value-type="float" office:value="526" calcext:value-type="float">
            <text:p>526</text:p>
          </table:table-cell>
          <table:table-cell table:style-name="ce238" office:value-type="float" office:value="181.87" calcext:value-type="float">
            <text:p>182</text:p>
          </table:table-cell>
          <table:table-cell table:style-name="ce238" office:value-type="float" office:value="228.3" calcext:value-type="float">
            <text:p>228</text:p>
          </table:table-cell>
          <table:table-cell table:style-name="ce238" office:value-type="float" office:value="242" calcext:value-type="float">
            <text:p>242</text:p>
          </table:table-cell>
          <table:table-cell table:style-name="ce238" office:value-type="float" office:value="244.94" calcext:value-type="float">
            <text:p>245</text:p>
          </table:table-cell>
          <table:table-cell table:style-name="ce238" office:value-type="float" office:value="317.76" calcext:value-type="float">
            <text:p>318</text:p>
          </table:table-cell>
          <table:table-cell table:style-name="ce238" office:value-type="float" office:value="347.06" calcext:value-type="float">
            <text:p>347</text:p>
          </table:table-cell>
          <table:table-cell table:style-name="ce238" office:value-type="float" office:value="373" calcext:value-type="float">
            <text:p>373</text:p>
          </table:table-cell>
          <table:table-cell table:style-name="ce238" office:value-type="float" office:value="363.04" calcext:value-type="float">
            <text:p>363</text:p>
          </table:table-cell>
          <table:table-cell table:style-name="ce238" office:value-type="float" office:value="337.96" calcext:value-type="float">
            <text:p>338</text:p>
          </table:table-cell>
          <table:table-cell table:style-name="ce238" office:value-type="float" office:value="398.91" calcext:value-type="float">
            <text:p>399</text:p>
          </table:table-cell>
          <table:table-cell table:style-name="ce252" office:value-type="float" office:value="432.79" calcext:value-type="float">
            <text:p>433</text:p>
          </table:table-cell>
          <table:table-cell table:style-name="ce222" office:value-type="float" office:value="1964" calcext:value-type="float">
            <text:p>1,964</text:p>
          </table:table-cell>
          <table:table-cell table:style-name="ce238" office:value-type="float" office:value="2128" calcext:value-type="float">
            <text:p>2,128</text:p>
          </table:table-cell>
          <table:table-cell table:style-name="ce238" office:value-type="float" office:value="3236" calcext:value-type="float">
            <text:p>3,236</text:p>
          </table:table-cell>
          <table:table-cell table:style-name="ce238" office:value-type="float" office:value="3048" calcext:value-type="float">
            <text:p>3,048</text:p>
          </table:table-cell>
          <table:table-cell table:style-name="ce238" office:value-type="float" office:value="1596" calcext:value-type="float">
            <text:p>1,596</text:p>
          </table:table-cell>
          <table:table-cell table:style-name="ce238" office:value-type="float" office:value="2225" calcext:value-type="float">
            <text:p>2,225</text:p>
          </table:table-cell>
          <table:table-cell table:style-name="ce238" office:value-type="float" office:value="2278" calcext:value-type="float">
            <text:p>2,278</text:p>
          </table:table-cell>
          <table:table-cell table:style-name="ce238" office:value-type="float" office:value="3041" calcext:value-type="float">
            <text:p>3,041</text:p>
          </table:table-cell>
          <table:table-cell table:style-name="ce238" office:value-type="float" office:value="3812" calcext:value-type="float">
            <text:p>3,812</text:p>
          </table:table-cell>
          <table:table-cell table:style-name="ce238" office:value-type="float" office:value="5267" calcext:value-type="float">
            <text:p>5,267</text:p>
          </table:table-cell>
          <table:table-cell table:style-name="ce238" office:value-type="float" office:value="7851" calcext:value-type="float">
            <text:p>7,851</text:p>
          </table:table-cell>
          <table:table-cell table:style-name="ce238" office:value-type="float" office:value="2504" calcext:value-type="float">
            <text:p>2,504</text:p>
          </table:table-cell>
          <table:table-cell table:style-name="ce238" office:value-type="float" office:value="3590" calcext:value-type="float">
            <text:p>3,590</text:p>
          </table:table-cell>
          <table:table-cell table:style-name="ce204" office:value-type="float" office:value="4336" calcext:value-type="float">
            <text:p>4,336</text:p>
          </table:table-cell>
          <table:table-cell table:style-name="ce204" office:value-type="float" office:value="3926" calcext:value-type="float">
            <text:p>3,926</text:p>
          </table:table-cell>
          <table:table-cell table:style-name="ce204" office:value-type="float" office:value="3907" calcext:value-type="float">
            <text:p>3,907</text:p>
          </table:table-cell>
          <table:table-cell table:style-name="ce204" office:value-type="float" office:value="5559" calcext:value-type="float">
            <text:p>5,559</text:p>
          </table:table-cell>
          <table:table-cell table:style-name="ce204" office:value-type="float" office:value="7060" calcext:value-type="float">
            <text:p>7,060</text:p>
          </table:table-cell>
          <table:table-cell table:style-name="ce204" office:value-type="float" office:value="8380" calcext:value-type="float">
            <text:p>8,380</text:p>
          </table:table-cell>
          <table:table-cell table:style-name="ce204" office:value-type="float" office:value="7793" calcext:value-type="float">
            <text:p>7,793</text:p>
          </table:table-cell>
          <table:table-cell table:style-name="ce204" office:value-type="float" office:value="9197" calcext:value-type="float">
            <text:p>9,197</text:p>
          </table:table-cell>
          <table:table-cell table:style-name="ce270" office:value-type="float" office:value="9978" calcext:value-type="float">
            <text:p>9,97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Inheritance tax</text:p>
          </table:table-cell>
          <table:table-cell table:style-name="ce222" office:value-type="float" office:value="136.68" calcext:value-type="float">
            <text:p>137</text:p>
          </table:table-cell>
          <table:table-cell table:style-name="ce238" office:value-type="float" office:value="153.2" calcext:value-type="float">
            <text:p>153</text:p>
          </table:table-cell>
          <table:table-cell table:style-name="ce238" office:value-type="float" office:value="166.77" calcext:value-type="float">
            <text:p>167</text:p>
          </table:table-cell>
          <table:table-cell table:style-name="ce238" office:value-type="float" office:value="177.73" calcext:value-type="float">
            <text:p>178</text:p>
          </table:table-cell>
          <table:table-cell table:style-name="ce238" office:value-type="float" office:value="176.76" calcext:value-type="float">
            <text:p>177</text:p>
          </table:table-cell>
          <table:table-cell table:style-name="ce238" office:value-type="float" office:value="188.03" calcext:value-type="float">
            <text:p>188</text:p>
          </table:table-cell>
          <table:table-cell table:style-name="ce238" office:value-type="float" office:value="218.61" calcext:value-type="float">
            <text:p>219</text:p>
          </table:table-cell>
          <table:table-cell table:style-name="ce238" office:value-type="float" office:value="244.33" calcext:value-type="float">
            <text:p>244</text:p>
          </table:table-cell>
          <table:table-cell table:style-name="ce238" office:value-type="float" office:value="257.72" calcext:value-type="float">
            <text:p>258</text:p>
          </table:table-cell>
          <table:table-cell table:style-name="ce238" office:value-type="float" office:value="276.3" calcext:value-type="float">
            <text:p>276</text:p>
          </table:table-cell>
          <table:table-cell table:style-name="ce238" office:value-type="float" office:value="244.9" calcext:value-type="float">
            <text:p>245</text:p>
          </table:table-cell>
          <table:table-cell table:style-name="ce238" office:value-type="float" office:value="205.99" calcext:value-type="float">
            <text:p>206</text:p>
          </table:table-cell>
          <table:table-cell table:style-name="ce238" office:value-type="float" office:value="175.31" calcext:value-type="float">
            <text:p>175</text:p>
          </table:table-cell>
          <table:table-cell table:style-name="ce238" office:value-type="float" office:value="170.07" calcext:value-type="float">
            <text:p>170</text:p>
          </table:table-cell>
          <table:table-cell table:style-name="ce238" office:value-type="float" office:value="174.57" calcext:value-type="float">
            <text:p>175</text:p>
          </table:table-cell>
          <table:table-cell table:style-name="ce238" office:value-type="float" office:value="207.89" calcext:value-type="float">
            <text:p>208</text:p>
          </table:table-cell>
          <table:table-cell table:style-name="ce238" office:value-type="float" office:value="240.13" calcext:value-type="float">
            <text:p>240</text:p>
          </table:table-cell>
          <table:table-cell table:style-name="ce238" office:value-type="float" office:value="276.91" calcext:value-type="float">
            <text:p>277</text:p>
          </table:table-cell>
          <table:table-cell table:style-name="ce238" office:value-type="float" office:value="287.76" calcext:value-type="float">
            <text:p>288</text:p>
          </table:table-cell>
          <table:table-cell table:style-name="ce238" office:value-type="float" office:value="280.93" calcext:value-type="float">
            <text:p>281</text:p>
          </table:table-cell>
          <table:table-cell table:style-name="ce238" office:value-type="float" office:value="251.6" calcext:value-type="float">
            <text:p>252</text:p>
          </table:table-cell>
          <table:table-cell table:style-name="ce252" office:value-type="float" office:value="237.89" calcext:value-type="float">
            <text:p>238</text:p>
          </table:table-cell>
          <table:table-cell table:style-name="ce222" office:value-type="float" office:value="1804" calcext:value-type="float">
            <text:p>1,804</text:p>
          </table:table-cell>
          <table:table-cell table:style-name="ce238" office:value-type="float" office:value="2054" calcext:value-type="float">
            <text:p>2,054</text:p>
          </table:table-cell>
          <table:table-cell table:style-name="ce238" office:value-type="float" office:value="2236" calcext:value-type="float">
            <text:p>2,236</text:p>
          </table:table-cell>
          <table:table-cell table:style-name="ce238" office:value-type="float" office:value="2383" calcext:value-type="float">
            <text:p>2,383</text:p>
          </table:table-cell>
          <table:table-cell table:style-name="ce238" office:value-type="float" office:value="2370" calcext:value-type="float">
            <text:p>2,370</text:p>
          </table:table-cell>
          <table:table-cell table:style-name="ce238" office:value-type="float" office:value="2521" calcext:value-type="float">
            <text:p>2,521</text:p>
          </table:table-cell>
          <table:table-cell table:style-name="ce238" office:value-type="float" office:value="2931" calcext:value-type="float">
            <text:p>2,931</text:p>
          </table:table-cell>
          <table:table-cell table:style-name="ce238" office:value-type="float" office:value="3276" calcext:value-type="float">
            <text:p>3,276</text:p>
          </table:table-cell>
          <table:table-cell table:style-name="ce238" office:value-type="float" office:value="3618" calcext:value-type="float">
            <text:p>3,618</text:p>
          </table:table-cell>
          <table:table-cell table:style-name="ce238" office:value-type="float" office:value="3890" calcext:value-type="float">
            <text:p>3,890</text:p>
          </table:table-cell>
          <table:table-cell table:style-name="ce238" office:value-type="float" office:value="2931" calcext:value-type="float">
            <text:p>2,931</text:p>
          </table:table-cell>
          <table:table-cell table:style-name="ce238" office:value-type="float" office:value="2431" calcext:value-type="float">
            <text:p>2,431</text:p>
          </table:table-cell>
          <table:table-cell table:style-name="ce238" office:value-type="float" office:value="2722" calcext:value-type="float">
            <text:p>2,722</text:p>
          </table:table-cell>
          <table:table-cell table:style-name="ce204" office:value-type="float" office:value="2955" calcext:value-type="float">
            <text:p>2,955</text:p>
          </table:table-cell>
          <table:table-cell table:style-name="ce204" office:value-type="float" office:value="3150" calcext:value-type="float">
            <text:p>3,150</text:p>
          </table:table-cell>
          <table:table-cell table:style-name="ce204" office:value-type="float" office:value="3541" calcext:value-type="float">
            <text:p>3,541</text:p>
          </table:table-cell>
          <table:table-cell table:style-name="ce204" office:value-type="float" office:value="3879" calcext:value-type="float">
            <text:p>3,879</text:p>
          </table:table-cell>
          <table:table-cell table:style-name="ce204" office:value-type="float" office:value="4712" calcext:value-type="float">
            <text:p>4,712</text:p>
          </table:table-cell>
          <table:table-cell table:style-name="ce204" office:value-type="float" office:value="4897" calcext:value-type="float">
            <text:p>4,897</text:p>
          </table:table-cell>
          <table:table-cell table:style-name="ce204" office:value-type="float" office:value="5277" calcext:value-type="float">
            <text:p>5,277</text:p>
          </table:table-cell>
          <table:table-cell table:style-name="ce204" office:value-type="float" office:value="5450" calcext:value-type="float">
            <text:p>5,450</text:p>
          </table:table-cell>
          <table:table-cell table:style-name="ce270" office:value-type="float" office:value="5153" calcext:value-type="float">
            <text:p>5,15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Reserved stamp duties</text:p>
          </table:table-cell>
          <table:table-cell table:style-name="ce222" office:value-type="float" office:value="281.28" calcext:value-type="float">
            <text:p>281</text:p>
          </table:table-cell>
          <table:table-cell table:style-name="ce238" office:value-type="float" office:value="397.8" calcext:value-type="float">
            <text:p>398</text:p>
          </table:table-cell>
          <table:table-cell table:style-name="ce238" office:value-type="float" office:value="478.81" calcext:value-type="float">
            <text:p>479</text:p>
          </table:table-cell>
          <table:table-cell table:style-name="ce238" office:value-type="float" office:value="389.59" calcext:value-type="float">
            <text:p>390</text:p>
          </table:table-cell>
          <table:table-cell table:style-name="ce238" office:value-type="float" office:value="386.19" calcext:value-type="float">
            <text:p>386</text:p>
          </table:table-cell>
          <table:table-cell table:style-name="ce238" office:value-type="float" office:value="374.44" calcext:value-type="float">
            <text:p>374</text:p>
          </table:table-cell>
          <table:table-cell table:style-name="ce238" office:value-type="float" office:value="448.15" calcext:value-type="float">
            <text:p>448</text:p>
          </table:table-cell>
          <table:table-cell table:style-name="ce238" office:value-type="float" office:value="545.44" calcext:value-type="float">
            <text:p>545</text:p>
          </table:table-cell>
          <table:table-cell table:style-name="ce238" office:value-type="float" office:value="717.29" calcext:value-type="float">
            <text:p>717</text:p>
          </table:table-cell>
          <table:table-cell table:style-name="ce238" office:value-type="float" office:value="904.39" calcext:value-type="float">
            <text:p>904</text:p>
          </table:table-cell>
          <table:table-cell table:style-name="ce238" office:value-type="float" office:value="594.49" calcext:value-type="float">
            <text:p>594</text:p>
          </table:table-cell>
          <table:table-cell table:style-name="ce238" office:value-type="float" office:value="517.14" calcext:value-type="float">
            <text:p>517</text:p>
          </table:table-cell>
          <table:table-cell table:style-name="ce238" office:value-type="float" office:value="577.23" calcext:value-type="float">
            <text:p>577</text:p>
          </table:table-cell>
          <table:table-cell table:style-name="ce238" office:value-type="float" office:value="510.87" calcext:value-type="float">
            <text:p>511</text:p>
          </table:table-cell>
          <table:table-cell table:style-name="ce238" office:value-type="float" office:value="464.48" calcext:value-type="float">
            <text:p>464</text:p>
          </table:table-cell>
          <table:table-cell table:style-name="ce238" office:value-type="float" office:value="660.75" calcext:value-type="float">
            <text:p>661</text:p>
          </table:table-cell>
          <table:table-cell table:style-name="ce238" office:value-type="float" office:value="741.04" calcext:value-type="float">
            <text:p>741</text:p>
          </table:table-cell>
          <table:table-cell table:style-name="ce238" office:value-type="float" office:value="280.25" calcext:value-type="float">
            <text:p>280</text:p>
          </table:table-cell>
          <table:table-cell table:style-name="ce238" office:value-type="float" office:value="336.48" calcext:value-type="float">
            <text:p>336</text:p>
          </table:table-cell>
          <table:table-cell table:style-name="ce238" office:value-type="float" office:value="296.51" calcext:value-type="float">
            <text:p>297</text:p>
          </table:table-cell>
          <table:table-cell table:style-name="ce238" office:value-type="float" office:value="293.26" calcext:value-type="float">
            <text:p>293</text:p>
          </table:table-cell>
          <table:table-cell table:style-name="ce252" office:value-type="float" office:value="284.46" calcext:value-type="float">
            <text:p>284</text:p>
          </table:table-cell>
          <table:table-cell table:style-name="ce222" office:value-type="float" office:value="4623" calcext:value-type="float">
            <text:p>4,623</text:p>
          </table:table-cell>
          <table:table-cell table:style-name="ce238" office:value-type="float" office:value="6898" calcext:value-type="float">
            <text:p>6,898</text:p>
          </table:table-cell>
          <table:table-cell table:style-name="ce238" office:value-type="float" office:value="8165" calcext:value-type="float">
            <text:p>8,165</text:p>
          </table:table-cell>
          <table:table-cell table:style-name="ce238" office:value-type="float" office:value="6983" calcext:value-type="float">
            <text:p>6,983</text:p>
          </table:table-cell>
          <table:table-cell table:style-name="ce238" office:value-type="float" office:value="7549" calcext:value-type="float">
            <text:p>7,549</text:p>
          </table:table-cell>
          <table:table-cell table:style-name="ce238" office:value-type="float" office:value="7544" calcext:value-type="float">
            <text:p>7,544</text:p>
          </table:table-cell>
          <table:table-cell table:style-name="ce238" office:value-type="float" office:value="8966" calcext:value-type="float">
            <text:p>8,966</text:p>
          </table:table-cell>
          <table:table-cell table:style-name="ce238" office:value-type="float" office:value="10918" calcext:value-type="float">
            <text:p>10,918</text:p>
          </table:table-cell>
          <table:table-cell table:style-name="ce238" office:value-type="float" office:value="13393" calcext:value-type="float">
            <text:p>13,393</text:p>
          </table:table-cell>
          <table:table-cell table:style-name="ce238" office:value-type="float" office:value="14123" calcext:value-type="float">
            <text:p>14,123</text:p>
          </table:table-cell>
          <table:table-cell table:style-name="ce238" office:value-type="float" office:value="8002" calcext:value-type="float">
            <text:p>8,002</text:p>
          </table:table-cell>
          <table:table-cell table:style-name="ce238" office:value-type="float" office:value="7904" calcext:value-type="float">
            <text:p>7,904</text:p>
          </table:table-cell>
          <table:table-cell table:style-name="ce238" office:value-type="float" office:value="8931" calcext:value-type="float">
            <text:p>8,931</text:p>
          </table:table-cell>
          <table:table-cell table:style-name="ce204" office:value-type="float" office:value="8919" calcext:value-type="float">
            <text:p>8,919</text:p>
          </table:table-cell>
          <table:table-cell table:style-name="ce204" office:value-type="float" office:value="9140" calcext:value-type="float">
            <text:p>9,140</text:p>
          </table:table-cell>
          <table:table-cell table:style-name="ce204" office:value-type="float" office:value="12481" calcext:value-type="float">
            <text:p>12,481</text:p>
          </table:table-cell>
          <table:table-cell table:style-name="ce204" office:value-type="float" office:value="13779" calcext:value-type="float">
            <text:p>13,779</text:p>
          </table:table-cell>
          <table:table-cell table:style-name="ce204" office:value-type="float" office:value="14181" calcext:value-type="float">
            <text:p>14,181</text:p>
          </table:table-cell>
          <table:table-cell table:style-name="ce204" office:value-type="float" office:value="15657" calcext:value-type="float">
            <text:p>15,657</text:p>
          </table:table-cell>
          <table:table-cell table:style-name="ce204" office:value-type="float" office:value="17212" calcext:value-type="float">
            <text:p>17,212</text:p>
          </table:table-cell>
          <table:table-cell table:style-name="ce204" office:value-type="float" office:value="16699" calcext:value-type="float">
            <text:p>16,699</text:p>
          </table:table-cell>
          <table:table-cell table:style-name="ce270" office:value-type="float" office:value="16871" calcext:value-type="float">
            <text:p>16,871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Scottish land &amp; buildings transaction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8" office:value-type="float" office:value="0" calcext:value-type="float">
            <text:p>0</text:p>
          </table:table-cell>
          <table:table-cell table:style-name="ce238" office:value-type="float" office:value="424.87" calcext:value-type="float">
            <text:p>425</text:p>
          </table:table-cell>
          <table:table-cell table:style-name="ce238" office:value-type="float" office:value="483.6" calcext:value-type="float">
            <text:p>484</text:p>
          </table:table-cell>
          <table:table-cell table:style-name="ce238" office:value-type="float" office:value="557.27" calcext:value-type="float">
            <text:p>557</text:p>
          </table:table-cell>
          <table:table-cell table:style-name="ce238" office:value-type="float" office:value="554.19" calcext:value-type="float">
            <text:p>554</text:p>
          </table:table-cell>
          <table:table-cell table:style-name="ce252" office:value-type="float" office:value="597.8" calcext:value-type="float">
            <text:p>59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8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424.87" calcext:value-type="float">
            <text:p>425</text:p>
          </table:table-cell>
          <table:table-cell table:style-name="ce204" office:value-type="float" office:value="483.6" calcext:value-type="float">
            <text:p>484</text:p>
          </table:table-cell>
          <table:table-cell table:style-name="ce204" office:value-type="float" office:value="557.27" calcext:value-type="float">
            <text:p>557</text:p>
          </table:table-cell>
          <table:table-cell table:style-name="ce204" office:value-type="float" office:value="554.19" calcext:value-type="float">
            <text:p>554</text:p>
          </table:table-cell>
          <table:table-cell table:style-name="ce270" office:value-type="float" office:value="597.8" calcext:value-type="float">
            <text:p>59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Scottish landfill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8" office:value-type="float" office:value="0" calcext:value-type="float">
            <text:p>0</text:p>
          </table:table-cell>
          <table:table-cell table:style-name="ce238" office:value-type="float" office:value="147.05" calcext:value-type="float">
            <text:p>147</text:p>
          </table:table-cell>
          <table:table-cell table:style-name="ce238" office:value-type="float" office:value="149.1" calcext:value-type="float">
            <text:p>149</text:p>
          </table:table-cell>
          <table:table-cell table:style-name="ce238" office:value-type="float" office:value="147.98" calcext:value-type="float">
            <text:p>148</text:p>
          </table:table-cell>
          <table:table-cell table:style-name="ce238" office:value-type="float" office:value="148.52" calcext:value-type="float">
            <text:p>149</text:p>
          </table:table-cell>
          <table:table-cell table:style-name="ce252" office:value-type="float" office:value="119.2" calcext:value-type="float">
            <text:p>119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8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147.05" calcext:value-type="float">
            <text:p>147</text:p>
          </table:table-cell>
          <table:table-cell table:style-name="ce204" office:value-type="float" office:value="149.1" calcext:value-type="float">
            <text:p>149</text:p>
          </table:table-cell>
          <table:table-cell table:style-name="ce204" office:value-type="float" office:value="147.98" calcext:value-type="float">
            <text:p>148</text:p>
          </table:table-cell>
          <table:table-cell table:style-name="ce204" office:value-type="float" office:value="148.52" calcext:value-type="float">
            <text:p>149</text:p>
          </table:table-cell>
          <table:table-cell table:style-name="ce270" office:value-type="float" office:value="119.2" calcext:value-type="float">
            <text:p>1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Air passenger duty</text:p>
          </table:table-cell>
          <table:table-cell table:style-name="ce222" office:value-type="float" office:value="64.23" calcext:value-type="float">
            <text:p>64</text:p>
          </table:table-cell>
          <table:table-cell table:style-name="ce238" office:value-type="float" office:value="81.02" calcext:value-type="float">
            <text:p>81</text:p>
          </table:table-cell>
          <table:table-cell table:style-name="ce238" office:value-type="float" office:value="88.19" calcext:value-type="float">
            <text:p>88</text:p>
          </table:table-cell>
          <table:table-cell table:style-name="ce238" office:value-type="float" office:value="73.91" calcext:value-type="float">
            <text:p>74</text:p>
          </table:table-cell>
          <table:table-cell table:style-name="ce238" office:value-type="float" office:value="74.12" calcext:value-type="float">
            <text:p>74</text:p>
          </table:table-cell>
          <table:table-cell table:style-name="ce238" office:value-type="float" office:value="73.65" calcext:value-type="float">
            <text:p>74</text:p>
          </table:table-cell>
          <table:table-cell table:style-name="ce238" office:value-type="float" office:value="80.38" calcext:value-type="float">
            <text:p>80</text:p>
          </table:table-cell>
          <table:table-cell table:style-name="ce238" office:value-type="float" office:value="83.51" calcext:value-type="float">
            <text:p>84</text:p>
          </table:table-cell>
          <table:table-cell table:style-name="ce238" office:value-type="float" office:value="102.44" calcext:value-type="float">
            <text:p>102</text:p>
          </table:table-cell>
          <table:table-cell table:style-name="ce238" office:value-type="float" office:value="181.63" calcext:value-type="float">
            <text:p>182</text:p>
          </table:table-cell>
          <table:table-cell table:style-name="ce238" office:value-type="float" office:value="168.61" calcext:value-type="float">
            <text:p>169</text:p>
          </table:table-cell>
          <table:table-cell table:style-name="ce238" office:value-type="float" office:value="171.18" calcext:value-type="float">
            <text:p>171</text:p>
          </table:table-cell>
          <table:table-cell table:style-name="ce238" office:value-type="float" office:value="187.98" calcext:value-type="float">
            <text:p>188</text:p>
          </table:table-cell>
          <table:table-cell table:style-name="ce238" office:value-type="float" office:value="223.27" calcext:value-type="float">
            <text:p>223</text:p>
          </table:table-cell>
          <table:table-cell table:style-name="ce238" office:value-type="float" office:value="238.94" calcext:value-type="float">
            <text:p>239</text:p>
          </table:table-cell>
          <table:table-cell table:style-name="ce238" office:value-type="float" office:value="258.11" calcext:value-type="float">
            <text:p>258</text:p>
          </table:table-cell>
          <table:table-cell table:style-name="ce238" office:value-type="float" office:value="290.46" calcext:value-type="float">
            <text:p>290</text:p>
          </table:table-cell>
          <table:table-cell table:style-name="ce238" office:value-type="float" office:value="246" calcext:value-type="float">
            <text:p>246</text:p>
          </table:table-cell>
          <table:table-cell table:style-name="ce238" office:value-type="float" office:value="256" calcext:value-type="float">
            <text:p>256</text:p>
          </table:table-cell>
          <table:table-cell table:style-name="ce238" office:value-type="float" office:value="274" calcext:value-type="float">
            <text:p>274</text:p>
          </table:table-cell>
          <table:table-cell table:style-name="ce238" office:value-type="float" office:value="290" calcext:value-type="float">
            <text:p>290</text:p>
          </table:table-cell>
          <table:table-cell table:style-name="ce252" office:value-type="float" office:value="273" calcext:value-type="float">
            <text:p>273</text:p>
          </table:table-cell>
          <table:table-cell table:style-name="ce222" office:value-type="float" office:value="845" calcext:value-type="float">
            <text:p>845</text:p>
          </table:table-cell>
          <table:table-cell table:style-name="ce238" office:value-type="float" office:value="882" calcext:value-type="float">
            <text:p>882</text:p>
          </table:table-cell>
          <table:table-cell table:style-name="ce238" office:value-type="float" office:value="956" calcext:value-type="float">
            <text:p>956</text:p>
          </table:table-cell>
          <table:table-cell table:style-name="ce238" office:value-type="float" office:value="802" calcext:value-type="float">
            <text:p>802</text:p>
          </table:table-cell>
          <table:table-cell table:style-name="ce238" office:value-type="float" office:value="804" calcext:value-type="float">
            <text:p>804</text:p>
          </table:table-cell>
          <table:table-cell table:style-name="ce238" office:value-type="float" office:value="799" calcext:value-type="float">
            <text:p>799</text:p>
          </table:table-cell>
          <table:table-cell table:style-name="ce238" office:value-type="float" office:value="872" calcext:value-type="float">
            <text:p>872</text:p>
          </table:table-cell>
          <table:table-cell table:style-name="ce238" office:value-type="float" office:value="906" calcext:value-type="float">
            <text:p>906</text:p>
          </table:table-cell>
          <table:table-cell table:style-name="ce238" office:value-type="float" office:value="1112" calcext:value-type="float">
            <text:p>1,112</text:p>
          </table:table-cell>
          <table:table-cell table:style-name="ce238" office:value-type="float" office:value="1949" calcext:value-type="float">
            <text:p>1,949</text:p>
          </table:table-cell>
          <table:table-cell table:style-name="ce238" office:value-type="float" office:value="1835" calcext:value-type="float">
            <text:p>1,835</text:p>
          </table:table-cell>
          <table:table-cell table:style-name="ce238" office:value-type="float" office:value="1870" calcext:value-type="float">
            <text:p>1,870</text:p>
          </table:table-cell>
          <table:table-cell table:style-name="ce238" office:value-type="float" office:value="2183" calcext:value-type="float">
            <text:p>2,183</text:p>
          </table:table-cell>
          <table:table-cell table:style-name="ce204" office:value-type="float" office:value="2637" calcext:value-type="float">
            <text:p>2,637</text:p>
          </table:table-cell>
          <table:table-cell table:style-name="ce204" office:value-type="float" office:value="2818" calcext:value-type="float">
            <text:p>2,818</text:p>
          </table:table-cell>
          <table:table-cell table:style-name="ce204" office:value-type="float" office:value="3003" calcext:value-type="float">
            <text:p>3,003</text:p>
          </table:table-cell>
          <table:table-cell table:style-name="ce204" office:value-type="float" office:value="3205" calcext:value-type="float">
            <text:p>3,205</text:p>
          </table:table-cell>
          <table:table-cell table:style-name="ce204" office:value-type="float" office:value="3040" calcext:value-type="float">
            <text:p>3,040</text:p>
          </table:table-cell>
          <table:table-cell table:style-name="ce204" office:value-type="float" office:value="3236" calcext:value-type="float">
            <text:p>3,236</text:p>
          </table:table-cell>
          <table:table-cell table:style-name="ce204" office:value-type="float" office:value="3360" calcext:value-type="float">
            <text:p>3,360</text:p>
          </table:table-cell>
          <table:table-cell table:style-name="ce204" office:value-type="float" office:value="3636" calcext:value-type="float">
            <text:p>3,636</text:p>
          </table:table-cell>
          <table:table-cell table:style-name="ce270" office:value-type="float" office:value="3385" calcext:value-type="float">
            <text:p>3,38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Tobacco duties</text:p>
          </table:table-cell>
          <table:table-cell table:style-name="ce222" office:value-type="float" office:value="951.79" calcext:value-type="float">
            <text:p>952</text:p>
          </table:table-cell>
          <table:table-cell table:style-name="ce238" office:value-type="float" office:value="946.98" calcext:value-type="float">
            <text:p>947</text:p>
          </table:table-cell>
          <table:table-cell table:style-name="ce238" office:value-type="float" office:value="941.75" calcext:value-type="float">
            <text:p>942</text:p>
          </table:table-cell>
          <table:table-cell table:style-name="ce238" office:value-type="float" office:value="955.22" calcext:value-type="float">
            <text:p>955</text:p>
          </table:table-cell>
          <table:table-cell table:style-name="ce238" office:value-type="float" office:value="1016.38" calcext:value-type="float">
            <text:p>1,016</text:p>
          </table:table-cell>
          <table:table-cell table:style-name="ce238" office:value-type="float" office:value="1088.27" calcext:value-type="float">
            <text:p>1,088</text:p>
          </table:table-cell>
          <table:table-cell table:style-name="ce238" office:value-type="float" office:value="1040.72" calcext:value-type="float">
            <text:p>1,041</text:p>
          </table:table-cell>
          <table:table-cell table:style-name="ce238" office:value-type="float" office:value="1087.78" calcext:value-type="float">
            <text:p>1,088</text:p>
          </table:table-cell>
          <table:table-cell table:style-name="ce238" office:value-type="float" office:value="907.41" calcext:value-type="float">
            <text:p>907</text:p>
          </table:table-cell>
          <table:table-cell table:style-name="ce238" office:value-type="float" office:value="888.66" calcext:value-type="float">
            <text:p>889</text:p>
          </table:table-cell>
          <table:table-cell table:style-name="ce238" office:value-type="float" office:value="847.61" calcext:value-type="float">
            <text:p>848</text:p>
          </table:table-cell>
          <table:table-cell table:style-name="ce238" office:value-type="float" office:value="1032.66" calcext:value-type="float">
            <text:p>1,033</text:p>
          </table:table-cell>
          <table:table-cell table:style-name="ce238" office:value-type="float" office:value="1057.97" calcext:value-type="float">
            <text:p>1,058</text:p>
          </table:table-cell>
          <table:table-cell table:style-name="ce238" office:value-type="float" office:value="1208.34" calcext:value-type="float">
            <text:p>1,208</text:p>
          </table:table-cell>
          <table:table-cell table:style-name="ce238" office:value-type="float" office:value="1277.43" calcext:value-type="float">
            <text:p>1,277</text:p>
          </table:table-cell>
          <table:table-cell table:style-name="ce238" office:value-type="float" office:value="1244.16" calcext:value-type="float">
            <text:p>1,244</text:p>
          </table:table-cell>
          <table:table-cell table:style-name="ce238" office:value-type="float" office:value="1126.89" calcext:value-type="float">
            <text:p>1,127</text:p>
          </table:table-cell>
          <table:table-cell table:style-name="ce238" office:value-type="float" office:value="1011.31" calcext:value-type="float">
            <text:p>1,011</text:p>
          </table:table-cell>
          <table:table-cell table:style-name="ce238" office:value-type="float" office:value="1074.63" calcext:value-type="float">
            <text:p>1,075</text:p>
          </table:table-cell>
          <table:table-cell table:style-name="ce238" office:value-type="float" office:value="1123.22" calcext:value-type="float">
            <text:p>1,123</text:p>
          </table:table-cell>
          <table:table-cell table:style-name="ce238" office:value-type="float" office:value="1169.52" calcext:value-type="float">
            <text:p>1,170</text:p>
          </table:table-cell>
          <table:table-cell table:style-name="ce252" office:value-type="float" office:value="1239.55" calcext:value-type="float">
            <text:p>1,240</text:p>
          </table:table-cell>
          <table:table-cell table:style-name="ce222" office:value-type="float" office:value="7551" calcext:value-type="float">
            <text:p>7,551</text:p>
          </table:table-cell>
          <table:table-cell table:style-name="ce238" office:value-type="float" office:value="7796" calcext:value-type="float">
            <text:p>7,796</text:p>
          </table:table-cell>
          <table:table-cell table:style-name="ce238" office:value-type="float" office:value="7638" calcext:value-type="float">
            <text:p>7,638</text:p>
          </table:table-cell>
          <table:table-cell table:style-name="ce238" office:value-type="float" office:value="7639" calcext:value-type="float">
            <text:p>7,639</text:p>
          </table:table-cell>
          <table:table-cell table:style-name="ce238" office:value-type="float" office:value="8020" calcext:value-type="float">
            <text:p>8,020</text:p>
          </table:table-cell>
          <table:table-cell table:style-name="ce238" office:value-type="float" office:value="8595" calcext:value-type="float">
            <text:p>8,595</text:p>
          </table:table-cell>
          <table:table-cell table:style-name="ce238" office:value-type="float" office:value="8071" calcext:value-type="float">
            <text:p>8,071</text:p>
          </table:table-cell>
          <table:table-cell table:style-name="ce238" office:value-type="float" office:value="8438" calcext:value-type="float">
            <text:p>8,438</text:p>
          </table:table-cell>
          <table:table-cell table:style-name="ce238" office:value-type="float" office:value="7641" calcext:value-type="float">
            <text:p>7,641</text:p>
          </table:table-cell>
          <table:table-cell table:style-name="ce238" office:value-type="float" office:value="7982" calcext:value-type="float">
            <text:p>7,982</text:p>
          </table:table-cell>
          <table:table-cell table:style-name="ce238" office:value-type="float" office:value="7896" calcext:value-type="float">
            <text:p>7,896</text:p>
          </table:table-cell>
          <table:table-cell table:style-name="ce238" office:value-type="float" office:value="9462" calcext:value-type="float">
            <text:p>9,462</text:p>
          </table:table-cell>
          <table:table-cell table:style-name="ce238" office:value-type="float" office:value="9305" calcext:value-type="float">
            <text:p>9,305</text:p>
          </table:table-cell>
          <table:table-cell table:style-name="ce204" office:value-type="float" office:value="9878" calcext:value-type="float">
            <text:p>9,878</text:p>
          </table:table-cell>
          <table:table-cell table:style-name="ce204" office:value-type="float" office:value="9590" calcext:value-type="float">
            <text:p>9,590</text:p>
          </table:table-cell>
          <table:table-cell table:style-name="ce204" office:value-type="float" office:value="9556" calcext:value-type="float">
            <text:p>9,556</text:p>
          </table:table-cell>
          <table:table-cell table:style-name="ce204" office:value-type="float" office:value="9251" calcext:value-type="float">
            <text:p>9,251</text:p>
          </table:table-cell>
          <table:table-cell table:style-name="ce204" office:value-type="float" office:value="9106" calcext:value-type="float">
            <text:p>9,106</text:p>
          </table:table-cell>
          <table:table-cell table:style-name="ce204" office:value-type="float" office:value="8681" calcext:value-type="float">
            <text:p>8,681</text:p>
          </table:table-cell>
          <table:table-cell table:style-name="ce204" office:value-type="float" office:value="8766" calcext:value-type="float">
            <text:p>8,766</text:p>
          </table:table-cell>
          <table:table-cell table:style-name="ce204" office:value-type="float" office:value="9152" calcext:value-type="float">
            <text:p>9,152</text:p>
          </table:table-cell>
          <table:table-cell table:style-name="ce270" office:value-type="float" office:value="9692" calcext:value-type="float">
            <text:p>9,6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Alcohol duties</text:p>
          </table:table-cell>
          <table:table-cell table:style-name="ce222" office:value-type="float" office:value="572.73" calcext:value-type="float">
            <text:p>573</text:p>
          </table:table-cell>
          <table:table-cell table:style-name="ce238" office:value-type="float" office:value="590.74" calcext:value-type="float">
            <text:p>591</text:p>
          </table:table-cell>
          <table:table-cell table:style-name="ce238" office:value-type="float" office:value="607.28" calcext:value-type="float">
            <text:p>607</text:p>
          </table:table-cell>
          <table:table-cell table:style-name="ce238" office:value-type="float" office:value="648.93" calcext:value-type="float">
            <text:p>649</text:p>
          </table:table-cell>
          <table:table-cell table:style-name="ce238" office:value-type="float" office:value="694.65" calcext:value-type="float">
            <text:p>695</text:p>
          </table:table-cell>
          <table:table-cell table:style-name="ce238" office:value-type="float" office:value="719.33" calcext:value-type="float">
            <text:p>719</text:p>
          </table:table-cell>
          <table:table-cell table:style-name="ce238" office:value-type="float" office:value="761.53" calcext:value-type="float">
            <text:p>762</text:p>
          </table:table-cell>
          <table:table-cell table:style-name="ce238" office:value-type="float" office:value="769.04" calcext:value-type="float">
            <text:p>769</text:p>
          </table:table-cell>
          <table:table-cell table:style-name="ce238" office:value-type="float" office:value="750.76" calcext:value-type="float">
            <text:p>751</text:p>
          </table:table-cell>
          <table:table-cell table:style-name="ce238" office:value-type="float" office:value="761.02" calcext:value-type="float">
            <text:p>761</text:p>
          </table:table-cell>
          <table:table-cell table:style-name="ce238" office:value-type="float" office:value="813.75" calcext:value-type="float">
            <text:p>814</text:p>
          </table:table-cell>
          <table:table-cell table:style-name="ce238" office:value-type="float" office:value="891.18" calcext:value-type="float">
            <text:p>891</text:p>
          </table:table-cell>
          <table:table-cell table:style-name="ce238" office:value-type="float" office:value="912.38" calcext:value-type="float">
            <text:p>912</text:p>
          </table:table-cell>
          <table:table-cell table:style-name="ce238" office:value-type="float" office:value="968.89" calcext:value-type="float">
            <text:p>969</text:p>
          </table:table-cell>
          <table:table-cell table:style-name="ce238" office:value-type="float" office:value="945.37" calcext:value-type="float">
            <text:p>945</text:p>
          </table:table-cell>
          <table:table-cell table:style-name="ce238" office:value-type="float" office:value="979.87" calcext:value-type="float">
            <text:p>980</text:p>
          </table:table-cell>
          <table:table-cell table:style-name="ce238" office:value-type="float" office:value="1001.16" calcext:value-type="float">
            <text:p>1,001</text:p>
          </table:table-cell>
          <table:table-cell table:style-name="ce238" office:value-type="float" office:value="1029.84" calcext:value-type="float">
            <text:p>1,030</text:p>
          </table:table-cell>
          <table:table-cell table:style-name="ce238" office:value-type="float" office:value="1075.66" calcext:value-type="float">
            <text:p>1,076</text:p>
          </table:table-cell>
          <table:table-cell table:style-name="ce238" office:value-type="float" office:value="1122.28" calcext:value-type="float">
            <text:p>1,122</text:p>
          </table:table-cell>
          <table:table-cell table:style-name="ce238" office:value-type="float" office:value="1174.55" calcext:value-type="float">
            <text:p>1,175</text:p>
          </table:table-cell>
          <table:table-cell table:style-name="ce252" office:value-type="float" office:value="1148.94" calcext:value-type="float">
            <text:p>1,149</text:p>
          </table:table-cell>
          <table:table-cell table:style-name="ce222" office:value-type="float" office:value="6034" calcext:value-type="float">
            <text:p>6,034</text:p>
          </table:table-cell>
          <table:table-cell table:style-name="ce238" office:value-type="float" office:value="6500" calcext:value-type="float">
            <text:p>6,500</text:p>
          </table:table-cell>
          <table:table-cell table:style-name="ce238" office:value-type="float" office:value="6612" calcext:value-type="float">
            <text:p>6,612</text:p>
          </table:table-cell>
          <table:table-cell table:style-name="ce238" office:value-type="float" office:value="6975" calcext:value-type="float">
            <text:p>6,975</text:p>
          </table:table-cell>
          <table:table-cell table:style-name="ce238" office:value-type="float" office:value="7382" calcext:value-type="float">
            <text:p>7,382</text:p>
          </table:table-cell>
          <table:table-cell table:style-name="ce238" office:value-type="float" office:value="7610" calcext:value-type="float">
            <text:p>7,610</text:p>
          </table:table-cell>
          <table:table-cell table:style-name="ce238" office:value-type="float" office:value="7889" calcext:value-type="float">
            <text:p>7,889</text:p>
          </table:table-cell>
          <table:table-cell table:style-name="ce238" office:value-type="float" office:value="7876" calcext:value-type="float">
            <text:p>7,876</text:p>
          </table:table-cell>
          <table:table-cell table:style-name="ce238" office:value-type="float" office:value="7914" calcext:value-type="float">
            <text:p>7,914</text:p>
          </table:table-cell>
          <table:table-cell table:style-name="ce238" office:value-type="float" office:value="8215" calcext:value-type="float">
            <text:p>8,215</text:p>
          </table:table-cell>
          <table:table-cell table:style-name="ce238" office:value-type="float" office:value="8598" calcext:value-type="float">
            <text:p>8,598</text:p>
          </table:table-cell>
          <table:table-cell table:style-name="ce238" office:value-type="float" office:value="9246" calcext:value-type="float">
            <text:p>9,246</text:p>
          </table:table-cell>
          <table:table-cell table:style-name="ce238" office:value-type="float" office:value="9434" calcext:value-type="float">
            <text:p>9,434</text:p>
          </table:table-cell>
          <table:table-cell table:style-name="ce204" office:value-type="float" office:value="10180" calcext:value-type="float">
            <text:p>10,180</text:p>
          </table:table-cell>
          <table:table-cell table:style-name="ce204" office:value-type="float" office:value="10139" calcext:value-type="float">
            <text:p>10,139</text:p>
          </table:table-cell>
          <table:table-cell table:style-name="ce204" office:value-type="float" office:value="10308" calcext:value-type="float">
            <text:p>10,308</text:p>
          </table:table-cell>
          <table:table-cell table:style-name="ce204" office:value-type="float" office:value="10449" calcext:value-type="float">
            <text:p>10,449</text:p>
          </table:table-cell>
          <table:table-cell table:style-name="ce204" office:value-type="float" office:value="10697" calcext:value-type="float">
            <text:p>10,697</text:p>
          </table:table-cell>
          <table:table-cell table:style-name="ce204" office:value-type="float" office:value="11117" calcext:value-type="float">
            <text:p>11,117</text:p>
          </table:table-cell>
          <table:table-cell table:style-name="ce204" office:value-type="float" office:value="11585" calcext:value-type="float">
            <text:p>11,585</text:p>
          </table:table-cell>
          <table:table-cell table:style-name="ce204" office:value-type="float" office:value="12097" calcext:value-type="float">
            <text:p>12,097</text:p>
          </table:table-cell>
          <table:table-cell table:style-name="ce270" office:value-type="float" office:value="11716" calcext:value-type="float">
            <text:p>11,716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Insurance premium tax</text:p>
          </table:table-cell>
          <table:table-cell table:style-name="ce222" office:value-type="float" office:value="88.29" calcext:value-type="float">
            <text:p>88</text:p>
          </table:table-cell>
          <table:table-cell table:style-name="ce238" office:value-type="float" office:value="103.1" calcext:value-type="float">
            <text:p>103</text:p>
          </table:table-cell>
          <table:table-cell table:style-name="ce238" office:value-type="float" office:value="121.33" calcext:value-type="float">
            <text:p>121</text:p>
          </table:table-cell>
          <table:table-cell table:style-name="ce238" office:value-type="float" office:value="134.29" calcext:value-type="float">
            <text:p>134</text:p>
          </table:table-cell>
          <table:table-cell table:style-name="ce238" office:value-type="float" office:value="154.33" calcext:value-type="float">
            <text:p>154</text:p>
          </table:table-cell>
          <table:table-cell table:style-name="ce238" office:value-type="float" office:value="164.17" calcext:value-type="float">
            <text:p>164</text:p>
          </table:table-cell>
          <table:table-cell table:style-name="ce238" office:value-type="float" office:value="170.12" calcext:value-type="float">
            <text:p>170</text:p>
          </table:table-cell>
          <table:table-cell table:style-name="ce238" office:value-type="float" office:value="173.18" calcext:value-type="float">
            <text:p>173</text:p>
          </table:table-cell>
          <table:table-cell table:style-name="ce238" office:value-type="float" office:value="171.57" calcext:value-type="float">
            <text:p>172</text:p>
          </table:table-cell>
          <table:table-cell table:style-name="ce238" office:value-type="float" office:value="172.02" calcext:value-type="float">
            <text:p>172</text:p>
          </table:table-cell>
          <table:table-cell table:style-name="ce238" office:value-type="float" office:value="168.5" calcext:value-type="float">
            <text:p>169</text:p>
          </table:table-cell>
          <table:table-cell table:style-name="ce238" office:value-type="float" office:value="165.76" calcext:value-type="float">
            <text:p>166</text:p>
          </table:table-cell>
          <table:table-cell table:style-name="ce238" office:value-type="float" office:value="173.87" calcext:value-type="float">
            <text:p>174</text:p>
          </table:table-cell>
          <table:table-cell table:style-name="ce238" office:value-type="float" office:value="203.51" calcext:value-type="float">
            <text:p>204</text:p>
          </table:table-cell>
          <table:table-cell table:style-name="ce238" office:value-type="float" office:value="202.75" calcext:value-type="float">
            <text:p>203</text:p>
          </table:table-cell>
          <table:table-cell table:style-name="ce238" office:value-type="float" office:value="210.28" calcext:value-type="float">
            <text:p>210</text:p>
          </table:table-cell>
          <table:table-cell table:style-name="ce238" office:value-type="float" office:value="204.43" calcext:value-type="float">
            <text:p>204</text:p>
          </table:table-cell>
          <table:table-cell table:style-name="ce238" office:value-type="float" office:value="251.03" calcext:value-type="float">
            <text:p>251</text:p>
          </table:table-cell>
          <table:table-cell table:style-name="ce238" office:value-type="float" office:value="313.01" calcext:value-type="float">
            <text:p>313</text:p>
          </table:table-cell>
          <table:table-cell table:style-name="ce238" office:value-type="float" office:value="387.96" calcext:value-type="float">
            <text:p>388</text:p>
          </table:table-cell>
          <table:table-cell table:style-name="ce238" office:value-type="float" office:value="412.89" calcext:value-type="float">
            <text:p>413</text:p>
          </table:table-cell>
          <table:table-cell table:style-name="ce252" office:value-type="float" office:value="419.13" calcext:value-type="float">
            <text:p>419</text:p>
          </table:table-cell>
          <table:table-cell table:style-name="ce222" office:value-type="float" office:value="1248" calcext:value-type="float">
            <text:p>1,248</text:p>
          </table:table-cell>
          <table:table-cell table:style-name="ce238" office:value-type="float" office:value="1511" calcext:value-type="float">
            <text:p>1,511</text:p>
          </table:table-cell>
          <table:table-cell table:style-name="ce238" office:value-type="float" office:value="1751" calcext:value-type="float">
            <text:p>1,751</text:p>
          </table:table-cell>
          <table:table-cell table:style-name="ce238" office:value-type="float" office:value="1921" calcext:value-type="float">
            <text:p>1,921</text:p>
          </table:table-cell>
          <table:table-cell table:style-name="ce238" office:value-type="float" office:value="2189" calcext:value-type="float">
            <text:p>2,189</text:p>
          </table:table-cell>
          <table:table-cell table:style-name="ce238" office:value-type="float" office:value="2313" calcext:value-type="float">
            <text:p>2,313</text:p>
          </table:table-cell>
          <table:table-cell table:style-name="ce238" office:value-type="float" office:value="2353" calcext:value-type="float">
            <text:p>2,353</text:p>
          </table:table-cell>
          <table:table-cell table:style-name="ce238" office:value-type="float" office:value="2347" calcext:value-type="float">
            <text:p>2,347</text:p>
          </table:table-cell>
          <table:table-cell table:style-name="ce238" office:value-type="float" office:value="2304" calcext:value-type="float">
            <text:p>2,304</text:p>
          </table:table-cell>
          <table:table-cell table:style-name="ce238" office:value-type="float" office:value="2302" calcext:value-type="float">
            <text:p>2,302</text:p>
          </table:table-cell>
          <table:table-cell table:style-name="ce238" office:value-type="float" office:value="2271" calcext:value-type="float">
            <text:p>2,271</text:p>
          </table:table-cell>
          <table:table-cell table:style-name="ce238" office:value-type="float" office:value="2262" calcext:value-type="float">
            <text:p>2,262</text:p>
          </table:table-cell>
          <table:table-cell table:style-name="ce238" office:value-type="float" office:value="2509" calcext:value-type="float">
            <text:p>2,509</text:p>
          </table:table-cell>
          <table:table-cell table:style-name="ce204" office:value-type="float" office:value="3002" calcext:value-type="float">
            <text:p>3,002</text:p>
          </table:table-cell>
          <table:table-cell table:style-name="ce204" office:value-type="float" office:value="3033" calcext:value-type="float">
            <text:p>3,033</text:p>
          </table:table-cell>
          <table:table-cell table:style-name="ce204" office:value-type="float" office:value="3018" calcext:value-type="float">
            <text:p>3,018</text:p>
          </table:table-cell>
          <table:table-cell table:style-name="ce204" office:value-type="float" office:value="2973" calcext:value-type="float">
            <text:p>2,973</text:p>
          </table:table-cell>
          <table:table-cell table:style-name="ce204" office:value-type="float" office:value="3717" calcext:value-type="float">
            <text:p>3,717</text:p>
          </table:table-cell>
          <table:table-cell table:style-name="ce204" office:value-type="float" office:value="4872" calcext:value-type="float">
            <text:p>4,872</text:p>
          </table:table-cell>
          <table:table-cell table:style-name="ce204" office:value-type="float" office:value="5898" calcext:value-type="float">
            <text:p>5,898</text:p>
          </table:table-cell>
          <table:table-cell table:style-name="ce204" office:value-type="float" office:value="6309" calcext:value-type="float">
            <text:p>6,309</text:p>
          </table:table-cell>
          <table:table-cell table:style-name="ce270" office:value-type="float" office:value="6393" calcext:value-type="float">
            <text:p>6,39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Vehicle excise duties</text:p>
          </table:table-cell>
          <table:table-cell table:style-name="ce222" office:value-type="float" office:value="363.43" calcext:value-type="float">
            <text:p>363</text:p>
          </table:table-cell>
          <table:table-cell table:style-name="ce238" office:value-type="float" office:value="376.9" calcext:value-type="float">
            <text:p>377</text:p>
          </table:table-cell>
          <table:table-cell table:style-name="ce238" office:value-type="float" office:value="340.07" calcext:value-type="float">
            <text:p>340</text:p>
          </table:table-cell>
          <table:table-cell table:style-name="ce238" office:value-type="float" office:value="340.58" calcext:value-type="float">
            <text:p>341</text:p>
          </table:table-cell>
          <table:table-cell table:style-name="ce238" office:value-type="float" office:value="341.62" calcext:value-type="float">
            <text:p>342</text:p>
          </table:table-cell>
          <table:table-cell table:style-name="ce238" office:value-type="float" office:value="370.02" calcext:value-type="float">
            <text:p>370</text:p>
          </table:table-cell>
          <table:table-cell table:style-name="ce238" office:value-type="float" office:value="378.78" calcext:value-type="float">
            <text:p>379</text:p>
          </table:table-cell>
          <table:table-cell table:style-name="ce238" office:value-type="float" office:value="404.37" calcext:value-type="float">
            <text:p>404</text:p>
          </table:table-cell>
          <table:table-cell table:style-name="ce238" office:value-type="float" office:value="415.56" calcext:value-type="float">
            <text:p>416</text:p>
          </table:table-cell>
          <table:table-cell table:style-name="ce238" office:value-type="float" office:value="440.37" calcext:value-type="float">
            <text:p>440</text:p>
          </table:table-cell>
          <table:table-cell table:style-name="ce238" office:value-type="float" office:value="461.65" calcext:value-type="float">
            <text:p>462</text:p>
          </table:table-cell>
          <table:table-cell table:style-name="ce238" office:value-type="float" office:value="470.29" calcext:value-type="float">
            <text:p>470</text:p>
          </table:table-cell>
          <table:table-cell table:style-name="ce238" office:value-type="float" office:value="474.67" calcext:value-type="float">
            <text:p>475</text:p>
          </table:table-cell>
          <table:table-cell table:style-name="ce238" office:value-type="float" office:value="483.15" calcext:value-type="float">
            <text:p>483</text:p>
          </table:table-cell>
          <table:table-cell table:style-name="ce238" office:value-type="float" office:value="487.17" calcext:value-type="float">
            <text:p>487</text:p>
          </table:table-cell>
          <table:table-cell table:style-name="ce238" office:value-type="float" office:value="494.24" calcext:value-type="float">
            <text:p>494</text:p>
          </table:table-cell>
          <table:table-cell table:style-name="ce238" office:value-type="float" office:value="463.39" calcext:value-type="float">
            <text:p>463</text:p>
          </table:table-cell>
          <table:table-cell table:style-name="ce238" office:value-type="float" office:value="465.75" calcext:value-type="float">
            <text:p>466</text:p>
          </table:table-cell>
          <table:table-cell table:style-name="ce238" office:value-type="float" office:value="474.57" calcext:value-type="float">
            <text:p>475</text:p>
          </table:table-cell>
          <table:table-cell table:style-name="ce238" office:value-type="float" office:value="503.43" calcext:value-type="float">
            <text:p>503</text:p>
          </table:table-cell>
          <table:table-cell table:style-name="ce238" office:value-type="float" office:value="543.69" calcext:value-type="float">
            <text:p>544</text:p>
          </table:table-cell>
          <table:table-cell table:style-name="ce252" office:value-type="float" office:value="571.87" calcext:value-type="float">
            <text:p>572</text:p>
          </table:table-cell>
          <table:table-cell table:style-name="ce222" office:value-type="float" office:value="4619" calcext:value-type="float">
            <text:p>4,619</text:p>
          </table:table-cell>
          <table:table-cell table:style-name="ce238" office:value-type="float" office:value="4855" calcext:value-type="float">
            <text:p>4,855</text:p>
          </table:table-cell>
          <table:table-cell table:style-name="ce238" office:value-type="float" office:value="4269" calcext:value-type="float">
            <text:p>4,269</text:p>
          </table:table-cell>
          <table:table-cell table:style-name="ce238" office:value-type="float" office:value="4291" calcext:value-type="float">
            <text:p>4,291</text:p>
          </table:table-cell>
          <table:table-cell table:style-name="ce238" office:value-type="float" office:value="4336" calcext:value-type="float">
            <text:p>4,336</text:p>
          </table:table-cell>
          <table:table-cell table:style-name="ce238" office:value-type="float" office:value="4689" calcext:value-type="float">
            <text:p>4,689</text:p>
          </table:table-cell>
          <table:table-cell table:style-name="ce238" office:value-type="float" office:value="4737" calcext:value-type="float">
            <text:p>4,737</text:p>
          </table:table-cell>
          <table:table-cell table:style-name="ce238" office:value-type="float" office:value="4950" calcext:value-type="float">
            <text:p>4,950</text:p>
          </table:table-cell>
          <table:table-cell table:style-name="ce238" office:value-type="float" office:value="5139" calcext:value-type="float">
            <text:p>5,139</text:p>
          </table:table-cell>
          <table:table-cell table:style-name="ce238" office:value-type="float" office:value="5412" calcext:value-type="float">
            <text:p>5,412</text:p>
          </table:table-cell>
          <table:table-cell table:style-name="ce238" office:value-type="float" office:value="5602" calcext:value-type="float">
            <text:p>5,602</text:p>
          </table:table-cell>
          <table:table-cell table:style-name="ce238" office:value-type="float" office:value="5692" calcext:value-type="float">
            <text:p>5,692</text:p>
          </table:table-cell>
          <table:table-cell table:style-name="ce238" office:value-type="float" office:value="5789" calcext:value-type="float">
            <text:p>5,789</text:p>
          </table:table-cell>
          <table:table-cell table:style-name="ce204" office:value-type="float" office:value="5937" calcext:value-type="float">
            <text:p>5,937</text:p>
          </table:table-cell>
          <table:table-cell table:style-name="ce204" office:value-type="float" office:value="6003" calcext:value-type="float">
            <text:p>6,003</text:p>
          </table:table-cell>
          <table:table-cell table:style-name="ce204" office:value-type="float" office:value="6121" calcext:value-type="float">
            <text:p>6,121</text:p>
          </table:table-cell>
          <table:table-cell table:style-name="ce204" office:value-type="float" office:value="5910" calcext:value-type="float">
            <text:p>5,910</text:p>
          </table:table-cell>
          <table:table-cell table:style-name="ce204" office:value-type="float" office:value="5922" calcext:value-type="float">
            <text:p>5,922</text:p>
          </table:table-cell>
          <table:table-cell table:style-name="ce204" office:value-type="float" office:value="5997" calcext:value-type="float">
            <text:p>5,997</text:p>
          </table:table-cell>
          <table:table-cell table:style-name="ce204" office:value-type="float" office:value="6378" calcext:value-type="float">
            <text:p>6,378</text:p>
          </table:table-cell>
          <table:table-cell table:style-name="ce204" office:value-type="float" office:value="6716" calcext:value-type="float">
            <text:p>6,716</text:p>
          </table:table-cell>
          <table:table-cell table:style-name="ce270" office:value-type="float" office:value="7000" calcext:value-type="float">
            <text:p>7,00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Environmental levies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38" office:value-type="float" office:value="30.44" calcext:value-type="float">
            <text:p>30</text:p>
          </table:table-cell>
          <table:table-cell table:style-name="ce238" office:value-type="float" office:value="46.65" calcext:value-type="float">
            <text:p>47</text:p>
          </table:table-cell>
          <table:table-cell table:style-name="ce238" office:value-type="float" office:value="62.22" calcext:value-type="float">
            <text:p>62</text:p>
          </table:table-cell>
          <table:table-cell table:style-name="ce238" office:value-type="float" office:value="52.27" calcext:value-type="float">
            <text:p>52</text:p>
          </table:table-cell>
          <table:table-cell table:style-name="ce238" office:value-type="float" office:value="54.63" calcext:value-type="float">
            <text:p>55</text:p>
          </table:table-cell>
          <table:table-cell table:style-name="ce238" office:value-type="float" office:value="82.89" calcext:value-type="float">
            <text:p>83</text:p>
          </table:table-cell>
          <table:table-cell table:style-name="ce238" office:value-type="float" office:value="123.56" calcext:value-type="float">
            <text:p>124</text:p>
          </table:table-cell>
          <table:table-cell table:style-name="ce238" office:value-type="float" office:value="130.92" calcext:value-type="float">
            <text:p>131</text:p>
          </table:table-cell>
          <table:table-cell table:style-name="ce238" office:value-type="float" office:value="152.22" calcext:value-type="float">
            <text:p>152</text:p>
          </table:table-cell>
          <table:table-cell table:style-name="ce238" office:value-type="float" office:value="174.53" calcext:value-type="float">
            <text:p>175</text:p>
          </table:table-cell>
          <table:table-cell table:style-name="ce238" office:value-type="float" office:value="268.8" calcext:value-type="float">
            <text:p>269</text:p>
          </table:table-cell>
          <table:table-cell table:style-name="ce238" office:value-type="float" office:value="342.72" calcext:value-type="float">
            <text:p>343</text:p>
          </table:table-cell>
          <table:table-cell table:style-name="ce238" office:value-type="float" office:value="405.55" calcext:value-type="float">
            <text:p>406</text:p>
          </table:table-cell>
          <table:table-cell table:style-name="ce238" office:value-type="float" office:value="507.15" calcext:value-type="float">
            <text:p>507</text:p>
          </table:table-cell>
          <table:table-cell table:style-name="ce238" office:value-type="float" office:value="589.8" calcext:value-type="float">
            <text:p>590</text:p>
          </table:table-cell>
          <table:table-cell table:style-name="ce238" office:value-type="float" office:value="673.77" calcext:value-type="float">
            <text:p>674</text:p>
          </table:table-cell>
          <table:table-cell table:style-name="ce238" office:value-type="float" office:value="752.84" calcext:value-type="float">
            <text:p>753</text:p>
          </table:table-cell>
          <table:table-cell table:style-name="ce252" office:value-type="float" office:value="747.92" calcext:value-type="float">
            <text:p>74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38" office:value-type="float" office:value="278" calcext:value-type="float">
            <text:p>278</text:p>
          </table:table-cell>
          <table:table-cell table:style-name="ce238" office:value-type="float" office:value="416" calcext:value-type="float">
            <text:p>416</text:p>
          </table:table-cell>
          <table:table-cell table:style-name="ce238" office:value-type="float" office:value="498" calcext:value-type="float">
            <text:p>498</text:p>
          </table:table-cell>
          <table:table-cell table:style-name="ce238" office:value-type="float" office:value="583" calcext:value-type="float">
            <text:p>583</text:p>
          </table:table-cell>
          <table:table-cell table:style-name="ce238" office:value-type="float" office:value="740" calcext:value-type="float">
            <text:p>740</text:p>
          </table:table-cell>
          <table:table-cell table:style-name="ce238" office:value-type="float" office:value="863" calcext:value-type="float">
            <text:p>863</text:p>
          </table:table-cell>
          <table:table-cell table:style-name="ce238" office:value-type="float" office:value="1041" calcext:value-type="float">
            <text:p>1,041</text:p>
          </table:table-cell>
          <table:table-cell table:style-name="ce238" office:value-type="float" office:value="1119" calcext:value-type="float">
            <text:p>1,119</text:p>
          </table:table-cell>
          <table:table-cell table:style-name="ce238" office:value-type="float" office:value="1283" calcext:value-type="float">
            <text:p>1,283</text:p>
          </table:table-cell>
          <table:table-cell table:style-name="ce204" office:value-type="float" office:value="1471" calcext:value-type="float">
            <text:p>1,471</text:p>
          </table:table-cell>
          <table:table-cell table:style-name="ce204" office:value-type="float" office:value="2463" calcext:value-type="float">
            <text:p>2,463</text:p>
          </table:table-cell>
          <table:table-cell table:style-name="ce204" office:value-type="float" office:value="3128" calcext:value-type="float">
            <text:p>3,128</text:p>
          </table:table-cell>
          <table:table-cell table:style-name="ce204" office:value-type="float" office:value="3656" calcext:value-type="float">
            <text:p>3,656</text:p>
          </table:table-cell>
          <table:table-cell table:style-name="ce204" office:value-type="float" office:value="4526" calcext:value-type="float">
            <text:p>4,526</text:p>
          </table:table-cell>
          <table:table-cell table:style-name="ce204" office:value-type="float" office:value="5172" calcext:value-type="float">
            <text:p>5,172</text:p>
          </table:table-cell>
          <table:table-cell table:style-name="ce204" office:value-type="float" office:value="5850" calcext:value-type="float">
            <text:p>5,850</text:p>
          </table:table-cell>
          <table:table-cell table:style-name="ce204" office:value-type="float" office:value="6494" calcext:value-type="float">
            <text:p>6,494</text:p>
          </table:table-cell>
          <table:table-cell table:style-name="ce270" office:value-type="float" office:value="6430" calcext:value-type="float">
            <text:p>6,4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Other taxes</text:p>
          </table:table-cell>
          <table:table-cell table:style-name="ce222" office:value-type="float" office:value="862.27" calcext:value-type="float">
            <text:p>862</text:p>
          </table:table-cell>
          <table:table-cell table:style-name="ce238" office:value-type="float" office:value="695" calcext:value-type="float">
            <text:p>695</text:p>
          </table:table-cell>
          <table:table-cell table:style-name="ce238" office:value-type="float" office:value="690.31" calcext:value-type="float">
            <text:p>690</text:p>
          </table:table-cell>
          <table:table-cell table:style-name="ce238" office:value-type="float" office:value="806.52" calcext:value-type="float">
            <text:p>807</text:p>
          </table:table-cell>
          <table:table-cell table:style-name="ce238" office:value-type="float" office:value="797.97" calcext:value-type="float">
            <text:p>798</text:p>
          </table:table-cell>
          <table:table-cell table:style-name="ce238" office:value-type="float" office:value="862.48" calcext:value-type="float">
            <text:p>862</text:p>
          </table:table-cell>
          <table:table-cell table:style-name="ce238" office:value-type="float" office:value="954.66" calcext:value-type="float">
            <text:p>955</text:p>
          </table:table-cell>
          <table:table-cell table:style-name="ce238" office:value-type="float" office:value="907.86" calcext:value-type="float">
            <text:p>908</text:p>
          </table:table-cell>
          <table:table-cell table:style-name="ce238" office:value-type="float" office:value="924.53" calcext:value-type="float">
            <text:p>925</text:p>
          </table:table-cell>
          <table:table-cell table:style-name="ce238" office:value-type="float" office:value="972.39" calcext:value-type="float">
            <text:p>972</text:p>
          </table:table-cell>
          <table:table-cell table:style-name="ce238" office:value-type="float" office:value="1040.93" calcext:value-type="float">
            <text:p>1,041</text:p>
          </table:table-cell>
          <table:table-cell table:style-name="ce238" office:value-type="float" office:value="1172.16" calcext:value-type="float">
            <text:p>1,172</text:p>
          </table:table-cell>
          <table:table-cell table:style-name="ce238" office:value-type="float" office:value="1383.38" calcext:value-type="float">
            <text:p>1,383</text:p>
          </table:table-cell>
          <table:table-cell table:style-name="ce238" office:value-type="float" office:value="1423.02" calcext:value-type="float">
            <text:p>1,423</text:p>
          </table:table-cell>
          <table:table-cell table:style-name="ce238" office:value-type="float" office:value="1432.45" calcext:value-type="float">
            <text:p>1,432</text:p>
          </table:table-cell>
          <table:table-cell table:style-name="ce238" office:value-type="float" office:value="1685.11" calcext:value-type="float">
            <text:p>1,685</text:p>
          </table:table-cell>
          <table:table-cell table:style-name="ce238" office:value-type="float" office:value="1749.07" calcext:value-type="float">
            <text:p>1,749</text:p>
          </table:table-cell>
          <table:table-cell table:style-name="ce238" office:value-type="float" office:value="1651.45" calcext:value-type="float">
            <text:p>1,651</text:p>
          </table:table-cell>
          <table:table-cell table:style-name="ce238" office:value-type="float" office:value="1716.19" calcext:value-type="float">
            <text:p>1,716</text:p>
          </table:table-cell>
          <table:table-cell table:style-name="ce238" office:value-type="float" office:value="1864.4" calcext:value-type="float">
            <text:p>1,864</text:p>
          </table:table-cell>
          <table:table-cell table:style-name="ce238" office:value-type="float" office:value="1803.04" calcext:value-type="float">
            <text:p>1,803</text:p>
          </table:table-cell>
          <table:table-cell table:style-name="ce252" office:value-type="float" office:value="2072.97" calcext:value-type="float">
            <text:p>2,073</text:p>
          </table:table-cell>
          <table:table-cell table:style-name="ce222" office:value-type="float" office:value="9663" calcext:value-type="float">
            <text:p>9,663</text:p>
          </table:table-cell>
          <table:table-cell table:style-name="ce238" office:value-type="float" office:value="7386" calcext:value-type="float">
            <text:p>7,386</text:p>
          </table:table-cell>
          <table:table-cell table:style-name="ce238" office:value-type="float" office:value="7319" calcext:value-type="float">
            <text:p>7,319</text:p>
          </table:table-cell>
          <table:table-cell table:style-name="ce238" office:value-type="float" office:value="8471" calcext:value-type="float">
            <text:p>8,471</text:p>
          </table:table-cell>
          <table:table-cell table:style-name="ce238" office:value-type="float" office:value="8667" calcext:value-type="float">
            <text:p>8,667</text:p>
          </table:table-cell>
          <table:table-cell table:style-name="ce238" office:value-type="float" office:value="9272" calcext:value-type="float">
            <text:p>9,272</text:p>
          </table:table-cell>
          <table:table-cell table:style-name="ce238" office:value-type="float" office:value="9888" calcext:value-type="float">
            <text:p>9,888</text:p>
          </table:table-cell>
          <table:table-cell table:style-name="ce238" office:value-type="float" office:value="9747" calcext:value-type="float">
            <text:p>9,747</text:p>
          </table:table-cell>
          <table:table-cell table:style-name="ce238" office:value-type="float" office:value="9797" calcext:value-type="float">
            <text:p>9,797</text:p>
          </table:table-cell>
          <table:table-cell table:style-name="ce238" office:value-type="float" office:value="10121" calcext:value-type="float">
            <text:p>10,121</text:p>
          </table:table-cell>
          <table:table-cell table:style-name="ce238" office:value-type="float" office:value="11411" calcext:value-type="float">
            <text:p>11,411</text:p>
          </table:table-cell>
          <table:table-cell table:style-name="ce238" office:value-type="float" office:value="12650" calcext:value-type="float">
            <text:p>12,650</text:p>
          </table:table-cell>
          <table:table-cell table:style-name="ce238" office:value-type="float" office:value="17223" calcext:value-type="float">
            <text:p>17,223</text:p>
          </table:table-cell>
          <table:table-cell table:style-name="ce204" office:value-type="float" office:value="16531" calcext:value-type="float">
            <text:p>16,531</text:p>
          </table:table-cell>
          <table:table-cell table:style-name="ce204" office:value-type="float" office:value="16551" calcext:value-type="float">
            <text:p>16,551</text:p>
          </table:table-cell>
          <table:table-cell table:style-name="ce204" office:value-type="float" office:value="18993" calcext:value-type="float">
            <text:p>18,993</text:p>
          </table:table-cell>
          <table:table-cell table:style-name="ce204" office:value-type="float" office:value="19830" calcext:value-type="float">
            <text:p>19,830</text:p>
          </table:table-cell>
          <table:table-cell table:style-name="ce204" office:value-type="float" office:value="20503.08" calcext:value-type="float">
            <text:p>20,503</text:p>
          </table:table-cell>
          <table:table-cell table:style-name="ce204" office:value-type="float" office:value="20959.3" calcext:value-type="float">
            <text:p>20,959</text:p>
          </table:table-cell>
          <table:table-cell table:style-name="ce204" office:value-type="float" office:value="23004.75" calcext:value-type="float">
            <text:p>23,005</text:p>
          </table:table-cell>
          <table:table-cell table:style-name="ce204" office:value-type="float" office:value="21667.3" calcext:value-type="float">
            <text:p>21,667</text:p>
          </table:table-cell>
          <table:table-cell table:style-name="ce270" office:value-type="float" office:value="24225" calcext:value-type="float">
            <text:p>24,225</text:p>
          </table:table-cell>
          <table:table-cell table:style-name="ce271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4" office:value-type="string" calcext:value-type="string">
            <text:p>Total Non-North Sea taxes</text:p>
          </table:table-cell>
          <table:table-cell table:style-name="ce223" office:value-type="float" office:value="26275.39" calcext:value-type="float">
            <text:p><text:s/>26,275 </text:p>
          </table:table-cell>
          <table:table-cell table:style-name="ce239" office:value-type="float" office:value="27300.88" calcext:value-type="float">
            <text:p><text:s/>27,301 </text:p>
          </table:table-cell>
          <table:table-cell table:style-name="ce239" office:value-type="float" office:value="28859.16" calcext:value-type="float">
            <text:p><text:s/>28,859 </text:p>
          </table:table-cell>
          <table:table-cell table:style-name="ce239" office:value-type="float" office:value="29517.95" calcext:value-type="float">
            <text:p><text:s/>29,518 </text:p>
          </table:table-cell>
          <table:table-cell table:style-name="ce239" office:value-type="float" office:value="29833.62" calcext:value-type="float">
            <text:p><text:s/>29,834 </text:p>
          </table:table-cell>
          <table:table-cell table:style-name="ce239" office:value-type="float" office:value="32501.82" calcext:value-type="float">
            <text:p><text:s/>32,502 </text:p>
          </table:table-cell>
          <table:table-cell table:style-name="ce239" office:value-type="float" office:value="34751.07" calcext:value-type="float">
            <text:p><text:s/>34,751 </text:p>
          </table:table-cell>
          <table:table-cell table:style-name="ce239" office:value-type="float" office:value="37011.61" calcext:value-type="float">
            <text:p><text:s/>37,012 </text:p>
          </table:table-cell>
          <table:table-cell table:style-name="ce239" office:value-type="float" office:value="39119.25" calcext:value-type="float">
            <text:p><text:s/>39,119 </text:p>
          </table:table-cell>
          <table:table-cell table:style-name="ce239" office:value-type="float" office:value="41405.49" calcext:value-type="float">
            <text:p><text:s/>41,405 </text:p>
          </table:table-cell>
          <table:table-cell table:style-name="ce239" office:value-type="float" office:value="40025.45" calcext:value-type="float">
            <text:p><text:s/>40,025 </text:p>
          </table:table-cell>
          <table:table-cell table:style-name="ce239" office:value-type="float" office:value="39750.32" calcext:value-type="float">
            <text:p><text:s/>39,750 </text:p>
          </table:table-cell>
          <table:table-cell table:style-name="ce239" office:value-type="float" office:value="42300.49" calcext:value-type="float">
            <text:p><text:s/>42,300 </text:p>
          </table:table-cell>
          <table:table-cell table:style-name="ce239" office:value-type="float" office:value="43659.2" calcext:value-type="float">
            <text:p><text:s/>43,659 </text:p>
          </table:table-cell>
          <table:table-cell table:style-name="ce239" office:value-type="float" office:value="44630.7" calcext:value-type="float">
            <text:p><text:s/>44,631 </text:p>
          </table:table-cell>
          <table:table-cell table:style-name="ce239" office:value-type="float" office:value="46316.36" calcext:value-type="float">
            <text:p><text:s/>46,316 </text:p>
          </table:table-cell>
          <table:table-cell table:style-name="ce239" office:value-type="float" office:value="48041.5" calcext:value-type="float">
            <text:p><text:s/>48,042 </text:p>
          </table:table-cell>
          <table:table-cell table:style-name="ce239" office:value-type="float" office:value="48374.06" calcext:value-type="float">
            <text:p><text:s/>48,374 </text:p>
          </table:table-cell>
          <table:table-cell table:style-name="ce239" office:value-type="float" office:value="50888.61" calcext:value-type="float">
            <text:p><text:s/>50,889 </text:p>
          </table:table-cell>
          <table:table-cell table:style-name="ce239" office:value-type="float" office:value="52855.95" calcext:value-type="float">
            <text:p><text:s/>52,856 </text:p>
          </table:table-cell>
          <table:table-cell table:style-name="ce239" office:value-type="float" office:value="55464.39" calcext:value-type="float">
            <text:p><text:s/>55,464 </text:p>
          </table:table-cell>
          <table:table-cell table:style-name="ce253" office:value-type="float" office:value="56184.54" calcext:value-type="float">
            <text:p><text:s/>56,185 </text:p>
          </table:table-cell>
          <table:table-cell table:style-name="ce223" office:value-type="float" office:value="317612" calcext:value-type="float">
            <text:p><text:s/>317,612 </text:p>
          </table:table-cell>
          <table:table-cell table:style-name="ce239" office:value-type="float" office:value="340238" calcext:value-type="float">
            <text:p><text:s/>340,238 </text:p>
          </table:table-cell>
          <table:table-cell table:style-name="ce239" office:value-type="float" office:value="362193" calcext:value-type="float">
            <text:p><text:s/>362,193 </text:p>
          </table:table-cell>
          <table:table-cell table:style-name="ce239" office:value-type="float" office:value="367569" calcext:value-type="float">
            <text:p><text:s/>367,569 </text:p>
          </table:table-cell>
          <table:table-cell table:style-name="ce239" office:value-type="float" office:value="373423" calcext:value-type="float">
            <text:p><text:s/>373,423 </text:p>
          </table:table-cell>
          <table:table-cell table:style-name="ce239" office:value-type="float" office:value="405578" calcext:value-type="float">
            <text:p><text:s/>405,578 </text:p>
          </table:table-cell>
          <table:table-cell table:style-name="ce239" office:value-type="float" office:value="434063" calcext:value-type="float">
            <text:p><text:s/>434,063 </text:p>
          </table:table-cell>
          <table:table-cell table:style-name="ce239" office:value-type="float" office:value="460731" calcext:value-type="float">
            <text:p><text:s/>460,731 </text:p>
          </table:table-cell>
          <table:table-cell table:style-name="ce239" office:value-type="float" office:value="491318" calcext:value-type="float">
            <text:p><text:s/>491,318 </text:p>
          </table:table-cell>
          <table:table-cell table:style-name="ce239" office:value-type="float" office:value="515674" calcext:value-type="float">
            <text:p><text:s/>515,674 </text:p>
          </table:table-cell>
          <table:table-cell table:style-name="ce239" office:value-type="float" office:value="495960" calcext:value-type="float">
            <text:p><text:s/>495,960 </text:p>
          </table:table-cell>
          <table:table-cell table:style-name="ce239" office:value-type="float" office:value="494105" calcext:value-type="float">
            <text:p><text:s/>494,105 </text:p>
          </table:table-cell>
          <table:table-cell table:style-name="ce239" office:value-type="float" office:value="528282" calcext:value-type="float">
            <text:p><text:s/>528,282 </text:p>
          </table:table-cell>
          <table:table-cell table:style-name="ce239" office:value-type="float" office:value="546399" calcext:value-type="float">
            <text:p><text:s/>546,399 </text:p>
          </table:table-cell>
          <table:table-cell table:style-name="ce239" office:value-type="float" office:value="556633" calcext:value-type="float">
            <text:p><text:s/>556,633 </text:p>
          </table:table-cell>
          <table:table-cell table:style-name="ce239" office:value-type="float" office:value="581436" calcext:value-type="float">
            <text:p><text:s/>581,436 </text:p>
          </table:table-cell>
          <table:table-cell table:style-name="ce239" office:value-type="float" office:value="606416" calcext:value-type="float">
            <text:p><text:s/>606,416 </text:p>
          </table:table-cell>
          <table:table-cell table:style-name="ce239" office:value-type="float" office:value="630712" calcext:value-type="float">
            <text:p><text:s/>630,712 </text:p>
          </table:table-cell>
          <table:table-cell table:style-name="ce239" office:value-type="float" office:value="672813" calcext:value-type="float">
            <text:p><text:s/>672,813 </text:p>
          </table:table-cell>
          <table:table-cell table:style-name="ce239" office:value-type="float" office:value="694161" calcext:value-type="float">
            <text:p><text:s/>694,161 </text:p>
          </table:table-cell>
          <table:table-cell table:style-name="ce239" office:value-type="float" office:value="729348" calcext:value-type="float">
            <text:p><text:s/>729,348 </text:p>
          </table:table-cell>
          <table:table-cell table:style-name="ce253" office:value-type="float" office:value="741055" calcext:value-type="float">
            <text:p><text:s/>741,055 </text:p>
          </table:table-cell>
          <table:table-cell table:style-name="ce125" table:number-columns-repeated="4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3" office:value-type="string" calcext:value-type="string">
            <text:p>North Sea Revenue</text:p>
          </table:table-cell>
          <table:table-cell table:style-name="ce224"/>
          <table:table-cell table:style-name="ce240" table:number-columns-repeated="20"/>
          <table:table-cell table:style-name="ce254"/>
          <table:table-cell table:style-name="ce224"/>
          <table:table-cell table:style-name="ce240" table:number-columns-repeated="20"/>
          <table:table-cell table:style-name="ce254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<text:s text:c="7"/>Population share of North Sea revenue</text:p>
          </table:table-cell>
          <table:table-cell table:style-name="ce224" office:value-type="float" office:value="161.11" calcext:value-type="float">
            <text:p><text:s/>161 </text:p>
          </table:table-cell>
          <table:table-cell table:style-name="ce240" office:value-type="float" office:value="213.51" calcext:value-type="float">
            <text:p><text:s/>214 </text:p>
          </table:table-cell>
          <table:table-cell table:style-name="ce240" office:value-type="float" office:value="409.31" calcext:value-type="float">
            <text:p><text:s/>409 </text:p>
          </table:table-cell>
          <table:table-cell table:style-name="ce240" office:value-type="float" office:value="459.45" calcext:value-type="float">
            <text:p><text:s/>459 </text:p>
          </table:table-cell>
          <table:table-cell table:style-name="ce240" office:value-type="float" office:value="440.44" calcext:value-type="float">
            <text:p><text:s/>440 </text:p>
          </table:table-cell>
          <table:table-cell table:style-name="ce240" office:value-type="float" office:value="368.18" calcext:value-type="float">
            <text:p><text:s/>368 </text:p>
          </table:table-cell>
          <table:table-cell table:style-name="ce240" office:value-type="float" office:value="516.56" calcext:value-type="float">
            <text:p><text:s/>517 </text:p>
          </table:table-cell>
          <table:table-cell table:style-name="ce240" office:value-type="float" office:value="853.48" calcext:value-type="float">
            <text:p><text:s/>853 </text:p>
          </table:table-cell>
          <table:table-cell table:style-name="ce240" office:value-type="float" office:value="665.25" calcext:value-type="float">
            <text:p><text:s/>665 </text:p>
          </table:table-cell>
          <table:table-cell table:style-name="ce240" office:value-type="float" office:value="768.85" calcext:value-type="float">
            <text:p><text:s/>769 </text:p>
          </table:table-cell>
          <table:table-cell table:style-name="ce240" office:value-type="float" office:value="893.57" calcext:value-type="float">
            <text:p><text:s/>894 </text:p>
          </table:table-cell>
          <table:table-cell table:style-name="ce240" office:value-type="float" office:value="553.43" calcext:value-type="float">
            <text:p><text:s/>553 </text:p>
          </table:table-cell>
          <table:table-cell table:style-name="ce240" office:value-type="float" office:value="765.72" calcext:value-type="float">
            <text:p><text:s/>766 </text:p>
          </table:table-cell>
          <table:table-cell table:style-name="ce240" office:value-type="float" office:value="805.04" calcext:value-type="float">
            <text:p><text:s/>805 </text:p>
          </table:table-cell>
          <table:table-cell table:style-name="ce240" office:value-type="float" office:value="501.66" calcext:value-type="float">
            <text:p><text:s/>502 </text:p>
          </table:table-cell>
          <table:table-cell table:style-name="ce240" office:value-type="float" office:value="373.61" calcext:value-type="float">
            <text:p><text:s/>374 </text:p>
          </table:table-cell>
          <table:table-cell table:style-name="ce240" office:value-type="float" office:value="139.96" calcext:value-type="float">
            <text:p><text:s/>140 </text:p>
          </table:table-cell>
          <table:table-cell table:style-name="ce240" office:value-type="float" office:value="-6.98" calcext:value-type="float">
            <text:p>-7 </text:p>
          </table:table-cell>
          <table:table-cell table:style-name="ce240" office:value-type="float" office:value="2.96" calcext:value-type="float">
            <text:p><text:s/>3 </text:p>
          </table:table-cell>
          <table:table-cell table:style-name="ce240" office:value-type="float" office:value="106.46" calcext:value-type="float">
            <text:p><text:s/>106 </text:p>
          </table:table-cell>
          <table:table-cell table:style-name="ce240" office:value-type="float" office:value="97.78" calcext:value-type="float">
            <text:p><text:s/>98 </text:p>
          </table:table-cell>
          <table:table-cell table:style-name="ce254" office:value-type="float" office:value="53.16" calcext:value-type="float">
            <text:p><text:s/>53 </text:p>
          </table:table-cell>
          <table:table-cell table:style-name="ce224" office:value-type="float" office:value="1858" calcext:value-type="float">
            <text:p><text:s/>1,858 </text:p>
          </table:table-cell>
          <table:table-cell table:style-name="ce240" office:value-type="float" office:value="2476" calcext:value-type="float">
            <text:p><text:s/>2,476 </text:p>
          </table:table-cell>
          <table:table-cell table:style-name="ce240" office:value-type="float" office:value="4766" calcext:value-type="float">
            <text:p><text:s/>4,766 </text:p>
          </table:table-cell>
          <table:table-cell table:style-name="ce240" office:value-type="float" office:value="5367" calcext:value-type="float">
            <text:p><text:s/>5,367 </text:p>
          </table:table-cell>
          <table:table-cell table:style-name="ce240" office:value-type="float" office:value="5167" calcext:value-type="float">
            <text:p><text:s/>5,167 </text:p>
          </table:table-cell>
          <table:table-cell table:style-name="ce240" office:value-type="float" office:value="4335" calcext:value-type="float">
            <text:p><text:s/>4,335 </text:p>
          </table:table-cell>
          <table:table-cell table:style-name="ce240" office:value-type="float" office:value="6095" calcext:value-type="float">
            <text:p><text:s/>6,095 </text:p>
          </table:table-cell>
          <table:table-cell table:style-name="ce240" office:value-type="float" office:value="10099" calcext:value-type="float">
            <text:p><text:s/>10,099 </text:p>
          </table:table-cell>
          <table:table-cell table:style-name="ce240" office:value-type="float" office:value="7885" calcext:value-type="float">
            <text:p><text:s/>7,885 </text:p>
          </table:table-cell>
          <table:table-cell table:style-name="ce240" office:value-type="float" office:value="9124" calcext:value-type="float">
            <text:p><text:s/>9,124 </text:p>
          </table:table-cell>
          <table:table-cell table:style-name="ce240" office:value-type="float" office:value="10621" calcext:value-type="float">
            <text:p><text:s/>10,621 </text:p>
          </table:table-cell>
          <table:table-cell table:style-name="ce240" office:value-type="float" office:value="6590" calcext:value-type="float">
            <text:p><text:s/>6,590 </text:p>
          </table:table-cell>
          <table:table-cell table:style-name="ce240" office:value-type="float" office:value="9135" calcext:value-type="float">
            <text:p><text:s/>9,135 </text:p>
          </table:table-cell>
          <table:table-cell table:style-name="ce240" office:value-type="float" office:value="9619" calcext:value-type="float">
            <text:p><text:s/>9,619 </text:p>
          </table:table-cell>
          <table:table-cell table:style-name="ce240" office:value-type="float" office:value="6020" calcext:value-type="float">
            <text:p><text:s/>6,020 </text:p>
          </table:table-cell>
          <table:table-cell table:style-name="ce240" office:value-type="float" office:value="4499" calcext:value-type="float">
            <text:p><text:s/>4,499 </text:p>
          </table:table-cell>
          <table:table-cell table:style-name="ce240" office:value-type="float" office:value="1691" calcext:value-type="float">
            <text:p><text:s/>1,691 </text:p>
          </table:table-cell>
          <table:table-cell table:style-name="ce240" office:value-type="float" office:value="-85" calcext:value-type="float">
            <text:p>-85 </text:p>
          </table:table-cell>
          <table:table-cell table:style-name="ce240" office:value-type="float" office:value="36" calcext:value-type="float">
            <text:p><text:s/>36 </text:p>
          </table:table-cell>
          <table:table-cell table:style-name="ce240" office:value-type="float" office:value="1297" calcext:value-type="float">
            <text:p><text:s/>1,297 </text:p>
          </table:table-cell>
          <table:table-cell table:style-name="ce240" office:value-type="float" office:value="1195" calcext:value-type="float">
            <text:p><text:s/>1,195 </text:p>
          </table:table-cell>
          <table:table-cell table:style-name="ce254" office:value-type="float" office:value="650" calcext:value-type="float">
            <text:p><text:s/>650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114" office:value-type="string" calcext:value-type="string">
            <text:p><text:s text:c="7"/>Illustrative geographical share of North Sea revenue</text:p>
          </table:table-cell>
          <table:table-cell table:style-name="ce225" office:value-type="float" office:value="1518.36" calcext:value-type="float">
            <text:p><text:s/>1,518 </text:p>
          </table:table-cell>
          <table:table-cell table:style-name="ce241" office:value-type="float" office:value="2043.74" calcext:value-type="float">
            <text:p><text:s/>2,044 </text:p>
          </table:table-cell>
          <table:table-cell table:style-name="ce241" office:value-type="float" office:value="3873.42" calcext:value-type="float">
            <text:p><text:s/>3,873 </text:p>
          </table:table-cell>
          <table:table-cell table:style-name="ce241" office:value-type="float" office:value="3951.32" calcext:value-type="float">
            <text:p><text:s/>3,951 </text:p>
          </table:table-cell>
          <table:table-cell table:style-name="ce241" office:value-type="float" office:value="4001.73" calcext:value-type="float">
            <text:p><text:s/>4,002 </text:p>
          </table:table-cell>
          <table:table-cell table:style-name="ce241" office:value-type="float" office:value="3396.04" calcext:value-type="float">
            <text:p><text:s/>3,396 </text:p>
          </table:table-cell>
          <table:table-cell table:style-name="ce241" office:value-type="float" office:value="4593" calcext:value-type="float">
            <text:p><text:s/>4,593 </text:p>
          </table:table-cell>
          <table:table-cell table:style-name="ce241" office:value-type="float" office:value="7813.82" calcext:value-type="float">
            <text:p><text:s/>7,814 </text:p>
          </table:table-cell>
          <table:table-cell table:style-name="ce241" office:value-type="float" office:value="6150.35" calcext:value-type="float">
            <text:p><text:s/>6,150 </text:p>
          </table:table-cell>
          <table:table-cell table:style-name="ce241" office:value-type="float" office:value="7596.37" calcext:value-type="float">
            <text:p><text:s/>7,596 </text:p>
          </table:table-cell>
          <table:table-cell table:style-name="ce241" office:value-type="float" office:value="8852.93" calcext:value-type="float">
            <text:p><text:s/>8,853 </text:p>
          </table:table-cell>
          <table:table-cell table:style-name="ce241" office:value-type="float" office:value="5795.51" calcext:value-type="float">
            <text:p><text:s/>5,796 </text:p>
          </table:table-cell>
          <table:table-cell table:style-name="ce241" office:value-type="float" office:value="7835.31" calcext:value-type="float">
            <text:p><text:s/>7,835 </text:p>
          </table:table-cell>
          <table:table-cell table:style-name="ce241" office:value-type="float" office:value="7883.26" calcext:value-type="float">
            <text:p><text:s/>7,883 </text:p>
          </table:table-cell>
          <table:table-cell table:style-name="ce241" office:value-type="float" office:value="4567.33" calcext:value-type="float">
            <text:p><text:s/>4,567 </text:p>
          </table:table-cell>
          <table:table-cell table:style-name="ce241" office:value-type="float" office:value="3658.54" calcext:value-type="float">
            <text:p><text:s/>3,659 </text:p>
          </table:table-cell>
          <table:table-cell table:style-name="ce241" office:value-type="float" office:value="1013.95" calcext:value-type="float">
            <text:p><text:s/>1,014 </text:p>
          </table:table-cell>
          <table:table-cell table:style-name="ce241" office:value-type="float" office:value="-317.56" calcext:value-type="float">
            <text:p>-318 </text:p>
          </table:table-cell>
          <table:table-cell table:style-name="ce241" office:value-type="float" office:value="157.24" calcext:value-type="float">
            <text:p><text:s/>157 </text:p>
          </table:table-cell>
          <table:table-cell table:style-name="ce241" office:value-type="float" office:value="1140.73" calcext:value-type="float">
            <text:p><text:s/>1,141 </text:p>
          </table:table-cell>
          <table:table-cell table:style-name="ce241" office:value-type="float" office:value="1366.08" calcext:value-type="float">
            <text:p><text:s/>1,366 </text:p>
          </table:table-cell>
          <table:table-cell table:style-name="ce255" office:value-type="float" office:value="723.83" calcext:value-type="float">
            <text:p><text:s/>724 </text:p>
          </table:table-cell>
          <table:table-cell table:style-name="ce225" office:value-type="float" office:value="1858" calcext:value-type="float">
            <text:p><text:s/>1,858 </text:p>
          </table:table-cell>
          <table:table-cell table:style-name="ce241" office:value-type="float" office:value="2476" calcext:value-type="float">
            <text:p><text:s/>2,476 </text:p>
          </table:table-cell>
          <table:table-cell table:style-name="ce241" office:value-type="float" office:value="4766" calcext:value-type="float">
            <text:p><text:s/>4,766 </text:p>
          </table:table-cell>
          <table:table-cell table:style-name="ce241" office:value-type="float" office:value="5367" calcext:value-type="float">
            <text:p><text:s/>5,367 </text:p>
          </table:table-cell>
          <table:table-cell table:style-name="ce241" office:value-type="float" office:value="5167" calcext:value-type="float">
            <text:p><text:s/>5,167 </text:p>
          </table:table-cell>
          <table:table-cell table:style-name="ce241" office:value-type="float" office:value="4335" calcext:value-type="float">
            <text:p><text:s/>4,335 </text:p>
          </table:table-cell>
          <table:table-cell table:style-name="ce241" office:value-type="float" office:value="6095" calcext:value-type="float">
            <text:p><text:s/>6,095 </text:p>
          </table:table-cell>
          <table:table-cell table:style-name="ce241" office:value-type="float" office:value="10099" calcext:value-type="float">
            <text:p><text:s/>10,099 </text:p>
          </table:table-cell>
          <table:table-cell table:style-name="ce241" office:value-type="float" office:value="7885" calcext:value-type="float">
            <text:p><text:s/>7,885 </text:p>
          </table:table-cell>
          <table:table-cell table:style-name="ce241" office:value-type="float" office:value="9124" calcext:value-type="float">
            <text:p><text:s/>9,124 </text:p>
          </table:table-cell>
          <table:table-cell table:style-name="ce241" office:value-type="float" office:value="10621" calcext:value-type="float">
            <text:p><text:s/>10,621 </text:p>
          </table:table-cell>
          <table:table-cell table:style-name="ce241" office:value-type="float" office:value="6590" calcext:value-type="float">
            <text:p><text:s/>6,590 </text:p>
          </table:table-cell>
          <table:table-cell table:style-name="ce241" office:value-type="float" office:value="9135" calcext:value-type="float">
            <text:p><text:s/>9,135 </text:p>
          </table:table-cell>
          <table:table-cell table:style-name="ce241" office:value-type="float" office:value="9619" calcext:value-type="float">
            <text:p><text:s/>9,619 </text:p>
          </table:table-cell>
          <table:table-cell table:style-name="ce241" office:value-type="float" office:value="6020" calcext:value-type="float">
            <text:p><text:s/>6,020 </text:p>
          </table:table-cell>
          <table:table-cell table:style-name="ce241" office:value-type="float" office:value="4499" calcext:value-type="float">
            <text:p><text:s/>4,499 </text:p>
          </table:table-cell>
          <table:table-cell table:style-name="ce241" office:value-type="float" office:value="1691" calcext:value-type="float">
            <text:p><text:s/>1,691 </text:p>
          </table:table-cell>
          <table:table-cell table:style-name="ce241" office:value-type="float" office:value="-85" calcext:value-type="float">
            <text:p>-85 </text:p>
          </table:table-cell>
          <table:table-cell table:style-name="ce241" office:value-type="float" office:value="36" calcext:value-type="float">
            <text:p><text:s/>36 </text:p>
          </table:table-cell>
          <table:table-cell table:style-name="ce241" office:value-type="float" office:value="1297" calcext:value-type="float">
            <text:p><text:s/>1,297 </text:p>
          </table:table-cell>
          <table:table-cell table:style-name="ce241" office:value-type="float" office:value="1195" calcext:value-type="float">
            <text:p><text:s/>1,195 </text:p>
          </table:table-cell>
          <table:table-cell table:style-name="ce255" office:value-type="float" office:value="650" calcext:value-type="float">
            <text:p><text:s/>650 </text:p>
          </table:table-cell>
          <table:table-cell table:style-name="ce272"/>
          <table:table-cell table:style-name="ce125" table:number-columns-repeated="3"/>
          <table:table-cell table:style-name="ce158"/>
          <table:table-cell table:style-name="ce272"/>
          <table:table-cell table:style-name="ce125"/>
          <table:table-cell table:style-name="ce193"/>
          <table:table-cell table:style-name="ce125"/>
          <table:table-cell table:style-name="ce272"/>
          <table:table-cell table:style-name="ce133" table:number-columns-repeated="2"/>
          <table:table-cell table:style-name="ce272" table:number-columns-repeated="7"/>
          <table:table-cell table:number-columns-repeated="960"/>
        </table:table-row>
        <table:table-row table:style-name="ro1">
          <table:table-cell table:style-name="ce213" office:value-type="string" calcext:value-type="string">
            <text:p>Other Receipts</text:p>
          </table:table-cell>
          <table:table-cell table:style-name="ce224"/>
          <table:table-cell table:style-name="ce240" table:number-columns-repeated="20"/>
          <table:table-cell table:style-name="ce254"/>
          <table:table-cell table:style-name="ce224"/>
          <table:table-cell table:style-name="ce240" table:number-columns-repeated="20"/>
          <table:table-cell table:style-name="ce254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<text:s text:c="7"/>Interest and dividends</text:p>
          </table:table-cell>
          <table:table-cell table:style-name="ce224" office:value-type="float" office:value="1041.16" calcext:value-type="float">
            <text:p><text:s/>1,041 </text:p>
          </table:table-cell>
          <table:table-cell table:style-name="ce240" office:value-type="float" office:value="1032.1" calcext:value-type="float">
            <text:p><text:s/>1,032 </text:p>
          </table:table-cell>
          <table:table-cell table:style-name="ce240" office:value-type="float" office:value="1150.34" calcext:value-type="float">
            <text:p><text:s/>1,150 </text:p>
          </table:table-cell>
          <table:table-cell table:style-name="ce240" office:value-type="float" office:value="985.28" calcext:value-type="float">
            <text:p><text:s/>985 </text:p>
          </table:table-cell>
          <table:table-cell table:style-name="ce240" office:value-type="float" office:value="878.28" calcext:value-type="float">
            <text:p><text:s/>878 </text:p>
          </table:table-cell>
          <table:table-cell table:style-name="ce240" office:value-type="float" office:value="959.91" calcext:value-type="float">
            <text:p><text:s/>960 </text:p>
          </table:table-cell>
          <table:table-cell table:style-name="ce240" office:value-type="float" office:value="1119.87" calcext:value-type="float">
            <text:p><text:s/>1,120 </text:p>
          </table:table-cell>
          <table:table-cell table:style-name="ce240" office:value-type="float" office:value="1319.87" calcext:value-type="float">
            <text:p><text:s/>1,320 </text:p>
          </table:table-cell>
          <table:table-cell table:style-name="ce240" office:value-type="float" office:value="1332.74" calcext:value-type="float">
            <text:p><text:s/>1,333 </text:p>
          </table:table-cell>
          <table:table-cell table:style-name="ce240" office:value-type="float" office:value="1554.22" calcext:value-type="float">
            <text:p><text:s/>1,554 </text:p>
          </table:table-cell>
          <table:table-cell table:style-name="ce240" office:value-type="float" office:value="1385.81" calcext:value-type="float">
            <text:p><text:s/>1,386 </text:p>
          </table:table-cell>
          <table:table-cell table:style-name="ce240" office:value-type="float" office:value="1234.38" calcext:value-type="float">
            <text:p><text:s/>1,234 </text:p>
          </table:table-cell>
          <table:table-cell table:style-name="ce240" office:value-type="float" office:value="1422.96" calcext:value-type="float">
            <text:p><text:s/>1,423 </text:p>
          </table:table-cell>
          <table:table-cell table:style-name="ce240" office:value-type="float" office:value="1470.18" calcext:value-type="float">
            <text:p><text:s/>1,470 </text:p>
          </table:table-cell>
          <table:table-cell table:style-name="ce240" office:value-type="float" office:value="1487.73" calcext:value-type="float">
            <text:p><text:s/>1,488 </text:p>
          </table:table-cell>
          <table:table-cell table:style-name="ce240" office:value-type="float" office:value="1601.2" calcext:value-type="float">
            <text:p><text:s/>1,601 </text:p>
          </table:table-cell>
          <table:table-cell table:style-name="ce240" office:value-type="float" office:value="1704.17" calcext:value-type="float">
            <text:p><text:s/>1,704 </text:p>
          </table:table-cell>
          <table:table-cell table:style-name="ce240" office:value-type="float" office:value="1789.56" calcext:value-type="float">
            <text:p><text:s/>1,790 </text:p>
          </table:table-cell>
          <table:table-cell table:style-name="ce240" office:value-type="float" office:value="1848.66" calcext:value-type="float">
            <text:p><text:s/>1,849 </text:p>
          </table:table-cell>
          <table:table-cell table:style-name="ce240" office:value-type="float" office:value="1913.94" calcext:value-type="float">
            <text:p><text:s/>1,914 </text:p>
          </table:table-cell>
          <table:table-cell table:style-name="ce240" office:value-type="float" office:value="2016.5" calcext:value-type="float">
            <text:p><text:s/>2,017 </text:p>
          </table:table-cell>
          <table:table-cell table:style-name="ce254" office:value-type="float" office:value="2155.46" calcext:value-type="float">
            <text:p><text:s/>2,155 </text:p>
          </table:table-cell>
          <table:table-cell table:style-name="ce224" office:value-type="float" office:value="11754" calcext:value-type="float">
            <text:p><text:s/>11,754 </text:p>
          </table:table-cell>
          <table:table-cell table:style-name="ce240" office:value-type="float" office:value="11613" calcext:value-type="float">
            <text:p><text:s/>11,613 </text:p>
          </table:table-cell>
          <table:table-cell table:style-name="ce240" office:value-type="float" office:value="12980" calcext:value-type="float">
            <text:p><text:s/>12,980 </text:p>
          </table:table-cell>
          <table:table-cell table:style-name="ce240" office:value-type="float" office:value="11077" calcext:value-type="float">
            <text:p><text:s/>11,077 </text:p>
          </table:table-cell>
          <table:table-cell table:style-name="ce240" office:value-type="float" office:value="9966" calcext:value-type="float">
            <text:p><text:s/>9,966 </text:p>
          </table:table-cell>
          <table:table-cell table:style-name="ce240" office:value-type="float" office:value="10961" calcext:value-type="float">
            <text:p><text:s/>10,961 </text:p>
          </table:table-cell>
          <table:table-cell table:style-name="ce240" office:value-type="float" office:value="12762" calcext:value-type="float">
            <text:p><text:s/>12,762 </text:p>
          </table:table-cell>
          <table:table-cell table:style-name="ce240" office:value-type="float" office:value="14828" calcext:value-type="float">
            <text:p><text:s/>14,828 </text:p>
          </table:table-cell>
          <table:table-cell table:style-name="ce240" office:value-type="float" office:value="15204" calcext:value-type="float">
            <text:p><text:s/>15,204 </text:p>
          </table:table-cell>
          <table:table-cell table:style-name="ce240" office:value-type="float" office:value="17947" calcext:value-type="float">
            <text:p><text:s/>17,947 </text:p>
          </table:table-cell>
          <table:table-cell table:style-name="ce240" office:value-type="float" office:value="16423" calcext:value-type="float">
            <text:p><text:s/>16,423 </text:p>
          </table:table-cell>
          <table:table-cell table:style-name="ce240" office:value-type="float" office:value="14188" calcext:value-type="float">
            <text:p><text:s/>14,188 </text:p>
          </table:table-cell>
          <table:table-cell table:style-name="ce240" office:value-type="float" office:value="15958" calcext:value-type="float">
            <text:p><text:s/>15,958 </text:p>
          </table:table-cell>
          <table:table-cell table:style-name="ce240" office:value-type="float" office:value="16832" calcext:value-type="float">
            <text:p><text:s/>16,832 </text:p>
          </table:table-cell>
          <table:table-cell table:style-name="ce240" office:value-type="float" office:value="17685" calcext:value-type="float">
            <text:p><text:s/>17,685 </text:p>
          </table:table-cell>
          <table:table-cell table:style-name="ce240" office:value-type="float" office:value="19012" calcext:value-type="float">
            <text:p><text:s/>19,012 </text:p>
          </table:table-cell>
          <table:table-cell table:style-name="ce240" office:value-type="float" office:value="20469" calcext:value-type="float">
            <text:p><text:s/>20,469 </text:p>
          </table:table-cell>
          <table:table-cell table:style-name="ce240" office:value-type="float" office:value="21055" calcext:value-type="float">
            <text:p><text:s/>21,055 </text:p>
          </table:table-cell>
          <table:table-cell table:style-name="ce240" office:value-type="float" office:value="21607" calcext:value-type="float">
            <text:p><text:s/>21,607 </text:p>
          </table:table-cell>
          <table:table-cell table:style-name="ce240" office:value-type="float" office:value="22933" calcext:value-type="float">
            <text:p><text:s/>22,933 </text:p>
          </table:table-cell>
          <table:table-cell table:style-name="ce240" office:value-type="float" office:value="24162" calcext:value-type="float">
            <text:p><text:s/>24,162 </text:p>
          </table:table-cell>
          <table:table-cell table:style-name="ce254" office:value-type="float" office:value="26109" calcext:value-type="float">
            <text:p><text:s/>26,109 </text:p>
          </table:table-cell>
          <table:table-cell table:style-name="ce158"/>
          <table:table-cell table:style-name="ce125" table:number-columns-repeated="3"/>
          <table:table-cell table:style-name="ce158"/>
          <table:table-cell table:style-name="ce125" table:number-columns-repeated="2"/>
          <table:table-cell table:style-name="ce193"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2" office:value-type="string" calcext:value-type="string">
            <text:p><text:s text:c="7"/>Gross operating surplus</text:p>
          </table:table-cell>
          <table:table-cell table:style-name="ce224" office:value-type="float" office:value="2686.3" calcext:value-type="float">
            <text:p><text:s/>2,686 </text:p>
          </table:table-cell>
          <table:table-cell table:style-name="ce240" office:value-type="float" office:value="2775.96" calcext:value-type="float">
            <text:p><text:s/>2,776 </text:p>
          </table:table-cell>
          <table:table-cell table:style-name="ce240" office:value-type="float" office:value="2915.36" calcext:value-type="float">
            <text:p><text:s/>2,915 </text:p>
          </table:table-cell>
          <table:table-cell table:style-name="ce240" office:value-type="float" office:value="2970.31" calcext:value-type="float">
            <text:p><text:s/>2,970 </text:p>
          </table:table-cell>
          <table:table-cell table:style-name="ce240" office:value-type="float" office:value="2881.76" calcext:value-type="float">
            <text:p><text:s/>2,882 </text:p>
          </table:table-cell>
          <table:table-cell table:style-name="ce240" office:value-type="float" office:value="3198.32" calcext:value-type="float">
            <text:p><text:s/>3,198 </text:p>
          </table:table-cell>
          <table:table-cell table:style-name="ce240" office:value-type="float" office:value="3154.81" calcext:value-type="float">
            <text:p><text:s/>3,155 </text:p>
          </table:table-cell>
          <table:table-cell table:style-name="ce240" office:value-type="float" office:value="3632.08" calcext:value-type="float">
            <text:p><text:s/>3,632 </text:p>
          </table:table-cell>
          <table:table-cell table:style-name="ce240" office:value-type="float" office:value="3842.64" calcext:value-type="float">
            <text:p><text:s/>3,843 </text:p>
          </table:table-cell>
          <table:table-cell table:style-name="ce240" office:value-type="float" office:value="4330.8" calcext:value-type="float">
            <text:p><text:s/>4,331 </text:p>
          </table:table-cell>
          <table:table-cell table:style-name="ce240" office:value-type="float" office:value="4852.89" calcext:value-type="float">
            <text:p><text:s/>4,853 </text:p>
          </table:table-cell>
          <table:table-cell table:style-name="ce240" office:value-type="float" office:value="4999.39" calcext:value-type="float">
            <text:p><text:s/>4,999 </text:p>
          </table:table-cell>
          <table:table-cell table:style-name="ce240" office:value-type="float" office:value="5299.77" calcext:value-type="float">
            <text:p><text:s/>5,300 </text:p>
          </table:table-cell>
          <table:table-cell table:style-name="ce240" office:value-type="float" office:value="5307.77" calcext:value-type="float">
            <text:p><text:s/>5,308 </text:p>
          </table:table-cell>
          <table:table-cell table:style-name="ce240" office:value-type="float" office:value="5353.7" calcext:value-type="float">
            <text:p><text:s/>5,354 </text:p>
          </table:table-cell>
          <table:table-cell table:style-name="ce240" office:value-type="float" office:value="5546.46" calcext:value-type="float">
            <text:p><text:s/>5,546 </text:p>
          </table:table-cell>
          <table:table-cell table:style-name="ce240" office:value-type="float" office:value="5814.36" calcext:value-type="float">
            <text:p><text:s/>5,814 </text:p>
          </table:table-cell>
          <table:table-cell table:style-name="ce240" office:value-type="float" office:value="5892.28" calcext:value-type="float">
            <text:p><text:s/>5,892 </text:p>
          </table:table-cell>
          <table:table-cell table:style-name="ce240" office:value-type="float" office:value="6169.27" calcext:value-type="float">
            <text:p><text:s/>6,169 </text:p>
          </table:table-cell>
          <table:table-cell table:style-name="ce240" office:value-type="float" office:value="6217.38" calcext:value-type="float">
            <text:p><text:s/>6,217 </text:p>
          </table:table-cell>
          <table:table-cell table:style-name="ce240" office:value-type="float" office:value="6152.57" calcext:value-type="float">
            <text:p><text:s/>6,153 </text:p>
          </table:table-cell>
          <table:table-cell table:style-name="ce254" office:value-type="float" office:value="6294.34" calcext:value-type="float">
            <text:p><text:s/>6,294 </text:p>
          </table:table-cell>
          <table:table-cell table:style-name="ce224" office:value-type="float" office:value="24563" calcext:value-type="float">
            <text:p><text:s/>24,563 </text:p>
          </table:table-cell>
          <table:table-cell table:style-name="ce240" office:value-type="float" office:value="25396" calcext:value-type="float">
            <text:p><text:s/>25,396 </text:p>
          </table:table-cell>
          <table:table-cell table:style-name="ce240" office:value-type="float" office:value="25779" calcext:value-type="float">
            <text:p><text:s/>25,779 </text:p>
          </table:table-cell>
          <table:table-cell table:style-name="ce240" office:value-type="float" office:value="26778" calcext:value-type="float">
            <text:p><text:s/>26,778 </text:p>
          </table:table-cell>
          <table:table-cell table:style-name="ce240" office:value-type="float" office:value="27332" calcext:value-type="float">
            <text:p><text:s/>27,332 </text:p>
          </table:table-cell>
          <table:table-cell table:style-name="ce240" office:value-type="float" office:value="29668" calcext:value-type="float">
            <text:p><text:s/>29,668 </text:p>
          </table:table-cell>
          <table:table-cell table:style-name="ce240" office:value-type="float" office:value="30073" calcext:value-type="float">
            <text:p><text:s/>30,073 </text:p>
          </table:table-cell>
          <table:table-cell table:style-name="ce240" office:value-type="float" office:value="34620" calcext:value-type="float">
            <text:p><text:s/>34,620 </text:p>
          </table:table-cell>
          <table:table-cell table:style-name="ce240" office:value-type="float" office:value="36540" calcext:value-type="float">
            <text:p><text:s/>36,540 </text:p>
          </table:table-cell>
          <table:table-cell table:style-name="ce240" office:value-type="float" office:value="39136" calcext:value-type="float">
            <text:p><text:s/>39,136 </text:p>
          </table:table-cell>
          <table:table-cell table:style-name="ce240" office:value-type="float" office:value="43953" calcext:value-type="float">
            <text:p><text:s/>43,953 </text:p>
          </table:table-cell>
          <table:table-cell table:style-name="ce240" office:value-type="float" office:value="46999" calcext:value-type="float">
            <text:p><text:s/>46,999 </text:p>
          </table:table-cell>
          <table:table-cell table:style-name="ce240" office:value-type="float" office:value="47728" calcext:value-type="float">
            <text:p><text:s/>47,728 </text:p>
          </table:table-cell>
          <table:table-cell table:style-name="ce240" office:value-type="float" office:value="49110" calcext:value-type="float">
            <text:p><text:s/>49,110 </text:p>
          </table:table-cell>
          <table:table-cell table:style-name="ce240" office:value-type="float" office:value="51165" calcext:value-type="float">
            <text:p><text:s/>51,165 </text:p>
          </table:table-cell>
          <table:table-cell table:style-name="ce240" office:value-type="float" office:value="53098" calcext:value-type="float">
            <text:p><text:s/>53,098 </text:p>
          </table:table-cell>
          <table:table-cell table:style-name="ce240" office:value-type="float" office:value="54994" calcext:value-type="float">
            <text:p><text:s/>54,994 </text:p>
          </table:table-cell>
          <table:table-cell table:style-name="ce240" office:value-type="float" office:value="56724" calcext:value-type="float">
            <text:p><text:s/>56,724 </text:p>
          </table:table-cell>
          <table:table-cell table:style-name="ce240" office:value-type="float" office:value="58355" calcext:value-type="float">
            <text:p><text:s/>58,355 </text:p>
          </table:table-cell>
          <table:table-cell table:style-name="ce240" office:value-type="float" office:value="56598" calcext:value-type="float">
            <text:p><text:s/>56,598 </text:p>
          </table:table-cell>
          <table:table-cell table:style-name="ce240" office:value-type="float" office:value="52782" calcext:value-type="float">
            <text:p><text:s/>52,782 </text:p>
          </table:table-cell>
          <table:table-cell table:style-name="ce254" office:value-type="float" office:value="53835" calcext:value-type="float">
            <text:p><text:s/>53,835 </text:p>
          </table:table-cell>
          <table:table-cell table:style-name="ce272"/>
          <table:table-cell table:style-name="ce125" table:number-columns-repeated="3"/>
          <table:table-cell table:style-name="ce158"/>
          <table:table-cell table:style-name="ce272"/>
          <table:table-cell table:style-name="ce125"/>
          <table:table-cell table:style-name="ce193"/>
          <table:table-cell table:style-name="ce125"/>
          <table:table-cell table:style-name="ce272"/>
          <table:table-cell table:style-name="ce133" table:number-columns-repeated="2"/>
          <table:table-cell table:style-name="ce272" table:number-columns-repeated="7"/>
          <table:table-cell table:number-columns-repeated="960"/>
        </table:table-row>
        <table:table-row table:style-name="ro1">
          <table:table-cell table:style-name="ce212" office:value-type="string" calcext:value-type="string">
            <text:p><text:s text:c="7"/>Other receipts</text:p>
          </table:table-cell>
          <table:table-cell table:style-name="ce224" office:value-type="float" office:value="33.33" calcext:value-type="float">
            <text:p><text:s/>33 </text:p>
          </table:table-cell>
          <table:table-cell table:style-name="ce240" office:value-type="float" office:value="39.84" calcext:value-type="float">
            <text:p><text:s/>40 </text:p>
          </table:table-cell>
          <table:table-cell table:style-name="ce240" office:value-type="float" office:value="115.26" calcext:value-type="float">
            <text:p><text:s/>115 </text:p>
          </table:table-cell>
          <table:table-cell table:style-name="ce240" office:value-type="float" office:value="140.82" calcext:value-type="float">
            <text:p><text:s/>141 </text:p>
          </table:table-cell>
          <table:table-cell table:style-name="ce240" office:value-type="float" office:value="153.9" calcext:value-type="float">
            <text:p><text:s/>154 </text:p>
          </table:table-cell>
          <table:table-cell table:style-name="ce240" office:value-type="float" office:value="155.95" calcext:value-type="float">
            <text:p><text:s/>156 </text:p>
          </table:table-cell>
          <table:table-cell table:style-name="ce240" office:value-type="float" office:value="160.17" calcext:value-type="float">
            <text:p><text:s/>160 </text:p>
          </table:table-cell>
          <table:table-cell table:style-name="ce240" office:value-type="float" office:value="155.34" calcext:value-type="float">
            <text:p><text:s/>155 </text:p>
          </table:table-cell>
          <table:table-cell table:style-name="ce240" office:value-type="float" office:value="142.47" calcext:value-type="float">
            <text:p><text:s/>142 </text:p>
          </table:table-cell>
          <table:table-cell table:style-name="ce240" office:value-type="float" office:value="145.35" calcext:value-type="float">
            <text:p><text:s/>145 </text:p>
          </table:table-cell>
          <table:table-cell table:style-name="ce240" office:value-type="float" office:value="160.43" calcext:value-type="float">
            <text:p><text:s/>160 </text:p>
          </table:table-cell>
          <table:table-cell table:style-name="ce240" office:value-type="float" office:value="171.51" calcext:value-type="float">
            <text:p><text:s/>172 </text:p>
          </table:table-cell>
          <table:table-cell table:style-name="ce240" office:value-type="float" office:value="205.88" calcext:value-type="float">
            <text:p><text:s/>206 </text:p>
          </table:table-cell>
          <table:table-cell table:style-name="ce240" office:value-type="float" office:value="210.03" calcext:value-type="float">
            <text:p><text:s/>210 </text:p>
          </table:table-cell>
          <table:table-cell table:style-name="ce240" office:value-type="float" office:value="414.44" calcext:value-type="float">
            <text:p><text:s/>414 </text:p>
          </table:table-cell>
          <table:table-cell table:style-name="ce240" office:value-type="float" office:value="416.06" calcext:value-type="float">
            <text:p><text:s/>416 </text:p>
          </table:table-cell>
          <table:table-cell table:style-name="ce240" office:value-type="float" office:value="540.29" calcext:value-type="float">
            <text:p><text:s/>540 </text:p>
          </table:table-cell>
          <table:table-cell table:style-name="ce240" office:value-type="float" office:value="474.4" calcext:value-type="float">
            <text:p><text:s/>474 </text:p>
          </table:table-cell>
          <table:table-cell table:style-name="ce240" office:value-type="float" office:value="465.63" calcext:value-type="float">
            <text:p><text:s/>466 </text:p>
          </table:table-cell>
          <table:table-cell table:style-name="ce240" office:value-type="float" office:value="444.63" calcext:value-type="float">
            <text:p><text:s/>445 </text:p>
          </table:table-cell>
          <table:table-cell table:style-name="ce240" office:value-type="float" office:value="442.84" calcext:value-type="float">
            <text:p><text:s/>443 </text:p>
          </table:table-cell>
          <table:table-cell table:style-name="ce254" office:value-type="float" office:value="520.3" calcext:value-type="float">
            <text:p><text:s/>520 </text:p>
          </table:table-cell>
          <table:table-cell table:style-name="ce224" office:value-type="float" office:value="-519" calcext:value-type="float">
            <text:p>-519 </text:p>
          </table:table-cell>
          <table:table-cell table:style-name="ce240" office:value-type="float" office:value="-485" calcext:value-type="float">
            <text:p>-485 </text:p>
          </table:table-cell>
          <table:table-cell table:style-name="ce240" office:value-type="float" office:value="470" calcext:value-type="float">
            <text:p><text:s/>470 </text:p>
          </table:table-cell>
          <table:table-cell table:style-name="ce240" office:value-type="float" office:value="762" calcext:value-type="float">
            <text:p><text:s/>762 </text:p>
          </table:table-cell>
          <table:table-cell table:style-name="ce240" office:value-type="float" office:value="963" calcext:value-type="float">
            <text:p><text:s/>963 </text:p>
          </table:table-cell>
          <table:table-cell table:style-name="ce240" office:value-type="float" office:value="937" calcext:value-type="float">
            <text:p><text:s/>937 </text:p>
          </table:table-cell>
          <table:table-cell table:style-name="ce240" office:value-type="float" office:value="944" calcext:value-type="float">
            <text:p><text:s/>944 </text:p>
          </table:table-cell>
          <table:table-cell table:style-name="ce240" office:value-type="float" office:value="720" calcext:value-type="float">
            <text:p><text:s/>720 </text:p>
          </table:table-cell>
          <table:table-cell table:style-name="ce240" office:value-type="float" office:value="529" calcext:value-type="float">
            <text:p><text:s/>529 </text:p>
          </table:table-cell>
          <table:table-cell table:style-name="ce240" office:value-type="float" office:value="532" calcext:value-type="float">
            <text:p><text:s/>532 </text:p>
          </table:table-cell>
          <table:table-cell table:style-name="ce240" office:value-type="float" office:value="668" calcext:value-type="float">
            <text:p><text:s/>668 </text:p>
          </table:table-cell>
          <table:table-cell table:style-name="ce240" office:value-type="float" office:value="766" calcext:value-type="float">
            <text:p><text:s/>766 </text:p>
          </table:table-cell>
          <table:table-cell table:style-name="ce240" office:value-type="float" office:value="1135" calcext:value-type="float">
            <text:p><text:s/>1,135 </text:p>
          </table:table-cell>
          <table:table-cell table:style-name="ce240" office:value-type="float" office:value="1024" calcext:value-type="float">
            <text:p><text:s/>1,024 </text:p>
          </table:table-cell>
          <table:table-cell table:style-name="ce240" office:value-type="float" office:value="3312" calcext:value-type="float">
            <text:p><text:s/>3,312 </text:p>
          </table:table-cell>
          <table:table-cell table:style-name="ce240" office:value-type="float" office:value="3287" calcext:value-type="float">
            <text:p><text:s/>3,287 </text:p>
          </table:table-cell>
          <table:table-cell table:style-name="ce240" office:value-type="float" office:value="4580" calcext:value-type="float">
            <text:p><text:s/>4,580 </text:p>
          </table:table-cell>
          <table:table-cell table:style-name="ce240" office:value-type="float" office:value="3922" calcext:value-type="float">
            <text:p><text:s/>3,922 </text:p>
          </table:table-cell>
          <table:table-cell table:style-name="ce240" office:value-type="float" office:value="3812" calcext:value-type="float">
            <text:p><text:s/>3,812 </text:p>
          </table:table-cell>
          <table:table-cell table:style-name="ce240" office:value-type="float" office:value="3575" calcext:value-type="float">
            <text:p><text:s/>3,575 </text:p>
          </table:table-cell>
          <table:table-cell table:style-name="ce240" office:value-type="float" office:value="3567" calcext:value-type="float">
            <text:p><text:s/>3,567 </text:p>
          </table:table-cell>
          <table:table-cell table:style-name="ce254" office:value-type="float" office:value="4397" calcext:value-type="float">
            <text:p><text:s/>4,397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4" office:value-type="string" calcext:value-type="string">
            <text:p>Total revenue (excluding North Sea revenue)</text:p>
          </table:table-cell>
          <table:table-cell table:style-name="ce226" office:value-type="float" office:value="30036.18" calcext:value-type="float">
            <text:p><text:s/>30,036 </text:p>
          </table:table-cell>
          <table:table-cell table:style-name="ce242" office:value-type="float" office:value="31148.78" calcext:value-type="float">
            <text:p><text:s/>31,149 </text:p>
          </table:table-cell>
          <table:table-cell table:style-name="ce242" office:value-type="float" office:value="33040.13" calcext:value-type="float">
            <text:p><text:s/>33,040 </text:p>
          </table:table-cell>
          <table:table-cell table:style-name="ce242" office:value-type="float" office:value="33614.36" calcext:value-type="float">
            <text:p><text:s/>33,614 </text:p>
          </table:table-cell>
          <table:table-cell table:style-name="ce242" office:value-type="float" office:value="33747.55" calcext:value-type="float">
            <text:p><text:s/>33,748 </text:p>
          </table:table-cell>
          <table:table-cell table:style-name="ce242" office:value-type="float" office:value="36816" calcext:value-type="float">
            <text:p><text:s/>36,816 </text:p>
          </table:table-cell>
          <table:table-cell table:style-name="ce242" office:value-type="float" office:value="39185.92" calcext:value-type="float">
            <text:p><text:s/>39,186 </text:p>
          </table:table-cell>
          <table:table-cell table:style-name="ce242" office:value-type="float" office:value="42118.9" calcext:value-type="float">
            <text:p><text:s/>42,119 </text:p>
          </table:table-cell>
          <table:table-cell table:style-name="ce242" office:value-type="float" office:value="44437.1" calcext:value-type="float">
            <text:p><text:s/>44,437 </text:p>
          </table:table-cell>
          <table:table-cell table:style-name="ce242" office:value-type="float" office:value="47435.85" calcext:value-type="float">
            <text:p><text:s/>47,436 </text:p>
          </table:table-cell>
          <table:table-cell table:style-name="ce242" office:value-type="float" office:value="46424.58" calcext:value-type="float">
            <text:p><text:s/>46,425 </text:p>
          </table:table-cell>
          <table:table-cell table:style-name="ce242" office:value-type="float" office:value="46155.6" calcext:value-type="float">
            <text:p><text:s/>46,156 </text:p>
          </table:table-cell>
          <table:table-cell table:style-name="ce242" office:value-type="float" office:value="49229.1" calcext:value-type="float">
            <text:p><text:s/>49,229 </text:p>
          </table:table-cell>
          <table:table-cell table:style-name="ce242" office:value-type="float" office:value="50647.19" calcext:value-type="float">
            <text:p><text:s/>50,647 </text:p>
          </table:table-cell>
          <table:table-cell table:style-name="ce242" office:value-type="float" office:value="51886.57" calcext:value-type="float">
            <text:p><text:s/>51,887 </text:p>
          </table:table-cell>
          <table:table-cell table:style-name="ce242" office:value-type="float" office:value="53880.09" calcext:value-type="float">
            <text:p><text:s/>53,880 </text:p>
          </table:table-cell>
          <table:table-cell table:style-name="ce242" office:value-type="float" office:value="56100.31" calcext:value-type="float">
            <text:p><text:s/>56,100 </text:p>
          </table:table-cell>
          <table:table-cell table:style-name="ce242" office:value-type="float" office:value="56530.29" calcext:value-type="float">
            <text:p><text:s/>56,530 </text:p>
          </table:table-cell>
          <table:table-cell table:style-name="ce242" office:value-type="float" office:value="59372.17" calcext:value-type="float">
            <text:p><text:s/>59,372 </text:p>
          </table:table-cell>
          <table:table-cell table:style-name="ce242" office:value-type="float" office:value="61431.89" calcext:value-type="float">
            <text:p><text:s/>61,432 </text:p>
          </table:table-cell>
          <table:table-cell table:style-name="ce242" office:value-type="float" office:value="64076.3" calcext:value-type="float">
            <text:p><text:s/>64,076 </text:p>
          </table:table-cell>
          <table:table-cell table:style-name="ce256" office:value-type="float" office:value="65154.64" calcext:value-type="float">
            <text:p><text:s/>65,155 </text:p>
          </table:table-cell>
          <table:table-cell table:style-name="ce226" office:value-type="float" office:value="353410" calcext:value-type="float">
            <text:p><text:s/>353,410 </text:p>
          </table:table-cell>
          <table:table-cell table:style-name="ce242" office:value-type="float" office:value="376762" calcext:value-type="float">
            <text:p><text:s/>376,762 </text:p>
          </table:table-cell>
          <table:table-cell table:style-name="ce242" office:value-type="float" office:value="401422" calcext:value-type="float">
            <text:p><text:s/>401,422 </text:p>
          </table:table-cell>
          <table:table-cell table:style-name="ce242" office:value-type="float" office:value="406186" calcext:value-type="float">
            <text:p><text:s/>406,186 </text:p>
          </table:table-cell>
          <table:table-cell table:style-name="ce242" office:value-type="float" office:value="411684" calcext:value-type="float">
            <text:p><text:s/>411,684 </text:p>
          </table:table-cell>
          <table:table-cell table:style-name="ce242" office:value-type="float" office:value="447144" calcext:value-type="float">
            <text:p><text:s/>447,144 </text:p>
          </table:table-cell>
          <table:table-cell table:style-name="ce242" office:value-type="float" office:value="477842" calcext:value-type="float">
            <text:p><text:s/>477,842 </text:p>
          </table:table-cell>
          <table:table-cell table:style-name="ce242" office:value-type="float" office:value="510899" calcext:value-type="float">
            <text:p><text:s/>510,899 </text:p>
          </table:table-cell>
          <table:table-cell table:style-name="ce242" office:value-type="float" office:value="543591" calcext:value-type="float">
            <text:p><text:s/>543,591 </text:p>
          </table:table-cell>
          <table:table-cell table:style-name="ce242" office:value-type="float" office:value="573289" calcext:value-type="float">
            <text:p><text:s/>573,289 </text:p>
          </table:table-cell>
          <table:table-cell table:style-name="ce242" office:value-type="float" office:value="557004" calcext:value-type="float">
            <text:p><text:s/>557,004 </text:p>
          </table:table-cell>
          <table:table-cell table:style-name="ce242" office:value-type="float" office:value="556058" calcext:value-type="float">
            <text:p><text:s/>556,058 </text:p>
          </table:table-cell>
          <table:table-cell table:style-name="ce242" office:value-type="float" office:value="593103" calcext:value-type="float">
            <text:p><text:s/>593,103 </text:p>
          </table:table-cell>
          <table:table-cell table:style-name="ce242" office:value-type="float" office:value="613365" calcext:value-type="float">
            <text:p><text:s/>613,365 </text:p>
          </table:table-cell>
          <table:table-cell table:style-name="ce242" office:value-type="float" office:value="628795" calcext:value-type="float">
            <text:p><text:s/>628,795 </text:p>
          </table:table-cell>
          <table:table-cell table:style-name="ce242" office:value-type="float" office:value="656833" calcext:value-type="float">
            <text:p><text:s/>656,833 </text:p>
          </table:table-cell>
          <table:table-cell table:style-name="ce242" office:value-type="float" office:value="686459" calcext:value-type="float">
            <text:p><text:s/>686,459 </text:p>
          </table:table-cell>
          <table:table-cell table:style-name="ce242" office:value-type="float" office:value="712413" calcext:value-type="float">
            <text:p><text:s/>712,413 </text:p>
          </table:table-cell>
          <table:table-cell table:style-name="ce242" office:value-type="float" office:value="756587" calcext:value-type="float">
            <text:p><text:s/>756,587 </text:p>
          </table:table-cell>
          <table:table-cell table:style-name="ce242" office:value-type="float" office:value="777267" calcext:value-type="float">
            <text:p><text:s/>777,267 </text:p>
          </table:table-cell>
          <table:table-cell table:style-name="ce242" office:value-type="float" office:value="809859" calcext:value-type="float">
            <text:p><text:s/>809,859 </text:p>
          </table:table-cell>
          <table:table-cell table:style-name="ce256" office:value-type="float" office:value="825396" calcext:value-type="float">
            <text:p><text:s/>825,396 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5" office:value-type="string" calcext:value-type="string">
            <text:p>Total revenue (including population share of North Sea revenue)</text:p>
          </table:table-cell>
          <table:table-cell table:style-name="ce227" office:value-type="float" office:value="30197.29" calcext:value-type="float">
            <text:p><text:s/>30,197 </text:p>
          </table:table-cell>
          <table:table-cell table:style-name="ce243" office:value-type="float" office:value="31362.3" calcext:value-type="float">
            <text:p><text:s/>31,362 </text:p>
          </table:table-cell>
          <table:table-cell table:style-name="ce243" office:value-type="float" office:value="33449.44" calcext:value-type="float">
            <text:p><text:s/>33,449 </text:p>
          </table:table-cell>
          <table:table-cell table:style-name="ce243" office:value-type="float" office:value="34073.81" calcext:value-type="float">
            <text:p><text:s/>34,074 </text:p>
          </table:table-cell>
          <table:table-cell table:style-name="ce243" office:value-type="float" office:value="34187.99" calcext:value-type="float">
            <text:p><text:s/>34,188 </text:p>
          </table:table-cell>
          <table:table-cell table:style-name="ce243" office:value-type="float" office:value="37184.18" calcext:value-type="float">
            <text:p><text:s/>37,184 </text:p>
          </table:table-cell>
          <table:table-cell table:style-name="ce243" office:value-type="float" office:value="39702.48" calcext:value-type="float">
            <text:p><text:s/>39,702 </text:p>
          </table:table-cell>
          <table:table-cell table:style-name="ce243" office:value-type="float" office:value="42972.38" calcext:value-type="float">
            <text:p><text:s/>42,972 </text:p>
          </table:table-cell>
          <table:table-cell table:style-name="ce243" office:value-type="float" office:value="45102.35" calcext:value-type="float">
            <text:p><text:s/>45,102 </text:p>
          </table:table-cell>
          <table:table-cell table:style-name="ce243" office:value-type="float" office:value="48204.7" calcext:value-type="float">
            <text:p><text:s/>48,205 </text:p>
          </table:table-cell>
          <table:table-cell table:style-name="ce243" office:value-type="float" office:value="47318.15" calcext:value-type="float">
            <text:p><text:s/>47,318 </text:p>
          </table:table-cell>
          <table:table-cell table:style-name="ce243" office:value-type="float" office:value="46709.03" calcext:value-type="float">
            <text:p><text:s/>46,709 </text:p>
          </table:table-cell>
          <table:table-cell table:style-name="ce243" office:value-type="float" office:value="49994.82" calcext:value-type="float">
            <text:p><text:s/>49,995 </text:p>
          </table:table-cell>
          <table:table-cell table:style-name="ce243" office:value-type="float" office:value="51452.23" calcext:value-type="float">
            <text:p><text:s/>51,452 </text:p>
          </table:table-cell>
          <table:table-cell table:style-name="ce243" office:value-type="float" office:value="52388.23" calcext:value-type="float">
            <text:p><text:s/>52,388 </text:p>
          </table:table-cell>
          <table:table-cell table:style-name="ce243" office:value-type="float" office:value="54253.7" calcext:value-type="float">
            <text:p><text:s/>54,254 </text:p>
          </table:table-cell>
          <table:table-cell table:style-name="ce243" office:value-type="float" office:value="56240.27" calcext:value-type="float">
            <text:p><text:s/>56,240 </text:p>
          </table:table-cell>
          <table:table-cell table:style-name="ce243" office:value-type="float" office:value="56523.31" calcext:value-type="float">
            <text:p><text:s/>56,523 </text:p>
          </table:table-cell>
          <table:table-cell table:style-name="ce243" office:value-type="float" office:value="59375.13" calcext:value-type="float">
            <text:p><text:s/>59,375 </text:p>
          </table:table-cell>
          <table:table-cell table:style-name="ce243" office:value-type="float" office:value="61538.35" calcext:value-type="float">
            <text:p><text:s/>61,538 </text:p>
          </table:table-cell>
          <table:table-cell table:style-name="ce243" office:value-type="float" office:value="64174.08" calcext:value-type="float">
            <text:p><text:s/>64,174 </text:p>
          </table:table-cell>
          <table:table-cell table:style-name="ce257" office:value-type="float" office:value="65207.8" calcext:value-type="float">
            <text:p><text:s/>65,208 </text:p>
          </table:table-cell>
          <table:table-cell table:style-name="ce227" office:value-type="float" office:value="355268" calcext:value-type="float">
            <text:p><text:s/>355,268 </text:p>
          </table:table-cell>
          <table:table-cell table:style-name="ce243" office:value-type="float" office:value="379238" calcext:value-type="float">
            <text:p><text:s/>379,238 </text:p>
          </table:table-cell>
          <table:table-cell table:style-name="ce243" office:value-type="float" office:value="406188" calcext:value-type="float">
            <text:p><text:s/>406,188 </text:p>
          </table:table-cell>
          <table:table-cell table:style-name="ce243" office:value-type="float" office:value="411553" calcext:value-type="float">
            <text:p><text:s/>411,553 </text:p>
          </table:table-cell>
          <table:table-cell table:style-name="ce243" office:value-type="float" office:value="416851" calcext:value-type="float">
            <text:p><text:s/>416,851 </text:p>
          </table:table-cell>
          <table:table-cell table:style-name="ce243" office:value-type="float" office:value="451479" calcext:value-type="float">
            <text:p><text:s/>451,479 </text:p>
          </table:table-cell>
          <table:table-cell table:style-name="ce243" office:value-type="float" office:value="483937" calcext:value-type="float">
            <text:p><text:s/>483,937 </text:p>
          </table:table-cell>
          <table:table-cell table:style-name="ce243" office:value-type="float" office:value="520998" calcext:value-type="float">
            <text:p><text:s/>520,998 </text:p>
          </table:table-cell>
          <table:table-cell table:style-name="ce243" office:value-type="float" office:value="551476" calcext:value-type="float">
            <text:p><text:s/>551,476 </text:p>
          </table:table-cell>
          <table:table-cell table:style-name="ce243" office:value-type="float" office:value="582413" calcext:value-type="float">
            <text:p><text:s/>582,413 </text:p>
          </table:table-cell>
          <table:table-cell table:style-name="ce243" office:value-type="float" office:value="567625" calcext:value-type="float">
            <text:p><text:s/>567,625 </text:p>
          </table:table-cell>
          <table:table-cell table:style-name="ce243" office:value-type="float" office:value="562648" calcext:value-type="float">
            <text:p><text:s/>562,648 </text:p>
          </table:table-cell>
          <table:table-cell table:style-name="ce243" office:value-type="float" office:value="602238" calcext:value-type="float">
            <text:p><text:s/>602,238 </text:p>
          </table:table-cell>
          <table:table-cell table:style-name="ce243" office:value-type="float" office:value="622984" calcext:value-type="float">
            <text:p><text:s/>622,984 </text:p>
          </table:table-cell>
          <table:table-cell table:style-name="ce243" office:value-type="float" office:value="634815" calcext:value-type="float">
            <text:p><text:s/>634,815 </text:p>
          </table:table-cell>
          <table:table-cell table:style-name="ce243" office:value-type="float" office:value="661332" calcext:value-type="float">
            <text:p><text:s/>661,332 </text:p>
          </table:table-cell>
          <table:table-cell table:style-name="ce243" office:value-type="float" office:value="688150" calcext:value-type="float">
            <text:p><text:s/>688,150 </text:p>
          </table:table-cell>
          <table:table-cell table:style-name="ce243" office:value-type="float" office:value="712328" calcext:value-type="float">
            <text:p><text:s/>712,328 </text:p>
          </table:table-cell>
          <table:table-cell table:style-name="ce243" office:value-type="float" office:value="756623" calcext:value-type="float">
            <text:p><text:s/>756,623 </text:p>
          </table:table-cell>
          <table:table-cell table:style-name="ce243" office:value-type="float" office:value="778564" calcext:value-type="float">
            <text:p><text:s/>778,564 </text:p>
          </table:table-cell>
          <table:table-cell table:style-name="ce243" office:value-type="float" office:value="811054" calcext:value-type="float">
            <text:p><text:s/>811,054 </text:p>
          </table:table-cell>
          <table:table-cell table:style-name="ce257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6" office:value-type="string" calcext:value-type="string">
            <text:p>Total revenue (including geographic share of North Sea revenue)</text:p>
          </table:table-cell>
          <table:table-cell table:style-name="ce228" office:value-type="float" office:value="31554.53" calcext:value-type="float">
            <text:p><text:s/>31,555 </text:p>
          </table:table-cell>
          <table:table-cell table:style-name="ce244" office:value-type="float" office:value="33192.52" calcext:value-type="float">
            <text:p><text:s/>33,193 </text:p>
          </table:table-cell>
          <table:table-cell table:style-name="ce244" office:value-type="float" office:value="36913.55" calcext:value-type="float">
            <text:p><text:s/>36,914 </text:p>
          </table:table-cell>
          <table:table-cell table:style-name="ce244" office:value-type="float" office:value="37565.68" calcext:value-type="float">
            <text:p><text:s/>37,566 </text:p>
          </table:table-cell>
          <table:table-cell table:style-name="ce244" office:value-type="float" office:value="37749.28" calcext:value-type="float">
            <text:p><text:s/>37,749 </text:p>
          </table:table-cell>
          <table:table-cell table:style-name="ce244" office:value-type="float" office:value="40212.04" calcext:value-type="float">
            <text:p><text:s/>40,212 </text:p>
          </table:table-cell>
          <table:table-cell table:style-name="ce244" office:value-type="float" office:value="43778.92" calcext:value-type="float">
            <text:p><text:s/>43,779 </text:p>
          </table:table-cell>
          <table:table-cell table:style-name="ce244" office:value-type="float" office:value="49932.72" calcext:value-type="float">
            <text:p><text:s/>49,933 </text:p>
          </table:table-cell>
          <table:table-cell table:style-name="ce244" office:value-type="float" office:value="50587.45" calcext:value-type="float">
            <text:p><text:s/>50,587 </text:p>
          </table:table-cell>
          <table:table-cell table:style-name="ce244" office:value-type="float" office:value="55032.23" calcext:value-type="float">
            <text:p><text:s/>55,032 </text:p>
          </table:table-cell>
          <table:table-cell table:style-name="ce244" office:value-type="float" office:value="55277.51" calcext:value-type="float">
            <text:p><text:s/>55,278 </text:p>
          </table:table-cell>
          <table:table-cell table:style-name="ce244" office:value-type="float" office:value="51951.11" calcext:value-type="float">
            <text:p><text:s/>51,951 </text:p>
          </table:table-cell>
          <table:table-cell table:style-name="ce244" office:value-type="float" office:value="57064.41" calcext:value-type="float">
            <text:p><text:s/>57,064 </text:p>
          </table:table-cell>
          <table:table-cell table:style-name="ce244" office:value-type="float" office:value="58530.44" calcext:value-type="float">
            <text:p><text:s/>58,530 </text:p>
          </table:table-cell>
          <table:table-cell table:style-name="ce244" office:value-type="float" office:value="56453.9" calcext:value-type="float">
            <text:p><text:s/>56,454 </text:p>
          </table:table-cell>
          <table:table-cell table:style-name="ce244" office:value-type="float" office:value="57538.63" calcext:value-type="float">
            <text:p><text:s/>57,539 </text:p>
          </table:table-cell>
          <table:table-cell table:style-name="ce244" office:value-type="float" office:value="57114.26" calcext:value-type="float">
            <text:p><text:s/>57,114 </text:p>
          </table:table-cell>
          <table:table-cell table:style-name="ce244" office:value-type="float" office:value="56212.73" calcext:value-type="float">
            <text:p><text:s/>56,213 </text:p>
          </table:table-cell>
          <table:table-cell table:style-name="ce244" office:value-type="float" office:value="59529.41" calcext:value-type="float">
            <text:p><text:s/>59,529 </text:p>
          </table:table-cell>
          <table:table-cell table:style-name="ce244" office:value-type="float" office:value="62572.62" calcext:value-type="float">
            <text:p><text:s/>62,573 </text:p>
          </table:table-cell>
          <table:table-cell table:style-name="ce244" office:value-type="float" office:value="65442.38" calcext:value-type="float">
            <text:p><text:s/>65,442 </text:p>
          </table:table-cell>
          <table:table-cell table:style-name="ce258" office:value-type="float" office:value="65878.46" calcext:value-type="float">
            <text:p><text:s/>65,878 </text:p>
          </table:table-cell>
          <table:table-cell table:style-name="ce228" office:value-type="float" office:value="355268" calcext:value-type="float">
            <text:p><text:s/>355,268 </text:p>
          </table:table-cell>
          <table:table-cell table:style-name="ce244" office:value-type="float" office:value="379238" calcext:value-type="float">
            <text:p><text:s/>379,238 </text:p>
          </table:table-cell>
          <table:table-cell table:style-name="ce244" office:value-type="float" office:value="406188" calcext:value-type="float">
            <text:p><text:s/>406,188 </text:p>
          </table:table-cell>
          <table:table-cell table:style-name="ce244" office:value-type="float" office:value="411553" calcext:value-type="float">
            <text:p><text:s/>411,553 </text:p>
          </table:table-cell>
          <table:table-cell table:style-name="ce244" office:value-type="float" office:value="416851" calcext:value-type="float">
            <text:p><text:s/>416,851 </text:p>
          </table:table-cell>
          <table:table-cell table:style-name="ce244" office:value-type="float" office:value="451479" calcext:value-type="float">
            <text:p><text:s/>451,479 </text:p>
          </table:table-cell>
          <table:table-cell table:style-name="ce244" office:value-type="float" office:value="483937" calcext:value-type="float">
            <text:p><text:s/>483,937 </text:p>
          </table:table-cell>
          <table:table-cell table:style-name="ce244" office:value-type="float" office:value="520998" calcext:value-type="float">
            <text:p><text:s/>520,998 </text:p>
          </table:table-cell>
          <table:table-cell table:style-name="ce244" office:value-type="float" office:value="551476" calcext:value-type="float">
            <text:p><text:s/>551,476 </text:p>
          </table:table-cell>
          <table:table-cell table:style-name="ce244" office:value-type="float" office:value="582413" calcext:value-type="float">
            <text:p><text:s/>582,413 </text:p>
          </table:table-cell>
          <table:table-cell table:style-name="ce244" office:value-type="float" office:value="567625" calcext:value-type="float">
            <text:p><text:s/>567,625 </text:p>
          </table:table-cell>
          <table:table-cell table:style-name="ce244" office:value-type="float" office:value="562648" calcext:value-type="float">
            <text:p><text:s/>562,648 </text:p>
          </table:table-cell>
          <table:table-cell table:style-name="ce244" office:value-type="float" office:value="602238" calcext:value-type="float">
            <text:p><text:s/>602,238 </text:p>
          </table:table-cell>
          <table:table-cell table:style-name="ce244" office:value-type="float" office:value="622984" calcext:value-type="float">
            <text:p><text:s/>622,984 </text:p>
          </table:table-cell>
          <table:table-cell table:style-name="ce244" office:value-type="float" office:value="634815" calcext:value-type="float">
            <text:p><text:s/>634,815 </text:p>
          </table:table-cell>
          <table:table-cell table:style-name="ce244" office:value-type="float" office:value="661332" calcext:value-type="float">
            <text:p><text:s/>661,332 </text:p>
          </table:table-cell>
          <table:table-cell table:style-name="ce244" office:value-type="float" office:value="688150" calcext:value-type="float">
            <text:p><text:s/>688,150 </text:p>
          </table:table-cell>
          <table:table-cell table:style-name="ce244" office:value-type="float" office:value="712328" calcext:value-type="float">
            <text:p><text:s/>712,328 </text:p>
          </table:table-cell>
          <table:table-cell table:style-name="ce244" office:value-type="float" office:value="756623" calcext:value-type="float">
            <text:p><text:s/>756,623 </text:p>
          </table:table-cell>
          <table:table-cell table:style-name="ce244" office:value-type="float" office:value="778564" calcext:value-type="float">
            <text:p><text:s/>778,564 </text:p>
          </table:table-cell>
          <table:table-cell table:style-name="ce244" office:value-type="float" office:value="811054" calcext:value-type="float">
            <text:p><text:s/>811,054 </text:p>
          </table:table-cell>
          <table:table-cell table:style-name="ce258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1">
          <table:table-cell table:style-name="ce217" office:value-type="string" calcext:value-type="string">
            <text:p>of which: revenue accounting adjustments</text:p>
          </table:table-cell>
          <table:table-cell table:style-name="ce229" office:value-type="float" office:value="2033.59" calcext:value-type="float">
            <text:p><text:s/>2,034 </text:p>
          </table:table-cell>
          <table:table-cell table:style-name="ce245" office:value-type="float" office:value="2165.03" calcext:value-type="float">
            <text:p><text:s/>2,165 </text:p>
          </table:table-cell>
          <table:table-cell table:style-name="ce245" office:value-type="float" office:value="2285.39" calcext:value-type="float">
            <text:p><text:s/>2,285 </text:p>
          </table:table-cell>
          <table:table-cell table:style-name="ce245" office:value-type="float" office:value="2473.15" calcext:value-type="float">
            <text:p><text:s/>2,473 </text:p>
          </table:table-cell>
          <table:table-cell table:style-name="ce245" office:value-type="float" office:value="2692.13" calcext:value-type="float">
            <text:p><text:s/>2,692 </text:p>
          </table:table-cell>
          <table:table-cell table:style-name="ce245" office:value-type="float" office:value="2919.81" calcext:value-type="float">
            <text:p><text:s/>2,920 </text:p>
          </table:table-cell>
          <table:table-cell table:style-name="ce245" office:value-type="float" office:value="3104.42" calcext:value-type="float">
            <text:p><text:s/>3,104 </text:p>
          </table:table-cell>
          <table:table-cell table:style-name="ce245" office:value-type="float" office:value="3421.39" calcext:value-type="float">
            <text:p><text:s/>3,421 </text:p>
          </table:table-cell>
          <table:table-cell table:style-name="ce245" office:value-type="float" office:value="3590.96" calcext:value-type="float">
            <text:p><text:s/>3,591 </text:p>
          </table:table-cell>
          <table:table-cell table:style-name="ce245" office:value-type="float" office:value="3989.76" calcext:value-type="float">
            <text:p><text:s/>3,990 </text:p>
          </table:table-cell>
          <table:table-cell table:style-name="ce245" office:value-type="float" office:value="4242.32" calcext:value-type="float">
            <text:p><text:s/>4,242 </text:p>
          </table:table-cell>
          <table:table-cell table:style-name="ce245" office:value-type="float" office:value="4251.23" calcext:value-type="float">
            <text:p><text:s/>4,251 </text:p>
          </table:table-cell>
          <table:table-cell table:style-name="ce245" office:value-type="float" office:value="4645.2" calcext:value-type="float">
            <text:p><text:s/>4,645 </text:p>
          </table:table-cell>
          <table:table-cell table:style-name="ce245" office:value-type="float" office:value="4932.11" calcext:value-type="float">
            <text:p><text:s/>4,932 </text:p>
          </table:table-cell>
          <table:table-cell table:style-name="ce245" office:value-type="float" office:value="5202.99" calcext:value-type="float">
            <text:p><text:s/>5,203 </text:p>
          </table:table-cell>
          <table:table-cell table:style-name="ce245" office:value-type="float" office:value="5369.14" calcext:value-type="float">
            <text:p><text:s/>5,369 </text:p>
          </table:table-cell>
          <table:table-cell table:style-name="ce245" office:value-type="float" office:value="5534.07" calcext:value-type="float">
            <text:p><text:s/>5,534 </text:p>
          </table:table-cell>
          <table:table-cell table:style-name="ce245" office:value-type="float" office:value="5801.52" calcext:value-type="float">
            <text:p><text:s/>5,802 </text:p>
          </table:table-cell>
          <table:table-cell table:style-name="ce245" office:value-type="float" office:value="6091.45" calcext:value-type="float">
            <text:p><text:s/>6,091 </text:p>
          </table:table-cell>
          <table:table-cell table:style-name="ce245" office:value-type="float" office:value="6227.17" calcext:value-type="float">
            <text:p><text:s/>6,227 </text:p>
          </table:table-cell>
          <table:table-cell table:style-name="ce245" office:value-type="float" office:value="6421.32" calcext:value-type="float">
            <text:p><text:s/>6,421 </text:p>
          </table:table-cell>
          <table:table-cell table:style-name="ce259" office:value-type="float" office:value="6545.07" calcext:value-type="float">
            <text:p><text:s/>6,545 </text:p>
          </table:table-cell>
          <table:table-cell table:style-name="ce229" office:value-type="float" office:value="21416" calcext:value-type="float">
            <text:p><text:s/>21,416 </text:p>
          </table:table-cell>
          <table:table-cell table:style-name="ce245" office:value-type="float" office:value="22698" calcext:value-type="float">
            <text:p><text:s/>22,698 </text:p>
          </table:table-cell>
          <table:table-cell table:style-name="ce245" office:value-type="float" office:value="23860" calcext:value-type="float">
            <text:p><text:s/>23,860 </text:p>
          </table:table-cell>
          <table:table-cell table:style-name="ce245" office:value-type="float" office:value="25814" calcext:value-type="float">
            <text:p><text:s/>25,814 </text:p>
          </table:table-cell>
          <table:table-cell table:style-name="ce245" office:value-type="float" office:value="28189" calcext:value-type="float">
            <text:p><text:s/>28,189 </text:p>
          </table:table-cell>
          <table:table-cell table:style-name="ce245" office:value-type="float" office:value="30691" calcext:value-type="float">
            <text:p><text:s/>30,691 </text:p>
          </table:table-cell>
          <table:table-cell table:style-name="ce245" office:value-type="float" office:value="32738" calcext:value-type="float">
            <text:p><text:s/>32,738 </text:p>
          </table:table-cell>
          <table:table-cell table:style-name="ce245" office:value-type="float" office:value="35879" calcext:value-type="float">
            <text:p><text:s/>35,879 </text:p>
          </table:table-cell>
          <table:table-cell table:style-name="ce245" office:value-type="float" office:value="38495" calcext:value-type="float">
            <text:p><text:s/>38,495 </text:p>
          </table:table-cell>
          <table:table-cell table:style-name="ce245" office:value-type="float" office:value="41128" calcext:value-type="float">
            <text:p><text:s/>41,128 </text:p>
          </table:table-cell>
          <table:table-cell table:style-name="ce245" office:value-type="float" office:value="44156" calcext:value-type="float">
            <text:p><text:s/>44,156 </text:p>
          </table:table-cell>
          <table:table-cell table:style-name="ce245" office:value-type="float" office:value="45263" calcext:value-type="float">
            <text:p><text:s/>45,263 </text:p>
          </table:table-cell>
          <table:table-cell table:style-name="ce245" office:value-type="float" office:value="48441" calcext:value-type="float">
            <text:p><text:s/>48,441 </text:p>
          </table:table-cell>
          <table:table-cell table:style-name="ce245" office:value-type="float" office:value="50971" calcext:value-type="float">
            <text:p><text:s/>50,971 </text:p>
          </table:table-cell>
          <table:table-cell table:style-name="ce245" office:value-type="float" office:value="53284" calcext:value-type="float">
            <text:p><text:s/>53,284 </text:p>
          </table:table-cell>
          <table:table-cell table:style-name="ce245" office:value-type="float" office:value="55675" calcext:value-type="float">
            <text:p><text:s/>55,675 </text:p>
          </table:table-cell>
          <table:table-cell table:style-name="ce245" office:value-type="float" office:value="57459" calcext:value-type="float">
            <text:p><text:s/>57,459 </text:p>
          </table:table-cell>
          <table:table-cell table:style-name="ce245" office:value-type="float" office:value="60070" calcext:value-type="float">
            <text:p><text:s/>60,070 </text:p>
          </table:table-cell>
          <table:table-cell table:style-name="ce245" office:value-type="float" office:value="61877" calcext:value-type="float">
            <text:p><text:s/>61,877 </text:p>
          </table:table-cell>
          <table:table-cell table:style-name="ce245" office:value-type="float" office:value="63435" calcext:value-type="float">
            <text:p><text:s/>63,435 </text:p>
          </table:table-cell>
          <table:table-cell table:style-name="ce245" office:value-type="float" office:value="65553" calcext:value-type="float">
            <text:p><text:s/>65,553 </text:p>
          </table:table-cell>
          <table:table-cell table:style-name="ce259" office:value-type="float" office:value="66835" calcext:value-type="float">
            <text:p><text:s/>66,835 </text:p>
          </table:table-cell>
          <table:table-cell table:style-name="ce273" table:number-columns-repeated="8"/>
          <table:table-cell table:style-name="ce276" table:number-columns-repeated="3"/>
          <table:table-cell table:style-name="ce273" table:number-columns-repeated="8"/>
          <table:table-cell table:number-columns-repeated="960"/>
        </table:table-row>
        <table:table-row table:style-name="ro1">
          <table:table-cell table:number-columns-repeated="10"/>
          <table:table-cell table:style-name="ce246" table:number-columns-repeated="8"/>
          <table:table-cell table:style-name="ce125" table:number-columns-repeated="5"/>
          <table:table-cell table:number-columns-repeated="17"/>
          <table:table-cell table:style-name="ce125" table:number-columns-repeated="5"/>
          <table:table-cell table:number-columns-repeated="979"/>
        </table:table-row>
        <table:table-row table:style-name="ro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/>
          <table:table-cell table:style-name="ce125" table:number-columns-repeated="16"/>
          <table:table-cell table:style-name="ce247"/>
          <table:table-cell table:style-name="ce249" table:number-columns-repeated="3"/>
          <table:table-cell table:style-name="ce125"/>
          <table:table-cell/>
          <table:table-cell table:style-name="ce158" table:number-columns-repeated="12"/>
          <table:table-cell/>
          <table:table-cell table:style-name="ce158"/>
          <table:table-cell table:style-name="ce77"/>
          <table:table-cell table:style-name="ce265" table:number-columns-repeated="6"/>
          <table:table-cell table:number-columns-repeated="7"/>
          <table:table-cell table:style-name="ce264"/>
          <table:table-cell/>
          <table:table-cell table:style-name="ce6"/>
          <table:table-cell table:number-columns-repeated="969"/>
        </table:table-row>
        <table:table-row table:style-name="ro1">
          <table:table-cell table:style-name="ce6"/>
          <table:table-cell table:style-name="ce231" table:number-columns-repeated="17"/>
          <table:table-cell table:style-name="ce248"/>
          <table:table-cell table:style-name="ce249" table:number-columns-repeated="3"/>
          <table:table-cell table:style-name="ce125"/>
          <table:table-cell table:number-columns-repeated="15"/>
          <table:table-cell table:style-name="ce264"/>
          <table:table-cell table:style-name="ce266" table:number-columns-repeated="6"/>
          <table:table-cell table:style-name="ce274"/>
          <table:table-cell table:number-columns-repeated="6"/>
          <table:table-cell table:style-name="ce184"/>
          <table:table-cell table:style-name="ce125" table:number-columns-repeated="2"/>
          <table:table-cell table:number-columns-repeated="969"/>
        </table:table-row>
        <table:table-row table:style-name="ro1">
          <table:table-cell office:value-type="string" calcext:value-type="string">
            <text:p>Real 2016-17 prices / £ bil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hore revenue</text:p>
          </table:table-cell>
          <table:table-cell table:style-name="ce232" table:formula="of:=[.B33]*['GDP deflator etc'.B$3]/1000" office:value-type="float" office:value="44.8603276370288" calcext:value-type="float">
            <text:p>44.86</text:p>
          </table:table-cell>
          <table:table-cell table:style-name="ce232" table:formula="of:=[.C33]*['GDP deflator etc'.C$3]/1000" office:value-type="float" office:value="46.3385026014466" calcext:value-type="float">
            <text:p>46.34</text:p>
          </table:table-cell>
          <table:table-cell table:style-name="ce232" table:formula="of:=[.D33]*['GDP deflator etc'.D$3]/1000" office:value-type="float" office:value="48.2132790401636" calcext:value-type="float">
            <text:p>48.21</text:p>
          </table:table-cell>
          <table:table-cell table:style-name="ce232" table:formula="of:=[.E33]*['GDP deflator etc'.E$3]/1000" office:value-type="float" office:value="48.4472426833633" calcext:value-type="float">
            <text:p>48.45</text:p>
          </table:table-cell>
          <table:table-cell table:style-name="ce232" table:formula="of:=[.F33]*['GDP deflator etc'.F$3]/1000" office:value-type="float" office:value="47.5356723800051" calcext:value-type="float">
            <text:p>47.54</text:p>
          </table:table-cell>
          <table:table-cell table:style-name="ce232" table:formula="of:=[.G33]*['GDP deflator etc'.G$3]/1000" office:value-type="float" office:value="50.8354644161504" calcext:value-type="float">
            <text:p>50.84</text:p>
          </table:table-cell>
          <table:table-cell table:style-name="ce232" table:formula="of:=[.H33]*['GDP deflator etc'.H$3]/1000" office:value-type="float" office:value="52.6188164323382" calcext:value-type="float">
            <text:p>52.62</text:p>
          </table:table-cell>
          <table:table-cell table:style-name="ce232" table:formula="of:=[.I33]*['GDP deflator etc'.I$3]/1000" office:value-type="float" office:value="55.211233036526" calcext:value-type="float">
            <text:p>55.21</text:p>
          </table:table-cell>
          <table:table-cell table:style-name="ce232" table:formula="of:=[.J33]*['GDP deflator etc'.J$3]/1000" office:value-type="float" office:value="56.6416074685043" calcext:value-type="float">
            <text:p>56.64</text:p>
          </table:table-cell>
          <table:table-cell table:style-name="ce232" table:formula="of:=[.K33]*['GDP deflator etc'.K$3]/1000" office:value-type="float" office:value="58.897508413043" calcext:value-type="float">
            <text:p>58.90</text:p>
          </table:table-cell>
          <table:table-cell table:style-name="ce232" table:formula="of:=[.L33]*['GDP deflator etc'.L$3]/1000" office:value-type="float" office:value="56.2075424782569" calcext:value-type="float">
            <text:p>56.21</text:p>
          </table:table-cell>
          <table:table-cell table:style-name="ce232" table:formula="of:=[.M33]*['GDP deflator etc'.M$3]/1000" office:value-type="float" office:value="54.9754951527394" calcext:value-type="float">
            <text:p>54.98</text:p>
          </table:table-cell>
          <table:table-cell table:style-name="ce232" table:formula="of:=[.N33]*['GDP deflator etc'.N$3]/1000" office:value-type="float" office:value="57.6489589447521" calcext:value-type="float">
            <text:p>57.65</text:p>
          </table:table-cell>
          <table:table-cell table:style-name="ce232" table:formula="of:=[.O33]*['GDP deflator etc'.O$3]/1000" office:value-type="float" office:value="58.4179933456298" calcext:value-type="float">
            <text:p>58.42</text:p>
          </table:table-cell>
          <table:table-cell table:style-name="ce232" table:formula="of:=[.P33]*['GDP deflator etc'.P$3]/1000" office:value-type="float" office:value="58.6397407562216" calcext:value-type="float">
            <text:p>58.64</text:p>
          </table:table-cell>
          <table:table-cell table:style-name="ce232" table:formula="of:=[.Q33]*['GDP deflator etc'.Q$3]/1000" office:value-type="float" office:value="59.7400994336149" calcext:value-type="float">
            <text:p>59.74</text:p>
          </table:table-cell>
          <table:table-cell table:style-name="ce232" table:formula="of:=[.R33]*['GDP deflator etc'.R$3]/1000" office:value-type="float" office:value="61.3451503440421" calcext:value-type="float">
            <text:p>61.35</text:p>
          </table:table-cell>
          <table:table-cell table:style-name="ce232" table:formula="of:=[.S33]*['GDP deflator etc'.S$3]/1000" office:value-type="float" office:value="61.2875012685377" calcext:value-type="float">
            <text:p>61.29</text:p>
          </table:table-cell>
          <table:table-cell table:style-name="ce232" table:formula="of:=[.T33]*['GDP deflator etc'.T$3]/1000" office:value-type="float" office:value="62.8797592960337" calcext:value-type="float">
            <text:p>62.88</text:p>
          </table:table-cell>
          <table:table-cell table:style-name="ce232" table:formula="of:=[.U33]*['GDP deflator etc'.U$3]/1000" office:value-type="float" office:value="63.9562256044681" calcext:value-type="float">
            <text:p>63.96</text:p>
          </table:table-cell>
          <table:table-cell table:style-name="ce232" table:formula="of:=[.V33]*['GDP deflator etc'.V$3]/1000" office:value-type="float" office:value="65.3163135741229" calcext:value-type="float">
            <text:p>65.32</text:p>
          </table:table-cell>
          <table:table-cell table:style-name="ce232" table:formula="of:=[.W33]*['GDP deflator etc'.W$3]/1000" office:value-type="float" office:value="65.15464" calcext:value-type="float">
            <text:p>65.15</text:p>
          </table:table-cell>
          <table:table-cell table:style-name="ce232" table:formula="of:=[.X33]*['GDP deflator etc'.B$3]/1000" office:value-type="float" office:value="527.833046352844" calcext:value-type="float">
            <text:p>527.83</text:p>
          </table:table-cell>
          <table:table-cell table:style-name="ce232" table:formula="of:=[.Y33]*['GDP deflator etc'.C$3]/1000" office:value-type="float" office:value="560.490231627891" calcext:value-type="float">
            <text:p>560.49</text:p>
          </table:table-cell>
          <table:table-cell table:style-name="ce232" table:formula="of:=[.Z33]*['GDP deflator etc'.D$3]/1000" office:value-type="float" office:value="585.768606202837" calcext:value-type="float">
            <text:p>585.77</text:p>
          </table:table-cell>
          <table:table-cell table:style-name="ce232" table:formula="of:=[.AA33]*['GDP deflator etc'.E$3]/1000" office:value-type="float" office:value="585.422174231031" calcext:value-type="float">
            <text:p>585.42</text:p>
          </table:table-cell>
          <table:table-cell table:style-name="ce232" table:formula="of:=[.AB33]*['GDP deflator etc'.F$3]/1000" office:value-type="float" office:value="579.884339695475" calcext:value-type="float">
            <text:p>579.88</text:p>
          </table:table-cell>
          <table:table-cell table:style-name="ce232" table:formula="of:=[.AC33]*['GDP deflator etc'.G$3]/1000" office:value-type="float" office:value="617.415604652736" calcext:value-type="float">
            <text:p>617.42</text:p>
          </table:table-cell>
          <table:table-cell table:style-name="ce232" table:formula="of:=[.AD33]*['GDP deflator etc'.H$3]/1000" office:value-type="float" office:value="641.645787100605" calcext:value-type="float">
            <text:p>641.65</text:p>
          </table:table-cell>
          <table:table-cell table:style-name="ce232" table:formula="of:=[.AE33]*['GDP deflator etc'.I$3]/1000" office:value-type="float" office:value="669.707987319898" calcext:value-type="float">
            <text:p>669.71</text:p>
          </table:table-cell>
          <table:table-cell table:style-name="ce232" table:formula="of:=[.AF33]*['GDP deflator etc'.J$3]/1000" office:value-type="float" office:value="692.886530520932" calcext:value-type="float">
            <text:p>692.89</text:p>
          </table:table-cell>
          <table:table-cell table:style-name="ce232" table:formula="of:=[.AG33]*['GDP deflator etc'.K$3]/1000" office:value-type="float" office:value="711.809606038577" calcext:value-type="float">
            <text:p>711.81</text:p>
          </table:table-cell>
          <table:table-cell table:style-name="ce232" table:formula="of:=[.AH33]*['GDP deflator etc'.L$3]/1000" office:value-type="float" office:value="674.38038191318" calcext:value-type="float">
            <text:p>674.38</text:p>
          </table:table-cell>
          <table:table-cell table:style-name="ce232" table:formula="of:=[.AI33]*['GDP deflator etc'.M$3]/1000" office:value-type="float" office:value="662.315382827696" calcext:value-type="float">
            <text:p>662.32</text:p>
          </table:table-cell>
          <table:table-cell table:style-name="ce232" table:formula="of:=[.AJ33]*['GDP deflator etc'.N$3]/1000" office:value-type="float" office:value="694.54388759919" calcext:value-type="float">
            <text:p>694.54</text:p>
          </table:table-cell>
          <table:table-cell table:style-name="ce232" table:formula="of:=[.AK33]*['GDP deflator etc'.O$3]/1000" office:value-type="float" office:value="707.473652308099" calcext:value-type="float">
            <text:p>707.47</text:p>
          </table:table-cell>
          <table:table-cell table:style-name="ce232" table:formula="of:=[.AL33]*['GDP deflator etc'.P$3]/1000" office:value-type="float" office:value="710.634289158223" calcext:value-type="float">
            <text:p>710.63</text:p>
          </table:table-cell>
          <table:table-cell table:style-name="ce232" table:formula="of:=[.AM33]*['GDP deflator etc'.Q$3]/1000" office:value-type="float" office:value="728.270289290155" calcext:value-type="float">
            <text:p>728.27</text:p>
          </table:table-cell>
          <table:table-cell table:style-name="ce232" table:formula="of:=[.AN33]*['GDP deflator etc'.R$3]/1000" office:value-type="float" office:value="750.636325539391" calcext:value-type="float">
            <text:p>750.64</text:p>
          </table:table-cell>
          <table:table-cell table:style-name="ce232" table:formula="of:=[.AO33]*['GDP deflator etc'.S$3]/1000" office:value-type="float" office:value="772.36491518481" calcext:value-type="float">
            <text:p>772.36</text:p>
          </table:table-cell>
          <table:table-cell table:style-name="ce232" table:formula="of:=[.AP33]*['GDP deflator etc'.T$3]/1000" office:value-type="float" office:value="801.284649803237" calcext:value-type="float">
            <text:p>801.28</text:p>
          </table:table-cell>
          <table:table-cell table:style-name="ce232" table:formula="of:=[.AQ33]*['GDP deflator etc'.U$3]/1000" office:value-type="float" office:value="809.206156719386" calcext:value-type="float">
            <text:p>809.21</text:p>
          </table:table-cell>
          <table:table-cell table:style-name="ce232" table:formula="of:=[.AR33]*['GDP deflator etc'.V$3]/1000" office:value-type="float" office:value="825.531505327643" calcext:value-type="float">
            <text:p>825.53</text:p>
          </table:table-cell>
          <table:table-cell table:style-name="ce232" table:formula="of:=[.AS33]*['GDP deflator etc'.W$3]/1000" office:value-type="float" office:value="825.396" calcext:value-type="float">
            <text:p>825.4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orth sea revenue</text:p>
          </table:table-cell>
          <table:table-cell table:style-name="ce232" table:formula="of:=[.B28]*['GDP deflator etc'.B$3]/1000" office:value-type="float" office:value="2.26773601273394" calcext:value-type="float">
            <text:p>2.27</text:p>
          </table:table-cell>
          <table:table-cell table:style-name="ce232" table:formula="of:=[.C28]*['GDP deflator etc'.C$3]/1000" office:value-type="float" office:value="3.04037112550413" calcext:value-type="float">
            <text:p>3.04</text:p>
          </table:table-cell>
          <table:table-cell table:style-name="ce232" table:formula="of:=[.D28]*['GDP deflator etc'.D$3]/1000" office:value-type="float" office:value="5.65222592343766" calcext:value-type="float">
            <text:p>5.65</text:p>
          </table:table-cell>
          <table:table-cell table:style-name="ce232" table:formula="of:=[.E28]*['GDP deflator etc'.E$3]/1000" office:value-type="float" office:value="5.69490417070642" calcext:value-type="float">
            <text:p>5.69</text:p>
          </table:table-cell>
          <table:table-cell table:style-name="ce232" table:formula="of:=[.F28]*['GDP deflator etc'.F$3]/1000" office:value-type="float" office:value="5.63670329352021" calcext:value-type="float">
            <text:p>5.64</text:p>
          </table:table-cell>
          <table:table-cell table:style-name="ce232" table:formula="of:=[.G28]*['GDP deflator etc'.G$3]/1000" office:value-type="float" office:value="4.68924572402823" calcext:value-type="float">
            <text:p>4.69</text:p>
          </table:table-cell>
          <table:table-cell table:style-name="ce232" table:formula="of:=[.H28]*['GDP deflator etc'.H$3]/1000" office:value-type="float" office:value="6.16747606981613" calcext:value-type="float">
            <text:p>6.17</text:p>
          </table:table-cell>
          <table:table-cell table:style-name="ce232" table:formula="of:=[.I28]*['GDP deflator etc'.I$3]/1000" office:value-type="float" office:value="10.2426852772857" calcext:value-type="float">
            <text:p>10.24</text:p>
          </table:table-cell>
          <table:table-cell table:style-name="ce232" table:formula="of:=[.J28]*['GDP deflator etc'.J$3]/1000" office:value-type="float" office:value="7.83952396744872" calcext:value-type="float">
            <text:p>7.84</text:p>
          </table:table-cell>
          <table:table-cell table:style-name="ce232" table:formula="of:=[.K28]*['GDP deflator etc'.K$3]/1000" office:value-type="float" office:value="9.4318382823031" calcext:value-type="float">
            <text:p>9.43</text:p>
          </table:table-cell>
          <table:table-cell table:style-name="ce232" table:formula="of:=[.L28]*['GDP deflator etc'.L$3]/1000" office:value-type="float" office:value="10.7184909164937" calcext:value-type="float">
            <text:p>10.72</text:p>
          </table:table-cell>
          <table:table-cell table:style-name="ce232" table:formula="of:=[.M28]*['GDP deflator etc'.M$3]/1000" office:value-type="float" office:value="6.90297671165911" calcext:value-type="float">
            <text:p>6.90</text:p>
          </table:table-cell>
          <table:table-cell table:style-name="ce232" table:formula="of:=[.N28]*['GDP deflator etc'.N$3]/1000" office:value-type="float" office:value="9.17541585179102" calcext:value-type="float">
            <text:p>9.18</text:p>
          </table:table-cell>
          <table:table-cell table:style-name="ce232" table:formula="of:=[.O28]*['GDP deflator etc'.O$3]/1000" office:value-type="float" office:value="9.09278935755113" calcext:value-type="float">
            <text:p>9.09</text:p>
          </table:table-cell>
          <table:table-cell table:style-name="ce232" table:formula="of:=[.P28]*['GDP deflator etc'.P$3]/1000" office:value-type="float" office:value="5.16177976590308" calcext:value-type="float">
            <text:p>5.16</text:p>
          </table:table-cell>
          <table:table-cell table:style-name="ce232" table:formula="of:=[.Q28]*['GDP deflator etc'.Q$3]/1000" office:value-type="float" office:value="4.05644354680658" calcext:value-type="float">
            <text:p>4.06</text:p>
          </table:table-cell>
          <table:table-cell table:style-name="ce232" table:formula="of:=[.R28]*['GDP deflator etc'.R$3]/1000" office:value-type="float" office:value="1.10874458967056" calcext:value-type="float">
            <text:p>1.11</text:p>
          </table:table-cell>
          <table:table-cell table:style-name="ce232" table:formula="of:=[.S28]*['GDP deflator etc'.S$3]/1000" office:value-type="float" office:value="-0.344283726526731" calcext:value-type="float">
            <text:p>-0.34</text:p>
          </table:table-cell>
          <table:table-cell table:style-name="ce232" table:formula="of:=[.T28]*['GDP deflator etc'.T$3]/1000" office:value-type="float" office:value="0.166529425347066" calcext:value-type="float">
            <text:p>0.17</text:p>
          </table:table-cell>
          <table:table-cell table:style-name="ce232" table:formula="of:=[.U28]*['GDP deflator etc'.U$3]/1000" office:value-type="float" office:value="1.18760443857066" calcext:value-type="float">
            <text:p>1.19</text:p>
          </table:table-cell>
          <table:table-cell table:style-name="ce232" table:formula="of:=[.V28]*['GDP deflator etc'.V$3]/1000" office:value-type="float" office:value="1.39251657238851" calcext:value-type="float">
            <text:p>1.39</text:p>
          </table:table-cell>
          <table:table-cell table:style-name="ce232" table:formula="of:=[.W28]*['GDP deflator etc'.W$3]/1000" office:value-type="float" office:value="0.72383" calcext:value-type="float">
            <text:p>0.72</text:p>
          </table:table-cell>
          <table:table-cell table:style-name="ce232" table:formula="of:=[.X28]*['GDP deflator etc'.B$3]/1000" office:value-type="float" office:value="2.77500297140314" calcext:value-type="float">
            <text:p>2.78</text:p>
          </table:table-cell>
          <table:table-cell table:style-name="ce232" table:formula="of:=[.Y28]*['GDP deflator etc'.C$3]/1000" office:value-type="float" office:value="3.68342299252753" calcext:value-type="float">
            <text:p>3.68</text:p>
          </table:table-cell>
          <table:table-cell table:style-name="ce232" table:formula="of:=[.Z28]*['GDP deflator etc'.D$3]/1000" office:value-type="float" office:value="6.95470895258038" calcext:value-type="float">
            <text:p>6.95</text:p>
          </table:table-cell>
          <table:table-cell table:style-name="ce232" table:formula="of:=[.AA28]*['GDP deflator etc'.E$3]/1000" office:value-type="float" office:value="7.73527597971851" calcext:value-type="float">
            <text:p>7.74</text:p>
          </table:table-cell>
          <table:table-cell table:style-name="ce232" table:formula="of:=[.AB28]*['GDP deflator etc'.F$3]/1000" office:value-type="float" office:value="7.27806371684719" calcext:value-type="float">
            <text:p>7.28</text:p>
          </table:table-cell>
          <table:table-cell table:style-name="ce232" table:formula="of:=[.AC28]*['GDP deflator etc'.G$3]/1000" office:value-type="float" office:value="5.98575994795773" calcext:value-type="float">
            <text:p>5.99</text:p>
          </table:table-cell>
          <table:table-cell table:style-name="ce232" table:formula="of:=[.AD28]*['GDP deflator etc'.H$3]/1000" office:value-type="float" office:value="8.1843602537621" calcext:value-type="float">
            <text:p>8.18</text:p>
          </table:table-cell>
          <table:table-cell table:style-name="ce232" table:formula="of:=[.AE28]*['GDP deflator etc'.I$3]/1000" office:value-type="float" office:value="13.2381957372077" calcext:value-type="float">
            <text:p>13.24</text:p>
          </table:table-cell>
          <table:table-cell table:style-name="ce232" table:formula="of:=[.AF28]*['GDP deflator etc'.J$3]/1000" office:value-type="float" office:value="10.050590045011" calcext:value-type="float">
            <text:p>10.05</text:p>
          </table:table-cell>
          <table:table-cell table:style-name="ce232" table:formula="of:=[.AG28]*['GDP deflator etc'.K$3]/1000" office:value-type="float" office:value="11.3285809521829" calcext:value-type="float">
            <text:p>11.33</text:p>
          </table:table-cell>
          <table:table-cell table:style-name="ce232" table:formula="of:=[.AH28]*['GDP deflator etc'.L$3]/1000" office:value-type="float" office:value="12.8591429079502" calcext:value-type="float">
            <text:p>12.86</text:p>
          </table:table-cell>
          <table:table-cell table:style-name="ce232" table:formula="of:=[.AI28]*['GDP deflator etc'.M$3]/1000" office:value-type="float" office:value="7.84928617668393" calcext:value-type="float">
            <text:p>7.85</text:p>
          </table:table-cell>
          <table:table-cell table:style-name="ce232" table:formula="of:=[.AJ28]*['GDP deflator etc'.N$3]/1000" office:value-type="float" office:value="10.69739727032" calcext:value-type="float">
            <text:p>10.70</text:p>
          </table:table-cell>
          <table:table-cell table:style-name="ce232" table:formula="of:=[.AK28]*['GDP deflator etc'.O$3]/1000" office:value-type="float" office:value="11.0948441165564" calcext:value-type="float">
            <text:p>11.09</text:p>
          </table:table-cell>
          <table:table-cell table:style-name="ce232" table:formula="of:=[.AL28]*['GDP deflator etc'.P$3]/1000" office:value-type="float" office:value="6.80351850878665" calcext:value-type="float">
            <text:p>6.80</text:p>
          </table:table-cell>
          <table:table-cell table:style-name="ce232" table:formula="of:=[.AM28]*['GDP deflator etc'.Q$3]/1000" office:value-type="float" office:value="4.98831214557796" calcext:value-type="float">
            <text:p>4.99</text:p>
          </table:table-cell>
          <table:table-cell table:style-name="ce232" table:formula="of:=[.AN28]*['GDP deflator etc'.R$3]/1000" office:value-type="float" office:value="1.84909226404943" calcext:value-type="float">
            <text:p>1.85</text:p>
          </table:table-cell>
          <table:table-cell table:style-name="ce232" table:formula="of:=[.AO28]*['GDP deflator etc'.S$3]/1000" office:value-type="float" office:value="-0.0921530317255705" calcext:value-type="float">
            <text:p>-0.09</text:p>
          </table:table-cell>
          <table:table-cell table:style-name="ce232" table:formula="of:=[.AP28]*['GDP deflator etc'.T$3]/1000" office:value-type="float" office:value="0.0381268081435665" calcext:value-type="float">
            <text:p>0.04</text:p>
          </table:table-cell>
          <table:table-cell table:style-name="ce232" table:formula="of:=[.AQ28]*['GDP deflator etc'.U$3]/1000" office:value-type="float" office:value="1.35029582532777" calcext:value-type="float">
            <text:p>1.35</text:p>
          </table:table-cell>
          <table:table-cell table:style-name="ce232" table:formula="of:=[.AR28]*['GDP deflator etc'.V$3]/1000" office:value-type="float" office:value="1.21812580815492" calcext:value-type="float">
            <text:p>1.22</text:p>
          </table:table-cell>
          <table:table-cell table:style-name="ce232" table:formula="of:=[.AS28]*['GDP deflator etc'.W$3]/1000" office:value-type="float" office:value="0.65" calcext:value-type="float">
            <text:p>0.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otal managed expenditure</text:p>
          </table:table-cell>
          <table:table-cell table:style-name="ce232" table:formula="of:=[$'Table 3.6'.B49]/1000" office:value-type="float" office:value="50.6579480807118" calcext:value-type="float">
            <text:p>50.66</text:p>
          </table:table-cell>
          <table:table-cell table:style-name="ce232" table:formula="of:=[$'Table 3.6'.C49]/1000" office:value-type="float" office:value="52.273157559294" calcext:value-type="float">
            <text:p>52.27</text:p>
          </table:table-cell>
          <table:table-cell table:style-name="ce232" table:formula="of:=[$'Table 3.6'.D49]/1000" office:value-type="float" office:value="54.2158086629627" calcext:value-type="float">
            <text:p>54.22</text:p>
          </table:table-cell>
          <table:table-cell table:style-name="ce232" table:formula="of:=[$'Table 3.6'.E49]/1000" office:value-type="float" office:value="57.7596963237126" calcext:value-type="float">
            <text:p>57.76</text:p>
          </table:table-cell>
          <table:table-cell table:style-name="ce232" table:formula="of:=[$'Table 3.6'.F49]/1000" office:value-type="float" office:value="60.6955863246245" calcext:value-type="float">
            <text:p>60.70</text:p>
          </table:table-cell>
          <table:table-cell table:style-name="ce232" table:formula="of:=[$'Table 3.6'.G49]/1000" office:value-type="float" office:value="65.1978639118554" calcext:value-type="float">
            <text:p>65.20</text:p>
          </table:table-cell>
          <table:table-cell table:style-name="ce232" table:formula="of:=[$'Table 3.6'.H49]/1000" office:value-type="float" office:value="67.5967193883552" calcext:value-type="float">
            <text:p>67.60</text:p>
          </table:table-cell>
          <table:table-cell table:style-name="ce232" table:formula="of:=[$'Table 3.6'.I49]/1000" office:value-type="float" office:value="70.2200358150323" calcext:value-type="float">
            <text:p>70.22</text:p>
          </table:table-cell>
          <table:table-cell table:style-name="ce232" table:formula="of:=[$'Table 3.6'.J49]/1000" office:value-type="float" office:value="71.8900287273324" calcext:value-type="float">
            <text:p>71.89</text:p>
          </table:table-cell>
          <table:table-cell table:style-name="ce232" table:formula="of:=[$'Table 3.6'.K49]/1000" office:value-type="float" office:value="74.8749669973339" calcext:value-type="float">
            <text:p>74.87</text:p>
          </table:table-cell>
          <table:table-cell table:style-name="ce232" table:formula="of:=[$'Table 3.6'.L49]/1000" office:value-type="float" office:value="77.1297106255376" calcext:value-type="float">
            <text:p>77.13</text:p>
          </table:table-cell>
          <table:table-cell table:style-name="ce232" table:formula="of:=[$'Table 3.6'.M49]/1000" office:value-type="float" office:value="78.948334761371" calcext:value-type="float">
            <text:p>78.95</text:p>
          </table:table-cell>
          <table:table-cell table:style-name="ce232" table:formula="of:=[$'Table 3.6'.N49]/1000" office:value-type="float" office:value="80.5706064061263" calcext:value-type="float">
            <text:p>80.57</text:p>
          </table:table-cell>
          <table:table-cell table:style-name="ce232" table:formula="of:=[$'Table 3.6'.O49]/1000" office:value-type="float" office:value="79.8364174748422" calcext:value-type="float">
            <text:p>79.84</text:p>
          </table:table-cell>
          <table:table-cell table:style-name="ce232" table:formula="of:=[$'Table 3.6'.P49]/1000" office:value-type="float" office:value="80.0630938152783" calcext:value-type="float">
            <text:p>80.06</text:p>
          </table:table-cell>
          <table:table-cell table:style-name="ce232" table:formula="of:=[$'Table 3.6'.Q49]/1000" office:value-type="float" office:value="78.2912320405867" calcext:value-type="float">
            <text:p>78.29</text:p>
          </table:table-cell>
          <table:table-cell table:style-name="ce232" table:formula="of:=[$'Table 3.6'.R49]/1000" office:value-type="float" office:value="78.213519126367" calcext:value-type="float">
            <text:p>78.21</text:p>
          </table:table-cell>
          <table:table-cell table:style-name="ce232" table:formula="of:=[$'Table 3.6'.S49]/1000" office:value-type="float" office:value="78.7128156113241" calcext:value-type="float">
            <text:p>78.71</text:p>
          </table:table-cell>
          <table:table-cell table:style-name="ce232" table:formula="of:=[$'Table 3.6'.T49]/1000" office:value-type="float" office:value="79.4323224175223" calcext:value-type="float">
            <text:p>79.43</text:p>
          </table:table-cell>
          <table:table-cell table:style-name="ce232" table:formula="of:=[$'Table 3.6'.U49]/1000" office:value-type="float" office:value="79.9799061099882" calcext:value-type="float">
            <text:p>79.98</text:p>
          </table:table-cell>
          <table:table-cell table:style-name="ce232" table:formula="of:=[$'Table 3.6'.V49]/1000" office:value-type="float" office:value="80.1187337503077" calcext:value-type="float">
            <text:p>80.12</text:p>
          </table:table-cell>
          <table:table-cell table:style-name="ce232" table:formula="of:=[$'Table 3.6'.W49]/1000" office:value-type="float" office:value="81.01472" calcext:value-type="float">
            <text:p>81.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tal revenue (including North Sea revenue)</text:p>
          </table:table-cell>
          <table:table-cell table:style-name="ce232" table:formula="of:=[.B41]+[.B42]" office:value-type="float" office:value="47.1280636497627" calcext:value-type="float">
            <text:p>47.13</text:p>
          </table:table-cell>
          <table:table-cell table:style-name="ce232" table:formula="of:=[.C41]+[.C42]" office:value-type="float" office:value="49.3788737269507" calcext:value-type="float">
            <text:p>49.38</text:p>
          </table:table-cell>
          <table:table-cell table:style-name="ce232" table:formula="of:=[.D41]+[.D42]" office:value-type="float" office:value="53.8655049636012" calcext:value-type="float">
            <text:p>53.87</text:p>
          </table:table-cell>
          <table:table-cell table:style-name="ce232" table:formula="of:=[.E41]+[.E42]" office:value-type="float" office:value="54.1421468540697" calcext:value-type="float">
            <text:p>54.14</text:p>
          </table:table-cell>
          <table:table-cell table:style-name="ce232" table:formula="of:=[.F41]+[.F42]" office:value-type="float" office:value="53.1723756735253" calcext:value-type="float">
            <text:p>53.17</text:p>
          </table:table-cell>
          <table:table-cell table:style-name="ce232" table:formula="of:=[.G41]+[.G42]" office:value-type="float" office:value="55.5247101401786" calcext:value-type="float">
            <text:p>55.52</text:p>
          </table:table-cell>
          <table:table-cell table:style-name="ce232" table:formula="of:=[.H41]+[.H42]" office:value-type="float" office:value="58.7862925021543" calcext:value-type="float">
            <text:p>58.79</text:p>
          </table:table-cell>
          <table:table-cell table:style-name="ce232" table:formula="of:=[.I41]+[.I42]" office:value-type="float" office:value="65.4539183138116" calcext:value-type="float">
            <text:p>65.45</text:p>
          </table:table-cell>
          <table:table-cell table:style-name="ce232" table:formula="of:=[.J41]+[.J42]" office:value-type="float" office:value="64.481131435953" calcext:value-type="float">
            <text:p>64.48</text:p>
          </table:table-cell>
          <table:table-cell table:style-name="ce232" table:formula="of:=[.K41]+[.K42]" office:value-type="float" office:value="68.3293466953461" calcext:value-type="float">
            <text:p>68.33</text:p>
          </table:table-cell>
          <table:table-cell table:style-name="ce232" table:formula="of:=[.L41]+[.L42]" office:value-type="float" office:value="66.9260333947505" calcext:value-type="float">
            <text:p>66.93</text:p>
          </table:table-cell>
          <table:table-cell table:style-name="ce232" table:formula="of:=[.M41]+[.M42]" office:value-type="float" office:value="61.8784718643986" calcext:value-type="float">
            <text:p>61.88</text:p>
          </table:table-cell>
          <table:table-cell table:style-name="ce232" table:formula="of:=[.N41]+[.N42]" office:value-type="float" office:value="66.8243747965431" calcext:value-type="float">
            <text:p>66.82</text:p>
          </table:table-cell>
          <table:table-cell table:style-name="ce232" table:formula="of:=[.O41]+[.O42]" office:value-type="float" office:value="67.510782703181" calcext:value-type="float">
            <text:p>67.51</text:p>
          </table:table-cell>
          <table:table-cell table:style-name="ce232" table:formula="of:=[.P41]+[.P42]" office:value-type="float" office:value="63.8015205221247" calcext:value-type="float">
            <text:p>63.80</text:p>
          </table:table-cell>
          <table:table-cell table:style-name="ce232" table:formula="of:=[.Q41]+[.Q42]" office:value-type="float" office:value="63.7965429804215" calcext:value-type="float">
            <text:p>63.80</text:p>
          </table:table-cell>
          <table:table-cell table:style-name="ce232" table:formula="of:=[.R41]+[.R42]" office:value-type="float" office:value="62.4538949337126" calcext:value-type="float">
            <text:p>62.45</text:p>
          </table:table-cell>
          <table:table-cell table:style-name="ce232" table:formula="of:=[.S41]+[.S42]" office:value-type="float" office:value="60.9432175420109" calcext:value-type="float">
            <text:p>60.94</text:p>
          </table:table-cell>
          <table:table-cell table:style-name="ce232" table:formula="of:=[.T41]+[.T42]" office:value-type="float" office:value="63.0462887213807" calcext:value-type="float">
            <text:p>63.05</text:p>
          </table:table-cell>
          <table:table-cell table:style-name="ce232" table:formula="of:=[.U41]+[.U42]" office:value-type="float" office:value="65.1438300430387" calcext:value-type="float">
            <text:p>65.14</text:p>
          </table:table-cell>
          <table:table-cell table:style-name="ce232" table:formula="of:=[.V41]+[.V42]" office:value-type="float" office:value="66.7088301465114" calcext:value-type="float">
            <text:p>66.71</text:p>
          </table:table-cell>
          <table:table-cell table:style-name="ce232" table:formula="of:=[.W41]+[.W42]" office:value-type="float" office:value="65.87847" calcext:value-type="float">
            <text:p>65.8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icit</text:p>
          </table:table-cell>
          <table:table-cell table:style-name="ce233" table:formula="of:=[.B43]-[.B44]" office:value-type="float" office:value="3.52988443094905" calcext:value-type="float">
            <text:p>3.530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Total growth</text:p>
          </table:table-cell>
          <table:table-cell office:value-type="string" calcext:value-type="string">
            <text:p>To 2007-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E growth</text:p>
          </table:table-cell>
          <table:table-cell table:style-name="ce234" table:formula="of:=([.K43]-[.$B43])/[.$B43]" office:value-type="percentage" office:value="0.478049740152086" calcext:value-type="percentage">
            <text:p>47.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revenue growth</text:p>
          </table:table-cell>
          <table:table-cell table:style-name="ce234" table:formula="of:=([.K44]-[.$B44])/[.$B44]" office:value-type="percentage" office:value="0.449865354179263" calcext:value-type="percentage">
            <text:p>45.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hore revenue growth</text:p>
          </table:table-cell>
          <table:table-cell table:style-name="ce234" table:formula="of:=([.K41]-[.$B41])/[.$B41]" office:value-type="percentage" office:value="0.312908565661646" calcext:value-type="percentage">
            <text:p>31.3%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Average annual growth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E growth</text:p>
          </table:table-cell>
          <table:table-cell table:style-name="ce235" table:formula="of:=[.B48]/9" office:value-type="percentage" office:value="0.0531166377946762" calcext:value-type="percentage">
            <text:p>5.31%</text:p>
          </table:table-cell>
          <table:table-cell table:style-name="ce235" table:formula="of:=([.K43]/[.B43])^(1/9)-1" office:value-type="percentage" office:value="0.0443698816862643" calcext:value-type="percentage">
            <text:p>4.4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revenue growth</text:p>
          </table:table-cell>
          <table:table-cell table:style-name="ce235" table:formula="of:=[.B49]/9" office:value-type="percentage" office:value="0.0499850393532514" calcext:value-type="percentage">
            <text:p>5.00%</text:p>
          </table:table-cell>
          <table:table-cell table:style-name="ce235" table:formula="of:=([.K44]/[.B44])^(1/9)-1" office:value-type="percentage" office:value="0.0421381555443932" calcext:value-type="percentage">
            <text:p>4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shore revenue growth</text:p>
          </table:table-cell>
          <table:table-cell table:style-name="ce235" table:formula="of:=[.B50]/9" office:value-type="percentage" office:value="0.0347676184068496" calcext:value-type="percentage">
            <text:p>3.48%</text:p>
          </table:table-cell>
          <table:table-cell table:style-name="ce235" table:formula="of:=([.K41]/[.B41])^(1/9)-1" office:value-type="percentage" office:value="0.0307116020392082" calcext:value-type="percentage">
            <text:p>3.07%</text:p>
          </table:table-cell>
          <table:table-cell table:number-columns-repeated="1021"/>
        </table:table-row>
        <table:table-row table:style-name="ro1">
          <table:table-cell table:style-name="ce108" office:value-type="string" calcext:value-type="string">
            <text:p>Big 4</text:p>
          </table:table-cell>
          <table:table-cell table:number-columns-repeated="1023"/>
        </table:table-row>
        <table:table-row table:style-name="ro1">
          <table:table-cell table:formula="of:=[.A5]" office:value-type="string" office:string-value="Income tax (gross of tax credits)" calcext:value-type="string">
            <text:p>Income tax (gross of tax credits)</text:p>
          </table:table-cell>
          <table:table-cell table:style-name="ce109" table:formula="of:=[.B5]*['GDP deflator etc'.B$3]/1000" office:value-type="float" office:value="9.84214993592702" calcext:value-type="float">
            <text:p>9.84</text:p>
          </table:table-cell>
          <table:table-cell table:style-name="ce109" table:formula="of:=[.C5]*['GDP deflator etc'.C$3]/1000" office:value-type="float" office:value="10.1158607320913" calcext:value-type="float">
            <text:p>10.12</text:p>
          </table:table-cell>
          <table:table-cell table:style-name="ce109" table:formula="of:=[.D5]*['GDP deflator etc'.D$3]/1000" office:value-type="float" office:value="10.9005650772792" calcext:value-type="float">
            <text:p>10.90</text:p>
          </table:table-cell>
          <table:table-cell table:style-name="ce109" table:formula="of:=[.E5]*['GDP deflator etc'.E$3]/1000" office:value-type="float" office:value="11.1579230139716" calcext:value-type="float">
            <text:p>11.16</text:p>
          </table:table-cell>
          <table:table-cell table:style-name="ce109" table:formula="of:=[.F5]*['GDP deflator etc'.F$3]/1000" office:value-type="float" office:value="11.2090632639157" calcext:value-type="float">
            <text:p>11.21</text:p>
          </table:table-cell>
          <table:table-cell table:style-name="ce109" table:formula="of:=[.G5]*['GDP deflator etc'.G$3]/1000" office:value-type="float" office:value="11.8284277844029" calcext:value-type="float">
            <text:p>11.83</text:p>
          </table:table-cell>
          <table:table-cell table:style-name="ce109" table:formula="of:=[.H5]*['GDP deflator etc'.H$3]/1000" office:value-type="float" office:value="12.2985757131721" calcext:value-type="float">
            <text:p>12.30</text:p>
          </table:table-cell>
          <table:table-cell table:style-name="ce109" table:formula="of:=[.I5]*['GDP deflator etc'.I$3]/1000" office:value-type="float" office:value="12.9717015107125" calcext:value-type="float">
            <text:p>12.97</text:p>
          </table:table-cell>
          <table:table-cell table:style-name="ce109" table:formula="of:=[.J5]*['GDP deflator etc'.J$3]/1000" office:value-type="float" office:value="13.7757325815543" calcext:value-type="float">
            <text:p>13.78</text:p>
          </table:table-cell>
          <table:table-cell table:style-name="ce109" table:formula="of:=[.K5]*['GDP deflator etc'.K$3]/1000" office:value-type="float" office:value="14.450595820774" calcext:value-type="float">
            <text:p>14.45</text:p>
          </table:table-cell>
          <table:table-cell table:style-name="ce109" table:formula="of:=[.L5]*['GDP deflator etc'.L$3]/1000" office:value-type="float" office:value="13.4634899349658" calcext:value-type="float">
            <text:p>13.46</text:p>
          </table:table-cell>
          <table:table-cell table:style-name="ce109" table:formula="of:=[.M5]*['GDP deflator etc'.M$3]/1000" office:value-type="float" office:value="12.8466134285858" calcext:value-type="float">
            <text:p>12.85</text:p>
          </table:table-cell>
          <table:table-cell table:style-name="ce109" table:formula="of:=[.N5]*['GDP deflator etc'.N$3]/1000" office:value-type="float" office:value="13.2184347925382" calcext:value-type="float">
            <text:p>13.22</text:p>
          </table:table-cell>
          <table:table-cell table:style-name="ce109" table:formula="of:=[.O5]*['GDP deflator etc'.O$3]/1000" office:value-type="float" office:value="12.9747044909366" calcext:value-type="float">
            <text:p>12.97</text:p>
          </table:table-cell>
          <table:table-cell table:style-name="ce109" table:formula="of:=[.P5]*['GDP deflator etc'.P$3]/1000" office:value-type="float" office:value="12.5944542138661" calcext:value-type="float">
            <text:p>12.59</text:p>
          </table:table-cell>
          <table:table-cell table:style-name="ce109" table:formula="of:=[.Q5]*['GDP deflator etc'.Q$3]/1000" office:value-type="float" office:value="12.631484067519" calcext:value-type="float">
            <text:p>12.63</text:p>
          </table:table-cell>
          <table:table-cell table:style-name="ce109" table:formula="of:=[.R5]*['GDP deflator etc'.R$3]/1000" office:value-type="float" office:value="12.9738699229636" calcext:value-type="float">
            <text:p>12.97</text:p>
          </table:table-cell>
          <table:table-cell table:style-name="ce109" table:formula="of:=[.S5]*['GDP deflator etc'.S$3]/1000" office:value-type="float" office:value="12.7118060268881" calcext:value-type="float">
            <text:p>12.71</text:p>
          </table:table-cell>
          <table:table-cell table:style-name="ce109" table:formula="of:=[.T5]*['GDP deflator etc'.T$3]/1000" office:value-type="float" office:value="12.5347812608797" calcext:value-type="float">
            <text:p>12.53</text:p>
          </table:table-cell>
          <table:table-cell table:style-name="ce109" table:formula="of:=[.U5]*['GDP deflator etc'.U$3]/1000" office:value-type="float" office:value="12.4556096771498" calcext:value-type="float">
            <text:p>12.46</text:p>
          </table:table-cell>
          <table:table-cell table:style-name="ce109" table:formula="of:=[.V5]*['GDP deflator etc'.V$3]/1000" office:value-type="float" office:value="13.078094288472" calcext:value-type="float">
            <text:p>13.08</text:p>
          </table:table-cell>
          <table:table-cell table:style-name="ce109" table:formula="of:=[.W5]*['GDP deflator etc'.W$3]/1000" office:value-type="float" office:value="13.01767" calcext:value-type="float">
            <text:p>13.02</text:p>
          </table:table-cell>
          <table:table-cell table:number-columns-repeated="1001"/>
        </table:table-row>
        <table:table-row table:style-name="ro1">
          <table:table-cell table:formula="of:=[.A6]" office:value-type="string" office:string-value="National insurance contributions" calcext:value-type="string">
            <text:p>National insurance contributions</text:p>
          </table:table-cell>
          <table:table-cell table:style-name="ce109" table:formula="of:=[.B6]*['GDP deflator etc'.B$3]/1000" office:value-type="float" office:value="6.8408005165604" calcext:value-type="float">
            <text:p>6.84</text:p>
          </table:table-cell>
          <table:table-cell table:style-name="ce109" table:formula="of:=[.C6]*['GDP deflator etc'.C$3]/1000" office:value-type="float" office:value="6.93727198532879" calcext:value-type="float">
            <text:p>6.94</text:p>
          </table:table-cell>
          <table:table-cell table:style-name="ce109" table:formula="of:=[.D6]*['GDP deflator etc'.D$3]/1000" office:value-type="float" office:value="7.34479136911496" calcext:value-type="float">
            <text:p>7.34</text:p>
          </table:table-cell>
          <table:table-cell table:style-name="ce109" table:formula="of:=[.E6]*['GDP deflator etc'.E$3]/1000" office:value-type="float" office:value="7.41483925369451" calcext:value-type="float">
            <text:p>7.41</text:p>
          </table:table-cell>
          <table:table-cell table:style-name="ce109" table:formula="of:=[.F6]*['GDP deflator etc'.F$3]/1000" office:value-type="float" office:value="7.27985259645246" calcext:value-type="float">
            <text:p>7.28</text:p>
          </table:table-cell>
          <table:table-cell table:style-name="ce109" table:formula="of:=[.G6]*['GDP deflator etc'.G$3]/1000" office:value-type="float" office:value="8.39938129315511" calcext:value-type="float">
            <text:p>8.40</text:p>
          </table:table-cell>
          <table:table-cell table:style-name="ce109" table:formula="of:=[.H6]*['GDP deflator etc'.H$3]/1000" office:value-type="float" office:value="8.77364762002355" calcext:value-type="float">
            <text:p>8.77</text:p>
          </table:table-cell>
          <table:table-cell table:style-name="ce109" table:formula="of:=[.I6]*['GDP deflator etc'.I$3]/1000" office:value-type="float" office:value="9.07818546887832" calcext:value-type="float">
            <text:p>9.08</text:p>
          </table:table-cell>
          <table:table-cell table:style-name="ce109" table:formula="of:=[.J6]*['GDP deflator etc'.J$3]/1000" office:value-type="float" office:value="9.30868187307708" calcext:value-type="float">
            <text:p>9.31</text:p>
          </table:table-cell>
          <table:table-cell table:style-name="ce109" table:formula="of:=[.K6]*['GDP deflator etc'.K$3]/1000" office:value-type="float" office:value="9.73280803491261" calcext:value-type="float">
            <text:p>9.73</text:p>
          </table:table-cell>
          <table:table-cell table:style-name="ce109" table:formula="of:=[.L6]*['GDP deflator etc'.L$3]/1000" office:value-type="float" office:value="9.66897128277213" calcext:value-type="float">
            <text:p>9.67</text:p>
          </table:table-cell>
          <table:table-cell table:style-name="ce109" table:formula="of:=[.M6]*['GDP deflator etc'.M$3]/1000" office:value-type="float" office:value="9.42290725789604" calcext:value-type="float">
            <text:p>9.42</text:p>
          </table:table-cell>
          <table:table-cell table:style-name="ce109" table:formula="of:=[.N6]*['GDP deflator etc'.N$3]/1000" office:value-type="float" office:value="9.32976986757656" calcext:value-type="float">
            <text:p>9.33</text:p>
          </table:table-cell>
          <table:table-cell table:style-name="ce109" table:formula="of:=[.O6]*['GDP deflator etc'.O$3]/1000" office:value-type="float" office:value="9.53932828584759" calcext:value-type="float">
            <text:p>9.54</text:p>
          </table:table-cell>
          <table:table-cell table:style-name="ce109" table:formula="of:=[.P6]*['GDP deflator etc'.P$3]/1000" office:value-type="float" office:value="9.69742110000831" calcext:value-type="float">
            <text:p>9.70</text:p>
          </table:table-cell>
          <table:table-cell table:style-name="ce109" table:formula="of:=[.Q6]*['GDP deflator etc'.Q$3]/1000" office:value-type="float" office:value="9.75443983442057" calcext:value-type="float">
            <text:p>9.75</text:p>
          </table:table-cell>
          <table:table-cell table:style-name="ce109" table:formula="of:=[.R6]*['GDP deflator etc'.R$3]/1000" office:value-type="float" office:value="9.91755332394481" calcext:value-type="float">
            <text:p>9.92</text:p>
          </table:table-cell>
          <table:table-cell table:style-name="ce109" table:formula="of:=[.S6]*['GDP deflator etc'.S$3]/1000" office:value-type="float" office:value="9.82874964245446" calcext:value-type="float">
            <text:p>9.83</text:p>
          </table:table-cell>
          <table:table-cell table:style-name="ce109" table:formula="of:=[.T6]*['GDP deflator etc'.T$3]/1000" office:value-type="float" office:value="10.6353566330674" calcext:value-type="float">
            <text:p>10.64</text:p>
          </table:table-cell>
          <table:table-cell table:style-name="ce109" table:formula="of:=[.U6]*['GDP deflator etc'.U$3]/1000" office:value-type="float" office:value="10.8898287092419" calcext:value-type="float">
            <text:p>10.89</text:p>
          </table:table-cell>
          <table:table-cell table:style-name="ce109" table:formula="of:=[.V6]*['GDP deflator etc'.V$3]/1000" office:value-type="float" office:value="11.1242714597985" calcext:value-type="float">
            <text:p>11.12</text:p>
          </table:table-cell>
          <table:table-cell table:style-name="ce109" table:formula="of:=[.W6]*['GDP deflator etc'.W$3]/1000" office:value-type="float" office:value="11.45986" calcext:value-type="float">
            <text:p>11.46</text:p>
          </table:table-cell>
          <table:table-cell table:number-columns-repeated="1001"/>
        </table:table-row>
        <table:table-row table:style-name="ro1">
          <table:table-cell table:formula="of:=[.A7]" office:value-type="string" office:string-value="Value added tax" calcext:value-type="string">
            <text:p>Value added tax</text:p>
          </table:table-cell>
          <table:table-cell table:style-name="ce109" table:formula="of:=[.B7]*['GDP deflator etc'.B$3]/1000" office:value-type="float" office:value="6.72923285134845" calcext:value-type="float">
            <text:p>6.73</text:p>
          </table:table-cell>
          <table:table-cell table:style-name="ce109" table:formula="of:=[.C7]*['GDP deflator etc'.C$3]/1000" office:value-type="float" office:value="7.07772108255194" calcext:value-type="float">
            <text:p>7.08</text:p>
          </table:table-cell>
          <table:table-cell table:style-name="ce109" table:formula="of:=[.D7]*['GDP deflator etc'.D$3]/1000" office:value-type="float" office:value="7.21775046239829" calcext:value-type="float">
            <text:p>7.22</text:p>
          </table:table-cell>
          <table:table-cell table:style-name="ce109" table:formula="of:=[.E7]*['GDP deflator etc'.E$3]/1000" office:value-type="float" office:value="7.37859140743218" calcext:value-type="float">
            <text:p>7.38</text:p>
          </table:table-cell>
          <table:table-cell table:style-name="ce109" table:formula="of:=[.F7]*['GDP deflator etc'.F$3]/1000" office:value-type="float" office:value="7.18191495948083" calcext:value-type="float">
            <text:p>7.18</text:p>
          </table:table-cell>
          <table:table-cell table:style-name="ce109" table:formula="of:=[.G7]*['GDP deflator etc'.G$3]/1000" office:value-type="float" office:value="7.84160788347171" calcext:value-type="float">
            <text:p>7.84</text:p>
          </table:table-cell>
          <table:table-cell table:style-name="ce109" table:formula="of:=[.H7]*['GDP deflator etc'.H$3]/1000" office:value-type="float" office:value="7.90946243076782" calcext:value-type="float">
            <text:p>7.91</text:p>
          </table:table-cell>
          <table:table-cell table:style-name="ce109" table:formula="of:=[.I7]*['GDP deflator etc'.I$3]/1000" office:value-type="float" office:value="8.0357119641819" calcext:value-type="float">
            <text:p>8.04</text:p>
          </table:table-cell>
          <table:table-cell table:style-name="ce109" table:formula="of:=[.J7]*['GDP deflator etc'.J$3]/1000" office:value-type="float" office:value="8.61637020826449" calcext:value-type="float">
            <text:p>8.62</text:p>
          </table:table-cell>
          <table:table-cell table:style-name="ce109" table:formula="of:=[.K7]*['GDP deflator etc'.K$3]/1000" office:value-type="float" office:value="8.688415677621" calcext:value-type="float">
            <text:p>8.69</text:p>
          </table:table-cell>
          <table:table-cell table:style-name="ce109" table:formula="of:=[.L7]*['GDP deflator etc'.L$3]/1000" office:value-type="float" office:value="7.92601925011457" calcext:value-type="float">
            <text:p>7.93</text:p>
          </table:table-cell>
          <table:table-cell table:style-name="ce109" table:formula="of:=[.M7]*['GDP deflator etc'.M$3]/1000" office:value-type="float" office:value="7.53780410869234" calcext:value-type="float">
            <text:p>7.54</text:p>
          </table:table-cell>
          <table:table-cell table:style-name="ce109" table:formula="of:=[.N7]*['GDP deflator etc'.N$3]/1000" office:value-type="float" office:value="8.73713288776665" calcext:value-type="float">
            <text:p>8.74</text:p>
          </table:table-cell>
          <table:table-cell table:style-name="ce109" table:formula="of:=[.O7]*['GDP deflator etc'.O$3]/1000" office:value-type="float" office:value="9.54113917110208" calcext:value-type="float">
            <text:p>9.54</text:p>
          </table:table-cell>
          <table:table-cell table:style-name="ce109" table:formula="of:=[.P7]*['GDP deflator etc'.P$3]/1000" office:value-type="float" office:value="9.62752116316969" calcext:value-type="float">
            <text:p>9.63</text:p>
          </table:table-cell>
          <table:table-cell table:style-name="ce109" table:formula="of:=[.Q7]*['GDP deflator etc'.Q$3]/1000" office:value-type="float" office:value="10.0200433406382" calcext:value-type="float">
            <text:p>10.02</text:p>
          </table:table-cell>
          <table:table-cell table:style-name="ce109" table:formula="of:=[.R7]*['GDP deflator etc'.R$3]/1000" office:value-type="float" office:value="9.97016114702193" calcext:value-type="float">
            <text:p>9.97</text:p>
          </table:table-cell>
          <table:table-cell table:style-name="ce109" table:formula="of:=[.S7]*['GDP deflator etc'.S$3]/1000" office:value-type="float" office:value="10.4254784682435" calcext:value-type="float">
            <text:p>10.43</text:p>
          </table:table-cell>
          <table:table-cell table:style-name="ce109" table:formula="of:=[.T7]*['GDP deflator etc'.T$3]/1000" office:value-type="float" office:value="10.2151992073253" calcext:value-type="float">
            <text:p>10.22</text:p>
          </table:table-cell>
          <table:table-cell table:style-name="ce109" table:formula="of:=[.U7]*['GDP deflator etc'.U$3]/1000" office:value-type="float" office:value="10.9688996174406" calcext:value-type="float">
            <text:p>10.97</text:p>
          </table:table-cell>
          <table:table-cell table:style-name="ce109" table:formula="of:=[.V7]*['GDP deflator etc'.V$3]/1000" office:value-type="float" office:value="11.3490691873905" calcext:value-type="float">
            <text:p>11.35</text:p>
          </table:table-cell>
          <table:table-cell table:style-name="ce109" table:formula="of:=[.W7]*['GDP deflator etc'.W$3]/1000" office:value-type="float" office:value="11.01488" calcext:value-type="float">
            <text:p>11.01</text:p>
          </table:table-cell>
          <table:table-cell table:number-columns-repeated="1001"/>
        </table:table-row>
        <table:table-row table:style-name="ro1">
          <table:table-cell table:formula="of:=[.A8]" office:value-type="string" office:string-value="Onshore Corporation tax" calcext:value-type="string">
            <text:p>Onshore Corporation tax</text:p>
          </table:table-cell>
          <table:table-cell table:style-name="ce109" table:formula="of:=[.B8]*['GDP deflator etc'.B$3]/1000" office:value-type="float" office:value="3.42145320612457" calcext:value-type="float">
            <text:p>3.42</text:p>
          </table:table-cell>
          <table:table-cell table:style-name="ce109" table:formula="of:=[.C8]*['GDP deflator etc'.C$3]/1000" office:value-type="float" office:value="3.82091166497075" calcext:value-type="float">
            <text:p>3.82</text:p>
          </table:table-cell>
          <table:table-cell table:style-name="ce109" table:formula="of:=[.D8]*['GDP deflator etc'.D$3]/1000" office:value-type="float" office:value="3.64786596204533" calcext:value-type="float">
            <text:p>3.65</text:p>
          </table:table-cell>
          <table:table-cell table:style-name="ce109" table:formula="of:=[.E8]*['GDP deflator etc'.E$3]/1000" office:value-type="float" office:value="3.25780941290034" calcext:value-type="float">
            <text:p>3.26</text:p>
          </table:table-cell>
          <table:table-cell table:style-name="ce109" table:formula="of:=[.F8]*['GDP deflator etc'.F$3]/1000" office:value-type="float" office:value="2.92787474416739" calcext:value-type="float">
            <text:p>2.93</text:p>
          </table:table-cell>
          <table:table-cell table:style-name="ce109" table:formula="of:=[.G8]*['GDP deflator etc'.G$3]/1000" office:value-type="float" office:value="2.93697145718698" calcext:value-type="float">
            <text:p>2.94</text:p>
          </table:table-cell>
          <table:table-cell table:style-name="ce109" table:formula="of:=[.H8]*['GDP deflator etc'.H$3]/1000" office:value-type="float" office:value="3.48510067311143" calcext:value-type="float">
            <text:p>3.49</text:p>
          </table:table-cell>
          <table:table-cell table:style-name="ce109" table:formula="of:=[.I8]*['GDP deflator etc'.I$3]/1000" office:value-type="float" office:value="3.85312899255573" calcext:value-type="float">
            <text:p>3.85</text:p>
          </table:table-cell>
          <table:table-cell table:style-name="ce109" table:formula="of:=[.J8]*['GDP deflator etc'.J$3]/1000" office:value-type="float" office:value="3.65693618609201" calcext:value-type="float">
            <text:p>3.66</text:p>
          </table:table-cell>
          <table:table-cell table:style-name="ce109" table:formula="of:=[.K8]*['GDP deflator etc'.K$3]/1000" office:value-type="float" office:value="3.51753431864792" calcext:value-type="float">
            <text:p>3.52</text:p>
          </table:table-cell>
          <table:table-cell table:style-name="ce109" table:formula="of:=[.L8]*['GDP deflator etc'.L$3]/1000" office:value-type="float" office:value="2.75871656758676" calcext:value-type="float">
            <text:p>2.76</text:p>
          </table:table-cell>
          <table:table-cell table:style-name="ce109" table:formula="of:=[.M8]*['GDP deflator etc'.M$3]/1000" office:value-type="float" office:value="3.0197359279456" calcext:value-type="float">
            <text:p>3.02</text:p>
          </table:table-cell>
          <table:table-cell table:style-name="ce109" table:formula="of:=[.N8]*['GDP deflator etc'.N$3]/1000" office:value-type="float" office:value="2.98446259017181" calcext:value-type="float">
            <text:p>2.98</text:p>
          </table:table-cell>
          <table:table-cell table:style-name="ce109" table:formula="of:=[.O8]*['GDP deflator etc'.O$3]/1000" office:value-type="float" office:value="2.72535923941396" calcext:value-type="float">
            <text:p>2.73</text:p>
          </table:table-cell>
          <table:table-cell table:style-name="ce109" table:formula="of:=[.P8]*['GDP deflator etc'.P$3]/1000" office:value-type="float" office:value="2.90345238049063" calcext:value-type="float">
            <text:p>2.90</text:p>
          </table:table-cell>
          <table:table-cell table:style-name="ce109" table:formula="of:=[.Q8]*['GDP deflator etc'.Q$3]/1000" office:value-type="float" office:value="2.83434587774702" calcext:value-type="float">
            <text:p>2.83</text:p>
          </table:table-cell>
          <table:table-cell table:style-name="ce109" table:formula="of:=[.R8]*['GDP deflator etc'.R$3]/1000" office:value-type="float" office:value="3.38388258282641" calcext:value-type="float">
            <text:p>3.38</text:p>
          </table:table-cell>
          <table:table-cell table:style-name="ce109" table:formula="of:=[.S8]*['GDP deflator etc'.S$3]/1000" office:value-type="float" office:value="2.99760802363508" calcext:value-type="float">
            <text:p>3.00</text:p>
          </table:table-cell>
          <table:table-cell table:style-name="ce109" table:formula="of:=[.T8]*['GDP deflator etc'.T$3]/1000" office:value-type="float" office:value="3.69079152687767" calcext:value-type="float">
            <text:p>3.69</text:p>
          </table:table-cell>
          <table:table-cell table:style-name="ce109" table:formula="of:=[.U8]*['GDP deflator etc'.U$3]/1000" office:value-type="float" office:value="3.4507398033014" calcext:value-type="float">
            <text:p>3.45</text:p>
          </table:table-cell>
          <table:table-cell table:style-name="ce109" table:formula="of:=[.V8]*['GDP deflator etc'.V$3]/1000" office:value-type="float" office:value="3.5527072419498" calcext:value-type="float">
            <text:p>3.55</text:p>
          </table:table-cell>
          <table:table-cell table:style-name="ce109" table:formula="of:=[.W8]*['GDP deflator etc'.W$3]/1000" office:value-type="float" office:value="3.17957" calcext:value-type="float">
            <text:p>3.18</text:p>
          </table:table-cell>
          <table:table-cell table:number-columns-repeated="100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evenue per person CASH</text:p>
          </table:table-cell>
          <table:table-cell table:formula="of:=1000000*[.B35]/[$'GDP deflator etc'.B11]" office:value-type="float" office:value="6215.06962636151" calcext:value-type="float">
            <text:p>6215.06962636151</text:p>
          </table:table-cell>
          <table:table-cell table:formula="of:=1000000*[.C35]/[$'GDP deflator etc'.C11]" office:value-type="float" office:value="6544.26656151419" calcext:value-type="float">
            <text:p>6544.26656151419</text:p>
          </table:table-cell>
          <table:table-cell table:formula="of:=1000000*[.D35]/[$'GDP deflator etc'.D11]" office:value-type="float" office:value="7290.98935392759" calcext:value-type="float">
            <text:p>7290.98935392759</text:p>
          </table:table-cell>
          <table:table-cell table:formula="of:=1000000*[.E35]/[$'GDP deflator etc'.E11]" office:value-type="float" office:value="7417.89028869318" calcext:value-type="float">
            <text:p>7417.89028869318</text:p>
          </table:table-cell>
          <table:table-cell table:formula="of:=1000000*[.F35]/[$'GDP deflator etc'.F11]" office:value-type="float" office:value="7451.49624950651" calcext:value-type="float">
            <text:p>7451.49624950651</text:p>
          </table:table-cell>
          <table:table-cell table:formula="of:=1000000*[.G35]/[$'GDP deflator etc'.G11]" office:value-type="float" office:value="7933.71608957285" calcext:value-type="float">
            <text:p>7933.71608957285</text:p>
          </table:table-cell>
          <table:table-cell table:formula="of:=1000000*[.H35]/[$'GDP deflator etc'.H11]" office:value-type="float" office:value="8610.60913006707" calcext:value-type="float">
            <text:p>8610.60913006707</text:p>
          </table:table-cell>
          <table:table-cell table:formula="of:=1000000*[.I35]/[$'GDP deflator etc'.I11]" office:value-type="float" office:value="9771.18703768933" calcext:value-type="float">
            <text:p>9771.18703768933</text:p>
          </table:table-cell>
          <table:table-cell table:formula="of:=1000000*[.J35]/[$'GDP deflator etc'.J11]" office:value-type="float" office:value="9855.14601313047" calcext:value-type="float">
            <text:p>9855.14601313047</text:p>
          </table:table-cell>
          <table:table-cell table:formula="of:=1000000*[.K35]/[$'GDP deflator etc'.K11]" office:value-type="float" office:value="10644.5319148936" calcext:value-type="float">
            <text:p>10644.5319148936</text:p>
          </table:table-cell>
          <table:table-cell table:formula="of:=1000000*[.L35]/[$'GDP deflator etc'.L11]" office:value-type="float" office:value="10624.365257837" calcext:value-type="float">
            <text:p>10624.365257837</text:p>
          </table:table-cell>
          <table:table-cell table:formula="of:=1000000*[.M35]/[$'GDP deflator etc'.M11]" office:value-type="float" office:value="9929.68328905369" calcext:value-type="float">
            <text:p>9929.68328905369</text:p>
          </table:table-cell>
          <table:table-cell table:formula="of:=1000000*[.N35]/[$'GDP deflator etc'.N11]" office:value-type="float" office:value="10844.2115465015" calcext:value-type="float">
            <text:p>10844.2115465015</text:p>
          </table:table-cell>
          <table:table-cell table:formula="of:=1000000*[.O35]/[$'GDP deflator etc'.O11]" office:value-type="float" office:value="11043.6876167475" calcext:value-type="float">
            <text:p>11043.6876167475</text:p>
          </table:table-cell>
          <table:table-cell table:formula="of:=1000000*[.P35]/[$'GDP deflator etc'.P11]" office:value-type="float" office:value="10624.4165913881" calcext:value-type="float">
            <text:p>10624.4165913881</text:p>
          </table:table-cell>
          <table:table-cell table:formula="of:=1000000*[.Q35]/[$'GDP deflator etc'.Q11]" office:value-type="float" office:value="10799.9005199242" calcext:value-type="float">
            <text:p>10799.9005199242</text:p>
          </table:table-cell>
          <table:table-cell table:formula="of:=1000000*[.R35]/[$'GDP deflator etc'.R11]" office:value-type="float" office:value="10680.3538035754" calcext:value-type="float">
            <text:p>10680.3538035754</text:p>
          </table:table-cell>
          <table:table-cell table:formula="of:=1000000*[.S35]/[$'GDP deflator etc'.S11]" office:value-type="float" office:value="10462.0751907687" calcext:value-type="float">
            <text:p>10462.0751907687</text:p>
          </table:table-cell>
          <table:table-cell table:formula="of:=1000000*[.T35]/[$'GDP deflator etc'.T11]" office:value-type="float" office:value="11014.3782263585" calcext:value-type="float">
            <text:p>11014.3782263585</text:p>
          </table:table-cell>
          <table:table-cell table:formula="of:=1000000*[.U35]/[$'GDP deflator etc'.U11]" office:value-type="float" office:value="11534.548739124" calcext:value-type="float">
            <text:p>11534.548739124</text:p>
          </table:table-cell>
          <table:table-cell table:formula="of:=1000000*[.V35]/[$'GDP deflator etc'.V11]" office:value-type="float" office:value="12034.0523344551" calcext:value-type="float">
            <text:p>12034.0523344551</text:p>
          </table:table-cell>
          <table:table-cell table:formula="of:=1000000*[.W35]/[$'GDP deflator etc'.W11]" office:value-type="float" office:value="12058.3639924588" calcext:value-type="float">
            <text:p>12058.36399245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ff with S.4</text:p>
          </table:table-cell>
          <table:table-cell table:formula="of:=[.B69]-[$'Table S.4'.B6]" office:value-type="float" office:value="-1.56037363849464" calcext:value-type="float">
            <text:p>-1.56037363849464</text:p>
          </table:table-cell>
          <table:table-cell table:formula="of:=[.C69]-[$'Table S.4'.C6]" office:value-type="float" office:value="-2.9334384858048" calcext:value-type="float">
            <text:p>-2.9334384858048</text:p>
          </table:table-cell>
          <table:table-cell table:formula="of:=[.D69]-[$'Table S.4'.D6]" office:value-type="float" office:value="0.469353927590419" calcext:value-type="float">
            <text:p>0.469353927590419</text:p>
          </table:table-cell>
          <table:table-cell table:formula="of:=[.E69]-[$'Table S.4'.E6]" office:value-type="float" office:value="0.660288693179609" calcext:value-type="float">
            <text:p>0.660288693179609</text:p>
          </table:table-cell>
          <table:table-cell table:formula="of:=[.F69]-[$'Table S.4'.F6]" office:value-type="float" office:value="0.91624950651385" calcext:value-type="float">
            <text:p>0.91624950651385</text:p>
          </table:table-cell>
          <table:table-cell table:formula="of:=[.G69]-[$'Table S.4'.G6]" office:value-type="float" office:value="6.17608957285211" calcext:value-type="float">
            <text:p>6.17608957285211</text:p>
          </table:table-cell>
          <table:table-cell table:formula="of:=[.H69]-[$'Table S.4'.H6]" office:value-type="float" office:value="10.9491300670688" calcext:value-type="float">
            <text:p>10.9491300670688</text:p>
          </table:table-cell>
          <table:table-cell table:formula="of:=[.I69]-[$'Table S.4'.I6]" office:value-type="float" office:value="10.9370376893276" calcext:value-type="float">
            <text:p>10.9370376893276</text:p>
          </table:table-cell>
          <table:table-cell table:formula="of:=[.J69]-[$'Table S.4'.J6]" office:value-type="float" office:value="17.6760131304673" calcext:value-type="float">
            <text:p>17.6760131304673</text:p>
          </table:table-cell>
          <table:table-cell table:formula="of:=[.K69]-[$'Table S.4'.K6]" office:value-type="float" office:value="16.911914893617" calcext:value-type="float">
            <text:p>16.911914893617</text:p>
          </table:table-cell>
          <table:table-cell table:formula="of:=[.L69]-[$'Table S.4'.L6]" office:value-type="float" office:value="14.7852578369748" calcext:value-type="float">
            <text:p>14.7852578369748</text:p>
          </table:table-cell>
          <table:table-cell table:formula="of:=[.M69]-[$'Table S.4'.M6]" office:value-type="float" office:value="14.3532890536899" calcext:value-type="float">
            <text:p>14.3532890536899</text:p>
          </table:table-cell>
          <table:table-cell table:formula="of:=[.N69]-[$'Table S.4'.N6]" office:value-type="float" office:value="19.3915465014634" calcext:value-type="float">
            <text:p>19.3915465014634</text:p>
          </table:table-cell>
          <table:table-cell table:formula="of:=[.O69]-[$'Table S.4'.O6]" office:value-type="float" office:value="7.12761674748617" calcext:value-type="float">
            <text:p>7.12761674748617</text:p>
          </table:table-cell>
          <table:table-cell table:formula="of:=[.P69]-[$'Table S.4'.P6]" office:value-type="float" office:value="7.0465913881344" calcext:value-type="float">
            <text:p>7.0465913881344</text:p>
          </table:table-cell>
          <table:table-cell table:formula="of:=[.Q69]-[$'Table S.4'.Q6]" office:value-type="float" office:value="10.0805199241695" calcext:value-type="float">
            <text:p>10.0805199241695</text:p>
          </table:table-cell>
          <table:table-cell table:formula="of:=[.R69]-[$'Table S.4'.R6]" office:value-type="float" office:value="12.6638035754349" calcext:value-type="float">
            <text:p>12.6638035754349</text:p>
          </table:table-cell>
          <table:table-cell table:formula="of:=[.S69]-[$'Table S.4'.S6]" office:value-type="float" office:value="15.4051907686589" calcext:value-type="float">
            <text:p>15.4051907686589</text:p>
          </table:table-cell>
          <table:table-cell table:formula="of:=[.T69]-[$'Table S.4'.T6]" office:value-type="float" office:value="10.2282263585403" calcext:value-type="float">
            <text:p>10.2282263585403</text:p>
          </table:table-cell>
          <table:table-cell table:formula="of:=[.U69]-[$'Table S.4'.U6]" office:value-type="float" office:value="7.06873912402261" calcext:value-type="float">
            <text:p>7.06873912402261</text:p>
          </table:table-cell>
          <table:table-cell table:formula="of:=[.V69]-[$'Table S.4'.V6]" office:value-type="float" office:value="13.9223344550501" calcext:value-type="float">
            <text:p>13.9223344550501</text:p>
          </table:table-cell>
          <table:table-cell table:formula="of:=[.W69]-[$'Table S.4'.W6]" office:value-type="float" office:value="0.00399245877088106" calcext:value-type="float">
            <text:p>0.003992458770881</text:p>
          </table:table-cell>
          <table:table-cell table:number-columns-repeated="100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gers_revenue_time" table:style-name="ta1">
        <table:table-column table:style-name="co37" table:default-cell-style-name="Default"/>
        <table:table-column table:style-name="co13" table:number-columns-repeated="3" table:default-cell-style-name="ce232"/>
        <table:table-row table:style-name="ro1">
          <table:table-cell/>
          <table:table-cell table:style-name="Default" office:value-type="string" calcext:value-type="string">
            <text:p>Onshore revenue</text:p>
          </table:table-cell>
          <table:table-cell table:style-name="Default" office:value-type="string" calcext:value-type="string">
            <text:p>North sea revenue</text:p>
          </table:table-cell>
          <table:table-cell table:style-name="Default" office:value-type="string" calcext:value-type="string">
            <text:p>Total managed expenditur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3" table:number-matrix-rows-spanned="22" table:formula="of:=TRANSPOSE([$'Table 1.4'.B41:$'Table 1.4'.W43])" office:value-type="float" office:value="44.8603276370288" calcext:value-type="float">
            <text:p>44.86</text:p>
          </table:table-cell>
          <table:table-cell office:value-type="float" office:value="2.26773601273394" calcext:value-type="float">
            <text:p>2.27</text:p>
          </table:table-cell>
          <table:table-cell office:value-type="float" office:value="50.6579480807118" calcext:value-type="float">
            <text:p>50.66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46.3385026014466" calcext:value-type="float">
            <text:p>46.34</text:p>
          </table:table-cell>
          <table:table-cell office:value-type="float" office:value="3.04037112550413" calcext:value-type="float">
            <text:p>3.04</text:p>
          </table:table-cell>
          <table:table-cell office:value-type="float" office:value="52.273157559294" calcext:value-type="float">
            <text:p>52.27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48.2132790401636" calcext:value-type="float">
            <text:p>48.21</text:p>
          </table:table-cell>
          <table:table-cell office:value-type="float" office:value="5.65222592343766" calcext:value-type="float">
            <text:p>5.65</text:p>
          </table:table-cell>
          <table:table-cell office:value-type="float" office:value="54.2158086629627" calcext:value-type="float">
            <text:p>54.22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48.4472426833633" calcext:value-type="float">
            <text:p>48.45</text:p>
          </table:table-cell>
          <table:table-cell office:value-type="float" office:value="5.69490417070642" calcext:value-type="float">
            <text:p>5.69</text:p>
          </table:table-cell>
          <table:table-cell office:value-type="float" office:value="57.7596963237126" calcext:value-type="float">
            <text:p>57.7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47.5356723800051" calcext:value-type="float">
            <text:p>47.54</text:p>
          </table:table-cell>
          <table:table-cell office:value-type="float" office:value="5.63670329352021" calcext:value-type="float">
            <text:p>5.64</text:p>
          </table:table-cell>
          <table:table-cell office:value-type="float" office:value="60.6955863246245" calcext:value-type="float">
            <text:p>60.70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50.8354644161504" calcext:value-type="float">
            <text:p>50.84</text:p>
          </table:table-cell>
          <table:table-cell office:value-type="float" office:value="4.68924572402823" calcext:value-type="float">
            <text:p>4.69</text:p>
          </table:table-cell>
          <table:table-cell office:value-type="float" office:value="65.1978639118554" calcext:value-type="float">
            <text:p>65.20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2.6188164323382" calcext:value-type="float">
            <text:p>52.62</text:p>
          </table:table-cell>
          <table:table-cell office:value-type="float" office:value="6.16747606981613" calcext:value-type="float">
            <text:p>6.17</text:p>
          </table:table-cell>
          <table:table-cell office:value-type="float" office:value="67.5967193883552" calcext:value-type="float">
            <text:p>67.60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5.211233036526" calcext:value-type="float">
            <text:p>55.21</text:p>
          </table:table-cell>
          <table:table-cell office:value-type="float" office:value="10.2426852772857" calcext:value-type="float">
            <text:p>10.24</text:p>
          </table:table-cell>
          <table:table-cell office:value-type="float" office:value="70.2200358150323" calcext:value-type="float">
            <text:p>70.2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6.6416074685043" calcext:value-type="float">
            <text:p>56.64</text:p>
          </table:table-cell>
          <table:table-cell office:value-type="float" office:value="7.83952396744872" calcext:value-type="float">
            <text:p>7.84</text:p>
          </table:table-cell>
          <table:table-cell office:value-type="float" office:value="71.8900287273324" calcext:value-type="float">
            <text:p>71.89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8.897508413043" calcext:value-type="float">
            <text:p>58.90</text:p>
          </table:table-cell>
          <table:table-cell office:value-type="float" office:value="9.4318382823031" calcext:value-type="float">
            <text:p>9.43</text:p>
          </table:table-cell>
          <table:table-cell office:value-type="float" office:value="74.8749669973339" calcext:value-type="float">
            <text:p>74.8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6.2075424782569" calcext:value-type="float">
            <text:p>56.21</text:p>
          </table:table-cell>
          <table:table-cell office:value-type="float" office:value="10.7184909164937" calcext:value-type="float">
            <text:p>10.72</text:p>
          </table:table-cell>
          <table:table-cell office:value-type="float" office:value="77.1297106255376" calcext:value-type="float">
            <text:p>77.13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4.9754951527394" calcext:value-type="float">
            <text:p>54.98</text:p>
          </table:table-cell>
          <table:table-cell office:value-type="float" office:value="6.90297671165911" calcext:value-type="float">
            <text:p>6.90</text:p>
          </table:table-cell>
          <table:table-cell office:value-type="float" office:value="78.948334761371" calcext:value-type="float">
            <text:p>78.9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7.6489589447521" calcext:value-type="float">
            <text:p>57.65</text:p>
          </table:table-cell>
          <table:table-cell office:value-type="float" office:value="9.17541585179102" calcext:value-type="float">
            <text:p>9.18</text:p>
          </table:table-cell>
          <table:table-cell office:value-type="float" office:value="80.5706064061263" calcext:value-type="float">
            <text:p>80.5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8.4179933456298" calcext:value-type="float">
            <text:p>58.42</text:p>
          </table:table-cell>
          <table:table-cell office:value-type="float" office:value="9.09278935755113" calcext:value-type="float">
            <text:p>9.09</text:p>
          </table:table-cell>
          <table:table-cell office:value-type="float" office:value="79.8364174748422" calcext:value-type="float">
            <text:p>79.84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58.6397407562216" calcext:value-type="float">
            <text:p>58.64</text:p>
          </table:table-cell>
          <table:table-cell office:value-type="float" office:value="5.16177976590308" calcext:value-type="float">
            <text:p>5.16</text:p>
          </table:table-cell>
          <table:table-cell office:value-type="float" office:value="80.0630938152783" calcext:value-type="float">
            <text:p>80.06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59.7400994336149" calcext:value-type="float">
            <text:p>59.74</text:p>
          </table:table-cell>
          <table:table-cell office:value-type="float" office:value="4.05644354680658" calcext:value-type="float">
            <text:p>4.06</text:p>
          </table:table-cell>
          <table:table-cell office:value-type="float" office:value="78.2912320405867" calcext:value-type="float">
            <text:p>78.2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61.3451503440421" calcext:value-type="float">
            <text:p>61.35</text:p>
          </table:table-cell>
          <table:table-cell office:value-type="float" office:value="1.10874458967056" calcext:value-type="float">
            <text:p>1.11</text:p>
          </table:table-cell>
          <table:table-cell office:value-type="float" office:value="78.213519126367" calcext:value-type="float">
            <text:p>78.2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61.2875012685377" calcext:value-type="float">
            <text:p>61.29</text:p>
          </table:table-cell>
          <table:table-cell office:value-type="float" office:value="-0.344283726526731" calcext:value-type="float">
            <text:p>-0.34</text:p>
          </table:table-cell>
          <table:table-cell office:value-type="float" office:value="78.7128156113241" calcext:value-type="float">
            <text:p>78.71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2.8797592960337" calcext:value-type="float">
            <text:p>62.88</text:p>
          </table:table-cell>
          <table:table-cell office:value-type="float" office:value="0.166529425347066" calcext:value-type="float">
            <text:p>0.17</text:p>
          </table:table-cell>
          <table:table-cell office:value-type="float" office:value="79.4323224175223" calcext:value-type="float">
            <text:p>79.43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63.9562256044681" calcext:value-type="float">
            <text:p>63.96</text:p>
          </table:table-cell>
          <table:table-cell office:value-type="float" office:value="1.18760443857066" calcext:value-type="float">
            <text:p>1.19</text:p>
          </table:table-cell>
          <table:table-cell office:value-type="float" office:value="79.9799061099882" calcext:value-type="float">
            <text:p>79.9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65.3163135741229" calcext:value-type="float">
            <text:p>65.32</text:p>
          </table:table-cell>
          <table:table-cell office:value-type="float" office:value="1.39251657238851" calcext:value-type="float">
            <text:p>1.39</text:p>
          </table:table-cell>
          <table:table-cell office:value-type="float" office:value="80.1187337503077" calcext:value-type="float">
            <text:p>80.12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65.15464" calcext:value-type="float">
            <text:p>65.15</text:p>
          </table:table-cell>
          <table:table-cell office:value-type="float" office:value="0.72383" calcext:value-type="float">
            <text:p>0.72</text:p>
          </table:table-cell>
          <table:table-cell office:value-type="float" office:value="81.01472" calcext:value-type="float">
            <text:p>81.0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LINECOLOUR</text:p>
          </table:table-cell>
          <table:table-cell table:style-name="ce277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Table S.4" table:style-name="ta1">
        <table:table-column table:style-name="co38" table:default-cell-style-name="Default"/>
        <table:table-column table:style-name="co17" table:number-columns-repeated="21" table:default-cell-style-name="ce291"/>
        <table:table-column table:style-name="co17" table:number-columns-repeated="1002" table:default-cell-style-name="Default"/>
        <table:table-row table:style-name="ro19">
          <table:table-cell table:style-name="ce112" office:value-type="string" calcext:value-type="string" table:number-columns-spanned="23" table:number-rows-spanned="1">
            <text:p>Table S.4: Revenu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5">
          <table:table-cell table:style-name="ce113"/>
          <table:table-cell table:style-name="ce284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292"/>
          <table:covered-table-cell table:style-name="ce294"/>
          <table:table-cell table:style-name="ce134" table:number-columns-repeated="1001"/>
        </table:table-row>
        <table:table-row table:style-name="ro1">
          <table:table-cell table:style-name="ce114"/>
          <table:table-cell table:style-name="ce285" office:value-type="string" calcext:value-type="string">
            <text:p>1998-99</text:p>
          </table:table-cell>
          <table:table-cell table:style-name="ce285" office:value-type="string" calcext:value-type="string">
            <text:p>1999-00</text:p>
          </table:table-cell>
          <table:table-cell table:style-name="ce285" office:value-type="string" calcext:value-type="string">
            <text:p>2000-01</text:p>
          </table:table-cell>
          <table:table-cell table:style-name="ce285" office:value-type="string" calcext:value-type="string">
            <text:p>2001-02</text:p>
          </table:table-cell>
          <table:table-cell table:style-name="ce285" office:value-type="string" calcext:value-type="string">
            <text:p>2002-03</text:p>
          </table:table-cell>
          <table:table-cell table:style-name="ce285" office:value-type="string" calcext:value-type="string">
            <text:p>2003-04</text:p>
          </table:table-cell>
          <table:table-cell table:style-name="ce285" office:value-type="string" calcext:value-type="string">
            <text:p>2004-05</text:p>
          </table:table-cell>
          <table:table-cell table:style-name="ce285" office:value-type="string" calcext:value-type="string">
            <text:p>2005-06</text:p>
          </table:table-cell>
          <table:table-cell table:style-name="ce285" office:value-type="string" calcext:value-type="string">
            <text:p>2006-07</text:p>
          </table:table-cell>
          <table:table-cell table:style-name="ce285" office:value-type="string" calcext:value-type="string">
            <text:p>2007-08</text:p>
          </table:table-cell>
          <table:table-cell table:style-name="ce285" office:value-type="string" calcext:value-type="string">
            <text:p>2008-09</text:p>
          </table:table-cell>
          <table:table-cell table:style-name="ce285" office:value-type="string" calcext:value-type="string">
            <text:p>2009-10</text:p>
          </table:table-cell>
          <table:table-cell table:style-name="ce285" office:value-type="string" calcext:value-type="string">
            <text:p>2010-11</text:p>
          </table:table-cell>
          <table:table-cell table:style-name="ce285" office:value-type="string" calcext:value-type="string">
            <text:p>2011-12</text:p>
          </table:table-cell>
          <table:table-cell table:style-name="ce285" office:value-type="string" calcext:value-type="string">
            <text:p>2012-13</text:p>
          </table:table-cell>
          <table:table-cell table:style-name="ce285" office:value-type="string" calcext:value-type="string">
            <text:p>2013-14</text:p>
          </table:table-cell>
          <table:table-cell table:style-name="ce285" office:value-type="string" calcext:value-type="string">
            <text:p>2014-15</text:p>
          </table:table-cell>
          <table:table-cell table:style-name="ce285" office:value-type="string" calcext:value-type="string">
            <text:p>2015-16</text:p>
          </table:table-cell>
          <table:table-cell table:style-name="ce285" office:value-type="string" calcext:value-type="string">
            <text:p>2016-17</text:p>
          </table:table-cell>
          <table:table-cell table:style-name="ce285" office:value-type="string" calcext:value-type="string">
            <text:p>2017-18</text:p>
          </table:table-cell>
          <table:table-cell table:style-name="ce285" office:value-type="string" calcext:value-type="string">
            <text:p>2018-19</text:p>
          </table:table-cell>
          <table:table-cell table:style-name="ce295" office:value-type="string" calcext:value-type="string">
            <text:p>2019-20</text:p>
          </table:table-cell>
          <table:table-cell table:number-columns-repeated="1001"/>
        </table:table-row>
        <table:table-row table:style-name="ro1">
          <table:table-cell table:style-name="ce278" office:value-type="string" calcext:value-type="string">
            <text:p>Scotland</text:p>
          </table:table-cell>
          <table:table-cell table:style-name="ce286" table:number-columns-repeated="21"/>
          <table:table-cell table:style-name="ce296"/>
          <table:table-cell table:number-columns-repeated="1001"/>
        </table:table-row>
        <table:table-row table:style-name="ro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5917.5" calcext:value-type="float">
            <text:p>5,918</text:p>
          </table:table-cell>
          <table:table-cell table:style-name="ce122" office:value-type="float" office:value="6144.08" calcext:value-type="float">
            <text:p>6,144</text:p>
          </table:table-cell>
          <table:table-cell table:style-name="ce122" office:value-type="float" office:value="6525.51" calcext:value-type="float">
            <text:p>6,526</text:p>
          </table:table-cell>
          <table:table-cell table:style-name="ce122" office:value-type="float" office:value="6637.05" calcext:value-type="float">
            <text:p>6,637</text:p>
          </table:table-cell>
          <table:table-cell table:style-name="ce122" office:value-type="float" office:value="6660.76" calcext:value-type="float">
            <text:p>6,661</text:p>
          </table:table-cell>
          <table:table-cell table:style-name="ce122" office:value-type="float" office:value="7258.03" calcext:value-type="float">
            <text:p>7,258</text:p>
          </table:table-cell>
          <table:table-cell table:style-name="ce122" office:value-type="float" office:value="7697.44" calcext:value-type="float">
            <text:p>7,697</text:p>
          </table:table-cell>
          <table:table-cell table:style-name="ce122" office:value-type="float" office:value="8232.9" calcext:value-type="float">
            <text:p>8,233</text:p>
          </table:table-cell>
          <table:table-cell table:style-name="ce122" office:value-type="float" office:value="8641.44" calcext:value-type="float">
            <text:p>8,641</text:p>
          </table:table-cell>
          <table:table-cell table:style-name="ce122" office:value-type="float" office:value="9160.64" calcext:value-type="float">
            <text:p>9,161</text:p>
          </table:table-cell>
          <table:table-cell table:style-name="ce122" office:value-type="float" office:value="8910.41" calcext:value-type="float">
            <text:p>8,910</text:p>
          </table:table-cell>
          <table:table-cell table:style-name="ce122" office:value-type="float" office:value="8809.2" calcext:value-type="float">
            <text:p>8,809</text:p>
          </table:table-cell>
          <table:table-cell table:style-name="ce122" office:value-type="float" office:value="9338.51" calcext:value-type="float">
            <text:p>9,339</text:p>
          </table:table-cell>
          <table:table-cell table:style-name="ce122" office:value-type="float" office:value="9550.08" calcext:value-type="float">
            <text:p>9,550</text:p>
          </table:table-cell>
          <table:table-cell table:style-name="ce122" office:value-type="float" office:value="9758.39" calcext:value-type="float">
            <text:p>9,758</text:p>
          </table:table-cell>
          <table:table-cell table:style-name="ce122" office:value-type="float" office:value="10103.76" calcext:value-type="float">
            <text:p>10,104</text:p>
          </table:table-cell>
          <table:table-cell table:style-name="ce122" office:value-type="float" office:value="10478.3" calcext:value-type="float">
            <text:p>10,478</text:p>
          </table:table-cell>
          <table:table-cell table:style-name="ce122" office:value-type="float" office:value="10505.68" calcext:value-type="float">
            <text:p>10,506</text:p>
          </table:table-cell>
          <table:table-cell table:style-name="ce122" office:value-type="float" office:value="10975.08" calcext:value-type="float">
            <text:p>10,975</text:p>
          </table:table-cell>
          <table:table-cell table:style-name="ce122" office:value-type="float" office:value="11317.33" calcext:value-type="float">
            <text:p>11,317</text:p>
          </table:table-cell>
          <table:table-cell table:style-name="ce122" office:value-type="float" office:value="11769.21" calcext:value-type="float">
            <text:p>11,769</text:p>
          </table:table-cell>
          <table:table-cell table:style-name="ce131" office:value-type="float" office:value="11925.88" calcext:value-type="float">
            <text:p>11,926</text:p>
          </table:table-cell>
          <table:table-cell table:style-name="ce125"/>
          <table:table-cell table:number-columns-repeated="1000"/>
        </table:table-row>
        <table:table-row table:style-name="ro1">
          <table:table-cell table:style-name="ce279" office:value-type="string" calcext:value-type="string">
            <text:p>Including North Sea revenue (geographical share)</text:p>
          </table:table-cell>
          <table:table-cell table:style-name="ce122" office:value-type="float" office:value="6216.63" calcext:value-type="float">
            <text:p>6,217</text:p>
          </table:table-cell>
          <table:table-cell table:style-name="ce122" office:value-type="float" office:value="6547.2" calcext:value-type="float">
            <text:p>6,547</text:p>
          </table:table-cell>
          <table:table-cell table:style-name="ce122" office:value-type="float" office:value="7290.52" calcext:value-type="float">
            <text:p>7,291</text:p>
          </table:table-cell>
          <table:table-cell table:style-name="ce122" office:value-type="float" office:value="7417.23" calcext:value-type="float">
            <text:p>7,417</text:p>
          </table:table-cell>
          <table:table-cell table:style-name="ce122" office:value-type="float" office:value="7450.58" calcext:value-type="float">
            <text:p>7,451</text:p>
          </table:table-cell>
          <table:table-cell table:style-name="ce122" office:value-type="float" office:value="7927.54" calcext:value-type="float">
            <text:p>7,928</text:p>
          </table:table-cell>
          <table:table-cell table:style-name="ce122" office:value-type="float" office:value="8599.66" calcext:value-type="float">
            <text:p>8,600</text:p>
          </table:table-cell>
          <table:table-cell table:style-name="ce122" office:value-type="float" office:value="9760.25" calcext:value-type="float">
            <text:p>9,760</text:p>
          </table:table-cell>
          <table:table-cell table:style-name="ce122" office:value-type="float" office:value="9837.47" calcext:value-type="float">
            <text:p>9,837</text:p>
          </table:table-cell>
          <table:table-cell table:style-name="ce122" office:value-type="float" office:value="10627.62" calcext:value-type="float">
            <text:p>10,628</text:p>
          </table:table-cell>
          <table:table-cell table:style-name="ce122" office:value-type="float" office:value="10609.58" calcext:value-type="float">
            <text:p>10,610</text:p>
          </table:table-cell>
          <table:table-cell table:style-name="ce122" office:value-type="float" office:value="9915.33" calcext:value-type="float">
            <text:p>9,915</text:p>
          </table:table-cell>
          <table:table-cell table:style-name="ce122" office:value-type="float" office:value="10824.82" calcext:value-type="float">
            <text:p>10,825</text:p>
          </table:table-cell>
          <table:table-cell table:style-name="ce288" office:value-type="float" office:value="11036.56" calcext:value-type="float">
            <text:p>11,037</text:p>
          </table:table-cell>
          <table:table-cell table:style-name="ce288" office:value-type="float" office:value="10617.37" calcext:value-type="float">
            <text:p>10,617</text:p>
          </table:table-cell>
          <table:table-cell table:style-name="ce288" office:value-type="float" office:value="10789.82" calcext:value-type="float">
            <text:p>10,790</text:p>
          </table:table-cell>
          <table:table-cell table:style-name="ce288" office:value-type="float" office:value="10667.69" calcext:value-type="float">
            <text:p>10,668</text:p>
          </table:table-cell>
          <table:table-cell table:style-name="ce288" office:value-type="float" office:value="10446.67" calcext:value-type="float">
            <text:p>10,447</text:p>
          </table:table-cell>
          <table:table-cell table:style-name="ce288" office:value-type="float" office:value="11004.15" calcext:value-type="float">
            <text:p>11,004</text:p>
          </table:table-cell>
          <table:table-cell table:style-name="ce288" office:value-type="float" office:value="11527.48" calcext:value-type="float">
            <text:p>11,527</text:p>
          </table:table-cell>
          <table:table-cell table:style-name="ce288" office:value-type="float" office:value="12020.13" calcext:value-type="float">
            <text:p>12,020</text:p>
          </table:table-cell>
          <table:table-cell table:style-name="ce297" office:value-type="float" office:value="12058.36" calcext:value-type="float">
            <text:p>12,058</text:p>
          </table:table-cell>
          <table:table-cell table:number-columns-repeated="1001"/>
        </table:table-row>
        <table:table-row table:style-name="ro1">
          <table:table-cell table:style-name="ce280" office:value-type="string" calcext:value-type="string">
            <text:p>UK</text:p>
          </table:table-cell>
          <table:table-cell table:style-name="ce287" table:number-columns-repeated="21"/>
          <table:table-cell table:style-name="ce298"/>
          <table:table-cell table:number-columns-repeated="1001"/>
        </table:table-row>
        <table:table-row table:style-name="ro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6038.38" calcext:value-type="float">
            <text:p>6,038</text:p>
          </table:table-cell>
          <table:table-cell table:style-name="ce122" office:value-type="float" office:value="6414.63" calcext:value-type="float">
            <text:p>6,415</text:p>
          </table:table-cell>
          <table:table-cell table:style-name="ce122" office:value-type="float" office:value="6810.36" calcext:value-type="float">
            <text:p>6,810</text:p>
          </table:table-cell>
          <table:table-cell table:style-name="ce122" office:value-type="float" office:value="6864.01" calcext:value-type="float">
            <text:p>6,864</text:p>
          </table:table-cell>
          <table:table-cell table:style-name="ce122" office:value-type="float" office:value="6926.81" calcext:value-type="float">
            <text:p>6,927</text:p>
          </table:table-cell>
          <table:table-cell table:style-name="ce122" office:value-type="float" office:value="7487.95" calcext:value-type="float">
            <text:p>7,488</text:p>
          </table:table-cell>
          <table:table-cell table:style-name="ce122" office:value-type="float" office:value="7955.27" calcext:value-type="float">
            <text:p>7,955</text:p>
          </table:table-cell>
          <table:table-cell table:style-name="ce122" office:value-type="float" office:value="8442.27" calcext:value-type="float">
            <text:p>8,442</text:p>
          </table:table-cell>
          <table:table-cell table:style-name="ce122" office:value-type="float" office:value="8918.62" calcext:value-type="float">
            <text:p>8,919</text:p>
          </table:table-cell>
          <table:table-cell table:style-name="ce122" office:value-type="float" office:value="9330.07" calcext:value-type="float">
            <text:p>9,330</text:p>
          </table:table-cell>
          <table:table-cell table:style-name="ce122" office:value-type="float" office:value="8993.66" calcext:value-type="float">
            <text:p>8,994</text:p>
          </table:table-cell>
          <table:table-cell table:style-name="ce122" office:value-type="float" office:value="8913.29" calcext:value-type="float">
            <text:p>8,913</text:p>
          </table:table-cell>
          <table:table-cell table:style-name="ce122" office:value-type="float" office:value="9430.66" calcext:value-type="float">
            <text:p>9,431</text:p>
          </table:table-cell>
          <table:table-cell table:style-name="ce122" office:value-type="float" office:value="9676.04" calcext:value-type="float">
            <text:p>9,676</text:p>
          </table:table-cell>
          <table:table-cell table:style-name="ce122" office:value-type="float" office:value="9854.92" calcext:value-type="float">
            <text:p>9,855</text:p>
          </table:table-cell>
          <table:table-cell table:style-name="ce122" office:value-type="float" office:value="10226.51" calcext:value-type="float">
            <text:p>10,227</text:p>
          </table:table-cell>
          <table:table-cell table:style-name="ce122" office:value-type="float" office:value="10605.76" calcext:value-type="float">
            <text:p>10,606</text:p>
          </table:table-cell>
          <table:table-cell table:style-name="ce122" office:value-type="float" office:value="10919.12" calcext:value-type="float">
            <text:p>10,919</text:p>
          </table:table-cell>
          <table:table-cell table:style-name="ce122" office:value-type="float" office:value="11507.7" calcext:value-type="float">
            <text:p>11,508</text:p>
          </table:table-cell>
          <table:table-cell table:style-name="ce122" office:value-type="float" office:value="11752.02" calcext:value-type="float">
            <text:p>11,752</text:p>
          </table:table-cell>
          <table:table-cell table:style-name="ce122" office:value-type="float" office:value="12173.6" calcext:value-type="float">
            <text:p>12,174</text:p>
          </table:table-cell>
          <table:table-cell table:style-name="ce131" office:value-type="float" office:value="12356.82" calcext:value-type="float">
            <text:p>12,357</text:p>
          </table:table-cell>
          <table:table-cell table:number-columns-repeated="1001"/>
        </table:table-row>
        <table:table-row table:style-name="ro1">
          <table:table-cell table:style-name="ce281" office:value-type="string" calcext:value-type="string">
            <text:p>Including North Sea revenue</text:p>
          </table:table-cell>
          <table:table-cell table:style-name="ce288" office:value-type="float" office:value="6070.13" calcext:value-type="float">
            <text:p>6,070</text:p>
          </table:table-cell>
          <table:table-cell table:style-name="ce288" office:value-type="float" office:value="6456.78" calcext:value-type="float">
            <text:p>6,457</text:p>
          </table:table-cell>
          <table:table-cell table:style-name="ce288" office:value-type="float" office:value="6891.22" calcext:value-type="float">
            <text:p>6,891</text:p>
          </table:table-cell>
          <table:table-cell table:style-name="ce288" office:value-type="float" office:value="6954.71" calcext:value-type="float">
            <text:p>6,955</text:p>
          </table:table-cell>
          <table:table-cell table:style-name="ce288" office:value-type="float" office:value="7013.74" calcext:value-type="float">
            <text:p>7,014</text:p>
          </table:table-cell>
          <table:table-cell table:style-name="ce288" office:value-type="float" office:value="7560.55" calcext:value-type="float">
            <text:p>7,561</text:p>
          </table:table-cell>
          <table:table-cell table:style-name="ce288" office:value-type="float" office:value="8056.74" calcext:value-type="float">
            <text:p>8,057</text:p>
          </table:table-cell>
          <table:table-cell table:style-name="ce288" office:value-type="float" office:value="8609.15" calcext:value-type="float">
            <text:p>8,609</text:p>
          </table:table-cell>
          <table:table-cell table:style-name="ce288" office:value-type="float" office:value="9047.99" calcext:value-type="float">
            <text:p>9,048</text:p>
          </table:table-cell>
          <table:table-cell table:style-name="ce288" office:value-type="float" office:value="9478.56" calcext:value-type="float">
            <text:p>9,479</text:p>
          </table:table-cell>
          <table:table-cell table:style-name="ce288" office:value-type="float" office:value="9165.15" calcext:value-type="float">
            <text:p>9,165</text:p>
          </table:table-cell>
          <table:table-cell table:style-name="ce288" office:value-type="float" office:value="9018.93" calcext:value-type="float">
            <text:p>9,019</text:p>
          </table:table-cell>
          <table:table-cell table:style-name="ce288" office:value-type="float" office:value="9575.92" calcext:value-type="float">
            <text:p>9,576</text:p>
          </table:table-cell>
          <table:table-cell table:style-name="ce288" office:value-type="float" office:value="9827.78" calcext:value-type="float">
            <text:p>9,828</text:p>
          </table:table-cell>
          <table:table-cell table:style-name="ce288" office:value-type="float" office:value="9949.27" calcext:value-type="float">
            <text:p>9,949</text:p>
          </table:table-cell>
          <table:table-cell table:style-name="ce288" office:value-type="float" office:value="10296.55" calcext:value-type="float">
            <text:p>10,297</text:p>
          </table:table-cell>
          <table:table-cell table:style-name="ce288" office:value-type="float" office:value="10631.89" calcext:value-type="float">
            <text:p>10,632</text:p>
          </table:table-cell>
          <table:table-cell table:style-name="ce288" office:value-type="float" office:value="10917.82" calcext:value-type="float">
            <text:p>10,918</text:p>
          </table:table-cell>
          <table:table-cell table:style-name="ce288" office:value-type="float" office:value="11508.25" calcext:value-type="float">
            <text:p>11,508</text:p>
          </table:table-cell>
          <table:table-cell table:style-name="ce288" office:value-type="float" office:value="11771.63" calcext:value-type="float">
            <text:p>11,772</text:p>
          </table:table-cell>
          <table:table-cell table:style-name="ce288" office:value-type="float" office:value="12191.56" calcext:value-type="float">
            <text:p>12,192</text:p>
          </table:table-cell>
          <table:table-cell table:style-name="ce297" office:value-type="float" office:value="12366.55" calcext:value-type="float">
            <text:p>12,367</text:p>
          </table:table-cell>
          <table:table-cell table:number-columns-repeated="1001"/>
        </table:table-row>
        <table:table-row table:style-name="ro1">
          <table:table-cell table:style-name="ce282" office:value-type="string" calcext:value-type="string">
            <text:p>Difference (Scotland minus UK)</text:p>
          </table:table-cell>
          <table:table-cell table:style-name="ce289" table:number-columns-repeated="13"/>
          <table:table-cell table:style-name="ce287" table:number-columns-repeated="8"/>
          <table:table-cell table:style-name="ce298"/>
          <table:table-cell table:number-columns-repeated="1001"/>
        </table:table-row>
        <table:table-row table:style-name="ro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-120.88" calcext:value-type="float">
            <text:p>-121</text:p>
          </table:table-cell>
          <table:table-cell table:style-name="ce293" office:value-type="float" office:value="-270.55" calcext:value-type="float">
            <text:p>-271</text:p>
          </table:table-cell>
          <table:table-cell table:style-name="ce293" office:value-type="float" office:value="-284.85" calcext:value-type="float">
            <text:p>-285</text:p>
          </table:table-cell>
          <table:table-cell table:style-name="ce293" office:value-type="float" office:value="-226.96" calcext:value-type="float">
            <text:p>-227</text:p>
          </table:table-cell>
          <table:table-cell table:style-name="ce293" office:value-type="float" office:value="-266.05" calcext:value-type="float">
            <text:p>-266</text:p>
          </table:table-cell>
          <table:table-cell table:style-name="ce293" office:value-type="float" office:value="-229.92" calcext:value-type="float">
            <text:p>-230</text:p>
          </table:table-cell>
          <table:table-cell table:style-name="ce293" office:value-type="float" office:value="-257.83" calcext:value-type="float">
            <text:p>-258</text:p>
          </table:table-cell>
          <table:table-cell table:style-name="ce293" office:value-type="float" office:value="-209.37" calcext:value-type="float">
            <text:p>-209</text:p>
          </table:table-cell>
          <table:table-cell table:style-name="ce293" office:value-type="float" office:value="-277.18" calcext:value-type="float">
            <text:p>-277</text:p>
          </table:table-cell>
          <table:table-cell table:style-name="ce293" office:value-type="float" office:value="-169.44" calcext:value-type="float">
            <text:p>-169</text:p>
          </table:table-cell>
          <table:table-cell table:style-name="ce293" office:value-type="float" office:value="-83.25" calcext:value-type="float">
            <text:p>-83</text:p>
          </table:table-cell>
          <table:table-cell table:style-name="ce293" office:value-type="float" office:value="-104.09" calcext:value-type="float">
            <text:p>-104</text:p>
          </table:table-cell>
          <table:table-cell table:style-name="ce293" office:value-type="float" office:value="-92.16" calcext:value-type="float">
            <text:p>-92</text:p>
          </table:table-cell>
          <table:table-cell table:style-name="ce293" office:value-type="float" office:value="-125.96" calcext:value-type="float">
            <text:p>-126</text:p>
          </table:table-cell>
          <table:table-cell table:style-name="ce293" office:value-type="float" office:value="-96.53" calcext:value-type="float">
            <text:p>-97</text:p>
          </table:table-cell>
          <table:table-cell table:style-name="ce293" office:value-type="float" office:value="-122.74" calcext:value-type="float">
            <text:p>-123</text:p>
          </table:table-cell>
          <table:table-cell table:style-name="ce293" office:value-type="float" office:value="-127.46" calcext:value-type="float">
            <text:p>-127</text:p>
          </table:table-cell>
          <table:table-cell table:style-name="ce293" office:value-type="float" office:value="-413.44" calcext:value-type="float">
            <text:p>-413</text:p>
          </table:table-cell>
          <table:table-cell table:style-name="ce293" office:value-type="float" office:value="-532.62" calcext:value-type="float">
            <text:p>-533</text:p>
          </table:table-cell>
          <table:table-cell table:style-name="ce293" office:value-type="float" office:value="-434.68" calcext:value-type="float">
            <text:p>-435</text:p>
          </table:table-cell>
          <table:table-cell table:style-name="ce293" office:value-type="float" office:value="-404.38" calcext:value-type="float">
            <text:p>-404</text:p>
          </table:table-cell>
          <table:table-cell table:style-name="ce299" office:value-type="float" office:value="-430.94" calcext:value-type="float">
            <text:p>-431</text:p>
          </table:table-cell>
          <table:table-cell table:number-columns-repeated="1001"/>
        </table:table-row>
        <table:table-row table:style-name="ro1">
          <table:table-cell table:style-name="ce281" office:value-type="string" calcext:value-type="string">
            <text:p>Including North Sea revenue (geographical share)</text:p>
          </table:table-cell>
          <table:table-cell table:style-name="ce290" office:value-type="float" office:value="146.5" calcext:value-type="float">
            <text:p>147</text:p>
          </table:table-cell>
          <table:table-cell table:style-name="ce290" office:value-type="float" office:value="90.42" calcext:value-type="float">
            <text:p>90</text:p>
          </table:table-cell>
          <table:table-cell table:style-name="ce290" office:value-type="float" office:value="399.3" calcext:value-type="float">
            <text:p>399</text:p>
          </table:table-cell>
          <table:table-cell table:style-name="ce290" office:value-type="float" office:value="462.52" calcext:value-type="float">
            <text:p>463</text:p>
          </table:table-cell>
          <table:table-cell table:style-name="ce290" office:value-type="float" office:value="436.83" calcext:value-type="float">
            <text:p>437</text:p>
          </table:table-cell>
          <table:table-cell table:style-name="ce290" office:value-type="float" office:value="366.99" calcext:value-type="float">
            <text:p>367</text:p>
          </table:table-cell>
          <table:table-cell table:style-name="ce290" office:value-type="float" office:value="542.92" calcext:value-type="float">
            <text:p>543</text:p>
          </table:table-cell>
          <table:table-cell table:style-name="ce290" office:value-type="float" office:value="1151.1" calcext:value-type="float">
            <text:p>1151</text:p>
          </table:table-cell>
          <table:table-cell table:style-name="ce290" office:value-type="float" office:value="789.47" calcext:value-type="float">
            <text:p>789</text:p>
          </table:table-cell>
          <table:table-cell table:style-name="ce290" office:value-type="float" office:value="1149.06" calcext:value-type="float">
            <text:p>1149</text:p>
          </table:table-cell>
          <table:table-cell table:style-name="ce290" office:value-type="float" office:value="1444.43" calcext:value-type="float">
            <text:p>1444</text:p>
          </table:table-cell>
          <table:table-cell table:style-name="ce290" office:value-type="float" office:value="896.4" calcext:value-type="float">
            <text:p>896</text:p>
          </table:table-cell>
          <table:table-cell table:style-name="ce290" office:value-type="float" office:value="1248.91" calcext:value-type="float">
            <text:p>1249</text:p>
          </table:table-cell>
          <table:table-cell table:style-name="ce290" office:value-type="float" office:value="1208.77" calcext:value-type="float">
            <text:p>1209</text:p>
          </table:table-cell>
          <table:table-cell table:style-name="ce290" office:value-type="float" office:value="668.1" calcext:value-type="float">
            <text:p>668</text:p>
          </table:table-cell>
          <table:table-cell table:style-name="ce290" office:value-type="float" office:value="493.27" calcext:value-type="float">
            <text:p>493</text:p>
          </table:table-cell>
          <table:table-cell table:style-name="ce290" office:value-type="float" office:value="35.8" calcext:value-type="float">
            <text:p>36</text:p>
          </table:table-cell>
          <table:table-cell table:style-name="ce290" office:value-type="float" office:value="-471.15" calcext:value-type="float">
            <text:p>-471</text:p>
          </table:table-cell>
          <table:table-cell table:style-name="ce290" office:value-type="float" office:value="-504.11" calcext:value-type="float">
            <text:p>-504</text:p>
          </table:table-cell>
          <table:table-cell table:style-name="ce290" office:value-type="float" office:value="-244.14" calcext:value-type="float">
            <text:p>-244</text:p>
          </table:table-cell>
          <table:table-cell table:style-name="ce290" office:value-type="float" office:value="-171.43" calcext:value-type="float">
            <text:p>-171</text:p>
          </table:table-cell>
          <table:table-cell table:style-name="ce300" office:value-type="float" office:value="-308.18" calcext:value-type="float">
            <text:p>-308</text:p>
          </table:table-cell>
          <table:table-cell table:number-columns-repeated="1001"/>
        </table:table-row>
        <table:table-row table:style-name="ro1">
          <table:table-cell table:style-name="ce117"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Default"/>
          <table:table-cell table:style-name="ce125" table:number-columns-repeated="21"/>
          <table:table-cell table:number-columns-repeated="1001"/>
        </table:table-row>
        <table:table-row table:style-name="ro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ce158" table:number-columns-repeated="22"/>
          <table:table-cell table:number-columns-repeated="1001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ce283" office:value-type="string" calcext:value-type="string">
            <text:p>Scotland</text:p>
          </table:table-cell>
          <table:table-cell table:formula="of:=[.B6]*[$'GDP deflator etc'.B3]" office:value-type="float" office:value="9284.80447907099" calcext:value-type="float">
            <text:p>9,285</text:p>
          </table:table-cell>
          <table:table-cell table:formula="of:=[.C6]*[$'GDP deflator etc'.C3]" office:value-type="float" office:value="9739.94629106473" calcext:value-type="float">
            <text:p>9,740</text:p>
          </table:table-cell>
          <table:table-cell table:formula="of:=[.D6]*[$'GDP deflator etc'.D3]" office:value-type="float" office:value="10638.5742158973" calcext:value-type="float">
            <text:p>10,639</text:p>
          </table:table-cell>
          <table:table-cell table:formula="of:=[.E6]*[$'GDP deflator etc'.E3]" office:value-type="float" office:value="10690.2032895561" calcext:value-type="float">
            <text:p>10,690</text:p>
          </table:table-cell>
          <table:table-cell table:formula="of:=[.F6]*[$'GDP deflator etc'.F3]" office:value-type="float" office:value="10494.638275105" calcext:value-type="float">
            <text:p>10,495</text:p>
          </table:table-cell>
          <table:table-cell table:formula="of:=[.G6]*[$'GDP deflator etc'.G3]" office:value-type="float" office:value="10946.3325069972" calcext:value-type="float">
            <text:p>10,946</text:p>
          </table:table-cell>
          <table:table-cell table:formula="of:=[.H6]*[$'GDP deflator etc'.H3]" office:value-type="float" office:value="11547.6153404213" calcext:value-type="float">
            <text:p>11,548</text:p>
          </table:table-cell>
          <table:table-cell table:formula="of:=[.I6]*[$'GDP deflator etc'.I3]" office:value-type="float" office:value="12794.1479299021" calcext:value-type="float">
            <text:p>12,794</text:p>
          </table:table-cell>
          <table:table-cell table:formula="of:=[.J6]*[$'GDP deflator etc'.J3]" office:value-type="float" office:value="12539.2996892954" calcext:value-type="float">
            <text:p>12,539</text:p>
          </table:table-cell>
          <table:table-cell table:formula="of:=[.K6]*[$'GDP deflator etc'.K3]" office:value-type="float" office:value="13195.5122204119" calcext:value-type="float">
            <text:p>13,196</text:p>
          </table:table-cell>
          <table:table-cell table:formula="of:=[.L6]*[$'GDP deflator etc'.L3]" office:value-type="float" office:value="12845.3163933085" calcext:value-type="float">
            <text:p>12,845</text:p>
          </table:table-cell>
          <table:table-cell table:formula="of:=[.M6]*[$'GDP deflator etc'.M3]" office:value-type="float" office:value="11810.0550388861" calcext:value-type="float">
            <text:p>11,810</text:p>
          </table:table-cell>
          <table:table-cell table:formula="of:=[.N6]*[$'GDP deflator etc'.N3]" office:value-type="float" office:value="12676.2342550307" calcext:value-type="float">
            <text:p>12,676</text:p>
          </table:table-cell>
          <table:table-cell table:formula="of:=[.O6]*[$'GDP deflator etc'.O3]" office:value-type="float" office:value="12729.9004868512" calcext:value-type="float">
            <text:p>12,730</text:p>
          </table:table-cell>
          <table:table-cell table:formula="of:=[.P6]*[$'GDP deflator etc'.P3]" office:value-type="float" office:value="11999.2480580791" calcext:value-type="float">
            <text:p>11,999</text:p>
          </table:table-cell>
          <table:table-cell table:formula="of:=[.Q6]*[$'GDP deflator etc'.Q3]" office:value-type="float" office:value="11963.3229950211" calcext:value-type="float">
            <text:p>11,963</text:p>
          </table:table-cell>
          <table:table-cell table:formula="of:=[.R6]*[$'GDP deflator etc'.R3]" office:value-type="float" office:value="11665.0165903474" calcext:value-type="float">
            <text:p>11,665</text:p>
          </table:table-cell>
          <table:table-cell table:formula="of:=[.S6]*[$'GDP deflator etc'.S3]" office:value-type="float" office:value="11325.7919051361" calcext:value-type="float">
            <text:p>11,326</text:p>
          </table:table-cell>
          <table:table-cell table:formula="of:=[.T6]*[$'GDP deflator etc'.T3]" office:value-type="float" office:value="11654.2532175841" calcext:value-type="float">
            <text:p>11,654</text:p>
          </table:table-cell>
          <table:table-cell table:formula="of:=[.U6]*[$'GDP deflator etc'.U3]" office:value-type="float" office:value="12001.1627760597" calcext:value-type="float">
            <text:p>12,001</text:p>
          </table:table-cell>
          <table:table-cell table:formula="of:=[.V6]*[$'GDP deflator etc'.V3]" office:value-type="float" office:value="12252.7452471775" calcext:value-type="float">
            <text:p>12,253</text:p>
          </table:table-cell>
          <table:table-cell table:style-name="ce291" table:formula="of:=[.W6]*[$'GDP deflator etc'.W3]" office:value-type="float" office:value="12058.36" calcext:value-type="float">
            <text:p>12,058</text:p>
          </table:table-cell>
          <table:table-cell table:style-name="ce283" table:number-columns-repeated="1001"/>
        </table:table-row>
        <table:table-row table:style-name="ro1">
          <table:table-cell table:style-name="ce283" office:value-type="string" calcext:value-type="string">
            <text:p>Scotland excluding North Sea</text:p>
          </table:table-cell>
          <table:table-cell table:formula="of:=[.B5]*[$'GDP deflator etc'.B3]" office:value-type="float" office:value="8838.04094901941" calcext:value-type="float">
            <text:p>8,838</text:p>
          </table:table-cell>
          <table:table-cell table:formula="of:=[.C5]*[$'GDP deflator etc'.C3]" office:value-type="float" office:value="9140.24456378375" calcext:value-type="float">
            <text:p>9,140</text:p>
          </table:table-cell>
          <table:table-cell table:formula="of:=[.D5]*[$'GDP deflator etc'.D3]" office:value-type="float" office:value="9522.2456603342" calcext:value-type="float">
            <text:p>9,522</text:p>
          </table:table-cell>
          <table:table-cell table:formula="of:=[.E5]*[$'GDP deflator etc'.E3]" office:value-type="float" office:value="9565.7561843098" calcext:value-type="float">
            <text:p>9,566</text:p>
          </table:table-cell>
          <table:table-cell table:formula="of:=[.F5]*[$'GDP deflator etc'.F3]" office:value-type="float" office:value="9382.12418862533" calcext:value-type="float">
            <text:p>9,382</text:p>
          </table:table-cell>
          <table:table-cell table:formula="of:=[.G5]*[$'GDP deflator etc'.G3]" office:value-type="float" office:value="10021.874342578" calcext:value-type="float">
            <text:p>10,022</text:p>
          </table:table-cell>
          <table:table-cell table:formula="of:=[.H5]*[$'GDP deflator etc'.H3]" office:value-type="float" office:value="10336.1151750154" calcext:value-type="float">
            <text:p>10,336</text:p>
          </table:table-cell>
          <table:table-cell table:formula="of:=[.I5]*[$'GDP deflator etc'.I3]" office:value-type="float" office:value="10792.0330413761" calcext:value-type="float">
            <text:p>10,792</text:p>
          </table:table-cell>
          <table:table-cell table:formula="of:=[.J5]*[$'GDP deflator etc'.J3]" office:value-type="float" office:value="11014.7838729942" calcext:value-type="float">
            <text:p>11,015</text:p>
          </table:table-cell>
          <table:table-cell table:formula="of:=[.K5]*[$'GDP deflator etc'.K3]" office:value-type="float" office:value="11374.0740699041" calcext:value-type="float">
            <text:p>11,374</text:p>
          </table:table-cell>
          <table:table-cell table:formula="of:=[.L5]*[$'GDP deflator etc'.L3]" office:value-type="float" office:value="10788.0835663712" calcext:value-type="float">
            <text:p>10,788</text:p>
          </table:table-cell>
          <table:table-cell table:formula="of:=[.M5]*[$'GDP deflator etc'.M3]" office:value-type="float" office:value="10492.5541407654" calcext:value-type="float">
            <text:p>10,493</text:p>
          </table:table-cell>
          <table:table-cell table:formula="of:=[.N5]*[$'GDP deflator etc'.N3]" office:value-type="float" office:value="10935.7144370943" calcext:value-type="float">
            <text:p>10,936</text:p>
          </table:table-cell>
          <table:table-cell table:formula="of:=[.O5]*[$'GDP deflator etc'.O3]" office:value-type="float" office:value="11015.3497141743" calcext:value-type="float">
            <text:p>11,015</text:p>
          </table:table-cell>
          <table:table-cell table:formula="of:=[.P5]*[$'GDP deflator etc'.P3]" office:value-type="float" office:value="11028.4695981659" calcext:value-type="float">
            <text:p>11,028</text:p>
          </table:table-cell>
          <table:table-cell table:formula="of:=[.Q5]*[$'GDP deflator etc'.Q3]" office:value-type="float" office:value="11202.646971328" calcext:value-type="float">
            <text:p>11,203</text:p>
          </table:table-cell>
          <table:table-cell table:formula="of:=[.R5]*[$'GDP deflator etc'.R3]" office:value-type="float" office:value="11457.9204437547" calcext:value-type="float">
            <text:p>11,458</text:p>
          </table:table-cell>
          <table:table-cell table:formula="of:=[.S5]*[$'GDP deflator etc'.S3]" office:value-type="float" office:value="11389.7677922199" calcext:value-type="float">
            <text:p>11,390</text:p>
          </table:table-cell>
          <table:table-cell table:formula="of:=[.T5]*[$'GDP deflator etc'.T3]" office:value-type="float" office:value="11623.4658200082" calcext:value-type="float">
            <text:p>11,623</text:p>
          </table:table-cell>
          <table:table-cell table:formula="of:=[.U5]*[$'GDP deflator etc'.U3]" office:value-type="float" office:value="11782.3773730584" calcext:value-type="float">
            <text:p>11,782</text:p>
          </table:table-cell>
          <table:table-cell table:formula="of:=[.V5]*[$'GDP deflator etc'.V3]" office:value-type="float" office:value="11996.9694080292" calcext:value-type="float">
            <text:p>11,997</text:p>
          </table:table-cell>
          <table:table-cell table:style-name="ce291" table:formula="of:=[.W5]*[$'GDP deflator etc'.W3]" office:value-type="float" office:value="11925.88" calcext:value-type="float">
            <text:p>11,926</text:p>
          </table:table-cell>
          <table:table-cell table:number-columns-repeated="1001"/>
        </table:table-row>
        <table:table-row table:style-name="ro1">
          <table:table-cell table:style-name="ce283" office:value-type="string" calcext:value-type="string">
            <text:p>UK</text:p>
          </table:table-cell>
          <table:table-cell table:formula="of:=[.B9]*[$'GDP deflator etc'.B3]" office:value-type="float" office:value="9066.00042346789" calcext:value-type="float">
            <text:p>9,066</text:p>
          </table:table-cell>
          <table:table-cell table:formula="of:=[.C9]*[$'GDP deflator etc'.C3]" office:value-type="float" office:value="9605.43291990788" calcext:value-type="float">
            <text:p>9,605</text:p>
          </table:table-cell>
          <table:table-cell table:formula="of:=[.D9]*[$'GDP deflator etc'.D3]" office:value-type="float" office:value="10055.9021041127" calcext:value-type="float">
            <text:p>10,056</text:p>
          </table:table-cell>
          <table:table-cell table:formula="of:=[.E9]*[$'GDP deflator etc'.E3]" office:value-type="float" office:value="10023.5888222299" calcext:value-type="float">
            <text:p>10,024</text:p>
          </table:table-cell>
          <table:table-cell table:formula="of:=[.F9]*[$'GDP deflator etc'.F3]" office:value-type="float" office:value="9879.32003355909" calcext:value-type="float">
            <text:p>9,879</text:p>
          </table:table-cell>
          <table:table-cell table:formula="of:=[.G9]*[$'GDP deflator etc'.G3]" office:value-type="float" office:value="10439.5933966625" calcext:value-type="float">
            <text:p>10,440</text:p>
          </table:table-cell>
          <table:table-cell table:formula="of:=[.H9]*[$'GDP deflator etc'.H3]" office:value-type="float" office:value="10818.5828762749" calcext:value-type="float">
            <text:p>10,819</text:p>
          </table:table-cell>
          <table:table-cell table:formula="of:=[.I9]*[$'GDP deflator etc'.I3]" office:value-type="float" office:value="11285.2374325162" calcext:value-type="float">
            <text:p>11,285</text:p>
          </table:table-cell>
          <table:table-cell table:formula="of:=[.J9]*[$'GDP deflator etc'.J3]" office:value-type="float" office:value="11532.9915309269" calcext:value-type="float">
            <text:p>11,533</text:p>
          </table:table-cell>
          <table:table-cell table:formula="of:=[.K9]*[$'GDP deflator etc'.K3]" office:value-type="float" office:value="11768.8112965939" calcext:value-type="float">
            <text:p>11,769</text:p>
          </table:table-cell>
          <table:table-cell table:formula="of:=[.L9]*[$'GDP deflator etc'.L3]" office:value-type="float" office:value="11096.5044367573" calcext:value-type="float">
            <text:p>11,097</text:p>
          </table:table-cell>
          <table:table-cell table:formula="of:=[.M9]*[$'GDP deflator etc'.M3]" office:value-type="float" office:value="10742.3615443824" calcext:value-type="float">
            <text:p>10,742</text:p>
          </table:table-cell>
          <table:table-cell table:formula="of:=[.N9]*[$'GDP deflator etc'.N3]" office:value-type="float" office:value="11213.7296627042" calcext:value-type="float">
            <text:p>11,214</text:p>
          </table:table-cell>
          <table:table-cell table:formula="of:=[.O9]*[$'GDP deflator etc'.O3]" office:value-type="float" office:value="11335.6572525014" calcext:value-type="float">
            <text:p>11,336</text:p>
          </table:table-cell>
          <table:table-cell table:formula="of:=[.P9]*[$'GDP deflator etc'.P3]" office:value-type="float" office:value="11244.1931219129" calcext:value-type="float">
            <text:p>11,244</text:p>
          </table:table-cell>
          <table:table-cell table:formula="of:=[.Q9]*[$'GDP deflator etc'.Q3]" office:value-type="float" office:value="11416.4048505336" calcext:value-type="float">
            <text:p>11,416</text:p>
          </table:table-cell>
          <table:table-cell table:formula="of:=[.R9]*[$'GDP deflator etc'.R3]" office:value-type="float" office:value="11625.8696340772" calcext:value-type="float">
            <text:p>11,626</text:p>
          </table:table-cell>
          <table:table-cell table:formula="of:=[.S9]*[$'GDP deflator etc'.S3]" office:value-type="float" office:value="11836.5907392243" calcext:value-type="float">
            <text:p>11,837</text:p>
          </table:table-cell>
          <table:table-cell table:formula="of:=[.T9]*[$'GDP deflator etc'.T3]" office:value-type="float" office:value="12188.1344393944" calcext:value-type="float">
            <text:p>12,188</text:p>
          </table:table-cell>
          <table:table-cell table:formula="of:=[.U9]*[$'GDP deflator etc'.U3]" office:value-type="float" office:value="12255.3452939886" calcext:value-type="float">
            <text:p>12,255</text:p>
          </table:table-cell>
          <table:table-cell table:formula="of:=[.V9]*[$'GDP deflator etc'.V3]" office:value-type="float" office:value="12427.4927846604" calcext:value-type="float">
            <text:p>12,427</text:p>
          </table:table-cell>
          <table:table-cell table:style-name="ce291" table:formula="of:=[.W9]*[$'GDP deflator etc'.W3]" office:value-type="float" office:value="12366.55" calcext:value-type="float">
            <text:p>12,367</text:p>
          </table:table-cell>
          <table:table-cell table:number-columns-repeated="1001"/>
        </table:table-row>
        <table:table-row table:style-name="ro1">
          <table:table-cell table:style-name="ce283" office:value-type="string" calcext:value-type="string">
            <text:p>UK excluding North Sea</text:p>
          </table:table-cell>
          <table:table-cell table:formula="of:=[.B8]*[$'GDP deflator etc'.B3]" office:value-type="float" office:value="9018.5804318952" calcext:value-type="float">
            <text:p>9,019</text:p>
          </table:table-cell>
          <table:table-cell table:formula="of:=[.C8]*[$'GDP deflator etc'.C3]" office:value-type="float" office:value="9542.72844529761" calcext:value-type="float">
            <text:p>9,543</text:p>
          </table:table-cell>
          <table:table-cell table:formula="of:=[.D8]*[$'GDP deflator etc'.D3]" office:value-type="float" office:value="9937.9084478169" calcext:value-type="float">
            <text:p>9,938</text:p>
          </table:table-cell>
          <table:table-cell table:formula="of:=[.E8]*[$'GDP deflator etc'.E3]" office:value-type="float" office:value="9892.86597308508" calcext:value-type="float">
            <text:p>9,893</text:p>
          </table:table-cell>
          <table:table-cell table:formula="of:=[.F8]*[$'GDP deflator etc'.F3]" office:value-type="float" office:value="9756.87333742874" calcext:value-type="float">
            <text:p>9,757</text:p>
          </table:table-cell>
          <table:table-cell table:formula="of:=[.G8]*[$'GDP deflator etc'.G3]" office:value-type="float" office:value="10339.3474515133" calcext:value-type="float">
            <text:p>10,339</text:p>
          </table:table-cell>
          <table:table-cell table:formula="of:=[.H8]*[$'GDP deflator etc'.H3]" office:value-type="float" office:value="10682.3290559386" calcext:value-type="float">
            <text:p>10,682</text:p>
          </table:table-cell>
          <table:table-cell table:formula="of:=[.I8]*[$'GDP deflator etc'.I3]" office:value-type="float" office:value="11066.4840802412" calcext:value-type="float">
            <text:p>11,066</text:p>
          </table:table-cell>
          <table:table-cell table:formula="of:=[.J8]*[$'GDP deflator etc'.J3]" office:value-type="float" office:value="11368.0904739677" calcext:value-type="float">
            <text:p>11,368</text:p>
          </table:table-cell>
          <table:table-cell table:formula="of:=[.K8]*[$'GDP deflator etc'.K3]" office:value-type="float" office:value="11584.4424906327" calcext:value-type="float">
            <text:p>11,584</text:p>
          </table:table-cell>
          <table:table-cell table:formula="of:=[.L8]*[$'GDP deflator etc'.L3]" office:value-type="float" office:value="10888.8766787982" calcext:value-type="float">
            <text:p>10,889</text:p>
          </table:table-cell>
          <table:table-cell table:formula="of:=[.M8]*[$'GDP deflator etc'.M3]" office:value-type="float" office:value="10616.5347474621" calcext:value-type="float">
            <text:p>10,617</text:p>
          </table:table-cell>
          <table:table-cell table:formula="of:=[.N8]*[$'GDP deflator etc'.N3]" office:value-type="float" office:value="11043.6252371446" calcext:value-type="float">
            <text:p>11,044</text:p>
          </table:table-cell>
          <table:table-cell table:formula="of:=[.O8]*[$'GDP deflator etc'.O3]" office:value-type="float" office:value="11160.6357693694" calcext:value-type="float">
            <text:p>11,161</text:p>
          </table:table-cell>
          <table:table-cell table:formula="of:=[.P8]*[$'GDP deflator etc'.P3]" office:value-type="float" office:value="11137.5632263475" calcext:value-type="float">
            <text:p>11,138</text:p>
          </table:table-cell>
          <table:table-cell table:formula="of:=[.Q8]*[$'GDP deflator etc'.Q3]" office:value-type="float" office:value="11338.7472860357" calcext:value-type="float">
            <text:p>11,339</text:p>
          </table:table-cell>
          <table:table-cell table:formula="of:=[.R8]*[$'GDP deflator etc'.R3]" office:value-type="float" office:value="11597.2967299615" calcext:value-type="float">
            <text:p>11,597</text:p>
          </table:table-cell>
          <table:table-cell table:formula="of:=[.S8]*[$'GDP deflator etc'.S3]" office:value-type="float" office:value="11838.0001385331" calcext:value-type="float">
            <text:p>11,838</text:p>
          </table:table-cell>
          <table:table-cell table:formula="of:=[.T8]*[$'GDP deflator etc'.T3]" office:value-type="float" office:value="12187.5519464922" calcext:value-type="float">
            <text:p>12,188</text:p>
          </table:table-cell>
          <table:table-cell table:formula="of:=[.U8]*[$'GDP deflator etc'.U3]" office:value-type="float" office:value="12234.9294874083" calcext:value-type="float">
            <text:p>12,235</text:p>
          </table:table-cell>
          <table:table-cell table:formula="of:=[.V8]*[$'GDP deflator etc'.V3]" office:value-type="float" office:value="12409.1852202131" calcext:value-type="float">
            <text:p>12,409</text:p>
          </table:table-cell>
          <table:table-cell table:style-name="ce291" table:formula="of:=[.W8]*[$'GDP deflator etc'.W3]" office:value-type="float" office:value="12356.82" calcext:value-type="float">
            <text:p>12,357</text:p>
          </table:table-cell>
          <table:table-cell table:number-columns-repeated="1001"/>
        </table:table-row>
        <table:table-row table:style-name="ro1">
          <table:table-cell table:style-name="ce283"/>
          <table:table-cell/>
          <table:table-cell table:style-name="ce125" table:number-columns-repeated="20"/>
          <table:table-cell table:number-columns-repeated="1002"/>
        </table:table-row>
        <table:table-row table:style-name="ro1">
          <table:table-cell/>
          <table:table-cell table:style-name="ce125" table:number-columns-repeated="21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 table:number-rows-repeated="2">
          <table:table-cell/>
          <table:table-cell table:style-name="ce133" table:number-columns-repeated="21"/>
          <table:table-cell table:number-columns-repeated="1002"/>
        </table:table-row>
        <table:table-row table:style-name="ro1">
          <table:table-cell/>
          <table:table-cell table:style-name="ce133" table:number-columns-repeated="21"/>
          <table:table-cell table:number-columns-repeated="1002"/>
        </table:table-row>
      </table:table>
      <table:table table:name="CSV gers_revenue_person" table:style-name="ta1">
        <table:table-column table:style-name="co39" table:default-cell-style-name="Default"/>
        <table:table-column table:style-name="co13" table:default-cell-style-name="ce111"/>
        <table:table-column table:style-name="co40" table:default-cell-style-name="ce111"/>
        <table:table-column table:style-name="co13" table:number-columns-repeated="2" table:default-cell-style-name="ce111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table:number-matrix-columns-spanned="4" table:number-matrix-rows-spanned="23" table:formula="of:=TRANSPOSE([$'Table S.4'.A17:$'Table S.4'.W20])" office:value-type="string" office:string-value="Scotland" calcext:value-type="string">
            <text:p>Scotland</text:p>
          </table:table-cell>
          <table:table-cell office:value-type="string" office:string-value="Scotland excluding North Sea" calcext:value-type="string">
            <text:p>Scotland excluding North Sea</text:p>
          </table:table-cell>
          <table:table-cell office:value-type="string" office:string-value="UK" calcext:value-type="string">
            <text:p>UK</text:p>
          </table:table-cell>
          <table:table-cell office:value-type="string" office:string-value="UK excluding North Sea" calcext:value-type="string">
            <text:p>UK excluding North 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99</text:p>
          </table:table-cell>
          <table:table-cell office:value-type="float" office:value="9284.80447907099" calcext:value-type="float">
            <text:p>9,285</text:p>
          </table:table-cell>
          <table:table-cell office:value-type="float" office:value="8838.04094901941" calcext:value-type="float">
            <text:p>8,838</text:p>
          </table:table-cell>
          <table:table-cell office:value-type="float" office:value="9066.00042346789" calcext:value-type="float">
            <text:p>9,066</text:p>
          </table:table-cell>
          <table:table-cell office:value-type="float" office:value="9018.5804318952" calcext:value-type="float">
            <text:p>9,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9739.94629106473" calcext:value-type="float">
            <text:p>9,740</text:p>
          </table:table-cell>
          <table:table-cell office:value-type="float" office:value="9140.24456378375" calcext:value-type="float">
            <text:p>9,140</text:p>
          </table:table-cell>
          <table:table-cell office:value-type="float" office:value="9605.43291990788" calcext:value-type="float">
            <text:p>9,605</text:p>
          </table:table-cell>
          <table:table-cell office:value-type="float" office:value="9542.72844529761" calcext:value-type="float">
            <text:p>9,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638.5742158973" calcext:value-type="float">
            <text:p>10,639</text:p>
          </table:table-cell>
          <table:table-cell office:value-type="float" office:value="9522.2456603342" calcext:value-type="float">
            <text:p>9,522</text:p>
          </table:table-cell>
          <table:table-cell office:value-type="float" office:value="10055.9021041127" calcext:value-type="float">
            <text:p>10,056</text:p>
          </table:table-cell>
          <table:table-cell office:value-type="float" office:value="9937.9084478169" calcext:value-type="float">
            <text:p>9,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0690.2032895561" calcext:value-type="float">
            <text:p>10,690</text:p>
          </table:table-cell>
          <table:table-cell office:value-type="float" office:value="9565.7561843098" calcext:value-type="float">
            <text:p>9,566</text:p>
          </table:table-cell>
          <table:table-cell office:value-type="float" office:value="10023.5888222299" calcext:value-type="float">
            <text:p>10,024</text:p>
          </table:table-cell>
          <table:table-cell office:value-type="float" office:value="9892.86597308508" calcext:value-type="float">
            <text:p>9,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0494.638275105" calcext:value-type="float">
            <text:p>10,495</text:p>
          </table:table-cell>
          <table:table-cell office:value-type="float" office:value="9382.12418862533" calcext:value-type="float">
            <text:p>9,382</text:p>
          </table:table-cell>
          <table:table-cell office:value-type="float" office:value="9879.32003355909" calcext:value-type="float">
            <text:p>9,879</text:p>
          </table:table-cell>
          <table:table-cell office:value-type="float" office:value="9756.87333742874" calcext:value-type="float">
            <text:p>9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0946.3325069972" calcext:value-type="float">
            <text:p>10,946</text:p>
          </table:table-cell>
          <table:table-cell office:value-type="float" office:value="10021.874342578" calcext:value-type="float">
            <text:p>10,022</text:p>
          </table:table-cell>
          <table:table-cell office:value-type="float" office:value="10439.5933966625" calcext:value-type="float">
            <text:p>10,440</text:p>
          </table:table-cell>
          <table:table-cell office:value-type="float" office:value="10339.3474515133" calcext:value-type="float">
            <text:p>10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1547.6153404213" calcext:value-type="float">
            <text:p>11,548</text:p>
          </table:table-cell>
          <table:table-cell office:value-type="float" office:value="10336.1151750154" calcext:value-type="float">
            <text:p>10,336</text:p>
          </table:table-cell>
          <table:table-cell office:value-type="float" office:value="10818.5828762749" calcext:value-type="float">
            <text:p>10,819</text:p>
          </table:table-cell>
          <table:table-cell office:value-type="float" office:value="10682.3290559386" calcext:value-type="float">
            <text:p>10,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794.1479299021" calcext:value-type="float">
            <text:p>12,794</text:p>
          </table:table-cell>
          <table:table-cell office:value-type="float" office:value="10792.0330413761" calcext:value-type="float">
            <text:p>10,792</text:p>
          </table:table-cell>
          <table:table-cell office:value-type="float" office:value="11285.2374325162" calcext:value-type="float">
            <text:p>11,285</text:p>
          </table:table-cell>
          <table:table-cell office:value-type="float" office:value="11066.4840802412" calcext:value-type="float">
            <text:p>11,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2539.2996892954" calcext:value-type="float">
            <text:p>12,539</text:p>
          </table:table-cell>
          <table:table-cell office:value-type="float" office:value="11014.7838729942" calcext:value-type="float">
            <text:p>11,015</text:p>
          </table:table-cell>
          <table:table-cell office:value-type="float" office:value="11532.9915309269" calcext:value-type="float">
            <text:p>11,533</text:p>
          </table:table-cell>
          <table:table-cell office:value-type="float" office:value="11368.0904739677" calcext:value-type="float">
            <text:p>11,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3195.5122204119" calcext:value-type="float">
            <text:p>13,196</text:p>
          </table:table-cell>
          <table:table-cell office:value-type="float" office:value="11374.0740699041" calcext:value-type="float">
            <text:p>11,374</text:p>
          </table:table-cell>
          <table:table-cell office:value-type="float" office:value="11768.8112965939" calcext:value-type="float">
            <text:p>11,769</text:p>
          </table:table-cell>
          <table:table-cell office:value-type="float" office:value="11584.4424906327" calcext:value-type="float">
            <text:p>11,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2845.3163933085" calcext:value-type="float">
            <text:p>12,845</text:p>
          </table:table-cell>
          <table:table-cell office:value-type="float" office:value="10788.0835663712" calcext:value-type="float">
            <text:p>10,788</text:p>
          </table:table-cell>
          <table:table-cell office:value-type="float" office:value="11096.5044367573" calcext:value-type="float">
            <text:p>11,097</text:p>
          </table:table-cell>
          <table:table-cell office:value-type="float" office:value="10888.8766787982" calcext:value-type="float">
            <text:p>10,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1810.0550388861" calcext:value-type="float">
            <text:p>11,810</text:p>
          </table:table-cell>
          <table:table-cell office:value-type="float" office:value="10492.5541407654" calcext:value-type="float">
            <text:p>10,493</text:p>
          </table:table-cell>
          <table:table-cell office:value-type="float" office:value="10742.3615443824" calcext:value-type="float">
            <text:p>10,742</text:p>
          </table:table-cell>
          <table:table-cell office:value-type="float" office:value="10616.5347474621" calcext:value-type="float">
            <text:p>10,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676.2342550307" calcext:value-type="float">
            <text:p>12,676</text:p>
          </table:table-cell>
          <table:table-cell office:value-type="float" office:value="10935.7144370943" calcext:value-type="float">
            <text:p>10,936</text:p>
          </table:table-cell>
          <table:table-cell office:value-type="float" office:value="11213.7296627042" calcext:value-type="float">
            <text:p>11,214</text:p>
          </table:table-cell>
          <table:table-cell office:value-type="float" office:value="11043.6252371446" calcext:value-type="float">
            <text:p>11,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729.9004868512" calcext:value-type="float">
            <text:p>12,730</text:p>
          </table:table-cell>
          <table:table-cell office:value-type="float" office:value="11015.3497141743" calcext:value-type="float">
            <text:p>11,015</text:p>
          </table:table-cell>
          <table:table-cell office:value-type="float" office:value="11335.6572525014" calcext:value-type="float">
            <text:p>11,336</text:p>
          </table:table-cell>
          <table:table-cell office:value-type="float" office:value="11160.6357693694" calcext:value-type="float">
            <text:p>11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1999.2480580791" calcext:value-type="float">
            <text:p>11,999</text:p>
          </table:table-cell>
          <table:table-cell office:value-type="float" office:value="11028.4695981659" calcext:value-type="float">
            <text:p>11,028</text:p>
          </table:table-cell>
          <table:table-cell office:value-type="float" office:value="11244.1931219129" calcext:value-type="float">
            <text:p>11,244</text:p>
          </table:table-cell>
          <table:table-cell office:value-type="float" office:value="11137.5632263475" calcext:value-type="float">
            <text:p>11,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1963.3229950211" calcext:value-type="float">
            <text:p>11,963</text:p>
          </table:table-cell>
          <table:table-cell office:value-type="float" office:value="11202.646971328" calcext:value-type="float">
            <text:p>11,203</text:p>
          </table:table-cell>
          <table:table-cell office:value-type="float" office:value="11416.4048505336" calcext:value-type="float">
            <text:p>11,416</text:p>
          </table:table-cell>
          <table:table-cell office:value-type="float" office:value="11338.7472860357" calcext:value-type="float">
            <text:p>11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1665.0165903474" calcext:value-type="float">
            <text:p>11,665</text:p>
          </table:table-cell>
          <table:table-cell office:value-type="float" office:value="11457.9204437547" calcext:value-type="float">
            <text:p>11,458</text:p>
          </table:table-cell>
          <table:table-cell office:value-type="float" office:value="11625.8696340772" calcext:value-type="float">
            <text:p>11,626</text:p>
          </table:table-cell>
          <table:table-cell office:value-type="float" office:value="11597.2967299615" calcext:value-type="float">
            <text:p>11,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1325.7919051361" calcext:value-type="float">
            <text:p>11,326</text:p>
          </table:table-cell>
          <table:table-cell office:value-type="float" office:value="11389.7677922199" calcext:value-type="float">
            <text:p>11,390</text:p>
          </table:table-cell>
          <table:table-cell office:value-type="float" office:value="11836.5907392243" calcext:value-type="float">
            <text:p>11,837</text:p>
          </table:table-cell>
          <table:table-cell office:value-type="float" office:value="11838.0001385331" calcext:value-type="float">
            <text:p>11,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1654.2532175841" calcext:value-type="float">
            <text:p>11,654</text:p>
          </table:table-cell>
          <table:table-cell office:value-type="float" office:value="11623.4658200082" calcext:value-type="float">
            <text:p>11,623</text:p>
          </table:table-cell>
          <table:table-cell office:value-type="float" office:value="12188.1344393944" calcext:value-type="float">
            <text:p>12,188</text:p>
          </table:table-cell>
          <table:table-cell office:value-type="float" office:value="12187.5519464922" calcext:value-type="float">
            <text:p>12,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2001.1627760597" calcext:value-type="float">
            <text:p>12,001</text:p>
          </table:table-cell>
          <table:table-cell office:value-type="float" office:value="11782.3773730584" calcext:value-type="float">
            <text:p>11,782</text:p>
          </table:table-cell>
          <table:table-cell office:value-type="float" office:value="12255.3452939886" calcext:value-type="float">
            <text:p>12,255</text:p>
          </table:table-cell>
          <table:table-cell office:value-type="float" office:value="12234.9294874083" calcext:value-type="float">
            <text:p>12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2252.7452471775" calcext:value-type="float">
            <text:p>12,253</text:p>
          </table:table-cell>
          <table:table-cell office:value-type="float" office:value="11996.9694080292" calcext:value-type="float">
            <text:p>11,997</text:p>
          </table:table-cell>
          <table:table-cell office:value-type="float" office:value="12427.4927846604" calcext:value-type="float">
            <text:p>12,427</text:p>
          </table:table-cell>
          <table:table-cell office:value-type="float" office:value="12409.1852202131" calcext:value-type="float">
            <text:p>12,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2058.36" calcext:value-type="float">
            <text:p>12,058</text:p>
          </table:table-cell>
          <table:table-cell office:value-type="float" office:value="11925.88" calcext:value-type="float">
            <text:p>11,926</text:p>
          </table:table-cell>
          <table:table-cell office:value-type="float" office:value="12366.55" calcext:value-type="float">
            <text:p>12,367</text:p>
          </table:table-cell>
          <table:table-cell office:value-type="float" office:value="12356.82" calcext:value-type="float">
            <text:p>12,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/ £ billion (real 2019-20) 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5500" calcext:value-type="float">
            <text:p>550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1500" calcext:value-type="float">
            <text:p>11500</text:p>
          </table:table-cell>
          <table:table-cell table:style-name="Default" table:number-columns-repeated="3"/>
          <table:table-cell table:number-columns-repeated="3"/>
        </table:table-row>
      </table:table>
      <table:table table:name="CSV gers_revenue_top9" table:style-name="ta1">
        <table:table-column table:style-name="co43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Default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table:formula="of:=['Table 1.4'.A5]" office:value-type="string" office:string-value="Income tax (gross of tax credits)" calcext:value-type="string">
            <text:p>Income tax (gross of tax credits)</text:p>
          </table:table-cell>
          <table:table-cell table:formula="of:=1000000*['Table 1.4'.W5]/['GDP deflator etc'.W$11]" office:value-type="float" office:value="2382.74852195559" calcext:value-type="float">
            <text:p>2383</text:p>
          </table:table-cell>
          <table:table-cell table:formula="of:=1000000*['Table 1.4'.AS5]/['GDP deflator etc'.W$12]" office:value-type="float" office:value="2924.24187985053" calcext:value-type="float">
            <text:p>2924</text:p>
          </table:table-cell>
        </table:table-row>
        <table:table-row table:style-name="ro1">
          <table:table-cell table:formula="of:=['Table 1.4'.A6]" office:value-type="string" office:string-value="National insurance contributions" calcext:value-type="string">
            <text:p>National insurance contributions</text:p>
          </table:table-cell>
          <table:table-cell table:formula="of:=1000000*['Table 1.4'.W6]/['GDP deflator etc'.W$11]" office:value-type="float" office:value="2097.60767301814" calcext:value-type="float">
            <text:p>2098</text:p>
          </table:table-cell>
          <table:table-cell table:formula="of:=1000000*['Table 1.4'.AS6]/['GDP deflator etc'.W$12]" office:value-type="float" office:value="2159.45973459806" calcext:value-type="float">
            <text:p>2159</text:p>
          </table:table-cell>
        </table:table-row>
        <table:table-row table:style-name="ro1">
          <table:table-cell table:formula="of:=['Table 1.4'.A7]" office:value-type="string" office:string-value="Value added tax" calcext:value-type="string">
            <text:p>Value added tax</text:p>
          </table:table-cell>
          <table:table-cell table:formula="of:=1000000*['Table 1.4'.W7]/['GDP deflator etc'.W$11]" office:value-type="float" office:value="2016.15873190196" calcext:value-type="float">
            <text:p>2016</text:p>
          </table:table-cell>
          <table:table-cell table:formula="of:=1000000*['Table 1.4'.AS7]/['GDP deflator etc'.W$12]" office:value-type="float" office:value="2003.37441314554" calcext:value-type="float">
            <text:p>2003</text:p>
          </table:table-cell>
        </table:table-row>
        <table:table-row table:style-name="ro1">
          <table:table-cell table:formula="of:=['Table 1.4'.A31]" office:value-type="string" office:string-value="       Gross operating surplus" calcext:value-type="string">
            <text:p><text:s text:c="7"/>Gross operating surplus</text:p>
          </table:table-cell>
          <table:table-cell table:formula="of:=1000000*['Table 1.4'.W31]/['GDP deflator etc'.W$11]" office:value-type="float" office:value="1152.11319166072" calcext:value-type="float">
            <text:p>1152</text:p>
          </table:table-cell>
          <table:table-cell table:formula="of:=1000000*['Table 1.4'.AS31]/['GDP deflator etc'.W$12]" office:value-type="float" office:value="805.951782121299" calcext:value-type="float">
            <text:p>806</text:p>
          </table:table-cell>
        </table:table-row>
        <table:table-row table:style-name="ro1">
          <table:table-cell table:formula="of:=['Table 1.4'.A8]" office:value-type="string" office:string-value="Onshore Corporation tax" calcext:value-type="string">
            <text:p>Onshore Corporation tax</text:p>
          </table:table-cell>
          <table:table-cell table:formula="of:=1000000*['Table 1.4'.W8]/['GDP deflator etc'.W$11]" office:value-type="float" office:value="581.987077407428" calcext:value-type="float">
            <text:p>582</text:p>
          </table:table-cell>
          <table:table-cell table:formula="of:=1000000*['Table 1.4'.AS8]/['GDP deflator etc'.W$12]" office:value-type="float" office:value="763.389862987449" calcext:value-type="float">
            <text:p>763</text:p>
          </table:table-cell>
        </table:table-row>
        <table:table-row table:style-name="ro1">
          <table:table-cell table:formula="of:=['Table 1.4'.A9]" office:value-type="string" office:string-value="Fuel duties" calcext:value-type="string">
            <text:p>Fuel duties</text:p>
          </table:table-cell>
          <table:table-cell table:formula="of:=1000000*['Table 1.4'.W9]/['GDP deflator etc'.W$11]" office:value-type="float" office:value="437.850749546977" calcext:value-type="float">
            <text:p>438</text:p>
          </table:table-cell>
          <table:table-cell table:formula="of:=1000000*['Table 1.4'.AS9]/['GDP deflator etc'.W$12]" office:value-type="float" office:value="412.774264635432" calcext:value-type="float">
            <text:p>413</text:p>
          </table:table-cell>
        </table:table-row>
        <table:table-row table:style-name="ro1">
          <table:table-cell table:formula="of:=['Table 1.4'.A10]" office:value-type="string" office:string-value="Non-domestic rates" calcext:value-type="string">
            <text:p>Non-domestic rates</text:p>
          </table:table-cell>
          <table:table-cell table:formula="of:=1000000*['Table 1.4'.W10]/['GDP deflator etc'.W$11]" office:value-type="float" office:value="505.372210934783" calcext:value-type="float">
            <text:p>505</text:p>
          </table:table-cell>
          <table:table-cell table:formula="of:=1000000*['Table 1.4'.AS10]/['GDP deflator etc'.W$12]" office:value-type="float" office:value="481.190715722909" calcext:value-type="float">
            <text:p>481</text:p>
          </table:table-cell>
        </table:table-row>
        <table:table-row table:style-name="ro1">
          <table:table-cell table:formula="of:=['Table 1.4'.A11]" office:value-type="string" office:string-value="Council tax" calcext:value-type="string">
            <text:p>Council tax</text:p>
          </table:table-cell>
          <table:table-cell table:formula="of:=1000000*['Table 1.4'.W11]/['GDP deflator etc'.W$11]" office:value-type="float" office:value="455.219372906485" calcext:value-type="float">
            <text:p>455</text:p>
          </table:table-cell>
          <table:table-cell table:formula="of:=1000000*['Table 1.4'.AS11]/['GDP deflator etc'.W$12]" office:value-type="float" office:value="547.556170355466" calcext:value-type="float">
            <text:p>548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1000000*(SUM(['Table 1.4'.W12:.W24])+['Table 1.4'.W28]+['Table 1.4'.W30]+['Table 1.4'.W32])/['GDP deflator etc'.W$11]" office:value-type="float" office:value="2429.31012391778" calcext:value-type="float">
            <text:p>2429</text:p>
          </table:table-cell>
          <table:table-cell table:formula="of:=1000000*(SUM(['Table 1.4'.AS12:.AS24])+['Table 1.4'.AS28]+['Table 1.4'.AS30]+['Table 1.4'.AS32])/['GDP deflator etc'.W$12]" office:value-type="float" office:value="2268.61167002012" calcext:value-type="float">
            <text:p>226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 office:value-type="string" calcext:value-type="string">
            <text:p>#check</text:p>
          </table:table-cell>
          <table:table-cell table:style-name="ce109" table:formula="of:=SUM([.B2:.B10])-['Table S.4'.W6]" office:value-type="float" office:value="0.00765324986605265" calcext:value-type="float">
            <text:p>0.01</text:p>
          </table:table-cell>
          <table:table-cell table:style-name="ce109" table:formula="of:=SUM([.C2:.C10])-['Table S.4'.W9]" office:value-type="float" office:value="0.00049343681166647" calcext:value-type="float">
            <text:p>0.00</text:p>
          </table:table-cell>
        </table:table-row>
        <table:table-row table:style-name="ro1">
          <table:table-cell office:value-type="string" calcext:value-type="string">
            <text:p>#top3</text:p>
          </table:table-cell>
          <table:table-cell table:style-name="ce136" table:formula="of:=SUM([.B2:.B4])/SUM([.B2:.B10])" office:value-type="percentage" office:value="0.53875575149882" calcext:value-type="percentage">
            <text:p>53.9%</text:p>
          </table:table-cell>
          <table:table-cell table:style-name="ce136" table:formula="of:=SUM([.C2:.C4])/SUM([.C2:.C10])" office:value-type="percentage" office:value="0.573084307653569" calcext:value-type="percentage">
            <text:p>57.3%</text:p>
          </table:table-cell>
        </table:table-row>
        <table:table-row table:style-name="ro1">
          <table:table-cell office:value-type="string" calcext:value-type="string">
            <text:p>#companies</text:p>
          </table:table-cell>
          <table:table-cell table:style-name="ce110" table:formula="of:=([.B6]+[.B8])/SUM([.B2:.B10])" office:value-type="percentage" office:value="0.0901746670536418" calcext:value-type="percentage">
            <text:p>9.02%</text:p>
          </table:table-cell>
          <table:table-cell table:style-name="ce110" table:formula="of:=([.C6]+[.C8])/SUM([.C2:.C10])" office:value-type="percentage" office:value="0.100640884405953" calcext:value-type="percentage">
            <text:p>10.06%</text:p>
          </table:table-cell>
        </table:table-row>
        <table:table-row table:style-name="ro1">
          <table:table-cell office:value-type="string" calcext:value-type="string">
            <text:p>#GOS</text:p>
          </table:table-cell>
          <table:table-cell table:style-name="ce110" table:formula="of:=[.B5]/SUM([.B2:.B10])" office:value-type="percentage" office:value="0.0955447059494997" calcext:value-type="percentage">
            <text:p>9.55%</text:p>
          </table:table-cell>
          <table:table-cell table:style-name="ce110" table:formula="of:=[.C5]/SUM([.C2:.C10])" office:value-type="percentage" office:value="0.0651719153654881" calcext:value-type="percentage">
            <text:p>6.52%</text:p>
          </table:table-cell>
        </table:table-row>
      </table:table>
      <table:table table:name="CSV gers_revenue_scotland" table:style-name="ta1">
        <table:table-column table:style-name="co13" table:default-cell-style-name="Default"/>
        <table:table-column table:style-name="co13" table:number-columns-repeated="3" table:default-cell-style-name="ce109"/>
        <table:table-column table:style-name="co44" table:default-cell-style-name="ce109"/>
        <table:table-row table:style-name="ro1">
          <table:table-cell/>
          <table:table-cell office:value-type="string" calcext:value-type="string">
            <text:p>Income tax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Onshore corp tax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4" table:number-matrix-rows-spanned="22" table:formula="of:=TRANSPOSE([$'Table 1.4'.B56:$'Table 1.4'.W59])" office:value-type="float" office:value="9.84214993592702" calcext:value-type="float">
            <text:p>9.84</text:p>
          </table:table-cell>
          <table:table-cell office:value-type="float" office:value="6.8408005165604" calcext:value-type="float">
            <text:p>6.84</text:p>
          </table:table-cell>
          <table:table-cell office:value-type="float" office:value="6.72923285134845" calcext:value-type="float">
            <text:p>6.73</text:p>
          </table:table-cell>
          <table:table-cell office:value-type="float" office:value="3.42145320612457" calcext:value-type="float">
            <text:p>3.42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.1158607320913" calcext:value-type="float">
            <text:p>10.12</text:p>
          </table:table-cell>
          <table:table-cell office:value-type="float" office:value="6.93727198532879" calcext:value-type="float">
            <text:p>6.94</text:p>
          </table:table-cell>
          <table:table-cell office:value-type="float" office:value="7.07772108255194" calcext:value-type="float">
            <text:p>7.08</text:p>
          </table:table-cell>
          <table:table-cell office:value-type="float" office:value="3.82091166497075" calcext:value-type="float">
            <text:p>3.82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.9005650772792" calcext:value-type="float">
            <text:p>10.90</text:p>
          </table:table-cell>
          <table:table-cell office:value-type="float" office:value="7.34479136911496" calcext:value-type="float">
            <text:p>7.34</text:p>
          </table:table-cell>
          <table:table-cell office:value-type="float" office:value="7.21775046239829" calcext:value-type="float">
            <text:p>7.22</text:p>
          </table:table-cell>
          <table:table-cell office:value-type="float" office:value="3.64786596204533" calcext:value-type="float">
            <text:p>3.65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.1579230139716" calcext:value-type="float">
            <text:p>11.16</text:p>
          </table:table-cell>
          <table:table-cell office:value-type="float" office:value="7.41483925369451" calcext:value-type="float">
            <text:p>7.41</text:p>
          </table:table-cell>
          <table:table-cell office:value-type="float" office:value="7.37859140743218" calcext:value-type="float">
            <text:p>7.38</text:p>
          </table:table-cell>
          <table:table-cell office:value-type="float" office:value="3.25780941290034" calcext:value-type="float">
            <text:p>3.2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.2090632639157" calcext:value-type="float">
            <text:p>11.21</text:p>
          </table:table-cell>
          <table:table-cell office:value-type="float" office:value="7.27985259645246" calcext:value-type="float">
            <text:p>7.28</text:p>
          </table:table-cell>
          <table:table-cell office:value-type="float" office:value="7.18191495948083" calcext:value-type="float">
            <text:p>7.18</text:p>
          </table:table-cell>
          <table:table-cell office:value-type="float" office:value="2.92787474416739" calcext:value-type="float">
            <text:p>2.93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1.8284277844029" calcext:value-type="float">
            <text:p>11.83</text:p>
          </table:table-cell>
          <table:table-cell office:value-type="float" office:value="8.39938129315511" calcext:value-type="float">
            <text:p>8.40</text:p>
          </table:table-cell>
          <table:table-cell office:value-type="float" office:value="7.84160788347171" calcext:value-type="float">
            <text:p>7.84</text:p>
          </table:table-cell>
          <table:table-cell office:value-type="float" office:value="2.93697145718698" calcext:value-type="float">
            <text:p>2.94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2.2985757131721" calcext:value-type="float">
            <text:p>12.30</text:p>
          </table:table-cell>
          <table:table-cell office:value-type="float" office:value="8.77364762002355" calcext:value-type="float">
            <text:p>8.77</text:p>
          </table:table-cell>
          <table:table-cell office:value-type="float" office:value="7.90946243076782" calcext:value-type="float">
            <text:p>7.91</text:p>
          </table:table-cell>
          <table:table-cell office:value-type="float" office:value="3.48510067311143" calcext:value-type="float">
            <text:p>3.4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.9717015107125" calcext:value-type="float">
            <text:p>12.97</text:p>
          </table:table-cell>
          <table:table-cell office:value-type="float" office:value="9.07818546887832" calcext:value-type="float">
            <text:p>9.08</text:p>
          </table:table-cell>
          <table:table-cell office:value-type="float" office:value="8.0357119641819" calcext:value-type="float">
            <text:p>8.04</text:p>
          </table:table-cell>
          <table:table-cell office:value-type="float" office:value="3.85312899255573" calcext:value-type="float">
            <text:p>3.85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.7757325815543" calcext:value-type="float">
            <text:p>13.78</text:p>
          </table:table-cell>
          <table:table-cell office:value-type="float" office:value="9.30868187307708" calcext:value-type="float">
            <text:p>9.31</text:p>
          </table:table-cell>
          <table:table-cell office:value-type="float" office:value="8.61637020826449" calcext:value-type="float">
            <text:p>8.62</text:p>
          </table:table-cell>
          <table:table-cell office:value-type="float" office:value="3.65693618609201" calcext:value-type="float">
            <text:p>3.66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.450595820774" calcext:value-type="float">
            <text:p>14.45</text:p>
          </table:table-cell>
          <table:table-cell office:value-type="float" office:value="9.73280803491261" calcext:value-type="float">
            <text:p>9.73</text:p>
          </table:table-cell>
          <table:table-cell office:value-type="float" office:value="8.688415677621" calcext:value-type="float">
            <text:p>8.69</text:p>
          </table:table-cell>
          <table:table-cell office:value-type="float" office:value="3.51753431864792" calcext:value-type="float">
            <text:p>3.5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3.4634899349658" calcext:value-type="float">
            <text:p>13.46</text:p>
          </table:table-cell>
          <table:table-cell office:value-type="float" office:value="9.66897128277213" calcext:value-type="float">
            <text:p>9.67</text:p>
          </table:table-cell>
          <table:table-cell office:value-type="float" office:value="7.92601925011457" calcext:value-type="float">
            <text:p>7.93</text:p>
          </table:table-cell>
          <table:table-cell office:value-type="float" office:value="2.75871656758676" calcext:value-type="float">
            <text:p>2.76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2.8466134285858" calcext:value-type="float">
            <text:p>12.85</text:p>
          </table:table-cell>
          <table:table-cell office:value-type="float" office:value="9.42290725789604" calcext:value-type="float">
            <text:p>9.42</text:p>
          </table:table-cell>
          <table:table-cell office:value-type="float" office:value="7.53780410869234" calcext:value-type="float">
            <text:p>7.54</text:p>
          </table:table-cell>
          <table:table-cell office:value-type="float" office:value="3.0197359279456" calcext:value-type="float">
            <text:p>3.0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3.2184347925382" calcext:value-type="float">
            <text:p>13.22</text:p>
          </table:table-cell>
          <table:table-cell office:value-type="float" office:value="9.32976986757656" calcext:value-type="float">
            <text:p>9.33</text:p>
          </table:table-cell>
          <table:table-cell office:value-type="float" office:value="8.73713288776665" calcext:value-type="float">
            <text:p>8.74</text:p>
          </table:table-cell>
          <table:table-cell office:value-type="float" office:value="2.98446259017181" calcext:value-type="float">
            <text:p>2.98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.9747044909366" calcext:value-type="float">
            <text:p>12.97</text:p>
          </table:table-cell>
          <table:table-cell office:value-type="float" office:value="9.53932828584759" calcext:value-type="float">
            <text:p>9.54</text:p>
          </table:table-cell>
          <table:table-cell office:value-type="float" office:value="9.54113917110208" calcext:value-type="float">
            <text:p>9.54</text:p>
          </table:table-cell>
          <table:table-cell office:value-type="float" office:value="2.72535923941396" calcext:value-type="float">
            <text:p>2.73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2.5944542138661" calcext:value-type="float">
            <text:p>12.59</text:p>
          </table:table-cell>
          <table:table-cell office:value-type="float" office:value="9.69742110000831" calcext:value-type="float">
            <text:p>9.70</text:p>
          </table:table-cell>
          <table:table-cell office:value-type="float" office:value="9.62752116316969" calcext:value-type="float">
            <text:p>9.63</text:p>
          </table:table-cell>
          <table:table-cell office:value-type="float" office:value="2.90345238049063" calcext:value-type="float">
            <text:p>2.90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2.631484067519" calcext:value-type="float">
            <text:p>12.63</text:p>
          </table:table-cell>
          <table:table-cell office:value-type="float" office:value="9.75443983442057" calcext:value-type="float">
            <text:p>9.75</text:p>
          </table:table-cell>
          <table:table-cell office:value-type="float" office:value="10.0200433406382" calcext:value-type="float">
            <text:p>10.02</text:p>
          </table:table-cell>
          <table:table-cell office:value-type="float" office:value="2.83434587774702" calcext:value-type="float">
            <text:p>2.83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2.9738699229636" calcext:value-type="float">
            <text:p>12.97</text:p>
          </table:table-cell>
          <table:table-cell office:value-type="float" office:value="9.91755332394481" calcext:value-type="float">
            <text:p>9.92</text:p>
          </table:table-cell>
          <table:table-cell office:value-type="float" office:value="9.97016114702193" calcext:value-type="float">
            <text:p>9.97</text:p>
          </table:table-cell>
          <table:table-cell office:value-type="float" office:value="3.38388258282641" calcext:value-type="float">
            <text:p>3.38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2.7118060268881" calcext:value-type="float">
            <text:p>12.71</text:p>
          </table:table-cell>
          <table:table-cell office:value-type="float" office:value="9.82874964245446" calcext:value-type="float">
            <text:p>9.83</text:p>
          </table:table-cell>
          <table:table-cell office:value-type="float" office:value="10.4254784682435" calcext:value-type="float">
            <text:p>10.43</text:p>
          </table:table-cell>
          <table:table-cell office:value-type="float" office:value="2.99760802363508" calcext:value-type="float">
            <text:p>3.00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2.5347812608797" calcext:value-type="float">
            <text:p>12.53</text:p>
          </table:table-cell>
          <table:table-cell office:value-type="float" office:value="10.6353566330674" calcext:value-type="float">
            <text:p>10.64</text:p>
          </table:table-cell>
          <table:table-cell office:value-type="float" office:value="10.2151992073253" calcext:value-type="float">
            <text:p>10.22</text:p>
          </table:table-cell>
          <table:table-cell office:value-type="float" office:value="3.69079152687767" calcext:value-type="float">
            <text:p>3.69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2.4556096771498" calcext:value-type="float">
            <text:p>12.46</text:p>
          </table:table-cell>
          <table:table-cell office:value-type="float" office:value="10.8898287092419" calcext:value-type="float">
            <text:p>10.89</text:p>
          </table:table-cell>
          <table:table-cell office:value-type="float" office:value="10.9688996174406" calcext:value-type="float">
            <text:p>10.97</text:p>
          </table:table-cell>
          <table:table-cell office:value-type="float" office:value="3.4507398033014" calcext:value-type="float">
            <text:p>3.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3.078094288472" calcext:value-type="float">
            <text:p>13.08</text:p>
          </table:table-cell>
          <table:table-cell office:value-type="float" office:value="11.1242714597985" calcext:value-type="float">
            <text:p>11.12</text:p>
          </table:table-cell>
          <table:table-cell office:value-type="float" office:value="11.3490691873905" calcext:value-type="float">
            <text:p>11.35</text:p>
          </table:table-cell>
          <table:table-cell office:value-type="float" office:value="3.5527072419498" calcext:value-type="float">
            <text:p>3.55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3.01767" calcext:value-type="float">
            <text:p>13.02</text:p>
          </table:table-cell>
          <table:table-cell office:value-type="float" office:value="11.45986" calcext:value-type="float">
            <text:p>11.46</text:p>
          </table:table-cell>
          <table:table-cell office:value-type="float" office:value="11.01488" calcext:value-type="float">
            <text:p>11.01</text:p>
          </table:table-cell>
          <table:table-cell office:value-type="float" office:value="3.17957" calcext:value-type="float">
            <text:p>3.18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/ £ billion (real 2019-20 prices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</table:table-row>
      </table:table>
      <table:table table:name="Oil price" table:style-name="ta1">
        <table:table-column table:style-name="co45" table:default-cell-style-name="ce305"/>
        <table:table-column table:style-name="co46" table:default-cell-style-name="ce305"/>
        <table:table-column table:style-name="co47" table:number-columns-repeated="1022" table:default-cell-style-name="Default"/>
        <table:table-row table:style-name="ro20">
          <table:table-cell table:style-name="ce301" office:value-type="string" calcext:value-type="string">
            <text:p><text:span text:style-name="T3"><text:a xlink:href="#Contents.A1" xlink:type="simple">Back to Contents</text:a></text:span></text:p>
          </table:table-cell>
          <table:table-cell table:style-name="ce306" office:value-type="string" calcext:value-type="string">
            <text:p>Data 1: Europe Brent Spot Price FOB (Dollars per Barrel)</text:p>
          </table:table-cell>
          <table:table-cell table:number-columns-repeated="1022"/>
        </table:table-row>
        <table:table-row table:style-name="ro21">
          <table:table-cell table:style-name="ce302" office:value-type="string" calcext:value-type="string">
            <text:p>Sourcekey</text:p>
          </table:table-cell>
          <table:table-cell table:style-name="ce302" office:value-type="string" calcext:value-type="string">
            <text:p>RBRTE</text:p>
          </table:table-cell>
          <table:table-cell/>
          <table:table-cell office:value-type="string" calcext:value-type="string">
            <text:p>https://www.eia.gov/dnav/pet/hist/LeafHandler.ashx?n=pet&amp;s=rbrte&amp;f=m</text:p>
          </table:table-cell>
          <table:table-cell table:number-columns-repeated="1020"/>
        </table:table-row>
        <table:table-row table:style-name="ro21">
          <table:table-cell table:style-name="ce302" table:number-columns-repeated="2"/>
          <table:table-cell table:number-columns-repeated="1022"/>
        </table:table-row>
        <table:table-row table:style-name="ro12">
          <table:table-cell table:style-name="ce303" office:value-type="string" calcext:value-type="string">
            <text:p>Date</text:p>
          </table:table-cell>
          <table:table-cell table:style-name="ce303" office:value-type="string" calcext:value-type="string">
            <text:p>Europe Brent Spot Price FOB (Dollars per Barrel)</text:p>
          </table:table-cell>
          <table:table-cell table:style-name="ce108" office:value-type="string" calcext:value-type="string">
            <text:p>Year rolling average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7-05-15" calcext:value-type="date">
            <text:p>May-1987</text:p>
          </table:table-cell>
          <table:table-cell office:value-type="float" office:value="18.58" calcext:value-type="float">
            <text:p>18.58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06-15" calcext:value-type="date">
            <text:p>Jun-1987</text:p>
          </table:table-cell>
          <table:table-cell office:value-type="float" office:value="18.86" calcext:value-type="float">
            <text:p>18.86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07-15" calcext:value-type="date">
            <text:p>Jul-1987</text:p>
          </table:table-cell>
          <table:table-cell office:value-type="float" office:value="19.86" calcext:value-type="float">
            <text:p>19.86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08-15" calcext:value-type="date">
            <text:p>Aug-1987</text:p>
          </table:table-cell>
          <table:table-cell office:value-type="float" office:value="18.98" calcext:value-type="float">
            <text:p>18.98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09-15" calcext:value-type="date">
            <text:p>Sep-1987</text:p>
          </table:table-cell>
          <table:table-cell office:value-type="float" office:value="18.31" calcext:value-type="float">
            <text:p>18.31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10-15" calcext:value-type="date">
            <text:p>Oct-1987</text:p>
          </table:table-cell>
          <table:table-cell office:value-type="float" office:value="18.76" calcext:value-type="float">
            <text:p>18.76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11-15" calcext:value-type="date">
            <text:p>Nov-1987</text:p>
          </table:table-cell>
          <table:table-cell office:value-type="float" office:value="17.78" calcext:value-type="float">
            <text:p>17.78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7-12-15" calcext:value-type="date">
            <text:p>Dec-1987</text:p>
          </table:table-cell>
          <table:table-cell office:value-type="float" office:value="17.05" calcext:value-type="float">
            <text:p>17.05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8-01-15" calcext:value-type="date">
            <text:p>Jan-1988</text:p>
          </table:table-cell>
          <table:table-cell office:value-type="float" office:value="16.75" calcext:value-type="float">
            <text:p>16.75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8-02-15" calcext:value-type="date">
            <text:p>Feb-1988</text:p>
          </table:table-cell>
          <table:table-cell office:value-type="float" office:value="15.73" calcext:value-type="float">
            <text:p>15.73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8-03-15" calcext:value-type="date">
            <text:p>Mar-1988</text:p>
          </table:table-cell>
          <table:table-cell office:value-type="float" office:value="14.73" calcext:value-type="float">
            <text:p>14.73</text:p>
          </table:table-cell>
          <table:table-cell table:number-columns-repeated="1022"/>
        </table:table-row>
        <table:table-row table:style-name="ro22">
          <table:table-cell table:style-name="ce304" office:value-type="date" office:date-value="1988-04-15" calcext:value-type="date">
            <text:p>Apr-1988</text:p>
          </table:table-cell>
          <table:table-cell office:value-type="float" office:value="16.6" calcext:value-type="float">
            <text:p>16.6</text:p>
          </table:table-cell>
          <table:table-cell table:style-name="ce107" table:formula="of:=AVERAGE([.B5:.B16])" office:value-type="float" office:value="17.6658333333333" calcext:value-type="float">
            <text:p>17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05-15" calcext:value-type="date">
            <text:p>May-1988</text:p>
          </table:table-cell>
          <table:table-cell office:value-type="float" office:value="16.31" calcext:value-type="float">
            <text:p>16.31</text:p>
          </table:table-cell>
          <table:table-cell table:style-name="ce107" table:formula="of:=AVERAGE([.B6:.B17])" office:value-type="float" office:value="17.4766666666667" calcext:value-type="float">
            <text:p>17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06-15" calcext:value-type="date">
            <text:p>Jun-1988</text:p>
          </table:table-cell>
          <table:table-cell office:value-type="float" office:value="15.54" calcext:value-type="float">
            <text:p>15.54</text:p>
          </table:table-cell>
          <table:table-cell table:style-name="ce107" table:formula="of:=AVERAGE([.B7:.B18])" office:value-type="float" office:value="17.2" calcext:value-type="float">
            <text:p>17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07-15" calcext:value-type="date">
            <text:p>Jul-1988</text:p>
          </table:table-cell>
          <table:table-cell office:value-type="float" office:value="14.91" calcext:value-type="float">
            <text:p>14.91</text:p>
          </table:table-cell>
          <table:table-cell table:style-name="ce107" table:formula="of:=AVERAGE([.B8:.B19])" office:value-type="float" office:value="16.7875" calcext:value-type="float">
            <text:p>16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08-15" calcext:value-type="date">
            <text:p>Aug-1988</text:p>
          </table:table-cell>
          <table:table-cell office:value-type="float" office:value="14.89" calcext:value-type="float">
            <text:p>14.89</text:p>
          </table:table-cell>
          <table:table-cell table:style-name="ce107" table:formula="of:=AVERAGE([.B9:.B20])" office:value-type="float" office:value="16.4466666666667" calcext:value-type="float">
            <text:p>16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09-15" calcext:value-type="date">
            <text:p>Sep-1988</text:p>
          </table:table-cell>
          <table:table-cell office:value-type="float" office:value="13.18" calcext:value-type="float">
            <text:p>13.18</text:p>
          </table:table-cell>
          <table:table-cell table:style-name="ce107" table:formula="of:=AVERAGE([.B10:.B21])" office:value-type="float" office:value="16.0191666666667" calcext:value-type="float">
            <text:p>16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10-15" calcext:value-type="date">
            <text:p>Oct-1988</text:p>
          </table:table-cell>
          <table:table-cell office:value-type="float" office:value="12.41" calcext:value-type="float">
            <text:p>12.41</text:p>
          </table:table-cell>
          <table:table-cell table:style-name="ce107" table:formula="of:=AVERAGE([.B11:.B22])" office:value-type="float" office:value="15.49" calcext:value-type="float">
            <text:p>1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11-15" calcext:value-type="date">
            <text:p>Nov-1988</text:p>
          </table:table-cell>
          <table:table-cell office:value-type="float" office:value="13.02" calcext:value-type="float">
            <text:p>13.02</text:p>
          </table:table-cell>
          <table:table-cell table:style-name="ce107" table:formula="of:=AVERAGE([.B12:.B23])" office:value-type="float" office:value="15.0933333333333" calcext:value-type="float">
            <text:p>15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8-12-15" calcext:value-type="date">
            <text:p>Dec-1988</text:p>
          </table:table-cell>
          <table:table-cell office:value-type="float" office:value="15.31" calcext:value-type="float">
            <text:p>15.31</text:p>
          </table:table-cell>
          <table:table-cell table:style-name="ce107" table:formula="of:=AVERAGE([.B13:.B24])" office:value-type="float" office:value="14.9483333333333" calcext:value-type="float">
            <text:p>14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1-15" calcext:value-type="date">
            <text:p>Jan-1989</text:p>
          </table:table-cell>
          <table:table-cell office:value-type="float" office:value="17.17" calcext:value-type="float">
            <text:p>17.17</text:p>
          </table:table-cell>
          <table:table-cell table:style-name="ce107" table:formula="of:=AVERAGE([.B14:.B25])" office:value-type="float" office:value="14.9833333333333" calcext:value-type="float">
            <text:p>15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2-15" calcext:value-type="date">
            <text:p>Feb-1989</text:p>
          </table:table-cell>
          <table:table-cell office:value-type="float" office:value="16.89" calcext:value-type="float">
            <text:p>16.89</text:p>
          </table:table-cell>
          <table:table-cell table:style-name="ce107" table:formula="of:=AVERAGE([.B15:.B26])" office:value-type="float" office:value="15.08" calcext:value-type="float">
            <text:p>15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3-15" calcext:value-type="date">
            <text:p>Mar-1989</text:p>
          </table:table-cell>
          <table:table-cell office:value-type="float" office:value="18.7" calcext:value-type="float">
            <text:p>18.7</text:p>
          </table:table-cell>
          <table:table-cell table:style-name="ce107" table:formula="of:=AVERAGE([.B16:.B27])" office:value-type="float" office:value="15.4108333333333" calcext:value-type="float">
            <text:p>15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4-15" calcext:value-type="date">
            <text:p>Apr-1989</text:p>
          </table:table-cell>
          <table:table-cell office:value-type="float" office:value="20.32" calcext:value-type="float">
            <text:p>20.32</text:p>
          </table:table-cell>
          <table:table-cell table:style-name="ce107" table:formula="of:=AVERAGE([.B17:.B28])" office:value-type="float" office:value="15.7208333333333" calcext:value-type="float">
            <text:p>1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5-15" calcext:value-type="date">
            <text:p>May-1989</text:p>
          </table:table-cell>
          <table:table-cell office:value-type="float" office:value="18.63" calcext:value-type="float">
            <text:p>18.63</text:p>
          </table:table-cell>
          <table:table-cell table:style-name="ce107" table:formula="of:=AVERAGE([.B18:.B29])" office:value-type="float" office:value="15.9141666666667" calcext:value-type="float">
            <text:p>15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6-15" calcext:value-type="date">
            <text:p>Jun-1989</text:p>
          </table:table-cell>
          <table:table-cell office:value-type="float" office:value="17.67" calcext:value-type="float">
            <text:p>17.67</text:p>
          </table:table-cell>
          <table:table-cell table:style-name="ce107" table:formula="of:=AVERAGE([.B19:.B30])" office:value-type="float" office:value="16.0916666666667" calcext:value-type="float">
            <text:p>16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7-15" calcext:value-type="date">
            <text:p>Jul-1989</text:p>
          </table:table-cell>
          <table:table-cell office:value-type="float" office:value="17.62" calcext:value-type="float">
            <text:p>17.62</text:p>
          </table:table-cell>
          <table:table-cell table:style-name="ce107" table:formula="of:=AVERAGE([.B20:.B31])" office:value-type="float" office:value="16.3175" calcext:value-type="float">
            <text:p>16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8-15" calcext:value-type="date">
            <text:p>Aug-1989</text:p>
          </table:table-cell>
          <table:table-cell office:value-type="float" office:value="16.77" calcext:value-type="float">
            <text:p>16.77</text:p>
          </table:table-cell>
          <table:table-cell table:style-name="ce107" table:formula="of:=AVERAGE([.B21:.B32])" office:value-type="float" office:value="16.4741666666667" calcext:value-type="float">
            <text:p>16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09-15" calcext:value-type="date">
            <text:p>Sep-1989</text:p>
          </table:table-cell>
          <table:table-cell office:value-type="float" office:value="17.77" calcext:value-type="float">
            <text:p>17.77</text:p>
          </table:table-cell>
          <table:table-cell table:style-name="ce107" table:formula="of:=AVERAGE([.B22:.B33])" office:value-type="float" office:value="16.8566666666667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10-15" calcext:value-type="date">
            <text:p>Oct-1989</text:p>
          </table:table-cell>
          <table:table-cell office:value-type="float" office:value="18.91" calcext:value-type="float">
            <text:p>18.91</text:p>
          </table:table-cell>
          <table:table-cell table:style-name="ce107" table:formula="of:=AVERAGE([.B23:.B34])" office:value-type="float" office:value="17.3983333333333" calcext:value-type="float">
            <text:p>17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11-15" calcext:value-type="date">
            <text:p>Nov-1989</text:p>
          </table:table-cell>
          <table:table-cell office:value-type="float" office:value="18.73" calcext:value-type="float">
            <text:p>18.73</text:p>
          </table:table-cell>
          <table:table-cell table:style-name="ce107" table:formula="of:=AVERAGE([.B24:.B35])" office:value-type="float" office:value="17.8741666666667" calcext:value-type="float">
            <text:p>17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89-12-15" calcext:value-type="date">
            <text:p>Dec-1989</text:p>
          </table:table-cell>
          <table:table-cell office:value-type="float" office:value="19.84" calcext:value-type="float">
            <text:p>19.84</text:p>
          </table:table-cell>
          <table:table-cell table:style-name="ce107" table:formula="of:=AVERAGE([.B25:.B36])" office:value-type="float" office:value="18.2516666666667" calcext:value-type="float">
            <text:p>18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1-15" calcext:value-type="date">
            <text:p>Jan-1990</text:p>
          </table:table-cell>
          <table:table-cell office:value-type="float" office:value="21.25" calcext:value-type="float">
            <text:p>21.25</text:p>
          </table:table-cell>
          <table:table-cell table:style-name="ce107" table:formula="of:=AVERAGE([.B26:.B37])" office:value-type="float" office:value="18.5916666666667" calcext:value-type="float">
            <text:p>18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2-15" calcext:value-type="date">
            <text:p>Feb-1990</text:p>
          </table:table-cell>
          <table:table-cell office:value-type="float" office:value="19.81" calcext:value-type="float">
            <text:p>19.81</text:p>
          </table:table-cell>
          <table:table-cell table:style-name="ce107" table:formula="of:=AVERAGE([.B27:.B38])" office:value-type="float" office:value="18.835" calcext:value-type="float">
            <text:p>1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3-15" calcext:value-type="date">
            <text:p>Mar-1990</text:p>
          </table:table-cell>
          <table:table-cell office:value-type="float" office:value="18.39" calcext:value-type="float">
            <text:p>18.39</text:p>
          </table:table-cell>
          <table:table-cell table:style-name="ce107" table:formula="of:=AVERAGE([.B28:.B39])" office:value-type="float" office:value="18.8091666666667" calcext:value-type="float">
            <text:p>1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4-15" calcext:value-type="date">
            <text:p>Apr-1990</text:p>
          </table:table-cell>
          <table:table-cell office:value-type="float" office:value="16.61" calcext:value-type="float">
            <text:p>16.61</text:p>
          </table:table-cell>
          <table:table-cell table:style-name="ce107" table:formula="of:=AVERAGE([.B29:.B40])" office:value-type="float" office:value="18.5" calcext:value-type="float">
            <text:p>1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5-15" calcext:value-type="date">
            <text:p>May-1990</text:p>
          </table:table-cell>
          <table:table-cell office:value-type="float" office:value="16.35" calcext:value-type="float">
            <text:p>16.35</text:p>
          </table:table-cell>
          <table:table-cell table:style-name="ce107" table:formula="of:=AVERAGE([.B30:.B41])" office:value-type="float" office:value="18.31" calcext:value-type="float">
            <text:p>18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6-15" calcext:value-type="date">
            <text:p>Jun-1990</text:p>
          </table:table-cell>
          <table:table-cell office:value-type="float" office:value="15.1" calcext:value-type="float">
            <text:p>15.1</text:p>
          </table:table-cell>
          <table:table-cell table:style-name="ce107" table:formula="of:=AVERAGE([.B31:.B42])" office:value-type="float" office:value="18.0958333333333" calcext:value-type="float">
            <text:p>18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7-15" calcext:value-type="date">
            <text:p>Jul-1990</text:p>
          </table:table-cell>
          <table:table-cell office:value-type="float" office:value="17.17" calcext:value-type="float">
            <text:p>17.17</text:p>
          </table:table-cell>
          <table:table-cell table:style-name="ce107" table:formula="of:=AVERAGE([.B32:.B43])" office:value-type="float" office:value="18.0583333333333" calcext:value-type="float">
            <text:p>18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8-15" calcext:value-type="date">
            <text:p>Aug-1990</text:p>
          </table:table-cell>
          <table:table-cell office:value-type="float" office:value="27.17" calcext:value-type="float">
            <text:p>27.17</text:p>
          </table:table-cell>
          <table:table-cell table:style-name="ce107" table:formula="of:=AVERAGE([.B33:.B44])" office:value-type="float" office:value="18.925" calcext:value-type="float">
            <text:p>18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09-15" calcext:value-type="date">
            <text:p>Sep-1990</text:p>
          </table:table-cell>
          <table:table-cell office:value-type="float" office:value="34.9" calcext:value-type="float">
            <text:p>34.9</text:p>
          </table:table-cell>
          <table:table-cell table:style-name="ce107" table:formula="of:=AVERAGE([.B34:.B45])" office:value-type="float" office:value="20.3525" calcext:value-type="float">
            <text:p>20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10-15" calcext:value-type="date">
            <text:p>Oct-1990</text:p>
          </table:table-cell>
          <table:table-cell office:value-type="float" office:value="36.02" calcext:value-type="float">
            <text:p>36.02</text:p>
          </table:table-cell>
          <table:table-cell table:style-name="ce107" table:formula="of:=AVERAGE([.B35:.B46])" office:value-type="float" office:value="21.7783333333333" calcext:value-type="float">
            <text:p>21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11-15" calcext:value-type="date">
            <text:p>Nov-1990</text:p>
          </table:table-cell>
          <table:table-cell office:value-type="float" office:value="33.07" calcext:value-type="float">
            <text:p>33.07</text:p>
          </table:table-cell>
          <table:table-cell table:style-name="ce107" table:formula="of:=AVERAGE([.B36:.B47])" office:value-type="float" office:value="22.9733333333333" calcext:value-type="float">
            <text:p>23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0-12-15" calcext:value-type="date">
            <text:p>Dec-1990</text:p>
          </table:table-cell>
          <table:table-cell office:value-type="float" office:value="28.27" calcext:value-type="float">
            <text:p>28.27</text:p>
          </table:table-cell>
          <table:table-cell table:style-name="ce107" table:formula="of:=AVERAGE([.B37:.B48])" office:value-type="float" office:value="23.6758333333333" calcext:value-type="float">
            <text:p>2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1-15" calcext:value-type="date">
            <text:p>Jan-1991</text:p>
          </table:table-cell>
          <table:table-cell office:value-type="float" office:value="23.57" calcext:value-type="float">
            <text:p>23.57</text:p>
          </table:table-cell>
          <table:table-cell table:style-name="ce107" table:formula="of:=AVERAGE([.B38:.B49])" office:value-type="float" office:value="23.8691666666667" calcext:value-type="float">
            <text:p>2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2-15" calcext:value-type="date">
            <text:p>Feb-1991</text:p>
          </table:table-cell>
          <table:table-cell office:value-type="float" office:value="19.54" calcext:value-type="float">
            <text:p>19.54</text:p>
          </table:table-cell>
          <table:table-cell table:style-name="ce107" table:formula="of:=AVERAGE([.B39:.B50])" office:value-type="float" office:value="23.8466666666667" calcext:value-type="float">
            <text:p>23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3-15" calcext:value-type="date">
            <text:p>Mar-1991</text:p>
          </table:table-cell>
          <table:table-cell office:value-type="float" office:value="19.08" calcext:value-type="float">
            <text:p>19.08</text:p>
          </table:table-cell>
          <table:table-cell table:style-name="ce107" table:formula="of:=AVERAGE([.B40:.B51])" office:value-type="float" office:value="23.9041666666667" calcext:value-type="float">
            <text:p>2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4-15" calcext:value-type="date">
            <text:p>Apr-1991</text:p>
          </table:table-cell>
          <table:table-cell office:value-type="float" office:value="19.18" calcext:value-type="float">
            <text:p>19.18</text:p>
          </table:table-cell>
          <table:table-cell table:style-name="ce107" table:formula="of:=AVERAGE([.B41:.B52])" office:value-type="float" office:value="24.1183333333333" calcext:value-type="float">
            <text:p>24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5-15" calcext:value-type="date">
            <text:p>May-1991</text:p>
          </table:table-cell>
          <table:table-cell office:value-type="float" office:value="19.19" calcext:value-type="float">
            <text:p>19.19</text:p>
          </table:table-cell>
          <table:table-cell table:style-name="ce107" table:formula="of:=AVERAGE([.B42:.B53])" office:value-type="float" office:value="24.355" calcext:value-type="float">
            <text:p>2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6-15" calcext:value-type="date">
            <text:p>Jun-1991</text:p>
          </table:table-cell>
          <table:table-cell office:value-type="float" office:value="18.17" calcext:value-type="float">
            <text:p>18.17</text:p>
          </table:table-cell>
          <table:table-cell table:style-name="ce107" table:formula="of:=AVERAGE([.B43:.B54])" office:value-type="float" office:value="24.6108333333333" calcext:value-type="float">
            <text:p>24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7-15" calcext:value-type="date">
            <text:p>Jul-1991</text:p>
          </table:table-cell>
          <table:table-cell office:value-type="float" office:value="19.4" calcext:value-type="float">
            <text:p>19.4</text:p>
          </table:table-cell>
          <table:table-cell table:style-name="ce107" table:formula="of:=AVERAGE([.B44:.B55])" office:value-type="float" office:value="24.7966666666667" calcext:value-type="float">
            <text:p>24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8-15" calcext:value-type="date">
            <text:p>Aug-1991</text:p>
          </table:table-cell>
          <table:table-cell office:value-type="float" office:value="19.77" calcext:value-type="float">
            <text:p>19.77</text:p>
          </table:table-cell>
          <table:table-cell table:style-name="ce107" table:formula="of:=AVERAGE([.B45:.B56])" office:value-type="float" office:value="24.18" calcext:value-type="float">
            <text:p>24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09-15" calcext:value-type="date">
            <text:p>Sep-1991</text:p>
          </table:table-cell>
          <table:table-cell office:value-type="float" office:value="20.5" calcext:value-type="float">
            <text:p>20.5</text:p>
          </table:table-cell>
          <table:table-cell table:style-name="ce107" table:formula="of:=AVERAGE([.B46:.B57])" office:value-type="float" office:value="22.98" calcext:value-type="float">
            <text:p>23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10-15" calcext:value-type="date">
            <text:p>Oct-1991</text:p>
          </table:table-cell>
          <table:table-cell office:value-type="float" office:value="22.21" calcext:value-type="float">
            <text:p>22.21</text:p>
          </table:table-cell>
          <table:table-cell table:style-name="ce107" table:formula="of:=AVERAGE([.B47:.B58])" office:value-type="float" office:value="21.8291666666667" calcext:value-type="float">
            <text:p>21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11-15" calcext:value-type="date">
            <text:p>Nov-1991</text:p>
          </table:table-cell>
          <table:table-cell office:value-type="float" office:value="21.11" calcext:value-type="float">
            <text:p>21.11</text:p>
          </table:table-cell>
          <table:table-cell table:style-name="ce107" table:formula="of:=AVERAGE([.B48:.B59])" office:value-type="float" office:value="20.8325" calcext:value-type="float">
            <text:p>20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1-12-15" calcext:value-type="date">
            <text:p>Dec-1991</text:p>
          </table:table-cell>
          <table:table-cell office:value-type="float" office:value="18.41" calcext:value-type="float">
            <text:p>18.41</text:p>
          </table:table-cell>
          <table:table-cell table:style-name="ce107" table:formula="of:=AVERAGE([.B49:.B60])" office:value-type="float" office:value="20.0108333333333" calcext:value-type="float">
            <text:p>20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1-15" calcext:value-type="date">
            <text:p>Jan-1992</text:p>
          </table:table-cell>
          <table:table-cell office:value-type="float" office:value="18.16" calcext:value-type="float">
            <text:p>18.16</text:p>
          </table:table-cell>
          <table:table-cell table:style-name="ce107" table:formula="of:=AVERAGE([.B50:.B61])" office:value-type="float" office:value="19.56" calcext:value-type="float">
            <text:p>1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2-15" calcext:value-type="date">
            <text:p>Feb-1992</text:p>
          </table:table-cell>
          <table:table-cell office:value-type="float" office:value="18.05" calcext:value-type="float">
            <text:p>18.05</text:p>
          </table:table-cell>
          <table:table-cell table:style-name="ce107" table:formula="of:=AVERAGE([.B51:.B62])" office:value-type="float" office:value="19.4358333333333" calcext:value-type="float">
            <text:p>19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3-15" calcext:value-type="date">
            <text:p>Mar-1992</text:p>
          </table:table-cell>
          <table:table-cell office:value-type="float" office:value="17.63" calcext:value-type="float">
            <text:p>17.63</text:p>
          </table:table-cell>
          <table:table-cell table:style-name="ce107" table:formula="of:=AVERAGE([.B52:.B63])" office:value-type="float" office:value="19.315" calcext:value-type="float">
            <text:p>1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4-15" calcext:value-type="date">
            <text:p>Apr-1992</text:p>
          </table:table-cell>
          <table:table-cell office:value-type="float" office:value="18.92" calcext:value-type="float">
            <text:p>18.92</text:p>
          </table:table-cell>
          <table:table-cell table:style-name="ce107" table:formula="of:=AVERAGE([.B53:.B64])" office:value-type="float" office:value="19.2933333333333" calcext:value-type="float">
            <text:p>1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5-15" calcext:value-type="date">
            <text:p>May-1992</text:p>
          </table:table-cell>
          <table:table-cell office:value-type="float" office:value="19.89" calcext:value-type="float">
            <text:p>19.89</text:p>
          </table:table-cell>
          <table:table-cell table:style-name="ce107" table:formula="of:=AVERAGE([.B54:.B65])" office:value-type="float" office:value="19.3516666666667" calcext:value-type="float">
            <text:p>19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6-15" calcext:value-type="date">
            <text:p>Jun-1992</text:p>
          </table:table-cell>
          <table:table-cell office:value-type="float" office:value="21.16" calcext:value-type="float">
            <text:p>21.16</text:p>
          </table:table-cell>
          <table:table-cell table:style-name="ce107" table:formula="of:=AVERAGE([.B55:.B66])" office:value-type="float" office:value="19.6008333333333" calcext:value-type="float">
            <text:p>1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7-15" calcext:value-type="date">
            <text:p>Jul-1992</text:p>
          </table:table-cell>
          <table:table-cell office:value-type="float" office:value="20.24" calcext:value-type="float">
            <text:p>20.24</text:p>
          </table:table-cell>
          <table:table-cell table:style-name="ce107" table:formula="of:=AVERAGE([.B56:.B67])" office:value-type="float" office:value="19.6708333333333" calcext:value-type="float">
            <text:p>19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8-15" calcext:value-type="date">
            <text:p>Aug-1992</text:p>
          </table:table-cell>
          <table:table-cell office:value-type="float" office:value="19.74" calcext:value-type="float">
            <text:p>19.74</text:p>
          </table:table-cell>
          <table:table-cell table:style-name="ce107" table:formula="of:=AVERAGE([.B57:.B68])" office:value-type="float" office:value="19.6683333333333" calcext:value-type="float">
            <text:p>19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09-15" calcext:value-type="date">
            <text:p>Sep-1992</text:p>
          </table:table-cell>
          <table:table-cell office:value-type="float" office:value="20.27" calcext:value-type="float">
            <text:p>20.27</text:p>
          </table:table-cell>
          <table:table-cell table:style-name="ce107" table:formula="of:=AVERAGE([.B58:.B69])" office:value-type="float" office:value="19.6491666666667" calcext:value-type="float">
            <text:p>1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10-15" calcext:value-type="date">
            <text:p>Oct-1992</text:p>
          </table:table-cell>
          <table:table-cell office:value-type="float" office:value="20.26" calcext:value-type="float">
            <text:p>20.26</text:p>
          </table:table-cell>
          <table:table-cell table:style-name="ce107" table:formula="of:=AVERAGE([.B59:.B70])" office:value-type="float" office:value="19.4866666666667" calcext:value-type="float">
            <text:p>19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11-15" calcext:value-type="date">
            <text:p>Nov-1992</text:p>
          </table:table-cell>
          <table:table-cell office:value-type="float" office:value="19.21" calcext:value-type="float">
            <text:p>19.21</text:p>
          </table:table-cell>
          <table:table-cell table:style-name="ce107" table:formula="of:=AVERAGE([.B60:.B71])" office:value-type="float" office:value="19.3283333333333" calcext:value-type="float">
            <text:p>1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2-12-15" calcext:value-type="date">
            <text:p>Dec-1992</text:p>
          </table:table-cell>
          <table:table-cell office:value-type="float" office:value="18.14" calcext:value-type="float">
            <text:p>18.14</text:p>
          </table:table-cell>
          <table:table-cell table:style-name="ce107" table:formula="of:=AVERAGE([.B61:.B72])" office:value-type="float" office:value="19.3058333333333" calcext:value-type="float">
            <text:p>1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1-15" calcext:value-type="date">
            <text:p>Jan-1993</text:p>
          </table:table-cell>
          <table:table-cell office:value-type="float" office:value="17.39" calcext:value-type="float">
            <text:p>17.39</text:p>
          </table:table-cell>
          <table:table-cell table:style-name="ce107" table:formula="of:=AVERAGE([.B62:.B73])" office:value-type="float" office:value="19.2416666666667" calcext:value-type="float">
            <text:p>19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2-15" calcext:value-type="date">
            <text:p>Feb-1993</text:p>
          </table:table-cell>
          <table:table-cell office:value-type="float" office:value="18.47" calcext:value-type="float">
            <text:p>18.47</text:p>
          </table:table-cell>
          <table:table-cell table:style-name="ce107" table:formula="of:=AVERAGE([.B63:.B74])" office:value-type="float" office:value="19.2766666666667" calcext:value-type="float">
            <text:p>1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3-15" calcext:value-type="date">
            <text:p>Mar-1993</text:p>
          </table:table-cell>
          <table:table-cell office:value-type="float" office:value="18.79" calcext:value-type="float">
            <text:p>18.79</text:p>
          </table:table-cell>
          <table:table-cell table:style-name="ce107" table:formula="of:=AVERAGE([.B64:.B75])" office:value-type="float" office:value="19.3733333333333" calcext:value-type="float">
            <text:p>19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4-15" calcext:value-type="date">
            <text:p>Apr-1993</text:p>
          </table:table-cell>
          <table:table-cell office:value-type="float" office:value="18.67" calcext:value-type="float">
            <text:p>18.67</text:p>
          </table:table-cell>
          <table:table-cell table:style-name="ce107" table:formula="of:=AVERAGE([.B65:.B76])" office:value-type="float" office:value="19.3525" calcext:value-type="float">
            <text:p>19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5-15" calcext:value-type="date">
            <text:p>May-1993</text:p>
          </table:table-cell>
          <table:table-cell office:value-type="float" office:value="18.51" calcext:value-type="float">
            <text:p>18.51</text:p>
          </table:table-cell>
          <table:table-cell table:style-name="ce107" table:formula="of:=AVERAGE([.B66:.B77])" office:value-type="float" office:value="19.2375" calcext:value-type="float">
            <text:p>19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6-15" calcext:value-type="date">
            <text:p>Jun-1993</text:p>
          </table:table-cell>
          <table:table-cell office:value-type="float" office:value="17.65" calcext:value-type="float">
            <text:p>17.65</text:p>
          </table:table-cell>
          <table:table-cell table:style-name="ce107" table:formula="of:=AVERAGE([.B67:.B78])" office:value-type="float" office:value="18.945" calcext:value-type="float">
            <text:p>18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7-15" calcext:value-type="date">
            <text:p>Jul-1993</text:p>
          </table:table-cell>
          <table:table-cell office:value-type="float" office:value="16.78" calcext:value-type="float">
            <text:p>16.78</text:p>
          </table:table-cell>
          <table:table-cell table:style-name="ce107" table:formula="of:=AVERAGE([.B68:.B79])" office:value-type="float" office:value="18.6566666666667" calcext:value-type="float">
            <text:p>18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8-15" calcext:value-type="date">
            <text:p>Aug-1993</text:p>
          </table:table-cell>
          <table:table-cell office:value-type="float" office:value="16.7" calcext:value-type="float">
            <text:p>16.7</text:p>
          </table:table-cell>
          <table:table-cell table:style-name="ce107" table:formula="of:=AVERAGE([.B69:.B80])" office:value-type="float" office:value="18.4033333333333" calcext:value-type="float">
            <text:p>18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09-15" calcext:value-type="date">
            <text:p>Sep-1993</text:p>
          </table:table-cell>
          <table:table-cell office:value-type="float" office:value="16.01" calcext:value-type="float">
            <text:p>16.01</text:p>
          </table:table-cell>
          <table:table-cell table:style-name="ce107" table:formula="of:=AVERAGE([.B70:.B81])" office:value-type="float" office:value="18.0483333333333" calcext:value-type="float">
            <text:p>18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10-15" calcext:value-type="date">
            <text:p>Oct-1993</text:p>
          </table:table-cell>
          <table:table-cell office:value-type="float" office:value="16.61" calcext:value-type="float">
            <text:p>16.61</text:p>
          </table:table-cell>
          <table:table-cell table:style-name="ce107" table:formula="of:=AVERAGE([.B71:.B82])" office:value-type="float" office:value="17.7441666666667" calcext:value-type="float">
            <text:p>17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11-15" calcext:value-type="date">
            <text:p>Nov-1993</text:p>
          </table:table-cell>
          <table:table-cell office:value-type="float" office:value="15.2" calcext:value-type="float">
            <text:p>15.2</text:p>
          </table:table-cell>
          <table:table-cell table:style-name="ce107" table:formula="of:=AVERAGE([.B72:.B83])" office:value-type="float" office:value="17.41" calcext:value-type="float">
            <text:p>17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3-12-15" calcext:value-type="date">
            <text:p>Dec-1993</text:p>
          </table:table-cell>
          <table:table-cell office:value-type="float" office:value="13.73" calcext:value-type="float">
            <text:p>13.73</text:p>
          </table:table-cell>
          <table:table-cell table:style-name="ce107" table:formula="of:=AVERAGE([.B73:.B84])" office:value-type="float" office:value="17.0425" calcext:value-type="float">
            <text:p>17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1-15" calcext:value-type="date">
            <text:p>Jan-1994</text:p>
          </table:table-cell>
          <table:table-cell office:value-type="float" office:value="14.29" calcext:value-type="float">
            <text:p>14.29</text:p>
          </table:table-cell>
          <table:table-cell table:style-name="ce107" table:formula="of:=AVERAGE([.B74:.B85])" office:value-type="float" office:value="16.7841666666667" calcext:value-type="float">
            <text:p>16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2-15" calcext:value-type="date">
            <text:p>Feb-1994</text:p>
          </table:table-cell>
          <table:table-cell office:value-type="float" office:value="13.8" calcext:value-type="float">
            <text:p>13.8</text:p>
          </table:table-cell>
          <table:table-cell table:style-name="ce107" table:formula="of:=AVERAGE([.B75:.B86])" office:value-type="float" office:value="16.395" calcext:value-type="float">
            <text:p>16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3-15" calcext:value-type="date">
            <text:p>Mar-1994</text:p>
          </table:table-cell>
          <table:table-cell office:value-type="float" office:value="13.82" calcext:value-type="float">
            <text:p>13.82</text:p>
          </table:table-cell>
          <table:table-cell table:style-name="ce107" table:formula="of:=AVERAGE([.B76:.B87])" office:value-type="float" office:value="15.9808333333333" calcext:value-type="float">
            <text:p>16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4-15" calcext:value-type="date">
            <text:p>Apr-1994</text:p>
          </table:table-cell>
          <table:table-cell office:value-type="float" office:value="15.23" calcext:value-type="float">
            <text:p>15.23</text:p>
          </table:table-cell>
          <table:table-cell table:style-name="ce107" table:formula="of:=AVERAGE([.B77:.B88])" office:value-type="float" office:value="15.6941666666667" calcext:value-type="float">
            <text:p>1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5-15" calcext:value-type="date">
            <text:p>May-1994</text:p>
          </table:table-cell>
          <table:table-cell office:value-type="float" office:value="16.19" calcext:value-type="float">
            <text:p>16.19</text:p>
          </table:table-cell>
          <table:table-cell table:style-name="ce107" table:formula="of:=AVERAGE([.B78:.B89])" office:value-type="float" office:value="15.5008333333333" calcext:value-type="float">
            <text:p>1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6-15" calcext:value-type="date">
            <text:p>Jun-1994</text:p>
          </table:table-cell>
          <table:table-cell office:value-type="float" office:value="16.76" calcext:value-type="float">
            <text:p>16.76</text:p>
          </table:table-cell>
          <table:table-cell table:style-name="ce107" table:formula="of:=AVERAGE([.B79:.B90])" office:value-type="float" office:value="15.4266666666667" calcext:value-type="float">
            <text:p>15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7-15" calcext:value-type="date">
            <text:p>Jul-1994</text:p>
          </table:table-cell>
          <table:table-cell office:value-type="float" office:value="17.6" calcext:value-type="float">
            <text:p>17.6</text:p>
          </table:table-cell>
          <table:table-cell table:style-name="ce107" table:formula="of:=AVERAGE([.B80:.B91])" office:value-type="float" office:value="15.495" calcext:value-type="float">
            <text:p>1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8-15" calcext:value-type="date">
            <text:p>Aug-1994</text:p>
          </table:table-cell>
          <table:table-cell office:value-type="float" office:value="16.89" calcext:value-type="float">
            <text:p>16.89</text:p>
          </table:table-cell>
          <table:table-cell table:style-name="ce107" table:formula="of:=AVERAGE([.B81:.B92])" office:value-type="float" office:value="15.5108333333333" calcext:value-type="float">
            <text:p>1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09-15" calcext:value-type="date">
            <text:p>Sep-1994</text:p>
          </table:table-cell>
          <table:table-cell office:value-type="float" office:value="15.9" calcext:value-type="float">
            <text:p>15.9</text:p>
          </table:table-cell>
          <table:table-cell table:style-name="ce107" table:formula="of:=AVERAGE([.B82:.B93])" office:value-type="float" office:value="15.5016666666667" calcext:value-type="float">
            <text:p>1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10-15" calcext:value-type="date">
            <text:p>Oct-1994</text:p>
          </table:table-cell>
          <table:table-cell office:value-type="float" office:value="16.49" calcext:value-type="float">
            <text:p>16.49</text:p>
          </table:table-cell>
          <table:table-cell table:style-name="ce107" table:formula="of:=AVERAGE([.B83:.B94])" office:value-type="float" office:value="15.4916666666667" calcext:value-type="float">
            <text:p>1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11-15" calcext:value-type="date">
            <text:p>Nov-1994</text:p>
          </table:table-cell>
          <table:table-cell office:value-type="float" office:value="17.19" calcext:value-type="float">
            <text:p>17.19</text:p>
          </table:table-cell>
          <table:table-cell table:style-name="ce107" table:formula="of:=AVERAGE([.B84:.B95])" office:value-type="float" office:value="15.6575" calcext:value-type="float">
            <text:p>1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4-12-15" calcext:value-type="date">
            <text:p>Dec-1994</text:p>
          </table:table-cell>
          <table:table-cell office:value-type="float" office:value="15.93" calcext:value-type="float">
            <text:p>15.93</text:p>
          </table:table-cell>
          <table:table-cell table:style-name="ce107" table:formula="of:=AVERAGE([.B85:.B96])" office:value-type="float" office:value="15.8408333333333" calcext:value-type="float">
            <text:p>15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1-15" calcext:value-type="date">
            <text:p>Jan-1995</text:p>
          </table:table-cell>
          <table:table-cell office:value-type="float" office:value="16.55" calcext:value-type="float">
            <text:p>16.55</text:p>
          </table:table-cell>
          <table:table-cell table:style-name="ce107" table:formula="of:=AVERAGE([.B86:.B97])" office:value-type="float" office:value="16.0291666666667" calcext:value-type="float">
            <text:p>16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2-15" calcext:value-type="date">
            <text:p>Feb-1995</text:p>
          </table:table-cell>
          <table:table-cell office:value-type="float" office:value="17.11" calcext:value-type="float">
            <text:p>17.11</text:p>
          </table:table-cell>
          <table:table-cell table:style-name="ce107" table:formula="of:=AVERAGE([.B87:.B98])" office:value-type="float" office:value="16.305" calcext:value-type="float">
            <text:p>16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3-15" calcext:value-type="date">
            <text:p>Mar-1995</text:p>
          </table:table-cell>
          <table:table-cell office:value-type="float" office:value="17.01" calcext:value-type="float">
            <text:p>17.01</text:p>
          </table:table-cell>
          <table:table-cell table:style-name="ce107" table:formula="of:=AVERAGE([.B88:.B99])" office:value-type="float" office:value="16.5708333333333" calcext:value-type="float">
            <text:p>16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4-15" calcext:value-type="date">
            <text:p>Apr-1995</text:p>
          </table:table-cell>
          <table:table-cell office:value-type="float" office:value="18.65" calcext:value-type="float">
            <text:p>18.65</text:p>
          </table:table-cell>
          <table:table-cell table:style-name="ce107" table:formula="of:=AVERAGE([.B89:.B100])" office:value-type="float" office:value="16.8558333333333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5-15" calcext:value-type="date">
            <text:p>May-1995</text:p>
          </table:table-cell>
          <table:table-cell office:value-type="float" office:value="18.35" calcext:value-type="float">
            <text:p>18.35</text:p>
          </table:table-cell>
          <table:table-cell table:style-name="ce107" table:formula="of:=AVERAGE([.B90:.B101])" office:value-type="float" office:value="17.0358333333333" calcext:value-type="float">
            <text:p>17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6-15" calcext:value-type="date">
            <text:p>Jun-1995</text:p>
          </table:table-cell>
          <table:table-cell office:value-type="float" office:value="17.31" calcext:value-type="float">
            <text:p>17.31</text:p>
          </table:table-cell>
          <table:table-cell table:style-name="ce107" table:formula="of:=AVERAGE([.B91:.B102])" office:value-type="float" office:value="17.0816666666667" calcext:value-type="float">
            <text:p>17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7-15" calcext:value-type="date">
            <text:p>Jul-1995</text:p>
          </table:table-cell>
          <table:table-cell office:value-type="float" office:value="15.85" calcext:value-type="float">
            <text:p>15.85</text:p>
          </table:table-cell>
          <table:table-cell table:style-name="ce107" table:formula="of:=AVERAGE([.B92:.B103])" office:value-type="float" office:value="16.9358333333333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8-15" calcext:value-type="date">
            <text:p>Aug-1995</text:p>
          </table:table-cell>
          <table:table-cell office:value-type="float" office:value="16.1" calcext:value-type="float">
            <text:p>16.1</text:p>
          </table:table-cell>
          <table:table-cell table:style-name="ce107" table:formula="of:=AVERAGE([.B93:.B104])" office:value-type="float" office:value="16.87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09-15" calcext:value-type="date">
            <text:p>Sep-1995</text:p>
          </table:table-cell>
          <table:table-cell office:value-type="float" office:value="16.7" calcext:value-type="float">
            <text:p>16.7</text:p>
          </table:table-cell>
          <table:table-cell table:style-name="ce107" table:formula="of:=AVERAGE([.B94:.B105])" office:value-type="float" office:value="16.9366666666667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10-15" calcext:value-type="date">
            <text:p>Oct-1995</text:p>
          </table:table-cell>
          <table:table-cell office:value-type="float" office:value="16.11" calcext:value-type="float">
            <text:p>16.11</text:p>
          </table:table-cell>
          <table:table-cell table:style-name="ce107" table:formula="of:=AVERAGE([.B95:.B106])" office:value-type="float" office:value="16.905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11-15" calcext:value-type="date">
            <text:p>Nov-1995</text:p>
          </table:table-cell>
          <table:table-cell office:value-type="float" office:value="16.86" calcext:value-type="float">
            <text:p>16.86</text:p>
          </table:table-cell>
          <table:table-cell table:style-name="ce107" table:formula="of:=AVERAGE([.B96:.B107])" office:value-type="float" office:value="16.8775" calcext:value-type="float">
            <text:p>16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5-12-15" calcext:value-type="date">
            <text:p>Dec-1995</text:p>
          </table:table-cell>
          <table:table-cell office:value-type="float" office:value="17.93" calcext:value-type="float">
            <text:p>17.93</text:p>
          </table:table-cell>
          <table:table-cell table:style-name="ce107" table:formula="of:=AVERAGE([.B97:.B108])" office:value-type="float" office:value="17.0441666666667" calcext:value-type="float">
            <text:p>17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1-15" calcext:value-type="date">
            <text:p>Jan-1996</text:p>
          </table:table-cell>
          <table:table-cell office:value-type="float" office:value="17.85" calcext:value-type="float">
            <text:p>17.85</text:p>
          </table:table-cell>
          <table:table-cell table:style-name="ce107" table:formula="of:=AVERAGE([.B98:.B109])" office:value-type="float" office:value="17.1525" calcext:value-type="float">
            <text:p>17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2-15" calcext:value-type="date">
            <text:p>Feb-1996</text:p>
          </table:table-cell>
          <table:table-cell office:value-type="float" office:value="18" calcext:value-type="float">
            <text:p>18</text:p>
          </table:table-cell>
          <table:table-cell table:style-name="ce107" table:formula="of:=AVERAGE([.B99:.B110])" office:value-type="float" office:value="17.2266666666667" calcext:value-type="float">
            <text:p>17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3-15" calcext:value-type="date">
            <text:p>Mar-1996</text:p>
          </table:table-cell>
          <table:table-cell office:value-type="float" office:value="19.85" calcext:value-type="float">
            <text:p>19.85</text:p>
          </table:table-cell>
          <table:table-cell table:style-name="ce107" table:formula="of:=AVERAGE([.B100:.B111])" office:value-type="float" office:value="17.4633333333333" calcext:value-type="float">
            <text:p>17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4-15" calcext:value-type="date">
            <text:p>Apr-1996</text:p>
          </table:table-cell>
          <table:table-cell office:value-type="float" office:value="20.9" calcext:value-type="float">
            <text:p>20.9</text:p>
          </table:table-cell>
          <table:table-cell table:style-name="ce107" table:formula="of:=AVERAGE([.B101:.B112])" office:value-type="float" office:value="17.6508333333333" calcext:value-type="float">
            <text:p>17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5-15" calcext:value-type="date">
            <text:p>May-1996</text:p>
          </table:table-cell>
          <table:table-cell office:value-type="float" office:value="19.15" calcext:value-type="float">
            <text:p>19.15</text:p>
          </table:table-cell>
          <table:table-cell table:style-name="ce107" table:formula="of:=AVERAGE([.B102:.B113])" office:value-type="float" office:value="17.7175" calcext:value-type="float">
            <text:p>17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6-15" calcext:value-type="date">
            <text:p>Jun-1996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03:.B114])" office:value-type="float" office:value="17.8133333333333" calcext:value-type="float">
            <text:p>17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7-15" calcext:value-type="date">
            <text:p>Jul-1996</text:p>
          </table:table-cell>
          <table:table-cell office:value-type="float" office:value="19.57" calcext:value-type="float">
            <text:p>19.57</text:p>
          </table:table-cell>
          <table:table-cell table:style-name="ce107" table:formula="of:=AVERAGE([.B104:.B115])" office:value-type="float" office:value="18.1233333333333" calcext:value-type="float">
            <text:p>18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8-15" calcext:value-type="date">
            <text:p>Aug-1996</text:p>
          </table:table-cell>
          <table:table-cell office:value-type="float" office:value="20.51" calcext:value-type="float">
            <text:p>20.51</text:p>
          </table:table-cell>
          <table:table-cell table:style-name="ce107" table:formula="of:=AVERAGE([.B105:.B116])" office:value-type="float" office:value="18.4908333333333" calcext:value-type="float">
            <text:p>1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09-15" calcext:value-type="date">
            <text:p>Sep-1996</text:p>
          </table:table-cell>
          <table:table-cell office:value-type="float" office:value="22.63" calcext:value-type="float">
            <text:p>22.63</text:p>
          </table:table-cell>
          <table:table-cell table:style-name="ce107" table:formula="of:=AVERAGE([.B106:.B117])" office:value-type="float" office:value="18.985" calcext:value-type="float">
            <text:p>19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10-15" calcext:value-type="date">
            <text:p>Oct-1996</text:p>
          </table:table-cell>
          <table:table-cell office:value-type="float" office:value="24.16" calcext:value-type="float">
            <text:p>24.16</text:p>
          </table:table-cell>
          <table:table-cell table:style-name="ce107" table:formula="of:=AVERAGE([.B107:.B118])" office:value-type="float" office:value="19.6558333333333" calcext:value-type="float">
            <text:p>19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11-15" calcext:value-type="date">
            <text:p>Nov-1996</text:p>
          </table:table-cell>
          <table:table-cell office:value-type="float" office:value="22.76" calcext:value-type="float">
            <text:p>22.76</text:p>
          </table:table-cell>
          <table:table-cell table:style-name="ce107" table:formula="of:=AVERAGE([.B108:.B119])" office:value-type="float" office:value="20.1475" calcext:value-type="float">
            <text:p>20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6-12-15" calcext:value-type="date">
            <text:p>Dec-1996</text:p>
          </table:table-cell>
          <table:table-cell office:value-type="float" office:value="23.78" calcext:value-type="float">
            <text:p>23.78</text:p>
          </table:table-cell>
          <table:table-cell table:style-name="ce107" table:formula="of:=AVERAGE([.B109:.B120])" office:value-type="float" office:value="20.635" calcext:value-type="float">
            <text:p>20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1-15" calcext:value-type="date">
            <text:p>Jan-1997</text:p>
          </table:table-cell>
          <table:table-cell office:value-type="float" office:value="23.54" calcext:value-type="float">
            <text:p>23.54</text:p>
          </table:table-cell>
          <table:table-cell table:style-name="ce107" table:formula="of:=AVERAGE([.B110:.B121])" office:value-type="float" office:value="21.1091666666667" calcext:value-type="float">
            <text:p>21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2-15" calcext:value-type="date">
            <text:p>Feb-1997</text:p>
          </table:table-cell>
          <table:table-cell office:value-type="float" office:value="20.85" calcext:value-type="float">
            <text:p>20.85</text:p>
          </table:table-cell>
          <table:table-cell table:style-name="ce107" table:formula="of:=AVERAGE([.B111:.B122])" office:value-type="float" office:value="21.3466666666667" calcext:value-type="float">
            <text:p>21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3-15" calcext:value-type="date">
            <text:p>Mar-1997</text:p>
          </table:table-cell>
          <table:table-cell office:value-type="float" office:value="19.13" calcext:value-type="float">
            <text:p>19.13</text:p>
          </table:table-cell>
          <table:table-cell table:style-name="ce107" table:formula="of:=AVERAGE([.B112:.B123])" office:value-type="float" office:value="21.2866666666667" calcext:value-type="float">
            <text:p>21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4-15" calcext:value-type="date">
            <text:p>Apr-1997</text:p>
          </table:table-cell>
          <table:table-cell office:value-type="float" office:value="17.56" calcext:value-type="float">
            <text:p>17.56</text:p>
          </table:table-cell>
          <table:table-cell table:style-name="ce107" table:formula="of:=AVERAGE([.B113:.B124])" office:value-type="float" office:value="21.0083333333333" calcext:value-type="float">
            <text:p>21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5-15" calcext:value-type="date">
            <text:p>May-1997</text:p>
          </table:table-cell>
          <table:table-cell office:value-type="float" office:value="19.02" calcext:value-type="float">
            <text:p>19.02</text:p>
          </table:table-cell>
          <table:table-cell table:style-name="ce107" table:formula="of:=AVERAGE([.B114:.B125])" office:value-type="float" office:value="20.9975" calcext:value-type="float">
            <text:p>21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6-15" calcext:value-type="date">
            <text:p>Jun-1997</text:p>
          </table:table-cell>
          <table:table-cell office:value-type="float" office:value="17.58" calcext:value-type="float">
            <text:p>17.58</text:p>
          </table:table-cell>
          <table:table-cell table:style-name="ce107" table:formula="of:=AVERAGE([.B115:.B126])" office:value-type="float" office:value="20.9241666666667" calcext:value-type="float">
            <text:p>20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7-15" calcext:value-type="date">
            <text:p>Jul-1997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16:.B127])" office:value-type="float" office:value="20.8316666666667" calcext:value-type="float">
            <text:p>20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8-15" calcext:value-type="date">
            <text:p>Aug-1997</text:p>
          </table:table-cell>
          <table:table-cell office:value-type="float" office:value="18.6" calcext:value-type="float">
            <text:p>18.6</text:p>
          </table:table-cell>
          <table:table-cell table:style-name="ce107" table:formula="of:=AVERAGE([.B117:.B128])" office:value-type="float" office:value="20.6725" calcext:value-type="float">
            <text:p>20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09-15" calcext:value-type="date">
            <text:p>Sep-1997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18:.B129])" office:value-type="float" office:value="20.325" calcext:value-type="float">
            <text:p>20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10-15" calcext:value-type="date">
            <text:p>Oct-1997</text:p>
          </table:table-cell>
          <table:table-cell office:value-type="float" office:value="19.87" calcext:value-type="float">
            <text:p>19.87</text:p>
          </table:table-cell>
          <table:table-cell table:style-name="ce107" table:formula="of:=AVERAGE([.B119:.B130])" office:value-type="float" office:value="19.9675" calcext:value-type="float">
            <text:p>20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11-15" calcext:value-type="date">
            <text:p>Nov-1997</text:p>
          </table:table-cell>
          <table:table-cell office:value-type="float" office:value="19.17" calcext:value-type="float">
            <text:p>19.17</text:p>
          </table:table-cell>
          <table:table-cell table:style-name="ce107" table:formula="of:=AVERAGE([.B120:.B131])" office:value-type="float" office:value="19.6683333333333" calcext:value-type="float">
            <text:p>19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7-12-15" calcext:value-type="date">
            <text:p>Dec-1997</text:p>
          </table:table-cell>
          <table:table-cell office:value-type="float" office:value="17.18" calcext:value-type="float">
            <text:p>17.18</text:p>
          </table:table-cell>
          <table:table-cell table:style-name="ce107" table:formula="of:=AVERAGE([.B121:.B132])" office:value-type="float" office:value="19.1183333333333" calcext:value-type="float">
            <text:p>19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1-15" calcext:value-type="date">
            <text:p>Jan-1998</text:p>
          </table:table-cell>
          <table:table-cell office:value-type="float" office:value="15.19" calcext:value-type="float">
            <text:p>15.19</text:p>
          </table:table-cell>
          <table:table-cell table:style-name="ce107" table:formula="of:=AVERAGE([.B122:.B133])" office:value-type="float" office:value="18.4225" calcext:value-type="float">
            <text:p>18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2-15" calcext:value-type="date">
            <text:p>Feb-1998</text:p>
          </table:table-cell>
          <table:table-cell office:value-type="float" office:value="14.07" calcext:value-type="float">
            <text:p>14.07</text:p>
          </table:table-cell>
          <table:table-cell table:style-name="ce107" table:formula="of:=AVERAGE([.B123:.B134])" office:value-type="float" office:value="17.8575" calcext:value-type="float">
            <text:p>17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3-15" calcext:value-type="date">
            <text:p>Mar-1998</text:p>
          </table:table-cell>
          <table:table-cell office:value-type="float" office:value="13.1" calcext:value-type="float">
            <text:p>13.1</text:p>
          </table:table-cell>
          <table:table-cell table:style-name="ce107" table:formula="of:=AVERAGE([.B124:.B135])" office:value-type="float" office:value="17.355" calcext:value-type="float">
            <text:p>17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4-15" calcext:value-type="date">
            <text:p>Apr-1998</text:p>
          </table:table-cell>
          <table:table-cell office:value-type="float" office:value="13.53" calcext:value-type="float">
            <text:p>13.53</text:p>
          </table:table-cell>
          <table:table-cell table:style-name="ce107" table:formula="of:=AVERAGE([.B125:.B136])" office:value-type="float" office:value="17.0191666666667" calcext:value-type="float">
            <text:p>17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5-15" calcext:value-type="date">
            <text:p>May-1998</text:p>
          </table:table-cell>
          <table:table-cell office:value-type="float" office:value="14.36" calcext:value-type="float">
            <text:p>14.36</text:p>
          </table:table-cell>
          <table:table-cell table:style-name="ce107" table:formula="of:=AVERAGE([.B126:.B137])" office:value-type="float" office:value="16.6308333333333" calcext:value-type="float">
            <text:p>16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6-15" calcext:value-type="date">
            <text:p>Jun-1998</text:p>
          </table:table-cell>
          <table:table-cell office:value-type="float" office:value="12.21" calcext:value-type="float">
            <text:p>12.21</text:p>
          </table:table-cell>
          <table:table-cell table:style-name="ce107" table:formula="of:=AVERAGE([.B127:.B138])" office:value-type="float" office:value="16.1833333333333" calcext:value-type="float">
            <text:p>16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7-15" calcext:value-type="date">
            <text:p>Jul-1998</text:p>
          </table:table-cell>
          <table:table-cell office:value-type="float" office:value="12.08" calcext:value-type="float">
            <text:p>12.08</text:p>
          </table:table-cell>
          <table:table-cell table:style-name="ce107" table:formula="of:=AVERAGE([.B128:.B139])" office:value-type="float" office:value="15.6516666666667" calcext:value-type="float">
            <text:p>1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8-15" calcext:value-type="date">
            <text:p>Aug-1998</text:p>
          </table:table-cell>
          <table:table-cell office:value-type="float" office:value="11.91" calcext:value-type="float">
            <text:p>11.91</text:p>
          </table:table-cell>
          <table:table-cell table:style-name="ce107" table:formula="of:=AVERAGE([.B129:.B140])" office:value-type="float" office:value="15.0941666666667" calcext:value-type="float">
            <text:p>15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09-15" calcext:value-type="date">
            <text:p>Sep-1998</text:p>
          </table:table-cell>
          <table:table-cell office:value-type="float" office:value="13.34" calcext:value-type="float">
            <text:p>13.34</text:p>
          </table:table-cell>
          <table:table-cell table:style-name="ce107" table:formula="of:=AVERAGE([.B130:.B141])" office:value-type="float" office:value="14.6675" calcext:value-type="float">
            <text:p>14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10-15" calcext:value-type="date">
            <text:p>Oct-1998</text:p>
          </table:table-cell>
          <table:table-cell office:value-type="float" office:value="12.7" calcext:value-type="float">
            <text:p>12.7</text:p>
          </table:table-cell>
          <table:table-cell table:style-name="ce107" table:formula="of:=AVERAGE([.B131:.B142])" office:value-type="float" office:value="14.07" calcext:value-type="float">
            <text:p>14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11-15" calcext:value-type="date">
            <text:p>Nov-1998</text:p>
          </table:table-cell>
          <table:table-cell office:value-type="float" office:value="11.04" calcext:value-type="float">
            <text:p>11.04</text:p>
          </table:table-cell>
          <table:table-cell table:style-name="ce107" table:formula="of:=AVERAGE([.B132:.B143])" office:value-type="float" office:value="13.3925" calcext:value-type="float">
            <text:p>13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8-12-15" calcext:value-type="date">
            <text:p>Dec-1998</text:p>
          </table:table-cell>
          <table:table-cell office:value-type="float" office:value="9.82" calcext:value-type="float">
            <text:p>9.82</text:p>
          </table:table-cell>
          <table:table-cell table:style-name="ce107" table:formula="of:=AVERAGE([.B133:.B144])" office:value-type="float" office:value="12.7791666666667" calcext:value-type="float">
            <text:p>12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1-15" calcext:value-type="date">
            <text:p>Jan-1999</text:p>
          </table:table-cell>
          <table:table-cell office:value-type="float" office:value="11.11" calcext:value-type="float">
            <text:p>11.11</text:p>
          </table:table-cell>
          <table:table-cell table:style-name="ce107" table:formula="of:=AVERAGE([.B134:.B145])" office:value-type="float" office:value="12.4391666666667" calcext:value-type="float">
            <text:p>1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2-15" calcext:value-type="date">
            <text:p>Feb-1999</text:p>
          </table:table-cell>
          <table:table-cell office:value-type="float" office:value="10.27" calcext:value-type="float">
            <text:p>10.27</text:p>
          </table:table-cell>
          <table:table-cell table:style-name="ce107" table:formula="of:=AVERAGE([.B135:.B146])" office:value-type="float" office:value="12.1225" calcext:value-type="float">
            <text:p>12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3-15" calcext:value-type="date">
            <text:p>Mar-1999</text:p>
          </table:table-cell>
          <table:table-cell office:value-type="float" office:value="12.51" calcext:value-type="float">
            <text:p>12.51</text:p>
          </table:table-cell>
          <table:table-cell table:style-name="ce107" table:formula="of:=AVERAGE([.B136:.B147])" office:value-type="float" office:value="12.0733333333333" calcext:value-type="float">
            <text:p>12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4-15" calcext:value-type="date">
            <text:p>Apr-1999</text:p>
          </table:table-cell>
          <table:table-cell office:value-type="float" office:value="15.29" calcext:value-type="float">
            <text:p>15.29</text:p>
          </table:table-cell>
          <table:table-cell table:style-name="ce107" table:formula="of:=AVERAGE([.B137:.B148])" office:value-type="float" office:value="12.22" calcext:value-type="float">
            <text:p>12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5-15" calcext:value-type="date">
            <text:p>May-1999</text:p>
          </table:table-cell>
          <table:table-cell office:value-type="float" office:value="15.23" calcext:value-type="float">
            <text:p>15.23</text:p>
          </table:table-cell>
          <table:table-cell table:style-name="ce107" table:formula="of:=AVERAGE([.B138:.B149])" office:value-type="float" office:value="12.2925" calcext:value-type="float">
            <text:p>12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6-15" calcext:value-type="date">
            <text:p>Jun-1999</text:p>
          </table:table-cell>
          <table:table-cell office:value-type="float" office:value="15.86" calcext:value-type="float">
            <text:p>15.86</text:p>
          </table:table-cell>
          <table:table-cell table:style-name="ce107" table:formula="of:=AVERAGE([.B139:.B150])" office:value-type="float" office:value="12.5966666666667" calcext:value-type="float">
            <text:p>12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7-15" calcext:value-type="date">
            <text:p>Jul-1999</text:p>
          </table:table-cell>
          <table:table-cell office:value-type="float" office:value="19.08" calcext:value-type="float">
            <text:p>19.08</text:p>
          </table:table-cell>
          <table:table-cell table:style-name="ce107" table:formula="of:=AVERAGE([.B140:.B151])" office:value-type="float" office:value="13.18" calcext:value-type="float">
            <text:p>13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8-15" calcext:value-type="date">
            <text:p>Aug-1999</text:p>
          </table:table-cell>
          <table:table-cell office:value-type="float" office:value="20.22" calcext:value-type="float">
            <text:p>20.22</text:p>
          </table:table-cell>
          <table:table-cell table:style-name="ce107" table:formula="of:=AVERAGE([.B141:.B152])" office:value-type="float" office:value="13.8725" calcext:value-type="float">
            <text:p>1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09-15" calcext:value-type="date">
            <text:p>Sep-1999</text:p>
          </table:table-cell>
          <table:table-cell office:value-type="float" office:value="22.54" calcext:value-type="float">
            <text:p>22.54</text:p>
          </table:table-cell>
          <table:table-cell table:style-name="ce107" table:formula="of:=AVERAGE([.B142:.B153])" office:value-type="float" office:value="14.6391666666667" calcext:value-type="float">
            <text:p>14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10-15" calcext:value-type="date">
            <text:p>Oct-1999</text:p>
          </table:table-cell>
          <table:table-cell office:value-type="float" office:value="22" calcext:value-type="float">
            <text:p>22</text:p>
          </table:table-cell>
          <table:table-cell table:style-name="ce107" table:formula="of:=AVERAGE([.B143:.B154])" office:value-type="float" office:value="15.4141666666667" calcext:value-type="float">
            <text:p>15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11-15" calcext:value-type="date">
            <text:p>Nov-1999</text:p>
          </table:table-cell>
          <table:table-cell office:value-type="float" office:value="24.58" calcext:value-type="float">
            <text:p>24.58</text:p>
          </table:table-cell>
          <table:table-cell table:style-name="ce107" table:formula="of:=AVERAGE([.B144:.B155])" office:value-type="float" office:value="16.5425" calcext:value-type="float">
            <text:p>16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1999-12-15" calcext:value-type="date">
            <text:p>Dec-1999</text:p>
          </table:table-cell>
          <table:table-cell office:value-type="float" office:value="25.47" calcext:value-type="float">
            <text:p>25.47</text:p>
          </table:table-cell>
          <table:table-cell table:style-name="ce107" table:formula="of:=AVERAGE([.B145:.B156])" office:value-type="float" office:value="17.8466666666667" calcext:value-type="float">
            <text:p>17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1-15" calcext:value-type="date">
            <text:p>Jan-2000</text:p>
          </table:table-cell>
          <table:table-cell office:value-type="float" office:value="25.51" calcext:value-type="float">
            <text:p>25.51</text:p>
          </table:table-cell>
          <table:table-cell table:style-name="ce107" table:formula="of:=AVERAGE([.B146:.B157])" office:value-type="float" office:value="19.0466666666667" calcext:value-type="float">
            <text:p>19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2-15" calcext:value-type="date">
            <text:p>Feb-2000</text:p>
          </table:table-cell>
          <table:table-cell office:value-type="float" office:value="27.78" calcext:value-type="float">
            <text:p>27.78</text:p>
          </table:table-cell>
          <table:table-cell table:style-name="ce107" table:formula="of:=AVERAGE([.B147:.B158])" office:value-type="float" office:value="20.5058333333333" calcext:value-type="float">
            <text:p>20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3-15" calcext:value-type="date">
            <text:p>Mar-2000</text:p>
          </table:table-cell>
          <table:table-cell office:value-type="float" office:value="27.49" calcext:value-type="float">
            <text:p>27.49</text:p>
          </table:table-cell>
          <table:table-cell table:style-name="ce107" table:formula="of:=AVERAGE([.B148:.B159])" office:value-type="float" office:value="21.7541666666667" calcext:value-type="float">
            <text:p>21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4-15" calcext:value-type="date">
            <text:p>Apr-2000</text:p>
          </table:table-cell>
          <table:table-cell office:value-type="float" office:value="22.76" calcext:value-type="float">
            <text:p>22.76</text:p>
          </table:table-cell>
          <table:table-cell table:style-name="ce107" table:formula="of:=AVERAGE([.B149:.B160])" office:value-type="float" office:value="22.3766666666667" calcext:value-type="float">
            <text:p>2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5-15" calcext:value-type="date">
            <text:p>May-2000</text:p>
          </table:table-cell>
          <table:table-cell office:value-type="float" office:value="27.74" calcext:value-type="float">
            <text:p>27.74</text:p>
          </table:table-cell>
          <table:table-cell table:style-name="ce107" table:formula="of:=AVERAGE([.B150:.B161])" office:value-type="float" office:value="23.4191666666667" calcext:value-type="float">
            <text:p>23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6-15" calcext:value-type="date">
            <text:p>Jun-2000</text:p>
          </table:table-cell>
          <table:table-cell office:value-type="float" office:value="29.8" calcext:value-type="float">
            <text:p>29.8</text:p>
          </table:table-cell>
          <table:table-cell table:style-name="ce107" table:formula="of:=AVERAGE([.B151:.B162])" office:value-type="float" office:value="24.5808333333333" calcext:value-type="float">
            <text:p>24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7-15" calcext:value-type="date">
            <text:p>Jul-2000</text:p>
          </table:table-cell>
          <table:table-cell office:value-type="float" office:value="28.68" calcext:value-type="float">
            <text:p>28.68</text:p>
          </table:table-cell>
          <table:table-cell table:style-name="ce107" table:formula="of:=AVERAGE([.B152:.B163])" office:value-type="float" office:value="25.3808333333333" calcext:value-type="float">
            <text:p>25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8-15" calcext:value-type="date">
            <text:p>Aug-2000</text:p>
          </table:table-cell>
          <table:table-cell office:value-type="float" office:value="30.2" calcext:value-type="float">
            <text:p>30.2</text:p>
          </table:table-cell>
          <table:table-cell table:style-name="ce107" table:formula="of:=AVERAGE([.B153:.B164])" office:value-type="float" office:value="26.2125" calcext:value-type="float">
            <text:p>26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09-15" calcext:value-type="date">
            <text:p>Sep-2000</text:p>
          </table:table-cell>
          <table:table-cell office:value-type="float" office:value="33.14" calcext:value-type="float">
            <text:p>33.14</text:p>
          </table:table-cell>
          <table:table-cell table:style-name="ce107" table:formula="of:=AVERAGE([.B154:.B165])" office:value-type="float" office:value="27.0958333333333" calcext:value-type="float">
            <text:p>27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10-15" calcext:value-type="date">
            <text:p>Oct-2000</text:p>
          </table:table-cell>
          <table:table-cell office:value-type="float" office:value="30.96" calcext:value-type="float">
            <text:p>30.96</text:p>
          </table:table-cell>
          <table:table-cell table:style-name="ce107" table:formula="of:=AVERAGE([.B155:.B166])" office:value-type="float" office:value="27.8425" calcext:value-type="float">
            <text:p>27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11-15" calcext:value-type="date">
            <text:p>Nov-2000</text:p>
          </table:table-cell>
          <table:table-cell office:value-type="float" office:value="32.55" calcext:value-type="float">
            <text:p>32.55</text:p>
          </table:table-cell>
          <table:table-cell table:style-name="ce107" table:formula="of:=AVERAGE([.B156:.B167])" office:value-type="float" office:value="28.5066666666667" calcext:value-type="float">
            <text:p>2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0-12-15" calcext:value-type="date">
            <text:p>Dec-2000</text:p>
          </table:table-cell>
          <table:table-cell office:value-type="float" office:value="25.66" calcext:value-type="float">
            <text:p>25.66</text:p>
          </table:table-cell>
          <table:table-cell table:style-name="ce107" table:formula="of:=AVERAGE([.B157:.B168])" office:value-type="float" office:value="28.5225" calcext:value-type="float">
            <text:p>2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1-15" calcext:value-type="date">
            <text:p>Jan-2001</text:p>
          </table:table-cell>
          <table:table-cell office:value-type="float" office:value="25.62" calcext:value-type="float">
            <text:p>25.62</text:p>
          </table:table-cell>
          <table:table-cell table:style-name="ce107" table:formula="of:=AVERAGE([.B158:.B169])" office:value-type="float" office:value="28.5316666666667" calcext:value-type="float">
            <text:p>2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2-15" calcext:value-type="date">
            <text:p>Feb-2001</text:p>
          </table:table-cell>
          <table:table-cell office:value-type="float" office:value="27.5" calcext:value-type="float">
            <text:p>27.5</text:p>
          </table:table-cell>
          <table:table-cell table:style-name="ce107" table:formula="of:=AVERAGE([.B159:.B170])" office:value-type="float" office:value="28.5083333333333" calcext:value-type="float">
            <text:p>2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3-15" calcext:value-type="date">
            <text:p>Mar-2001</text:p>
          </table:table-cell>
          <table:table-cell office:value-type="float" office:value="24.5" calcext:value-type="float">
            <text:p>24.5</text:p>
          </table:table-cell>
          <table:table-cell table:style-name="ce107" table:formula="of:=AVERAGE([.B160:.B171])" office:value-type="float" office:value="28.2591666666667" calcext:value-type="float">
            <text:p>28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4-15" calcext:value-type="date">
            <text:p>Apr-2001</text:p>
          </table:table-cell>
          <table:table-cell office:value-type="float" office:value="25.66" calcext:value-type="float">
            <text:p>25.66</text:p>
          </table:table-cell>
          <table:table-cell table:style-name="ce107" table:formula="of:=AVERAGE([.B161:.B172])" office:value-type="float" office:value="28.5008333333333" calcext:value-type="float">
            <text:p>2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5-15" calcext:value-type="date">
            <text:p>May-2001</text:p>
          </table:table-cell>
          <table:table-cell office:value-type="float" office:value="28.31" calcext:value-type="float">
            <text:p>28.31</text:p>
          </table:table-cell>
          <table:table-cell table:style-name="ce107" table:formula="of:=AVERAGE([.B162:.B173])" office:value-type="float" office:value="28.5483333333333" calcext:value-type="float">
            <text:p>2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6-15" calcext:value-type="date">
            <text:p>Jun-2001</text:p>
          </table:table-cell>
          <table:table-cell office:value-type="float" office:value="27.85" calcext:value-type="float">
            <text:p>27.85</text:p>
          </table:table-cell>
          <table:table-cell table:style-name="ce107" table:formula="of:=AVERAGE([.B163:.B174])" office:value-type="float" office:value="28.3858333333333" calcext:value-type="float">
            <text:p>28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7-15" calcext:value-type="date">
            <text:p>Jul-2001</text:p>
          </table:table-cell>
          <table:table-cell office:value-type="float" office:value="24.61" calcext:value-type="float">
            <text:p>24.61</text:p>
          </table:table-cell>
          <table:table-cell table:style-name="ce107" table:formula="of:=AVERAGE([.B164:.B175])" office:value-type="float" office:value="28.0466666666667" calcext:value-type="float">
            <text:p>28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8-15" calcext:value-type="date">
            <text:p>Aug-2001</text:p>
          </table:table-cell>
          <table:table-cell office:value-type="float" office:value="25.68" calcext:value-type="float">
            <text:p>25.68</text:p>
          </table:table-cell>
          <table:table-cell table:style-name="ce107" table:formula="of:=AVERAGE([.B165:.B176])" office:value-type="float" office:value="27.67" calcext:value-type="float">
            <text:p>27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09-15" calcext:value-type="date">
            <text:p>Sep-2001</text:p>
          </table:table-cell>
          <table:table-cell office:value-type="float" office:value="25.62" calcext:value-type="float">
            <text:p>25.62</text:p>
          </table:table-cell>
          <table:table-cell table:style-name="ce107" table:formula="of:=AVERAGE([.B166:.B177])" office:value-type="float" office:value="27.0433333333333" calcext:value-type="float">
            <text:p>27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10-15" calcext:value-type="date">
            <text:p>Oct-2001</text:p>
          </table:table-cell>
          <table:table-cell office:value-type="float" office:value="20.54" calcext:value-type="float">
            <text:p>20.54</text:p>
          </table:table-cell>
          <table:table-cell table:style-name="ce107" table:formula="of:=AVERAGE([.B167:.B178])" office:value-type="float" office:value="26.175" calcext:value-type="float">
            <text:p>26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11-15" calcext:value-type="date">
            <text:p>Nov-2001</text:p>
          </table:table-cell>
          <table:table-cell office:value-type="float" office:value="18.8" calcext:value-type="float">
            <text:p>18.8</text:p>
          </table:table-cell>
          <table:table-cell table:style-name="ce107" table:formula="of:=AVERAGE([.B168:.B179])" office:value-type="float" office:value="25.0291666666667" calcext:value-type="float">
            <text:p>25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1-12-15" calcext:value-type="date">
            <text:p>Dec-2001</text:p>
          </table:table-cell>
          <table:table-cell office:value-type="float" office:value="18.71" calcext:value-type="float">
            <text:p>18.71</text:p>
          </table:table-cell>
          <table:table-cell table:style-name="ce107" table:formula="of:=AVERAGE([.B169:.B180])" office:value-type="float" office:value="24.45" calcext:value-type="float">
            <text:p>24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1-15" calcext:value-type="date">
            <text:p>Jan-2002</text:p>
          </table:table-cell>
          <table:table-cell office:value-type="float" office:value="19.42" calcext:value-type="float">
            <text:p>19.42</text:p>
          </table:table-cell>
          <table:table-cell table:style-name="ce107" table:formula="of:=AVERAGE([.B170:.B181])" office:value-type="float" office:value="23.9333333333333" calcext:value-type="float">
            <text:p>2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2-15" calcext:value-type="date">
            <text:p>Feb-2002</text:p>
          </table:table-cell>
          <table:table-cell office:value-type="float" office:value="20.28" calcext:value-type="float">
            <text:p>20.28</text:p>
          </table:table-cell>
          <table:table-cell table:style-name="ce107" table:formula="of:=AVERAGE([.B171:.B182])" office:value-type="float" office:value="23.3316666666667" calcext:value-type="float">
            <text:p>23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3-15" calcext:value-type="date">
            <text:p>Mar-2002</text:p>
          </table:table-cell>
          <table:table-cell office:value-type="float" office:value="23.7" calcext:value-type="float">
            <text:p>23.7</text:p>
          </table:table-cell>
          <table:table-cell table:style-name="ce107" table:formula="of:=AVERAGE([.B172:.B183])" office:value-type="float" office:value="23.265" calcext:value-type="float">
            <text:p>23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4-15" calcext:value-type="date">
            <text:p>Apr-2002</text:p>
          </table:table-cell>
          <table:table-cell office:value-type="float" office:value="25.73" calcext:value-type="float">
            <text:p>25.73</text:p>
          </table:table-cell>
          <table:table-cell table:style-name="ce107" table:formula="of:=AVERAGE([.B173:.B184])" office:value-type="float" office:value="23.2708333333333" calcext:value-type="float">
            <text:p>23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5-15" calcext:value-type="date">
            <text:p>May-2002</text:p>
          </table:table-cell>
          <table:table-cell office:value-type="float" office:value="25.35" calcext:value-type="float">
            <text:p>25.35</text:p>
          </table:table-cell>
          <table:table-cell table:style-name="ce107" table:formula="of:=AVERAGE([.B174:.B185])" office:value-type="float" office:value="23.0241666666667" calcext:value-type="float">
            <text:p>23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6-15" calcext:value-type="date">
            <text:p>Jun-2002</text:p>
          </table:table-cell>
          <table:table-cell office:value-type="float" office:value="24.08" calcext:value-type="float">
            <text:p>24.08</text:p>
          </table:table-cell>
          <table:table-cell table:style-name="ce107" table:formula="of:=AVERAGE([.B175:.B186])" office:value-type="float" office:value="22.71" calcext:value-type="float">
            <text:p>22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7-15" calcext:value-type="date">
            <text:p>Jul-2002</text:p>
          </table:table-cell>
          <table:table-cell office:value-type="float" office:value="25.74" calcext:value-type="float">
            <text:p>25.74</text:p>
          </table:table-cell>
          <table:table-cell table:style-name="ce107" table:formula="of:=AVERAGE([.B176:.B187])" office:value-type="float" office:value="22.8041666666667" calcext:value-type="float">
            <text:p>22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8-15" calcext:value-type="date">
            <text:p>Aug-2002</text:p>
          </table:table-cell>
          <table:table-cell office:value-type="float" office:value="26.65" calcext:value-type="float">
            <text:p>26.65</text:p>
          </table:table-cell>
          <table:table-cell table:style-name="ce107" table:formula="of:=AVERAGE([.B177:.B188])" office:value-type="float" office:value="22.885" calcext:value-type="float">
            <text:p>22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09-15" calcext:value-type="date">
            <text:p>Sep-2002</text:p>
          </table:table-cell>
          <table:table-cell office:value-type="float" office:value="28.4" calcext:value-type="float">
            <text:p>28.4</text:p>
          </table:table-cell>
          <table:table-cell table:style-name="ce107" table:formula="of:=AVERAGE([.B178:.B189])" office:value-type="float" office:value="23.1166666666667" calcext:value-type="float">
            <text:p>23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10-15" calcext:value-type="date">
            <text:p>Oct-2002</text:p>
          </table:table-cell>
          <table:table-cell office:value-type="float" office:value="27.54" calcext:value-type="float">
            <text:p>27.54</text:p>
          </table:table-cell>
          <table:table-cell table:style-name="ce107" table:formula="of:=AVERAGE([.B179:.B190])" office:value-type="float" office:value="23.7" calcext:value-type="float">
            <text:p>2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11-15" calcext:value-type="date">
            <text:p>Nov-2002</text:p>
          </table:table-cell>
          <table:table-cell office:value-type="float" office:value="24.34" calcext:value-type="float">
            <text:p>24.34</text:p>
          </table:table-cell>
          <table:table-cell table:style-name="ce107" table:formula="of:=AVERAGE([.B180:.B191])" office:value-type="float" office:value="24.1616666666667" calcext:value-type="float">
            <text:p>24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2-12-15" calcext:value-type="date">
            <text:p>Dec-2002</text:p>
          </table:table-cell>
          <table:table-cell office:value-type="float" office:value="28.33" calcext:value-type="float">
            <text:p>28.33</text:p>
          </table:table-cell>
          <table:table-cell table:style-name="ce107" table:formula="of:=AVERAGE([.B181:.B192])" office:value-type="float" office:value="24.9633333333333" calcext:value-type="float">
            <text:p>25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1-15" calcext:value-type="date">
            <text:p>Jan-2003</text:p>
          </table:table-cell>
          <table:table-cell office:value-type="float" office:value="31.18" calcext:value-type="float">
            <text:p>31.18</text:p>
          </table:table-cell>
          <table:table-cell table:style-name="ce107" table:formula="of:=AVERAGE([.B182:.B193])" office:value-type="float" office:value="25.9433333333333" calcext:value-type="float">
            <text:p>25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2-15" calcext:value-type="date">
            <text:p>Feb-2003</text:p>
          </table:table-cell>
          <table:table-cell office:value-type="float" office:value="32.77" calcext:value-type="float">
            <text:p>32.77</text:p>
          </table:table-cell>
          <table:table-cell table:style-name="ce107" table:formula="of:=AVERAGE([.B183:.B194])" office:value-type="float" office:value="26.9841666666667" calcext:value-type="float">
            <text:p>27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3-15" calcext:value-type="date">
            <text:p>Mar-2003</text:p>
          </table:table-cell>
          <table:table-cell office:value-type="float" office:value="30.61" calcext:value-type="float">
            <text:p>30.61</text:p>
          </table:table-cell>
          <table:table-cell table:style-name="ce107" table:formula="of:=AVERAGE([.B184:.B195])" office:value-type="float" office:value="27.56" calcext:value-type="float">
            <text:p>27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4-15" calcext:value-type="date">
            <text:p>Apr-2003</text:p>
          </table:table-cell>
          <table:table-cell office:value-type="float" office:value="25" calcext:value-type="float">
            <text:p>25</text:p>
          </table:table-cell>
          <table:table-cell table:style-name="ce107" table:formula="of:=AVERAGE([.B185:.B196])" office:value-type="float" office:value="27.4991666666667" calcext:value-type="float">
            <text:p>27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5-15" calcext:value-type="date">
            <text:p>May-2003</text:p>
          </table:table-cell>
          <table:table-cell office:value-type="float" office:value="25.86" calcext:value-type="float">
            <text:p>25.86</text:p>
          </table:table-cell>
          <table:table-cell table:style-name="ce107" table:formula="of:=AVERAGE([.B186:.B197])" office:value-type="float" office:value="27.5416666666667" calcext:value-type="float">
            <text:p>27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6-15" calcext:value-type="date">
            <text:p>Jun-2003</text:p>
          </table:table-cell>
          <table:table-cell office:value-type="float" office:value="27.65" calcext:value-type="float">
            <text:p>27.65</text:p>
          </table:table-cell>
          <table:table-cell table:style-name="ce107" table:formula="of:=AVERAGE([.B187:.B198])" office:value-type="float" office:value="27.8391666666667" calcext:value-type="float">
            <text:p>27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7-15" calcext:value-type="date">
            <text:p>Jul-2003</text:p>
          </table:table-cell>
          <table:table-cell office:value-type="float" office:value="28.35" calcext:value-type="float">
            <text:p>28.35</text:p>
          </table:table-cell>
          <table:table-cell table:style-name="ce107" table:formula="of:=AVERAGE([.B188:.B199])" office:value-type="float" office:value="28.0566666666667" calcext:value-type="float">
            <text:p>28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8-15" calcext:value-type="date">
            <text:p>Aug-2003</text:p>
          </table:table-cell>
          <table:table-cell office:value-type="float" office:value="29.89" calcext:value-type="float">
            <text:p>29.89</text:p>
          </table:table-cell>
          <table:table-cell table:style-name="ce107" table:formula="of:=AVERAGE([.B189:.B200])" office:value-type="float" office:value="28.3266666666667" calcext:value-type="float">
            <text:p>28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09-15" calcext:value-type="date">
            <text:p>Sep-2003</text:p>
          </table:table-cell>
          <table:table-cell office:value-type="float" office:value="27.11" calcext:value-type="float">
            <text:p>27.11</text:p>
          </table:table-cell>
          <table:table-cell table:style-name="ce107" table:formula="of:=AVERAGE([.B190:.B201])" office:value-type="float" office:value="28.2191666666667" calcext:value-type="float">
            <text:p>28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10-15" calcext:value-type="date">
            <text:p>Oct-2003</text:p>
          </table:table-cell>
          <table:table-cell office:value-type="float" office:value="29.61" calcext:value-type="float">
            <text:p>29.61</text:p>
          </table:table-cell>
          <table:table-cell table:style-name="ce107" table:formula="of:=AVERAGE([.B191:.B202])" office:value-type="float" office:value="28.3916666666667" calcext:value-type="float">
            <text:p>28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11-15" calcext:value-type="date">
            <text:p>Nov-2003</text:p>
          </table:table-cell>
          <table:table-cell office:value-type="float" office:value="28.75" calcext:value-type="float">
            <text:p>28.75</text:p>
          </table:table-cell>
          <table:table-cell table:style-name="ce107" table:formula="of:=AVERAGE([.B192:.B203])" office:value-type="float" office:value="28.7591666666667" calcext:value-type="float">
            <text:p>2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3-12-15" calcext:value-type="date">
            <text:p>Dec-2003</text:p>
          </table:table-cell>
          <table:table-cell office:value-type="float" office:value="29.81" calcext:value-type="float">
            <text:p>29.81</text:p>
          </table:table-cell>
          <table:table-cell table:style-name="ce107" table:formula="of:=AVERAGE([.B193:.B204])" office:value-type="float" office:value="28.8825" calcext:value-type="float">
            <text:p>28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1-15" calcext:value-type="date">
            <text:p>Jan-2004</text:p>
          </table:table-cell>
          <table:table-cell office:value-type="float" office:value="31.28" calcext:value-type="float">
            <text:p>31.28</text:p>
          </table:table-cell>
          <table:table-cell table:style-name="ce107" table:formula="of:=AVERAGE([.B194:.B205])" office:value-type="float" office:value="28.8908333333333" calcext:value-type="float">
            <text:p>28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2-15" calcext:value-type="date">
            <text:p>Feb-2004</text:p>
          </table:table-cell>
          <table:table-cell office:value-type="float" office:value="30.86" calcext:value-type="float">
            <text:p>30.86</text:p>
          </table:table-cell>
          <table:table-cell table:style-name="ce107" table:formula="of:=AVERAGE([.B195:.B206])" office:value-type="float" office:value="28.7316666666667" calcext:value-type="float">
            <text:p>28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3-15" calcext:value-type="date">
            <text:p>Mar-2004</text:p>
          </table:table-cell>
          <table:table-cell office:value-type="float" office:value="33.63" calcext:value-type="float">
            <text:p>33.63</text:p>
          </table:table-cell>
          <table:table-cell table:style-name="ce107" table:formula="of:=AVERAGE([.B196:.B207])" office:value-type="float" office:value="28.9833333333333" calcext:value-type="float">
            <text:p>29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4-15" calcext:value-type="date">
            <text:p>Apr-2004</text:p>
          </table:table-cell>
          <table:table-cell office:value-type="float" office:value="33.59" calcext:value-type="float">
            <text:p>33.59</text:p>
          </table:table-cell>
          <table:table-cell table:style-name="ce107" table:formula="of:=AVERAGE([.B197:.B208])" office:value-type="float" office:value="29.6991666666667" calcext:value-type="float">
            <text:p>29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5-15" calcext:value-type="date">
            <text:p>May-2004</text:p>
          </table:table-cell>
          <table:table-cell office:value-type="float" office:value="37.57" calcext:value-type="float">
            <text:p>37.57</text:p>
          </table:table-cell>
          <table:table-cell table:style-name="ce107" table:formula="of:=AVERAGE([.B198:.B209])" office:value-type="float" office:value="30.675" calcext:value-type="float">
            <text:p>30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6-15" calcext:value-type="date">
            <text:p>Jun-2004</text:p>
          </table:table-cell>
          <table:table-cell office:value-type="float" office:value="35.18" calcext:value-type="float">
            <text:p>35.18</text:p>
          </table:table-cell>
          <table:table-cell table:style-name="ce107" table:formula="of:=AVERAGE([.B199:.B210])" office:value-type="float" office:value="31.3025" calcext:value-type="float">
            <text:p>31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7-15" calcext:value-type="date">
            <text:p>Jul-2004</text:p>
          </table:table-cell>
          <table:table-cell office:value-type="float" office:value="38.22" calcext:value-type="float">
            <text:p>38.22</text:p>
          </table:table-cell>
          <table:table-cell table:style-name="ce107" table:formula="of:=AVERAGE([.B200:.B211])" office:value-type="float" office:value="32.125" calcext:value-type="float">
            <text:p>32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8-15" calcext:value-type="date">
            <text:p>Aug-2004</text:p>
          </table:table-cell>
          <table:table-cell office:value-type="float" office:value="42.74" calcext:value-type="float">
            <text:p>42.74</text:p>
          </table:table-cell>
          <table:table-cell table:style-name="ce107" table:formula="of:=AVERAGE([.B201:.B212])" office:value-type="float" office:value="33.1958333333333" calcext:value-type="float">
            <text:p>33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09-15" calcext:value-type="date">
            <text:p>Sep-2004</text:p>
          </table:table-cell>
          <table:table-cell office:value-type="float" office:value="43.2" calcext:value-type="float">
            <text:p>43.2</text:p>
          </table:table-cell>
          <table:table-cell table:style-name="ce107" table:formula="of:=AVERAGE([.B202:.B213])" office:value-type="float" office:value="34.5366666666667" calcext:value-type="float">
            <text:p>34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10-15" calcext:value-type="date">
            <text:p>Oct-2004</text:p>
          </table:table-cell>
          <table:table-cell office:value-type="float" office:value="49.78" calcext:value-type="float">
            <text:p>49.78</text:p>
          </table:table-cell>
          <table:table-cell table:style-name="ce107" table:formula="of:=AVERAGE([.B203:.B214])" office:value-type="float" office:value="36.2175" calcext:value-type="float">
            <text:p>36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11-15" calcext:value-type="date">
            <text:p>Nov-2004</text:p>
          </table:table-cell>
          <table:table-cell office:value-type="float" office:value="43.11" calcext:value-type="float">
            <text:p>43.11</text:p>
          </table:table-cell>
          <table:table-cell table:style-name="ce107" table:formula="of:=AVERAGE([.B204:.B215])" office:value-type="float" office:value="37.4141666666667" calcext:value-type="float">
            <text:p>37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4-12-15" calcext:value-type="date">
            <text:p>Dec-2004</text:p>
          </table:table-cell>
          <table:table-cell office:value-type="float" office:value="39.6" calcext:value-type="float">
            <text:p>39.6</text:p>
          </table:table-cell>
          <table:table-cell table:style-name="ce107" table:formula="of:=AVERAGE([.B205:.B216])" office:value-type="float" office:value="38.23" calcext:value-type="float">
            <text:p>38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1-15" calcext:value-type="date">
            <text:p>Jan-2005</text:p>
          </table:table-cell>
          <table:table-cell office:value-type="float" office:value="44.51" calcext:value-type="float">
            <text:p>44.51</text:p>
          </table:table-cell>
          <table:table-cell table:style-name="ce107" table:formula="of:=AVERAGE([.B206:.B217])" office:value-type="float" office:value="39.3325" calcext:value-type="float">
            <text:p>3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2-15" calcext:value-type="date">
            <text:p>Feb-2005</text:p>
          </table:table-cell>
          <table:table-cell office:value-type="float" office:value="45.48" calcext:value-type="float">
            <text:p>45.48</text:p>
          </table:table-cell>
          <table:table-cell table:style-name="ce107" table:formula="of:=AVERAGE([.B207:.B218])" office:value-type="float" office:value="40.5508333333333" calcext:value-type="float">
            <text:p>40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3-15" calcext:value-type="date">
            <text:p>Mar-2005</text:p>
          </table:table-cell>
          <table:table-cell office:value-type="float" office:value="53.1" calcext:value-type="float">
            <text:p>53.1</text:p>
          </table:table-cell>
          <table:table-cell table:style-name="ce107" table:formula="of:=AVERAGE([.B208:.B219])" office:value-type="float" office:value="42.1733333333333" calcext:value-type="float">
            <text:p>42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4-15" calcext:value-type="date">
            <text:p>Apr-2005</text:p>
          </table:table-cell>
          <table:table-cell office:value-type="float" office:value="51.88" calcext:value-type="float">
            <text:p>51.88</text:p>
          </table:table-cell>
          <table:table-cell table:style-name="ce107" table:formula="of:=AVERAGE([.B209:.B220])" office:value-type="float" office:value="43.6975" calcext:value-type="float">
            <text:p>4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5-15" calcext:value-type="date">
            <text:p>May-2005</text:p>
          </table:table-cell>
          <table:table-cell office:value-type="float" office:value="48.65" calcext:value-type="float">
            <text:p>48.65</text:p>
          </table:table-cell>
          <table:table-cell table:style-name="ce107" table:formula="of:=AVERAGE([.B210:.B221])" office:value-type="float" office:value="44.6208333333333" calcext:value-type="float">
            <text:p>44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6-15" calcext:value-type="date">
            <text:p>Jun-2005</text:p>
          </table:table-cell>
          <table:table-cell office:value-type="float" office:value="54.35" calcext:value-type="float">
            <text:p>54.35</text:p>
          </table:table-cell>
          <table:table-cell table:style-name="ce107" table:formula="of:=AVERAGE([.B211:.B222])" office:value-type="float" office:value="46.2183333333333" calcext:value-type="float">
            <text:p>46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7-15" calcext:value-type="date">
            <text:p>Jul-2005</text:p>
          </table:table-cell>
          <table:table-cell office:value-type="float" office:value="57.52" calcext:value-type="float">
            <text:p>57.52</text:p>
          </table:table-cell>
          <table:table-cell table:style-name="ce107" table:formula="of:=AVERAGE([.B212:.B223])" office:value-type="float" office:value="47.8266666666667" calcext:value-type="float">
            <text:p>47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8-15" calcext:value-type="date">
            <text:p>Aug-2005</text:p>
          </table:table-cell>
          <table:table-cell office:value-type="float" office:value="63.98" calcext:value-type="float">
            <text:p>63.98</text:p>
          </table:table-cell>
          <table:table-cell table:style-name="ce107" table:formula="of:=AVERAGE([.B213:.B224])" office:value-type="float" office:value="49.5966666666667" calcext:value-type="float">
            <text:p>4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09-15" calcext:value-type="date">
            <text:p>Sep-2005</text:p>
          </table:table-cell>
          <table:table-cell office:value-type="float" office:value="62.91" calcext:value-type="float">
            <text:p>62.91</text:p>
          </table:table-cell>
          <table:table-cell table:style-name="ce107" table:formula="of:=AVERAGE([.B214:.B225])" office:value-type="float" office:value="51.2391666666667" calcext:value-type="float">
            <text:p>51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10-15" calcext:value-type="date">
            <text:p>Oct-2005</text:p>
          </table:table-cell>
          <table:table-cell office:value-type="float" office:value="58.54" calcext:value-type="float">
            <text:p>58.54</text:p>
          </table:table-cell>
          <table:table-cell table:style-name="ce107" table:formula="of:=AVERAGE([.B215:.B226])" office:value-type="float" office:value="51.9691666666667" calcext:value-type="float">
            <text:p>52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11-15" calcext:value-type="date">
            <text:p>Nov-2005</text:p>
          </table:table-cell>
          <table:table-cell office:value-type="float" office:value="55.24" calcext:value-type="float">
            <text:p>55.24</text:p>
          </table:table-cell>
          <table:table-cell table:style-name="ce107" table:formula="of:=AVERAGE([.B216:.B227])" office:value-type="float" office:value="52.98" calcext:value-type="float">
            <text:p>53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5-12-15" calcext:value-type="date">
            <text:p>Dec-2005</text:p>
          </table:table-cell>
          <table:table-cell office:value-type="float" office:value="56.86" calcext:value-type="float">
            <text:p>56.86</text:p>
          </table:table-cell>
          <table:table-cell table:style-name="ce107" table:formula="of:=AVERAGE([.B217:.B228])" office:value-type="float" office:value="54.4183333333333" calcext:value-type="float">
            <text:p>5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1-15" calcext:value-type="date">
            <text:p>Jan-2006</text:p>
          </table:table-cell>
          <table:table-cell office:value-type="float" office:value="62.99" calcext:value-type="float">
            <text:p>62.99</text:p>
          </table:table-cell>
          <table:table-cell table:style-name="ce107" table:formula="of:=AVERAGE([.B218:.B229])" office:value-type="float" office:value="55.9583333333333" calcext:value-type="float">
            <text:p>56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2-15" calcext:value-type="date">
            <text:p>Feb-2006</text:p>
          </table:table-cell>
          <table:table-cell office:value-type="float" office:value="60.21" calcext:value-type="float">
            <text:p>60.21</text:p>
          </table:table-cell>
          <table:table-cell table:style-name="ce107" table:formula="of:=AVERAGE([.B219:.B230])" office:value-type="float" office:value="57.1858333333333" calcext:value-type="float">
            <text:p>57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3-15" calcext:value-type="date">
            <text:p>Mar-2006</text:p>
          </table:table-cell>
          <table:table-cell office:value-type="float" office:value="62.06" calcext:value-type="float">
            <text:p>62.06</text:p>
          </table:table-cell>
          <table:table-cell table:style-name="ce107" table:formula="of:=AVERAGE([.B220:.B231])" office:value-type="float" office:value="57.9325" calcext:value-type="float">
            <text:p>57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4-15" calcext:value-type="date">
            <text:p>Apr-2006</text:p>
          </table:table-cell>
          <table:table-cell office:value-type="float" office:value="70.26" calcext:value-type="float">
            <text:p>70.26</text:p>
          </table:table-cell>
          <table:table-cell table:style-name="ce107" table:formula="of:=AVERAGE([.B221:.B232])" office:value-type="float" office:value="59.4641666666667" calcext:value-type="float">
            <text:p>59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5-15" calcext:value-type="date">
            <text:p>May-2006</text:p>
          </table:table-cell>
          <table:table-cell office:value-type="float" office:value="69.78" calcext:value-type="float">
            <text:p>69.78</text:p>
          </table:table-cell>
          <table:table-cell table:style-name="ce107" table:formula="of:=AVERAGE([.B222:.B233])" office:value-type="float" office:value="61.225" calcext:value-type="float">
            <text:p>61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6-15" calcext:value-type="date">
            <text:p>Jun-2006</text:p>
          </table:table-cell>
          <table:table-cell office:value-type="float" office:value="68.56" calcext:value-type="float">
            <text:p>68.56</text:p>
          </table:table-cell>
          <table:table-cell table:style-name="ce107" table:formula="of:=AVERAGE([.B223:.B234])" office:value-type="float" office:value="62.4091666666667" calcext:value-type="float">
            <text:p>6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7-15" calcext:value-type="date">
            <text:p>Jul-2006</text:p>
          </table:table-cell>
          <table:table-cell office:value-type="float" office:value="73.67" calcext:value-type="float">
            <text:p>73.67</text:p>
          </table:table-cell>
          <table:table-cell table:style-name="ce107" table:formula="of:=AVERAGE([.B224:.B235])" office:value-type="float" office:value="63.755" calcext:value-type="float">
            <text:p>63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8-15" calcext:value-type="date">
            <text:p>Aug-2006</text:p>
          </table:table-cell>
          <table:table-cell office:value-type="float" office:value="73.23" calcext:value-type="float">
            <text:p>73.23</text:p>
          </table:table-cell>
          <table:table-cell table:style-name="ce107" table:formula="of:=AVERAGE([.B225:.B236])" office:value-type="float" office:value="64.5258333333333" calcext:value-type="float">
            <text:p>64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09-15" calcext:value-type="date">
            <text:p>Sep-2006</text:p>
          </table:table-cell>
          <table:table-cell office:value-type="float" office:value="61.96" calcext:value-type="float">
            <text:p>61.96</text:p>
          </table:table-cell>
          <table:table-cell table:style-name="ce107" table:formula="of:=AVERAGE([.B226:.B237])" office:value-type="float" office:value="64.4466666666667" calcext:value-type="float">
            <text:p>6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10-15" calcext:value-type="date">
            <text:p>Oct-2006</text:p>
          </table:table-cell>
          <table:table-cell office:value-type="float" office:value="57.81" calcext:value-type="float">
            <text:p>57.81</text:p>
          </table:table-cell>
          <table:table-cell table:style-name="ce107" table:formula="of:=AVERAGE([.B227:.B238])" office:value-type="float" office:value="64.3858333333333" calcext:value-type="float">
            <text:p>6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11-15" calcext:value-type="date">
            <text:p>Nov-2006</text:p>
          </table:table-cell>
          <table:table-cell office:value-type="float" office:value="58.76" calcext:value-type="float">
            <text:p>58.76</text:p>
          </table:table-cell>
          <table:table-cell table:style-name="ce107" table:formula="of:=AVERAGE([.B228:.B239])" office:value-type="float" office:value="64.6791666666667" calcext:value-type="float">
            <text:p>64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6-12-15" calcext:value-type="date">
            <text:p>Dec-2006</text:p>
          </table:table-cell>
          <table:table-cell office:value-type="float" office:value="62.47" calcext:value-type="float">
            <text:p>62.47</text:p>
          </table:table-cell>
          <table:table-cell table:style-name="ce107" table:formula="of:=AVERAGE([.B229:.B240])" office:value-type="float" office:value="65.1466666666667" calcext:value-type="float">
            <text:p>65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1-15" calcext:value-type="date">
            <text:p>Jan-2007</text:p>
          </table:table-cell>
          <table:table-cell office:value-type="float" office:value="53.68" calcext:value-type="float">
            <text:p>53.68</text:p>
          </table:table-cell>
          <table:table-cell table:style-name="ce107" table:formula="of:=AVERAGE([.B230:.B241])" office:value-type="float" office:value="64.3708333333333" calcext:value-type="float">
            <text:p>6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2-15" calcext:value-type="date">
            <text:p>Feb-2007</text:p>
          </table:table-cell>
          <table:table-cell office:value-type="float" office:value="57.56" calcext:value-type="float">
            <text:p>57.56</text:p>
          </table:table-cell>
          <table:table-cell table:style-name="ce107" table:formula="of:=AVERAGE([.B231:.B242])" office:value-type="float" office:value="64.15" calcext:value-type="float">
            <text:p>64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3-15" calcext:value-type="date">
            <text:p>Mar-2007</text:p>
          </table:table-cell>
          <table:table-cell office:value-type="float" office:value="62.05" calcext:value-type="float">
            <text:p>62.05</text:p>
          </table:table-cell>
          <table:table-cell table:style-name="ce107" table:formula="of:=AVERAGE([.B232:.B243])" office:value-type="float" office:value="64.1491666666667" calcext:value-type="float">
            <text:p>64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4-15" calcext:value-type="date">
            <text:p>Apr-2007</text:p>
          </table:table-cell>
          <table:table-cell office:value-type="float" office:value="67.49" calcext:value-type="float">
            <text:p>67.49</text:p>
          </table:table-cell>
          <table:table-cell table:style-name="ce107" table:formula="of:=AVERAGE([.B233:.B244])" office:value-type="float" office:value="63.9183333333333" calcext:value-type="float">
            <text:p>6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5-15" calcext:value-type="date">
            <text:p>May-2007</text:p>
          </table:table-cell>
          <table:table-cell office:value-type="float" office:value="67.21" calcext:value-type="float">
            <text:p>67.21</text:p>
          </table:table-cell>
          <table:table-cell table:style-name="ce107" table:formula="of:=AVERAGE([.B234:.B245])" office:value-type="float" office:value="63.7041666666667" calcext:value-type="float">
            <text:p>6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6-15" calcext:value-type="date">
            <text:p>Jun-2007</text:p>
          </table:table-cell>
          <table:table-cell office:value-type="float" office:value="71.05" calcext:value-type="float">
            <text:p>71.05</text:p>
          </table:table-cell>
          <table:table-cell table:style-name="ce107" table:formula="of:=AVERAGE([.B235:.B246])" office:value-type="float" office:value="63.9116666666667" calcext:value-type="float">
            <text:p>6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7-15" calcext:value-type="date">
            <text:p>Jul-2007</text:p>
          </table:table-cell>
          <table:table-cell office:value-type="float" office:value="76.93" calcext:value-type="float">
            <text:p>76.93</text:p>
          </table:table-cell>
          <table:table-cell table:style-name="ce107" table:formula="of:=AVERAGE([.B236:.B247])" office:value-type="float" office:value="64.1833333333333" calcext:value-type="float">
            <text:p>64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8-15" calcext:value-type="date">
            <text:p>Aug-2007</text:p>
          </table:table-cell>
          <table:table-cell office:value-type="float" office:value="70.76" calcext:value-type="float">
            <text:p>70.76</text:p>
          </table:table-cell>
          <table:table-cell table:style-name="ce107" table:formula="of:=AVERAGE([.B237:.B248])" office:value-type="float" office:value="63.9775" calcext:value-type="float">
            <text:p>64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09-15" calcext:value-type="date">
            <text:p>Sep-2007</text:p>
          </table:table-cell>
          <table:table-cell office:value-type="float" office:value="77.17" calcext:value-type="float">
            <text:p>77.17</text:p>
          </table:table-cell>
          <table:table-cell table:style-name="ce107" table:formula="of:=AVERAGE([.B238:.B249])" office:value-type="float" office:value="65.245" calcext:value-type="float">
            <text:p>65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10-15" calcext:value-type="date">
            <text:p>Oct-2007</text:p>
          </table:table-cell>
          <table:table-cell office:value-type="float" office:value="82.34" calcext:value-type="float">
            <text:p>82.34</text:p>
          </table:table-cell>
          <table:table-cell table:style-name="ce107" table:formula="of:=AVERAGE([.B239:.B250])" office:value-type="float" office:value="67.2891666666667" calcext:value-type="float">
            <text:p>67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11-15" calcext:value-type="date">
            <text:p>Nov-2007</text:p>
          </table:table-cell>
          <table:table-cell office:value-type="float" office:value="92.41" calcext:value-type="float">
            <text:p>92.41</text:p>
          </table:table-cell>
          <table:table-cell table:style-name="ce107" table:formula="of:=AVERAGE([.B240:.B251])" office:value-type="float" office:value="70.0933333333333" calcext:value-type="float">
            <text:p>70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7-12-15" calcext:value-type="date">
            <text:p>Dec-2007</text:p>
          </table:table-cell>
          <table:table-cell office:value-type="float" office:value="90.93" calcext:value-type="float">
            <text:p>90.93</text:p>
          </table:table-cell>
          <table:table-cell table:style-name="ce107" table:formula="of:=AVERAGE([.B241:.B252])" office:value-type="float" office:value="72.465" calcext:value-type="float">
            <text:p>72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1-15" calcext:value-type="date">
            <text:p>Jan-2008</text:p>
          </table:table-cell>
          <table:table-cell office:value-type="float" office:value="92.18" calcext:value-type="float">
            <text:p>92.18</text:p>
          </table:table-cell>
          <table:table-cell table:style-name="ce107" table:formula="of:=AVERAGE([.B242:.B253])" office:value-type="float" office:value="75.6733333333333" calcext:value-type="float">
            <text:p>7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2-15" calcext:value-type="date">
            <text:p>Feb-2008</text:p>
          </table:table-cell>
          <table:table-cell office:value-type="float" office:value="94.99" calcext:value-type="float">
            <text:p>94.99</text:p>
          </table:table-cell>
          <table:table-cell table:style-name="ce107" table:formula="of:=AVERAGE([.B243:.B254])" office:value-type="float" office:value="78.7925" calcext:value-type="float">
            <text:p>7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3-15" calcext:value-type="date">
            <text:p>Mar-2008</text:p>
          </table:table-cell>
          <table:table-cell office:value-type="float" office:value="103.64" calcext:value-type="float">
            <text:p>103.64</text:p>
          </table:table-cell>
          <table:table-cell table:style-name="ce107" table:formula="of:=AVERAGE([.B244:.B255])" office:value-type="float" office:value="82.2583333333333" calcext:value-type="float">
            <text:p>82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4-15" calcext:value-type="date">
            <text:p>Apr-2008</text:p>
          </table:table-cell>
          <table:table-cell office:value-type="float" office:value="109.07" calcext:value-type="float">
            <text:p>109.07</text:p>
          </table:table-cell>
          <table:table-cell table:style-name="ce107" table:formula="of:=AVERAGE([.B245:.B256])" office:value-type="float" office:value="85.7233333333334" calcext:value-type="float">
            <text:p>8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5-15" calcext:value-type="date">
            <text:p>May-2008</text:p>
          </table:table-cell>
          <table:table-cell office:value-type="float" office:value="122.8" calcext:value-type="float">
            <text:p>122.8</text:p>
          </table:table-cell>
          <table:table-cell table:style-name="ce107" table:formula="of:=AVERAGE([.B246:.B257])" office:value-type="float" office:value="90.3558333333333" calcext:value-type="float">
            <text:p>90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6-15" calcext:value-type="date">
            <text:p>Jun-2008</text:p>
          </table:table-cell>
          <table:table-cell office:value-type="float" office:value="132.32" calcext:value-type="float">
            <text:p>132.32</text:p>
          </table:table-cell>
          <table:table-cell table:style-name="ce107" table:formula="of:=AVERAGE([.B247:.B258])" office:value-type="float" office:value="95.4616666666667" calcext:value-type="float">
            <text:p>9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7-15" calcext:value-type="date">
            <text:p>Jul-2008</text:p>
          </table:table-cell>
          <table:table-cell office:value-type="float" office:value="132.72" calcext:value-type="float">
            <text:p>132.72</text:p>
          </table:table-cell>
          <table:table-cell table:style-name="ce107" table:formula="of:=AVERAGE([.B248:.B259])" office:value-type="float" office:value="100.110833333333" calcext:value-type="float">
            <text:p>100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8-15" calcext:value-type="date">
            <text:p>Aug-2008</text:p>
          </table:table-cell>
          <table:table-cell office:value-type="float" office:value="113.24" calcext:value-type="float">
            <text:p>113.24</text:p>
          </table:table-cell>
          <table:table-cell table:style-name="ce107" table:formula="of:=AVERAGE([.B249:.B260])" office:value-type="float" office:value="103.650833333333" calcext:value-type="float">
            <text:p>10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09-15" calcext:value-type="date">
            <text:p>Sep-2008</text:p>
          </table:table-cell>
          <table:table-cell office:value-type="float" office:value="97.23" calcext:value-type="float">
            <text:p>97.23</text:p>
          </table:table-cell>
          <table:table-cell table:style-name="ce107" table:formula="of:=AVERAGE([.B250:.B261])" office:value-type="float" office:value="105.3225" calcext:value-type="float">
            <text:p>105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10-15" calcext:value-type="date">
            <text:p>Oct-2008</text:p>
          </table:table-cell>
          <table:table-cell office:value-type="float" office:value="71.58" calcext:value-type="float">
            <text:p>71.58</text:p>
          </table:table-cell>
          <table:table-cell table:style-name="ce107" table:formula="of:=AVERAGE([.B251:.B262])" office:value-type="float" office:value="104.425833333333" calcext:value-type="float">
            <text:p>10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11-15" calcext:value-type="date">
            <text:p>Nov-2008</text:p>
          </table:table-cell>
          <table:table-cell office:value-type="float" office:value="52.45" calcext:value-type="float">
            <text:p>52.45</text:p>
          </table:table-cell>
          <table:table-cell table:style-name="ce107" table:formula="of:=AVERAGE([.B252:.B263])" office:value-type="float" office:value="101.095833333333" calcext:value-type="float">
            <text:p>101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8-12-15" calcext:value-type="date">
            <text:p>Dec-2008</text:p>
          </table:table-cell>
          <table:table-cell office:value-type="float" office:value="39.95" calcext:value-type="float">
            <text:p>39.95</text:p>
          </table:table-cell>
          <table:table-cell table:style-name="ce107" table:formula="of:=AVERAGE([.B253:.B264])" office:value-type="float" office:value="96.8475" calcext:value-type="float">
            <text:p>96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1-15" calcext:value-type="date">
            <text:p>Jan-2009</text:p>
          </table:table-cell>
          <table:table-cell office:value-type="float" office:value="43.44" calcext:value-type="float">
            <text:p>43.44</text:p>
          </table:table-cell>
          <table:table-cell table:style-name="ce107" table:formula="of:=AVERAGE([.B254:.B265])" office:value-type="float" office:value="92.7858333333333" calcext:value-type="float">
            <text:p>92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2-15" calcext:value-type="date">
            <text:p>Feb-2009</text:p>
          </table:table-cell>
          <table:table-cell office:value-type="float" office:value="43.32" calcext:value-type="float">
            <text:p>43.32</text:p>
          </table:table-cell>
          <table:table-cell table:style-name="ce107" table:formula="of:=AVERAGE([.B255:.B266])" office:value-type="float" office:value="88.48" calcext:value-type="float">
            <text:p>8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3-15" calcext:value-type="date">
            <text:p>Mar-2009</text:p>
          </table:table-cell>
          <table:table-cell office:value-type="float" office:value="46.54" calcext:value-type="float">
            <text:p>46.54</text:p>
          </table:table-cell>
          <table:table-cell table:style-name="ce107" table:formula="of:=AVERAGE([.B256:.B267])" office:value-type="float" office:value="83.7216666666667" calcext:value-type="float">
            <text:p>8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4-15" calcext:value-type="date">
            <text:p>Apr-2009</text:p>
          </table:table-cell>
          <table:table-cell office:value-type="float" office:value="50.18" calcext:value-type="float">
            <text:p>50.18</text:p>
          </table:table-cell>
          <table:table-cell table:style-name="ce107" table:formula="of:=AVERAGE([.B257:.B268])" office:value-type="float" office:value="78.8141666666667" calcext:value-type="float">
            <text:p>7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5-15" calcext:value-type="date">
            <text:p>May-2009</text:p>
          </table:table-cell>
          <table:table-cell office:value-type="float" office:value="57.3" calcext:value-type="float">
            <text:p>57.3</text:p>
          </table:table-cell>
          <table:table-cell table:style-name="ce107" table:formula="of:=AVERAGE([.B258:.B269])" office:value-type="float" office:value="73.3558333333333" calcext:value-type="float">
            <text:p>73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6-15" calcext:value-type="date">
            <text:p>Jun-2009</text:p>
          </table:table-cell>
          <table:table-cell office:value-type="float" office:value="68.61" calcext:value-type="float">
            <text:p>68.61</text:p>
          </table:table-cell>
          <table:table-cell table:style-name="ce107" table:formula="of:=AVERAGE([.B259:.B270])" office:value-type="float" office:value="68.0466666666667" calcext:value-type="float">
            <text:p>68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7-15" calcext:value-type="date">
            <text:p>Jul-2009</text:p>
          </table:table-cell>
          <table:table-cell office:value-type="float" office:value="64.44" calcext:value-type="float">
            <text:p>64.44</text:p>
          </table:table-cell>
          <table:table-cell table:style-name="ce107" table:formula="of:=AVERAGE([.B260:.B271])" office:value-type="float" office:value="62.3566666666667" calcext:value-type="float">
            <text:p>6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8-15" calcext:value-type="date">
            <text:p>Aug-2009</text:p>
          </table:table-cell>
          <table:table-cell office:value-type="float" office:value="72.51" calcext:value-type="float">
            <text:p>72.51</text:p>
          </table:table-cell>
          <table:table-cell table:style-name="ce107" table:formula="of:=AVERAGE([.B261:.B272])" office:value-type="float" office:value="58.9625" calcext:value-type="float">
            <text:p>59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09-15" calcext:value-type="date">
            <text:p>Sep-2009</text:p>
          </table:table-cell>
          <table:table-cell office:value-type="float" office:value="67.65" calcext:value-type="float">
            <text:p>67.65</text:p>
          </table:table-cell>
          <table:table-cell table:style-name="ce107" table:formula="of:=AVERAGE([.B262:.B273])" office:value-type="float" office:value="56.4975" calcext:value-type="float">
            <text:p>56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10-15" calcext:value-type="date">
            <text:p>Oct-2009</text:p>
          </table:table-cell>
          <table:table-cell office:value-type="float" office:value="72.77" calcext:value-type="float">
            <text:p>72.77</text:p>
          </table:table-cell>
          <table:table-cell table:style-name="ce107" table:formula="of:=AVERAGE([.B263:.B274])" office:value-type="float" office:value="56.5966666666667" calcext:value-type="float">
            <text:p>56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11-15" calcext:value-type="date">
            <text:p>Nov-2009</text:p>
          </table:table-cell>
          <table:table-cell office:value-type="float" office:value="76.66" calcext:value-type="float">
            <text:p>76.66</text:p>
          </table:table-cell>
          <table:table-cell table:style-name="ce107" table:formula="of:=AVERAGE([.B264:.B275])" office:value-type="float" office:value="58.6141666666667" calcext:value-type="float">
            <text:p>58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09-12-15" calcext:value-type="date">
            <text:p>Dec-2009</text:p>
          </table:table-cell>
          <table:table-cell office:value-type="float" office:value="74.46" calcext:value-type="float">
            <text:p>74.46</text:p>
          </table:table-cell>
          <table:table-cell table:style-name="ce107" table:formula="of:=AVERAGE([.B265:.B276])" office:value-type="float" office:value="61.49" calcext:value-type="float">
            <text:p>61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1-15" calcext:value-type="date">
            <text:p>Jan-2010</text:p>
          </table:table-cell>
          <table:table-cell office:value-type="float" office:value="76.17" calcext:value-type="float">
            <text:p>76.17</text:p>
          </table:table-cell>
          <table:table-cell table:style-name="ce107" table:formula="of:=AVERAGE([.B266:.B277])" office:value-type="float" office:value="64.2175" calcext:value-type="float">
            <text:p>64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2-15" calcext:value-type="date">
            <text:p>Feb-2010</text:p>
          </table:table-cell>
          <table:table-cell office:value-type="float" office:value="73.75" calcext:value-type="float">
            <text:p>73.75</text:p>
          </table:table-cell>
          <table:table-cell table:style-name="ce107" table:formula="of:=AVERAGE([.B267:.B278])" office:value-type="float" office:value="66.7533333333333" calcext:value-type="float">
            <text:p>66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3-15" calcext:value-type="date">
            <text:p>Mar-2010</text:p>
          </table:table-cell>
          <table:table-cell office:value-type="float" office:value="78.83" calcext:value-type="float">
            <text:p>78.83</text:p>
          </table:table-cell>
          <table:table-cell table:style-name="ce107" table:formula="of:=AVERAGE([.B268:.B279])" office:value-type="float" office:value="69.4441666666667" calcext:value-type="float">
            <text:p>69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4-15" calcext:value-type="date">
            <text:p>Apr-2010</text:p>
          </table:table-cell>
          <table:table-cell office:value-type="float" office:value="84.82" calcext:value-type="float">
            <text:p>84.82</text:p>
          </table:table-cell>
          <table:table-cell table:style-name="ce107" table:formula="of:=AVERAGE([.B269:.B280])" office:value-type="float" office:value="72.3308333333333" calcext:value-type="float">
            <text:p>72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5-15" calcext:value-type="date">
            <text:p>May-2010</text:p>
          </table:table-cell>
          <table:table-cell office:value-type="float" office:value="75.95" calcext:value-type="float">
            <text:p>75.95</text:p>
          </table:table-cell>
          <table:table-cell table:style-name="ce107" table:formula="of:=AVERAGE([.B270:.B281])" office:value-type="float" office:value="73.885" calcext:value-type="float">
            <text:p>73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6-15" calcext:value-type="date">
            <text:p>Jun-2010</text:p>
          </table:table-cell>
          <table:table-cell office:value-type="float" office:value="74.76" calcext:value-type="float">
            <text:p>74.76</text:p>
          </table:table-cell>
          <table:table-cell table:style-name="ce107" table:formula="of:=AVERAGE([.B271:.B282])" office:value-type="float" office:value="74.3975" calcext:value-type="float">
            <text:p>7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7-15" calcext:value-type="date">
            <text:p>Jul-2010</text:p>
          </table:table-cell>
          <table:table-cell office:value-type="float" office:value="75.58" calcext:value-type="float">
            <text:p>75.58</text:p>
          </table:table-cell>
          <table:table-cell table:style-name="ce107" table:formula="of:=AVERAGE([.B272:.B283])" office:value-type="float" office:value="75.3258333333334" calcext:value-type="float">
            <text:p>75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8-15" calcext:value-type="date">
            <text:p>Aug-2010</text:p>
          </table:table-cell>
          <table:table-cell office:value-type="float" office:value="77.04" calcext:value-type="float">
            <text:p>77.04</text:p>
          </table:table-cell>
          <table:table-cell table:style-name="ce107" table:formula="of:=AVERAGE([.B273:.B284])" office:value-type="float" office:value="75.7033333333333" calcext:value-type="float">
            <text:p>75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09-15" calcext:value-type="date">
            <text:p>Sep-2010</text:p>
          </table:table-cell>
          <table:table-cell office:value-type="float" office:value="77.84" calcext:value-type="float">
            <text:p>77.84</text:p>
          </table:table-cell>
          <table:table-cell table:style-name="ce107" table:formula="of:=AVERAGE([.B274:.B285])" office:value-type="float" office:value="76.5525" calcext:value-type="float">
            <text:p>76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10-15" calcext:value-type="date">
            <text:p>Oct-2010</text:p>
          </table:table-cell>
          <table:table-cell office:value-type="float" office:value="82.67" calcext:value-type="float">
            <text:p>82.67</text:p>
          </table:table-cell>
          <table:table-cell table:style-name="ce107" table:formula="of:=AVERAGE([.B275:.B286])" office:value-type="float" office:value="77.3775" calcext:value-type="float">
            <text:p>77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11-15" calcext:value-type="date">
            <text:p>Nov-2010</text:p>
          </table:table-cell>
          <table:table-cell office:value-type="float" office:value="85.28" calcext:value-type="float">
            <text:p>85.28</text:p>
          </table:table-cell>
          <table:table-cell table:style-name="ce107" table:formula="of:=AVERAGE([.B276:.B287])" office:value-type="float" office:value="78.0958333333333" calcext:value-type="float">
            <text:p>78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0-12-15" calcext:value-type="date">
            <text:p>Dec-2010</text:p>
          </table:table-cell>
          <table:table-cell office:value-type="float" office:value="91.45" calcext:value-type="float">
            <text:p>91.45</text:p>
          </table:table-cell>
          <table:table-cell table:style-name="ce107" table:formula="of:=AVERAGE([.B277:.B288])" office:value-type="float" office:value="79.5116666666667" calcext:value-type="float">
            <text:p>79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1-15" calcext:value-type="date">
            <text:p>Jan-2011</text:p>
          </table:table-cell>
          <table:table-cell office:value-type="float" office:value="96.52" calcext:value-type="float">
            <text:p>96.52</text:p>
          </table:table-cell>
          <table:table-cell table:style-name="ce107" table:formula="of:=AVERAGE([.B278:.B289])" office:value-type="float" office:value="81.2075" calcext:value-type="float">
            <text:p>81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2-15" calcext:value-type="date">
            <text:p>Feb-2011</text:p>
          </table:table-cell>
          <table:table-cell office:value-type="float" office:value="103.72" calcext:value-type="float">
            <text:p>103.72</text:p>
          </table:table-cell>
          <table:table-cell table:style-name="ce107" table:formula="of:=AVERAGE([.B279:.B290])" office:value-type="float" office:value="83.705" calcext:value-type="float">
            <text:p>8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3-15" calcext:value-type="date">
            <text:p>Mar-2011</text:p>
          </table:table-cell>
          <table:table-cell office:value-type="float" office:value="114.64" calcext:value-type="float">
            <text:p>114.64</text:p>
          </table:table-cell>
          <table:table-cell table:style-name="ce107" table:formula="of:=AVERAGE([.B280:.B291])" office:value-type="float" office:value="86.6891666666667" calcext:value-type="float">
            <text:p>86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4-15" calcext:value-type="date">
            <text:p>Apr-2011</text:p>
          </table:table-cell>
          <table:table-cell office:value-type="float" office:value="123.26" calcext:value-type="float">
            <text:p>123.26</text:p>
          </table:table-cell>
          <table:table-cell table:style-name="ce107" table:formula="of:=AVERAGE([.B281:.B292])" office:value-type="float" office:value="89.8925" calcext:value-type="float">
            <text:p>89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5-15" calcext:value-type="date">
            <text:p>May-2011</text:p>
          </table:table-cell>
          <table:table-cell office:value-type="float" office:value="114.99" calcext:value-type="float">
            <text:p>114.99</text:p>
          </table:table-cell>
          <table:table-cell table:style-name="ce107" table:formula="of:=AVERAGE([.B282:.B293])" office:value-type="float" office:value="93.1458333333333" calcext:value-type="float">
            <text:p>93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6-15" calcext:value-type="date">
            <text:p>Jun-2011</text:p>
          </table:table-cell>
          <table:table-cell office:value-type="float" office:value="113.83" calcext:value-type="float">
            <text:p>113.83</text:p>
          </table:table-cell>
          <table:table-cell table:style-name="ce107" table:formula="of:=AVERAGE([.B283:.B294])" office:value-type="float" office:value="96.4016666666667" calcext:value-type="float">
            <text:p>96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7-15" calcext:value-type="date">
            <text:p>Jul-2011</text:p>
          </table:table-cell>
          <table:table-cell office:value-type="float" office:value="116.97" calcext:value-type="float">
            <text:p>116.97</text:p>
          </table:table-cell>
          <table:table-cell table:style-name="ce107" table:formula="of:=AVERAGE([.B284:.B295])" office:value-type="float" office:value="99.8508333333333" calcext:value-type="float">
            <text:p>99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8-15" calcext:value-type="date">
            <text:p>Aug-2011</text:p>
          </table:table-cell>
          <table:table-cell office:value-type="float" office:value="110.22" calcext:value-type="float">
            <text:p>110.22</text:p>
          </table:table-cell>
          <table:table-cell table:style-name="ce107" table:formula="of:=AVERAGE([.B285:.B296])" office:value-type="float" office:value="102.615833333333" calcext:value-type="float">
            <text:p>102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09-15" calcext:value-type="date">
            <text:p>Sep-2011</text:p>
          </table:table-cell>
          <table:table-cell office:value-type="float" office:value="112.83" calcext:value-type="float">
            <text:p>112.83</text:p>
          </table:table-cell>
          <table:table-cell table:style-name="ce107" table:formula="of:=AVERAGE([.B286:.B297])" office:value-type="float" office:value="105.531666666667" calcext:value-type="float">
            <text:p>10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10-15" calcext:value-type="date">
            <text:p>Oct-2011</text:p>
          </table:table-cell>
          <table:table-cell office:value-type="float" office:value="109.55" calcext:value-type="float">
            <text:p>109.55</text:p>
          </table:table-cell>
          <table:table-cell table:style-name="ce107" table:formula="of:=AVERAGE([.B287:.B298])" office:value-type="float" office:value="107.771666666667" calcext:value-type="float">
            <text:p>107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11-15" calcext:value-type="date">
            <text:p>Nov-2011</text:p>
          </table:table-cell>
          <table:table-cell office:value-type="float" office:value="110.77" calcext:value-type="float">
            <text:p>110.77</text:p>
          </table:table-cell>
          <table:table-cell table:style-name="ce107" table:formula="of:=AVERAGE([.B288:.B299])" office:value-type="float" office:value="109.895833333333" calcext:value-type="float">
            <text:p>109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1-12-15" calcext:value-type="date">
            <text:p>Dec-2011</text:p>
          </table:table-cell>
          <table:table-cell office:value-type="float" office:value="107.87" calcext:value-type="float">
            <text:p>107.87</text:p>
          </table:table-cell>
          <table:table-cell table:style-name="ce107" table:formula="of:=AVERAGE([.B289:.B300])" office:value-type="float" office:value="111.264166666667" calcext:value-type="float">
            <text:p>111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1-15" calcext:value-type="date">
            <text:p>Jan-2012</text:p>
          </table:table-cell>
          <table:table-cell office:value-type="float" office:value="110.69" calcext:value-type="float">
            <text:p>110.69</text:p>
          </table:table-cell>
          <table:table-cell table:style-name="ce107" table:formula="of:=AVERAGE([.B290:.B301])" office:value-type="float" office:value="112.445" calcext:value-type="float">
            <text:p>11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2-15" calcext:value-type="date">
            <text:p>Feb-2012</text:p>
          </table:table-cell>
          <table:table-cell office:value-type="float" office:value="119.33" calcext:value-type="float">
            <text:p>119.33</text:p>
          </table:table-cell>
          <table:table-cell table:style-name="ce107" table:formula="of:=AVERAGE([.B291:.B302])" office:value-type="float" office:value="113.745833333333" calcext:value-type="float">
            <text:p>11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3-15" calcext:value-type="date">
            <text:p>Mar-2012</text:p>
          </table:table-cell>
          <table:table-cell office:value-type="float" office:value="125.45" calcext:value-type="float">
            <text:p>125.45</text:p>
          </table:table-cell>
          <table:table-cell table:style-name="ce107" table:formula="of:=AVERAGE([.B292:.B303])" office:value-type="float" office:value="114.646666666667" calcext:value-type="float">
            <text:p>114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4-15" calcext:value-type="date">
            <text:p>Apr-2012</text:p>
          </table:table-cell>
          <table:table-cell office:value-type="float" office:value="119.75" calcext:value-type="float">
            <text:p>119.75</text:p>
          </table:table-cell>
          <table:table-cell table:style-name="ce107" table:formula="of:=AVERAGE([.B293:.B304])" office:value-type="float" office:value="114.354166666667" calcext:value-type="float">
            <text:p>11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5-15" calcext:value-type="date">
            <text:p>May-2012</text:p>
          </table:table-cell>
          <table:table-cell office:value-type="float" office:value="110.34" calcext:value-type="float">
            <text:p>110.34</text:p>
          </table:table-cell>
          <table:table-cell table:style-name="ce107" table:formula="of:=AVERAGE([.B294:.B305])" office:value-type="float" office:value="113.966666666667" calcext:value-type="float">
            <text:p>114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6-15" calcext:value-type="date">
            <text:p>Jun-2012</text:p>
          </table:table-cell>
          <table:table-cell office:value-type="float" office:value="95.16" calcext:value-type="float">
            <text:p>95.16</text:p>
          </table:table-cell>
          <table:table-cell table:style-name="ce107" table:formula="of:=AVERAGE([.B295:.B306])" office:value-type="float" office:value="112.410833333333" calcext:value-type="float">
            <text:p>11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7-15" calcext:value-type="date">
            <text:p>Jul-2012</text:p>
          </table:table-cell>
          <table:table-cell office:value-type="float" office:value="102.62" calcext:value-type="float">
            <text:p>102.62</text:p>
          </table:table-cell>
          <table:table-cell table:style-name="ce107" table:formula="of:=AVERAGE([.B296:.B307])" office:value-type="float" office:value="111.215" calcext:value-type="float">
            <text:p>111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8-15" calcext:value-type="date">
            <text:p>Aug-2012</text:p>
          </table:table-cell>
          <table:table-cell office:value-type="float" office:value="113.36" calcext:value-type="float">
            <text:p>113.36</text:p>
          </table:table-cell>
          <table:table-cell table:style-name="ce107" table:formula="of:=AVERAGE([.B297:.B308])" office:value-type="float" office:value="111.476666666667" calcext:value-type="float">
            <text:p>111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09-15" calcext:value-type="date">
            <text:p>Sep-2012</text:p>
          </table:table-cell>
          <table:table-cell office:value-type="float" office:value="112.86" calcext:value-type="float">
            <text:p>112.86</text:p>
          </table:table-cell>
          <table:table-cell table:style-name="ce107" table:formula="of:=AVERAGE([.B298:.B309])" office:value-type="float" office:value="111.479166666667" calcext:value-type="float">
            <text:p>111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10-15" calcext:value-type="date">
            <text:p>Oct-2012</text:p>
          </table:table-cell>
          <table:table-cell office:value-type="float" office:value="111.71" calcext:value-type="float">
            <text:p>111.71</text:p>
          </table:table-cell>
          <table:table-cell table:style-name="ce107" table:formula="of:=AVERAGE([.B299:.B310])" office:value-type="float" office:value="111.659166666667" calcext:value-type="float">
            <text:p>111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11-15" calcext:value-type="date">
            <text:p>Nov-2012</text:p>
          </table:table-cell>
          <table:table-cell office:value-type="float" office:value="109.06" calcext:value-type="float">
            <text:p>109.06</text:p>
          </table:table-cell>
          <table:table-cell table:style-name="ce107" table:formula="of:=AVERAGE([.B300:.B311])" office:value-type="float" office:value="111.516666666667" calcext:value-type="float">
            <text:p>111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2-12-15" calcext:value-type="date">
            <text:p>Dec-2012</text:p>
          </table:table-cell>
          <table:table-cell office:value-type="float" office:value="109.49" calcext:value-type="float">
            <text:p>109.49</text:p>
          </table:table-cell>
          <table:table-cell table:style-name="ce107" table:formula="of:=AVERAGE([.B301:.B312])" office:value-type="float" office:value="111.651666666667" calcext:value-type="float">
            <text:p>111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1-15" calcext:value-type="date">
            <text:p>Jan-2013</text:p>
          </table:table-cell>
          <table:table-cell office:value-type="float" office:value="112.96" calcext:value-type="float">
            <text:p>112.96</text:p>
          </table:table-cell>
          <table:table-cell table:style-name="ce107" table:formula="of:=AVERAGE([.B302:.B313])" office:value-type="float" office:value="111.840833333333" calcext:value-type="float">
            <text:p>111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2-15" calcext:value-type="date">
            <text:p>Feb-2013</text:p>
          </table:table-cell>
          <table:table-cell office:value-type="float" office:value="116.05" calcext:value-type="float">
            <text:p>116.05</text:p>
          </table:table-cell>
          <table:table-cell table:style-name="ce107" table:formula="of:=AVERAGE([.B303:.B314])" office:value-type="float" office:value="111.5675" calcext:value-type="float">
            <text:p>111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3-15" calcext:value-type="date">
            <text:p>Mar-2013</text:p>
          </table:table-cell>
          <table:table-cell office:value-type="float" office:value="108.47" calcext:value-type="float">
            <text:p>108.47</text:p>
          </table:table-cell>
          <table:table-cell table:style-name="ce107" table:formula="of:=AVERAGE([.B304:.B315])" office:value-type="float" office:value="110.1525" calcext:value-type="float">
            <text:p>110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4-15" calcext:value-type="date">
            <text:p>Apr-2013</text:p>
          </table:table-cell>
          <table:table-cell office:value-type="float" office:value="102.25" calcext:value-type="float">
            <text:p>102.25</text:p>
          </table:table-cell>
          <table:table-cell table:style-name="ce107" table:formula="of:=AVERAGE([.B305:.B316])" office:value-type="float" office:value="108.694166666667" calcext:value-type="float">
            <text:p>108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5-15" calcext:value-type="date">
            <text:p>May-2013</text:p>
          </table:table-cell>
          <table:table-cell office:value-type="float" office:value="102.56" calcext:value-type="float">
            <text:p>102.56</text:p>
          </table:table-cell>
          <table:table-cell table:style-name="ce107" table:formula="of:=AVERAGE([.B306:.B317])" office:value-type="float" office:value="108.045833333333" calcext:value-type="float">
            <text:p>108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6-15" calcext:value-type="date">
            <text:p>Jun-2013</text:p>
          </table:table-cell>
          <table:table-cell office:value-type="float" office:value="102.92" calcext:value-type="float">
            <text:p>102.92</text:p>
          </table:table-cell>
          <table:table-cell table:style-name="ce107" table:formula="of:=AVERAGE([.B307:.B318])" office:value-type="float" office:value="108.6925" calcext:value-type="float">
            <text:p>108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7-15" calcext:value-type="date">
            <text:p>Jul-2013</text:p>
          </table:table-cell>
          <table:table-cell office:value-type="float" office:value="107.93" calcext:value-type="float">
            <text:p>107.93</text:p>
          </table:table-cell>
          <table:table-cell table:style-name="ce107" table:formula="of:=AVERAGE([.B308:.B319])" office:value-type="float" office:value="109.135" calcext:value-type="float">
            <text:p>109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8-15" calcext:value-type="date">
            <text:p>Aug-2013</text:p>
          </table:table-cell>
          <table:table-cell office:value-type="float" office:value="111.28" calcext:value-type="float">
            <text:p>111.28</text:p>
          </table:table-cell>
          <table:table-cell table:style-name="ce107" table:formula="of:=AVERAGE([.B309:.B320])" office:value-type="float" office:value="108.961666666667" calcext:value-type="float">
            <text:p>109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09-15" calcext:value-type="date">
            <text:p>Sep-2013</text:p>
          </table:table-cell>
          <table:table-cell office:value-type="float" office:value="111.6" calcext:value-type="float">
            <text:p>111.6</text:p>
          </table:table-cell>
          <table:table-cell table:style-name="ce107" table:formula="of:=AVERAGE([.B310:.B321])" office:value-type="float" office:value="108.856666666667" calcext:value-type="float">
            <text:p>108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10-15" calcext:value-type="date">
            <text:p>Oct-2013</text:p>
          </table:table-cell>
          <table:table-cell office:value-type="float" office:value="109.08" calcext:value-type="float">
            <text:p>109.08</text:p>
          </table:table-cell>
          <table:table-cell table:style-name="ce107" table:formula="of:=AVERAGE([.B311:.B322])" office:value-type="float" office:value="108.6375" calcext:value-type="float">
            <text:p>108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11-15" calcext:value-type="date">
            <text:p>Nov-2013</text:p>
          </table:table-cell>
          <table:table-cell office:value-type="float" office:value="107.79" calcext:value-type="float">
            <text:p>107.79</text:p>
          </table:table-cell>
          <table:table-cell table:style-name="ce107" table:formula="of:=AVERAGE([.B312:.B323])" office:value-type="float" office:value="108.531666666667" calcext:value-type="float">
            <text:p>10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3-12-15" calcext:value-type="date">
            <text:p>Dec-2013</text:p>
          </table:table-cell>
          <table:table-cell office:value-type="float" office:value="110.76" calcext:value-type="float">
            <text:p>110.76</text:p>
          </table:table-cell>
          <table:table-cell table:style-name="ce107" table:formula="of:=AVERAGE([.B313:.B324])" office:value-type="float" office:value="108.6375" calcext:value-type="float">
            <text:p>108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1-15" calcext:value-type="date">
            <text:p>Jan-2014</text:p>
          </table:table-cell>
          <table:table-cell office:value-type="float" office:value="108.12" calcext:value-type="float">
            <text:p>108.12</text:p>
          </table:table-cell>
          <table:table-cell table:style-name="ce107" table:formula="of:=AVERAGE([.B314:.B325])" office:value-type="float" office:value="108.234166666667" calcext:value-type="float">
            <text:p>108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2-15" calcext:value-type="date">
            <text:p>Feb-2014</text:p>
          </table:table-cell>
          <table:table-cell office:value-type="float" office:value="108.9" calcext:value-type="float">
            <text:p>108.9</text:p>
          </table:table-cell>
          <table:table-cell table:style-name="ce107" table:formula="of:=AVERAGE([.B315:.B326])" office:value-type="float" office:value="107.638333333333" calcext:value-type="float">
            <text:p>107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3-15" calcext:value-type="date">
            <text:p>Mar-2014</text:p>
          </table:table-cell>
          <table:table-cell office:value-type="float" office:value="107.48" calcext:value-type="float">
            <text:p>107.48</text:p>
          </table:table-cell>
          <table:table-cell table:style-name="ce107" table:formula="of:=AVERAGE([.B316:.B327])" office:value-type="float" office:value="107.555833333333" calcext:value-type="float">
            <text:p>107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4-15" calcext:value-type="date">
            <text:p>Apr-2014</text:p>
          </table:table-cell>
          <table:table-cell office:value-type="float" office:value="107.76" calcext:value-type="float">
            <text:p>107.76</text:p>
          </table:table-cell>
          <table:table-cell table:style-name="ce107" table:formula="of:=AVERAGE([.B317:.B328])" office:value-type="float" office:value="108.015" calcext:value-type="float">
            <text:p>108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5-15" calcext:value-type="date">
            <text:p>May-2014</text:p>
          </table:table-cell>
          <table:table-cell office:value-type="float" office:value="109.54" calcext:value-type="float">
            <text:p>109.54</text:p>
          </table:table-cell>
          <table:table-cell table:style-name="ce107" table:formula="of:=AVERAGE([.B318:.B329])" office:value-type="float" office:value="108.596666666667" calcext:value-type="float">
            <text:p>108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6-15" calcext:value-type="date">
            <text:p>Jun-2014</text:p>
          </table:table-cell>
          <table:table-cell office:value-type="float" office:value="111.8" calcext:value-type="float">
            <text:p>111.8</text:p>
          </table:table-cell>
          <table:table-cell table:style-name="ce107" table:formula="of:=AVERAGE([.B319:.B330])" office:value-type="float" office:value="109.336666666667" calcext:value-type="float">
            <text:p>10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7-15" calcext:value-type="date">
            <text:p>Jul-2014</text:p>
          </table:table-cell>
          <table:table-cell office:value-type="float" office:value="106.77" calcext:value-type="float">
            <text:p>106.77</text:p>
          </table:table-cell>
          <table:table-cell table:style-name="ce107" table:formula="of:=AVERAGE([.B320:.B331])" office:value-type="float" office:value="109.24" calcext:value-type="float">
            <text:p>109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8-15" calcext:value-type="date">
            <text:p>Aug-2014</text:p>
          </table:table-cell>
          <table:table-cell office:value-type="float" office:value="101.61" calcext:value-type="float">
            <text:p>101.61</text:p>
          </table:table-cell>
          <table:table-cell table:style-name="ce107" table:formula="of:=AVERAGE([.B321:.B332])" office:value-type="float" office:value="108.434166666667" calcext:value-type="float">
            <text:p>108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09-15" calcext:value-type="date">
            <text:p>Sep-2014</text:p>
          </table:table-cell>
          <table:table-cell office:value-type="float" office:value="97.09" calcext:value-type="float">
            <text:p>97.09</text:p>
          </table:table-cell>
          <table:table-cell table:style-name="ce107" table:formula="of:=AVERAGE([.B322:.B333])" office:value-type="float" office:value="107.225" calcext:value-type="float">
            <text:p>107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10-15" calcext:value-type="date">
            <text:p>Oct-2014</text:p>
          </table:table-cell>
          <table:table-cell office:value-type="float" office:value="87.43" calcext:value-type="float">
            <text:p>87.43</text:p>
          </table:table-cell>
          <table:table-cell table:style-name="ce107" table:formula="of:=AVERAGE([.B323:.B334])" office:value-type="float" office:value="105.420833333333" calcext:value-type="float">
            <text:p>105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11-15" calcext:value-type="date">
            <text:p>Nov-2014</text:p>
          </table:table-cell>
          <table:table-cell office:value-type="float" office:value="79.44" calcext:value-type="float">
            <text:p>79.44</text:p>
          </table:table-cell>
          <table:table-cell table:style-name="ce107" table:formula="of:=AVERAGE([.B324:.B335])" office:value-type="float" office:value="103.058333333333" calcext:value-type="float">
            <text:p>103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4-12-15" calcext:value-type="date">
            <text:p>Dec-2014</text:p>
          </table:table-cell>
          <table:table-cell office:value-type="float" office:value="62.34" calcext:value-type="float">
            <text:p>62.34</text:p>
          </table:table-cell>
          <table:table-cell table:style-name="ce107" table:formula="of:=AVERAGE([.B325:.B336])" office:value-type="float" office:value="99.0233333333334" calcext:value-type="float">
            <text:p>99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1-15" calcext:value-type="date">
            <text:p>Jan-2015</text:p>
          </table:table-cell>
          <table:table-cell office:value-type="float" office:value="47.76" calcext:value-type="float">
            <text:p>47.76</text:p>
          </table:table-cell>
          <table:table-cell table:style-name="ce107" table:formula="of:=AVERAGE([.B326:.B337])" office:value-type="float" office:value="93.9933333333333" calcext:value-type="float">
            <text:p>94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2-15" calcext:value-type="date">
            <text:p>Feb-2015</text:p>
          </table:table-cell>
          <table:table-cell office:value-type="float" office:value="58.1" calcext:value-type="float">
            <text:p>58.1</text:p>
          </table:table-cell>
          <table:table-cell table:style-name="ce107" table:formula="of:=AVERAGE([.B327:.B338])" office:value-type="float" office:value="89.76" calcext:value-type="float">
            <text:p>89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3-15" calcext:value-type="date">
            <text:p>Mar-2015</text:p>
          </table:table-cell>
          <table:table-cell office:value-type="float" office:value="55.89" calcext:value-type="float">
            <text:p>55.89</text:p>
          </table:table-cell>
          <table:table-cell table:style-name="ce107" table:formula="of:=AVERAGE([.B328:.B339])" office:value-type="float" office:value="85.4608333333334" calcext:value-type="float">
            <text:p>8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4-15" calcext:value-type="date">
            <text:p>Apr-2015</text:p>
          </table:table-cell>
          <table:table-cell office:value-type="float" office:value="59.52" calcext:value-type="float">
            <text:p>59.52</text:p>
          </table:table-cell>
          <table:table-cell table:style-name="ce107" table:formula="of:=AVERAGE([.B329:.B340])" office:value-type="float" office:value="81.4408333333333" calcext:value-type="float">
            <text:p>81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5-15" calcext:value-type="date">
            <text:p>May-2015</text:p>
          </table:table-cell>
          <table:table-cell office:value-type="float" office:value="64.08" calcext:value-type="float">
            <text:p>64.08</text:p>
          </table:table-cell>
          <table:table-cell table:style-name="ce107" table:formula="of:=AVERAGE([.B330:.B341])" office:value-type="float" office:value="77.6525" calcext:value-type="float">
            <text:p>77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6-15" calcext:value-type="date">
            <text:p>Jun-2015</text:p>
          </table:table-cell>
          <table:table-cell office:value-type="float" office:value="61.48" calcext:value-type="float">
            <text:p>61.48</text:p>
          </table:table-cell>
          <table:table-cell table:style-name="ce107" table:formula="of:=AVERAGE([.B331:.B342])" office:value-type="float" office:value="73.4591666666667" calcext:value-type="float">
            <text:p>73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7-15" calcext:value-type="date">
            <text:p>Jul-2015</text:p>
          </table:table-cell>
          <table:table-cell office:value-type="float" office:value="56.56" calcext:value-type="float">
            <text:p>56.56</text:p>
          </table:table-cell>
          <table:table-cell table:style-name="ce107" table:formula="of:=AVERAGE([.B332:.B343])" office:value-type="float" office:value="69.275" calcext:value-type="float">
            <text:p>69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8-15" calcext:value-type="date">
            <text:p>Aug-2015</text:p>
          </table:table-cell>
          <table:table-cell office:value-type="float" office:value="46.52" calcext:value-type="float">
            <text:p>46.52</text:p>
          </table:table-cell>
          <table:table-cell table:style-name="ce107" table:formula="of:=AVERAGE([.B333:.B344])" office:value-type="float" office:value="64.6841666666667" calcext:value-type="float">
            <text:p>64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09-15" calcext:value-type="date">
            <text:p>Sep-2015</text:p>
          </table:table-cell>
          <table:table-cell office:value-type="float" office:value="47.62" calcext:value-type="float">
            <text:p>47.62</text:p>
          </table:table-cell>
          <table:table-cell table:style-name="ce107" table:formula="of:=AVERAGE([.B334:.B345])" office:value-type="float" office:value="60.5616666666667" calcext:value-type="float">
            <text:p>60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10-15" calcext:value-type="date">
            <text:p>Oct-2015</text:p>
          </table:table-cell>
          <table:table-cell office:value-type="float" office:value="48.43" calcext:value-type="float">
            <text:p>48.43</text:p>
          </table:table-cell>
          <table:table-cell table:style-name="ce107" table:formula="of:=AVERAGE([.B335:.B346])" office:value-type="float" office:value="57.3116666666667" calcext:value-type="float">
            <text:p>57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11-15" calcext:value-type="date">
            <text:p>Nov-2015</text:p>
          </table:table-cell>
          <table:table-cell office:value-type="float" office:value="44.27" calcext:value-type="float">
            <text:p>44.27</text:p>
          </table:table-cell>
          <table:table-cell table:style-name="ce107" table:formula="of:=AVERAGE([.B336:.B347])" office:value-type="float" office:value="54.3808333333333" calcext:value-type="float">
            <text:p>5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5-12-15" calcext:value-type="date">
            <text:p>Dec-2015</text:p>
          </table:table-cell>
          <table:table-cell office:value-type="float" office:value="38.01" calcext:value-type="float">
            <text:p>38.01</text:p>
          </table:table-cell>
          <table:table-cell table:style-name="ce107" table:formula="of:=AVERAGE([.B337:.B348])" office:value-type="float" office:value="52.3533333333333" calcext:value-type="float">
            <text:p>52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1-15" calcext:value-type="date">
            <text:p>Jan-2016</text:p>
          </table:table-cell>
          <table:table-cell office:value-type="float" office:value="30.7" calcext:value-type="float">
            <text:p>30.7</text:p>
          </table:table-cell>
          <table:table-cell table:style-name="ce107" table:formula="of:=AVERAGE([.B338:.B349])" office:value-type="float" office:value="50.9316666666667" calcext:value-type="float">
            <text:p>50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2-15" calcext:value-type="date">
            <text:p>Feb-2016</text:p>
          </table:table-cell>
          <table:table-cell office:value-type="float" office:value="32.18" calcext:value-type="float">
            <text:p>32.18</text:p>
          </table:table-cell>
          <table:table-cell table:style-name="ce107" table:formula="of:=AVERAGE([.B339:.B350])" office:value-type="float" office:value="48.7716666666667" calcext:value-type="float">
            <text:p>4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3-15" calcext:value-type="date">
            <text:p>Mar-2016</text:p>
          </table:table-cell>
          <table:table-cell office:value-type="float" office:value="38.21" calcext:value-type="float">
            <text:p>38.21</text:p>
          </table:table-cell>
          <table:table-cell table:style-name="ce107" table:formula="of:=AVERAGE([.B340:.B351])" office:value-type="float" office:value="47.2983333333333" calcext:value-type="float">
            <text:p>47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4-15" calcext:value-type="date">
            <text:p>Apr-2016</text:p>
          </table:table-cell>
          <table:table-cell office:value-type="float" office:value="41.58" calcext:value-type="float">
            <text:p>41.58</text:p>
          </table:table-cell>
          <table:table-cell table:style-name="ce107" table:formula="of:=AVERAGE([.B341:.B352])" office:value-type="float" office:value="45.8033333333333" calcext:value-type="float">
            <text:p>45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5-15" calcext:value-type="date">
            <text:p>May-2016</text:p>
          </table:table-cell>
          <table:table-cell office:value-type="float" office:value="46.74" calcext:value-type="float">
            <text:p>46.74</text:p>
          </table:table-cell>
          <table:table-cell table:style-name="ce107" table:formula="of:=AVERAGE([.B342:.B353])" office:value-type="float" office:value="44.3583333333333" calcext:value-type="float">
            <text:p>4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6-15" calcext:value-type="date">
            <text:p>Jun-2016</text:p>
          </table:table-cell>
          <table:table-cell office:value-type="float" office:value="48.25" calcext:value-type="float">
            <text:p>48.25</text:p>
          </table:table-cell>
          <table:table-cell table:style-name="ce107" table:formula="of:=AVERAGE([.B343:.B354])" office:value-type="float" office:value="43.2558333333333" calcext:value-type="float">
            <text:p>43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7-15" calcext:value-type="date">
            <text:p>Jul-2016</text:p>
          </table:table-cell>
          <table:table-cell office:value-type="float" office:value="44.95" calcext:value-type="float">
            <text:p>44.95</text:p>
          </table:table-cell>
          <table:table-cell table:style-name="ce107" table:formula="of:=AVERAGE([.B344:.B355])" office:value-type="float" office:value="42.2883333333333" calcext:value-type="float">
            <text:p>42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8-15" calcext:value-type="date">
            <text:p>Aug-2016</text:p>
          </table:table-cell>
          <table:table-cell office:value-type="float" office:value="45.84" calcext:value-type="float">
            <text:p>45.84</text:p>
          </table:table-cell>
          <table:table-cell table:style-name="ce107" table:formula="of:=AVERAGE([.B345:.B356])" office:value-type="float" office:value="42.2316666666667" calcext:value-type="float">
            <text:p>42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09-15" calcext:value-type="date">
            <text:p>Sep-2016</text:p>
          </table:table-cell>
          <table:table-cell office:value-type="float" office:value="46.57" calcext:value-type="float">
            <text:p>46.57</text:p>
          </table:table-cell>
          <table:table-cell table:style-name="ce107" table:formula="of:=AVERAGE([.B346:.B357])" office:value-type="float" office:value="42.1441666666667" calcext:value-type="float">
            <text:p>42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10-15" calcext:value-type="date">
            <text:p>Oct-2016</text:p>
          </table:table-cell>
          <table:table-cell office:value-type="float" office:value="49.52" calcext:value-type="float">
            <text:p>49.52</text:p>
          </table:table-cell>
          <table:table-cell table:style-name="ce107" table:formula="of:=AVERAGE([.B347:.B358])" office:value-type="float" office:value="42.235" calcext:value-type="float">
            <text:p>42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11-15" calcext:value-type="date">
            <text:p>Nov-2016</text:p>
          </table:table-cell>
          <table:table-cell office:value-type="float" office:value="44.73" calcext:value-type="float">
            <text:p>44.73</text:p>
          </table:table-cell>
          <table:table-cell table:style-name="ce107" table:formula="of:=AVERAGE([.B348:.B359])" office:value-type="float" office:value="42.2733333333333" calcext:value-type="float">
            <text:p>42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6-12-15" calcext:value-type="date">
            <text:p>Dec-2016</text:p>
          </table:table-cell>
          <table:table-cell office:value-type="float" office:value="53.31" calcext:value-type="float">
            <text:p>53.31</text:p>
          </table:table-cell>
          <table:table-cell table:style-name="ce107" table:formula="of:=AVERAGE([.B349:.B360])" office:value-type="float" office:value="43.5483333333333" calcext:value-type="float">
            <text:p>43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1-15" calcext:value-type="date">
            <text:p>Jan-2017</text:p>
          </table:table-cell>
          <table:table-cell office:value-type="float" office:value="54.58" calcext:value-type="float">
            <text:p>54.58</text:p>
          </table:table-cell>
          <table:table-cell table:style-name="ce107" table:formula="of:=AVERAGE([.B350:.B361])" office:value-type="float" office:value="45.5383333333333" calcext:value-type="float">
            <text:p>4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2-15" calcext:value-type="date">
            <text:p>Feb-2017</text:p>
          </table:table-cell>
          <table:table-cell office:value-type="float" office:value="54.87" calcext:value-type="float">
            <text:p>54.87</text:p>
          </table:table-cell>
          <table:table-cell table:style-name="ce107" table:formula="of:=AVERAGE([.B351:.B362])" office:value-type="float" office:value="47.4291666666667" calcext:value-type="float">
            <text:p>47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3-15" calcext:value-type="date">
            <text:p>Mar-2017</text:p>
          </table:table-cell>
          <table:table-cell office:value-type="float" office:value="51.59" calcext:value-type="float">
            <text:p>51.59</text:p>
          </table:table-cell>
          <table:table-cell table:style-name="ce107" table:formula="of:=AVERAGE([.B352:.B363])" office:value-type="float" office:value="48.5441666666667" calcext:value-type="float">
            <text:p>48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4-15" calcext:value-type="date">
            <text:p>Apr-2017</text:p>
          </table:table-cell>
          <table:table-cell office:value-type="float" office:value="52.31" calcext:value-type="float">
            <text:p>52.31</text:p>
          </table:table-cell>
          <table:table-cell table:style-name="ce107" table:formula="of:=AVERAGE([.B353:.B364])" office:value-type="float" office:value="49.4383333333333" calcext:value-type="float">
            <text:p>49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5-15" calcext:value-type="date">
            <text:p>May-2017</text:p>
          </table:table-cell>
          <table:table-cell office:value-type="float" office:value="50.33" calcext:value-type="float">
            <text:p>50.33</text:p>
          </table:table-cell>
          <table:table-cell table:style-name="ce107" table:formula="of:=AVERAGE([.B354:.B365])" office:value-type="float" office:value="49.7375" calcext:value-type="float">
            <text:p>49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6-15" calcext:value-type="date">
            <text:p>Jun-2017</text:p>
          </table:table-cell>
          <table:table-cell office:value-type="float" office:value="46.37" calcext:value-type="float">
            <text:p>46.37</text:p>
          </table:table-cell>
          <table:table-cell table:style-name="ce107" table:formula="of:=AVERAGE([.B355:.B366])" office:value-type="float" office:value="49.5808333333333" calcext:value-type="float">
            <text:p>4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7-15" calcext:value-type="date">
            <text:p>Jul-2017</text:p>
          </table:table-cell>
          <table:table-cell office:value-type="float" office:value="48.48" calcext:value-type="float">
            <text:p>48.48</text:p>
          </table:table-cell>
          <table:table-cell table:style-name="ce107" table:formula="of:=AVERAGE([.B356:.B367])" office:value-type="float" office:value="49.875" calcext:value-type="float">
            <text:p>49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8-15" calcext:value-type="date">
            <text:p>Aug-2017</text:p>
          </table:table-cell>
          <table:table-cell office:value-type="float" office:value="51.7" calcext:value-type="float">
            <text:p>51.7</text:p>
          </table:table-cell>
          <table:table-cell table:style-name="ce107" table:formula="of:=AVERAGE([.B357:.B368])" office:value-type="float" office:value="50.3633333333333" calcext:value-type="float">
            <text:p>50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09-15" calcext:value-type="date">
            <text:p>Sep-2017</text:p>
          </table:table-cell>
          <table:table-cell office:value-type="float" office:value="56.15" calcext:value-type="float">
            <text:p>56.15</text:p>
          </table:table-cell>
          <table:table-cell table:style-name="ce107" table:formula="of:=AVERAGE([.B358:.B369])" office:value-type="float" office:value="51.1616666666667" calcext:value-type="float">
            <text:p>51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10-15" calcext:value-type="date">
            <text:p>Oct-2017</text:p>
          </table:table-cell>
          <table:table-cell office:value-type="float" office:value="57.51" calcext:value-type="float">
            <text:p>57.51</text:p>
          </table:table-cell>
          <table:table-cell table:style-name="ce107" table:formula="of:=AVERAGE([.B359:.B370])" office:value-type="float" office:value="51.8275" calcext:value-type="float">
            <text:p>51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11-15" calcext:value-type="date">
            <text:p>Nov-2017</text:p>
          </table:table-cell>
          <table:table-cell office:value-type="float" office:value="62.71" calcext:value-type="float">
            <text:p>62.71</text:p>
          </table:table-cell>
          <table:table-cell table:style-name="ce107" table:formula="of:=AVERAGE([.B360:.B371])" office:value-type="float" office:value="53.3258333333333" calcext:value-type="float">
            <text:p>53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7-12-15" calcext:value-type="date">
            <text:p>Dec-2017</text:p>
          </table:table-cell>
          <table:table-cell office:value-type="float" office:value="64.37" calcext:value-type="float">
            <text:p>64.37</text:p>
          </table:table-cell>
          <table:table-cell table:style-name="ce107" table:formula="of:=AVERAGE([.B361:.B372])" office:value-type="float" office:value="54.2475" calcext:value-type="float">
            <text:p>54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1-15" calcext:value-type="date">
            <text:p>Jan-2018</text:p>
          </table:table-cell>
          <table:table-cell office:value-type="float" office:value="69.08" calcext:value-type="float">
            <text:p>69.08</text:p>
          </table:table-cell>
          <table:table-cell table:style-name="ce107" table:formula="of:=AVERAGE([.B362:.B373])" office:value-type="float" office:value="55.4558333333333" calcext:value-type="float">
            <text:p>55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2-15" calcext:value-type="date">
            <text:p>Feb-2018</text:p>
          </table:table-cell>
          <table:table-cell office:value-type="float" office:value="65.32" calcext:value-type="float">
            <text:p>65.32</text:p>
          </table:table-cell>
          <table:table-cell table:style-name="ce107" table:formula="of:=AVERAGE([.B363:.B374])" office:value-type="float" office:value="56.3266666666667" calcext:value-type="float">
            <text:p>56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3-15" calcext:value-type="date">
            <text:p>Mar-2018</text:p>
          </table:table-cell>
          <table:table-cell office:value-type="float" office:value="66.02" calcext:value-type="float">
            <text:p>66.02</text:p>
          </table:table-cell>
          <table:table-cell table:style-name="ce107" table:formula="of:=AVERAGE([.B364:.B375])" office:value-type="float" office:value="57.5291666666667" calcext:value-type="float">
            <text:p>57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4-15" calcext:value-type="date">
            <text:p>Apr-2018</text:p>
          </table:table-cell>
          <table:table-cell office:value-type="float" office:value="72.11" calcext:value-type="float">
            <text:p>72.11</text:p>
          </table:table-cell>
          <table:table-cell table:style-name="ce107" table:formula="of:=AVERAGE([.B365:.B376])" office:value-type="float" office:value="59.1791666666667" calcext:value-type="float">
            <text:p>59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5-15" calcext:value-type="date">
            <text:p>May-2018</text:p>
          </table:table-cell>
          <table:table-cell office:value-type="float" office:value="76.98" calcext:value-type="float">
            <text:p>76.98</text:p>
          </table:table-cell>
          <table:table-cell table:style-name="ce107" table:formula="of:=AVERAGE([.B366:.B377])" office:value-type="float" office:value="61.4" calcext:value-type="float">
            <text:p>61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6-15" calcext:value-type="date">
            <text:p>Jun-2018</text:p>
          </table:table-cell>
          <table:table-cell office:value-type="float" office:value="74.41" calcext:value-type="float">
            <text:p>74.41</text:p>
          </table:table-cell>
          <table:table-cell table:style-name="ce107" table:formula="of:=AVERAGE([.B367:.B378])" office:value-type="float" office:value="63.7366666666667" calcext:value-type="float">
            <text:p>6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7-15" calcext:value-type="date">
            <text:p>Jul-2018</text:p>
          </table:table-cell>
          <table:table-cell office:value-type="float" office:value="74.25" calcext:value-type="float">
            <text:p>74.25</text:p>
          </table:table-cell>
          <table:table-cell table:style-name="ce107" table:formula="of:=AVERAGE([.B368:.B379])" office:value-type="float" office:value="65.8841666666667" calcext:value-type="float">
            <text:p>65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8-15" calcext:value-type="date">
            <text:p>Aug-2018</text:p>
          </table:table-cell>
          <table:table-cell office:value-type="float" office:value="72.53" calcext:value-type="float">
            <text:p>72.53</text:p>
          </table:table-cell>
          <table:table-cell table:style-name="ce107" table:formula="of:=AVERAGE([.B369:.B380])" office:value-type="float" office:value="67.62" calcext:value-type="float">
            <text:p>67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09-15" calcext:value-type="date">
            <text:p>Sep-2018</text:p>
          </table:table-cell>
          <table:table-cell office:value-type="float" office:value="78.89" calcext:value-type="float">
            <text:p>78.89</text:p>
          </table:table-cell>
          <table:table-cell table:style-name="ce107" table:formula="of:=AVERAGE([.B370:.B381])" office:value-type="float" office:value="69.515" calcext:value-type="float">
            <text:p>69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10-15" calcext:value-type="date">
            <text:p>Oct-2018</text:p>
          </table:table-cell>
          <table:table-cell office:value-type="float" office:value="81.03" calcext:value-type="float">
            <text:p>81.03</text:p>
          </table:table-cell>
          <table:table-cell table:style-name="ce107" table:formula="of:=AVERAGE([.B371:.B382])" office:value-type="float" office:value="71.475" calcext:value-type="float">
            <text:p>71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11-15" calcext:value-type="date">
            <text:p>Nov-2018</text:p>
          </table:table-cell>
          <table:table-cell office:value-type="float" office:value="64.75" calcext:value-type="float">
            <text:p>64.75</text:p>
          </table:table-cell>
          <table:table-cell table:style-name="ce107" table:formula="of:=AVERAGE([.B372:.B383])" office:value-type="float" office:value="71.645" calcext:value-type="float">
            <text:p>71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8-12-15" calcext:value-type="date">
            <text:p>Dec-2018</text:p>
          </table:table-cell>
          <table:table-cell office:value-type="float" office:value="57.36" calcext:value-type="float">
            <text:p>57.36</text:p>
          </table:table-cell>
          <table:table-cell table:style-name="ce107" table:formula="of:=AVERAGE([.B373:.B384])" office:value-type="float" office:value="71.0608333333333" calcext:value-type="float">
            <text:p>71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1-15" calcext:value-type="date">
            <text:p>Jan-2019</text:p>
          </table:table-cell>
          <table:table-cell office:value-type="float" office:value="59.41" calcext:value-type="float">
            <text:p>59.41</text:p>
          </table:table-cell>
          <table:table-cell table:style-name="ce107" table:formula="of:=AVERAGE([.B374:.B385])" office:value-type="float" office:value="70.255" calcext:value-type="float">
            <text:p>70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2-15" calcext:value-type="date">
            <text:p>Feb-2019</text:p>
          </table:table-cell>
          <table:table-cell office:value-type="float" office:value="63.96" calcext:value-type="float">
            <text:p>63.96</text:p>
          </table:table-cell>
          <table:table-cell table:style-name="ce107" table:formula="of:=AVERAGE([.B375:.B386])" office:value-type="float" office:value="70.1416666666667" calcext:value-type="float">
            <text:p>70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3-15" calcext:value-type="date">
            <text:p>Mar-2019</text:p>
          </table:table-cell>
          <table:table-cell office:value-type="float" office:value="66.14" calcext:value-type="float">
            <text:p>66.14</text:p>
          </table:table-cell>
          <table:table-cell table:style-name="ce107" table:formula="of:=AVERAGE([.B376:.B387])" office:value-type="float" office:value="70.1516666666667" calcext:value-type="float">
            <text:p>70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4-15" calcext:value-type="date">
            <text:p>Apr-2019</text:p>
          </table:table-cell>
          <table:table-cell office:value-type="float" office:value="71.23" calcext:value-type="float">
            <text:p>71.23</text:p>
          </table:table-cell>
          <table:table-cell table:style-name="ce107" table:formula="of:=AVERAGE([.B377:.B388])" office:value-type="float" office:value="70.0783333333333" calcext:value-type="float">
            <text:p>70.1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5-15" calcext:value-type="date">
            <text:p>May-2019</text:p>
          </table:table-cell>
          <table:table-cell office:value-type="float" office:value="71.32" calcext:value-type="float">
            <text:p>71.32</text:p>
          </table:table-cell>
          <table:table-cell table:style-name="ce107" table:formula="of:=AVERAGE([.B378:.B389])" office:value-type="float" office:value="69.6066666666667" calcext:value-type="float">
            <text:p>6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6-15" calcext:value-type="date">
            <text:p>Jun-2019</text:p>
          </table:table-cell>
          <table:table-cell office:value-type="float" office:value="64.22" calcext:value-type="float">
            <text:p>64.22</text:p>
          </table:table-cell>
          <table:table-cell table:style-name="ce107" table:formula="of:=AVERAGE([.B379:.B390])" office:value-type="float" office:value="68.7575" calcext:value-type="float">
            <text:p>68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7-15" calcext:value-type="date">
            <text:p>Jul-2019</text:p>
          </table:table-cell>
          <table:table-cell office:value-type="float" office:value="63.92" calcext:value-type="float">
            <text:p>63.92</text:p>
          </table:table-cell>
          <table:table-cell table:style-name="ce107" table:formula="of:=AVERAGE([.B380:.B391])" office:value-type="float" office:value="67.8966666666667" calcext:value-type="float">
            <text:p>67.9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8-15" calcext:value-type="date">
            <text:p>Aug-2019</text:p>
          </table:table-cell>
          <table:table-cell office:value-type="float" office:value="59.04" calcext:value-type="float">
            <text:p>59.04</text:p>
          </table:table-cell>
          <table:table-cell table:style-name="ce107" table:formula="of:=AVERAGE([.B381:.B392])" office:value-type="float" office:value="66.7725" calcext:value-type="float">
            <text:p>66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09-15" calcext:value-type="date">
            <text:p>Sep-2019</text:p>
          </table:table-cell>
          <table:table-cell office:value-type="float" office:value="62.83" calcext:value-type="float">
            <text:p>62.83</text:p>
          </table:table-cell>
          <table:table-cell table:style-name="ce107" table:formula="of:=AVERAGE([.B382:.B393])" office:value-type="float" office:value="65.4341666666667" calcext:value-type="float">
            <text:p>65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10-15" calcext:value-type="date">
            <text:p>Oct-2019</text:p>
          </table:table-cell>
          <table:table-cell office:value-type="float" office:value="59.71" calcext:value-type="float">
            <text:p>59.71</text:p>
          </table:table-cell>
          <table:table-cell table:style-name="ce107" table:formula="of:=AVERAGE([.B383:.B394])" office:value-type="float" office:value="63.6575" calcext:value-type="float">
            <text:p>63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11-15" calcext:value-type="date">
            <text:p>Nov-2019</text:p>
          </table:table-cell>
          <table:table-cell office:value-type="float" office:value="63.21" calcext:value-type="float">
            <text:p>63.21</text:p>
          </table:table-cell>
          <table:table-cell table:style-name="ce107" table:formula="of:=AVERAGE([.B384:.B395])" office:value-type="float" office:value="63.5291666666667" calcext:value-type="float">
            <text:p>63.5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19-12-15" calcext:value-type="date">
            <text:p>Dec-2019</text:p>
          </table:table-cell>
          <table:table-cell office:value-type="float" office:value="67.31" calcext:value-type="float">
            <text:p>67.31</text:p>
          </table:table-cell>
          <table:table-cell table:style-name="ce107" table:formula="of:=AVERAGE([.B385:.B396])" office:value-type="float" office:value="64.3583333333333" calcext:value-type="float">
            <text:p>64.4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1-15" calcext:value-type="date">
            <text:p>Jan-2020</text:p>
          </table:table-cell>
          <table:table-cell office:value-type="float" office:value="63.65" calcext:value-type="float">
            <text:p>63.65</text:p>
          </table:table-cell>
          <table:table-cell table:style-name="ce107" table:formula="of:=AVERAGE([.B386:.B397])" office:value-type="float" office:value="64.7116666666667" calcext:value-type="float">
            <text:p>64.7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2-15" calcext:value-type="date">
            <text:p>Feb-2020</text:p>
          </table:table-cell>
          <table:table-cell office:value-type="float" office:value="55.66" calcext:value-type="float">
            <text:p>55.66</text:p>
          </table:table-cell>
          <table:table-cell table:style-name="ce107" table:formula="of:=AVERAGE([.B387:.B398])" office:value-type="float" office:value="64.02" calcext:value-type="float">
            <text:p>64.0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3-15" calcext:value-type="date">
            <text:p>Mar-2020</text:p>
          </table:table-cell>
          <table:table-cell office:value-type="float" office:value="32.01" calcext:value-type="float">
            <text:p>32.01</text:p>
          </table:table-cell>
          <table:table-cell table:style-name="ce107" table:formula="of:=AVERAGE([.B388:.B399])" office:value-type="float" office:value="61.1758333333333" calcext:value-type="float">
            <text:p>61.2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4-15" calcext:value-type="date">
            <text:p>Apr-2020</text:p>
          </table:table-cell>
          <table:table-cell office:value-type="float" office:value="18.38" calcext:value-type="float">
            <text:p>18.38</text:p>
          </table:table-cell>
          <table:table-cell table:style-name="ce107" table:formula="of:=AVERAGE([.B389:.B400])" office:value-type="float" office:value="56.7716666666667" calcext:value-type="float">
            <text:p>56.8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5-15" calcext:value-type="date">
            <text:p>May-2020</text:p>
          </table:table-cell>
          <table:table-cell office:value-type="float" office:value="29.38" calcext:value-type="float">
            <text:p>29.38</text:p>
          </table:table-cell>
          <table:table-cell table:style-name="ce107" table:formula="of:=AVERAGE([.B390:.B401])" office:value-type="float" office:value="53.2766666666667" calcext:value-type="float">
            <text:p>53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6-15" calcext:value-type="date">
            <text:p>Jun-2020</text:p>
          </table:table-cell>
          <table:table-cell office:value-type="float" office:value="40.27" calcext:value-type="float">
            <text:p>40.27</text:p>
          </table:table-cell>
          <table:table-cell table:style-name="ce107" table:formula="of:=AVERAGE([.B391:.B402])" office:value-type="float" office:value="51.2808333333333" calcext:value-type="float">
            <text:p>51.3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7-15" calcext:value-type="date">
            <text:p>Jul-2020</text:p>
          </table:table-cell>
          <table:table-cell office:value-type="float" office:value="43.24" calcext:value-type="float">
            <text:p>43.24</text:p>
          </table:table-cell>
          <table:table-cell table:style-name="ce107" table:formula="of:=AVERAGE([.B392:.B403])" office:value-type="float" office:value="49.5575" calcext:value-type="float">
            <text:p>49.6</text:p>
          </table:table-cell>
          <table:table-cell table:number-columns-repeated="1021"/>
        </table:table-row>
        <table:table-row table:style-name="ro22">
          <table:table-cell table:style-name="ce304" office:value-type="date" office:date-value="2020-08-15" calcext:value-type="date">
            <text:p>Aug-2020</text:p>
          </table:table-cell>
          <table:table-cell office:value-type="float" office:value="44.74" calcext:value-type="float">
            <text:p>44.74</text:p>
          </table:table-cell>
          <table:table-cell table:style-name="ce107" table:formula="of:=AVERAGE([.B393:.B404])" office:value-type="float" office:value="48.3658333333333" calcext:value-type="float">
            <text:p>48.4</text:p>
          </table:table-cell>
          <table:table-cell table:number-columns-repeated="1021"/>
        </table:table-row>
        <table:table-row table:style-name="ro22">
          <table:table-cell table:style-name="ce304"/>
          <table:table-cell table:number-columns-repeated="1023"/>
        </table:table-row>
        <table:table-row table:style-name="ro22" table:number-rows-repeated="1048170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SV gers_revenue_oil" table:style-name="ta1">
        <table:table-column table:style-name="co48" table:default-cell-style-name="Default"/>
        <table:table-column table:style-name="co13" table:default-cell-style-name="ce109"/>
        <table:table-column table:style-name="co13" table:default-cell-style-name="Default"/>
        <table:table-row table:style-name="ro1">
          <table:table-cell/>
          <table:table-cell table:style-name="Default" office:value-type="string" calcext:value-type="string">
            <text:p>Oil price</text:p>
          </table:table-cell>
          <table:table-cell office:value-type="string" calcext:value-type="string">
            <text:p>UK North Sea revenu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formula="of:=INDEX([$'Oil price'.C$147:$'Oil price'.C$404];12*(ROW()-2)+1)" office:value-type="float" office:value="12.0733333333333" calcext:value-type="float">
            <text:p>12.07</text:p>
          </table:table-cell>
          <table:table-cell table:number-matrix-columns-spanned="1" table:number-matrix-rows-spanned="22" table:formula="of:=TRANSPOSE([$'Table 1.4'.X28:$'Table 1.4'.AS28])/1000" office:value-type="float" office:value="1.858" calcext:value-type="float">
            <text:p>1.858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table:formula="of:=INDEX([$'Oil price'.C$147:$'Oil price'.C$404];12*(ROW()-2)+1)" office:value-type="float" office:value="21.7541666666667" calcext:value-type="float">
            <text:p>21.75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table:formula="of:=INDEX([$'Oil price'.C$147:$'Oil price'.C$404];12*(ROW()-2)+1)" office:value-type="float" office:value="28.2591666666667" calcext:value-type="float">
            <text:p>28.26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table:formula="of:=INDEX([$'Oil price'.C$147:$'Oil price'.C$404];12*(ROW()-2)+1)" office:value-type="float" office:value="23.265" calcext:value-type="float">
            <text:p>23.27</text:p>
          </table:table-cell>
          <table:table-cell office:value-type="float" office:value="5.367" calcext:value-type="float">
            <text:p>5.367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table:formula="of:=INDEX([$'Oil price'.C$147:$'Oil price'.C$404];12*(ROW()-2)+1)" office:value-type="float" office:value="27.56" calcext:value-type="float">
            <text:p>27.56</text:p>
          </table:table-cell>
          <table:table-cell office:value-type="float" office:value="5.167" calcext:value-type="float">
            <text:p>5.167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table:formula="of:=INDEX([$'Oil price'.C$147:$'Oil price'.C$404];12*(ROW()-2)+1)" office:value-type="float" office:value="28.9833333333333" calcext:value-type="float">
            <text:p>28.98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table:formula="of:=INDEX([$'Oil price'.C$147:$'Oil price'.C$404];12*(ROW()-2)+1)" office:value-type="float" office:value="42.1733333333333" calcext:value-type="float">
            <text:p>42.17</text:p>
          </table:table-cell>
          <table:table-cell office:value-type="float" office:value="6.095" calcext:value-type="float">
            <text:p>6.095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table:formula="of:=INDEX([$'Oil price'.C$147:$'Oil price'.C$404];12*(ROW()-2)+1)" office:value-type="float" office:value="57.9325" calcext:value-type="float">
            <text:p>57.93</text:p>
          </table:table-cell>
          <table:table-cell office:value-type="float" office:value="10.099" calcext:value-type="float">
            <text:p>10.099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table:formula="of:=INDEX([$'Oil price'.C$147:$'Oil price'.C$404];12*(ROW()-2)+1)" office:value-type="float" office:value="64.1491666666667" calcext:value-type="float">
            <text:p>64.15</text:p>
          </table:table-cell>
          <table:table-cell office:value-type="float" office:value="7.885" calcext:value-type="float">
            <text:p>7.885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table:formula="of:=INDEX([$'Oil price'.C$147:$'Oil price'.C$404];12*(ROW()-2)+1)" office:value-type="float" office:value="82.2583333333333" calcext:value-type="float">
            <text:p>82.26</text:p>
          </table:table-cell>
          <table:table-cell office:value-type="float" office:value="9.124" calcext:value-type="float">
            <text:p>9.124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formula="of:=INDEX([$'Oil price'.C$147:$'Oil price'.C$404];12*(ROW()-2)+1)" office:value-type="float" office:value="83.7216666666667" calcext:value-type="float">
            <text:p>83.72</text:p>
          </table:table-cell>
          <table:table-cell office:value-type="float" office:value="10.621" calcext:value-type="float">
            <text:p>10.621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table:formula="of:=INDEX([$'Oil price'.C$147:$'Oil price'.C$404];12*(ROW()-2)+1)" office:value-type="float" office:value="69.4441666666667" calcext:value-type="float">
            <text:p>69.4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table:formula="of:=INDEX([$'Oil price'.C$147:$'Oil price'.C$404];12*(ROW()-2)+1)" office:value-type="float" office:value="86.6891666666667" calcext:value-type="float">
            <text:p>86.69</text:p>
          </table:table-cell>
          <table:table-cell office:value-type="float" office:value="9.135" calcext:value-type="float">
            <text:p>9.135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table:formula="of:=INDEX([$'Oil price'.C$147:$'Oil price'.C$404];12*(ROW()-2)+1)" office:value-type="float" office:value="114.646666666667" calcext:value-type="float">
            <text:p>114.65</text:p>
          </table:table-cell>
          <table:table-cell office:value-type="float" office:value="9.619" calcext:value-type="float">
            <text:p>9.61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table:formula="of:=INDEX([$'Oil price'.C$147:$'Oil price'.C$404];12*(ROW()-2)+1)" office:value-type="float" office:value="110.1525" calcext:value-type="float">
            <text:p>110.15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table:formula="of:=INDEX([$'Oil price'.C$147:$'Oil price'.C$404];12*(ROW()-2)+1)" office:value-type="float" office:value="107.555833333333" calcext:value-type="float">
            <text:p>107.56</text:p>
          </table:table-cell>
          <table:table-cell office:value-type="float" office:value="4.499" calcext:value-type="float">
            <text:p>4.49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table:formula="of:=INDEX([$'Oil price'.C$147:$'Oil price'.C$404];12*(ROW()-2)+1)" office:value-type="float" office:value="85.4608333333334" calcext:value-type="float">
            <text:p>85.46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table:formula="of:=INDEX([$'Oil price'.C$147:$'Oil price'.C$404];12*(ROW()-2)+1)" office:value-type="float" office:value="47.2983333333333" calcext:value-type="float">
            <text:p>47.30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table:formula="of:=INDEX([$'Oil price'.C$147:$'Oil price'.C$404];12*(ROW()-2)+1)" office:value-type="float" office:value="48.5441666666667" calcext:value-type="float">
            <text:p>48.5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table:formula="of:=INDEX([$'Oil price'.C$147:$'Oil price'.C$404];12*(ROW()-2)+1)" office:value-type="float" office:value="57.5291666666667" calcext:value-type="float">
            <text:p>57.53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table:formula="of:=INDEX([$'Oil price'.C$147:$'Oil price'.C$404];12*(ROW()-2)+1)" office:value-type="float" office:value="70.1516666666667" calcext:value-type="float">
            <text:p>70.15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table:formula="of:=INDEX([$'Oil price'.C$147:$'Oil price'.C$404];12*(ROW()-2)+1)" office:value-type="float" office:value="61.1758333333333" calcext:value-type="float">
            <text:p>61.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Brent crude oil price / $ per barrel</text:p>
          </table:table-cell>
          <table:table-cell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UK North Sea revenue / £ billion (nominal)</text:p>
          </table:table-cell>
          <table:table-cell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YMIN2</text:p>
          </table:table-cell>
          <table:table-cell table:style-name="Default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YMAX2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</table:table>
      <table:table table:name="Table S.1" table:style-name="ta1">
        <table:table-column table:style-name="co49" table:default-cell-style-name="Default"/>
        <table:table-column table:style-name="co23" table:number-columns-repeated="14" table:default-cell-style-name="Default"/>
        <table:table-column table:style-name="co17" table:default-cell-style-name="Default"/>
        <table:table-column table:style-name="co33" table:number-columns-repeated="6" table:default-cell-style-name="Default"/>
        <table:table-column table:style-name="co1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7" table:number-columns-repeated="999" table:default-cell-style-name="Default"/>
        <table:table-row table:style-name="ro23">
          <table:table-cell table:style-name="ce307" office:value-type="string" calcext:value-type="string" table:number-columns-spanned="23" table:number-rows-spanned="1">
            <text:p>Table S.1: Net Fiscal Balance: Scotland and UK 1998-99 to 2019-20</text:p>
          </table:table-cell>
          <table:covered-table-cell table:number-columns-repeated="21" table:style-name="ce313"/>
          <table:covered-table-cell table:style-name="ce324"/>
          <table:table-cell table:number-columns-repeated="1001"/>
        </table:table-row>
        <table:table-row table:style-name="ro1">
          <table:table-cell table:style-name="ce308" table:number-columns-spanned="1" table:number-rows-spanned="2"/>
          <table:table-cell table:style-name="ce314" office:value-type="string" calcext:value-type="string" table:number-columns-spanned="22" table:number-rows-spanned="1">
            <text:p>£ million</text:p>
          </table:table-cell>
          <table:covered-table-cell table:number-columns-repeated="20" table:style-name="ce320"/>
          <table:covered-table-cell table:style-name="ce325"/>
          <table:table-cell table:style-name="ce6"/>
          <table:table-cell table:number-columns-repeated="1000"/>
        </table:table-row>
        <table:table-row table:style-name="ro1">
          <table:covered-table-cell table:style-name="ce114"/>
          <table:table-cell table:style-name="ce189" office:value-type="string" calcext:value-type="string">
            <text:p>1998-99</text:p>
          </table:table-cell>
          <table:table-cell table:style-name="ce189" office:value-type="string" calcext:value-type="string">
            <text:p>1999-00</text:p>
          </table:table-cell>
          <table:table-cell table:style-name="ce189" office:value-type="string" calcext:value-type="string">
            <text:p>2000-01</text:p>
          </table:table-cell>
          <table:table-cell table:style-name="ce189" office:value-type="string" calcext:value-type="string">
            <text:p>2001-02</text:p>
          </table:table-cell>
          <table:table-cell table:style-name="ce189" office:value-type="string" calcext:value-type="string">
            <text:p>2002-03</text:p>
          </table:table-cell>
          <table:table-cell table:style-name="ce189" office:value-type="string" calcext:value-type="string">
            <text:p>2003-04</text:p>
          </table:table-cell>
          <table:table-cell table:style-name="ce189" office:value-type="string" calcext:value-type="string">
            <text:p>2004-05</text:p>
          </table:table-cell>
          <table:table-cell table:style-name="ce189" office:value-type="string" calcext:value-type="string">
            <text:p>2005-06</text:p>
          </table:table-cell>
          <table:table-cell table:style-name="ce189" office:value-type="string" calcext:value-type="string">
            <text:p>2006-07</text:p>
          </table:table-cell>
          <table:table-cell table:style-name="ce189" office:value-type="string" calcext:value-type="string">
            <text:p>2007-08</text:p>
          </table:table-cell>
          <table:table-cell table:style-name="ce189" office:value-type="string" calcext:value-type="string">
            <text:p>2008-09</text:p>
          </table:table-cell>
          <table:table-cell table:style-name="ce189" office:value-type="string" calcext:value-type="string">
            <text:p>2009-10</text:p>
          </table:table-cell>
          <table:table-cell table:style-name="ce189" office:value-type="string" calcext:value-type="string">
            <text:p>2010-11</text:p>
          </table:table-cell>
          <table:table-cell table:style-name="ce189" office:value-type="string" calcext:value-type="string">
            <text:p>2011-12</text:p>
          </table:table-cell>
          <table:table-cell table:style-name="ce189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6"/>
          <table:table-cell table:number-columns-repeated="1000"/>
        </table:table-row>
        <table:table-row table:style-name="ro1">
          <table:table-cell table:style-name="ce213" office:value-type="string" calcext:value-type="string">
            <text:p>Scotland - Excluding North Sea </text:p>
          </table:table-cell>
          <table:table-cell table:style-name="ce263" office:value-type="float" office:value="-3881.8" calcext:value-type="float">
            <text:p>-3,882</text:p>
          </table:table-cell>
          <table:table-cell table:style-name="ce263" office:value-type="float" office:value="-3989.28" calcext:value-type="float">
            <text:p>-3,989</text:p>
          </table:table-cell>
          <table:table-cell table:style-name="ce263" office:value-type="float" office:value="-4113.48" calcext:value-type="float">
            <text:p>-4,113</text:p>
          </table:table-cell>
          <table:table-cell table:style-name="ce263" office:value-type="float" office:value="-6461.3" calcext:value-type="float">
            <text:p>-6,461</text:p>
          </table:table-cell>
          <table:table-cell table:style-name="ce263" office:value-type="float" office:value="-9342.77" calcext:value-type="float">
            <text:p>-9,343</text:p>
          </table:table-cell>
          <table:table-cell table:style-name="ce263" office:value-type="float" office:value="-10401.52" calcext:value-type="float">
            <text:p>-10,402</text:p>
          </table:table-cell>
          <table:table-cell table:style-name="ce263" office:value-type="float" office:value="-11154.24" calcext:value-type="float">
            <text:p>-11,154</text:p>
          </table:table-cell>
          <table:table-cell table:style-name="ce263" office:value-type="float" office:value="-11449.74" calcext:value-type="float">
            <text:p>-11,450</text:p>
          </table:table-cell>
          <table:table-cell table:style-name="ce263" office:value-type="float" office:value="-11962.85" calcext:value-type="float">
            <text:p>-11,963</text:p>
          </table:table-cell>
          <table:table-cell table:style-name="ce263" office:value-type="float" office:value="-12868.19" calcext:value-type="float">
            <text:p>-12,868</text:p>
          </table:table-cell>
          <table:table-cell table:style-name="ce263" office:value-type="float" office:value="-17280.65" calcext:value-type="float">
            <text:p>-17,281</text:p>
          </table:table-cell>
          <table:table-cell table:style-name="ce263" office:value-type="float" office:value="-20126.8" calcext:value-type="float">
            <text:p>-20,127</text:p>
          </table:table-cell>
          <table:table-cell table:style-name="ce263" office:value-type="float" office:value="-19573.85" calcext:value-type="float">
            <text:p>-19,574</text:p>
          </table:table-cell>
          <table:table-cell table:style-name="ce263" office:value-type="float" office:value="-18569.33" calcext:value-type="float">
            <text:p>-18,569</text:p>
          </table:table-cell>
          <table:table-cell table:style-name="ce263" office:value-type="float" office:value="-18956.16" calcext:value-type="float">
            <text:p>-18,956</text:p>
          </table:table-cell>
          <table:table-cell table:style-name="ce263" office:value-type="float" office:value="-16731.42" calcext:value-type="float">
            <text:p>-16,731</text:p>
          </table:table-cell>
          <table:table-cell table:style-name="ce263" office:value-type="float" office:value="-15426.16" calcext:value-type="float">
            <text:p>-15,426</text:p>
          </table:table-cell>
          <table:table-cell table:style-name="ce263" office:value-type="float" office:value="-16072.74" calcext:value-type="float">
            <text:p>-16,073</text:p>
          </table:table-cell>
          <table:table-cell table:style-name="ce263" office:value-type="float" office:value="-15629.22" calcext:value-type="float">
            <text:p>-15,629</text:p>
          </table:table-cell>
          <table:table-cell table:style-name="ce263" office:value-type="float" office:value="-15391.23" calcext:value-type="float">
            <text:p>-15,391</text:p>
          </table:table-cell>
          <table:table-cell table:style-name="ce263" office:value-type="float" office:value="-14521.4" calcext:value-type="float">
            <text:p>-14,521</text:p>
          </table:table-cell>
          <table:table-cell table:style-name="ce251" office:value-type="float" office:value="-15860.08" calcext:value-type="float">
            <text:p>-15,860</text:p>
          </table:table-cell>
          <table:table-cell table:number-columns-repeated="1001"/>
        </table:table-row>
        <table:table-row table:style-name="ro1">
          <table:table-cell table:style-name="ce212" office:value-type="string" calcext:value-type="string">
            <text:p>Scotland - Including North Sea (geographical share)</text:p>
          </table:table-cell>
          <table:table-cell table:style-name="ce204" office:value-type="float" office:value="-2363.44" calcext:value-type="float">
            <text:p>-2,363</text:p>
          </table:table-cell>
          <table:table-cell table:style-name="ce204" office:value-type="float" office:value="-1945.54" calcext:value-type="float">
            <text:p>-1,946</text:p>
          </table:table-cell>
          <table:table-cell table:style-name="ce204" office:value-type="float" office:value="-240.06" calcext:value-type="float">
            <text:p>-240</text:p>
          </table:table-cell>
          <table:table-cell table:style-name="ce204" office:value-type="float" office:value="-2509.99" calcext:value-type="float">
            <text:p>-2,510</text:p>
          </table:table-cell>
          <table:table-cell table:style-name="ce204" office:value-type="float" office:value="-5341.04" calcext:value-type="float">
            <text:p>-5,341</text:p>
          </table:table-cell>
          <table:table-cell table:style-name="ce204" office:value-type="float" office:value="-7005.48" calcext:value-type="float">
            <text:p>-7,005</text:p>
          </table:table-cell>
          <table:table-cell table:style-name="ce204" office:value-type="float" office:value="-6561.24" calcext:value-type="float">
            <text:p>-6,561</text:p>
          </table:table-cell>
          <table:table-cell table:style-name="ce204" office:value-type="float" office:value="-3635.92" calcext:value-type="float">
            <text:p>-3,636</text:p>
          </table:table-cell>
          <table:table-cell table:style-name="ce204" office:value-type="float" office:value="-5812.51" calcext:value-type="float">
            <text:p>-5,813</text:p>
          </table:table-cell>
          <table:table-cell table:style-name="ce204" office:value-type="float" office:value="-5271.82" calcext:value-type="float">
            <text:p>-5,272</text:p>
          </table:table-cell>
          <table:table-cell table:style-name="ce204" office:value-type="float" office:value="-8427.72" calcext:value-type="float">
            <text:p>-8,428</text:p>
          </table:table-cell>
          <table:table-cell table:style-name="ce204" office:value-type="float" office:value="-14331.29" calcext:value-type="float">
            <text:p>-14,331</text:p>
          </table:table-cell>
          <table:table-cell table:style-name="ce204" office:value-type="float" office:value="-11738.53" calcext:value-type="float">
            <text:p>-11,739</text:p>
          </table:table-cell>
          <table:table-cell table:style-name="ce204" office:value-type="float" office:value="-10686.08" calcext:value-type="float">
            <text:p>-10,686</text:p>
          </table:table-cell>
          <table:table-cell table:style-name="ce204" office:value-type="float" office:value="-14388.83" calcext:value-type="float">
            <text:p>-14,389</text:p>
          </table:table-cell>
          <table:table-cell table:style-name="ce204" office:value-type="float" office:value="-13072.89" calcext:value-type="float">
            <text:p>-13,073</text:p>
          </table:table-cell>
          <table:table-cell table:style-name="ce204" office:value-type="float" office:value="-14412.21" calcext:value-type="float">
            <text:p>-14,412</text:p>
          </table:table-cell>
          <table:table-cell table:style-name="ce204" office:value-type="float" office:value="-16390.29" calcext:value-type="float">
            <text:p>-16,390</text:p>
          </table:table-cell>
          <table:table-cell table:style-name="ce204" office:value-type="float" office:value="-15471.99" calcext:value-type="float">
            <text:p>-15,472</text:p>
          </table:table-cell>
          <table:table-cell table:style-name="ce204" office:value-type="float" office:value="-14250.5" calcext:value-type="float">
            <text:p>-14,251</text:p>
          </table:table-cell>
          <table:table-cell table:style-name="ce204" office:value-type="float" office:value="-13155.32" calcext:value-type="float">
            <text:p>-13,155</text:p>
          </table:table-cell>
          <table:table-cell table:style-name="ce270" office:value-type="float" office:value="-15136.25" calcext:value-type="float">
            <text:p>-15,136</text:p>
          </table:table-cell>
          <table:table-cell table:style-name="ce158" table:number-columns-repeated="2"/>
          <table:table-cell table:number-columns-repeated="999"/>
        </table:table-row>
        <table:table-row table:style-name="ro1">
          <table:table-cell table:style-name="ce212"/>
          <table:table-cell table:style-name="ce621" office:value-type="string" calcext:value-type="string" table:number-columns-spanned="22" table:number-rows-spanned="1">
            <text:p>% of GDP</text:p>
          </table:table-cell>
          <table:covered-table-cell table:number-columns-repeated="20" table:style-name="ce236"/>
          <table:covered-table-cell table:style-name="ce250"/>
          <table:table-cell table:number-columns-repeated="1001"/>
        </table:table-row>
        <table:table-row table:style-name="ro1">
          <table:table-cell table:style-name="ce212" office:value-type="string" calcext:value-type="string">
            <text:p>Scotland - Excluding North Sea </text:p>
          </table:table-cell>
          <table:table-cell table:style-name="ce315" office:value-type="percentage" office:value="-0.0497" calcext:value-type="percentage">
            <text:p>-5.0%</text:p>
          </table:table-cell>
          <table:table-cell table:style-name="ce321" office:value-type="percentage" office:value="-0.0504" calcext:value-type="percentage">
            <text:p>-5.0%</text:p>
          </table:table-cell>
          <table:table-cell table:style-name="ce321" office:value-type="percentage" office:value="-0.0492" calcext:value-type="percentage">
            <text:p>-4.9%</text:p>
          </table:table-cell>
          <table:table-cell table:style-name="ce321" office:value-type="percentage" office:value="-0.0737" calcext:value-type="percentage">
            <text:p>-7.4%</text:p>
          </table:table-cell>
          <table:table-cell table:style-name="ce321" office:value-type="percentage" office:value="-0.102" calcext:value-type="percentage">
            <text:p>-10.2%</text:p>
          </table:table-cell>
          <table:table-cell table:style-name="ce321" office:value-type="percentage" office:value="-0.107" calcext:value-type="percentage">
            <text:p>-10.7%</text:p>
          </table:table-cell>
          <table:table-cell table:style-name="ce321" office:value-type="percentage" office:value="-0.1083" calcext:value-type="percentage">
            <text:p>-10.8%</text:p>
          </table:table-cell>
          <table:table-cell table:style-name="ce321" office:value-type="percentage" office:value="-0.1038" calcext:value-type="percentage">
            <text:p>-10.4%</text:p>
          </table:table-cell>
          <table:table-cell table:style-name="ce321" office:value-type="percentage" office:value="-0.1036" calcext:value-type="percentage">
            <text:p>-10.4%</text:p>
          </table:table-cell>
          <table:table-cell table:style-name="ce321" office:value-type="percentage" office:value="-0.1064" calcext:value-type="percentage">
            <text:p>-10.6%</text:p>
          </table:table-cell>
          <table:table-cell table:style-name="ce321" office:value-type="percentage" office:value="-0.1394" calcext:value-type="percentage">
            <text:p>-13.9%</text:p>
          </table:table-cell>
          <table:table-cell table:style-name="ce321" office:value-type="percentage" office:value="-0.1628" calcext:value-type="percentage">
            <text:p>-16.3%</text:p>
          </table:table-cell>
          <table:table-cell table:style-name="ce321" office:value-type="percentage" office:value="-0.1572" calcext:value-type="percentage">
            <text:p>-15.7%</text:p>
          </table:table-cell>
          <table:table-cell table:style-name="ce321" office:value-type="percentage" office:value="-0.1436" calcext:value-type="percentage">
            <text:p>-14.4%</text:p>
          </table:table-cell>
          <table:table-cell table:style-name="ce321" office:value-type="percentage" office:value="-0.1417" calcext:value-type="percentage">
            <text:p>-14.2%</text:p>
          </table:table-cell>
          <table:table-cell table:style-name="ce321" office:value-type="percentage" office:value="-0.1188" calcext:value-type="percentage">
            <text:p>-11.9%</text:p>
          </table:table-cell>
          <table:table-cell table:style-name="ce321" office:value-type="percentage" office:value="-0.1053" calcext:value-type="percentage">
            <text:p>-10.5%</text:p>
          </table:table-cell>
          <table:table-cell table:style-name="ce321" office:value-type="percentage" office:value="-0.1092" calcext:value-type="percentage">
            <text:p>-10.9%</text:p>
          </table:table-cell>
          <table:table-cell table:style-name="ce321" office:value-type="percentage" office:value="-0.1024" calcext:value-type="percentage">
            <text:p>-10.2%</text:p>
          </table:table-cell>
          <table:table-cell table:style-name="ce321" office:value-type="percentage" office:value="-0.0971" calcext:value-type="percentage">
            <text:p>-9.7%</text:p>
          </table:table-cell>
          <table:table-cell table:style-name="ce321" office:value-type="percentage" office:value="-0.0879" calcext:value-type="percentage">
            <text:p>-8.8%</text:p>
          </table:table-cell>
          <table:table-cell table:style-name="ce326" office:value-type="percentage" office:value="-0.0942" calcext:value-type="percentage">
            <text:p>-9.4%</text:p>
          </table:table-cell>
          <table:table-cell table:style-name="ce275"/>
          <table:table-cell table:number-columns-repeated="1000"/>
        </table:table-row>
        <table:table-row table:style-name="ro1">
          <table:table-cell table:style-name="ce212" office:value-type="string" calcext:value-type="string">
            <text:p>Scotland - Including North Sea (geographical share)</text:p>
          </table:table-cell>
          <table:table-cell table:style-name="ce316" office:value-type="percentage" office:value="-0.0279" calcext:value-type="percentage">
            <text:p>-2.8%</text:p>
          </table:table-cell>
          <table:table-cell table:style-name="ce322" office:value-type="percentage" office:value="-0.023" calcext:value-type="percentage">
            <text:p>-2.3%</text:p>
          </table:table-cell>
          <table:table-cell table:style-name="ce322" office:value-type="percentage" office:value="-0.0022" calcext:value-type="percentage">
            <text:p>-0.2%</text:p>
          </table:table-cell>
          <table:table-cell table:style-name="ce322" office:value-type="percentage" office:value="-0.0246" calcext:value-type="percentage">
            <text:p>-2.5%</text:p>
          </table:table-cell>
          <table:table-cell table:style-name="ce322" office:value-type="percentage" office:value="-0.0508" calcext:value-type="percentage">
            <text:p>-5.1%</text:p>
          </table:table-cell>
          <table:table-cell table:style-name="ce322" office:value-type="percentage" office:value="-0.0639" calcext:value-type="percentage">
            <text:p>-6.4%</text:p>
          </table:table-cell>
          <table:table-cell table:style-name="ce322" office:value-type="percentage" office:value="-0.0561" calcext:value-type="percentage">
            <text:p>-5.6%</text:p>
          </table:table-cell>
          <table:table-cell table:style-name="ce322" office:value-type="percentage" office:value="-0.0289" calcext:value-type="percentage">
            <text:p>-2.9%</text:p>
          </table:table-cell>
          <table:table-cell table:style-name="ce322" office:value-type="percentage" office:value="-0.0442" calcext:value-type="percentage">
            <text:p>-4.4%</text:p>
          </table:table-cell>
          <table:table-cell table:style-name="ce322" office:value-type="percentage" office:value="-0.0379" calcext:value-type="percentage">
            <text:p>-3.8%</text:p>
          </table:table-cell>
          <table:table-cell table:style-name="ce322" office:value-type="percentage" office:value="-0.0591" calcext:value-type="percentage">
            <text:p>-5.9%</text:p>
          </table:table-cell>
          <table:table-cell table:style-name="ce322" office:value-type="percentage" office:value="-0.1039" calcext:value-type="percentage">
            <text:p>-10.4%</text:p>
          </table:table-cell>
          <table:table-cell table:style-name="ce322" office:value-type="percentage" office:value="-0.0814" calcext:value-type="percentage">
            <text:p>-8.1%</text:p>
          </table:table-cell>
          <table:table-cell table:style-name="ce322" office:value-type="percentage" office:value="-0.0714" calcext:value-type="percentage">
            <text:p>-7.1%</text:p>
          </table:table-cell>
          <table:table-cell table:style-name="ce322" office:value-type="percentage" office:value="-0.0951" calcext:value-type="percentage">
            <text:p>-9.5%</text:p>
          </table:table-cell>
          <table:table-cell table:style-name="ce322" office:value-type="percentage" office:value="-0.0829" calcext:value-type="percentage">
            <text:p>-8.3%</text:p>
          </table:table-cell>
          <table:table-cell table:style-name="ce322" office:value-type="percentage" office:value="-0.0915" calcext:value-type="percentage">
            <text:p>-9.2%</text:p>
          </table:table-cell>
          <table:table-cell table:style-name="ce322" office:value-type="percentage" office:value="-0.1061" calcext:value-type="percentage">
            <text:p>-10.6%</text:p>
          </table:table-cell>
          <table:table-cell table:style-name="ce322" office:value-type="percentage" office:value="-0.0972" calcext:value-type="percentage">
            <text:p>-9.7%</text:p>
          </table:table-cell>
          <table:table-cell table:style-name="ce322" office:value-type="percentage" office:value="-0.0859" calcext:value-type="percentage">
            <text:p>-8.6%</text:p>
          </table:table-cell>
          <table:table-cell table:style-name="ce322" office:value-type="percentage" office:value="-0.0743" calcext:value-type="percentage">
            <text:p>-7.4%</text:p>
          </table:table-cell>
          <table:table-cell table:style-name="ce327" office:value-type="percentage" office:value="-0.0859" calcext:value-type="percentage">
            <text:p>-8.6%</text:p>
          </table:table-cell>
          <table:table-cell table:style-name="ce275"/>
          <table:table-cell table:style-name="ce125"/>
          <table:table-cell table:number-columns-repeated="999"/>
        </table:table-row>
        <table:table-row table:style-name="ro1">
          <table:table-cell table:style-name="ce309" office:value-type="string" calcext:value-type="string">
            <text:p>UK</text:p>
          </table:table-cell>
          <table:table-cell table:style-name="ce317" office:value-type="percentage" office:value="0.0006" calcext:value-type="percentage">
            <text:p>0.1%</text:p>
          </table:table-cell>
          <table:table-cell table:style-name="ce323" office:value-type="percentage" office:value="0.0103" calcext:value-type="percentage">
            <text:p>1.0%</text:p>
          </table:table-cell>
          <table:table-cell table:style-name="ce323" office:value-type="percentage" office:value="0.0141" calcext:value-type="percentage">
            <text:p>1.4%</text:p>
          </table:table-cell>
          <table:table-cell table:style-name="ce323" office:value-type="percentage" office:value="-0.0047" calcext:value-type="percentage">
            <text:p>-0.5%</text:p>
          </table:table-cell>
          <table:table-cell table:style-name="ce323" office:value-type="percentage" office:value="-0.0283" calcext:value-type="percentage">
            <text:p>-2.8%</text:p>
          </table:table-cell>
          <table:table-cell table:style-name="ce323" office:value-type="percentage" office:value="-0.0331" calcext:value-type="percentage">
            <text:p>-3.3%</text:p>
          </table:table-cell>
          <table:table-cell table:style-name="ce323" office:value-type="percentage" office:value="-0.037" calcext:value-type="percentage">
            <text:p>-3.7%</text:p>
          </table:table-cell>
          <table:table-cell table:style-name="ce323" office:value-type="percentage" office:value="-0.0314" calcext:value-type="percentage">
            <text:p>-3.1%</text:p>
          </table:table-cell>
          <table:table-cell table:style-name="ce323" office:value-type="percentage" office:value="-0.0271" calcext:value-type="percentage">
            <text:p>-2.7%</text:p>
          </table:table-cell>
          <table:table-cell table:style-name="ce323" office:value-type="percentage" office:value="-0.0293" calcext:value-type="percentage">
            <text:p>-2.9%</text:p>
          </table:table-cell>
          <table:table-cell table:style-name="ce323" office:value-type="percentage" office:value="-0.0749" calcext:value-type="percentage">
            <text:p>-7.5%</text:p>
          </table:table-cell>
          <table:table-cell table:style-name="ce323" office:value-type="percentage" office:value="-0.1019" calcext:value-type="percentage">
            <text:p>-10.2%</text:p>
          </table:table-cell>
          <table:table-cell table:style-name="ce323" office:value-type="percentage" office:value="-0.0869" calcext:value-type="percentage">
            <text:p>-8.7%</text:p>
          </table:table-cell>
          <table:table-cell table:style-name="ce323" office:value-type="percentage" office:value="-0.0733" calcext:value-type="percentage">
            <text:p>-7.3%</text:p>
          </table:table-cell>
          <table:table-cell table:style-name="ce323" office:value-type="percentage" office:value="-0.073" calcext:value-type="percentage">
            <text:p>-7.3%</text:p>
          </table:table-cell>
          <table:table-cell table:style-name="ce323" office:value-type="percentage" office:value="-0.0586" calcext:value-type="percentage">
            <text:p>-5.9%</text:p>
          </table:table-cell>
          <table:table-cell table:style-name="ce323" office:value-type="percentage" office:value="-0.0519" calcext:value-type="percentage">
            <text:p>-5.2%</text:p>
          </table:table-cell>
          <table:table-cell table:style-name="ce323" office:value-type="percentage" office:value="-0.0422" calcext:value-type="percentage">
            <text:p>-4.2%</text:p>
          </table:table-cell>
          <table:table-cell table:style-name="ce323" office:value-type="percentage" office:value="-0.0281" calcext:value-type="percentage">
            <text:p>-2.8%</text:p>
          </table:table-cell>
          <table:table-cell table:style-name="ce323" office:value-type="percentage" office:value="-0.0273" calcext:value-type="percentage">
            <text:p>-2.7%</text:p>
          </table:table-cell>
          <table:table-cell table:style-name="ce323" office:value-type="percentage" office:value="-0.019" calcext:value-type="percentage">
            <text:p>-1.9%</text:p>
          </table:table-cell>
          <table:table-cell table:style-name="ce328" office:value-type="percentage" office:value="-0.0249" calcext:value-type="percentage">
            <text:p>-2.5%</text:p>
          </table:table-cell>
          <table:table-cell table:style-name="ce275"/>
          <table:table-cell table:style-name="ce194"/>
          <table:table-cell table:number-columns-repeated="999"/>
        </table:table-row>
        <table:table-row table:style-name="ro1">
          <table:table-cell table:style-name="ce310"/>
          <table:table-cell table:number-columns-repeated="22"/>
          <table:table-cell table:style-name="ce53"/>
          <table:table-cell table:style-name="ce6"/>
          <table:table-cell table:number-columns-repeated="999"/>
        </table:table-row>
        <table:table-row table:style-name="ro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ce126" table:number-columns-repeated="22"/>
          <table:table-cell table:number-columns-repeated="1001"/>
        </table:table-row>
        <table:table-row table:style-name="ro1">
          <table:table-cell table:style-name="ce6"/>
          <table:table-cell table:style-name="ce126" table:number-columns-repeated="22"/>
          <table:table-cell table:number-columns-repeated="1001"/>
        </table:table-row>
        <table:table-row table:style-name="ro1">
          <table:table-cell table:style-name="ce311"/>
          <table:table-cell table:style-name="ce318" table:number-columns-repeated="22"/>
          <table:table-cell table:number-columns-repeated="1001"/>
        </table:table-row>
        <table:table-row table:style-name="ro1">
          <table:table-cell table:style-name="ce311"/>
          <table:table-cell table:style-name="ce125" table:number-columns-repeated="22"/>
          <table:table-cell table:style-name="ce329"/>
          <table:table-cell table:number-columns-repeated="1000"/>
        </table:table-row>
        <table:table-row table:style-name="ro1">
          <table:table-cell/>
          <table:table-cell table:style-name="ce125" table:number-columns-repeated="2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5" table:number-columns-repeated="22"/>
          <table:table-cell table:number-columns-repeated="1001"/>
        </table:table-row>
        <table:table-row table:style-name="ro1" table:number-rows-repeated="2">
          <table:table-cell/>
          <table:table-cell table:style-name="ce158"/>
          <table:table-cell table:number-columns-repeated="12"/>
          <table:table-cell table:style-name="ce125" table:number-columns-repeated="9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14"/>
          <table:table-cell table:style-name="ce133" table:number-columns-repeated="9"/>
          <table:table-cell table:number-columns-repeated="1001"/>
        </table:table-row>
        <table:table-row table:style-name="ro1">
          <table:table-cell table:style-name="ce6"/>
          <table:table-cell table:style-name="ce133" table:number-columns-repeated="22"/>
          <table:table-cell table:number-columns-repeated="1001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/>
          <table:table-cell table:style-name="ce125" table:number-columns-repeated="22"/>
          <table:table-cell table:number-columns-repeated="1001"/>
        </table:table-row>
        <table:table-row table:style-name="ro1">
          <table:table-cell/>
          <table:table-cell table:style-name="ce319" table:number-columns-repeated="2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2">
          <table:table-cell table:style-name="ce6"/>
          <table:table-cell table:style-name="ce125" table:number-columns-repeated="22"/>
          <table:table-cell table:number-columns-repeated="1001"/>
        </table:table-row>
        <table:table-row table:style-name="ro1">
          <table:table-cell table:style-name="ce6"/>
          <table:table-cell table:style-name="ce125" table:number-columns-repeated="22"/>
          <table:table-cell/>
          <table:table-cell table:style-name="ce125"/>
          <table:table-cell table:number-columns-repeated="999"/>
        </table:table-row>
        <table:table-row table:style-name="ro1">
          <table:table-cell table:style-name="ce6"/>
          <table:table-cell table:style-name="ce125" table:number-columns-repeated="22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table:style-name="ce193" table:number-columns-repeated="22"/>
          <table:table-cell table:number-columns-repeated="1001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5">
          <table:table-cell table:style-name="ce312"/>
          <table:table-cell table:number-columns-repeated="1023"/>
        </table:table-row>
        <table:table-row table:style-name="ro1">
          <table:table-cell table:style-name="ce312"/>
          <table:table-cell table:number-columns-repeated="1023"/>
        </table:table-row>
      </table:table>
      <table:table table:name="CSV gers_net_fiscal_balance" table:style-name="ta1">
        <table:table-column table:style-name="co13" table:default-cell-style-name="Default"/>
        <table:table-column table:style-name="co13" table:number-columns-repeated="3" table:default-cell-style-name="ce110"/>
        <table:table-row table:style-name="ro1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Scotland excluding North Sea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S.1'.B8:$'Table S.1'.W8])" office:value-type="percentage" office:value="-0.0279" calcext:value-type="percentage">
            <text:p>-2.79%</text:p>
          </table:table-cell>
          <table:table-cell table:number-matrix-columns-spanned="1" table:number-matrix-rows-spanned="22" table:formula="of:=TRANSPOSE([$'Table S.1'.B9:$'Table S.1'.W9])" office:value-type="percentage" office:value="0.0006" calcext:value-type="percentage">
            <text:p>0.06%</text:p>
          </table:table-cell>
          <table:table-cell table:number-matrix-columns-spanned="1" table:number-matrix-rows-spanned="22" table:formula="of:=TRANSPOSE([$'Table S.1'.B7:$'Table S.1'.W7])" office:value-type="percentage" office:value="-0.0497" calcext:value-type="percentage">
            <text:p>-4.97%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percentage" office:value="-0.023" calcext:value-type="percentage">
            <text:p>-2.30%</text:p>
          </table:table-cell>
          <table:table-cell office:value-type="percentage" office:value="0.0103" calcext:value-type="percentage">
            <text:p>1.03%</text:p>
          </table:table-cell>
          <table:table-cell office:value-type="percentage" office:value="-0.0504" calcext:value-type="percentage">
            <text:p>-5.04%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percentage" office:value="-0.0022" calcext:value-type="percentage">
            <text:p>-0.22%</text:p>
          </table:table-cell>
          <table:table-cell office:value-type="percentage" office:value="0.0141" calcext:value-type="percentage">
            <text:p>1.41%</text:p>
          </table:table-cell>
          <table:table-cell office:value-type="percentage" office:value="-0.0492" calcext:value-type="percentage">
            <text:p>-4.92%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percentage" office:value="-0.0246" calcext:value-type="percentage">
            <text:p>-2.46%</text:p>
          </table:table-cell>
          <table:table-cell office:value-type="percentage" office:value="-0.0047" calcext:value-type="percentage">
            <text:p>-0.47%</text:p>
          </table:table-cell>
          <table:table-cell office:value-type="percentage" office:value="-0.0737" calcext:value-type="percentage">
            <text:p>-7.37%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percentage" office:value="-0.0508" calcext:value-type="percentage">
            <text:p>-5.08%</text:p>
          </table:table-cell>
          <table:table-cell office:value-type="percentage" office:value="-0.0283" calcext:value-type="percentage">
            <text:p>-2.83%</text:p>
          </table:table-cell>
          <table:table-cell office:value-type="percentage" office:value="-0.102" calcext:value-type="percentage">
            <text:p>-10.20%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percentage" office:value="-0.0639" calcext:value-type="percentage">
            <text:p>-6.39%</text:p>
          </table:table-cell>
          <table:table-cell office:value-type="percentage" office:value="-0.0331" calcext:value-type="percentage">
            <text:p>-3.31%</text:p>
          </table:table-cell>
          <table:table-cell office:value-type="percentage" office:value="-0.107" calcext:value-type="percentage">
            <text:p>-10.70%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percentage" office:value="-0.0561" calcext:value-type="percentage">
            <text:p>-5.61%</text:p>
          </table:table-cell>
          <table:table-cell office:value-type="percentage" office:value="-0.037" calcext:value-type="percentage">
            <text:p>-3.70%</text:p>
          </table:table-cell>
          <table:table-cell office:value-type="percentage" office:value="-0.1083" calcext:value-type="percentage">
            <text:p>-10.83%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percentage" office:value="-0.0289" calcext:value-type="percentage">
            <text:p>-2.89%</text:p>
          </table:table-cell>
          <table:table-cell office:value-type="percentage" office:value="-0.0314" calcext:value-type="percentage">
            <text:p>-3.14%</text:p>
          </table:table-cell>
          <table:table-cell office:value-type="percentage" office:value="-0.1038" calcext:value-type="percentage">
            <text:p>-10.38%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percentage" office:value="-0.0442" calcext:value-type="percentage">
            <text:p>-4.42%</text:p>
          </table:table-cell>
          <table:table-cell office:value-type="percentage" office:value="-0.0271" calcext:value-type="percentage">
            <text:p>-2.71%</text:p>
          </table:table-cell>
          <table:table-cell office:value-type="percentage" office:value="-0.1036" calcext:value-type="percentage">
            <text:p>-10.36%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percentage" office:value="-0.0379" calcext:value-type="percentage">
            <text:p>-3.79%</text:p>
          </table:table-cell>
          <table:table-cell office:value-type="percentage" office:value="-0.0293" calcext:value-type="percentage">
            <text:p>-2.93%</text:p>
          </table:table-cell>
          <table:table-cell office:value-type="percentage" office:value="-0.1064" calcext:value-type="percentage">
            <text:p>-10.64%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percentage" office:value="-0.0591" calcext:value-type="percentage">
            <text:p>-5.91%</text:p>
          </table:table-cell>
          <table:table-cell office:value-type="percentage" office:value="-0.0749" calcext:value-type="percentage">
            <text:p>-7.49%</text:p>
          </table:table-cell>
          <table:table-cell office:value-type="percentage" office:value="-0.1394" calcext:value-type="percentage">
            <text:p>-13.94%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percentage" office:value="-0.1039" calcext:value-type="percentage">
            <text:p>-10.39%</text:p>
          </table:table-cell>
          <table:table-cell office:value-type="percentage" office:value="-0.1019" calcext:value-type="percentage">
            <text:p>-10.19%</text:p>
          </table:table-cell>
          <table:table-cell office:value-type="percentage" office:value="-0.1628" calcext:value-type="percentage">
            <text:p>-16.28%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percentage" office:value="-0.0814" calcext:value-type="percentage">
            <text:p>-8.14%</text:p>
          </table:table-cell>
          <table:table-cell office:value-type="percentage" office:value="-0.0869" calcext:value-type="percentage">
            <text:p>-8.69%</text:p>
          </table:table-cell>
          <table:table-cell office:value-type="percentage" office:value="-0.1572" calcext:value-type="percentage">
            <text:p>-15.72%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percentage" office:value="-0.0714" calcext:value-type="percentage">
            <text:p>-7.14%</text:p>
          </table:table-cell>
          <table:table-cell office:value-type="percentage" office:value="-0.0733" calcext:value-type="percentage">
            <text:p>-7.33%</text:p>
          </table:table-cell>
          <table:table-cell office:value-type="percentage" office:value="-0.1436" calcext:value-type="percentage">
            <text:p>-14.36%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percentage" office:value="-0.0951" calcext:value-type="percentage">
            <text:p>-9.51%</text:p>
          </table:table-cell>
          <table:table-cell office:value-type="percentage" office:value="-0.073" calcext:value-type="percentage">
            <text:p>-7.30%</text:p>
          </table:table-cell>
          <table:table-cell office:value-type="percentage" office:value="-0.1417" calcext:value-type="percentage">
            <text:p>-14.17%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percentage" office:value="-0.0829" calcext:value-type="percentage">
            <text:p>-8.29%</text:p>
          </table:table-cell>
          <table:table-cell office:value-type="percentage" office:value="-0.0586" calcext:value-type="percentage">
            <text:p>-5.86%</text:p>
          </table:table-cell>
          <table:table-cell office:value-type="percentage" office:value="-0.1188" calcext:value-type="percentage">
            <text:p>-11.88%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percentage" office:value="-0.0915" calcext:value-type="percentage">
            <text:p>-9.15%</text:p>
          </table:table-cell>
          <table:table-cell office:value-type="percentage" office:value="-0.0519" calcext:value-type="percentage">
            <text:p>-5.19%</text:p>
          </table:table-cell>
          <table:table-cell office:value-type="percentage" office:value="-0.1053" calcext:value-type="percentage">
            <text:p>-10.53%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percentage" office:value="-0.1061" calcext:value-type="percentage">
            <text:p>-10.61%</text:p>
          </table:table-cell>
          <table:table-cell office:value-type="percentage" office:value="-0.0422" calcext:value-type="percentage">
            <text:p>-4.22%</text:p>
          </table:table-cell>
          <table:table-cell office:value-type="percentage" office:value="-0.1092" calcext:value-type="percentage">
            <text:p>-10.92%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percentage" office:value="-0.0972" calcext:value-type="percentage">
            <text:p>-9.72%</text:p>
          </table:table-cell>
          <table:table-cell office:value-type="percentage" office:value="-0.0281" calcext:value-type="percentage">
            <text:p>-2.81%</text:p>
          </table:table-cell>
          <table:table-cell office:value-type="percentage" office:value="-0.1024" calcext:value-type="percentage">
            <text:p>-10.24%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percentage" office:value="-0.0859" calcext:value-type="percentage">
            <text:p>-8.59%</text:p>
          </table:table-cell>
          <table:table-cell office:value-type="percentage" office:value="-0.0273" calcext:value-type="percentage">
            <text:p>-2.73%</text:p>
          </table:table-cell>
          <table:table-cell office:value-type="percentage" office:value="-0.0971" calcext:value-type="percentage">
            <text:p>-9.71%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percentage" office:value="-0.0743" calcext:value-type="percentage">
            <text:p>-7.43%</text:p>
          </table:table-cell>
          <table:table-cell office:value-type="percentage" office:value="-0.019" calcext:value-type="percentage">
            <text:p>-1.90%</text:p>
          </table:table-cell>
          <table:table-cell office:value-type="percentage" office:value="-0.0879" calcext:value-type="percentage">
            <text:p>-8.79%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percentage" office:value="-0.0859" calcext:value-type="percentage">
            <text:p>-8.59%</text:p>
          </table:table-cell>
          <table:table-cell office:value-type="percentage" office:value="-0.0249" calcext:value-type="percentage">
            <text:p>-2.49%</text:p>
          </table:table-cell>
          <table:table-cell office:value-type="percentage" office:value="-0.0942" calcext:value-type="percentage">
            <text:p>-9.42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Net fiscal balance as % of GD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8"/>
          <table:table-cell table:style-name="Default" table:number-columns-repeated="2"/>
        </table:table-row>
      </table:table>
      <table:table table:name="Table 1.1" table:style-name="ta1">
        <table:table-column table:style-name="co52" table:default-cell-style-name="ce332"/>
        <table:table-column table:style-name="co53" table:default-cell-style-name="ce332"/>
        <table:table-column table:style-name="co54" table:default-cell-style-name="ce741"/>
        <table:table-column table:style-name="co55" table:default-cell-style-name="ce344"/>
        <table:table-column table:style-name="co4" table:default-cell-style-name="ce344"/>
        <table:table-column table:style-name="co56" table:number-columns-repeated="2" table:default-cell-style-name="ce353"/>
        <table:table-column table:style-name="co4" table:default-cell-style-name="ce358"/>
        <table:table-column table:style-name="co57" table:default-cell-style-name="ce344"/>
        <table:table-column table:style-name="co55" table:default-cell-style-name="ce344"/>
        <table:table-column table:style-name="co4" table:default-cell-style-name="ce344"/>
        <table:table-column table:style-name="co56" table:number-columns-repeated="2" table:default-cell-style-name="ce367"/>
        <table:table-column table:style-name="co4" table:default-cell-style-name="ce344"/>
        <table:table-column table:style-name="co58" table:default-cell-style-name="ce344"/>
        <table:table-column table:style-name="co55" table:default-cell-style-name="ce344"/>
        <table:table-column table:style-name="co4" table:default-cell-style-name="ce344"/>
        <table:table-column table:style-name="co56" table:number-columns-repeated="2" table:default-cell-style-name="ce367"/>
        <table:table-column table:style-name="co4" table:default-cell-style-name="ce344"/>
        <table:table-column table:style-name="co58" table:number-columns-repeated="44" table:default-cell-style-name="ce344"/>
        <table:table-column table:style-name="co58" table:number-columns-repeated="960" table:default-cell-style-name="Default"/>
        <table:table-row table:style-name="ro24">
          <table:table-cell table:style-name="ce735" office:value-type="string" calcext:value-type="string" table:number-columns-spanned="14" table:number-rows-spanned="1">
            <text:p>Table 1.1: Oil and Gas Production Volumes</text:p>
          </table:table-cell>
          <table:covered-table-cell table:number-columns-repeated="13" table:style-name="ce735"/>
          <table:table-cell table:style-name="ce359"/>
          <table:table-cell table:style-name="ce368" table:number-columns-repeated="5"/>
          <table:table-cell table:style-name="ce359" table:number-columns-repeated="44"/>
          <table:table-cell table:number-columns-repeated="960"/>
        </table:table-row>
        <table:table-row table:style-name="ro24">
          <table:table-cell table:style-name="ce736" office:value-type="string" calcext:value-type="string" table:number-columns-spanned="6" table:number-rows-spanned="1">
            <text:p><text:s/>million tonnes of oil equivalent (mtoe)</text:p>
          </table:table-cell>
          <table:covered-table-cell table:number-columns-repeated="5" table:style-name="ce736"/>
          <table:table-cell table:style-name="ce354"/>
          <table:table-cell table:style-name="ce355"/>
          <table:table-cell table:style-name="ce359"/>
          <table:table-cell table:style-name="ce362" table:number-columns-repeated="2"/>
          <table:table-cell table:style-name="ce364" table:number-columns-repeated="2"/>
          <table:table-cell table:style-name="ce362"/>
          <table:table-cell table:style-name="ce359"/>
          <table:table-cell table:style-name="ce362" table:number-columns-repeated="2"/>
          <table:table-cell table:style-name="ce364" table:number-columns-repeated="2"/>
          <table:table-cell table:style-name="ce362"/>
          <table:table-cell table:style-name="ce359" table:number-columns-repeated="44"/>
          <table:table-cell table:number-columns-repeated="960"/>
        </table:table-row>
        <table:table-row table:style-name="ro23">
          <table:table-cell/>
          <table:table-cell table:style-name="ce338"/>
          <table:table-cell table:style-name="ce340"/>
          <table:table-cell table:style-name="ce751" office:value-type="string" calcext:value-type="string" table:number-columns-spanned="5" table:number-rows-spanned="1">
            <text:p>Scotland<text:span text:style-name="T4">1</text:span></text:p>
          </table:table-cell>
          <table:covered-table-cell table:number-columns-repeated="4" table:style-name="ce751"/>
          <table:table-cell table:style-name="ce360"/>
          <table:table-cell table:style-name="ce751" office:value-type="string" calcext:value-type="string" table:number-columns-spanned="5" table:number-rows-spanned="1">
            <text:p>Proportion of United Kingdom Total<text:span text:style-name="T4">2</text:span></text:p>
          </table:table-cell>
          <table:covered-table-cell table:number-columns-repeated="4" table:style-name="ce751"/>
          <table:table-cell/>
          <table:table-cell table:style-name="ce359" table:number-columns-repeated="2"/>
          <table:table-cell table:style-name="ce368" office:value-type="string" calcext:value-type="string">
            <text:p>UK</text:p>
          </table:table-cell>
          <table:table-cell table:style-name="ce359" table:number-columns-repeated="2"/>
          <table:table-cell table:number-columns-repeated="1004"/>
        </table:table-row>
        <table:table-row table:style-name="ro25">
          <table:table-cell table:style-name="ce333"/>
          <table:table-cell table:style-name="ce339"/>
          <table:table-cell table:style-name="ce341"/>
          <table:table-cell table:style-name="ce751" office:value-type="string" calcext:value-type="string">
            <text:p>Total Production</text:p>
          </table:table-cell>
          <table:table-cell table:style-name="ce751" office:value-type="string" calcext:value-type="string">
            <text:p>Crude Oil and NGL</text:p>
          </table:table-cell>
          <table:table-cell table:style-name="ce350" office:value-type="string" calcext:value-type="string">
            <text:p>of which:</text:p>
            <text:p>crude oil</text:p>
          </table:table-cell>
          <table:table-cell table:style-name="ce350" office:value-type="string" calcext:value-type="string">
            <text:p>of which:</text:p>
            <text:p>NGL</text:p>
          </table:table-cell>
          <table:table-cell table:style-name="ce356" office:value-type="string" calcext:value-type="string">
            <text:p>Natural Gas<text:span text:style-name="T4">3</text:span></text:p>
          </table:table-cell>
          <table:table-cell table:style-name="ce361"/>
          <table:table-cell table:style-name="ce751" office:value-type="string" calcext:value-type="string">
            <text:p>Total Production</text:p>
            <draw:custom-shape table:end-cell-address="'Table 1.1'.J4" table:end-x="0.2016in" table:end-y="0.289in" draw:z-index="0" draw:name="TextBox 1" draw:style-name="gr1" draw:text-style-name="P1" svg:width="0.2016in" svg:height="0.289in" svg:x="0.0008in" svg:y="0.000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1" office:value-type="string" calcext:value-type="string">
            <text:p>Crude Oil and NGL</text:p>
          </table:table-cell>
          <table:table-cell table:style-name="ce365" office:value-type="string" calcext:value-type="string">
            <text:p>of which:</text:p>
            <text:p>crude oil</text:p>
          </table:table-cell>
          <table:table-cell table:style-name="ce365" office:value-type="string" calcext:value-type="string">
            <text:p>of which:</text:p>
            <text:p>NGL</text:p>
          </table:table-cell>
          <table:table-cell table:style-name="ce356" office:value-type="string" calcext:value-type="string">
            <text:p>Natural Gas<text:span text:style-name="T4">3</text:span></text:p>
          </table:table-cell>
          <table:table-cell/>
          <table:table-cell table:style-name="ce359" table:number-columns-repeated="2"/>
          <table:table-cell table:style-name="ce370" office:value-type="string" calcext:value-type="string">
            <text:p>of which:</text:p>
            <text:p>crude oil</text:p>
          </table:table-cell>
          <table:table-cell table:style-name="ce359" table:number-columns-repeated="2"/>
          <table:table-cell table:number-columns-repeated="1004"/>
        </table:table-row>
        <table:table-row table:style-name="ro26">
          <table:table-cell table:style-name="ce739" office:value-type="string" calcext:value-type="string" table:number-columns-spanned="2" table:number-rows-spanned="1">
            <text:p>Calendar Year<text:span text:style-name="T4">4</text:span></text:p>
          </table:table-cell>
          <table:covered-table-cell table:style-name="ce739"/>
          <table:table-cell table:style-name="ce739"/>
          <table:table-cell table:style-name="ce347" table:number-columns-repeated="2"/>
          <table:table-cell table:style-name="ce351" table:number-columns-repeated="2"/>
          <table:table-cell table:style-name="ce357"/>
          <table:table-cell table:style-name="ce347" table:number-columns-repeated="3"/>
          <table:table-cell table:style-name="ce366" table:number-columns-repeated="2"/>
          <table:table-cell table:style-name="ce347"/>
          <table:table-cell/>
          <table:table-cell table:style-name="ce359" table:number-columns-repeated="5"/>
          <table:table-cell table:number-columns-repeated="1004"/>
        </table:table-row>
        <table:table-row table:style-name="ro27">
          <table:table-cell table:style-name="ce335" office:value-type="float" office:value="1998" calcext:value-type="float" table:number-columns-spanned="2" table:number-rows-spanned="1">
            <text:p>1998</text:p>
          </table:table-cell>
          <table:covered-table-cell table:style-name="ce335"/>
          <table:table-cell table:style-name="ce342"/>
          <table:table-cell table:style-name="ce348" office:value-type="float" office:value="176.631305151959" calcext:value-type="float">
            <text:p>176.6</text:p>
          </table:table-cell>
          <table:table-cell table:style-name="ce348" office:value-type="float" office:value="132.415129350325" calcext:value-type="float">
            <text:p>132.4</text:p>
          </table:table-cell>
          <table:table-cell table:style-name="ce352" office:value-type="float" office:value="123.798462988544" calcext:value-type="float">
            <text:p>123.8</text:p>
          </table:table-cell>
          <table:table-cell table:style-name="ce352" office:value-type="float" office:value="8.61666636178117" calcext:value-type="float">
            <text:p>8.6</text:p>
          </table:table-cell>
          <table:table-cell table:style-name="ce348" office:value-type="float" office:value="44.2161758016336" calcext:value-type="float">
            <text:p>44.2</text:p>
          </table:table-cell>
          <table:table-cell table:style-name="ce348"/>
          <table:table-cell table:style-name="ce363" office:value-type="percentage" office:value="0.7504303246943" calcext:value-type="percentage">
            <text:p>75%</text:p>
          </table:table-cell>
          <table:table-cell table:style-name="ce363" office:value-type="percentage" office:value="0.911771668556114" calcext:value-type="percentage">
            <text:p>91%</text:p>
          </table:table-cell>
          <table:table-cell table:style-name="ce363" office:value-type="percentage" office:value="0.913833140673319" calcext:value-type="percentage">
            <text:p>91%</text:p>
          </table:table-cell>
          <table:table-cell table:style-name="ce363" office:value-type="percentage" office:value="0.883148336310534" calcext:value-type="percentage">
            <text:p>88%</text:p>
          </table:table-cell>
          <table:table-cell table:style-name="ce363" office:value-type="percentage" office:value="0.490500755039651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6]/[.L6]" office:value-type="float" office:value="135.471627673" calcext:value-type="float">
            <text:p>135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1999" calcext:value-type="float" table:number-columns-spanned="2" table:number-rows-spanned="1">
            <text:p>1999</text:p>
          </table:table-cell>
          <table:covered-table-cell table:style-name="ce741"/>
          <table:table-cell/>
          <table:table-cell table:style-name="ce348" office:value-type="float" office:value="185.243907494913" calcext:value-type="float">
            <text:p>185.2</text:p>
          </table:table-cell>
          <table:table-cell table:style-name="ce348" office:value-type="float" office:value="136.873142456515" calcext:value-type="float">
            <text:p>136.9</text:p>
          </table:table-cell>
          <table:table-cell table:style-name="ce352" office:value-type="float" office:value="127.778111995547" calcext:value-type="float">
            <text:p>127.8</text:p>
          </table:table-cell>
          <table:table-cell table:style-name="ce352" office:value-type="float" office:value="9.09503046096837" calcext:value-type="float">
            <text:p>9.1</text:p>
          </table:table-cell>
          <table:table-cell table:style-name="ce348" office:value-type="float" office:value="48.3707650383973" calcext:value-type="float">
            <text:p>48.4</text:p>
          </table:table-cell>
          <table:table-cell table:style-name="ce348"/>
          <table:table-cell table:style-name="ce363" office:value-type="percentage" office:value="0.743418484262125" calcext:value-type="percentage">
            <text:p>74%</text:p>
          </table:table-cell>
          <table:table-cell table:style-name="ce363" office:value-type="percentage" office:value="0.911809689531997" calcext:value-type="percentage">
            <text:p>91%</text:p>
          </table:table-cell>
          <table:table-cell table:style-name="ce363" office:value-type="percentage" office:value="0.913610466260606" calcext:value-type="percentage">
            <text:p>91%</text:p>
          </table:table-cell>
          <table:table-cell table:style-name="ce363" office:value-type="percentage" office:value="0.887240409735748" calcext:value-type="percentage">
            <text:p>89%</text:p>
          </table:table-cell>
          <table:table-cell table:style-name="ce363" office:value-type="percentage" office:value="0.488263234526577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7]/[.L7]" office:value-type="float" office:value="139.860604398" calcext:value-type="float">
            <text:p>139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0" calcext:value-type="float" table:number-columns-spanned="2" table:number-rows-spanned="1">
            <text:p>2000</text:p>
          </table:table-cell>
          <table:covered-table-cell table:style-name="ce741"/>
          <table:table-cell/>
          <table:table-cell table:style-name="ce348" office:value-type="float" office:value="176.001365600661" calcext:value-type="float">
            <text:p>176.0</text:p>
          </table:table-cell>
          <table:table-cell table:style-name="ce348" office:value-type="float" office:value="125.834083389013" calcext:value-type="float">
            <text:p>125.8</text:p>
          </table:table-cell>
          <table:table-cell table:style-name="ce352" office:value-type="float" office:value="117.114237518638" calcext:value-type="float">
            <text:p>117.1</text:p>
          </table:table-cell>
          <table:table-cell table:style-name="ce352" office:value-type="float" office:value="8.71984587037444" calcext:value-type="float">
            <text:p>8.7</text:p>
          </table:table-cell>
          <table:table-cell table:style-name="ce348" office:value-type="float" office:value="50.1672822116485" calcext:value-type="float">
            <text:p>50.2</text:p>
          </table:table-cell>
          <table:table-cell table:style-name="ce348"/>
          <table:table-cell table:style-name="ce363" office:value-type="percentage" office:value="0.713714648294152" calcext:value-type="percentage">
            <text:p>71%</text:p>
          </table:table-cell>
          <table:table-cell table:style-name="ce363" office:value-type="percentage" office:value="0.910230986635997" calcext:value-type="percentage">
            <text:p>91%</text:p>
          </table:table-cell>
          <table:table-cell table:style-name="ce363" office:value-type="percentage" office:value="0.911089669828091" calcext:value-type="percentage">
            <text:p>91%</text:p>
          </table:table-cell>
          <table:table-cell table:style-name="ce363" office:value-type="percentage" office:value="0.898853104022896" calcext:value-type="percentage">
            <text:p>90%</text:p>
          </table:table-cell>
          <table:table-cell table:style-name="ce363" office:value-type="percentage" office:value="0.462990245841405" calcext:value-type="percentage">
            <text:p>46%</text:p>
          </table:table-cell>
          <table:table-cell/>
          <table:table-cell table:style-name="ce348" table:number-columns-repeated="2"/>
          <table:table-cell table:style-name="ce352" table:formula="of:=[.F8]/[.L8]" office:value-type="float" office:value="128.543041807" calcext:value-type="float">
            <text:p>128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1" calcext:value-type="float" table:number-columns-spanned="2" table:number-rows-spanned="1">
            <text:p>2001</text:p>
          </table:table-cell>
          <table:covered-table-cell table:style-name="ce741"/>
          <table:table-cell/>
          <table:table-cell table:style-name="ce348" office:value-type="float" office:value="169.054078051087" calcext:value-type="float">
            <text:p>169.1</text:p>
          </table:table-cell>
          <table:table-cell table:style-name="ce348" office:value-type="float" office:value="116.758265531834" calcext:value-type="float">
            <text:p>116.8</text:p>
          </table:table-cell>
          <table:table-cell table:style-name="ce352" office:value-type="float" office:value="108.193851254353" calcext:value-type="float">
            <text:p>108.2</text:p>
          </table:table-cell>
          <table:table-cell table:style-name="ce352" office:value-type="float" office:value="8.56441427748119" calcext:value-type="float">
            <text:p>8.6</text:p>
          </table:table-cell>
          <table:table-cell table:style-name="ce348" office:value-type="float" office:value="52.2958125192529" calcext:value-type="float">
            <text:p>52.3</text:p>
          </table:table-cell>
          <table:table-cell table:style-name="ce348"/>
          <table:table-cell table:style-name="ce363" office:value-type="percentage" office:value="0.723643933274639" calcext:value-type="percentage">
            <text:p>72%</text:p>
          </table:table-cell>
          <table:table-cell table:style-name="ce363" office:value-type="percentage" office:value="0.913542778964733" calcext:value-type="percentage">
            <text:p>91%</text:p>
          </table:table-cell>
          <table:table-cell table:style-name="ce363" office:value-type="percentage" office:value="0.915436008480447" calcext:value-type="percentage">
            <text:p>92%</text:p>
          </table:table-cell>
          <table:table-cell table:style-name="ce363" office:value-type="percentage" office:value="0.890282859815423" calcext:value-type="percentage">
            <text:p>89%</text:p>
          </table:table-cell>
          <table:table-cell table:style-name="ce363" office:value-type="percentage" office:value="0.494257609994134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9]/[.L9]" office:value-type="float" office:value="118.188328023" calcext:value-type="float">
            <text:p>118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2" calcext:value-type="float" table:number-columns-spanned="2" table:number-rows-spanned="1">
            <text:p>2002</text:p>
          </table:table-cell>
          <table:covered-table-cell table:style-name="ce741"/>
          <table:table-cell/>
          <table:table-cell table:style-name="ce348" office:value-type="float" office:value="175.576332629768" calcext:value-type="float">
            <text:p>175.6</text:p>
          </table:table-cell>
          <table:table-cell table:style-name="ce348" office:value-type="float" office:value="116.728461703534" calcext:value-type="float">
            <text:p>116.7</text:p>
          </table:table-cell>
          <table:table-cell table:style-name="ce352" office:value-type="float" office:value="107.826106168534" calcext:value-type="float">
            <text:p>107.8</text:p>
          </table:table-cell>
          <table:table-cell table:style-name="ce352" office:value-type="float" office:value="8.90235553499996" calcext:value-type="float">
            <text:p>8.9</text:p>
          </table:table-cell>
          <table:table-cell table:style-name="ce348" office:value-type="float" office:value="58.8478709262341" calcext:value-type="float">
            <text:p>58.8</text:p>
          </table:table-cell>
          <table:table-cell table:style-name="ce348"/>
          <table:table-cell table:style-name="ce363" office:value-type="percentage" office:value="0.761363704375574" calcext:value-type="percentage">
            <text:p>76%</text:p>
          </table:table-cell>
          <table:table-cell table:style-name="ce363" office:value-type="percentage" office:value="0.918969591323004" calcext:value-type="percentage">
            <text:p>92%</text:p>
          </table:table-cell>
          <table:table-cell table:style-name="ce363" office:value-type="percentage" office:value="0.920451592403525" calcext:value-type="percentage">
            <text:p>92%</text:p>
          </table:table-cell>
          <table:table-cell table:style-name="ce363" office:value-type="percentage" office:value="0.901391170627685" calcext:value-type="percentage">
            <text:p>90%</text:p>
          </table:table-cell>
          <table:table-cell table:style-name="ce363" office:value-type="percentage" office:value="0.568102725605272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10]/[.L10]" office:value-type="float" office:value="117.14478747" calcext:value-type="float">
            <text:p>117.1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3" calcext:value-type="float" table:number-columns-spanned="2" table:number-rows-spanned="1">
            <text:p>2003</text:p>
          </table:table-cell>
          <table:covered-table-cell table:style-name="ce741"/>
          <table:table-cell/>
          <table:table-cell table:style-name="ce348" office:value-type="float" office:value="165.003466960583" calcext:value-type="float">
            <text:p>165.0</text:p>
          </table:table-cell>
          <table:table-cell table:style-name="ce348" office:value-type="float" office:value="107.14192369399" calcext:value-type="float">
            <text:p>107.1</text:p>
          </table:table-cell>
          <table:table-cell table:style-name="ce352" office:value-type="float" office:value="98.5918892100314" calcext:value-type="float">
            <text:p>98.6</text:p>
          </table:table-cell>
          <table:table-cell table:style-name="ce352" office:value-type="float" office:value="8.55003448395875" calcext:value-type="float">
            <text:p>8.6</text:p>
          </table:table-cell>
          <table:table-cell table:style-name="ce348" office:value-type="float" office:value="57.8615432665929" calcext:value-type="float">
            <text:p>57.9</text:p>
          </table:table-cell>
          <table:table-cell table:style-name="ce348"/>
          <table:table-cell table:style-name="ce363" office:value-type="percentage" office:value="0.752909100823956" calcext:value-type="percentage">
            <text:p>75%</text:p>
          </table:table-cell>
          <table:table-cell table:style-name="ce363" office:value-type="percentage" office:value="0.921753155850934" calcext:value-type="percentage">
            <text:p>92%</text:p>
          </table:table-cell>
          <table:table-cell table:style-name="ce363" office:value-type="percentage" office:value="0.924174508660351" calcext:value-type="percentage">
            <text:p>92%</text:p>
          </table:table-cell>
          <table:table-cell table:style-name="ce363" office:value-type="percentage" office:value="0.894721944977309" calcext:value-type="percentage">
            <text:p>89%</text:p>
          </table:table-cell>
          <table:table-cell table:style-name="ce363" office:value-type="percentage" office:value="0.562213118720791" calcext:value-type="percentage">
            <text:p>56%</text:p>
          </table:table-cell>
          <table:table-cell/>
          <table:table-cell table:style-name="ce348" table:number-columns-repeated="2"/>
          <table:table-cell table:style-name="ce352" table:formula="of:=[.F11]/[.L11]" office:value-type="float" office:value="106.681030786" calcext:value-type="float">
            <text:p>10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4" calcext:value-type="float" table:number-columns-spanned="2" table:number-rows-spanned="1">
            <text:p>2004</text:p>
          </table:table-cell>
          <table:covered-table-cell table:style-name="ce741"/>
          <table:table-cell/>
          <table:table-cell table:style-name="ce348" office:value-type="float" office:value="151.047539119463" calcext:value-type="float">
            <text:p>151.0</text:p>
          </table:table-cell>
          <table:table-cell table:style-name="ce348" office:value-type="float" office:value="96.4156174078074" calcext:value-type="float">
            <text:p>96.4</text:p>
          </table:table-cell>
          <table:table-cell table:style-name="ce352" office:value-type="float" office:value="88.252905592134" calcext:value-type="float">
            <text:p>88.3</text:p>
          </table:table-cell>
          <table:table-cell table:style-name="ce352" office:value-type="float" office:value="8.16271181567344" calcext:value-type="float">
            <text:p>8.2</text:p>
          </table:table-cell>
          <table:table-cell table:style-name="ce348" office:value-type="float" office:value="54.6319217116555" calcext:value-type="float">
            <text:p>54.6</text:p>
          </table:table-cell>
          <table:table-cell table:style-name="ce348"/>
          <table:table-cell table:style-name="ce363" office:value-type="percentage" office:value="0.751901623097597" calcext:value-type="percentage">
            <text:p>75%</text:p>
          </table:table-cell>
          <table:table-cell table:style-name="ce363" office:value-type="percentage" office:value="0.922228399055219" calcext:value-type="percentage">
            <text:p>92%</text:p>
            <draw:custom-shape table:end-cell-address="'Table 1.1'.O13" table:end-x="0.102in" table:end-y="0.2055in" draw:z-index="13" draw:name="TextBox 14" draw:style-name="gr2" draw:text-style-name="P1" svg:width="3.2528in" svg:height="0.289in" svg:x="0.0008in" svg:y="0.145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1.1'.O13" table:end-x="0.102in" table:end-y="0.2055in" draw:z-index="21" draw:name="TextBox 25" draw:style-name="gr2" draw:text-style-name="P1" svg:width="3.2528in" svg:height="0.289in" svg:x="0.0008in" svg:y="0.145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63" office:value-type="percentage" office:value="0.924781637255618" calcext:value-type="percentage">
            <text:p>92%</text:p>
          </table:table-cell>
          <table:table-cell table:style-name="ce363" office:value-type="percentage" office:value="0.895497649624964" calcext:value-type="percentage">
            <text:p>90%</text:p>
          </table:table-cell>
          <table:table-cell table:style-name="ce363" office:value-type="percentage" office:value="0.567068158132167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12]/[.L12]" office:value-type="float" office:value="95.4310747930001" calcext:value-type="float">
            <text:p>95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5" calcext:value-type="float" table:number-columns-spanned="2" table:number-rows-spanned="1">
            <text:p>2005</text:p>
          </table:table-cell>
          <table:covered-table-cell table:style-name="ce741"/>
          <table:table-cell/>
          <table:table-cell table:style-name="ce348" office:value-type="float" office:value="137.28343459639" calcext:value-type="float">
            <text:p>137.3</text:p>
          </table:table-cell>
          <table:table-cell table:style-name="ce348" office:value-type="float" office:value="86.5412589485181" calcext:value-type="float">
            <text:p>86.5</text:p>
          </table:table-cell>
          <table:table-cell table:style-name="ce352" office:value-type="float" office:value="78.6200789182473" calcext:value-type="float">
            <text:p>78.6</text:p>
          </table:table-cell>
          <table:table-cell table:style-name="ce352" office:value-type="float" office:value="7.9211800302708" calcext:value-type="float">
            <text:p>7.9</text:p>
          </table:table-cell>
          <table:table-cell table:style-name="ce348" office:value-type="float" office:value="50.7421756478721" calcext:value-type="float">
            <text:p>50.7</text:p>
          </table:table-cell>
          <table:table-cell table:style-name="ce348"/>
          <table:table-cell table:style-name="ce363" office:value-type="percentage" office:value="0.758211524467514" calcext:value-type="percentage">
            <text:p>76%</text:p>
          </table:table-cell>
          <table:table-cell table:style-name="ce363" office:value-type="percentage" office:value="0.931471627804203" calcext:value-type="percentage">
            <text:p>93%</text:p>
          </table:table-cell>
          <table:table-cell table:style-name="ce363" office:value-type="percentage" office:value="0.934193702213448" calcext:value-type="percentage">
            <text:p>93%</text:p>
          </table:table-cell>
          <table:table-cell table:style-name="ce363" office:value-type="percentage" office:value="0.905290133152775" calcext:value-type="percentage">
            <text:p>91%</text:p>
          </table:table-cell>
          <table:table-cell table:style-name="ce363" office:value-type="percentage" office:value="0.575607767592849" calcext:value-type="percentage">
            <text:p>58%</text:p>
          </table:table-cell>
          <table:table-cell/>
          <table:table-cell table:style-name="ce348" table:number-columns-repeated="2"/>
          <table:table-cell table:style-name="ce352" table:formula="of:=[.F13]/[.L13]" office:value-type="float" office:value="84.1582197909999" calcext:value-type="float">
            <text:p>84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6" calcext:value-type="float" table:number-columns-spanned="2" table:number-rows-spanned="1">
            <text:p>2006</text:p>
          </table:table-cell>
          <table:covered-table-cell table:style-name="ce741"/>
          <table:table-cell/>
          <table:table-cell table:style-name="ce348" office:value-type="float" office:value="127.37450650823" calcext:value-type="float">
            <text:p>127.4</text:p>
          </table:table-cell>
          <table:table-cell table:style-name="ce348" office:value-type="float" office:value="78.4845104359755" calcext:value-type="float">
            <text:p>78.5</text:p>
          </table:table-cell>
          <table:table-cell table:style-name="ce352" office:value-type="float" office:value="71.0914523893318" calcext:value-type="float">
            <text:p>71.1</text:p>
          </table:table-cell>
          <table:table-cell table:style-name="ce352" office:value-type="float" office:value="7.39305804664362" calcext:value-type="float">
            <text:p>7.4</text:p>
          </table:table-cell>
          <table:table-cell table:style-name="ce348" office:value-type="float" office:value="48.8899960722542" calcext:value-type="float">
            <text:p>48.9</text:p>
          </table:table-cell>
          <table:table-cell table:style-name="ce348"/>
          <table:table-cell table:style-name="ce363" office:value-type="percentage" office:value="0.777006939065742" calcext:value-type="percentage">
            <text:p>78%</text:p>
          </table:table-cell>
          <table:table-cell table:style-name="ce363" office:value-type="percentage" office:value="0.934532365464051" calcext:value-type="percentage">
            <text:p>93%</text:p>
          </table:table-cell>
          <table:table-cell table:style-name="ce363" office:value-type="percentage" office:value="0.935848077226453" calcext:value-type="percentage">
            <text:p>94%</text:p>
          </table:table-cell>
          <table:table-cell table:style-name="ce363" office:value-type="percentage" office:value="0.922066826139899" calcext:value-type="percentage">
            <text:p>92%</text:p>
          </table:table-cell>
          <table:table-cell table:style-name="ce363" office:value-type="percentage" office:value="0.611529833079851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14]/[.L14]" office:value-type="float" office:value="75.964736285" calcext:value-type="float">
            <text:p>76.0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7" calcext:value-type="float" table:number-columns-spanned="2" table:number-rows-spanned="1">
            <text:p>2007</text:p>
          </table:table-cell>
          <table:covered-table-cell table:style-name="ce741"/>
          <table:table-cell/>
          <table:table-cell table:style-name="ce348" office:value-type="float" office:value="122.946208930152" calcext:value-type="float">
            <text:p>122.9</text:p>
          </table:table-cell>
          <table:table-cell table:style-name="ce348" office:value-type="float" office:value="79.6943611045755" calcext:value-type="float">
            <text:p>79.7</text:p>
          </table:table-cell>
          <table:table-cell table:style-name="ce352" office:value-type="float" office:value="73.1009456491009" calcext:value-type="float">
            <text:p>73.1</text:p>
          </table:table-cell>
          <table:table-cell table:style-name="ce352" office:value-type="float" office:value="6.59341545547463" calcext:value-type="float">
            <text:p>6.6</text:p>
          </table:table-cell>
          <table:table-cell table:style-name="ce348" office:value-type="float" office:value="43.2518478255765" calcext:value-type="float">
            <text:p>43.3</text:p>
          </table:table-cell>
          <table:table-cell table:style-name="ce348"/>
          <table:table-cell table:style-name="ce363" office:value-type="percentage" office:value="0.788140874324968" calcext:value-type="percentage">
            <text:p>79%</text:p>
          </table:table-cell>
          <table:table-cell table:style-name="ce363" office:value-type="percentage" office:value="0.949508860793149" calcext:value-type="percentage">
            <text:p>95%</text:p>
          </table:table-cell>
          <table:table-cell table:style-name="ce363" office:value-type="percentage" office:value="0.952836289127315" calcext:value-type="percentage">
            <text:p>95%</text:p>
          </table:table-cell>
          <table:table-cell table:style-name="ce363" office:value-type="percentage" office:value="0.914116893040593" calcext:value-type="percentage">
            <text:p>91%</text:p>
          </table:table-cell>
          <table:table-cell table:style-name="ce363" office:value-type="percentage" office:value="0.600194716113193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15]/[.L15]" office:value-type="float" office:value="76.719313153" calcext:value-type="float">
            <text:p>7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8" calcext:value-type="float" table:number-columns-spanned="2" table:number-rows-spanned="1">
            <text:p>2008</text:p>
            <draw:custom-shape table:end-cell-address="'Table 1.1'.A17" table:end-x="0.3268in" table:end-y="0.0598in" draw:z-index="1" draw:name="TextBox 2" draw:style-name="gr1" draw:text-style-name="P1" svg:width="0.2016in" svg:height="0.289in" svg:x="0.1252in" svg:y="0.000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741"/>
          <table:table-cell/>
          <table:table-cell table:style-name="ce348" office:value-type="float" office:value="116.286409616135" calcext:value-type="float">
            <text:p>116.3</text:p>
          </table:table-cell>
          <table:table-cell table:style-name="ce348" office:value-type="float" office:value="74.8638219253388" calcext:value-type="float">
            <text:p>74.9</text:p>
          </table:table-cell>
          <table:table-cell table:style-name="ce352" office:value-type="float" office:value="68.2023852300664" calcext:value-type="float">
            <text:p>68.2</text:p>
          </table:table-cell>
          <table:table-cell table:style-name="ce352" office:value-type="float" office:value="6.66143669527236" calcext:value-type="float">
            <text:p>6.7</text:p>
          </table:table-cell>
          <table:table-cell table:style-name="ce348" office:value-type="float" office:value="41.4225876907965" calcext:value-type="float">
            <text:p>41.4</text:p>
          </table:table-cell>
          <table:table-cell table:style-name="ce348"/>
          <table:table-cell table:style-name="ce363" office:value-type="percentage" office:value="0.784777826387933" calcext:value-type="percentage">
            <text:p>78%</text:p>
          </table:table-cell>
          <table:table-cell table:style-name="ce363" office:value-type="percentage" office:value="0.951045552003912" calcext:value-type="percentage">
            <text:p>95%</text:p>
          </table:table-cell>
          <table:table-cell table:style-name="ce363" office:value-type="percentage" office:value="0.954950283927624" calcext:value-type="percentage">
            <text:p>95%</text:p>
          </table:table-cell>
          <table:table-cell table:style-name="ce363" office:value-type="percentage" office:value="0.912830685225246" calcext:value-type="percentage">
            <text:p>91%</text:p>
          </table:table-cell>
          <table:table-cell table:style-name="ce363" office:value-type="percentage" office:value="0.596350794104094" calcext:value-type="percentage">
            <text:p>60%</text:p>
          </table:table-cell>
          <table:table-cell>
            <draw:custom-shape table:end-cell-address="'Table 1.1'.O17" table:end-x="0.2016in" table:end-y="0.0598in" draw:z-index="14" draw:name="TextBox 15" draw:style-name="gr1" draw:text-style-name="P1" svg:width="0.2016in" svg:height="0.289in" svg:x="0in" svg:y="0.000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1.1'.O17" table:end-x="0.2016in" table:end-y="0.0598in" draw:z-index="22" draw:name="TextBox 26" draw:style-name="gr1" draw:text-style-name="P1" svg:width="0.2016in" svg:height="0.289in" svg:x="0in" svg:y="0.000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8" table:number-columns-repeated="2"/>
          <table:table-cell table:style-name="ce352" table:formula="of:=[.F16]/[.L16]" office:value-type="float" office:value="71.4198282129999" calcext:value-type="float">
            <text:p>71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09" calcext:value-type="float" table:number-columns-spanned="2" table:number-rows-spanned="1">
            <text:p>2009</text:p>
          </table:table-cell>
          <table:covered-table-cell table:style-name="ce741"/>
          <table:table-cell/>
          <table:table-cell table:style-name="ce348" office:value-type="float" office:value="106.784718555236" calcext:value-type="float">
            <text:p>106.8</text:p>
          </table:table-cell>
          <table:table-cell table:style-name="ce348" office:value-type="float" office:value="71.1554659140459" calcext:value-type="float">
            <text:p>71.2</text:p>
          </table:table-cell>
          <table:table-cell table:style-name="ce352" office:value-type="float" office:value="65.492737952671" calcext:value-type="float">
            <text:p>65.5</text:p>
          </table:table-cell>
          <table:table-cell table:style-name="ce352" office:value-type="float" office:value="5.66272796137487" calcext:value-type="float">
            <text:p>5.7</text:p>
          </table:table-cell>
          <table:table-cell table:style-name="ce348" office:value-type="float" office:value="35.6292526411902" calcext:value-type="float">
            <text:p>35.6</text:p>
          </table:table-cell>
          <table:table-cell table:style-name="ce348"/>
          <table:table-cell table:style-name="ce363" office:value-type="percentage" office:value="0.801967286575893" calcext:value-type="percentage">
            <text:p>80%</text:p>
          </table:table-cell>
          <table:table-cell table:style-name="ce363" office:value-type="percentage" office:value="0.952034985681685" calcext:value-type="percentage">
            <text:p>95%</text:p>
          </table:table-cell>
          <table:table-cell table:style-name="ce363" office:value-type="percentage" office:value="0.956087899227531" calcext:value-type="percentage">
            <text:p>96%</text:p>
          </table:table-cell>
          <table:table-cell table:style-name="ce363" office:value-type="percentage" office:value="0.90754081347239" calcext:value-type="percentage">
            <text:p>91%</text:p>
          </table:table-cell>
          <table:table-cell table:style-name="ce363" office:value-type="percentage" office:value="0.609953437753247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17]/[.L17]" office:value-type="float" office:value="68.5007497800001" calcext:value-type="float">
            <text:p>68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10" calcext:value-type="float" table:number-columns-spanned="2" table:number-rows-spanned="1">
            <text:p>2010</text:p>
          </table:table-cell>
          <table:covered-table-cell table:style-name="ce741"/>
          <table:table-cell/>
          <table:table-cell table:style-name="ce348" office:value-type="float" office:value="99.0661944684635" calcext:value-type="float">
            <text:p>99.1</text:p>
          </table:table-cell>
          <table:table-cell table:style-name="ce348" office:value-type="float" office:value="65.806243768839" calcext:value-type="float">
            <text:p>65.8</text:p>
          </table:table-cell>
          <table:table-cell table:style-name="ce352" office:value-type="float" office:value="60.6550497140703" calcext:value-type="float">
            <text:p>60.7</text:p>
          </table:table-cell>
          <table:table-cell table:style-name="ce352" office:value-type="float" office:value="5.15119405476861" calcext:value-type="float">
            <text:p>5.2</text:p>
          </table:table-cell>
          <table:table-cell table:style-name="ce348" office:value-type="float" office:value="33.2599506996245" calcext:value-type="float">
            <text:p>33.3</text:p>
          </table:table-cell>
          <table:table-cell table:style-name="ce348"/>
          <table:table-cell table:style-name="ce363" office:value-type="percentage" office:value="0.797359722428575" calcext:value-type="percentage">
            <text:p>80%</text:p>
          </table:table-cell>
          <table:table-cell table:style-name="ce363" office:value-type="percentage" office:value="0.953762862475429" calcext:value-type="percentage">
            <text:p>95%</text:p>
          </table:table-cell>
          <table:table-cell table:style-name="ce363" office:value-type="percentage" office:value="0.958290697855539" calcext:value-type="percentage">
            <text:p>96%</text:p>
          </table:table-cell>
          <table:table-cell table:style-name="ce363" office:value-type="percentage" office:value="0.903496343839866" calcext:value-type="percentage">
            <text:p>90%</text:p>
          </table:table-cell>
          <table:table-cell table:style-name="ce363" office:value-type="percentage" office:value="0.602029877336144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18]/[.L18]" office:value-type="float" office:value="63.295041734" calcext:value-type="float">
            <text:p>63.3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11" calcext:value-type="float" table:number-columns-spanned="2" table:number-rows-spanned="1">
            <text:p>2011</text:p>
          </table:table-cell>
          <table:covered-table-cell table:style-name="ce741"/>
          <table:table-cell/>
          <table:table-cell table:style-name="ce348" office:value-type="float" office:value="78.1280882741256" calcext:value-type="float">
            <text:p>78.1</text:p>
          </table:table-cell>
          <table:table-cell table:style-name="ce348" office:value-type="float" office:value="53.6720545019796" calcext:value-type="float">
            <text:p>53.7</text:p>
          </table:table-cell>
          <table:table-cell table:style-name="ce352" office:value-type="float" office:value="50.2486517894226" calcext:value-type="float">
            <text:p>50.2</text:p>
          </table:table-cell>
          <table:table-cell table:style-name="ce352" office:value-type="float" office:value="3.42340271255703" calcext:value-type="float">
            <text:p>3.4</text:p>
          </table:table-cell>
          <table:table-cell table:style-name="ce348" office:value-type="float" office:value="24.456033772146" calcext:value-type="float">
            <text:p>24.5</text:p>
          </table:table-cell>
          <table:table-cell table:style-name="ce348"/>
          <table:table-cell table:style-name="ce363" office:value-type="percentage" office:value="0.774472640381755" calcext:value-type="percentage">
            <text:p>77%</text:p>
          </table:table-cell>
          <table:table-cell table:style-name="ce363" office:value-type="percentage" office:value="0.94309354042302" calcext:value-type="percentage">
            <text:p>94%</text:p>
          </table:table-cell>
          <table:table-cell table:style-name="ce363" office:value-type="percentage" office:value="0.948726506212035" calcext:value-type="percentage">
            <text:p>95%</text:p>
          </table:table-cell>
          <table:table-cell table:style-name="ce363" office:value-type="percentage" office:value="0.867492426502927" calcext:value-type="percentage">
            <text:p>87%</text:p>
          </table:table-cell>
          <table:table-cell table:style-name="ce363" office:value-type="percentage" office:value="0.556217862748547" calcext:value-type="percentage">
            <text:p>56%</text:p>
          </table:table-cell>
          <table:table-cell/>
          <table:table-cell table:style-name="ce348" table:number-columns-repeated="2"/>
          <table:table-cell table:style-name="ce352" table:formula="of:=[.F19]/[.L19]" office:value-type="float" office:value="52.964317388" calcext:value-type="float">
            <text:p>53.0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12" calcext:value-type="float" table:number-columns-spanned="2" table:number-rows-spanned="1">
            <text:p>2012</text:p>
          </table:table-cell>
          <table:covered-table-cell table:style-name="ce741"/>
          <table:table-cell/>
          <table:table-cell table:style-name="ce348" office:value-type="float" office:value="63.851757848808" calcext:value-type="float">
            <text:p>63.9</text:p>
          </table:table-cell>
          <table:table-cell table:style-name="ce348" office:value-type="float" office:value="45.6818869858296" calcext:value-type="float">
            <text:p>45.7</text:p>
          </table:table-cell>
          <table:table-cell table:style-name="ce352" office:value-type="float" office:value="43.2684041316649" calcext:value-type="float">
            <text:p>43.3</text:p>
          </table:table-cell>
          <table:table-cell table:style-name="ce352" office:value-type="float" office:value="2.41348285416463" calcext:value-type="float">
            <text:p>2.4</text:p>
          </table:table-cell>
          <table:table-cell table:style-name="ce348" office:value-type="float" office:value="18.1698708629785" calcext:value-type="float">
            <text:p>18.2</text:p>
          </table:table-cell>
          <table:table-cell table:style-name="ce348"/>
          <table:table-cell table:style-name="ce363" office:value-type="percentage" office:value="0.741054687584521" calcext:value-type="percentage">
            <text:p>74%</text:p>
          </table:table-cell>
          <table:table-cell table:style-name="ce363" office:value-type="percentage" office:value="0.936773030116244" calcext:value-type="percentage">
            <text:p>94%</text:p>
          </table:table-cell>
          <table:table-cell table:style-name="ce363" office:value-type="percentage" office:value="0.943597602188758" calcext:value-type="percentage">
            <text:p>94%</text:p>
          </table:table-cell>
          <table:table-cell table:style-name="ce363" office:value-type="percentage" office:value="0.829250166354443" calcext:value-type="percentage">
            <text:p>83%</text:p>
          </table:table-cell>
          <table:table-cell table:style-name="ce363" office:value-type="percentage" office:value="0.485848880966475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20]/[.L20]" office:value-type="float" office:value="45.854720308" calcext:value-type="float">
            <text:p>45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19">
          <table:table-cell table:style-name="ce741" office:value-type="float" office:value="2013" calcext:value-type="float" table:number-columns-spanned="2" table:number-rows-spanned="1">
            <text:p>2013</text:p>
          </table:table-cell>
          <table:covered-table-cell table:style-name="ce741"/>
          <table:table-cell/>
          <table:table-cell table:style-name="ce348" office:value-type="float" office:value="59.7336491678926" calcext:value-type="float">
            <text:p>59.7</text:p>
          </table:table-cell>
          <table:table-cell table:style-name="ce348" office:value-type="float" office:value="41.6307688462547" calcext:value-type="float">
            <text:p>41.6</text:p>
          </table:table-cell>
          <table:table-cell table:style-name="ce352" office:value-type="float" office:value="39.5328751760111" calcext:value-type="float">
            <text:p>39.5</text:p>
          </table:table-cell>
          <table:table-cell table:style-name="ce352" office:value-type="float" office:value="2.0978936702436" calcext:value-type="float">
            <text:p>2.1</text:p>
          </table:table-cell>
          <table:table-cell table:style-name="ce348" office:value-type="float" office:value="18.102880321638" calcext:value-type="float">
            <text:p>18.1</text:p>
          </table:table-cell>
          <table:table-cell table:style-name="ce348"/>
          <table:table-cell table:style-name="ce363" office:value-type="percentage" office:value="0.748861982626222" calcext:value-type="percentage">
            <text:p>75%</text:p>
          </table:table-cell>
          <table:table-cell table:style-name="ce363" office:value-type="percentage" office:value="0.936095541371997" calcext:value-type="percentage">
            <text:p>94%</text:p>
          </table:table-cell>
          <table:table-cell table:style-name="ce363" office:value-type="percentage" office:value="0.942750776967242" calcext:value-type="percentage">
            <text:p>94%</text:p>
          </table:table-cell>
          <table:table-cell table:style-name="ce363" office:value-type="percentage" office:value="0.826189596195555" calcext:value-type="percentage">
            <text:p>83%</text:p>
          </table:table-cell>
          <table:table-cell table:style-name="ce363" office:value-type="percentage" office:value="0.512929423257011" calcext:value-type="percentage">
            <text:p>51%</text:p>
          </table:table-cell>
          <table:table-cell/>
          <table:table-cell table:style-name="ce348" table:number-columns-repeated="2"/>
          <table:table-cell table:style-name="ce352" table:formula="of:=[.F21]/[.L21]" office:value-type="float" office:value="41.933537624" calcext:value-type="float">
            <text:p>41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14" calcext:value-type="float" table:number-columns-spanned="2" table:number-rows-spanned="1">
            <text:p>2014</text:p>
          </table:table-cell>
          <table:covered-table-cell table:style-name="ce741"/>
          <table:table-cell/>
          <table:table-cell table:style-name="ce348" office:value-type="float" office:value="59.9633794994107" calcext:value-type="float">
            <text:p>60.0</text:p>
          </table:table-cell>
          <table:table-cell table:style-name="ce348" office:value-type="float" office:value="40.9843527894474" calcext:value-type="float">
            <text:p>41.0</text:p>
          </table:table-cell>
          <table:table-cell table:style-name="ce352" office:value-type="float" office:value="38.6132200831616" calcext:value-type="float">
            <text:p>38.6</text:p>
          </table:table-cell>
          <table:table-cell table:style-name="ce352" office:value-type="float" office:value="2.37113270628578" calcext:value-type="float">
            <text:p>2.4</text:p>
          </table:table-cell>
          <table:table-cell table:style-name="ce348" office:value-type="float" office:value="18.9790267099633" calcext:value-type="float">
            <text:p>19.0</text:p>
          </table:table-cell>
          <table:table-cell table:style-name="ce349"/>
          <table:table-cell table:style-name="ce363" office:value-type="percentage" office:value="0.75486331933271" calcext:value-type="percentage">
            <text:p>75%</text:p>
          </table:table-cell>
          <table:table-cell table:style-name="ce363" office:value-type="percentage" office:value="0.937680743249961" calcext:value-type="percentage">
            <text:p>94%</text:p>
          </table:table-cell>
          <table:table-cell table:style-name="ce363" office:value-type="percentage" office:value="0.944949446268334" calcext:value-type="percentage">
            <text:p>94%</text:p>
          </table:table-cell>
          <table:table-cell table:style-name="ce363" office:value-type="percentage" office:value="0.833297969511569" calcext:value-type="percentage">
            <text:p>83%</text:p>
          </table:table-cell>
          <table:table-cell table:style-name="ce363" office:value-type="percentage" office:value="0.531210860346493" calcext:value-type="percentage">
            <text:p>53%</text:p>
          </table:table-cell>
          <table:table-cell/>
          <table:table-cell table:style-name="ce348" table:number-columns-repeated="2"/>
          <table:table-cell table:style-name="ce352" table:formula="of:=[.F22]/[.L22]" office:value-type="float" office:value="40.862736346" calcext:value-type="float">
            <text:p>40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15" calcext:value-type="float" table:number-columns-spanned="2" table:number-rows-spanned="1">
            <text:p>2015</text:p>
          </table:table-cell>
          <table:covered-table-cell table:style-name="ce741"/>
          <table:table-cell/>
          <table:table-cell table:style-name="ce348" office:value-type="float" office:value="69.6178022517646" calcext:value-type="float">
            <text:p>69.6</text:p>
          </table:table-cell>
          <table:table-cell table:style-name="ce348" office:value-type="float" office:value="47.1394087832258" calcext:value-type="float">
            <text:p>47.1</text:p>
          </table:table-cell>
          <table:table-cell table:style-name="ce352" office:value-type="float" office:value="44.6848393149564" calcext:value-type="float">
            <text:p>44.7</text:p>
          </table:table-cell>
          <table:table-cell table:style-name="ce352" office:value-type="float" office:value="2.45456946826944" calcext:value-type="float">
            <text:p>2.5</text:p>
          </table:table-cell>
          <table:table-cell table:style-name="ce348" office:value-type="float" office:value="22.4783934685388" calcext:value-type="float">
            <text:p>22.5</text:p>
          </table:table-cell>
          <table:table-cell table:style-name="ce348"/>
          <table:table-cell table:style-name="ce363" office:value-type="percentage" office:value="0.78778734423602" calcext:value-type="percentage">
            <text:p>79%</text:p>
          </table:table-cell>
          <table:table-cell table:style-name="ce363" office:value-type="percentage" office:value="0.951261396643592" calcext:value-type="percentage">
            <text:p>95%</text:p>
          </table:table-cell>
          <table:table-cell table:style-name="ce363" office:value-type="percentage" office:value="0.95687519125201" calcext:value-type="percentage">
            <text:p>96%</text:p>
          </table:table-cell>
          <table:table-cell table:style-name="ce363" office:value-type="percentage" office:value="0.859467165841283" calcext:value-type="percentage">
            <text:p>86%</text:p>
          </table:table-cell>
          <table:table-cell table:style-name="ce363" office:value-type="percentage" office:value="0.579091073500917" calcext:value-type="percentage">
            <text:p>58%</text:p>
          </table:table-cell>
          <table:table-cell/>
          <table:table-cell table:style-name="ce348" table:number-columns-repeated="2"/>
          <table:table-cell table:style-name="ce352" table:formula="of:=[.F23]/[.L23]" office:value-type="float" office:value="46.698712354" calcext:value-type="float">
            <text:p>4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float" office:value="2016" calcext:value-type="float" table:number-columns-spanned="2" table:number-rows-spanned="1">
            <text:p>2016</text:p>
          </table:table-cell>
          <table:covered-table-cell table:style-name="ce741"/>
          <table:table-cell/>
          <table:table-cell table:style-name="ce348" office:value-type="float" office:value="75.1965091921006" calcext:value-type="float">
            <text:p>75.2</text:p>
          </table:table-cell>
          <table:table-cell table:style-name="ce348" office:value-type="float" office:value="49.1892970841823" calcext:value-type="float">
            <text:p>49.2</text:p>
          </table:table-cell>
          <table:table-cell table:style-name="ce352" office:value-type="float" office:value="45.9168623299932" calcext:value-type="float">
            <text:p>45.9</text:p>
          </table:table-cell>
          <table:table-cell table:style-name="ce352" office:value-type="float" office:value="3.27243475418913" calcext:value-type="float">
            <text:p>3.3</text:p>
          </table:table-cell>
          <table:table-cell table:style-name="ce348" office:value-type="float" office:value="26.0072121079183" calcext:value-type="float">
            <text:p>26.0</text:p>
          </table:table-cell>
          <table:table-cell table:style-name="ce349"/>
          <table:table-cell table:style-name="ce363" office:value-type="percentage" office:value="0.819208864730425" calcext:value-type="percentage">
            <text:p>82%</text:p>
          </table:table-cell>
          <table:table-cell table:style-name="ce363" office:value-type="percentage" office:value="0.946789438559349" calcext:value-type="percentage">
            <text:p>95%</text:p>
          </table:table-cell>
          <table:table-cell table:style-name="ce363" office:value-type="percentage" office:value="0.950412779305138" calcext:value-type="percentage">
            <text:p>95%</text:p>
          </table:table-cell>
          <table:table-cell table:style-name="ce363" office:value-type="percentage" office:value="0.898714381416531" calcext:value-type="percentage">
            <text:p>90%</text:p>
          </table:table-cell>
          <table:table-cell table:style-name="ce363" office:value-type="percentage" office:value="0.652826974395528" calcext:value-type="percentage">
            <text:p>65%</text:p>
          </table:table-cell>
          <table:table-cell/>
          <table:table-cell table:style-name="ce349" table:number-columns-repeated="2"/>
          <table:table-cell table:style-name="ce352" table:formula="of:=[.F24]/[.L24]" office:value-type="float" office:value="48.312547274" calcext:value-type="float">
            <text:p>48.3</text:p>
          </table:table-cell>
          <table:table-cell table:style-name="ce349" table:number-columns-repeated="3"/>
          <table:table-cell table:number-columns-repeated="1003"/>
        </table:table-row>
        <table:table-row table:style-name="ro27">
          <table:table-cell table:style-name="ce741" office:value-type="float" office:value="2017" calcext:value-type="float" table:number-columns-spanned="2" table:number-rows-spanned="1">
            <text:p>2017</text:p>
          </table:table-cell>
          <table:covered-table-cell table:style-name="ce741"/>
          <table:table-cell/>
          <table:table-cell table:style-name="ce348" office:value-type="float" office:value="73.8329469567511" calcext:value-type="float">
            <text:p>73.8</text:p>
          </table:table-cell>
          <table:table-cell table:style-name="ce348" office:value-type="float" office:value="48.9140803582602" calcext:value-type="float">
            <text:p>48.9</text:p>
          </table:table-cell>
          <table:table-cell table:style-name="ce352" office:value-type="float" office:value="45.2340889311749" calcext:value-type="float">
            <text:p>45.2</text:p>
          </table:table-cell>
          <table:table-cell table:style-name="ce352" office:value-type="float" office:value="3.67999142708526" calcext:value-type="float">
            <text:p>3.7</text:p>
          </table:table-cell>
          <table:table-cell table:style-name="ce348" office:value-type="float" office:value="24.9188665984909" calcext:value-type="float">
            <text:p>24.9</text:p>
          </table:table-cell>
          <table:table-cell table:style-name="ce349"/>
          <table:table-cell table:style-name="ce363" office:value-type="percentage" office:value="0.8107492778578" calcext:value-type="percentage">
            <text:p>81%</text:p>
          </table:table-cell>
          <table:table-cell table:style-name="ce363" office:value-type="percentage" office:value="0.95747797825355" calcext:value-type="percentage">
            <text:p>96%</text:p>
          </table:table-cell>
          <table:table-cell table:style-name="ce363" office:value-type="percentage" office:value="0.960584402584556" calcext:value-type="percentage">
            <text:p>96%</text:p>
          </table:table-cell>
          <table:table-cell table:style-name="ce363" office:value-type="percentage" office:value="0.920872685822845" calcext:value-type="percentage">
            <text:p>92%</text:p>
          </table:table-cell>
          <table:table-cell table:style-name="ce363" office:value-type="percentage" office:value="0.623265076509469" calcext:value-type="percentage">
            <text:p>62%</text:p>
          </table:table-cell>
          <table:table-cell/>
          <table:table-cell table:style-name="ce349" table:number-columns-repeated="2"/>
          <table:table-cell table:style-name="ce352" table:formula="of:=[.F25]/[.L25]" office:value-type="float" office:value="47.090176365" calcext:value-type="float">
            <text:p>47.1</text:p>
          </table:table-cell>
          <table:table-cell table:style-name="ce349" table:number-columns-repeated="3"/>
          <table:table-cell table:number-columns-repeated="1003"/>
        </table:table-row>
        <table:table-row table:style-name="ro27">
          <table:table-cell table:style-name="ce741" office:value-type="float" office:value="2018" calcext:value-type="float" table:number-columns-spanned="2" table:number-rows-spanned="1">
            <text:p>2018</text:p>
          </table:table-cell>
          <table:covered-table-cell table:style-name="ce741"/>
          <table:table-cell/>
          <table:table-cell table:style-name="ce348" office:value-type="float" office:value="77.218565984357" calcext:value-type="float">
            <text:p>77.2</text:p>
          </table:table-cell>
          <table:table-cell table:style-name="ce348" office:value-type="float" office:value="53.0814822534308" calcext:value-type="float">
            <text:p>53.1</text:p>
          </table:table-cell>
          <table:table-cell table:style-name="ce352" office:value-type="float" office:value="49.5200859221925" calcext:value-type="float">
            <text:p>49.5</text:p>
          </table:table-cell>
          <table:table-cell table:style-name="ce352" office:value-type="float" office:value="3.56139633123829" calcext:value-type="float">
            <text:p>3.6</text:p>
          </table:table-cell>
          <table:table-cell table:style-name="ce348" office:value-type="float" office:value="24.1370837309262" calcext:value-type="float">
            <text:p>24.1</text:p>
          </table:table-cell>
          <table:table-cell table:style-name="ce349"/>
          <table:table-cell table:style-name="ce363" office:value-type="percentage" office:value="0.818174539622532" calcext:value-type="percentage">
            <text:p>82%</text:p>
          </table:table-cell>
          <table:table-cell table:style-name="ce363" office:value-type="percentage" office:value="0.952970107485299" calcext:value-type="percentage">
            <text:p>95%</text:p>
          </table:table-cell>
          <table:table-cell table:style-name="ce363" office:value-type="percentage" office:value="0.955066199260018" calcext:value-type="percentage">
            <text:p>96%</text:p>
          </table:table-cell>
          <table:table-cell table:style-name="ce363" office:value-type="percentage" office:value="0.92474977441792" calcext:value-type="percentage">
            <text:p>92%</text:p>
          </table:table-cell>
          <table:table-cell table:style-name="ce363" office:value-type="percentage" office:value="0.624052206504022" calcext:value-type="percentage">
            <text:p>62%</text:p>
          </table:table-cell>
          <table:table-cell/>
          <table:table-cell table:style-name="ce349" table:number-columns-repeated="2"/>
          <table:table-cell table:style-name="ce352" table:formula="of:=[.F26]/[.L26]" office:value-type="float" office:value="51.84989895" calcext:value-type="float">
            <text:p>51.8</text:p>
          </table:table-cell>
          <table:table-cell table:style-name="ce349" table:number-columns-repeated="3"/>
          <table:table-cell table:number-columns-repeated="1003"/>
        </table:table-row>
        <table:table-row table:style-name="ro28">
          <table:table-cell table:style-name="ce739" office:value-type="string" calcext:value-type="string" table:number-columns-spanned="2" table:number-rows-spanned="1">
            <text:p>Financial Year<text:span text:style-name="T4">5</text:span></text:p>
          </table:table-cell>
          <table:covered-table-cell table:style-name="ce739"/>
          <table:table-cell table:style-name="ce739"/>
          <table:table-cell table:style-name="ce349" table:number-columns-repeated="5"/>
          <table:table-cell table:style-name="ce348"/>
          <table:table-cell table:style-name="ce363" table:number-columns-repeated="5"/>
          <table:table-cell/>
          <table:table-cell table:style-name="ce348" table:number-columns-repeated="2"/>
          <table:table-cell table:style-name="ce352"/>
          <table:table-cell table:style-name="ce348" table:number-columns-repeated="2"/>
          <table:table-cell table:number-columns-repeated="1004"/>
        </table:table-row>
        <table:table-row table:style-name="ro27">
          <table:table-cell table:style-name="ce335" office:value-type="string" calcext:value-type="string" table:number-columns-spanned="2" table:number-rows-spanned="1">
            <text:p>1998/99</text:p>
          </table:table-cell>
          <table:covered-table-cell table:style-name="ce335"/>
          <table:table-cell table:style-name="ce739"/>
          <table:table-cell table:style-name="ce348" office:value-type="float" office:value="179.572498116246" calcext:value-type="float">
            <text:p>179.6</text:p>
          </table:table-cell>
          <table:table-cell table:style-name="ce348" office:value-type="float" office:value="133.638744230515" calcext:value-type="float">
            <text:p>133.6</text:p>
          </table:table-cell>
          <table:table-cell table:style-name="ce352" office:value-type="float" office:value="124.917968323563" calcext:value-type="float">
            <text:p>124.9</text:p>
          </table:table-cell>
          <table:table-cell table:style-name="ce352" office:value-type="float" office:value="8.72077590695166" calcext:value-type="float">
            <text:p>8.7</text:p>
          </table:table-cell>
          <table:table-cell table:style-name="ce348" office:value-type="float" office:value="45.9337538857313" calcext:value-type="float">
            <text:p>45.9</text:p>
          </table:table-cell>
          <table:table-cell table:style-name="ce348"/>
          <table:table-cell table:style-name="ce363" office:value-type="percentage" office:value="0.749338098731401" calcext:value-type="percentage">
            <text:p>75%</text:p>
          </table:table-cell>
          <table:table-cell table:style-name="ce363" office:value-type="percentage" office:value="0.911944633013738" calcext:value-type="percentage">
            <text:p>91%</text:p>
          </table:table-cell>
          <table:table-cell table:style-name="ce363" office:value-type="percentage" office:value="0.913873024129653" calcext:value-type="percentage">
            <text:p>91%</text:p>
          </table:table-cell>
          <table:table-cell table:style-name="ce363" office:value-type="percentage" office:value="0.885189010315966" calcext:value-type="percentage">
            <text:p>89%</text:p>
          </table:table-cell>
          <table:table-cell table:style-name="ce363" office:value-type="percentage" office:value="0.493386738913364" calcext:value-type="percentage">
            <text:p>49%</text:p>
          </table:table-cell>
          <table:table-cell/>
          <table:table-cell table:style-name="ce348" table:number-columns-repeated="2"/>
          <table:table-cell table:style-name="ce352" table:formula="of:=[.F28]/[.L28]" office:value-type="float" office:value="136.690727295" calcext:value-type="float">
            <text:p>136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1999/00</text:p>
          </table:table-cell>
          <table:covered-table-cell table:style-name="ce741"/>
          <table:table-cell/>
          <table:table-cell table:style-name="ce348" office:value-type="float" office:value="185.804742269975" calcext:value-type="float">
            <text:p>185.8</text:p>
          </table:table-cell>
          <table:table-cell table:style-name="ce348" office:value-type="float" office:value="136.592656634289" calcext:value-type="float">
            <text:p>136.6</text:p>
          </table:table-cell>
          <table:table-cell table:style-name="ce352" office:value-type="float" office:value="127.412325433801" calcext:value-type="float">
            <text:p>127.4</text:p>
          </table:table-cell>
          <table:table-cell table:style-name="ce352" office:value-type="float" office:value="9.18033120048821" calcext:value-type="float">
            <text:p>9.2</text:p>
          </table:table-cell>
          <table:table-cell table:style-name="ce348" office:value-type="float" office:value="49.2120856356859" calcext:value-type="float">
            <text:p>49.2</text:p>
          </table:table-cell>
          <table:table-cell table:style-name="ce348"/>
          <table:table-cell table:style-name="ce363" office:value-type="percentage" office:value="0.737585665081073" calcext:value-type="percentage">
            <text:p>74%</text:p>
          </table:table-cell>
          <table:table-cell table:style-name="ce363" office:value-type="percentage" office:value="0.911011983745031" calcext:value-type="percentage">
            <text:p>91%</text:p>
          </table:table-cell>
          <table:table-cell table:style-name="ce363" office:value-type="percentage" office:value="0.912524726455341" calcext:value-type="percentage">
            <text:p>91%</text:p>
          </table:table-cell>
          <table:table-cell table:style-name="ce363" office:value-type="percentage" office:value="0.890523081029654" calcext:value-type="percentage">
            <text:p>89%</text:p>
          </table:table-cell>
          <table:table-cell table:style-name="ce363" office:value-type="percentage" office:value="0.482593066671693" calcext:value-type="percentage">
            <text:p>48%</text:p>
          </table:table-cell>
          <table:table-cell/>
          <table:table-cell table:style-name="ce348" table:number-columns-repeated="2"/>
          <table:table-cell table:style-name="ce352" table:formula="of:=[.F29]/[.L29]" office:value-type="float" office:value="139.626162163" calcext:value-type="float">
            <text:p>139.6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0/01</text:p>
          </table:table-cell>
          <table:covered-table-cell table:style-name="ce741"/>
          <table:table-cell/>
          <table:table-cell table:style-name="ce348" office:value-type="float" office:value="170.320483247027" calcext:value-type="float">
            <text:p>170.3</text:p>
          </table:table-cell>
          <table:table-cell table:style-name="ce348" office:value-type="float" office:value="120.849706957819" calcext:value-type="float">
            <text:p>120.8</text:p>
          </table:table-cell>
          <table:table-cell table:style-name="ce352" office:value-type="float" office:value="112.413619503121" calcext:value-type="float">
            <text:p>112.4</text:p>
          </table:table-cell>
          <table:table-cell table:style-name="ce352" office:value-type="float" office:value="8.4360874546982" calcext:value-type="float">
            <text:p>8.4</text:p>
          </table:table-cell>
          <table:table-cell table:style-name="ce348" office:value-type="float" office:value="49.4707762892083" calcext:value-type="float">
            <text:p>49.5</text:p>
          </table:table-cell>
          <table:table-cell table:style-name="ce348"/>
          <table:table-cell table:style-name="ce363" office:value-type="percentage" office:value="0.709930694272862" calcext:value-type="percentage">
            <text:p>71%</text:p>
          </table:table-cell>
          <table:table-cell table:style-name="ce363" office:value-type="percentage" office:value="0.910335942277733" calcext:value-type="percentage">
            <text:p>91%</text:p>
          </table:table-cell>
          <table:table-cell table:style-name="ce363" office:value-type="percentage" office:value="0.911545042582724" calcext:value-type="percentage">
            <text:p>91%</text:p>
          </table:table-cell>
          <table:table-cell table:style-name="ce363" office:value-type="percentage" office:value="0.894525115016563" calcext:value-type="percentage">
            <text:p>89%</text:p>
          </table:table-cell>
          <table:table-cell table:style-name="ce363" office:value-type="percentage" office:value="0.46165960409635" calcext:value-type="percentage">
            <text:p>46%</text:p>
          </table:table-cell>
          <table:table-cell/>
          <table:table-cell table:style-name="ce348" table:number-columns-repeated="2"/>
          <table:table-cell table:style-name="ce352" table:formula="of:=[.F30]/[.L30]" office:value-type="float" office:value="123.322067755" calcext:value-type="float">
            <text:p>123.3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1/02</text:p>
          </table:table-cell>
          <table:covered-table-cell table:style-name="ce741"/>
          <table:table-cell/>
          <table:table-cell table:style-name="ce348" office:value-type="float" office:value="171.754172676638" calcext:value-type="float">
            <text:p>171.8</text:p>
          </table:table-cell>
          <table:table-cell table:style-name="ce348" office:value-type="float" office:value="117.448666915763" calcext:value-type="float">
            <text:p>117.4</text:p>
          </table:table-cell>
          <table:table-cell table:style-name="ce352" office:value-type="float" office:value="108.809417719741" calcext:value-type="float">
            <text:p>108.8</text:p>
          </table:table-cell>
          <table:table-cell table:style-name="ce352" office:value-type="float" office:value="8.63924919602132" calcext:value-type="float">
            <text:p>8.6</text:p>
          </table:table-cell>
          <table:table-cell table:style-name="ce348" office:value-type="float" office:value="54.305505760875" calcext:value-type="float">
            <text:p>54.3</text:p>
          </table:table-cell>
          <table:table-cell table:style-name="ce348"/>
          <table:table-cell table:style-name="ce363" office:value-type="percentage" office:value="0.741590640770513" calcext:value-type="percentage">
            <text:p>74%</text:p>
          </table:table-cell>
          <table:table-cell table:style-name="ce363" office:value-type="percentage" office:value="0.915371934818672" calcext:value-type="percentage">
            <text:p>92%</text:p>
          </table:table-cell>
          <table:table-cell table:style-name="ce363" office:value-type="percentage" office:value="0.91698107283531" calcext:value-type="percentage">
            <text:p>92%</text:p>
          </table:table-cell>
          <table:table-cell table:style-name="ce363" office:value-type="percentage" office:value="0.895578236803723" calcext:value-type="percentage">
            <text:p>90%</text:p>
          </table:table-cell>
          <table:table-cell table:style-name="ce363" office:value-type="percentage" office:value="0.525730366053296" calcext:value-type="percentage">
            <text:p>53%</text:p>
          </table:table-cell>
          <table:table-cell/>
          <table:table-cell table:style-name="ce348" table:number-columns-repeated="2"/>
          <table:table-cell table:style-name="ce352" table:formula="of:=[.F31]/[.L31]" office:value-type="float" office:value="118.66048378" calcext:value-type="float">
            <text:p>118.7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2/03</text:p>
          </table:table-cell>
          <table:covered-table-cell table:style-name="ce741"/>
          <table:table-cell/>
          <table:table-cell table:style-name="ce348" office:value-type="float" office:value="175.87743785184" calcext:value-type="float">
            <text:p>175.9</text:p>
          </table:table-cell>
          <table:table-cell table:style-name="ce348" office:value-type="float" office:value="116.186834482388" calcext:value-type="float">
            <text:p>116.2</text:p>
          </table:table-cell>
          <table:table-cell table:style-name="ce352" office:value-type="float" office:value="107.134267458455" calcext:value-type="float">
            <text:p>107.1</text:p>
          </table:table-cell>
          <table:table-cell table:style-name="ce352" office:value-type="float" office:value="9.05256702393255" calcext:value-type="float">
            <text:p>9.1</text:p>
          </table:table-cell>
          <table:table-cell table:style-name="ce348" office:value-type="float" office:value="59.6906033694515" calcext:value-type="float">
            <text:p>59.7</text:p>
          </table:table-cell>
          <table:table-cell table:style-name="ce348"/>
          <table:table-cell table:style-name="ce363" office:value-type="percentage" office:value="0.761227320500888" calcext:value-type="percentage">
            <text:p>76%</text:p>
          </table:table-cell>
          <table:table-cell table:style-name="ce363" office:value-type="percentage" office:value="0.922342857880079" calcext:value-type="percentage">
            <text:p>92%</text:p>
          </table:table-cell>
          <table:table-cell table:style-name="ce363" office:value-type="percentage" office:value="0.924198083590428" calcext:value-type="percentage">
            <text:p>92%</text:p>
          </table:table-cell>
          <table:table-cell table:style-name="ce363" office:value-type="percentage" office:value="0.900939400784695" calcext:value-type="percentage">
            <text:p>90%</text:p>
          </table:table-cell>
          <table:table-cell table:style-name="ce363" office:value-type="percentage" office:value="0.568074424919537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2]/[.L32]" office:value-type="float" office:value="115.921326132" calcext:value-type="float">
            <text:p>115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3/04</text:p>
          </table:table-cell>
          <table:covered-table-cell table:style-name="ce741"/>
          <table:table-cell/>
          <table:table-cell table:style-name="ce348" office:value-type="float" office:value="160.080695886691" calcext:value-type="float">
            <text:p>160.1</text:p>
          </table:table-cell>
          <table:table-cell table:style-name="ce348" office:value-type="float" office:value="103.53719894589" calcext:value-type="float">
            <text:p>103.5</text:p>
          </table:table-cell>
          <table:table-cell table:style-name="ce352" office:value-type="float" office:value="95.2292976669171" calcext:value-type="float">
            <text:p>95.2</text:p>
          </table:table-cell>
          <table:table-cell table:style-name="ce352" office:value-type="float" office:value="8.30790127897284" calcext:value-type="float">
            <text:p>8.3</text:p>
          </table:table-cell>
          <table:table-cell table:style-name="ce348" office:value-type="float" office:value="56.5434969408011" calcext:value-type="float">
            <text:p>56.5</text:p>
          </table:table-cell>
          <table:table-cell table:style-name="ce348"/>
          <table:table-cell table:style-name="ce363" office:value-type="percentage" office:value="0.752427585691409" calcext:value-type="percentage">
            <text:p>75%</text:p>
          </table:table-cell>
          <table:table-cell table:style-name="ce363" office:value-type="percentage" office:value="0.918824165527662" calcext:value-type="percentage">
            <text:p>92%</text:p>
          </table:table-cell>
          <table:table-cell table:style-name="ce363" office:value-type="percentage" office:value="0.921126001473806" calcext:value-type="percentage">
            <text:p>92%</text:p>
          </table:table-cell>
          <table:table-cell table:style-name="ce363" office:value-type="percentage" office:value="0.893238196705348" calcext:value-type="percentage">
            <text:p>89%</text:p>
          </table:table-cell>
          <table:table-cell table:style-name="ce363" office:value-type="percentage" office:value="0.565051628277563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3]/[.L33]" office:value-type="float" office:value="103.38357349" calcext:value-type="float">
            <text:p>103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4/05</text:p>
          </table:table-cell>
          <table:covered-table-cell table:style-name="ce741"/>
          <table:table-cell/>
          <table:table-cell table:style-name="ce348" office:value-type="float" office:value="148.312525175381" calcext:value-type="float">
            <text:p>148.3</text:p>
          </table:table-cell>
          <table:table-cell table:style-name="ce348" office:value-type="float" office:value="93.9899273120221" calcext:value-type="float">
            <text:p>94.0</text:p>
          </table:table-cell>
          <table:table-cell table:style-name="ce352" office:value-type="float" office:value="85.7120942039842" calcext:value-type="float">
            <text:p>85.7</text:p>
          </table:table-cell>
          <table:table-cell table:style-name="ce352" office:value-type="float" office:value="8.27783310803788" calcext:value-type="float">
            <text:p>8.3</text:p>
          </table:table-cell>
          <table:table-cell table:style-name="ce348" office:value-type="float" office:value="54.3225978633588" calcext:value-type="float">
            <text:p>54.3</text:p>
          </table:table-cell>
          <table:table-cell table:style-name="ce348"/>
          <table:table-cell table:style-name="ce363" office:value-type="percentage" office:value="0.755328018856961" calcext:value-type="percentage">
            <text:p>76%</text:p>
          </table:table-cell>
          <table:table-cell table:style-name="ce363" office:value-type="percentage" office:value="0.925255832962375" calcext:value-type="percentage">
            <text:p>93%</text:p>
          </table:table-cell>
          <table:table-cell table:style-name="ce363" office:value-type="percentage" office:value="0.927502855555304" calcext:value-type="percentage">
            <text:p>93%</text:p>
          </table:table-cell>
          <table:table-cell table:style-name="ce363" office:value-type="percentage" office:value="0.902613587676522" calcext:value-type="percentage">
            <text:p>90%</text:p>
          </table:table-cell>
          <table:table-cell table:style-name="ce363" office:value-type="percentage" office:value="0.573189548532634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4]/[.L34]" office:value-type="float" office:value="92.4116768920001" calcext:value-type="float">
            <text:p>92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5/06</text:p>
          </table:table-cell>
          <table:covered-table-cell table:style-name="ce741"/>
          <table:table-cell/>
          <table:table-cell table:style-name="ce348" office:value-type="float" office:value="134.486393538467" calcext:value-type="float">
            <text:p>134.5</text:p>
          </table:table-cell>
          <table:table-cell table:style-name="ce348" office:value-type="float" office:value="84.7467465274807" calcext:value-type="float">
            <text:p>84.7</text:p>
          </table:table-cell>
          <table:table-cell table:style-name="ce352" office:value-type="float" office:value="77.1555755559584" calcext:value-type="float">
            <text:p>77.2</text:p>
          </table:table-cell>
          <table:table-cell table:style-name="ce352" office:value-type="float" office:value="7.59117097152237" calcext:value-type="float">
            <text:p>7.6</text:p>
          </table:table-cell>
          <table:table-cell table:style-name="ce348" office:value-type="float" office:value="49.7396470109859" calcext:value-type="float">
            <text:p>49.7</text:p>
          </table:table-cell>
          <table:table-cell table:style-name="ce348"/>
          <table:table-cell table:style-name="ce363" office:value-type="percentage" office:value="0.756321802774339" calcext:value-type="percentage">
            <text:p>76%</text:p>
          </table:table-cell>
          <table:table-cell table:style-name="ce363" office:value-type="percentage" office:value="0.93247210164004" calcext:value-type="percentage">
            <text:p>93%</text:p>
          </table:table-cell>
          <table:table-cell table:style-name="ce363" office:value-type="percentage" office:value="0.935185673896619" calcext:value-type="percentage">
            <text:p>94%</text:p>
          </table:table-cell>
          <table:table-cell table:style-name="ce363" office:value-type="percentage" office:value="0.905759571831807" calcext:value-type="percentage">
            <text:p>91%</text:p>
          </table:table-cell>
          <table:table-cell table:style-name="ce363" office:value-type="percentage" office:value="0.572164552708705" calcext:value-type="percentage">
            <text:p>57%</text:p>
          </table:table-cell>
          <table:table-cell/>
          <table:table-cell table:style-name="ce348" table:number-columns-repeated="2"/>
          <table:table-cell table:style-name="ce352" table:formula="of:=[.F35]/[.L35]" office:value-type="float" office:value="82.502948569" calcext:value-type="float">
            <text:p>82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6/07</text:p>
          </table:table-cell>
          <table:covered-table-cell table:style-name="ce741"/>
          <table:table-cell/>
          <table:table-cell table:style-name="ce348" office:value-type="float" office:value="126.123452254421" calcext:value-type="float">
            <text:p>126.1</text:p>
          </table:table-cell>
          <table:table-cell table:style-name="ce348" office:value-type="float" office:value="77.7490971732058" calcext:value-type="float">
            <text:p>77.7</text:p>
          </table:table-cell>
          <table:table-cell table:style-name="ce352" office:value-type="float" office:value="70.4191775386727" calcext:value-type="float">
            <text:p>70.4</text:p>
          </table:table-cell>
          <table:table-cell table:style-name="ce352" office:value-type="float" office:value="7.3299196345331" calcext:value-type="float">
            <text:p>7.3</text:p>
          </table:table-cell>
          <table:table-cell table:style-name="ce348" office:value-type="float" office:value="48.374355081215" calcext:value-type="float">
            <text:p>48.4</text:p>
          </table:table-cell>
          <table:table-cell table:style-name="ce348"/>
          <table:table-cell table:style-name="ce363" office:value-type="percentage" office:value="0.794185110714513" calcext:value-type="percentage">
            <text:p>79%</text:p>
          </table:table-cell>
          <table:table-cell table:style-name="ce363" office:value-type="percentage" office:value="0.936891977344512" calcext:value-type="percentage">
            <text:p>94%</text:p>
          </table:table-cell>
          <table:table-cell table:style-name="ce363" office:value-type="percentage" office:value="0.938448492798495" calcext:value-type="percentage">
            <text:p>94%</text:p>
          </table:table-cell>
          <table:table-cell table:style-name="ce363" office:value-type="percentage" office:value="0.922197349192421" calcext:value-type="percentage">
            <text:p>92%</text:p>
          </table:table-cell>
          <table:table-cell table:style-name="ce363" office:value-type="percentage" office:value="0.637995213955909" calcext:value-type="percentage">
            <text:p>64%</text:p>
          </table:table-cell>
          <table:table-cell/>
          <table:table-cell table:style-name="ce348" table:number-columns-repeated="2"/>
          <table:table-cell table:style-name="ce352" table:formula="of:=[.F36]/[.L36]" office:value-type="float" office:value="75.037871635" calcext:value-type="float">
            <text:p>75.0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7/08</text:p>
          </table:table-cell>
          <table:covered-table-cell table:style-name="ce741"/>
          <table:table-cell/>
          <table:table-cell table:style-name="ce348" office:value-type="float" office:value="119.939298192547" calcext:value-type="float">
            <text:p>119.9</text:p>
          </table:table-cell>
          <table:table-cell table:style-name="ce348" office:value-type="float" office:value="78.6219307164004" calcext:value-type="float">
            <text:p>78.6</text:p>
          </table:table-cell>
          <table:table-cell table:style-name="ce352" office:value-type="float" office:value="72.0148147022057" calcext:value-type="float">
            <text:p>72.0</text:p>
          </table:table-cell>
          <table:table-cell table:style-name="ce352" office:value-type="float" office:value="6.60711601419468" calcext:value-type="float">
            <text:p>6.6</text:p>
          </table:table-cell>
          <table:table-cell table:style-name="ce348" office:value-type="float" office:value="41.3173674761462" calcext:value-type="float">
            <text:p>41.3</text:p>
          </table:table-cell>
          <table:table-cell table:style-name="ce348"/>
          <table:table-cell table:style-name="ce363" office:value-type="percentage" office:value="0.778544138578394" calcext:value-type="percentage">
            <text:p>78%</text:p>
          </table:table-cell>
          <table:table-cell table:style-name="ce363" office:value-type="percentage" office:value="0.951206804905288" calcext:value-type="percentage">
            <text:p>95%</text:p>
          </table:table-cell>
          <table:table-cell table:style-name="ce363" office:value-type="percentage" office:value="0.954953069938156" calcext:value-type="percentage">
            <text:p>95%</text:p>
          </table:table-cell>
          <table:table-cell table:style-name="ce363" office:value-type="percentage" office:value="0.912202060763806" calcext:value-type="percentage">
            <text:p>91%</text:p>
          </table:table-cell>
          <table:table-cell table:style-name="ce363" office:value-type="percentage" office:value="0.578666948959805" calcext:value-type="percentage">
            <text:p>58%</text:p>
          </table:table-cell>
          <table:table-cell/>
          <table:table-cell table:style-name="ce348" table:number-columns-repeated="2"/>
          <table:table-cell table:style-name="ce352" table:formula="of:=[.F37]/[.L37]" office:value-type="float" office:value="75.411888782" calcext:value-type="float">
            <text:p>75.4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8/09</text:p>
            <draw:custom-shape table:end-cell-address="'Table 1.1'.A39" table:end-x="0.3268in" table:end-y="0.0598in" draw:z-index="3" draw:name="TextBox 4" draw:style-name="gr1" draw:text-style-name="P1" svg:width="0.2016in" svg:height="0.289in" svg:x="0.1252in" svg:y="0.000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741"/>
          <table:table-cell/>
          <table:table-cell table:style-name="ce348" office:value-type="float" office:value="115.140811842442" calcext:value-type="float">
            <text:p>115.1</text:p>
          </table:table-cell>
          <table:table-cell table:style-name="ce348" office:value-type="float" office:value="74.43394495805" calcext:value-type="float">
            <text:p>74.4</text:p>
          </table:table-cell>
          <table:table-cell table:style-name="ce352" office:value-type="float" office:value="68.0991612081427" calcext:value-type="float">
            <text:p>68.1</text:p>
          </table:table-cell>
          <table:table-cell table:style-name="ce352" office:value-type="float" office:value="6.33478374990735" calcext:value-type="float">
            <text:p>6.3</text:p>
          </table:table-cell>
          <table:table-cell table:style-name="ce348" office:value-type="float" office:value="40.7068668843915" calcext:value-type="float">
            <text:p>40.7</text:p>
          </table:table-cell>
          <table:table-cell table:style-name="ce348"/>
          <table:table-cell table:style-name="ce363" office:value-type="percentage" office:value="0.794462108550485" calcext:value-type="percentage">
            <text:p>79%</text:p>
          </table:table-cell>
          <table:table-cell table:style-name="ce363" office:value-type="percentage" office:value="0.952797871041882" calcext:value-type="percentage">
            <text:p>95%</text:p>
          </table:table-cell>
          <table:table-cell table:style-name="ce363" office:value-type="percentage" office:value="0.956733180133632" calcext:value-type="percentage">
            <text:p>96%</text:p>
          </table:table-cell>
          <table:table-cell table:style-name="ce363" office:value-type="percentage" office:value="0.912451207027245" calcext:value-type="percentage">
            <text:p>91%</text:p>
          </table:table-cell>
          <table:table-cell table:style-name="ce363" office:value-type="percentage" office:value="0.6093128631751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38]/[.L38]" office:value-type="float" office:value="71.178843404" calcext:value-type="float">
            <text:p>71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09/10</text:p>
          </table:table-cell>
          <table:covered-table-cell table:style-name="ce741"/>
          <table:table-cell/>
          <table:table-cell table:style-name="ce348" office:value-type="float" office:value="104.311028004391" calcext:value-type="float">
            <text:p>104.3</text:p>
          </table:table-cell>
          <table:table-cell table:style-name="ce348" office:value-type="float" office:value="69.9279488292714" calcext:value-type="float">
            <text:p>69.9</text:p>
          </table:table-cell>
          <table:table-cell table:style-name="ce352" office:value-type="float" office:value="64.4147639506364" calcext:value-type="float">
            <text:p>64.4</text:p>
          </table:table-cell>
          <table:table-cell table:style-name="ce352" office:value-type="float" office:value="5.51318487863494" calcext:value-type="float">
            <text:p>5.5</text:p>
          </table:table-cell>
          <table:table-cell table:style-name="ce348" office:value-type="float" office:value="34.3830791751191" calcext:value-type="float">
            <text:p>34.4</text:p>
          </table:table-cell>
          <table:table-cell table:style-name="ce348"/>
          <table:table-cell table:style-name="ce363" office:value-type="percentage" office:value="0.800763207183995" calcext:value-type="percentage">
            <text:p>80%</text:p>
          </table:table-cell>
          <table:table-cell table:style-name="ce363" office:value-type="percentage" office:value="0.950578566984735" calcext:value-type="percentage">
            <text:p>95%</text:p>
          </table:table-cell>
          <table:table-cell table:style-name="ce363" office:value-type="percentage" office:value="0.954666665658575" calcext:value-type="percentage">
            <text:p>95%</text:p>
          </table:table-cell>
          <table:table-cell table:style-name="ce363" office:value-type="percentage" office:value="0.90528487333907" calcext:value-type="percentage">
            <text:p>91%</text:p>
          </table:table-cell>
          <table:table-cell table:style-name="ce363" office:value-type="percentage" office:value="0.606393397358084" calcext:value-type="percentage">
            <text:p>61%</text:p>
          </table:table-cell>
          <table:table-cell/>
          <table:table-cell table:style-name="ce348" table:number-columns-repeated="2"/>
          <table:table-cell table:style-name="ce352" table:formula="of:=[.F39]/[.L39]" office:value-type="float" office:value="67.4735656619999" calcext:value-type="float">
            <text:p>67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0/11</text:p>
          </table:table-cell>
          <table:covered-table-cell table:style-name="ce741"/>
          <table:table-cell/>
          <table:table-cell table:style-name="ce348" office:value-type="float" office:value="94.2633675461536" calcext:value-type="float">
            <text:p>94.3</text:p>
          </table:table-cell>
          <table:table-cell table:style-name="ce348" office:value-type="float" office:value="62.8793914400524" calcext:value-type="float">
            <text:p>62.9</text:p>
          </table:table-cell>
          <table:table-cell table:style-name="ce352" office:value-type="float" office:value="58.1851195378639" calcext:value-type="float">
            <text:p>58.2</text:p>
          </table:table-cell>
          <table:table-cell table:style-name="ce352" office:value-type="float" office:value="4.69427190218848" calcext:value-type="float">
            <text:p>4.7</text:p>
          </table:table-cell>
          <table:table-cell table:style-name="ce348" office:value-type="float" office:value="31.3839761061012" calcext:value-type="float">
            <text:p>31.4</text:p>
          </table:table-cell>
          <table:table-cell table:style-name="ce348"/>
          <table:table-cell table:style-name="ce363" office:value-type="percentage" office:value="0.795494988213288" calcext:value-type="percentage">
            <text:p>80%</text:p>
          </table:table-cell>
          <table:table-cell table:style-name="ce363" office:value-type="percentage" office:value="0.952553954699675" calcext:value-type="percentage">
            <text:p>95%</text:p>
          </table:table-cell>
          <table:table-cell table:style-name="ce363" office:value-type="percentage" office:value="0.957401987183126" calcext:value-type="percentage">
            <text:p>96%</text:p>
          </table:table-cell>
          <table:table-cell table:style-name="ce363" office:value-type="percentage" office:value="0.896298144535166" calcext:value-type="percentage">
            <text:p>90%</text:p>
          </table:table-cell>
          <table:table-cell table:style-name="ce363" office:value-type="percentage" office:value="0.597959446584312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40]/[.L40]" office:value-type="float" office:value="60.773969886" calcext:value-type="float">
            <text:p>60.8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1/12</text:p>
          </table:table-cell>
          <table:covered-table-cell table:style-name="ce741"/>
          <table:table-cell/>
          <table:table-cell table:style-name="ce348" office:value-type="float" office:value="74.7390475011276" calcext:value-type="float">
            <text:p>74.7</text:p>
          </table:table-cell>
          <table:table-cell table:style-name="ce348" office:value-type="float" office:value="51.741004445842" calcext:value-type="float">
            <text:p>51.7</text:p>
          </table:table-cell>
          <table:table-cell table:style-name="ce352" office:value-type="float" office:value="48.4849317431481" calcext:value-type="float">
            <text:p>48.5</text:p>
          </table:table-cell>
          <table:table-cell table:style-name="ce352" office:value-type="float" office:value="3.25607270269388" calcext:value-type="float">
            <text:p>3.3</text:p>
          </table:table-cell>
          <table:table-cell table:style-name="ce348" office:value-type="float" office:value="22.9980430552856" calcext:value-type="float">
            <text:p>23.0</text:p>
          </table:table-cell>
          <table:table-cell table:style-name="ce348"/>
          <table:table-cell table:style-name="ce363" office:value-type="percentage" office:value="0.768565769995181" calcext:value-type="percentage">
            <text:p>77%</text:p>
          </table:table-cell>
          <table:table-cell table:style-name="ce363" office:value-type="percentage" office:value="0.943322848999227" calcext:value-type="percentage">
            <text:p>94%</text:p>
          </table:table-cell>
          <table:table-cell table:style-name="ce363" office:value-type="percentage" office:value="0.949438176223682" calcext:value-type="percentage">
            <text:p>95%</text:p>
          </table:table-cell>
          <table:table-cell table:style-name="ce363" office:value-type="percentage" office:value="0.860766398791855" calcext:value-type="percentage">
            <text:p>86%</text:p>
          </table:table-cell>
          <table:table-cell table:style-name="ce363" office:value-type="percentage" office:value="0.542469381170401" calcext:value-type="percentage">
            <text:p>54%</text:p>
          </table:table-cell>
          <table:table-cell/>
          <table:table-cell table:style-name="ce348" table:number-columns-repeated="2"/>
          <table:table-cell table:style-name="ce352" table:formula="of:=[.F41]/[.L41]" office:value-type="float" office:value="51.066970928" calcext:value-type="float">
            <text:p>51.1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2/13</text:p>
            <draw:custom-shape table:end-cell-address="'Table 1.1'.A43" table:end-x="0.3268in" table:end-y="0.0598in" draw:z-index="2" draw:name="TextBox 3" draw:style-name="gr1" draw:text-style-name="P1" svg:width="0.2016in" svg:height="0.289in" svg:x="0.1252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741"/>
          <table:table-cell/>
          <table:table-cell table:style-name="ce348" office:value-type="float" office:value="60.7315790623768" calcext:value-type="float">
            <text:p>60.7</text:p>
          </table:table-cell>
          <table:table-cell table:style-name="ce348" office:value-type="float" office:value="43.5025779951543" calcext:value-type="float">
            <text:p>43.5</text:p>
          </table:table-cell>
          <table:table-cell table:style-name="ce352" office:value-type="float" office:value="41.3493869008053" calcext:value-type="float">
            <text:p>41.3</text:p>
          </table:table-cell>
          <table:table-cell table:style-name="ce352" office:value-type="float" office:value="2.15319109434896" calcext:value-type="float">
            <text:p>2.2</text:p>
          </table:table-cell>
          <table:table-cell table:style-name="ce348" office:value-type="float" office:value="17.2290010672225" calcext:value-type="float">
            <text:p>17.2</text:p>
          </table:table-cell>
          <table:table-cell table:style-name="ce348"/>
          <table:table-cell table:style-name="ce363" office:value-type="percentage" office:value="0.737423350275541" calcext:value-type="percentage">
            <text:p>74%</text:p>
          </table:table-cell>
          <table:table-cell table:style-name="ce363" office:value-type="percentage" office:value="0.934277010537019" calcext:value-type="percentage">
            <text:p>93%</text:p>
          </table:table-cell>
          <table:table-cell table:style-name="ce363" office:value-type="percentage" office:value="0.941090304956198" calcext:value-type="percentage">
            <text:p>94%</text:p>
          </table:table-cell>
          <table:table-cell table:style-name="ce363" office:value-type="percentage" office:value="0.820238276299754" calcext:value-type="percentage">
            <text:p>82%</text:p>
          </table:table-cell>
          <table:table-cell table:style-name="ce363" office:value-type="percentage" office:value="0.481342563687416" calcext:value-type="percentage">
            <text:p>48%</text:p>
          </table:table-cell>
          <table:table-cell/>
          <table:table-cell table:style-name="ce348" table:number-columns-repeated="2"/>
          <table:table-cell table:style-name="ce352" table:formula="of:=[.F42]/[.L42]" office:value-type="float" office:value="43.9377461259999" calcext:value-type="float">
            <text:p>43.9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3/14</text:p>
            <draw:custom-shape table:end-cell-address="'Table 1.1'.A44" table:end-x="0.3268in" table:end-y="0.0598in" draw:z-index="12" draw:name="TextBox 13" draw:style-name="gr1" draw:text-style-name="P1" svg:width="0.2016in" svg:height="0.289in" svg:x="0.1252in" svg:y="0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741"/>
          <table:table-cell/>
          <table:table-cell table:style-name="ce348" office:value-type="float" office:value="60.4521989888555" calcext:value-type="float">
            <text:p>60.5</text:p>
          </table:table-cell>
          <table:table-cell table:style-name="ce348" office:value-type="float" office:value="42.1339603379279" calcext:value-type="float">
            <text:p>42.1</text:p>
          </table:table-cell>
          <table:table-cell table:style-name="ce352" office:value-type="float" office:value="39.9288203401518" calcext:value-type="float">
            <text:p>39.9</text:p>
          </table:table-cell>
          <table:table-cell table:style-name="ce352" office:value-type="float" office:value="2.20513999777608" calcext:value-type="float">
            <text:p>2.2</text:p>
          </table:table-cell>
          <table:table-cell table:style-name="ce348" office:value-type="float" office:value="18.3182386509276" calcext:value-type="float">
            <text:p>18.3</text:p>
          </table:table-cell>
          <table:table-cell table:style-name="ce348"/>
          <table:table-cell table:style-name="ce363" office:value-type="percentage" office:value="0.751083713770251" calcext:value-type="percentage">
            <text:p>75%</text:p>
          </table:table-cell>
          <table:table-cell table:style-name="ce363" office:value-type="percentage" office:value="0.936896448942001" calcext:value-type="percentage">
            <text:p>94%</text:p>
          </table:table-cell>
          <table:table-cell table:style-name="ce363" office:value-type="percentage" office:value="0.943288941273635" calcext:value-type="percentage">
            <text:p>94%</text:p>
          </table:table-cell>
          <table:table-cell table:style-name="ce363" office:value-type="percentage" office:value="0.834496381344827" calcext:value-type="percentage">
            <text:p>83%</text:p>
          </table:table-cell>
          <table:table-cell table:style-name="ce363" office:value-type="percentage" office:value="0.515791843128554" calcext:value-type="percentage">
            <text:p>52%</text:p>
          </table:table-cell>
          <table:table-cell/>
          <table:table-cell table:style-name="ce348" table:number-columns-repeated="2"/>
          <table:table-cell table:style-name="ce352" table:formula="of:=[.F43]/[.L43]" office:value-type="float" office:value="42.329363351" calcext:value-type="float">
            <text:p>42.3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4/15</text:p>
          </table:table-cell>
          <table:covered-table-cell table:style-name="ce741"/>
          <table:table-cell/>
          <table:table-cell table:style-name="ce348" office:value-type="float" office:value="59.7886927414065" calcext:value-type="float">
            <text:p>59.8</text:p>
          </table:table-cell>
          <table:table-cell table:style-name="ce348" office:value-type="float" office:value="40.6556454116629" calcext:value-type="float">
            <text:p>40.7</text:p>
          </table:table-cell>
          <table:table-cell table:style-name="ce352" office:value-type="float" office:value="38.4120619912072" calcext:value-type="float">
            <text:p>38.4</text:p>
          </table:table-cell>
          <table:table-cell table:style-name="ce352" office:value-type="float" office:value="2.24358342045573" calcext:value-type="float">
            <text:p>2.2</text:p>
          </table:table-cell>
          <table:table-cell table:style-name="ce348" office:value-type="float" office:value="19.1330473297436" calcext:value-type="float">
            <text:p>19.1</text:p>
          </table:table-cell>
          <table:table-cell table:style-name="ce348"/>
          <table:table-cell table:style-name="ce363" office:value-type="percentage" office:value="0.755788081927078" calcext:value-type="percentage">
            <text:p>76%</text:p>
          </table:table-cell>
          <table:table-cell table:style-name="ce363" office:value-type="percentage" office:value="0.937616619342235" calcext:value-type="percentage">
            <text:p>94%</text:p>
          </table:table-cell>
          <table:table-cell table:style-name="ce363" office:value-type="percentage" office:value="0.945222696334029" calcext:value-type="percentage">
            <text:p>95%</text:p>
          </table:table-cell>
          <table:table-cell table:style-name="ce363" office:value-type="percentage" office:value="0.824083356763486" calcext:value-type="percentage">
            <text:p>82%</text:p>
          </table:table-cell>
          <table:table-cell table:style-name="ce363" office:value-type="percentage" office:value="0.535233260398755" calcext:value-type="percentage">
            <text:p>54%</text:p>
          </table:table-cell>
          <table:table-cell/>
          <table:table-cell table:style-name="ce348" table:number-columns-repeated="2"/>
          <table:table-cell table:style-name="ce352" table:formula="of:=[.F44]/[.L44]" office:value-type="float" office:value="40.638107972" calcext:value-type="float">
            <text:p>40.6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5/16</text:p>
          </table:table-cell>
          <table:covered-table-cell table:style-name="ce741"/>
          <table:table-cell table:style-name="ce343"/>
          <table:table-cell table:style-name="ce348" office:value-type="float" office:value="72.812758617892" calcext:value-type="float">
            <text:p>72.8</text:p>
          </table:table-cell>
          <table:table-cell table:style-name="ce348" office:value-type="float" office:value="49.1666711453153" calcext:value-type="float">
            <text:p>49.2</text:p>
          </table:table-cell>
          <table:table-cell table:style-name="ce352" office:value-type="float" office:value="46.4406403527265" calcext:value-type="float">
            <text:p>46.4</text:p>
          </table:table-cell>
          <table:table-cell table:style-name="ce352" office:value-type="float" office:value="2.7260307925888" calcext:value-type="float">
            <text:p>2.7</text:p>
          </table:table-cell>
          <table:table-cell table:style-name="ce348" office:value-type="float" office:value="23.6460874725767" calcext:value-type="float">
            <text:p>23.6</text:p>
          </table:table-cell>
          <table:table-cell table:style-name="ce348"/>
          <table:table-cell table:style-name="ce363" office:value-type="percentage" office:value="0.800745644172059" calcext:value-type="percentage">
            <text:p>80%</text:p>
          </table:table-cell>
          <table:table-cell table:style-name="ce363" office:value-type="percentage" office:value="0.952893589918507" calcext:value-type="percentage">
            <text:p>95%</text:p>
          </table:table-cell>
          <table:table-cell table:style-name="ce363" office:value-type="percentage" office:value="0.957515453230548" calcext:value-type="percentage">
            <text:p>96%</text:p>
          </table:table-cell>
          <table:table-cell table:style-name="ce363" office:value-type="percentage" office:value="0.880489526165294" calcext:value-type="percentage">
            <text:p>88%</text:p>
          </table:table-cell>
          <table:table-cell table:style-name="ce363" office:value-type="percentage" office:value="0.601162078167569" calcext:value-type="percentage">
            <text:p>60%</text:p>
          </table:table-cell>
          <table:table-cell/>
          <table:table-cell table:style-name="ce348" table:number-columns-repeated="2"/>
          <table:table-cell table:style-name="ce352" table:formula="of:=[.F45]/[.L45]" office:value-type="float" office:value="48.501191491" calcext:value-type="float">
            <text:p>48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6/17</text:p>
          </table:table-cell>
          <table:covered-table-cell table:style-name="ce741"/>
          <table:table-cell table:style-name="ce343"/>
          <table:table-cell table:style-name="ce348" office:value-type="float" office:value="74.9124397479535" calcext:value-type="float">
            <text:p>74.9</text:p>
          </table:table-cell>
          <table:table-cell table:style-name="ce348" office:value-type="float" office:value="48.6415488727066" calcext:value-type="float">
            <text:p>48.6</text:p>
          </table:table-cell>
          <table:table-cell table:style-name="ce352" office:value-type="float" office:value="45.2097183283419" calcext:value-type="float">
            <text:p>45.2</text:p>
          </table:table-cell>
          <table:table-cell table:style-name="ce352" office:value-type="float" office:value="3.43183054436475" calcext:value-type="float">
            <text:p>3.4</text:p>
          </table:table-cell>
          <table:table-cell table:style-name="ce348" office:value-type="float" office:value="26.2708908752469" calcext:value-type="float">
            <text:p>26.3</text:p>
          </table:table-cell>
          <table:table-cell table:style-name="ce348"/>
          <table:table-cell table:style-name="ce363" office:value-type="percentage" office:value="0.817187940209898" calcext:value-type="percentage">
            <text:p>82%</text:p>
          </table:table-cell>
          <table:table-cell table:style-name="ce363" office:value-type="percentage" office:value="0.947802173804868" calcext:value-type="percentage">
            <text:p>95%</text:p>
          </table:table-cell>
          <table:table-cell table:style-name="ce363" office:value-type="percentage" office:value="0.951146773817018" calcext:value-type="percentage">
            <text:p>95%</text:p>
          </table:table-cell>
          <table:table-cell table:style-name="ce363" office:value-type="percentage" office:value="0.905840357382421" calcext:value-type="percentage">
            <text:p>91%</text:p>
          </table:table-cell>
          <table:table-cell table:style-name="ce363" office:value-type="percentage" office:value="0.651064956974589" calcext:value-type="percentage">
            <text:p>65%</text:p>
          </table:table-cell>
          <table:table-cell/>
          <table:table-cell table:style-name="ce348" table:number-columns-repeated="2"/>
          <table:table-cell table:style-name="ce352" table:formula="of:=[.F46]/[.L46]" office:value-type="float" office:value="47.53180011" calcext:value-type="float">
            <text:p>47.5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7/18</text:p>
          </table:table-cell>
          <table:covered-table-cell table:style-name="ce741"/>
          <table:table-cell table:style-name="ce343"/>
          <table:table-cell table:style-name="ce348" office:value-type="float" office:value="74.0859691020652" calcext:value-type="float">
            <text:p>74.1</text:p>
          </table:table-cell>
          <table:table-cell table:style-name="ce348" office:value-type="float" office:value="49.5102587174924" calcext:value-type="float">
            <text:p>49.5</text:p>
          </table:table-cell>
          <table:table-cell table:style-name="ce352" office:value-type="float" office:value="45.8259406744705" calcext:value-type="float">
            <text:p>45.8</text:p>
          </table:table-cell>
          <table:table-cell table:style-name="ce352" office:value-type="float" office:value="3.68431804302184" calcext:value-type="float">
            <text:p>3.7</text:p>
          </table:table-cell>
          <table:table-cell table:style-name="ce348" office:value-type="float" office:value="24.5757103845729" calcext:value-type="float">
            <text:p>24.6</text:p>
          </table:table-cell>
          <table:table-cell table:style-name="ce348"/>
          <table:table-cell table:style-name="ce363" office:value-type="percentage" office:value="0.8130078874008" calcext:value-type="percentage">
            <text:p>81%</text:p>
          </table:table-cell>
          <table:table-cell table:style-name="ce363" office:value-type="percentage" office:value="0.959429680078166" calcext:value-type="percentage">
            <text:p>96%</text:p>
          </table:table-cell>
          <table:table-cell table:style-name="ce363" office:value-type="percentage" office:value="0.962411135506654" calcext:value-type="percentage">
            <text:p>96%</text:p>
          </table:table-cell>
          <table:table-cell table:style-name="ce363" office:value-type="percentage" office:value="0.923832531699927" calcext:value-type="percentage">
            <text:p>92%</text:p>
          </table:table-cell>
          <table:table-cell table:style-name="ce363" office:value-type="percentage" office:value="0.62182471449957" calcext:value-type="percentage">
            <text:p>62%</text:p>
          </table:table-cell>
          <table:table-cell/>
          <table:table-cell table:style-name="ce348" table:number-columns-repeated="2"/>
          <table:table-cell table:style-name="ce352" table:formula="of:=[.F47]/[.L47]" office:value-type="float" office:value="47.615763143" calcext:value-type="float">
            <text:p>47.6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7">
          <table:table-cell table:style-name="ce741" office:value-type="string" calcext:value-type="string" table:number-columns-spanned="2" table:number-rows-spanned="1">
            <text:p>2018/19</text:p>
          </table:table-cell>
          <table:covered-table-cell table:style-name="ce741"/>
          <table:table-cell table:style-name="ce343" office:value-type="string" calcext:value-type="string">
            <text:p>p</text:p>
          </table:table-cell>
          <table:table-cell table:style-name="ce348" office:value-type="float" office:value="78.1380666104966" calcext:value-type="float">
            <text:p>78.1</text:p>
          </table:table-cell>
          <table:table-cell table:style-name="ce348" office:value-type="float" office:value="54.2281286489889" calcext:value-type="float">
            <text:p>54.2</text:p>
          </table:table-cell>
          <table:table-cell table:style-name="ce352" office:value-type="float" office:value="50.7637080474807" calcext:value-type="float">
            <text:p>50.8</text:p>
          </table:table-cell>
          <table:table-cell table:style-name="ce352" office:value-type="float" office:value="3.46442060150818" calcext:value-type="float">
            <text:p>3.5</text:p>
          </table:table-cell>
          <table:table-cell table:style-name="ce348" office:value-type="float" office:value="23.9099379615077" calcext:value-type="float">
            <text:p>23.9</text:p>
          </table:table-cell>
          <table:table-cell table:style-name="ce348"/>
          <table:table-cell table:style-name="ce363" office:value-type="percentage" office:value="0.822067106421786" calcext:value-type="percentage">
            <text:p>82%</text:p>
          </table:table-cell>
          <table:table-cell table:style-name="ce363" office:value-type="percentage" office:value="0.952104859689765" calcext:value-type="percentage">
            <text:p>95%</text:p>
          </table:table-cell>
          <table:table-cell table:style-name="ce363" office:value-type="percentage" office:value="0.953914444463109" calcext:value-type="percentage">
            <text:p>95%</text:p>
          </table:table-cell>
          <table:table-cell table:style-name="ce363" office:value-type="percentage" office:value="0.926355299025675" calcext:value-type="percentage">
            <text:p>93%</text:p>
          </table:table-cell>
          <table:table-cell table:style-name="ce363" office:value-type="percentage" office:value="0.62764524839086" calcext:value-type="percentage">
            <text:p>63%</text:p>
          </table:table-cell>
          <table:table-cell/>
          <table:table-cell table:style-name="ce348" table:number-columns-repeated="2"/>
          <table:table-cell table:style-name="ce352" table:formula="of:=[.F48]/[.L48]" office:value-type="float" office:value="53.216206487" calcext:value-type="float">
            <text:p>53.2</text:p>
          </table:table-cell>
          <table:table-cell table:style-name="ce352"/>
          <table:table-cell table:style-name="ce348"/>
          <table:table-cell table:number-columns-repeated="1004"/>
        </table:table-row>
        <table:table-row table:style-name="ro29">
          <table:table-cell table:style-name="ce742" office:value-type="string" calcext:value-type="string" table:number-columns-spanned="2" table:number-rows-spanned="1">
            <text:p>Quarterly</text:p>
          </table:table-cell>
          <table:covered-table-cell table:style-name="ce742"/>
          <table:table-cell table:style-name="ce344"/>
          <table:table-cell table:style-name="ce348"/>
          <table:table-cell table:style-name="ce349" table:number-columns-repeated="4"/>
          <table:table-cell table:style-name="ce741"/>
          <table:table-cell table:style-name="ce363" table:number-columns-repeated="5"/>
          <table:table-cell/>
          <table:table-cell table:style-name="ce369" table:number-columns-repeated="5"/>
          <table:table-cell table:number-columns-repeated="1004"/>
        </table:table-row>
        <table:table-row table:style-name="ro27">
          <table:table-cell table:style-name="ce741" office:value-type="float" office:value="1998" calcext:value-type="float">
            <text:p>1998</text:p>
          </table:table-cell>
          <table:table-cell table:style-name="ce741" office:value-type="float" office:value="1" calcext:value-type="float">
            <text:p>1</text:p>
          </table:table-cell>
          <table:table-cell table:style-name="ce332"/>
          <table:table-cell table:style-name="ce348" office:value-type="float" office:value="44.4361295158058" calcext:value-type="float">
            <text:p>44.4</text:p>
          </table:table-cell>
          <table:table-cell table:style-name="ce348" office:value-type="float" office:value="33.0986633498836" calcext:value-type="float">
            <text:p>33.1</text:p>
          </table:table-cell>
          <table:table-cell table:style-name="ce352" office:value-type="float" office:value="30.8067260589894" calcext:value-type="float">
            <text:p>30.8</text:p>
          </table:table-cell>
          <table:table-cell table:style-name="ce352" office:value-type="float" office:value="2.29193729089428" calcext:value-type="float">
            <text:p>2.3</text:p>
          </table:table-cell>
          <table:table-cell table:style-name="ce348" office:value-type="float" office:value="11.3374661659222" calcext:value-type="float">
            <text:p>11.3</text:p>
          </table:table-cell>
          <table:table-cell table:style-name="ce741"/>
          <table:table-cell table:style-name="ce363" office:value-type="percentage" office:value="0.706815045741492" calcext:value-type="percentage">
            <text:p>71%</text:p>
          </table:table-cell>
          <table:table-cell table:style-name="ce363" office:value-type="percentage" office:value="0.910764371948418" calcext:value-type="percentage">
            <text:p>91%</text:p>
          </table:table-cell>
          <table:table-cell table:style-name="ce363" office:value-type="percentage" office:value="0.913917513403908" calcext:value-type="percentage">
            <text:p>91%</text:p>
          </table:table-cell>
          <table:table-cell table:style-name="ce363" office:value-type="percentage" office:value="0.870400004137281" calcext:value-type="percentage">
            <text:p>87%</text:p>
          </table:table-cell>
          <table:table-cell table:style-name="ce363" office:value-type="percentage" office:value="0.427401780565098" calcext:value-type="percentage">
            <text:p>4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27">
          <table:table-cell table:style-name="ce741"/>
          <table:table-cell table:style-name="ce741" office:value-type="float" office:value="2" calcext:value-type="float">
            <text:p>2</text:p>
          </table:table-cell>
          <table:table-cell table:style-name="ce332"/>
          <table:table-cell table:style-name="ce348" office:value-type="float" office:value="42.1541822642208" calcext:value-type="float">
            <text:p>42.2</text:p>
          </table:table-cell>
          <table:table-cell table:style-name="ce348" office:value-type="float" office:value="31.7161866876556" calcext:value-type="float">
            <text:p>31.7</text:p>
          </table:table-cell>
          <table:table-cell table:style-name="ce352" office:value-type="float" office:value="29.6883377134438" calcext:value-type="float">
            <text:p>29.7</text:p>
          </table:table-cell>
          <table:table-cell table:style-name="ce352" office:value-type="float" office:value="2.02784897421174" calcext:value-type="float">
            <text:p>2.0</text:p>
          </table:table-cell>
          <table:table-cell table:style-name="ce348" office:value-type="float" office:value="10.4379955765652" calcext:value-type="float">
            <text:p>10.4</text:p>
          </table:table-cell>
          <table:table-cell table:style-name="ce741"/>
          <table:table-cell table:style-name="ce363" office:value-type="percentage" office:value="0.774835316608239" calcext:value-type="percentage">
            <text:p>77%</text:p>
          </table:table-cell>
          <table:table-cell table:style-name="ce363" office:value-type="percentage" office:value="0.908441682715099" calcext:value-type="percentage">
            <text:p>91%</text:p>
          </table:table-cell>
          <table:table-cell table:style-name="ce363" office:value-type="percentage" office:value="0.909787188656481" calcext:value-type="percentage">
            <text:p>91%</text:p>
          </table:table-cell>
          <table:table-cell table:style-name="ce363" office:value-type="percentage" office:value="0.889189047519794" calcext:value-type="percentage">
            <text:p>89%</text:p>
          </table:table-cell>
          <table:table-cell table:style-name="ce363" office:value-type="percentage" office:value="0.535520321484769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27">
          <table:table-cell table:style-name="ce741"/>
          <table:table-cell table:style-name="ce741" office:value-type="float" office:value="3" calcext:value-type="float">
            <text:p>3</text:p>
          </table:table-cell>
          <table:table-cell table:style-name="ce332"/>
          <table:table-cell table:style-name="ce348" office:value-type="float" office:value="42.9053621219399" calcext:value-type="float">
            <text:p>42.9</text:p>
          </table:table-cell>
          <table:table-cell table:style-name="ce348" office:value-type="float" office:value="32.6691255233173" calcext:value-type="float">
            <text:p>32.7</text:p>
          </table:table-cell>
          <table:table-cell table:style-name="ce352" office:value-type="float" office:value="30.662143291146" calcext:value-type="float">
            <text:p>30.7</text:p>
          </table:table-cell>
          <table:table-cell table:style-name="ce352" office:value-type="float" office:value="2.00698223217134" calcext:value-type="float">
            <text:p>2.0</text:p>
          </table:table-cell>
          <table:table-cell table:style-name="ce348" office:value-type="float" office:value="10.2362365986226" calcext:value-type="float">
            <text:p>10.2</text:p>
          </table:table-cell>
          <table:table-cell table:style-name="ce741"/>
          <table:table-cell table:style-name="ce363" office:value-type="percentage" office:value="0.827250483874841" calcext:value-type="percentage">
            <text:p>83%</text:p>
          </table:table-cell>
          <table:table-cell table:style-name="ce363" office:value-type="percentage" office:value="0.915623834317101" calcext:value-type="percentage">
            <text:p>92%</text:p>
          </table:table-cell>
          <table:table-cell table:style-name="ce363" office:value-type="percentage" office:value="0.916207993751416" calcext:value-type="percentage">
            <text:p>92%</text:p>
          </table:table-cell>
          <table:table-cell table:style-name="ce363" office:value-type="percentage" office:value="0.90679093118419" calcext:value-type="percentage">
            <text:p>91%</text:p>
          </table:table-cell>
          <table:table-cell table:style-name="ce363" office:value-type="percentage" office:value="0.632437108958863" calcext:value-type="percentage">
            <text:p>6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27">
          <table:table-cell table:style-name="ce741"/>
          <table:table-cell table:style-name="ce741" office:value-type="float" office:value="4" calcext:value-type="float">
            <text:p>4</text:p>
          </table:table-cell>
          <table:table-cell table:style-name="ce332"/>
          <table:table-cell table:style-name="ce348" office:value-type="float" office:value="47.1356312499925" calcext:value-type="float">
            <text:p>47.1</text:p>
          </table:table-cell>
          <table:table-cell table:style-name="ce348" office:value-type="float" office:value="34.9311537894687" calcext:value-type="float">
            <text:p>34.9</text:p>
          </table:table-cell>
          <table:table-cell table:style-name="ce352" office:value-type="float" office:value="32.6412559249649" calcext:value-type="float">
            <text:p>32.6</text:p>
          </table:table-cell>
          <table:table-cell table:style-name="ce352" office:value-type="float" office:value="2.2898978645038" calcext:value-type="float">
            <text:p>2.3</text:p>
          </table:table-cell>
          <table:table-cell table:style-name="ce348" office:value-type="float" office:value="12.2044774605237" calcext:value-type="float">
            <text:p>12.2</text:p>
          </table:table-cell>
          <table:table-cell table:style-name="ce741"/>
          <table:table-cell table:style-name="ce363" office:value-type="percentage" office:value="0.711629784840923" calcext:value-type="percentage">
            <text:p>71%</text:p>
          </table:table-cell>
          <table:table-cell table:style-name="ce363" office:value-type="percentage" office:value="0.912174386970243" calcext:value-type="percentage">
            <text:p>91%</text:p>
          </table:table-cell>
          <table:table-cell table:style-name="ce363" office:value-type="percentage" office:value="0.915226858532351" calcext:value-type="percentage">
            <text:p>92%</text:p>
          </table:table-cell>
          <table:table-cell table:style-name="ce363" office:value-type="percentage" office:value="0.87077630489322" calcext:value-type="percentage">
            <text:p>87%</text:p>
          </table:table-cell>
          <table:table-cell table:style-name="ce363" office:value-type="percentage" office:value="0.436782257875177" calcext:value-type="percentage">
            <text:p>4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1999" calcext:value-type="float">
            <text:p>1999</text:p>
          </table:table-cell>
          <table:table-cell table:style-name="ce741" office:value-type="float" office:value="1" calcext:value-type="float">
            <text:p>1</text:p>
          </table:table-cell>
          <table:table-cell table:style-name="ce332"/>
          <table:table-cell table:style-name="ce348" office:value-type="float" office:value="47.3773224800932" calcext:value-type="float">
            <text:p>47.4</text:p>
          </table:table-cell>
          <table:table-cell table:style-name="ce348" office:value-type="float" office:value="34.3222782300733" calcext:value-type="float">
            <text:p>34.3</text:p>
          </table:table-cell>
          <table:table-cell table:style-name="ce352" office:value-type="float" office:value="31.9262313940085" calcext:value-type="float">
            <text:p>31.9</text:p>
          </table:table-cell>
          <table:table-cell table:style-name="ce352" office:value-type="float" office:value="2.39604683606477" calcext:value-type="float">
            <text:p>2.4</text:p>
          </table:table-cell>
          <table:table-cell table:style-name="ce348" office:value-type="float" office:value="13.0550442500198" calcext:value-type="float">
            <text:p>13.1</text:p>
          </table:table-cell>
          <table:table-cell table:style-name="ce741"/>
          <table:table-cell table:style-name="ce363" office:value-type="percentage" office:value="0.705689172670159" calcext:value-type="percentage">
            <text:p>71%</text:p>
          </table:table-cell>
          <table:table-cell table:style-name="ce363" office:value-type="percentage" office:value="0.911472640932826" calcext:value-type="percentage">
            <text:p>91%</text:p>
          </table:table-cell>
          <table:table-cell table:style-name="ce363" office:value-type="percentage" office:value="0.914070654484608" calcext:value-type="percentage">
            <text:p>91%</text:p>
          </table:table-cell>
          <table:table-cell table:style-name="ce363" office:value-type="percentage" office:value="0.878213272660382" calcext:value-type="percentage">
            <text:p>88%</text:p>
          </table:table-cell>
          <table:table-cell table:style-name="ce363" office:value-type="percentage" office:value="0.442838164680117" calcext:value-type="percentage">
            <text:p>4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 table:style-name="ce332"/>
          <table:table-cell table:style-name="ce348" office:value-type="float" office:value="44.3700626129673" calcext:value-type="float">
            <text:p>44.4</text:p>
          </table:table-cell>
          <table:table-cell table:style-name="ce348" office:value-type="float" office:value="33.1448090667668" calcext:value-type="float">
            <text:p>33.1</text:p>
          </table:table-cell>
          <table:table-cell table:style-name="ce352" office:value-type="float" office:value="31.0425869532915" calcext:value-type="float">
            <text:p>31.0</text:p>
          </table:table-cell>
          <table:table-cell table:style-name="ce352" office:value-type="float" office:value="2.10222211347535" calcext:value-type="float">
            <text:p>2.1</text:p>
          </table:table-cell>
          <table:table-cell table:style-name="ce348" office:value-type="float" office:value="11.2252535462005" calcext:value-type="float">
            <text:p>11.2</text:p>
          </table:table-cell>
          <table:table-cell table:style-name="ce741"/>
          <table:table-cell table:style-name="ce363" office:value-type="percentage" office:value="0.774217127877555" calcext:value-type="percentage">
            <text:p>77%</text:p>
          </table:table-cell>
          <table:table-cell table:style-name="ce363" office:value-type="percentage" office:value="0.915847237710063" calcext:value-type="percentage">
            <text:p>92%</text:p>
          </table:table-cell>
          <table:table-cell table:style-name="ce363" office:value-type="percentage" office:value="0.917235335312741" calcext:value-type="percentage">
            <text:p>92%</text:p>
          </table:table-cell>
          <table:table-cell table:style-name="ce363" office:value-type="percentage" office:value="0.8958281970594" calcext:value-type="percentage">
            <text:p>90%</text:p>
          </table:table-cell>
          <table:table-cell table:style-name="ce363" office:value-type="percentage" office:value="0.531517357277027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 table:style-name="ce344"/>
          <table:table-cell table:style-name="ce348" office:value-type="float" office:value="45.3658966526402" calcext:value-type="float">
            <text:p>45.4</text:p>
          </table:table-cell>
          <table:table-cell table:style-name="ce348" office:value-type="float" office:value="34.2915772654917" calcext:value-type="float">
            <text:p>34.3</text:p>
          </table:table-cell>
          <table:table-cell table:style-name="ce352" office:value-type="float" office:value="32.1576380810107" calcext:value-type="float">
            <text:p>32.2</text:p>
          </table:table-cell>
          <table:table-cell table:style-name="ce352" office:value-type="float" office:value="2.13393918448094" calcext:value-type="float">
            <text:p>2.1</text:p>
          </table:table-cell>
          <table:table-cell table:style-name="ce348" office:value-type="float" office:value="11.0743193871486" calcext:value-type="float">
            <text:p>11.1</text:p>
          </table:table-cell>
          <table:table-cell table:style-name="ce741"/>
          <table:table-cell table:style-name="ce363" office:value-type="percentage" office:value="0.808480005736843" calcext:value-type="percentage">
            <text:p>81%</text:p>
          </table:table-cell>
          <table:table-cell table:style-name="ce363" office:value-type="percentage" office:value="0.912959404650416" calcext:value-type="percentage">
            <text:p>91%</text:p>
          </table:table-cell>
          <table:table-cell table:style-name="ce363" office:value-type="percentage" office:value="0.914103692363247" calcext:value-type="percentage">
            <text:p>91%</text:p>
          </table:table-cell>
          <table:table-cell table:style-name="ce363" office:value-type="percentage" office:value="0.896055891496439" calcext:value-type="percentage">
            <text:p>90%</text:p>
          </table:table-cell>
          <table:table-cell table:style-name="ce363" office:value-type="percentage" office:value="0.59694439307615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48.1306257492118" calcext:value-type="float">
            <text:p>48.1</text:p>
          </table:table-cell>
          <table:table-cell table:style-name="ce348" office:value-type="float" office:value="35.1144778941834" calcext:value-type="float">
            <text:p>35.1</text:p>
          </table:table-cell>
          <table:table-cell table:style-name="ce352" office:value-type="float" office:value="32.6516555672361" calcext:value-type="float">
            <text:p>32.7</text:p>
          </table:table-cell>
          <table:table-cell table:style-name="ce352" office:value-type="float" office:value="2.46282232694731" calcext:value-type="float">
            <text:p>2.5</text:p>
          </table:table-cell>
          <table:table-cell table:style-name="ce348" office:value-type="float" office:value="13.0161478550285" calcext:value-type="float">
            <text:p>13.0</text:p>
          </table:table-cell>
          <table:table-cell table:style-name="ce741"/>
          <table:table-cell table:style-name="ce363" office:value-type="percentage" office:value="0.701407136474803" calcext:value-type="percentage">
            <text:p>70%</text:p>
          </table:table-cell>
          <table:table-cell table:style-name="ce363" office:value-type="percentage" office:value="0.907246579262151" calcext:value-type="percentage">
            <text:p>91%</text:p>
          </table:table-cell>
          <table:table-cell table:style-name="ce363" office:value-type="percentage" office:value="0.909263393191931" calcext:value-type="percentage">
            <text:p>91%</text:p>
          </table:table-cell>
          <table:table-cell table:style-name="ce363" office:value-type="percentage" office:value="0.881329471002172" calcext:value-type="percentage">
            <text:p>88%</text:p>
          </table:table-cell>
          <table:table-cell table:style-name="ce363" office:value-type="percentage" office:value="0.435094948979449" calcext:value-type="percentage">
            <text:p>4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0" calcext:value-type="float">
            <text:p>2000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47.9381572551554" calcext:value-type="float">
            <text:p>47.9</text:p>
          </table:table-cell>
          <table:table-cell table:style-name="ce348" office:value-type="float" office:value="34.041792407847" calcext:value-type="float">
            <text:p>34.0</text:p>
          </table:table-cell>
          <table:table-cell table:style-name="ce352" office:value-type="float" office:value="31.5604448322624" calcext:value-type="float">
            <text:p>31.6</text:p>
          </table:table-cell>
          <table:table-cell table:style-name="ce352" office:value-type="float" office:value="2.48134757558461" calcext:value-type="float">
            <text:p>2.5</text:p>
          </table:table-cell>
          <table:table-cell table:style-name="ce348" office:value-type="float" office:value="13.8963648473084" calcext:value-type="float">
            <text:p>13.9</text:p>
          </table:table-cell>
          <table:table-cell table:style-name="ce741"/>
          <table:table-cell table:style-name="ce363" office:value-type="percentage" office:value="0.686133360983882" calcext:value-type="percentage">
            <text:p>69%</text:p>
          </table:table-cell>
          <table:table-cell table:style-name="ce363" office:value-type="percentage" office:value="0.908279859741574" calcext:value-type="percentage">
            <text:p>91%</text:p>
          </table:table-cell>
          <table:table-cell table:style-name="ce363" office:value-type="percentage" office:value="0.90970408469656" calcext:value-type="percentage">
            <text:p>91%</text:p>
          </table:table-cell>
          <table:table-cell table:style-name="ce363" office:value-type="percentage" office:value="0.890546518556596" calcext:value-type="percentage">
            <text:p>89%</text:p>
          </table:table-cell>
          <table:table-cell table:style-name="ce363" office:value-type="percentage" office:value="0.429062978833397" calcext:value-type="percentage">
            <text:p>4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42.655690175159" calcext:value-type="float">
            <text:p>42.7</text:p>
          </table:table-cell>
          <table:table-cell table:style-name="ce348" office:value-type="float" office:value="30.8070618869964" calcext:value-type="float">
            <text:p>30.8</text:p>
          </table:table-cell>
          <table:table-cell table:style-name="ce352" office:value-type="float" office:value="28.6687312734175" calcext:value-type="float">
            <text:p>28.7</text:p>
          </table:table-cell>
          <table:table-cell table:style-name="ce352" office:value-type="float" office:value="2.13833061357893" calcext:value-type="float">
            <text:p>2.1</text:p>
          </table:table-cell>
          <table:table-cell table:style-name="ce348" office:value-type="float" office:value="11.8486282881626" calcext:value-type="float">
            <text:p>11.8</text:p>
          </table:table-cell>
          <table:table-cell table:style-name="ce741"/>
          <table:table-cell table:style-name="ce363" office:value-type="percentage" office:value="0.721546538820157" calcext:value-type="percentage">
            <text:p>72%</text:p>
          </table:table-cell>
          <table:table-cell table:style-name="ce363" office:value-type="percentage" office:value="0.913326339009364" calcext:value-type="percentage">
            <text:p>91%</text:p>
          </table:table-cell>
          <table:table-cell table:style-name="ce363" office:value-type="percentage" office:value="0.914159967691165" calcext:value-type="percentage">
            <text:p>91%</text:p>
          </table:table-cell>
          <table:table-cell table:style-name="ce363" office:value-type="percentage" office:value="0.902294889858947" calcext:value-type="percentage">
            <text:p>90%</text:p>
          </table:table-cell>
          <table:table-cell table:style-name="ce363" office:value-type="percentage" office:value="0.46673106647834" calcext:value-type="percentage">
            <text:p>4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41.4861677807001" calcext:value-type="float">
            <text:p>41.5</text:p>
          </table:table-cell>
          <table:table-cell table:style-name="ce348" office:value-type="float" office:value="30.4105839494221" calcext:value-type="float">
            <text:p>30.4</text:p>
          </table:table-cell>
          <table:table-cell table:style-name="ce352" office:value-type="float" office:value="28.4160272874792" calcext:value-type="float">
            <text:p>28.4</text:p>
          </table:table-cell>
          <table:table-cell table:style-name="ce352" office:value-type="float" office:value="1.99455666194283" calcext:value-type="float">
            <text:p>2.0</text:p>
          </table:table-cell>
          <table:table-cell table:style-name="ce348" office:value-type="float" office:value="11.075583831278" calcext:value-type="float">
            <text:p>11.1</text:p>
          </table:table-cell>
          <table:table-cell table:style-name="ce741"/>
          <table:table-cell table:style-name="ce363" office:value-type="percentage" office:value="0.765479230389582" calcext:value-type="percentage">
            <text:p>77%</text:p>
          </table:table-cell>
          <table:table-cell table:style-name="ce363" office:value-type="percentage" office:value="0.912961158902478" calcext:value-type="percentage">
            <text:p>91%</text:p>
          </table:table-cell>
          <table:table-cell table:style-name="ce363" office:value-type="percentage" office:value="0.913118657354022" calcext:value-type="percentage">
            <text:p>91%</text:p>
          </table:table-cell>
          <table:table-cell table:style-name="ce363" office:value-type="percentage" office:value="0.91072319821323" calcext:value-type="percentage">
            <text:p>91%</text:p>
          </table:table-cell>
          <table:table-cell table:style-name="ce363" office:value-type="percentage" office:value="0.530274751791871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43.9213503896466" calcext:value-type="float">
            <text:p>43.9</text:p>
          </table:table-cell>
          <table:table-cell table:style-name="ce348" office:value-type="float" office:value="30.5746451447472" calcext:value-type="float">
            <text:p>30.6</text:p>
          </table:table-cell>
          <table:table-cell table:style-name="ce352" office:value-type="float" office:value="28.4690341254791" calcext:value-type="float">
            <text:p>28.5</text:p>
          </table:table-cell>
          <table:table-cell table:style-name="ce352" office:value-type="float" office:value="2.10561101926807" calcext:value-type="float">
            <text:p>2.1</text:p>
          </table:table-cell>
          <table:table-cell table:style-name="ce348" office:value-type="float" office:value="13.3467052448994" calcext:value-type="float">
            <text:p>13.3</text:p>
          </table:table-cell>
          <table:table-cell table:style-name="ce741"/>
          <table:table-cell table:style-name="ce363" office:value-type="percentage" office:value="0.69256274568893" calcext:value-type="percentage">
            <text:p>69%</text:p>
          </table:table-cell>
          <table:table-cell table:style-name="ce363" office:value-type="percentage" office:value="0.906606810949208" calcext:value-type="percentage">
            <text:p>91%</text:p>
          </table:table-cell>
          <table:table-cell table:style-name="ce363" office:value-type="percentage" office:value="0.90753977880335" calcext:value-type="percentage">
            <text:p>91%</text:p>
          </table:table-cell>
          <table:table-cell table:style-name="ce363" office:value-type="percentage" office:value="0.894178282345876" calcext:value-type="percentage">
            <text:p>89%</text:p>
          </table:table-cell>
          <table:table-cell table:style-name="ce363" office:value-type="percentage" office:value="0.449469898212455" calcext:value-type="percentage">
            <text:p>4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1" calcext:value-type="float">
            <text:p>2001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42.2572749015218" calcext:value-type="float">
            <text:p>42.3</text:p>
          </table:table-cell>
          <table:table-cell table:style-name="ce348" office:value-type="float" office:value="29.0574159766536" calcext:value-type="float">
            <text:p>29.1</text:p>
          </table:table-cell>
          <table:table-cell table:style-name="ce352" office:value-type="float" office:value="26.8598268167452" calcext:value-type="float">
            <text:p>26.9</text:p>
          </table:table-cell>
          <table:table-cell table:style-name="ce352" office:value-type="float" office:value="2.19758915990838" calcext:value-type="float">
            <text:p>2.2</text:p>
          </table:table-cell>
          <table:table-cell table:style-name="ce348" office:value-type="float" office:value="13.1998589248682" calcext:value-type="float">
            <text:p>13.2</text:p>
          </table:table-cell>
          <table:table-cell table:style-name="ce741"/>
          <table:table-cell table:style-name="ce363" office:value-type="percentage" office:value="0.668845030146709" calcext:value-type="percentage">
            <text:p>67%</text:p>
          </table:table-cell>
          <table:table-cell table:style-name="ce363" office:value-type="percentage" office:value="0.908380491646144" calcext:value-type="percentage">
            <text:p>91%</text:p>
          </table:table-cell>
          <table:table-cell table:style-name="ce363" office:value-type="percentage" office:value="0.911364074339723" calcext:value-type="percentage">
            <text:p>91%</text:p>
          </table:table-cell>
          <table:table-cell table:style-name="ce363" office:value-type="percentage" office:value="0.873431726009275" calcext:value-type="percentage">
            <text:p>87%</text:p>
          </table:table-cell>
          <table:table-cell table:style-name="ce363" office:value-type="percentage" office:value="0.423190195300457" calcext:value-type="percentage">
            <text:p>4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40.902692052432" calcext:value-type="float">
            <text:p>40.9</text:p>
          </table:table-cell>
          <table:table-cell table:style-name="ce348" office:value-type="float" office:value="28.4210988308792" calcext:value-type="float">
            <text:p>28.4</text:p>
          </table:table-cell>
          <table:table-cell table:style-name="ce352" office:value-type="float" office:value="26.3329441351844" calcext:value-type="float">
            <text:p>26.3</text:p>
          </table:table-cell>
          <table:table-cell table:style-name="ce352" office:value-type="float" office:value="2.0881546956948" calcext:value-type="float">
            <text:p>2.1</text:p>
          </table:table-cell>
          <table:table-cell table:style-name="ce348" office:value-type="float" office:value="12.4815932215528" calcext:value-type="float">
            <text:p>12.5</text:p>
          </table:table-cell>
          <table:table-cell table:style-name="ce741"/>
          <table:table-cell table:style-name="ce363" office:value-type="percentage" office:value="0.730717209712446" calcext:value-type="percentage">
            <text:p>73%</text:p>
          </table:table-cell>
          <table:table-cell table:style-name="ce363" office:value-type="percentage" office:value="0.915507155796664" calcext:value-type="percentage">
            <text:p>92%</text:p>
          </table:table-cell>
          <table:table-cell table:style-name="ce363" office:value-type="percentage" office:value="0.917346999682673" calcext:value-type="percentage">
            <text:p>92%</text:p>
          </table:table-cell>
          <table:table-cell table:style-name="ce363" office:value-type="percentage" office:value="0.892923292836103" calcext:value-type="percentage">
            <text:p>89%</text:p>
          </table:table-cell>
          <table:table-cell table:style-name="ce363" office:value-type="percentage" office:value="0.500625706277987" calcext:value-type="percentage">
            <text:p>5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40.4839524940264" calcext:value-type="float">
            <text:p>40.5</text:p>
          </table:table-cell>
          <table:table-cell table:style-name="ce348" office:value-type="float" office:value="28.4148738729234" calcext:value-type="float">
            <text:p>28.4</text:p>
          </table:table-cell>
          <table:table-cell table:style-name="ce352" office:value-type="float" office:value="26.4035506860808" calcext:value-type="float">
            <text:p>26.4</text:p>
          </table:table-cell>
          <table:table-cell table:style-name="ce352" office:value-type="float" office:value="2.01132318684259" calcext:value-type="float">
            <text:p>2.0</text:p>
          </table:table-cell>
          <table:table-cell table:style-name="ce348" office:value-type="float" office:value="12.0690786211029" calcext:value-type="float">
            <text:p>12.1</text:p>
          </table:table-cell>
          <table:table-cell table:style-name="ce741"/>
          <table:table-cell table:style-name="ce363" office:value-type="percentage" office:value="0.773089901041546" calcext:value-type="percentage">
            <text:p>77%</text:p>
          </table:table-cell>
          <table:table-cell table:style-name="ce363" office:value-type="percentage" office:value="0.915883567862446" calcext:value-type="percentage">
            <text:p>92%</text:p>
          </table:table-cell>
          <table:table-cell table:style-name="ce363" office:value-type="percentage" office:value="0.916985190267783" calcext:value-type="percentage">
            <text:p>92%</text:p>
          </table:table-cell>
          <table:table-cell table:style-name="ce363" office:value-type="percentage" office:value="0.901663702029244" calcext:value-type="percentage">
            <text:p>90%</text:p>
          </table:table-cell>
          <table:table-cell table:style-name="ce363" office:value-type="percentage" office:value="0.565511649047271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45.4101586031068" calcext:value-type="float">
            <text:p>45.4</text:p>
          </table:table-cell>
          <table:table-cell table:style-name="ce348" office:value-type="float" office:value="30.8648768513777" calcext:value-type="float">
            <text:p>30.9</text:p>
          </table:table-cell>
          <table:table-cell table:style-name="ce352" office:value-type="float" office:value="28.5975296163423" calcext:value-type="float">
            <text:p>28.6</text:p>
          </table:table-cell>
          <table:table-cell table:style-name="ce352" office:value-type="float" office:value="2.26734723503542" calcext:value-type="float">
            <text:p>2.3</text:p>
          </table:table-cell>
          <table:table-cell table:style-name="ce348" office:value-type="float" office:value="14.545281751729" calcext:value-type="float">
            <text:p>14.5</text:p>
          </table:table-cell>
          <table:table-cell table:style-name="ce741"/>
          <table:table-cell table:style-name="ce363" office:value-type="percentage" office:value="0.731324714493032" calcext:value-type="percentage">
            <text:p>73%</text:p>
          </table:table-cell>
          <table:table-cell table:style-name="ce363" office:value-type="percentage" office:value="0.914476897554957" calcext:value-type="percentage">
            <text:p>91%</text:p>
          </table:table-cell>
          <table:table-cell table:style-name="ce363" office:value-type="percentage" office:value="0.916094164770808" calcext:value-type="percentage">
            <text:p>92%</text:p>
          </table:table-cell>
          <table:table-cell table:style-name="ce363" office:value-type="percentage" office:value="0.894558208409779" calcext:value-type="percentage">
            <text:p>89%</text:p>
          </table:table-cell>
          <table:table-cell table:style-name="ce363" office:value-type="percentage" office:value="0.513212848924675" calcext:value-type="percentage">
            <text:p>5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2" calcext:value-type="float">
            <text:p>2002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44.9573695270724" calcext:value-type="float">
            <text:p>45.0</text:p>
          </table:table-cell>
          <table:table-cell table:style-name="ce348" office:value-type="float" office:value="29.7478173605822" calcext:value-type="float">
            <text:p>29.7</text:p>
          </table:table-cell>
          <table:table-cell table:style-name="ce352" office:value-type="float" office:value="27.4753932821337" calcext:value-type="float">
            <text:p>27.5</text:p>
          </table:table-cell>
          <table:table-cell table:style-name="ce352" office:value-type="float" office:value="2.27242407844851" calcext:value-type="float">
            <text:p>2.3</text:p>
          </table:table-cell>
          <table:table-cell table:style-name="ce348" office:value-type="float" office:value="15.2095521664902" calcext:value-type="float">
            <text:p>15.2</text:p>
          </table:table-cell>
          <table:table-cell table:style-name="ce741"/>
          <table:table-cell table:style-name="ce363" office:value-type="percentage" office:value="0.734995418924218" calcext:value-type="percentage">
            <text:p>73%</text:p>
          </table:table-cell>
          <table:table-cell table:style-name="ce363" office:value-type="percentage" office:value="0.915683990927482" calcext:value-type="percentage">
            <text:p>92%</text:p>
          </table:table-cell>
          <table:table-cell table:style-name="ce363" office:value-type="percentage" office:value="0.917550922982495" calcext:value-type="percentage">
            <text:p>92%</text:p>
          </table:table-cell>
          <table:table-cell table:style-name="ce363" office:value-type="percentage" office:value="0.893698117940043" calcext:value-type="percentage">
            <text:p>89%</text:p>
          </table:table-cell>
          <table:table-cell table:style-name="ce363" office:value-type="percentage" office:value="0.530321339110474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44.6952628719121" calcext:value-type="float">
            <text:p>44.7</text:p>
          </table:table-cell>
          <table:table-cell table:style-name="ce348" office:value-type="float" office:value="29.813631157541" calcext:value-type="float">
            <text:p>29.8</text:p>
          </table:table-cell>
          <table:table-cell table:style-name="ce352" office:value-type="float" office:value="27.6688681608489" calcext:value-type="float">
            <text:p>27.7</text:p>
          </table:table-cell>
          <table:table-cell table:style-name="ce352" office:value-type="float" office:value="2.14476299669209" calcext:value-type="float">
            <text:p>2.1</text:p>
          </table:table-cell>
          <table:table-cell table:style-name="ce348" office:value-type="float" office:value="14.881631714371" calcext:value-type="float">
            <text:p>14.9</text:p>
          </table:table-cell>
          <table:table-cell table:style-name="ce741"/>
          <table:table-cell table:style-name="ce363" office:value-type="percentage" office:value="0.773957892036689" calcext:value-type="percentage">
            <text:p>77%</text:p>
          </table:table-cell>
          <table:table-cell table:style-name="ce363" office:value-type="percentage" office:value="0.921914819939089" calcext:value-type="percentage">
            <text:p>92%</text:p>
          </table:table-cell>
          <table:table-cell table:style-name="ce363" office:value-type="percentage" office:value="0.923037320923552" calcext:value-type="percentage">
            <text:p>92%</text:p>
          </table:table-cell>
          <table:table-cell table:style-name="ce363" office:value-type="percentage" office:value="0.907674824662742" calcext:value-type="percentage">
            <text:p>91%</text:p>
          </table:table-cell>
          <table:table-cell table:style-name="ce363" office:value-type="percentage" office:value="0.585657068347779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39.1827375499157" calcext:value-type="float">
            <text:p>39.2</text:p>
          </table:table-cell>
          <table:table-cell table:style-name="ce348" office:value-type="float" office:value="26.5578053981779" calcext:value-type="float">
            <text:p>26.6</text:p>
          </table:table-cell>
          <table:table-cell table:style-name="ce352" office:value-type="float" office:value="24.5071476484066" calcext:value-type="float">
            <text:p>24.5</text:p>
          </table:table-cell>
          <table:table-cell table:style-name="ce352" office:value-type="float" office:value="2.05065774977133" calcext:value-type="float">
            <text:p>2.1</text:p>
          </table:table-cell>
          <table:table-cell table:style-name="ce348" office:value-type="float" office:value="12.6249321517378" calcext:value-type="float">
            <text:p>12.6</text:p>
          </table:table-cell>
          <table:table-cell table:style-name="ce741"/>
          <table:table-cell table:style-name="ce363" office:value-type="percentage" office:value="0.795155248940931" calcext:value-type="percentage">
            <text:p>80%</text:p>
          </table:table-cell>
          <table:table-cell table:style-name="ce363" office:value-type="percentage" office:value="0.915399239578626" calcext:value-type="percentage">
            <text:p>92%</text:p>
          </table:table-cell>
          <table:table-cell table:style-name="ce363" office:value-type="percentage" office:value="0.916066524772274" calcext:value-type="percentage">
            <text:p>92%</text:p>
          </table:table-cell>
          <table:table-cell table:style-name="ce363" office:value-type="percentage" office:value="0.907499181198812" calcext:value-type="percentage">
            <text:p>91%</text:p>
          </table:table-cell>
          <table:table-cell table:style-name="ce363" office:value-type="percentage" office:value="0.623005048964093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46.740962680868" calcext:value-type="float">
            <text:p>46.7</text:p>
          </table:table-cell>
          <table:table-cell table:style-name="ce348" office:value-type="float" office:value="30.6092077872329" calcext:value-type="float">
            <text:p>30.6</text:p>
          </table:table-cell>
          <table:table-cell table:style-name="ce352" office:value-type="float" office:value="28.1746970771449" calcext:value-type="float">
            <text:p>28.2</text:p>
          </table:table-cell>
          <table:table-cell table:style-name="ce352" office:value-type="float" office:value="2.43451071008804" calcext:value-type="float">
            <text:p>2.4</text:p>
          </table:table-cell>
          <table:table-cell table:style-name="ce348" office:value-type="float" office:value="16.1317548936351" calcext:value-type="float">
            <text:p>16.1</text:p>
          </table:table-cell>
          <table:table-cell table:style-name="ce741"/>
          <table:table-cell table:style-name="ce363" office:value-type="percentage" office:value="0.748873503827213" calcext:value-type="percentage">
            <text:p>75%</text:p>
          </table:table-cell>
          <table:table-cell table:style-name="ce363" office:value-type="percentage" office:value="0.922437578158212" calcext:value-type="percentage">
            <text:p>92%</text:p>
          </table:table-cell>
          <table:table-cell table:style-name="ce363" office:value-type="percentage" office:value="0.924608216315513" calcext:value-type="percentage">
            <text:p>92%</text:p>
          </table:table-cell>
          <table:table-cell table:style-name="ce363" office:value-type="percentage" office:value="0.89803856627567" calcext:value-type="percentage">
            <text:p>90%</text:p>
          </table:table-cell>
          <table:table-cell table:style-name="ce363" office:value-type="percentage" office:value="0.551851225885232" calcext:value-type="percentage">
            <text:p>5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3" calcext:value-type="float">
            <text:p>2003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45.2584747491438" calcext:value-type="float">
            <text:p>45.3</text:p>
          </table:table-cell>
          <table:table-cell table:style-name="ce348" office:value-type="float" office:value="29.2061901394362" calcext:value-type="float">
            <text:p>29.2</text:p>
          </table:table-cell>
          <table:table-cell table:style-name="ce352" office:value-type="float" office:value="26.7835545720551" calcext:value-type="float">
            <text:p>26.8</text:p>
          </table:table-cell>
          <table:table-cell table:style-name="ce352" office:value-type="float" office:value="2.42263556738109" calcext:value-type="float">
            <text:p>2.4</text:p>
          </table:table-cell>
          <table:table-cell table:style-name="ce348" office:value-type="float" office:value="16.0522846097076" calcext:value-type="float">
            <text:p>16.1</text:p>
          </table:table-cell>
          <table:table-cell table:style-name="ce741"/>
          <table:table-cell table:style-name="ce363" office:value-type="percentage" office:value="0.734670904940768" calcext:value-type="percentage">
            <text:p>73%</text:p>
          </table:table-cell>
          <table:table-cell table:style-name="ce363" office:value-type="percentage" office:value="0.929091635401491" calcext:value-type="percentage">
            <text:p>93%</text:p>
          </table:table-cell>
          <table:table-cell table:style-name="ce363" office:value-type="percentage" office:value="0.932548737402438" calcext:value-type="percentage">
            <text:p>93%</text:p>
          </table:table-cell>
          <table:table-cell table:style-name="ce363" office:value-type="percentage" office:value="0.892512366409184" calcext:value-type="percentage">
            <text:p>89%</text:p>
          </table:table-cell>
          <table:table-cell table:style-name="ce363" office:value-type="percentage" office:value="0.532087071797582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39.8838156203082" calcext:value-type="float">
            <text:p>39.9</text:p>
          </table:table-cell>
          <table:table-cell table:style-name="ce348" office:value-type="float" office:value="26.3385058931058" calcext:value-type="float">
            <text:p>26.3</text:p>
          </table:table-cell>
          <table:table-cell table:style-name="ce352" office:value-type="float" office:value="24.1955363549304" calcext:value-type="float">
            <text:p>24.2</text:p>
          </table:table-cell>
          <table:table-cell table:style-name="ce352" office:value-type="float" office:value="2.14296953817538" calcext:value-type="float">
            <text:p>2.1</text:p>
          </table:table-cell>
          <table:table-cell table:style-name="ce348" office:value-type="float" office:value="13.5453097272024" calcext:value-type="float">
            <text:p>13.5</text:p>
          </table:table-cell>
          <table:table-cell table:style-name="ce741"/>
          <table:table-cell table:style-name="ce363" office:value-type="percentage" office:value="0.754444864920557" calcext:value-type="percentage">
            <text:p>75%</text:p>
          </table:table-cell>
          <table:table-cell table:style-name="ce363" office:value-type="percentage" office:value="0.923460734035319" calcext:value-type="percentage">
            <text:p>92%</text:p>
          </table:table-cell>
          <table:table-cell table:style-name="ce363" office:value-type="percentage" office:value="0.925776313030091" calcext:value-type="percentage">
            <text:p>93%</text:p>
          </table:table-cell>
          <table:table-cell table:style-name="ce363" office:value-type="percentage" office:value="0.898097974190478" calcext:value-type="percentage">
            <text:p>90%</text:p>
          </table:table-cell>
          <table:table-cell table:style-name="ce363" office:value-type="percentage" office:value="0.556421933509106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38.5931200039123" calcext:value-type="float">
            <text:p>38.6</text:p>
          </table:table-cell>
          <table:table-cell table:style-name="ce348" office:value-type="float" office:value="25.0974142166991" calcext:value-type="float">
            <text:p>25.1</text:p>
          </table:table-cell>
          <table:table-cell table:style-name="ce352" office:value-type="float" office:value="23.1570659669907" calcext:value-type="float">
            <text:p>23.2</text:p>
          </table:table-cell>
          <table:table-cell table:style-name="ce352" office:value-type="float" office:value="1.94034824970842" calcext:value-type="float">
            <text:p>1.9</text:p>
          </table:table-cell>
          <table:table-cell table:style-name="ce348" office:value-type="float" office:value="13.4957057872132" calcext:value-type="float">
            <text:p>13.5</text:p>
          </table:table-cell>
          <table:table-cell table:style-name="ce741"/>
          <table:table-cell table:style-name="ce363" office:value-type="percentage" office:value="0.798328036824685" calcext:value-type="percentage">
            <text:p>80%</text:p>
          </table:table-cell>
          <table:table-cell table:style-name="ce363" office:value-type="percentage" office:value="0.917840531159779" calcext:value-type="percentage">
            <text:p>92%</text:p>
          </table:table-cell>
          <table:table-cell table:style-name="ce363" office:value-type="percentage" office:value="0.919216394765391" calcext:value-type="percentage">
            <text:p>92%</text:p>
          </table:table-cell>
          <table:table-cell table:style-name="ce363" office:value-type="percentage" office:value="0.901732619067024" calcext:value-type="percentage">
            <text:p>90%</text:p>
          </table:table-cell>
          <table:table-cell table:style-name="ce363" office:value-type="percentage" office:value="0.642700024180998" calcext:value-type="percentage">
            <text:p>6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41.2680565872188" calcext:value-type="float">
            <text:p>41.3</text:p>
          </table:table-cell>
          <table:table-cell table:style-name="ce348" office:value-type="float" office:value="26.4998134447491" calcext:value-type="float">
            <text:p>26.5</text:p>
          </table:table-cell>
          <table:table-cell table:style-name="ce352" office:value-type="float" office:value="24.4557323160552" calcext:value-type="float">
            <text:p>24.5</text:p>
          </table:table-cell>
          <table:table-cell table:style-name="ce352" office:value-type="float" office:value="2.04408112869386" calcext:value-type="float">
            <text:p>2.0</text:p>
          </table:table-cell>
          <table:table-cell table:style-name="ce348" office:value-type="float" office:value="14.7682431424697" calcext:value-type="float">
            <text:p>14.8</text:p>
          </table:table-cell>
          <table:table-cell table:style-name="ce741"/>
          <table:table-cell table:style-name="ce363" office:value-type="percentage" office:value="0.732439769838786" calcext:value-type="percentage">
            <text:p>73%</text:p>
          </table:table-cell>
          <table:table-cell table:style-name="ce363" office:value-type="percentage" office:value="0.915795170497439" calcext:value-type="percentage">
            <text:p>92%</text:p>
          </table:table-cell>
          <table:table-cell table:style-name="ce363" office:value-type="percentage" office:value="0.918261736278413" calcext:value-type="percentage">
            <text:p>92%</text:p>
          </table:table-cell>
          <table:table-cell table:style-name="ce363" office:value-type="percentage" office:value="0.887280414927711" calcext:value-type="percentage">
            <text:p>89%</text:p>
          </table:table-cell>
          <table:table-cell table:style-name="ce363" office:value-type="percentage" office:value="0.538851697444715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4" calcext:value-type="float">
            <text:p>2004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40.3357036752517" calcext:value-type="float">
            <text:p>40.3</text:p>
          </table:table-cell>
          <table:table-cell table:style-name="ce348" office:value-type="float" office:value="25.601465391336" calcext:value-type="float">
            <text:p>25.6</text:p>
          </table:table-cell>
          <table:table-cell table:style-name="ce352" office:value-type="float" office:value="23.4209630289408" calcext:value-type="float">
            <text:p>23.4</text:p>
          </table:table-cell>
          <table:table-cell table:style-name="ce352" office:value-type="float" office:value="2.18050236239517" calcext:value-type="float">
            <text:p>2.2</text:p>
          </table:table-cell>
          <table:table-cell table:style-name="ce348" office:value-type="float" office:value="14.7342382839157" calcext:value-type="float">
            <text:p>14.7</text:p>
          </table:table-cell>
          <table:table-cell table:style-name="ce741"/>
          <table:table-cell table:style-name="ce363" office:value-type="percentage" office:value="0.730699827436317" calcext:value-type="percentage">
            <text:p>73%</text:p>
          </table:table-cell>
          <table:table-cell table:style-name="ce363" office:value-type="percentage" office:value="0.918189456523936" calcext:value-type="percentage">
            <text:p>92%</text:p>
          </table:table-cell>
          <table:table-cell table:style-name="ce363" office:value-type="percentage" office:value="0.921238194891595" calcext:value-type="percentage">
            <text:p>92%</text:p>
          </table:table-cell>
          <table:table-cell table:style-name="ce363" office:value-type="percentage" office:value="0.886671422574484" calcext:value-type="percentage">
            <text:p>89%</text:p>
          </table:table-cell>
          <table:table-cell table:style-name="ce363" office:value-type="percentage" office:value="0.539341969608175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38.7992390612" calcext:value-type="float">
            <text:p>38.8</text:p>
          </table:table-cell>
          <table:table-cell table:style-name="ce348" office:value-type="float" office:value="24.5611427885392" calcext:value-type="float">
            <text:p>24.6</text:p>
          </table:table-cell>
          <table:table-cell table:style-name="ce352" office:value-type="float" office:value="22.460831169762" calcext:value-type="float">
            <text:p>22.5</text:p>
          </table:table-cell>
          <table:table-cell table:style-name="ce352" office:value-type="float" office:value="2.10031161877717" calcext:value-type="float">
            <text:p>2.1</text:p>
          </table:table-cell>
          <table:table-cell table:style-name="ce348" office:value-type="float" office:value="14.2380962726608" calcext:value-type="float">
            <text:p>14.2</text:p>
          </table:table-cell>
          <table:table-cell table:style-name="ce741"/>
          <table:table-cell table:style-name="ce363" office:value-type="percentage" office:value="0.761721035942485" calcext:value-type="percentage">
            <text:p>76%</text:p>
          </table:table-cell>
          <table:table-cell table:style-name="ce363" office:value-type="percentage" office:value="0.920325753389569" calcext:value-type="percentage">
            <text:p>92%</text:p>
          </table:table-cell>
          <table:table-cell table:style-name="ce363" office:value-type="percentage" office:value="0.922897985838346" calcext:value-type="percentage">
            <text:p>92%</text:p>
          </table:table-cell>
          <table:table-cell table:style-name="ce363" office:value-type="percentage" office:value="0.893688778116029" calcext:value-type="percentage">
            <text:p>89%</text:p>
          </table:table-cell>
          <table:table-cell table:style-name="ce363" office:value-type="percentage" office:value="0.587166096899606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34.1335974442399" calcext:value-type="float">
            <text:p>34.1</text:p>
          </table:table-cell>
          <table:table-cell table:style-name="ce348" office:value-type="float" office:value="22.427071835953" calcext:value-type="float">
            <text:p>22.4</text:p>
          </table:table-cell>
          <table:table-cell table:style-name="ce352" office:value-type="float" office:value="20.6473162315697" calcext:value-type="float">
            <text:p>20.6</text:p>
          </table:table-cell>
          <table:table-cell table:style-name="ce352" office:value-type="float" office:value="1.77975560438328" calcext:value-type="float">
            <text:p>1.8</text:p>
          </table:table-cell>
          <table:table-cell table:style-name="ce348" office:value-type="float" office:value="11.7065256082869" calcext:value-type="float">
            <text:p>11.7</text:p>
          </table:table-cell>
          <table:table-cell table:style-name="ce741"/>
          <table:table-cell table:style-name="ce363" office:value-type="percentage" office:value="0.784021864856928" calcext:value-type="percentage">
            <text:p>78%</text:p>
          </table:table-cell>
          <table:table-cell table:style-name="ce363" office:value-type="percentage" office:value="0.926965983683158" calcext:value-type="percentage">
            <text:p>93%</text:p>
          </table:table-cell>
          <table:table-cell table:style-name="ce363" office:value-type="percentage" office:value="0.929281485125811" calcext:value-type="percentage">
            <text:p>93%</text:p>
          </table:table-cell>
          <table:table-cell table:style-name="ce363" office:value-type="percentage" office:value="0.900923119638406" calcext:value-type="percentage">
            <text:p>90%</text:p>
          </table:table-cell>
          <table:table-cell table:style-name="ce363" office:value-type="percentage" office:value="0.605223725953318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37.7789989387714" calcext:value-type="float">
            <text:p>37.8</text:p>
          </table:table-cell>
          <table:table-cell table:style-name="ce348" office:value-type="float" office:value="23.8259373919793" calcext:value-type="float">
            <text:p>23.8</text:p>
          </table:table-cell>
          <table:table-cell table:style-name="ce352" office:value-type="float" office:value="21.7237951618614" calcext:value-type="float">
            <text:p>21.7</text:p>
          </table:table-cell>
          <table:table-cell table:style-name="ce352" office:value-type="float" office:value="2.10214223011782" calcext:value-type="float">
            <text:p>2.1</text:p>
          </table:table-cell>
          <table:table-cell table:style-name="ce348" office:value-type="float" office:value="13.9530615467921" calcext:value-type="float">
            <text:p>14.0</text:p>
          </table:table-cell>
          <table:table-cell table:style-name="ce741"/>
          <table:table-cell table:style-name="ce363" office:value-type="percentage" office:value="0.737682633115795" calcext:value-type="percentage">
            <text:p>74%</text:p>
          </table:table-cell>
          <table:table-cell table:style-name="ce363" office:value-type="percentage" office:value="0.924120060026727" calcext:value-type="percentage">
            <text:p>92%</text:p>
          </table:table-cell>
          <table:table-cell table:style-name="ce363" office:value-type="percentage" office:value="0.926314518387167" calcext:value-type="percentage">
            <text:p>93%</text:p>
          </table:table-cell>
          <table:table-cell table:style-name="ce363" office:value-type="percentage" office:value="0.902036624035727" calcext:value-type="percentage">
            <text:p>90%</text:p>
          </table:table-cell>
          <table:table-cell table:style-name="ce363" office:value-type="percentage" office:value="0.548668196474142" calcext:value-type="percentage">
            <text:p>5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5" calcext:value-type="float">
            <text:p>2005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37.6006897311696" calcext:value-type="float">
            <text:p>37.6</text:p>
          </table:table-cell>
          <table:table-cell table:style-name="ce348" office:value-type="float" office:value="23.1757752955506" calcext:value-type="float">
            <text:p>23.2</text:p>
          </table:table-cell>
          <table:table-cell table:style-name="ce352" office:value-type="float" office:value="20.880151640791" calcext:value-type="float">
            <text:p>20.9</text:p>
          </table:table-cell>
          <table:table-cell table:style-name="ce352" office:value-type="float" office:value="2.29562365475961" calcext:value-type="float">
            <text:p>2.3</text:p>
          </table:table-cell>
          <table:table-cell table:style-name="ce348" office:value-type="float" office:value="14.424914435619" calcext:value-type="float">
            <text:p>14.4</text:p>
          </table:table-cell>
          <table:table-cell table:style-name="ce741"/>
          <table:table-cell table:style-name="ce363" office:value-type="percentage" office:value="0.742081462219571" calcext:value-type="percentage">
            <text:p>74%</text:p>
          </table:table-cell>
          <table:table-cell table:style-name="ce363" office:value-type="percentage" office:value="0.930050542409761" calcext:value-type="percentage">
            <text:p>93%</text:p>
          </table:table-cell>
          <table:table-cell table:style-name="ce363" office:value-type="percentage" office:value="0.931985105071475" calcext:value-type="percentage">
            <text:p>93%</text:p>
          </table:table-cell>
          <table:table-cell table:style-name="ce363" office:value-type="percentage" office:value="0.912816378817124" calcext:value-type="percentage">
            <text:p>91%</text:p>
          </table:table-cell>
          <table:table-cell table:style-name="ce363" office:value-type="percentage" office:value="0.560182434331346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35.6571205220329" calcext:value-type="float">
            <text:p>35.7</text:p>
          </table:table-cell>
          <table:table-cell table:style-name="ce348" office:value-type="float" office:value="22.4121184638127" calcext:value-type="float">
            <text:p>22.4</text:p>
          </table:table-cell>
          <table:table-cell table:style-name="ce352" office:value-type="float" office:value="20.3939472543233" calcext:value-type="float">
            <text:p>20.4</text:p>
          </table:table-cell>
          <table:table-cell table:style-name="ce352" office:value-type="float" office:value="2.01817120948945" calcext:value-type="float">
            <text:p>2.0</text:p>
          </table:table-cell>
          <table:table-cell table:style-name="ce348" office:value-type="float" office:value="13.2450020582202" calcext:value-type="float">
            <text:p>13.2</text:p>
          </table:table-cell>
          <table:table-cell table:style-name="ce741"/>
          <table:table-cell table:style-name="ce363" office:value-type="percentage" office:value="0.756791612104168" calcext:value-type="percentage">
            <text:p>76%</text:p>
          </table:table-cell>
          <table:table-cell table:style-name="ce363" office:value-type="percentage" office:value="0.929499040196212" calcext:value-type="percentage">
            <text:p>93%</text:p>
          </table:table-cell>
          <table:table-cell table:style-name="ce363" office:value-type="percentage" office:value="0.931826136645119" calcext:value-type="percentage">
            <text:p>93%</text:p>
          </table:table-cell>
          <table:table-cell table:style-name="ce363" office:value-type="percentage" office:value="0.906619472017329" calcext:value-type="percentage">
            <text:p>91%</text:p>
          </table:table-cell>
          <table:table-cell table:style-name="ce363" office:value-type="percentage" office:value="0.575766335762027" calcext:value-type="percentage">
            <text:p>5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29.8604099876825" calcext:value-type="float">
            <text:p>29.9</text:p>
          </table:table-cell>
          <table:table-cell table:style-name="ce348" office:value-type="float" office:value="19.729166838817" calcext:value-type="float">
            <text:p>19.7</text:p>
          </table:table-cell>
          <table:table-cell table:style-name="ce352" office:value-type="float" office:value="18.0207943067133" calcext:value-type="float">
            <text:p>18.0</text:p>
          </table:table-cell>
          <table:table-cell table:style-name="ce352" office:value-type="float" office:value="1.70837253210367" calcext:value-type="float">
            <text:p>1.7</text:p>
          </table:table-cell>
          <table:table-cell table:style-name="ce348" office:value-type="float" office:value="10.1312431488656" calcext:value-type="float">
            <text:p>10.1</text:p>
          </table:table-cell>
          <table:table-cell table:style-name="ce741"/>
          <table:table-cell table:style-name="ce363" office:value-type="percentage" office:value="0.793408605816667" calcext:value-type="percentage">
            <text:p>79%</text:p>
          </table:table-cell>
          <table:table-cell table:style-name="ce363" office:value-type="percentage" office:value="0.932008212073822" calcext:value-type="percentage">
            <text:p>93%</text:p>
          </table:table-cell>
          <table:table-cell table:style-name="ce363" office:value-type="percentage" office:value="0.935647082157981" calcext:value-type="percentage">
            <text:p>94%</text:p>
          </table:table-cell>
          <table:table-cell table:style-name="ce363" office:value-type="percentage" office:value="0.895279599677011" calcext:value-type="percentage">
            <text:p>90%</text:p>
          </table:table-cell>
          <table:table-cell table:style-name="ce363" office:value-type="percentage" office:value="0.615239476282585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34.1652143555051" calcext:value-type="float">
            <text:p>34.2</text:p>
          </table:table-cell>
          <table:table-cell table:style-name="ce348" office:value-type="float" office:value="21.2241983503379" calcext:value-type="float">
            <text:p>21.2</text:p>
          </table:table-cell>
          <table:table-cell table:style-name="ce352" office:value-type="float" office:value="19.3251857164198" calcext:value-type="float">
            <text:p>19.3</text:p>
          </table:table-cell>
          <table:table-cell table:style-name="ce352" office:value-type="float" office:value="1.89901263391806" calcext:value-type="float">
            <text:p>1.9</text:p>
          </table:table-cell>
          <table:table-cell table:style-name="ce348" office:value-type="float" office:value="12.9410160051673" calcext:value-type="float">
            <text:p>12.9</text:p>
          </table:table-cell>
          <table:table-cell table:style-name="ce741"/>
          <table:table-cell table:style-name="ce363" office:value-type="percentage" office:value="0.748560926740908" calcext:value-type="percentage">
            <text:p>75%</text:p>
          </table:table-cell>
          <table:table-cell table:style-name="ce363" office:value-type="percentage" office:value="0.934625309113048" calcext:value-type="percentage">
            <text:p>93%</text:p>
          </table:table-cell>
          <table:table-cell table:style-name="ce363" office:value-type="percentage" office:value="0.937750831979078" calcext:value-type="percentage">
            <text:p>94%</text:p>
          </table:table-cell>
          <table:table-cell table:style-name="ce363" office:value-type="percentage" office:value="0.90396458135059" calcext:value-type="percentage">
            <text:p>90%</text:p>
          </table:table-cell>
          <table:table-cell table:style-name="ce363" office:value-type="percentage" office:value="0.564311056977382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6" calcext:value-type="float">
            <text:p>2006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34.803648673246" calcext:value-type="float">
            <text:p>34.8</text:p>
          </table:table-cell>
          <table:table-cell table:style-name="ce348" office:value-type="float" office:value="21.3812628745132" calcext:value-type="float">
            <text:p>21.4</text:p>
          </table:table-cell>
          <table:table-cell table:style-name="ce352" office:value-type="float" office:value="19.415648278502" calcext:value-type="float">
            <text:p>19.4</text:p>
          </table:table-cell>
          <table:table-cell table:style-name="ce352" office:value-type="float" office:value="1.96561459601118" calcext:value-type="float">
            <text:p>2.0</text:p>
          </table:table-cell>
          <table:table-cell table:style-name="ce348" office:value-type="float" office:value="13.4223857987328" calcext:value-type="float">
            <text:p>13.4</text:p>
          </table:table-cell>
          <table:table-cell table:style-name="ce741"/>
          <table:table-cell table:style-name="ce363" office:value-type="percentage" office:value="0.733891861843923" calcext:value-type="percentage">
            <text:p>73%</text:p>
          </table:table-cell>
          <table:table-cell table:style-name="ce363" office:value-type="percentage" office:value="0.933896436273278" calcext:value-type="percentage">
            <text:p>93%</text:p>
          </table:table-cell>
          <table:table-cell table:style-name="ce363" office:value-type="percentage" office:value="0.935753284546925" calcext:value-type="percentage">
            <text:p>94%</text:p>
          </table:table-cell>
          <table:table-cell table:style-name="ce363" office:value-type="percentage" office:value="0.915943427777811" calcext:value-type="percentage">
            <text:p>92%</text:p>
          </table:table-cell>
          <table:table-cell table:style-name="ce363" office:value-type="percentage" office:value="0.547211042346915" calcext:value-type="percentage">
            <text:p>5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31.7712519220467" calcext:value-type="float">
            <text:p>31.8</text:p>
          </table:table-cell>
          <table:table-cell table:style-name="ce348" office:value-type="float" office:value="19.6774050573374" calcext:value-type="float">
            <text:p>19.7</text:p>
          </table:table-cell>
          <table:table-cell table:style-name="ce352" office:value-type="float" office:value="17.7932121337325" calcext:value-type="float">
            <text:p>17.8</text:p>
          </table:table-cell>
          <table:table-cell table:style-name="ce352" office:value-type="float" office:value="1.88419292360489" calcext:value-type="float">
            <text:p>1.9</text:p>
          </table:table-cell>
          <table:table-cell table:style-name="ce348" office:value-type="float" office:value="12.0938468647093" calcext:value-type="float">
            <text:p>12.1</text:p>
          </table:table-cell>
          <table:table-cell table:style-name="ce741"/>
          <table:table-cell table:style-name="ce363" office:value-type="percentage" office:value="0.782636177772377" calcext:value-type="percentage">
            <text:p>78%</text:p>
          </table:table-cell>
          <table:table-cell table:style-name="ce363" office:value-type="percentage" office:value="0.936781956520299" calcext:value-type="percentage">
            <text:p>94%</text:p>
          </table:table-cell>
          <table:table-cell table:style-name="ce363" office:value-type="percentage" office:value="0.938333845369453" calcext:value-type="percentage">
            <text:p>94%</text:p>
          </table:table-cell>
          <table:table-cell table:style-name="ce363" office:value-type="percentage" office:value="0.922376061605324" calcext:value-type="percentage">
            <text:p>92%</text:p>
          </table:table-cell>
          <table:table-cell table:style-name="ce363" office:value-type="percentage" office:value="0.617352583226833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28.0715159165179" calcext:value-type="float">
            <text:p>28.1</text:p>
          </table:table-cell>
          <table:table-cell table:style-name="ce348" office:value-type="float" office:value="17.574984044541" calcext:value-type="float">
            <text:p>17.6</text:p>
          </table:table-cell>
          <table:table-cell table:style-name="ce352" office:value-type="float" office:value="15.965637650079" calcext:value-type="float">
            <text:p>16.0</text:p>
          </table:table-cell>
          <table:table-cell table:style-name="ce352" office:value-type="float" office:value="1.60934639446196" calcext:value-type="float">
            <text:p>1.6</text:p>
          </table:table-cell>
          <table:table-cell table:style-name="ce348" office:value-type="float" office:value="10.496531871977" calcext:value-type="float">
            <text:p>10.5</text:p>
          </table:table-cell>
          <table:table-cell table:style-name="ce741"/>
          <table:table-cell table:style-name="ce363" office:value-type="percentage" office:value="0.802516205269077" calcext:value-type="percentage">
            <text:p>80%</text:p>
          </table:table-cell>
          <table:table-cell table:style-name="ce363" office:value-type="percentage" office:value="0.928325873317941" calcext:value-type="percentage">
            <text:p>93%</text:p>
          </table:table-cell>
          <table:table-cell table:style-name="ce363" office:value-type="percentage" office:value="0.928859441416294" calcext:value-type="percentage">
            <text:p>93%</text:p>
          </table:table-cell>
          <table:table-cell table:style-name="ce363" office:value-type="percentage" office:value="0.9230655897756" calcext:value-type="percentage">
            <text:p>92%</text:p>
          </table:table-cell>
          <table:table-cell table:style-name="ce363" office:value-type="percentage" office:value="0.654092897633269" calcext:value-type="percentage">
            <text:p>6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32.728089996419" calcext:value-type="float">
            <text:p>32.7</text:p>
          </table:table-cell>
          <table:table-cell table:style-name="ce348" office:value-type="float" office:value="19.8508584595839" calcext:value-type="float">
            <text:p>19.9</text:p>
          </table:table-cell>
          <table:table-cell table:style-name="ce352" office:value-type="float" office:value="17.9169543270183" calcext:value-type="float">
            <text:p>17.9</text:p>
          </table:table-cell>
          <table:table-cell table:style-name="ce352" office:value-type="float" office:value="1.93390413256558" calcext:value-type="float">
            <text:p>1.9</text:p>
          </table:table-cell>
          <table:table-cell table:style-name="ce348" office:value-type="float" office:value="12.8772315368351" calcext:value-type="float">
            <text:p>12.9</text:p>
          </table:table-cell>
          <table:table-cell table:style-name="ce741"/>
          <table:table-cell table:style-name="ce363" office:value-type="percentage" office:value="0.799577334128139" calcext:value-type="percentage">
            <text:p>80%</text:p>
          </table:table-cell>
          <table:table-cell table:style-name="ce363" office:value-type="percentage" office:value="0.938542001966419" calcext:value-type="percentage">
            <text:p>94%</text:p>
          </table:table-cell>
          <table:table-cell table:style-name="ce363" office:value-type="percentage" office:value="0.939779561633614" calcext:value-type="percentage">
            <text:p>94%</text:p>
          </table:table-cell>
          <table:table-cell table:style-name="ce363" office:value-type="percentage" office:value="0.927229552263811" calcext:value-type="percentage">
            <text:p>93%</text:p>
          </table:table-cell>
          <table:table-cell table:style-name="ce363" office:value-type="percentage" office:value="0.650990001318793" calcext:value-type="percentage">
            <text:p>6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7" calcext:value-type="float">
            <text:p>2007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33.5525944194371" calcext:value-type="float">
            <text:p>33.6</text:p>
          </table:table-cell>
          <table:table-cell table:style-name="ce348" office:value-type="float" office:value="20.6458496117435" calcext:value-type="float">
            <text:p>20.6</text:p>
          </table:table-cell>
          <table:table-cell table:style-name="ce352" office:value-type="float" office:value="18.7433734278429" calcext:value-type="float">
            <text:p>18.7</text:p>
          </table:table-cell>
          <table:table-cell table:style-name="ce352" office:value-type="float" office:value="1.90247618390067" calcext:value-type="float">
            <text:p>1.9</text:p>
          </table:table-cell>
          <table:table-cell table:style-name="ce348" office:value-type="float" office:value="12.9067448076936" calcext:value-type="float">
            <text:p>12.9</text:p>
          </table:table-cell>
          <table:table-cell table:style-name="ce741"/>
          <table:table-cell table:style-name="ce363" office:value-type="percentage" office:value="0.793161559445363" calcext:value-type="percentage">
            <text:p>79%</text:p>
          </table:table-cell>
          <table:table-cell table:style-name="ce363" office:value-type="percentage" office:value="0.942809559684101" calcext:value-type="percentage">
            <text:p>94%</text:p>
          </table:table-cell>
          <table:table-cell table:style-name="ce363" office:value-type="percentage" office:value="0.945593037204669" calcext:value-type="percentage">
            <text:p>95%</text:p>
          </table:table-cell>
          <table:table-cell table:style-name="ce363" office:value-type="percentage" office:value="0.916237807696334" calcext:value-type="percentage">
            <text:p>92%</text:p>
          </table:table-cell>
          <table:table-cell table:style-name="ce363" office:value-type="percentage" office:value="0.632555592555736" calcext:value-type="percentage">
            <text:p>6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31.4692279439926" calcext:value-type="float">
            <text:p>31.5</text:p>
          </table:table-cell>
          <table:table-cell table:style-name="ce348" office:value-type="float" office:value="20.5582514549521" calcext:value-type="float">
            <text:p>20.6</text:p>
          </table:table-cell>
          <table:table-cell table:style-name="ce352" office:value-type="float" office:value="18.845689167533" calcext:value-type="float">
            <text:p>18.8</text:p>
          </table:table-cell>
          <table:table-cell table:style-name="ce352" office:value-type="float" office:value="1.71256228741912" calcext:value-type="float">
            <text:p>1.7</text:p>
          </table:table-cell>
          <table:table-cell table:style-name="ce348" office:value-type="float" office:value="10.9109764890405" calcext:value-type="float">
            <text:p>10.9</text:p>
          </table:table-cell>
          <table:table-cell table:style-name="ce741"/>
          <table:table-cell table:style-name="ce363" office:value-type="percentage" office:value="0.799207857252816" calcext:value-type="percentage">
            <text:p>80%</text:p>
          </table:table-cell>
          <table:table-cell table:style-name="ce363" office:value-type="percentage" office:value="0.949928050126089" calcext:value-type="percentage">
            <text:p>95%</text:p>
          </table:table-cell>
          <table:table-cell table:style-name="ce363" office:value-type="percentage" office:value="0.952536428113558" calcext:value-type="percentage">
            <text:p>95%</text:p>
          </table:table-cell>
          <table:table-cell table:style-name="ce363" office:value-type="percentage" office:value="0.922140411929569" calcext:value-type="percentage">
            <text:p>92%</text:p>
          </table:table-cell>
          <table:table-cell table:style-name="ce363" office:value-type="percentage" office:value="0.615270684766152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26.4262403378871" calcext:value-type="float">
            <text:p>26.4</text:p>
          </table:table-cell>
          <table:table-cell table:style-name="ce348" office:value-type="float" office:value="18.1078571432673" calcext:value-type="float">
            <text:p>18.1</text:p>
          </table:table-cell>
          <table:table-cell table:style-name="ce352" office:value-type="float" office:value="16.844625698133" calcext:value-type="float">
            <text:p>16.8</text:p>
          </table:table-cell>
          <table:table-cell table:style-name="ce352" office:value-type="float" office:value="1.26323144513424" calcext:value-type="float">
            <text:p>1.3</text:p>
          </table:table-cell>
          <table:table-cell table:style-name="ce348" office:value-type="float" office:value="8.31838319461985" calcext:value-type="float">
            <text:p>8.3</text:p>
          </table:table-cell>
          <table:table-cell table:style-name="ce741"/>
          <table:table-cell table:style-name="ce363" office:value-type="percentage" office:value="0.793825552337348" calcext:value-type="percentage">
            <text:p>79%</text:p>
          </table:table-cell>
          <table:table-cell table:style-name="ce363" office:value-type="percentage" office:value="0.950371712524392" calcext:value-type="percentage">
            <text:p>95%</text:p>
          </table:table-cell>
          <table:table-cell table:style-name="ce363" office:value-type="percentage" office:value="0.952562444813331" calcext:value-type="percentage">
            <text:p>95%</text:p>
          </table:table-cell>
          <table:table-cell table:style-name="ce363" office:value-type="percentage" office:value="0.922093670716105" calcext:value-type="percentage">
            <text:p>92%</text:p>
          </table:table-cell>
          <table:table-cell table:style-name="ce363" office:value-type="percentage" office:value="0.584308541224323" calcext:value-type="percentage">
            <text:p>5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31.4981462288352" calcext:value-type="float">
            <text:p>31.5</text:p>
          </table:table-cell>
          <table:table-cell table:style-name="ce348" office:value-type="float" office:value="20.3824028946126" calcext:value-type="float">
            <text:p>20.4</text:p>
          </table:table-cell>
          <table:table-cell table:style-name="ce352" office:value-type="float" office:value="18.667257355592" calcext:value-type="float">
            <text:p>18.7</text:p>
          </table:table-cell>
          <table:table-cell table:style-name="ce352" office:value-type="float" office:value="1.71514553902061" calcext:value-type="float">
            <text:p>1.7</text:p>
          </table:table-cell>
          <table:table-cell table:style-name="ce348" office:value-type="float" office:value="11.1157433342226" calcext:value-type="float">
            <text:p>11.1</text:p>
          </table:table-cell>
          <table:table-cell table:style-name="ce741"/>
          <table:table-cell table:style-name="ce363" office:value-type="percentage" office:value="0.767730320177033" calcext:value-type="percentage">
            <text:p>77%</text:p>
          </table:table-cell>
          <table:table-cell table:style-name="ce363" office:value-type="percentage" office:value="0.955188252490756" calcext:value-type="percentage">
            <text:p>96%</text:p>
          </table:table-cell>
          <table:table-cell table:style-name="ce363" office:value-type="percentage" office:value="0.960780471691202" calcext:value-type="percentage">
            <text:p>96%</text:p>
          </table:table-cell>
          <table:table-cell table:style-name="ce363" office:value-type="percentage" office:value="0.898282952937432" calcext:value-type="percentage">
            <text:p>90%</text:p>
          </table:table-cell>
          <table:table-cell table:style-name="ce363" office:value-type="percentage" office:value="0.564566343252593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8" calcext:value-type="float">
            <text:p>2008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30.5456836818316" calcext:value-type="float">
            <text:p>30.5</text:p>
          </table:table-cell>
          <table:table-cell table:style-name="ce348" office:value-type="float" office:value="19.5734192235683" calcext:value-type="float">
            <text:p>19.6</text:p>
          </table:table-cell>
          <table:table-cell table:style-name="ce352" office:value-type="float" office:value="17.6572424809476" calcext:value-type="float">
            <text:p>17.7</text:p>
          </table:table-cell>
          <table:table-cell table:style-name="ce352" office:value-type="float" office:value="1.91617674262071" calcext:value-type="float">
            <text:p>1.9</text:p>
          </table:table-cell>
          <table:table-cell table:style-name="ce348" office:value-type="float" office:value="10.9722644582632" calcext:value-type="float">
            <text:p>11.0</text:p>
          </table:table-cell>
          <table:table-cell table:style-name="ce741"/>
          <table:table-cell table:style-name="ce363" office:value-type="percentage" office:value="0.756774356762052" calcext:value-type="percentage">
            <text:p>76%</text:p>
          </table:table-cell>
          <table:table-cell table:style-name="ce363" office:value-type="percentage" office:value="0.949200470167925" calcext:value-type="percentage">
            <text:p>95%</text:p>
          </table:table-cell>
          <table:table-cell table:style-name="ce363" office:value-type="percentage" office:value="0.953703507094586" calcext:value-type="percentage">
            <text:p>95%</text:p>
          </table:table-cell>
          <table:table-cell table:style-name="ce363" office:value-type="percentage" office:value="0.909623624592088" calcext:value-type="percentage">
            <text:p>91%</text:p>
          </table:table-cell>
          <table:table-cell table:style-name="ce363" office:value-type="percentage" office:value="0.555781514153317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29.8640675752606" calcext:value-type="float">
            <text:p>29.9</text:p>
          </table:table-cell>
          <table:table-cell table:style-name="ce348" office:value-type="float" office:value="19.4478280003643" calcext:value-type="float">
            <text:p>19.4</text:p>
          </table:table-cell>
          <table:table-cell table:style-name="ce352" office:value-type="float" office:value="17.7183223172191" calcext:value-type="float">
            <text:p>17.7</text:p>
          </table:table-cell>
          <table:table-cell table:style-name="ce352" office:value-type="float" office:value="1.72950568314521" calcext:value-type="float">
            <text:p>1.7</text:p>
          </table:table-cell>
          <table:table-cell table:style-name="ce348" office:value-type="float" office:value="10.4162395748963" calcext:value-type="float">
            <text:p>10.4</text:p>
          </table:table-cell>
          <table:table-cell table:style-name="ce741"/>
          <table:table-cell table:style-name="ce363" office:value-type="percentage" office:value="0.786805144025295" calcext:value-type="percentage">
            <text:p>79%</text:p>
          </table:table-cell>
          <table:table-cell table:style-name="ce363" office:value-type="percentage" office:value="0.952728039811807" calcext:value-type="percentage">
            <text:p>95%</text:p>
          </table:table-cell>
          <table:table-cell table:style-name="ce363" office:value-type="percentage" office:value="0.957510097108002" calcext:value-type="percentage">
            <text:p>96%</text:p>
          </table:table-cell>
          <table:table-cell table:style-name="ce363" office:value-type="percentage" office:value="0.906354513753908" calcext:value-type="percentage">
            <text:p>91%</text:p>
          </table:table-cell>
          <table:table-cell table:style-name="ce363" office:value-type="percentage" office:value="0.593743371070013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25.8110475746958" calcext:value-type="float">
            <text:p>25.8</text:p>
          </table:table-cell>
          <table:table-cell table:style-name="ce348" office:value-type="float" office:value="16.9269099787865" calcext:value-type="float">
            <text:p>16.9</text:p>
          </table:table-cell>
          <table:table-cell table:style-name="ce352" office:value-type="float" office:value="15.5936355526484" calcext:value-type="float">
            <text:p>15.6</text:p>
          </table:table-cell>
          <table:table-cell table:style-name="ce352" office:value-type="float" office:value="1.33327442613809" calcext:value-type="float">
            <text:p>1.3</text:p>
          </table:table-cell>
          <table:table-cell table:style-name="ce348" office:value-type="float" office:value="8.88413759590934" calcext:value-type="float">
            <text:p>8.9</text:p>
          </table:table-cell>
          <table:table-cell table:style-name="ce741"/>
          <table:table-cell table:style-name="ce363" office:value-type="percentage" office:value="0.810403274520909" calcext:value-type="percentage">
            <text:p>81%</text:p>
          </table:table-cell>
          <table:table-cell table:style-name="ce363" office:value-type="percentage" office:value="0.947762427718297" calcext:value-type="percentage">
            <text:p>95%</text:p>
          </table:table-cell>
          <table:table-cell table:style-name="ce363" office:value-type="percentage" office:value="0.950259772547377" calcext:value-type="percentage">
            <text:p>95%</text:p>
          </table:table-cell>
          <table:table-cell table:style-name="ce363" office:value-type="percentage" office:value="0.919499604233163" calcext:value-type="percentage">
            <text:p>92%</text:p>
          </table:table-cell>
          <table:table-cell table:style-name="ce363" office:value-type="percentage" office:value="0.635045391487611" calcext:value-type="percentage">
            <text:p>6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30.0656107843473" calcext:value-type="float">
            <text:p>30.1</text:p>
          </table:table-cell>
          <table:table-cell table:style-name="ce348" office:value-type="float" office:value="18.9156647226197" calcext:value-type="float">
            <text:p>18.9</text:p>
          </table:table-cell>
          <table:table-cell table:style-name="ce352" office:value-type="float" office:value="17.2331848792513" calcext:value-type="float">
            <text:p>17.2</text:p>
          </table:table-cell>
          <table:table-cell table:style-name="ce352" office:value-type="float" office:value="1.68247984336835" calcext:value-type="float">
            <text:p>1.7</text:p>
          </table:table-cell>
          <table:table-cell table:style-name="ce348" office:value-type="float" office:value="11.1499460617276" calcext:value-type="float">
            <text:p>11.1</text:p>
          </table:table-cell>
          <table:table-cell table:style-name="ce741"/>
          <table:table-cell table:style-name="ce363" office:value-type="percentage" office:value="0.791018333355398" calcext:value-type="percentage">
            <text:p>79%</text:p>
          </table:table-cell>
          <table:table-cell table:style-name="ce363" office:value-type="percentage" office:value="0.954190221105683" calcext:value-type="percentage">
            <text:p>95%</text:p>
          </table:table-cell>
          <table:table-cell table:style-name="ce363" office:value-type="percentage" office:value="0.957878734132998" calcext:value-type="percentage">
            <text:p>96%</text:p>
          </table:table-cell>
          <table:table-cell table:style-name="ce363" office:value-type="percentage" office:value="0.917983327896305" calcext:value-type="percentage">
            <text:p>92%</text:p>
          </table:table-cell>
          <table:table-cell table:style-name="ce363" office:value-type="percentage" office:value="0.61314132846264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09" calcext:value-type="float">
            <text:p>2009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29.4000859081379" calcext:value-type="float">
            <text:p>29.4</text:p>
          </table:table-cell>
          <table:table-cell table:style-name="ce348" office:value-type="float" office:value="19.1435422562796" calcext:value-type="float">
            <text:p>19.1</text:p>
          </table:table-cell>
          <table:table-cell table:style-name="ce352" office:value-type="float" office:value="17.5540184590239" calcext:value-type="float">
            <text:p>17.6</text:p>
          </table:table-cell>
          <table:table-cell table:style-name="ce352" office:value-type="float" office:value="1.58952379725571" calcext:value-type="float">
            <text:p>1.6</text:p>
          </table:table-cell>
          <table:table-cell table:style-name="ce348" office:value-type="float" office:value="10.2565436518583" calcext:value-type="float">
            <text:p>10.3</text:p>
          </table:table-cell>
          <table:table-cell table:style-name="ce741"/>
          <table:table-cell table:style-name="ce363" office:value-type="percentage" office:value="0.792139634552946" calcext:value-type="percentage">
            <text:p>79%</text:p>
          </table:table-cell>
          <table:table-cell table:style-name="ce363" office:value-type="percentage" office:value="0.955981696801781" calcext:value-type="percentage">
            <text:p>96%</text:p>
          </table:table-cell>
          <table:table-cell table:style-name="ce363" office:value-type="percentage" office:value="0.960631827602003" calcext:value-type="percentage">
            <text:p>96%</text:p>
          </table:table-cell>
          <table:table-cell table:style-name="ce363" office:value-type="percentage" office:value="0.907469626202161" calcext:value-type="percentage">
            <text:p>91%</text:p>
          </table:table-cell>
          <table:table-cell table:style-name="ce363" office:value-type="percentage" office:value="0.600156991412058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28.0049936709435" calcext:value-type="float">
            <text:p>28.0</text:p>
          </table:table-cell>
          <table:table-cell table:style-name="ce348" office:value-type="float" office:value="18.7110093036948" calcext:value-type="float">
            <text:p>18.7</text:p>
          </table:table-cell>
          <table:table-cell table:style-name="ce352" office:value-type="float" office:value="17.1647366209554" calcext:value-type="float">
            <text:p>17.2</text:p>
          </table:table-cell>
          <table:table-cell table:style-name="ce352" office:value-type="float" office:value="1.54627268273938" calcext:value-type="float">
            <text:p>1.5</text:p>
          </table:table-cell>
          <table:table-cell table:style-name="ce348" office:value-type="float" office:value="9.2939843672487" calcext:value-type="float">
            <text:p>9.3</text:p>
          </table:table-cell>
          <table:table-cell table:style-name="ce741"/>
          <table:table-cell table:style-name="ce363" office:value-type="percentage" office:value="0.793896288353263" calcext:value-type="percentage">
            <text:p>79%</text:p>
          </table:table-cell>
          <table:table-cell table:style-name="ce363" office:value-type="percentage" office:value="0.949599825078936" calcext:value-type="percentage">
            <text:p>95%</text:p>
          </table:table-cell>
          <table:table-cell table:style-name="ce363" office:value-type="percentage" office:value="0.953900701299173" calcext:value-type="percentage">
            <text:p>95%</text:p>
          </table:table-cell>
          <table:table-cell table:style-name="ce363" office:value-type="percentage" office:value="0.90433764722979" calcext:value-type="percentage">
            <text:p>90%</text:p>
          </table:table-cell>
          <table:table-cell table:style-name="ce363" office:value-type="percentage" office:value="0.596867031437278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22.7332349818828" calcext:value-type="float">
            <text:p>22.7</text:p>
          </table:table-cell>
          <table:table-cell table:style-name="ce348" office:value-type="float" office:value="15.5195124617363" calcext:value-type="float">
            <text:p>15.5</text:p>
          </table:table-cell>
          <table:table-cell table:style-name="ce352" office:value-type="float" office:value="14.3858473806597" calcext:value-type="float">
            <text:p>14.4</text:p>
          </table:table-cell>
          <table:table-cell table:style-name="ce352" office:value-type="float" office:value="1.13366508107658" calcext:value-type="float">
            <text:p>1.1</text:p>
          </table:table-cell>
          <table:table-cell table:style-name="ce348" office:value-type="float" office:value="7.21372252014655" calcext:value-type="float">
            <text:p>7.2</text:p>
          </table:table-cell>
          <table:table-cell table:style-name="ce741"/>
          <table:table-cell table:style-name="ce363" office:value-type="percentage" office:value="0.825589974874767" calcext:value-type="percentage">
            <text:p>83%</text:p>
          </table:table-cell>
          <table:table-cell table:style-name="ce363" office:value-type="percentage" office:value="0.948511227167552" calcext:value-type="percentage">
            <text:p>95%</text:p>
          </table:table-cell>
          <table:table-cell table:style-name="ce363" office:value-type="percentage" office:value="0.951177556697941" calcext:value-type="percentage">
            <text:p>95%</text:p>
          </table:table-cell>
          <table:table-cell table:style-name="ce363" office:value-type="percentage" office:value="0.915930162780414" calcext:value-type="percentage">
            <text:p>92%</text:p>
          </table:table-cell>
          <table:table-cell table:style-name="ce363" office:value-type="percentage" office:value="0.645594053984228" calcext:value-type="percentage">
            <text:p>6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26.6464039942718" calcext:value-type="float">
            <text:p>26.6</text:p>
          </table:table-cell>
          <table:table-cell table:style-name="ce348" office:value-type="float" office:value="17.7814018923352" calcext:value-type="float">
            <text:p>17.8</text:p>
          </table:table-cell>
          <table:table-cell table:style-name="ce352" office:value-type="float" office:value="16.388135492032" calcext:value-type="float">
            <text:p>16.4</text:p>
          </table:table-cell>
          <table:table-cell table:style-name="ce352" office:value-type="float" office:value="1.3932664003032" calcext:value-type="float">
            <text:p>1.4</text:p>
          </table:table-cell>
          <table:table-cell table:style-name="ce348" office:value-type="float" office:value="8.86500210193662" calcext:value-type="float">
            <text:p>8.9</text:p>
          </table:table-cell>
          <table:table-cell table:style-name="ce741"/>
          <table:table-cell table:style-name="ce363" office:value-type="percentage" office:value="0.801936899960102" calcext:value-type="percentage">
            <text:p>80%</text:p>
          </table:table-cell>
          <table:table-cell table:style-name="ce363" office:value-type="percentage" office:value="0.953461598811914" calcext:value-type="percentage">
            <text:p>95%</text:p>
          </table:table-cell>
          <table:table-cell table:style-name="ce363" office:value-type="percentage" office:value="0.957875817608653" calcext:value-type="percentage">
            <text:p>96%</text:p>
          </table:table-cell>
          <table:table-cell table:style-name="ce363" office:value-type="percentage" office:value="0.904436539457314" calcext:value-type="percentage">
            <text:p>90%</text:p>
          </table:table-cell>
          <table:table-cell table:style-name="ce363" office:value-type="percentage" office:value="0.608097994311382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0" calcext:value-type="float">
            <text:p>2010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26.9263953572924" calcext:value-type="float">
            <text:p>26.9</text:p>
          </table:table-cell>
          <table:table-cell table:style-name="ce348" office:value-type="float" office:value="17.9160251715051" calcext:value-type="float">
            <text:p>17.9</text:p>
          </table:table-cell>
          <table:table-cell table:style-name="ce352" office:value-type="float" office:value="16.4760444569893" calcext:value-type="float">
            <text:p>16.5</text:p>
          </table:table-cell>
          <table:table-cell table:style-name="ce352" office:value-type="float" office:value="1.43998071451578" calcext:value-type="float">
            <text:p>1.4</text:p>
          </table:table-cell>
          <table:table-cell table:style-name="ce348" office:value-type="float" office:value="9.01037018578727" calcext:value-type="float">
            <text:p>9.0</text:p>
          </table:table-cell>
          <table:table-cell table:style-name="ce741"/>
          <table:table-cell table:style-name="ce363" office:value-type="percentage" office:value="0.786727336480319" calcext:value-type="percentage">
            <text:p>79%</text:p>
          </table:table-cell>
          <table:table-cell table:style-name="ce363" office:value-type="percentage" office:value="0.950543785020697" calcext:value-type="percentage">
            <text:p>95%</text:p>
          </table:table-cell>
          <table:table-cell table:style-name="ce363" office:value-type="percentage" office:value="0.955342076068674" calcext:value-type="percentage">
            <text:p>96%</text:p>
          </table:table-cell>
          <table:table-cell table:style-name="ce363" office:value-type="percentage" office:value="0.898886810229828" calcext:value-type="percentage">
            <text:p>90%</text:p>
          </table:table-cell>
          <table:table-cell table:style-name="ce363" office:value-type="percentage" office:value="0.585939573817704" calcext:value-type="percentage">
            <text:p>5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25.444290062469" calcext:value-type="float">
            <text:p>25.4</text:p>
          </table:table-cell>
          <table:table-cell table:style-name="ce348" office:value-type="float" office:value="16.7376668528208" calcext:value-type="float">
            <text:p>16.7</text:p>
          </table:table-cell>
          <table:table-cell table:style-name="ce352" office:value-type="float" office:value="15.3695988066172" calcext:value-type="float">
            <text:p>15.4</text:p>
          </table:table-cell>
          <table:table-cell table:style-name="ce352" office:value-type="float" office:value="1.36806804620366" calcext:value-type="float">
            <text:p>1.4</text:p>
          </table:table-cell>
          <table:table-cell table:style-name="ce348" office:value-type="float" office:value="8.70662320964819" calcext:value-type="float">
            <text:p>8.7</text:p>
          </table:table-cell>
          <table:table-cell table:style-name="ce741"/>
          <table:table-cell table:style-name="ce363" office:value-type="percentage" office:value="0.792698142813923" calcext:value-type="percentage">
            <text:p>79%</text:p>
          </table:table-cell>
          <table:table-cell table:style-name="ce363" office:value-type="percentage" office:value="0.955327391317733" calcext:value-type="percentage">
            <text:p>96%</text:p>
          </table:table-cell>
          <table:table-cell table:style-name="ce363" office:value-type="percentage" office:value="0.960346247971458" calcext:value-type="percentage">
            <text:p>96%</text:p>
          </table:table-cell>
          <table:table-cell table:style-name="ce363" office:value-type="percentage" office:value="0.902348129569992" calcext:value-type="percentage">
            <text:p>90%</text:p>
          </table:table-cell>
          <table:table-cell table:style-name="ce363" office:value-type="percentage" office:value="0.597244505362732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22.2731204008408" calcext:value-type="float">
            <text:p>22.3</text:p>
          </table:table-cell>
          <table:table-cell table:style-name="ce348" office:value-type="float" office:value="14.7759851044396" calcext:value-type="float">
            <text:p>14.8</text:p>
          </table:table-cell>
          <table:table-cell table:style-name="ce352" office:value-type="float" office:value="13.6398214478003" calcext:value-type="float">
            <text:p>13.6</text:p>
          </table:table-cell>
          <table:table-cell table:style-name="ce352" office:value-type="float" office:value="1.13616365663924" calcext:value-type="float">
            <text:p>1.1</text:p>
          </table:table-cell>
          <table:table-cell table:style-name="ce348" office:value-type="float" office:value="7.49713529640121" calcext:value-type="float">
            <text:p>7.5</text:p>
          </table:table-cell>
          <table:table-cell table:style-name="ce741"/>
          <table:table-cell table:style-name="ce363" office:value-type="percentage" office:value="0.806472530518552" calcext:value-type="percentage">
            <text:p>81%</text:p>
          </table:table-cell>
          <table:table-cell table:style-name="ce363" office:value-type="percentage" office:value="0.950664150120727" calcext:value-type="percentage">
            <text:p>95%</text:p>
          </table:table-cell>
          <table:table-cell table:style-name="ce363" office:value-type="percentage" office:value="0.954423509817016" calcext:value-type="percentage">
            <text:p>95%</text:p>
          </table:table-cell>
          <table:table-cell table:style-name="ce363" office:value-type="percentage" office:value="0.907739970470131" calcext:value-type="percentage">
            <text:p>91%</text:p>
          </table:table-cell>
          <table:table-cell table:style-name="ce363" office:value-type="percentage" office:value="0.620873032863451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24.4223886478613" calcext:value-type="float">
            <text:p>24.4</text:p>
          </table:table-cell>
          <table:table-cell table:style-name="ce348" office:value-type="float" office:value="16.3765666400735" calcext:value-type="float">
            <text:p>16.4</text:p>
          </table:table-cell>
          <table:table-cell table:style-name="ce352" office:value-type="float" office:value="15.1695850026635" calcext:value-type="float">
            <text:p>15.2</text:p>
          </table:table-cell>
          <table:table-cell table:style-name="ce352" office:value-type="float" office:value="1.20698163740994" calcext:value-type="float">
            <text:p>1.2</text:p>
          </table:table-cell>
          <table:table-cell table:style-name="ce348" office:value-type="float" office:value="8.04582200778786" calcext:value-type="float">
            <text:p>8.0</text:p>
          </table:table-cell>
          <table:table-cell table:style-name="ce741"/>
          <table:table-cell table:style-name="ce363" office:value-type="percentage" office:value="0.8060015792651" calcext:value-type="percentage">
            <text:p>81%</text:p>
          </table:table-cell>
          <table:table-cell table:style-name="ce363" office:value-type="percentage" office:value="0.958528729654197" calcext:value-type="percentage">
            <text:p>96%</text:p>
          </table:table-cell>
          <table:table-cell table:style-name="ce363" office:value-type="percentage" office:value="0.962938684258433" calcext:value-type="percentage">
            <text:p>96%</text:p>
          </table:table-cell>
          <table:table-cell table:style-name="ce363" office:value-type="percentage" office:value="0.906360114599561" calcext:value-type="percentage">
            <text:p>91%</text:p>
          </table:table-cell>
          <table:table-cell table:style-name="ce363" office:value-type="percentage" office:value="0.60881416000685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1" calcext:value-type="float">
            <text:p>2011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22.1235684349825" calcext:value-type="float">
            <text:p>22.1</text:p>
          </table:table-cell>
          <table:table-cell table:style-name="ce348" office:value-type="float" office:value="14.9891728427185" calcext:value-type="float">
            <text:p>15.0</text:p>
          </table:table-cell>
          <table:table-cell table:style-name="ce352" office:value-type="float" office:value="14.0061142807829" calcext:value-type="float">
            <text:p>14.0</text:p>
          </table:table-cell>
          <table:table-cell table:style-name="ce352" office:value-type="float" office:value="0.98305856193564" calcext:value-type="float">
            <text:p>1.0</text:p>
          </table:table-cell>
          <table:table-cell table:style-name="ce348" office:value-type="float" office:value="7.13439559226398" calcext:value-type="float">
            <text:p>7.1</text:p>
          </table:table-cell>
          <table:table-cell table:style-name="ce741"/>
          <table:table-cell table:style-name="ce363" office:value-type="percentage" office:value="0.776823338453383" calcext:value-type="percentage">
            <text:p>78%</text:p>
          </table:table-cell>
          <table:table-cell table:style-name="ce363" office:value-type="percentage" office:value="0.94490738599785" calcext:value-type="percentage">
            <text:p>94%</text:p>
          </table:table-cell>
          <table:table-cell table:style-name="ce363" office:value-type="percentage" office:value="0.951169341013318" calcext:value-type="percentage">
            <text:p>95%</text:p>
          </table:table-cell>
          <table:table-cell table:style-name="ce363" office:value-type="percentage" office:value="0.863877958746916" calcext:value-type="percentage">
            <text:p>86%</text:p>
          </table:table-cell>
          <table:table-cell table:style-name="ce363" office:value-type="percentage" office:value="0.56548481035126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19.9715171272408" calcext:value-type="float">
            <text:p>20.0</text:p>
          </table:table-cell>
          <table:table-cell table:style-name="ce348" office:value-type="float" office:value="13.8175224459899" calcext:value-type="float">
            <text:p>13.8</text:p>
          </table:table-cell>
          <table:table-cell table:style-name="ce352" office:value-type="float" office:value="12.9245921881806" calcext:value-type="float">
            <text:p>12.9</text:p>
          </table:table-cell>
          <table:table-cell table:style-name="ce352" office:value-type="float" office:value="0.892930257809319" calcext:value-type="float">
            <text:p>0.9</text:p>
          </table:table-cell>
          <table:table-cell table:style-name="ce348" office:value-type="float" office:value="6.15399468125089" calcext:value-type="float">
            <text:p>6.2</text:p>
          </table:table-cell>
          <table:table-cell table:style-name="ce741"/>
          <table:table-cell table:style-name="ce363" office:value-type="percentage" office:value="0.778514952104256" calcext:value-type="percentage">
            <text:p>78%</text:p>
          </table:table-cell>
          <table:table-cell table:style-name="ce363" office:value-type="percentage" office:value="0.940025416852012" calcext:value-type="percentage">
            <text:p>94%</text:p>
          </table:table-cell>
          <table:table-cell table:style-name="ce363" office:value-type="percentage" office:value="0.946101456008417" calcext:value-type="percentage">
            <text:p>95%</text:p>
          </table:table-cell>
          <table:table-cell table:style-name="ce363" office:value-type="percentage" office:value="0.860075378356117" calcext:value-type="percentage">
            <text:p>86%</text:p>
          </table:table-cell>
          <table:table-cell table:style-name="ce363" office:value-type="percentage" office:value="0.561790280404308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16.2500865442928" calcext:value-type="float">
            <text:p>16.3</text:p>
          </table:table-cell>
          <table:table-cell table:style-name="ce348" office:value-type="float" office:value="11.4016419914798" calcext:value-type="float">
            <text:p>11.4</text:p>
          </table:table-cell>
          <table:table-cell table:style-name="ce352" office:value-type="float" office:value="10.7256699471472" calcext:value-type="float">
            <text:p>10.7</text:p>
          </table:table-cell>
          <table:table-cell table:style-name="ce352" office:value-type="float" office:value="0.675972044332619" calcext:value-type="float">
            <text:p>0.7</text:p>
          </table:table-cell>
          <table:table-cell table:style-name="ce348" office:value-type="float" office:value="4.84844455281299" calcext:value-type="float">
            <text:p>4.8</text:p>
          </table:table-cell>
          <table:table-cell table:style-name="ce741"/>
          <table:table-cell table:style-name="ce363" office:value-type="percentage" office:value="0.778640296539346" calcext:value-type="percentage">
            <text:p>78%</text:p>
          </table:table-cell>
          <table:table-cell table:style-name="ce363" office:value-type="percentage" office:value="0.936937652779077" calcext:value-type="percentage">
            <text:p>94%</text:p>
          </table:table-cell>
          <table:table-cell table:style-name="ce363" office:value-type="percentage" office:value="0.941713055314562" calcext:value-type="percentage">
            <text:p>94%</text:p>
          </table:table-cell>
          <table:table-cell table:style-name="ce363" office:value-type="percentage" office:value="0.867164465738684" calcext:value-type="percentage">
            <text:p>87%</text:p>
          </table:table-cell>
          <table:table-cell table:style-name="ce363" office:value-type="percentage" office:value="0.557242910853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19.7829161676095" calcext:value-type="float">
            <text:p>19.8</text:p>
          </table:table-cell>
          <table:table-cell table:style-name="ce348" office:value-type="float" office:value="13.4637172217914" calcext:value-type="float">
            <text:p>13.5</text:p>
          </table:table-cell>
          <table:table-cell table:style-name="ce352" office:value-type="float" office:value="12.5922753733119" calcext:value-type="float">
            <text:p>12.6</text:p>
          </table:table-cell>
          <table:table-cell table:style-name="ce352" office:value-type="float" office:value="0.871441848479449" calcext:value-type="float">
            <text:p>0.9</text:p>
          </table:table-cell>
          <table:table-cell table:style-name="ce348" office:value-type="float" office:value="6.31919894581812" calcext:value-type="float">
            <text:p>6.3</text:p>
          </table:table-cell>
          <table:table-cell table:style-name="ce741"/>
          <table:table-cell table:style-name="ce363" office:value-type="percentage" office:value="0.764516688596282" calcext:value-type="percentage">
            <text:p>76%</text:p>
          </table:table-cell>
          <table:table-cell table:style-name="ce363" office:value-type="percentage" office:value="0.949528005029398" calcext:value-type="percentage">
            <text:p>95%</text:p>
          </table:table-cell>
          <table:table-cell table:style-name="ce363" office:value-type="percentage" office:value="0.954774797441344" calcext:value-type="percentage">
            <text:p>95%</text:p>
          </table:table-cell>
          <table:table-cell table:style-name="ce363" office:value-type="percentage" office:value="0.879675612209732" calcext:value-type="percentage">
            <text:p>88%</text:p>
          </table:table-cell>
          <table:table-cell table:style-name="ce363" office:value-type="percentage" office:value="0.540241434178193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2" calcext:value-type="float">
            <text:p>2012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18.7345276619845" calcext:value-type="float">
            <text:p>18.7</text:p>
          </table:table-cell>
          <table:table-cell table:style-name="ce348" office:value-type="float" office:value="13.0581227865809" calcext:value-type="float">
            <text:p>13.1</text:p>
          </table:table-cell>
          <table:table-cell table:style-name="ce352" office:value-type="float" office:value="12.2423942345084" calcext:value-type="float">
            <text:p>12.2</text:p>
          </table:table-cell>
          <table:table-cell table:style-name="ce352" office:value-type="float" office:value="0.815728552072491" calcext:value-type="float">
            <text:p>0.8</text:p>
          </table:table-cell>
          <table:table-cell table:style-name="ce348" office:value-type="float" office:value="5.67640487540364" calcext:value-type="float">
            <text:p>5.7</text:p>
          </table:table-cell>
          <table:table-cell table:style-name="ce741"/>
          <table:table-cell table:style-name="ce363" office:value-type="percentage" office:value="0.754047605432578" calcext:value-type="percentage">
            <text:p>75%</text:p>
          </table:table-cell>
          <table:table-cell table:style-name="ce363" office:value-type="percentage" office:value="0.946089492602648" calcext:value-type="percentage">
            <text:p>95%</text:p>
          </table:table-cell>
          <table:table-cell table:style-name="ce363" office:value-type="percentage" office:value="0.954363786995949" calcext:value-type="percentage">
            <text:p>95%</text:p>
          </table:table-cell>
          <table:table-cell table:style-name="ce363" office:value-type="percentage" office:value="0.837159844080962" calcext:value-type="percentage">
            <text:p>84%</text:p>
          </table:table-cell>
          <table:table-cell table:style-name="ce363" office:value-type="percentage" office:value="0.514023784763369" calcext:value-type="percentage">
            <text:p>5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16.7602685771546" calcext:value-type="float">
            <text:p>16.8</text:p>
          </table:table-cell>
          <table:table-cell table:style-name="ce348" office:value-type="float" office:value="12.1581490419442" calcext:value-type="float">
            <text:p>12.2</text:p>
          </table:table-cell>
          <table:table-cell table:style-name="ce352" office:value-type="float" office:value="11.487777166642" calcext:value-type="float">
            <text:p>11.5</text:p>
          </table:table-cell>
          <table:table-cell table:style-name="ce352" office:value-type="float" office:value="0.670371875302162" calcext:value-type="float">
            <text:p>0.7</text:p>
          </table:table-cell>
          <table:table-cell table:style-name="ce348" office:value-type="float" office:value="4.60211953521037" calcext:value-type="float">
            <text:p>4.6</text:p>
          </table:table-cell>
          <table:table-cell table:style-name="ce741"/>
          <table:table-cell table:style-name="ce363" office:value-type="percentage" office:value="0.746486082583939" calcext:value-type="percentage">
            <text:p>75%</text:p>
          </table:table-cell>
          <table:table-cell table:style-name="ce363" office:value-type="percentage" office:value="0.940384210079667" calcext:value-type="percentage">
            <text:p>94%</text:p>
          </table:table-cell>
          <table:table-cell table:style-name="ce363" office:value-type="percentage" office:value="0.948168366854352" calcext:value-type="percentage">
            <text:p>95%</text:p>
          </table:table-cell>
          <table:table-cell table:style-name="ce363" office:value-type="percentage" office:value="0.824403408065032" calcext:value-type="percentage">
            <text:p>82%</text:p>
          </table:table-cell>
          <table:table-cell table:style-name="ce363" office:value-type="percentage" office:value="0.483248313359968" calcext:value-type="percentage">
            <text:p>4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13.3243623798799" calcext:value-type="float">
            <text:p>13.3</text:p>
          </table:table-cell>
          <table:table-cell table:style-name="ce348" office:value-type="float" office:value="9.87008486696414" calcext:value-type="float">
            <text:p>9.9</text:p>
          </table:table-cell>
          <table:table-cell table:style-name="ce352" office:value-type="float" office:value="9.49894458068755" calcext:value-type="float">
            <text:p>9.5</text:p>
          </table:table-cell>
          <table:table-cell table:style-name="ce352" office:value-type="float" office:value="0.371140286276592" calcext:value-type="float">
            <text:p>0.4</text:p>
          </table:table-cell>
          <table:table-cell table:style-name="ce348" office:value-type="float" office:value="3.45427751291577" calcext:value-type="float">
            <text:p>3.5</text:p>
          </table:table-cell>
          <table:table-cell table:style-name="ce741"/>
          <table:table-cell table:style-name="ce363" office:value-type="percentage" office:value="0.726129397072968" calcext:value-type="percentage">
            <text:p>73%</text:p>
          </table:table-cell>
          <table:table-cell table:style-name="ce363" office:value-type="percentage" office:value="0.92590731928199" calcext:value-type="percentage">
            <text:p>93%</text:p>
          </table:table-cell>
          <table:table-cell table:style-name="ce363" office:value-type="percentage" office:value="0.930584287934201" calcext:value-type="percentage">
            <text:p>93%</text:p>
          </table:table-cell>
          <table:table-cell table:style-name="ce363" office:value-type="percentage" office:value="0.820380827313421" calcext:value-type="percentage">
            <text:p>82%</text:p>
          </table:table-cell>
          <table:table-cell table:style-name="ce363" office:value-type="percentage" office:value="0.449194349746298" calcext:value-type="percentage">
            <text:p>45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15.032599229789" calcext:value-type="float">
            <text:p>15.0</text:p>
          </table:table-cell>
          <table:table-cell table:style-name="ce348" office:value-type="float" office:value="10.5955302903403" calcext:value-type="float">
            <text:p>10.6</text:p>
          </table:table-cell>
          <table:table-cell table:style-name="ce352" office:value-type="float" office:value="10.039288149827" calcext:value-type="float">
            <text:p>10.0</text:p>
          </table:table-cell>
          <table:table-cell table:style-name="ce352" office:value-type="float" office:value="0.556242140513382" calcext:value-type="float">
            <text:p>0.6</text:p>
          </table:table-cell>
          <table:table-cell table:style-name="ce348" office:value-type="float" office:value="4.43706893944869" calcext:value-type="float">
            <text:p>4.4</text:p>
          </table:table-cell>
          <table:table-cell table:style-name="ce741"/>
          <table:table-cell table:style-name="ce363" office:value-type="percentage" office:value="0.73272544259656" calcext:value-type="percentage">
            <text:p>73%</text:p>
          </table:table-cell>
          <table:table-cell table:style-name="ce363" office:value-type="percentage" office:value="0.931546351164884" calcext:value-type="percentage">
            <text:p>93%</text:p>
          </table:table-cell>
          <table:table-cell table:style-name="ce363" office:value-type="percentage" office:value="0.937931187199525" calcext:value-type="percentage">
            <text:p>94%</text:p>
          </table:table-cell>
          <table:table-cell table:style-name="ce363" office:value-type="percentage" office:value="0.829617796971398" calcext:value-type="percentage">
            <text:p>83%</text:p>
          </table:table-cell>
          <table:table-cell table:style-name="ce363" office:value-type="percentage" office:value="0.485356581694774" calcext:value-type="percentage">
            <text:p>4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3" calcext:value-type="float">
            <text:p>2013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15.6143488755533" calcext:value-type="float">
            <text:p>15.6</text:p>
          </table:table-cell>
          <table:table-cell table:style-name="ce348" office:value-type="float" office:value="10.8788137959056" calcext:value-type="float">
            <text:p>10.9</text:p>
          </table:table-cell>
          <table:table-cell table:style-name="ce352" office:value-type="float" office:value="10.3233770036488" calcext:value-type="float">
            <text:p>10.3</text:p>
          </table:table-cell>
          <table:table-cell table:style-name="ce352" office:value-type="float" office:value="0.555436792256821" calcext:value-type="float">
            <text:p>0.6</text:p>
          </table:table-cell>
          <table:table-cell table:style-name="ce348" office:value-type="float" office:value="4.73553507964766" calcext:value-type="float">
            <text:p>4.7</text:p>
          </table:table-cell>
          <table:table-cell table:style-name="ce741"/>
          <table:table-cell table:style-name="ce363" office:value-type="percentage" office:value="0.742183511849093" calcext:value-type="percentage">
            <text:p>74%</text:p>
          </table:table-cell>
          <table:table-cell table:style-name="ce363" office:value-type="percentage" office:value="0.937839077671371" calcext:value-type="percentage">
            <text:p>94%</text:p>
          </table:table-cell>
          <table:table-cell table:style-name="ce363" office:value-type="percentage" office:value="0.94615850198718" calcext:value-type="percentage">
            <text:p>95%</text:p>
          </table:table-cell>
          <table:table-cell table:style-name="ce363" office:value-type="percentage" office:value="0.806102392106149" calcext:value-type="percentage">
            <text:p>81%</text:p>
          </table:table-cell>
          <table:table-cell table:style-name="ce363" office:value-type="percentage" office:value="0.501724268710051" calcext:value-type="percentage">
            <text:p>5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15.8005175755669" calcext:value-type="float">
            <text:p>15.8</text:p>
          </table:table-cell>
          <table:table-cell table:style-name="ce348" office:value-type="float" office:value="10.7353547317983" calcext:value-type="float">
            <text:p>10.7</text:p>
          </table:table-cell>
          <table:table-cell table:style-name="ce352" office:value-type="float" office:value="10.0731102845709" calcext:value-type="float">
            <text:p>10.1</text:p>
          </table:table-cell>
          <table:table-cell table:style-name="ce352" office:value-type="float" office:value="0.662244447227354" calcext:value-type="float">
            <text:p>0.7</text:p>
          </table:table-cell>
          <table:table-cell table:style-name="ce348" office:value-type="float" office:value="5.06516284376868" calcext:value-type="float">
            <text:p>5.1</text:p>
          </table:table-cell>
          <table:table-cell table:style-name="ce741"/>
          <table:table-cell table:style-name="ce363" office:value-type="percentage" office:value="0.761566949237057" calcext:value-type="percentage">
            <text:p>76%</text:p>
          </table:table-cell>
          <table:table-cell table:style-name="ce363" office:value-type="percentage" office:value="0.943049177843619" calcext:value-type="percentage">
            <text:p>94%</text:p>
          </table:table-cell>
          <table:table-cell table:style-name="ce363" office:value-type="percentage" office:value="0.949506609852093" calcext:value-type="percentage">
            <text:p>95%</text:p>
          </table:table-cell>
          <table:table-cell table:style-name="ce363" office:value-type="percentage" office:value="0.854641295719794" calcext:value-type="percentage">
            <text:p>85%</text:p>
          </table:table-cell>
          <table:table-cell table:style-name="ce363" office:value-type="percentage" office:value="0.540935205445637" calcext:value-type="percentage">
            <text:p>54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13.1939672095813" calcext:value-type="float">
            <text:p>13.2</text:p>
          </table:table-cell>
          <table:table-cell table:style-name="ce348" office:value-type="float" office:value="9.25923317009144" calcext:value-type="float">
            <text:p>9.3</text:p>
          </table:table-cell>
          <table:table-cell table:style-name="ce352" office:value-type="float" office:value="8.82488679923794" calcext:value-type="float">
            <text:p>8.8</text:p>
          </table:table-cell>
          <table:table-cell table:style-name="ce352" office:value-type="float" office:value="0.434346370853495" calcext:value-type="float">
            <text:p>0.4</text:p>
          </table:table-cell>
          <table:table-cell table:style-name="ce348" office:value-type="float" office:value="3.93473403948983" calcext:value-type="float">
            <text:p>3.9</text:p>
          </table:table-cell>
          <table:table-cell table:style-name="ce741"/>
          <table:table-cell table:style-name="ce363" office:value-type="percentage" office:value="0.756760076274603" calcext:value-type="percentage">
            <text:p>76%</text:p>
          </table:table-cell>
          <table:table-cell table:style-name="ce363" office:value-type="percentage" office:value="0.929296704657317" calcext:value-type="percentage">
            <text:p>93%</text:p>
          </table:table-cell>
          <table:table-cell table:style-name="ce363" office:value-type="percentage" office:value="0.935936299121865" calcext:value-type="percentage">
            <text:p>94%</text:p>
          </table:table-cell>
          <table:table-cell table:style-name="ce363" office:value-type="percentage" office:value="0.812226738823948" calcext:value-type="percentage">
            <text:p>81%</text:p>
          </table:table-cell>
          <table:table-cell table:style-name="ce363" office:value-type="percentage" office:value="0.526659955567065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15.1248155071912" calcext:value-type="float">
            <text:p>15.1</text:p>
          </table:table-cell>
          <table:table-cell table:style-name="ce348" office:value-type="float" office:value="10.7573671484594" calcext:value-type="float">
            <text:p>10.8</text:p>
          </table:table-cell>
          <table:table-cell table:style-name="ce352" office:value-type="float" office:value="10.3115010885535" calcext:value-type="float">
            <text:p>10.3</text:p>
          </table:table-cell>
          <table:table-cell table:style-name="ce352" office:value-type="float" office:value="0.445866059905933" calcext:value-type="float">
            <text:p>0.4</text:p>
          </table:table-cell>
          <table:table-cell table:style-name="ce348" office:value-type="float" office:value="4.36744835873177" calcext:value-type="float">
            <text:p>4.4</text:p>
          </table:table-cell>
          <table:table-cell table:style-name="ce741"/>
          <table:table-cell table:style-name="ce363" office:value-type="percentage" office:value="0.736168472548665" calcext:value-type="percentage">
            <text:p>74%</text:p>
          </table:table-cell>
          <table:table-cell table:style-name="ce363" office:value-type="percentage" office:value="0.933350239453412" calcext:value-type="percentage">
            <text:p>93%</text:p>
          </table:table-cell>
          <table:table-cell table:style-name="ce363" office:value-type="percentage" office:value="0.938690780465632" calcext:value-type="percentage">
            <text:p>94%</text:p>
          </table:table-cell>
          <table:table-cell table:style-name="ce363" office:value-type="percentage" office:value="0.824822517215356" calcext:value-type="percentage">
            <text:p>82%</text:p>
          </table:table-cell>
          <table:table-cell table:style-name="ce363" office:value-type="percentage" office:value="0.484208049685896" calcext:value-type="percentage">
            <text:p>4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4" calcext:value-type="float">
            <text:p>2014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16.3328986965161" calcext:value-type="float">
            <text:p>16.3</text:p>
          </table:table-cell>
          <table:table-cell table:style-name="ce348" office:value-type="float" office:value="11.3820052875788" calcext:value-type="float">
            <text:p>11.4</text:p>
          </table:table-cell>
          <table:table-cell table:style-name="ce352" office:value-type="float" office:value="10.7193221677895" calcext:value-type="float">
            <text:p>10.7</text:p>
          </table:table-cell>
          <table:table-cell table:style-name="ce352" office:value-type="float" office:value="0.662683119789299" calcext:value-type="float">
            <text:p>0.7</text:p>
          </table:table-cell>
          <table:table-cell table:style-name="ce348" office:value-type="float" office:value="4.95089340893735" calcext:value-type="float">
            <text:p>5.0</text:p>
          </table:table-cell>
          <table:table-cell table:style-name="ce741"/>
          <table:table-cell table:style-name="ce363" office:value-type="percentage" office:value="0.750622869475079" calcext:value-type="percentage">
            <text:p>75%</text:p>
          </table:table-cell>
          <table:table-cell table:style-name="ce363" office:value-type="percentage" office:value="0.940744138404111" calcext:value-type="percentage">
            <text:p>94%</text:p>
          </table:table-cell>
          <table:table-cell table:style-name="ce363" office:value-type="percentage" office:value="0.948053959218118" calcext:value-type="percentage">
            <text:p>95%</text:p>
          </table:table-cell>
          <table:table-cell table:style-name="ce363" office:value-type="percentage" office:value="0.836425404893847" calcext:value-type="percentage">
            <text:p>84%</text:p>
          </table:table-cell>
          <table:table-cell table:style-name="ce363" office:value-type="percentage" office:value="0.512504809573303" calcext:value-type="percentage">
            <text:p>5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14.9232288997376" calcext:value-type="float">
            <text:p>14.9</text:p>
          </table:table-cell>
          <table:table-cell table:style-name="ce348" office:value-type="float" office:value="10.499601886588" calcext:value-type="float">
            <text:p>10.5</text:p>
          </table:table-cell>
          <table:table-cell table:style-name="ce352" office:value-type="float" office:value="9.8785219725293" calcext:value-type="float">
            <text:p>9.9</text:p>
          </table:table-cell>
          <table:table-cell table:style-name="ce352" office:value-type="float" office:value="0.621079914058715" calcext:value-type="float">
            <text:p>0.6</text:p>
          </table:table-cell>
          <table:table-cell table:style-name="ce348" office:value-type="float" office:value="4.42362701314963" calcext:value-type="float">
            <text:p>4.4</text:p>
          </table:table-cell>
          <table:table-cell table:style-name="ce741"/>
          <table:table-cell table:style-name="ce363" office:value-type="percentage" office:value="0.734768833291846" calcext:value-type="percentage">
            <text:p>73%</text:p>
          </table:table-cell>
          <table:table-cell table:style-name="ce363" office:value-type="percentage" office:value="0.933112734125893" calcext:value-type="percentage">
            <text:p>93%</text:p>
          </table:table-cell>
          <table:table-cell table:style-name="ce363" office:value-type="percentage" office:value="0.940346549148993" calcext:value-type="percentage">
            <text:p>94%</text:p>
          </table:table-cell>
          <table:table-cell table:style-name="ce363" office:value-type="percentage" office:value="0.831387762447413" calcext:value-type="percentage">
            <text:p>83%</text:p>
          </table:table-cell>
          <table:table-cell table:style-name="ce363" office:value-type="percentage" office:value="0.488373998869695" calcext:value-type="percentage">
            <text:p>4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12.7218956740196" calcext:value-type="float">
            <text:p>12.7</text:p>
          </table:table-cell>
          <table:table-cell table:style-name="ce348" office:value-type="float" office:value="8.36469415035803" calcext:value-type="float">
            <text:p>8.4</text:p>
          </table:table-cell>
          <table:table-cell table:style-name="ce352" office:value-type="float" office:value="7.89421175479124" calcext:value-type="float">
            <text:p>7.9</text:p>
          </table:table-cell>
          <table:table-cell table:style-name="ce352" office:value-type="float" office:value="0.470482395566782" calcext:value-type="float">
            <text:p>0.5</text:p>
          </table:table-cell>
          <table:table-cell table:style-name="ce348" office:value-type="float" office:value="4.35720152366156" calcext:value-type="float">
            <text:p>4.4</text:p>
          </table:table-cell>
          <table:table-cell table:style-name="ce741"/>
          <table:table-cell table:style-name="ce363" office:value-type="percentage" office:value="0.756735053137315" calcext:value-type="percentage">
            <text:p>76%</text:p>
          </table:table-cell>
          <table:table-cell table:style-name="ce363" office:value-type="percentage" office:value="0.932408686758976" calcext:value-type="percentage">
            <text:p>93%</text:p>
          </table:table-cell>
          <table:table-cell table:style-name="ce363" office:value-type="percentage" office:value="0.941178728432616" calcext:value-type="percentage">
            <text:p>94%</text:p>
          </table:table-cell>
          <table:table-cell table:style-name="ce363" office:value-type="percentage" office:value="0.806338513002643" calcext:value-type="percentage">
            <text:p>81%</text:p>
          </table:table-cell>
          <table:table-cell table:style-name="ce363" office:value-type="percentage" office:value="0.555730149917025" calcext:value-type="percentage">
            <text:p>5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15.9853562291373" calcext:value-type="float">
            <text:p>16.0</text:p>
          </table:table-cell>
          <table:table-cell table:style-name="ce348" office:value-type="float" office:value="10.7380514649226" calcext:value-type="float">
            <text:p>10.7</text:p>
          </table:table-cell>
          <table:table-cell table:style-name="ce352" office:value-type="float" office:value="10.1211641880516" calcext:value-type="float">
            <text:p>10.1</text:p>
          </table:table-cell>
          <table:table-cell table:style-name="ce352" office:value-type="float" office:value="0.616887276870985" calcext:value-type="float">
            <text:p>0.6</text:p>
          </table:table-cell>
          <table:table-cell table:style-name="ce348" office:value-type="float" office:value="5.24730476421474" calcext:value-type="float">
            <text:p>5.2</text:p>
          </table:table-cell>
          <table:table-cell table:style-name="ce741"/>
          <table:table-cell table:style-name="ce363" office:value-type="percentage" office:value="0.77767607401254" calcext:value-type="percentage">
            <text:p>78%</text:p>
          </table:table-cell>
          <table:table-cell table:style-name="ce363" office:value-type="percentage" office:value="0.943093749446506" calcext:value-type="percentage">
            <text:p>94%</text:p>
          </table:table-cell>
          <table:table-cell table:style-name="ce363" office:value-type="percentage" office:value="0.949158258791469" calcext:value-type="percentage">
            <text:p>95%</text:p>
          </table:table-cell>
          <table:table-cell table:style-name="ce363" office:value-type="percentage" office:value="0.853610556361024" calcext:value-type="percentage">
            <text:p>85%</text:p>
          </table:table-cell>
          <table:table-cell table:style-name="ce363" office:value-type="percentage" office:value="0.57226862974913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5" calcext:value-type="float">
            <text:p>2015</text:p>
          </table:table-cell>
          <table:table-cell table:style-name="ce741" office:value-type="float" office:value="1" calcext:value-type="float">
            <text:p>1</text:p>
          </table:table-cell>
          <table:table-cell/>
          <table:table-cell table:style-name="ce348" office:value-type="float" office:value="16.158211938512" calcext:value-type="float">
            <text:p>16.2</text:p>
          </table:table-cell>
          <table:table-cell table:style-name="ce348" office:value-type="float" office:value="11.0532979097943" calcext:value-type="float">
            <text:p>11.1</text:p>
          </table:table-cell>
          <table:table-cell table:style-name="ce352" office:value-type="float" office:value="10.5181640758351" calcext:value-type="float">
            <text:p>10.5</text:p>
          </table:table-cell>
          <table:table-cell table:style-name="ce352" office:value-type="float" office:value="0.535133833959244" calcext:value-type="float">
            <text:p>0.5</text:p>
          </table:table-cell>
          <table:table-cell table:style-name="ce348" office:value-type="float" office:value="5.10491402871766" calcext:value-type="float">
            <text:p>5.1</text:p>
          </table:table-cell>
          <table:table-cell table:style-name="ce741"/>
          <table:table-cell table:style-name="ce363" office:value-type="percentage" office:value="0.753971490586282" calcext:value-type="percentage">
            <text:p>75%</text:p>
          </table:table-cell>
          <table:table-cell table:style-name="ce363" office:value-type="percentage" office:value="0.940598142209875" calcext:value-type="percentage">
            <text:p>94%</text:p>
          </table:table-cell>
          <table:table-cell table:style-name="ce363" office:value-type="percentage" office:value="0.949118901962978" calcext:value-type="percentage">
            <text:p>95%</text:p>
          </table:table-cell>
          <table:table-cell table:style-name="ce363" office:value-type="percentage" office:value="0.799518666645616" calcext:value-type="percentage">
            <text:p>80%</text:p>
          </table:table-cell>
          <table:table-cell table:style-name="ce363" office:value-type="percentage" office:value="0.527397133869758" calcext:value-type="percentage">
            <text:p>5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18.4432827630524" calcext:value-type="float">
            <text:p>18.4</text:p>
          </table:table-cell>
          <table:table-cell table:style-name="ce348" office:value-type="float" office:value="12.5833390560513" calcext:value-type="float">
            <text:p>12.6</text:p>
          </table:table-cell>
          <table:table-cell table:style-name="ce352" office:value-type="float" office:value="11.8863218808539" calcext:value-type="float">
            <text:p>11.9</text:p>
          </table:table-cell>
          <table:table-cell table:style-name="ce352" office:value-type="float" office:value="0.697017175197405" calcext:value-type="float">
            <text:p>0.7</text:p>
          </table:table-cell>
          <table:table-cell table:style-name="ce348" office:value-type="float" office:value="5.85994370700107" calcext:value-type="float">
            <text:p>5.9</text:p>
          </table:table-cell>
          <table:table-cell table:style-name="ce741"/>
          <table:table-cell table:style-name="ce363" office:value-type="percentage" office:value="0.788734191738785" calcext:value-type="percentage">
            <text:p>79%</text:p>
          </table:table-cell>
          <table:table-cell table:style-name="ce363" office:value-type="percentage" office:value="0.953942699573475" calcext:value-type="percentage">
            <text:p>95%</text:p>
          </table:table-cell>
          <table:table-cell table:style-name="ce363" office:value-type="percentage" office:value="0.959221420838765" calcext:value-type="percentage">
            <text:p>96%</text:p>
          </table:table-cell>
          <table:table-cell table:style-name="ce363" office:value-type="percentage" office:value="0.87209996396252" calcext:value-type="percentage">
            <text:p>87%</text:p>
          </table:table-cell>
          <table:table-cell table:style-name="ce363" office:value-type="percentage" office:value="0.574925934185564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15.9521128616158" calcext:value-type="float">
            <text:p>16.0</text:p>
          </table:table-cell>
          <table:table-cell table:style-name="ce348" office:value-type="float" office:value="10.8682079355928" calcext:value-type="float">
            <text:p>10.9</text:p>
          </table:table-cell>
          <table:table-cell table:style-name="ce352" office:value-type="float" office:value="10.3463027335055" calcext:value-type="float">
            <text:p>10.3</text:p>
          </table:table-cell>
          <table:table-cell table:style-name="ce352" office:value-type="float" office:value="0.521905202087323" calcext:value-type="float">
            <text:p>0.5</text:p>
          </table:table-cell>
          <table:table-cell table:style-name="ce348" office:value-type="float" office:value="5.08390492602295" calcext:value-type="float">
            <text:p>5.1</text:p>
          </table:table-cell>
          <table:table-cell table:style-name="ce741"/>
          <table:table-cell table:style-name="ce363" office:value-type="percentage" office:value="0.800929736578545" calcext:value-type="percentage">
            <text:p>80%</text:p>
          </table:table-cell>
          <table:table-cell table:style-name="ce363" office:value-type="percentage" office:value="0.955104696873211" calcext:value-type="percentage">
            <text:p>96%</text:p>
          </table:table-cell>
          <table:table-cell table:style-name="ce363" office:value-type="percentage" office:value="0.958897066779849" calcext:value-type="percentage">
            <text:p>96%</text:p>
          </table:table-cell>
          <table:table-cell table:style-name="ce363" office:value-type="percentage" office:value="0.885665900908435" calcext:value-type="percentage">
            <text:p>89%</text:p>
          </table:table-cell>
          <table:table-cell table:style-name="ce363" office:value-type="percentage" office:value="0.595450111682715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19.0641946885844" calcext:value-type="float">
            <text:p>19.1</text:p>
          </table:table-cell>
          <table:table-cell table:style-name="ce348" office:value-type="float" office:value="12.6345638817873" calcext:value-type="float">
            <text:p>12.6</text:p>
          </table:table-cell>
          <table:table-cell table:style-name="ce352" office:value-type="float" office:value="11.9340506247618" calcext:value-type="float">
            <text:p>11.9</text:p>
          </table:table-cell>
          <table:table-cell table:style-name="ce352" office:value-type="float" office:value="0.700513257025466" calcext:value-type="float">
            <text:p>0.7</text:p>
          </table:table-cell>
          <table:table-cell table:style-name="ce348" office:value-type="float" office:value="6.42963080679716" calcext:value-type="float">
            <text:p>6.4</text:p>
          </table:table-cell>
          <table:table-cell table:style-name="ce741"/>
          <table:table-cell table:style-name="ce363" office:value-type="percentage" office:value="0.806433748270964" calcext:value-type="percentage">
            <text:p>81%</text:p>
          </table:table-cell>
          <table:table-cell table:style-name="ce363" office:value-type="percentage" office:value="0.954753011568465" calcext:value-type="percentage">
            <text:p>95%</text:p>
          </table:table-cell>
          <table:table-cell table:style-name="ce363" office:value-type="percentage" office:value="0.959695092749079" calcext:value-type="percentage">
            <text:p>96%</text:p>
          </table:table-cell>
          <table:table-cell table:style-name="ce363" office:value-type="percentage" office:value="0.877748166882349" calcext:value-type="percentage">
            <text:p>88%</text:p>
          </table:table-cell>
          <table:table-cell table:style-name="ce363" office:value-type="percentage" office:value="0.617830194603457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6" calcext:value-type="float">
            <text:p>2016</text:p>
          </table:table-cell>
          <table:table-cell table:style-name="ce741" office:value-type="float" office:value="1" calcext:value-type="float">
            <text:p>1</text:p>
          </table:table-cell>
          <table:table-cell table:style-name="ce345"/>
          <table:table-cell table:style-name="ce348" office:value-type="float" office:value="19.3531683046393" calcext:value-type="float">
            <text:p>19.4</text:p>
          </table:table-cell>
          <table:table-cell table:style-name="ce348" office:value-type="float" office:value="13.0805602718838" calcext:value-type="float">
            <text:p>13.1</text:p>
          </table:table-cell>
          <table:table-cell table:style-name="ce352" office:value-type="float" office:value="12.2739651136052" calcext:value-type="float">
            <text:p>12.3</text:p>
          </table:table-cell>
          <table:table-cell table:style-name="ce352" office:value-type="float" office:value="0.806595158278605" calcext:value-type="float">
            <text:p>0.8</text:p>
          </table:table-cell>
          <table:table-cell table:style-name="ce348" office:value-type="float" office:value="6.27260803275551" calcext:value-type="float">
            <text:p>6.3</text:p>
          </table:table-cell>
          <table:table-cell table:style-name="ce741"/>
          <table:table-cell table:style-name="ce363" office:value-type="percentage" office:value="0.806695223806519" calcext:value-type="percentage">
            <text:p>81%</text:p>
          </table:table-cell>
          <table:table-cell table:style-name="ce363" office:value-type="percentage" office:value="0.948282483224616" calcext:value-type="percentage">
            <text:p>95%</text:p>
          </table:table-cell>
          <table:table-cell table:style-name="ce363" office:value-type="percentage" office:value="0.952614108355847" calcext:value-type="percentage">
            <text:p>95%</text:p>
          </table:table-cell>
          <table:table-cell table:style-name="ce363" office:value-type="percentage" office:value="0.886914099092412" calcext:value-type="percentage">
            <text:p>89%</text:p>
          </table:table-cell>
          <table:table-cell table:style-name="ce363" office:value-type="percentage" office:value="0.615158628368356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/>
          <table:table-cell table:style-name="ce348" office:value-type="float" office:value="18.7073884086657" calcext:value-type="float">
            <text:p>18.7</text:p>
          </table:table-cell>
          <table:table-cell table:style-name="ce348" office:value-type="float" office:value="12.5937541140298" calcext:value-type="float">
            <text:p>12.6</text:p>
          </table:table-cell>
          <table:table-cell table:style-name="ce352" office:value-type="float" office:value="11.8000535813976" calcext:value-type="float">
            <text:p>11.8</text:p>
          </table:table-cell>
          <table:table-cell table:style-name="ce352" office:value-type="float" office:value="0.793700532632161" calcext:value-type="float">
            <text:p>0.8</text:p>
          </table:table-cell>
          <table:table-cell table:style-name="ce348" office:value-type="float" office:value="6.11363429463588" calcext:value-type="float">
            <text:p>6.1</text:p>
          </table:table-cell>
          <table:table-cell table:style-name="ce741"/>
          <table:table-cell table:style-name="ce363" office:value-type="percentage" office:value="0.815741388576113" calcext:value-type="percentage">
            <text:p>82%</text:p>
          </table:table-cell>
          <table:table-cell table:style-name="ce363" office:value-type="percentage" office:value="0.950384654771544" calcext:value-type="percentage">
            <text:p>95%</text:p>
          </table:table-cell>
          <table:table-cell table:style-name="ce363" office:value-type="percentage" office:value="0.953686272593382" calcext:value-type="percentage">
            <text:p>95%</text:p>
          </table:table-cell>
          <table:table-cell table:style-name="ce363" office:value-type="percentage" office:value="0.90386340435494" calcext:value-type="percentage">
            <text:p>90%</text:p>
          </table:table-cell>
          <table:table-cell table:style-name="ce363" office:value-type="percentage" office:value="0.631458244270511" calcext:value-type="percentage">
            <text:p>63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/>
          <table:table-cell table:style-name="ce348" office:value-type="float" office:value="18.1412219770466" calcext:value-type="float">
            <text:p>18.1</text:p>
          </table:table-cell>
          <table:table-cell table:style-name="ce348" office:value-type="float" office:value="11.6013619540061" calcext:value-type="float">
            <text:p>11.6</text:p>
          </table:table-cell>
          <table:table-cell table:style-name="ce352" office:value-type="float" office:value="10.8556194004909" calcext:value-type="float">
            <text:p>10.9</text:p>
          </table:table-cell>
          <table:table-cell table:style-name="ce352" office:value-type="float" office:value="0.745742553515235" calcext:value-type="float">
            <text:p>0.7</text:p>
          </table:table-cell>
          <table:table-cell table:style-name="ce348" office:value-type="float" office:value="6.53986002304043" calcext:value-type="float">
            <text:p>6.5</text:p>
          </table:table-cell>
          <table:table-cell table:style-name="ce741"/>
          <table:table-cell table:style-name="ce363" office:value-type="percentage" office:value="0.830709593376393" calcext:value-type="percentage">
            <text:p>83%</text:p>
          </table:table-cell>
          <table:table-cell table:style-name="ce363" office:value-type="percentage" office:value="0.939636397605295" calcext:value-type="percentage">
            <text:p>94%</text:p>
          </table:table-cell>
          <table:table-cell table:style-name="ce363" office:value-type="percentage" office:value="0.9427429584229" calcext:value-type="percentage">
            <text:p>94%</text:p>
          </table:table-cell>
          <table:table-cell table:style-name="ce363" office:value-type="percentage" office:value="0.896626933962433" calcext:value-type="percentage">
            <text:p>90%</text:p>
          </table:table-cell>
          <table:table-cell table:style-name="ce363" office:value-type="percentage" office:value="0.689017475499473" calcext:value-type="percentage">
            <text:p>69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/>
          <table:table-cell table:style-name="ce348" office:value-type="float" office:value="18.994730501749" calcext:value-type="float">
            <text:p>19.0</text:p>
          </table:table-cell>
          <table:table-cell table:style-name="ce348" office:value-type="float" office:value="11.9136207442626" calcext:value-type="float">
            <text:p>11.9</text:p>
          </table:table-cell>
          <table:table-cell table:style-name="ce352" office:value-type="float" office:value="10.9872242344995" calcext:value-type="float">
            <text:p>11.0</text:p>
          </table:table-cell>
          <table:table-cell table:style-name="ce352" office:value-type="float" office:value="0.926396509763129" calcext:value-type="float">
            <text:p>0.9</text:p>
          </table:table-cell>
          <table:table-cell table:style-name="ce348" office:value-type="float" office:value="7.08110975748645" calcext:value-type="float">
            <text:p>7.1</text:p>
          </table:table-cell>
          <table:table-cell table:style-name="ce741"/>
          <table:table-cell table:style-name="ce363" office:value-type="percentage" office:value="0.824791861405229" calcext:value-type="percentage">
            <text:p>82%</text:p>
          </table:table-cell>
          <table:table-cell table:style-name="ce363" office:value-type="percentage" office:value="0.948387923453494" calcext:value-type="percentage">
            <text:p>95%</text:p>
          </table:table-cell>
          <table:table-cell table:style-name="ce363" office:value-type="percentage" office:value="0.952098319899631" calcext:value-type="percentage">
            <text:p>95%</text:p>
          </table:table-cell>
          <table:table-cell table:style-name="ce363" office:value-type="percentage" office:value="0.906489989591697" calcext:value-type="percentage">
            <text:p>91%</text:p>
          </table:table-cell>
          <table:table-cell table:style-name="ce363" office:value-type="percentage" office:value="0.676468757019611" calcext:value-type="percentage">
            <text:p>6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7" calcext:value-type="float">
            <text:p>2017</text:p>
          </table:table-cell>
          <table:table-cell table:style-name="ce741" office:value-type="float" office:value="1" calcext:value-type="float">
            <text:p>1</text:p>
          </table:table-cell>
          <table:table-cell table:style-name="ce345"/>
          <table:table-cell table:style-name="ce348" office:value-type="float" office:value="19.0690988604922" calcext:value-type="float">
            <text:p>19.1</text:p>
          </table:table-cell>
          <table:table-cell table:style-name="ce348" office:value-type="float" office:value="12.5328120604081" calcext:value-type="float">
            <text:p>12.5</text:p>
          </table:table-cell>
          <table:table-cell table:style-name="ce352" office:value-type="float" office:value="11.5668211119539" calcext:value-type="float">
            <text:p>11.6</text:p>
          </table:table-cell>
          <table:table-cell table:style-name="ce352" office:value-type="float" office:value="0.965990948454221" calcext:value-type="float">
            <text:p>1.0</text:p>
          </table:table-cell>
          <table:table-cell table:style-name="ce348" office:value-type="float" office:value="6.5362868000841" calcext:value-type="float">
            <text:p>6.5</text:p>
          </table:table-cell>
          <table:table-cell table:style-name="ce741"/>
          <table:table-cell table:style-name="ce363" office:value-type="percentage" office:value="0.798870799731947" calcext:value-type="percentage">
            <text:p>80%</text:p>
          </table:table-cell>
          <table:table-cell table:style-name="ce363" office:value-type="percentage" office:value="0.952303575469001" calcext:value-type="percentage">
            <text:p>95%</text:p>
          </table:table-cell>
          <table:table-cell table:style-name="ce363" office:value-type="percentage" office:value="0.955638520281357" calcext:value-type="percentage">
            <text:p>96%</text:p>
          </table:table-cell>
          <table:table-cell table:style-name="ce363" office:value-type="percentage" office:value="0.914106276216189" calcext:value-type="percentage">
            <text:p>91%</text:p>
          </table:table-cell>
          <table:table-cell table:style-name="ce363" office:value-type="percentage" office:value="0.610323523387646" calcext:value-type="percentage">
            <text:p>61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 table:style-name="ce345"/>
          <table:table-cell table:style-name="ce348" office:value-type="float" office:value="19.1973618201059" calcext:value-type="float">
            <text:p>19.2</text:p>
          </table:table-cell>
          <table:table-cell table:style-name="ce348" office:value-type="float" office:value="12.4205038786216" calcext:value-type="float">
            <text:p>12.4</text:p>
          </table:table-cell>
          <table:table-cell table:style-name="ce352" office:value-type="float" office:value="11.4184907044985" calcext:value-type="float">
            <text:p>11.4</text:p>
          </table:table-cell>
          <table:table-cell table:style-name="ce352" office:value-type="float" office:value="1.0020131741231" calcext:value-type="float">
            <text:p>1.0</text:p>
          </table:table-cell>
          <table:table-cell table:style-name="ce348" office:value-type="float" office:value="6.7768579414843" calcext:value-type="float">
            <text:p>6.8</text:p>
          </table:table-cell>
          <table:table-cell table:style-name="ce741"/>
          <table:table-cell table:style-name="ce363" office:value-type="percentage" office:value="0.822861218884585" calcext:value-type="percentage">
            <text:p>82%</text:p>
          </table:table-cell>
          <table:table-cell table:style-name="ce363" office:value-type="percentage" office:value="0.955739223419002" calcext:value-type="percentage">
            <text:p>96%</text:p>
          </table:table-cell>
          <table:table-cell table:style-name="ce363" office:value-type="percentage" office:value="0.959109559505582" calcext:value-type="percentage">
            <text:p>96%</text:p>
          </table:table-cell>
          <table:table-cell table:style-name="ce363" office:value-type="percentage" office:value="0.91894091537335" calcext:value-type="percentage">
            <text:p>92%</text:p>
          </table:table-cell>
          <table:table-cell table:style-name="ce363" office:value-type="percentage" office:value="0.655763119940944" calcext:value-type="percentage">
            <text:p>6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 table:style-name="ce345"/>
          <table:table-cell table:style-name="ce348" office:value-type="float" office:value="17.3374341683763" calcext:value-type="float">
            <text:p>17.3</text:p>
          </table:table-cell>
          <table:table-cell table:style-name="ce348" office:value-type="float" office:value="11.7982025309655" calcext:value-type="float">
            <text:p>11.8</text:p>
          </table:table-cell>
          <table:table-cell table:style-name="ce352" office:value-type="float" office:value="10.9787764356872" calcext:value-type="float">
            <text:p>11.0</text:p>
          </table:table-cell>
          <table:table-cell table:style-name="ce352" office:value-type="float" office:value="0.819426095278306" calcext:value-type="float">
            <text:p>0.8</text:p>
          </table:table-cell>
          <table:table-cell table:style-name="ce348" office:value-type="float" office:value="5.53923163741079" calcext:value-type="float">
            <text:p>5.5</text:p>
          </table:table-cell>
          <table:table-cell table:style-name="ce741"/>
          <table:table-cell table:style-name="ce363" office:value-type="percentage" office:value="0.836606962518762" calcext:value-type="percentage">
            <text:p>84%</text:p>
          </table:table-cell>
          <table:table-cell table:style-name="ce363" office:value-type="percentage" office:value="0.959817792691818" calcext:value-type="percentage">
            <text:p>96%</text:p>
          </table:table-cell>
          <table:table-cell table:style-name="ce363" office:value-type="percentage" office:value="0.962553469837029" calcext:value-type="percentage">
            <text:p>96%</text:p>
          </table:table-cell>
          <table:table-cell table:style-name="ce363" office:value-type="percentage" office:value="0.924609694076442" calcext:value-type="percentage">
            <text:p>92%</text:p>
          </table:table-cell>
          <table:table-cell table:style-name="ce363" office:value-type="percentage" office:value="0.656977716461727" calcext:value-type="percentage">
            <text:p>6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 table:style-name="ce345"/>
          <table:table-cell table:style-name="ce348" office:value-type="float" office:value="18.2290521077766" calcext:value-type="float">
            <text:p>18.2</text:p>
          </table:table-cell>
          <table:table-cell table:style-name="ce348" office:value-type="float" office:value="12.1625618882649" calcext:value-type="float">
            <text:p>12.2</text:p>
          </table:table-cell>
          <table:table-cell table:style-name="ce352" office:value-type="float" office:value="11.2700006790352" calcext:value-type="float">
            <text:p>11.3</text:p>
          </table:table-cell>
          <table:table-cell table:style-name="ce352" office:value-type="float" office:value="0.892561209229629" calcext:value-type="float">
            <text:p>0.9</text:p>
          </table:table-cell>
          <table:table-cell table:style-name="ce348" office:value-type="float" office:value="6.06649021951176" calcext:value-type="float">
            <text:p>6.1</text:p>
          </table:table-cell>
          <table:table-cell table:style-name="ce741"/>
          <table:table-cell table:style-name="ce363" office:value-type="percentage" office:value="0.787637684872236" calcext:value-type="percentage">
            <text:p>79%</text:p>
          </table:table-cell>
          <table:table-cell table:style-name="ce363" office:value-type="percentage" office:value="0.96237849833508" calcext:value-type="percentage">
            <text:p>96%</text:p>
          </table:table-cell>
          <table:table-cell table:style-name="ce363" office:value-type="percentage" office:value="0.96529208791573" calcext:value-type="percentage">
            <text:p>97%</text:p>
          </table:table-cell>
          <table:table-cell table:style-name="ce363" office:value-type="percentage" office:value="0.927047371447476" calcext:value-type="percentage">
            <text:p>93%</text:p>
          </table:table-cell>
          <table:table-cell table:style-name="ce363" office:value-type="percentage" office:value="0.577434698920658" calcext:value-type="percentage">
            <text:p>58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8" calcext:value-type="float">
            <text:p>2018</text:p>
          </table:table-cell>
          <table:table-cell table:style-name="ce741" office:value-type="float" office:value="1" calcext:value-type="float">
            <text:p>1</text:p>
          </table:table-cell>
          <table:table-cell table:style-name="ce345"/>
          <table:table-cell table:style-name="ce348" office:value-type="float" office:value="19.3221210058063" calcext:value-type="float">
            <text:p>19.3</text:p>
          </table:table-cell>
          <table:table-cell table:style-name="ce348" office:value-type="float" office:value="13.1289904196403" calcext:value-type="float">
            <text:p>13.1</text:p>
          </table:table-cell>
          <table:table-cell table:style-name="ce352" office:value-type="float" office:value="12.1586728552495" calcext:value-type="float">
            <text:p>12.2</text:p>
          </table:table-cell>
          <table:table-cell table:style-name="ce352" office:value-type="float" office:value="0.970317564390806" calcext:value-type="float">
            <text:p>1.0</text:p>
          </table:table-cell>
          <table:table-cell table:style-name="ce348" office:value-type="float" office:value="6.19313058616604" calcext:value-type="float">
            <text:p>6.2</text:p>
          </table:table-cell>
          <table:table-cell table:style-name="ce741"/>
          <table:table-cell table:style-name="ce363" office:value-type="percentage" office:value="0.807501133995126" calcext:value-type="percentage">
            <text:p>81%</text:p>
          </table:table-cell>
          <table:table-cell table:style-name="ce363" office:value-type="percentage" office:value="0.95986264711253" calcext:value-type="percentage">
            <text:p>96%</text:p>
          </table:table-cell>
          <table:table-cell table:style-name="ce363" office:value-type="percentage" office:value="0.962731583809193" calcext:value-type="percentage">
            <text:p>96%</text:p>
          </table:table-cell>
          <table:table-cell table:style-name="ce363" office:value-type="percentage" office:value="0.925310463448665" calcext:value-type="percentage">
            <text:p>93%</text:p>
          </table:table-cell>
          <table:table-cell table:style-name="ce363" office:value-type="percentage" office:value="0.60419012269934" calcext:value-type="percentage">
            <text:p>60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2" calcext:value-type="float">
            <text:p>2</text:p>
          </table:table-cell>
          <table:table-cell table:style-name="ce345"/>
          <table:table-cell table:style-name="ce348" office:value-type="float" office:value="18.7648561880632" calcext:value-type="float">
            <text:p>18.8</text:p>
          </table:table-cell>
          <table:table-cell table:style-name="ce348" office:value-type="float" office:value="13.2800123824776" calcext:value-type="float">
            <text:p>13.3</text:p>
          </table:table-cell>
          <table:table-cell table:style-name="ce352" office:value-type="float" office:value="12.4062010659897" calcext:value-type="float">
            <text:p>12.4</text:p>
          </table:table-cell>
          <table:table-cell table:style-name="ce352" office:value-type="float" office:value="0.873811316487852" calcext:value-type="float">
            <text:p>0.9</text:p>
          </table:table-cell>
          <table:table-cell table:style-name="ce348" office:value-type="float" office:value="5.48484380558556" calcext:value-type="float">
            <text:p>5.5</text:p>
          </table:table-cell>
          <table:table-cell table:style-name="ce741"/>
          <table:table-cell table:style-name="ce363" office:value-type="percentage" office:value="0.795574003858677" calcext:value-type="percentage">
            <text:p>80%</text:p>
          </table:table-cell>
          <table:table-cell table:style-name="ce363" office:value-type="percentage" office:value="0.95009691964894" calcext:value-type="percentage">
            <text:p>95%</text:p>
          </table:table-cell>
          <table:table-cell table:style-name="ce363" office:value-type="percentage" office:value="0.952478690897785" calcext:value-type="percentage">
            <text:p>95%</text:p>
          </table:table-cell>
          <table:table-cell table:style-name="ce363" office:value-type="percentage" office:value="0.917522067797736" calcext:value-type="percentage">
            <text:p>92%</text:p>
          </table:table-cell>
          <table:table-cell table:style-name="ce363" office:value-type="percentage" office:value="0.570801083272575" calcext:value-type="percentage">
            <text:p>5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3" calcext:value-type="float">
            <text:p>3</text:p>
          </table:table-cell>
          <table:table-cell table:style-name="ce345"/>
          <table:table-cell table:style-name="ce348" office:value-type="float" office:value="18.5454767431423" calcext:value-type="float">
            <text:p>18.5</text:p>
          </table:table-cell>
          <table:table-cell table:style-name="ce348" office:value-type="float" office:value="12.5948740236812" calcext:value-type="float">
            <text:p>12.6</text:p>
          </table:table-cell>
          <table:table-cell table:style-name="ce352" office:value-type="float" office:value="11.8052261199067" calcext:value-type="float">
            <text:p>11.8</text:p>
          </table:table-cell>
          <table:table-cell table:style-name="ce352" office:value-type="float" office:value="0.789647903774536" calcext:value-type="float">
            <text:p>0.8</text:p>
          </table:table-cell>
          <table:table-cell table:style-name="ce348" office:value-type="float" office:value="5.9506027194611" calcext:value-type="float">
            <text:p>6.0</text:p>
          </table:table-cell>
          <table:table-cell table:style-name="ce741"/>
          <table:table-cell table:style-name="ce363" office:value-type="percentage" office:value="0.835478308634815" calcext:value-type="percentage">
            <text:p>84%</text:p>
          </table:table-cell>
          <table:table-cell table:style-name="ce363" office:value-type="percentage" office:value="0.948373653297928" calcext:value-type="percentage">
            <text:p>95%</text:p>
          </table:table-cell>
          <table:table-cell table:style-name="ce363" office:value-type="percentage" office:value="0.950252059713988" calcext:value-type="percentage">
            <text:p>95%</text:p>
          </table:table-cell>
          <table:table-cell table:style-name="ce363" office:value-type="percentage" office:value="0.921151490568029" calcext:value-type="percentage">
            <text:p>92%</text:p>
          </table:table-cell>
          <table:table-cell table:style-name="ce363" office:value-type="percentage" office:value="0.667336936158032" calcext:value-type="percentage">
            <text:p>67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5">
          <table:table-cell table:style-name="ce741"/>
          <table:table-cell table:style-name="ce741" office:value-type="float" office:value="4" calcext:value-type="float">
            <text:p>4</text:p>
          </table:table-cell>
          <table:table-cell table:style-name="ce345"/>
          <table:table-cell table:style-name="ce348" office:value-type="float" office:value="20.5861120473452" calcext:value-type="float">
            <text:p>20.6</text:p>
          </table:table-cell>
          <table:table-cell table:style-name="ce348" office:value-type="float" office:value="14.0776054276317" calcext:value-type="float">
            <text:p>14.1</text:p>
          </table:table-cell>
          <table:table-cell table:style-name="ce352" office:value-type="float" office:value="13.1499858810466" calcext:value-type="float">
            <text:p>13.1</text:p>
          </table:table-cell>
          <table:table-cell table:style-name="ce352" office:value-type="float" office:value="0.927619546585099" calcext:value-type="float">
            <text:p>0.9</text:p>
          </table:table-cell>
          <table:table-cell table:style-name="ce348" office:value-type="float" office:value="6.50850661971351" calcext:value-type="float">
            <text:p>6.5</text:p>
          </table:table-cell>
          <table:table-cell table:style-name="ce741"/>
          <table:table-cell table:style-name="ce363" office:value-type="percentage" office:value="0.834567667856508" calcext:value-type="percentage">
            <text:p>83%</text:p>
          </table:table-cell>
          <table:table-cell table:style-name="ce363" office:value-type="percentage" office:value="0.953439268671868" calcext:value-type="percentage">
            <text:p>95%</text:p>
          </table:table-cell>
          <table:table-cell table:style-name="ce363" office:value-type="percentage" office:value="0.954826673954099" calcext:value-type="percentage">
            <text:p>95%</text:p>
          </table:table-cell>
          <table:table-cell table:style-name="ce363" office:value-type="percentage" office:value="0.934196288455828" calcext:value-type="percentage">
            <text:p>93%</text:p>
          </table:table-cell>
          <table:table-cell table:style-name="ce363" office:value-type="percentage" office:value="0.657310732194032" calcext:value-type="percentage">
            <text:p>66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30">
          <table:table-cell table:style-name="ce741" office:value-type="float" office:value="2019" calcext:value-type="float">
            <text:p>2019</text:p>
          </table:table-cell>
          <table:table-cell table:style-name="ce741" office:value-type="float" office:value="1" calcext:value-type="float">
            <text:p>1</text:p>
          </table:table-cell>
          <table:table-cell table:style-name="ce345" office:value-type="string" calcext:value-type="string">
            <text:p>p</text:p>
          </table:table-cell>
          <table:table-cell table:style-name="ce348" office:value-type="float" office:value="20.2416216319459" calcext:value-type="float">
            <text:p>20.2</text:p>
          </table:table-cell>
          <table:table-cell table:style-name="ce348" office:value-type="float" office:value="14.2756368151984" calcext:value-type="float">
            <text:p>14.3</text:p>
          </table:table-cell>
          <table:table-cell table:style-name="ce352" office:value-type="float" office:value="13.4022949805377" calcext:value-type="float">
            <text:p>13.4</text:p>
          </table:table-cell>
          <table:table-cell table:style-name="ce352" office:value-type="float" office:value="0.873341834660694" calcext:value-type="float">
            <text:p>0.9</text:p>
          </table:table-cell>
          <table:table-cell table:style-name="ce348" office:value-type="float" office:value="5.96598481674756" calcext:value-type="float">
            <text:p>6.0</text:p>
          </table:table-cell>
          <table:table-cell table:style-name="ce741"/>
          <table:table-cell table:style-name="ce363" office:value-type="percentage" office:value="0.822832885123131" calcext:value-type="percentage">
            <text:p>82%</text:p>
          </table:table-cell>
          <table:table-cell table:style-name="ce363" office:value-type="percentage" office:value="0.95598324466548" calcext:value-type="percentage">
            <text:p>96%</text:p>
          </table:table-cell>
          <table:table-cell table:style-name="ce363" office:value-type="percentage" office:value="0.957603900428306" calcext:value-type="percentage">
            <text:p>96%</text:p>
          </table:table-cell>
          <table:table-cell table:style-name="ce363" office:value-type="percentage" office:value="0.931783282114942" calcext:value-type="percentage">
            <text:p>93%</text:p>
          </table:table-cell>
          <table:table-cell table:style-name="ce363" office:value-type="percentage" office:value="0.617150714852964" calcext:value-type="percentage">
            <text:p>62%</text:p>
          </table:table-cell>
          <table:table-cell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1">
          <table:table-cell table:number-columns-repeated="15"/>
          <table:table-cell table:style-name="ce348" table:number-columns-repeated="2"/>
          <table:table-cell table:style-name="ce352" table:number-columns-repeated="2"/>
          <table:table-cell table:style-name="ce348"/>
          <table:table-cell table:number-columns-repeated="1004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table:style-name="ce34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5">p</text:span><text:span text:style-name="T6">: provisional estimate</text:span></text:p>
          </table:table-cell>
          <table:table-cell/>
          <table:table-cell table:style-name="ce344"/>
          <table:table-cell table:number-columns-repeated="1021"/>
        </table:table-row>
        <table:table-row table:style-name="ro1">
          <table:table-cell table:number-columns-repeated="2"/>
          <table:table-cell table:style-name="ce344"/>
          <table:table-cell table:number-columns-repeated="9"/>
          <table:table-cell>
            <draw:custom-shape table:end-cell-address="'Table 1.1'.M140" table:end-x="0.3268in" table:end-y="0.0909in" draw:z-index="4" draw:name="TextBox 5" draw:style-name="gr1" draw:text-style-name="P1" svg:width="0.2016in" svg:height="0.2882in" svg:x="0.126in" svg:y="0.154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O140" table:end-x="0.2016in" table:end-y="0.0909in" draw:z-index="15" draw:name="TextBox 16" draw:style-name="gr1" draw:text-style-name="P1" svg:width="0.2016in" svg:height="0.2882in" svg:x="0in" svg:y="0.154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1.1'.S140" table:end-x="0.3268in" table:end-y="0.0909in" draw:z-index="18" draw:name="TextBox 20" draw:style-name="gr1" draw:text-style-name="P1" svg:width="0.2016in" svg:height="0.2882in" svg:x="0.1252in" svg:y="0.154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: Scotland includes Scottish Adjacent Waters.</text:p>
          </table:table-cell>
          <table:table-cell/>
          <table:table-cell table:style-name="ce344"/>
          <table:table-cell table:number-columns-repeated="4"/>
          <table:table-cell>
            <draw:custom-shape table:end-cell-address="'Table 1.1'.H140" table:end-x="0.6913in" table:end-y="0.1118in" draw:z-index="6" draw:name="TextBox 7" draw:style-name="gr1" draw:text-style-name="P1" svg:width="0.2016in" svg:height="0.2882in" svg:x="0.4898in" svg:y="-0.00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1.1'.H141" table:end-x="0.7606in" table:end-y="0.039in" draw:z-index="7" draw:name="TextBox 8" draw:style-name="gr1" draw:text-style-name="P1" svg:width="0.2016in" svg:height="0.2882in" svg:x="0.5591in" svg:y="0.10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Table 1.1'.M141" table:end-x="0.3268in" table:end-y="0.0909in" draw:z-index="8" draw:name="TextBox 9" draw:style-name="gr1" draw:text-style-name="P1" svg:width="0.2016in" svg:height="0.2882in" svg:x="0.126in" svg:y="0.154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O141" table:end-x="0.2016in" table:end-y="0.0909in" draw:z-index="16" draw:name="TextBox 17" draw:style-name="gr1" draw:text-style-name="P1" svg:width="0.2016in" svg:height="0.2882in" svg:x="0in" svg:y="0.154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1.1'.S141" table:end-x="0.3268in" table:end-y="0.0909in" draw:z-index="19" draw:name="TextBox 21" draw:style-name="gr1" draw:text-style-name="P1" svg:width="0.2016in" svg:height="0.2882in" svg:x="0.1252in" svg:y="0.154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: United Kingdom Continental Shelf totals include offshore and land production.</text:p>
          </table:table-cell>
          <table:table-cell/>
          <table:table-cell table:style-name="ce344"/>
          <table:table-cell table:number-columns-repeated="1021"/>
        </table:table-row>
        <table:table-row table:style-name="ro1">
          <table:table-cell office:value-type="string" calcext:value-type="string">
            <text:p>3: Total (gross) natural gas production includes waste and producers' own use, but excludes gas flared. Does not include colliery methane.</text:p>
          </table:table-cell>
          <table:table-cell/>
          <table:table-cell table:style-name="ce344"/>
          <table:table-cell table:number-columns-repeated="2"/>
          <table:table-cell>
            <draw:custom-shape table:end-cell-address="'Table 1.1'.F142" table:end-x="0.448in" table:end-y="0.1642in" draw:z-index="5" draw:name="TextBox 6" draw:style-name="gr1" draw:text-style-name="P1" svg:width="0.2016in" svg:height="0.2898in" svg:x="0.2465in" svg:y="0.04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H142" table:end-x="0.6913in" table:end-y="0.1122in" draw:z-index="9" draw:name="TextBox 10" draw:style-name="gr1" draw:text-style-name="P1" svg:width="0.2016in" svg:height="0.2898in" svg:x="0.4898in" svg:y="-0.0039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Table 1.1'.M143" table:end-x="0.3268in" table:end-y="0.0913in" draw:z-index="10" draw:name="TextBox 11" draw:style-name="gr1" draw:text-style-name="P1" svg:width="0.2016in" svg:height="0.2898in" svg:x="0.126in" svg:y="0.15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1.1'.O143" table:end-x="0.2016in" table:end-y="0.0913in" draw:z-index="17" draw:name="TextBox 18" draw:style-name="gr1" draw:text-style-name="P1" svg:width="0.2016in" svg:height="0.2898in" svg:x="0in" svg:y="0.15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1.1'.S143" table:end-x="0.3268in" table:end-y="0.0913in" draw:z-index="20" draw:name="TextBox 22" draw:style-name="gr1" draw:text-style-name="P1" svg:width="0.2016in" svg:height="0.2898in" svg:x="0.1252in" svg:y="0.15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: Calendar year annual production consistent with BEIS Digest of UK Energy Statistics (DUKES), published 25 July 2019.</text:p>
          </table:table-cell>
          <table:table-cell/>
          <table:table-cell table:style-name="ce344"/>
          <table:table-cell table:number-columns-repeated="4"/>
          <table:table-cell>
            <draw:custom-shape table:end-cell-address="'Table 1.1'.H143" table:end-x="0.6913in" table:end-y="0.1118in" draw:z-index="11" draw:name="TextBox 12" draw:style-name="gr1" draw:text-style-name="P1" svg:width="0.2016in" svg:height="0.289in" svg:x="0.4898in" svg:y="-0.004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: Financial year and quarterly production consistent with BEIS Quarterly Energy Trends, last updated 27 June 2019.</text:p>
          </table:table-cell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Table 1.1'.$A$1" table:cell-range-address="$'Table 1.1'.$A$1:.$N$143" table:range-usable-as="print-range"/>
          <table:named-expression table:name="_xlnm.Print_Titles" table:base-cell-address="$'Table 1.1'.$A$1" table:expression="[$'Table 1.1'.$B$1:.$B$1048576];[$'Table 1.1'.$A$1:.$AMJ$4]"/>
        </table:named-expressions>
      </table:table>
      <table:table table:name="Table 2.1" table:style-name="ta1">
        <table:table-column table:style-name="co52" table:default-cell-style-name="ce741"/>
        <table:table-column table:style-name="co53" table:default-cell-style-name="ce741"/>
        <table:table-column table:style-name="co54" table:default-cell-style-name="ce741"/>
        <table:table-column table:style-name="co59" table:default-cell-style-name="ce384"/>
        <table:table-column table:style-name="co59" table:number-columns-repeated="3" table:default-cell-style-name="ce367"/>
        <table:table-column table:style-name="co60" table:default-cell-style-name="ce393"/>
        <table:table-column table:style-name="co60" table:default-cell-style-name="ce384"/>
        <table:table-column table:style-name="co61" table:default-cell-style-name="ce344"/>
        <table:table-column table:style-name="co59" table:default-cell-style-name="ce344"/>
        <table:table-column table:style-name="co59" table:number-columns-repeated="3" table:default-cell-style-name="ce367"/>
        <table:table-column table:style-name="co60" table:default-cell-style-name="ce367"/>
        <table:table-column table:style-name="co60" table:default-cell-style-name="ce344"/>
        <table:table-column table:style-name="co58" table:default-cell-style-name="ce344"/>
        <table:table-column table:style-name="co59" table:default-cell-style-name="ce344"/>
        <table:table-column table:style-name="co59" table:number-columns-repeated="3" table:default-cell-style-name="ce367"/>
        <table:table-column table:style-name="co60" table:default-cell-style-name="ce403"/>
        <table:table-column table:style-name="co60" table:default-cell-style-name="ce405"/>
        <table:table-column table:style-name="co58" table:number-columns-repeated="41" table:default-cell-style-name="ce344"/>
        <table:table-column table:style-name="co58" table:number-columns-repeated="19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8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8" table:number-columns-repeated="23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8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8" table:number-columns-repeated="23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8" table:default-cell-style-name="Default"/>
        <table:table-column table:style-name="co59" table:number-columns-repeated="4" table:default-cell-style-name="Default"/>
        <table:table-column table:style-name="co60" table:number-columns-repeated="2" table:default-cell-style-name="Default"/>
        <table:table-column table:style-name="co58" table:number-columns-repeated="233" table:default-cell-style-name="Default"/>
        <table:table-row table:style-name="ro24">
          <table:table-cell table:style-name="ce735" office:value-type="string" calcext:value-type="string" table:number-columns-spanned="16" table:number-rows-spanned="1">
            <text:p>Table 2.1: Oil and Gas Income and Expenditure</text:p>
          </table:table-cell>
          <table:covered-table-cell table:number-columns-repeated="15" table:style-name="ce735"/>
          <table:table-cell table:style-name="ce359" table:number-columns-repeated="5"/>
          <table:table-cell table:style-name="ce399" table:number-columns-repeated="2"/>
          <table:table-cell table:style-name="ce359" table:number-columns-repeated="41"/>
          <table:table-cell table:number-columns-repeated="960"/>
        </table:table-row>
        <table:table-row table:style-name="ro24">
          <table:table-cell table:style-name="ce371" office:value-type="string" calcext:value-type="string">
            <text:p><text:s/>£ million</text:p>
          </table:table-cell>
          <table:table-cell table:style-name="ce371"/>
          <table:table-cell table:style-name="ce378"/>
          <table:table-cell table:style-name="ce379"/>
          <table:table-cell table:style-name="ce364"/>
          <table:table-cell table:style-name="ce388" table:number-columns-repeated="2"/>
          <table:table-cell table:style-name="ce391"/>
          <table:table-cell table:style-name="ce394"/>
          <table:table-cell table:style-name="ce359"/>
          <table:table-cell table:style-name="ce362"/>
          <table:table-cell table:style-name="ce364"/>
          <table:table-cell table:style-name="ce388" table:number-columns-repeated="3"/>
          <table:table-cell table:style-name="ce359" table:number-columns-repeated="2"/>
          <table:table-cell table:style-name="ce388" table:number-columns-repeated="4"/>
          <table:table-cell table:style-name="ce400" table:number-columns-repeated="2"/>
          <table:table-cell table:style-name="ce359" table:number-columns-repeated="41"/>
          <table:table-cell table:number-columns-repeated="960"/>
        </table:table-row>
        <table:table-row table:style-name="ro23">
          <table:table-cell table:style-name="ce340" table:number-columns-repeated="3"/>
          <table:table-cell table:style-name="ce751" office:value-type="string" calcext:value-type="string" table:number-columns-spanned="6" table:number-rows-spanned="1">
            <text:p>Scotland<text:span text:style-name="T4">1</text:span></text:p>
          </table:table-cell>
          <table:covered-table-cell table:number-columns-repeated="5" table:style-name="ce751"/>
          <table:table-cell table:style-name="ce360"/>
          <table:table-cell table:style-name="ce751" office:value-type="string" calcext:value-type="string" table:number-columns-spanned="6" table:number-rows-spanned="1">
            <text:p>Proportion of United Kingdom Total<text:span text:style-name="T4">2</text:span></text:p>
          </table:table-cell>
          <table:covered-table-cell table:number-columns-repeated="5" table:style-name="ce751"/>
          <table:table-cell/>
          <table:table-cell table:style-name="ce388" table:number-columns-repeated="4"/>
          <table:table-cell table:style-name="ce401" office:value-type="string" calcext:value-type="string" table:number-columns-spanned="2" table:number-rows-spanned="1">
            <text:p>UK</text:p>
          </table:table-cell>
          <table:covered-table-cell table:style-name="ce400"/>
          <table:table-cell table:number-columns-repeated="1001"/>
        </table:table-row>
        <table:table-row table:style-name="ro23">
          <table:table-cell table:style-name="ce340" table:number-columns-repeated="3"/>
          <table:table-cell table:style-name="ce785" office:value-type="string" calcext:value-type="string" table:number-columns-spanned="3" table:number-rows-spanned="1">
            <text:p>Approximate Sales Income<text:span text:style-name="T4">5</text:span></text:p>
          </table:table-cell>
          <table:covered-table-cell table:number-columns-repeated="2" table:style-name="ce785"/>
          <table:table-cell table:style-name="ce389"/>
          <table:table-cell table:style-name="ce379" table:number-columns-repeated="2"/>
          <table:table-cell table:style-name="ce360"/>
          <table:table-cell table:style-name="ce785" office:value-type="string" calcext:value-type="string" table:number-columns-spanned="3" table:number-rows-spanned="1">
            <text:p>Approximate Sales Income<text:span text:style-name="T4">5</text:span></text:p>
          </table:table-cell>
          <table:covered-table-cell table:number-columns-repeated="2" table:style-name="ce785"/>
          <table:table-cell table:style-name="ce389" table:number-columns-repeated="3"/>
          <table:table-cell/>
          <table:table-cell table:style-name="ce388" table:number-columns-repeated="4"/>
          <table:table-cell table:style-name="ce400" table:number-columns-repeated="2"/>
          <table:table-cell table:number-columns-repeated="1001"/>
        </table:table-row>
        <table:table-row table:style-name="ro31">
          <table:table-cell table:style-name="ce341" table:number-columns-repeated="3"/>
          <table:table-cell table:style-name="ce381" office:value-type="string" calcext:value-type="string">
            <text:p>Total Oil &amp; Gas</text:p>
          </table:table-cell>
          <table:table-cell table:style-name="ce385" office:value-type="string" calcext:value-type="string">
            <text:p>of which:</text:p>
            <text:p>crude oil &amp; NGL</text:p>
          </table:table-cell>
          <table:table-cell table:style-name="ce385" office:value-type="string" calcext:value-type="string">
            <text:p>of which:</text:p>
            <text:p>natural gas</text:p>
          </table:table-cell>
          <table:table-cell table:style-name="ce381" office:value-type="string" calcext:value-type="string">
            <text:p>Other Income<text:span text:style-name="T7">6</text:span></text:p>
          </table:table-cell>
          <table:table-cell table:style-name="ce381" office:value-type="string" calcext:value-type="string">
            <text:p>Operating Expenditure<text:span text:style-name="T4">7</text:span></text:p>
          </table:table-cell>
          <table:table-cell table:style-name="ce381" office:value-type="string" calcext:value-type="string">
            <text:p>Captial Expenditure<text:span text:style-name="T4">8</text:span></text:p>
          </table:table-cell>
          <table:table-cell table:style-name="ce395"/>
          <table:table-cell table:style-name="ce381" office:value-type="string" calcext:value-type="string">
            <text:p>Total Oil &amp; Gas</text:p>
          </table:table-cell>
          <table:table-cell table:style-name="ce385" office:value-type="string" calcext:value-type="string">
            <text:p>of which:</text:p>
            <text:p>crude oil &amp; NGL</text:p>
          </table:table-cell>
          <table:table-cell table:style-name="ce385" office:value-type="string" calcext:value-type="string">
            <text:p>of which:</text:p>
            <text:p>natural gas</text:p>
          </table:table-cell>
          <table:table-cell table:style-name="ce381" office:value-type="string" calcext:value-type="string">
            <text:p>Other Income<text:span text:style-name="T4">6</text:span></text:p>
          </table:table-cell>
          <table:table-cell table:style-name="ce381" office:value-type="string" calcext:value-type="string">
            <text:p>Operating Expenditure<text:span text:style-name="T4">7</text:span></text:p>
          </table:table-cell>
          <table:table-cell table:style-name="ce381" office:value-type="string" calcext:value-type="string">
            <text:p>Capital Expenditure<text:span text:style-name="T4">8</text:span></text:p>
          </table:table-cell>
          <table:table-cell table:style-name="ce384">
            <draw:custom-shape table:end-cell-address="'Table 2.1'.Q5" table:end-x="0.2016in" table:end-y="0.289in" draw:z-index="0" draw:name="TextBox 1" draw:style-name="gr1" draw:text-style-name="P1" svg:width="0.2016in" svg:height="0.2886in" svg:x="0in" svg:y="0.001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88" table:number-columns-repeated="4"/>
          <table:table-cell table:style-name="ce402" office:value-type="string" calcext:value-type="string">
            <text:p>Operating Expenditure<text:span text:style-name="T4">7</text:span></text:p>
          </table:table-cell>
          <table:table-cell table:style-name="ce402" office:value-type="string" calcext:value-type="string">
            <text:p>Captial Expenditure<text:span text:style-name="T4">8</text:span></text:p>
          </table:table-cell>
          <table:table-cell/>
          <table:table-cell office:value-type="string" calcext:value-type="string">
            <text:p>2016 edition</text:p>
          </table:table-cell>
          <table:table-cell table:number-columns-repeated="999"/>
        </table:table-row>
        <table:table-row table:style-name="ro26">
          <table:table-cell table:style-name="ce777" office:value-type="string" calcext:value-type="string" table:number-columns-spanned="2" table:number-rows-spanned="1">
            <text:p>Calendar Year<text:span text:style-name="T4">3</text:span></text:p>
          </table:table-cell>
          <table:covered-table-cell table:style-name="ce777"/>
          <table:table-cell table:style-name="ce739"/>
          <table:table-cell table:style-name="ce382"/>
          <table:table-cell table:style-name="ce366" table:number-columns-repeated="3"/>
          <table:table-cell table:style-name="ce392"/>
          <table:table-cell table:style-name="ce382"/>
          <table:table-cell table:style-name="ce347" table:number-columns-repeated="2"/>
          <table:table-cell table:style-name="ce398" table:number-columns-repeated="2"/>
          <table:table-cell table:style-name="ce347"/>
          <table:table-cell table:style-name="ce366"/>
          <table:table-cell table:style-name="ce347"/>
          <table:table-cell/>
          <table:table-cell table:style-name="ce388" table:number-columns-repeated="4"/>
          <table:table-cell table:style-name="ce400" table:number-columns-repeated="2"/>
          <table:table-cell table:number-columns-repeated="1001"/>
        </table:table-row>
        <table:table-row table:style-name="ro27">
          <table:table-cell office:value-type="float" office:value="1998" calcext:value-type="float" table:number-columns-spanned="2" table:number-rows-spanned="1">
            <text:p>1998</text:p>
          </table:table-cell>
          <table:covered-table-cell/>
          <table:table-cell/>
          <table:table-cell table:style-name="ce383" office:value-type="float" office:value="10098.0892094" calcext:value-type="float">
            <text:p><text:s/>10,098 </text:p>
          </table:table-cell>
          <table:table-cell table:style-name="ce386" office:value-type="float" office:value="7325.5685349" calcext:value-type="float">
            <text:p><text:s/>7,326 </text:p>
          </table:table-cell>
          <table:table-cell table:style-name="ce386" office:value-type="float" office:value="2772.5206745" calcext:value-type="float">
            <text:p><text:s/>2,773 </text:p>
          </table:table-cell>
          <table:table-cell table:style-name="ce390" office:value-type="float" office:value="413.412403" calcext:value-type="float">
            <text:p><text:s/>413 </text:p>
          </table:table-cell>
          <table:table-cell table:style-name="ce383" office:value-type="float" office:value="3284.0490747" calcext:value-type="float">
            <text:p><text:s/>3,284 </text:p>
          </table:table-cell>
          <table:table-cell table:style-name="ce383" office:value-type="float" office:value="4825.90484949548" calcext:value-type="float">
            <text:p><text:s/>4,826 </text:p>
          </table:table-cell>
          <table:table-cell table:style-name="ce348"/>
          <table:table-cell table:style-name="ce363" office:value-type="percentage" office:value="0.756354520964722" calcext:value-type="percentage">
            <text:p>76%</text:p>
          </table:table-cell>
          <table:table-cell table:style-name="ce363" office:value-type="percentage" office:value="0.911367073264494" calcext:value-type="percentage">
            <text:p>91%</text:p>
          </table:table-cell>
          <table:table-cell table:style-name="ce363" office:value-type="percentage" office:value="0.521837130528891" calcext:value-type="percentage">
            <text:p>52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783782595393795" calcext:value-type="percentage">
            <text:p>78%</text:p>
          </table:table-cell>
          <table:table-cell table:style-name="ce363" office:value-type="percentage" office:value="0.838121717523446" calcext:value-type="percentage">
            <text:p>84%</text:p>
          </table:table-cell>
          <table:table-cell/>
          <table:table-cell table:style-name="ce388" table:number-columns-repeated="4"/>
          <table:table-cell table:style-name="ce400" table:formula="of:=[.H7]/[.O7]" office:value-type="float" office:value="4190" calcext:value-type="float">
            <text:p>4,190</text:p>
          </table:table-cell>
          <table:table-cell table:style-name="ce400" table:formula="of:=[.I7]/[.P7]" office:value-type="float" office:value="5757.9999999946" calcext:value-type="float">
            <text:p>5,758</text:p>
          </table:table-cell>
          <table:table-cell table:number-columns-repeated="1001"/>
        </table:table-row>
        <table:table-row table:style-name="ro27">
          <table:table-cell office:value-type="float" office:value="1999" calcext:value-type="float" table:number-columns-spanned="2" table:number-rows-spanned="1">
            <text:p>1999</text:p>
          </table:table-cell>
          <table:covered-table-cell/>
          <table:table-cell/>
          <table:table-cell table:style-name="ce383" office:value-type="float" office:value="12744.3041698" calcext:value-type="float">
            <text:p><text:s/>12,744 </text:p>
          </table:table-cell>
          <table:table-cell table:style-name="ce386" office:value-type="float" office:value="9997.1268519" calcext:value-type="float">
            <text:p><text:s/>9,997 </text:p>
          </table:table-cell>
          <table:table-cell table:style-name="ce386" office:value-type="float" office:value="2747.1773179" calcext:value-type="float">
            <text:p><text:s/>2,747 </text:p>
          </table:table-cell>
          <table:table-cell table:style-name="ce390" office:value-type="float" office:value="668.45783296" calcext:value-type="float">
            <text:p><text:s/>668 </text:p>
          </table:table-cell>
          <table:table-cell table:style-name="ce383" office:value-type="float" office:value="3328.4474723" calcext:value-type="float">
            <text:p><text:s/>3,328 </text:p>
          </table:table-cell>
          <table:table-cell table:style-name="ce383" office:value-type="float" office:value="3296.84076755519" calcext:value-type="float">
            <text:p><text:s/>3,297 </text:p>
          </table:table-cell>
          <table:table-cell table:style-name="ce348"/>
          <table:table-cell table:style-name="ce363" office:value-type="percentage" office:value="0.795772973449891" calcext:value-type="percentage">
            <text:p>80%</text:p>
          </table:table-cell>
          <table:table-cell table:style-name="ce363" office:value-type="percentage" office:value="0.91015357355244" calcext:value-type="percentage">
            <text:p>91%</text:p>
          </table:table-cell>
          <table:table-cell table:style-name="ce363" office:value-type="percentage" office:value="0.546049953866031" calcext:value-type="percentage">
            <text:p>55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783348428406684" calcext:value-type="percentage">
            <text:p>78%</text:p>
          </table:table-cell>
          <table:table-cell table:style-name="ce363" office:value-type="percentage" office:value="0.936602490795454" calcext:value-type="percentage">
            <text:p>94%</text:p>
          </table:table-cell>
          <table:table-cell/>
          <table:table-cell table:style-name="ce388" table:number-columns-repeated="4"/>
          <table:table-cell table:style-name="ce400" table:formula="of:=[.H8]/[.O8]" office:value-type="float" office:value="4249" calcext:value-type="float">
            <text:p>4,249</text:p>
          </table:table-cell>
          <table:table-cell table:style-name="ce400" table:formula="of:=[.I8]/[.P8]" office:value-type="float" office:value="3519.99999995216" calcext:value-type="float">
            <text:p>3,520</text:p>
          </table:table-cell>
          <table:table-cell table:number-columns-repeated="1001"/>
        </table:table-row>
        <table:table-row table:style-name="ro27">
          <table:table-cell office:value-type="float" office:value="2000" calcext:value-type="float" table:number-columns-spanned="2" table:number-rows-spanned="1">
            <text:p>2000</text:p>
          </table:table-cell>
          <table:covered-table-cell/>
          <table:table-cell/>
          <table:table-cell table:style-name="ce383" office:value-type="float" office:value="19047.0049872" calcext:value-type="float">
            <text:p><text:s/>19,047 </text:p>
          </table:table-cell>
          <table:table-cell table:style-name="ce386" office:value-type="float" office:value="15889.440625" calcext:value-type="float">
            <text:p><text:s/>15,889 </text:p>
          </table:table-cell>
          <table:table-cell table:style-name="ce386" office:value-type="float" office:value="3157.5643622" calcext:value-type="float">
            <text:p><text:s/>3,158 </text:p>
          </table:table-cell>
          <table:table-cell table:style-name="ce390" office:value-type="float" office:value="786.36350612" calcext:value-type="float">
            <text:p><text:s/>786 </text:p>
          </table:table-cell>
          <table:table-cell table:style-name="ce383" office:value-type="float" office:value="3345.8066763" calcext:value-type="float">
            <text:p><text:s/>3,346 </text:p>
          </table:table-cell>
          <table:table-cell table:style-name="ce383" office:value-type="float" office:value="2459.41573222842" calcext:value-type="float">
            <text:p><text:s/>2,459 </text:p>
          </table:table-cell>
          <table:table-cell table:style-name="ce348"/>
          <table:table-cell table:style-name="ce363" office:value-type="percentage" office:value="0.793691348745729" calcext:value-type="percentage">
            <text:p>79%</text:p>
          </table:table-cell>
          <table:table-cell table:style-name="ce363" office:value-type="percentage" office:value="0.913606291685832" calcext:value-type="percentage">
            <text:p>91%</text:p>
          </table:table-cell>
          <table:table-cell table:style-name="ce363" office:value-type="percentage" office:value="0.477984311565244" calcext:value-type="percentage">
            <text:p>48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67386852362385" calcext:value-type="percentage">
            <text:p>77%</text:p>
          </table:table-cell>
          <table:table-cell table:style-name="ce363" office:value-type="percentage" office:value="0.793872089154293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9]/[.O9]" office:value-type="float" office:value="4360" calcext:value-type="float">
            <text:p>4,360</text:p>
          </table:table-cell>
          <table:table-cell table:style-name="ce400" table:formula="of:=[.I9]/[.P9]" office:value-type="float" office:value="3098.0000000358" calcext:value-type="float">
            <text:p>3,098</text:p>
          </table:table-cell>
          <table:table-cell table:number-columns-repeated="1001"/>
        </table:table-row>
        <table:table-row table:style-name="ro27">
          <table:table-cell office:value-type="float" office:value="2001" calcext:value-type="float" table:number-columns-spanned="2" table:number-rows-spanned="1">
            <text:p>2001</text:p>
          </table:table-cell>
          <table:covered-table-cell/>
          <table:table-cell/>
          <table:table-cell table:style-name="ce383" office:value-type="float" office:value="17462.3345129" calcext:value-type="float">
            <text:p><text:s/>17,462 </text:p>
          </table:table-cell>
          <table:table-cell table:style-name="ce386" office:value-type="float" office:value="13380.469731" calcext:value-type="float">
            <text:p><text:s/>13,380 </text:p>
          </table:table-cell>
          <table:table-cell table:style-name="ce386" office:value-type="float" office:value="4081.8647819" calcext:value-type="float">
            <text:p><text:s/>4,082 </text:p>
          </table:table-cell>
          <table:table-cell table:style-name="ce390" office:value-type="float" office:value="810.99442084" calcext:value-type="float">
            <text:p><text:s/>811 </text:p>
          </table:table-cell>
          <table:table-cell table:style-name="ce383" office:value-type="float" office:value="3437.9638907" calcext:value-type="float">
            <text:p><text:s/>3,438 </text:p>
          </table:table-cell>
          <table:table-cell table:style-name="ce383" office:value-type="float" office:value="3361.52742615703" calcext:value-type="float">
            <text:p><text:s/>3,362 </text:p>
          </table:table-cell>
          <table:table-cell table:style-name="ce348"/>
          <table:table-cell table:style-name="ce363" office:value-type="percentage" office:value="0.767608884474043" calcext:value-type="percentage">
            <text:p>77%</text:p>
          </table:table-cell>
          <table:table-cell table:style-name="ce363" office:value-type="percentage" office:value="0.915905929974673" calcext:value-type="percentage">
            <text:p>92%</text:p>
          </table:table-cell>
          <table:table-cell table:style-name="ce363" office:value-type="percentage" office:value="0.501457589914005" calcext:value-type="percentage">
            <text:p>50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790881962433862" calcext:value-type="percentage">
            <text:p>79%</text:p>
          </table:table-cell>
          <table:table-cell table:style-name="ce363" office:value-type="percentage" office:value="0.84248807674185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0]/[.O10]" office:value-type="float" office:value="4347" calcext:value-type="float">
            <text:p>4,347</text:p>
          </table:table-cell>
          <table:table-cell table:style-name="ce400" table:formula="of:=[.I10]/[.P10]" office:value-type="float" office:value="3989.99999994899" calcext:value-type="float">
            <text:p>3,990</text:p>
          </table:table-cell>
          <table:table-cell table:number-columns-repeated="1001"/>
        </table:table-row>
        <table:table-row table:style-name="ro27">
          <table:table-cell office:value-type="float" office:value="2002" calcext:value-type="float" table:number-columns-spanned="2" table:number-rows-spanned="1">
            <text:p>2002</text:p>
          </table:table-cell>
          <table:covered-table-cell/>
          <table:table-cell/>
          <table:table-cell table:style-name="ce383" office:value-type="float" office:value="18283.0176914" calcext:value-type="float">
            <text:p><text:s/>18,283 </text:p>
          </table:table-cell>
          <table:table-cell table:style-name="ce386" office:value-type="float" office:value="13383.420496" calcext:value-type="float">
            <text:p><text:s/>13,383 </text:p>
          </table:table-cell>
          <table:table-cell table:style-name="ce386" office:value-type="float" office:value="4899.5971954" calcext:value-type="float">
            <text:p><text:s/>4,900 </text:p>
          </table:table-cell>
          <table:table-cell table:style-name="ce390" office:value-type="float" office:value="827.82133929" calcext:value-type="float">
            <text:p><text:s/>828 </text:p>
          </table:table-cell>
          <table:table-cell table:style-name="ce383" office:value-type="float" office:value="3720.6519203" calcext:value-type="float">
            <text:p><text:s/>3,721 </text:p>
          </table:table-cell>
          <table:table-cell table:style-name="ce383" office:value-type="float" office:value="3182.61774099453" calcext:value-type="float">
            <text:p><text:s/>3,183 </text:p>
          </table:table-cell>
          <table:table-cell table:style-name="ce348"/>
          <table:table-cell table:style-name="ce363" office:value-type="percentage" office:value="0.804639454775108" calcext:value-type="percentage">
            <text:p>80%</text:p>
          </table:table-cell>
          <table:table-cell table:style-name="ce363" office:value-type="percentage" office:value="0.921532775321903" calcext:value-type="percentage">
            <text:p>92%</text:p>
          </table:table-cell>
          <table:table-cell table:style-name="ce363" office:value-type="percentage" office:value="0.597584729284059" calcext:value-type="percentage">
            <text:p>60%</text:p>
          </table:table-cell>
          <table:table-cell table:style-name="ce363" office:value-type="percentage" office:value="0.592570751102362" calcext:value-type="percentage">
            <text:p>59%</text:p>
          </table:table-cell>
          <table:table-cell table:style-name="ce363" office:value-type="percentage" office:value="0.809541322954743" calcext:value-type="percentage">
            <text:p>81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1]/[.O11]" office:value-type="float" office:value="4596" calcext:value-type="float">
            <text:p>4,596</text:p>
          </table:table-cell>
          <table:table-cell table:style-name="ce400" table:formula="of:=[.I11]/[.P11]" office:value-type="float" office:value="3987.99999999314" calcext:value-type="float">
            <text:p>3,988</text:p>
          </table:table-cell>
          <table:table-cell table:number-columns-repeated="1001"/>
        </table:table-row>
        <table:table-row table:style-name="ro27">
          <table:table-cell office:value-type="float" office:value="2003" calcext:value-type="float" table:number-columns-spanned="2" table:number-rows-spanned="1">
            <text:p>2003</text:p>
          </table:table-cell>
          <table:covered-table-cell/>
          <table:table-cell/>
          <table:table-cell table:style-name="ce383" office:value-type="float" office:value="17785.7229758" calcext:value-type="float">
            <text:p><text:s/>17,786 </text:p>
          </table:table-cell>
          <table:table-cell table:style-name="ce386" office:value-type="float" office:value="13342.767894" calcext:value-type="float">
            <text:p><text:s/>13,343 </text:p>
          </table:table-cell>
          <table:table-cell table:style-name="ce386" office:value-type="float" office:value="4442.9550818" calcext:value-type="float">
            <text:p><text:s/>4,443 </text:p>
          </table:table-cell>
          <table:table-cell table:style-name="ce390" office:value-type="float" office:value="886.03609321" calcext:value-type="float">
            <text:p><text:s/>886 </text:p>
          </table:table-cell>
          <table:table-cell table:style-name="ce383" office:value-type="float" office:value="3575.1525489" calcext:value-type="float">
            <text:p><text:s/>3,575 </text:p>
          </table:table-cell>
          <table:table-cell table:style-name="ce383" office:value-type="float" office:value="2905.94927804364" calcext:value-type="float">
            <text:p><text:s/>2,906 </text:p>
          </table:table-cell>
          <table:table-cell table:style-name="ce348"/>
          <table:table-cell table:style-name="ce363" office:value-type="percentage" office:value="0.807560977833273" calcext:value-type="percentage">
            <text:p>81%</text:p>
          </table:table-cell>
          <table:table-cell table:style-name="ce363" office:value-type="percentage" office:value="0.922098679612992" calcext:value-type="percentage">
            <text:p>92%</text:p>
          </table:table-cell>
          <table:table-cell table:style-name="ce363" office:value-type="percentage" office:value="0.588159264204395" calcext:value-type="percentage">
            <text:p>59%</text:p>
          </table:table-cell>
          <table:table-cell table:style-name="ce363" office:value-type="percentage" office:value="0.576096289473342" calcext:value-type="percentage">
            <text:p>58%</text:p>
          </table:table-cell>
          <table:table-cell table:style-name="ce363" office:value-type="percentage" office:value="0.795185175467082" calcext:value-type="percentage">
            <text:p>80%</text:p>
          </table:table-cell>
          <table:table-cell table:style-name="ce363" office:value-type="percentage" office:value="0.775747271222638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2]/[.O12]" office:value-type="float" office:value="4496" calcext:value-type="float">
            <text:p>4,496</text:p>
          </table:table-cell>
          <table:table-cell table:style-name="ce400" table:formula="of:=[.I12]/[.P12]" office:value-type="float" office:value="3746.00000005625" calcext:value-type="float">
            <text:p>3,746</text:p>
          </table:table-cell>
          <table:table-cell table:number-columns-repeated="1001"/>
        </table:table-row>
        <table:table-row table:style-name="ro27">
          <table:table-cell office:value-type="float" office:value="2004" calcext:value-type="float" table:number-columns-spanned="2" table:number-rows-spanned="1">
            <text:p>2004</text:p>
          </table:table-cell>
          <table:covered-table-cell/>
          <table:table-cell/>
          <table:table-cell table:style-name="ce383" office:value-type="float" office:value="18098.3963008" calcext:value-type="float">
            <text:p><text:s/>18,098 </text:p>
          </table:table-cell>
          <table:table-cell table:style-name="ce386" office:value-type="float" office:value="13649.472454" calcext:value-type="float">
            <text:p><text:s/>13,649 </text:p>
          </table:table-cell>
          <table:table-cell table:style-name="ce386" office:value-type="float" office:value="4448.9238468" calcext:value-type="float">
            <text:p><text:s/>4,449 </text:p>
          </table:table-cell>
          <table:table-cell table:style-name="ce390" office:value-type="float" office:value="668.54936227" calcext:value-type="float">
            <text:p><text:s/>669 </text:p>
          </table:table-cell>
          <table:table-cell table:style-name="ce383" office:value-type="float" office:value="3557.9549171" calcext:value-type="float">
            <text:p><text:s/>3,558 </text:p>
          </table:table-cell>
          <table:table-cell table:style-name="ce383" office:value-type="float" office:value="3259.96067717954" calcext:value-type="float">
            <text:p><text:s/>3,260 </text:p>
          </table:table-cell>
          <table:table-cell table:style-name="ce348"/>
          <table:table-cell table:style-name="ce363" office:value-type="percentage" office:value="0.814545942697691" calcext:value-type="percentage">
            <text:p>81%</text:p>
          </table:table-cell>
          <table:table-cell table:style-name="ce363" office:value-type="percentage" office:value="0.925827338669199" calcext:value-type="percentage">
            <text:p>93%</text:p>
          </table:table-cell>
          <table:table-cell table:style-name="ce363" office:value-type="percentage" office:value="0.595094147512039" calcext:value-type="percentage">
            <text:p>60%</text:p>
          </table:table-cell>
          <table:table-cell table:style-name="ce363" office:value-type="percentage" office:value="0.567529170008489" calcext:value-type="percentage">
            <text:p>57%</text:p>
          </table:table-cell>
          <table:table-cell table:style-name="ce363" office:value-type="percentage" office:value="0.787855384654562" calcext:value-type="percentage">
            <text:p>79%</text:p>
          </table:table-cell>
          <table:table-cell table:style-name="ce363" office:value-type="percentage" office:value="0.881546965170362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3]/[.O13]" office:value-type="float" office:value="4516" calcext:value-type="float">
            <text:p>4,516</text:p>
          </table:table-cell>
          <table:table-cell table:style-name="ce400" table:formula="of:=[.I13]/[.P13]" office:value-type="float" office:value="3697.99999997679" calcext:value-type="float">
            <text:p>3,698</text:p>
          </table:table-cell>
          <table:table-cell table:number-columns-repeated="1001"/>
        </table:table-row>
        <table:table-row table:style-name="ro27">
          <table:table-cell office:value-type="float" office:value="2005" calcext:value-type="float" table:number-columns-spanned="2" table:number-rows-spanned="1">
            <text:p>2005</text:p>
          </table:table-cell>
          <table:covered-table-cell/>
          <table:table-cell/>
          <table:table-cell table:style-name="ce383" office:value-type="float" office:value="22354.578544" calcext:value-type="float">
            <text:p><text:s/>22,355 </text:p>
          </table:table-cell>
          <table:table-cell table:style-name="ce386" office:value-type="float" office:value="17054.685318" calcext:value-type="float">
            <text:p><text:s/>17,055 </text:p>
          </table:table-cell>
          <table:table-cell table:style-name="ce386" office:value-type="float" office:value="5299.893226" calcext:value-type="float">
            <text:p><text:s/>5,300 </text:p>
          </table:table-cell>
          <table:table-cell table:style-name="ce390" office:value-type="float" office:value="829.17859694" calcext:value-type="float">
            <text:p><text:s/>829 </text:p>
          </table:table-cell>
          <table:table-cell table:style-name="ce383" office:value-type="float" office:value="3760.9653322" calcext:value-type="float">
            <text:p><text:s/>3,761 </text:p>
          </table:table-cell>
          <table:table-cell table:style-name="ce383" office:value-type="float" office:value="3894.24475258191" calcext:value-type="float">
            <text:p><text:s/>3,894 </text:p>
          </table:table-cell>
          <table:table-cell table:style-name="ce348"/>
          <table:table-cell table:style-name="ce363" office:value-type="percentage" office:value="0.820170918109774" calcext:value-type="percentage">
            <text:p>82%</text:p>
          </table:table-cell>
          <table:table-cell table:style-name="ce363" office:value-type="percentage" office:value="0.934913130029602" calcext:value-type="percentage">
            <text:p>93%</text:p>
          </table:table-cell>
          <table:table-cell table:style-name="ce363" office:value-type="percentage" office:value="0.587962416907034" calcext:value-type="percentage">
            <text:p>59%</text:p>
          </table:table-cell>
          <table:table-cell table:style-name="ce363" office:value-type="percentage" office:value="0.571453202577533" calcext:value-type="percentage">
            <text:p>57%</text:p>
          </table:table-cell>
          <table:table-cell table:style-name="ce363" office:value-type="percentage" office:value="0.80003516958094" calcext:value-type="percentage">
            <text:p>80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4]/[.O14]" office:value-type="float" office:value="4701" calcext:value-type="float">
            <text:p>4,701</text:p>
          </table:table-cell>
          <table:table-cell table:style-name="ce400" table:formula="of:=[.I14]/[.P14]" office:value-type="float" office:value="4830.99999997756" calcext:value-type="float">
            <text:p>4,831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06" calcext:value-type="float" table:number-columns-spanned="2" table:number-rows-spanned="1">
            <text:p>2006</text:p>
          </table:table-cell>
          <table:covered-table-cell/>
          <table:table-cell/>
          <table:table-cell table:style-name="ce383" office:value-type="float" office:value="25766.7303011" calcext:value-type="float">
            <text:p><text:s/>25,767 </text:p>
          </table:table-cell>
          <table:table-cell table:style-name="ce386" office:value-type="float" office:value="18635.05522" calcext:value-type="float">
            <text:p><text:s/>18,635 </text:p>
          </table:table-cell>
          <table:table-cell table:style-name="ce386" office:value-type="float" office:value="7131.6750811" calcext:value-type="float">
            <text:p><text:s/>7,132 </text:p>
          </table:table-cell>
          <table:table-cell table:style-name="ce390" office:value-type="float" office:value="959.69622077" calcext:value-type="float">
            <text:p><text:s/>960 </text:p>
          </table:table-cell>
          <table:table-cell table:style-name="ce383" office:value-type="float" office:value="4366.7499443" calcext:value-type="float">
            <text:p><text:s/>4,367 </text:p>
          </table:table-cell>
          <table:table-cell table:style-name="ce383" office:value-type="float" office:value="5171.07927734298" calcext:value-type="float">
            <text:p><text:s/>5,171 </text:p>
          </table:table-cell>
          <table:table-cell table:style-name="ce348"/>
          <table:table-cell table:style-name="ce363" office:value-type="percentage" office:value="0.830327735920985" calcext:value-type="percentage">
            <text:p>83%</text:p>
          </table:table-cell>
          <table:table-cell table:style-name="ce363" office:value-type="percentage" office:value="0.93912489139747" calcext:value-type="percentage">
            <text:p>94%</text:p>
          </table:table-cell>
          <table:table-cell table:style-name="ce363" office:value-type="percentage" office:value="0.637382704540174" calcext:value-type="percentage">
            <text:p>64%</text:p>
          </table:table-cell>
          <table:table-cell table:style-name="ce363" office:value-type="percentage" office:value="0.578827636170084" calcext:value-type="percentage">
            <text:p>58%</text:p>
          </table:table-cell>
          <table:table-cell table:style-name="ce363" office:value-type="percentage" office:value="0.800944597267058" calcext:value-type="percentage">
            <text:p>80%</text:p>
          </table:table-cell>
          <table:table-cell table:style-name="ce363" office:value-type="percentage" office:value="0.804336487369731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5]/[.O15]" office:value-type="float" office:value="5452" calcext:value-type="float">
            <text:p>5,452</text:p>
          </table:table-cell>
          <table:table-cell table:style-name="ce400" table:formula="of:=[.I15]/[.P15]" office:value-type="float" office:value="6429.00000005344" calcext:value-type="float">
            <text:p>6,429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07" calcext:value-type="float" table:number-columns-spanned="2" table:number-rows-spanned="1">
            <text:p>2007</text:p>
          </table:table-cell>
          <table:covered-table-cell/>
          <table:table-cell/>
          <table:table-cell table:style-name="ce383" office:value-type="float" office:value="24809.4806637" calcext:value-type="float">
            <text:p><text:s/>24,809 </text:p>
          </table:table-cell>
          <table:table-cell table:style-name="ce386" office:value-type="float" office:value="19650.070264" calcext:value-type="float">
            <text:p><text:s/>19,650 </text:p>
          </table:table-cell>
          <table:table-cell table:style-name="ce386" office:value-type="float" office:value="5159.4103997" calcext:value-type="float">
            <text:p><text:s/>5,159 </text:p>
          </table:table-cell>
          <table:table-cell table:style-name="ce390" office:value-type="float" office:value="1055.70307" calcext:value-type="float">
            <text:p><text:s/>1,056 </text:p>
          </table:table-cell>
          <table:table-cell table:style-name="ce383" office:value-type="float" office:value="4701.39572" calcext:value-type="float">
            <text:p><text:s/>4,701 </text:p>
          </table:table-cell>
          <table:table-cell table:style-name="ce383" office:value-type="float" office:value="4974.94775689285" calcext:value-type="float">
            <text:p><text:s/>4,975 </text:p>
          </table:table-cell>
          <table:table-cell table:style-name="ce348"/>
          <table:table-cell table:style-name="ce363" office:value-type="percentage" office:value="0.853997475601529" calcext:value-type="percentage">
            <text:p>85%</text:p>
          </table:table-cell>
          <table:table-cell table:style-name="ce363" office:value-type="percentage" office:value="0.951439028906212" calcext:value-type="percentage">
            <text:p>95%</text:p>
          </table:table-cell>
          <table:table-cell table:style-name="ce363" office:value-type="percentage" office:value="0.614361800392951" calcext:value-type="percentage">
            <text:p>61%</text:p>
          </table:table-cell>
          <table:table-cell table:style-name="ce363" office:value-type="percentage" office:value="0.581975231532525" calcext:value-type="percentage">
            <text:p>58%</text:p>
          </table:table-cell>
          <table:table-cell table:style-name="ce363" office:value-type="percentage" office:value="0.806414360205832" calcext:value-type="percentage">
            <text:p>81%</text:p>
          </table:table-cell>
          <table:table-cell table:style-name="ce363" office:value-type="percentage" office:value="0.77818672875019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6]/[.O16]" office:value-type="float" office:value="5830" calcext:value-type="float">
            <text:p>5,830</text:p>
          </table:table-cell>
          <table:table-cell table:style-name="ce400" table:formula="of:=[.I16]/[.P16]" office:value-type="float" office:value="6392.99999999081" calcext:value-type="float">
            <text:p>6,393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08" calcext:value-type="float" table:number-columns-spanned="2" table:number-rows-spanned="1">
            <text:p>2008</text:p>
            <draw:custom-shape table:end-cell-address="'Table 2.1'.A18" table:end-x="0.3268in" table:end-y="0.0598in" draw:z-index="1" draw:name="TextBox 2" draw:style-name="gr1" draw:text-style-name="P1" svg:width="0.2016in" svg:height="0.2886in" svg:x="0.1252in" svg:y="0.0059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/>
          <table:table-cell table:style-name="ce383" office:value-type="float" office:value="32607.1072261" calcext:value-type="float">
            <text:p><text:s/>32,607 </text:p>
          </table:table-cell>
          <table:table-cell table:style-name="ce386" office:value-type="float" office:value="26019.512132" calcext:value-type="float">
            <text:p><text:s/>26,020 </text:p>
          </table:table-cell>
          <table:table-cell table:style-name="ce386" office:value-type="float" office:value="6587.5950941" calcext:value-type="float">
            <text:p><text:s/>6,588 </text:p>
          </table:table-cell>
          <table:table-cell table:style-name="ce390" office:value-type="float" office:value="1117.7348944" calcext:value-type="float">
            <text:p><text:s/>1,118 </text:p>
          </table:table-cell>
          <table:table-cell table:style-name="ce383" office:value-type="float" office:value="5574.7364093" calcext:value-type="float">
            <text:p><text:s/>5,575 </text:p>
          </table:table-cell>
          <table:table-cell table:style-name="ce383" office:value-type="float" office:value="4913.26738063173" calcext:value-type="float">
            <text:p><text:s/>4,913 </text:p>
          </table:table-cell>
          <table:table-cell table:style-name="ce348"/>
          <table:table-cell table:style-name="ce363" office:value-type="percentage" office:value="0.859937423548183" calcext:value-type="percentage">
            <text:p>86%</text:p>
          </table:table-cell>
          <table:table-cell table:style-name="ce363" office:value-type="percentage" office:value="0.952886256939867" calcext:value-type="percentage">
            <text:p>95%</text:p>
          </table:table-cell>
          <table:table-cell table:style-name="ce363" office:value-type="percentage" office:value="0.620768478524312" calcext:value-type="percentage">
            <text:p>62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2999330508969" calcext:value-type="percentage">
            <text:p>81%</text:p>
          </table:table-cell>
          <table:table-cell table:style-name="ce363" office:value-type="percentage" office:value="0.811573733168154" calcext:value-type="percentage">
            <text:p>81%</text:p>
          </table:table-cell>
          <table:table-cell>
            <draw:custom-shape table:end-cell-address="'Table 2.1'.Q18" table:end-x="0.2016in" table:end-y="0.0598in" draw:z-index="10" draw:name="TextBox 11" draw:style-name="gr1" draw:text-style-name="P1" svg:width="0.2016in" svg:height="0.2886in" svg:x="0in" svg:y="0.0059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0"/>
          <table:table-cell table:style-name="ce386" table:number-columns-repeated="2"/>
          <table:table-cell table:style-name="ce390"/>
          <table:table-cell table:style-name="ce400" table:formula="of:=[.H17]/[.O17]" office:value-type="float" office:value="6857" calcext:value-type="float">
            <text:p>6,857</text:p>
          </table:table-cell>
          <table:table-cell table:style-name="ce400" table:formula="of:=[.I17]/[.P17]" office:value-type="float" office:value="6054.00000003909" calcext:value-type="float">
            <text:p>6,054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09" calcext:value-type="float" table:number-columns-spanned="2" table:number-rows-spanned="1">
            <text:p>2009</text:p>
          </table:table-cell>
          <table:covered-table-cell/>
          <table:table-cell/>
          <table:table-cell table:style-name="ce383" office:value-type="float" office:value="20994.2790916" calcext:value-type="float">
            <text:p><text:s/>20,994 </text:p>
          </table:table-cell>
          <table:table-cell table:style-name="ce386" office:value-type="float" office:value="17227.767339" calcext:value-type="float">
            <text:p><text:s/>17,228 </text:p>
          </table:table-cell>
          <table:table-cell table:style-name="ce386" office:value-type="float" office:value="3766.5117526" calcext:value-type="float">
            <text:p><text:s/>3,767 </text:p>
          </table:table-cell>
          <table:table-cell table:style-name="ce390" office:value-type="float" office:value="1059.2666526" calcext:value-type="float">
            <text:p><text:s/>1,059 </text:p>
          </table:table-cell>
          <table:table-cell table:style-name="ce383" office:value-type="float" office:value="5668.373166" calcext:value-type="float">
            <text:p><text:s/>5,668 </text:p>
          </table:table-cell>
          <table:table-cell table:style-name="ce383" office:value-type="float" office:value="4996.7319665402" calcext:value-type="float">
            <text:p><text:s/>4,997 </text:p>
          </table:table-cell>
          <table:table-cell table:style-name="ce348"/>
          <table:table-cell table:style-name="ce363" office:value-type="percentage" office:value="0.879709997552902" calcext:value-type="percentage">
            <text:p>88%</text:p>
          </table:table-cell>
          <table:table-cell table:style-name="ce363" office:value-type="percentage" office:value="0.95312682373444" calcext:value-type="percentage">
            <text:p>95%</text:p>
          </table:table-cell>
          <table:table-cell table:style-name="ce363" office:value-type="percentage" office:value="0.650520164525043" calcext:value-type="percentage">
            <text:p>65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16768467723343" calcext:value-type="percentage">
            <text:p>82%</text:p>
          </table:table-cell>
          <table:table-cell table:style-name="ce363" office:value-type="percentage" office:value="0.8111577867676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8]/[.O18]" office:value-type="float" office:value="6940" calcext:value-type="float">
            <text:p>6,940</text:p>
          </table:table-cell>
          <table:table-cell table:style-name="ce400" table:formula="of:=[.I18]/[.P18]" office:value-type="float" office:value="6160.00000006325" calcext:value-type="float">
            <text:p>6,16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0" calcext:value-type="float" table:number-columns-spanned="2" table:number-rows-spanned="1">
            <text:p>2010</text:p>
          </table:table-cell>
          <table:covered-table-cell/>
          <table:table-cell/>
          <table:table-cell table:style-name="ce383" office:value-type="float" office:value="26512.2445437" calcext:value-type="float">
            <text:p><text:s/>26,512 </text:p>
          </table:table-cell>
          <table:table-cell table:style-name="ce386" office:value-type="float" office:value="21585.08567" calcext:value-type="float">
            <text:p><text:s/>21,585 </text:p>
          </table:table-cell>
          <table:table-cell table:style-name="ce386" office:value-type="float" office:value="4927.1588737" calcext:value-type="float">
            <text:p><text:s/>4,927 </text:p>
          </table:table-cell>
          <table:table-cell table:style-name="ce390" office:value-type="float" office:value="1072.0999912" calcext:value-type="float">
            <text:p><text:s/>1,072 </text:p>
          </table:table-cell>
          <table:table-cell table:style-name="ce383" office:value-type="float" office:value="5878.9737885" calcext:value-type="float">
            <text:p><text:s/>5,879 </text:p>
          </table:table-cell>
          <table:table-cell table:style-name="ce383" office:value-type="float" office:value="6687.64109141774" calcext:value-type="float">
            <text:p><text:s/>6,688 </text:p>
          </table:table-cell>
          <table:table-cell table:style-name="ce348"/>
          <table:table-cell table:style-name="ce363" office:value-type="percentage" office:value="0.873118542522641" calcext:value-type="percentage">
            <text:p>87%</text:p>
          </table:table-cell>
          <table:table-cell table:style-name="ce363" office:value-type="percentage" office:value="0.954669865988501" calcext:value-type="percentage">
            <text:p>95%</text:p>
          </table:table-cell>
          <table:table-cell table:style-name="ce363" office:value-type="percentage" office:value="0.635352530457769" calcext:value-type="percentage">
            <text:p>64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19940556276151" calcext:value-type="percentage">
            <text:p>82%</text:p>
          </table:table-cell>
          <table:table-cell table:style-name="ce363" office:value-type="percentage" office:value="0.903735282621622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19]/[.O19]" office:value-type="float" office:value="7170" calcext:value-type="float">
            <text:p>7,170</text:p>
          </table:table-cell>
          <table:table-cell table:style-name="ce400" table:formula="of:=[.I19]/[.P19]" office:value-type="float" office:value="7400.00000001963" calcext:value-type="float">
            <text:p>7,4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1" calcext:value-type="float" table:number-columns-spanned="2" table:number-rows-spanned="1">
            <text:p>2011</text:p>
          </table:table-cell>
          <table:covered-table-cell/>
          <table:table-cell/>
          <table:table-cell table:style-name="ce383" office:value-type="float" office:value="29702.5568276" calcext:value-type="float">
            <text:p><text:s/>29,703 </text:p>
          </table:table-cell>
          <table:table-cell table:style-name="ce386" office:value-type="float" office:value="25006.703733" calcext:value-type="float">
            <text:p><text:s/>25,007 </text:p>
          </table:table-cell>
          <table:table-cell table:style-name="ce386" office:value-type="float" office:value="4695.8530946" calcext:value-type="float">
            <text:p><text:s/>4,696 </text:p>
          </table:table-cell>
          <table:table-cell table:style-name="ce390" office:value-type="float" office:value="1040.1365707" calcext:value-type="float">
            <text:p><text:s/>1,040 </text:p>
          </table:table-cell>
          <table:table-cell table:style-name="ce383" office:value-type="float" office:value="5776.6562381" calcext:value-type="float">
            <text:p><text:s/>5,777 </text:p>
          </table:table-cell>
          <table:table-cell table:style-name="ce383" office:value-type="float" office:value="9058.99545319705" calcext:value-type="float">
            <text:p><text:s/>9,059 </text:p>
          </table:table-cell>
          <table:table-cell table:style-name="ce348"/>
          <table:table-cell table:style-name="ce363" office:value-type="percentage" office:value="0.863070080708993" calcext:value-type="percentage">
            <text:p>86%</text:p>
          </table:table-cell>
          <table:table-cell table:style-name="ce363" office:value-type="percentage" office:value="0.942759801432611" calcext:value-type="percentage">
            <text:p>94%</text:p>
          </table:table-cell>
          <table:table-cell table:style-name="ce363" office:value-type="percentage" office:value="0.59516515774398" calcext:value-type="percentage">
            <text:p>60%</text:p>
          </table:table-cell>
          <table:table-cell table:style-name="ce363" office:value-type="percentage" office:value="0.577853650388889" calcext:value-type="percentage">
            <text:p>58%</text:p>
          </table:table-cell>
          <table:table-cell table:style-name="ce363" office:value-type="percentage" office:value="0.818223263186969" calcext:value-type="percentage">
            <text:p>82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0]/[.O20]" office:value-type="float" office:value="7060" calcext:value-type="float">
            <text:p>7,060</text:p>
          </table:table-cell>
          <table:table-cell table:style-name="ce400" table:formula="of:=[.I20]/[.P20]" office:value-type="float" office:value="10699.9999999965" calcext:value-type="float">
            <text:p>10,7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2" calcext:value-type="float" table:number-columns-spanned="2" table:number-rows-spanned="1">
            <text:p>2012</text:p>
          </table:table-cell>
          <table:covered-table-cell/>
          <table:table-cell/>
          <table:table-cell table:style-name="ce383" office:value-type="float" office:value="26252.66649" calcext:value-type="float">
            <text:p><text:s/>26,253 </text:p>
          </table:table-cell>
          <table:table-cell table:style-name="ce386" office:value-type="float" office:value="22217.334114" calcext:value-type="float">
            <text:p><text:s/>22,217 </text:p>
          </table:table-cell>
          <table:table-cell table:style-name="ce386" office:value-type="float" office:value="4035.332376" calcext:value-type="float">
            <text:p><text:s/>4,035 </text:p>
          </table:table-cell>
          <table:table-cell table:style-name="ce390" office:value-type="float" office:value="1310.2834954" calcext:value-type="float">
            <text:p><text:s/>1,310 </text:p>
          </table:table-cell>
          <table:table-cell table:style-name="ce383" office:value-type="float" office:value="6326.8246222" calcext:value-type="float">
            <text:p><text:s/>6,327 </text:p>
          </table:table-cell>
          <table:table-cell table:style-name="ce383" office:value-type="float" office:value="10583.8512337907" calcext:value-type="float">
            <text:p><text:s/>10,584 </text:p>
          </table:table-cell>
          <table:table-cell table:style-name="ce348"/>
          <table:table-cell table:style-name="ce363" office:value-type="percentage" office:value="0.832757065503568" calcext:value-type="percentage">
            <text:p>83%</text:p>
          </table:table-cell>
          <table:table-cell table:style-name="ce363" office:value-type="percentage" office:value="0.938033950348322" calcext:value-type="percentage">
            <text:p>94%</text:p>
          </table:table-cell>
          <table:table-cell table:style-name="ce363" office:value-type="percentage" office:value="0.514710762244898" calcext:value-type="percentage">
            <text:p>51%</text:p>
          </table:table-cell>
          <table:table-cell table:style-name="ce363" office:value-type="percentage" office:value="0.727935275222222" calcext:value-type="percentage">
            <text:p>73%</text:p>
          </table:table-cell>
          <table:table-cell table:style-name="ce363" office:value-type="percentage" office:value="0.811131361820513" calcext:value-type="percentage">
            <text:p>81%</text:p>
          </table:table-cell>
          <table:table-cell table:style-name="ce363" office:value-type="percentage" office:value="0.795778288270677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1]/[.O21]" office:value-type="float" office:value="7800" calcext:value-type="float">
            <text:p>7,800</text:p>
          </table:table-cell>
          <table:table-cell table:style-name="ce400" table:formula="of:=[.I21]/[.P21]" office:value-type="float" office:value="13299.999999737" calcext:value-type="float">
            <text:p>13,3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19">
          <table:table-cell office:value-type="float" office:value="2013" calcext:value-type="float" table:number-columns-spanned="2" table:number-rows-spanned="1">
            <text:p>2013</text:p>
          </table:table-cell>
          <table:covered-table-cell/>
          <table:table-cell/>
          <table:table-cell table:style-name="ce383" office:value-type="float" office:value="24319.7607202" calcext:value-type="float">
            <text:p><text:s/>24,320 </text:p>
          </table:table-cell>
          <table:table-cell table:style-name="ce386" office:value-type="float" office:value="20025.387627" calcext:value-type="float">
            <text:p><text:s/>20,025 </text:p>
          </table:table-cell>
          <table:table-cell table:style-name="ce386" office:value-type="float" office:value="4294.3730932" calcext:value-type="float">
            <text:p><text:s/>4,294 </text:p>
          </table:table-cell>
          <table:table-cell table:style-name="ce390" office:value-type="float" office:value="1370.3052851" calcext:value-type="float">
            <text:p><text:s/>1,370 </text:p>
          </table:table-cell>
          <table:table-cell table:style-name="ce383" office:value-type="float" office:value="7239.9117821" calcext:value-type="float">
            <text:p><text:s/>7,240 </text:p>
          </table:table-cell>
          <table:table-cell table:style-name="ce383" office:value-type="float" office:value="13405.007917005" calcext:value-type="float">
            <text:p><text:s/>13,405 </text:p>
          </table:table-cell>
          <table:table-cell table:style-name="ce348"/>
          <table:table-cell table:style-name="ce363" office:value-type="percentage" office:value="0.836161620085955" calcext:value-type="percentage">
            <text:p>84%</text:p>
          </table:table-cell>
          <table:table-cell table:style-name="ce363" office:value-type="percentage" office:value="0.938836738255977" calcext:value-type="percentage">
            <text:p>94%</text:p>
          </table:table-cell>
          <table:table-cell table:style-name="ce363" office:value-type="percentage" office:value="0.553755395641522" calcext:value-type="percentage">
            <text:p>55%</text:p>
          </table:table-cell>
          <table:table-cell table:style-name="ce363" office:value-type="percentage" office:value="0.761280713944444" calcext:value-type="percentage">
            <text:p>76%</text:p>
          </table:table-cell>
          <table:table-cell table:style-name="ce363" office:value-type="percentage" office:value="0.81347323394382" calcext:value-type="percentage">
            <text:p>81%</text:p>
          </table:table-cell>
          <table:table-cell table:style-name="ce363" office:value-type="percentage" office:value="0.83781299481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2]/[.O22]" office:value-type="float" office:value="8900" calcext:value-type="float">
            <text:p>8,900</text:p>
          </table:table-cell>
          <table:table-cell table:style-name="ce400" table:formula="of:=[.I22]/[.P22]" office:value-type="float" office:value="16000.000000006" calcext:value-type="float">
            <text:p>16,0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4" calcext:value-type="float" table:number-columns-spanned="2" table:number-rows-spanned="1">
            <text:p>2014</text:p>
          </table:table-cell>
          <table:covered-table-cell/>
          <table:table-cell/>
          <table:table-cell table:style-name="ce383" office:value-type="float" office:value="20659.3176026" calcext:value-type="float">
            <text:p><text:s/>20,659 </text:p>
          </table:table-cell>
          <table:table-cell table:style-name="ce386" office:value-type="float" office:value="17074.715678" calcext:value-type="float">
            <text:p><text:s/>17,075 </text:p>
          </table:table-cell>
          <table:table-cell table:style-name="ce386" office:value-type="float" office:value="3584.6019246" calcext:value-type="float">
            <text:p><text:s/>3,585 </text:p>
          </table:table-cell>
          <table:table-cell table:style-name="ce390" office:value-type="float" office:value="1318.2695188" calcext:value-type="float">
            <text:p><text:s/>1,318 </text:p>
          </table:table-cell>
          <table:table-cell table:style-name="ce383" office:value-type="float" office:value="7744.0977634" calcext:value-type="float">
            <text:p><text:s/>7,744 </text:p>
          </table:table-cell>
          <table:table-cell table:style-name="ce383" office:value-type="float" office:value="13868.8744587243" calcext:value-type="float">
            <text:p><text:s/>13,869 </text:p>
          </table:table-cell>
          <table:table-cell table:style-name="ce348"/>
          <table:table-cell table:style-name="ce363" office:value-type="percentage" office:value="0.844961865137014" calcext:value-type="percentage">
            <text:p>84%</text:p>
          </table:table-cell>
          <table:table-cell table:style-name="ce363" office:value-type="percentage" office:value="0.941533811855528" calcext:value-type="percentage">
            <text:p>94%</text:p>
          </table:table-cell>
          <table:table-cell table:style-name="ce363" office:value-type="percentage" office:value="0.567632925510689" calcext:value-type="percentage">
            <text:p>57%</text:p>
          </table:table-cell>
          <table:table-cell table:style-name="ce363" office:value-type="percentage" office:value="0.732371954888889" calcext:value-type="percentage">
            <text:p>73%</text:p>
          </table:table-cell>
          <table:table-cell table:style-name="ce363" office:value-type="percentage" office:value="0.806676850354167" calcext:value-type="percentage">
            <text:p>81%</text:p>
          </table:table-cell>
          <table:table-cell table:style-name="ce363" office:value-type="percentage" office:value="0.856103361666667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3]/[.O23]" office:value-type="float" office:value="9600" calcext:value-type="float">
            <text:p>9,600</text:p>
          </table:table-cell>
          <table:table-cell table:style-name="ce400" table:formula="of:=[.I23]/[.P23]" office:value-type="float" office:value="16199.999999678" calcext:value-type="float">
            <text:p>16,200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5" calcext:value-type="float" table:number-columns-spanned="2" table:number-rows-spanned="1">
            <text:p>2015</text:p>
          </table:table-cell>
          <table:covered-table-cell/>
          <table:table-cell/>
          <table:table-cell table:style-name="ce383" office:value-type="float" office:value="16662.4750493" calcext:value-type="float">
            <text:p><text:s/>16,662 </text:p>
          </table:table-cell>
          <table:table-cell table:style-name="ce386" office:value-type="float" office:value="12392.543244" calcext:value-type="float">
            <text:p><text:s/>12,393 </text:p>
          </table:table-cell>
          <table:table-cell table:style-name="ce386" office:value-type="float" office:value="4269.9318053" calcext:value-type="float">
            <text:p><text:s/>4,270 </text:p>
          </table:table-cell>
          <table:table-cell table:style-name="ce390" office:value-type="float" office:value="1432.1112098" calcext:value-type="float">
            <text:p><text:s/>1,432 </text:p>
          </table:table-cell>
          <table:table-cell table:style-name="ce383" office:value-type="float" office:value="6668.7673824" calcext:value-type="float">
            <text:p><text:s/>6,669 </text:p>
          </table:table-cell>
          <table:table-cell table:style-name="ce383" office:value-type="float" office:value="11446.083558712" calcext:value-type="float">
            <text:p><text:s/>11,446 </text:p>
          </table:table-cell>
          <table:table-cell table:style-name="ce348"/>
          <table:table-cell table:style-name="ce363" office:value-type="percentage" office:value="0.832291461003996" calcext:value-type="percentage">
            <text:p>83%</text:p>
          </table:table-cell>
          <table:table-cell table:style-name="ce363" office:value-type="percentage" office:value="0.954373757720447" calcext:value-type="percentage">
            <text:p>95%</text:p>
          </table:table-cell>
          <table:table-cell table:style-name="ce363" office:value-type="percentage" office:value="0.606955480497512" calcext:value-type="percentage">
            <text:p>61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800860740050439" calcext:value-type="percentage">
            <text:p>80%</text:p>
          </table:table-cell>
          <table:table-cell table:style-name="ce363" office:value-type="percentage" office:value="0.90583124081988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4]/[.O24]" office:value-type="float" office:value="8326.99999999999" calcext:value-type="float">
            <text:p>8,327</text:p>
          </table:table-cell>
          <table:table-cell table:style-name="ce400" table:formula="of:=[.I24]/[.P24]" office:value-type="float" office:value="12635.9999996821" calcext:value-type="float">
            <text:p>12,636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6" calcext:value-type="float" table:number-columns-spanned="2" table:number-rows-spanned="1">
            <text:p>2016</text:p>
          </table:table-cell>
          <table:covered-table-cell/>
          <table:table-cell/>
          <table:table-cell table:style-name="ce383" office:value-type="float" office:value="15302.501666" calcext:value-type="float">
            <text:p><text:s/>15,303 </text:p>
          </table:table-cell>
          <table:table-cell table:style-name="ce386" office:value-type="float" office:value="11765.06027" calcext:value-type="float">
            <text:p><text:s/>11,765 </text:p>
          </table:table-cell>
          <table:table-cell table:style-name="ce386" office:value-type="float" office:value="3537.441396" calcext:value-type="float">
            <text:p><text:s/>3,537 </text:p>
          </table:table-cell>
          <table:table-cell table:style-name="ce390" office:value-type="float" office:value="1450.7255431" calcext:value-type="float">
            <text:p><text:s/>1,451 </text:p>
          </table:table-cell>
          <table:table-cell table:style-name="ce383" office:value-type="float" office:value="5545.6099305" calcext:value-type="float">
            <text:p><text:s/>5,546 </text:p>
          </table:table-cell>
          <table:table-cell table:style-name="ce383" office:value-type="float" office:value="8469.1854707567" calcext:value-type="float">
            <text:p><text:s/>8,469 </text:p>
          </table:table-cell>
          <table:table-cell table:style-name="ce348"/>
          <table:table-cell table:style-name="ce363" office:value-type="percentage" office:value="0.864548116723164" calcext:value-type="percentage">
            <text:p>86%</text:p>
          </table:table-cell>
          <table:table-cell table:style-name="ce363" office:value-type="percentage" office:value="0.949944309245054" calcext:value-type="percentage">
            <text:p>95%</text:p>
          </table:table-cell>
          <table:table-cell table:style-name="ce363" office:value-type="percentage" office:value="0.665558117779868" calcext:value-type="percentage">
            <text:p>67%</text:p>
          </table:table-cell>
          <table:table-cell table:style-name="ce363" office:value-type="percentage" office:value="0.805958635055556" calcext:value-type="percentage">
            <text:p>81%</text:p>
          </table:table-cell>
          <table:table-cell table:style-name="ce363" office:value-type="percentage" office:value="0.815530872132353" calcext:value-type="percentage">
            <text:p>82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5]/[.O25]" office:value-type="float" office:value="6800" calcext:value-type="float">
            <text:p>6,800</text:p>
          </table:table-cell>
          <table:table-cell table:style-name="ce400" table:formula="of:=[.I25]/[.P25]" office:value-type="float" office:value="8920.9999999544" calcext:value-type="float">
            <text:p>8,921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7" calcext:value-type="float" table:number-columns-spanned="2" table:number-rows-spanned="1">
            <text:p>2017</text:p>
          </table:table-cell>
          <table:covered-table-cell/>
          <table:table-cell/>
          <table:table-cell table:style-name="ce383" office:value-type="float" office:value="19035.2198094" calcext:value-type="float">
            <text:p><text:s/>19,035 </text:p>
          </table:table-cell>
          <table:table-cell table:style-name="ce386" office:value-type="float" office:value="14952.073683" calcext:value-type="float">
            <text:p><text:s/>14,952 </text:p>
          </table:table-cell>
          <table:table-cell table:style-name="ce386" office:value-type="float" office:value="4083.1461264" calcext:value-type="float">
            <text:p><text:s/>4,083 </text:p>
          </table:table-cell>
          <table:table-cell table:style-name="ce390" office:value-type="float" office:value="1367.6787044" calcext:value-type="float">
            <text:p><text:s/>1,368 </text:p>
          </table:table-cell>
          <table:table-cell table:style-name="ce383" office:value-type="float" office:value="5432.4515858" calcext:value-type="float">
            <text:p><text:s/>5,432 </text:p>
          </table:table-cell>
          <table:table-cell table:style-name="ce383" office:value-type="float" office:value="5943.13328702434" calcext:value-type="float">
            <text:p><text:s/>5,943 </text:p>
          </table:table-cell>
          <table:table-cell table:style-name="ce348"/>
          <table:table-cell table:style-name="ce363" office:value-type="percentage" office:value="0.869585190013705" calcext:value-type="percentage">
            <text:p>87%</text:p>
          </table:table-cell>
          <table:table-cell table:style-name="ce363" office:value-type="percentage" office:value="0.959081057280308" calcext:value-type="percentage">
            <text:p>96%</text:p>
          </table:table-cell>
          <table:table-cell table:style-name="ce363" office:value-type="percentage" office:value="0.648118432761905" calcext:value-type="percentage">
            <text:p>65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17401683087572" calcext:value-type="percentage">
            <text:p>82%</text:p>
          </table:table-cell>
          <table:table-cell table:style-name="ce363" office:value-type="percentage" office:value="0.952730568611734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6]/[.O26]" office:value-type="float" office:value="6646" calcext:value-type="float">
            <text:p>6,646</text:p>
          </table:table-cell>
          <table:table-cell table:style-name="ce400" table:formula="of:=[.I26]/[.P26]" office:value-type="float" office:value="6238.00000002555" calcext:value-type="float">
            <text:p>6,238</text:p>
          </table:table-cell>
          <table:table-cell table:style-name="ce406" table:number-columns-repeated="2"/>
          <table:table-cell table:style-name="ce363"/>
          <table:table-cell table:number-columns-repeated="998"/>
        </table:table-row>
        <table:table-row table:style-name="ro27">
          <table:table-cell office:value-type="float" office:value="2018" calcext:value-type="float" table:number-columns-spanned="2" table:number-rows-spanned="1">
            <text:p>2018</text:p>
          </table:table-cell>
          <table:covered-table-cell/>
          <table:table-cell/>
          <table:table-cell table:style-name="ce383" office:value-type="float" office:value="24768.3635334" calcext:value-type="float">
            <text:p><text:s/>24,768 </text:p>
          </table:table-cell>
          <table:table-cell table:style-name="ce386" office:value-type="float" office:value="20401.32884" calcext:value-type="float">
            <text:p><text:s/>20,401 </text:p>
          </table:table-cell>
          <table:table-cell table:style-name="ce386" office:value-type="float" office:value="4367.0346934" calcext:value-type="float">
            <text:p><text:s/>4,367 </text:p>
          </table:table-cell>
          <table:table-cell table:style-name="ce390" office:value-type="float" office:value="1340.96426" calcext:value-type="float">
            <text:p><text:s/>1,341 </text:p>
          </table:table-cell>
          <table:table-cell table:style-name="ce383" office:value-type="float" office:value="6031.5524116" calcext:value-type="float">
            <text:p><text:s/>6,032 </text:p>
          </table:table-cell>
          <table:table-cell table:style-name="ce383" office:value-type="float" office:value="5258.84747833683" calcext:value-type="float">
            <text:p><text:s/>5,259 </text:p>
          </table:table-cell>
          <table:table-cell table:style-name="ce348"/>
          <table:table-cell table:style-name="ce363" office:value-type="percentage" office:value="0.878778198807876" calcext:value-type="percentage">
            <text:p>88%</text:p>
          </table:table-cell>
          <table:table-cell table:style-name="ce363" office:value-type="percentage" office:value="0.958483854357529" calcext:value-type="percentage">
            <text:p>96%</text:p>
          </table:table-cell>
          <table:table-cell table:style-name="ce363" office:value-type="percentage" office:value="0.632903578753623" calcext:value-type="percentage">
            <text:p>63%</text:p>
          </table:table-cell>
          <table:table-cell table:style-name="ce363" office:value-type="percentage" office:value="0.744980144444445" calcext:value-type="percentage">
            <text:p>74%</text:p>
          </table:table-cell>
          <table:table-cell table:style-name="ce363" office:value-type="percentage" office:value="0.83736670992642" calcext:value-type="percentage">
            <text:p>84%</text:p>
          </table:table-cell>
          <table:table-cell table:style-name="ce363" office:value-type="percentage" office:value="0.93975115766619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7]/[.O27]" office:value-type="float" office:value="7203" calcext:value-type="float">
            <text:p>7,203</text:p>
          </table:table-cell>
          <table:table-cell table:style-name="ce400" table:formula="of:=[.I27]/[.P27]" office:value-type="float" office:value="5596.00000003919" calcext:value-type="float">
            <text:p>5,596</text:p>
          </table:table-cell>
          <table:table-cell table:style-name="ce406"/>
          <table:table-cell table:style-name="ce408"/>
          <table:table-cell table:style-name="ce410"/>
          <table:table-cell table:style-name="ce311" table:number-columns-repeated="7"/>
          <table:table-cell table:number-columns-repeated="991"/>
        </table:table-row>
        <table:table-row table:style-name="ro28">
          <table:table-cell table:style-name="ce739" office:value-type="string" calcext:value-type="string" table:number-columns-spanned="2" table:number-rows-spanned="1">
            <text:p>Financial Year<text:span text:style-name="T4">4</text:span></text:p>
          </table:table-cell>
          <table:covered-table-cell table:style-name="ce739"/>
          <table:table-cell table:style-name="ce739"/>
          <table:table-cell table:style-name="ce383"/>
          <table:table-cell table:style-name="ce387" table:number-columns-repeated="5"/>
          <table:table-cell table:style-name="ce396" table:number-columns-repeated="12"/>
          <table:table-cell table:style-name="ce400" table:number-columns-repeated="2"/>
          <table:table-cell table:style-name="ce406"/>
          <table:table-cell table:style-name="ce409"/>
          <table:table-cell table:style-name="ce411" office:value-type="string" calcext:value-type="string">
            <text:p>Diff</text:p>
          </table:table-cell>
          <table:table-cell table:style-name="ce411" table:number-columns-repeated="5"/>
          <table:table-cell table:style-name="ce311" table:number-columns-repeated="2"/>
          <table:table-cell table:number-columns-repeated="991"/>
        </table:table-row>
        <table:table-row table:style-name="ro28">
          <table:table-cell office:value-type="string" calcext:value-type="string" table:number-columns-spanned="2" table:number-rows-spanned="1">
            <text:p>1998/99</text:p>
          </table:table-cell>
          <table:covered-table-cell/>
          <table:table-cell table:style-name="ce739"/>
          <table:table-cell table:style-name="ce383" office:value-type="float" office:value="9612.4187554" calcext:value-type="float">
            <text:p><text:s/>9,612 </text:p>
          </table:table-cell>
          <table:table-cell table:style-name="ce386" office:value-type="float" office:value="6855.6338763" calcext:value-type="float">
            <text:p><text:s/>6,856 </text:p>
          </table:table-cell>
          <table:table-cell table:style-name="ce386" office:value-type="float" office:value="2756.7848791" calcext:value-type="float">
            <text:p><text:s/>2,757 </text:p>
          </table:table-cell>
          <table:table-cell table:style-name="ce390" office:value-type="float" office:value="477.17376049" calcext:value-type="float">
            <text:p><text:s/>477 </text:p>
          </table:table-cell>
          <table:table-cell table:style-name="ce383" office:value-type="float" office:value="3326.200908" calcext:value-type="float">
            <text:p><text:s/>3,326 </text:p>
          </table:table-cell>
          <table:table-cell table:style-name="ce383" office:value-type="float" office:value="4443.63882901041" calcext:value-type="float">
            <text:p><text:s/>4,444 </text:p>
          </table:table-cell>
          <table:table-cell table:style-name="ce397"/>
          <table:table-cell table:style-name="ce363" office:value-type="percentage" office:value="0.757428904192449" calcext:value-type="percentage">
            <text:p>76%</text:p>
          </table:table-cell>
          <table:table-cell table:style-name="ce363" office:value-type="percentage" office:value="0.911476769442999" calcext:value-type="percentage">
            <text:p>91%</text:p>
          </table:table-cell>
          <table:table-cell table:style-name="ce363" office:value-type="percentage" office:value="0.5332896316036" calcext:value-type="percentage">
            <text:p>53%</text:p>
          </table:table-cell>
          <table:table-cell table:style-name="ce363" office:value-type="percentage" office:value="0.329369291106126" calcext:value-type="percentage">
            <text:p>33%</text:p>
          </table:table-cell>
          <table:table-cell table:style-name="ce363" office:value-type="percentage" office:value="0.782759587241408" calcext:value-type="percentage">
            <text:p>78%</text:p>
          </table:table-cell>
          <table:table-cell table:style-name="ce363" office:value-type="percentage" office:value="0.854792503414446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29]/[.O29]" office:value-type="float" office:value="4249.3263094" calcext:value-type="float">
            <text:p>4,249</text:p>
          </table:table-cell>
          <table:table-cell table:style-name="ce400" table:formula="of:=[.I29]/[.P29]" office:value-type="float" office:value="5198.50000001218" calcext:value-type="float">
            <text:p>5,199</text:p>
          </table:table-cell>
          <table:table-cell table:style-name="ce407" table:formula="of:=([.V29]+[.W29])/1000" office:value-type="float" office:value="9.44782630941218" calcext:value-type="float">
            <text:p>9.4</text:p>
          </table:table-cell>
          <table:table-cell table:style-name="ce107" office:value-type="float" office:value="9.107269201" calcext:value-type="float">
            <text:p>9.1</text:p>
          </table:table-cell>
          <table:table-cell table:style-name="ce412" table:formula="of:=([.X29]-[.Y29])/[.Y29]" office:value-type="percentage" office:value="0.0373939872530382" calcext:value-type="percentage">
            <text:p>3.7%</text:p>
          </table:table-cell>
          <table:table-cell table:style-name="ce411"/>
          <table:table-cell table:style-name="ce415"/>
          <table:table-cell table:style-name="ce416"/>
          <table:table-cell table:style-name="ce417"/>
          <table:table-cell table:style-name="ce414"/>
          <table:table-cell table:style-name="ce311" table:number-columns-repeated="2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1999/00</text:p>
          </table:table-cell>
          <table:covered-table-cell/>
          <table:table-cell/>
          <table:table-cell table:style-name="ce383" office:value-type="float" office:value="14729.1359473" calcext:value-type="float">
            <text:p><text:s/>14,729 </text:p>
          </table:table-cell>
          <table:table-cell table:style-name="ce386" office:value-type="float" office:value="12202.909322" calcext:value-type="float">
            <text:p><text:s/>12,203 </text:p>
          </table:table-cell>
          <table:table-cell table:style-name="ce386" office:value-type="float" office:value="2526.2266253" calcext:value-type="float">
            <text:p><text:s/>2,526 </text:p>
          </table:table-cell>
          <table:table-cell table:style-name="ce390" office:value-type="float" office:value="697.93425125" calcext:value-type="float">
            <text:p><text:s/>698 </text:p>
          </table:table-cell>
          <table:table-cell table:style-name="ce383" office:value-type="float" office:value="3399.8731735" calcext:value-type="float">
            <text:p><text:s/>3,400 </text:p>
          </table:table-cell>
          <table:table-cell table:style-name="ce383" office:value-type="float" office:value="3087.48450872351" calcext:value-type="float">
            <text:p><text:s/>3,087 </text:p>
          </table:table-cell>
          <table:table-cell table:style-name="ce397"/>
          <table:table-cell table:style-name="ce363" office:value-type="percentage" office:value="0.810716392120646" calcext:value-type="percentage">
            <text:p>81%</text:p>
          </table:table-cell>
          <table:table-cell table:style-name="ce363" office:value-type="percentage" office:value="0.910415402611613" calcext:value-type="percentage">
            <text:p>91%</text:p>
          </table:table-cell>
          <table:table-cell table:style-name="ce363" office:value-type="percentage" office:value="0.5302321849234" calcext:value-type="percentage">
            <text:p>53%</text:p>
          </table:table-cell>
          <table:table-cell table:style-name="ce363" office:value-type="percentage" office:value="0.481666149930987" calcext:value-type="percentage">
            <text:p>48%</text:p>
          </table:table-cell>
          <table:table-cell table:style-name="ce363" office:value-type="percentage" office:value="0.781046535850252" calcext:value-type="percentage">
            <text:p>78%</text:p>
          </table:table-cell>
          <table:table-cell table:style-name="ce363" office:value-type="percentage" office:value="0.904227415053448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0]/[.O30]" office:value-type="float" office:value="4352.9713243" calcext:value-type="float">
            <text:p>4,353</text:p>
          </table:table-cell>
          <table:table-cell table:style-name="ce400" table:formula="of:=[.I30]/[.P30]" office:value-type="float" office:value="3414.500000026" calcext:value-type="float">
            <text:p>3,415</text:p>
          </table:table-cell>
          <table:table-cell table:style-name="ce407" table:formula="of:=([.V30]+[.W30])/1000" office:value-type="float" office:value="7.767471324326" calcext:value-type="float">
            <text:p>7.8</text:p>
          </table:table-cell>
          <table:table-cell table:style-name="ce107" office:value-type="float" office:value="7.833008622" calcext:value-type="float">
            <text:p>7.8</text:p>
          </table:table-cell>
          <table:table-cell table:style-name="ce412" table:formula="of:=([.X30]-[.Y30])/[.Y30]" office:value-type="percentage" office:value="-0.00836681035814611" calcext:value-type="percentage">
            <text:p>-0.8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311" table:number-columns-repeated="2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0/01</text:p>
          </table:table-cell>
          <table:covered-table-cell/>
          <table:table-cell table:style-name="ce344"/>
          <table:table-cell table:style-name="ce383" office:value-type="float" office:value="19252.2701923" calcext:value-type="float">
            <text:p><text:s/>19,252 </text:p>
          </table:table-cell>
          <table:table-cell table:style-name="ce386" office:value-type="float" office:value="15551.458881" calcext:value-type="float">
            <text:p><text:s/>15,551 </text:p>
          </table:table-cell>
          <table:table-cell table:style-name="ce386" office:value-type="float" office:value="3700.8113113" calcext:value-type="float">
            <text:p><text:s/>3,701 </text:p>
          </table:table-cell>
          <table:table-cell table:style-name="ce390" office:value-type="float" office:value="792.5212348" calcext:value-type="float">
            <text:p><text:s/>793 </text:p>
          </table:table-cell>
          <table:table-cell table:style-name="ce383" office:value-type="float" office:value="3248.1883013" calcext:value-type="float">
            <text:p><text:s/>3,248 </text:p>
          </table:table-cell>
          <table:table-cell table:style-name="ce383" office:value-type="float" office:value="2684.94365571058" calcext:value-type="float">
            <text:p><text:s/>2,685 </text:p>
          </table:table-cell>
          <table:table-cell table:style-name="ce397"/>
          <table:table-cell table:style-name="ce363" office:value-type="percentage" office:value="0.773086422362237" calcext:value-type="percentage">
            <text:p>77%</text:p>
          </table:table-cell>
          <table:table-cell table:style-name="ce363" office:value-type="percentage" office:value="0.913459514094296" calcext:value-type="percentage">
            <text:p>91%</text:p>
          </table:table-cell>
          <table:table-cell table:style-name="ce363" office:value-type="percentage" office:value="0.469745338357118" calcext:value-type="percentage">
            <text:p>47%</text:p>
          </table:table-cell>
          <table:table-cell table:style-name="ce363" office:value-type="percentage" office:value="0.53739361573148" calcext:value-type="percentage">
            <text:p>54%</text:p>
          </table:table-cell>
          <table:table-cell table:style-name="ce363" office:value-type="percentage" office:value="0.767308776712999" calcext:value-type="percentage">
            <text:p>77%</text:p>
          </table:table-cell>
          <table:table-cell table:style-name="ce363" office:value-type="percentage" office:value="0.8084744521830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1]/[.O31]" office:value-type="float" office:value="4233.2218787" calcext:value-type="float">
            <text:p>4,233</text:p>
          </table:table-cell>
          <table:table-cell table:style-name="ce400" table:formula="of:=[.I31]/[.P31]" office:value-type="float" office:value="3321.00000001309" calcext:value-type="float">
            <text:p>3,321</text:p>
          </table:table-cell>
          <table:table-cell table:style-name="ce407" table:formula="of:=([.V31]+[.W31])/1000" office:value-type="float" office:value="7.55422187871309" calcext:value-type="float">
            <text:p>7.6</text:p>
          </table:table-cell>
          <table:table-cell table:style-name="ce107" office:value-type="float" office:value="7.809984451" calcext:value-type="float">
            <text:p>7.8</text:p>
          </table:table-cell>
          <table:table-cell table:style-name="ce412" table:formula="of:=([.X31]-[.Y31])/[.Y31]" office:value-type="percentage" office:value="-0.0327481538396871" calcext:value-type="percentage">
            <text:p>-3.3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1/02</text:p>
          </table:table-cell>
          <table:covered-table-cell/>
          <table:table-cell/>
          <table:table-cell table:style-name="ce383" office:value-type="float" office:value="17551.2029763" calcext:value-type="float">
            <text:p><text:s/>17,551 </text:p>
          </table:table-cell>
          <table:table-cell table:style-name="ce386" office:value-type="float" office:value="12953.71687" calcext:value-type="float">
            <text:p><text:s/>12,954 </text:p>
          </table:table-cell>
          <table:table-cell table:style-name="ce386" office:value-type="float" office:value="4597.4861063" calcext:value-type="float">
            <text:p><text:s/>4,597 </text:p>
          </table:table-cell>
          <table:table-cell table:style-name="ce390" office:value-type="float" office:value="815.20115045" calcext:value-type="float">
            <text:p><text:s/>815 </text:p>
          </table:table-cell>
          <table:table-cell table:style-name="ce383" office:value-type="float" office:value="3560.2694439" calcext:value-type="float">
            <text:p><text:s/>3,560 </text:p>
          </table:table-cell>
          <table:table-cell table:style-name="ce383" office:value-type="float" office:value="3316.80000486641" calcext:value-type="float">
            <text:p><text:s/>3,317 </text:p>
          </table:table-cell>
          <table:table-cell table:style-name="ce397"/>
          <table:table-cell table:style-name="ce363" office:value-type="percentage" office:value="0.778850872277019" calcext:value-type="percentage">
            <text:p>78%</text:p>
          </table:table-cell>
          <table:table-cell table:style-name="ce363" office:value-type="percentage" office:value="0.917553054160578" calcext:value-type="percentage">
            <text:p>92%</text:p>
          </table:table-cell>
          <table:table-cell table:style-name="ce363" office:value-type="percentage" office:value="0.546210108162189" calcext:value-type="percentage">
            <text:p>55%</text:p>
          </table:table-cell>
          <table:table-cell table:style-name="ce363" office:value-type="percentage" office:value="0.571870326517012" calcext:value-type="percentage">
            <text:p>57%</text:p>
          </table:table-cell>
          <table:table-cell table:style-name="ce363" office:value-type="percentage" office:value="0.80342611084657" calcext:value-type="percentage">
            <text:p>80%</text:p>
          </table:table-cell>
          <table:table-cell table:style-name="ce363" office:value-type="percentage" office:value="0.831382379972428" calcext:value-type="percentage">
            <text:p>83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2]/[.O32]" office:value-type="float" office:value="4431.3588964" calcext:value-type="float">
            <text:p>4,431</text:p>
          </table:table-cell>
          <table:table-cell table:style-name="ce400" table:formula="of:=[.I32]/[.P32]" office:value-type="float" office:value="3989.49999995959" calcext:value-type="float">
            <text:p>3,989</text:p>
          </table:table-cell>
          <table:table-cell table:style-name="ce407" table:formula="of:=([.V32]+[.W32])/1000" office:value-type="float" office:value="8.42085889635959" calcext:value-type="float">
            <text:p>8.4</text:p>
          </table:table-cell>
          <table:table-cell table:style-name="ce107" office:value-type="float" office:value="8.347230935" calcext:value-type="float">
            <text:p>8.3</text:p>
          </table:table-cell>
          <table:table-cell table:style-name="ce412" table:formula="of:=([.X32]-[.Y32])/[.Y32]" office:value-type="percentage" office:value="0.00882064506576311" calcext:value-type="percentage">
            <text:p>0.9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2/03</text:p>
          </table:table-cell>
          <table:covered-table-cell/>
          <table:table-cell/>
          <table:table-cell table:style-name="ce383" office:value-type="float" office:value="19063.545635" calcext:value-type="float">
            <text:p><text:s/>19,064 </text:p>
          </table:table-cell>
          <table:table-cell table:style-name="ce386" office:value-type="float" office:value="14424.498277" calcext:value-type="float">
            <text:p><text:s/>14,424 </text:p>
          </table:table-cell>
          <table:table-cell table:style-name="ce386" office:value-type="float" office:value="4639.047358" calcext:value-type="float">
            <text:p><text:s/>4,639 </text:p>
          </table:table-cell>
          <table:table-cell table:style-name="ce390" office:value-type="float" office:value="842.37502777" calcext:value-type="float">
            <text:p><text:s/>842 </text:p>
          </table:table-cell>
          <table:table-cell table:style-name="ce383" office:value-type="float" office:value="3739.9600985" calcext:value-type="float">
            <text:p><text:s/>3,740 </text:p>
          </table:table-cell>
          <table:table-cell table:style-name="ce383" office:value-type="float" office:value="3113.45062525681" calcext:value-type="float">
            <text:p><text:s/>3,113 </text:p>
          </table:table-cell>
          <table:table-cell table:style-name="ce397"/>
          <table:table-cell table:style-name="ce363" office:value-type="percentage" office:value="0.816032879352134" calcext:value-type="percentage">
            <text:p>82%</text:p>
          </table:table-cell>
          <table:table-cell table:style-name="ce363" office:value-type="percentage" office:value="0.924863404902458" calcext:value-type="percentage">
            <text:p>92%</text:p>
          </table:table-cell>
          <table:table-cell table:style-name="ce363" office:value-type="percentage" office:value="0.597438774190514" calcext:value-type="percentage">
            <text:p>60%</text:p>
          </table:table-cell>
          <table:table-cell table:style-name="ce363" office:value-type="percentage" office:value="0.588148038240531" calcext:value-type="percentage">
            <text:p>59%</text:p>
          </table:table-cell>
          <table:table-cell table:style-name="ce363" office:value-type="percentage" office:value="0.809172924389845" calcext:value-type="percentage">
            <text:p>81%</text:p>
          </table:table-cell>
          <table:table-cell table:style-name="ce363" office:value-type="percentage" office:value="0.792730903959262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3]/[.O33]" office:value-type="float" office:value="4621.954079" calcext:value-type="float">
            <text:p>4,622</text:p>
          </table:table-cell>
          <table:table-cell table:style-name="ce400" table:formula="of:=[.I33]/[.P33]" office:value-type="float" office:value="3927.49999994552" calcext:value-type="float">
            <text:p>3,927</text:p>
          </table:table-cell>
          <table:table-cell table:style-name="ce407" table:formula="of:=([.V33]+[.W33])/1000" office:value-type="float" office:value="8.54945407894551" calcext:value-type="float">
            <text:p>8.5</text:p>
          </table:table-cell>
          <table:table-cell table:style-name="ce107" office:value-type="float" office:value="8.611667203" calcext:value-type="float">
            <text:p>8.6</text:p>
          </table:table-cell>
          <table:table-cell table:style-name="ce412" table:formula="of:=([.X33]-[.Y33])/[.Y33]" office:value-type="percentage" office:value="-0.00722428335744495" calcext:value-type="percentage">
            <text:p>-0.7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3/04</text:p>
          </table:table-cell>
          <table:covered-table-cell/>
          <table:table-cell/>
          <table:table-cell table:style-name="ce383" office:value-type="float" office:value="16674.8309222" calcext:value-type="float">
            <text:p><text:s/>16,675 </text:p>
          </table:table-cell>
          <table:table-cell table:style-name="ce386" office:value-type="float" office:value="12340.487139" calcext:value-type="float">
            <text:p><text:s/>12,340 </text:p>
          </table:table-cell>
          <table:table-cell table:style-name="ce386" office:value-type="float" office:value="4334.3437832" calcext:value-type="float">
            <text:p><text:s/>4,334 </text:p>
          </table:table-cell>
          <table:table-cell table:style-name="ce390" office:value-type="float" office:value="831.66441047" calcext:value-type="float">
            <text:p><text:s/>832 </text:p>
          </table:table-cell>
          <table:table-cell table:style-name="ce383" office:value-type="float" office:value="3550.8167879" calcext:value-type="float">
            <text:p><text:s/>3,551 </text:p>
          </table:table-cell>
          <table:table-cell table:style-name="ce383" office:value-type="float" office:value="2994.45212782761" calcext:value-type="float">
            <text:p><text:s/>2,994 </text:p>
          </table:table-cell>
          <table:table-cell table:style-name="ce397"/>
          <table:table-cell table:style-name="ce363" office:value-type="percentage" office:value="0.803063604944023" calcext:value-type="percentage">
            <text:p>80%</text:p>
          </table:table-cell>
          <table:table-cell table:style-name="ce363" office:value-type="percentage" office:value="0.919305558924761" calcext:value-type="percentage">
            <text:p>92%</text:p>
          </table:table-cell>
          <table:table-cell table:style-name="ce363" office:value-type="percentage" office:value="0.590484538810173" calcext:value-type="percentage">
            <text:p>59%</text:p>
          </table:table-cell>
          <table:table-cell table:style-name="ce363" office:value-type="percentage" office:value="0.574353874633978" calcext:value-type="percentage">
            <text:p>57%</text:p>
          </table:table-cell>
          <table:table-cell table:style-name="ce363" office:value-type="percentage" office:value="0.79140334485912" calcext:value-type="percentage">
            <text:p>79%</text:p>
          </table:table-cell>
          <table:table-cell table:style-name="ce363" office:value-type="percentage" office:value="0.80194218741296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4]/[.O34]" office:value-type="float" office:value="4486.7346227" calcext:value-type="float">
            <text:p>4,487</text:p>
          </table:table-cell>
          <table:table-cell table:style-name="ce400" table:formula="of:=[.I34]/[.P34]" office:value-type="float" office:value="3734.00000003443" calcext:value-type="float">
            <text:p>3,734</text:p>
          </table:table-cell>
          <table:table-cell table:style-name="ce407" table:formula="of:=([.V34]+[.W34])/1000" office:value-type="float" office:value="8.22073462273443" calcext:value-type="float">
            <text:p>8.2</text:p>
          </table:table-cell>
          <table:table-cell table:style-name="ce107" office:value-type="float" office:value="8.03781373" calcext:value-type="float">
            <text:p>8.0</text:p>
          </table:table-cell>
          <table:table-cell table:style-name="ce412" table:formula="of:=([.X34]-[.Y34])/[.Y34]" office:value-type="percentage" office:value="0.02275754314282" calcext:value-type="percentage">
            <text:p>2.3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4/05</text:p>
          </table:table-cell>
          <table:covered-table-cell/>
          <table:table-cell/>
          <table:table-cell table:style-name="ce383" office:value-type="float" office:value="18871.0536743" calcext:value-type="float">
            <text:p><text:s/>18,871 </text:p>
          </table:table-cell>
          <table:table-cell table:style-name="ce386" office:value-type="float" office:value="14419.473014" calcext:value-type="float">
            <text:p><text:s/>14,419 </text:p>
          </table:table-cell>
          <table:table-cell table:style-name="ce386" office:value-type="float" office:value="4451.5806603" calcext:value-type="float">
            <text:p><text:s/>4,452 </text:p>
          </table:table-cell>
          <table:table-cell table:style-name="ce390" office:value-type="float" office:value="708.70667094" calcext:value-type="float">
            <text:p><text:s/>709 </text:p>
          </table:table-cell>
          <table:table-cell table:style-name="ce383" office:value-type="float" office:value="3627.3030973" calcext:value-type="float">
            <text:p><text:s/>3,627 </text:p>
          </table:table-cell>
          <table:table-cell table:style-name="ce383" office:value-type="float" office:value="3418.53169603013" calcext:value-type="float">
            <text:p><text:s/>3,419 </text:p>
          </table:table-cell>
          <table:table-cell table:style-name="ce397"/>
          <table:table-cell table:style-name="ce363" office:value-type="percentage" office:value="0.821247386410262" calcext:value-type="percentage">
            <text:p>82%</text:p>
          </table:table-cell>
          <table:table-cell table:style-name="ce363" office:value-type="percentage" office:value="0.92894486603599" calcext:value-type="percentage">
            <text:p>93%</text:p>
          </table:table-cell>
          <table:table-cell table:style-name="ce363" office:value-type="percentage" office:value="0.597038402984849" calcext:value-type="percentage">
            <text:p>60%</text:p>
          </table:table-cell>
          <table:table-cell table:style-name="ce363" office:value-type="percentage" office:value="0.568671350804413" calcext:value-type="percentage">
            <text:p>57%</text:p>
          </table:table-cell>
          <table:table-cell table:style-name="ce363" office:value-type="percentage" office:value="0.791396258558888" calcext:value-type="percentage">
            <text:p>79%</text:p>
          </table:table-cell>
          <table:table-cell table:style-name="ce363" office:value-type="percentage" office:value="0.858657882825746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5]/[.O35]" office:value-type="float" office:value="4583.4220949" calcext:value-type="float">
            <text:p>4,583</text:p>
          </table:table-cell>
          <table:table-cell table:style-name="ce400" table:formula="of:=[.I35]/[.P35]" office:value-type="float" office:value="3981.25000003509" calcext:value-type="float">
            <text:p>3,981</text:p>
          </table:table-cell>
          <table:table-cell table:style-name="ce407" table:formula="of:=([.V35]+[.W35])/1000" office:value-type="float" office:value="8.56467209493509" calcext:value-type="float">
            <text:p>8.6</text:p>
          </table:table-cell>
          <table:table-cell table:style-name="ce107" office:value-type="float" office:value="8.488666015" calcext:value-type="float">
            <text:p>8.5</text:p>
          </table:table-cell>
          <table:table-cell table:style-name="ce412" table:formula="of:=([.X35]-[.Y35])/[.Y35]" office:value-type="percentage" office:value="0.00895383088470909" calcext:value-type="percentage">
            <text:p>0.9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5/06</text:p>
          </table:table-cell>
          <table:covered-table-cell/>
          <table:table-cell/>
          <table:table-cell table:style-name="ce383" office:value-type="float" office:value="24862.1278358" calcext:value-type="float">
            <text:p><text:s/>24,862 </text:p>
          </table:table-cell>
          <table:table-cell table:style-name="ce386" office:value-type="float" office:value="18222.781324" calcext:value-type="float">
            <text:p><text:s/>18,223 </text:p>
          </table:table-cell>
          <table:table-cell table:style-name="ce386" office:value-type="float" office:value="6639.3465118" calcext:value-type="float">
            <text:p><text:s/>6,639 </text:p>
          </table:table-cell>
          <table:table-cell table:style-name="ce390" office:value-type="float" office:value="861.8080029" calcext:value-type="float">
            <text:p><text:s/>862 </text:p>
          </table:table-cell>
          <table:table-cell table:style-name="ce383" office:value-type="float" office:value="3944.8859503" calcext:value-type="float">
            <text:p><text:s/>3,945 </text:p>
          </table:table-cell>
          <table:table-cell table:style-name="ce383" office:value-type="float" office:value="4213.45338377218" calcext:value-type="float">
            <text:p><text:s/>4,213 </text:p>
          </table:table-cell>
          <table:table-cell table:style-name="ce397"/>
          <table:table-cell table:style-name="ce363" office:value-type="percentage" office:value="0.809810494554861" calcext:value-type="percentage">
            <text:p>81%</text:p>
          </table:table-cell>
          <table:table-cell table:style-name="ce363" office:value-type="percentage" office:value="0.936371138419418" calcext:value-type="percentage">
            <text:p>94%</text:p>
          </table:table-cell>
          <table:table-cell table:style-name="ce363" office:value-type="percentage" office:value="0.590683889317647" calcext:value-type="percentage">
            <text:p>59%</text:p>
          </table:table-cell>
          <table:table-cell table:style-name="ce363" office:value-type="percentage" office:value="0.57348727526202" calcext:value-type="percentage">
            <text:p>57%</text:p>
          </table:table-cell>
          <table:table-cell table:style-name="ce363" office:value-type="percentage" office:value="0.796704618648344" calcext:value-type="percentage">
            <text:p>80%</text:p>
          </table:table-cell>
          <table:table-cell table:style-name="ce363" office:value-type="percentage" office:value="0.805554609272536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6]/[.O36]" office:value-type="float" office:value="4951.5038045" calcext:value-type="float">
            <text:p>4,952</text:p>
          </table:table-cell>
          <table:table-cell table:style-name="ce400" table:formula="of:=[.I36]/[.P36]" office:value-type="float" office:value="5230.49999996547" calcext:value-type="float">
            <text:p>5,230</text:p>
          </table:table-cell>
          <table:table-cell table:style-name="ce407" table:formula="of:=([.V36]+[.W36])/1000" office:value-type="float" office:value="10.1820038044655" calcext:value-type="float">
            <text:p>10.2</text:p>
          </table:table-cell>
          <table:table-cell table:style-name="ce107" office:value-type="float" office:value="10.588098062" calcext:value-type="float">
            <text:p>10.6</text:p>
          </table:table-cell>
          <table:table-cell table:style-name="ce412" table:formula="of:=([.X36]-[.Y36])/[.Y36]" office:value-type="percentage" office:value="-0.0383538436418508" calcext:value-type="percentage">
            <text:p>-3.8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6/07</text:p>
          </table:table-cell>
          <table:covered-table-cell/>
          <table:table-cell/>
          <table:table-cell table:style-name="ce383" office:value-type="float" office:value="23946.9099885" calcext:value-type="float">
            <text:p><text:s/>23,947 </text:p>
          </table:table-cell>
          <table:table-cell table:style-name="ce386" office:value-type="float" office:value="17786.851004" calcext:value-type="float">
            <text:p><text:s/>17,787 </text:p>
          </table:table-cell>
          <table:table-cell table:style-name="ce386" office:value-type="float" office:value="6160.0589845" calcext:value-type="float">
            <text:p><text:s/>6,160 </text:p>
          </table:table-cell>
          <table:table-cell table:style-name="ce390" office:value-type="float" office:value="983.69793309" calcext:value-type="float">
            <text:p><text:s/>984 </text:p>
          </table:table-cell>
          <table:table-cell table:style-name="ce383" office:value-type="float" office:value="4506.9545767" calcext:value-type="float">
            <text:p><text:s/>4,507 </text:p>
          </table:table-cell>
          <table:table-cell table:style-name="ce383" office:value-type="float" office:value="5122.04639723045" calcext:value-type="float">
            <text:p><text:s/>5,122 </text:p>
          </table:table-cell>
          <table:table-cell table:style-name="ce397"/>
          <table:table-cell table:style-name="ce363" office:value-type="percentage" office:value="0.851000142899726" calcext:value-type="percentage">
            <text:p>85%</text:p>
          </table:table-cell>
          <table:table-cell table:style-name="ce363" office:value-type="percentage" office:value="0.940873902156639" calcext:value-type="percentage">
            <text:p>94%</text:p>
          </table:table-cell>
          <table:table-cell table:style-name="ce363" office:value-type="percentage" office:value="0.667025450066657" calcext:value-type="percentage">
            <text:p>67%</text:p>
          </table:table-cell>
          <table:table-cell table:style-name="ce363" office:value-type="percentage" office:value="0.579668787913966" calcext:value-type="percentage">
            <text:p>58%</text:p>
          </table:table-cell>
          <table:table-cell table:style-name="ce363" office:value-type="percentage" office:value="0.807804828591813" calcext:value-type="percentage">
            <text:p>81%</text:p>
          </table:table-cell>
          <table:table-cell table:style-name="ce363" office:value-type="percentage" office:value="0.797826541619938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7]/[.O37]" office:value-type="float" office:value="5579.2617439" calcext:value-type="float">
            <text:p>5,579</text:p>
          </table:table-cell>
          <table:table-cell table:style-name="ce400" table:formula="of:=[.I37]/[.P37]" office:value-type="float" office:value="6420.00000003816" calcext:value-type="float">
            <text:p>6,420</text:p>
          </table:table-cell>
          <table:table-cell table:style-name="ce407" table:formula="of:=([.V37]+[.W37])/1000" office:value-type="float" office:value="11.9992617439382" calcext:value-type="float">
            <text:p>12.0</text:p>
          </table:table-cell>
          <table:table-cell table:style-name="ce107" office:value-type="float" office:value="11.590567489" calcext:value-type="float">
            <text:p>11.6</text:p>
          </table:table-cell>
          <table:table-cell table:style-name="ce412" table:formula="of:=([.X37]-[.Y37])/[.Y37]" office:value-type="percentage" office:value="0.0352609356984492" calcext:value-type="percentage">
            <text:p>3.5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7/08</text:p>
          </table:table-cell>
          <table:covered-table-cell/>
          <table:table-cell/>
          <table:table-cell table:style-name="ce383" office:value-type="float" office:value="27190.1702797" calcext:value-type="float">
            <text:p><text:s/>27,190 </text:p>
          </table:table-cell>
          <table:table-cell table:style-name="ce386" office:value-type="float" office:value="22059.899642" calcext:value-type="float">
            <text:p><text:s/>22,060 </text:p>
          </table:table-cell>
          <table:table-cell table:style-name="ce386" office:value-type="float" office:value="5130.2706377" calcext:value-type="float">
            <text:p><text:s/>5,130 </text:p>
          </table:table-cell>
          <table:table-cell table:style-name="ce390" office:value-type="float" office:value="1071.2110261" calcext:value-type="float">
            <text:p><text:s/>1,071 </text:p>
          </table:table-cell>
          <table:table-cell table:style-name="ce383" office:value-type="float" office:value="4873.7227827" calcext:value-type="float">
            <text:p><text:s/>4,874 </text:p>
          </table:table-cell>
          <table:table-cell table:style-name="ce383" office:value-type="float" office:value="4959.52766282756" calcext:value-type="float">
            <text:p><text:s/>4,960 </text:p>
          </table:table-cell>
          <table:table-cell table:style-name="ce397"/>
          <table:table-cell table:style-name="ce363" office:value-type="percentage" office:value="0.8536784173375" calcext:value-type="percentage">
            <text:p>85%</text:p>
          </table:table-cell>
          <table:table-cell table:style-name="ce363" office:value-type="percentage" office:value="0.952411047403529" calcext:value-type="percentage">
            <text:p>95%</text:p>
          </table:table-cell>
          <table:table-cell table:style-name="ce363" office:value-type="percentage" office:value="0.590471005451725" calcext:value-type="percentage">
            <text:p>59%</text:p>
          </table:table-cell>
          <table:table-cell table:style-name="ce363" office:value-type="percentage" office:value="0.590361546486635" calcext:value-type="percentage">
            <text:p>59%</text:p>
          </table:table-cell>
          <table:table-cell table:style-name="ce363" office:value-type="percentage" office:value="0.805914745578771" calcext:value-type="percentage">
            <text:p>81%</text:p>
          </table:table-cell>
          <table:table-cell table:style-name="ce363" office:value-type="percentage" office:value="0.7861970693615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8]/[.O38]" office:value-type="float" office:value="6047.4421264" calcext:value-type="float">
            <text:p>6,047</text:p>
          </table:table-cell>
          <table:table-cell table:style-name="ce400" table:formula="of:=[.I38]/[.P38]" office:value-type="float" office:value="6308.25000003506" calcext:value-type="float">
            <text:p>6,308</text:p>
          </table:table-cell>
          <table:table-cell table:style-name="ce407" table:formula="of:=([.V38]+[.W38])/1000" office:value-type="float" office:value="12.3556921264351" calcext:value-type="float">
            <text:p>12.4</text:p>
          </table:table-cell>
          <table:table-cell table:style-name="ce107" office:value-type="float" office:value="12.374321632" calcext:value-type="float">
            <text:p>12.4</text:p>
          </table:table-cell>
          <table:table-cell table:style-name="ce412" table:formula="of:=([.X38]-[.Y38])/[.Y38]" office:value-type="percentage" office:value="-0.00150549711886945" calcext:value-type="percentage">
            <text:p>-0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8/09</text:p>
          </table:table-cell>
          <table:covered-table-cell/>
          <table:table-cell/>
          <table:table-cell table:style-name="ce383" office:value-type="float" office:value="29777.7693058" calcext:value-type="float">
            <text:p><text:s/>29,778 </text:p>
          </table:table-cell>
          <table:table-cell table:style-name="ce386" office:value-type="float" office:value="23226.111193" calcext:value-type="float">
            <text:p><text:s/>23,226 </text:p>
          </table:table-cell>
          <table:table-cell table:style-name="ce386" office:value-type="float" office:value="6551.6581128" calcext:value-type="float">
            <text:p><text:s/>6,552 </text:p>
          </table:table-cell>
          <table:table-cell table:style-name="ce390" office:value-type="float" office:value="1103.1178339" calcext:value-type="float">
            <text:p><text:s/>1,103 </text:p>
          </table:table-cell>
          <table:table-cell table:style-name="ce383" office:value-type="float" office:value="5641.8308346" calcext:value-type="float">
            <text:p><text:s/>5,642 </text:p>
          </table:table-cell>
          <table:table-cell table:style-name="ce383" office:value-type="float" office:value="4934.13352710883" calcext:value-type="float">
            <text:p><text:s/>4,934 </text:p>
          </table:table-cell>
          <table:table-cell table:style-name="ce397"/>
          <table:table-cell table:style-name="ce363" office:value-type="percentage" office:value="0.860551305046081" calcext:value-type="percentage">
            <text:p>86%</text:p>
          </table:table-cell>
          <table:table-cell table:style-name="ce363" office:value-type="percentage" office:value="0.953964383236912" calcext:value-type="percentage">
            <text:p>95%</text:p>
          </table:table-cell>
          <table:table-cell table:style-name="ce363" office:value-type="percentage" office:value="0.638800181749813" calcext:value-type="percentage">
            <text:p>64%</text:p>
          </table:table-cell>
          <table:table-cell table:style-name="ce363" office:value-type="percentage" office:value="0.608784676545254" calcext:value-type="percentage">
            <text:p>61%</text:p>
          </table:table-cell>
          <table:table-cell table:style-name="ce363" office:value-type="percentage" office:value="0.819589747825937" calcext:value-type="percentage">
            <text:p>82%</text:p>
          </table:table-cell>
          <table:table-cell table:style-name="ce363" office:value-type="percentage" office:value="0.81147122210604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39]/[.O39]" office:value-type="float" office:value="6883.7254853" calcext:value-type="float">
            <text:p>6,884</text:p>
          </table:table-cell>
          <table:table-cell table:style-name="ce400" table:formula="of:=[.I39]/[.P39]" office:value-type="float" office:value="6080.47875598477" calcext:value-type="float">
            <text:p>6,080</text:p>
          </table:table-cell>
          <table:table-cell table:style-name="ce407" table:formula="of:=([.V39]+[.W39])/1000" office:value-type="float" office:value="12.9642042412848" calcext:value-type="float">
            <text:p>13.0</text:p>
          </table:table-cell>
          <table:table-cell table:style-name="ce107" office:value-type="float" office:value="13.12263452" calcext:value-type="float">
            <text:p>13.1</text:p>
          </table:table-cell>
          <table:table-cell table:style-name="ce412" table:formula="of:=([.X39]-[.Y39])/[.Y39]" office:value-type="percentage" office:value="-0.0120730542692303" calcext:value-type="percentage">
            <text:p>-1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09/10</text:p>
          </table:table-cell>
          <table:covered-table-cell/>
          <table:table-cell/>
          <table:table-cell table:style-name="ce383" office:value-type="float" office:value="22240.1983377" calcext:value-type="float">
            <text:p><text:s/>22,240 </text:p>
          </table:table-cell>
          <table:table-cell table:style-name="ce386" office:value-type="float" office:value="18922.738993" calcext:value-type="float">
            <text:p><text:s/>18,923 </text:p>
          </table:table-cell>
          <table:table-cell table:style-name="ce386" office:value-type="float" office:value="3317.4593447" calcext:value-type="float">
            <text:p><text:s/>3,317 </text:p>
          </table:table-cell>
          <table:table-cell table:style-name="ce390" office:value-type="float" office:value="1062.4749873" calcext:value-type="float">
            <text:p><text:s/>1,062 </text:p>
          </table:table-cell>
          <table:table-cell table:style-name="ce383" office:value-type="float" office:value="5762.9756786" calcext:value-type="float">
            <text:p><text:s/>5,763 </text:p>
          </table:table-cell>
          <table:table-cell table:style-name="ce383" office:value-type="float" office:value="5419.45924775958" calcext:value-type="float">
            <text:p><text:s/>5,419 </text:p>
          </table:table-cell>
          <table:table-cell table:style-name="ce397"/>
          <table:table-cell table:style-name="ce363" office:value-type="percentage" office:value="0.887549434945095" calcext:value-type="percentage">
            <text:p>89%</text:p>
          </table:table-cell>
          <table:table-cell table:style-name="ce363" office:value-type="percentage" office:value="0.951909195888375" calcext:value-type="percentage">
            <text:p>95%</text:p>
          </table:table-cell>
          <table:table-cell table:style-name="ce363" office:value-type="percentage" office:value="0.640527684450267" calcext:value-type="percentage">
            <text:p>64%</text:p>
          </table:table-cell>
          <table:table-cell table:style-name="ce363" office:value-type="percentage" office:value="0.590263881833333" calcext:value-type="percentage">
            <text:p>59%</text:p>
          </table:table-cell>
          <table:table-cell table:style-name="ce363" office:value-type="percentage" office:value="0.812309963341506" calcext:value-type="percentage">
            <text:p>81%</text:p>
          </table:table-cell>
          <table:table-cell table:style-name="ce363" office:value-type="percentage" office:value="0.838321683251388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0]/[.O40]" office:value-type="float" office:value="7094.5524968" calcext:value-type="float">
            <text:p>7,095</text:p>
          </table:table-cell>
          <table:table-cell table:style-name="ce400" table:formula="of:=[.I40]/[.P40]" office:value-type="float" office:value="6464.65355248892" calcext:value-type="float">
            <text:p>6,465</text:p>
          </table:table-cell>
          <table:table-cell table:style-name="ce407" table:formula="of:=([.V40]+[.W40])/1000" office:value-type="float" office:value="13.5592060492889" calcext:value-type="float">
            <text:p>13.6</text:p>
          </table:table-cell>
          <table:table-cell table:style-name="ce107" office:value-type="float" office:value="13.221136602" calcext:value-type="float">
            <text:p>13.2</text:p>
          </table:table-cell>
          <table:table-cell table:style-name="ce412" table:formula="of:=([.X40]-[.Y40])/[.Y40]" office:value-type="percentage" office:value="0.0255703770005511" calcext:value-type="percentage">
            <text:p>2.6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0/11</text:p>
          </table:table-cell>
          <table:covered-table-cell/>
          <table:table-cell/>
          <table:table-cell table:style-name="ce383" office:value-type="float" office:value="27601.4768039" calcext:value-type="float">
            <text:p><text:s/>27,601 </text:p>
          </table:table-cell>
          <table:table-cell table:style-name="ce386" office:value-type="float" office:value="22542.540572" calcext:value-type="float">
            <text:p><text:s/>22,543 </text:p>
          </table:table-cell>
          <table:table-cell table:style-name="ce386" office:value-type="float" office:value="5058.9362319" calcext:value-type="float">
            <text:p><text:s/>5,059 </text:p>
          </table:table-cell>
          <table:table-cell table:style-name="ce390" office:value-type="float" office:value="1064.1091361" calcext:value-type="float">
            <text:p><text:s/>1,064 </text:p>
          </table:table-cell>
          <table:table-cell table:style-name="ce383" office:value-type="float" office:value="5827.3781198" calcext:value-type="float">
            <text:p><text:s/>5,827 </text:p>
          </table:table-cell>
          <table:table-cell table:style-name="ce383" office:value-type="float" office:value="7280.47968186256" calcext:value-type="float">
            <text:p><text:s/>7,280 </text:p>
          </table:table-cell>
          <table:table-cell table:style-name="ce397"/>
          <table:table-cell table:style-name="ce363" office:value-type="percentage" office:value="0.870435290053959" calcext:value-type="percentage">
            <text:p>87%</text:p>
          </table:table-cell>
          <table:table-cell table:style-name="ce363" office:value-type="percentage" office:value="0.951993638992029" calcext:value-type="percentage">
            <text:p>95%</text:p>
          </table:table-cell>
          <table:table-cell table:style-name="ce363" office:value-type="percentage" office:value="0.62995176440167" calcext:value-type="percentage">
            <text:p>63%</text:p>
          </table:table-cell>
          <table:table-cell table:style-name="ce363" office:value-type="percentage" office:value="0.591171742277778" calcext:value-type="percentage">
            <text:p>59%</text:p>
          </table:table-cell>
          <table:table-cell table:style-name="ce363" office:value-type="percentage" office:value="0.825261549326045" calcext:value-type="percentage">
            <text:p>83%</text:p>
          </table:table-cell>
          <table:table-cell table:style-name="ce363" office:value-type="percentage" office:value="0.885164702966565" calcext:value-type="percentage">
            <text:p>8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1]/[.O41]" office:value-type="float" office:value="7061.2500056" calcext:value-type="float">
            <text:p>7,061</text:p>
          </table:table-cell>
          <table:table-cell table:style-name="ce400" table:formula="of:=[.I41]/[.P41]" office:value-type="float" office:value="8224.99999995771" calcext:value-type="float">
            <text:p>8,225</text:p>
          </table:table-cell>
          <table:table-cell table:style-name="ce407" table:formula="of:=([.V41]+[.W41])/1000" office:value-type="float" office:value="15.2862500055577" calcext:value-type="float">
            <text:p>15.3</text:p>
          </table:table-cell>
          <table:table-cell table:style-name="ce107" office:value-type="float" office:value="15.311323878" calcext:value-type="float">
            <text:p>15.3</text:p>
          </table:table-cell>
          <table:table-cell table:style-name="ce412" table:formula="of:=([.X41]-[.Y41])/[.Y41]" office:value-type="percentage" office:value="-0.00163760316495693" calcext:value-type="percentage">
            <text:p>-0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1/12</text:p>
          </table:table-cell>
          <table:covered-table-cell/>
          <table:table-cell/>
          <table:table-cell table:style-name="ce383" office:value-type="float" office:value="30074.1901091" calcext:value-type="float">
            <text:p><text:s/>30,074 </text:p>
          </table:table-cell>
          <table:table-cell table:style-name="ce386" office:value-type="float" office:value="25461.474802" calcext:value-type="float">
            <text:p><text:s/>25,461 </text:p>
          </table:table-cell>
          <table:table-cell table:style-name="ce386" office:value-type="float" office:value="4612.7153071" calcext:value-type="float">
            <text:p><text:s/>4,613 </text:p>
          </table:table-cell>
          <table:table-cell table:style-name="ce390" office:value-type="float" office:value="1107.6733019" calcext:value-type="float">
            <text:p><text:s/>1,108 </text:p>
          </table:table-cell>
          <table:table-cell table:style-name="ce383" office:value-type="float" office:value="6117.9744127" calcext:value-type="float">
            <text:p><text:s/>6,118 </text:p>
          </table:table-cell>
          <table:table-cell table:style-name="ce383" office:value-type="float" office:value="9440.20939834544" calcext:value-type="float">
            <text:p><text:s/>9,440 </text:p>
          </table:table-cell>
          <table:table-cell table:style-name="ce397"/>
          <table:table-cell table:style-name="ce363" office:value-type="percentage" office:value="0.861373280089772" calcext:value-type="percentage">
            <text:p>86%</text:p>
          </table:table-cell>
          <table:table-cell table:style-name="ce363" office:value-type="percentage" office:value="0.944356940055488" calcext:value-type="percentage">
            <text:p>94%</text:p>
          </table:table-cell>
          <table:table-cell table:style-name="ce363" office:value-type="percentage" office:value="0.580031211150938" calcext:value-type="percentage">
            <text:p>58%</text:p>
          </table:table-cell>
          <table:table-cell table:style-name="ce363" office:value-type="percentage" office:value="0.615374056611111" calcext:value-type="percentage">
            <text:p>62%</text:p>
          </table:table-cell>
          <table:table-cell table:style-name="ce363" office:value-type="percentage" office:value="0.821229390089362" calcext:value-type="percentage">
            <text:p>82%</text:p>
          </table:table-cell>
          <table:table-cell table:style-name="ce363" office:value-type="percentage" office:value="0.831736510863436" calcext:value-type="percentage">
            <text:p>83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2]/[.O42]" office:value-type="float" office:value="7449.7752839" calcext:value-type="float">
            <text:p>7,450</text:p>
          </table:table-cell>
          <table:table-cell table:style-name="ce400" table:formula="of:=[.I42]/[.P42]" office:value-type="float" office:value="11350.0000000546" calcext:value-type="float">
            <text:p>11,350</text:p>
          </table:table-cell>
          <table:table-cell table:style-name="ce407" table:formula="of:=([.V42]+[.W42])/1000" office:value-type="float" office:value="18.7997752839546" calcext:value-type="float">
            <text:p>18.8</text:p>
          </table:table-cell>
          <table:table-cell table:style-name="ce107" office:value-type="float" office:value="18.946833326" calcext:value-type="float">
            <text:p>18.9</text:p>
          </table:table-cell>
          <table:table-cell table:style-name="ce412" table:formula="of:=([.X42]-[.Y42])/[.Y42]" office:value-type="percentage" office:value="-0.00776161586029069" calcext:value-type="percentage">
            <text:p>-0.8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2/13</text:p>
          </table:table-cell>
          <table:covered-table-cell/>
          <table:table-cell/>
          <table:table-cell table:style-name="ce383" office:value-type="float" office:value="24896.1702198" calcext:value-type="float">
            <text:p><text:s/>24,896 </text:p>
          </table:table-cell>
          <table:table-cell table:style-name="ce386" office:value-type="float" office:value="20901.788276" calcext:value-type="float">
            <text:p><text:s/>20,902 </text:p>
          </table:table-cell>
          <table:table-cell table:style-name="ce386" office:value-type="float" office:value="3994.3819438" calcext:value-type="float">
            <text:p><text:s/>3,994 </text:p>
          </table:table-cell>
          <table:table-cell table:style-name="ce390" office:value-type="float" office:value="1325.2889429" calcext:value-type="float">
            <text:p><text:s/>1,325 </text:p>
          </table:table-cell>
          <table:table-cell table:style-name="ce383" office:value-type="float" office:value="6446.6978575" calcext:value-type="float">
            <text:p><text:s/>6,447 </text:p>
          </table:table-cell>
          <table:table-cell table:style-name="ce383" office:value-type="float" office:value="11289.1404045942" calcext:value-type="float">
            <text:p><text:s/>11,289 </text:p>
          </table:table-cell>
          <table:table-cell table:style-name="ce397"/>
          <table:table-cell table:style-name="ce363" office:value-type="percentage" office:value="0.826547022091216" calcext:value-type="percentage">
            <text:p>83%</text:p>
          </table:table-cell>
          <table:table-cell table:style-name="ce363" office:value-type="percentage" office:value="0.935547010868867" calcext:value-type="percentage">
            <text:p>94%</text:p>
          </table:table-cell>
          <table:table-cell table:style-name="ce363" office:value-type="percentage" office:value="0.513488552351809" calcext:value-type="percentage">
            <text:p>51%</text:p>
          </table:table-cell>
          <table:table-cell table:style-name="ce363" office:value-type="percentage" office:value="0.736271634944444" calcext:value-type="percentage">
            <text:p>74%</text:p>
          </table:table-cell>
          <table:table-cell table:style-name="ce363" office:value-type="percentage" office:value="0.807167305851666" calcext:value-type="percentage">
            <text:p>81%</text:p>
          </table:table-cell>
          <table:table-cell table:style-name="ce363" office:value-type="percentage" office:value="0.807809689087656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3]/[.O43]" office:value-type="float" office:value="7986.81736829999" calcext:value-type="float">
            <text:p>7,987</text:p>
          </table:table-cell>
          <table:table-cell table:style-name="ce400" table:formula="of:=[.I43]/[.P43]" office:value-type="float" office:value="13974.9999994977" calcext:value-type="float">
            <text:p>13,975</text:p>
          </table:table-cell>
          <table:table-cell table:style-name="ce407" table:formula="of:=([.V43]+[.W43])/1000" office:value-type="float" office:value="21.9618173677977" calcext:value-type="float">
            <text:p>22.0</text:p>
          </table:table-cell>
          <table:table-cell table:style-name="ce107" office:value-type="float" office:value="21.945310875" calcext:value-type="float">
            <text:p>21.9</text:p>
          </table:table-cell>
          <table:table-cell table:style-name="ce412" table:formula="of:=([.X43]-[.Y43])/[.Y43]" office:value-type="percentage" office:value="0.000752164910840279" calcext:value-type="percentage">
            <text:p>0.1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3/14</text:p>
          </table:table-cell>
          <table:covered-table-cell/>
          <table:table-cell/>
          <table:table-cell table:style-name="ce383" office:value-type="float" office:value="23674.9276971" calcext:value-type="float">
            <text:p><text:s/>23,675 </text:p>
          </table:table-cell>
          <table:table-cell table:style-name="ce386" office:value-type="float" office:value="19446.172512" calcext:value-type="float">
            <text:p><text:s/>19,446 </text:p>
          </table:table-cell>
          <table:table-cell table:style-name="ce386" office:value-type="float" office:value="4228.7551851" calcext:value-type="float">
            <text:p><text:s/>4,229 </text:p>
          </table:table-cell>
          <table:table-cell table:style-name="ce390" office:value-type="float" office:value="1357.2963435" calcext:value-type="float">
            <text:p><text:s/>1,357 </text:p>
          </table:table-cell>
          <table:table-cell table:style-name="ce383" office:value-type="float" office:value="7282.8372036" calcext:value-type="float">
            <text:p><text:s/>7,283 </text:p>
          </table:table-cell>
          <table:table-cell table:style-name="ce383" office:value-type="float" office:value="13520.9745524348" calcext:value-type="float">
            <text:p><text:s/>13,521 </text:p>
          </table:table-cell>
          <table:table-cell table:style-name="ce397"/>
          <table:table-cell table:style-name="ce363" office:value-type="percentage" office:value="0.8362099990716" calcext:value-type="percentage">
            <text:p>84%</text:p>
          </table:table-cell>
          <table:table-cell table:style-name="ce363" office:value-type="percentage" office:value="0.939432250158134" calcext:value-type="percentage">
            <text:p>94%</text:p>
          </table:table-cell>
          <table:table-cell table:style-name="ce363" office:value-type="percentage" office:value="0.555519050346934" calcext:value-type="percentage">
            <text:p>56%</text:p>
          </table:table-cell>
          <table:table-cell table:style-name="ce363" office:value-type="percentage" office:value="0.754053524166667" calcext:value-type="percentage">
            <text:p>75%</text:p>
          </table:table-cell>
          <table:table-cell table:style-name="ce363" office:value-type="percentage" office:value="0.806664217475611" calcext:value-type="percentage">
            <text:p>81%</text:p>
          </table:table-cell>
          <table:table-cell table:style-name="ce363" office:value-type="percentage" office:value="0.84242832099688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4]/[.O44]" office:value-type="float" office:value="9028.3379947" calcext:value-type="float">
            <text:p>9,028</text:p>
          </table:table-cell>
          <table:table-cell table:style-name="ce400" table:formula="of:=[.I44]/[.P44]" office:value-type="float" office:value="16050.0000005161" calcext:value-type="float">
            <text:p>16,050</text:p>
          </table:table-cell>
          <table:table-cell table:style-name="ce407" table:formula="of:=([.V44]+[.W44])/1000" office:value-type="float" office:value="25.0783379952161" calcext:value-type="float">
            <text:p>25.1</text:p>
          </table:table-cell>
          <table:table-cell table:style-name="ce107" office:value-type="float" office:value="25.385455053" calcext:value-type="float">
            <text:p>25.4</text:p>
          </table:table-cell>
          <table:table-cell table:style-name="ce412" table:formula="of:=([.X44]-[.Y44])/[.Y44]" office:value-type="percentage" office:value="-0.012098150580428" calcext:value-type="percentage">
            <text:p>-1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4/15</text:p>
          </table:table-cell>
          <table:covered-table-cell/>
          <table:table-cell/>
          <table:table-cell table:style-name="ce383" office:value-type="float" office:value="18529.5765603" calcext:value-type="float">
            <text:p><text:s/>18,530 </text:p>
          </table:table-cell>
          <table:table-cell table:style-name="ce386" office:value-type="float" office:value="14966.469968" calcext:value-type="float">
            <text:p><text:s/>14,966 </text:p>
          </table:table-cell>
          <table:table-cell table:style-name="ce386" office:value-type="float" office:value="3563.1065923" calcext:value-type="float">
            <text:p><text:s/>3,563 </text:p>
          </table:table-cell>
          <table:table-cell table:style-name="ce390" office:value-type="float" office:value="1346.7299415" calcext:value-type="float">
            <text:p><text:s/>1,347 </text:p>
          </table:table-cell>
          <table:table-cell table:style-name="ce383" office:value-type="float" office:value="7260.2954463" calcext:value-type="float">
            <text:p><text:s/>7,260 </text:p>
          </table:table-cell>
          <table:table-cell table:style-name="ce383" office:value-type="float" office:value="13263.1767337212" calcext:value-type="float">
            <text:p><text:s/>13,263 </text:p>
          </table:table-cell>
          <table:table-cell table:style-name="ce397"/>
          <table:table-cell table:style-name="ce363" office:value-type="percentage" office:value="0.83634225919061" calcext:value-type="percentage">
            <text:p>84%</text:p>
          </table:table-cell>
          <table:table-cell table:style-name="ce363" office:value-type="percentage" office:value="0.941158897257332" calcext:value-type="percentage">
            <text:p>94%</text:p>
          </table:table-cell>
          <table:table-cell table:style-name="ce363" office:value-type="percentage" office:value="0.569794059073472" calcext:value-type="percentage">
            <text:p>57%</text:p>
          </table:table-cell>
          <table:table-cell table:style-name="ce363" office:value-type="percentage" office:value="0.748183300833333" calcext:value-type="percentage">
            <text:p>75%</text:p>
          </table:table-cell>
          <table:table-cell table:style-name="ce363" office:value-type="percentage" office:value="0.800380803579415" calcext:value-type="percentage">
            <text:p>80%</text:p>
          </table:table-cell>
          <table:table-cell table:style-name="ce363" office:value-type="percentage" office:value="0.866364670063362" calcext:value-type="percentage">
            <text:p>87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5]/[.O45]" office:value-type="float" office:value="9071.0514468" calcext:value-type="float">
            <text:p>9,071</text:p>
          </table:table-cell>
          <table:table-cell table:style-name="ce400" table:formula="of:=[.I45]/[.P45]" office:value-type="float" office:value="15308.9999996782" calcext:value-type="float">
            <text:p>15,309</text:p>
          </table:table-cell>
          <table:table-cell table:style-name="ce407" table:formula="of:=([.V45]+[.W45])/1000" office:value-type="float" office:value="24.3800514464782" calcext:value-type="float">
            <text:p>24.4</text:p>
          </table:table-cell>
          <table:table-cell table:style-name="ce107" office:value-type="float" office:value="23.847162278" calcext:value-type="float">
            <text:p>23.8</text:p>
          </table:table-cell>
          <table:table-cell table:style-name="ce412" table:formula="of:=([.X45]-[.Y45])/[.Y45]" office:value-type="percentage" office:value="0.0223460201371548" calcext:value-type="percentage">
            <text:p>2.2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5/16</text:p>
          </table:table-cell>
          <table:covered-table-cell/>
          <table:table-cell/>
          <table:table-cell table:style-name="ce383" office:value-type="float" office:value="15860.3592353" calcext:value-type="float">
            <text:p><text:s/>15,860 </text:p>
          </table:table-cell>
          <table:table-cell table:style-name="ce386" office:value-type="float" office:value="11815.405805" calcext:value-type="float">
            <text:p><text:s/>11,815 </text:p>
          </table:table-cell>
          <table:table-cell table:style-name="ce386" office:value-type="float" office:value="4044.9534303" calcext:value-type="float">
            <text:p><text:s/>4,045 </text:p>
          </table:table-cell>
          <table:table-cell table:style-name="ce390" office:value-type="float" office:value="1436.7647931" calcext:value-type="float">
            <text:p><text:s/>1,437 </text:p>
          </table:table-cell>
          <table:table-cell table:style-name="ce383" office:value-type="float" office:value="6497.0792874" calcext:value-type="float">
            <text:p><text:s/>6,497 </text:p>
          </table:table-cell>
          <table:table-cell table:style-name="ce383" office:value-type="float" office:value="10701.8590367232" calcext:value-type="float">
            <text:p><text:s/>10,702 </text:p>
          </table:table-cell>
          <table:table-cell table:style-name="ce397"/>
          <table:table-cell table:style-name="ce363" office:value-type="percentage" office:value="0.842822231153882" calcext:value-type="percentage">
            <text:p>84%</text:p>
          </table:table-cell>
          <table:table-cell table:style-name="ce363" office:value-type="percentage" office:value="0.955867385669177" calcext:value-type="percentage">
            <text:p>96%</text:p>
          </table:table-cell>
          <table:table-cell table:style-name="ce363" office:value-type="percentage" office:value="0.626422479263896" calcext:value-type="percentage">
            <text:p>63%</text:p>
          </table:table-cell>
          <table:table-cell table:style-name="ce363" office:value-type="percentage" office:value="0.798202662833333" calcext:value-type="percentage">
            <text:p>80%</text:p>
          </table:table-cell>
          <table:table-cell table:style-name="ce363" office:value-type="percentage" office:value="0.808075579996126" calcext:value-type="percentage">
            <text:p>81%</text:p>
          </table:table-cell>
          <table:table-cell table:style-name="ce363" office:value-type="percentage" office:value="0.914122363236456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6]/[.O46]" office:value-type="float" office:value="8040.1876362" calcext:value-type="float">
            <text:p>8,040</text:p>
          </table:table-cell>
          <table:table-cell table:style-name="ce400" table:formula="of:=[.I46]/[.P46]" office:value-type="float" office:value="11707.2499996972" calcext:value-type="float">
            <text:p>11,707</text:p>
          </table:table-cell>
          <table:table-cell table:style-name="ce407" table:formula="of:=([.V46]+[.W46])/1000" office:value-type="float" office:value="19.7474376358972" calcext:value-type="float">
            <text:p>19.7</text:p>
          </table:table-cell>
          <table:table-cell table:style-name="ce107" office:value-type="float" office:value="18.794490191" calcext:value-type="float">
            <text:p>18.8</text:p>
          </table:table-cell>
          <table:table-cell table:style-name="ce412" table:formula="of:=([.X46]-[.Y46])/[.Y46]" office:value-type="percentage" office:value="0.0507035538188488" calcext:value-type="percentage">
            <text:p>5.1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6/17</text:p>
          </table:table-cell>
          <table:covered-table-cell/>
          <table:table-cell table:style-name="ce343"/>
          <table:table-cell table:style-name="ce383" office:value-type="float" office:value="17410.0929901" calcext:value-type="float">
            <text:p><text:s/>17,410 </text:p>
          </table:table-cell>
          <table:table-cell table:style-name="ce386" office:value-type="float" office:value="13455.99316" calcext:value-type="float">
            <text:p><text:s/>13,456 </text:p>
          </table:table-cell>
          <table:table-cell table:style-name="ce386" office:value-type="float" office:value="3954.0998301" calcext:value-type="float">
            <text:p><text:s/>3,954 </text:p>
          </table:table-cell>
          <table:table-cell table:style-name="ce390" office:value-type="float" office:value="1429.9638334" calcext:value-type="float">
            <text:p><text:s/>1,430 </text:p>
          </table:table-cell>
          <table:table-cell table:style-name="ce383" office:value-type="float" office:value="5434.3841936" calcext:value-type="float">
            <text:p><text:s/>5,434 </text:p>
          </table:table-cell>
          <table:table-cell table:style-name="ce383" office:value-type="float" office:value="7837.67242482363" calcext:value-type="float">
            <text:p><text:s/>7,838 </text:p>
          </table:table-cell>
          <table:table-cell table:style-name="ce397"/>
          <table:table-cell table:style-name="ce363" office:value-type="percentage" office:value="0.866850817825081" calcext:value-type="percentage">
            <text:p>87%</text:p>
          </table:table-cell>
          <table:table-cell table:style-name="ce363" office:value-type="percentage" office:value="0.951189594146867" calcext:value-type="percentage">
            <text:p>95%</text:p>
          </table:table-cell>
          <table:table-cell table:style-name="ce363" office:value-type="percentage" office:value="0.665918635386177" calcext:value-type="percentage">
            <text:p>67%</text:p>
          </table:table-cell>
          <table:table-cell table:style-name="ce363" office:value-type="percentage" office:value="0.794424351888889" calcext:value-type="percentage">
            <text:p>79%</text:p>
          </table:table-cell>
          <table:table-cell table:style-name="ce363" office:value-type="percentage" office:value="0.814979751172394" calcext:value-type="percentage">
            <text:p>81%</text:p>
          </table:table-cell>
          <table:table-cell table:style-name="ce363" office:value-type="percentage" office:value="0.94999211233599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7]/[.O47]" office:value-type="float" office:value="6668.1217365" calcext:value-type="float">
            <text:p>6,668</text:p>
          </table:table-cell>
          <table:table-cell table:style-name="ce400" table:formula="of:=[.I47]/[.P47]" office:value-type="float" office:value="8250.25000002487" calcext:value-type="float">
            <text:p>8,250</text:p>
          </table:table-cell>
          <table:table-cell table:style-name="ce407" table:formula="of:=([.V47]+[.W47])/1000" office:value-type="float" office:value="14.9183717365249" calcext:value-type="float">
            <text:p>14.9</text:p>
          </table:table-cell>
          <table:table-cell table:style-name="ce107" office:value-type="float" office:value="15.712642747" calcext:value-type="float">
            <text:p>15.7</text:p>
          </table:table-cell>
          <table:table-cell table:style-name="ce412" table:formula="of:=([.X47]-[.Y47])/[.Y47]" office:value-type="percentage" office:value="-0.0505498039549573" calcext:value-type="percentage">
            <text:p>-5.1%</text:p>
          </table:table-cell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7/18</text:p>
          </table:table-cell>
          <table:covered-table-cell/>
          <table:table-cell table:style-name="ce343"/>
          <table:table-cell table:style-name="ce383" office:value-type="float" office:value="19476.8464372" calcext:value-type="float">
            <text:p><text:s/>19,477 </text:p>
          </table:table-cell>
          <table:table-cell table:style-name="ce386" office:value-type="float" office:value="15586.364631" calcext:value-type="float">
            <text:p><text:s/>15,586 </text:p>
          </table:table-cell>
          <table:table-cell table:style-name="ce386" office:value-type="float" office:value="3890.4818062" calcext:value-type="float">
            <text:p><text:s/>3,890 </text:p>
          </table:table-cell>
          <table:table-cell table:style-name="ce390" office:value-type="float" office:value="1361.0000933" calcext:value-type="float">
            <text:p><text:s/>1,361 </text:p>
          </table:table-cell>
          <table:table-cell table:style-name="ce383" office:value-type="float" office:value="5579.5205625" calcext:value-type="float">
            <text:p><text:s/>5,580 </text:p>
          </table:table-cell>
          <table:table-cell table:style-name="ce383" office:value-type="float" office:value="5772.06183485249" calcext:value-type="float">
            <text:p><text:s/>5,772 </text:p>
          </table:table-cell>
          <table:table-cell table:style-name="ce397"/>
          <table:table-cell table:style-name="ce363" office:value-type="percentage" office:value="0.874650154363557" calcext:value-type="percentage">
            <text:p>87%</text:p>
          </table:table-cell>
          <table:table-cell table:style-name="ce363" office:value-type="percentage" office:value="0.961708643757664" calcext:value-type="percentage">
            <text:p>96%</text:p>
          </table:table-cell>
          <table:table-cell table:style-name="ce363" office:value-type="percentage" office:value="0.641865996860458" calcext:value-type="percentage">
            <text:p>64%</text:p>
          </table:table-cell>
          <table:table-cell table:style-name="ce363" office:value-type="percentage" office:value="0.756111162944444" calcext:value-type="percentage">
            <text:p>76%</text:p>
          </table:table-cell>
          <table:table-cell table:style-name="ce363" office:value-type="percentage" office:value="0.829122135450331" calcext:value-type="percentage">
            <text:p>83%</text:p>
          </table:table-cell>
          <table:table-cell table:style-name="ce363" office:value-type="percentage" office:value="0.949742794718223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8]/[.O48]" office:value-type="float" office:value="6729.43143590001" calcext:value-type="float">
            <text:p>6,729</text:p>
          </table:table-cell>
          <table:table-cell table:style-name="ce400" table:formula="of:=[.I48]/[.P48]" office:value-type="float" office:value="6077.49999994998" calcext:value-type="float">
            <text:p>6,077</text:p>
          </table:table-cell>
          <table:table-cell table:style-name="ce407" table:formula="of:=([.V48]+[.W48])/1000" office:value-type="float" office:value="12.80693143585" calcext:value-type="float">
            <text:p>12.8</text:p>
          </table:table-cell>
          <table:table-cell table:style-name="ce311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7">
          <table:table-cell office:value-type="string" calcext:value-type="string" table:number-columns-spanned="2" table:number-rows-spanned="1">
            <text:p>2018/19</text:p>
          </table:table-cell>
          <table:covered-table-cell/>
          <table:table-cell table:style-name="ce343" office:value-type="string" calcext:value-type="string">
            <text:p>p</text:p>
          </table:table-cell>
          <table:table-cell table:style-name="ce383" office:value-type="float" office:value="25035.960376" calcext:value-type="float">
            <text:p><text:s/>25,036 </text:p>
          </table:table-cell>
          <table:table-cell table:style-name="ce386" office:value-type="float" office:value="20673.487484" calcext:value-type="float">
            <text:p><text:s/>20,673 </text:p>
          </table:table-cell>
          <table:table-cell table:style-name="ce386" office:value-type="float" office:value="4362.472892" calcext:value-type="float">
            <text:p><text:s/>4,362 </text:p>
          </table:table-cell>
          <table:table-cell table:style-name="ce390" office:value-type="float" office:value="1359.6539686" calcext:value-type="float">
            <text:p><text:s/>1,360 </text:p>
          </table:table-cell>
          <table:table-cell table:style-name="ce383" office:value-type="float" office:value="6076.317676" calcext:value-type="float">
            <text:p><text:s/>6,076 </text:p>
          </table:table-cell>
          <table:table-cell table:style-name="ce383" office:value-type="float" office:value="5470.95243139831" calcext:value-type="float">
            <text:p><text:s/>5,471 </text:p>
          </table:table-cell>
          <table:table-cell table:style-name="ce397"/>
          <table:table-cell table:style-name="ce363" office:value-type="percentage" office:value="0.878707674063977" calcext:value-type="percentage">
            <text:p>88%</text:p>
          </table:table-cell>
          <table:table-cell table:style-name="ce363" office:value-type="percentage" office:value="0.957968006895088" calcext:value-type="percentage">
            <text:p>96%</text:p>
          </table:table-cell>
          <table:table-cell table:style-name="ce363" office:value-type="percentage" office:value="0.631214650686117" calcext:value-type="percentage">
            <text:p>63%</text:p>
          </table:table-cell>
          <table:table-cell table:style-name="ce363" office:value-type="percentage" office:value="0.755363315888889" calcext:value-type="percentage">
            <text:p>76%</text:p>
          </table:table-cell>
          <table:table-cell table:style-name="ce363" office:value-type="percentage" office:value="0.843847369236138" calcext:value-type="percentage">
            <text:p>84%</text:p>
          </table:table-cell>
          <table:table-cell table:style-name="ce363" office:value-type="percentage" office:value="0.94784345658350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0" table:formula="of:=[.H49]/[.O49]" office:value-type="float" office:value="7200.7307216" calcext:value-type="float">
            <text:p>7,201</text:p>
          </table:table-cell>
          <table:table-cell table:style-name="ce400" table:formula="of:=[.I49]/[.P49]" office:value-type="float" office:value="5771.99999999822" calcext:value-type="float">
            <text:p>5,772</text:p>
          </table:table-cell>
          <table:table-cell table:style-name="ce407" table:formula="of:=([.V49]+[.W49])/1000" office:value-type="float" office:value="12.9727307215982" calcext:value-type="float">
            <text:p>13.0</text:p>
          </table:table-cell>
          <table:table-cell table:style-name="ce311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418"/>
          <table:table-cell table:style-name="ce311"/>
          <table:table-cell table:number-columns-repeated="991"/>
        </table:table-row>
        <table:table-row table:style-name="ro29">
          <table:table-cell table:style-name="ce778" office:value-type="string" calcext:value-type="string" table:number-columns-spanned="2" table:number-rows-spanned="1">
            <text:p>Quarterly</text:p>
          </table:table-cell>
          <table:covered-table-cell table:style-name="ce778"/>
          <table:table-cell table:style-name="ce344"/>
          <table:table-cell table:style-name="ce383"/>
          <table:table-cell table:number-columns-repeated="20"/>
          <table:table-cell table:style-name="ce311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4"/>
          <table:table-cell table:style-name="ce311" table:number-columns-repeated="2"/>
          <table:table-cell table:number-columns-repeated="991"/>
        </table:table-row>
        <table:table-row table:style-name="ro27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ce344"/>
          <table:table-cell table:style-name="ce383" office:value-type="float" office:value="2940.42465916" calcext:value-type="float">
            <text:p><text:s/>2,940 </text:p>
          </table:table-cell>
          <table:table-cell table:style-name="ce386" office:value-type="float" office:value="2093.4362291" calcext:value-type="float">
            <text:p><text:s/>2,093 </text:p>
          </table:table-cell>
          <table:table-cell table:style-name="ce386" office:value-type="float" office:value="846.98843006" calcext:value-type="float">
            <text:p><text:s/>847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818.33373624" calcext:value-type="float">
            <text:p><text:s/>818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717356158766521" calcext:value-type="percentage">
            <text:p>72%</text:p>
          </table:table-cell>
          <table:table-cell table:style-name="ce363" office:value-type="percentage" office:value="0.910804062358416" calcext:value-type="percentage">
            <text:p>91%</text:p>
          </table:table-cell>
          <table:table-cell table:style-name="ce363" office:value-type="percentage" office:value="0.470411641802725" calcext:value-type="percentage">
            <text:p>47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745351811404203" calcext:value-type="percentage">
            <text:p>75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/>
          <table:table-cell table:style-name="ce311" table:number-columns-repeated="9"/>
          <table:table-cell table:number-columns-repeated="991"/>
        </table:table-row>
        <table:table-row table:style-name="ro27">
          <table:table-cell table:style-name="ce344"/>
          <table:table-cell office:value-type="float" office:value="2" calcext:value-type="float">
            <text:p>2</text:p>
          </table:table-cell>
          <table:table-cell table:style-name="ce344"/>
          <table:table-cell table:style-name="ce383" office:value-type="float" office:value="2356.12549291" calcext:value-type="float">
            <text:p><text:s/>2,356 </text:p>
          </table:table-cell>
          <table:table-cell table:style-name="ce386" office:value-type="float" office:value="1852.9991651" calcext:value-type="float">
            <text:p><text:s/>1,853 </text:p>
          </table:table-cell>
          <table:table-cell table:style-name="ce386" office:value-type="float" office:value="503.12632781" calcext:value-type="float">
            <text:p><text:s/>503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787.99742914" calcext:value-type="float">
            <text:p><text:s/>788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807379391641713" calcext:value-type="percentage">
            <text:p>81%</text:p>
          </table:table-cell>
          <table:table-cell table:style-name="ce363" office:value-type="percentage" office:value="0.907719754969035" calcext:value-type="percentage">
            <text:p>91%</text:p>
          </table:table-cell>
          <table:table-cell table:style-name="ce363" office:value-type="percentage" office:value="0.573781620558" calcext:value-type="percentage">
            <text:p>57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800060820200611" calcext:value-type="percentage">
            <text:p>80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27">
          <table:table-cell table:style-name="ce344"/>
          <table:table-cell office:value-type="float" office:value="3" calcext:value-type="float">
            <text:p>3</text:p>
          </table:table-cell>
          <table:table-cell table:style-name="ce344"/>
          <table:table-cell table:style-name="ce383" office:value-type="float" office:value="2295.41366937" calcext:value-type="float">
            <text:p><text:s/>2,295 </text:p>
          </table:table-cell>
          <table:table-cell table:style-name="ce386" office:value-type="float" office:value="1753.8920964" calcext:value-type="float">
            <text:p><text:s/>1,754 </text:p>
          </table:table-cell>
          <table:table-cell table:style-name="ce386" office:value-type="float" office:value="541.52157297" calcext:value-type="float">
            <text:p><text:s/>542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795.38300926" calcext:value-type="float">
            <text:p><text:s/>795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841740206703796" calcext:value-type="percentage">
            <text:p>84%</text:p>
          </table:table-cell>
          <table:table-cell table:style-name="ce363" office:value-type="percentage" office:value="0.915781602222799" calcext:value-type="percentage">
            <text:p>92%</text:p>
          </table:table-cell>
          <table:table-cell table:style-name="ce363" office:value-type="percentage" office:value="0.66706287137539" calcext:value-type="percentage">
            <text:p>67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847650223476246" calcext:value-type="percentage">
            <text:p>85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27">
          <table:table-cell table:style-name="ce344"/>
          <table:table-cell office:value-type="float" office:value="4" calcext:value-type="float">
            <text:p>4</text:p>
          </table:table-cell>
          <table:table-cell table:style-name="ce344"/>
          <table:table-cell table:style-name="ce383" office:value-type="float" office:value="2506.12538797" calcext:value-type="float">
            <text:p><text:s/>2,506 </text:p>
          </table:table-cell>
          <table:table-cell table:style-name="ce386" office:value-type="float" office:value="1625.2410443" calcext:value-type="float">
            <text:p><text:s/>1,625 </text:p>
          </table:table-cell>
          <table:table-cell table:style-name="ce386" office:value-type="float" office:value="880.88434367" calcext:value-type="float">
            <text:p><text:s/>881 </text:p>
          </table:table-cell>
          <table:table-cell table:style-name="ce390" office:value-type="float" office:value="103.35310075" calcext:value-type="float">
            <text:p><text:s/>103 </text:p>
          </table:table-cell>
          <table:table-cell table:style-name="ce383" office:value-type="float" office:value="882.33490004" calcext:value-type="float">
            <text:p><text:s/>882 </text:p>
          </table:table-cell>
          <table:table-cell table:style-name="ce383" office:value-type="float" office:value="1206.47621237387" calcext:value-type="float">
            <text:p><text:s/>1,206 </text:p>
          </table:table-cell>
          <table:table-cell table:style-name="ce397"/>
          <table:table-cell table:style-name="ce363" office:value-type="percentage" office:value="0.694833248464725" calcext:value-type="percentage">
            <text:p>69%</text:p>
          </table:table-cell>
          <table:table-cell table:style-name="ce363" office:value-type="percentage" office:value="0.911526896588191" calcext:value-type="percentage">
            <text:p>91%</text:p>
          </table:table-cell>
          <table:table-cell table:style-name="ce363" office:value-type="percentage" office:value="0.482990306769658" calcext:value-type="percentage">
            <text:p>48%</text:p>
          </table:table-cell>
          <table:table-cell table:style-name="ce363" office:value-type="percentage" office:value="0.284523333103923" calcext:value-type="percentage">
            <text:p>28%</text:p>
          </table:table-cell>
          <table:table-cell table:style-name="ce363" office:value-type="percentage" office:value="0.75489159761248" calcext:value-type="percentage">
            <text:p>75%</text:p>
          </table:table-cell>
          <table:table-cell table:style-name="ce363" office:value-type="percentage" office:value="0.838121717540813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2454.75420514" calcext:value-type="float">
            <text:p><text:s/>2,455 </text:p>
          </table:table-cell>
          <table:table-cell table:style-name="ce386" office:value-type="float" office:value="1623.5015705" calcext:value-type="float">
            <text:p><text:s/>1,624 </text:p>
          </table:table-cell>
          <table:table-cell table:style-name="ce386" office:value-type="float" office:value="831.25263464" calcext:value-type="float">
            <text:p><text:s/>831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60.48556956" calcext:value-type="float">
            <text:p><text:s/>860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713834662196727" calcext:value-type="percentage">
            <text:p>71%</text:p>
          </table:table-cell>
          <table:table-cell table:style-name="ce363" office:value-type="percentage" office:value="0.911103885200983" calcext:value-type="percentage">
            <text:p>91%</text:p>
          </table:table-cell>
          <table:table-cell table:style-name="ce363" office:value-type="percentage" office:value="0.501685039396004" calcext:value-type="percentage">
            <text:p>50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74356554875019" calcext:value-type="percentage">
            <text:p>74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2695.46737094" calcext:value-type="float">
            <text:p><text:s/>2,695 </text:p>
          </table:table-cell>
          <table:table-cell table:style-name="ce386" office:value-type="float" office:value="2124.4405243" calcext:value-type="float">
            <text:p><text:s/>2,124 </text:p>
          </table:table-cell>
          <table:table-cell table:style-name="ce386" office:value-type="float" office:value="571.02684664" calcext:value-type="float">
            <text:p><text:s/>571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00.1154506" calcext:value-type="float">
            <text:p><text:s/>800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823409002698814" calcext:value-type="percentage">
            <text:p>82%</text:p>
          </table:table-cell>
          <table:table-cell table:style-name="ce363" office:value-type="percentage" office:value="0.914520464597309" calcext:value-type="percentage">
            <text:p>91%</text:p>
          </table:table-cell>
          <table:table-cell table:style-name="ce363" office:value-type="percentage" office:value="0.600742086107411" calcext:value-type="percentage">
            <text:p>60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821121664388613" calcext:value-type="percentage">
            <text:p>82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425.06180972" calcext:value-type="float">
            <text:p><text:s/>3,425 </text:p>
          </table:table-cell>
          <table:table-cell table:style-name="ce386" office:value-type="float" office:value="2857.3912827" calcext:value-type="float">
            <text:p><text:s/>2,857 </text:p>
          </table:table-cell>
          <table:table-cell table:style-name="ce386" office:value-type="float" office:value="567.67052702" calcext:value-type="float">
            <text:p><text:s/>568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14.83210507" calcext:value-type="float">
            <text:p><text:s/>815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857917136309076" calcext:value-type="percentage">
            <text:p>86%</text:p>
          </table:table-cell>
          <table:table-cell table:style-name="ce363" office:value-type="percentage" office:value="0.911593132351513" calcext:value-type="percentage">
            <text:p>91%</text:p>
          </table:table-cell>
          <table:table-cell table:style-name="ce363" office:value-type="percentage" office:value="0.661777824673204" calcext:value-type="percentage">
            <text:p>66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844986839358066" calcext:value-type="percentage">
            <text:p>84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169.02078413" calcext:value-type="float">
            <text:p><text:s/>4,169 </text:p>
          </table:table-cell>
          <table:table-cell table:style-name="ce386" office:value-type="float" office:value="3391.7934745" calcext:value-type="float">
            <text:p><text:s/>3,392 </text:p>
          </table:table-cell>
          <table:table-cell table:style-name="ce386" office:value-type="float" office:value="777.22730963" calcext:value-type="float">
            <text:p><text:s/>777 </text:p>
          </table:table-cell>
          <table:table-cell table:style-name="ce390" office:value-type="float" office:value="167.11445824" calcext:value-type="float">
            <text:p><text:s/>167 </text:p>
          </table:table-cell>
          <table:table-cell table:style-name="ce383" office:value-type="float" office:value="853.01434712" calcext:value-type="float">
            <text:p><text:s/>853 </text:p>
          </table:table-cell>
          <table:table-cell table:style-name="ce383" office:value-type="float" office:value="824.2101918888" calcext:value-type="float">
            <text:p><text:s/>824 </text:p>
          </table:table-cell>
          <table:table-cell table:style-name="ce397"/>
          <table:table-cell table:style-name="ce363" office:value-type="percentage" office:value="0.785077928159449" calcext:value-type="percentage">
            <text:p>79%</text:p>
          </table:table-cell>
          <table:table-cell table:style-name="ce363" office:value-type="percentage" office:value="0.90578726347535" calcext:value-type="percentage">
            <text:p>91%</text:p>
          </table:table-cell>
          <table:table-cell table:style-name="ce363" office:value-type="percentage" office:value="0.496394036006737" calcext:value-type="percentage">
            <text:p>50%</text:p>
          </table:table-cell>
          <table:table-cell table:style-name="ce363" office:value-type="percentage" office:value="0.46549988367688" calcext:value-type="percentage">
            <text:p>47%</text:p>
          </table:table-cell>
          <table:table-cell table:style-name="ce363" office:value-type="percentage" office:value="0.739804577952792" calcext:value-type="percentage">
            <text:p>74%</text:p>
          </table:table-cell>
          <table:table-cell table:style-name="ce363" office:value-type="percentage" office:value="0.936602490784091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439.58598271" calcext:value-type="float">
            <text:p><text:s/>4,440 </text:p>
          </table:table-cell>
          <table:table-cell table:style-name="ce386" office:value-type="float" office:value="3829.2840407" calcext:value-type="float">
            <text:p><text:s/>3,829 </text:p>
          </table:table-cell>
          <table:table-cell table:style-name="ce386" office:value-type="float" office:value="610.30194201" calcext:value-type="float">
            <text:p><text:s/>610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931.91127075" calcext:value-type="float">
            <text:p><text:s/>932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793934783403665" calcext:value-type="percentage">
            <text:p>79%</text:p>
          </table:table-cell>
          <table:table-cell table:style-name="ce363" office:value-type="percentage" office:value="0.911391878987584" calcext:value-type="percentage">
            <text:p>91%</text:p>
          </table:table-cell>
          <table:table-cell table:style-name="ce363" office:value-type="percentage" office:value="0.438971579136354" calcext:value-type="percentage">
            <text:p>44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38900365128357" calcext:value-type="percentage">
            <text:p>74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253.02063135" calcext:value-type="float">
            <text:p><text:s/>4,253 </text:p>
          </table:table-cell>
          <table:table-cell table:style-name="ce386" office:value-type="float" office:value="3614.5416678" calcext:value-type="float">
            <text:p><text:s/>3,615 </text:p>
          </table:table-cell>
          <table:table-cell table:style-name="ce386" office:value-type="float" office:value="638.47896355" calcext:value-type="float">
            <text:p><text:s/>638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817.96494782" calcext:value-type="float">
            <text:p><text:s/>818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81157808627926" calcext:value-type="percentage">
            <text:p>81%</text:p>
          </table:table-cell>
          <table:table-cell table:style-name="ce363" office:value-type="percentage" office:value="0.916741632701386" calcext:value-type="percentage">
            <text:p>92%</text:p>
          </table:table-cell>
          <table:table-cell table:style-name="ce363" office:value-type="percentage" office:value="0.492038799455455" calcext:value-type="percentage">
            <text:p>49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75591529326761" calcext:value-type="percentage">
            <text:p>78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916.68802129" calcext:value-type="float">
            <text:p><text:s/>4,917 </text:p>
          </table:table-cell>
          <table:table-cell table:style-name="ce386" office:value-type="float" office:value="4224.2779602" calcext:value-type="float">
            <text:p><text:s/>4,224 </text:p>
          </table:table-cell>
          <table:table-cell table:style-name="ce386" office:value-type="float" office:value="692.41006109" calcext:value-type="float">
            <text:p><text:s/>692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786.69053719" calcext:value-type="float">
            <text:p><text:s/>787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836814448426704" calcext:value-type="percentage">
            <text:p>84%</text:p>
          </table:table-cell>
          <table:table-cell table:style-name="ce363" office:value-type="percentage" office:value="0.91691804953509" calcext:value-type="percentage">
            <text:p>92%</text:p>
          </table:table-cell>
          <table:table-cell table:style-name="ce363" office:value-type="percentage" office:value="0.545874462520796" calcext:value-type="percentage">
            <text:p>55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817197108318658" calcext:value-type="percentage">
            <text:p>82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437.7103519" calcext:value-type="float">
            <text:p><text:s/>5,438 </text:p>
          </table:table-cell>
          <table:table-cell table:style-name="ce386" office:value-type="float" office:value="4221.3369564" calcext:value-type="float">
            <text:p><text:s/>4,221 </text:p>
          </table:table-cell>
          <table:table-cell table:style-name="ce386" office:value-type="float" office:value="1216.3733955" calcext:value-type="float">
            <text:p><text:s/>1,216 </text:p>
          </table:table-cell>
          <table:table-cell table:style-name="ce390" office:value-type="float" office:value="196.59087653" calcext:value-type="float">
            <text:p><text:s/>197 </text:p>
          </table:table-cell>
          <table:table-cell table:style-name="ce383" office:value-type="float" office:value="809.23992051" calcext:value-type="float">
            <text:p><text:s/>809 </text:p>
          </table:table-cell>
          <table:table-cell table:style-name="ce383" office:value-type="float" office:value="614.853933057108" calcext:value-type="float">
            <text:p><text:s/>615 </text:p>
          </table:table-cell>
          <table:table-cell table:style-name="ce397"/>
          <table:table-cell table:style-name="ce363" office:value-type="percentage" office:value="0.745892369184251" calcext:value-type="percentage">
            <text:p>75%</text:p>
          </table:table-cell>
          <table:table-cell table:style-name="ce363" office:value-type="percentage" office:value="0.909659482250854" calcext:value-type="percentage">
            <text:p>91%</text:p>
          </table:table-cell>
          <table:table-cell table:style-name="ce363" office:value-type="percentage" office:value="0.459071283059813" calcext:value-type="percentage">
            <text:p>46%</text:p>
          </table:table-cell>
          <table:table-cell table:style-name="ce363" office:value-type="percentage" office:value="0.528470098198925" calcext:value-type="percentage">
            <text:p>53%</text:p>
          </table:table-cell>
          <table:table-cell table:style-name="ce363" office:value-type="percentage" office:value="0.748268497252977" calcext:value-type="percentage">
            <text:p>75%</text:p>
          </table:table-cell>
          <table:table-cell table:style-name="ce363" office:value-type="percentage" office:value="0.793872089167205" calcext:value-type="percentage">
            <text:p>79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644.8511882" calcext:value-type="float">
            <text:p><text:s/>4,645 </text:p>
          </table:table-cell>
          <table:table-cell table:style-name="ce386" office:value-type="float" office:value="3491.302297" calcext:value-type="float">
            <text:p><text:s/>3,491 </text:p>
          </table:table-cell>
          <table:table-cell table:style-name="ce386" office:value-type="float" office:value="1153.5488912" calcext:value-type="float">
            <text:p><text:s/>1,154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834.29289577" calcext:value-type="float">
            <text:p><text:s/>834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71492185034727" calcext:value-type="percentage">
            <text:p>71%</text:p>
          </table:table-cell>
          <table:table-cell table:style-name="ce363" office:value-type="percentage" office:value="0.910528111105422" calcext:value-type="percentage">
            <text:p>91%</text:p>
          </table:table-cell>
          <table:table-cell table:style-name="ce363" office:value-type="percentage" office:value="0.433235863978559" calcext:value-type="percentage">
            <text:p>43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735425531562877" calcext:value-type="percentage">
            <text:p>74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606.20165831" calcext:value-type="float">
            <text:p><text:s/>4,606 </text:p>
          </table:table-cell>
          <table:table-cell table:style-name="ce386" office:value-type="float" office:value="3686.7684608" calcext:value-type="float">
            <text:p><text:s/>3,687 </text:p>
          </table:table-cell>
          <table:table-cell table:style-name="ce386" office:value-type="float" office:value="919.43319751" calcext:value-type="float">
            <text:p><text:s/>919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800.69916009" calcext:value-type="float">
            <text:p><text:s/>801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792679268528008" calcext:value-type="percentage">
            <text:p>79%</text:p>
          </table:table-cell>
          <table:table-cell table:style-name="ce363" office:value-type="percentage" office:value="0.917514139764243" calcext:value-type="percentage">
            <text:p>92%</text:p>
          </table:table-cell>
          <table:table-cell table:style-name="ce363" office:value-type="percentage" office:value="0.512872486686709" calcext:value-type="percentage">
            <text:p>51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788434301406068" calcext:value-type="percentage">
            <text:p>79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160.46104491" calcext:value-type="float">
            <text:p><text:s/>4,160 </text:p>
          </table:table-cell>
          <table:table-cell table:style-name="ce386" office:value-type="float" office:value="3387.100031" calcext:value-type="float">
            <text:p><text:s/>3,387 </text:p>
          </table:table-cell>
          <table:table-cell table:style-name="ce386" office:value-type="float" office:value="773.36101391" calcext:value-type="float">
            <text:p><text:s/>773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845.81539587" calcext:value-type="float">
            <text:p><text:s/>846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830309799458667" calcext:value-type="percentage">
            <text:p>83%</text:p>
          </table:table-cell>
          <table:table-cell table:style-name="ce363" office:value-type="percentage" office:value="0.918382894264347" calcext:value-type="percentage">
            <text:p>92%</text:p>
          </table:table-cell>
          <table:table-cell table:style-name="ce363" office:value-type="percentage" office:value="0.584718867600545" calcext:value-type="percentage">
            <text:p>58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833471718393677" calcext:value-type="percentage">
            <text:p>83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050.8206213" calcext:value-type="float">
            <text:p><text:s/>4,051 </text:p>
          </table:table-cell>
          <table:table-cell table:style-name="ce386" office:value-type="float" office:value="2815.298942" calcext:value-type="float">
            <text:p><text:s/>2,815 </text:p>
          </table:table-cell>
          <table:table-cell table:style-name="ce386" office:value-type="float" office:value="1235.5216793" calcext:value-type="float">
            <text:p><text:s/>1,236 </text:p>
          </table:table-cell>
          <table:table-cell table:style-name="ce390" office:value-type="float" office:value="202.74860521" calcext:value-type="float">
            <text:p><text:s/>203 </text:p>
          </table:table-cell>
          <table:table-cell table:style-name="ce383" office:value-type="float" office:value="957.15643894" calcext:value-type="float">
            <text:p><text:s/>957 </text:p>
          </table:table-cell>
          <table:table-cell table:style-name="ce383" office:value-type="float" office:value="840.381856539259" calcext:value-type="float">
            <text:p><text:s/>840 </text:p>
          </table:table-cell>
          <table:table-cell table:style-name="ce397"/>
          <table:table-cell table:style-name="ce363" office:value-type="percentage" office:value="0.745961633001407" calcext:value-type="percentage">
            <text:p>75%</text:p>
          </table:table-cell>
          <table:table-cell table:style-name="ce363" office:value-type="percentage" office:value="0.917543022704827" calcext:value-type="percentage">
            <text:p>92%</text:p>
          </table:table-cell>
          <table:table-cell table:style-name="ce363" office:value-type="percentage" office:value="0.523075780591864" calcext:value-type="percentage">
            <text:p>52%</text:p>
          </table:table-cell>
          <table:table-cell table:style-name="ce363" office:value-type="percentage" office:value="0.565152906508711" calcext:value-type="percentage">
            <text:p>57%</text:p>
          </table:table-cell>
          <table:table-cell table:style-name="ce363" office:value-type="percentage" office:value="0.809641060378079" calcext:value-type="percentage">
            <text:p>81%</text:p>
          </table:table-cell>
          <table:table-cell table:style-name="ce363" office:value-type="percentage" office:value="0.842488076731829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733.7196513" calcext:value-type="float">
            <text:p><text:s/>4,734 </text:p>
          </table:table-cell>
          <table:table-cell table:style-name="ce386" office:value-type="float" office:value="3064.5494358" calcext:value-type="float">
            <text:p><text:s/>3,065 </text:p>
          </table:table-cell>
          <table:table-cell table:style-name="ce386" office:value-type="float" office:value="1669.1702155" calcext:value-type="float">
            <text:p><text:s/>1,669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956.59844896" calcext:value-type="float">
            <text:p><text:s/>957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753447457196322" calcext:value-type="percentage">
            <text:p>75%</text:p>
          </table:table-cell>
          <table:table-cell table:style-name="ce363" office:value-type="percentage" office:value="0.916693539143901" calcext:value-type="percentage">
            <text:p>92%</text:p>
          </table:table-cell>
          <table:table-cell table:style-name="ce363" office:value-type="percentage" office:value="0.567802904343338" calcext:value-type="percentage">
            <text:p>57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784872643200383" calcext:value-type="percentage">
            <text:p>78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423.2192744" calcext:value-type="float">
            <text:p><text:s/>4,423 </text:p>
          </table:table-cell>
          <table:table-cell table:style-name="ce386" office:value-type="float" office:value="3476.6867299" calcext:value-type="float">
            <text:p><text:s/>3,477 </text:p>
          </table:table-cell>
          <table:table-cell table:style-name="ce386" office:value-type="float" office:value="946.5325445" calcext:value-type="float">
            <text:p><text:s/>947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937.98578314" calcext:value-type="float">
            <text:p><text:s/>938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83622367059143" calcext:value-type="percentage">
            <text:p>84%</text:p>
          </table:table-cell>
          <table:table-cell table:style-name="ce363" office:value-type="percentage" office:value="0.923780455220921" calcext:value-type="percentage">
            <text:p>92%</text:p>
          </table:table-cell>
          <table:table-cell table:style-name="ce363" office:value-type="percentage" office:value="0.620280611100999" calcext:value-type="percentage">
            <text:p>62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820181762497294" calcext:value-type="percentage">
            <text:p>82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937.44868727" calcext:value-type="float">
            <text:p><text:s/>3,937 </text:p>
          </table:table-cell>
          <table:table-cell table:style-name="ce386" office:value-type="float" office:value="3180.4168475" calcext:value-type="float">
            <text:p><text:s/>3,180 </text:p>
          </table:table-cell>
          <table:table-cell table:style-name="ce386" office:value-type="float" office:value="757.03183977" calcext:value-type="float">
            <text:p><text:s/>757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848.41129162" calcext:value-type="float">
            <text:p><text:s/>848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855182030642218" calcext:value-type="percentage">
            <text:p>86%</text:p>
          </table:table-cell>
          <table:table-cell table:style-name="ce363" office:value-type="percentage" office:value="0.919023657340606" calcext:value-type="percentage">
            <text:p>92%</text:p>
          </table:table-cell>
          <table:table-cell table:style-name="ce363" office:value-type="percentage" office:value="0.661986771844556" calcext:value-type="percentage">
            <text:p>66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838575103600501" calcext:value-type="percentage">
            <text:p>84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188.6300786" calcext:value-type="float">
            <text:p><text:s/>5,189 </text:p>
          </table:table-cell>
          <table:table-cell table:style-name="ce386" office:value-type="float" office:value="3661.767483" calcext:value-type="float">
            <text:p><text:s/>3,662 </text:p>
          </table:table-cell>
          <table:table-cell table:style-name="ce386" office:value-type="float" office:value="1526.8625956" calcext:value-type="float">
            <text:p><text:s/>1,527 </text:p>
          </table:table-cell>
          <table:table-cell table:style-name="ce390" office:value-type="float" office:value="206.95533482" calcext:value-type="float">
            <text:p><text:s/>207 </text:p>
          </table:table-cell>
          <table:table-cell table:style-name="ce383" office:value-type="float" office:value="977.65639662" calcext:value-type="float">
            <text:p><text:s/>978 </text:p>
          </table:table-cell>
          <table:table-cell table:style-name="ce383" office:value-type="float" office:value="795.654435248633" calcext:value-type="float">
            <text:p><text:s/>796 </text:p>
          </table:table-cell>
          <table:table-cell table:style-name="ce397"/>
          <table:table-cell table:style-name="ce363" office:value-type="percentage" office:value="0.792700258611503" calcext:value-type="percentage">
            <text:p>79%</text:p>
          </table:table-cell>
          <table:table-cell table:style-name="ce363" office:value-type="percentage" office:value="0.925679061551375" calcext:value-type="percentage">
            <text:p>93%</text:p>
          </table:table-cell>
          <table:table-cell table:style-name="ce363" office:value-type="percentage" office:value="0.589579203918737" calcext:value-type="percentage">
            <text:p>59%</text:p>
          </table:table-cell>
          <table:table-cell table:style-name="ce363" office:value-type="percentage" office:value="0.592570751095204" calcext:value-type="percentage">
            <text:p>59%</text:p>
          </table:table-cell>
          <table:table-cell table:style-name="ce363" office:value-type="percentage" office:value="0.800148122166417" calcext:value-type="percentage">
            <text:p>80%</text:p>
          </table:table-cell>
          <table:table-cell table:style-name="ce363" office:value-type="percentage" office:value="0.798048580992979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514.2475946" calcext:value-type="float">
            <text:p><text:s/>5,514 </text:p>
          </table:table-cell>
          <table:table-cell table:style-name="ce386" office:value-type="float" office:value="4105.6272165" calcext:value-type="float">
            <text:p><text:s/>4,106 </text:p>
          </table:table-cell>
          <table:table-cell table:style-name="ce386" office:value-type="float" office:value="1408.6203781" calcext:value-type="float">
            <text:p><text:s/>1,409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975.90662713" calcext:value-type="float">
            <text:p><text:s/>976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796627058606152" calcext:value-type="percentage">
            <text:p>80%</text:p>
          </table:table-cell>
          <table:table-cell table:style-name="ce363" office:value-type="percentage" office:value="0.929631650386462" calcext:value-type="percentage">
            <text:p>93%</text:p>
          </table:table-cell>
          <table:table-cell table:style-name="ce363" office:value-type="percentage" office:value="0.562190711441526" calcext:value-type="percentage">
            <text:p>56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784019082531755" calcext:value-type="percentage">
            <text:p>78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3845.00271541" calcext:value-type="float">
            <text:p><text:s/>3,845 </text:p>
          </table:table-cell>
          <table:table-cell table:style-name="ce386" office:value-type="float" office:value="2967.4833363" calcext:value-type="float">
            <text:p><text:s/>2,967 </text:p>
          </table:table-cell>
          <table:table-cell table:style-name="ce386" office:value-type="float" office:value="877.51937911" calcext:value-type="float">
            <text:p><text:s/>878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880.4160999" calcext:value-type="float">
            <text:p><text:s/>880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818356490393687" calcext:value-type="percentage">
            <text:p>82%</text:p>
          </table:table-cell>
          <table:table-cell table:style-name="ce363" office:value-type="percentage" office:value="0.92297812011824" calcext:value-type="percentage">
            <text:p>92%</text:p>
          </table:table-cell>
          <table:table-cell table:style-name="ce363" office:value-type="percentage" office:value="0.591588643662985" calcext:value-type="percentage">
            <text:p>59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803637824657798" calcext:value-type="percentage">
            <text:p>80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937.56047586" calcext:value-type="float">
            <text:p><text:s/>3,938 </text:p>
          </table:table-cell>
          <table:table-cell table:style-name="ce386" office:value-type="float" office:value="3125.1732227" calcext:value-type="float">
            <text:p><text:s/>3,125 </text:p>
          </table:table-cell>
          <table:table-cell table:style-name="ce386" office:value-type="float" office:value="812.38725316" calcext:value-type="float">
            <text:p><text:s/>812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831.66293694" calcext:value-type="float">
            <text:p><text:s/>832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856177765178989" calcext:value-type="percentage">
            <text:p>86%</text:p>
          </table:table-cell>
          <table:table-cell table:style-name="ce363" office:value-type="percentage" office:value="0.918105049978492" calcext:value-type="percentage">
            <text:p>92%</text:p>
          </table:table-cell>
          <table:table-cell table:style-name="ce363" office:value-type="percentage" office:value="0.679787752183035" calcext:value-type="percentage">
            <text:p>68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835884042169784" calcext:value-type="percentage">
            <text:p>84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488.9121895" calcext:value-type="float">
            <text:p><text:s/>4,489 </text:p>
          </table:table-cell>
          <table:table-cell table:style-name="ce386" office:value-type="float" office:value="3144.4841181" calcext:value-type="float">
            <text:p><text:s/>3,144 </text:p>
          </table:table-cell>
          <table:table-cell table:style-name="ce386" office:value-type="float" office:value="1344.4280714" calcext:value-type="float">
            <text:p><text:s/>1,344 </text:p>
          </table:table-cell>
          <table:table-cell table:style-name="ce390" office:value-type="float" office:value="221.5090233" calcext:value-type="float">
            <text:p><text:s/>222 </text:p>
          </table:table-cell>
          <table:table-cell table:style-name="ce383" office:value-type="float" office:value="887.16688488" calcext:value-type="float">
            <text:p><text:s/>887 </text:p>
          </table:table-cell>
          <table:table-cell table:style-name="ce383" office:value-type="float" office:value="726.487319510908" calcext:value-type="float">
            <text:p><text:s/>726 </text:p>
          </table:table-cell>
          <table:table-cell table:style-name="ce397"/>
          <table:table-cell table:style-name="ce363" office:value-type="percentage" office:value="0.77334201038067" calcext:value-type="percentage">
            <text:p>77%</text:p>
          </table:table-cell>
          <table:table-cell table:style-name="ce363" office:value-type="percentage" office:value="0.91554698606275" calcext:value-type="percentage">
            <text:p>92%</text:p>
          </table:table-cell>
          <table:table-cell table:style-name="ce363" office:value-type="percentage" office:value="0.567264153459137" calcext:value-type="percentage">
            <text:p>57%</text:p>
          </table:table-cell>
          <table:table-cell table:style-name="ce363" office:value-type="percentage" office:value="0.57609628946684" calcext:value-type="percentage">
            <text:p>58%</text:p>
          </table:table-cell>
          <table:table-cell table:style-name="ce363" office:value-type="percentage" office:value="0.764296381187247" calcext:value-type="percentage">
            <text:p>76%</text:p>
          </table:table-cell>
          <table:table-cell table:style-name="ce363" office:value-type="percentage" office:value="0.775747271233316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4403.3555417" calcext:value-type="float">
            <text:p><text:s/>4,403 </text:p>
          </table:table-cell>
          <table:table-cell table:style-name="ce386" office:value-type="float" office:value="3103.3464622" calcext:value-type="float">
            <text:p><text:s/>3,103 </text:p>
          </table:table-cell>
          <table:table-cell table:style-name="ce386" office:value-type="float" office:value="1300.0090795" calcext:value-type="float">
            <text:p><text:s/>1,300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951.57086618" calcext:value-type="float">
            <text:p><text:s/>952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777700932025207" calcext:value-type="percentage">
            <text:p>78%</text:p>
          </table:table-cell>
          <table:table-cell table:style-name="ce363" office:value-type="percentage" office:value="0.920844891689952" calcext:value-type="percentage">
            <text:p>92%</text:p>
          </table:table-cell>
          <table:table-cell table:style-name="ce363" office:value-type="percentage" office:value="0.567216748394029" calcext:value-type="percentage">
            <text:p>57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770201388817508" calcext:value-type="percentage">
            <text:p>77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4222.95515646" calcext:value-type="float">
            <text:p><text:s/>4,223 </text:p>
          </table:table-cell>
          <table:table-cell table:style-name="ce386" office:value-type="float" office:value="3321.636031" calcext:value-type="float">
            <text:p><text:s/>3,322 </text:p>
          </table:table-cell>
          <table:table-cell table:style-name="ce386" office:value-type="float" office:value="901.31912546" calcext:value-type="float">
            <text:p><text:s/>901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909.05500363" calcext:value-type="float">
            <text:p><text:s/>909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835949679632693" calcext:value-type="percentage">
            <text:p>84%</text:p>
          </table:table-cell>
          <table:table-cell table:style-name="ce363" office:value-type="percentage" office:value="0.924064780415501" calcext:value-type="percentage">
            <text:p>92%</text:p>
          </table:table-cell>
          <table:table-cell table:style-name="ce363" office:value-type="percentage" office:value="0.618573226156631" calcext:value-type="percentage">
            <text:p>62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793439791831061" calcext:value-type="percentage">
            <text:p>79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239.16407483" calcext:value-type="float">
            <text:p><text:s/>4,239 </text:p>
          </table:table-cell>
          <table:table-cell table:style-name="ce386" office:value-type="float" office:value="3460.5451467" calcext:value-type="float">
            <text:p><text:s/>3,461 </text:p>
          </table:table-cell>
          <table:table-cell table:style-name="ce386" office:value-type="float" office:value="778.61892813" calcext:value-type="float">
            <text:p><text:s/>779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793.19839093" calcext:value-type="float">
            <text:p><text:s/>793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860565108407268" calcext:value-type="percentage">
            <text:p>86%</text:p>
          </table:table-cell>
          <table:table-cell table:style-name="ce363" office:value-type="percentage" office:value="0.929760484771279" calcext:value-type="percentage">
            <text:p>93%</text:p>
          </table:table-cell>
          <table:table-cell table:style-name="ce363" office:value-type="percentage" office:value="0.646667255818871" calcext:value-type="percentage">
            <text:p>65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805912610459775" calcext:value-type="percentage">
            <text:p>81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232.9215277" calcext:value-type="float">
            <text:p><text:s/>5,233 </text:p>
          </table:table-cell>
          <table:table-cell table:style-name="ce386" office:value-type="float" office:value="3763.944814" calcext:value-type="float">
            <text:p><text:s/>3,764 </text:p>
          </table:table-cell>
          <table:table-cell table:style-name="ce386" office:value-type="float" office:value="1468.9767137" calcext:value-type="float">
            <text:p><text:s/>1,469 </text:p>
          </table:table-cell>
          <table:table-cell table:style-name="ce390" office:value-type="float" office:value="167.13734057" calcext:value-type="float">
            <text:p><text:s/>167 </text:p>
          </table:table-cell>
          <table:table-cell table:style-name="ce383" office:value-type="float" office:value="904.13065639" calcext:value-type="float">
            <text:p><text:s/>904 </text:p>
          </table:table-cell>
          <table:table-cell table:style-name="ce383" office:value-type="float" office:value="814.990169294886" calcext:value-type="float">
            <text:p><text:s/>815 </text:p>
          </table:table-cell>
          <table:table-cell table:style-name="ce397"/>
          <table:table-cell table:style-name="ce363" office:value-type="percentage" office:value="0.795364587128928" calcext:value-type="percentage">
            <text:p>80%</text:p>
          </table:table-cell>
          <table:table-cell table:style-name="ce363" office:value-type="percentage" office:value="0.927919870579688" calcext:value-type="percentage">
            <text:p>93%</text:p>
          </table:table-cell>
          <table:table-cell table:style-name="ce363" office:value-type="percentage" office:value="0.582245968002526" calcext:value-type="percentage">
            <text:p>58%</text:p>
          </table:table-cell>
          <table:table-cell table:style-name="ce363" office:value-type="percentage" office:value="0.567529170016978" calcext:value-type="percentage">
            <text:p>57%</text:p>
          </table:table-cell>
          <table:table-cell table:style-name="ce363" office:value-type="percentage" office:value="0.785804878317451" calcext:value-type="percentage">
            <text:p>79%</text:p>
          </table:table-cell>
          <table:table-cell table:style-name="ce363" office:value-type="percentage" office:value="0.881546965159546" calcext:value-type="percentage">
            <text:p>8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176.0129152" calcext:value-type="float">
            <text:p><text:s/>5,176 </text:p>
          </table:table-cell>
          <table:table-cell table:style-name="ce386" office:value-type="float" office:value="3873.3470221" calcext:value-type="float">
            <text:p><text:s/>3,873 </text:p>
          </table:table-cell>
          <table:table-cell table:style-name="ce386" office:value-type="float" office:value="1302.6658931" calcext:value-type="float">
            <text:p><text:s/>1,303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1020.9190464" calcext:value-type="float">
            <text:p><text:s/>1,021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806038987467674" calcext:value-type="percentage">
            <text:p>81%</text:p>
          </table:table-cell>
          <table:table-cell table:style-name="ce363" office:value-type="percentage" office:value="0.933442707338391" calcext:value-type="percentage">
            <text:p>93%</text:p>
          </table:table-cell>
          <table:table-cell table:style-name="ce363" office:value-type="percentage" office:value="0.573353127327191" calcext:value-type="percentage">
            <text:p>57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783571193467451" calcext:value-type="percentage">
            <text:p>78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250.9753844" calcext:value-type="float">
            <text:p><text:s/>5,251 </text:p>
          </table:table-cell>
          <table:table-cell table:style-name="ce386" office:value-type="float" office:value="4160.8496245" calcext:value-type="float">
            <text:p><text:s/>4,161 </text:p>
          </table:table-cell>
          <table:table-cell table:style-name="ce386" office:value-type="float" office:value="1090.1257599" calcext:value-type="float">
            <text:p><text:s/>1,090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960.08121307" calcext:value-type="float">
            <text:p><text:s/>960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832316085571538" calcext:value-type="percentage">
            <text:p>83%</text:p>
          </table:table-cell>
          <table:table-cell table:style-name="ce363" office:value-type="percentage" office:value="0.932503244911059" calcext:value-type="percentage">
            <text:p>93%</text:p>
          </table:table-cell>
          <table:table-cell table:style-name="ce363" office:value-type="percentage" office:value="0.590262182971004" calcext:value-type="percentage">
            <text:p>59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805393293664297" calcext:value-type="percentage">
            <text:p>81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313.78777563" calcext:value-type="float">
            <text:p><text:s/>5,314 </text:p>
          </table:table-cell>
          <table:table-cell table:style-name="ce386" office:value-type="float" office:value="4434.9111129" calcext:value-type="float">
            <text:p><text:s/>4,435 </text:p>
          </table:table-cell>
          <table:table-cell table:style-name="ce386" office:value-type="float" office:value="878.87666273" calcext:value-type="float">
            <text:p><text:s/>879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831.00103568" calcext:value-type="float">
            <text:p><text:s/>831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865322015093162" calcext:value-type="percentage">
            <text:p>87%</text:p>
          </table:table-cell>
          <table:table-cell table:style-name="ce363" office:value-type="percentage" office:value="0.935292260003286" calcext:value-type="percentage">
            <text:p>94%</text:p>
          </table:table-cell>
          <table:table-cell table:style-name="ce363" office:value-type="percentage" office:value="0.628180539001089" calcext:value-type="percentage">
            <text:p>63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825489836376373" calcext:value-type="percentage">
            <text:p>83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6613.802469" calcext:value-type="float">
            <text:p><text:s/>6,614 </text:p>
          </table:table-cell>
          <table:table-cell table:style-name="ce386" office:value-type="float" office:value="4585.5775587" calcext:value-type="float">
            <text:p><text:s/>4,586 </text:p>
          </table:table-cell>
          <table:table-cell table:style-name="ce386" office:value-type="float" office:value="2028.2249103" calcext:value-type="float">
            <text:p><text:s/>2,028 </text:p>
          </table:table-cell>
          <table:table-cell table:style-name="ce390" office:value-type="float" office:value="207.29464924" calcext:value-type="float">
            <text:p><text:s/>207 </text:p>
          </table:table-cell>
          <table:table-cell table:style-name="ce383" office:value-type="float" office:value="948.96403709" calcext:value-type="float">
            <text:p><text:s/>949 </text:p>
          </table:table-cell>
          <table:table-cell table:style-name="ce383" office:value-type="float" office:value="973.561188145478" calcext:value-type="float">
            <text:p><text:s/>974 </text:p>
          </table:table-cell>
          <table:table-cell table:style-name="ce397"/>
          <table:table-cell table:style-name="ce363" office:value-type="percentage" office:value="0.788788008701348" calcext:value-type="percentage">
            <text:p>79%</text:p>
          </table:table-cell>
          <table:table-cell table:style-name="ce363" office:value-type="percentage" office:value="0.937993038611567" calcext:value-type="percentage">
            <text:p>94%</text:p>
          </table:table-cell>
          <table:table-cell table:style-name="ce363" office:value-type="percentage" office:value="0.580146944558751" calcext:value-type="percentage">
            <text:p>58%</text:p>
          </table:table-cell>
          <table:table-cell table:style-name="ce363" office:value-type="percentage" office:value="0.571453202591316" calcext:value-type="percentage">
            <text:p>57%</text:p>
          </table:table-cell>
          <table:table-cell table:style-name="ce363" office:value-type="percentage" office:value="0.791229724444778" calcext:value-type="percentage">
            <text:p>79%</text:p>
          </table:table-cell>
          <table:table-cell table:style-name="ce363" office:value-type="percentage" office:value="0.80609496017387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7683.5622064" calcext:value-type="float">
            <text:p><text:s/>7,684 </text:p>
          </table:table-cell>
          <table:table-cell table:style-name="ce386" office:value-type="float" office:value="5041.4430275" calcext:value-type="float">
            <text:p><text:s/>5,041 </text:p>
          </table:table-cell>
          <table:table-cell table:style-name="ce386" office:value-type="float" office:value="2642.1191789" calcext:value-type="float">
            <text:p><text:s/>2,642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1204.8396644" calcext:value-type="float">
            <text:p><text:s/>1,205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778736041794029" calcext:value-type="percentage">
            <text:p>78%</text:p>
          </table:table-cell>
          <table:table-cell table:style-name="ce363" office:value-type="percentage" office:value="0.939061857318233" calcext:value-type="percentage">
            <text:p>94%</text:p>
          </table:table-cell>
          <table:table-cell table:style-name="ce363" office:value-type="percentage" office:value="0.587383757806272" calcext:value-type="percentage">
            <text:p>59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775610027814656" calcext:value-type="percentage">
            <text:p>78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425.8586703" calcext:value-type="float">
            <text:p><text:s/>6,426 </text:p>
          </table:table-cell>
          <table:table-cell table:style-name="ce386" office:value-type="float" office:value="5003.7861262" calcext:value-type="float">
            <text:p><text:s/>5,004 </text:p>
          </table:table-cell>
          <table:table-cell table:style-name="ce386" office:value-type="float" office:value="1422.0725441" calcext:value-type="float">
            <text:p><text:s/>1,422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1080.4663779" calcext:value-type="float">
            <text:p><text:s/>1,080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855544638856405" calcext:value-type="percentage">
            <text:p>86%</text:p>
          </table:table-cell>
          <table:table-cell table:style-name="ce363" office:value-type="percentage" office:value="0.941498733677296" calcext:value-type="percentage">
            <text:p>94%</text:p>
          </table:table-cell>
          <table:table-cell table:style-name="ce363" office:value-type="percentage" office:value="0.647533692981795" calcext:value-type="percentage">
            <text:p>65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810487010486102" calcext:value-type="percentage">
            <text:p>81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546.4450379" calcext:value-type="float">
            <text:p><text:s/>5,546 </text:p>
          </table:table-cell>
          <table:table-cell table:style-name="ce386" office:value-type="float" office:value="4376.9517847" calcext:value-type="float">
            <text:p><text:s/>4,377 </text:p>
          </table:table-cell>
          <table:table-cell table:style-name="ce386" office:value-type="float" office:value="1169.4932532" calcext:value-type="float">
            <text:p><text:s/>1,169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967.20910102" calcext:value-type="float">
            <text:p><text:s/>967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865741336769384" calcext:value-type="percentage">
            <text:p>87%</text:p>
          </table:table-cell>
          <table:table-cell table:style-name="ce363" office:value-type="percentage" office:value="0.932439613298093" calcext:value-type="percentage">
            <text:p>93%</text:p>
          </table:table-cell>
          <table:table-cell table:style-name="ce363" office:value-type="percentage" office:value="0.682916383853857" calcext:value-type="percentage">
            <text:p>68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803645751692798" calcext:value-type="percentage">
            <text:p>80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6110.8643864" calcext:value-type="float">
            <text:p><text:s/>6,111 </text:p>
          </table:table-cell>
          <table:table-cell table:style-name="ce386" office:value-type="float" office:value="4212.8742814" calcext:value-type="float">
            <text:p><text:s/>4,213 </text:p>
          </table:table-cell>
          <table:table-cell table:style-name="ce386" office:value-type="float" office:value="1897.990105" calcext:value-type="float">
            <text:p><text:s/>1,898 </text:p>
          </table:table-cell>
          <table:table-cell table:style-name="ce390" office:value-type="float" office:value="239.92405519" calcext:value-type="float">
            <text:p><text:s/>240 </text:p>
          </table:table-cell>
          <table:table-cell table:style-name="ce383" office:value-type="float" office:value="1114.234801" calcext:value-type="float">
            <text:p><text:s/>1,114 </text:p>
          </table:table-cell>
          <table:table-cell table:style-name="ce383" office:value-type="float" office:value="1292.76981933574" calcext:value-type="float">
            <text:p><text:s/>1,293 </text:p>
          </table:table-cell>
          <table:table-cell table:style-name="ce397"/>
          <table:table-cell table:style-name="ce363" office:value-type="percentage" office:value="0.843125972559062" calcext:value-type="percentage">
            <text:p>84%</text:p>
          </table:table-cell>
          <table:table-cell table:style-name="ce363" office:value-type="percentage" office:value="0.943402780389718" calcext:value-type="percentage">
            <text:p>94%</text:p>
          </table:table-cell>
          <table:table-cell table:style-name="ce363" office:value-type="percentage" office:value="0.682177969110571" calcext:value-type="percentage">
            <text:p>68%</text:p>
          </table:table-cell>
          <table:table-cell table:style-name="ce363" office:value-type="percentage" office:value="0.578827636164053" calcext:value-type="percentage">
            <text:p>58%</text:p>
          </table:table-cell>
          <table:table-cell table:style-name="ce363" office:value-type="percentage" office:value="0.818113260747101" calcext:value-type="percentage">
            <text:p>82%</text:p>
          </table:table-cell>
          <table:table-cell table:style-name="ce363" office:value-type="percentage" office:value="0.804336487354176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863.7418941" calcext:value-type="float">
            <text:p><text:s/>5,864 </text:p>
          </table:table-cell>
          <table:table-cell table:style-name="ce386" office:value-type="float" office:value="4193.2388119" calcext:value-type="float">
            <text:p><text:s/>4,193 </text:p>
          </table:table-cell>
          <table:table-cell table:style-name="ce386" office:value-type="float" office:value="1670.5030822" calcext:value-type="float">
            <text:p><text:s/>1,671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1345.0442968" calcext:value-type="float">
            <text:p><text:s/>1,345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4074802111024" calcext:value-type="percentage">
            <text:p>84%</text:p>
          </table:table-cell>
          <table:table-cell table:style-name="ce363" office:value-type="percentage" office:value="0.94651190378516" calcext:value-type="percentage">
            <text:p>95%</text:p>
          </table:table-cell>
          <table:table-cell table:style-name="ce363" office:value-type="percentage" office:value="0.656584288920823" calcext:value-type="percentage">
            <text:p>66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800302041822211" calcext:value-type="percentage">
            <text:p>80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734.13180791" calcext:value-type="float">
            <text:p><text:s/>5,734 </text:p>
          </table:table-cell>
          <table:table-cell table:style-name="ce386" office:value-type="float" office:value="4848.4955455" calcext:value-type="float">
            <text:p><text:s/>4,848 </text:p>
          </table:table-cell>
          <table:table-cell table:style-name="ce386" office:value-type="float" office:value="885.63626241" calcext:value-type="float">
            <text:p><text:s/>886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1208.5922846" calcext:value-type="float">
            <text:p><text:s/>1,209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8313174525351" calcext:value-type="percentage">
            <text:p>88%</text:p>
          </table:table-cell>
          <table:table-cell table:style-name="ce363" office:value-type="percentage" office:value="0.951737391725096" calcext:value-type="percentage">
            <text:p>95%</text:p>
          </table:table-cell>
          <table:table-cell table:style-name="ce363" office:value-type="percentage" office:value="0.633235556695593" calcext:value-type="percentage">
            <text:p>63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815122050270651" calcext:value-type="percentage">
            <text:p>82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269.54982929" calcext:value-type="float">
            <text:p><text:s/>5,270 </text:p>
          </table:table-cell>
          <table:table-cell table:style-name="ce386" office:value-type="float" office:value="4490.4786547" calcext:value-type="float">
            <text:p><text:s/>4,490 </text:p>
          </table:table-cell>
          <table:table-cell table:style-name="ce386" office:value-type="float" office:value="779.07117459" calcext:value-type="float">
            <text:p><text:s/>779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971.35215964" calcext:value-type="float">
            <text:p><text:s/>971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74304193986878" calcext:value-type="percentage">
            <text:p>87%</text:p>
          </table:table-cell>
          <table:table-cell table:style-name="ce363" office:value-type="percentage" office:value="0.951175506139858" calcext:value-type="percentage">
            <text:p>95%</text:p>
          </table:table-cell>
          <table:table-cell table:style-name="ce363" office:value-type="percentage" office:value="0.596460377592328" calcext:value-type="percentage">
            <text:p>60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812668370122817" calcext:value-type="percentage">
            <text:p>81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7942.0571324" calcext:value-type="float">
            <text:p><text:s/>7,942 </text:p>
          </table:table-cell>
          <table:table-cell table:style-name="ce386" office:value-type="float" office:value="6117.857252" calcext:value-type="float">
            <text:p><text:s/>6,118 </text:p>
          </table:table-cell>
          <table:table-cell table:style-name="ce386" office:value-type="float" office:value="1824.1998804" calcext:value-type="float">
            <text:p><text:s/>1,824 </text:p>
          </table:table-cell>
          <table:table-cell table:style-name="ce390" office:value-type="float" office:value="263.92576751" calcext:value-type="float">
            <text:p><text:s/>264 </text:p>
          </table:table-cell>
          <table:table-cell table:style-name="ce383" office:value-type="float" office:value="1176.4069791" calcext:value-type="float">
            <text:p><text:s/>1,176 </text:p>
          </table:table-cell>
          <table:table-cell table:style-name="ce383" office:value-type="float" office:value="1243.73693922321" calcext:value-type="float">
            <text:p><text:s/>1,244 </text:p>
          </table:table-cell>
          <table:table-cell table:style-name="ce397"/>
          <table:table-cell table:style-name="ce363" office:value-type="percentage" office:value="0.831065252044741" calcext:value-type="percentage">
            <text:p>83%</text:p>
          </table:table-cell>
          <table:table-cell table:style-name="ce363" office:value-type="percentage" office:value="0.954802652681614" calcext:value-type="percentage">
            <text:p>95%</text:p>
          </table:table-cell>
          <table:table-cell table:style-name="ce363" office:value-type="percentage" office:value="0.579291099069911" calcext:value-type="percentage">
            <text:p>58%</text:p>
          </table:table-cell>
          <table:table-cell table:style-name="ce363" office:value-type="percentage" office:value="0.581975231554576" calcext:value-type="percentage">
            <text:p>58%</text:p>
          </table:table-cell>
          <table:table-cell table:style-name="ce363" office:value-type="percentage" office:value="0.799540825897652" calcext:value-type="percentage">
            <text:p>80%</text:p>
          </table:table-cell>
          <table:table-cell table:style-name="ce363" office:value-type="percentage" office:value="0.778186728734554" calcext:value-type="percentage">
            <text:p>78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8244.4315098" calcext:value-type="float">
            <text:p><text:s/>8,244 </text:p>
          </table:table-cell>
          <table:table-cell table:style-name="ce386" office:value-type="float" office:value="6603.0681896" calcext:value-type="float">
            <text:p><text:s/>6,603 </text:p>
          </table:table-cell>
          <table:table-cell table:style-name="ce386" office:value-type="float" office:value="1641.3633202" calcext:value-type="float">
            <text:p><text:s/>1,641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517.3713594" calcext:value-type="float">
            <text:p><text:s/>1,517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43503380861459" calcext:value-type="percentage">
            <text:p>84%</text:p>
          </table:table-cell>
          <table:table-cell table:style-name="ce363" office:value-type="percentage" office:value="0.951537869518861" calcext:value-type="percentage">
            <text:p>95%</text:p>
          </table:table-cell>
          <table:table-cell table:style-name="ce363" office:value-type="percentage" office:value="0.579031462989191" calcext:value-type="percentage">
            <text:p>58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799410464147412" calcext:value-type="percentage">
            <text:p>80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9733.2051047" calcext:value-type="float">
            <text:p><text:s/>9,733 </text:p>
          </table:table-cell>
          <table:table-cell table:style-name="ce386" office:value-type="float" office:value="8138.2307994" calcext:value-type="float">
            <text:p><text:s/>8,138 </text:p>
          </table:table-cell>
          <table:table-cell table:style-name="ce386" office:value-type="float" office:value="1594.9743053" calcext:value-type="float">
            <text:p><text:s/>1,595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438.0313642" calcext:value-type="float">
            <text:p><text:s/>1,438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75404341716069" calcext:value-type="percentage">
            <text:p>88%</text:p>
          </table:table-cell>
          <table:table-cell table:style-name="ce363" office:value-type="percentage" office:value="0.954945885236341" calcext:value-type="percentage">
            <text:p>95%</text:p>
          </table:table-cell>
          <table:table-cell table:style-name="ce363" office:value-type="percentage" office:value="0.614317725195682" calcext:value-type="percentage">
            <text:p>61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9475485293959" calcext:value-type="percentage">
            <text:p>82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8269.2573028" calcext:value-type="float">
            <text:p><text:s/>8,269 </text:p>
          </table:table-cell>
          <table:table-cell table:style-name="ce386" office:value-type="float" office:value="6870.878748" calcext:value-type="float">
            <text:p><text:s/>6,871 </text:p>
          </table:table-cell>
          <table:table-cell table:style-name="ce386" office:value-type="float" office:value="1398.3785548" calcext:value-type="float">
            <text:p><text:s/>1,398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200.8291718" calcext:value-type="float">
            <text:p><text:s/>1,201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82785141778058" calcext:value-type="percentage">
            <text:p>88%</text:p>
          </table:table-cell>
          <table:table-cell table:style-name="ce363" office:value-type="percentage" office:value="0.949819658475199" calcext:value-type="percentage">
            <text:p>95%</text:p>
          </table:table-cell>
          <table:table-cell table:style-name="ce363" office:value-type="percentage" office:value="0.655481926317507" calcext:value-type="percentage">
            <text:p>66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8892039742242" calcext:value-type="percentage">
            <text:p>82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6360.2133092" calcext:value-type="float">
            <text:p><text:s/>6,360 </text:p>
          </table:table-cell>
          <table:table-cell table:style-name="ce386" office:value-type="float" office:value="4407.3343953" calcext:value-type="float">
            <text:p><text:s/>4,407 </text:p>
          </table:table-cell>
          <table:table-cell table:style-name="ce386" office:value-type="float" office:value="1952.8789139" calcext:value-type="float">
            <text:p><text:s/>1,953 </text:p>
          </table:table-cell>
          <table:table-cell table:style-name="ce390" office:value-type="float" office:value="279.4337236" calcext:value-type="float">
            <text:p><text:s/>279 </text:p>
          </table:table-cell>
          <table:table-cell table:style-name="ce383" office:value-type="float" office:value="1418.5045139" calcext:value-type="float">
            <text:p><text:s/>1,419 </text:p>
          </table:table-cell>
          <table:table-cell table:style-name="ce383" office:value-type="float" office:value="1228.31684515793" calcext:value-type="float">
            <text:p><text:s/>1,228 </text:p>
          </table:table-cell>
          <table:table-cell table:style-name="ce397"/>
          <table:table-cell table:style-name="ce363" office:value-type="percentage" office:value="0.830509843681959" calcext:value-type="percentage">
            <text:p>83%</text:p>
          </table:table-cell>
          <table:table-cell table:style-name="ce363" office:value-type="percentage" office:value="0.95592011415146" calcext:value-type="percentage">
            <text:p>96%</text:p>
          </table:table-cell>
          <table:table-cell table:style-name="ce363" office:value-type="percentage" office:value="0.640784890694737" calcext:value-type="percentage">
            <text:p>64%</text:p>
          </table:table-cell>
          <table:table-cell table:style-name="ce363" office:value-type="percentage" office:value="0.615492783259912" calcext:value-type="percentage">
            <text:p>62%</text:p>
          </table:table-cell>
          <table:table-cell table:style-name="ce363" office:value-type="percentage" office:value="0.816330021783901" calcext:value-type="percentage">
            <text:p>82%</text:p>
          </table:table-cell>
          <table:table-cell table:style-name="ce363" office:value-type="percentage" office:value="0.811573733201189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5415.0935888" calcext:value-type="float">
            <text:p><text:s/>5,415 </text:p>
          </table:table-cell>
          <table:table-cell table:style-name="ce386" office:value-type="float" office:value="3809.6672499" calcext:value-type="float">
            <text:p><text:s/>3,810 </text:p>
          </table:table-cell>
          <table:table-cell table:style-name="ce386" office:value-type="float" office:value="1605.4263389" calcext:value-type="float">
            <text:p><text:s/>1,605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584.4657847" calcext:value-type="float">
            <text:p><text:s/>1,584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838358059618289" calcext:value-type="percentage">
            <text:p>84%</text:p>
          </table:table-cell>
          <table:table-cell table:style-name="ce363" office:value-type="percentage" office:value="0.95713018639092" calcext:value-type="percentage">
            <text:p>96%</text:p>
          </table:table-cell>
          <table:table-cell table:style-name="ce363" office:value-type="percentage" office:value="0.647646097834793" calcext:value-type="percentage">
            <text:p>65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23168194512435" calcext:value-type="percentage">
            <text:p>82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170.93085342" calcext:value-type="float">
            <text:p><text:s/>5,171 </text:p>
          </table:table-cell>
          <table:table-cell table:style-name="ce386" office:value-type="float" office:value="4359.5656012" calcext:value-type="float">
            <text:p><text:s/>4,360 </text:p>
          </table:table-cell>
          <table:table-cell table:style-name="ce386" office:value-type="float" office:value="811.36525222" calcext:value-type="float">
            <text:p><text:s/>811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492.7834181" calcext:value-type="float">
            <text:p><text:s/>1,493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883872569838178" calcext:value-type="percentage">
            <text:p>88%</text:p>
          </table:table-cell>
          <table:table-cell table:style-name="ce363" office:value-type="percentage" office:value="0.95140180967333" calcext:value-type="percentage">
            <text:p>95%</text:p>
          </table:table-cell>
          <table:table-cell table:style-name="ce363" office:value-type="percentage" office:value="0.639848829238707" calcext:value-type="percentage">
            <text:p>64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05571066658409" calcext:value-type="percentage">
            <text:p>81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500.89024428" calcext:value-type="float">
            <text:p><text:s/>4,501 </text:p>
          </table:table-cell>
          <table:table-cell table:style-name="ce386" office:value-type="float" office:value="3979.9977829" calcext:value-type="float">
            <text:p><text:s/>3,980 </text:p>
          </table:table-cell>
          <table:table-cell table:style-name="ce386" office:value-type="float" office:value="520.89246138" calcext:value-type="float">
            <text:p><text:s/>521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205.9375212" calcext:value-type="float">
            <text:p><text:s/>1,206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908425778834236" calcext:value-type="percentage">
            <text:p>91%</text:p>
          </table:table-cell>
          <table:table-cell table:style-name="ce363" office:value-type="percentage" office:value="0.949297708767897" calcext:value-type="percentage">
            <text:p>95%</text:p>
          </table:table-cell>
          <table:table-cell table:style-name="ce363" office:value-type="percentage" office:value="0.683555813966506" calcext:value-type="percentage">
            <text:p>68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28585506907689" calcext:value-type="percentage">
            <text:p>83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907.36440495" calcext:value-type="float">
            <text:p><text:s/>5,907 </text:p>
          </table:table-cell>
          <table:table-cell table:style-name="ce386" office:value-type="float" office:value="5078.5367049" calcext:value-type="float">
            <text:p><text:s/>5,079 </text:p>
          </table:table-cell>
          <table:table-cell table:style-name="ce386" office:value-type="float" office:value="828.82770005" calcext:value-type="float">
            <text:p><text:s/>829 </text:p>
          </table:table-cell>
          <table:table-cell table:style-name="ce390" office:value-type="float" office:value="264.81666315" calcext:value-type="float">
            <text:p><text:s/>265 </text:p>
          </table:table-cell>
          <table:table-cell table:style-name="ce383" office:value-type="float" office:value="1385.186442" calcext:value-type="float">
            <text:p><text:s/>1,385 </text:p>
          </table:table-cell>
          <table:table-cell table:style-name="ce383" office:value-type="float" office:value="1249.18299163505" calcext:value-type="float">
            <text:p><text:s/>1,249 </text:p>
          </table:table-cell>
          <table:table-cell table:style-name="ce397"/>
          <table:table-cell table:style-name="ce363" office:value-type="percentage" office:value="0.894930811386628" calcext:value-type="percentage">
            <text:p>89%</text:p>
          </table:table-cell>
          <table:table-cell table:style-name="ce363" office:value-type="percentage" office:value="0.954635073601623" calcext:value-type="percentage">
            <text:p>95%</text:p>
          </table:table-cell>
          <table:table-cell table:style-name="ce363" office:value-type="percentage" office:value="0.646993368657792" calcext:value-type="percentage">
            <text:p>65%</text:p>
          </table:table-cell>
          <table:table-cell table:style-name="ce363" office:value-type="percentage" office:value="0.588481473666667" calcext:value-type="percentage">
            <text:p>59%</text:p>
          </table:table-cell>
          <table:table-cell table:style-name="ce363" office:value-type="percentage" office:value="0.811631246538929" calcext:value-type="percentage">
            <text:p>81%</text:p>
          </table:table-cell>
          <table:table-cell table:style-name="ce363" office:value-type="percentage" office:value="0.811157786801347" calcext:value-type="percentage">
            <text:p>8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6661.0128348" calcext:value-type="float">
            <text:p><text:s/>6,661 </text:p>
          </table:table-cell>
          <table:table-cell table:style-name="ce386" office:value-type="float" office:value="5504.6389038" calcext:value-type="float">
            <text:p><text:s/>5,505 </text:p>
          </table:table-cell>
          <table:table-cell table:style-name="ce386" office:value-type="float" office:value="1156.373931" calcext:value-type="float">
            <text:p><text:s/>1,156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679.0682973" calcext:value-type="float">
            <text:p><text:s/>1,679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70476181317206" calcext:value-type="percentage">
            <text:p>87%</text:p>
          </table:table-cell>
          <table:table-cell table:style-name="ce363" office:value-type="percentage" office:value="0.951696972734217" calcext:value-type="percentage">
            <text:p>95%</text:p>
          </table:table-cell>
          <table:table-cell table:style-name="ce363" office:value-type="percentage" office:value="0.619002938385135" calcext:value-type="percentage">
            <text:p>62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07480818643569" calcext:value-type="percentage">
            <text:p>81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680.1991659" calcext:value-type="float">
            <text:p><text:s/>6,680 </text:p>
          </table:table-cell>
          <table:table-cell table:style-name="ce386" office:value-type="float" office:value="5578.2071453" calcext:value-type="float">
            <text:p><text:s/>5,578 </text:p>
          </table:table-cell>
          <table:table-cell table:style-name="ce386" office:value-type="float" office:value="1101.9920206" calcext:value-type="float">
            <text:p><text:s/>1,102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541.5116702" calcext:value-type="float">
            <text:p><text:s/>1,542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80337074971222" calcext:value-type="percentage">
            <text:p>88%</text:p>
          </table:table-cell>
          <table:table-cell table:style-name="ce363" office:value-type="percentage" office:value="0.956060129748476" calcext:value-type="percentage">
            <text:p>96%</text:p>
          </table:table-cell>
          <table:table-cell table:style-name="ce363" office:value-type="percentage" office:value="0.628398675027721" calcext:value-type="percentage">
            <text:p>63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26638760698816" calcext:value-type="percentage">
            <text:p>83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921.0145908" calcext:value-type="float">
            <text:p><text:s/>5,921 </text:p>
          </table:table-cell>
          <table:table-cell table:style-name="ce386" office:value-type="float" office:value="4667.8038411" calcext:value-type="float">
            <text:p><text:s/>4,668 </text:p>
          </table:table-cell>
          <table:table-cell table:style-name="ce386" office:value-type="float" office:value="1253.2107497" calcext:value-type="float">
            <text:p><text:s/>1,253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248.0415189" calcext:value-type="float">
            <text:p><text:s/>1,248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65744024723696" calcext:value-type="percentage">
            <text:p>87%</text:p>
          </table:table-cell>
          <table:table-cell table:style-name="ce363" office:value-type="percentage" office:value="0.951843357708897" calcext:value-type="percentage">
            <text:p>95%</text:p>
          </table:table-cell>
          <table:table-cell table:style-name="ce363" office:value-type="percentage" office:value="0.647567570056403" calcext:value-type="percentage">
            <text:p>65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29661742168736" calcext:value-type="percentage">
            <text:p>83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7250.0179522" calcext:value-type="float">
            <text:p><text:s/>7,250 </text:p>
          </table:table-cell>
          <table:table-cell table:style-name="ce386" office:value-type="float" office:value="5834.4357799" calcext:value-type="float">
            <text:p><text:s/>5,834 </text:p>
          </table:table-cell>
          <table:table-cell table:style-name="ce386" office:value-type="float" office:value="1415.5821723" calcext:value-type="float">
            <text:p><text:s/>1,416 </text:p>
          </table:table-cell>
          <table:table-cell table:style-name="ce390" office:value-type="float" office:value="268.0249978" calcext:value-type="float">
            <text:p><text:s/>268 </text:p>
          </table:table-cell>
          <table:table-cell table:style-name="ce383" office:value-type="float" office:value="1410.3523021" calcext:value-type="float">
            <text:p><text:s/>1,410 </text:p>
          </table:table-cell>
          <table:table-cell table:style-name="ce383" office:value-type="float" office:value="1671.91027285443" calcext:value-type="float">
            <text:p><text:s/>1,672 </text:p>
          </table:table-cell>
          <table:table-cell table:style-name="ce397"/>
          <table:table-cell table:style-name="ce363" office:value-type="percentage" office:value="0.875035144727973" calcext:value-type="percentage">
            <text:p>88%</text:p>
          </table:table-cell>
          <table:table-cell table:style-name="ce363" office:value-type="percentage" office:value="0.958439068490675" calcext:value-type="percentage">
            <text:p>96%</text:p>
          </table:table-cell>
          <table:table-cell table:style-name="ce363" office:value-type="percentage" office:value="0.644041666375045" calcext:value-type="percentage">
            <text:p>64%</text:p>
          </table:table-cell>
          <table:table-cell table:style-name="ce363" office:value-type="percentage" office:value="0.595611106222222" calcext:value-type="percentage">
            <text:p>60%</text:p>
          </table:table-cell>
          <table:table-cell table:style-name="ce363" office:value-type="percentage" office:value="0.819240325538476" calcext:value-type="percentage">
            <text:p>82%</text:p>
          </table:table-cell>
          <table:table-cell table:style-name="ce363" office:value-type="percentage" office:value="0.903735282648649" calcext:value-type="percentage">
            <text:p>9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7750.2450948" calcext:value-type="float">
            <text:p><text:s/>7,750 </text:p>
          </table:table-cell>
          <table:table-cell table:style-name="ce386" office:value-type="float" office:value="6462.0938056" calcext:value-type="float">
            <text:p><text:s/>6,462 </text:p>
          </table:table-cell>
          <table:table-cell table:style-name="ce386" office:value-type="float" office:value="1288.1512892" calcext:value-type="float">
            <text:p><text:s/>1,288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627.4726286" calcext:value-type="float">
            <text:p><text:s/>1,627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61414173030227" calcext:value-type="percentage">
            <text:p>86%</text:p>
          </table:table-cell>
          <table:table-cell table:style-name="ce363" office:value-type="percentage" office:value="0.942914040037926" calcext:value-type="percentage">
            <text:p>94%</text:p>
          </table:table-cell>
          <table:table-cell table:style-name="ce363" office:value-type="percentage" office:value="0.600874042556281" calcext:value-type="percentage">
            <text:p>60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25859542537453" calcext:value-type="percentage">
            <text:p>83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7805.8262056" calcext:value-type="float">
            <text:p><text:s/>7,806 </text:p>
          </table:table-cell>
          <table:table-cell table:style-name="ce386" office:value-type="float" office:value="6652.238305" calcext:value-type="float">
            <text:p><text:s/>6,652 </text:p>
          </table:table-cell>
          <table:table-cell table:style-name="ce386" office:value-type="float" office:value="1153.5879006" calcext:value-type="float">
            <text:p><text:s/>1,154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491.4934045" calcext:value-type="float">
            <text:p><text:s/>1,491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71166522066986" calcext:value-type="percentage">
            <text:p>87%</text:p>
          </table:table-cell>
          <table:table-cell table:style-name="ce363" office:value-type="percentage" office:value="0.941010345333787" calcext:value-type="percentage">
            <text:p>94%</text:p>
          </table:table-cell>
          <table:table-cell table:style-name="ce363" office:value-type="percentage" office:value="0.610057666073554" calcext:value-type="percentage">
            <text:p>61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10962818138784" calcext:value-type="percentage">
            <text:p>81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6321.70831557" calcext:value-type="float">
            <text:p><text:s/>6,322 </text:p>
          </table:table-cell>
          <table:table-cell table:style-name="ce386" office:value-type="float" office:value="5460.9000197" calcext:value-type="float">
            <text:p><text:s/>5,461 </text:p>
          </table:table-cell>
          <table:table-cell table:style-name="ce386" office:value-type="float" office:value="860.80829587" calcext:value-type="float">
            <text:p><text:s/>861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195.7271208" calcext:value-type="float">
            <text:p><text:s/>1,196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66248584082842" calcext:value-type="percentage">
            <text:p>87%</text:p>
          </table:table-cell>
          <table:table-cell table:style-name="ce363" office:value-type="percentage" office:value="0.936638232211011" calcext:value-type="percentage">
            <text:p>94%</text:p>
          </table:table-cell>
          <table:table-cell table:style-name="ce363" office:value-type="percentage" office:value="0.586589478812016" calcext:value-type="percentage">
            <text:p>59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1968119159076" calcext:value-type="percentage">
            <text:p>82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7824.7772114" calcext:value-type="float">
            <text:p><text:s/>7,825 </text:p>
          </table:table-cell>
          <table:table-cell table:style-name="ce386" office:value-type="float" office:value="6431.4716025" calcext:value-type="float">
            <text:p><text:s/>6,431 </text:p>
          </table:table-cell>
          <table:table-cell table:style-name="ce386" office:value-type="float" office:value="1393.3056089" calcext:value-type="float">
            <text:p><text:s/>1,393 </text:p>
          </table:table-cell>
          <table:table-cell table:style-name="ce390" office:value-type="float" office:value="260.03414267" calcext:value-type="float">
            <text:p><text:s/>260 </text:p>
          </table:table-cell>
          <table:table-cell table:style-name="ce383" office:value-type="float" office:value="1461.9630842" calcext:value-type="float">
            <text:p><text:s/>1,462 </text:p>
          </table:table-cell>
          <table:table-cell table:style-name="ce383" office:value-type="float" office:value="2264.74886329926" calcext:value-type="float">
            <text:p><text:s/>2,265 </text:p>
          </table:table-cell>
          <table:table-cell table:style-name="ce397"/>
          <table:table-cell table:style-name="ce363" office:value-type="percentage" office:value="0.854244267152792" calcext:value-type="percentage">
            <text:p>85%</text:p>
          </table:table-cell>
          <table:table-cell table:style-name="ce363" office:value-type="percentage" office:value="0.949700181764944" calcext:value-type="percentage">
            <text:p>95%</text:p>
          </table:table-cell>
          <table:table-cell table:style-name="ce363" office:value-type="percentage" office:value="0.583516230597111" calcext:value-type="percentage">
            <text:p>58%</text:p>
          </table:table-cell>
          <table:table-cell table:style-name="ce363" office:value-type="percentage" office:value="0.577853650377778" calcext:value-type="percentage">
            <text:p>58%</text:p>
          </table:table-cell>
          <table:table-cell table:style-name="ce363" office:value-type="percentage" office:value="0.816089764708138" calcext:value-type="percentage">
            <text:p>82%</text:p>
          </table:table-cell>
          <table:table-cell table:style-name="ce363" office:value-type="percentage" office:value="0.846635089084112" calcext:value-type="percentage">
            <text:p>8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8121.8783765" calcext:value-type="float">
            <text:p><text:s/>8,122 </text:p>
          </table:table-cell>
          <table:table-cell table:style-name="ce386" office:value-type="float" office:value="6916.8648748" calcext:value-type="float">
            <text:p><text:s/>6,917 </text:p>
          </table:table-cell>
          <table:table-cell table:style-name="ce386" office:value-type="float" office:value="1205.0135017" calcext:value-type="float">
            <text:p><text:s/>1,205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968.7908032" calcext:value-type="float">
            <text:p><text:s/>1,969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55262779935287" calcext:value-type="percentage">
            <text:p>86%</text:p>
          </table:table-cell>
          <table:table-cell table:style-name="ce363" office:value-type="percentage" office:value="0.948811715700944" calcext:value-type="percentage">
            <text:p>95%</text:p>
          </table:table-cell>
          <table:table-cell table:style-name="ce363" office:value-type="percentage" office:value="0.546163104247944" calcext:value-type="percentage">
            <text:p>55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834086285226133" calcext:value-type="percentage">
            <text:p>83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764.5220522" calcext:value-type="float">
            <text:p><text:s/>6,765 </text:p>
          </table:table-cell>
          <table:table-cell table:style-name="ce386" office:value-type="float" office:value="5747.6488407" calcext:value-type="float">
            <text:p><text:s/>5,748 </text:p>
          </table:table-cell>
          <table:table-cell table:style-name="ce386" office:value-type="float" office:value="1016.8732115" calcext:value-type="float">
            <text:p><text:s/>1,017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630.8936087" calcext:value-type="float">
            <text:p><text:s/>1,631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35827142724729" calcext:value-type="percentage">
            <text:p>84%</text:p>
          </table:table-cell>
          <table:table-cell table:style-name="ce363" office:value-type="percentage" office:value="0.941649270999642" calcext:value-type="percentage">
            <text:p>94%</text:p>
          </table:table-cell>
          <table:table-cell table:style-name="ce363" office:value-type="percentage" office:value="0.511146622669888" calcext:value-type="percentage">
            <text:p>51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817439981909137" calcext:value-type="percentage">
            <text:p>82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406.26307503" calcext:value-type="float">
            <text:p><text:s/>5,406 </text:p>
          </table:table-cell>
          <table:table-cell table:style-name="ce386" office:value-type="float" office:value="4674.8797165" calcext:value-type="float">
            <text:p><text:s/>4,675 </text:p>
          </table:table-cell>
          <table:table-cell table:style-name="ce386" office:value-type="float" office:value="731.38335853" calcext:value-type="float">
            <text:p><text:s/>731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321.8363717" calcext:value-type="float">
            <text:p><text:s/>1,322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18269608320724" calcext:value-type="percentage">
            <text:p>82%</text:p>
          </table:table-cell>
          <table:table-cell table:style-name="ce363" office:value-type="percentage" office:value="0.925716161629255" calcext:value-type="percentage">
            <text:p>93%</text:p>
          </table:table-cell>
          <table:table-cell table:style-name="ce363" office:value-type="percentage" office:value="0.469759406961008" calcext:value-type="percentage">
            <text:p>47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79280272566546" calcext:value-type="percentage">
            <text:p>79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960.0029857" calcext:value-type="float">
            <text:p><text:s/>5,960 </text:p>
          </table:table-cell>
          <table:table-cell table:style-name="ce386" office:value-type="float" office:value="4877.9406815" calcext:value-type="float">
            <text:p><text:s/>4,878 </text:p>
          </table:table-cell>
          <table:table-cell table:style-name="ce386" office:value-type="float" office:value="1082.0623042" calcext:value-type="float">
            <text:p><text:s/>1,082 </text:p>
          </table:table-cell>
          <table:table-cell table:style-name="ce390" office:value-type="float" office:value="327.57087386" calcext:value-type="float">
            <text:p><text:s/>328 </text:p>
          </table:table-cell>
          <table:table-cell table:style-name="ce383" office:value-type="float" office:value="1405.3038386" calcext:value-type="float">
            <text:p><text:s/>1,405 </text:p>
          </table:table-cell>
          <table:table-cell table:style-name="ce383" office:value-type="float" office:value="2645.96280844766" calcext:value-type="float">
            <text:p><text:s/>2,646 </text:p>
          </table:table-cell>
          <table:table-cell table:style-name="ce397"/>
          <table:table-cell table:style-name="ce363" office:value-type="percentage" office:value="0.813264495000908" calcext:value-type="percentage">
            <text:p>81%</text:p>
          </table:table-cell>
          <table:table-cell table:style-name="ce363" office:value-type="percentage" office:value="0.930701117919461" calcext:value-type="percentage">
            <text:p>93%</text:p>
          </table:table-cell>
          <table:table-cell table:style-name="ce363" office:value-type="percentage" office:value="0.518391311199637" calcext:value-type="percentage">
            <text:p>52%</text:p>
          </table:table-cell>
          <table:table-cell table:style-name="ce363" office:value-type="percentage" office:value="0.727935275244445" calcext:value-type="percentage">
            <text:p>73%</text:p>
          </table:table-cell>
          <table:table-cell table:style-name="ce363" office:value-type="percentage" office:value="0.790755989642169" calcext:value-type="percentage">
            <text:p>79%</text:p>
          </table:table-cell>
          <table:table-cell table:style-name="ce363" office:value-type="percentage" office:value="0.795778288240602" calcext:value-type="percentage">
            <text:p>80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6765.3821072" calcext:value-type="float">
            <text:p><text:s/>6,765 </text:p>
          </table:table-cell>
          <table:table-cell table:style-name="ce386" office:value-type="float" office:value="5601.3190377" calcext:value-type="float">
            <text:p><text:s/>5,601 </text:p>
          </table:table-cell>
          <table:table-cell table:style-name="ce386" office:value-type="float" office:value="1164.0630695" calcext:value-type="float">
            <text:p><text:s/>1,164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2088.6640385" calcext:value-type="float">
            <text:p><text:s/>2,089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3605306879839" calcext:value-type="percentage">
            <text:p>84%</text:p>
          </table:table-cell>
          <table:table-cell table:style-name="ce363" office:value-type="percentage" office:value="0.941902840124605" calcext:value-type="percentage">
            <text:p>94%</text:p>
          </table:table-cell>
          <table:table-cell table:style-name="ce363" office:value-type="percentage" office:value="0.542626859414252" calcext:value-type="percentage">
            <text:p>54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819973496554812" calcext:value-type="percentage">
            <text:p>82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6271.1892976" calcext:value-type="float">
            <text:p><text:s/>6,271 </text:p>
          </table:table-cell>
          <table:table-cell table:style-name="ce386" office:value-type="float" office:value="5063.4036744" calcext:value-type="float">
            <text:p><text:s/>5,063 </text:p>
          </table:table-cell>
          <table:table-cell table:style-name="ce386" office:value-type="float" office:value="1207.7856232" calcext:value-type="float">
            <text:p><text:s/>1,208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1890.4671313" calcext:value-type="float">
            <text:p><text:s/>1,890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44301249826711" calcext:value-type="percentage">
            <text:p>84%</text:p>
          </table:table-cell>
          <table:table-cell table:style-name="ce363" office:value-type="percentage" office:value="0.945460580073409" calcext:value-type="percentage">
            <text:p>95%</text:p>
          </table:table-cell>
          <table:table-cell table:style-name="ce363" office:value-type="percentage" office:value="0.58285777378334" calcext:value-type="percentage">
            <text:p>58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828701365097738" calcext:value-type="percentage">
            <text:p>83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5369.26340648" calcext:value-type="float">
            <text:p><text:s/>5,369 </text:p>
          </table:table-cell>
          <table:table-cell table:style-name="ce386" office:value-type="float" office:value="4488.0803346" calcext:value-type="float">
            <text:p><text:s/>4,488 </text:p>
          </table:table-cell>
          <table:table-cell table:style-name="ce386" office:value-type="float" office:value="881.18307188" calcext:value-type="float">
            <text:p><text:s/>881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1509.3713987" calcext:value-type="float">
            <text:p><text:s/>1,509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40648939469466" calcext:value-type="percentage">
            <text:p>84%</text:p>
          </table:table-cell>
          <table:table-cell table:style-name="ce363" office:value-type="percentage" office:value="0.931390047488056" calcext:value-type="percentage">
            <text:p>93%</text:p>
          </table:table-cell>
          <table:table-cell table:style-name="ce363" office:value-type="percentage" office:value="0.561851617770333" calcext:value-type="percentage">
            <text:p>56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811591576881087" calcext:value-type="percentage">
            <text:p>81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5913.9259086" calcext:value-type="float">
            <text:p><text:s/>5,914 </text:p>
          </table:table-cell>
          <table:table-cell table:style-name="ce386" office:value-type="float" office:value="4872.58458" calcext:value-type="float">
            <text:p><text:s/>4,873 </text:p>
          </table:table-cell>
          <table:table-cell table:style-name="ce386" office:value-type="float" office:value="1041.3413286" calcext:value-type="float">
            <text:p><text:s/>1,041 </text:p>
          </table:table-cell>
          <table:table-cell table:style-name="ce390" office:value-type="float" office:value="342.57632128" calcext:value-type="float">
            <text:p><text:s/>343 </text:p>
          </table:table-cell>
          <table:table-cell table:style-name="ce383" office:value-type="float" office:value="1751.4092136" calcext:value-type="float">
            <text:p><text:s/>1,751 </text:p>
          </table:table-cell>
          <table:table-cell table:style-name="ce383" office:value-type="float" office:value="3351.25197925124" calcext:value-type="float">
            <text:p><text:s/>3,351 </text:p>
          </table:table-cell>
          <table:table-cell table:style-name="ce397"/>
          <table:table-cell table:style-name="ce363" office:value-type="percentage" office:value="0.823868800314532" calcext:value-type="percentage">
            <text:p>82%</text:p>
          </table:table-cell>
          <table:table-cell table:style-name="ce363" office:value-type="percentage" office:value="0.935414946064574" calcext:value-type="percentage">
            <text:p>94%</text:p>
          </table:table-cell>
          <table:table-cell table:style-name="ce363" office:value-type="percentage" office:value="0.528806671645583" calcext:value-type="percentage">
            <text:p>53%</text:p>
          </table:table-cell>
          <table:table-cell table:style-name="ce363" office:value-type="percentage" office:value="0.761280713955556" calcext:value-type="percentage">
            <text:p>76%</text:p>
          </table:table-cell>
          <table:table-cell table:style-name="ce363" office:value-type="percentage" office:value="0.791862705927786" calcext:value-type="percentage">
            <text:p>79%</text:p>
          </table:table-cell>
          <table:table-cell table:style-name="ce363" office:value-type="percentage" office:value="0.837812994825" calcext:value-type="percentage">
            <text:p>8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6120.5490841" calcext:value-type="float">
            <text:p><text:s/>6,121 </text:p>
          </table:table-cell>
          <table:table-cell table:style-name="ce386" office:value-type="float" office:value="5022.1039227" calcext:value-type="float">
            <text:p><text:s/>5,022 </text:p>
          </table:table-cell>
          <table:table-cell table:style-name="ce386" office:value-type="float" office:value="1098.4451614" calcext:value-type="float">
            <text:p><text:s/>1,098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2131.58946" calcext:value-type="float">
            <text:p><text:s/>2,132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36228746343034" calcext:value-type="percentage">
            <text:p>84%</text:p>
          </table:table-cell>
          <table:table-cell table:style-name="ce363" office:value-type="percentage" office:value="0.944584739084746" calcext:value-type="percentage">
            <text:p>94%</text:p>
          </table:table-cell>
          <table:table-cell table:style-name="ce363" office:value-type="percentage" office:value="0.548537934075769" calcext:value-type="percentage">
            <text:p>55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796685638003547" calcext:value-type="percentage">
            <text:p>80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475.28345248" calcext:value-type="float">
            <text:p><text:s/>5,475 </text:p>
          </table:table-cell>
          <table:table-cell table:style-name="ce386" office:value-type="float" office:value="4680.1800771" calcext:value-type="float">
            <text:p><text:s/>4,680 </text:p>
          </table:table-cell>
          <table:table-cell table:style-name="ce386" office:value-type="float" office:value="795.10337538" calcext:value-type="float">
            <text:p><text:s/>795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1813.4578285" calcext:value-type="float">
            <text:p><text:s/>1,813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43060503759261" calcext:value-type="percentage">
            <text:p>84%</text:p>
          </table:table-cell>
          <table:table-cell table:style-name="ce363" office:value-type="percentage" office:value="0.937541148592653" calcext:value-type="percentage">
            <text:p>94%</text:p>
          </table:table-cell>
          <table:table-cell table:style-name="ce363" office:value-type="percentage" office:value="0.529166137053542" calcext:value-type="percentage">
            <text:p>53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784544076973816" calcext:value-type="percentage">
            <text:p>78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4270.27490515" calcext:value-type="float">
            <text:p><text:s/>4,270 </text:p>
          </table:table-cell>
          <table:table-cell table:style-name="ce386" office:value-type="float" office:value="3638.1069059" calcext:value-type="float">
            <text:p><text:s/>3,638 </text:p>
          </table:table-cell>
          <table:table-cell table:style-name="ce386" office:value-type="float" office:value="632.16799925" calcext:value-type="float">
            <text:p><text:s/>632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1635.6553698" calcext:value-type="float">
            <text:p><text:s/>1,636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62134412917422" calcext:value-type="percentage">
            <text:p>86%</text:p>
          </table:table-cell>
          <table:table-cell table:style-name="ce363" office:value-type="percentage" office:value="0.936266553788733" calcext:value-type="percentage">
            <text:p>94%</text:p>
          </table:table-cell>
          <table:table-cell table:style-name="ce363" office:value-type="percentage" office:value="0.592259712465929" calcext:value-type="percentage">
            <text:p>59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812556103265261" calcext:value-type="percentage">
            <text:p>81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793.2101608" calcext:value-type="float">
            <text:p><text:s/>4,793 </text:p>
          </table:table-cell>
          <table:table-cell table:style-name="ce386" office:value-type="float" office:value="3734.3247722" calcext:value-type="float">
            <text:p><text:s/>3,734 </text:p>
          </table:table-cell>
          <table:table-cell table:style-name="ce386" office:value-type="float" office:value="1058.8853886" calcext:value-type="float">
            <text:p><text:s/>1,059 </text:p>
          </table:table-cell>
          <table:table-cell table:style-name="ce390" office:value-type="float" office:value="329.56737969" calcext:value-type="float">
            <text:p><text:s/>330 </text:p>
          </table:table-cell>
          <table:table-cell table:style-name="ce383" office:value-type="float" office:value="2163.3951051" calcext:value-type="float">
            <text:p><text:s/>2,163 </text:p>
          </table:table-cell>
          <table:table-cell table:style-name="ce383" office:value-type="float" office:value="3467.21861468106" calcext:value-type="float">
            <text:p><text:s/>3,467 </text:p>
          </table:table-cell>
          <table:table-cell table:style-name="ce397"/>
          <table:table-cell table:style-name="ce363" office:value-type="percentage" office:value="0.843415183770088" calcext:value-type="percentage">
            <text:p>84%</text:p>
          </table:table-cell>
          <table:table-cell table:style-name="ce363" office:value-type="percentage" office:value="0.947669426060564" calcext:value-type="percentage">
            <text:p>95%</text:p>
          </table:table-cell>
          <table:table-cell table:style-name="ce363" office:value-type="percentage" office:value="0.607660236520865" calcext:value-type="percentage">
            <text:p>61%</text:p>
          </table:table-cell>
          <table:table-cell table:style-name="ce363" office:value-type="percentage" office:value="0.732371954866667" calcext:value-type="percentage">
            <text:p>73%</text:p>
          </table:table-cell>
          <table:table-cell table:style-name="ce363" office:value-type="percentage" office:value="0.832083601251202" calcext:value-type="percentage">
            <text:p>83%</text:p>
          </table:table-cell>
          <table:table-cell table:style-name="ce363" office:value-type="percentage" office:value="0.856103361654321" calcext:value-type="percentage">
            <text:p>86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3" office:value-type="float" office:value="3990.808042" calcext:value-type="float">
            <text:p><text:s/>3,991 </text:p>
          </table:table-cell>
          <table:table-cell table:style-name="ce386" office:value-type="float" office:value="2913.858213" calcext:value-type="float">
            <text:p><text:s/>2,914 </text:p>
          </table:table-cell>
          <table:table-cell table:style-name="ce386" office:value-type="float" office:value="1076.949829" calcext:value-type="float">
            <text:p><text:s/>1,077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647.7871429" calcext:value-type="float">
            <text:p><text:s/>1,648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794234427699218" calcext:value-type="percentage">
            <text:p>79%</text:p>
          </table:table-cell>
          <table:table-cell table:style-name="ce363" office:value-type="percentage" office:value="0.944860442271361" calcext:value-type="percentage">
            <text:p>94%</text:p>
          </table:table-cell>
          <table:table-cell table:style-name="ce363" office:value-type="percentage" office:value="0.554894297267364" calcext:value-type="percentage">
            <text:p>55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767618307399123" calcext:value-type="percentage">
            <text:p>77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5034.6761106" calcext:value-type="float">
            <text:p><text:s/>5,035 </text:p>
          </table:table-cell>
          <table:table-cell table:style-name="ce386" office:value-type="float" office:value="3883.9555059" calcext:value-type="float">
            <text:p><text:s/>3,884 </text:p>
          </table:table-cell>
          <table:table-cell table:style-name="ce386" office:value-type="float" office:value="1150.7206047" calcext:value-type="float">
            <text:p><text:s/>1,151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764.2100368" calcext:value-type="float">
            <text:p><text:s/>1,764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846136540150292" calcext:value-type="percentage">
            <text:p>85%</text:p>
          </table:table-cell>
          <table:table-cell table:style-name="ce363" office:value-type="percentage" office:value="0.956614255941765" calcext:value-type="percentage">
            <text:p>96%</text:p>
          </table:table-cell>
          <table:table-cell table:style-name="ce363" office:value-type="percentage" office:value="0.608818782421699" calcext:value-type="percentage">
            <text:p>61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792730721097647" calcext:value-type="percentage">
            <text:p>79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666.19433689" calcext:value-type="float">
            <text:p><text:s/>3,666 </text:p>
          </table:table-cell>
          <table:table-cell table:style-name="ce386" office:value-type="float" office:value="2744.4325561" calcext:value-type="float">
            <text:p><text:s/>2,744 </text:p>
          </table:table-cell>
          <table:table-cell table:style-name="ce386" office:value-type="float" office:value="921.76178079" calcext:value-type="float">
            <text:p><text:s/>922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469.2709863" calcext:value-type="float">
            <text:p><text:s/>1,469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843960867965151" calcext:value-type="percentage">
            <text:p>84%</text:p>
          </table:table-cell>
          <table:table-cell table:style-name="ce363" office:value-type="percentage" office:value="0.95734916431299" calcext:value-type="percentage">
            <text:p>96%</text:p>
          </table:table-cell>
          <table:table-cell table:style-name="ce363" office:value-type="percentage" office:value="0.623935996803485" calcext:value-type="percentage">
            <text:p>62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807654790211187" calcext:value-type="percentage">
            <text:p>81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3970.7965603" calcext:value-type="float">
            <text:p><text:s/>3,971 </text:p>
          </table:table-cell>
          <table:table-cell table:style-name="ce386" office:value-type="float" office:value="2850.2969695" calcext:value-type="float">
            <text:p><text:s/>2,850 </text:p>
          </table:table-cell>
          <table:table-cell table:style-name="ce386" office:value-type="float" office:value="1120.4995908" calcext:value-type="float">
            <text:p><text:s/>1,120 </text:p>
          </table:table-cell>
          <table:table-cell table:style-name="ce390" office:value-type="float" office:value="358.02780245" calcext:value-type="float">
            <text:p><text:s/>358 </text:p>
          </table:table-cell>
          <table:table-cell table:style-name="ce383" office:value-type="float" office:value="1787.4992164" calcext:value-type="float">
            <text:p><text:s/>1,787 </text:p>
          </table:table-cell>
          <table:table-cell table:style-name="ce383" office:value-type="float" office:value="2861.52088967799" calcext:value-type="float">
            <text:p><text:s/>2,862 </text:p>
          </table:table-cell>
          <table:table-cell table:style-name="ce397"/>
          <table:table-cell table:style-name="ce363" office:value-type="percentage" office:value="0.84466164626641" calcext:value-type="percentage">
            <text:p>84%</text:p>
          </table:table-cell>
          <table:table-cell table:style-name="ce363" office:value-type="percentage" office:value="0.958311465233679" calcext:value-type="percentage">
            <text:p>96%</text:p>
          </table:table-cell>
          <table:table-cell table:style-name="ce363" office:value-type="percentage" office:value="0.648903241738905" calcext:value-type="percentage">
            <text:p>65%</text:p>
          </table:table-cell>
          <table:table-cell table:style-name="ce363" office:value-type="percentage" office:value="0.795617338777778" calcext:value-type="percentage">
            <text:p>80%</text:p>
          </table:table-cell>
          <table:table-cell table:style-name="ce363" office:value-type="percentage" office:value="0.836957670658835" calcext:value-type="percentage">
            <text:p>84%</text:p>
          </table:table-cell>
          <table:table-cell table:style-name="ce363" office:value-type="percentage" office:value="0.905831240804052" calcext:value-type="percentage">
            <text:p>91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45"/>
          <table:table-cell table:style-name="ce383" office:value-type="float" office:value="3188.69222791" calcext:value-type="float">
            <text:p><text:s/>3,189 </text:p>
          </table:table-cell>
          <table:table-cell table:style-name="ce386" office:value-type="float" office:value="2336.7207739" calcext:value-type="float">
            <text:p><text:s/>2,337 </text:p>
          </table:table-cell>
          <table:table-cell table:style-name="ce386" office:value-type="float" office:value="851.97145401" calcext:value-type="float">
            <text:p><text:s/>852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476.0990479" calcext:value-type="float">
            <text:p><text:s/>1,476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34107791564647" calcext:value-type="percentage">
            <text:p>83%</text:p>
          </table:table-cell>
          <table:table-cell table:style-name="ce363" office:value-type="percentage" office:value="0.949952507006555" calcext:value-type="percentage">
            <text:p>95%</text:p>
          </table:table-cell>
          <table:table-cell table:style-name="ce363" office:value-type="percentage" office:value="0.625048372769915" calcext:value-type="percentage">
            <text:p>63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793682426139253" calcext:value-type="percentage">
            <text:p>79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383" office:value-type="float" office:value="3657.17656116" calcext:value-type="float">
            <text:p><text:s/>3,657 </text:p>
          </table:table-cell>
          <table:table-cell table:style-name="ce386" office:value-type="float" office:value="2960.4862935" calcext:value-type="float">
            <text:p><text:s/>2,960 </text:p>
          </table:table-cell>
          <table:table-cell table:style-name="ce386" office:value-type="float" office:value="696.69026766" calcext:value-type="float">
            <text:p><text:s/>697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372.4654213" calcext:value-type="float">
            <text:p><text:s/>1,372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73856533497195" calcext:value-type="percentage">
            <text:p>87%</text:p>
          </table:table-cell>
          <table:table-cell table:style-name="ce363" office:value-type="percentage" office:value="0.953965140054576" calcext:value-type="percentage">
            <text:p>95%</text:p>
          </table:table-cell>
          <table:table-cell table:style-name="ce363" office:value-type="percentage" office:value="0.644039393419189" calcext:value-type="percentage">
            <text:p>64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815834966390314" calcext:value-type="percentage">
            <text:p>82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383" office:value-type="float" office:value="3786.89972974" calcext:value-type="float">
            <text:p><text:s/>3,787 </text:p>
          </table:table-cell>
          <table:table-cell table:style-name="ce386" office:value-type="float" office:value="2938.3525216" calcext:value-type="float">
            <text:p><text:s/>2,938 </text:p>
          </table:table-cell>
          <table:table-cell table:style-name="ce386" office:value-type="float" office:value="848.54720814" calcext:value-type="float">
            <text:p><text:s/>849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298.727709" calcext:value-type="float">
            <text:p><text:s/>1,299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75446467414522" calcext:value-type="percentage">
            <text:p>88%</text:p>
          </table:table-cell>
          <table:table-cell table:style-name="ce363" office:value-type="percentage" office:value="0.943533125785507" calcext:value-type="percentage">
            <text:p>94%</text:p>
          </table:table-cell>
          <table:table-cell table:style-name="ce363" office:value-type="percentage" office:value="0.700424008514424" calcext:value-type="percentage">
            <text:p>70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829429731327961" calcext:value-type="percentage">
            <text:p>83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383" office:value-type="float" office:value="4669.7331473" calcext:value-type="float">
            <text:p><text:s/>4,670 </text:p>
          </table:table-cell>
          <table:table-cell table:style-name="ce386" office:value-type="float" office:value="3529.5006811" calcext:value-type="float">
            <text:p><text:s/>3,530 </text:p>
          </table:table-cell>
          <table:table-cell table:style-name="ce386" office:value-type="float" office:value="1140.2324662" calcext:value-type="float">
            <text:p><text:s/>1,140 </text:p>
          </table:table-cell>
          <table:table-cell table:style-name="ce390" office:value-type="float" office:value="362.68138577" calcext:value-type="float">
            <text:p><text:s/>363 </text:p>
          </table:table-cell>
          <table:table-cell table:style-name="ce383" office:value-type="float" office:value="1398.3177523" calcext:value-type="float">
            <text:p><text:s/>1,398 </text:p>
          </table:table-cell>
          <table:table-cell table:style-name="ce383" office:value-type="float" office:value="2117.29636768918" calcext:value-type="float">
            <text:p><text:s/>2,117 </text:p>
          </table:table-cell>
          <table:table-cell table:style-name="ce397"/>
          <table:table-cell table:style-name="ce363" office:value-type="percentage" office:value="0.870188872306909" calcext:value-type="percentage">
            <text:p>87%</text:p>
          </table:table-cell>
          <table:table-cell table:style-name="ce363" office:value-type="percentage" office:value="0.951958408091098" calcext:value-type="percentage">
            <text:p>95%</text:p>
          </table:table-cell>
          <table:table-cell table:style-name="ce363" office:value-type="percentage" office:value="0.687415559500367" calcext:value-type="percentage">
            <text:p>69%</text:p>
          </table:table-cell>
          <table:table-cell table:style-name="ce363" office:value-type="percentage" office:value="0.805958635044444" calcext:value-type="percentage">
            <text:p>81%</text:p>
          </table:table-cell>
          <table:table-cell table:style-name="ce363" office:value-type="percentage" office:value="0.826380984574632" calcext:value-type="percentage">
            <text:p>83%</text:p>
          </table:table-cell>
          <table:table-cell table:style-name="ce363" office:value-type="percentage" office:value="0.949353824773007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style-name="ce345"/>
          <table:table-cell table:style-name="ce383" office:value-type="float" office:value="5296.283552" calcext:value-type="float">
            <text:p><text:s/>5,296 </text:p>
          </table:table-cell>
          <table:table-cell table:style-name="ce386" office:value-type="float" office:value="4027.653664" calcext:value-type="float">
            <text:p><text:s/>4,028 </text:p>
          </table:table-cell>
          <table:table-cell table:style-name="ce386" office:value-type="float" office:value="1268.629888" calcext:value-type="float">
            <text:p><text:s/>1,269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364.8733111" calcext:value-type="float">
            <text:p><text:s/>1,365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53251277796458" calcext:value-type="percentage">
            <text:p>85%</text:p>
          </table:table-cell>
          <table:table-cell table:style-name="ce363" office:value-type="percentage" office:value="0.954122287297746" calcext:value-type="percentage">
            <text:p>95%</text:p>
          </table:table-cell>
          <table:table-cell table:style-name="ce363" office:value-type="percentage" office:value="0.638831135028069" calcext:value-type="percentage">
            <text:p>64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789888136136677" calcext:value-type="percentage">
            <text:p>79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345"/>
          <table:table-cell table:style-name="ce383" office:value-type="float" office:value="4595.5649224" calcext:value-type="float">
            <text:p><text:s/>4,596 </text:p>
          </table:table-cell>
          <table:table-cell table:style-name="ce386" office:value-type="float" office:value="3585.2210915" calcext:value-type="float">
            <text:p><text:s/>3,585 </text:p>
          </table:table-cell>
          <table:table-cell table:style-name="ce386" office:value-type="float" office:value="1010.3438309" calcext:value-type="float">
            <text:p><text:s/>1,010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341.8345761" calcext:value-type="float">
            <text:p><text:s/>1,342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78882502472219" calcext:value-type="percentage">
            <text:p>88%</text:p>
          </table:table-cell>
          <table:table-cell table:style-name="ce363" office:value-type="percentage" office:value="0.957592425815396" calcext:value-type="percentage">
            <text:p>96%</text:p>
          </table:table-cell>
          <table:table-cell table:style-name="ce363" office:value-type="percentage" office:value="0.68042207205672" calcext:value-type="percentage">
            <text:p>68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20650947199606" calcext:value-type="percentage">
            <text:p>82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345"/>
          <table:table-cell table:style-name="ce383" office:value-type="float" office:value="4125.30207383" calcext:value-type="float">
            <text:p><text:s/>4,125 </text:p>
          </table:table-cell>
          <table:table-cell table:style-name="ce386" office:value-type="float" office:value="3366.5422631" calcext:value-type="float">
            <text:p><text:s/>3,367 </text:p>
          </table:table-cell>
          <table:table-cell table:style-name="ce386" office:value-type="float" office:value="758.75981073" calcext:value-type="float">
            <text:p><text:s/>759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227.0678117" calcext:value-type="float">
            <text:p><text:s/>1,227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93544069481897" calcext:value-type="percentage">
            <text:p>89%</text:p>
          </table:table-cell>
          <table:table-cell table:style-name="ce363" office:value-type="percentage" office:value="0.96144957578043" calcext:value-type="percentage">
            <text:p>96%</text:p>
          </table:table-cell>
          <table:table-cell table:style-name="ce363" office:value-type="percentage" office:value="0.680344206310234" calcext:value-type="percentage">
            <text:p>68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39998175509784" calcext:value-type="percentage">
            <text:p>84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345"/>
          <table:table-cell table:style-name="ce383" office:value-type="float" office:value="5018.0692615" calcext:value-type="float">
            <text:p><text:s/>5,018 </text:p>
          </table:table-cell>
          <table:table-cell table:style-name="ce386" office:value-type="float" office:value="3972.6566648" calcext:value-type="float">
            <text:p><text:s/>3,973 </text:p>
          </table:table-cell>
          <table:table-cell table:style-name="ce386" office:value-type="float" office:value="1045.4125967" calcext:value-type="float">
            <text:p><text:s/>1,045 </text:p>
          </table:table-cell>
          <table:table-cell table:style-name="ce390" office:value-type="float" office:value="341.9196761" calcext:value-type="float">
            <text:p><text:s/>342 </text:p>
          </table:table-cell>
          <table:table-cell table:style-name="ce383" office:value-type="float" office:value="1498.6758869" calcext:value-type="float">
            <text:p><text:s/>1,499 </text:p>
          </table:table-cell>
          <table:table-cell table:style-name="ce383" office:value-type="float" office:value="1485.78332175609" calcext:value-type="float">
            <text:p><text:s/>1,486 </text:p>
          </table:table-cell>
          <table:table-cell table:style-name="ce397"/>
          <table:table-cell table:style-name="ce363" office:value-type="percentage" office:value="0.859676268871088" calcext:value-type="percentage">
            <text:p>86%</text:p>
          </table:table-cell>
          <table:table-cell table:style-name="ce363" office:value-type="percentage" office:value="0.963498189708913" calcext:value-type="percentage">
            <text:p>96%</text:p>
          </table:table-cell>
          <table:table-cell table:style-name="ce363" office:value-type="percentage" office:value="0.609924921559336" calcext:value-type="percentage">
            <text:p>61%</text:p>
          </table:table-cell>
          <table:table-cell table:style-name="ce363" office:value-type="percentage" office:value="0.759821502444445" calcext:value-type="percentage">
            <text:p>76%</text:p>
          </table:table-cell>
          <table:table-cell table:style-name="ce363" office:value-type="percentage" office:value="0.822461441295032" calcext:value-type="percentage">
            <text:p>82%</text:p>
          </table:table-cell>
          <table:table-cell table:style-name="ce363" office:value-type="percentage" office:value="0.952730568643796" calcext:value-type="percentage">
            <text:p>95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style-name="ce345"/>
          <table:table-cell table:style-name="ce383" office:value-type="float" office:value="5737.9101795" calcext:value-type="float">
            <text:p><text:s/>5,738 </text:p>
          </table:table-cell>
          <table:table-cell table:style-name="ce386" office:value-type="float" office:value="4661.9446117" calcext:value-type="float">
            <text:p><text:s/>4,662 </text:p>
          </table:table-cell>
          <table:table-cell table:style-name="ce386" office:value-type="float" office:value="1075.9655678" calcext:value-type="float">
            <text:p><text:s/>1,076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511.9422878" calcext:value-type="float">
            <text:p><text:s/>1,512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71316293642213" calcext:value-type="percentage">
            <text:p>87%</text:p>
          </table:table-cell>
          <table:table-cell table:style-name="ce363" office:value-type="percentage" office:value="0.963556339572492" calcext:value-type="percentage">
            <text:p>96%</text:p>
          </table:table-cell>
          <table:table-cell table:style-name="ce363" office:value-type="percentage" office:value="0.615869760157794" calcext:value-type="percentage">
            <text:p>62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34698280417219" calcext:value-type="percentage">
            <text:p>83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345"/>
          <table:table-cell table:style-name="ce383" office:value-type="float" office:value="6149.27837109" calcext:value-type="float">
            <text:p><text:s/>6,149 </text:p>
          </table:table-cell>
          <table:table-cell table:style-name="ce386" office:value-type="float" office:value="5279.9364618" calcext:value-type="float">
            <text:p><text:s/>5,280 </text:p>
          </table:table-cell>
          <table:table-cell table:style-name="ce386" office:value-type="float" office:value="869.34190929" calcext:value-type="float">
            <text:p><text:s/>869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462.2759492" calcext:value-type="float">
            <text:p><text:s/>1,462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75952561862272" calcext:value-type="percentage">
            <text:p>88%</text:p>
          </table:table-cell>
          <table:table-cell table:style-name="ce363" office:value-type="percentage" office:value="0.956154972082473" calcext:value-type="percentage">
            <text:p>96%</text:p>
          </table:table-cell>
          <table:table-cell table:style-name="ce363" office:value-type="percentage" office:value="0.580314370379204" calcext:value-type="percentage">
            <text:p>58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11832799336859" calcext:value-type="percentage">
            <text:p>81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345"/>
          <table:table-cell table:style-name="ce383" office:value-type="float" office:value="6148.8225667" calcext:value-type="float">
            <text:p><text:s/>6,149 </text:p>
          </table:table-cell>
          <table:table-cell table:style-name="ce386" office:value-type="float" office:value="5110.6872845" calcext:value-type="float">
            <text:p><text:s/>5,111 </text:p>
          </table:table-cell>
          <table:table-cell table:style-name="ce386" office:value-type="float" office:value="1038.1352822" calcext:value-type="float">
            <text:p><text:s/>1,038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426.0533518" calcext:value-type="float">
            <text:p><text:s/>1,426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91026545895078" calcext:value-type="percentage">
            <text:p>89%</text:p>
          </table:table-cell>
          <table:table-cell table:style-name="ce363" office:value-type="percentage" office:value="0.955135820605546" calcext:value-type="percentage">
            <text:p>96%</text:p>
          </table:table-cell>
          <table:table-cell table:style-name="ce363" office:value-type="percentage" office:value="0.66972762332536" calcext:value-type="percentage">
            <text:p>67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4634438746027" calcext:value-type="percentage">
            <text:p>85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345"/>
          <table:table-cell table:style-name="ce383" office:value-type="float" office:value="6732.3524159" calcext:value-type="float">
            <text:p><text:s/>6,732 </text:p>
          </table:table-cell>
          <table:table-cell table:style-name="ce386" office:value-type="float" office:value="5348.7604817" calcext:value-type="float">
            <text:p><text:s/>5,349 </text:p>
          </table:table-cell>
          <table:table-cell table:style-name="ce386" office:value-type="float" office:value="1383.5919342" calcext:value-type="float">
            <text:p><text:s/>1,384 </text:p>
          </table:table-cell>
          <table:table-cell table:style-name="ce390" office:value-type="float" office:value="335.24106501" calcext:value-type="float">
            <text:p><text:s/>335 </text:p>
          </table:table-cell>
          <table:table-cell table:style-name="ce383" office:value-type="float" office:value="1631.2808227" calcext:value-type="float">
            <text:p><text:s/>1,631 </text:p>
          </table:table-cell>
          <table:table-cell table:style-name="ce383" office:value-type="float" office:value="1314.71186958421" calcext:value-type="float">
            <text:p><text:s/>1,315 </text:p>
          </table:table-cell>
          <table:table-cell table:style-name="ce397"/>
          <table:table-cell table:style-name="ce363" office:value-type="percentage" office:value="0.876753340134923" calcext:value-type="percentage">
            <text:p>88%</text:p>
          </table:table-cell>
          <table:table-cell table:style-name="ce363" office:value-type="percentage" office:value="0.959602028386906" calcext:value-type="percentage">
            <text:p>96%</text:p>
          </table:table-cell>
          <table:table-cell table:style-name="ce363" office:value-type="percentage" office:value="0.657352635987051" calcext:value-type="percentage">
            <text:p>66%</text:p>
          </table:table-cell>
          <table:table-cell table:style-name="ce363" office:value-type="percentage" office:value="0.744980144466667" calcext:value-type="percentage">
            <text:p>74%</text:p>
          </table:table-cell>
          <table:table-cell table:style-name="ce363" office:value-type="percentage" office:value="0.8561012719033" calcext:value-type="percentage">
            <text:p>86%</text:p>
          </table:table-cell>
          <table:table-cell table:style-name="ce363" office:value-type="percentage" office:value="0.93975115768406" calcext:value-type="percentage">
            <text:p>94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30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345" office:value-type="string" calcext:value-type="string">
            <text:p>p</text:p>
          </table:table-cell>
          <table:table-cell table:style-name="ce383" office:value-type="float" office:value="6005.5070227" calcext:value-type="float">
            <text:p><text:s/>6,006 </text:p>
          </table:table-cell>
          <table:table-cell table:style-name="ce386" office:value-type="float" office:value="4934.1032563" calcext:value-type="float">
            <text:p><text:s/>4,934 </text:p>
          </table:table-cell>
          <table:table-cell table:style-name="ce386" office:value-type="float" office:value="1071.4037664" calcext:value-type="float">
            <text:p><text:s/>1,071 </text:p>
          </table:table-cell>
          <table:table-cell table:style-name="ce390" office:value-type="float" office:value="353.93077362" calcext:value-type="float">
            <text:p><text:s/>354 </text:p>
          </table:table-cell>
          <table:table-cell table:style-name="ce383" office:value-type="float" office:value="1556.7075522" calcext:value-type="float">
            <text:p><text:s/>1,557 </text:p>
          </table:table-cell>
          <table:table-cell table:style-name="ce383" office:value-type="float" office:value="1526.81682264567" calcext:value-type="float">
            <text:p><text:s/>1,527 </text:p>
          </table:table-cell>
          <table:table-cell table:style-name="ce397"/>
          <table:table-cell table:style-name="ce363" office:value-type="percentage" office:value="0.871356906892752" calcext:value-type="percentage">
            <text:p>87%</text:p>
          </table:table-cell>
          <table:table-cell table:style-name="ce363" office:value-type="percentage" office:value="0.961095894350606" calcext:value-type="percentage">
            <text:p>96%</text:p>
          </table:table-cell>
          <table:table-cell table:style-name="ce363" office:value-type="percentage" office:value="0.609340050322428" calcext:value-type="percentage">
            <text:p>61%</text:p>
          </table:table-cell>
          <table:table-cell table:style-name="ce363" office:value-type="percentage" office:value="0.786512830266667" calcext:value-type="percentage">
            <text:p>79%</text:p>
          </table:table-cell>
          <table:table-cell table:style-name="ce363" office:value-type="percentage" office:value="0.860489871417269" calcext:value-type="percentage">
            <text:p>86%</text:p>
          </table:table-cell>
          <table:table-cell table:style-name="ce363" office:value-type="percentage" office:value="0.969407506412698" calcext:value-type="percentage">
            <text:p>97%</text:p>
          </table:table-cell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83"/>
          <table:table-cell table:style-name="ce386" table:number-columns-repeated="2"/>
          <table:table-cell table:style-name="ce390"/>
          <table:table-cell table:style-name="ce383" table:number-columns-repeated="2"/>
          <table:table-cell table:style-name="ce397"/>
          <table:table-cell table:style-name="ce363" table:number-columns-repeated="6"/>
          <table:table-cell/>
          <table:table-cell table:style-name="ce390"/>
          <table:table-cell table:style-name="ce386" table:number-columns-repeated="2"/>
          <table:table-cell table:style-name="ce390"/>
          <table:table-cell table:style-name="ce404" table:number-columns-repeated="2"/>
          <table:table-cell table:number-columns-repeated="1001"/>
        </table:table-row>
        <table:table-row table:style-name="ro1">
          <table:table-cell table:style-name="ce332" office:value-type="string" calcext:value-type="string">
            <text:p><text:span text:style-name="T5">p</text:span><text:span text:style-name="T6">: provisional estimate</text:span></text:p>
          </table:table-cell>
          <table:table-cell table:style-name="ce332" table:number-columns-repeated="2"/>
          <table:table-cell table:number-columns-repeated="1021"/>
        </table:table-row>
        <table:table-row table:style-name="ro1">
          <table:table-cell table:style-name="ce332" table:number-columns-repeated="3"/>
          <table:table-cell table:number-columns-repeated="13"/>
          <table:table-cell>
            <draw:custom-shape table:end-cell-address="'Table 2.1'.Q140" table:end-x="0.2016in" table:end-y="0.0909in" draw:z-index="2" draw:name="TextBox 3" draw:style-name="gr1" draw:text-style-name="P1" svg:width="0.2016in" svg:height="0.2894in" svg:x="0in" svg:y="0.159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Q140" table:end-x="0.2016in" table:end-y="0.0909in" draw:z-index="11" draw:name="TextBox 12" draw:style-name="gr1" draw:text-style-name="P1" svg:width="0.2016in" svg:height="0.2894in" svg:x="0in" svg:y="0.159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style-name="ce332" office:value-type="string" calcext:value-type="string">
            <text:p>1: Scotland includes Scottish Adjacent Waters.</text:p>
          </table:table-cell>
          <table:table-cell table:style-name="ce332" table:number-columns-repeated="2"/>
          <table:table-cell table:number-columns-repeated="5"/>
          <table:table-cell>
            <draw:custom-shape table:end-cell-address="'Table 2.1'.I140" table:end-x="0.6913in" table:end-y="0.1118in" draw:z-index="4" draw:name="TextBox 5" draw:style-name="gr1" draw:text-style-name="P1" svg:width="0.2016in" svg:height="0.2894in" svg:x="0.4898in" svg:y="0.002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I141" table:end-x="0.7606in" table:end-y="0.039in" draw:z-index="5" draw:name="TextBox 6" draw:style-name="gr1" draw:text-style-name="P1" svg:width="0.2016in" svg:height="0.2894in" svg:x="0.5591in" svg:y="0.107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P140" table:end-x="0.6913in" table:end-y="0.1118in" draw:z-index="14" draw:name="TextBox 15" draw:style-name="gr1" draw:text-style-name="P1" svg:width="0.2016in" svg:height="0.2894in" svg:x="0.4898in" svg:y="0.002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P141" table:end-x="0.7606in" table:end-y="0.039in" draw:z-index="15" draw:name="TextBox 16" draw:style-name="gr1" draw:text-style-name="P1" svg:width="0.2016in" svg:height="0.2894in" svg:x="0.5591in" svg:y="0.107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Table 2.1'.Q141" table:end-x="0.2016in" table:end-y="0.0909in" draw:z-index="6" draw:name="TextBox 7" draw:style-name="gr1" draw:text-style-name="P1" svg:width="0.2016in" svg:height="0.2894in" svg:x="0in" svg:y="0.159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Q141" table:end-x="0.2016in" table:end-y="0.0909in" draw:z-index="12" draw:name="TextBox 13" draw:style-name="gr1" draw:text-style-name="P1" svg:width="0.2016in" svg:height="0.2894in" svg:x="0in" svg:y="0.159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table:end-cell-address="'Table 2.1'.W140" table:end-x="0.6913in" table:end-y="0.1118in" draw:z-index="19" draw:name="TextBox 20" draw:style-name="gr1" draw:text-style-name="P1" svg:width="0.2016in" svg:height="0.2894in" svg:x="0.4898in" svg:y="0.002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W141" table:end-x="0.7606in" table:end-y="0.039in" draw:z-index="20" draw:name="TextBox 21" draw:style-name="gr1" draw:text-style-name="P1" svg:width="0.2016in" svg:height="0.2894in" svg:x="0.5591in" svg:y="0.107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1"/>
        </table:table-row>
        <table:table-row table:style-name="ro1">
          <table:table-cell table:style-name="ce332" office:value-type="string" calcext:value-type="string">
            <text:p>2: United Kingdom Continental Shelf totals include offshore and land production.</text:p>
          </table:table-cell>
          <table:table-cell table:style-name="ce332" table:number-columns-repeated="2"/>
          <table:table-cell table:number-columns-repeated="1021"/>
        </table:table-row>
        <table:table-row table:style-name="ro1">
          <table:table-cell table:style-name="ce332" office:value-type="string" calcext:value-type="string">
            <text:p>3: Calendar year annual results are based on OGA UKCS Income and Expenditure statistics to 2018.</text:p>
          </table:table-cell>
          <table:table-cell table:style-name="ce332" table:number-columns-repeated="2"/>
          <table:table-cell/>
          <table:table-cell>
            <draw:custom-shape table:end-cell-address="'Table 2.1'.E142" table:end-x="0.448in" table:end-y="0.1638in" draw:z-index="3" draw:name="TextBox 4" draw:style-name="gr1" draw:text-style-name="P1" svg:width="0.2012in" svg:height="0.2886in" svg:x="0.2476in" svg:y="0.054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2.1'.I142" table:end-x="0.6913in" table:end-y="0.1118in" draw:z-index="7" draw:name="TextBox 8" draw:style-name="gr1" draw:text-style-name="P1" svg:width="0.2016in" svg:height="0.2886in" svg:x="0.4898in" svg:y="0.00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P142" table:end-x="0.6913in" table:end-y="0.1118in" draw:z-index="16" draw:name="TextBox 17" draw:style-name="gr1" draw:text-style-name="P1" svg:width="0.2016in" svg:height="0.2886in" svg:x="0.4898in" svg:y="0.00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Table 2.1'.Q143" table:end-x="0.2016in" table:end-y="0.0913in" draw:z-index="8" draw:name="TextBox 9" draw:style-name="gr1" draw:text-style-name="P1" svg:width="0.2016in" svg:height="0.2882in" svg:x="0in" svg:y="0.158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Table 2.1'.Q143" table:end-x="0.2016in" table:end-y="0.0913in" draw:z-index="13" draw:name="TextBox 14" draw:style-name="gr1" draw:text-style-name="P1" svg:width="0.2016in" svg:height="0.2882in" svg:x="0in" svg:y="0.158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Table 2.1'.S142" table:end-x="0.448in" table:end-y="0.1638in" draw:z-index="18" draw:name="TextBox 19" draw:style-name="gr1" draw:text-style-name="P1" svg:width="0.2012in" svg:height="0.2886in" svg:x="0.2476in" svg:y="0.054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table:end-cell-address="'Table 2.1'.W142" table:end-x="0.6913in" table:end-y="0.1118in" draw:z-index="21" draw:name="TextBox 22" draw:style-name="gr1" draw:text-style-name="P1" svg:width="0.2016in" svg:height="0.2886in" svg:x="0.4898in" svg:y="0.002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1"/>
        </table:table-row>
        <table:table-row table:style-name="ro1">
          <table:table-cell table:style-name="ce332" office:value-type="string" calcext:value-type="string">
            <text:p>4: Quarterly and financial year estimates, and estimates for Scotland, are produced by the Scottish Government and are consistent with production estimates in Table 1.1.</text:p>
          </table:table-cell>
          <table:table-cell table:style-name="ce332" table:number-columns-repeated="2"/>
          <table:table-cell table:number-columns-repeated="5"/>
          <table:table-cell>
            <draw:custom-shape table:end-cell-address="'Table 2.1'.I143" table:end-x="0.6913in" table:end-y="0.1122in" draw:z-index="9" draw:name="TextBox 10" draw:style-name="gr1" draw:text-style-name="P1" svg:width="0.2016in" svg:height="0.2882in" svg:x="0.4898in" svg:y="0.00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P143" table:end-x="0.6913in" table:end-y="0.1122in" draw:z-index="17" draw:name="TextBox 18" draw:style-name="gr1" draw:text-style-name="P1" svg:width="0.2016in" svg:height="0.2882in" svg:x="0.4898in" svg:y="0.00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table:end-cell-address="'Table 2.1'.W143" table:end-x="0.6913in" table:end-y="0.1122in" draw:z-index="22" draw:name="TextBox 23" draw:style-name="gr1" draw:text-style-name="P1" svg:width="0.2016in" svg:height="0.2882in" svg:x="0.4898in" svg:y="0.00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1"/>
        </table:table-row>
        <table:table-row table:style-name="ro24">
          <table:table-cell table:style-name="ce779" office:value-type="string" calcext:value-type="string" table:number-columns-spanned="16" table:number-rows-spanned="1">
            <text:p>5: Approximate Sales Income reflects market value at the time of production. It is not a direct estimate of the actual sales revenue of operating companies. </text:p>
            <text:p>   The figures exclude change in stocks and book value of stocks.</text:p>
          </table:table-cell>
          <table:covered-table-cell table:number-columns-repeated="15" table:style-name="ce779"/>
          <table:table-cell table:number-columns-repeated="2"/>
          <table:table-cell table:style-name="ce344" table:number-columns-repeated="3"/>
          <table:table-cell table:style-name="ce405"/>
          <table:table-cell table:number-columns-repeated="1002"/>
        </table:table-row>
        <table:table-row table:style-name="ro1">
          <table:table-cell table:style-name="ce375" office:value-type="string" calcext:value-type="string">
            <text:p>6: Revenues from pipelines and terminals, and other revenues of operators and production licensees.</text:p>
          </table:table-cell>
          <table:table-cell table:style-name="ce375"/>
          <table:table-cell table:number-columns-repeated="1022"/>
        </table:table-row>
        <table:table-row table:style-name="ro1">
          <table:table-cell table:style-name="ce375" office:value-type="string" calcext:value-type="string">
            <text:p>7: Operating costs excluding decommissioning.</text:p>
          </table:table-cell>
          <table:table-cell table:style-name="ce375"/>
          <table:table-cell table:number-columns-repeated="1022"/>
        </table:table-row>
        <table:table-row table:style-name="ro1">
          <table:table-cell table:style-name="ce376" office:value-type="string" calcext:value-type="string">
            <text:p>8: Capital Expenditure includes Exploration and the cost of Appraisal wells drilled prior to development approval.</text:p>
          </table:table-cell>
          <table:table-cell table:style-name="ce37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32" table:number-columns-repeated="2"/>
          <table:table-cell table:number-columns-repeated="1022"/>
        </table:table-row>
        <table:table-row table:style-name="ro1">
          <table:table-cell table:style-name="ce377" table:number-columns-repeated="2"/>
          <table:table-cell table:number-columns-repeated="1022"/>
        </table:table-row>
        <table:table-row table:style-name="ro1">
          <table:table-cell table:style-name="ce332" table:number-columns-repeated="2"/>
          <table:table-cell table:number-columns-repeated="102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Table 2.1'.$A$1" table:cell-range-address="$'Table 2.1'.$A$1:.$Q$147" table:range-usable-as="print-range"/>
          <table:named-expression table:name="_xlnm.Print_Titles" table:base-cell-address="$'Table 2.1'.$A$1" table:expression="[$'Table 2.1'.$A$1:.$A$1048576];[$'Table 2.1'.$A$1:.$AMJ$5]"/>
        </table:named-expressions>
      </table:table>
      <table:table table:name="CSV gers_northsea_stats" table:style-name="ta1">
        <table:table-column table:style-name="co62" table:default-cell-style-name="Default"/>
        <table:table-column table:style-name="co63" table:default-cell-style-name="ce419"/>
        <table:table-column table:style-name="co13" table:default-cell-style-name="ce107"/>
        <table:table-row table:style-name="ro1">
          <table:table-cell/>
          <table:table-cell table:style-name="ce108" office:value-type="string" calcext:value-type="string">
            <text:p>UK crude oil production</text:p>
          </table:table-cell>
          <table:table-cell table:style-name="ce108" office:value-type="string" calcext:value-type="string">
            <text:p>Operating &amp; capital expenditur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formula="of:=[$'Table 1.1'.R28]" office:value-type="float" office:value="136.690727295" calcext:value-type="float">
            <text:p>136.7</text:p>
          </table:table-cell>
          <table:table-cell table:formula="of:=['Table 2.1'.X29]" office:value-type="float" office:value="9.44782630941218" calcext:value-type="float">
            <text:p>9.4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table:formula="of:=[$'Table 1.1'.R29]" office:value-type="float" office:value="139.626162163" calcext:value-type="float">
            <text:p>139.6</text:p>
          </table:table-cell>
          <table:table-cell table:formula="of:=['Table 2.1'.X30]" office:value-type="float" office:value="7.767471324326" calcext:value-type="float">
            <text:p>7.8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table:formula="of:=[$'Table 1.1'.R30]" office:value-type="float" office:value="123.322067755" calcext:value-type="float">
            <text:p>123.3</text:p>
          </table:table-cell>
          <table:table-cell table:formula="of:=['Table 2.1'.X31]" office:value-type="float" office:value="7.55422187871309" calcext:value-type="float">
            <text:p>7.6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table:formula="of:=[$'Table 1.1'.R31]" office:value-type="float" office:value="118.66048378" calcext:value-type="float">
            <text:p>118.7</text:p>
          </table:table-cell>
          <table:table-cell table:formula="of:=['Table 2.1'.X32]" office:value-type="float" office:value="8.42085889635959" calcext:value-type="float">
            <text:p>8.4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table:formula="of:=[$'Table 1.1'.R32]" office:value-type="float" office:value="115.921326132" calcext:value-type="float">
            <text:p>115.9</text:p>
          </table:table-cell>
          <table:table-cell table:formula="of:=['Table 2.1'.X33]" office:value-type="float" office:value="8.54945407894551" calcext:value-type="float">
            <text:p>8.5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table:formula="of:=[$'Table 1.1'.R33]" office:value-type="float" office:value="103.38357349" calcext:value-type="float">
            <text:p>103.4</text:p>
          </table:table-cell>
          <table:table-cell table:formula="of:=['Table 2.1'.X34]" office:value-type="float" office:value="8.22073462273443" calcext:value-type="float">
            <text:p>8.2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table:formula="of:=[$'Table 1.1'.R34]" office:value-type="float" office:value="92.4116768920001" calcext:value-type="float">
            <text:p>92.4</text:p>
          </table:table-cell>
          <table:table-cell table:formula="of:=['Table 2.1'.X35]" office:value-type="float" office:value="8.56467209493509" calcext:value-type="float">
            <text:p>8.6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table:formula="of:=[$'Table 1.1'.R35]" office:value-type="float" office:value="82.502948569" calcext:value-type="float">
            <text:p>82.5</text:p>
          </table:table-cell>
          <table:table-cell table:formula="of:=['Table 2.1'.X36]" office:value-type="float" office:value="10.1820038044655" calcext:value-type="float">
            <text:p>10.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table:formula="of:=[$'Table 1.1'.R36]" office:value-type="float" office:value="75.037871635" calcext:value-type="float">
            <text:p>75.0</text:p>
          </table:table-cell>
          <table:table-cell table:formula="of:=['Table 2.1'.X37]" office:value-type="float" office:value="11.9992617439382" calcext:value-type="float">
            <text:p>12.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table:formula="of:=[$'Table 1.1'.R37]" office:value-type="float" office:value="75.411888782" calcext:value-type="float">
            <text:p>75.4</text:p>
          </table:table-cell>
          <table:table-cell table:formula="of:=['Table 2.1'.X38]" office:value-type="float" office:value="12.3556921264351" calcext:value-type="float">
            <text:p>12.4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formula="of:=[$'Table 1.1'.R38]" office:value-type="float" office:value="71.178843404" calcext:value-type="float">
            <text:p>71.2</text:p>
          </table:table-cell>
          <table:table-cell table:formula="of:=['Table 2.1'.X39]" office:value-type="float" office:value="12.9642042412848" calcext:value-type="float">
            <text:p>13.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table:formula="of:=[$'Table 1.1'.R39]" office:value-type="float" office:value="67.4735656619999" calcext:value-type="float">
            <text:p>67.5</text:p>
          </table:table-cell>
          <table:table-cell table:formula="of:=['Table 2.1'.X40]" office:value-type="float" office:value="13.5592060492889" calcext:value-type="float">
            <text:p>13.6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table:formula="of:=[$'Table 1.1'.R40]" office:value-type="float" office:value="60.773969886" calcext:value-type="float">
            <text:p>60.8</text:p>
          </table:table-cell>
          <table:table-cell table:formula="of:=['Table 2.1'.X41]" office:value-type="float" office:value="15.2862500055577" calcext:value-type="float">
            <text:p>15.3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table:formula="of:=[$'Table 1.1'.R41]" office:value-type="float" office:value="51.066970928" calcext:value-type="float">
            <text:p>51.1</text:p>
          </table:table-cell>
          <table:table-cell table:formula="of:=['Table 2.1'.X42]" office:value-type="float" office:value="18.7997752839546" calcext:value-type="float">
            <text:p>18.8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table:formula="of:=[$'Table 1.1'.R42]" office:value-type="float" office:value="43.9377461259999" calcext:value-type="float">
            <text:p>43.9</text:p>
          </table:table-cell>
          <table:table-cell table:formula="of:=['Table 2.1'.X43]" office:value-type="float" office:value="21.9618173677977" calcext:value-type="float">
            <text:p>22.0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table:formula="of:=[$'Table 1.1'.R43]" office:value-type="float" office:value="42.329363351" calcext:value-type="float">
            <text:p>42.3</text:p>
          </table:table-cell>
          <table:table-cell table:formula="of:=['Table 2.1'.X44]" office:value-type="float" office:value="25.0783379952161" calcext:value-type="float">
            <text:p>25.1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table:formula="of:=[$'Table 1.1'.R44]" office:value-type="float" office:value="40.638107972" calcext:value-type="float">
            <text:p>40.6</text:p>
          </table:table-cell>
          <table:table-cell table:formula="of:=['Table 2.1'.X45]" office:value-type="float" office:value="24.3800514464782" calcext:value-type="float">
            <text:p>24.4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table:formula="of:=[$'Table 1.1'.R45]" office:value-type="float" office:value="48.501191491" calcext:value-type="float">
            <text:p>48.5</text:p>
          </table:table-cell>
          <table:table-cell table:formula="of:=['Table 2.1'.X46]" office:value-type="float" office:value="19.7474376358972" calcext:value-type="float">
            <text:p>19.7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table:formula="of:=[$'Table 1.1'.R46]" office:value-type="float" office:value="47.53180011" calcext:value-type="float">
            <text:p>47.5</text:p>
          </table:table-cell>
          <table:table-cell table:formula="of:=['Table 2.1'.X47]" office:value-type="float" office:value="14.9183717365249" calcext:value-type="float">
            <text:p>14.9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table:formula="of:=[$'Table 1.1'.R47]" office:value-type="float" office:value="47.615763143" calcext:value-type="float">
            <text:p>47.6</text:p>
          </table:table-cell>
          <table:table-cell table:formula="of:=['Table 2.1'.X48]" office:value-type="float" office:value="12.80693143585" calcext:value-type="float">
            <text:p>12.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table:formula="of:=[$'Table 1.1'.R48]" office:value-type="float" office:value="53.216206487" calcext:value-type="float">
            <text:p>53.2</text:p>
          </table:table-cell>
          <table:table-cell table:formula="of:=['Table 2.1'.X49]" office:value-type="float" office:value="12.9727307215982" calcext:value-type="float">
            <text:p>13.0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roduction / million tonnes</text:p>
          </table:table-cell>
          <table:table-cell table:style-name="Default"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Expenditure / £ billion (nominal)</text:p>
          </table:table-cell>
          <table:table-cell table:style-name="Default"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 table:style-name="Default"/>
        </table:table-row>
      </table:table>
      <table:named-expressions/>
      <table:database-ranges>
        <table:database-range table:name="__Anonymous_Sheet_DB__1" table:target-range-address="'MYE4 - pop'.A7:'MYE4 - pop'.AMJ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Table 3.6'.A52:'Table 3.6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6" table:target-range-address="'Table 3.7'.A52:'Table 3.7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7" table:target-range-address="'TAB exp_devolution'.A27:'TAB exp_devolution'.H4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CSV gers_expenditure_top8'.A2:'CSV gers_expenditure_top8'.B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Diff.A25:Diff.E43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0" table:target-range-address="'CSV gers_uk_scot_diff'.A2:'CSV gers_uk_scot_diff'.B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0" loext:min-decimal-places="0" number:min-integer-digits="1">
        <number:embedded-text number:position="3"> </number:embedded-text>
      </number:number>
    </number:number-style>
    <number:number-style style:name="N166P0" style:volatile="true">
      <number:text>to </number:text>
      <number:number number:decimal-places="4" loext:min-decimal-places="4" number:min-integer-digits="1"/>
    </number:number-style>
    <number:number-style style:name="N166P1" style:volatile="true">
      <number:text>to -</number:text>
      <number:number number:decimal-places="4" loext:min-decimal-places="4" number:min-integer-digits="1"/>
    </number:number-style>
    <number:number-style style:name="N166">
      <number:text>to 0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&lt;0.0001</number:text>
    </number:number-style>
    <number:number-style style:name="N170">
      <number:number number:decimal-places="4" loext:min-decimal-places="4" number:min-integer-digits="1"/>
      <style:map style:condition="value()&lt;0.0001" style:apply-style-name="N170P0"/>
    </number:number-style>
    <number:number-style style:name="N173P0" style:volatile="true">
      <number:number number:decimal-places="1" loext:min-decimal-places="1" number:min-integer-digits="1" number:grouping="true" number:display-factor="1000000"/>
    </number:number-style>
    <number:number-style style:name="N173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73">
      <number:text>-</number:text>
      <style:map style:condition="value()&gt;0" style:apply-style-name="N173P0"/>
      <style:map style:condition="value()&lt;0" style:apply-style-name="N173P1"/>
    </number:number-style>
    <number:number-style style:name="N176P0" style:volatile="true">
      <number:number number:decimal-places="0" loext:min-decimal-places="0" number:min-integer-digits="1" number:grouping="true" number:display-factor="1000"/>
    </number:number-style>
    <number:number-style style:name="N17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76">
      <number:text>-</number:text>
      <style:map style:condition="value()&gt;0" style:apply-style-name="N176P0"/>
      <style:map style:condition="value()&lt;0" style:apply-style-name="N176P1"/>
    </number:number-style>
    <number:percentage-style style:name="N177">
      <number:number number:decimal-places="1" loext:min-decimal-places="1" number:min-integer-digits="1"/>
      <number:text>%</number:text>
    </number:percentage-style>
    <number:percentage-style style:name="N179P0" style:volatile="true">
      <number:number number:decimal-places="1" loext:min-decimal-places="1" number:min-integer-digits="1"/>
      <number:text>%</number:text>
    </number:percentage-style>
    <number:percentage-style style:name="N179P1" style:volatile="true">
      <number:text>-</number:text>
      <number:number number:decimal-places="1" loext:min-decimal-places="1" number:min-integer-digits="1"/>
      <number:text>%</number:text>
    </number:percentage-style>
    <number:number-style style:name="N179">
      <number:text>-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1" loext:min-decimal-places="1" number:min-integer-digits="1" number:grouping="true" number:display-factor="1000000"/>
    </number:number-style>
    <number:number-style style:name="N180">
      <number:text>-</number:text>
      <number:number number:decimal-places="1" loext:min-decimal-places="1" number:min-integer-digits="1" number:grouping="true" number:display-factor="1000000"/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 number:display-factor="1000"/>
    </number:number-style>
    <number:number-style style:name="N181">
      <number:text>-</number:text>
      <number:number number:decimal-places="0" loext:min-decimal-places="0" number:min-integer-digits="1" number:grouping="true" number:display-factor="1000"/>
      <style:map style:condition="value()&gt;=0" style:apply-style-name="N181P0"/>
    </number:number-style>
    <number:percentage-style style:name="N182P0" style:volatile="true">
      <number:number number:decimal-places="1" loext:min-decimal-places="1" number:min-integer-digits="1"/>
      <number:text>%</number:text>
    </number:percentage-style>
    <number:percentage-style style:name="N182">
      <number:text>-</number:text>
      <number:number number:decimal-places="1" loext:min-decimal-places="1" number:min-integer-digits="1"/>
      <number:text>%</number:text>
      <style:map style:condition="value()&gt;=0" style:apply-style-name="N182P0"/>
    </number:percentage-style>
    <number:number-style style:name="N185P0" style:volatile="true">
      <number:number number:decimal-places="1" loext:min-decimal-places="1" number:min-integer-digits="1" number:grouping="true"/>
      <number:text> </number:text>
    </number:number-style>
    <number:number-style style:name="N18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85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85P0"/>
      <style:map style:condition="value()&lt;0" style:apply-style-name="N185P1"/>
    </number:number-style>
    <number:currency-style style:name="N188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88P0"/>
      <style:map style:condition="value()&lt;0" style:apply-style-name="N188P1"/>
    </number:currency-style>
    <number:currency-style style:name="N191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1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1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91P0"/>
      <style:map style:condition="value()&lt;0" style:apply-style-name="N191P1"/>
    </number:currency-style>
    <number:number-style style:name="N192P0" style:volatile="true">
      <number:number number:decimal-places="2" loext:min-decimal-places="2" number:min-integer-digits="1" number:grouping="true"/>
    </number:number-style>
    <number:number-style style:name="N19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">
      <number:text>£</number:text>
      <number:number number:decimal-places="0" loext:min-decimal-places="0" number:min-integer-digits="1" number:grouping="true"/>
    </number:number-style>
    <number:number-style style:name="N194P0" style:volatile="true">
      <number:text>£</number:text>
      <number:number number:decimal-places="0" loext:min-decimal-places="0" number:min-integer-digits="1" number:grouping="true"/>
    </number:number-style>
    <number:number-style style:name="N194">
      <number:text>-£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P0" style:volatile="true">
      <number:text>£</number:text>
      <number:number number:decimal-places="0" loext:min-decimal-places="0" number:min-integer-digits="1" number:grouping="true"/>
    </number:number-style>
    <number:number-style style:name="N19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">
      <number:text>£</number:text>
      <number:number number:decimal-places="2" loext:min-decimal-places="2" number:min-integer-digits="1" number:grouping="true"/>
    </number:number-style>
    <number:number-style style:name="N197P0" style:volatile="true">
      <number:text>£</number:text>
      <number:number number:decimal-places="2" loext:min-decimal-places="2" number:min-integer-digits="1" number:grouping="true"/>
    </number:number-style>
    <number:number-style style:name="N197">
      <number:text>-£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198P0" style:volatile="true">
      <number:text>£</number:text>
      <number:number number:decimal-places="2" loext:min-decimal-places="2" number:min-integer-digits="1" number:grouping="true"/>
    </number:number-style>
    <number:number-style style:name="N19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">
      <number:text>-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0P0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">
      <number:text>-</number:text>
      <number:number number:decimal-places="2" loext:min-decimal-places="2" number:min-integer-digits="1" number:grouping="true"/>
      <style:map style:condition="value()&gt;=0" style:apply-style-name="N201P0"/>
    </number:number-style>
    <number:number-style style:name="N20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£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7P0"/>
    </number:number-style>
    <number:number-style style:name="N208">
      <number:text>+/-</number:text>
      <number:number number:decimal-places="1" loext:min-decimal-places="1" number:min-integer-digits="1"/>
      <number:text>%</number:text>
    </number:number-style>
    <number:number-style style:name="N209">
      <number:text>+/-</number:text>
      <number:number number:decimal-places="0" loext:min-decimal-places="0" number:min-integer-digits="1" number:grouping="true"/>
    </number:number-style>
    <number:number-style style:name="N210">
      <number:text>+/-</number:text>
      <number:number number:decimal-places="0" loext:min-decimal-places="0" number:min-integer-digits="1"/>
    </number:number-style>
    <number:percentage-style style:name="N211">
      <number:text>+/-</number:text>
      <number:number number:decimal-places="1" loext:min-decimal-places="1" number:min-integer-digits="1"/>
      <number:text>%</number:text>
    </number:percentage-style>
    <number:number-style style:name="N212">
      <number:number number:decimal-places="1" loext:min-decimal-places="1" number:min-integer-digits="1" number:grouping="true"/>
    </number:number-style>
    <number:number-style style:name="N213">
      <number:text>+£</number:text>
      <number:number number:decimal-places="0" loext:min-decimal-places="0" number:min-integer-digits="1" number:grouping="true"/>
    </number:number-style>
    <number:number-style style:name="N21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">
      <number:number number:decimal-places="3" loext:min-decimal-places="3" number:min-integer-digits="1" number:grouping="true"/>
    </number:number-style>
    <number:percentage-style style:name="N218">
      <number:number number:decimal-places="3" loext:min-decimal-places="3" number:min-integer-digits="1"/>
      <number:text>%</number:text>
    </number:percentage-style>
    <number:percentage-style style:name="N219">
      <number:number number:decimal-places="4" loext:min-decimal-places="4" number:min-integer-digits="1"/>
      <number:text>%</number:text>
    </number:percentage-style>
    <number:percentage-style style:name="N220">
      <number:number number:decimal-places="5" loext:min-decimal-places="5" number:min-integer-digits="1"/>
      <number:text>%</number:text>
    </number:percentage-style>
    <number:percentage-style style:name="N221">
      <number:number number:decimal-places="6" loext:min-decimal-places="6" number:min-integer-digits="1"/>
      <number:text>%</number:text>
    </number:percentage-style>
    <number:percentage-style style:name="N222">
      <number:number number:decimal-places="7" loext:min-decimal-places="7" number:min-integer-digits="1"/>
      <number:text>%</number:text>
    </number:percentage-style>
    <number:percentage-style style:name="N223">
      <number:number number:decimal-places="8" loext:min-decimal-places="8" number:min-integer-digits="1"/>
      <number:text>%</number:text>
    </number:percentage-style>
    <number:percentage-style style:name="N224">
      <number:number number:decimal-places="9" loext:min-decimal-places="9" number:min-integer-digits="1"/>
      <number:text>%</number:text>
    </number:percentage-style>
    <number:number-style style:name="N225">
      <number:text>£</number:text>
      <number:number number:decimal-places="1" loext:min-decimal-places="1" number:min-integer-digits="1" number:grouping="true"/>
    </number:number-style>
    <number:number-style style:name="N227P0" style:volatile="true">
      <number:text>Yes</number:text>
    </number:number-style>
    <number:number-style style:name="N227P1" style:volatile="true">
      <number:text>Yes</number:text>
    </number:number-style>
    <number:number-style style:name="N227">
      <number:text>No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True</number:text>
    </number:number-style>
    <number:number-style style:name="N229P1" style:volatile="true">
      <number:text>True</number:text>
    </number:number-style>
    <number:number-style style:name="N229">
      <number:text>False</number:text>
      <style:map style:condition="value()&gt;0" style:apply-style-name="N229P0"/>
      <style:map style:condition="value()&lt;0" style:apply-style-name="N229P1"/>
    </number:number-style>
    <number:number-style style:name="N231P0" style:volatile="true">
      <number:text>On</number:text>
    </number:number-style>
    <number:number-style style:name="N231P1" style:volatile="true">
      <number:text>On</number:text>
    </number:number-style>
    <number:number-style style:name="N231">
      <number:text>Off</number:text>
      <style:map style:condition="value()&gt;0" style:apply-style-name="N231P0"/>
      <style:map style:condition="value()&lt;0" style:apply-style-name="N231P1"/>
    </number:number-style>
    <number:currency-style style:name="N23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3P0"/>
    </number:currency-style>
    <number:number-style style:name="N234">
      <number:number number:decimal-places="0" loext:min-decimal-places="0" number:min-integer-digits="1"/>
      <number:text>p.p</number:text>
    </number:number-style>
    <number:number-style style:name="N235">
      <number:number number:decimal-places="1" loext:min-decimal-places="1" number:min-integer-digits="1"/>
      <number:text>p.p</number:text>
    </number:number-style>
    <number:number-style style:name="N236">
      <number:number number:decimal-places="0" loext:min-decimal-places="0" number:min-integer-digits="0"/>
      <number:text>p.p</number:text>
    </number:number-style>
    <number:number-style style:name="N237">
      <number:number number:decimal-places="1" loext:min-decimal-places="1" number:min-integer-digits="0"/>
      <number:text>p.p</number:text>
    </number:number-style>
    <number:number-style style:name="N238">
      <number:number number:decimal-places="2" loext:min-decimal-places="2" number:min-integer-digits="0"/>
      <number:text>p.p</number:text>
    </number:number-style>
    <number:number-style style:name="N239">
      <number:number number:decimal-places="3" loext:min-decimal-places="3" number:min-integer-digits="0"/>
      <number:text>p.p</number:text>
    </number:number-style>
    <number:number-style style:name="N241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41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41P0"/>
    </number:number-style>
    <number:number-style style:name="N242">
      <number:number number:decimal-places="4" loext:min-decimal-places="4" number:min-integer-digits="1" number:grouping="true"/>
    </number:number-style>
    <number:number-style style:name="N243">
      <number:number number:decimal-places="5" loext:min-decimal-places="5" number:min-integer-digits="1" number:grouping="true"/>
    </number:number-style>
    <number:number-style style:name="N244">
      <number:number number:decimal-places="6" loext:min-decimal-places="6" number:min-integer-digits="1" number:grouping="true"/>
    </number:number-style>
    <number:percentage-style style:name="N245">
      <number:number number:decimal-places="15" loext:min-decimal-places="15" number:min-integer-digits="1"/>
      <number:text>%</number:text>
    </number:percentage-style>
    <number:number-style style:name="N246P0" style:volatile="true">
      <number:number number:decimal-places="1" loext:min-decimal-places="1" number:min-integer-digits="1" number:grouping="true"/>
      <number:text> </number:text>
    </number:number-style>
    <number:number-style style:name="N246">
      <number:text>-</number:text>
      <number:number number:decimal-places="1" loext:min-decimal-places="1" number:min-integer-digits="1" number:grouping="true"/>
      <number:text> </number:text>
      <style:map style:condition="value()&gt;=0" style:apply-style-name="N246P0"/>
    </number:number-style>
    <number:number-style style:name="N247">
      <number:number number:decimal-places="11" loext:min-decimal-places="11" number:min-integer-digits="1"/>
    </number:number-style>
    <number:number-style style:name="N248">
      <number:number number:decimal-places="10" loext:min-decimal-places="10" number:min-integer-digits="1"/>
    </number:number-style>
    <number:number-style style:name="N249">
      <number:number number:decimal-places="9" loext:min-decimal-places="9" number:min-integer-digits="1"/>
    </number:number-style>
    <number:number-style style:name="N250">
      <number:number number:decimal-places="8" loext:min-decimal-places="8" number:min-integer-digits="1"/>
    </number:number-style>
    <number:number-style style:name="N251">
      <number:number number:decimal-places="7" loext:min-decimal-places="7" number:min-integer-digits="1"/>
    </number:number-style>
    <number:number-style style:name="N2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7P0"/>
    </number:number-style>
    <number:number-style style:name="N2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1P2" style:volatile="true">
      <loext:text> $</loext:text>
      <loext:fill-character> </loext:fill-character>
      <number:text>-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3P2" style:volatile="true">
      <loext:text> </loext:text>
      <loext:fill-character> </loext:fill-character>
      <number:text>-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">
      <number:number number:decimal-places="1" loext:min-decimal-places="1" number:min-integer-digits="0"/>
    </number:number-style>
    <number:number-style style:name="N27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2" style:volatile="true">
      <loext:fill-character> </loext:fill-character>
      <number:text>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number number:decimal-places="1" loext:min-decimal-places="1" number:min-integer-digits="1" number:grouping="true"/>
      <number:text> </number:text>
    </number:number-style>
    <number:number-style style:name="N27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78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number number:decimal-places="0" loext:min-decimal-places="0" number:min-integer-digits="1" number:grouping="true"/>
      <number:text> </number:text>
    </number:number-style>
    <number:number-style style:name="N28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0P0"/>
    </number:number-style>
    <number:number-style style:name="N281">
      <number:number number:decimal-places="12" loext:min-decimal-places="12" number:min-integer-digits="1"/>
    </number:number-style>
    <number:number-style style:name="N282">
      <number:number number:decimal-places="6" loext:min-decimal-places="6" number:min-integer-digits="1"/>
    </number:number-style>
    <number:number-style style:name="N283">
      <number:number number:decimal-places="5" loext:min-decimal-places="5" number:min-integer-digits="1"/>
    </number:number-style>
    <number:number-style style:name="N284">
      <number:number number:decimal-places="14" loext:min-decimal-places="14" number:min-integer-digits="1"/>
    </number:number-style>
    <number:number-style style:name="N285">
      <number:number number:decimal-places="13" loext:min-decimal-places="13" number:min-integer-digits="1"/>
    </number:number-style>
    <number:number-style style:name="N286P0" style:volatile="true">
      <number:number number:decimal-places="0" loext:min-decimal-places="0" number:min-integer-digits="1"/>
    </number:number-style>
    <number:number-style style:name="N286">
      <style:text-properties fo:color="#ff0000"/>
      <number:text>-</number:text>
      <number:number number:decimal-places="0" loext:min-decimal-places="0" number:min-integer-digits="1"/>
      <style:map style:condition="value()&gt;=0" style:apply-style-name="N286P0"/>
    </number:number-style>
    <number:date-style style:name="N287">
      <number:month number:textual="true"/>
      <number:text> </number:text>
      <number:day number:style="long"/>
      <number:text>, </number:text>
      <number:year number:style="long"/>
    </number:date-style>
    <number:date-style style:name="N288">
      <number:year number:style="long"/>
    </number:date-style>
    <number:number-style style:name="N290P0" style:volatile="true">
      <number:number number:decimal-places="0" loext:min-decimal-places="0" number:min-integer-digits="1"/>
      <number:text> </number:text>
    </number:number-style>
    <number:number-style style:name="N290">
      <number:text>-</number:text>
      <number:number number:decimal-places="0" loext:min-decimal-places="0" number:min-integer-digits="1"/>
      <number:text> </number:text>
      <style:map style:condition="value()&gt;=0" style:apply-style-name="N290P0"/>
    </number:number-style>
    <number:currency-style style:name="N29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2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92P0"/>
    </number:currency-style>
    <number:currency-style style:name="N29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9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94P0"/>
    </number:currency-style>
    <number:date-style style:name="N295">
      <number:month number:textual="true"/>
      <number:text>-</number:text>
      <number:year number:style="long"/>
    </number:date-style>
    <number:currency-style style:name="N29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9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9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0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300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300P0"/>
    </number:currency-style>
    <number:currency-style style:name="N30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0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01P0"/>
    </number:currency-style>
    <number:currency-style style:name="N302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302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302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_20_4" style:display-name="%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4" style:display-name="Percent 4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2:10:06.982792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8T09:35:01.874204849</meta:creation-date>
    <dc:date>2020-10-01T12:56:22.885224561</dc:date>
    <dc:creator>Andrew Conway</dc:creator>
    <meta:editing-duration>PT21H3M34S</meta:editing-duration>
    <meta:editing-cycles>20</meta:editing-cycles>
    <meta:generator>LibreOffice/6.4.5.2$Linux_X86_64 LibreOffice_project/40$Build-2</meta:generator>
    <meta:document-statistic meta:table-count="25" meta:cell-count="14324" meta:object-count="46"/>
  </office:meta>
</office:document-meta>
</file>